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1.27cm" fo:line-height="115%" style:writing-mode="lr-tb"/>
    </style:style>
    <style:style style:name="T1_1" style:family="text">
      <style:text-properties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_2" style:family="text">
      <style:text-properties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_3" style:family="text">
      <style:text-properties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_4" style:family="text">
      <style:text-properties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_5" style:family="text">
      <style:text-properties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_6" style:family="text">
      <style:text-properties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_7" style:family="text">
      <style:text-properties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T1_8" style:family="text">
      <style:text-properties style:font-name="Verdana" fo:font-size="13pt" style:font-name-asian="Verdana" style:font-size-asian="13pt" style:font-name-complex="Verdana" style:font-size-complex="13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style:font-name="Verdana" fo:font-size="13pt" style:font-name-asian="Verdana" style:font-size-asian="13pt" style:font-name-complex="Verdana" style:font-size-complex="13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/>
    </style:style>
    <style:style style:name="T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1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style:font-name="Verdana" style:font-name-asian="Verdana" style:font-name-complex="Verdana"/>
    </style:style>
    <style:style style:name="T4_2" style:family="text">
      <style:text-properties style:font-name="Verdana" style:font-name-asian="Verdana" style:font-name-complex="Verdana"/>
    </style:style>
    <style:style style:name="T4_3" style:family="text">
      <style:text-properties style:font-name="Verdana" style:font-name-asian="Verdana" style:font-name-complex="Verdana"/>
    </style:style>
    <style:style style:name="T4_4" style:family="text">
      <style:text-properties style:font-name="Verdana" style:font-name-asian="Verdana" style:font-name-complex="Verdana"/>
    </style:style>
    <style:style style:name="T4_5" style:family="text">
      <style:text-properties style:font-name="Verdana" style:font-name-asian="Verdana" style:font-name-complex="Verdana"/>
    </style:style>
    <style:style style:name="T4_6" style:family="text">
      <style:text-properties style:font-name="Verdana" style:font-name-asian="Verdana" style:font-name-complex="Verdana"/>
    </style:style>
    <style:style style:name="T4_7" style:family="text">
      <style:text-properties style:font-name="Verdana" style:font-name-asian="Verdana" style:font-name-complex="Verdana"/>
    </style:style>
    <style:style style:name="T4_8" style:family="text">
      <style:text-properties style:font-name="Verdana" style:font-name-asian="Verdana" style:font-name-complex="Verdana"/>
    </style:style>
    <style:style style:name="T4_9" style:family="text">
      <style:text-properties style:font-name="Verdana" style:font-name-asian="Verdana" style:font-name-complex="Verdana"/>
    </style:style>
    <style:style style:name="T4_10" style:family="text">
      <style:text-properties style:font-name="Verdana" style:font-name-asian="Verdana" style:font-name-complex="Verdana"/>
    </style:style>
    <style:style style:name="T4_11" style:family="text">
      <style:text-properties style:font-name="Verdana" style:font-name-asian="Verdana" style:font-name-complex="Verdana"/>
    </style:style>
    <style:style style:name="T4_12" style:family="text">
      <style:text-properties style:font-name="Verdana" style:font-name-asian="Verdana" style:font-name-complex="Verdana"/>
    </style:style>
    <style:style style:name="T4_13" style:family="text">
      <style:text-properties style:font-name="Verdana" style:font-name-asian="Verdana" style:font-name-complex="Verdana"/>
    </style:style>
    <style:style style:name="T4_14" style:family="text">
      <style:text-properties style:font-name="Verdana" style:font-name-asian="Verdana" style:font-name-complex="Verdana"/>
    </style:style>
    <style:style style:name="T4_15" style:family="text">
      <style:text-properties style:font-name="Verdana" style:font-name-asian="Verdana" style:font-name-complex="Verdana"/>
    </style:style>
    <style:style style:name="T4_16" style:family="text">
      <style:text-properties style:font-name="Verdana" style:font-name-asian="Verdana" style:font-name-complex="Verdana"/>
    </style:style>
    <style:style style:name="T4_17" style:family="text">
      <style:text-properties style:font-name="Verdana" style:font-name-asian="Verdana" style:font-name-complex="Verdana"/>
    </style:style>
    <style:style style:name="T4_18" style:family="text">
      <style:text-properties style:font-name="Verdana" style:font-name-asian="Verdana" style:font-name-complex="Verdana"/>
    </style:style>
    <style:style style:name="T4_19" style:family="text">
      <style:text-properties style:font-name="Verdana" style:font-name-asian="Verdana" style:font-name-complex="Verdana"/>
    </style:style>
    <style:style style:name="T4_20" style:family="text">
      <style:text-properties style:font-name="Verdana" style:font-name-asian="Verdana" style:font-name-complex="Verdana"/>
    </style:style>
    <style:style style:name="T4_21" style:family="text">
      <style:text-properties style:font-name="Verdana" style:font-name-asian="Verdana" style:font-name-complex="Verdana"/>
    </style:style>
    <style:style style:name="T4_22" style:family="text">
      <style:text-properties style:font-name="Verdana" style:font-name-asian="Verdana" style:font-name-complex="Verdana"/>
    </style:style>
    <style:style style:name="T4_23" style:family="text">
      <style:text-properties style:font-name="Verdana" style:font-name-asian="Verdana" style:font-name-complex="Verdana"/>
    </style:style>
    <style:style style:name="T4_24" style:family="text">
      <style:text-properties style:font-name="Verdana" style:font-name-asian="Verdana" style:font-name-complex="Verdana"/>
    </style:style>
    <style:style style:name="T4_25" style:family="text">
      <style:text-properties style:font-name="Verdana" style:font-name-asian="Verdana" style:font-name-complex="Verdana"/>
    </style:style>
    <style:style style:name="T4_26" style:family="text">
      <style:text-properties style:font-name="Verdana" style:font-name-asian="Verdana" style:font-name-complex="Verdana"/>
    </style:style>
    <style:style style:name="T4_27" style:family="text">
      <style:text-properties style:font-name="Verdana" style:font-name-asian="Verdana" style:font-name-complex="Verdana"/>
    </style:style>
    <style:style style:name="T4_28" style:family="text">
      <style:text-properties style:font-name="Verdana" style:font-name-asian="Verdana" style:font-name-complex="Verdana"/>
    </style:style>
    <style:style style:name="T4_29" style:family="text">
      <style:text-properties style:font-name="Verdana" style:font-name-asian="Verdana" style:font-name-complex="Verdana"/>
    </style:style>
    <style:style style:name="T4_30" style:family="text">
      <style:text-properties style:font-name="Verdana" style:font-name-asian="Verdana" style:font-name-complex="Verdana"/>
    </style:style>
    <style:style style:name="T4_31" style:family="text">
      <style:text-properties style:font-name="Verdana" style:font-name-asian="Verdana" style:font-name-complex="Verdana"/>
    </style:style>
    <style:style style:name="T4_32" style:family="text">
      <style:text-properties style:font-name="Verdana" style:font-name-asian="Verdana" style:font-name-complex="Verdana"/>
    </style:style>
    <style:style style:name="T4_33" style:family="text">
      <style:text-properties style:font-name="Verdana" style:font-name-asian="Verdana" style:font-name-complex="Verdana"/>
    </style:style>
    <style:style style:name="T4_34" style:family="text">
      <style:text-properties style:font-name="Verdana" style:font-name-asian="Verdana" style:font-name-complex="Verdana"/>
    </style:style>
    <style:style style:name="T4_35" style:family="text">
      <style:text-properties style:font-name="Verdana" style:font-name-asian="Verdana" style:font-name-complex="Verdana"/>
    </style:style>
    <style:style style:name="T4_36" style:family="text">
      <style:text-properties style:font-name="Verdana" style:font-name-asian="Verdana" style:font-name-complex="Verdana"/>
    </style:style>
    <style:style style:name="T4_37" style:family="text">
      <style:text-properties style:font-name="Verdana" style:font-name-asian="Verdana" style:font-name-complex="Verdana"/>
    </style:style>
    <style:style style:name="T4_38" style:family="text">
      <style:text-properties style:font-name="Verdana" style:font-name-asian="Verdana" style:font-name-complex="Verdana"/>
    </style:style>
    <style:style style:name="T4_39" style:family="text">
      <style:text-properties style:font-name="Verdana" style:font-name-asian="Verdana" style:font-name-complex="Verdana"/>
    </style:style>
    <style:style style:name="T4_40" style:family="text">
      <style:text-properties style:font-name="Verdana" style:font-name-asian="Verdana" style:font-name-complex="Verdana"/>
    </style:style>
    <style:style style:name="T4_41" style:family="text">
      <style:text-properties style:font-name="Verdana" style:font-name-asian="Verdana" style:font-name-complex="Verdana"/>
    </style:style>
    <style:style style:name="T4_42" style:family="text">
      <style:text-properties style:font-name="Verdana" style:font-name-asian="Verdana" style:font-name-complex="Verdana"/>
    </style:style>
    <style:style style:name="T4_43" style:family="text">
      <style:text-properties style:font-name="Verdana" style:font-name-asian="Verdana" style:font-name-complex="Verdana"/>
    </style:style>
    <style:style style:name="T4_44" style:family="text">
      <style:text-properties style:font-name="Verdana" style:font-name-asian="Verdana" style:font-name-complex="Verdana"/>
    </style:style>
    <style:style style:name="T4_45" style:family="text">
      <style:text-properties style:font-name="Verdana" style:font-name-asian="Verdana" style:font-name-complex="Verdana"/>
    </style:style>
    <style:style style:name="T4_46" style:family="text">
      <style:text-properties style:font-name="Verdana" style:font-name-asian="Verdana" style:font-name-complex="Verdana"/>
    </style:style>
    <style:style style:name="T4_47" style:family="text">
      <style:text-properties style:font-name="Verdana" style:font-name-asian="Verdana" style:font-name-complex="Verdana"/>
    </style:style>
    <style:style style:name="T4_48" style:family="text">
      <style:text-properties style:font-name="Verdana" style:font-name-asian="Verdana" style:font-name-complex="Verdana"/>
    </style:style>
    <style:style style:name="T4_49" style:family="text">
      <style:text-properties style:font-name="Verdana" style:font-name-asian="Verdana" style:font-name-complex="Verdana"/>
    </style:style>
    <style:style style:name="T4_50" style:family="text">
      <style:text-properties style:font-name="Verdana" style:font-name-asian="Verdana" style:font-name-complex="Verdana"/>
    </style:style>
    <style:style style:name="T4_51" style:family="text">
      <style:text-properties style:font-name="Verdana" style:font-name-asian="Verdana" style:font-name-complex="Verdana"/>
    </style:style>
    <style:style style:name="T4_52" style:family="text">
      <style:text-properties style:font-name="Verdana" style:font-name-asian="Verdana" style:font-name-complex="Verdana"/>
    </style:style>
    <style:style style:name="T4_53" style:family="text">
      <style:text-properties style:font-name="Verdana" style:font-name-asian="Verdana" style:font-name-complex="Verdana"/>
    </style:style>
    <style:style style:name="T4_54" style:family="text">
      <style:text-properties style:font-name="Verdana" style:font-name-asian="Verdana" style:font-name-complex="Verdana"/>
    </style:style>
    <style:style style:name="T4_55" style:family="text">
      <style:text-properties style:font-name="Verdana" style:font-name-asian="Verdana" style:font-name-complex="Verdana"/>
    </style:style>
    <style:style style:name="T4_56" style:family="text">
      <style:text-properties style:font-name="Verdana" style:font-name-asian="Verdana" style:font-name-complex="Verdana"/>
    </style:style>
    <style:style style:name="T4_57" style:family="text">
      <style:text-properties style:font-name="Verdana" style:font-name-asian="Verdana" style:font-name-complex="Verdana"/>
    </style:style>
    <style:style style:name="T4_58" style:family="text">
      <style:text-properties style:font-name="Verdana" style:font-name-asian="Verdana" style:font-name-complex="Verdana"/>
    </style:style>
    <style:style style:name="T4_59" style:family="text">
      <style:text-properties style:font-name="Verdana" style:font-name-asian="Verdana" style:font-name-complex="Verdana"/>
    </style:style>
    <style:style style:name="T4_60" style:family="text">
      <style:text-properties style:font-name="Verdana" style:font-name-asian="Verdana" style:font-name-complex="Verdana"/>
    </style:style>
    <style:style style:name="T4_61" style:family="text">
      <style:text-properties style:font-name="Verdana" style:font-name-asian="Verdana" style:font-name-complex="Verdana"/>
    </style:style>
    <style:style style:name="T4_62" style:family="text">
      <style:text-properties style:font-name="Verdana" style:font-name-asian="Verdana" style:font-name-complex="Verdana"/>
    </style:style>
    <style:style style:name="T4_63" style:family="text">
      <style:text-properties style:font-name="Verdana" style:font-name-asian="Verdana" style:font-name-complex="Verdana"/>
    </style:style>
    <style:style style:name="T4_64" style:family="text">
      <style:text-properties style:font-name="Verdana" style:font-name-asian="Verdana" style:font-name-complex="Verdana"/>
    </style:style>
    <style:style style:name="T4_65" style:family="text">
      <style:text-properties style:font-name="Verdana" style:font-name-asian="Verdana" style:font-name-complex="Verdana"/>
    </style:style>
    <style:style style:name="T4_66" style:family="text">
      <style:text-properties style:font-name="Verdana" style:font-name-asian="Verdana" style:font-name-complex="Verdana"/>
    </style:style>
    <style:style style:name="T4_67" style:family="text">
      <style:text-properties style:font-name="Verdana" style:font-name-asian="Verdana" style:font-name-complex="Verdana"/>
    </style:style>
    <style:style style:name="T4_68" style:family="text">
      <style:text-properties style:font-name="Verdana" style:font-name-asian="Verdana" style:font-name-complex="Verdana"/>
    </style:style>
    <style:style style:name="P5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7_2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7_3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font-name="Consolas" style:font-name-asian="Consolas" style:font-name-complex="Consolas"/>
    </style:style>
    <style:style style:name="T8_2" style:family="text">
      <style:text-properties style:font-name="Consolas" style:font-name-asian="Consolas" style:font-name-complex="Consolas"/>
    </style:style>
    <style:style style:name="T8_3" style:family="text">
      <style:text-properties style:font-name="Consolas" style:font-name-asian="Consolas" style:font-name-complex="Consolas"/>
    </style:style>
    <style:style style:name="T8_4" style:family="text">
      <style:text-properties style:font-name="Consolas" style:font-name-asian="Consolas" style:font-name-complex="Consolas"/>
    </style:style>
    <style:style style:name="T8_5" style:family="text">
      <style:text-properties style:font-name="Consolas" style:font-name-asian="Consolas" style:font-name-complex="Consolas"/>
    </style:style>
    <style:style style:name="T8_6" style:family="text">
      <style:text-properties style:font-name="Consolas" style:font-name-asian="Consolas" style:font-name-complex="Consolas"/>
    </style:style>
    <style:style style:name="T8_7" style:family="text">
      <style:text-properties style:font-name="Consolas" style:font-name-asian="Consolas" style:font-name-complex="Consolas"/>
    </style:style>
    <style:style style:name="T8_8" style:family="text">
      <style:text-properties style:font-name="Consolas" style:font-name-asian="Consolas" style:font-name-complex="Consolas"/>
    </style:style>
    <style:style style:name="T8_9" style:family="text">
      <style:text-properties style:font-name="Consolas" style:font-name-asian="Consolas" style:font-name-complex="Consolas"/>
    </style:style>
    <style:style style:name="T8_10" style:family="text">
      <style:text-properties style:font-name="Consolas" style:font-name-asian="Consolas" style:font-name-complex="Consolas"/>
    </style:style>
    <style:style style:name="T8_11" style:family="text">
      <style:text-properties style:font-name="Consolas" style:font-name-asian="Consolas" style:font-name-complex="Consolas"/>
    </style:style>
    <style:style style:name="P9" style:family="paragraph" style:parent-style-name="Standard">
      <style:paragraph-properties fo:break-before="auto" fo:line-height="115%" style:writing-mode="lr-tb"/>
      <style:text-properties style:font-name="Verdana" fo:font-size="13pt" style:font-name-asian="Verdana" style:font-size-asian="13pt" style:font-name-complex="Verdana" style:font-size-complex="13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10_2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10_3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font-name="Consolas" fo:font-size="12pt" style:font-name-asian="Consolas" style:font-size-asian="12pt" style:font-name-complex="Consolas" style:font-size-complex="12pt"/>
    </style:style>
    <style:style style:name="T11_2" style:family="text">
      <style:text-properties style:font-name="Consolas" fo:font-size="12pt" style:font-name-asian="Consolas" style:font-size-asian="12pt" style:font-name-complex="Consolas" style:font-size-complex="12pt"/>
    </style:style>
    <style:style style:name="T11_3" style:family="text">
      <style:text-properties style:font-name="Consolas" fo:font-size="12pt" style:font-name-asian="Consolas" style:font-size-asian="12pt" style:font-name-complex="Consolas" style:font-size-complex="12pt"/>
    </style:style>
    <style:style style:name="T11_4" style:family="text">
      <style:text-properties style:font-name="Consolas" fo:font-size="12pt" style:font-name-asian="Consolas" style:font-size-asian="12pt" style:font-name-complex="Consolas" style:font-size-complex="12pt"/>
    </style:style>
    <style:style style:name="P12" style:family="paragraph" style:parent-style-name="Standard">
      <style:paragraph-properties fo:break-before="auto" fo:text-indent="1.27cm" fo:line-height="115%" style:writing-mode="lr-tb"/>
    </style:style>
    <style:style style:name="T12_1" style:family="text">
      <style:text-properties style:font-name="Consolas" fo:font-size="12pt" style:font-name-asian="Consolas" style:font-size-asian="12pt" style:font-name-complex="Consolas" style:font-size-complex="12pt"/>
    </style:style>
    <style:style style:name="T12_2" style:family="text">
      <style:text-properties style:font-name="Consolas" fo:font-size="12pt" style:font-name-asian="Consolas" style:font-size-asian="12pt" style:font-name-complex="Consolas" style:font-size-complex="12pt"/>
    </style:style>
    <style:style style:name="T12_3" style:family="text">
      <style:text-properties style:font-name="Consolas" fo:font-size="12pt" style:font-name-asian="Consolas" style:font-size-asian="12pt" style:font-name-complex="Consolas" style:font-size-complex="12pt"/>
    </style:style>
    <style:style style:name="T12_4" style:family="text">
      <style:text-properties style:font-name="Consolas" fo:font-size="12pt" style:font-name-asian="Consolas" style:font-size-asian="12pt" style:font-name-complex="Consolas" style:font-size-complex="12pt"/>
    </style:style>
    <style:style style:name="T12_5" style:family="text">
      <style:text-properties style:font-name="Consolas" fo:font-size="12pt" style:font-name-asian="Consolas" style:font-size-asian="12pt" style:font-name-complex="Consolas" style:font-size-complex="12pt"/>
    </style:style>
    <style:style style:name="T12_6" style:family="text">
      <style:text-properties style:font-name="Consolas" fo:font-size="12pt" style:font-name-asian="Consolas" style:font-size-asian="12pt" style:font-name-complex="Consolas" style:font-size-complex="12pt"/>
    </style:style>
    <style:style style:name="T12_7" style:family="text">
      <style:text-properties style:font-name="Consolas" fo:font-size="12pt" style:font-name-asian="Consolas" style:font-size-asian="12pt" style:font-name-complex="Consolas" style:font-size-complex="12pt"/>
    </style:style>
    <style:style style:name="T12_8" style:family="text">
      <style:text-properties style:font-name="Consolas" fo:font-size="12pt" style:font-name-asian="Consolas" style:font-size-asian="12pt" style:font-name-complex="Consolas" style:font-size-complex="12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font-name="Consolas" fo:font-size="12pt" style:font-name-asian="Consolas" style:font-size-asian="12pt" style:font-name-complex="Consolas" style:font-size-complex="12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style:font-name="Consolas" fo:font-size="12pt" style:font-name-asian="Consolas" style:font-size-asian="12pt" style:font-name-complex="Consolas" style:font-size-complex="12pt"/>
    </style:style>
    <style:style style:name="T14_2" style:family="text">
      <style:text-properties style:font-name="Consolas" fo:font-size="12pt" style:font-name-asian="Consolas" style:font-size-asian="12pt" style:font-name-complex="Consolas" style:font-size-complex="12pt"/>
    </style:style>
    <style:style style:name="T14_3" style:family="text">
      <style:text-properties style:font-name="Consolas" fo:font-size="12pt" style:font-name-asian="Consolas" style:font-size-asian="12pt" style:font-name-complex="Consolas" style:font-size-complex="12pt"/>
    </style:style>
    <style:style style:name="T14_4" style:family="text">
      <style:text-properties style:font-name="Consolas" fo:font-size="12pt" style:font-name-asian="Consolas" style:font-size-asian="12pt" style:font-name-complex="Consolas" style:font-size-complex="12pt"/>
    </style:style>
    <style:style style:name="T14_5" style:family="text">
      <style:text-properties style:font-name="Consolas" fo:font-size="12pt" style:font-name-asian="Consolas" style:font-size-asian="12pt" style:font-name-complex="Consolas" style:font-size-complex="12pt"/>
    </style:style>
    <style:style style:name="T14_6" style:family="text">
      <style:text-properties style:font-name="Consolas" fo:font-size="12pt" style:font-name-asian="Consolas" style:font-size-asian="12pt" style:font-name-complex="Consolas" style:font-size-complex="12pt"/>
    </style:style>
    <style:style style:name="T14_7" style:family="text">
      <style:text-properties style:font-name="Consolas" fo:font-size="12pt" style:font-name-asian="Consolas" style:font-size-asian="12pt" style:font-name-complex="Consolas" style:font-size-complex="12pt"/>
    </style:style>
    <style:style style:name="T14_8" style:family="text">
      <style:text-properties style:font-name="Consolas" fo:font-size="12pt" style:font-name-asian="Consolas" style:font-size-asian="12pt" style:font-name-complex="Consolas" style:font-size-complex="12pt"/>
    </style:style>
    <style:style style:name="T14_9" style:family="text">
      <style:text-properties style:font-name="Consolas" fo:font-size="12pt" style:font-name-asian="Consolas" style:font-size-asian="12pt" style:font-name-complex="Consolas" style:font-size-complex="12pt"/>
    </style:style>
    <style:style style:name="T14_10" style:family="text">
      <style:text-properties style:font-name="Consolas" fo:font-size="12pt" style:font-name-asian="Consolas" style:font-size-asian="12pt" style:font-name-complex="Consolas" style:font-size-complex="12pt"/>
    </style:style>
    <style:style style:name="T14_11" style:family="text">
      <style:text-properties style:font-name="Consolas" fo:font-size="12pt" style:font-name-asian="Consolas" style:font-size-asian="12pt" style:font-name-complex="Consolas" style:font-size-complex="12pt"/>
    </style:style>
    <style:style style:name="T14_12" style:family="text">
      <style:text-properties style:font-name="Consolas" fo:font-size="12pt" style:font-name-asian="Consolas" style:font-size-asian="12pt" style:font-name-complex="Consolas" style:font-size-complex="12pt"/>
    </style:style>
    <style:style style:name="T14_13" style:family="text">
      <style:text-properties style:font-name="Consolas" fo:font-size="12pt" style:font-name-asian="Consolas" style:font-size-asian="12pt" style:font-name-complex="Consolas" style:font-size-complex="12pt"/>
    </style:style>
    <style:style style:name="T14_14" style:family="text">
      <style:text-properties style:font-name="Consolas" fo:font-size="12pt" style:font-name-asian="Consolas" style:font-size-asian="12pt" style:font-name-complex="Consolas" style:font-size-complex="12pt"/>
    </style:style>
    <style:style style:name="T14_15" style:family="text">
      <style:text-properties style:font-name="Consolas" fo:font-size="12pt" style:font-name-asian="Consolas" style:font-size-asian="12pt" style:font-name-complex="Consolas" style:font-size-complex="12pt"/>
    </style:style>
    <style:style style:name="T14_16" style:family="text">
      <style:text-properties style:font-name="Consolas" fo:font-size="12pt" style:font-name-asian="Consolas" style:font-size-asian="12pt" style:font-name-complex="Consolas" style:font-size-complex="12pt"/>
    </style:style>
    <style:style style:name="T14_17" style:family="text">
      <style:text-properties style:font-name="Consolas" fo:font-size="12pt" style:font-name-asian="Consolas" style:font-size-asian="12pt" style:font-name-complex="Consolas" style:font-size-complex="12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_2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_3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_4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_5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_6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_7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_8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_9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_10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_11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_12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_13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_14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_15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_16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_17" style:family="text">
      <style:text-properties style:font-name="Consolas" fo:font-size="12pt" style:font-name-asian="Consolas" style:font-size-asian="12pt" style:font-name-complex="Consolas" style:font-size-complex="12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style:font-name="Consolas" style:font-name-asian="Consolas" style:font-name-complex="Consolas"/>
    </style:style>
    <style:style style:name="T16_2" style:family="text">
      <style:text-properties style:font-name="Consolas" style:font-name-asian="Consolas" style:font-name-complex="Consolas"/>
    </style:style>
    <style:style style:name="T16_3" style:family="text">
      <style:text-properties style:font-name="Consolas" style:font-name-asian="Consolas" style:font-name-complex="Consolas"/>
    </style:style>
    <style:style style:name="T16_4" style:family="text">
      <style:text-properties style:font-name="Consolas" style:font-name-asian="Consolas" style:font-name-complex="Consolas"/>
    </style:style>
    <style:style style:name="T16_5" style:family="text">
      <style:text-properties style:font-name="Consolas" style:font-name-asian="Consolas" style:font-name-complex="Consolas"/>
    </style:style>
    <style:style style:name="T16_6" style:family="text">
      <style:text-properties style:font-name="Consolas" style:font-name-asian="Consolas" style:font-name-complex="Consolas"/>
    </style:style>
    <style:style style:name="T16_7" style:family="text">
      <style:text-properties style:font-name="Consolas" style:font-name-asian="Consolas" style:font-name-complex="Consolas"/>
    </style:style>
    <style:style style:name="T16_8" style:family="text">
      <style:text-properties style:font-name="Consolas" style:font-name-asian="Consolas" style:font-name-complex="Consolas"/>
    </style:style>
    <style:style style:name="T16_9" style:family="text">
      <style:text-properties style:font-name="Consolas" style:font-name-asian="Consolas" style:font-name-complex="Consolas"/>
    </style:style>
    <style:style style:name="T16_10" style:family="text">
      <style:text-properties style:font-name="Consolas" style:font-name-asian="Consolas" style:font-name-complex="Consolas"/>
    </style:style>
    <style:style style:name="T16_11" style:family="text">
      <style:text-properties style:font-name="Consolas" style:font-name-asian="Consolas" style:font-name-complex="Consolas"/>
    </style:style>
    <style:style style:name="T16_12" style:family="text">
      <style:text-properties style:font-name="Consolas" style:font-name-asian="Consolas" style:font-name-complex="Consolas"/>
    </style:style>
    <style:style style:name="T16_13" style:family="text">
      <style:text-properties style:font-name="Consolas" style:font-name-asian="Consolas" style:font-name-complex="Consolas"/>
    </style:style>
    <style:style style:name="P17" style:family="paragraph" style:parent-style-name="Standard">
      <style:paragraph-properties fo:break-before="auto" fo:line-height="115%" style:writing-mode="lr-tb"/>
      <style:text-properties style:font-name="Consolas" fo:font-size="12pt" style:font-name-asian="Consolas" style:font-size-asian="12pt" style:font-name-complex="Consolas" style:font-size-complex="12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style:font-name="Consolas" fo:font-size="12pt" style:font-name-asian="Consolas" style:font-size-asian="12pt" style:font-name-complex="Consolas" style:font-size-complex="12pt"/>
    </style:style>
    <style:style style:name="T18_2" style:family="text">
      <style:text-properties style:font-name="Consolas" fo:font-size="12pt" style:font-name-asian="Consolas" style:font-size-asian="12pt" style:font-name-complex="Consolas" style:font-size-complex="12pt"/>
    </style:style>
    <style:style style:name="T18_3" style:family="text">
      <style:text-properties style:font-name="Consolas" fo:font-size="12pt" style:font-name-asian="Consolas" style:font-size-asian="12pt" style:font-name-complex="Consolas" style:font-size-complex="12pt"/>
    </style:style>
    <style:style style:name="T18_4" style:family="text">
      <style:text-properties style:font-name="Consolas" fo:font-size="12pt" style:font-name-asian="Consolas" style:font-size-asian="12pt" style:font-name-complex="Consolas" style:font-size-complex="12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style:font-name="Consolas" fo:font-size="12pt" style:font-name-asian="Consolas" style:font-size-asian="12pt" style:font-name-complex="Consolas" style:font-size-complex="12pt"/>
    </style:style>
    <style:style style:name="T19_2" style:family="text">
      <style:text-properties style:font-name="Consolas" fo:font-size="12pt" style:font-name-asian="Consolas" style:font-size-asian="12pt" style:font-name-complex="Consolas" style:font-size-complex="12pt"/>
    </style:style>
    <style:style style:name="T19_3" style:family="text">
      <style:text-properties style:font-name="Consolas" fo:font-size="12pt" style:font-name-asian="Consolas" style:font-size-asian="12pt" style:font-name-complex="Consolas" style:font-size-complex="12pt"/>
    </style:style>
    <style:style style:name="T19_4" style:family="text">
      <style:text-properties style:font-name="Consolas" fo:font-size="12pt" style:font-name-asian="Consolas" style:font-size-asian="12pt" style:font-name-complex="Consolas" style:font-size-complex="12pt"/>
    </style:style>
    <style:style style:name="T19_5" style:family="text">
      <style:text-properties style:font-name="Consolas" fo:font-size="12pt" style:font-name-asian="Consolas" style:font-size-asian="12pt" style:font-name-complex="Consolas" style:font-size-complex="12pt"/>
    </style:style>
    <style:style style:name="T19_6" style:family="text">
      <style:text-properties style:font-name="Consolas" fo:font-size="12pt" style:font-name-asian="Consolas" style:font-size-asian="12pt" style:font-name-complex="Consolas" style:font-size-complex="12pt"/>
    </style:style>
    <style:style style:name="T19_7" style:family="text">
      <style:text-properties style:font-name="Consolas" fo:font-size="12pt" style:font-name-asian="Consolas" style:font-size-asian="12pt" style:font-name-complex="Consolas" style:font-size-complex="12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style:font-name="Consolas" fo:font-size="12pt" style:font-name-asian="Consolas" style:font-size-asian="12pt" style:font-name-complex="Consolas" style:font-size-complex="12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style:font-name="Consolas" fo:font-size="12pt" style:font-name-asian="Consolas" style:font-size-asian="12pt" style:font-name-complex="Consolas" style:font-size-complex="12pt"/>
    </style:style>
    <style:style style:name="T21_2" style:family="text">
      <style:text-properties style:font-name="Consolas" fo:font-size="12pt" style:font-name-asian="Consolas" style:font-size-asian="12pt" style:font-name-complex="Consolas" style:font-size-complex="12pt"/>
    </style:style>
    <style:style style:name="T21_3" style:family="text">
      <style:text-properties style:font-name="Consolas" fo:font-size="12pt" style:font-name-asian="Consolas" style:font-size-asian="12pt" style:font-name-complex="Consolas" style:font-size-complex="12pt"/>
    </style:style>
    <style:style style:name="T21_4" style:family="text">
      <style:text-properties style:font-name="Consolas" fo:font-size="12pt" style:font-name-asian="Consolas" style:font-size-asian="12pt" style:font-name-complex="Consolas" style:font-size-complex="12pt"/>
    </style:style>
    <style:style style:name="T21_5" style:family="text">
      <style:text-properties style:font-name="Consolas" fo:font-size="12pt" style:font-name-asian="Consolas" style:font-size-asian="12pt" style:font-name-complex="Consolas" style:font-size-complex="12pt"/>
    </style:style>
    <style:style style:name="P22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style:font-name="Verdana" style:font-name-asian="Verdana" style:font-name-complex="Verdana"/>
    </style:style>
    <style:style style:name="T23_2" style:family="text">
      <style:text-properties style:font-name="Verdana" style:font-name-asian="Verdana" style:font-name-complex="Verdana"/>
    </style:style>
    <style:style style:name="T23_3" style:family="text">
      <style:text-properties style:font-name="Verdana" style:font-name-asian="Verdana" style:font-name-complex="Verdana"/>
    </style:style>
    <style:style style:name="T23_4" style:family="text">
      <style:text-properties style:font-name="Verdana" style:font-name-asian="Verdana" style:font-name-complex="Verdana"/>
    </style:style>
    <style:style style:name="T23_5" style:family="text">
      <style:text-properties style:font-name="Verdana" style:font-name-asian="Verdana" style:font-name-complex="Verdana"/>
    </style:style>
    <style:style style:name="T23_6" style:family="text">
      <style:text-properties style:font-name="Verdana" style:font-name-asian="Verdana" style:font-name-complex="Verdana"/>
    </style:style>
    <style:style style:name="T23_7" style:family="text">
      <style:text-properties style:font-name="Verdana" style:font-name-asian="Verdana" style:font-name-complex="Verdana"/>
    </style:style>
    <style:style style:name="T23_8" style:family="text">
      <style:text-properties style:font-name="Verdana" style:font-name-asian="Verdana" style:font-name-complex="Verdana"/>
    </style:style>
    <style:style style:name="T23_9" style:family="text">
      <style:text-properties style:font-name="Verdana" style:font-name-asian="Verdana" style:font-name-complex="Verdana"/>
    </style:style>
    <style:style style:name="T23_10" style:family="text">
      <style:text-properties style:font-name="Verdana" style:font-name-asian="Verdana" style:font-name-complex="Verdana"/>
    </style:style>
    <style:style style:name="T23_11" style:family="text">
      <style:text-properties style:font-name="Verdana" style:font-name-asian="Verdana" style:font-name-complex="Verdana"/>
    </style:style>
    <style:style style:name="T23_12" style:family="text">
      <style:text-properties style:font-name="Verdana" style:font-name-asian="Verdana" style:font-name-complex="Verdana"/>
    </style:style>
    <style:style style:name="T23_13" style:family="text">
      <style:text-properties style:font-name="Verdana" style:font-name-asian="Verdana" style:font-name-complex="Verdana"/>
    </style:style>
    <style:style style:name="T23_14" style:family="text">
      <style:text-properties style:font-name="Verdana" style:font-name-asian="Verdana" style:font-name-complex="Verdana"/>
    </style:style>
    <style:style style:name="T23_15" style:family="text">
      <style:text-properties style:font-name="Verdana" style:font-name-asian="Verdana" style:font-name-complex="Verdana"/>
    </style:style>
    <style:style style:name="T23_16" style:family="text">
      <style:text-properties style:font-name="Verdana" style:font-name-asian="Verdana" style:font-name-complex="Verdana"/>
    </style:style>
    <style:style style:name="T23_17" style:family="text">
      <style:text-properties style:font-name="Verdana" style:font-name-asian="Verdana" style:font-name-complex="Verdana"/>
    </style:style>
    <style:style style:name="T23_18" style:family="text">
      <style:text-properties style:font-name="Verdana" style:font-name-asian="Verdana" style:font-name-complex="Verdana"/>
    </style:style>
    <style:style style:name="T23_19" style:family="text">
      <style:text-properties style:font-name="Verdana" style:font-name-asian="Verdana" style:font-name-complex="Verdana"/>
    </style:style>
    <style:style style:name="T23_20" style:family="text">
      <style:text-properties style:font-name="Verdana" style:font-name-asian="Verdana" style:font-name-complex="Verdana"/>
    </style:style>
    <style:style style:name="T23_21" style:family="text">
      <style:text-properties style:font-name="Verdana" style:font-name-asian="Verdana" style:font-name-complex="Verdana"/>
    </style:style>
    <style:style style:name="T23_22" style:family="text">
      <style:text-properties style:font-name="Verdana" style:font-name-asian="Verdana" style:font-name-complex="Verdana"/>
    </style:style>
    <style:style style:name="T23_23" style:family="text">
      <style:text-properties style:font-name="Verdana" style:font-name-asian="Verdana" style:font-name-complex="Verdana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style:font-name="Consolas" style:font-name-asian="Consolas" style:font-name-complex="Consolas"/>
    </style:style>
    <style:style style:name="T24_2" style:family="text">
      <style:text-properties style:font-name="Consolas" style:font-name-asian="Consolas" style:font-name-complex="Consolas"/>
    </style:style>
    <style:style style:name="T24_3" style:family="text">
      <style:text-properties style:font-name="Consolas" style:font-name-asian="Consolas" style:font-name-complex="Consolas"/>
    </style:style>
    <style:style style:name="T24_4" style:family="text">
      <style:text-properties style:font-name="Consolas" style:font-name-asian="Consolas" style:font-name-complex="Consolas"/>
    </style:style>
    <style:style style:name="T24_5" style:family="text">
      <style:text-properties style:font-name="Consolas" style:font-name-asian="Consolas" style:font-name-complex="Consolas"/>
    </style:style>
    <style:style style:name="T24_6" style:family="text">
      <style:text-properties style:font-name="Consolas" style:font-name-asian="Consolas" style:font-name-complex="Consolas"/>
    </style:style>
    <style:style style:name="T24_7" style:family="text">
      <style:text-properties style:font-name="Consolas" style:font-name-asian="Consolas" style:font-name-complex="Consolas"/>
    </style:style>
    <style:style style:name="T24_8" style:family="text">
      <style:text-properties style:font-name="Consolas" style:font-name-asian="Consolas" style:font-name-complex="Consolas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style:font-name="Consolas" style:font-name-asian="Consolas" style:font-name-complex="Consolas"/>
    </style:style>
    <style:style style:name="T25_2" style:family="text">
      <style:text-properties style:font-name="Consolas" style:font-name-asian="Consolas" style:font-name-complex="Consolas"/>
    </style:style>
    <style:style style:name="T25_3" style:family="text">
      <style:text-properties style:font-name="Consolas" style:font-name-asian="Consolas" style:font-name-complex="Consolas"/>
    </style:style>
    <style:style style:name="T25_4" style:family="text">
      <style:text-properties style:font-name="Consolas" style:font-name-asian="Consolas" style:font-name-complex="Consolas"/>
    </style:style>
    <style:style style:name="T25_5" style:family="text">
      <style:text-properties style:font-name="Consolas" style:font-name-asian="Consolas" style:font-name-complex="Consolas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style:font-name="Consolas" style:font-name-asian="Consolas" style:font-name-complex="Consolas"/>
    </style:style>
    <style:style style:name="T26_2" style:family="text">
      <style:text-properties style:font-name="Consolas" style:font-name-asian="Consolas" style:font-name-complex="Consolas"/>
    </style:style>
    <style:style style:name="T26_3" style:family="text">
      <style:text-properties style:font-name="Consolas" style:font-name-asian="Consolas" style:font-name-complex="Consolas"/>
    </style:style>
    <style:style style:name="T26_4" style:family="text">
      <style:text-properties style:font-name="Consolas" style:font-name-asian="Consolas" style:font-name-complex="Consolas"/>
    </style:style>
    <style:style style:name="T26_5" style:family="text">
      <style:text-properties style:font-name="Consolas" style:font-name-asian="Consolas" style:font-name-complex="Consolas"/>
    </style:style>
    <style:style style:name="T26_6" style:family="text">
      <style:text-properties style:font-name="Consolas" style:font-name-asian="Consolas" style:font-name-complex="Consolas"/>
    </style:style>
    <style:style style:name="T26_7" style:family="text">
      <style:text-properties style:font-name="Consolas" style:font-name-asian="Consolas" style:font-name-complex="Consolas"/>
    </style:style>
    <style:style style:name="T26_8" style:family="text">
      <style:text-properties style:font-name="Consolas" style:font-name-asian="Consolas" style:font-name-complex="Consolas"/>
    </style:style>
    <style:style style:name="T26_9" style:family="text">
      <style:text-properties style:font-name="Consolas" style:font-name-asian="Consolas" style:font-name-complex="Consolas"/>
    </style:style>
    <style:style style:name="T26_10" style:family="text">
      <style:text-properties style:font-name="Consolas" style:font-name-asian="Consolas" style:font-name-complex="Consolas"/>
    </style:style>
    <style:style style:name="T26_11" style:family="text">
      <style:text-properties style:font-name="Consolas" style:font-name-asian="Consolas" style:font-name-complex="Consolas"/>
    </style:style>
    <style:style style:name="T26_12" style:family="text">
      <style:text-properties style:font-name="Consolas" style:font-name-asian="Consolas" style:font-name-complex="Consolas"/>
    </style:style>
    <style:style style:name="T26_13" style:family="text">
      <style:text-properties style:font-name="Consolas" style:font-name-asian="Consolas" style:font-name-complex="Consolas"/>
    </style:style>
    <style:style style:name="T26_14" style:family="text">
      <style:text-properties style:font-name="Consolas" style:font-name-asian="Consolas" style:font-name-complex="Consolas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style:font-name="Consolas" style:font-name-asian="Consolas" style:font-name-complex="Consolas"/>
    </style:style>
    <style:style style:name="T27_2" style:family="text">
      <style:text-properties style:font-name="Consolas" style:font-name-asian="Consolas" style:font-name-complex="Consolas"/>
    </style:style>
    <style:style style:name="T27_3" style:family="text">
      <style:text-properties style:font-name="Consolas" style:font-name-asian="Consolas" style:font-name-complex="Consolas"/>
    </style:style>
    <style:style style:name="T27_4" style:family="text">
      <style:text-properties style:font-name="Consolas" style:font-name-asian="Consolas" style:font-name-complex="Consolas"/>
    </style:style>
    <style:style style:name="T27_5" style:family="text">
      <style:text-properties style:font-name="Consolas" style:font-name-asian="Consolas" style:font-name-complex="Consolas"/>
    </style:style>
    <style:style style:name="T27_6" style:family="text">
      <style:text-properties style:font-name="Consolas" style:font-name-asian="Consolas" style:font-name-complex="Consolas"/>
    </style:style>
    <style:style style:name="T27_7" style:family="text">
      <style:text-properties style:font-name="Consolas" style:font-name-asian="Consolas" style:font-name-complex="Consolas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style:font-name="Consolas" style:font-name-asian="Consolas" style:font-name-complex="Consolas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style:font-name="Consolas" style:font-name-asian="Consolas" style:font-name-complex="Consolas"/>
    </style:style>
    <style:style style:name="T29_2" style:family="text">
      <style:text-properties style:font-name="Consolas" style:font-name-asian="Consolas" style:font-name-complex="Consolas"/>
    </style:style>
    <style:style style:name="T29_3" style:family="text">
      <style:text-properties style:font-name="Consolas" style:font-name-asian="Consolas" style:font-name-complex="Consolas"/>
    </style:style>
    <style:style style:name="T29_4" style:family="text">
      <style:text-properties style:font-name="Consolas" style:font-name-asian="Consolas" style:font-name-complex="Consolas"/>
    </style:style>
    <style:style style:name="P30" style:family="paragraph" style:parent-style-name="Standard">
      <style:paragraph-properties fo:break-before="auto" fo:line-height="115%" style:writing-mode="lr-tb"/>
      <style:text-properties style:font-name="Consolas" fo:font-size="12pt" style:font-name-asian="Consolas" style:font-size-asian="12pt" style:font-name-complex="Consolas" style:font-size-complex="12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style:font-name="Verdana" style:font-name-asian="Verdana" style:font-name-complex="Verdana"/>
    </style:style>
    <style:style style:name="T31_2" style:family="text">
      <style:text-properties style:font-name="Verdana" style:font-name-asian="Verdana" style:font-name-complex="Verdana"/>
    </style:style>
    <style:style style:name="T31_3" style:family="text">
      <style:text-properties style:font-name="Verdana" style:font-name-asian="Verdana" style:font-name-complex="Verdana"/>
    </style:style>
    <style:style style:name="T31_4" style:family="text">
      <style:text-properties style:font-name="Verdana" style:font-name-asian="Verdana" style:font-name-complex="Verdana"/>
    </style:style>
    <style:style style:name="T31_5" style:family="text">
      <style:text-properties style:font-name="Verdana" style:font-name-asian="Verdana" style:font-name-complex="Verdana"/>
    </style:style>
    <style:style style:name="T31_6" style:family="text">
      <style:text-properties style:font-name="Verdana" style:font-name-asian="Verdana" style:font-name-complex="Verdana"/>
    </style:style>
    <style:style style:name="T31_7" style:family="text">
      <style:text-properties style:font-name="Verdana" style:font-name-asian="Verdana" style:font-name-complex="Verdana"/>
    </style:style>
    <style:style style:name="T31_8" style:family="text">
      <style:text-properties style:font-name="Verdana" style:font-name-asian="Verdana" style:font-name-complex="Verdana"/>
    </style:style>
    <style:style style:name="T31_9" style:family="text">
      <style:text-properties style:font-name="Verdana" style:font-name-asian="Verdana" style:font-name-complex="Verdana"/>
    </style:style>
    <style:style style:name="T31_10" style:family="text">
      <style:text-properties style:font-name="Verdana" style:font-name-asian="Verdana" style:font-name-complex="Verdana"/>
    </style:style>
    <style:style style:name="T31_11" style:family="text">
      <style:text-properties style:font-name="Verdana" style:font-name-asian="Verdana" style:font-name-complex="Verdana"/>
    </style:style>
    <style:style style:name="T31_12" style:family="text">
      <style:text-properties style:font-name="Verdana" style:font-name-asian="Verdana" style:font-name-complex="Verdana"/>
    </style:style>
    <style:style style:name="T31_13" style:family="text">
      <style:text-properties style:font-name="Verdana" style:font-name-asian="Verdana" style:font-name-complex="Verdana"/>
    </style:style>
    <style:style style:name="T31_14" style:family="text">
      <style:text-properties style:font-name="Verdana" style:font-name-asian="Verdana" style:font-name-complex="Verdana"/>
    </style:style>
    <style:style style:name="T31_15" style:family="text">
      <style:text-properties style:font-name="Verdana" style:font-name-asian="Verdana" style:font-name-complex="Verdana"/>
    </style:style>
    <style:style style:name="T31_16" style:family="text">
      <style:text-properties style:font-name="Verdana" style:font-name-asian="Verdana" style:font-name-complex="Verdana"/>
    </style:style>
    <style:style style:name="T31_17" style:family="text">
      <style:text-properties style:font-name="Verdana" style:font-name-asian="Verdana" style:font-name-complex="Verdana"/>
    </style:style>
    <style:style style:name="T31_18" style:family="text">
      <style:text-properties style:font-name="Verdana" style:font-name-asian="Verdana" style:font-name-complex="Verdana"/>
    </style:style>
    <style:style style:name="T31_19" style:family="text">
      <style:text-properties style:font-name="Verdana" style:font-name-asian="Verdana" style:font-name-complex="Verdana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style:font-name="Consolas" style:font-name-asian="Consolas" style:font-name-complex="Consolas"/>
    </style:style>
    <style:style style:name="T32_2" style:family="text">
      <style:text-properties style:font-name="Consolas" style:font-name-asian="Consolas" style:font-name-complex="Consolas"/>
    </style:style>
    <style:style style:name="T32_3" style:family="text">
      <style:text-properties style:font-name="Consolas" style:font-name-asian="Consolas" style:font-name-complex="Consolas"/>
    </style:style>
    <style:style style:name="T32_4" style:family="text">
      <style:text-properties style:font-name="Consolas" style:font-name-asian="Consolas" style:font-name-complex="Consolas"/>
    </style:style>
    <style:style style:name="T32_5" style:family="text">
      <style:text-properties style:font-name="Consolas" style:font-name-asian="Consolas" style:font-name-complex="Consolas"/>
    </style:style>
    <style:style style:name="T32_6" style:family="text">
      <style:text-properties style:font-name="Consolas" style:font-name-asian="Consolas" style:font-name-complex="Consolas"/>
    </style:style>
    <style:style style:name="T32_7" style:family="text">
      <style:text-properties style:font-name="Consolas" style:font-name-asian="Consolas" style:font-name-complex="Consolas"/>
    </style:style>
    <style:style style:name="T32_8" style:family="text">
      <style:text-properties style:font-name="Consolas" style:font-name-asian="Consolas" style:font-name-complex="Consolas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style:font-name="Consolas" style:font-name-asian="Consolas" style:font-name-complex="Consolas"/>
    </style:style>
    <style:style style:name="T33_2" style:family="text">
      <style:text-properties style:font-name="Consolas" style:font-name-asian="Consolas" style:font-name-complex="Consolas"/>
    </style:style>
    <style:style style:name="T33_3" style:family="text">
      <style:text-properties style:font-name="Consolas" style:font-name-asian="Consolas" style:font-name-complex="Consolas"/>
    </style:style>
    <style:style style:name="T33_4" style:family="text">
      <style:text-properties style:font-name="Consolas" style:font-name-asian="Consolas" style:font-name-complex="Consolas"/>
    </style:style>
    <style:style style:name="T33_5" style:family="text">
      <style:text-properties style:font-name="Consolas" style:font-name-asian="Consolas" style:font-name-complex="Consolas"/>
    </style:style>
    <style:style style:name="T33_6" style:family="text">
      <style:text-properties style:font-name="Consolas" style:font-name-asian="Consolas" style:font-name-complex="Consolas"/>
    </style:style>
    <style:style style:name="T33_7" style:family="text">
      <style:text-properties style:font-name="Consolas" style:font-name-asian="Consolas" style:font-name-complex="Consolas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style:font-name="Consolas" style:font-name-asian="Consolas" style:font-name-complex="Consolas"/>
    </style:style>
    <style:style style:name="T34_2" style:family="text">
      <style:text-properties style:font-name="Consolas" style:font-name-asian="Consolas" style:font-name-complex="Consolas"/>
    </style:style>
    <style:style style:name="T34_3" style:family="text">
      <style:text-properties style:font-name="Consolas" style:font-name-asian="Consolas" style:font-name-complex="Consolas"/>
    </style:style>
    <style:style style:name="T34_4" style:family="text">
      <style:text-properties style:font-name="Consolas" style:font-name-asian="Consolas" style:font-name-complex="Consolas"/>
    </style:style>
    <style:style style:name="T34_5" style:family="text">
      <style:text-properties style:font-name="Consolas" style:font-name-asian="Consolas" style:font-name-complex="Consolas"/>
    </style:style>
    <style:style style:name="T34_6" style:family="text">
      <style:text-properties style:font-name="Consolas" style:font-name-asian="Consolas" style:font-name-complex="Consolas"/>
    </style:style>
    <style:style style:name="T34_7" style:family="text">
      <style:text-properties style:font-name="Consolas" style:font-name-asian="Consolas" style:font-name-complex="Consolas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style:font-name="Consolas" style:font-name-asian="Consolas" style:font-name-complex="Consolas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style:font-name="Consolas" style:font-name-asian="Consolas" style:font-name-complex="Consolas"/>
    </style:style>
    <style:style style:name="T36_2" style:family="text">
      <style:text-properties style:font-name="Consolas" style:font-name-asian="Consolas" style:font-name-complex="Consolas"/>
    </style:style>
    <style:style style:name="T36_3" style:family="text">
      <style:text-properties style:font-name="Consolas" style:font-name-asian="Consolas" style:font-name-complex="Consolas"/>
    </style:style>
    <style:style style:name="T36_4" style:family="text">
      <style:text-properties style:font-name="Consolas" style:font-name-asian="Consolas" style:font-name-complex="Consolas"/>
    </style:style>
    <style:style style:name="T36_5" style:family="text">
      <style:text-properties style:font-name="Consolas" style:font-name-asian="Consolas" style:font-name-complex="Consolas"/>
    </style:style>
    <style:style style:name="T36_6" style:family="text">
      <style:text-properties style:font-name="Consolas" style:font-name-asian="Consolas" style:font-name-complex="Consolas"/>
    </style:style>
    <style:style style:name="T36_7" style:family="text">
      <style:text-properties style:font-name="Consolas" style:font-name-asian="Consolas" style:font-name-complex="Consolas"/>
    </style:style>
    <style:style style:name="T36_8" style:family="text">
      <style:text-properties style:font-name="Consolas" style:font-name-asian="Consolas" style:font-name-complex="Consolas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style:font-name="Consolas" style:font-name-asian="Consolas" style:font-name-complex="Consolas"/>
    </style:style>
    <style:style style:name="T37_2" style:family="text">
      <style:text-properties style:font-name="Consolas" style:font-name-asian="Consolas" style:font-name-complex="Consolas"/>
    </style:style>
    <style:style style:name="T37_3" style:family="text">
      <style:text-properties style:font-name="Consolas" style:font-name-asian="Consolas" style:font-name-complex="Consolas"/>
    </style:style>
    <style:style style:name="T37_4" style:family="text">
      <style:text-properties style:font-name="Consolas" style:font-name-asian="Consolas" style:font-name-complex="Consolas"/>
    </style:style>
    <style:style style:name="T37_5" style:family="text">
      <style:text-properties style:font-name="Consolas" style:font-name-asian="Consolas" style:font-name-complex="Consolas"/>
    </style:style>
    <style:style style:name="T37_6" style:family="text">
      <style:text-properties style:font-name="Consolas" style:font-name-asian="Consolas" style:font-name-complex="Consolas"/>
    </style:style>
    <style:style style:name="T37_7" style:family="text">
      <style:text-properties style:font-name="Consolas" style:font-name-asian="Consolas" style:font-name-complex="Consolas"/>
    </style:style>
    <style:style style:name="T37_8" style:family="text">
      <style:text-properties style:font-name="Consolas" style:font-name-asian="Consolas" style:font-name-complex="Consolas"/>
    </style:style>
    <style:style style:name="T37_9" style:family="text">
      <style:text-properties style:font-name="Consolas" style:font-name-asian="Consolas" style:font-name-complex="Consolas"/>
    </style:style>
    <style:style style:name="T37_10" style:family="text">
      <style:text-properties style:font-name="Consolas" style:font-name-asian="Consolas" style:font-name-complex="Consolas"/>
    </style:style>
    <style:style style:name="P38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39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style:font-name="Verdana" style:font-name-asian="Verdana" style:font-name-complex="Verdana"/>
    </style:style>
    <style:style style:name="T40_2" style:family="text">
      <style:text-properties style:font-name="Verdana" style:font-name-asian="Verdana" style:font-name-complex="Verdana"/>
    </style:style>
    <style:style style:name="T40_3" style:family="text">
      <style:text-properties style:font-name="Verdana" style:font-name-asian="Verdana" style:font-name-complex="Verdana"/>
    </style:style>
    <style:style style:name="T40_4" style:family="text">
      <style:text-properties style:font-name="Verdana" style:font-name-asian="Verdana" style:font-name-complex="Verdana"/>
    </style:style>
    <style:style style:name="T40_5" style:family="text">
      <style:text-properties style:font-name="Verdana" style:font-name-asian="Verdana" style:font-name-complex="Verdana"/>
    </style:style>
    <style:style style:name="T40_6" style:family="text">
      <style:text-properties style:font-name="Verdana" style:font-name-asian="Verdana" style:font-name-complex="Verdana"/>
    </style:style>
    <style:style style:name="T40_7" style:family="text">
      <style:text-properties style:font-name="Verdana" style:font-name-asian="Verdana" style:font-name-complex="Verdana"/>
    </style:style>
    <style:style style:name="T40_8" style:family="text">
      <style:text-properties style:font-name="Verdana" style:font-name-asian="Verdana" style:font-name-complex="Verdana"/>
    </style:style>
    <style:style style:name="T40_9" style:family="text">
      <style:text-properties style:font-name="Verdana" style:font-name-asian="Verdana" style:font-name-complex="Verdana"/>
    </style:style>
    <style:style style:name="T40_10" style:family="text">
      <style:text-properties style:font-name="Verdana" style:font-name-asian="Verdana" style:font-name-complex="Verdana"/>
    </style:style>
    <style:style style:name="T40_11" style:family="text">
      <style:text-properties style:font-name="Verdana" style:font-name-asian="Verdana" style:font-name-complex="Verdana"/>
    </style:style>
    <style:style style:name="T40_12" style:family="text">
      <style:text-properties style:font-name="Verdana" style:font-name-asian="Verdana" style:font-name-complex="Verdana"/>
    </style:style>
    <style:style style:name="T40_13" style:family="text">
      <style:text-properties style:font-name="Verdana" style:font-name-asian="Verdana" style:font-name-complex="Verdana"/>
    </style:style>
    <style:style style:name="T40_14" style:family="text">
      <style:text-properties style:font-name="Verdana" style:font-name-asian="Verdana" style:font-name-complex="Verdana"/>
    </style:style>
    <style:style style:name="T40_15" style:family="text">
      <style:text-properties style:font-name="Verdana" style:font-name-asian="Verdana" style:font-name-complex="Verdana"/>
    </style:style>
    <style:style style:name="T40_16" style:family="text">
      <style:text-properties style:font-name="Verdana" style:font-name-asian="Verdana" style:font-name-complex="Verdana"/>
    </style:style>
    <style:style style:name="T40_17" style:family="text">
      <style:text-properties style:font-name="Verdana" style:font-name-asian="Verdana" style:font-name-complex="Verdana"/>
    </style:style>
    <style:style style:name="T40_18" style:family="text">
      <style:text-properties style:font-name="Verdana" style:font-name-asian="Verdana" style:font-name-complex="Verdana"/>
    </style:style>
    <style:style style:name="T40_19" style:family="text">
      <style:text-properties style:font-name="Verdana" style:font-name-asian="Verdana" style:font-name-complex="Verdana"/>
    </style:style>
    <style:style style:name="T40_20" style:family="text">
      <style:text-properties style:font-name="Verdana" style:font-name-asian="Verdana" style:font-name-complex="Verdana"/>
    </style:style>
    <style:style style:name="T40_21" style:family="text">
      <style:text-properties style:font-name="Verdana" style:font-name-asian="Verdana" style:font-name-complex="Verdana"/>
    </style:style>
    <style:style style:name="T40_22" style:family="text">
      <style:text-properties style:font-name="Verdana" style:font-name-asian="Verdana" style:font-name-complex="Verdana"/>
    </style:style>
    <style:style style:name="T40_23" style:family="text">
      <style:text-properties style:font-name="Verdana" style:font-name-asian="Verdana" style:font-name-complex="Verdana"/>
    </style:style>
    <style:style style:name="T40_24" style:family="text">
      <style:text-properties style:font-name="Verdana" style:font-name-asian="Verdana" style:font-name-complex="Verdana"/>
    </style:style>
    <style:style style:name="T40_25" style:family="text">
      <style:text-properties style:font-name="Verdana" style:font-name-asian="Verdana" style:font-name-complex="Verdana"/>
    </style:style>
    <style:style style:name="T40_26" style:family="text">
      <style:text-properties style:font-name="Verdana" style:font-name-asian="Verdana" style:font-name-complex="Verdana"/>
    </style:style>
    <style:style style:name="T40_27" style:family="text">
      <style:text-properties style:font-name="Consolas" style:font-name-asian="Consolas" style:font-name-complex="Consolas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style:font-name="Consolas" style:font-name-asian="Consolas" style:font-name-complex="Consolas"/>
    </style:style>
    <style:style style:name="T41_2" style:family="text">
      <style:text-properties style:font-name="Consolas" style:font-name-asian="Consolas" style:font-name-complex="Consolas"/>
    </style:style>
    <style:style style:name="T41_3" style:family="text">
      <style:text-properties style:font-name="Consolas" style:font-name-asian="Consolas" style:font-name-complex="Consolas"/>
    </style:style>
    <style:style style:name="T41_4" style:family="text">
      <style:text-properties style:font-name="Consolas" style:font-name-asian="Consolas" style:font-name-complex="Consolas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style:font-name="Consolas" style:font-name-asian="Consolas" style:font-name-complex="Consolas"/>
    </style:style>
    <style:style style:name="T42_2" style:family="text">
      <style:text-properties style:font-name="Consolas" style:font-name-asian="Consolas" style:font-name-complex="Consolas"/>
    </style:style>
    <style:style style:name="T42_3" style:family="text">
      <style:text-properties style:font-name="Consolas" style:font-name-asian="Consolas" style:font-name-complex="Consolas"/>
    </style:style>
    <style:style style:name="T42_4" style:family="text">
      <style:text-properties style:font-name="Consolas" style:font-name-asian="Consolas" style:font-name-complex="Consolas"/>
    </style:style>
    <style:style style:name="T42_5" style:family="text">
      <style:text-properties style:font-name="Consolas" style:font-name-asian="Consolas" style:font-name-complex="Consolas"/>
    </style:style>
    <style:style style:name="T42_6" style:family="text">
      <style:text-properties style:font-name="Consolas" style:font-name-asian="Consolas" style:font-name-complex="Consolas"/>
    </style:style>
    <style:style style:name="T42_7" style:family="text">
      <style:text-properties style:font-name="Consolas" style:font-name-asian="Consolas" style:font-name-complex="Consolas"/>
    </style:style>
    <style:style style:name="T42_8" style:family="text">
      <style:text-properties style:font-name="Consolas" style:font-name-asian="Consolas" style:font-name-complex="Consolas"/>
    </style:style>
    <style:style style:name="T42_9" style:family="text">
      <style:text-properties style:font-name="Consolas" style:font-name-asian="Consolas" style:font-name-complex="Consolas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style:font-name="Consolas" style:font-name-asian="Consolas" style:font-name-complex="Consolas"/>
    </style:style>
    <style:style style:name="T43_2" style:family="text">
      <style:text-properties style:font-name="Consolas" style:font-name-asian="Consolas" style:font-name-complex="Consolas"/>
    </style:style>
    <style:style style:name="T43_3" style:family="text">
      <style:text-properties style:font-name="Consolas" style:font-name-asian="Consolas" style:font-name-complex="Consolas"/>
    </style:style>
    <style:style style:name="T43_4" style:family="text">
      <style:text-properties style:font-name="Consolas" style:font-name-asian="Consolas" style:font-name-complex="Consolas"/>
    </style:style>
    <style:style style:name="T43_5" style:family="text">
      <style:text-properties style:font-name="Consolas" style:font-name-asian="Consolas" style:font-name-complex="Consolas"/>
    </style:style>
    <style:style style:name="T43_6" style:family="text">
      <style:text-properties style:font-name="Consolas" style:font-name-asian="Consolas" style:font-name-complex="Consolas"/>
    </style:style>
    <style:style style:name="T43_7" style:family="text">
      <style:text-properties style:font-name="Consolas" style:font-name-asian="Consolas" style:font-name-complex="Consolas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style:font-name="Consolas" style:font-name-asian="Consolas" style:font-name-complex="Consolas"/>
    </style:style>
    <style:style style:name="T44_2" style:family="text">
      <style:text-properties style:font-name="Consolas" style:font-name-asian="Consolas" style:font-name-complex="Consolas"/>
    </style:style>
    <style:style style:name="T44_3" style:family="text">
      <style:text-properties style:font-name="Consolas" style:font-name-asian="Consolas" style:font-name-complex="Consolas"/>
    </style:style>
    <style:style style:name="T44_4" style:family="text">
      <style:text-properties style:font-name="Consolas" style:font-name-asian="Consolas" style:font-name-complex="Consolas"/>
    </style:style>
    <style:style style:name="T44_5" style:family="text">
      <style:text-properties style:font-name="Consolas" style:font-name-asian="Consolas" style:font-name-complex="Consolas"/>
    </style:style>
    <style:style style:name="T44_6" style:family="text">
      <style:text-properties style:font-name="Consolas" style:font-name-asian="Consolas" style:font-name-complex="Consolas"/>
    </style:style>
    <style:style style:name="T44_7" style:family="text">
      <style:text-properties style:font-name="Consolas" style:font-name-asian="Consolas" style:font-name-complex="Consolas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style:font-name="Consolas" style:font-name-asian="Consolas" style:font-name-complex="Consolas"/>
    </style:style>
    <style:style style:name="T45_2" style:family="text">
      <style:text-properties style:font-name="Consolas" style:font-name-asian="Consolas" style:font-name-complex="Consolas"/>
    </style:style>
    <style:style style:name="T45_3" style:family="text">
      <style:text-properties style:font-name="Consolas" style:font-name-asian="Consolas" style:font-name-complex="Consolas"/>
    </style:style>
    <style:style style:name="T45_4" style:family="text">
      <style:text-properties style:font-name="Consolas" style:font-name-asian="Consolas" style:font-name-complex="Consolas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style:font-name="Consolas" style:font-name-asian="Consolas" style:font-name-complex="Consolas"/>
    </style:style>
    <style:style style:name="T46_2" style:family="text">
      <style:text-properties style:font-name="Consolas" style:font-name-asian="Consolas" style:font-name-complex="Consolas"/>
    </style:style>
    <style:style style:name="T46_3" style:family="text">
      <style:text-properties style:font-name="Consolas" style:font-name-asian="Consolas" style:font-name-complex="Consolas"/>
    </style:style>
    <style:style style:name="T46_4" style:family="text">
      <style:text-properties style:font-name="Consolas" style:font-name-asian="Consolas" style:font-name-complex="Consolas"/>
    </style:style>
    <style:style style:name="T46_5" style:family="text">
      <style:text-properties style:font-name="Consolas" style:font-name-asian="Consolas" style:font-name-complex="Consolas"/>
    </style:style>
    <style:style style:name="P47" style:family="paragraph" style:parent-style-name="Standard">
      <style:paragraph-properties fo:break-before="auto" fo:text-indent="1.27cm" fo:line-height="115%" style:writing-mode="lr-tb"/>
    </style:style>
    <style:style style:name="T47_1" style:family="text">
      <style:text-properties style:font-name="Consolas" style:font-name-asian="Consolas" style:font-name-complex="Consolas"/>
    </style:style>
    <style:style style:name="T47_2" style:family="text">
      <style:text-properties style:font-name="Consolas" style:font-name-asian="Consolas" style:font-name-complex="Consolas"/>
    </style:style>
    <style:style style:name="T47_3" style:family="text">
      <style:text-properties style:font-name="Consolas" style:font-name-asian="Consolas" style:font-name-complex="Consolas"/>
    </style:style>
    <style:style style:name="T47_4" style:family="text">
      <style:text-properties style:font-name="Consolas" style:font-name-asian="Consolas" style:font-name-complex="Consolas"/>
    </style:style>
    <style:style style:name="T47_5" style:family="text">
      <style:text-properties style:font-name="Consolas" style:font-name-asian="Consolas" style:font-name-complex="Consolas"/>
    </style:style>
    <style:style style:name="T47_6" style:family="text">
      <style:text-properties style:font-name="Consolas" style:font-name-asian="Consolas" style:font-name-complex="Consolas"/>
    </style:style>
    <style:style style:name="T47_7" style:family="text">
      <style:text-properties style:font-name="Consolas" style:font-name-asian="Consolas" style:font-name-complex="Consolas"/>
    </style:style>
    <style:style style:name="T47_8" style:family="text">
      <style:text-properties style:font-name="Consolas" style:font-name-asian="Consolas" style:font-name-complex="Consolas"/>
    </style:style>
    <style:style style:name="T47_9" style:family="text">
      <style:text-properties style:font-name="Consolas" style:font-name-asian="Consolas" style:font-name-complex="Consolas"/>
    </style:style>
    <style:style style:name="T47_10" style:family="text">
      <style:text-properties style:font-name="Consolas" style:font-name-asian="Consolas" style:font-name-complex="Consolas"/>
    </style:style>
    <style:style style:name="T47_11" style:family="text">
      <style:text-properties style:font-name="Consolas" style:font-name-asian="Consolas" style:font-name-complex="Consolas"/>
    </style:style>
    <style:style style:name="T47_12" style:family="text">
      <style:text-properties style:font-name="Consolas" style:font-name-asian="Consolas" style:font-name-complex="Consolas"/>
    </style:style>
    <style:style style:name="T47_13" style:family="text">
      <style:text-properties style:font-name="Consolas" style:font-name-asian="Consolas" style:font-name-complex="Consolas"/>
    </style:style>
    <style:style style:name="T47_14" style:family="text">
      <style:text-properties style:font-name="Consolas" style:font-name-asian="Consolas" style:font-name-complex="Consolas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style:font-name="Consolas" style:font-name-asian="Consolas" style:font-name-complex="Consolas"/>
    </style:style>
    <style:style style:name="T48_2" style:family="text">
      <style:text-properties style:font-name="Consolas" style:font-name-asian="Consolas" style:font-name-complex="Consolas"/>
    </style:style>
    <style:style style:name="T48_3" style:family="text">
      <style:text-properties style:font-name="Consolas" style:font-name-asian="Consolas" style:font-name-complex="Consolas"/>
    </style:style>
    <style:style style:name="T48_4" style:family="text">
      <style:text-properties style:font-name="Consolas" style:font-name-asian="Consolas" style:font-name-complex="Consolas"/>
    </style:style>
    <style:style style:name="T48_5" style:family="text">
      <style:text-properties style:font-name="Consolas" style:font-name-asian="Consolas" style:font-name-complex="Consolas"/>
    </style:style>
    <style:style style:name="T48_6" style:family="text">
      <style:text-properties style:font-name="Consolas" style:font-name-asian="Consolas" style:font-name-complex="Consolas"/>
    </style:style>
    <style:style style:name="T48_7" style:family="text">
      <style:text-properties style:font-name="Consolas" style:font-name-asian="Consolas" style:font-name-complex="Consolas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style:font-name="Consolas" style:font-name-asian="Consolas" style:font-name-complex="Consolas"/>
    </style:style>
    <style:style style:name="T49_2" style:family="text">
      <style:text-properties style:font-name="Consolas" style:font-name-asian="Consolas" style:font-name-complex="Consolas"/>
    </style:style>
    <style:style style:name="T49_3" style:family="text">
      <style:text-properties style:font-name="Consolas" style:font-name-asian="Consolas" style:font-name-complex="Consolas"/>
    </style:style>
    <style:style style:name="T49_4" style:family="text">
      <style:text-properties style:font-name="Consolas" style:font-name-asian="Consolas" style:font-name-complex="Consolas"/>
    </style:style>
    <style:style style:name="T49_5" style:family="text">
      <style:text-properties style:font-name="Consolas" style:font-name-asian="Consolas" style:font-name-complex="Consolas"/>
    </style:style>
    <style:style style:name="T49_6" style:family="text">
      <style:text-properties style:font-name="Consolas" style:font-name-asian="Consolas" style:font-name-complex="Consolas"/>
    </style:style>
    <style:style style:name="T49_7" style:family="text">
      <style:text-properties style:font-name="Consolas" style:font-name-asian="Consolas" style:font-name-complex="Consolas"/>
    </style:style>
    <style:style style:name="T49_8" style:family="text">
      <style:text-properties style:font-name="Consolas" style:font-name-asian="Consolas" style:font-name-complex="Consolas"/>
    </style:style>
    <style:style style:name="T49_9" style:family="text">
      <style:text-properties style:font-name="Consolas" style:font-name-asian="Consolas" style:font-name-complex="Consolas"/>
    </style:style>
    <style:style style:name="T49_10" style:family="text">
      <style:text-properties style:font-name="Consolas" style:font-name-asian="Consolas" style:font-name-complex="Consolas"/>
    </style:style>
    <style:style style:name="T49_11" style:family="text">
      <style:text-properties style:font-name="Consolas" style:font-name-asian="Consolas" style:font-name-complex="Consolas"/>
    </style:style>
    <style:style style:name="T49_12" style:family="text">
      <style:text-properties style:font-name="Consolas" style:font-name-asian="Consolas" style:font-name-complex="Consolas"/>
    </style:style>
    <style:style style:name="T49_13" style:family="text">
      <style:text-properties style:font-name="Consolas" style:font-name-asian="Consolas" style:font-name-complex="Consolas"/>
    </style:style>
    <style:style style:name="T49_14" style:family="text">
      <style:text-properties style:font-name="Consolas" style:font-name-asian="Consolas" style:font-name-complex="Consolas"/>
    </style:style>
    <style:style style:name="T49_15" style:family="text">
      <style:text-properties style:font-name="Consolas" style:font-name-asian="Consolas" style:font-name-complex="Consolas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style:font-name="Consolas" style:font-name-asian="Consolas" style:font-name-complex="Consolas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style:font-name="Consolas" style:font-name-asian="Consolas" style:font-name-complex="Consolas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style:font-name="Consolas" style:font-name-asian="Consolas" style:font-name-complex="Consolas"/>
    </style:style>
    <style:style style:name="T52_2" style:family="text">
      <style:text-properties style:font-name="Consolas" style:font-name-asian="Consolas" style:font-name-complex="Consolas"/>
    </style:style>
    <style:style style:name="T52_3" style:family="text">
      <style:text-properties style:font-name="Consolas" style:font-name-asian="Consolas" style:font-name-complex="Consolas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style:font-name="Consolas" style:font-name-asian="Consolas" style:font-name-complex="Consolas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font-name="Consolas" style:font-name-asian="Consolas" style:font-name-complex="Consolas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style:font-name="Consolas" style:font-name-asian="Consolas" style:font-name-complex="Consolas"/>
    </style:style>
    <style:style style:name="T55_2" style:family="text">
      <style:text-properties style:font-name="Consolas" style:font-name-asian="Consolas" style:font-name-complex="Consolas"/>
    </style:style>
    <style:style style:name="T55_3" style:family="text">
      <style:text-properties style:font-name="Consolas" style:font-name-asian="Consolas" style:font-name-complex="Consolas"/>
    </style:style>
    <style:style style:name="T55_4" style:family="text">
      <style:text-properties style:font-name="Consolas" style:font-name-asian="Consolas" style:font-name-complex="Consolas"/>
    </style:style>
    <style:style style:name="T55_5" style:family="text">
      <style:text-properties style:font-name="Consolas" style:font-name-asian="Consolas" style:font-name-complex="Consolas"/>
    </style:style>
    <style:style style:name="T55_6" style:family="text">
      <style:text-properties style:font-name="Consolas" style:font-name-asian="Consolas" style:font-name-complex="Consolas"/>
    </style:style>
    <style:style style:name="T55_7" style:family="text">
      <style:text-properties style:font-name="Consolas" style:font-name-asian="Consolas" style:font-name-complex="Consolas"/>
    </style:style>
    <style:style style:name="T55_8" style:family="text">
      <style:text-properties style:font-name="Consolas" style:font-name-asian="Consolas" style:font-name-complex="Consolas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style:font-name="Consolas" style:font-name-asian="Consolas" style:font-name-complex="Consolas"/>
    </style:style>
    <style:style style:name="T56_2" style:family="text">
      <style:text-properties style:font-name="Consolas" style:font-name-asian="Consolas" style:font-name-complex="Consolas"/>
    </style:style>
    <style:style style:name="T56_3" style:family="text">
      <style:text-properties style:font-name="Consolas" style:font-name-asian="Consolas" style:font-name-complex="Consolas"/>
    </style:style>
    <style:style style:name="T56_4" style:family="text">
      <style:text-properties style:font-name="Consolas" style:font-name-asian="Consolas" style:font-name-complex="Consolas"/>
    </style:style>
    <style:style style:name="P57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style:font-name="Verdana" style:font-name-asian="Verdana" style:font-name-complex="Verdana"/>
    </style:style>
    <style:style style:name="T58_2" style:family="text">
      <style:text-properties style:font-name="Verdana" style:font-name-asian="Verdana" style:font-name-complex="Verdana"/>
    </style:style>
    <style:style style:name="T58_3" style:family="text">
      <style:text-properties style:font-name="Verdana" style:font-name-asian="Verdana" style:font-name-complex="Verdana"/>
    </style:style>
    <style:style style:name="T58_4" style:family="text">
      <style:text-properties style:font-name="Verdana" style:font-name-asian="Verdana" style:font-name-complex="Verdana"/>
    </style:style>
    <style:style style:name="T58_5" style:family="text">
      <style:text-properties style:font-name="Verdana" style:font-name-asian="Verdana" style:font-name-complex="Verdana"/>
    </style:style>
    <style:style style:name="T58_6" style:family="text">
      <style:text-properties style:font-name="Verdana" style:font-name-asian="Verdana" style:font-name-complex="Verdana"/>
    </style:style>
    <style:style style:name="T58_7" style:family="text">
      <style:text-properties style:font-name="Verdana" style:font-name-asian="Verdana" style:font-name-complex="Verdana"/>
    </style:style>
    <style:style style:name="T58_8" style:family="text">
      <style:text-properties style:font-name="Verdana" style:font-name-asian="Verdana" style:font-name-complex="Verdana"/>
    </style:style>
    <style:style style:name="T58_9" style:family="text">
      <style:text-properties style:font-name="Verdana" style:font-name-asian="Verdana" style:font-name-complex="Verdana"/>
    </style:style>
    <style:style style:name="T58_10" style:family="text">
      <style:text-properties style:font-name="Verdana" style:font-name-asian="Verdana" style:font-name-complex="Verdana"/>
    </style:style>
    <style:style style:name="T58_11" style:family="text">
      <style:text-properties style:font-name="Verdana" style:font-name-asian="Verdana" style:font-name-complex="Verdana"/>
    </style:style>
    <style:style style:name="T58_12" style:family="text">
      <style:text-properties style:font-name="Verdana" style:font-name-asian="Verdana" style:font-name-complex="Verdana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font-name="Consolas" style:font-name-asian="Consolas" style:font-name-complex="Consolas"/>
    </style:style>
    <style:style style:name="T59_2" style:family="text">
      <style:text-properties style:font-name="Consolas" style:font-name-asian="Consolas" style:font-name-complex="Consolas"/>
    </style:style>
    <style:style style:name="T59_3" style:family="text">
      <style:text-properties style:font-name="Consolas" style:font-name-asian="Consolas" style:font-name-complex="Consolas"/>
    </style:style>
    <style:style style:name="T59_4" style:family="text">
      <style:text-properties style:font-name="Consolas" style:font-name-asian="Consolas" style:font-name-complex="Consolas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style:font-name="Consolas" style:font-name-asian="Consolas" style:font-name-complex="Consolas"/>
    </style:style>
    <style:style style:name="T60_2" style:family="text">
      <style:text-properties style:font-name="Consolas" style:font-name-asian="Consolas" style:font-name-complex="Consolas"/>
    </style:style>
    <style:style style:name="T60_3" style:family="text">
      <style:text-properties style:font-name="Consolas" style:font-name-asian="Consolas" style:font-name-complex="Consolas"/>
    </style:style>
    <style:style style:name="T60_4" style:family="text">
      <style:text-properties style:font-name="Consolas" style:font-name-asian="Consolas" style:font-name-complex="Consolas"/>
    </style:style>
    <style:style style:name="T60_5" style:family="text">
      <style:text-properties style:font-name="Consolas" style:font-name-asian="Consolas" style:font-name-complex="Consolas"/>
    </style:style>
    <style:style style:name="T60_6" style:family="text">
      <style:text-properties style:font-name="Consolas" style:font-name-asian="Consolas" style:font-name-complex="Consolas"/>
    </style:style>
    <style:style style:name="T60_7" style:family="text">
      <style:text-properties style:font-name="Consolas" style:font-name-asian="Consolas" style:font-name-complex="Consolas"/>
    </style:style>
    <style:style style:name="T60_8" style:family="text">
      <style:text-properties style:font-name="Consolas" style:font-name-asian="Consolas" style:font-name-complex="Consolas"/>
    </style:style>
    <style:style style:name="T60_9" style:family="text">
      <style:text-properties style:font-name="Consolas" style:font-name-asian="Consolas" style:font-name-complex="Consolas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style:font-name="Consolas" style:font-name-asian="Consolas" style:font-name-complex="Consolas"/>
    </style:style>
    <style:style style:name="T61_2" style:family="text">
      <style:text-properties style:font-name="Consolas" style:font-name-asian="Consolas" style:font-name-complex="Consolas"/>
    </style:style>
    <style:style style:name="T61_3" style:family="text">
      <style:text-properties style:font-name="Consolas" style:font-name-asian="Consolas" style:font-name-complex="Consolas"/>
    </style:style>
    <style:style style:name="T61_4" style:family="text">
      <style:text-properties style:font-name="Consolas" style:font-name-asian="Consolas" style:font-name-complex="Consolas"/>
    </style:style>
    <style:style style:name="T61_5" style:family="text">
      <style:text-properties style:font-name="Consolas" style:font-name-asian="Consolas" style:font-name-complex="Consolas"/>
    </style:style>
    <style:style style:name="T61_6" style:family="text">
      <style:text-properties style:font-name="Consolas" style:font-name-asian="Consolas" style:font-name-complex="Consolas"/>
    </style:style>
    <style:style style:name="T61_7" style:family="text">
      <style:text-properties style:font-name="Consolas" style:font-name-asian="Consolas" style:font-name-complex="Consolas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style:font-name="Consolas" style:font-name-asian="Consolas" style:font-name-complex="Consolas"/>
    </style:style>
    <style:style style:name="T62_2" style:family="text">
      <style:text-properties style:font-name="Consolas" style:font-name-asian="Consolas" style:font-name-complex="Consolas"/>
    </style:style>
    <style:style style:name="T62_3" style:family="text">
      <style:text-properties style:font-name="Consolas" style:font-name-asian="Consolas" style:font-name-complex="Consolas"/>
    </style:style>
    <style:style style:name="T62_4" style:family="text">
      <style:text-properties style:font-name="Consolas" style:font-name-asian="Consolas" style:font-name-complex="Consolas"/>
    </style:style>
    <style:style style:name="T62_5" style:family="text">
      <style:text-properties style:font-name="Consolas" style:font-name-asian="Consolas" style:font-name-complex="Consolas"/>
    </style:style>
    <style:style style:name="T62_6" style:family="text">
      <style:text-properties style:font-name="Consolas" style:font-name-asian="Consolas" style:font-name-complex="Consolas"/>
    </style:style>
    <style:style style:name="T62_7" style:family="text">
      <style:text-properties style:font-name="Consolas" style:font-name-asian="Consolas" style:font-name-complex="Consolas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style:font-name="Consolas" style:font-name-asian="Consolas" style:font-name-complex="Consolas"/>
    </style:style>
    <style:style style:name="T63_2" style:family="text">
      <style:text-properties style:font-name="Consolas" style:font-name-asian="Consolas" style:font-name-complex="Consolas"/>
    </style:style>
    <style:style style:name="T63_3" style:family="text">
      <style:text-properties style:font-name="Consolas" style:font-name-asian="Consolas" style:font-name-complex="Consolas"/>
    </style:style>
    <style:style style:name="T63_4" style:family="text">
      <style:text-properties style:font-name="Consolas" style:font-name-asian="Consolas" style:font-name-complex="Consolas"/>
    </style:style>
    <style:style style:name="T63_5" style:family="text">
      <style:text-properties style:font-name="Consolas" style:font-name-asian="Consolas" style:font-name-complex="Consolas"/>
    </style:style>
    <style:style style:name="T63_6" style:family="text">
      <style:text-properties style:font-name="Consolas" style:font-name-asian="Consolas" style:font-name-complex="Consolas"/>
    </style:style>
    <style:style style:name="T63_7" style:family="text">
      <style:text-properties style:font-name="Consolas" style:font-name-asian="Consolas" style:font-name-complex="Consolas"/>
    </style:style>
    <style:style style:name="P64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style:font-name="Consolas" style:font-name-asian="Consolas" style:font-name-complex="Consolas"/>
    </style:style>
    <style:style style:name="T65_2" style:family="text">
      <style:text-properties style:font-name="Consolas" style:font-name-asian="Consolas" style:font-name-complex="Consolas"/>
    </style:style>
    <style:style style:name="T65_3" style:family="text">
      <style:text-properties style:font-name="Consolas" style:font-name-asian="Consolas" style:font-name-complex="Consolas"/>
    </style:style>
    <style:style style:name="T65_4" style:family="text">
      <style:text-properties style:font-name="Consolas" style:font-name-asian="Consolas" style:font-name-complex="Consolas"/>
    </style:style>
    <style:style style:name="T65_5" style:family="text">
      <style:text-properties style:font-name="Consolas" style:font-name-asian="Consolas" style:font-name-complex="Consolas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style:font-name="Consolas" style:font-name-asian="Consolas" style:font-name-complex="Consolas"/>
    </style:style>
    <style:style style:name="T66_2" style:family="text">
      <style:text-properties style:font-name="Consolas" style:font-name-asian="Consolas" style:font-name-complex="Consolas"/>
    </style:style>
    <style:style style:name="T66_3" style:family="text">
      <style:text-properties style:font-name="Consolas" style:font-name-asian="Consolas" style:font-name-complex="Consolas"/>
    </style:style>
    <style:style style:name="T66_4" style:family="text">
      <style:text-properties style:font-name="Consolas" style:font-name-asian="Consolas" style:font-name-complex="Consolas"/>
    </style:style>
    <style:style style:name="T66_5" style:family="text">
      <style:text-properties style:font-name="Consolas" style:font-name-asian="Consolas" style:font-name-complex="Consolas"/>
    </style:style>
    <style:style style:name="T66_6" style:family="text">
      <style:text-properties style:font-name="Consolas" style:font-name-asian="Consolas" style:font-name-complex="Consolas"/>
    </style:style>
    <style:style style:name="T66_7" style:family="text">
      <style:text-properties style:font-name="Consolas" style:font-name-asian="Consolas" style:font-name-complex="Consolas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style:font-name="Consolas" style:font-name-asian="Consolas" style:font-name-complex="Consolas"/>
    </style:style>
    <style:style style:name="T67_2" style:family="text">
      <style:text-properties style:font-name="Consolas" style:font-name-asian="Consolas" style:font-name-complex="Consolas"/>
    </style:style>
    <style:style style:name="T67_3" style:family="text">
      <style:text-properties style:font-name="Consolas" style:font-name-asian="Consolas" style:font-name-complex="Consolas"/>
    </style:style>
    <style:style style:name="T67_4" style:family="text">
      <style:text-properties style:font-name="Consolas" style:font-name-asian="Consolas" style:font-name-complex="Consolas"/>
    </style:style>
    <style:style style:name="T67_5" style:family="text">
      <style:text-properties style:font-name="Consolas" style:font-name-asian="Consolas" style:font-name-complex="Consolas"/>
    </style:style>
    <style:style style:name="T67_6" style:family="text">
      <style:text-properties style:font-name="Consolas" style:font-name-asian="Consolas" style:font-name-complex="Consolas"/>
    </style:style>
    <style:style style:name="T67_7" style:family="text">
      <style:text-properties style:font-name="Consolas" style:font-name-asian="Consolas" style:font-name-complex="Consolas"/>
    </style:style>
    <style:style style:name="T67_8" style:family="text">
      <style:text-properties style:font-name="Consolas" style:font-name-asian="Consolas" style:font-name-complex="Consolas"/>
    </style:style>
    <style:style style:name="T67_9" style:family="text">
      <style:text-properties style:font-name="Consolas" style:font-name-asian="Consolas" style:font-name-complex="Consolas"/>
    </style:style>
    <style:style style:name="T67_10" style:family="text">
      <style:text-properties style:font-name="Consolas" style:font-name-asian="Consolas" style:font-name-complex="Consolas"/>
    </style:style>
    <style:style style:name="T67_11" style:family="text">
      <style:text-properties style:font-name="Consolas" style:font-name-asian="Consolas" style:font-name-complex="Consolas"/>
    </style:style>
    <style:style style:name="T67_12" style:family="text">
      <style:text-properties style:font-name="Consolas" style:font-name-asian="Consolas" style:font-name-complex="Consolas"/>
    </style:style>
    <style:style style:name="T67_13" style:family="text">
      <style:text-properties style:font-name="Consolas" style:font-name-asian="Consolas" style:font-name-complex="Consolas"/>
    </style:style>
    <style:style style:name="T67_14" style:family="text">
      <style:text-properties style:font-name="Consolas" style:font-name-asian="Consolas" style:font-name-complex="Consolas"/>
    </style:style>
    <style:style style:name="T67_15" style:family="text">
      <style:text-properties style:font-name="Consolas" style:font-name-asian="Consolas" style:font-name-complex="Consolas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style:font-name="Consolas" style:font-name-asian="Consolas" style:font-name-complex="Consolas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style:font-name="Consolas" style:font-name-asian="Consolas" style:font-name-complex="Consolas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style:font-name="Consolas" style:font-name-asian="Consolas" style:font-name-complex="Consolas"/>
    </style:style>
    <style:style style:name="T70_2" style:family="text">
      <style:text-properties style:font-name="Consolas" style:font-name-asian="Consolas" style:font-name-complex="Consolas"/>
    </style:style>
    <style:style style:name="T70_3" style:family="text">
      <style:text-properties style:font-name="Consolas" style:font-name-asian="Consolas" style:font-name-complex="Consolas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style:font-name="Consolas" style:font-name-asian="Consolas" style:font-name-complex="Consolas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style:font-name="Consolas" style:font-name-asian="Consolas" style:font-name-complex="Consolas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style:font-name="Consolas" style:font-name-asian="Consolas" style:font-name-complex="Consolas"/>
    </style:style>
    <style:style style:name="T73_2" style:family="text">
      <style:text-properties style:font-name="Consolas" style:font-name-asian="Consolas" style:font-name-complex="Consolas"/>
    </style:style>
    <style:style style:name="T73_3" style:family="text">
      <style:text-properties style:font-name="Consolas" style:font-name-asian="Consolas" style:font-name-complex="Consolas"/>
    </style:style>
    <style:style style:name="T73_4" style:family="text">
      <style:text-properties style:font-name="Consolas" style:font-name-asian="Consolas" style:font-name-complex="Consolas"/>
    </style:style>
    <style:style style:name="T73_5" style:family="text">
      <style:text-properties style:font-name="Consolas" style:font-name-asian="Consolas" style:font-name-complex="Consolas"/>
    </style:style>
    <style:style style:name="T73_6" style:family="text">
      <style:text-properties style:font-name="Consolas" style:font-name-asian="Consolas" style:font-name-complex="Consolas"/>
    </style:style>
    <style:style style:name="T73_7" style:family="text">
      <style:text-properties style:font-name="Consolas" style:font-name-asian="Consolas" style:font-name-complex="Consolas"/>
    </style:style>
    <style:style style:name="T73_8" style:family="text">
      <style:text-properties style:font-name="Consolas" style:font-name-asian="Consolas" style:font-name-complex="Consolas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style:font-name="Consolas" style:font-name-asian="Consolas" style:font-name-complex="Consolas"/>
    </style:style>
    <style:style style:name="T74_2" style:family="text">
      <style:text-properties style:font-name="Consolas" style:font-name-asian="Consolas" style:font-name-complex="Consolas"/>
    </style:style>
    <style:style style:name="T74_3" style:family="text">
      <style:text-properties style:font-name="Consolas" style:font-name-asian="Consolas" style:font-name-complex="Consolas"/>
    </style:style>
    <style:style style:name="T74_4" style:family="text">
      <style:text-properties style:font-name="Consolas" style:font-name-asian="Consolas" style:font-name-complex="Consolas"/>
    </style:style>
    <style:style style:name="P75" style:family="paragraph" style:parent-style-name="Standard">
      <style:paragraph-properties fo:break-before="auto" fo:line-height="115%" style:writing-mode="lr-tb"/>
      <style:text-properties style:font-name="Verdana" fo:font-size="13pt" style:font-name-asian="Verdana" style:font-size-asian="13pt" style:font-name-complex="Verdana" style:font-size-complex="13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6_3" style:family="text"/>
    <style:style style:name="T76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6_5" style:family="text"/>
    <style:style style:name="T76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6_7" style:family="text"/>
    <style:style style:name="T76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6_9" style:family="text"/>
    <style:style style:name="T76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6_11" style:family="text"/>
    <style:style style:name="T76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6_13" style:family="text"/>
    <style:style style:name="T76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6_15" style:family="text"/>
    <style:style style:name="T76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6_17" style:family="text"/>
    <style:style style:name="T76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6_19" style:family="text"/>
    <style:style style:name="T76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6_21" style:family="text"/>
    <style:style style:name="T76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6_23" style:family="text"/>
    <style:style style:name="T76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6_25" style:family="text"/>
    <style:style style:name="T76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6_27" style:family="text"/>
    <style:style style:name="T76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6_29" style:family="text"/>
    <style:style style:name="T76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6_31" style:family="text"/>
    <style:style style:name="T76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6_33" style:family="text"/>
    <style:style style:name="T76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6_35" style:family="text"/>
    <style:style style:name="T76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6_37" style:family="text"/>
    <style:style style:name="T76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6_39" style:family="text"/>
    <style:style style:name="T76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6_41" style:family="text"/>
    <style:style style:name="T76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6_43" style:family="text"/>
    <style:style style:name="T76_4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7_3" style:family="text"/>
    <style:style style:name="T77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7_5" style:family="text"/>
    <style:style style:name="T77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7_7" style:family="text"/>
    <style:style style:name="T77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7_9" style:family="text"/>
    <style:style style:name="T77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7_11" style:family="text"/>
    <style:style style:name="T77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7_13" style:family="text"/>
    <style:style style:name="T77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7_15" style:family="text"/>
    <style:style style:name="T77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7_17" style:family="text"/>
    <style:style style:name="T77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7_19" style:family="text"/>
    <style:style style:name="T77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7_21" style:family="text"/>
    <style:style style:name="T77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7_23" style:family="text"/>
    <style:style style:name="T77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7_25" style:family="text"/>
    <style:style style:name="T77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8_3" style:family="text"/>
    <style:style style:name="T78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8_5" style:family="text"/>
    <style:style style:name="T78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8_7" style:family="text"/>
    <style:style style:name="T78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8_9" style:family="text"/>
    <style:style style:name="T78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8_11" style:family="text"/>
    <style:style style:name="T78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8_13" style:family="text"/>
    <style:style style:name="T78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8_15" style:family="text"/>
    <style:style style:name="T78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8_17" style:family="text"/>
    <style:style style:name="T78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8_19" style:family="text"/>
    <style:style style:name="T78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8_21" style:family="text"/>
    <style:style style:name="T78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8_23" style:family="text"/>
    <style:style style:name="T78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8_25" style:family="text"/>
    <style:style style:name="T78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8_27" style:family="text"/>
    <style:style style:name="T78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8_29" style:family="text"/>
    <style:style style:name="T78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8_31" style:family="text"/>
    <style:style style:name="T78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8_33" style:family="text"/>
    <style:style style:name="T78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8_35" style:family="text"/>
    <style:style style:name="T78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8_37" style:family="text"/>
    <style:style style:name="T78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8_39" style:family="text"/>
    <style:style style:name="T78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8_41" style:family="text"/>
    <style:style style:name="T78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8_43" style:family="text"/>
    <style:style style:name="T78_4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8_45" style:family="text"/>
    <style:style style:name="T78_4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9_3" style:family="text"/>
    <style:style style:name="T79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9_5" style:family="text"/>
    <style:style style:name="T79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9_7" style:family="text"/>
    <style:style style:name="T79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9_9" style:family="text"/>
    <style:style style:name="T79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9_11" style:family="text"/>
    <style:style style:name="T79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9_13" style:family="text"/>
    <style:style style:name="T79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9_15" style:family="text"/>
    <style:style style:name="T79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9_17" style:family="text"/>
    <style:style style:name="T79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9_19" style:family="text"/>
    <style:style style:name="T79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9_21" style:family="text"/>
    <style:style style:name="T79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9_23" style:family="text"/>
    <style:style style:name="T79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9_25" style:family="text"/>
    <style:style style:name="T79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9_27" style:family="text"/>
    <style:style style:name="T79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9_29" style:family="text"/>
    <style:style style:name="T79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9_31" style:family="text"/>
    <style:style style:name="T79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9_33" style:family="text"/>
    <style:style style:name="T79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79_35" style:family="text"/>
    <style:style style:name="T79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0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0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0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0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0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0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0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0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0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0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0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0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0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0_1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81_2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81_3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81_4" style:family="text">
      <style:text-properties style:font-name="Verdana" style:font-name-asian="Verdana" style:font-name-complex="Verdana"/>
    </style:style>
    <style:style style:name="T81_5" style:family="text">
      <style:text-properties style:font-name="Verdana" style:font-name-asian="Verdana" style:font-name-complex="Verdana"/>
    </style:style>
    <style:style style:name="T81_6" style:family="text">
      <style:text-properties style:font-name="Verdana" style:font-name-asian="Verdana" style:font-name-complex="Verdana"/>
    </style:style>
    <style:style style:name="T81_7" style:family="text">
      <style:text-properties style:font-name="Verdana" style:font-name-asian="Verdana" style:font-name-complex="Verdana"/>
    </style:style>
    <style:style style:name="T81_8" style:family="text">
      <style:text-properties style:font-name="Verdana" style:font-name-asian="Verdana" style:font-name-complex="Verdana"/>
    </style:style>
    <style:style style:name="T81_9" style:family="text">
      <style:text-properties style:font-name="Verdana" style:font-name-asian="Verdana" style:font-name-complex="Verdana"/>
    </style:style>
    <style:style style:name="T81_10" style:family="text">
      <style:text-properties style:font-name="Verdana" style:font-name-asian="Verdana" style:font-name-complex="Verdana"/>
    </style:style>
    <style:style style:name="T81_11" style:family="text">
      <style:text-properties fo:color="#674ea7" style:font-name="Verdana" style:font-name-asian="Verdana" style:font-name-complex="Verdana" fo:font-weight="bold" style:font-weight-asian="bold" style:font-weight-complex="bold"/>
    </style:style>
    <style:style style:name="T81_12" style:family="text">
      <style:text-properties fo:color="#674ea7" style:font-name="Verdana" style:font-name-asian="Verdana" style:font-name-complex="Verdana" fo:font-weight="bold" style:font-weight-asian="bold" style:font-weight-complex="bold"/>
    </style:style>
    <style:style style:name="T81_13" style:family="text">
      <style:text-properties fo:color="#674ea7" style:font-name="Verdana" style:font-name-asian="Verdana" style:font-name-complex="Verdana" fo:font-weight="bold" style:font-weight-asian="bold" style:font-weight-complex="bold"/>
    </style:style>
    <style:style style:name="T81_14" style:family="text">
      <style:text-properties fo:color="#674ea7" style:font-name="Verdana" style:font-name-asian="Verdana" style:font-name-complex="Verdana" fo:font-weight="bold" style:font-weight-asian="bold" style:font-weight-complex="bold"/>
    </style:style>
    <style:style style:name="T81_15" style:family="text">
      <style:text-properties fo:color="#674ea7" style:font-name="Verdana" style:font-name-asian="Verdana" style:font-name-complex="Verdana" fo:font-weight="bold" style:font-weight-asian="bold" style:font-weight-complex="bold"/>
    </style:style>
    <style:style style:name="T81_16" style:family="text">
      <style:text-properties fo:color="#674ea7" style:font-name="Verdana" style:font-name-asian="Verdana" style:font-name-complex="Verdana" fo:font-weight="bold" style:font-weight-asian="bold" style:font-weight-complex="bold"/>
    </style:style>
    <style:style style:name="T81_17" style:family="text">
      <style:text-properties fo:color="#674ea7" style:font-name="Verdana" style:font-name-asian="Verdana" style:font-name-complex="Verdana" fo:font-weight="bold" style:font-weight-asian="bold" style:font-weight-complex="bold"/>
    </style:style>
    <style:style style:name="T81_18" style:family="text">
      <style:text-properties fo:color="#674ea7" style:font-name="Verdana" style:font-name-asian="Verdana" style:font-name-complex="Verdana" fo:font-weight="bold" style:font-weight-asian="bold" style:font-weight-complex="bold"/>
    </style:style>
    <style:style style:name="T81_19" style:family="text">
      <style:text-properties fo:color="#674ea7" style:font-name="Verdana" style:font-name-asian="Verdana" style:font-name-complex="Verdana" fo:font-weight="bold" style:font-weight-asian="bold" style:font-weight-complex="bold"/>
    </style:style>
    <style:style style:name="T81_20" style:family="text">
      <style:text-properties fo:color="#674ea7" style:font-name="Verdana" style:font-name-asian="Verdana" style:font-name-complex="Verdana" fo:font-weight="bold" style:font-weight-asian="bold" style:font-weight-complex="bold"/>
    </style:style>
    <style:style style:name="T81_21" style:family="text">
      <style:text-properties fo:color="#674ea7" style:font-name="Verdana" style:font-name-asian="Verdana" style:font-name-complex="Verdana" fo:font-weight="bold" style:font-weight-asian="bold" style:font-weight-complex="bold"/>
    </style:style>
    <style:style style:name="T81_22" style:family="text">
      <style:text-properties fo:color="#674ea7" style:font-name="Verdana" style:font-name-asian="Verdana" style:font-name-complex="Verdana" fo:font-weight="bold" style:font-weight-asian="bold" style:font-weight-complex="bold"/>
    </style:style>
    <style:style style:name="T81_23" style:family="text">
      <style:text-properties fo:color="#674ea7" style:font-name="Verdana" style:font-name-asian="Verdana" style:font-name-complex="Verdana" fo:font-weight="bold" style:font-weight-asian="bold" style:font-weight-complex="bold"/>
    </style:style>
    <style:style style:name="T81_24" style:family="text">
      <style:text-properties fo:color="#674ea7" style:font-name="Verdana" style:font-name-asian="Verdana" style:font-name-complex="Verdana" fo:font-weight="bold" style:font-weight-asian="bold" style:font-weight-complex="bold"/>
    </style:style>
    <style:style style:name="T81_25" style:family="text">
      <style:text-properties fo:color="#674ea7" style:font-name="Verdana" style:font-name-asian="Verdana" style:font-name-complex="Verdana" fo:font-weight="bold" style:font-weight-asian="bold" style:font-weight-complex="bold"/>
    </style:style>
    <style:style style:name="T81_26" style:family="text">
      <style:text-properties fo:color="#674ea7" style:font-name="Verdana" style:font-name-asian="Verdana" style:font-name-complex="Verdana" fo:font-weight="bold" style:font-weight-asian="bold" style:font-weight-complex="bold"/>
    </style:style>
    <style:style style:name="T81_27" style:family="text">
      <style:text-properties fo:color="#674ea7" style:font-name="Verdana" style:font-name-asian="Verdana" style:font-name-complex="Verdana" fo:font-weight="bold" style:font-weight-asian="bold" style:font-weight-complex="bold"/>
    </style:style>
    <style:style style:name="T81_28" style:family="text">
      <style:text-properties fo:color="#674ea7" style:font-name="Verdana" style:font-name-asian="Verdana" style:font-name-complex="Verdana" fo:font-weight="bold" style:font-weight-asian="bold" style:font-weight-complex="bold"/>
    </style:style>
    <style:style style:name="T81_29" style:family="text">
      <style:text-properties fo:color="#674ea7" style:font-name="Verdana" style:font-name-asian="Verdana" style:font-name-complex="Verdana" fo:font-weight="bold" style:font-weight-asian="bold" style:font-weight-complex="bold"/>
    </style:style>
    <style:style style:name="T81_30" style:family="text">
      <style:text-properties fo:color="#674ea7" style:font-name="Verdana" style:font-name-asian="Verdana" style:font-name-complex="Verdana" fo:font-weight="bold" style:font-weight-asian="bold" style:font-weight-complex="bold"/>
    </style:style>
    <style:style style:name="T81_31" style:family="text">
      <style:text-properties fo:color="#674ea7" style:font-name="Verdana" style:font-name-asian="Verdana" style:font-name-complex="Verdana" fo:font-weight="bold" style:font-weight-asian="bold" style:font-weight-complex="bold"/>
    </style:style>
    <style:style style:name="T81_32" style:family="text">
      <style:text-properties style:font-name="Verdana" style:font-name-asian="Verdana" style:font-name-complex="Verdana"/>
    </style:style>
    <style:style style:name="T81_33" style:family="text">
      <style:text-properties style:font-name="Verdana" style:font-name-asian="Verdana" style:font-name-complex="Verdana"/>
    </style:style>
    <style:style style:name="T81_34" style:family="text">
      <style:text-properties style:font-name="Verdana" style:font-name-asian="Verdana" style:font-name-complex="Verdana"/>
    </style:style>
    <style:style style:name="T81_35" style:family="text">
      <style:text-properties style:font-name="Verdana" style:font-name-asian="Verdana" style:font-name-complex="Verdana"/>
    </style:style>
    <style:style style:name="T81_36" style:family="text">
      <style:text-properties style:font-name="Verdana" style:font-name-asian="Verdana" style:font-name-complex="Verdana"/>
    </style:style>
    <style:style style:name="T81_37" style:family="text">
      <style:text-properties style:font-name="Verdana" style:font-name-asian="Verdana" style:font-name-complex="Verdana"/>
    </style:style>
    <style:style style:name="T81_38" style:family="text">
      <style:text-properties style:font-name="Verdana" style:font-name-asian="Verdana" style:font-name-complex="Verdana"/>
    </style:style>
    <style:style style:name="T81_39" style:family="text">
      <style:text-properties style:font-name="Verdana" style:font-name-asian="Verdana" style:font-name-complex="Verdana"/>
    </style:style>
    <style:style style:name="T81_40" style:family="text">
      <style:text-properties style:font-name="Verdana" style:font-name-asian="Verdana" style:font-name-complex="Verdana"/>
    </style:style>
    <style:style style:name="T81_41" style:family="text">
      <style:text-properties style:font-name="Verdana" style:font-name-asian="Verdana" style:font-name-complex="Verdana"/>
    </style:style>
    <style:style style:name="T81_42" style:family="text">
      <style:text-properties style:font-name="Verdana" style:font-name-asian="Verdana" style:font-name-complex="Verdana"/>
    </style:style>
    <style:style style:name="T81_43" style:family="text">
      <style:text-properties style:font-name="Verdana" style:font-name-asian="Verdana" style:font-name-complex="Verdana"/>
    </style:style>
    <style:style style:name="T81_44" style:family="text">
      <style:text-properties style:font-name="Verdana" style:font-name-asian="Verdana" style:font-name-complex="Verdana"/>
    </style:style>
    <style:style style:name="T81_45" style:family="text">
      <style:text-properties style:font-name="Verdana" style:font-name-asian="Verdana" style:font-name-complex="Verdana"/>
    </style:style>
    <style:style style:name="T81_46" style:family="text">
      <style:text-properties style:font-name="Verdana" style:font-name-asian="Verdana" style:font-name-complex="Verdana"/>
    </style:style>
    <style:style style:name="P82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83_2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83_3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83_4" style:family="text">
      <style:text-properties style:font-name="Verdana" style:font-name-asian="Verdana" style:font-name-complex="Verdana"/>
    </style:style>
    <style:style style:name="T83_5" style:family="text">
      <style:text-properties fo:color="#45818e" style:font-name="Verdana" style:font-name-asian="Verdana" style:font-name-complex="Verdana" fo:font-weight="bold" style:font-weight-asian="bold" style:font-weight-complex="bold"/>
    </style:style>
    <style:style style:name="T83_6" style:family="text">
      <style:text-properties fo:color="#45818e" style:font-name="Verdana" style:font-name-asian="Verdana" style:font-name-complex="Verdana" fo:font-weight="bold" style:font-weight-asian="bold" style:font-weight-complex="bold"/>
    </style:style>
    <style:style style:name="T83_7" style:family="text">
      <style:text-properties fo:color="#45818e" style:font-name="Verdana" style:font-name-asian="Verdana" style:font-name-complex="Verdana" fo:font-weight="bold" style:font-weight-asian="bold" style:font-weight-complex="bold"/>
    </style:style>
    <style:style style:name="T83_8" style:family="text">
      <style:text-properties fo:color="#45818e" style:font-name="Verdana" style:font-name-asian="Verdana" style:font-name-complex="Verdana" fo:font-weight="bold" style:font-weight-asian="bold" style:font-weight-complex="bold"/>
    </style:style>
    <style:style style:name="T83_9" style:family="text">
      <style:text-properties fo:color="#45818e" style:font-name="Verdana" style:font-name-asian="Verdana" style:font-name-complex="Verdana" fo:font-weight="bold" style:font-weight-asian="bold" style:font-weight-complex="bold"/>
    </style:style>
    <style:style style:name="T83_10" style:family="text">
      <style:text-properties fo:color="#45818e" style:font-name="Verdana" style:font-name-asian="Verdana" style:font-name-complex="Verdana" fo:font-weight="bold" style:font-weight-asian="bold" style:font-weight-complex="bold"/>
    </style:style>
    <style:style style:name="T83_11" style:family="text">
      <style:text-properties fo:color="#45818e" style:font-name="Verdana" style:font-name-asian="Verdana" style:font-name-complex="Verdana" fo:font-weight="bold" style:font-weight-asian="bold" style:font-weight-complex="bold"/>
    </style:style>
    <style:style style:name="T83_12" style:family="text">
      <style:text-properties fo:color="#45818e" style:font-name="Verdana" style:font-name-asian="Verdana" style:font-name-complex="Verdana" fo:font-weight="bold" style:font-weight-asian="bold" style:font-weight-complex="bold"/>
    </style:style>
    <style:style style:name="T83_13" style:family="text">
      <style:text-properties fo:color="#45818e" style:font-name="Verdana" style:font-name-asian="Verdana" style:font-name-complex="Verdana" fo:font-weight="bold" style:font-weight-asian="bold" style:font-weight-complex="bold"/>
    </style:style>
    <style:style style:name="T83_14" style:family="text">
      <style:text-properties fo:color="#45818e" style:font-name="Verdana" style:font-name-asian="Verdana" style:font-name-complex="Verdana" fo:font-weight="bold" style:font-weight-asian="bold" style:font-weight-complex="bold"/>
    </style:style>
    <style:style style:name="T83_15" style:family="text">
      <style:text-properties fo:color="#45818e" style:font-name="Verdana" style:font-name-asian="Verdana" style:font-name-complex="Verdana" fo:font-weight="bold" style:font-weight-asian="bold" style:font-weight-complex="bold"/>
    </style:style>
    <style:style style:name="T83_16" style:family="text">
      <style:text-properties fo:color="#45818e" style:font-name="Verdana" style:font-name-asian="Verdana" style:font-name-complex="Verdana" fo:font-weight="bold" style:font-weight-asian="bold" style:font-weight-complex="bold"/>
    </style:style>
    <style:style style:name="T83_17" style:family="text">
      <style:text-properties fo:color="#45818e" style:font-name="Verdana" style:font-name-asian="Verdana" style:font-name-complex="Verdana" fo:font-weight="bold" style:font-weight-asian="bold" style:font-weight-complex="bold"/>
    </style:style>
    <style:style style:name="T83_18" style:family="text">
      <style:text-properties fo:color="#45818e" style:font-name="Verdana" style:font-name-asian="Verdana" style:font-name-complex="Verdana" fo:font-weight="bold" style:font-weight-asian="bold" style:font-weight-complex="bold"/>
    </style:style>
    <style:style style:name="T83_19" style:family="text">
      <style:text-properties fo:color="#45818e" style:font-name="Verdana" style:font-name-asian="Verdana" style:font-name-complex="Verdana" fo:font-weight="bold" style:font-weight-asian="bold" style:font-weight-complex="bold"/>
    </style:style>
    <style:style style:name="T83_20" style:family="text">
      <style:text-properties fo:color="#45818e" style:font-name="Verdana" style:font-name-asian="Verdana" style:font-name-complex="Verdana" fo:font-weight="bold" style:font-weight-asian="bold" style:font-weight-complex="bold"/>
    </style:style>
    <style:style style:name="T83_21" style:family="text">
      <style:text-properties fo:color="#45818e" style:font-name="Verdana" style:font-name-asian="Verdana" style:font-name-complex="Verdana" fo:font-weight="bold" style:font-weight-asian="bold" style:font-weight-complex="bold"/>
    </style:style>
    <style:style style:name="T83_22" style:family="text">
      <style:text-properties fo:color="#45818e" style:font-name="Verdana" style:font-name-asian="Verdana" style:font-name-complex="Verdana" fo:font-weight="bold" style:font-weight-asian="bold" style:font-weight-complex="bold"/>
    </style:style>
    <style:style style:name="T83_23" style:family="text">
      <style:text-properties fo:color="#45818e" style:font-name="Verdana" style:font-name-asian="Verdana" style:font-name-complex="Verdana" fo:font-weight="bold" style:font-weight-asian="bold" style:font-weight-complex="bold"/>
    </style:style>
    <style:style style:name="T83_24" style:family="text">
      <style:text-properties fo:color="#45818e" style:font-name="Verdana" style:font-name-asian="Verdana" style:font-name-complex="Verdana" fo:font-weight="bold" style:font-weight-asian="bold" style:font-weight-complex="bold"/>
    </style:style>
    <style:style style:name="T83_25" style:family="text">
      <style:text-properties fo:color="#45818e" style:font-name="Verdana" style:font-name-asian="Verdana" style:font-name-complex="Verdana" fo:font-weight="bold" style:font-weight-asian="bold" style:font-weight-complex="bold"/>
    </style:style>
    <style:style style:name="T83_26" style:family="text">
      <style:text-properties style:font-name="Verdana" style:font-name-asian="Verdana" style:font-name-complex="Verdana"/>
    </style:style>
    <style:style style:name="T83_27" style:family="text">
      <style:text-properties style:font-name="Verdana" style:font-name-asian="Verdana" style:font-name-complex="Verdana"/>
    </style:style>
    <style:style style:name="T83_28" style:family="text">
      <style:text-properties style:font-name="Verdana" style:font-name-asian="Verdana" style:font-name-complex="Verdana"/>
    </style:style>
    <style:style style:name="T83_29" style:family="text">
      <style:text-properties style:font-name="Verdana" style:font-name-asian="Verdana" style:font-name-complex="Verdana"/>
    </style:style>
    <style:style style:name="T83_30" style:family="text">
      <style:text-properties style:font-name="Verdana" style:font-name-asian="Verdana" style:font-name-complex="Verdana"/>
    </style:style>
    <style:style style:name="T83_31" style:family="text">
      <style:text-properties style:font-name="Verdana" style:font-name-asian="Verdana" style:font-name-complex="Verdana"/>
    </style:style>
    <style:style style:name="T83_32" style:family="text">
      <style:text-properties style:font-name="Verdana" style:font-name-asian="Verdana" style:font-name-complex="Verdana"/>
    </style:style>
    <style:style style:name="T83_33" style:family="text">
      <style:text-properties style:font-name="Verdana" style:font-name-asian="Verdana" style:font-name-complex="Verdana"/>
    </style:style>
    <style:style style:name="T83_34" style:family="text">
      <style:text-properties style:font-name="Verdana" style:font-name-asian="Verdana" style:font-name-complex="Verdana"/>
    </style:style>
    <style:style style:name="T83_35" style:family="text">
      <style:text-properties style:font-name="Verdana" style:font-name-asian="Verdana" style:font-name-complex="Verdana"/>
    </style:style>
    <style:style style:name="T83_36" style:family="text">
      <style:text-properties style:font-name="Verdana" style:font-name-asian="Verdana" style:font-name-complex="Verdana"/>
    </style:style>
    <style:style style:name="T83_37" style:family="text">
      <style:text-properties style:font-name="Verdana" style:font-name-asian="Verdana" style:font-name-complex="Verdana"/>
    </style:style>
    <style:style style:name="T83_38" style:family="text">
      <style:text-properties style:font-name="Verdana" style:font-name-asian="Verdana" style:font-name-complex="Verdana"/>
    </style:style>
    <style:style style:name="T83_39" style:family="text">
      <style:text-properties style:font-name="Verdana" style:font-name-asian="Verdana" style:font-name-complex="Verdana"/>
    </style:style>
    <style:style style:name="T83_40" style:family="text">
      <style:text-properties style:font-name="Verdana" style:font-name-asian="Verdana" style:font-name-complex="Verdana"/>
    </style:style>
    <style:style style:name="T83_41" style:family="text">
      <style:text-properties style:font-name="Verdana" style:font-name-asian="Verdana" style:font-name-complex="Verdana"/>
    </style:style>
    <style:style style:name="T83_42" style:family="text">
      <style:text-properties style:font-name="Verdana" style:font-name-asian="Verdana" style:font-name-complex="Verdana"/>
    </style:style>
    <style:style style:name="T83_43" style:family="text">
      <style:text-properties style:font-name="Verdana" style:font-name-asian="Verdana" style:font-name-complex="Verdana"/>
    </style:style>
    <style:style style:name="T83_44" style:family="text">
      <style:text-properties style:font-name="Verdana" style:font-name-asian="Verdana" style:font-name-complex="Verdana"/>
    </style:style>
    <style:style style:name="T83_45" style:family="text">
      <style:text-properties style:font-name="Verdana" style:font-name-asian="Verdana" style:font-name-complex="Verdana"/>
    </style:style>
    <style:style style:name="T83_46" style:family="text">
      <style:text-properties style:font-name="Verdana" style:font-name-asian="Verdana" style:font-name-complex="Verdana"/>
    </style:style>
    <style:style style:name="T83_47" style:family="text">
      <style:text-properties style:font-name="Verdana" style:font-name-asian="Verdana" style:font-name-complex="Verdana"/>
    </style:style>
    <style:style style:name="T83_48" style:family="text">
      <style:text-properties style:font-name="Verdana" style:font-name-asian="Verdana" style:font-name-complex="Verdana"/>
    </style:style>
    <style:style style:name="T83_49" style:family="text">
      <style:text-properties style:font-name="Verdana" style:font-name-asian="Verdana" style:font-name-complex="Verdana"/>
    </style:style>
    <style:style style:name="T83_50" style:family="text">
      <style:text-properties style:font-name="Verdana" style:font-name-asian="Verdana" style:font-name-complex="Verdana"/>
    </style:style>
    <style:style style:name="T83_51" style:family="text">
      <style:text-properties style:font-name="Verdana" style:font-name-asian="Verdana" style:font-name-complex="Verdana"/>
    </style:style>
    <style:style style:name="T83_52" style:family="text">
      <style:text-properties style:font-name="Verdana" style:font-name-asian="Verdana" style:font-name-complex="Verdana"/>
    </style:style>
    <style:style style:name="T83_53" style:family="text">
      <style:text-properties style:font-name="Verdana" style:font-name-asian="Verdana" style:font-name-complex="Verdana"/>
    </style:style>
    <style:style style:name="T83_54" style:family="text">
      <style:text-properties style:font-name="Verdana" style:font-name-asian="Verdana" style:font-name-complex="Verdana"/>
    </style:style>
    <style:style style:name="T83_55" style:family="text">
      <style:text-properties style:font-name="Verdana" style:font-name-asian="Verdana" style:font-name-complex="Verdana"/>
    </style:style>
    <style:style style:name="T83_56" style:family="text">
      <style:text-properties style:font-name="Verdana" style:font-name-asian="Verdana" style:font-name-complex="Verdana"/>
    </style:style>
    <style:style style:name="T83_57" style:family="text">
      <style:text-properties style:font-name="Verdana" style:font-name-asian="Verdana" style:font-name-complex="Verdana"/>
    </style:style>
    <style:style style:name="T83_58" style:family="text">
      <style:text-properties style:font-name="Verdana" style:font-name-asian="Verdana" style:font-name-complex="Verdana"/>
    </style:style>
    <style:style style:name="T83_59" style:family="text">
      <style:text-properties style:font-name="Verdana" style:font-name-asian="Verdana" style:font-name-complex="Verdana"/>
    </style:style>
    <style:style style:name="T83_60" style:family="text">
      <style:text-properties style:font-name="Verdana" style:font-name-asian="Verdana" style:font-name-complex="Verdana"/>
    </style:style>
    <style:style style:name="T83_61" style:family="text">
      <style:text-properties style:font-name="Verdana" style:font-name-asian="Verdana" style:font-name-complex="Verdana"/>
    </style:style>
    <style:style style:name="T83_62" style:family="text">
      <style:text-properties style:font-name="Verdana" style:font-name-asian="Verdana" style:font-name-complex="Verdana"/>
    </style:style>
    <style:style style:name="T83_63" style:family="text">
      <style:text-properties style:font-name="Verdana" style:font-name-asian="Verdana" style:font-name-complex="Verdana"/>
    </style:style>
    <style:style style:name="T83_64" style:family="text">
      <style:text-properties style:font-name="Verdana" style:font-name-asian="Verdana" style:font-name-complex="Verdana"/>
    </style:style>
    <style:style style:name="T83_65" style:family="text">
      <style:text-properties style:font-name="Verdana" style:font-name-asian="Verdana" style:font-name-complex="Verdana"/>
    </style:style>
    <style:style style:name="T83_66" style:family="text">
      <style:text-properties style:font-name="Verdana" style:font-name-asian="Verdana" style:font-name-complex="Verdana"/>
    </style:style>
    <style:style style:name="T83_67" style:family="text">
      <style:text-properties style:font-name="Verdana" style:font-name-asian="Verdana" style:font-name-complex="Verdana"/>
    </style:style>
    <style:style style:name="T83_68" style:family="text">
      <style:text-properties style:font-name="Verdana" style:font-name-asian="Verdana" style:font-name-complex="Verdana"/>
    </style:style>
    <style:style style:name="T83_69" style:family="text">
      <style:text-properties style:font-name="Verdana" style:font-name-asian="Verdana" style:font-name-complex="Verdana"/>
    </style:style>
    <style:style style:name="T83_70" style:family="text">
      <style:text-properties style:font-name="Verdana" style:font-name-asian="Verdana" style:font-name-complex="Verdana"/>
    </style:style>
    <style:style style:name="T83_71" style:family="text">
      <style:text-properties style:font-name="Verdana" style:font-name-asian="Verdana" style:font-name-complex="Verdana"/>
    </style:style>
    <style:style style:name="T83_72" style:family="text">
      <style:text-properties style:font-name="Verdana" style:font-name-asian="Verdana" style:font-name-complex="Verdana"/>
    </style:style>
    <style:style style:name="T83_73" style:family="text">
      <style:text-properties style:font-name="Verdana" style:font-name-asian="Verdana" style:font-name-complex="Verdana"/>
    </style:style>
    <style:style style:name="T83_74" style:family="text">
      <style:text-properties style:font-name="Verdana" style:font-name-asian="Verdana" style:font-name-complex="Verdana"/>
    </style:style>
    <style:style style:name="P84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85_3" style:family="text"/>
    <style:style style:name="T85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85_5" style:family="text"/>
    <style:style style:name="T85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85_7" style:family="text"/>
    <style:style style:name="T85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85_9" style:family="text"/>
    <style:style style:name="T85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85_11" style:family="text"/>
    <style:style style:name="T85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85_13" style:family="text"/>
    <style:style style:name="T85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85_15" style:family="text"/>
    <style:style style:name="T85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85_17" style:family="text"/>
    <style:style style:name="T85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85_19" style:family="text"/>
    <style:style style:name="T85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85_21" style:family="text"/>
    <style:style style:name="T85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85_23" style:family="text"/>
    <style:style style:name="T85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85_25" style:family="text"/>
    <style:style style:name="T85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85_27" style:family="text"/>
    <style:style style:name="T85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85_29" style:family="text"/>
    <style:style style:name="T85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85_31" style:family="text"/>
    <style:style style:name="T85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85_33" style:family="text"/>
    <style:style style:name="T85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86" style:family="paragraph" style:parent-style-name="Standard">
      <style:paragraph-properties fo:break-before="auto" fo:line-height="115%" style:writing-mode="lr-tb"/>
      <style:text-properties style:font-name="Verdana" fo:font-size="13pt" style:font-name-asian="Verdana" style:font-size-asian="13pt" style:font-name-complex="Verdana" style:font-size-complex="13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7_2" style:family="text">
      <style:text-properties style:font-name="Verdana" fo:font-size="12pt" style:font-name-asian="Verdana" style:font-size-asian="12pt" style:font-name-complex="Verdana" style:font-size-complex="12pt"/>
    </style:style>
    <style:style style:name="T87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7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7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7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7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7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7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7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7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7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7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style="italic" style:font-style-asian="italic" style:font-style-complex="italic" fo:color="#1c4587" style:font-name="Verdana" style:font-name-asian="Verdana" style:font-name-complex="Verdana" fo:font-weight="bold" style:font-weight-asian="bold" style:font-weight-complex="bold"/>
    </style:style>
    <style:style style:name="T88_2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88_3" style:family="text">
      <style:text-properties style:font-name="Verdana" style:font-name-asian="Verdana" style:font-name-complex="Verdana"/>
    </style:style>
    <style:style style:name="T88_4" style:family="text">
      <style:text-properties style:font-name="Verdana" style:font-name-asian="Verdana" style:font-name-complex="Verdana"/>
    </style:style>
    <style:style style:name="T88_5" style:family="text">
      <style:text-properties style:font-name="Verdana" style:font-name-asian="Verdana" style:font-name-complex="Verdana"/>
    </style:style>
    <style:style style:name="T88_6" style:family="text">
      <style:text-properties style:font-name="Verdana" style:font-name-asian="Verdana" style:font-name-complex="Verdana"/>
    </style:style>
    <style:style style:name="T88_7" style:family="text">
      <style:text-properties style:font-name="Verdana" style:font-name-asian="Verdana" style:font-name-complex="Verdana"/>
    </style:style>
    <style:style style:name="T88_8" style:family="text">
      <style:text-properties style:font-name="Verdana" style:font-name-asian="Verdana" style:font-name-complex="Verdana"/>
    </style:style>
    <style:style style:name="T88_9" style:family="text">
      <style:text-properties style:font-name="Verdana" style:font-name-asian="Verdana" style:font-name-complex="Verdana"/>
    </style:style>
    <style:style style:name="T88_10" style:family="text">
      <style:text-properties style:font-name="Verdana" style:font-name-asian="Verdana" style:font-name-complex="Verdana"/>
    </style:style>
    <style:style style:name="T88_11" style:family="text">
      <style:text-properties style:font-name="Verdana" style:font-name-asian="Verdana" style:font-name-complex="Verdana"/>
    </style:style>
    <style:style style:name="T88_12" style:family="text">
      <style:text-properties style:font-name="Verdana" style:font-name-asian="Verdana" style:font-name-complex="Verdana"/>
    </style:style>
    <style:style style:name="T88_13" style:family="text">
      <style:text-properties style:font-name="Verdana" style:font-name-asian="Verdana" style:font-name-complex="Verdana"/>
    </style:style>
    <style:style style:name="T88_14" style:family="text">
      <style:text-properties style:font-name="Verdana" style:font-name-asian="Verdana" style:font-name-complex="Verdana"/>
    </style:style>
    <style:style style:name="T88_15" style:family="text">
      <style:text-properties style:font-name="Verdana" style:font-name-asian="Verdana" style:font-name-complex="Verdana"/>
    </style:style>
    <style:style style:name="T88_16" style:family="text">
      <style:text-properties style:font-name="Verdana" style:font-name-asian="Verdana" style:font-name-complex="Verdana"/>
    </style:style>
    <style:style style:name="T88_17" style:family="text">
      <style:text-properties style:font-name="Verdana" style:font-name-asian="Verdana" style:font-name-complex="Verdana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style:font-name="Consolas" style:font-name-asian="Consolas" style:font-name-complex="Consolas"/>
    </style:style>
    <style:style style:name="T89_2" style:family="text">
      <style:text-properties style:font-name="Consolas" style:font-name-asian="Consolas" style:font-name-complex="Consolas"/>
    </style:style>
    <style:style style:name="T89_3" style:family="text">
      <style:text-properties style:font-name="Consolas" style:font-name-asian="Consolas" style:font-name-complex="Consolas"/>
    </style:style>
    <style:style style:name="T89_4" style:family="text">
      <style:text-properties style:font-name="Consolas" style:font-name-asian="Consolas" style:font-name-complex="Consolas"/>
    </style:style>
    <style:style style:name="T89_5" style:family="text">
      <style:text-properties style:font-name="Consolas" style:font-name-asian="Consolas" style:font-name-complex="Consolas"/>
    </style:style>
    <style:style style:name="T89_6" style:family="text">
      <style:text-properties style:font-name="Verdana" style:font-name-asian="Verdana" style:font-name-complex="Verdana"/>
    </style:style>
    <style:style style:name="T89_7" style:family="text">
      <style:text-properties style:font-name="Verdana" style:font-name-asian="Verdana" style:font-name-complex="Verdana"/>
    </style:style>
    <style:style style:name="T89_8" style:family="text">
      <style:text-properties style:font-name="Verdana" style:font-name-asian="Verdana" style:font-name-complex="Verdana"/>
    </style:style>
    <style:style style:name="T89_9" style:family="text">
      <style:text-properties style:font-name="Verdana" style:font-name-asian="Verdana" style:font-name-complex="Verdana"/>
    </style:style>
    <style:style style:name="T89_10" style:family="text">
      <style:text-properties style:font-name="Verdana" style:font-name-asian="Verdana" style:font-name-complex="Verdana"/>
    </style:style>
    <style:style style:name="T89_11" style:family="text">
      <style:text-properties style:font-name="Verdana" style:font-name-asian="Verdana" style:font-name-complex="Verdana"/>
    </style:style>
    <style:style style:name="T89_12" style:family="text">
      <style:text-properties style:font-name="Verdana" style:font-name-asian="Verdana" style:font-name-complex="Verdana"/>
    </style:style>
    <style:style style:name="T89_13" style:family="text">
      <style:text-properties style:font-name="Verdana" style:font-name-asian="Verdana" style:font-name-complex="Verdana"/>
    </style:style>
    <style:style style:name="T89_14" style:family="text">
      <style:text-properties style:font-name="Verdana" style:font-name-asian="Verdana" style:font-name-complex="Verdana"/>
    </style:style>
    <style:style style:name="T89_15" style:family="text">
      <style:text-properties style:font-name="Verdana" style:font-name-asian="Verdana" style:font-name-complex="Verdana"/>
    </style:style>
    <style:style style:name="P90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font-style="italic" style:font-style-asian="italic" style:font-style-complex="italic" fo:color="#1c4587" style:font-name="Verdana" style:font-name-asian="Verdana" style:font-name-complex="Verdana" fo:font-weight="bold" style:font-weight-asian="bold" style:font-weight-complex="bold"/>
    </style:style>
    <style:style style:name="T91_2" style:family="text">
      <style:text-properties style:font-name="Verdana" style:font-name-asian="Verdana" style:font-name-complex="Verdana"/>
    </style:style>
    <style:style style:name="T91_3" style:family="text">
      <style:text-properties style:font-name="Verdana" style:font-name-asian="Verdana" style:font-name-complex="Verdana"/>
    </style:style>
    <style:style style:name="T91_4" style:family="text">
      <style:text-properties style:font-name="Verdana" style:font-name-asian="Verdana" style:font-name-complex="Verdana"/>
    </style:style>
    <style:style style:name="T91_5" style:family="text">
      <style:text-properties style:font-name="Verdana" style:font-name-asian="Verdana" style:font-name-complex="Verdana"/>
    </style:style>
    <style:style style:name="T91_6" style:family="text">
      <style:text-properties style:font-name="Verdana" style:font-name-asian="Verdana" style:font-name-complex="Verdana"/>
    </style:style>
    <style:style style:name="T91_7" style:family="text">
      <style:text-properties style:font-name="Verdana" style:font-name-asian="Verdana" style:font-name-complex="Verdana"/>
    </style:style>
    <style:style style:name="T91_8" style:family="text">
      <style:text-properties style:font-name="Verdana" style:font-name-asian="Verdana" style:font-name-complex="Verdana"/>
    </style:style>
    <style:style style:name="T91_9" style:family="text">
      <style:text-properties style:font-name="Verdana" style:font-name-asian="Verdana" style:font-name-complex="Verdana"/>
    </style:style>
    <style:style style:name="T91_10" style:family="text">
      <style:text-properties style:font-name="Verdana" style:font-name-asian="Verdana" style:font-name-complex="Verdana"/>
    </style:style>
    <style:style style:name="T91_11" style:family="text">
      <style:text-properties style:font-name="Verdana" style:font-name-asian="Verdana" style:font-name-complex="Verdana"/>
    </style:style>
    <style:style style:name="T91_12" style:family="text">
      <style:text-properties style:font-name="Verdana" style:font-name-asian="Verdana" style:font-name-complex="Verdana"/>
    </style:style>
    <style:style style:name="T91_13" style:family="text">
      <style:text-properties style:font-name="Verdana" style:font-name-asian="Verdana" style:font-name-complex="Verdana"/>
    </style:style>
    <style:style style:name="T91_14" style:family="text">
      <style:text-properties style:font-name="Verdana" style:font-name-asian="Verdana" style:font-name-complex="Verdana"/>
    </style:style>
    <style:style style:name="T91_15" style:family="text">
      <style:text-properties style:font-name="Verdana" style:font-name-asian="Verdana" style:font-name-complex="Verdana"/>
    </style:style>
    <style:style style:name="T91_16" style:family="text">
      <style:text-properties style:font-name="Verdana" style:font-name-asian="Verdana" style:font-name-complex="Verdana"/>
    </style:style>
    <style:style style:name="T91_17" style:family="text">
      <style:text-properties style:font-name="Verdana" style:font-name-asian="Verdana" style:font-name-complex="Verdana"/>
    </style:style>
    <style:style style:name="T91_18" style:family="text">
      <style:text-properties style:font-name="Verdana" style:font-name-asian="Verdana" style:font-name-complex="Verdana"/>
    </style:style>
    <style:style style:name="T91_19" style:family="text">
      <style:text-properties style:font-name="Verdana" style:font-name-asian="Verdana" style:font-name-complex="Verdana"/>
    </style:style>
    <style:style style:name="T91_20" style:family="text">
      <style:text-properties style:font-name="Verdana" style:font-name-asian="Verdana" style:font-name-complex="Verdana"/>
    </style:style>
    <style:style style:name="T91_21" style:family="text">
      <style:text-properties style:font-name="Verdana" style:font-name-asian="Verdana" style:font-name-complex="Verdana"/>
    </style:style>
    <style:style style:name="T91_22" style:family="text">
      <style:text-properties style:font-name="Verdana" style:font-name-asian="Verdana" style:font-name-complex="Verdana"/>
    </style:style>
    <style:style style:name="T91_23" style:family="text">
      <style:text-properties style:font-name="Verdana" style:font-name-asian="Verdana" style:font-name-complex="Verdana"/>
    </style:style>
    <style:style style:name="T91_24" style:family="text">
      <style:text-properties style:font-name="Verdana" style:font-name-asian="Verdana" style:font-name-complex="Verdana"/>
    </style:style>
    <style:style style:name="T91_25" style:family="text">
      <style:text-properties style:font-name="Verdana" style:font-name-asian="Verdana" style:font-name-complex="Verdana"/>
    </style:style>
    <style:style style:name="T91_26" style:family="text">
      <style:text-properties style:font-name="Verdana" style:font-name-asian="Verdana" style:font-name-complex="Verdana"/>
    </style:style>
    <style:style style:name="T91_27" style:family="text">
      <style:text-properties style:font-name="Verdana" style:font-name-asian="Verdana" style:font-name-complex="Verdana"/>
    </style:style>
    <style:style style:name="T91_28" style:family="text">
      <style:text-properties style:font-name="Verdana" style:font-name-asian="Verdana" style:font-name-complex="Verdana"/>
    </style:style>
    <style:style style:name="P92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style="italic" style:font-style-asian="italic" style:font-style-complex="italic" fo:color="#1c4587" style:font-name="Verdana" style:font-name-asian="Verdana" style:font-name-complex="Verdana" fo:font-weight="bold" style:font-weight-asian="bold" style:font-weight-complex="bold"/>
    </style:style>
    <style:style style:name="T93_2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93_3" style:family="text">
      <style:text-properties style:font-name="Verdana" style:font-name-asian="Verdana" style:font-name-complex="Verdana"/>
    </style:style>
    <style:style style:name="T93_4" style:family="text">
      <style:text-properties style:font-name="Verdana" style:font-name-asian="Verdana" style:font-name-complex="Verdana"/>
    </style:style>
    <style:style style:name="T93_5" style:family="text">
      <style:text-properties style:font-name="Verdana" style:font-name-asian="Verdana" style:font-name-complex="Verdana"/>
    </style:style>
    <style:style style:name="T93_6" style:family="text">
      <style:text-properties style:font-name="Verdana" style:font-name-asian="Verdana" style:font-name-complex="Verdana"/>
    </style:style>
    <style:style style:name="T93_7" style:family="text">
      <style:text-properties style:font-name="Verdana" style:font-name-asian="Verdana" style:font-name-complex="Verdana"/>
    </style:style>
    <style:style style:name="T93_8" style:family="text">
      <style:text-properties style:font-name="Verdana" style:font-name-asian="Verdana" style:font-name-complex="Verdana"/>
    </style:style>
    <style:style style:name="T93_9" style:family="text">
      <style:text-properties style:font-name="Verdana" style:font-name-asian="Verdana" style:font-name-complex="Verdana"/>
    </style:style>
    <style:style style:name="T93_10" style:family="text">
      <style:text-properties style:font-name="Verdana" style:font-name-asian="Verdana" style:font-name-complex="Verdana"/>
    </style:style>
    <style:style style:name="T93_11" style:family="text">
      <style:text-properties style:font-name="Verdana" style:font-name-asian="Verdana" style:font-name-complex="Verdana"/>
    </style:style>
    <style:style style:name="T93_12" style:family="text">
      <style:text-properties style:font-name="Verdana" style:font-name-asian="Verdana" style:font-name-complex="Verdana"/>
    </style:style>
    <style:style style:name="T93_13" style:family="text">
      <style:text-properties style:font-name="Verdana" style:font-name-asian="Verdana" style:font-name-complex="Verdana"/>
    </style:style>
    <style:style style:name="T93_14" style:family="text">
      <style:text-properties style:font-name="Verdana" style:font-name-asian="Verdana" style:font-name-complex="Verdana"/>
    </style:style>
    <style:style style:name="T93_15" style:family="text">
      <style:text-properties style:font-name="Verdana" style:font-name-asian="Verdana" style:font-name-complex="Verdana"/>
    </style:style>
    <style:style style:name="T93_16" style:family="text">
      <style:text-properties style:font-name="Verdana" style:font-name-asian="Verdana" style:font-name-complex="Verdana"/>
    </style:style>
    <style:style style:name="T93_17" style:family="text">
      <style:text-properties style:font-name="Verdana" style:font-name-asian="Verdana" style:font-name-complex="Verdana"/>
    </style:style>
    <style:style style:name="T93_18" style:family="text">
      <style:text-properties style:font-name="Verdana" style:font-name-asian="Verdana" style:font-name-complex="Verdana"/>
    </style:style>
    <style:style style:name="T93_19" style:family="text">
      <style:text-properties style:font-name="Verdana" style:font-name-asian="Verdana" style:font-name-complex="Verdana"/>
    </style:style>
    <style:style style:name="T93_20" style:family="text">
      <style:text-properties style:font-name="Verdana" style:font-name-asian="Verdana" style:font-name-complex="Verdana"/>
    </style:style>
    <style:style style:name="T93_21" style:family="text">
      <style:text-properties style:font-name="Verdana" style:font-name-asian="Verdana" style:font-name-complex="Verdana"/>
    </style:style>
    <style:style style:name="T93_22" style:family="text">
      <style:text-properties style:font-name="Verdana" style:font-name-asian="Verdana" style:font-name-complex="Verdana"/>
    </style:style>
    <style:style style:name="T93_23" style:family="text">
      <style:text-properties style:font-name="Verdana" style:font-name-asian="Verdana" style:font-name-complex="Verdana"/>
    </style:style>
    <style:style style:name="T93_24" style:family="text">
      <style:text-properties style:font-name="Verdana" style:font-name-asian="Verdana" style:font-name-complex="Verdana"/>
    </style:style>
    <style:style style:name="T93_25" style:family="text">
      <style:text-properties style:font-name="Verdana" style:font-name-asian="Verdana" style:font-name-complex="Verdana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style:font-name="Consolas" style:font-name-asian="Consolas" style:font-name-complex="Consolas"/>
    </style:style>
    <style:style style:name="T94_2" style:family="text">
      <style:text-properties style:font-name="Consolas" style:font-name-asian="Consolas" style:font-name-complex="Consolas"/>
    </style:style>
    <style:style style:name="T94_3" style:family="text">
      <style:text-properties style:font-name="Consolas" style:font-name-asian="Consolas" style:font-name-complex="Consolas"/>
    </style:style>
    <style:style style:name="T94_4" style:family="text">
      <style:text-properties style:font-name="Consolas" style:font-name-asian="Consolas" style:font-name-complex="Consolas"/>
    </style:style>
    <style:style style:name="T94_5" style:family="text">
      <style:text-properties style:font-name="Consolas" style:font-name-asian="Consolas" style:font-name-complex="Consolas"/>
    </style:style>
    <style:style style:name="T94_6" style:family="text">
      <style:text-properties style:font-name="Verdana" style:font-name-asian="Verdana" style:font-name-complex="Verdana"/>
    </style:style>
    <style:style style:name="T94_7" style:family="text">
      <style:text-properties style:font-name="Verdana" style:font-name-asian="Verdana" style:font-name-complex="Verdana"/>
    </style:style>
    <style:style style:name="T94_8" style:family="text">
      <style:text-properties style:font-name="Verdana" style:font-name-asian="Verdana" style:font-name-complex="Verdana"/>
    </style:style>
    <style:style style:name="P95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96_3" style:family="text"/>
    <style:style style:name="T96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96_5" style:family="text"/>
    <style:style style:name="T96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96_7" style:family="text"/>
    <style:style style:name="T96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96_9" style:family="text"/>
    <style:style style:name="T96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96_11" style:family="text"/>
    <style:style style:name="T96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96_13" style:family="text"/>
    <style:style style:name="T96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96_15" style:family="text"/>
    <style:style style:name="T96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96_17" style:family="text"/>
    <style:style style:name="T96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96_19" style:family="text"/>
    <style:style style:name="T96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96_21" style:family="text"/>
    <style:style style:name="T96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96_23" style:family="text"/>
    <style:style style:name="T96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96_25" style:family="text"/>
    <style:style style:name="T96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96_27" style:family="text"/>
    <style:style style:name="T96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97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8_2" style:family="text">
      <style:text-properties style:font-name="Verdana" fo:font-size="12pt" style:font-name-asian="Verdana" style:font-size-asian="12pt" style:font-name-complex="Verdana" style:font-size-complex="12pt"/>
    </style:style>
    <style:style style:name="T9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8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8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8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8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8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8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8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8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8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8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8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style="italic" style:font-style-asian="italic" style:font-style-complex="italic" fo:color="#674ea7" style:font-name="Verdana" style:font-name-asian="Verdana" style:font-name-complex="Verdana" fo:font-weight="bold" style:font-weight-asian="bold" style:font-weight-complex="bold"/>
    </style:style>
    <style:style style:name="T99_2" style:family="text">
      <style:text-properties style:font-name="Verdana" style:font-name-asian="Verdana" style:font-name-complex="Verdana"/>
    </style:style>
    <style:style style:name="T99_3" style:family="text">
      <style:text-properties style:font-name="Verdana" style:font-name-asian="Verdana" style:font-name-complex="Verdana"/>
    </style:style>
    <style:style style:name="T99_4" style:family="text">
      <style:text-properties style:font-name="Verdana" style:font-name-asian="Verdana" style:font-name-complex="Verdana"/>
    </style:style>
    <style:style style:name="T99_5" style:family="text">
      <style:text-properties style:font-name="Verdana" style:font-name-asian="Verdana" style:font-name-complex="Verdana"/>
    </style:style>
    <style:style style:name="T99_6" style:family="text">
      <style:text-properties style:font-name="Verdana" style:font-name-asian="Verdana" style:font-name-complex="Verdana"/>
    </style:style>
    <style:style style:name="T99_7" style:family="text">
      <style:text-properties style:font-name="Verdana" style:font-name-asian="Verdana" style:font-name-complex="Verdana"/>
    </style:style>
    <style:style style:name="T99_8" style:family="text">
      <style:text-properties style:font-name="Verdana" style:font-name-asian="Verdana" style:font-name-complex="Verdana"/>
    </style:style>
    <style:style style:name="T99_9" style:family="text">
      <style:text-properties style:font-name="Verdana" style:font-name-asian="Verdana" style:font-name-complex="Verdana"/>
    </style:style>
    <style:style style:name="T99_10" style:family="text">
      <style:text-properties style:font-name="Verdana" style:font-name-asian="Verdana" style:font-name-complex="Verdana"/>
    </style:style>
    <style:style style:name="T99_11" style:family="text">
      <style:text-properties style:font-name="Verdana" style:font-name-asian="Verdana" style:font-name-complex="Verdana"/>
    </style:style>
    <style:style style:name="T99_12" style:family="text">
      <style:text-properties style:font-name="Verdana" style:font-name-asian="Verdana" style:font-name-complex="Verdana"/>
    </style:style>
    <style:style style:name="T99_13" style:family="text">
      <style:text-properties style:font-name="Verdana" style:font-name-asian="Verdana" style:font-name-complex="Verdana"/>
    </style:style>
    <style:style style:name="T99_14" style:family="text">
      <style:text-properties style:font-name="Verdana" style:font-name-asian="Verdana" style:font-name-complex="Verdana"/>
    </style:style>
    <style:style style:name="T99_15" style:family="text">
      <style:text-properties style:font-name="Verdana" style:font-name-asian="Verdana" style:font-name-complex="Verdana"/>
    </style:style>
    <style:style style:name="T99_16" style:family="text">
      <style:text-properties style:font-name="Verdana" style:font-name-asian="Verdana" style:font-name-complex="Verdana"/>
    </style:style>
    <style:style style:name="T99_17" style:family="text">
      <style:text-properties style:font-name="Verdana" style:font-name-asian="Verdana" style:font-name-complex="Verdana"/>
    </style:style>
    <style:style style:name="T99_18" style:family="text">
      <style:text-properties style:font-name="Verdana" style:font-name-asian="Verdana" style:font-name-complex="Verdana"/>
    </style:style>
    <style:style style:name="T99_19" style:family="text">
      <style:text-properties style:font-name="Verdana" style:font-name-asian="Verdana" style:font-name-complex="Verdana"/>
    </style:style>
    <style:style style:name="T99_20" style:family="text">
      <style:text-properties style:font-name="Verdana" style:font-name-asian="Verdana" style:font-name-complex="Verdana"/>
    </style:style>
    <style:style style:name="T99_21" style:family="text">
      <style:text-properties style:font-name="Verdana" style:font-name-asian="Verdana" style:font-name-complex="Verdana"/>
    </style:style>
    <style:style style:name="T99_22" style:family="text">
      <style:text-properties style:font-name="Verdana" style:font-name-asian="Verdana" style:font-name-complex="Verdana"/>
    </style:style>
    <style:style style:name="T99_23" style:family="text">
      <style:text-properties style:font-name="Verdana" style:font-name-asian="Verdana" style:font-name-complex="Verdana"/>
    </style:style>
    <style:style style:name="T99_24" style:family="text">
      <style:text-properties style:font-name="Verdana" style:font-name-asian="Verdana" style:font-name-complex="Verdana"/>
    </style:style>
    <style:style style:name="T99_25" style:family="text">
      <style:text-properties style:font-name="Verdana" style:font-name-asian="Verdana" style:font-name-complex="Verdana"/>
    </style:style>
    <style:style style:name="T99_26" style:family="text">
      <style:text-properties style:font-name="Verdana" style:font-name-asian="Verdana" style:font-name-complex="Verdana"/>
    </style:style>
    <style:style style:name="T99_27" style:family="text">
      <style:text-properties style:font-name="Verdana" style:font-name-asian="Verdana" style:font-name-complex="Verdana"/>
    </style:style>
    <style:style style:name="T99_28" style:family="text">
      <style:text-properties style:font-name="Verdana" style:font-name-asian="Verdana" style:font-name-complex="Verdana"/>
    </style:style>
    <style:style style:name="T99_29" style:family="text">
      <style:text-properties style:font-name="Verdana" style:font-name-asian="Verdana" style:font-name-complex="Verdana"/>
    </style:style>
    <style:style style:name="T99_30" style:family="text">
      <style:text-properties style:font-name="Verdana" style:font-name-asian="Verdana" style:font-name-complex="Verdana"/>
    </style:style>
    <style:style style:name="T99_31" style:family="text">
      <style:text-properties style:font-name="Verdana" style:font-name-asian="Verdana" style:font-name-complex="Verdana"/>
    </style:style>
    <style:style style:name="T99_32" style:family="text">
      <style:text-properties style:font-name="Verdana" style:font-name-asian="Verdana" style:font-name-complex="Verdana"/>
    </style:style>
    <style:style style:name="T99_33" style:family="text">
      <style:text-properties style:font-name="Verdana" style:font-name-asian="Verdana" style:font-name-complex="Verdana"/>
    </style:style>
    <style:style style:name="T99_34" style:family="text">
      <style:text-properties style:font-name="Verdana" style:font-name-asian="Verdana" style:font-name-complex="Verdana"/>
    </style:style>
    <style:style style:name="T99_35" style:family="text">
      <style:text-properties style:font-name="Verdana" style:font-name-asian="Verdana" style:font-name-complex="Verdana"/>
    </style:style>
    <style:style style:name="T99_36" style:family="text">
      <style:text-properties style:font-name="Verdana" style:font-name-asian="Verdana" style:font-name-complex="Verdana"/>
    </style:style>
    <style:style style:name="T99_37" style:family="text">
      <style:text-properties style:font-name="Verdana" style:font-name-asian="Verdana" style:font-name-complex="Verdana"/>
    </style:style>
    <style:style style:name="T99_38" style:family="text">
      <style:text-properties style:font-name="Verdana" style:font-name-asian="Verdana" style:font-name-complex="Verdana"/>
    </style:style>
    <style:style style:name="T99_39" style:family="text">
      <style:text-properties style:font-name="Verdana" style:font-name-asian="Verdana" style:font-name-complex="Verdana"/>
    </style:style>
    <style:style style:name="T99_40" style:family="text">
      <style:text-properties style:font-name="Verdana" style:font-name-asian="Verdana" style:font-name-complex="Verdana"/>
    </style:style>
    <style:style style:name="T99_41" style:family="text">
      <style:text-properties style:font-name="Verdana" style:font-name-asian="Verdana" style:font-name-complex="Verdana"/>
    </style:style>
    <style:style style:name="T99_42" style:family="text">
      <style:text-properties style:font-name="Verdana" style:font-name-asian="Verdana" style:font-name-complex="Verdana"/>
    </style:style>
    <style:style style:name="T99_43" style:family="text">
      <style:text-properties style:font-name="Verdana" style:font-name-asian="Verdana" style:font-name-complex="Verdana"/>
    </style:style>
    <style:style style:name="T99_44" style:family="text">
      <style:text-properties style:font-name="Verdana" style:font-name-asian="Verdana" style:font-name-complex="Verdana"/>
    </style:style>
    <style:style style:name="T99_45" style:family="text">
      <style:text-properties style:font-name="Verdana" style:font-name-asian="Verdana" style:font-name-complex="Verdana"/>
    </style:style>
    <style:style style:name="T99_46" style:family="text">
      <style:text-properties style:font-name="Verdana" style:font-name-asian="Verdana" style:font-name-complex="Verdana"/>
    </style:style>
    <style:style style:name="T99_47" style:family="text">
      <style:text-properties style:font-name="Verdana" style:font-name-asian="Verdana" style:font-name-complex="Verdana"/>
    </style:style>
    <style:style style:name="T99_48" style:family="text">
      <style:text-properties style:font-name="Verdana" style:font-name-asian="Verdana" style:font-name-complex="Verdana"/>
    </style:style>
    <style:style style:name="T99_49" style:family="text">
      <style:text-properties style:font-name="Verdana" style:font-name-asian="Verdana" style:font-name-complex="Verdana"/>
    </style:style>
    <style:style style:name="T99_50" style:family="text">
      <style:text-properties style:font-name="Verdana" style:font-name-asian="Verdana" style:font-name-complex="Verdana"/>
    </style:style>
    <style:style style:name="P100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style="italic" style:font-style-asian="italic" style:font-style-complex="italic" fo:color="#674ea7" style:font-name="Verdana" style:font-name-asian="Verdana" style:font-name-complex="Verdana" fo:font-weight="bold" style:font-weight-asian="bold" style:font-weight-complex="bold"/>
    </style:style>
    <style:style style:name="T101_2" style:family="text">
      <style:text-properties style:font-name="Verdana" style:font-name-asian="Verdana" style:font-name-complex="Verdana"/>
    </style:style>
    <style:style style:name="T101_3" style:family="text">
      <style:text-properties style:font-name="Verdana" style:font-name-asian="Verdana" style:font-name-complex="Verdana"/>
    </style:style>
    <style:style style:name="T101_4" style:family="text">
      <style:text-properties style:font-name="Verdana" style:font-name-asian="Verdana" style:font-name-complex="Verdana"/>
    </style:style>
    <style:style style:name="T101_5" style:family="text">
      <style:text-properties style:font-name="Verdana" style:font-name-asian="Verdana" style:font-name-complex="Verdana"/>
    </style:style>
    <style:style style:name="T101_6" style:family="text">
      <style:text-properties style:font-name="Verdana" style:font-name-asian="Verdana" style:font-name-complex="Verdana"/>
    </style:style>
    <style:style style:name="T101_7" style:family="text">
      <style:text-properties style:font-name="Verdana" style:font-name-asian="Verdana" style:font-name-complex="Verdana"/>
    </style:style>
    <style:style style:name="T101_8" style:family="text">
      <style:text-properties style:font-name="Verdana" style:font-name-asian="Verdana" style:font-name-complex="Verdana"/>
    </style:style>
    <style:style style:name="T101_9" style:family="text">
      <style:text-properties style:font-name="Verdana" style:font-name-asian="Verdana" style:font-name-complex="Verdana"/>
    </style:style>
    <style:style style:name="T101_10" style:family="text">
      <style:text-properties style:font-name="Verdana" style:font-name-asian="Verdana" style:font-name-complex="Verdana"/>
    </style:style>
    <style:style style:name="T101_11" style:family="text">
      <style:text-properties style:font-name="Verdana" style:font-name-asian="Verdana" style:font-name-complex="Verdana"/>
    </style:style>
    <style:style style:name="T101_12" style:family="text">
      <style:text-properties style:font-name="Verdana" style:font-name-asian="Verdana" style:font-name-complex="Verdana"/>
    </style:style>
    <style:style style:name="T101_13" style:family="text">
      <style:text-properties style:font-name="Verdana" style:font-name-asian="Verdana" style:font-name-complex="Verdana"/>
    </style:style>
    <style:style style:name="T101_14" style:family="text">
      <style:text-properties style:font-name="Verdana" style:font-name-asian="Verdana" style:font-name-complex="Verdana"/>
    </style:style>
    <style:style style:name="T101_15" style:family="text">
      <style:text-properties style:font-name="Verdana" style:font-name-asian="Verdana" style:font-name-complex="Verdana"/>
    </style:style>
    <style:style style:name="T101_16" style:family="text">
      <style:text-properties style:font-name="Verdana" style:font-name-asian="Verdana" style:font-name-complex="Verdana"/>
    </style:style>
    <style:style style:name="T101_17" style:family="text">
      <style:text-properties style:font-name="Verdana" style:font-name-asian="Verdana" style:font-name-complex="Verdana"/>
    </style:style>
    <style:style style:name="T101_18" style:family="text">
      <style:text-properties style:font-name="Verdana" style:font-name-asian="Verdana" style:font-name-complex="Verdana"/>
    </style:style>
    <style:style style:name="T101_19" style:family="text">
      <style:text-properties style:font-name="Verdana" style:font-name-asian="Verdana" style:font-name-complex="Verdana"/>
    </style:style>
    <style:style style:name="T101_20" style:family="text">
      <style:text-properties style:font-name="Verdana" style:font-name-asian="Verdana" style:font-name-complex="Verdana"/>
    </style:style>
    <style:style style:name="T101_21" style:family="text">
      <style:text-properties style:font-name="Verdana" style:font-name-asian="Verdana" style:font-name-complex="Verdana"/>
    </style:style>
    <style:style style:name="T101_22" style:family="text">
      <style:text-properties style:font-name="Verdana" style:font-name-asian="Verdana" style:font-name-complex="Verdana"/>
    </style:style>
    <style:style style:name="T101_23" style:family="text">
      <style:text-properties style:font-name="Verdana" style:font-name-asian="Verdana" style:font-name-complex="Verdana"/>
    </style:style>
    <style:style style:name="T101_24" style:family="text">
      <style:text-properties style:font-name="Verdana" style:font-name-asian="Verdana" style:font-name-complex="Verdana"/>
    </style:style>
    <style:style style:name="T101_25" style:family="text">
      <style:text-properties style:font-name="Verdana" style:font-name-asian="Verdana" style:font-name-complex="Verdana"/>
    </style:style>
    <style:style style:name="T101_26" style:family="text">
      <style:text-properties style:font-name="Verdana" style:font-name-asian="Verdana" style:font-name-complex="Verdana"/>
    </style:style>
    <style:style style:name="T101_27" style:family="text">
      <style:text-properties style:font-name="Verdana" style:font-name-asian="Verdana" style:font-name-complex="Verdana"/>
    </style:style>
    <style:style style:name="T101_28" style:family="text">
      <style:text-properties style:font-name="Verdana" style:font-name-asian="Verdana" style:font-name-complex="Verdana"/>
    </style:style>
    <style:style style:name="T101_29" style:family="text">
      <style:text-properties style:font-name="Verdana" style:font-name-asian="Verdana" style:font-name-complex="Verdana"/>
    </style:style>
    <style:style style:name="T101_30" style:family="text">
      <style:text-properties style:font-name="Verdana" style:font-name-asian="Verdana" style:font-name-complex="Verdana"/>
    </style:style>
    <style:style style:name="T101_31" style:family="text">
      <style:text-properties style:font-name="Verdana" style:font-name-asian="Verdana" style:font-name-complex="Verdana"/>
    </style:style>
    <style:style style:name="T101_32" style:family="text">
      <style:text-properties style:font-name="Verdana" style:font-name-asian="Verdana" style:font-name-complex="Verdana"/>
    </style:style>
    <style:style style:name="T101_33" style:family="text">
      <style:text-properties style:font-name="Verdana" style:font-name-asian="Verdana" style:font-name-complex="Verdana"/>
    </style:style>
    <style:style style:name="T101_34" style:family="text">
      <style:text-properties style:font-name="Verdana" style:font-name-asian="Verdana" style:font-name-complex="Verdana"/>
    </style:style>
    <style:style style:name="T101_35" style:family="text">
      <style:text-properties style:font-name="Verdana" style:font-name-asian="Verdana" style:font-name-complex="Verdana"/>
    </style:style>
    <style:style style:name="T101_36" style:family="text">
      <style:text-properties style:font-name="Verdana" style:font-name-asian="Verdana" style:font-name-complex="Verdana"/>
    </style:style>
    <style:style style:name="T101_37" style:family="text">
      <style:text-properties style:font-name="Verdana" style:font-name-asian="Verdana" style:font-name-complex="Verdana"/>
    </style:style>
    <style:style style:name="T101_38" style:family="text">
      <style:text-properties style:font-name="Verdana" style:font-name-asian="Verdana" style:font-name-complex="Verdana"/>
    </style:style>
    <style:style style:name="T101_39" style:family="text">
      <style:text-properties style:font-name="Verdana" style:font-name-asian="Verdana" style:font-name-complex="Verdana"/>
    </style:style>
    <style:style style:name="T101_40" style:family="text">
      <style:text-properties style:font-name="Verdana" style:font-name-asian="Verdana" style:font-name-complex="Verdana"/>
    </style:style>
    <style:style style:name="T101_41" style:family="text">
      <style:text-properties style:font-name="Verdana" style:font-name-asian="Verdana" style:font-name-complex="Verdana"/>
    </style:style>
    <style:style style:name="T101_42" style:family="text">
      <style:text-properties style:font-name="Verdana" style:font-name-asian="Verdana" style:font-name-complex="Verdana"/>
    </style:style>
    <style:style style:name="T101_43" style:family="text">
      <style:text-properties style:font-name="Verdana" style:font-name-asian="Verdana" style:font-name-complex="Verdana"/>
    </style:style>
    <style:style style:name="T101_44" style:family="text">
      <style:text-properties style:font-name="Verdana" style:font-name-asian="Verdana" style:font-name-complex="Verdana"/>
    </style:style>
    <style:style style:name="T101_45" style:family="text">
      <style:text-properties style:font-name="Verdana" style:font-name-asian="Verdana" style:font-name-complex="Verdana"/>
    </style:style>
    <style:style style:name="T101_46" style:family="text">
      <style:text-properties style:font-name="Verdana" style:font-name-asian="Verdana" style:font-name-complex="Verdana"/>
    </style:style>
    <style:style style:name="T101_47" style:family="text">
      <style:text-properties style:font-name="Verdana" style:font-name-asian="Verdana" style:font-name-complex="Verdana"/>
    </style:style>
    <style:style style:name="T101_48" style:family="text">
      <style:text-properties style:font-name="Verdana" style:font-name-asian="Verdana" style:font-name-complex="Verdana"/>
    </style:style>
    <style:style style:name="P102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3" style:family="text"/>
    <style:style style:name="T103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5" style:family="text"/>
    <style:style style:name="T103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7" style:family="text"/>
    <style:style style:name="T103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9" style:family="text"/>
    <style:style style:name="T103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11" style:family="text"/>
    <style:style style:name="T103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13" style:family="text"/>
    <style:style style:name="T103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15" style:family="text"/>
    <style:style style:name="T103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17" style:family="text"/>
    <style:style style:name="T103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19" style:family="text"/>
    <style:style style:name="T103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21" style:family="text"/>
    <style:style style:name="T103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23" style:family="text"/>
    <style:style style:name="T103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25" style:family="text"/>
    <style:style style:name="T103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27" style:family="text"/>
    <style:style style:name="T103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29" style:family="text"/>
    <style:style style:name="T103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31" style:family="text"/>
    <style:style style:name="T103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33" style:family="text"/>
    <style:style style:name="T103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35" style:family="text"/>
    <style:style style:name="T103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37" style:family="text"/>
    <style:style style:name="T103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39" style:family="text"/>
    <style:style style:name="T103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41" style:family="text"/>
    <style:style style:name="T103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43" style:family="text"/>
    <style:style style:name="T103_4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45" style:family="text"/>
    <style:style style:name="T103_4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47" style:family="text"/>
    <style:style style:name="T103_4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49" style:family="text"/>
    <style:style style:name="T103_5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51" style:family="text"/>
    <style:style style:name="T103_5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03_53" style:family="text"/>
    <style:style style:name="T103_5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104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5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5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5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5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5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5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5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5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5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5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5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5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5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5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5_1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5_1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5_1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5_1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5_2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5_2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style:font-name="Verdana" style:font-name-asian="Verdana" style:font-name-complex="Verdana"/>
    </style:style>
    <style:style style:name="T106_2" style:family="text">
      <style:text-properties style:font-name="Verdana" style:font-name-asian="Verdana" style:font-name-complex="Verdana"/>
    </style:style>
    <style:style style:name="T106_3" style:family="text">
      <style:text-properties style:font-name="Verdana" style:font-name-asian="Verdana" style:font-name-complex="Verdana"/>
    </style:style>
    <style:style style:name="T106_4" style:family="text">
      <style:text-properties style:font-name="Verdana" style:font-name-asian="Verdana" style:font-name-complex="Verdana"/>
    </style:style>
    <style:style style:name="T106_5" style:family="text">
      <style:text-properties style:font-name="Verdana" style:font-name-asian="Verdana" style:font-name-complex="Verdana"/>
    </style:style>
    <style:style style:name="T106_6" style:family="text">
      <style:text-properties style:font-name="Verdana" style:font-name-asian="Verdana" style:font-name-complex="Verdana"/>
    </style:style>
    <style:style style:name="T106_7" style:family="text">
      <style:text-properties style:font-name="Verdana" style:font-name-asian="Verdana" style:font-name-complex="Verdana"/>
    </style:style>
    <style:style style:name="T106_8" style:family="text">
      <style:text-properties style:font-name="Verdana" style:font-name-asian="Verdana" style:font-name-complex="Verdana"/>
    </style:style>
    <style:style style:name="T106_9" style:family="text">
      <style:text-properties style:font-name="Verdana" style:font-name-asian="Verdana" style:font-name-complex="Verdana"/>
    </style:style>
    <style:style style:name="T106_10" style:family="text">
      <style:text-properties style:font-name="Verdana" style:font-name-asian="Verdana" style:font-name-complex="Verdana"/>
    </style:style>
    <style:style style:name="T106_11" style:family="text">
      <style:text-properties style:font-name="Verdana" style:font-name-asian="Verdana" style:font-name-complex="Verdana"/>
    </style:style>
    <style:style style:name="T106_12" style:family="text">
      <style:text-properties style:font-name="Verdana" style:font-name-asian="Verdana" style:font-name-complex="Verdana"/>
    </style:style>
    <style:style style:name="T106_13" style:family="text">
      <style:text-properties style:font-name="Verdana" style:font-name-asian="Verdana" style:font-name-complex="Verdana"/>
    </style:style>
    <style:style style:name="T106_14" style:family="text">
      <style:text-properties style:font-name="Verdana" style:font-name-asian="Verdana" style:font-name-complex="Verdana"/>
    </style:style>
    <style:style style:name="T106_15" style:family="text">
      <style:text-properties style:font-name="Verdana" style:font-name-asian="Verdana" style:font-name-complex="Verdana"/>
    </style:style>
    <style:style style:name="T106_16" style:family="text">
      <style:text-properties style:font-name="Verdana" style:font-name-asian="Verdana" style:font-name-complex="Verdana"/>
    </style:style>
    <style:style style:name="T106_17" style:family="text">
      <style:text-properties style:font-name="Verdana" style:font-name-asian="Verdana" style:font-name-complex="Verdana"/>
    </style:style>
    <style:style style:name="T106_18" style:family="text">
      <style:text-properties style:font-name="Verdana" style:font-name-asian="Verdana" style:font-name-complex="Verdana"/>
    </style:style>
    <style:style style:name="T106_19" style:family="text">
      <style:text-properties style:font-name="Verdana" style:font-name-asian="Verdana" style:font-name-complex="Verdana"/>
    </style:style>
    <style:style style:name="T106_20" style:family="text">
      <style:text-properties style:font-name="Verdana" style:font-name-asian="Verdana" style:font-name-complex="Verdana"/>
    </style:style>
    <style:style style:name="T106_21" style:family="text">
      <style:text-properties style:font-name="Verdana" style:font-name-asian="Verdana" style:font-name-complex="Verdana"/>
    </style:style>
    <style:style style:name="T106_22" style:family="text">
      <style:text-properties style:font-name="Verdana" style:font-name-asian="Verdana" style:font-name-complex="Verdana"/>
    </style:style>
    <style:style style:name="T106_23" style:family="text">
      <style:text-properties style:font-name="Verdana" style:font-name-asian="Verdana" style:font-name-complex="Verdana"/>
    </style:style>
    <style:style style:name="T106_24" style:family="text">
      <style:text-properties style:font-name="Verdana" style:font-name-asian="Verdana" style:font-name-complex="Verdana"/>
    </style:style>
    <style:style style:name="T106_25" style:family="text">
      <style:text-properties style:font-name="Verdana" style:font-name-asian="Verdana" style:font-name-complex="Verdana"/>
    </style:style>
    <style:style style:name="T106_26" style:family="text">
      <style:text-properties style:font-name="Verdana" style:font-name-asian="Verdana" style:font-name-complex="Verdana"/>
    </style:style>
    <style:style style:name="T106_27" style:family="text">
      <style:text-properties style:font-name="Verdana" style:font-name-asian="Verdana" style:font-name-complex="Verdana"/>
    </style:style>
    <style:style style:name="T106_28" style:family="text">
      <style:text-properties style:font-name="Verdana" style:font-name-asian="Verdana" style:font-name-complex="Verdana"/>
    </style:style>
    <style:style style:name="T106_29" style:family="text">
      <style:text-properties style:font-name="Verdana" style:font-name-asian="Verdana" style:font-name-complex="Verdana"/>
    </style:style>
    <style:style style:name="T106_30" style:family="text">
      <style:text-properties style:font-name="Verdana" style:font-name-asian="Verdana" style:font-name-complex="Verdana"/>
    </style:style>
    <style:style style:name="T106_31" style:family="text">
      <style:text-properties style:font-name="Verdana" style:font-name-asian="Verdana" style:font-name-complex="Verdana"/>
    </style:style>
    <style:style style:name="T106_32" style:family="text">
      <style:text-properties style:font-name="Verdana" style:font-name-asian="Verdana" style:font-name-complex="Verdana"/>
    </style:style>
    <style:style style:name="T106_33" style:family="text">
      <style:text-properties style:font-name="Verdana" style:font-name-asian="Verdana" style:font-name-complex="Verdana"/>
    </style:style>
    <style:style style:name="T106_34" style:family="text">
      <style:text-properties style:font-name="Verdana" style:font-name-asian="Verdana" style:font-name-complex="Verdana"/>
    </style:style>
    <style:style style:name="T106_35" style:family="text">
      <style:text-properties style:font-name="Verdana" style:font-name-asian="Verdana" style:font-name-complex="Verdana"/>
    </style:style>
    <style:style style:name="T106_36" style:family="text">
      <style:text-properties style:font-name="Verdana" style:font-name-asian="Verdana" style:font-name-complex="Verdana"/>
    </style:style>
    <style:style style:name="T106_37" style:family="text">
      <style:text-properties style:font-name="Verdana" style:font-name-asian="Verdana" style:font-name-complex="Verdana"/>
    </style:style>
    <style:style style:name="T106_38" style:family="text">
      <style:text-properties style:font-name="Verdana" style:font-name-asian="Verdana" style:font-name-complex="Verdana"/>
    </style:style>
    <style:style style:name="T106_39" style:family="text">
      <style:text-properties style:font-name="Verdana" style:font-name-asian="Verdana" style:font-name-complex="Verdana"/>
    </style:style>
    <style:style style:name="T106_40" style:family="text">
      <style:text-properties style:font-name="Verdana" style:font-name-asian="Verdana" style:font-name-complex="Verdana"/>
    </style:style>
    <style:style style:name="T106_41" style:family="text">
      <style:text-properties style:font-name="Verdana" style:font-name-asian="Verdana" style:font-name-complex="Verdana"/>
    </style:style>
    <style:style style:name="T106_42" style:family="text">
      <style:text-properties style:font-name="Verdana" style:font-name-asian="Verdana" style:font-name-complex="Verdana"/>
    </style:style>
    <style:style style:name="T106_43" style:family="text">
      <style:text-properties style:font-name="Verdana" style:font-name-asian="Verdana" style:font-name-complex="Verdana"/>
    </style:style>
    <style:style style:name="T106_44" style:family="text">
      <style:text-properties style:font-name="Verdana" style:font-name-asian="Verdana" style:font-name-complex="Verdana"/>
    </style:style>
    <style:style style:name="T106_45" style:family="text">
      <style:text-properties style:font-name="Verdana" style:font-name-asian="Verdana" style:font-name-complex="Verdana"/>
    </style:style>
    <style:style style:name="T106_46" style:family="text">
      <style:text-properties style:font-name="Verdana" style:font-name-asian="Verdana" style:font-name-complex="Verdana"/>
    </style:style>
    <style:style style:name="T106_47" style:family="text">
      <style:text-properties style:font-name="Verdana" style:font-name-asian="Verdana" style:font-name-complex="Verdana"/>
    </style:style>
    <style:style style:name="T106_48" style:family="text">
      <style:text-properties style:font-name="Verdana" style:font-name-asian="Verdana" style:font-name-complex="Verdana"/>
    </style:style>
    <style:style style:name="T106_49" style:family="text">
      <style:text-properties style:font-name="Verdana" style:font-name-asian="Verdana" style:font-name-complex="Verdana"/>
    </style:style>
    <style:style style:name="T106_50" style:family="text">
      <style:text-properties style:font-name="Verdana" style:font-name-asian="Verdana" style:font-name-complex="Verdana"/>
    </style:style>
    <style:style style:name="T106_51" style:family="text">
      <style:text-properties style:font-name="Verdana" style:font-name-asian="Verdana" style:font-name-complex="Verdana"/>
    </style:style>
    <style:style style:name="T106_52" style:family="text">
      <style:text-properties style:font-name="Verdana" style:font-name-asian="Verdana" style:font-name-complex="Verdana"/>
    </style:style>
    <style:style style:name="T106_53" style:family="text">
      <style:text-properties style:font-name="Verdana" style:font-name-asian="Verdana" style:font-name-complex="Verdana"/>
    </style:style>
    <style:style style:name="T106_54" style:family="text">
      <style:text-properties style:font-name="Verdana" style:font-name-asian="Verdana" style:font-name-complex="Verdana"/>
    </style:style>
    <style:style style:name="T106_55" style:family="text">
      <style:text-properties style:font-name="Verdana" style:font-name-asian="Verdana" style:font-name-complex="Verdana"/>
    </style:style>
    <style:style style:name="T106_56" style:family="text">
      <style:text-properties style:font-name="Verdana" style:font-name-asian="Verdana" style:font-name-complex="Verdana"/>
    </style:style>
    <style:style style:name="T106_57" style:family="text">
      <style:text-properties style:font-name="Verdana" style:font-name-asian="Verdana" style:font-name-complex="Verdana"/>
    </style:style>
    <style:style style:name="T106_58" style:family="text">
      <style:text-properties style:font-name="Verdana" style:font-name-asian="Verdana" style:font-name-complex="Verdana"/>
    </style:style>
    <style:style style:name="T106_59" style:family="text">
      <style:text-properties style:font-name="Verdana" style:font-name-asian="Verdana" style:font-name-complex="Verdana"/>
    </style:style>
    <style:style style:name="T106_60" style:family="text">
      <style:text-properties style:font-name="Verdana" style:font-name-asian="Verdana" style:font-name-complex="Verdana"/>
    </style:style>
    <style:style style:name="T106_61" style:family="text">
      <style:text-properties style:font-name="Verdana" style:font-name-asian="Verdana" style:font-name-complex="Verdana"/>
    </style:style>
    <style:style style:name="T106_62" style:family="text">
      <style:text-properties style:font-name="Verdana" style:font-name-asian="Verdana" style:font-name-complex="Verdana"/>
    </style:style>
    <style:style style:name="T106_63" style:family="text">
      <style:text-properties style:font-name="Verdana" style:font-name-asian="Verdana" style:font-name-complex="Verdana"/>
    </style:style>
    <style:style style:name="T106_64" style:family="text">
      <style:text-properties style:font-name="Verdana" style:font-name-asian="Verdana" style:font-name-complex="Verdana"/>
    </style:style>
    <style:style style:name="T106_65" style:family="text">
      <style:text-properties style:font-name="Verdana" style:font-name-asian="Verdana" style:font-name-complex="Verdana"/>
    </style:style>
    <style:style style:name="T106_66" style:family="text">
      <style:text-properties style:font-name="Verdana" style:font-name-asian="Verdana" style:font-name-complex="Verdana"/>
    </style:style>
    <style:style style:name="T106_67" style:family="text">
      <style:text-properties style:font-name="Verdana" style:font-name-asian="Verdana" style:font-name-complex="Verdana"/>
    </style:style>
    <style:style style:name="T106_68" style:family="text">
      <style:text-properties style:font-name="Verdana" style:font-name-asian="Verdana" style:font-name-complex="Verdana"/>
    </style:style>
    <style:style style:name="T106_69" style:family="text">
      <style:text-properties style:font-name="Verdana" style:font-name-asian="Verdana" style:font-name-complex="Verdana"/>
    </style:style>
    <style:style style:name="T106_70" style:family="text">
      <style:text-properties style:font-name="Verdana" style:font-name-asian="Verdana" style:font-name-complex="Verdana"/>
    </style:style>
    <style:style style:name="T106_71" style:family="text">
      <style:text-properties style:font-name="Verdana" style:font-name-asian="Verdana" style:font-name-complex="Verdana"/>
    </style:style>
    <style:style style:name="T106_72" style:family="text">
      <style:text-properties style:font-name="Verdana" style:font-name-asian="Verdana" style:font-name-complex="Verdana"/>
    </style:style>
    <style:style style:name="T106_73" style:family="text">
      <style:text-properties style:font-name="Verdana" style:font-name-asian="Verdana" style:font-name-complex="Verdana"/>
    </style:style>
    <style:style style:name="T106_74" style:family="text">
      <style:text-properties style:font-name="Verdana" style:font-name-asian="Verdana" style:font-name-complex="Verdana"/>
    </style:style>
    <style:style style:name="T106_75" style:family="text">
      <style:text-properties style:font-name="Verdana" style:font-name-asian="Verdana" style:font-name-complex="Verdana"/>
    </style:style>
    <style:style style:name="T106_76" style:family="text">
      <style:text-properties style:font-name="Verdana" style:font-name-asian="Verdana" style:font-name-complex="Verdana"/>
    </style:style>
    <style:style style:name="T106_77" style:family="text">
      <style:text-properties style:font-name="Verdana" style:font-name-asian="Verdana" style:font-name-complex="Verdana"/>
    </style:style>
    <style:style style:name="T106_78" style:family="text">
      <style:text-properties style:font-name="Verdana" style:font-name-asian="Verdana" style:font-name-complex="Verdana"/>
    </style:style>
    <style:style style:name="T106_79" style:family="text">
      <style:text-properties style:font-name="Verdana" style:font-name-asian="Verdana" style:font-name-complex="Verdana"/>
    </style:style>
    <style:style style:name="T106_80" style:family="text">
      <style:text-properties style:font-name="Verdana" style:font-name-asian="Verdana" style:font-name-complex="Verdana"/>
    </style:style>
    <style:style style:name="T106_81" style:family="text">
      <style:text-properties style:font-name="Verdana" style:font-name-asian="Verdana" style:font-name-complex="Verdana"/>
    </style:style>
    <style:style style:name="T106_82" style:family="text">
      <style:text-properties style:font-name="Verdana" style:font-name-asian="Verdana" style:font-name-complex="Verdana"/>
    </style:style>
    <style:style style:name="T106_83" style:family="text">
      <style:text-properties style:font-name="Verdana" style:font-name-asian="Verdana" style:font-name-complex="Verdana"/>
    </style:style>
    <style:style style:name="T106_84" style:family="text">
      <style:text-properties style:font-name="Verdana" style:font-name-asian="Verdana" style:font-name-complex="Verdana"/>
    </style:style>
    <style:style style:name="T106_85" style:family="text">
      <style:text-properties style:font-name="Verdana" style:font-name-asian="Verdana" style:font-name-complex="Verdana"/>
    </style:style>
    <style:style style:name="T106_86" style:family="text">
      <style:text-properties style:font-name="Verdana" style:font-name-asian="Verdana" style:font-name-complex="Verdana"/>
    </style:style>
    <style:style style:name="T106_87" style:family="text">
      <style:text-properties style:font-name="Verdana" style:font-name-asian="Verdana" style:font-name-complex="Verdana"/>
    </style:style>
    <style:style style:name="T106_88" style:family="text">
      <style:text-properties style:font-name="Verdana" style:font-name-asian="Verdana" style:font-name-complex="Verdana"/>
    </style:style>
    <style:style style:name="T106_89" style:family="text">
      <style:text-properties style:font-name="Verdana" style:font-name-asian="Verdana" style:font-name-complex="Verdana"/>
    </style:style>
    <style:style style:name="T106_90" style:family="text">
      <style:text-properties style:font-name="Verdana" style:font-name-asian="Verdana" style:font-name-complex="Verdana"/>
    </style:style>
    <style:style style:name="T106_91" style:family="text">
      <style:text-properties style:font-name="Verdana" style:font-name-asian="Verdana" style:font-name-complex="Verdana"/>
    </style:style>
    <style:style style:name="T106_92" style:family="text">
      <style:text-properties style:font-name="Verdana" style:font-name-asian="Verdana" style:font-name-complex="Verdana"/>
    </style:style>
    <style:style style:name="T106_93" style:family="text">
      <style:text-properties style:font-name="Verdana" style:font-name-asian="Verdana" style:font-name-complex="Verdana"/>
    </style:style>
    <style:style style:name="T106_94" style:family="text">
      <style:text-properties style:font-name="Verdana" style:font-name-asian="Verdana" style:font-name-complex="Verdana"/>
    </style:style>
    <style:style style:name="P107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style:font-name="Verdana" style:font-name-asian="Verdana" style:font-name-complex="Verdana" style:text-underline-style="solid" style:text-underline-color="font-color"/>
    </style:style>
    <style:style style:name="T108_2" style:family="text">
      <style:text-properties style:font-name="Verdana" style:font-name-asian="Verdana" style:font-name-complex="Verdana" style:text-underline-style="solid" style:text-underline-color="font-color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style:font-name="Consolas" style:font-name-asian="Consolas" style:font-name-complex="Consolas"/>
    </style:style>
    <style:style style:name="T109_2" style:family="text">
      <style:text-properties style:font-name="Consolas" style:font-name-asian="Consolas" style:font-name-complex="Consolas"/>
    </style:style>
    <style:style style:name="T109_3" style:family="text">
      <style:text-properties style:font-name="Consolas" style:font-name-asian="Consolas" style:font-name-complex="Consolas"/>
    </style:style>
    <style:style style:name="T109_4" style:family="text">
      <style:text-properties style:font-name="Consolas" style:font-name-asian="Consolas" style:font-name-complex="Consolas"/>
    </style:style>
    <style:style style:name="T109_5" style:family="text">
      <style:text-properties style:font-name="Consolas" style:font-name-asian="Consolas" style:font-name-complex="Consolas"/>
    </style:style>
    <style:style style:name="T109_6" style:family="text">
      <style:text-properties style:font-name="Consolas" style:font-name-asian="Consolas" style:font-name-complex="Consolas"/>
    </style:style>
    <style:style style:name="P110" style:family="paragraph" style:parent-style-name="Standard">
      <style:paragraph-properties fo:break-before="auto" fo:text-indent="1.27cm" fo:line-height="115%" style:writing-mode="lr-tb"/>
    </style:style>
    <style:style style:name="T110_1" style:family="text">
      <style:text-properties style:font-name="Consolas" style:font-name-asian="Consolas" style:font-name-complex="Consolas"/>
    </style:style>
    <style:style style:name="T110_2" style:family="text">
      <style:text-properties style:font-name="Consolas" style:font-name-asian="Consolas" style:font-name-complex="Consolas"/>
    </style:style>
    <style:style style:name="T110_3" style:family="text">
      <style:text-properties style:font-name="Consolas" style:font-name-asian="Consolas" style:font-name-complex="Consolas"/>
    </style:style>
    <style:style style:name="T110_4" style:family="text">
      <style:text-properties style:font-name="Consolas" style:font-name-asian="Consolas" style:font-name-complex="Consolas"/>
    </style:style>
    <style:style style:name="T110_5" style:family="text">
      <style:text-properties style:font-name="Consolas" style:font-name-asian="Consolas" style:font-name-complex="Consolas"/>
    </style:style>
    <style:style style:name="T110_6" style:family="text">
      <style:text-properties style:font-name="Consolas" style:font-name-asian="Consolas" style:font-name-complex="Consolas"/>
    </style:style>
    <style:style style:name="T110_7" style:family="text">
      <style:text-properties style:font-name="Consolas" style:font-name-asian="Consolas" style:font-name-complex="Consolas"/>
    </style:style>
    <style:style style:name="T110_8" style:family="text">
      <style:text-properties style:font-name="Consolas" style:font-name-asian="Consolas" style:font-name-complex="Consolas"/>
    </style:style>
    <style:style style:name="P111" style:family="paragraph" style:parent-style-name="Standard">
      <style:paragraph-properties fo:break-before="auto" fo:text-indent="1.27cm" fo:line-height="115%" style:writing-mode="lr-tb"/>
    </style:style>
    <style:style style:name="T111_1" style:family="text">
      <style:text-properties style:font-name="Consolas" style:font-name-asian="Consolas" style:font-name-complex="Consolas"/>
    </style:style>
    <style:style style:name="T111_2" style:family="text">
      <style:text-properties style:font-name="Consolas" style:font-name-asian="Consolas" style:font-name-complex="Consolas"/>
    </style:style>
    <style:style style:name="T111_3" style:family="text">
      <style:text-properties style:font-name="Consolas" style:font-name-asian="Consolas" style:font-name-complex="Consolas"/>
    </style:style>
    <style:style style:name="T111_4" style:family="text">
      <style:text-properties style:font-name="Consolas" style:font-name-asian="Consolas" style:font-name-complex="Consolas"/>
    </style:style>
    <style:style style:name="T111_5" style:family="text">
      <style:text-properties style:font-name="Consolas" style:font-name-asian="Consolas" style:font-name-complex="Consolas"/>
    </style:style>
    <style:style style:name="T111_6" style:family="text">
      <style:text-properties style:font-name="Consolas" style:font-name-asian="Consolas" style:font-name-complex="Consolas"/>
    </style:style>
    <style:style style:name="T111_7" style:family="text">
      <style:text-properties style:font-name="Consolas" style:font-name-asian="Consolas" style:font-name-complex="Consolas"/>
    </style:style>
    <style:style style:name="T111_8" style:family="text">
      <style:text-properties style:font-name="Consolas" style:font-name-asian="Consolas" style:font-name-complex="Consolas"/>
    </style:style>
    <style:style style:name="T111_9" style:family="text">
      <style:text-properties style:font-name="Consolas" style:font-name-asian="Consolas" style:font-name-complex="Consolas"/>
    </style:style>
    <style:style style:name="T111_10" style:family="text">
      <style:text-properties style:font-name="Consolas" style:font-name-asian="Consolas" style:font-name-complex="Consolas"/>
    </style:style>
    <style:style style:name="P112" style:family="paragraph" style:parent-style-name="Standard">
      <style:paragraph-properties fo:break-before="auto" fo:text-indent="1.27cm" fo:line-height="115%" style:writing-mode="lr-tb"/>
    </style:style>
    <style:style style:name="T112_1" style:family="text">
      <style:text-properties style:font-name="Consolas" style:font-name-asian="Consolas" style:font-name-complex="Consolas"/>
    </style:style>
    <style:style style:name="T112_2" style:family="text">
      <style:text-properties style:font-name="Consolas" style:font-name-asian="Consolas" style:font-name-complex="Consolas"/>
    </style:style>
    <style:style style:name="T112_3" style:family="text">
      <style:text-properties style:font-name="Consolas" style:font-name-asian="Consolas" style:font-name-complex="Consolas"/>
    </style:style>
    <style:style style:name="T112_4" style:family="text">
      <style:text-properties style:font-name="Consolas" style:font-name-asian="Consolas" style:font-name-complex="Consolas"/>
    </style:style>
    <style:style style:name="T112_5" style:family="text">
      <style:text-properties style:font-name="Consolas" style:font-name-asian="Consolas" style:font-name-complex="Consolas"/>
    </style:style>
    <style:style style:name="T112_6" style:family="text">
      <style:text-properties style:font-name="Consolas" style:font-name-asian="Consolas" style:font-name-complex="Consolas"/>
    </style:style>
    <style:style style:name="P113" style:family="paragraph" style:parent-style-name="Standard">
      <style:paragraph-properties fo:break-before="auto" fo:text-indent="1.27cm" fo:line-height="115%" fo:margin-left="1.27cm" style:writing-mode="lr-tb"/>
    </style:style>
    <style:style style:name="T113_1" style:family="text">
      <style:text-properties style:font-name="Consolas" style:font-name-asian="Consolas" style:font-name-complex="Consolas"/>
    </style:style>
    <style:style style:name="T113_2" style:family="text">
      <style:text-properties style:font-name="Consolas" style:font-name-asian="Consolas" style:font-name-complex="Consolas"/>
    </style:style>
    <style:style style:name="T113_3" style:family="text">
      <style:text-properties style:font-name="Consolas" style:font-name-asian="Consolas" style:font-name-complex="Consolas"/>
    </style:style>
    <style:style style:name="T113_4" style:family="text">
      <style:text-properties style:font-name="Consolas" style:font-name-asian="Consolas" style:font-name-complex="Consolas"/>
    </style:style>
    <style:style style:name="T113_5" style:family="text">
      <style:text-properties style:font-name="Consolas" style:font-name-asian="Consolas" style:font-name-complex="Consolas"/>
    </style:style>
    <style:style style:name="T113_6" style:family="text">
      <style:text-properties style:font-name="Consolas" style:font-name-asian="Consolas" style:font-name-complex="Consolas"/>
    </style:style>
    <style:style style:name="T113_7" style:family="text">
      <style:text-properties style:font-name="Consolas" style:font-name-asian="Consolas" style:font-name-complex="Consolas"/>
    </style:style>
    <style:style style:name="T113_8" style:family="text">
      <style:text-properties style:font-name="Consolas" style:font-name-asian="Consolas" style:font-name-complex="Consolas"/>
    </style:style>
    <style:style style:name="T113_9" style:family="text">
      <style:text-properties style:font-name="Consolas" style:font-name-asian="Consolas" style:font-name-complex="Consolas"/>
    </style:style>
    <style:style style:name="T113_10" style:family="text">
      <style:text-properties style:font-name="Consolas" style:font-name-asian="Consolas" style:font-name-complex="Consolas"/>
    </style:style>
    <style:style style:name="P114" style:family="paragraph" style:parent-style-name="Standard">
      <style:paragraph-properties fo:break-before="auto" fo:text-indent="1.27cm" fo:line-height="115%" style:writing-mode="lr-tb"/>
    </style:style>
    <style:style style:name="T114_1" style:family="text">
      <style:text-properties style:font-name="Consolas" style:font-name-asian="Consolas" style:font-name-complex="Consolas"/>
    </style:style>
    <style:style style:name="P115" style:family="paragraph" style:parent-style-name="Standard">
      <style:paragraph-properties fo:break-before="auto" fo:text-indent="1.27cm" fo:line-height="115%" style:writing-mode="lr-tb"/>
    </style:style>
    <style:style style:name="T115_1" style:family="text">
      <style:text-properties style:font-name="Consolas" style:font-name-asian="Consolas" style:font-name-complex="Consolas"/>
    </style:style>
    <style:style style:name="T115_2" style:family="text">
      <style:text-properties style:font-name="Consolas" style:font-name-asian="Consolas" style:font-name-complex="Consolas"/>
    </style:style>
    <style:style style:name="T115_3" style:family="text">
      <style:text-properties style:font-name="Consolas" style:font-name-asian="Consolas" style:font-name-complex="Consolas"/>
    </style:style>
    <style:style style:name="T115_4" style:family="text">
      <style:text-properties style:font-name="Consolas" style:font-name-asian="Consolas" style:font-name-complex="Consolas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style:font-name="Consolas" style:font-name-asian="Consolas" style:font-name-complex="Consolas"/>
    </style:style>
    <style:style style:name="P117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style:font-name="Consolas" style:font-name-asian="Consolas" style:font-name-complex="Consolas"/>
    </style:style>
    <style:style style:name="T118_2" style:family="text">
      <style:text-properties style:font-name="Consolas" style:font-name-asian="Consolas" style:font-name-complex="Consolas"/>
    </style:style>
    <style:style style:name="T118_3" style:family="text">
      <style:text-properties style:font-name="Consolas" style:font-name-asian="Consolas" style:font-name-complex="Consolas"/>
    </style:style>
    <style:style style:name="T118_4" style:family="text">
      <style:text-properties style:font-name="Consolas" style:font-name-asian="Consolas" style:font-name-complex="Consolas"/>
    </style:style>
    <style:style style:name="T118_5" style:family="text">
      <style:text-properties style:font-name="Consolas" style:font-name-asian="Consolas" style:font-name-complex="Consolas"/>
    </style:style>
    <style:style style:name="T118_6" style:family="text">
      <style:text-properties style:font-name="Consolas" style:font-name-asian="Consolas" style:font-name-complex="Consolas"/>
    </style:style>
    <style:style style:name="T118_7" style:family="text">
      <style:text-properties style:font-name="Consolas" style:font-name-asian="Consolas" style:font-name-complex="Consolas"/>
    </style:style>
    <style:style style:name="T118_8" style:family="text">
      <style:text-properties style:font-name="Consolas" style:font-name-asian="Consolas" style:font-name-complex="Consolas"/>
    </style:style>
    <style:style style:name="T118_9" style:family="text">
      <style:text-properties style:font-name="Consolas" style:font-name-asian="Consolas" style:font-name-complex="Consolas"/>
    </style:style>
    <style:style style:name="T118_10" style:family="text">
      <style:text-properties style:font-name="Consolas" style:font-name-asian="Consolas" style:font-name-complex="Consolas"/>
    </style:style>
    <style:style style:name="T118_11" style:family="text">
      <style:text-properties style:font-name="Consolas" style:font-name-asian="Consolas" style:font-name-complex="Consolas"/>
    </style:style>
    <style:style style:name="T118_12" style:family="text">
      <style:text-properties style:font-name="Consolas" style:font-name-asian="Consolas" style:font-name-complex="Consolas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style:font-name="Consolas" style:font-name-asian="Consolas" style:font-name-complex="Consolas"/>
    </style:style>
    <style:style style:name="T119_2" style:family="text">
      <style:text-properties style:font-name="Consolas" style:font-name-asian="Consolas" style:font-name-complex="Consolas"/>
    </style:style>
    <style:style style:name="T119_3" style:family="text">
      <style:text-properties style:font-name="Consolas" style:font-name-asian="Consolas" style:font-name-complex="Consolas"/>
    </style:style>
    <style:style style:name="T119_4" style:family="text">
      <style:text-properties style:font-name="Consolas" style:font-name-asian="Consolas" style:font-name-complex="Consolas"/>
    </style:style>
    <style:style style:name="T119_5" style:family="text">
      <style:text-properties style:font-name="Consolas" style:font-name-asian="Consolas" style:font-name-complex="Consolas"/>
    </style:style>
    <style:style style:name="T119_6" style:family="text">
      <style:text-properties style:font-name="Consolas" style:font-name-asian="Consolas" style:font-name-complex="Consolas"/>
    </style:style>
    <style:style style:name="T119_7" style:family="text">
      <style:text-properties style:font-name="Consolas" style:font-name-asian="Consolas" style:font-name-complex="Consolas"/>
    </style:style>
    <style:style style:name="T119_8" style:family="text">
      <style:text-properties style:font-name="Consolas" style:font-name-asian="Consolas" style:font-name-complex="Consolas"/>
    </style:style>
    <style:style style:name="T119_9" style:family="text">
      <style:text-properties style:font-name="Consolas" style:font-name-asian="Consolas" style:font-name-complex="Consolas"/>
    </style:style>
    <style:style style:name="T119_10" style:family="text">
      <style:text-properties style:font-name="Consolas" style:font-name-asian="Consolas" style:font-name-complex="Consolas"/>
    </style:style>
    <style:style style:name="T119_11" style:family="text">
      <style:text-properties style:font-name="Consolas" style:font-name-asian="Consolas" style:font-name-complex="Consolas"/>
    </style:style>
    <style:style style:name="T119_12" style:family="text">
      <style:text-properties style:font-name="Consolas" style:font-name-asian="Consolas" style:font-name-complex="Consolas"/>
    </style:style>
    <style:style style:name="T119_13" style:family="text">
      <style:text-properties style:font-name="Consolas" style:font-name-asian="Consolas" style:font-name-complex="Consolas"/>
    </style:style>
    <style:style style:name="T119_14" style:family="text">
      <style:text-properties style:font-name="Consolas" style:font-name-asian="Consolas" style:font-name-complex="Consolas"/>
    </style:style>
    <style:style style:name="T119_15" style:family="text">
      <style:text-properties style:font-name="Consolas" style:font-name-asian="Consolas" style:font-name-complex="Consolas"/>
    </style:style>
    <style:style style:name="T119_16" style:family="text">
      <style:text-properties style:font-name="Consolas" style:font-name-asian="Consolas" style:font-name-complex="Consolas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style:font-name="Consolas" style:font-name-asian="Consolas" style:font-name-complex="Consolas"/>
    </style:style>
    <style:style style:name="T120_2" style:family="text">
      <style:text-properties style:font-name="Consolas" style:font-name-asian="Consolas" style:font-name-complex="Consolas"/>
    </style:style>
    <style:style style:name="T120_3" style:family="text">
      <style:text-properties style:font-name="Consolas" style:font-name-asian="Consolas" style:font-name-complex="Consolas"/>
    </style:style>
    <style:style style:name="T120_4" style:family="text">
      <style:text-properties style:font-name="Consolas" style:font-name-asian="Consolas" style:font-name-complex="Consolas"/>
    </style:style>
    <style:style style:name="T120_5" style:family="text">
      <style:text-properties style:font-name="Consolas" style:font-name-asian="Consolas" style:font-name-complex="Consolas"/>
    </style:style>
    <style:style style:name="T120_6" style:family="text">
      <style:text-properties style:font-name="Consolas" style:font-name-asian="Consolas" style:font-name-complex="Consolas"/>
    </style:style>
    <style:style style:name="T120_7" style:family="text">
      <style:text-properties style:font-name="Consolas" style:font-name-asian="Consolas" style:font-name-complex="Consolas"/>
    </style:style>
    <style:style style:name="T120_8" style:family="text">
      <style:text-properties style:font-name="Consolas" style:font-name-asian="Consolas" style:font-name-complex="Consolas"/>
    </style:style>
    <style:style style:name="T120_9" style:family="text">
      <style:text-properties style:font-name="Consolas" style:font-name-asian="Consolas" style:font-name-complex="Consolas"/>
    </style:style>
    <style:style style:name="T120_10" style:family="text">
      <style:text-properties style:font-name="Consolas" style:font-name-asian="Consolas" style:font-name-complex="Consolas"/>
    </style:style>
    <style:style style:name="P121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style:font-name="Verdana" style:font-name-asian="Verdana" style:font-name-complex="Verdana"/>
    </style:style>
    <style:style style:name="T122_2" style:family="text">
      <style:text-properties style:font-name="Verdana" style:font-name-asian="Verdana" style:font-name-complex="Verdana"/>
    </style:style>
    <style:style style:name="T122_3" style:family="text">
      <style:text-properties style:font-name="Verdana" style:font-name-asian="Verdana" style:font-name-complex="Verdana"/>
    </style:style>
    <style:style style:name="T122_4" style:family="text">
      <style:text-properties style:font-name="Verdana" style:font-name-asian="Verdana" style:font-name-complex="Verdana"/>
    </style:style>
    <style:style style:name="T122_5" style:family="text">
      <style:text-properties style:font-name="Verdana" style:font-name-asian="Verdana" style:font-name-complex="Verdana"/>
    </style:style>
    <style:style style:name="T122_6" style:family="text">
      <style:text-properties style:font-name="Verdana" style:font-name-asian="Verdana" style:font-name-complex="Verdana"/>
    </style:style>
    <style:style style:name="T122_7" style:family="text">
      <style:text-properties style:font-name="Verdana" style:font-name-asian="Verdana" style:font-name-complex="Verdana"/>
    </style:style>
    <style:style style:name="T122_8" style:family="text">
      <style:text-properties style:font-name="Verdana" style:font-name-asian="Verdana" style:font-name-complex="Verdana"/>
    </style:style>
    <style:style style:name="T122_9" style:family="text">
      <style:text-properties style:font-name="Verdana" style:font-name-asian="Verdana" style:font-name-complex="Verdana"/>
    </style:style>
    <style:style style:name="T122_10" style:family="text">
      <style:text-properties style:font-name="Verdana" style:font-name-asian="Verdana" style:font-name-complex="Verdana"/>
    </style:style>
    <style:style style:name="T122_11" style:family="text">
      <style:text-properties style:font-name="Verdana" style:font-name-asian="Verdana" style:font-name-complex="Verdana"/>
    </style:style>
    <style:style style:name="T122_12" style:family="text">
      <style:text-properties style:font-name="Verdana" style:font-name-asian="Verdana" style:font-name-complex="Verdana"/>
    </style:style>
    <style:style style:name="T122_13" style:family="text">
      <style:text-properties style:font-name="Verdana" style:font-name-asian="Verdana" style:font-name-complex="Verdana"/>
    </style:style>
    <style:style style:name="T122_14" style:family="text">
      <style:text-properties style:font-name="Verdana" style:font-name-asian="Verdana" style:font-name-complex="Verdana"/>
    </style:style>
    <style:style style:name="T122_15" style:family="text">
      <style:text-properties style:font-name="Verdana" style:font-name-asian="Verdana" style:font-name-complex="Verdana"/>
    </style:style>
    <style:style style:name="T122_16" style:family="text">
      <style:text-properties style:font-name="Verdana" style:font-name-asian="Verdana" style:font-name-complex="Verdana"/>
    </style:style>
    <style:style style:name="T122_17" style:family="text">
      <style:text-properties style:font-name="Verdana" style:font-name-asian="Verdana" style:font-name-complex="Verdana"/>
    </style:style>
    <style:style style:name="T122_18" style:family="text">
      <style:text-properties style:font-name="Verdana" style:font-name-asian="Verdana" style:font-name-complex="Verdana"/>
    </style:style>
    <style:style style:name="T122_19" style:family="text">
      <style:text-properties style:font-name="Verdana" style:font-name-asian="Verdana" style:font-name-complex="Verdana"/>
    </style:style>
    <style:style style:name="T122_20" style:family="text">
      <style:text-properties style:font-name="Verdana" style:font-name-asian="Verdana" style:font-name-complex="Verdana"/>
    </style:style>
    <style:style style:name="T122_21" style:family="text">
      <style:text-properties style:font-name="Verdana" style:font-name-asian="Verdana" style:font-name-complex="Verdana"/>
    </style:style>
    <style:style style:name="T122_22" style:family="text">
      <style:text-properties style:font-name="Verdana" style:font-name-asian="Verdana" style:font-name-complex="Verdana"/>
    </style:style>
    <style:style style:name="T122_23" style:family="text">
      <style:text-properties style:font-name="Verdana" style:font-name-asian="Verdana" style:font-name-complex="Verdana"/>
    </style:style>
    <style:style style:name="T122_24" style:family="text">
      <style:text-properties style:font-name="Verdana" style:font-name-asian="Verdana" style:font-name-complex="Verdana"/>
    </style:style>
    <style:style style:name="T122_25" style:family="text">
      <style:text-properties style:font-name="Verdana" style:font-name-asian="Verdana" style:font-name-complex="Verdana"/>
    </style:style>
    <style:style style:name="T122_26" style:family="text">
      <style:text-properties style:font-name="Verdana" style:font-name-asian="Verdana" style:font-name-complex="Verdana"/>
    </style:style>
    <style:style style:name="T122_27" style:family="text">
      <style:text-properties style:font-name="Verdana" style:font-name-asian="Verdana" style:font-name-complex="Verdana"/>
    </style:style>
    <style:style style:name="T122_28" style:family="text">
      <style:text-properties style:font-name="Verdana" style:font-name-asian="Verdana" style:font-name-complex="Verdana"/>
    </style:style>
    <style:style style:name="T122_29" style:family="text">
      <style:text-properties style:font-name="Verdana" style:font-name-asian="Verdana" style:font-name-complex="Verdana"/>
    </style:style>
    <style:style style:name="T122_30" style:family="text">
      <style:text-properties style:font-name="Verdana" style:font-name-asian="Verdana" style:font-name-complex="Verdana"/>
    </style:style>
    <style:style style:name="T122_31" style:family="text">
      <style:text-properties style:font-name="Verdana" style:font-name-asian="Verdana" style:font-name-complex="Verdana"/>
    </style:style>
    <style:style style:name="T122_32" style:family="text">
      <style:text-properties style:font-name="Verdana" style:font-name-asian="Verdana" style:font-name-complex="Verdana"/>
    </style:style>
    <style:style style:name="T122_33" style:family="text">
      <style:text-properties style:font-name="Verdana" style:font-name-asian="Verdana" style:font-name-complex="Verdana"/>
    </style:style>
    <style:style style:name="T122_34" style:family="text">
      <style:text-properties style:font-name="Verdana" style:font-name-asian="Verdana" style:font-name-complex="Verdana"/>
    </style:style>
    <style:style style:name="T122_35" style:family="text">
      <style:text-properties style:font-name="Verdana" style:font-name-asian="Verdana" style:font-name-complex="Verdana"/>
    </style:style>
    <style:style style:name="T122_36" style:family="text">
      <style:text-properties style:font-name="Verdana" style:font-name-asian="Verdana" style:font-name-complex="Verdana"/>
    </style:style>
    <style:style style:name="T122_37" style:family="text">
      <style:text-properties style:font-name="Verdana" style:font-name-asian="Verdana" style:font-name-complex="Verdana"/>
    </style:style>
    <style:style style:name="T122_38" style:family="text">
      <style:text-properties style:font-name="Verdana" style:font-name-asian="Verdana" style:font-name-complex="Verdana"/>
    </style:style>
    <style:style style:name="T122_39" style:family="text">
      <style:text-properties style:font-name="Verdana" style:font-name-asian="Verdana" style:font-name-complex="Verdana"/>
    </style:style>
    <style:style style:name="T122_40" style:family="text">
      <style:text-properties style:font-name="Verdana" style:font-name-asian="Verdana" style:font-name-complex="Verdana"/>
    </style:style>
    <style:style style:name="T122_41" style:family="text">
      <style:text-properties style:font-name="Verdana" style:font-name-asian="Verdana" style:font-name-complex="Verdana"/>
    </style:style>
    <style:style style:name="T122_42" style:family="text">
      <style:text-properties style:font-name="Verdana" style:font-name-asian="Verdana" style:font-name-complex="Verdana"/>
    </style:style>
    <style:style style:name="T122_43" style:family="text">
      <style:text-properties style:font-name="Verdana" style:font-name-asian="Verdana" style:font-name-complex="Verdana"/>
    </style:style>
    <style:style style:name="T122_44" style:family="text">
      <style:text-properties style:font-name="Verdana" style:font-name-asian="Verdana" style:font-name-complex="Verdana"/>
    </style:style>
    <style:style style:name="T122_45" style:family="text">
      <style:text-properties style:font-name="Verdana" style:font-name-asian="Verdana" style:font-name-complex="Verdana"/>
    </style:style>
    <style:style style:name="T122_46" style:family="text">
      <style:text-properties style:font-name="Verdana" style:font-name-asian="Verdana" style:font-name-complex="Verdana"/>
    </style:style>
    <style:style style:name="T122_47" style:family="text">
      <style:text-properties style:font-name="Verdana" style:font-name-asian="Verdana" style:font-name-complex="Verdana"/>
    </style:style>
    <style:style style:name="T122_48" style:family="text">
      <style:text-properties style:font-name="Verdana" style:font-name-asian="Verdana" style:font-name-complex="Verdana"/>
    </style:style>
    <style:style style:name="T122_49" style:family="text">
      <style:text-properties style:font-name="Verdana" style:font-name-asian="Verdana" style:font-name-complex="Verdana"/>
    </style:style>
    <style:style style:name="T122_50" style:family="text">
      <style:text-properties style:font-name="Verdana" style:font-name-asian="Verdana" style:font-name-complex="Verdana"/>
    </style:style>
    <style:style style:name="T122_51" style:family="text">
      <style:text-properties style:font-name="Verdana" style:font-name-asian="Verdana" style:font-name-complex="Verdana"/>
    </style:style>
    <style:style style:name="T122_52" style:family="text">
      <style:text-properties style:font-name="Verdana" style:font-name-asian="Verdana" style:font-name-complex="Verdana"/>
    </style:style>
    <style:style style:name="T122_53" style:family="text">
      <style:text-properties style:font-name="Verdana" style:font-name-asian="Verdana" style:font-name-complex="Verdana"/>
    </style:style>
    <style:style style:name="T122_54" style:family="text">
      <style:text-properties style:font-name="Verdana" style:font-name-asian="Verdana" style:font-name-complex="Verdana"/>
    </style:style>
    <style:style style:name="T122_55" style:family="text">
      <style:text-properties style:font-name="Verdana" style:font-name-asian="Verdana" style:font-name-complex="Verdana"/>
    </style:style>
    <style:style style:name="T122_56" style:family="text">
      <style:text-properties style:font-name="Verdana" style:font-name-asian="Verdana" style:font-name-complex="Verdana"/>
    </style:style>
    <style:style style:name="T122_57" style:family="text">
      <style:text-properties style:font-name="Verdana" style:font-name-asian="Verdana" style:font-name-complex="Verdana"/>
    </style:style>
    <style:style style:name="T122_58" style:family="text">
      <style:text-properties style:font-name="Verdana" style:font-name-asian="Verdana" style:font-name-complex="Verdana"/>
    </style:style>
    <style:style style:name="T122_59" style:family="text">
      <style:text-properties style:font-name="Verdana" style:font-name-asian="Verdana" style:font-name-complex="Verdana"/>
    </style:style>
    <style:style style:name="T122_60" style:family="text">
      <style:text-properties style:font-name="Verdana" style:font-name-asian="Verdana" style:font-name-complex="Verdana"/>
    </style:style>
    <style:style style:name="T122_61" style:family="text">
      <style:text-properties style:font-name="Verdana" style:font-name-asian="Verdana" style:font-name-complex="Verdana"/>
    </style:style>
    <style:style style:name="T122_62" style:family="text">
      <style:text-properties style:font-name="Verdana" style:font-name-asian="Verdana" style:font-name-complex="Verdana"/>
    </style:style>
    <style:style style:name="T122_63" style:family="text">
      <style:text-properties style:font-name="Verdana" style:font-name-asian="Verdana" style:font-name-complex="Verdana"/>
    </style:style>
    <style:style style:name="T122_64" style:family="text">
      <style:text-properties style:font-name="Verdana" style:font-name-asian="Verdana" style:font-name-complex="Verdana"/>
    </style:style>
    <style:style style:name="T122_65" style:family="text">
      <style:text-properties style:font-name="Verdana" style:font-name-asian="Verdana" style:font-name-complex="Verdana"/>
    </style:style>
    <style:style style:name="T122_66" style:family="text">
      <style:text-properties style:font-name="Verdana" style:font-name-asian="Verdana" style:font-name-complex="Verdana"/>
    </style:style>
    <style:style style:name="T122_67" style:family="text">
      <style:text-properties style:font-name="Verdana" style:font-name-asian="Verdana" style:font-name-complex="Verdana"/>
    </style:style>
    <style:style style:name="T122_68" style:family="text">
      <style:text-properties style:font-name="Verdana" style:font-name-asian="Verdana" style:font-name-complex="Verdana"/>
    </style:style>
    <style:style style:name="T122_69" style:family="text">
      <style:text-properties style:font-name="Verdana" style:font-name-asian="Verdana" style:font-name-complex="Verdana"/>
    </style:style>
    <style:style style:name="T122_70" style:family="text">
      <style:text-properties style:font-name="Verdana" style:font-name-asian="Verdana" style:font-name-complex="Verdana"/>
    </style:style>
    <style:style style:name="T122_71" style:family="text">
      <style:text-properties style:font-name="Verdana" style:font-name-asian="Verdana" style:font-name-complex="Verdana"/>
    </style:style>
    <style:style style:name="T122_72" style:family="text">
      <style:text-properties style:font-name="Verdana" style:font-name-asian="Verdana" style:font-name-complex="Verdana"/>
    </style:style>
    <style:style style:name="T122_73" style:family="text">
      <style:text-properties style:font-name="Verdana" style:font-name-asian="Verdana" style:font-name-complex="Verdana"/>
    </style:style>
    <style:style style:name="T122_74" style:family="text">
      <style:text-properties style:font-name="Verdana" style:font-name-asian="Verdana" style:font-name-complex="Verdana"/>
    </style:style>
    <style:style style:name="T122_75" style:family="text">
      <style:text-properties style:font-name="Verdana" style:font-name-asian="Verdana" style:font-name-complex="Verdana"/>
    </style:style>
    <style:style style:name="T122_76" style:family="text">
      <style:text-properties style:font-name="Verdana" style:font-name-asian="Verdana" style:font-name-complex="Verdana"/>
    </style:style>
    <style:style style:name="T122_77" style:family="text">
      <style:text-properties style:font-name="Verdana" style:font-name-asian="Verdana" style:font-name-complex="Verdana"/>
    </style:style>
    <style:style style:name="T122_78" style:family="text">
      <style:text-properties style:font-name="Verdana" style:font-name-asian="Verdana" style:font-name-complex="Verdana"/>
    </style:style>
    <style:style style:name="T122_79" style:family="text">
      <style:text-properties style:font-name="Verdana" style:font-name-asian="Verdana" style:font-name-complex="Verdana"/>
    </style:style>
    <style:style style:name="T122_80" style:family="text">
      <style:text-properties style:font-name="Verdana" style:font-name-asian="Verdana" style:font-name-complex="Verdana"/>
    </style:style>
    <style:style style:name="T122_81" style:family="text">
      <style:text-properties style:font-name="Verdana" style:font-name-asian="Verdana" style:font-name-complex="Verdana"/>
    </style:style>
    <style:style style:name="T122_82" style:family="text">
      <style:text-properties style:font-name="Verdana" style:font-name-asian="Verdana" style:font-name-complex="Verdana"/>
    </style:style>
    <style:style style:name="T122_83" style:family="text">
      <style:text-properties style:font-name="Verdana" style:font-name-asian="Verdana" style:font-name-complex="Verdana"/>
    </style:style>
    <style:style style:name="T122_84" style:family="text">
      <style:text-properties style:font-name="Verdana" style:font-name-asian="Verdana" style:font-name-complex="Verdana"/>
    </style:style>
    <style:style style:name="T122_85" style:family="text">
      <style:text-properties style:font-name="Verdana" style:font-name-asian="Verdana" style:font-name-complex="Verdana"/>
    </style:style>
    <style:style style:name="T122_86" style:family="text">
      <style:text-properties style:font-name="Verdana" style:font-name-asian="Verdana" style:font-name-complex="Verdana"/>
    </style:style>
    <style:style style:name="T122_87" style:family="text">
      <style:text-properties style:font-name="Verdana" style:font-name-asian="Verdana" style:font-name-complex="Verdana"/>
    </style:style>
    <style:style style:name="T122_88" style:family="text">
      <style:text-properties style:font-name="Verdana" style:font-name-asian="Verdana" style:font-name-complex="Verdana"/>
    </style:style>
    <style:style style:name="T122_89" style:family="text">
      <style:text-properties style:font-name="Verdana" style:font-name-asian="Verdana" style:font-name-complex="Verdana"/>
    </style:style>
    <style:style style:name="T122_90" style:family="text">
      <style:text-properties style:font-name="Verdana" style:font-name-asian="Verdana" style:font-name-complex="Verdana"/>
    </style:style>
    <style:style style:name="T122_91" style:family="text">
      <style:text-properties style:font-name="Verdana" style:font-name-asian="Verdana" style:font-name-complex="Verdana"/>
    </style:style>
    <style:style style:name="T122_92" style:family="text">
      <style:text-properties style:font-name="Verdana" style:font-name-asian="Verdana" style:font-name-complex="Verdana"/>
    </style:style>
    <style:style style:name="T122_93" style:family="text">
      <style:text-properties style:font-name="Verdana" style:font-name-asian="Verdana" style:font-name-complex="Verdana"/>
    </style:style>
    <style:style style:name="T122_94" style:family="text">
      <style:text-properties style:font-name="Verdana" style:font-name-asian="Verdana" style:font-name-complex="Verdana"/>
    </style:style>
    <style:style style:name="T122_95" style:family="text">
      <style:text-properties style:font-name="Verdana" style:font-name-asian="Verdana" style:font-name-complex="Verdana"/>
    </style:style>
    <style:style style:name="T122_96" style:family="text">
      <style:text-properties style:font-name="Verdana" style:font-name-asian="Verdana" style:font-name-complex="Verdana"/>
    </style:style>
    <style:style style:name="T122_97" style:family="text">
      <style:text-properties style:font-name="Verdana" style:font-name-asian="Verdana" style:font-name-complex="Verdana"/>
    </style:style>
    <style:style style:name="T122_98" style:family="text">
      <style:text-properties style:font-name="Verdana" style:font-name-asian="Verdana" style:font-name-complex="Verdana"/>
    </style:style>
    <style:style style:name="T122_99" style:family="text">
      <style:text-properties style:font-name="Verdana" style:font-name-asian="Verdana" style:font-name-complex="Verdana"/>
    </style:style>
    <style:style style:name="T122_100" style:family="text">
      <style:text-properties style:font-name="Verdana" style:font-name-asian="Verdana" style:font-name-complex="Verdana"/>
    </style:style>
    <style:style style:name="T122_101" style:family="text">
      <style:text-properties style:font-name="Verdana" style:font-name-asian="Verdana" style:font-name-complex="Verdana"/>
    </style:style>
    <style:style style:name="T122_102" style:family="text">
      <style:text-properties style:font-name="Verdana" style:font-name-asian="Verdana" style:font-name-complex="Verdana"/>
    </style:style>
    <style:style style:name="T122_103" style:family="text">
      <style:text-properties style:font-name="Verdana" style:font-name-asian="Verdana" style:font-name-complex="Verdana"/>
    </style:style>
    <style:style style:name="T122_104" style:family="text">
      <style:text-properties style:font-name="Verdana" style:font-name-asian="Verdana" style:font-name-complex="Verdana"/>
    </style:style>
    <style:style style:name="T122_105" style:family="text">
      <style:text-properties style:font-name="Verdana" style:font-name-asian="Verdana" style:font-name-complex="Verdana"/>
    </style:style>
    <style:style style:name="T122_106" style:family="text">
      <style:text-properties style:font-name="Verdana" style:font-name-asian="Verdana" style:font-name-complex="Verdana"/>
    </style:style>
    <style:style style:name="T122_107" style:family="text">
      <style:text-properties style:font-name="Verdana" style:font-name-asian="Verdana" style:font-name-complex="Verdana"/>
    </style:style>
    <style:style style:name="T122_108" style:family="text">
      <style:text-properties style:font-name="Verdana" style:font-name-asian="Verdana" style:font-name-complex="Verdana"/>
    </style:style>
    <style:style style:name="T122_109" style:family="text">
      <style:text-properties style:font-name="Verdana" style:font-name-asian="Verdana" style:font-name-complex="Verdana"/>
    </style:style>
    <style:style style:name="T122_110" style:family="text">
      <style:text-properties style:font-name="Verdana" style:font-name-asian="Verdana" style:font-name-complex="Verdana"/>
    </style:style>
    <style:style style:name="T122_111" style:family="text">
      <style:text-properties style:font-name="Verdana" style:font-name-asian="Verdana" style:font-name-complex="Verdana"/>
    </style:style>
    <style:style style:name="T122_112" style:family="text">
      <style:text-properties style:font-name="Verdana" style:font-name-asian="Verdana" style:font-name-complex="Verdana"/>
    </style:style>
    <style:style style:name="P123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style:font-name="Consolas" style:font-name-asian="Consolas" style:font-name-complex="Consolas"/>
    </style:style>
    <style:style style:name="T124_2" style:family="text">
      <style:text-properties style:font-name="Consolas" style:font-name-asian="Consolas" style:font-name-complex="Consolas"/>
    </style:style>
    <style:style style:name="T124_3" style:family="text">
      <style:text-properties style:font-name="Consolas" style:font-name-asian="Consolas" style:font-name-complex="Consolas"/>
    </style:style>
    <style:style style:name="T124_4" style:family="text">
      <style:text-properties style:font-name="Consolas" style:font-name-asian="Consolas" style:font-name-complex="Consolas"/>
    </style:style>
    <style:style style:name="T124_5" style:family="text">
      <style:text-properties style:font-name="Consolas" style:font-name-asian="Consolas" style:font-name-complex="Consolas"/>
    </style:style>
    <style:style style:name="T124_6" style:family="text">
      <style:text-properties style:font-name="Consolas" style:font-name-asian="Consolas" style:font-name-complex="Consolas"/>
    </style:style>
    <style:style style:name="T124_7" style:family="text">
      <style:text-properties style:font-name="Consolas" style:font-name-asian="Consolas" style:font-name-complex="Consolas"/>
    </style:style>
    <style:style style:name="T124_8" style:family="text">
      <style:text-properties style:font-name="Consolas" style:font-name-asian="Consolas" style:font-name-complex="Consolas"/>
    </style:style>
    <style:style style:name="T124_9" style:family="text">
      <style:text-properties style:font-name="Consolas" style:font-name-asian="Consolas" style:font-name-complex="Consolas"/>
    </style:style>
    <style:style style:name="T124_10" style:family="text">
      <style:text-properties style:font-name="Consolas" style:font-name-asian="Consolas" style:font-name-complex="Consolas"/>
    </style:style>
    <style:style style:name="T124_11" style:family="text">
      <style:text-properties style:font-name="Consolas" style:font-name-asian="Consolas" style:font-name-complex="Consolas"/>
    </style:style>
    <style:style style:name="T124_12" style:family="text">
      <style:text-properties style:font-name="Consolas" style:font-name-asian="Consolas" style:font-name-complex="Consolas"/>
    </style:style>
    <style:style style:name="T124_13" style:family="text">
      <style:text-properties style:font-name="Consolas" style:font-name-asian="Consolas" style:font-name-complex="Consolas"/>
    </style:style>
    <style:style style:name="T124_14" style:family="text">
      <style:text-properties style:font-name="Consolas" style:font-name-asian="Consolas" style:font-name-complex="Consolas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style:font-name="Consolas" style:font-name-asian="Consolas" style:font-name-complex="Consolas"/>
    </style:style>
    <style:style style:name="T125_2" style:family="text">
      <style:text-properties style:font-name="Consolas" style:font-name-asian="Consolas" style:font-name-complex="Consolas"/>
    </style:style>
    <style:style style:name="T125_3" style:family="text">
      <style:text-properties style:font-name="Consolas" style:font-name-asian="Consolas" style:font-name-complex="Consolas"/>
    </style:style>
    <style:style style:name="T125_4" style:family="text">
      <style:text-properties style:font-name="Consolas" style:font-name-asian="Consolas" style:font-name-complex="Consolas"/>
    </style:style>
    <style:style style:name="T125_5" style:family="text">
      <style:text-properties style:font-name="Consolas" style:font-name-asian="Consolas" style:font-name-complex="Consolas"/>
    </style:style>
    <style:style style:name="T125_6" style:family="text">
      <style:text-properties style:font-name="Consolas" style:font-name-asian="Consolas" style:font-name-complex="Consolas"/>
    </style:style>
    <style:style style:name="T125_7" style:family="text">
      <style:text-properties style:font-name="Consolas" style:font-name-asian="Consolas" style:font-name-complex="Consolas"/>
    </style:style>
    <style:style style:name="T125_8" style:family="text">
      <style:text-properties style:font-name="Consolas" style:font-name-asian="Consolas" style:font-name-complex="Consolas"/>
    </style:style>
    <style:style style:name="T125_9" style:family="text">
      <style:text-properties style:font-name="Consolas" style:font-name-asian="Consolas" style:font-name-complex="Consolas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style:font-name="Consolas" style:font-name-asian="Consolas" style:font-name-complex="Consolas"/>
    </style:style>
    <style:style style:name="T126_2" style:family="text">
      <style:text-properties style:font-name="Consolas" style:font-name-asian="Consolas" style:font-name-complex="Consolas"/>
    </style:style>
    <style:style style:name="T126_3" style:family="text">
      <style:text-properties style:font-name="Consolas" style:font-name-asian="Consolas" style:font-name-complex="Consolas"/>
    </style:style>
    <style:style style:name="T126_4" style:family="text">
      <style:text-properties style:font-name="Consolas" style:font-name-asian="Consolas" style:font-name-complex="Consolas"/>
    </style:style>
    <style:style style:name="T126_5" style:family="text">
      <style:text-properties style:font-name="Consolas" style:font-name-asian="Consolas" style:font-name-complex="Consolas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style:font-name="Consolas" style:font-name-asian="Consolas" style:font-name-complex="Consolas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style:font-name="Consolas" style:font-name-asian="Consolas" style:font-name-complex="Consolas"/>
    </style:style>
    <style:style style:name="P129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130" style:family="paragraph" style:parent-style-name="Standard">
      <style:paragraph-properties fo:break-before="auto" fo:text-indent="0cm" fo:line-height="115%" fo:margin-left="0cm" style:writing-mode="lr-tb"/>
    </style:style>
    <style:style style:name="T130_1" style:family="text">
      <style:text-properties style:font-name="Verdana" style:font-name-asian="Verdana" style:font-name-complex="Verdana"/>
    </style:style>
    <style:style style:name="T130_2" style:family="text">
      <style:text-properties style:font-name="Verdana" style:font-name-asian="Verdana" style:font-name-complex="Verdana"/>
    </style:style>
    <style:style style:name="T130_3" style:family="text">
      <style:text-properties style:font-name="Verdana" style:font-name-asian="Verdana" style:font-name-complex="Verdana"/>
    </style:style>
    <style:style style:name="T130_4" style:family="text">
      <style:text-properties style:font-name="Verdana" style:font-name-asian="Verdana" style:font-name-complex="Verdana"/>
    </style:style>
    <style:style style:name="T130_5" style:family="text">
      <style:text-properties style:font-name="Verdana" style:font-name-asian="Verdana" style:font-name-complex="Verdana"/>
    </style:style>
    <style:style style:name="T130_6" style:family="text">
      <style:text-properties style:font-name="Verdana" style:font-name-asian="Verdana" style:font-name-complex="Verdana"/>
    </style:style>
    <style:style style:name="T130_7" style:family="text">
      <style:text-properties style:font-name="Verdana" style:font-name-asian="Verdana" style:font-name-complex="Verdana"/>
    </style:style>
    <style:style style:name="T130_8" style:family="text">
      <style:text-properties style:font-name="Verdana" style:font-name-asian="Verdana" style:font-name-complex="Verdana"/>
    </style:style>
    <style:style style:name="T130_9" style:family="text">
      <style:text-properties style:font-name="Verdana" style:font-name-asian="Verdana" style:font-name-complex="Verdana"/>
    </style:style>
    <style:style style:name="T130_10" style:family="text">
      <style:text-properties style:font-name="Verdana" style:font-name-asian="Verdana" style:font-name-complex="Verdana"/>
    </style:style>
    <style:style style:name="T130_11" style:family="text">
      <style:text-properties style:font-name="Verdana" style:font-name-asian="Verdana" style:font-name-complex="Verdana"/>
    </style:style>
    <style:style style:name="T130_12" style:family="text">
      <style:text-properties style:font-name="Verdana" style:font-name-asian="Verdana" style:font-name-complex="Verdana"/>
    </style:style>
    <style:style style:name="T130_13" style:family="text">
      <style:text-properties style:font-name="Verdana" style:font-name-asian="Verdana" style:font-name-complex="Verdana"/>
    </style:style>
    <style:style style:name="T130_14" style:family="text">
      <style:text-properties style:font-name="Verdana" style:font-name-asian="Verdana" style:font-name-complex="Verdana"/>
    </style:style>
    <style:style style:name="T130_15" style:family="text">
      <style:text-properties style:font-name="Verdana" style:font-name-asian="Verdana" style:font-name-complex="Verdana"/>
    </style:style>
    <style:style style:name="T130_16" style:family="text">
      <style:text-properties style:font-name="Verdana" style:font-name-asian="Verdana" style:font-name-complex="Verdana"/>
    </style:style>
    <style:style style:name="T130_17" style:family="text">
      <style:text-properties style:font-name="Verdana" style:font-name-asian="Verdana" style:font-name-complex="Verdana"/>
    </style:style>
    <style:style style:name="T130_18" style:family="text">
      <style:text-properties style:font-name="Verdana" style:font-name-asian="Verdana" style:font-name-complex="Verdana"/>
    </style:style>
    <style:style style:name="T130_19" style:family="text">
      <style:text-properties style:font-name="Verdana" style:font-name-asian="Verdana" style:font-name-complex="Verdana"/>
    </style:style>
    <style:style style:name="T130_20" style:family="text">
      <style:text-properties style:font-name="Verdana" style:font-name-asian="Verdana" style:font-name-complex="Verdana"/>
    </style:style>
    <style:style style:name="T130_21" style:family="text">
      <style:text-properties style:font-name="Verdana" style:font-name-asian="Verdana" style:font-name-complex="Verdana"/>
    </style:style>
    <style:style style:name="T130_22" style:family="text">
      <style:text-properties style:font-name="Verdana" style:font-name-asian="Verdana" style:font-name-complex="Verdana"/>
    </style:style>
    <style:style style:name="T130_23" style:family="text">
      <style:text-properties style:font-name="Verdana" style:font-name-asian="Verdana" style:font-name-complex="Verdana"/>
    </style:style>
    <style:style style:name="T130_24" style:family="text">
      <style:text-properties style:font-name="Verdana" style:font-name-asian="Verdana" style:font-name-complex="Verdana"/>
    </style:style>
    <style:style style:name="T130_25" style:family="text">
      <style:text-properties style:font-name="Verdana" style:font-name-asian="Verdana" style:font-name-complex="Verdana"/>
    </style:style>
    <style:style style:name="T130_26" style:family="text">
      <style:text-properties style:font-name="Verdana" style:font-name-asian="Verdana" style:font-name-complex="Verdana"/>
    </style:style>
    <style:style style:name="T130_27" style:family="text">
      <style:text-properties style:font-name="Verdana" style:font-name-asian="Verdana" style:font-name-complex="Verdana"/>
    </style:style>
    <style:style style:name="T130_28" style:family="text">
      <style:text-properties style:font-name="Verdana" style:font-name-asian="Verdana" style:font-name-complex="Verdana"/>
    </style:style>
    <style:style style:name="T130_29" style:family="text">
      <style:text-properties style:font-name="Verdana" style:font-name-asian="Verdana" style:font-name-complex="Verdana"/>
    </style:style>
    <style:style style:name="T130_30" style:family="text">
      <style:text-properties style:font-name="Verdana" style:font-name-asian="Verdana" style:font-name-complex="Verdana"/>
    </style:style>
    <style:style style:name="T130_31" style:family="text">
      <style:text-properties style:font-name="Verdana" style:font-name-asian="Verdana" style:font-name-complex="Verdana"/>
    </style:style>
    <style:style style:name="T130_32" style:family="text">
      <style:text-properties style:font-name="Verdana" style:font-name-asian="Verdana" style:font-name-complex="Verdana"/>
    </style:style>
    <style:style style:name="T130_33" style:family="text">
      <style:text-properties style:font-name="Verdana" style:font-name-asian="Verdana" style:font-name-complex="Verdana"/>
    </style:style>
    <style:style style:name="T130_34" style:family="text">
      <style:text-properties style:font-name="Verdana" style:font-name-asian="Verdana" style:font-name-complex="Verdana"/>
    </style:style>
    <style:style style:name="T130_35" style:family="text">
      <style:text-properties style:font-name="Verdana" style:font-name-asian="Verdana" style:font-name-complex="Verdana"/>
    </style:style>
    <style:style style:name="T130_36" style:family="text">
      <style:text-properties style:font-name="Verdana" style:font-name-asian="Verdana" style:font-name-complex="Verdana"/>
    </style:style>
    <style:style style:name="T130_37" style:family="text">
      <style:text-properties style:font-name="Verdana" style:font-name-asian="Verdana" style:font-name-complex="Verdana"/>
    </style:style>
    <style:style style:name="T130_38" style:family="text">
      <style:text-properties style:font-name="Verdana" style:font-name-asian="Verdana" style:font-name-complex="Verdana"/>
    </style:style>
    <style:style style:name="T130_39" style:family="text">
      <style:text-properties style:font-name="Verdana" style:font-name-asian="Verdana" style:font-name-complex="Verdana"/>
    </style:style>
    <style:style style:name="T130_40" style:family="text">
      <style:text-properties style:font-name="Verdana" style:font-name-asian="Verdana" style:font-name-complex="Verdana"/>
    </style:style>
    <style:style style:name="T130_41" style:family="text">
      <style:text-properties style:font-name="Verdana" style:font-name-asian="Verdana" style:font-name-complex="Verdana"/>
    </style:style>
    <style:style style:name="T130_42" style:family="text">
      <style:text-properties style:font-name="Verdana" style:font-name-asian="Verdana" style:font-name-complex="Verdana"/>
    </style:style>
    <style:style style:name="T130_43" style:family="text">
      <style:text-properties style:font-name="Verdana" style:font-name-asian="Verdana" style:font-name-complex="Verdana"/>
    </style:style>
    <style:style style:name="T130_44" style:family="text">
      <style:text-properties style:font-name="Verdana" style:font-name-asian="Verdana" style:font-name-complex="Verdana"/>
    </style:style>
    <style:style style:name="T130_45" style:family="text">
      <style:text-properties style:font-name="Verdana" style:font-name-asian="Verdana" style:font-name-complex="Verdana"/>
    </style:style>
    <style:style style:name="T130_46" style:family="text">
      <style:text-properties style:font-name="Verdana" style:font-name-asian="Verdana" style:font-name-complex="Verdana"/>
    </style:style>
    <style:style style:name="T130_47" style:family="text">
      <style:text-properties style:font-name="Verdana" style:font-name-asian="Verdana" style:font-name-complex="Verdana"/>
    </style:style>
    <style:style style:name="T130_48" style:family="text">
      <style:text-properties style:font-name="Verdana" style:font-name-asian="Verdana" style:font-name-complex="Verdana"/>
    </style:style>
    <style:style style:name="T130_49" style:family="text">
      <style:text-properties style:font-name="Verdana" style:font-name-asian="Verdana" style:font-name-complex="Verdana"/>
    </style:style>
    <style:style style:name="T130_50" style:family="text">
      <style:text-properties style:font-name="Verdana" style:font-name-asian="Verdana" style:font-name-complex="Verdana"/>
    </style:style>
    <style:style style:name="T130_51" style:family="text">
      <style:text-properties style:font-name="Verdana" style:font-name-asian="Verdana" style:font-name-complex="Verdana"/>
    </style:style>
    <style:style style:name="T130_52" style:family="text">
      <style:text-properties style:font-name="Verdana" style:font-name-asian="Verdana" style:font-name-complex="Verdana"/>
    </style:style>
    <style:style style:name="T130_53" style:family="text">
      <style:text-properties style:font-name="Verdana" style:font-name-asian="Verdana" style:font-name-complex="Verdana"/>
    </style:style>
    <style:style style:name="T130_54" style:family="text">
      <style:text-properties style:font-name="Verdana" style:font-name-asian="Verdana" style:font-name-complex="Verdana"/>
    </style:style>
    <style:style style:name="T130_55" style:family="text">
      <style:text-properties style:font-name="Verdana" style:font-name-asian="Verdana" style:font-name-complex="Verdana"/>
    </style:style>
    <style:style style:name="T130_56" style:family="text">
      <style:text-properties style:font-name="Verdana" style:font-name-asian="Verdana" style:font-name-complex="Verdana"/>
    </style:style>
    <style:style style:name="T130_57" style:family="text">
      <style:text-properties style:font-name="Verdana" style:font-name-asian="Verdana" style:font-name-complex="Verdana"/>
    </style:style>
    <style:style style:name="T130_58" style:family="text">
      <style:text-properties style:font-name="Verdana" style:font-name-asian="Verdana" style:font-name-complex="Verdana"/>
    </style:style>
    <style:style style:name="T130_59" style:family="text">
      <style:text-properties style:font-name="Verdana" style:font-name-asian="Verdana" style:font-name-complex="Verdana"/>
    </style:style>
    <style:style style:name="T130_60" style:family="text">
      <style:text-properties style:font-name="Verdana" style:font-name-asian="Verdana" style:font-name-complex="Verdana"/>
    </style:style>
    <style:style style:name="T130_61" style:family="text">
      <style:text-properties style:font-name="Verdana" style:font-name-asian="Verdana" style:font-name-complex="Verdana"/>
    </style:style>
    <style:style style:name="T130_62" style:family="text">
      <style:text-properties style:font-name="Verdana" style:font-name-asian="Verdana" style:font-name-complex="Verdana"/>
    </style:style>
    <style:style style:name="T130_63" style:family="text">
      <style:text-properties style:font-name="Verdana" style:font-name-asian="Verdana" style:font-name-complex="Verdana"/>
    </style:style>
    <style:style style:name="T130_64" style:family="text">
      <style:text-properties style:font-name="Verdana" style:font-name-asian="Verdana" style:font-name-complex="Verdana"/>
    </style:style>
    <style:style style:name="T130_65" style:family="text">
      <style:text-properties style:font-name="Verdana" style:font-name-asian="Verdana" style:font-name-complex="Verdana"/>
    </style:style>
    <style:style style:name="T130_66" style:family="text">
      <style:text-properties style:font-name="Verdana" style:font-name-asian="Verdana" style:font-name-complex="Verdana"/>
    </style:style>
    <style:style style:name="T130_67" style:family="text">
      <style:text-properties style:font-name="Verdana" style:font-name-asian="Verdana" style:font-name-complex="Verdana"/>
    </style:style>
    <style:style style:name="T130_68" style:family="text">
      <style:text-properties style:font-name="Verdana" style:font-name-asian="Verdana" style:font-name-complex="Verdana"/>
    </style:style>
    <style:style style:name="T130_69" style:family="text">
      <style:text-properties style:font-name="Verdana" style:font-name-asian="Verdana" style:font-name-complex="Verdana"/>
    </style:style>
    <style:style style:name="T130_70" style:family="text">
      <style:text-properties style:font-name="Verdana" style:font-name-asian="Verdana" style:font-name-complex="Verdana"/>
    </style:style>
    <style:style style:name="T130_71" style:family="text">
      <style:text-properties style:font-name="Verdana" style:font-name-asian="Verdana" style:font-name-complex="Verdana"/>
    </style:style>
    <style:style style:name="T130_72" style:family="text">
      <style:text-properties style:font-name="Verdana" style:font-name-asian="Verdana" style:font-name-complex="Verdana"/>
    </style:style>
    <style:style style:name="T130_73" style:family="text">
      <style:text-properties style:font-name="Verdana" style:font-name-asian="Verdana" style:font-name-complex="Verdana"/>
    </style:style>
    <style:style style:name="T130_74" style:family="text">
      <style:text-properties style:font-name="Verdana" style:font-name-asian="Verdana" style:font-name-complex="Verdana"/>
    </style:style>
    <style:style style:name="T130_75" style:family="text">
      <style:text-properties style:font-name="Verdana" style:font-name-asian="Verdana" style:font-name-complex="Verdana"/>
    </style:style>
    <style:style style:name="T130_76" style:family="text">
      <style:text-properties style:font-name="Verdana" style:font-name-asian="Verdana" style:font-name-complex="Verdana"/>
    </style:style>
    <style:style style:name="T130_77" style:family="text">
      <style:text-properties style:font-name="Verdana" style:font-name-asian="Verdana" style:font-name-complex="Verdana"/>
    </style:style>
    <style:style style:name="T130_78" style:family="text">
      <style:text-properties style:font-name="Verdana" style:font-name-asian="Verdana" style:font-name-complex="Verdana"/>
    </style:style>
    <style:style style:name="T130_79" style:family="text">
      <style:text-properties style:font-name="Verdana" style:font-name-asian="Verdana" style:font-name-complex="Verdana"/>
    </style:style>
    <style:style style:name="T130_80" style:family="text">
      <style:text-properties style:font-name="Verdana" style:font-name-asian="Verdana" style:font-name-complex="Verdana"/>
    </style:style>
    <style:style style:name="T130_81" style:family="text">
      <style:text-properties style:font-name="Verdana" style:font-name-asian="Verdana" style:font-name-complex="Verdana"/>
    </style:style>
    <style:style style:name="T130_82" style:family="text">
      <style:text-properties style:font-name="Verdana" style:font-name-asian="Verdana" style:font-name-complex="Verdana"/>
    </style:style>
    <style:style style:name="T130_83" style:family="text">
      <style:text-properties style:font-name="Verdana" style:font-name-asian="Verdana" style:font-name-complex="Verdana"/>
    </style:style>
    <style:style style:name="T130_84" style:family="text">
      <style:text-properties style:font-name="Verdana" style:font-name-asian="Verdana" style:font-name-complex="Verdana"/>
    </style:style>
    <style:style style:name="T130_85" style:family="text">
      <style:text-properties style:font-name="Verdana" style:font-name-asian="Verdana" style:font-name-complex="Verdana"/>
    </style:style>
    <style:style style:name="T130_86" style:family="text">
      <style:text-properties style:font-name="Verdana" style:font-name-asian="Verdana" style:font-name-complex="Verdana"/>
    </style:style>
    <style:style style:name="T130_87" style:family="text">
      <style:text-properties style:font-name="Verdana" style:font-name-asian="Verdana" style:font-name-complex="Verdana"/>
    </style:style>
    <style:style style:name="T130_88" style:family="text">
      <style:text-properties style:font-name="Verdana" style:font-name-asian="Verdana" style:font-name-complex="Verdana"/>
    </style:style>
    <style:style style:name="T130_89" style:family="text">
      <style:text-properties style:font-name="Verdana" style:font-name-asian="Verdana" style:font-name-complex="Verdana"/>
    </style:style>
    <style:style style:name="T130_90" style:family="text">
      <style:text-properties style:font-name="Verdana" style:font-name-asian="Verdana" style:font-name-complex="Verdana"/>
    </style:style>
    <style:style style:name="T130_91" style:family="text">
      <style:text-properties style:font-name="Verdana" style:font-name-asian="Verdana" style:font-name-complex="Verdana"/>
    </style:style>
    <style:style style:name="T130_92" style:family="text">
      <style:text-properties style:font-name="Verdana" style:font-name-asian="Verdana" style:font-name-complex="Verdana"/>
    </style:style>
    <style:style style:name="T130_93" style:family="text">
      <style:text-properties style:font-name="Verdana" style:font-name-asian="Verdana" style:font-name-complex="Verdana"/>
    </style:style>
    <style:style style:name="T130_94" style:family="text">
      <style:text-properties style:font-name="Verdana" style:font-name-asian="Verdana" style:font-name-complex="Verdana"/>
    </style:style>
    <style:style style:name="T130_95" style:family="text">
      <style:text-properties style:font-name="Verdana" style:font-name-asian="Verdana" style:font-name-complex="Verdana"/>
    </style:style>
    <style:style style:name="T130_96" style:family="text">
      <style:text-properties style:font-name="Verdana" style:font-name-asian="Verdana" style:font-name-complex="Verdana"/>
    </style:style>
    <style:style style:name="T130_97" style:family="text">
      <style:text-properties style:font-name="Verdana" style:font-name-asian="Verdana" style:font-name-complex="Verdana"/>
    </style:style>
    <style:style style:name="T130_98" style:family="text">
      <style:text-properties style:font-name="Verdana" style:font-name-asian="Verdana" style:font-name-complex="Verdana"/>
    </style:style>
    <style:style style:name="T130_99" style:family="text">
      <style:text-properties style:font-name="Verdana" style:font-name-asian="Verdana" style:font-name-complex="Verdana"/>
    </style:style>
    <style:style style:name="T130_100" style:family="text">
      <style:text-properties style:font-name="Verdana" style:font-name-asian="Verdana" style:font-name-complex="Verdana"/>
    </style:style>
    <style:style style:name="T130_101" style:family="text">
      <style:text-properties style:font-name="Verdana" style:font-name-asian="Verdana" style:font-name-complex="Verdana"/>
    </style:style>
    <style:style style:name="T130_102" style:family="text">
      <style:text-properties style:font-name="Verdana" style:font-name-asian="Verdana" style:font-name-complex="Verdana"/>
    </style:style>
    <style:style style:name="T130_103" style:family="text">
      <style:text-properties style:font-name="Verdana" style:font-name-asian="Verdana" style:font-name-complex="Verdana"/>
    </style:style>
    <style:style style:name="T130_104" style:family="text">
      <style:text-properties style:font-name="Verdana" style:font-name-asian="Verdana" style:font-name-complex="Verdana"/>
    </style:style>
    <style:style style:name="T130_105" style:family="text">
      <style:text-properties style:font-name="Verdana" style:font-name-asian="Verdana" style:font-name-complex="Verdana"/>
    </style:style>
    <style:style style:name="T130_106" style:family="text">
      <style:text-properties style:font-name="Verdana" style:font-name-asian="Verdana" style:font-name-complex="Verdana"/>
    </style:style>
    <style:style style:name="T130_107" style:family="text">
      <style:text-properties style:font-name="Verdana" style:font-name-asian="Verdana" style:font-name-complex="Verdana"/>
    </style:style>
    <style:style style:name="T130_108" style:family="text">
      <style:text-properties style:font-name="Verdana" style:font-name-asian="Verdana" style:font-name-complex="Verdana"/>
    </style:style>
    <style:style style:name="T130_109" style:family="text">
      <style:text-properties style:font-name="Verdana" style:font-name-asian="Verdana" style:font-name-complex="Verdana"/>
    </style:style>
    <style:style style:name="T130_110" style:family="text">
      <style:text-properties style:font-name="Verdana" style:font-name-asian="Verdana" style:font-name-complex="Verdana"/>
    </style:style>
    <style:style style:name="T130_111" style:family="text">
      <style:text-properties style:font-name="Verdana" style:font-name-asian="Verdana" style:font-name-complex="Verdana"/>
    </style:style>
    <style:style style:name="T130_112" style:family="text">
      <style:text-properties style:font-name="Verdana" style:font-name-asian="Verdana" style:font-name-complex="Verdana"/>
    </style:style>
    <style:style style:name="T130_113" style:family="text">
      <style:text-properties style:font-name="Verdana" style:font-name-asian="Verdana" style:font-name-complex="Verdana"/>
    </style:style>
    <style:style style:name="T130_114" style:family="text">
      <style:text-properties style:font-name="Verdana" style:font-name-asian="Verdana" style:font-name-complex="Verdana"/>
    </style:style>
    <style:style style:name="T130_115" style:family="text">
      <style:text-properties style:font-name="Verdana" style:font-name-asian="Verdana" style:font-name-complex="Verdana"/>
    </style:style>
    <style:style style:name="T130_116" style:family="text">
      <style:text-properties style:font-name="Verdana" style:font-name-asian="Verdana" style:font-name-complex="Verdana"/>
    </style:style>
    <style:style style:name="T130_117" style:family="text">
      <style:text-properties style:font-name="Consolas" style:font-name-asian="Consolas" style:font-name-complex="Consolas"/>
    </style:style>
    <style:style style:name="T130_118" style:family="text">
      <style:text-properties style:font-name="Consolas" style:font-name-asian="Consolas" style:font-name-complex="Consolas"/>
    </style:style>
    <style:style style:name="T130_119" style:family="text">
      <style:text-properties style:font-name="Consolas" style:font-name-asian="Consolas" style:font-name-complex="Consolas"/>
    </style:style>
    <style:style style:name="T130_120" style:family="text">
      <style:text-properties style:font-name="Verdana" style:font-name-asian="Verdana" style:font-name-complex="Verdana"/>
    </style:style>
    <style:style style:name="T130_121" style:family="text">
      <style:text-properties style:font-name="Verdana" style:font-name-asian="Verdana" style:font-name-complex="Verdana"/>
    </style:style>
    <style:style style:name="T130_122" style:family="text">
      <style:text-properties style:font-name="Verdana" style:font-name-asian="Verdana" style:font-name-complex="Verdana"/>
    </style:style>
    <style:style style:name="T130_123" style:family="text">
      <style:text-properties style:font-name="Verdana" style:font-name-asian="Verdana" style:font-name-complex="Verdana"/>
    </style:style>
    <style:style style:name="T130_124" style:family="text">
      <style:text-properties style:font-name="Verdana" style:font-name-asian="Verdana" style:font-name-complex="Verdana"/>
    </style:style>
    <style:style style:name="T130_125" style:family="text">
      <style:text-properties style:font-name="Verdana" style:font-name-asian="Verdana" style:font-name-complex="Verdana"/>
    </style:style>
    <style:style style:name="T130_126" style:family="text">
      <style:text-properties style:font-name="Verdana" style:font-name-asian="Verdana" style:font-name-complex="Verdana"/>
    </style:style>
    <style:style style:name="T130_127" style:family="text">
      <style:text-properties style:font-name="Verdana" style:font-name-asian="Verdana" style:font-name-complex="Verdana"/>
    </style:style>
    <style:style style:name="T130_128" style:family="text">
      <style:text-properties style:font-name="Verdana" style:font-name-asian="Verdana" style:font-name-complex="Verdana"/>
    </style:style>
    <style:style style:name="T130_129" style:family="text">
      <style:text-properties style:font-name="Verdana" style:font-name-asian="Verdana" style:font-name-complex="Verdana"/>
    </style:style>
    <style:style style:name="T130_130" style:family="text">
      <style:text-properties style:font-name="Verdana" style:font-name-asian="Verdana" style:font-name-complex="Verdana"/>
    </style:style>
    <style:style style:name="T130_131" style:family="text">
      <style:text-properties style:font-name="Verdana" style:font-name-asian="Verdana" style:font-name-complex="Verdana"/>
    </style:style>
    <style:style style:name="T130_132" style:family="text">
      <style:text-properties style:font-name="Verdana" style:font-name-asian="Verdana" style:font-name-complex="Verdana"/>
    </style:style>
    <style:style style:name="T130_133" style:family="text">
      <style:text-properties style:font-name="Verdana" style:font-name-asian="Verdana" style:font-name-complex="Verdana"/>
    </style:style>
    <style:style style:name="T130_134" style:family="text">
      <style:text-properties style:font-name="Verdana" style:font-name-asian="Verdana" style:font-name-complex="Verdana"/>
    </style:style>
    <style:style style:name="T130_135" style:family="text">
      <style:text-properties style:font-name="Verdana" style:font-name-asian="Verdana" style:font-name-complex="Verdana"/>
    </style:style>
    <style:style style:name="T130_136" style:family="text">
      <style:text-properties style:font-name="Verdana" style:font-name-asian="Verdana" style:font-name-complex="Verdana"/>
    </style:style>
    <style:style style:name="T130_137" style:family="text">
      <style:text-properties style:font-name="Verdana" style:font-name-asian="Verdana" style:font-name-complex="Verdana"/>
    </style:style>
    <style:style style:name="T130_138" style:family="text">
      <style:text-properties style:font-name="Verdana" style:font-name-asian="Verdana" style:font-name-complex="Verdana"/>
    </style:style>
    <style:style style:name="T130_139" style:family="text">
      <style:text-properties style:font-name="Verdana" style:font-name-asian="Verdana" style:font-name-complex="Verdana"/>
    </style:style>
    <style:style style:name="T130_140" style:family="text">
      <style:text-properties style:font-name="Verdana" style:font-name-asian="Verdana" style:font-name-complex="Verdana"/>
    </style:style>
    <style:style style:name="T130_141" style:family="text">
      <style:text-properties style:font-name="Verdana" style:font-name-asian="Verdana" style:font-name-complex="Verdana"/>
    </style:style>
    <style:style style:name="T130_142" style:family="text">
      <style:text-properties style:font-name="Verdana" style:font-name-asian="Verdana" style:font-name-complex="Verdana"/>
    </style:style>
    <style:style style:name="T130_143" style:family="text">
      <style:text-properties style:font-name="Verdana" style:font-name-asian="Verdana" style:font-name-complex="Verdana"/>
    </style:style>
    <style:style style:name="T130_144" style:family="text">
      <style:text-properties style:font-name="Verdana" style:font-name-asian="Verdana" style:font-name-complex="Verdana"/>
    </style:style>
    <style:style style:name="T130_145" style:family="text">
      <style:text-properties style:font-name="Verdana" style:font-name-asian="Verdana" style:font-name-complex="Verdana"/>
    </style:style>
    <style:style style:name="T130_146" style:family="text">
      <style:text-properties style:font-name="Verdana" style:font-name-asian="Verdana" style:font-name-complex="Verdana"/>
    </style:style>
    <style:style style:name="T130_147" style:family="text">
      <style:text-properties style:font-name="Verdana" style:font-name-asian="Verdana" style:font-name-complex="Verdana"/>
    </style:style>
    <style:style style:name="T130_148" style:family="text">
      <style:text-properties style:font-name="Verdana" style:font-name-asian="Verdana" style:font-name-complex="Verdana"/>
    </style:style>
    <style:style style:name="T130_149" style:family="text">
      <style:text-properties style:font-name="Verdana" style:font-name-asian="Verdana" style:font-name-complex="Verdana"/>
    </style:style>
    <style:style style:name="T130_150" style:family="text">
      <style:text-properties style:font-name="Verdana" style:font-name-asian="Verdana" style:font-name-complex="Verdana"/>
    </style:style>
    <style:style style:name="T130_151" style:family="text">
      <style:text-properties style:font-name="Verdana" style:font-name-asian="Verdana" style:font-name-complex="Verdana"/>
    </style:style>
    <style:style style:name="T130_152" style:family="text">
      <style:text-properties style:font-name="Verdana" style:font-name-asian="Verdana" style:font-name-complex="Verdana"/>
    </style:style>
    <style:style style:name="T130_153" style:family="text">
      <style:text-properties style:font-name="Verdana" style:font-name-asian="Verdana" style:font-name-complex="Verdana"/>
    </style:style>
    <style:style style:name="T130_154" style:family="text">
      <style:text-properties style:font-name="Verdana" style:font-name-asian="Verdana" style:font-name-complex="Verdana"/>
    </style:style>
    <style:style style:name="T130_155" style:family="text">
      <style:text-properties style:font-name="Verdana" style:font-name-asian="Verdana" style:font-name-complex="Verdana"/>
    </style:style>
    <style:style style:name="T130_156" style:family="text">
      <style:text-properties style:font-name="Verdana" style:font-name-asian="Verdana" style:font-name-complex="Verdana"/>
    </style:style>
    <style:style style:name="T130_157" style:family="text">
      <style:text-properties style:font-name="Verdana" style:font-name-asian="Verdana" style:font-name-complex="Verdana"/>
    </style:style>
    <style:style style:name="T130_158" style:family="text">
      <style:text-properties style:font-name="Verdana" style:font-name-asian="Verdana" style:font-name-complex="Verdana"/>
    </style:style>
    <style:style style:name="T130_159" style:family="text">
      <style:text-properties style:font-name="Verdana" style:font-name-asian="Verdana" style:font-name-complex="Verdana"/>
    </style:style>
    <style:style style:name="T130_160" style:family="text">
      <style:text-properties style:font-name="Verdana" style:font-name-asian="Verdana" style:font-name-complex="Verdana"/>
    </style:style>
    <style:style style:name="T130_161" style:family="text">
      <style:text-properties style:font-name="Verdana" style:font-name-asian="Verdana" style:font-name-complex="Verdana"/>
    </style:style>
    <style:style style:name="T130_162" style:family="text">
      <style:text-properties style:font-name="Verdana" style:font-name-asian="Verdana" style:font-name-complex="Verdana"/>
    </style:style>
    <style:style style:name="T130_163" style:family="text">
      <style:text-properties style:font-name="Verdana" style:font-name-asian="Verdana" style:font-name-complex="Verdana"/>
    </style:style>
    <style:style style:name="T130_164" style:family="text">
      <style:text-properties style:font-name="Verdana" style:font-name-asian="Verdana" style:font-name-complex="Verdana"/>
    </style:style>
    <style:style style:name="T130_165" style:family="text">
      <style:text-properties style:font-name="Verdana" style:font-name-asian="Verdana" style:font-name-complex="Verdana"/>
    </style:style>
    <style:style style:name="T130_166" style:family="text">
      <style:text-properties style:font-name="Verdana" style:font-name-asian="Verdana" style:font-name-complex="Verdana"/>
    </style:style>
    <style:style style:name="T130_167" style:family="text">
      <style:text-properties style:font-name="Verdana" style:font-name-asian="Verdana" style:font-name-complex="Verdana"/>
    </style:style>
    <style:style style:name="T130_168" style:family="text">
      <style:text-properties style:font-name="Verdana" style:font-name-asian="Verdana" style:font-name-complex="Verdana"/>
    </style:style>
    <style:style style:name="T130_169" style:family="text">
      <style:text-properties style:font-name="Verdana" style:font-name-asian="Verdana" style:font-name-complex="Verdana"/>
    </style:style>
    <style:style style:name="T130_170" style:family="text">
      <style:text-properties style:font-name="Verdana" style:font-name-asian="Verdana" style:font-name-complex="Verdana"/>
    </style:style>
    <style:style style:name="T130_171" style:family="text">
      <style:text-properties style:font-name="Verdana" style:font-name-asian="Verdana" style:font-name-complex="Verdana"/>
    </style:style>
    <style:style style:name="T130_172" style:family="text">
      <style:text-properties style:font-name="Verdana" style:font-name-asian="Verdana" style:font-name-complex="Verdana"/>
    </style:style>
    <style:style style:name="T130_173" style:family="text">
      <style:text-properties style:font-name="Verdana" style:font-name-asian="Verdana" style:font-name-complex="Verdana"/>
    </style:style>
    <style:style style:name="T130_174" style:family="text">
      <style:text-properties style:font-name="Verdana" style:font-name-asian="Verdana" style:font-name-complex="Verdana"/>
    </style:style>
    <style:style style:name="T130_175" style:family="text">
      <style:text-properties style:font-name="Verdana" style:font-name-asian="Verdana" style:font-name-complex="Verdana"/>
    </style:style>
    <style:style style:name="T130_176" style:family="text">
      <style:text-properties style:font-name="Verdana" style:font-name-asian="Verdana" style:font-name-complex="Verdana"/>
    </style:style>
    <style:style style:name="T130_177" style:family="text">
      <style:text-properties style:font-name="Verdana" style:font-name-asian="Verdana" style:font-name-complex="Verdana"/>
    </style:style>
    <style:style style:name="T130_178" style:family="text">
      <style:text-properties style:font-name="Verdana" style:font-name-asian="Verdana" style:font-name-complex="Verdana"/>
    </style:style>
    <style:style style:name="T130_179" style:family="text">
      <style:text-properties style:font-name="Verdana" style:font-name-asian="Verdana" style:font-name-complex="Verdana"/>
    </style:style>
    <style:style style:name="T130_180" style:family="text">
      <style:text-properties style:font-name="Verdana" style:font-name-asian="Verdana" style:font-name-complex="Verdana"/>
    </style:style>
    <style:style style:name="P131" style:family="paragraph" style:parent-style-name="Standard">
      <style:paragraph-properties fo:break-before="auto" fo:line-height="115%" fo:margin-top="0cm" fo:margin-bottom="0cm" style:writing-mode="lr-tb"/>
    </style:style>
    <style:style style:name="T131_1" style:family="text">
      <style:text-properties style:font-name="Verdana" style:font-name-asian="Verdana" style:font-name-complex="Verdana"/>
    </style:style>
    <style:style style:name="T131_2" style:family="text">
      <style:text-properties style:font-name="Verdana" style:font-name-asian="Verdana" style:font-name-complex="Verdana"/>
    </style:style>
    <style:style style:name="T131_3" style:family="text">
      <style:text-properties style:font-name="Verdana" style:font-name-asian="Verdana" style:font-name-complex="Verdana"/>
    </style:style>
    <style:style style:name="T131_4" style:family="text">
      <style:text-properties style:font-name="Verdana" style:font-name-asian="Verdana" style:font-name-complex="Verdana"/>
    </style:style>
    <style:style style:name="T131_5" style:family="text">
      <style:text-properties style:font-name="Verdana" style:font-name-asian="Verdana" style:font-name-complex="Verdana"/>
    </style:style>
    <style:style style:name="T131_6" style:family="text">
      <style:text-properties style:font-name="Verdana" style:font-name-asian="Verdana" style:font-name-complex="Verdana"/>
    </style:style>
    <style:style style:name="T131_7" style:family="text">
      <style:text-properties style:font-name="Verdana" style:font-name-asian="Verdana" style:font-name-complex="Verdana"/>
    </style:style>
    <style:style style:name="T131_8" style:family="text">
      <style:text-properties style:font-name="Verdana" style:font-name-asian="Verdana" style:font-name-complex="Verdana"/>
    </style:style>
    <style:style style:name="T131_9" style:family="text">
      <style:text-properties style:font-name="Verdana" style:font-name-asian="Verdana" style:font-name-complex="Verdana"/>
    </style:style>
    <style:style style:name="T131_10" style:family="text">
      <style:text-properties style:font-name="Verdana" style:font-name-asian="Verdana" style:font-name-complex="Verdana"/>
    </style:style>
    <style:style style:name="T131_11" style:family="text">
      <style:text-properties style:font-name="Verdana" style:font-name-asian="Verdana" style:font-name-complex="Verdana"/>
    </style:style>
    <style:style style:name="T131_12" style:family="text">
      <style:text-properties style:font-name="Verdana" style:font-name-asian="Verdana" style:font-name-complex="Verdana"/>
    </style:style>
    <style:style style:name="T131_13" style:family="text">
      <style:text-properties style:font-name="Verdana" style:font-name-asian="Verdana" style:font-name-complex="Verdana"/>
    </style:style>
    <style:style style:name="T131_14" style:family="text">
      <style:text-properties style:font-name="Verdana" style:font-name-asian="Verdana" style:font-name-complex="Verdana"/>
    </style:style>
    <style:style style:name="T131_15" style:family="text">
      <style:text-properties style:font-name="Verdana" style:font-name-asian="Verdana" style:font-name-complex="Verdana"/>
    </style:style>
    <style:style style:name="T131_16" style:family="text">
      <style:text-properties style:font-name="Verdana" style:font-name-asian="Verdana" style:font-name-complex="Verdana"/>
    </style:style>
    <style:style style:name="T131_17" style:family="text">
      <style:text-properties style:font-name="Verdana" style:font-name-asian="Verdana" style:font-name-complex="Verdana"/>
    </style:style>
    <style:style style:name="T131_18" style:family="text">
      <style:text-properties style:font-name="Verdana" style:font-name-asian="Verdana" style:font-name-complex="Verdana"/>
    </style:style>
    <style:style style:name="T131_19" style:family="text">
      <style:text-properties style:font-name="Verdana" style:font-name-asian="Verdana" style:font-name-complex="Verdana"/>
    </style:style>
    <style:style style:name="T131_20" style:family="text">
      <style:text-properties style:font-name="Verdana" style:font-name-asian="Verdana" style:font-name-complex="Verdana"/>
    </style:style>
    <style:style style:name="T131_21" style:family="text">
      <style:text-properties style:font-name="Verdana" style:font-name-asian="Verdana" style:font-name-complex="Verdana"/>
    </style:style>
    <style:style style:name="T131_22" style:family="text">
      <style:text-properties style:font-name="Verdana" style:font-name-asian="Verdana" style:font-name-complex="Verdana"/>
    </style:style>
    <style:style style:name="T131_23" style:family="text">
      <style:text-properties style:font-name="Verdana" style:font-name-asian="Verdana" style:font-name-complex="Verdana"/>
    </style:style>
    <style:style style:name="T131_24" style:family="text">
      <style:text-properties style:font-name="Verdana" style:font-name-asian="Verdana" style:font-name-complex="Verdana"/>
    </style:style>
    <style:style style:name="T131_25" style:family="text">
      <style:text-properties style:font-name="Verdana" style:font-name-asian="Verdana" style:font-name-complex="Verdana"/>
    </style:style>
    <style:style style:name="T131_26" style:family="text">
      <style:text-properties style:font-name="Verdana" style:font-name-asian="Verdana" style:font-name-complex="Verdana"/>
    </style:style>
    <style:style style:name="T131_27" style:family="text">
      <style:text-properties style:font-name="Verdana" style:font-name-asian="Verdana" style:font-name-complex="Verdana"/>
    </style:style>
    <style:style style:name="T131_28" style:family="text">
      <style:text-properties style:font-name="Verdana" style:font-name-asian="Verdana" style:font-name-complex="Verdana"/>
    </style:style>
    <style:style style:name="T131_29" style:family="text">
      <style:text-properties style:font-name="Verdana" style:font-name-asian="Verdana" style:font-name-complex="Verdana"/>
    </style:style>
    <style:style style:name="T131_30" style:family="text">
      <style:text-properties style:font-name="Verdana" style:font-name-asian="Verdana" style:font-name-complex="Verdana"/>
    </style:style>
    <style:style style:name="T131_31" style:family="text">
      <style:text-properties style:font-name="Verdana" style:font-name-asian="Verdana" style:font-name-complex="Verdana"/>
    </style:style>
    <style:style style:name="T131_32" style:family="text">
      <style:text-properties style:font-name="Verdana" style:font-name-asian="Verdana" style:font-name-complex="Verdana"/>
    </style:style>
    <style:style style:name="T131_33" style:family="text">
      <style:text-properties style:font-name="Verdana" style:font-name-asian="Verdana" style:font-name-complex="Verdana"/>
    </style:style>
    <style:style style:name="T131_34" style:family="text">
      <style:text-properties style:font-name="Verdana" style:font-name-asian="Verdana" style:font-name-complex="Verdana"/>
    </style:style>
    <style:style style:name="T131_35" style:family="text">
      <style:text-properties style:font-name="Verdana" style:font-name-asian="Verdana" style:font-name-complex="Verdana"/>
    </style:style>
    <style:style style:name="P132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33" style:family="paragraph" style:parent-style-name="Standard">
      <style:paragraph-properties fo:break-before="auto" fo:text-indent="0cm" fo:line-height="115%" fo:margin-left="1.27cm" style:writing-mode="lr-tb"/>
    </style:style>
    <style:style style:name="T133_1" style:family="text">
      <style:text-properties style:font-name="Consolas" style:font-name-asian="Consolas" style:font-name-complex="Consolas"/>
    </style:style>
    <style:style style:name="T133_2" style:family="text">
      <style:text-properties style:font-name="Consolas" style:font-name-asian="Consolas" style:font-name-complex="Consolas"/>
    </style:style>
    <style:style style:name="T133_3" style:family="text">
      <style:text-properties style:font-name="Consolas" style:font-name-asian="Consolas" style:font-name-complex="Consolas"/>
    </style:style>
    <style:style style:name="T133_4" style:family="text">
      <style:text-properties style:font-name="Consolas" style:font-name-asian="Consolas" style:font-name-complex="Consolas"/>
    </style:style>
    <style:style style:name="T133_5" style:family="text">
      <style:text-properties style:font-name="Consolas" style:font-name-asian="Consolas" style:font-name-complex="Consolas"/>
    </style:style>
    <style:style style:name="T133_6" style:family="text">
      <style:text-properties style:font-name="Consolas" style:font-name-asian="Consolas" style:font-name-complex="Consolas"/>
    </style:style>
    <style:style style:name="T133_7" style:family="text">
      <style:text-properties style:font-name="Consolas" style:font-name-asian="Consolas" style:font-name-complex="Consolas"/>
    </style:style>
    <style:style style:name="T133_8" style:family="text">
      <style:text-properties style:font-name="Consolas" style:font-name-asian="Consolas" style:font-name-complex="Consolas"/>
    </style:style>
    <style:style style:name="T133_9" style:family="text">
      <style:text-properties style:font-name="Consolas" style:font-name-asian="Consolas" style:font-name-complex="Consolas"/>
    </style:style>
    <style:style style:name="T133_10" style:family="text">
      <style:text-properties style:font-name="Consolas" style:font-name-asian="Consolas" style:font-name-complex="Consolas"/>
    </style:style>
    <style:style style:name="T133_11" style:family="text">
      <style:text-properties style:font-name="Consolas" style:font-name-asian="Consolas" style:font-name-complex="Consolas"/>
    </style:style>
    <style:style style:name="T133_12" style:family="text">
      <style:text-properties style:font-name="Consolas" style:font-name-asian="Consolas" style:font-name-complex="Consolas"/>
    </style:style>
    <style:style style:name="T133_13" style:family="text">
      <style:text-properties style:font-name="Consolas" style:font-name-asian="Consolas" style:font-name-complex="Consolas"/>
    </style:style>
    <style:style style:name="T133_14" style:family="text">
      <style:text-properties style:font-name="Consolas" style:font-name-asian="Consolas" style:font-name-complex="Consolas"/>
    </style:style>
    <style:style style:name="P134" style:family="paragraph" style:parent-style-name="Standard">
      <style:paragraph-properties fo:break-before="auto" fo:text-indent="0cm" fo:line-height="115%" fo:margin-left="1.27cm" style:writing-mode="lr-tb"/>
    </style:style>
    <style:style style:name="T134_1" style:family="text">
      <style:text-properties style:font-name="Consolas" style:font-name-asian="Consolas" style:font-name-complex="Consolas"/>
    </style:style>
    <style:style style:name="T134_2" style:family="text">
      <style:text-properties style:font-name="Consolas" style:font-name-asian="Consolas" style:font-name-complex="Consolas"/>
    </style:style>
    <style:style style:name="T134_3" style:family="text">
      <style:text-properties style:font-name="Consolas" style:font-name-asian="Consolas" style:font-name-complex="Consolas"/>
    </style:style>
    <style:style style:name="T134_4" style:family="text">
      <style:text-properties style:font-name="Consolas" style:font-name-asian="Consolas" style:font-name-complex="Consolas"/>
    </style:style>
    <style:style style:name="T134_5" style:family="text">
      <style:text-properties style:font-name="Consolas" style:font-name-asian="Consolas" style:font-name-complex="Consolas"/>
    </style:style>
    <style:style style:name="T134_6" style:family="text">
      <style:text-properties style:font-name="Consolas" style:font-name-asian="Consolas" style:font-name-complex="Consolas"/>
    </style:style>
    <style:style style:name="T134_7" style:family="text">
      <style:text-properties style:font-name="Consolas" style:font-name-asian="Consolas" style:font-name-complex="Consolas"/>
    </style:style>
    <style:style style:name="T134_8" style:family="text">
      <style:text-properties style:font-name="Consolas" style:font-name-asian="Consolas" style:font-name-complex="Consolas"/>
    </style:style>
    <style:style style:name="T134_9" style:family="text">
      <style:text-properties style:font-name="Consolas" style:font-name-asian="Consolas" style:font-name-complex="Consolas"/>
    </style:style>
    <style:style style:name="T134_10" style:family="text">
      <style:text-properties style:font-name="Consolas" style:font-name-asian="Consolas" style:font-name-complex="Consolas"/>
    </style:style>
    <style:style style:name="T134_11" style:family="text">
      <style:text-properties style:font-name="Consolas" style:font-name-asian="Consolas" style:font-name-complex="Consolas"/>
    </style:style>
    <style:style style:name="P135" style:family="paragraph" style:parent-style-name="Standard">
      <style:paragraph-properties fo:break-before="auto" fo:text-indent="0cm" fo:line-height="115%" fo:margin-left="1.27cm" style:writing-mode="lr-tb"/>
    </style:style>
    <style:style style:name="T135_1" style:family="text">
      <style:text-properties style:font-name="Consolas" style:font-name-asian="Consolas" style:font-name-complex="Consolas"/>
    </style:style>
    <style:style style:name="T135_2" style:family="text">
      <style:text-properties style:font-name="Consolas" style:font-name-asian="Consolas" style:font-name-complex="Consolas"/>
    </style:style>
    <style:style style:name="T135_3" style:family="text">
      <style:text-properties style:font-name="Consolas" style:font-name-asian="Consolas" style:font-name-complex="Consolas"/>
    </style:style>
    <style:style style:name="T135_4" style:family="text">
      <style:text-properties style:font-name="Consolas" style:font-name-asian="Consolas" style:font-name-complex="Consolas"/>
    </style:style>
    <style:style style:name="T135_5" style:family="text">
      <style:text-properties style:font-name="Consolas" style:font-name-asian="Consolas" style:font-name-complex="Consolas"/>
    </style:style>
    <style:style style:name="T135_6" style:family="text">
      <style:text-properties style:font-name="Consolas" style:font-name-asian="Consolas" style:font-name-complex="Consolas"/>
    </style:style>
    <style:style style:name="T135_7" style:family="text">
      <style:text-properties style:font-name="Consolas" style:font-name-asian="Consolas" style:font-name-complex="Consolas"/>
    </style:style>
    <style:style style:name="P136" style:family="paragraph" style:parent-style-name="Standard">
      <style:paragraph-properties fo:break-before="auto" fo:text-indent="1.27cm" fo:line-height="115%" fo:margin-left="1.27cm" style:writing-mode="lr-tb"/>
    </style:style>
    <style:style style:name="T136_1" style:family="text">
      <style:text-properties style:font-name="Consolas" style:font-name-asian="Consolas" style:font-name-complex="Consolas"/>
    </style:style>
    <style:style style:name="T136_2" style:family="text">
      <style:text-properties style:font-name="Consolas" style:font-name-asian="Consolas" style:font-name-complex="Consolas"/>
    </style:style>
    <style:style style:name="T136_3" style:family="text">
      <style:text-properties style:font-name="Consolas" style:font-name-asian="Consolas" style:font-name-complex="Consolas"/>
    </style:style>
    <style:style style:name="P137" style:family="paragraph" style:parent-style-name="Standard">
      <style:paragraph-properties fo:break-before="auto" fo:text-indent="0cm" fo:line-height="115%" fo:margin-left="1.27cm" style:writing-mode="lr-tb"/>
    </style:style>
    <style:style style:name="T137_1" style:family="text">
      <style:text-properties style:font-name="Consolas" style:font-name-asian="Consolas" style:font-name-complex="Consolas"/>
    </style:style>
    <style:style style:name="P138" style:family="paragraph" style:parent-style-name="Standard">
      <style:paragraph-properties fo:break-before="auto" fo:text-indent="0cm" fo:line-height="115%" fo:margin-left="0cm" style:writing-mode="lr-tb"/>
    </style:style>
    <style:style style:name="T138_1" style:family="text">
      <style:text-properties style:font-name="Verdana" style:font-name-asian="Verdana" style:font-name-complex="Verdana"/>
    </style:style>
    <style:style style:name="T138_2" style:family="text">
      <style:text-properties style:font-name="Verdana" style:font-name-asian="Verdana" style:font-name-complex="Verdana"/>
    </style:style>
    <style:style style:name="T138_3" style:family="text">
      <style:text-properties style:font-name="Verdana" style:font-name-asian="Verdana" style:font-name-complex="Verdana"/>
    </style:style>
    <style:style style:name="T138_4" style:family="text">
      <style:text-properties style:font-name="Verdana" style:font-name-asian="Verdana" style:font-name-complex="Verdana"/>
    </style:style>
    <style:style style:name="T138_5" style:family="text">
      <style:text-properties style:font-name="Verdana" style:font-name-asian="Verdana" style:font-name-complex="Verdana"/>
    </style:style>
    <style:style style:name="T138_6" style:family="text">
      <style:text-properties style:font-name="Verdana" style:font-name-asian="Verdana" style:font-name-complex="Verdana"/>
    </style:style>
    <style:style style:name="T138_7" style:family="text">
      <style:text-properties style:font-name="Verdana" style:font-name-asian="Verdana" style:font-name-complex="Verdana"/>
    </style:style>
    <style:style style:name="T138_8" style:family="text">
      <style:text-properties style:font-name="Verdana" style:font-name-asian="Verdana" style:font-name-complex="Verdana"/>
    </style:style>
    <style:style style:name="T138_9" style:family="text">
      <style:text-properties style:font-name="Verdana" style:font-name-asian="Verdana" style:font-name-complex="Verdana"/>
    </style:style>
    <style:style style:name="T138_10" style:family="text">
      <style:text-properties style:font-name="Verdana" style:font-name-asian="Verdana" style:font-name-complex="Verdana"/>
    </style:style>
    <style:style style:name="T138_11" style:family="text">
      <style:text-properties style:font-name="Verdana" style:font-name-asian="Verdana" style:font-name-complex="Verdana"/>
    </style:style>
    <style:style style:name="T138_12" style:family="text">
      <style:text-properties style:font-name="Verdana" style:font-name-asian="Verdana" style:font-name-complex="Verdana"/>
    </style:style>
    <style:style style:name="T138_13" style:family="text">
      <style:text-properties style:font-name="Verdana" style:font-name-asian="Verdana" style:font-name-complex="Verdana"/>
    </style:style>
    <style:style style:name="T138_14" style:family="text">
      <style:text-properties style:font-name="Verdana" style:font-name-asian="Verdana" style:font-name-complex="Verdana"/>
    </style:style>
    <style:style style:name="T138_15" style:family="text">
      <style:text-properties style:font-name="Verdana" style:font-name-asian="Verdana" style:font-name-complex="Verdana"/>
    </style:style>
    <style:style style:name="T138_16" style:family="text">
      <style:text-properties style:font-name="Verdana" style:font-name-asian="Verdana" style:font-name-complex="Verdana"/>
    </style:style>
    <style:style style:name="T138_17" style:family="text">
      <style:text-properties style:font-name="Verdana" style:font-name-asian="Verdana" style:font-name-complex="Verdana"/>
    </style:style>
    <style:style style:name="T138_18" style:family="text">
      <style:text-properties style:font-name="Verdana" style:font-name-asian="Verdana" style:font-name-complex="Verdana"/>
    </style:style>
    <style:style style:name="T138_19" style:family="text">
      <style:text-properties style:font-name="Verdana" style:font-name-asian="Verdana" style:font-name-complex="Verdana"/>
    </style:style>
    <style:style style:name="T138_20" style:family="text">
      <style:text-properties style:font-name="Verdana" style:font-name-asian="Verdana" style:font-name-complex="Verdana"/>
    </style:style>
    <style:style style:name="T138_21" style:family="text">
      <style:text-properties style:font-name="Verdana" style:font-name-asian="Verdana" style:font-name-complex="Verdana"/>
    </style:style>
    <style:style style:name="T138_22" style:family="text">
      <style:text-properties style:font-name="Verdana" style:font-name-asian="Verdana" style:font-name-complex="Verdana"/>
    </style:style>
    <style:style style:name="T138_23" style:family="text">
      <style:text-properties style:font-name="Verdana" style:font-name-asian="Verdana" style:font-name-complex="Verdana"/>
    </style:style>
    <style:style style:name="T138_24" style:family="text">
      <style:text-properties style:font-name="Verdana" style:font-name-asian="Verdana" style:font-name-complex="Verdana"/>
    </style:style>
    <style:style style:name="T138_25" style:family="text">
      <style:text-properties style:font-name="Verdana" style:font-name-asian="Verdana" style:font-name-complex="Verdana"/>
    </style:style>
    <style:style style:name="T138_26" style:family="text">
      <style:text-properties style:font-name="Verdana" style:font-name-asian="Verdana" style:font-name-complex="Verdana"/>
    </style:style>
    <style:style style:name="T138_27" style:family="text">
      <style:text-properties style:font-name="Verdana" style:font-name-asian="Verdana" style:font-name-complex="Verdana"/>
    </style:style>
    <style:style style:name="T138_28" style:family="text">
      <style:text-properties style:font-name="Verdana" style:font-name-asian="Verdana" style:font-name-complex="Verdana"/>
    </style:style>
    <style:style style:name="T138_29" style:family="text">
      <style:text-properties style:font-name="Verdana" style:font-name-asian="Verdana" style:font-name-complex="Verdana"/>
    </style:style>
    <style:style style:name="T138_30" style:family="text">
      <style:text-properties style:font-name="Verdana" style:font-name-asian="Verdana" style:font-name-complex="Verdana"/>
    </style:style>
    <style:style style:name="T138_31" style:family="text">
      <style:text-properties style:font-name="Verdana" style:font-name-asian="Verdana" style:font-name-complex="Verdana"/>
    </style:style>
    <style:style style:name="T138_32" style:family="text">
      <style:text-properties style:font-name="Verdana" style:font-name-asian="Verdana" style:font-name-complex="Verdana"/>
    </style:style>
    <style:style style:name="T138_33" style:family="text">
      <style:text-properties style:font-name="Verdana" style:font-name-asian="Verdana" style:font-name-complex="Verdana"/>
    </style:style>
    <style:style style:name="T138_34" style:family="text">
      <style:text-properties style:font-name="Verdana" style:font-name-asian="Verdana" style:font-name-complex="Verdana"/>
    </style:style>
    <style:style style:name="T138_35" style:family="text">
      <style:text-properties style:font-name="Verdana" style:font-name-asian="Verdana" style:font-name-complex="Verdana"/>
    </style:style>
    <style:style style:name="T138_36" style:family="text">
      <style:text-properties style:font-name="Verdana" style:font-name-asian="Verdana" style:font-name-complex="Verdana"/>
    </style:style>
    <style:style style:name="T138_37" style:family="text">
      <style:text-properties style:font-name="Verdana" style:font-name-asian="Verdana" style:font-name-complex="Verdana"/>
    </style:style>
    <style:style style:name="T138_38" style:family="text">
      <style:text-properties style:font-name="Verdana" style:font-name-asian="Verdana" style:font-name-complex="Verdana"/>
    </style:style>
    <style:style style:name="T138_39" style:family="text">
      <style:text-properties style:font-name="Verdana" style:font-name-asian="Verdana" style:font-name-complex="Verdana"/>
    </style:style>
    <style:style style:name="T138_40" style:family="text">
      <style:text-properties style:font-name="Verdana" style:font-name-asian="Verdana" style:font-name-complex="Verdana"/>
    </style:style>
    <style:style style:name="T138_41" style:family="text">
      <style:text-properties style:font-name="Verdana" style:font-name-asian="Verdana" style:font-name-complex="Verdana"/>
    </style:style>
    <style:style style:name="T138_42" style:family="text">
      <style:text-properties style:font-name="Verdana" style:font-name-asian="Verdana" style:font-name-complex="Verdana"/>
    </style:style>
    <style:style style:name="T138_43" style:family="text">
      <style:text-properties style:font-name="Verdana" style:font-name-asian="Verdana" style:font-name-complex="Verdana"/>
    </style:style>
    <style:style style:name="T138_44" style:family="text">
      <style:text-properties style:font-name="Verdana" style:font-name-asian="Verdana" style:font-name-complex="Verdana"/>
    </style:style>
    <style:style style:name="T138_45" style:family="text">
      <style:text-properties style:font-name="Verdana" style:font-name-asian="Verdana" style:font-name-complex="Verdana"/>
    </style:style>
    <style:style style:name="T138_46" style:family="text">
      <style:text-properties style:font-name="Verdana" style:font-name-asian="Verdana" style:font-name-complex="Verdana"/>
    </style:style>
    <style:style style:name="T138_47" style:family="text">
      <style:text-properties style:font-name="Verdana" style:font-name-asian="Verdana" style:font-name-complex="Verdana"/>
    </style:style>
    <style:style style:name="T138_48" style:family="text">
      <style:text-properties style:font-name="Verdana" style:font-name-asian="Verdana" style:font-name-complex="Verdana"/>
    </style:style>
    <style:style style:name="T138_49" style:family="text">
      <style:text-properties style:font-name="Verdana" style:font-name-asian="Verdana" style:font-name-complex="Verdana"/>
    </style:style>
    <style:style style:name="T138_50" style:family="text">
      <style:text-properties style:font-name="Verdana" style:font-name-asian="Verdana" style:font-name-complex="Verdana"/>
    </style:style>
    <style:style style:name="T138_51" style:family="text">
      <style:text-properties style:font-name="Verdana" style:font-name-asian="Verdana" style:font-name-complex="Verdana"/>
    </style:style>
    <style:style style:name="T138_52" style:family="text">
      <style:text-properties style:font-name="Verdana" style:font-name-asian="Verdana" style:font-name-complex="Verdana"/>
    </style:style>
    <style:style style:name="T138_53" style:family="text">
      <style:text-properties style:font-name="Verdana" style:font-name-asian="Verdana" style:font-name-complex="Verdana"/>
    </style:style>
    <style:style style:name="T138_54" style:family="text">
      <style:text-properties style:font-name="Verdana" style:font-name-asian="Verdana" style:font-name-complex="Verdana"/>
    </style:style>
    <style:style style:name="T138_55" style:family="text">
      <style:text-properties style:font-name="Verdana" style:font-name-asian="Verdana" style:font-name-complex="Verdana"/>
    </style:style>
    <style:style style:name="T138_56" style:family="text">
      <style:text-properties style:font-name="Verdana" style:font-name-asian="Verdana" style:font-name-complex="Verdana"/>
    </style:style>
    <style:style style:name="T138_57" style:family="text">
      <style:text-properties style:font-name="Verdana" style:font-name-asian="Verdana" style:font-name-complex="Verdana"/>
    </style:style>
    <style:style style:name="T138_58" style:family="text">
      <style:text-properties style:font-name="Verdana" style:font-name-asian="Verdana" style:font-name-complex="Verdana"/>
    </style:style>
    <style:style style:name="T138_59" style:family="text">
      <style:text-properties style:font-name="Verdana" style:font-name-asian="Verdana" style:font-name-complex="Verdana"/>
    </style:style>
    <style:style style:name="T138_60" style:family="text">
      <style:text-properties style:font-name="Verdana" style:font-name-asian="Verdana" style:font-name-complex="Verdana"/>
    </style:style>
    <style:style style:name="T138_61" style:family="text">
      <style:text-properties style:font-name="Verdana" style:font-name-asian="Verdana" style:font-name-complex="Verdana"/>
    </style:style>
    <style:style style:name="T138_62" style:family="text">
      <style:text-properties style:font-name="Verdana" style:font-name-asian="Verdana" style:font-name-complex="Verdana"/>
    </style:style>
    <style:style style:name="T138_63" style:family="text">
      <style:text-properties style:font-name="Verdana" style:font-name-asian="Verdana" style:font-name-complex="Verdana"/>
    </style:style>
    <style:style style:name="T138_64" style:family="text">
      <style:text-properties style:font-name="Verdana" style:font-name-asian="Verdana" style:font-name-complex="Verdana"/>
    </style:style>
    <style:style style:name="T138_65" style:family="text">
      <style:text-properties style:font-name="Verdana" style:font-name-asian="Verdana" style:font-name-complex="Verdana"/>
    </style:style>
    <style:style style:name="T138_66" style:family="text">
      <style:text-properties style:font-name="Verdana" style:font-name-asian="Verdana" style:font-name-complex="Verdana"/>
    </style:style>
    <style:style style:name="T138_67" style:family="text">
      <style:text-properties style:font-name="Verdana" style:font-name-asian="Verdana" style:font-name-complex="Verdana"/>
    </style:style>
    <style:style style:name="T138_68" style:family="text">
      <style:text-properties style:font-name="Verdana" style:font-name-asian="Verdana" style:font-name-complex="Verdana"/>
    </style:style>
    <style:style style:name="T138_69" style:family="text">
      <style:text-properties style:font-name="Verdana" style:font-name-asian="Verdana" style:font-name-complex="Verdana"/>
    </style:style>
    <style:style style:name="T138_70" style:family="text">
      <style:text-properties style:font-name="Verdana" style:font-name-asian="Verdana" style:font-name-complex="Verdana"/>
    </style:style>
    <style:style style:name="T138_71" style:family="text">
      <style:text-properties style:font-name="Verdana" style:font-name-asian="Verdana" style:font-name-complex="Verdana"/>
    </style:style>
    <style:style style:name="T138_72" style:family="text">
      <style:text-properties style:font-name="Verdana" style:font-name-asian="Verdana" style:font-name-complex="Verdana"/>
    </style:style>
    <style:style style:name="T138_73" style:family="text">
      <style:text-properties style:font-name="Verdana" style:font-name-asian="Verdana" style:font-name-complex="Verdana"/>
    </style:style>
    <style:style style:name="T138_74" style:family="text">
      <style:text-properties style:font-name="Verdana" style:font-name-asian="Verdana" style:font-name-complex="Verdana"/>
    </style:style>
    <style:style style:name="T138_75" style:family="text">
      <style:text-properties style:font-name="Verdana" style:font-name-asian="Verdana" style:font-name-complex="Verdana"/>
    </style:style>
    <style:style style:name="T138_76" style:family="text">
      <style:text-properties style:font-name="Verdana" style:font-name-asian="Verdana" style:font-name-complex="Verdana"/>
    </style:style>
    <style:style style:name="T138_77" style:family="text">
      <style:text-properties style:font-name="Verdana" style:font-name-asian="Verdana" style:font-name-complex="Verdana"/>
    </style:style>
    <style:style style:name="T138_78" style:family="text">
      <style:text-properties style:font-name="Verdana" style:font-name-asian="Verdana" style:font-name-complex="Verdana"/>
    </style:style>
    <style:style style:name="T138_79" style:family="text">
      <style:text-properties style:font-name="Verdana" style:font-name-asian="Verdana" style:font-name-complex="Verdana"/>
    </style:style>
    <style:style style:name="T138_80" style:family="text">
      <style:text-properties style:font-name="Verdana" style:font-name-asian="Verdana" style:font-name-complex="Verdana"/>
    </style:style>
    <style:style style:name="T138_81" style:family="text">
      <style:text-properties style:font-name="Verdana" style:font-name-asian="Verdana" style:font-name-complex="Verdana"/>
    </style:style>
    <style:style style:name="T138_82" style:family="text">
      <style:text-properties style:font-name="Verdana" style:font-name-asian="Verdana" style:font-name-complex="Verdana"/>
    </style:style>
    <style:style style:name="T138_83" style:family="text">
      <style:text-properties style:font-name="Verdana" style:font-name-asian="Verdana" style:font-name-complex="Verdana"/>
    </style:style>
    <style:style style:name="T138_84" style:family="text">
      <style:text-properties style:font-name="Verdana" style:font-name-asian="Verdana" style:font-name-complex="Verdana"/>
    </style:style>
    <style:style style:name="T138_85" style:family="text">
      <style:text-properties style:font-name="Verdana" style:font-name-asian="Verdana" style:font-name-complex="Verdana"/>
    </style:style>
    <style:style style:name="T138_86" style:family="text">
      <style:text-properties style:font-name="Verdana" style:font-name-asian="Verdana" style:font-name-complex="Verdana"/>
    </style:style>
    <style:style style:name="T138_87" style:family="text">
      <style:text-properties style:font-name="Verdana" style:font-name-asian="Verdana" style:font-name-complex="Verdana"/>
    </style:style>
    <style:style style:name="T138_88" style:family="text">
      <style:text-properties style:font-name="Verdana" style:font-name-asian="Verdana" style:font-name-complex="Verdana"/>
    </style:style>
    <style:style style:name="P139" style:family="paragraph" style:parent-style-name="Standard">
      <style:paragraph-properties fo:break-before="auto" fo:line-height="115%" fo:margin-top="0cm" fo:margin-bottom="0cm" style:writing-mode="lr-tb"/>
    </style:style>
    <style:style style:name="T139_1" style:family="text">
      <style:text-properties style:font-name="Verdana" style:font-name-asian="Verdana" style:font-name-complex="Verdana"/>
    </style:style>
    <style:style style:name="T139_2" style:family="text">
      <style:text-properties style:font-name="Verdana" style:font-name-asian="Verdana" style:font-name-complex="Verdana"/>
    </style:style>
    <style:style style:name="T139_3" style:family="text">
      <style:text-properties style:font-name="Verdana" style:font-name-asian="Verdana" style:font-name-complex="Verdana"/>
    </style:style>
    <style:style style:name="T139_4" style:family="text">
      <style:text-properties style:font-name="Verdana" style:font-name-asian="Verdana" style:font-name-complex="Verdana"/>
    </style:style>
    <style:style style:name="T139_5" style:family="text">
      <style:text-properties style:font-name="Verdana" style:font-name-asian="Verdana" style:font-name-complex="Verdana"/>
    </style:style>
    <style:style style:name="T139_6" style:family="text">
      <style:text-properties style:font-name="Verdana" style:font-name-asian="Verdana" style:font-name-complex="Verdana"/>
    </style:style>
    <style:style style:name="T139_7" style:family="text">
      <style:text-properties style:font-name="Verdana" style:font-name-asian="Verdana" style:font-name-complex="Verdana"/>
    </style:style>
    <style:style style:name="T139_8" style:family="text">
      <style:text-properties style:font-name="Verdana" style:font-name-asian="Verdana" style:font-name-complex="Verdana"/>
    </style:style>
    <style:style style:name="T139_9" style:family="text">
      <style:text-properties style:font-name="Verdana" style:font-name-asian="Verdana" style:font-name-complex="Verdana"/>
    </style:style>
    <style:style style:name="T139_10" style:family="text">
      <style:text-properties style:font-name="Verdana" style:font-name-asian="Verdana" style:font-name-complex="Verdana"/>
    </style:style>
    <style:style style:name="T139_11" style:family="text">
      <style:text-properties style:font-name="Verdana" style:font-name-asian="Verdana" style:font-name-complex="Verdana"/>
    </style:style>
    <style:style style:name="T139_12" style:family="text">
      <style:text-properties style:font-name="Verdana" style:font-name-asian="Verdana" style:font-name-complex="Verdana"/>
    </style:style>
    <style:style style:name="T139_13" style:family="text">
      <style:text-properties style:font-name="Verdana" style:font-name-asian="Verdana" style:font-name-complex="Verdana"/>
    </style:style>
    <style:style style:name="T139_14" style:family="text">
      <style:text-properties style:font-name="Verdana" style:font-name-asian="Verdana" style:font-name-complex="Verdana"/>
    </style:style>
    <style:style style:name="T139_15" style:family="text">
      <style:text-properties style:font-name="Verdana" style:font-name-asian="Verdana" style:font-name-complex="Verdana"/>
    </style:style>
    <style:style style:name="T139_16" style:family="text">
      <style:text-properties style:font-name="Verdana" style:font-name-asian="Verdana" style:font-name-complex="Verdana"/>
    </style:style>
    <style:style style:name="T139_17" style:family="text">
      <style:text-properties style:font-name="Verdana" style:font-name-asian="Verdana" style:font-name-complex="Verdana"/>
    </style:style>
    <style:style style:name="T139_18" style:family="text">
      <style:text-properties style:font-name="Verdana" style:font-name-asian="Verdana" style:font-name-complex="Verdana"/>
    </style:style>
    <style:style style:name="T139_19" style:family="text">
      <style:text-properties style:font-name="Verdana" style:font-name-asian="Verdana" style:font-name-complex="Verdana"/>
    </style:style>
    <style:style style:name="T139_20" style:family="text">
      <style:text-properties style:font-name="Verdana" style:font-name-asian="Verdana" style:font-name-complex="Verdana"/>
    </style:style>
    <style:style style:name="T139_21" style:family="text">
      <style:text-properties style:font-name="Verdana" style:font-name-asian="Verdana" style:font-name-complex="Verdana"/>
    </style:style>
    <style:style style:name="T139_22" style:family="text">
      <style:text-properties style:font-name="Verdana" style:font-name-asian="Verdana" style:font-name-complex="Verdana"/>
    </style:style>
    <style:style style:name="T139_23" style:family="text">
      <style:text-properties style:font-name="Verdana" style:font-name-asian="Verdana" style:font-name-complex="Verdana"/>
    </style:style>
    <style:style style:name="T139_24" style:family="text">
      <style:text-properties style:font-name="Verdana" style:font-name-asian="Verdana" style:font-name-complex="Verdana"/>
    </style:style>
    <style:style style:name="T139_25" style:family="text">
      <style:text-properties style:font-name="Verdana" style:font-name-asian="Verdana" style:font-name-complex="Verdana"/>
    </style:style>
    <style:style style:name="T139_26" style:family="text">
      <style:text-properties style:font-name="Verdana" style:font-name-asian="Verdana" style:font-name-complex="Verdana"/>
    </style:style>
    <style:style style:name="T139_27" style:family="text">
      <style:text-properties style:font-name="Verdana" style:font-name-asian="Verdana" style:font-name-complex="Verdana"/>
    </style:style>
    <style:style style:name="T139_28" style:family="text">
      <style:text-properties style:font-name="Verdana" style:font-name-asian="Verdana" style:font-name-complex="Verdana"/>
    </style:style>
    <style:style style:name="T139_29" style:family="text">
      <style:text-properties style:font-name="Verdana" style:font-name-asian="Verdana" style:font-name-complex="Verdana"/>
    </style:style>
    <style:style style:name="T139_30" style:family="text">
      <style:text-properties style:font-name="Verdana" style:font-name-asian="Verdana" style:font-name-complex="Verdana"/>
    </style:style>
    <style:style style:name="T139_31" style:family="text">
      <style:text-properties style:font-name="Verdana" style:font-name-asian="Verdana" style:font-name-complex="Verdana"/>
    </style:style>
    <style:style style:name="T139_32" style:family="text">
      <style:text-properties style:font-name="Verdana" style:font-name-asian="Verdana" style:font-name-complex="Verdana"/>
    </style:style>
    <style:style style:name="P140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style:font-name="Verdana" style:font-name-asian="Verdana" style:font-name-complex="Verdana"/>
    </style:style>
    <style:style style:name="T141_2" style:family="text">
      <style:text-properties style:font-name="Consolas" style:font-name-asian="Consolas" style:font-name-complex="Consolas"/>
    </style:style>
    <style:style style:name="T141_3" style:family="text">
      <style:text-properties style:font-name="Consolas" style:font-name-asian="Consolas" style:font-name-complex="Consolas"/>
    </style:style>
    <style:style style:name="T141_4" style:family="text">
      <style:text-properties style:font-name="Consolas" style:font-name-asian="Consolas" style:font-name-complex="Consolas"/>
    </style:style>
    <style:style style:name="T141_5" style:family="text">
      <style:text-properties style:font-name="Consolas" style:font-name-asian="Consolas" style:font-name-complex="Consolas"/>
    </style:style>
    <style:style style:name="T141_6" style:family="text">
      <style:text-properties style:font-name="Consolas" style:font-name-asian="Consolas" style:font-name-complex="Consolas"/>
    </style:style>
    <style:style style:name="T141_7" style:family="text">
      <style:text-properties style:font-name="Consolas" style:font-name-asian="Consolas" style:font-name-complex="Consolas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style:font-name="Consolas" style:font-name-asian="Consolas" style:font-name-complex="Consolas"/>
    </style:style>
    <style:style style:name="T142_2" style:family="text">
      <style:text-properties style:font-name="Consolas" style:font-name-asian="Consolas" style:font-name-complex="Consolas"/>
    </style:style>
    <style:style style:name="T142_3" style:family="text">
      <style:text-properties style:font-name="Consolas" style:font-name-asian="Consolas" style:font-name-complex="Consolas"/>
    </style:style>
    <style:style style:name="T142_4" style:family="text">
      <style:text-properties style:font-name="Consolas" style:font-name-asian="Consolas" style:font-name-complex="Consolas"/>
    </style:style>
    <style:style style:name="T142_5" style:family="text">
      <style:text-properties style:font-name="Consolas" style:font-name-asian="Consolas" style:font-name-complex="Consolas"/>
    </style:style>
    <style:style style:name="T142_6" style:family="text">
      <style:text-properties style:font-name="Consolas" style:font-name-asian="Consolas" style:font-name-complex="Consolas"/>
    </style:style>
    <style:style style:name="T142_7" style:family="text">
      <style:text-properties style:font-name="Consolas" style:font-name-asian="Consolas" style:font-name-complex="Consolas"/>
    </style:style>
    <style:style style:name="T142_8" style:family="text">
      <style:text-properties style:font-name="Consolas" style:font-name-asian="Consolas" style:font-name-complex="Consolas"/>
    </style:style>
    <style:style style:name="T142_9" style:family="text">
      <style:text-properties style:font-name="Consolas" style:font-name-asian="Consolas" style:font-name-complex="Consolas"/>
    </style:style>
    <style:style style:name="T142_10" style:family="text">
      <style:text-properties style:font-name="Consolas" style:font-name-asian="Consolas" style:font-name-complex="Consolas"/>
    </style:style>
    <style:style style:name="T142_11" style:family="text">
      <style:text-properties style:font-name="Consolas" style:font-name-asian="Consolas" style:font-name-complex="Consolas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style:font-name="Consolas" style:font-name-asian="Consolas" style:font-name-complex="Consolas"/>
    </style:style>
    <style:style style:name="T143_2" style:family="text">
      <style:text-properties style:font-name="Consolas" style:font-name-asian="Consolas" style:font-name-complex="Consolas"/>
    </style:style>
    <style:style style:name="T143_3" style:family="text">
      <style:text-properties style:font-name="Consolas" style:font-name-asian="Consolas" style:font-name-complex="Consolas"/>
    </style:style>
    <style:style style:name="T143_4" style:family="text">
      <style:text-properties style:font-name="Consolas" style:font-name-asian="Consolas" style:font-name-complex="Consolas"/>
    </style:style>
    <style:style style:name="T143_5" style:family="text">
      <style:text-properties style:font-name="Consolas" style:font-name-asian="Consolas" style:font-name-complex="Consolas"/>
    </style:style>
    <style:style style:name="P144" style:family="paragraph" style:parent-style-name="Standard">
      <style:paragraph-properties fo:break-before="auto" fo:text-indent="1.27cm" fo:line-height="115%" fo:margin-left="1.27cm" style:writing-mode="lr-tb"/>
    </style:style>
    <style:style style:name="T144_1" style:family="text">
      <style:text-properties style:font-name="Consolas" style:font-name-asian="Consolas" style:font-name-complex="Consolas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style:font-name="Consolas" style:font-name-asian="Consolas" style:font-name-complex="Consolas"/>
    </style:style>
    <style:style style:name="P146" style:family="paragraph" style:parent-style-name="Standard">
      <style:paragraph-properties fo:break-before="auto" fo:text-indent="0cm" fo:line-height="115%" fo:margin-left="1.27cm" style:writing-mode="lr-tb"/>
    </style:style>
    <style:style style:name="T146_1" style:family="text">
      <style:text-properties style:font-name="Consolas" style:font-name-asian="Consolas" style:font-name-complex="Consolas"/>
    </style:style>
    <style:style style:name="T146_2" style:family="text">
      <style:text-properties style:font-name="Consolas" style:font-name-asian="Consolas" style:font-name-complex="Consolas"/>
    </style:style>
    <style:style style:name="T146_3" style:family="text">
      <style:text-properties style:font-name="Consolas" style:font-name-asian="Consolas" style:font-name-complex="Consolas"/>
    </style:style>
    <style:style style:name="T146_4" style:family="text">
      <style:text-properties style:font-name="Consolas" style:font-name-asian="Consolas" style:font-name-complex="Consolas"/>
    </style:style>
    <style:style style:name="T146_5" style:family="text">
      <style:text-properties style:font-name="Consolas" style:font-name-asian="Consolas" style:font-name-complex="Consolas"/>
    </style:style>
    <style:style style:name="T146_6" style:family="text">
      <style:text-properties style:font-name="Consolas" style:font-name-asian="Consolas" style:font-name-complex="Consolas"/>
    </style:style>
    <style:style style:name="T146_7" style:family="text">
      <style:text-properties style:font-name="Consolas" style:font-name-asian="Consolas" style:font-name-complex="Consolas"/>
    </style:style>
    <style:style style:name="T146_8" style:family="text">
      <style:text-properties style:font-name="Consolas" style:font-name-asian="Consolas" style:font-name-complex="Consolas"/>
    </style:style>
    <style:style style:name="T146_9" style:family="text">
      <style:text-properties style:font-name="Consolas" style:font-name-asian="Consolas" style:font-name-complex="Consolas"/>
    </style:style>
    <style:style style:name="T146_10" style:family="text">
      <style:text-properties style:font-name="Consolas" style:font-name-asian="Consolas" style:font-name-complex="Consolas"/>
    </style:style>
    <style:style style:name="T146_11" style:family="text">
      <style:text-properties style:font-name="Consolas" style:font-name-asian="Consolas" style:font-name-complex="Consolas"/>
    </style:style>
    <style:style style:name="T146_12" style:family="text">
      <style:text-properties style:font-name="Consolas" style:font-name-asian="Consolas" style:font-name-complex="Consolas"/>
    </style:style>
    <style:style style:name="T146_13" style:family="text">
      <style:text-properties style:font-name="Consolas" style:font-name-asian="Consolas" style:font-name-complex="Consolas"/>
    </style:style>
    <style:style style:name="T146_14" style:family="text">
      <style:text-properties style:font-name="Consolas" style:font-name-asian="Consolas" style:font-name-complex="Consolas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style:font-name="Consolas" style:font-name-asian="Consolas" style:font-name-complex="Consolas"/>
    </style:style>
    <style:style style:name="T147_2" style:family="text">
      <style:text-properties style:font-name="Consolas" style:font-name-asian="Consolas" style:font-name-complex="Consolas"/>
    </style:style>
    <style:style style:name="T147_3" style:family="text">
      <style:text-properties style:font-name="Consolas" style:font-name-asian="Consolas" style:font-name-complex="Consolas"/>
    </style:style>
    <style:style style:name="T147_4" style:family="text">
      <style:text-properties style:font-name="Consolas" style:font-name-asian="Consolas" style:font-name-complex="Consolas"/>
    </style:style>
    <style:style style:name="T147_5" style:family="text">
      <style:text-properties style:font-name="Consolas" style:font-name-asian="Consolas" style:font-name-complex="Consolas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style:font-name="Consolas" style:font-name-asian="Consolas" style:font-name-complex="Consolas"/>
    </style:style>
    <style:style style:name="P149" style:family="paragraph" style:parent-style-name="Standard">
      <style:paragraph-properties fo:break-before="auto" fo:text-indent="0cm" fo:line-height="115%" fo:margin-left="0cm" style:writing-mode="lr-tb"/>
      <style:text-properties style:font-name="Consolas" style:font-name-asian="Consolas" style:font-name-complex="Consolas"/>
    </style:style>
    <style:style style:name="P150" style:family="paragraph" style:parent-style-name="Standard">
      <style:paragraph-properties fo:break-before="auto" fo:text-indent="0cm" fo:line-height="115%" fo:margin-left="0cm" style:writing-mode="lr-tb"/>
    </style:style>
    <style:style style:name="T150_1" style:family="text"/>
    <style:style style:name="T150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3" style:family="text"/>
    <style:style style:name="T150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5" style:family="text"/>
    <style:style style:name="T150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7" style:family="text"/>
    <style:style style:name="T150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9" style:family="text"/>
    <style:style style:name="T150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11" style:family="text"/>
    <style:style style:name="T150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13" style:family="text"/>
    <style:style style:name="T150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15" style:family="text"/>
    <style:style style:name="T150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17" style:family="text"/>
    <style:style style:name="T150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19" style:family="text"/>
    <style:style style:name="T150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21" style:family="text"/>
    <style:style style:name="T150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23" style:family="text"/>
    <style:style style:name="T150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25" style:family="text"/>
    <style:style style:name="T150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27" style:family="text"/>
    <style:style style:name="T150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29" style:family="text"/>
    <style:style style:name="T150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31" style:family="text"/>
    <style:style style:name="T150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33" style:family="text"/>
    <style:style style:name="T150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35" style:family="text"/>
    <style:style style:name="T150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37" style:family="text"/>
    <style:style style:name="T150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39" style:family="text"/>
    <style:style style:name="T150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41" style:family="text"/>
    <style:style style:name="T150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43" style:family="text"/>
    <style:style style:name="T150_4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45" style:family="text"/>
    <style:style style:name="T150_4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47" style:family="text"/>
    <style:style style:name="T150_4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0_49" style:family="text"/>
    <style:style style:name="T150_5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151" style:family="paragraph" style:parent-style-name="Standard">
      <style:paragraph-properties fo:break-before="auto" fo:text-indent="0cm" fo:line-height="115%" fo:margin-left="0cm" style:writing-mode="lr-tb"/>
    </style:style>
    <style:style style:name="T151_1" style:family="text"/>
    <style:style style:name="T151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1_3" style:family="text"/>
    <style:style style:name="T151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1_5" style:family="text"/>
    <style:style style:name="T151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1_7" style:family="text"/>
    <style:style style:name="T151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1_9" style:family="text"/>
    <style:style style:name="T151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1_11" style:family="text"/>
    <style:style style:name="T151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1_13" style:family="text"/>
    <style:style style:name="T151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1_15" style:family="text"/>
    <style:style style:name="T151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1_17" style:family="text"/>
    <style:style style:name="T151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1_19" style:family="text"/>
    <style:style style:name="T151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1_21" style:family="text"/>
    <style:style style:name="T151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1_23" style:family="text"/>
    <style:style style:name="T151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1_25" style:family="text"/>
    <style:style style:name="T151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1_27" style:family="text"/>
    <style:style style:name="T151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1_29" style:family="text"/>
    <style:style style:name="T151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1_31" style:family="text"/>
    <style:style style:name="T151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152" style:family="paragraph" style:parent-style-name="Standard">
      <style:paragraph-properties fo:break-before="auto" fo:text-indent="0cm" fo:line-height="115%" fo:margin-left="0cm" style:writing-mode="lr-tb"/>
    </style:style>
    <style:style style:name="T152_1" style:family="text"/>
    <style:style style:name="T152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2_3" style:family="text"/>
    <style:style style:name="T152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2_5" style:family="text"/>
    <style:style style:name="T152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2_7" style:family="text"/>
    <style:style style:name="T152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2_9" style:family="text"/>
    <style:style style:name="T152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2_11" style:family="text"/>
    <style:style style:name="T152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2_13" style:family="text"/>
    <style:style style:name="T152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2_15" style:family="text"/>
    <style:style style:name="T152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2_17" style:family="text"/>
    <style:style style:name="T152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2_19" style:family="text"/>
    <style:style style:name="T152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2_21" style:family="text"/>
    <style:style style:name="T152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2_23" style:family="text"/>
    <style:style style:name="T152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153" style:family="paragraph" style:parent-style-name="Standard">
      <style:paragraph-properties fo:break-before="auto" fo:text-indent="0cm" fo:line-height="115%" fo:margin-left="0cm" style:writing-mode="lr-tb"/>
    </style:style>
    <style:style style:name="T153_1" style:family="text"/>
    <style:style style:name="T153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3_3" style:family="text"/>
    <style:style style:name="T153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3_5" style:family="text"/>
    <style:style style:name="T153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3_7" style:family="text"/>
    <style:style style:name="T153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3_9" style:family="text"/>
    <style:style style:name="T153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3_11" style:family="text"/>
    <style:style style:name="T153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3_13" style:family="text"/>
    <style:style style:name="T153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3_15" style:family="text"/>
    <style:style style:name="T153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3_17" style:family="text"/>
    <style:style style:name="T153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3_19" style:family="text"/>
    <style:style style:name="T153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3_21" style:family="text"/>
    <style:style style:name="T153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3_23" style:family="text"/>
    <style:style style:name="T153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3_25" style:family="text"/>
    <style:style style:name="T153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3_27" style:family="text"/>
    <style:style style:name="T153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3_29" style:family="text"/>
    <style:style style:name="T153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3_31" style:family="text"/>
    <style:style style:name="T153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3_33" style:family="text"/>
    <style:style style:name="T153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3_35" style:family="text"/>
    <style:style style:name="T153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3_37" style:family="text"/>
    <style:style style:name="T153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154" style:family="paragraph" style:parent-style-name="Standard">
      <style:paragraph-properties fo:break-before="auto" fo:text-indent="0cm" fo:line-height="115%" fo:margin-left="0cm" style:writing-mode="lr-tb"/>
      <style:text-properties style:font-name="Consolas" style:font-name-asian="Consolas" style:font-name-complex="Consolas"/>
    </style:style>
    <style:style style:name="P155" style:family="paragraph" style:parent-style-name="Standard">
      <style:paragraph-properties fo:break-before="auto" fo:text-indent="0cm" fo:line-height="115%" fo:margin-left="0cm" style:writing-mode="lr-tb"/>
    </style:style>
    <style:style style:name="T155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5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5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5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5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5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5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5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5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5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5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5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5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5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5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56" style:family="paragraph" style:parent-style-name="Standard">
      <style:paragraph-properties fo:break-before="auto" fo:text-indent="0cm" fo:line-height="115%" fo:margin-left="0cm" style:writing-mode="lr-tb"/>
    </style:style>
    <style:style style:name="T156_1" style:family="text">
      <style:text-properties style:font-name="Verdana" style:font-name-asian="Verdana" style:font-name-complex="Verdana"/>
    </style:style>
    <style:style style:name="T156_2" style:family="text">
      <style:text-properties style:font-name="Verdana" style:font-name-asian="Verdana" style:font-name-complex="Verdana"/>
    </style:style>
    <style:style style:name="T156_3" style:family="text">
      <style:text-properties style:font-name="Verdana" style:font-name-asian="Verdana" style:font-name-complex="Verdana"/>
    </style:style>
    <style:style style:name="T156_4" style:family="text">
      <style:text-properties style:font-name="Verdana" style:font-name-asian="Verdana" style:font-name-complex="Verdana"/>
    </style:style>
    <style:style style:name="T156_5" style:family="text">
      <style:text-properties style:font-name="Verdana" style:font-name-asian="Verdana" style:font-name-complex="Verdana"/>
    </style:style>
    <style:style style:name="T156_6" style:family="text">
      <style:text-properties style:font-name="Verdana" style:font-name-asian="Verdana" style:font-name-complex="Verdana"/>
    </style:style>
    <style:style style:name="T156_7" style:family="text">
      <style:text-properties style:font-name="Verdana" style:font-name-asian="Verdana" style:font-name-complex="Verdana"/>
    </style:style>
    <style:style style:name="T156_8" style:family="text">
      <style:text-properties style:font-name="Verdana" style:font-name-asian="Verdana" style:font-name-complex="Verdana"/>
    </style:style>
    <style:style style:name="T156_9" style:family="text">
      <style:text-properties style:font-name="Verdana" style:font-name-asian="Verdana" style:font-name-complex="Verdana"/>
    </style:style>
    <style:style style:name="T156_10" style:family="text">
      <style:text-properties style:font-name="Verdana" style:font-name-asian="Verdana" style:font-name-complex="Verdana"/>
    </style:style>
    <style:style style:name="T156_11" style:family="text">
      <style:text-properties style:font-name="Verdana" style:font-name-asian="Verdana" style:font-name-complex="Verdana"/>
    </style:style>
    <style:style style:name="T156_12" style:family="text">
      <style:text-properties style:font-name="Verdana" style:font-name-asian="Verdana" style:font-name-complex="Verdana"/>
    </style:style>
    <style:style style:name="T156_13" style:family="text">
      <style:text-properties style:font-name="Verdana" style:font-name-asian="Verdana" style:font-name-complex="Verdana"/>
    </style:style>
    <style:style style:name="T156_14" style:family="text">
      <style:text-properties style:font-name="Verdana" style:font-name-asian="Verdana" style:font-name-complex="Verdana"/>
    </style:style>
    <style:style style:name="T156_15" style:family="text">
      <style:text-properties style:font-name="Verdana" style:font-name-asian="Verdana" style:font-name-complex="Verdana"/>
    </style:style>
    <style:style style:name="T156_16" style:family="text">
      <style:text-properties style:font-name="Verdana" style:font-name-asian="Verdana" style:font-name-complex="Verdana"/>
    </style:style>
    <style:style style:name="T156_17" style:family="text">
      <style:text-properties style:font-name="Verdana" style:font-name-asian="Verdana" style:font-name-complex="Verdana"/>
    </style:style>
    <style:style style:name="T156_18" style:family="text">
      <style:text-properties style:font-name="Verdana" style:font-name-asian="Verdana" style:font-name-complex="Verdana"/>
    </style:style>
    <style:style style:name="T156_19" style:family="text">
      <style:text-properties style:font-name="Verdana" style:font-name-asian="Verdana" style:font-name-complex="Verdana"/>
    </style:style>
    <style:style style:name="T156_20" style:family="text">
      <style:text-properties style:font-name="Verdana" style:font-name-asian="Verdana" style:font-name-complex="Verdana"/>
    </style:style>
    <style:style style:name="T156_21" style:family="text">
      <style:text-properties style:font-name="Verdana" style:font-name-asian="Verdana" style:font-name-complex="Verdana"/>
    </style:style>
    <style:style style:name="T156_22" style:family="text">
      <style:text-properties style:font-name="Verdana" style:font-name-asian="Verdana" style:font-name-complex="Verdana"/>
    </style:style>
    <style:style style:name="T156_23" style:family="text">
      <style:text-properties style:font-name="Verdana" style:font-name-asian="Verdana" style:font-name-complex="Verdana"/>
    </style:style>
    <style:style style:name="T156_24" style:family="text">
      <style:text-properties style:font-name="Verdana" style:font-name-asian="Verdana" style:font-name-complex="Verdana"/>
    </style:style>
    <style:style style:name="T156_25" style:family="text">
      <style:text-properties style:font-name="Verdana" style:font-name-asian="Verdana" style:font-name-complex="Verdana"/>
    </style:style>
    <style:style style:name="T156_26" style:family="text">
      <style:text-properties style:font-name="Verdana" style:font-name-asian="Verdana" style:font-name-complex="Verdana"/>
    </style:style>
    <style:style style:name="T156_27" style:family="text">
      <style:text-properties style:font-name="Verdana" style:font-name-asian="Verdana" style:font-name-complex="Verdana"/>
    </style:style>
    <style:style style:name="T156_28" style:family="text">
      <style:text-properties style:font-name="Verdana" style:font-name-asian="Verdana" style:font-name-complex="Verdana"/>
    </style:style>
    <style:style style:name="T156_29" style:family="text">
      <style:text-properties style:font-name="Verdana" style:font-name-asian="Verdana" style:font-name-complex="Verdana"/>
    </style:style>
    <style:style style:name="T156_30" style:family="text">
      <style:text-properties style:font-name="Verdana" style:font-name-asian="Verdana" style:font-name-complex="Verdana"/>
    </style:style>
    <style:style style:name="T156_31" style:family="text">
      <style:text-properties style:font-name="Verdana" style:font-name-asian="Verdana" style:font-name-complex="Verdana"/>
    </style:style>
    <style:style style:name="T156_32" style:family="text">
      <style:text-properties style:font-name="Verdana" style:font-name-asian="Verdana" style:font-name-complex="Verdana"/>
    </style:style>
    <style:style style:name="T156_33" style:family="text">
      <style:text-properties style:font-name="Verdana" style:font-name-asian="Verdana" style:font-name-complex="Verdana"/>
    </style:style>
    <style:style style:name="T156_34" style:family="text">
      <style:text-properties style:font-name="Verdana" style:font-name-asian="Verdana" style:font-name-complex="Verdana"/>
    </style:style>
    <style:style style:name="T156_35" style:family="text">
      <style:text-properties style:font-name="Verdana" style:font-name-asian="Verdana" style:font-name-complex="Verdana"/>
    </style:style>
    <style:style style:name="T156_36" style:family="text">
      <style:text-properties style:font-name="Verdana" style:font-name-asian="Verdana" style:font-name-complex="Verdana"/>
    </style:style>
    <style:style style:name="T156_37" style:family="text">
      <style:text-properties style:font-name="Verdana" style:font-name-asian="Verdana" style:font-name-complex="Verdana"/>
    </style:style>
    <style:style style:name="T156_38" style:family="text">
      <style:text-properties style:font-name="Verdana" style:font-name-asian="Verdana" style:font-name-complex="Verdana"/>
    </style:style>
    <style:style style:name="T156_39" style:family="text">
      <style:text-properties style:font-name="Verdana" style:font-name-asian="Verdana" style:font-name-complex="Verdana"/>
    </style:style>
    <style:style style:name="T156_40" style:family="text">
      <style:text-properties style:font-name="Verdana" style:font-name-asian="Verdana" style:font-name-complex="Verdana"/>
    </style:style>
    <style:style style:name="T156_41" style:family="text">
      <style:text-properties style:font-name="Verdana" style:font-name-asian="Verdana" style:font-name-complex="Verdana"/>
    </style:style>
    <style:style style:name="T156_42" style:family="text">
      <style:text-properties style:font-name="Verdana" style:font-name-asian="Verdana" style:font-name-complex="Verdana"/>
    </style:style>
    <style:style style:name="T156_43" style:family="text">
      <style:text-properties style:font-name="Verdana" style:font-name-asian="Verdana" style:font-name-complex="Verdana"/>
    </style:style>
    <style:style style:name="T156_44" style:family="text">
      <style:text-properties style:font-name="Verdana" style:font-name-asian="Verdana" style:font-name-complex="Verdana"/>
    </style:style>
    <style:style style:name="T156_45" style:family="text">
      <style:text-properties style:font-name="Verdana" style:font-name-asian="Verdana" style:font-name-complex="Verdana"/>
    </style:style>
    <style:style style:name="T156_46" style:family="text">
      <style:text-properties style:font-name="Verdana" style:font-name-asian="Verdana" style:font-name-complex="Verdana"/>
    </style:style>
    <style:style style:name="T156_47" style:family="text">
      <style:text-properties style:font-name="Verdana" style:font-name-asian="Verdana" style:font-name-complex="Verdana"/>
    </style:style>
    <style:style style:name="T156_48" style:family="text">
      <style:text-properties style:font-name="Verdana" style:font-name-asian="Verdana" style:font-name-complex="Verdana"/>
    </style:style>
    <style:style style:name="T156_49" style:family="text">
      <style:text-properties style:font-name="Verdana" style:font-name-asian="Verdana" style:font-name-complex="Verdana"/>
    </style:style>
    <style:style style:name="T156_50" style:family="text">
      <style:text-properties style:font-name="Verdana" style:font-name-asian="Verdana" style:font-name-complex="Verdana"/>
    </style:style>
    <style:style style:name="T156_51" style:family="text">
      <style:text-properties style:font-name="Verdana" style:font-name-asian="Verdana" style:font-name-complex="Verdana"/>
    </style:style>
    <style:style style:name="T156_52" style:family="text">
      <style:text-properties style:font-name="Verdana" style:font-name-asian="Verdana" style:font-name-complex="Verdana"/>
    </style:style>
    <style:style style:name="T156_53" style:family="text">
      <style:text-properties style:font-name="Verdana" style:font-name-asian="Verdana" style:font-name-complex="Verdana"/>
    </style:style>
    <style:style style:name="T156_54" style:family="text">
      <style:text-properties style:font-name="Verdana" style:font-name-asian="Verdana" style:font-name-complex="Verdana"/>
    </style:style>
    <style:style style:name="T156_55" style:family="text">
      <style:text-properties style:font-name="Verdana" style:font-name-asian="Verdana" style:font-name-complex="Verdana"/>
    </style:style>
    <style:style style:name="T156_56" style:family="text">
      <style:text-properties style:font-name="Verdana" style:font-name-asian="Verdana" style:font-name-complex="Verdana"/>
    </style:style>
    <style:style style:name="T156_57" style:family="text">
      <style:text-properties style:font-name="Verdana" style:font-name-asian="Verdana" style:font-name-complex="Verdana"/>
    </style:style>
    <style:style style:name="T156_58" style:family="text">
      <style:text-properties style:font-name="Verdana" style:font-name-asian="Verdana" style:font-name-complex="Verdana"/>
    </style:style>
    <style:style style:name="T156_59" style:family="text">
      <style:text-properties style:font-name="Verdana" style:font-name-asian="Verdana" style:font-name-complex="Verdana"/>
    </style:style>
    <style:style style:name="T156_60" style:family="text">
      <style:text-properties style:font-name="Verdana" style:font-name-asian="Verdana" style:font-name-complex="Verdana"/>
    </style:style>
    <style:style style:name="T156_61" style:family="text">
      <style:text-properties style:font-name="Verdana" style:font-name-asian="Verdana" style:font-name-complex="Verdana"/>
    </style:style>
    <style:style style:name="T156_62" style:family="text">
      <style:text-properties style:font-name="Verdana" style:font-name-asian="Verdana" style:font-name-complex="Verdana"/>
    </style:style>
    <style:style style:name="T156_63" style:family="text">
      <style:text-properties style:font-name="Verdana" style:font-name-asian="Verdana" style:font-name-complex="Verdana"/>
    </style:style>
    <style:style style:name="T156_64" style:family="text">
      <style:text-properties style:font-name="Verdana" style:font-name-asian="Verdana" style:font-name-complex="Verdana"/>
    </style:style>
    <style:style style:name="T156_65" style:family="text">
      <style:text-properties style:font-name="Verdana" style:font-name-asian="Verdana" style:font-name-complex="Verdana"/>
    </style:style>
    <style:style style:name="T156_66" style:family="text">
      <style:text-properties style:font-name="Verdana" style:font-name-asian="Verdana" style:font-name-complex="Verdana"/>
    </style:style>
    <style:style style:name="T156_67" style:family="text">
      <style:text-properties style:font-name="Verdana" style:font-name-asian="Verdana" style:font-name-complex="Verdana"/>
    </style:style>
    <style:style style:name="T156_68" style:family="text">
      <style:text-properties style:font-name="Verdana" style:font-name-asian="Verdana" style:font-name-complex="Verdana"/>
    </style:style>
    <style:style style:name="T156_69" style:family="text">
      <style:text-properties style:font-name="Verdana" style:font-name-asian="Verdana" style:font-name-complex="Verdana"/>
    </style:style>
    <style:style style:name="T156_70" style:family="text">
      <style:text-properties style:font-name="Verdana" style:font-name-asian="Verdana" style:font-name-complex="Verdana"/>
    </style:style>
    <style:style style:name="P157" style:family="paragraph" style:parent-style-name="Standard">
      <style:paragraph-properties fo:break-before="auto" fo:text-indent="0cm" fo:line-height="115%" fo:margin-left="0cm" style:writing-mode="lr-tb"/>
      <style:text-properties style:font-name="Verdana" style:font-name-asian="Verdana" style:font-name-complex="Verdana"/>
    </style:style>
    <style:style style:name="P158" style:family="paragraph" style:parent-style-name="Standard">
      <style:paragraph-properties fo:break-before="auto" fo:text-indent="0cm" fo:line-height="115%" fo:margin-left="0cm" style:writing-mode="lr-tb"/>
    </style:style>
    <style:style style:name="T158_1" style:family="text"/>
    <style:style style:name="T158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3" style:family="text"/>
    <style:style style:name="T158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5" style:family="text"/>
    <style:style style:name="T158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7" style:family="text"/>
    <style:style style:name="T158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9" style:family="text"/>
    <style:style style:name="T158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11" style:family="text"/>
    <style:style style:name="T158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13" style:family="text"/>
    <style:style style:name="T158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15" style:family="text"/>
    <style:style style:name="T158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17" style:family="text"/>
    <style:style style:name="T158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19" style:family="text"/>
    <style:style style:name="T158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21" style:family="text"/>
    <style:style style:name="T158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23" style:family="text"/>
    <style:style style:name="T158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25" style:family="text"/>
    <style:style style:name="T158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27" style:family="text"/>
    <style:style style:name="T158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29" style:family="text"/>
    <style:style style:name="T158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31" style:family="text"/>
    <style:style style:name="T158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33" style:family="text"/>
    <style:style style:name="T158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35" style:family="text"/>
    <style:style style:name="T158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37" style:family="text"/>
    <style:style style:name="T158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39" style:family="text"/>
    <style:style style:name="T158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41" style:family="text"/>
    <style:style style:name="T158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43" style:family="text"/>
    <style:style style:name="T158_4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45" style:family="text"/>
    <style:style style:name="T158_4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8_47" style:family="text"/>
    <style:style style:name="T158_4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159" style:family="paragraph" style:parent-style-name="Standard">
      <style:paragraph-properties fo:break-before="auto" fo:text-indent="0cm" fo:line-height="115%" fo:margin-left="0cm" style:writing-mode="lr-tb"/>
    </style:style>
    <style:style style:name="T159_1" style:family="text"/>
    <style:style style:name="T159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9_3" style:family="text"/>
    <style:style style:name="T159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9_5" style:family="text"/>
    <style:style style:name="T159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9_7" style:family="text"/>
    <style:style style:name="T159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9_9" style:family="text"/>
    <style:style style:name="T159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9_11" style:family="text"/>
    <style:style style:name="T159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9_13" style:family="text"/>
    <style:style style:name="T159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9_15" style:family="text"/>
    <style:style style:name="T159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9_17" style:family="text"/>
    <style:style style:name="T159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9_19" style:family="text"/>
    <style:style style:name="T159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9_21" style:family="text"/>
    <style:style style:name="T159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9_23" style:family="text"/>
    <style:style style:name="T159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9_25" style:family="text"/>
    <style:style style:name="T159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159_27" style:family="text"/>
    <style:style style:name="T159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160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1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1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1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1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1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1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1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1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1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1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1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1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1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1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1_1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1_1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1_1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1_1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1_2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1_2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>
      <style:text-properties style:font-name="Verdana" style:font-name-asian="Verdana" style:font-name-complex="Verdana"/>
    </style:style>
    <style:style style:name="T162_2" style:family="text">
      <style:text-properties style:font-name="Verdana" style:font-name-asian="Verdana" style:font-name-complex="Verdana"/>
    </style:style>
    <style:style style:name="T162_3" style:family="text">
      <style:text-properties style:font-name="Verdana" style:font-name-asian="Verdana" style:font-name-complex="Verdana"/>
    </style:style>
    <style:style style:name="T162_4" style:family="text">
      <style:text-properties style:font-name="Verdana" style:font-name-asian="Verdana" style:font-name-complex="Verdana"/>
    </style:style>
    <style:style style:name="T162_5" style:family="text">
      <style:text-properties style:font-name="Verdana" style:font-name-asian="Verdana" style:font-name-complex="Verdana"/>
    </style:style>
    <style:style style:name="T162_6" style:family="text">
      <style:text-properties style:font-name="Verdana" style:font-name-asian="Verdana" style:font-name-complex="Verdana"/>
    </style:style>
    <style:style style:name="T162_7" style:family="text">
      <style:text-properties style:font-name="Verdana" style:font-name-asian="Verdana" style:font-name-complex="Verdana"/>
    </style:style>
    <style:style style:name="T162_8" style:family="text">
      <style:text-properties style:font-name="Verdana" style:font-name-asian="Verdana" style:font-name-complex="Verdana"/>
    </style:style>
    <style:style style:name="T162_9" style:family="text">
      <style:text-properties style:font-name="Verdana" style:font-name-asian="Verdana" style:font-name-complex="Verdana"/>
    </style:style>
    <style:style style:name="T162_10" style:family="text">
      <style:text-properties style:font-name="Verdana" style:font-name-asian="Verdana" style:font-name-complex="Verdana"/>
    </style:style>
    <style:style style:name="T162_11" style:family="text">
      <style:text-properties style:font-name="Verdana" style:font-name-asian="Verdana" style:font-name-complex="Verdana"/>
    </style:style>
    <style:style style:name="T162_12" style:family="text">
      <style:text-properties style:font-name="Verdana" style:font-name-asian="Verdana" style:font-name-complex="Verdana"/>
    </style:style>
    <style:style style:name="T162_13" style:family="text">
      <style:text-properties style:font-name="Verdana" style:font-name-asian="Verdana" style:font-name-complex="Verdana"/>
    </style:style>
    <style:style style:name="T162_14" style:family="text">
      <style:text-properties style:font-name="Verdana" style:font-name-asian="Verdana" style:font-name-complex="Verdana"/>
    </style:style>
    <style:style style:name="T162_15" style:family="text">
      <style:text-properties style:font-name="Verdana" style:font-name-asian="Verdana" style:font-name-complex="Verdana"/>
    </style:style>
    <style:style style:name="T162_16" style:family="text">
      <style:text-properties style:font-name="Verdana" style:font-name-asian="Verdana" style:font-name-complex="Verdana"/>
    </style:style>
    <style:style style:name="T162_17" style:family="text">
      <style:text-properties style:font-name="Verdana" style:font-name-asian="Verdana" style:font-name-complex="Verdana"/>
    </style:style>
    <style:style style:name="T162_18" style:family="text">
      <style:text-properties style:font-name="Verdana" style:font-name-asian="Verdana" style:font-name-complex="Verdana"/>
    </style:style>
    <style:style style:name="T162_19" style:family="text">
      <style:text-properties style:font-name="Verdana" style:font-name-asian="Verdana" style:font-name-complex="Verdana"/>
    </style:style>
    <style:style style:name="T162_20" style:family="text">
      <style:text-properties style:font-name="Verdana" style:font-name-asian="Verdana" style:font-name-complex="Verdana"/>
    </style:style>
    <style:style style:name="T162_21" style:family="text">
      <style:text-properties style:font-name="Verdana" style:font-name-asian="Verdana" style:font-name-complex="Verdana"/>
    </style:style>
    <style:style style:name="T162_22" style:family="text">
      <style:text-properties style:font-name="Verdana" style:font-name-asian="Verdana" style:font-name-complex="Verdana"/>
    </style:style>
    <style:style style:name="T162_23" style:family="text">
      <style:text-properties style:font-name="Verdana" style:font-name-asian="Verdana" style:font-name-complex="Verdana"/>
    </style:style>
    <style:style style:name="T162_24" style:family="text">
      <style:text-properties style:font-name="Verdana" style:font-name-asian="Verdana" style:font-name-complex="Verdana"/>
    </style:style>
    <style:style style:name="T162_25" style:family="text">
      <style:text-properties style:font-name="Verdana" style:font-name-asian="Verdana" style:font-name-complex="Verdana"/>
    </style:style>
    <style:style style:name="T162_26" style:family="text">
      <style:text-properties style:font-name="Verdana" style:font-name-asian="Verdana" style:font-name-complex="Verdana"/>
    </style:style>
    <style:style style:name="T162_27" style:family="text">
      <style:text-properties style:font-name="Verdana" style:font-name-asian="Verdana" style:font-name-complex="Verdana"/>
    </style:style>
    <style:style style:name="T162_28" style:family="text">
      <style:text-properties style:font-name="Verdana" style:font-name-asian="Verdana" style:font-name-complex="Verdana"/>
    </style:style>
    <style:style style:name="T162_29" style:family="text">
      <style:text-properties style:font-name="Verdana" style:font-name-asian="Verdana" style:font-name-complex="Verdana"/>
    </style:style>
    <style:style style:name="T162_30" style:family="text">
      <style:text-properties style:font-name="Verdana" style:font-name-asian="Verdana" style:font-name-complex="Verdana"/>
    </style:style>
    <style:style style:name="T162_31" style:family="text">
      <style:text-properties style:font-name="Verdana" style:font-name-asian="Verdana" style:font-name-complex="Verdana"/>
    </style:style>
    <style:style style:name="T162_32" style:family="text">
      <style:text-properties style:font-name="Verdana" style:font-name-asian="Verdana" style:font-name-complex="Verdana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style:font-name="Verdana" style:font-name-asian="Verdana" style:font-name-complex="Verdana"/>
    </style:style>
    <style:style style:name="T163_2" style:family="text">
      <style:text-properties style:font-name="Verdana" style:font-name-asian="Verdana" style:font-name-complex="Verdana"/>
    </style:style>
    <style:style style:name="T163_3" style:family="text">
      <style:text-properties style:font-name="Verdana" style:font-name-asian="Verdana" style:font-name-complex="Verdana"/>
    </style:style>
    <style:style style:name="T163_4" style:family="text">
      <style:text-properties style:font-name="Verdana" style:font-name-asian="Verdana" style:font-name-complex="Verdana"/>
    </style:style>
    <style:style style:name="T163_5" style:family="text">
      <style:text-properties style:font-name="Verdana" style:font-name-asian="Verdana" style:font-name-complex="Verdana"/>
    </style:style>
    <style:style style:name="T163_6" style:family="text">
      <style:text-properties style:font-name="Verdana" style:font-name-asian="Verdana" style:font-name-complex="Verdana"/>
    </style:style>
    <style:style style:name="T163_7" style:family="text">
      <style:text-properties style:font-name="Verdana" style:font-name-asian="Verdana" style:font-name-complex="Verdana"/>
    </style:style>
    <style:style style:name="T163_8" style:family="text">
      <style:text-properties style:font-name="Verdana" style:font-name-asian="Verdana" style:font-name-complex="Verdana"/>
    </style:style>
    <style:style style:name="T163_9" style:family="text">
      <style:text-properties style:font-name="Verdana" style:font-name-asian="Verdana" style:font-name-complex="Verdana"/>
    </style:style>
    <style:style style:name="T163_10" style:family="text">
      <style:text-properties style:font-name="Verdana" style:font-name-asian="Verdana" style:font-name-complex="Verdana"/>
    </style:style>
    <style:style style:name="T163_11" style:family="text">
      <style:text-properties style:font-name="Verdana" style:font-name-asian="Verdana" style:font-name-complex="Verdana"/>
    </style:style>
    <style:style style:name="T163_12" style:family="text">
      <style:text-properties style:font-name="Verdana" style:font-name-asian="Verdana" style:font-name-complex="Verdana"/>
    </style:style>
    <style:style style:name="T163_13" style:family="text">
      <style:text-properties style:font-name="Verdana" style:font-name-asian="Verdana" style:font-name-complex="Verdana"/>
    </style:style>
    <style:style style:name="T163_14" style:family="text">
      <style:text-properties style:font-name="Verdana" style:font-name-asian="Verdana" style:font-name-complex="Verdana"/>
    </style:style>
    <style:style style:name="T163_15" style:family="text">
      <style:text-properties style:font-name="Verdana" style:font-name-asian="Verdana" style:font-name-complex="Verdana"/>
    </style:style>
    <style:style style:name="T163_16" style:family="text">
      <style:text-properties style:font-name="Verdana" style:font-name-asian="Verdana" style:font-name-complex="Verdana"/>
    </style:style>
    <style:style style:name="T163_17" style:family="text">
      <style:text-properties style:font-name="Verdana" style:font-name-asian="Verdana" style:font-name-complex="Verdana"/>
    </style:style>
    <style:style style:name="T163_18" style:family="text">
      <style:text-properties style:font-name="Verdana" style:font-name-asian="Verdana" style:font-name-complex="Verdana"/>
    </style:style>
    <style:style style:name="T163_19" style:family="text">
      <style:text-properties style:font-name="Verdana" style:font-name-asian="Verdana" style:font-name-complex="Verdana"/>
    </style:style>
    <style:style style:name="T163_20" style:family="text">
      <style:text-properties style:font-name="Verdana" style:font-name-asian="Verdana" style:font-name-complex="Verdana"/>
    </style:style>
    <style:style style:name="T163_21" style:family="text">
      <style:text-properties style:font-name="Verdana" style:font-name-asian="Verdana" style:font-name-complex="Verdana"/>
    </style:style>
    <style:style style:name="T163_22" style:family="text">
      <style:text-properties style:font-name="Verdana" style:font-name-asian="Verdana" style:font-name-complex="Verdana"/>
    </style:style>
    <style:style style:name="T163_23" style:family="text">
      <style:text-properties style:font-name="Verdana" style:font-name-asian="Verdana" style:font-name-complex="Verdana"/>
    </style:style>
    <style:style style:name="T163_24" style:family="text">
      <style:text-properties style:font-name="Verdana" style:font-name-asian="Verdana" style:font-name-complex="Verdana"/>
    </style:style>
    <style:style style:name="T163_25" style:family="text">
      <style:text-properties style:font-name="Verdana" style:font-name-asian="Verdana" style:font-name-complex="Verdana"/>
    </style:style>
    <style:style style:name="T163_26" style:family="text">
      <style:text-properties style:font-name="Verdana" style:font-name-asian="Verdana" style:font-name-complex="Verdana"/>
    </style:style>
    <style:style style:name="T163_27" style:family="text">
      <style:text-properties style:font-name="Verdana" style:font-name-asian="Verdana" style:font-name-complex="Verdana"/>
    </style:style>
    <style:style style:name="T163_28" style:family="text">
      <style:text-properties style:font-name="Verdana" style:font-name-asian="Verdana" style:font-name-complex="Verdana"/>
    </style:style>
    <style:style style:name="T163_29" style:family="text">
      <style:text-properties style:font-name="Verdana" style:font-name-asian="Verdana" style:font-name-complex="Verdana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style:font-name="Verdana" style:font-name-asian="Verdana" style:font-name-complex="Verdana"/>
    </style:style>
    <style:style style:name="T164_2" style:family="text">
      <style:text-properties style:font-name="Verdana" style:font-name-asian="Verdana" style:font-name-complex="Verdana"/>
    </style:style>
    <style:style style:name="T164_3" style:family="text">
      <style:text-properties style:font-name="Verdana" style:font-name-asian="Verdana" style:font-name-complex="Verdana"/>
    </style:style>
    <style:style style:name="T164_4" style:family="text">
      <style:text-properties style:font-name="Verdana" style:font-name-asian="Verdana" style:font-name-complex="Verdana"/>
    </style:style>
    <style:style style:name="T164_5" style:family="text">
      <style:text-properties style:font-name="Verdana" style:font-name-asian="Verdana" style:font-name-complex="Verdana"/>
    </style:style>
    <style:style style:name="T164_6" style:family="text">
      <style:text-properties style:font-name="Verdana" style:font-name-asian="Verdana" style:font-name-complex="Verdana"/>
    </style:style>
    <style:style style:name="T164_7" style:family="text">
      <style:text-properties style:font-name="Verdana" style:font-name-asian="Verdana" style:font-name-complex="Verdana"/>
    </style:style>
    <style:style style:name="T164_8" style:family="text">
      <style:text-properties style:font-name="Verdana" style:font-name-asian="Verdana" style:font-name-complex="Verdana"/>
    </style:style>
    <style:style style:name="T164_9" style:family="text">
      <style:text-properties style:font-name="Verdana" style:font-name-asian="Verdana" style:font-name-complex="Verdana"/>
    </style:style>
    <style:style style:name="T164_10" style:family="text">
      <style:text-properties style:font-name="Verdana" style:font-name-asian="Verdana" style:font-name-complex="Verdana"/>
    </style:style>
    <style:style style:name="T164_11" style:family="text">
      <style:text-properties style:font-name="Verdana" style:font-name-asian="Verdana" style:font-name-complex="Verdana"/>
    </style:style>
    <style:style style:name="T164_12" style:family="text">
      <style:text-properties style:font-name="Verdana" style:font-name-asian="Verdana" style:font-name-complex="Verdana"/>
    </style:style>
    <style:style style:name="T164_13" style:family="text">
      <style:text-properties style:font-name="Verdana" style:font-name-asian="Verdana" style:font-name-complex="Verdana"/>
    </style:style>
    <style:style style:name="T164_14" style:family="text">
      <style:text-properties style:font-name="Verdana" style:font-name-asian="Verdana" style:font-name-complex="Verdana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>
      <style:text-properties style:font-name="Verdana" style:font-name-asian="Verdana" style:font-name-complex="Verdana"/>
    </style:style>
    <style:style style:name="T165_2" style:family="text">
      <style:text-properties style:font-name="Verdana" style:font-name-asian="Verdana" style:font-name-complex="Verdana"/>
    </style:style>
    <style:style style:name="T165_3" style:family="text">
      <style:text-properties style:font-name="Verdana" style:font-name-asian="Verdana" style:font-name-complex="Verdana"/>
    </style:style>
    <style:style style:name="T165_4" style:family="text">
      <style:text-properties style:font-name="Verdana" style:font-name-asian="Verdana" style:font-name-complex="Verdana"/>
    </style:style>
    <style:style style:name="T165_5" style:family="text">
      <style:text-properties style:font-name="Verdana" style:font-name-asian="Verdana" style:font-name-complex="Verdana"/>
    </style:style>
    <style:style style:name="T165_6" style:family="text">
      <style:text-properties style:font-name="Verdana" style:font-name-asian="Verdana" style:font-name-complex="Verdana"/>
    </style:style>
    <style:style style:name="T165_7" style:family="text">
      <style:text-properties style:font-name="Verdana" style:font-name-asian="Verdana" style:font-name-complex="Verdana"/>
    </style:style>
    <style:style style:name="T165_8" style:family="text">
      <style:text-properties style:font-name="Verdana" style:font-name-asian="Verdana" style:font-name-complex="Verdana"/>
    </style:style>
    <style:style style:name="T165_9" style:family="text">
      <style:text-properties style:font-name="Verdana" style:font-name-asian="Verdana" style:font-name-complex="Verdana"/>
    </style:style>
    <style:style style:name="T165_10" style:family="text">
      <style:text-properties style:font-name="Verdana" style:font-name-asian="Verdana" style:font-name-complex="Verdana"/>
    </style:style>
    <style:style style:name="T165_11" style:family="text">
      <style:text-properties style:font-name="Verdana" style:font-name-asian="Verdana" style:font-name-complex="Verdana"/>
    </style:style>
    <style:style style:name="T165_12" style:family="text">
      <style:text-properties style:font-name="Verdana" style:font-name-asian="Verdana" style:font-name-complex="Verdana"/>
    </style:style>
    <style:style style:name="T165_13" style:family="text">
      <style:text-properties style:font-name="Verdana" style:font-name-asian="Verdana" style:font-name-complex="Verdana"/>
    </style:style>
    <style:style style:name="T165_14" style:family="text">
      <style:text-properties style:font-name="Verdana" style:font-name-asian="Verdana" style:font-name-complex="Verdana"/>
    </style:style>
    <style:style style:name="T165_15" style:family="text">
      <style:text-properties style:font-name="Verdana" style:font-name-asian="Verdana" style:font-name-complex="Verdana"/>
    </style:style>
    <style:style style:name="T165_16" style:family="text">
      <style:text-properties style:font-name="Verdana" style:font-name-asian="Verdana" style:font-name-complex="Verdana"/>
    </style:style>
    <style:style style:name="T165_17" style:family="text">
      <style:text-properties style:font-name="Verdana" style:font-name-asian="Verdana" style:font-name-complex="Verdana"/>
    </style:style>
    <style:style style:name="T165_18" style:family="text">
      <style:text-properties style:font-name="Verdana" style:font-name-asian="Verdana" style:font-name-complex="Verdana"/>
    </style:style>
    <style:style style:name="T165_19" style:family="text">
      <style:text-properties style:font-name="Verdana" style:font-name-asian="Verdana" style:font-name-complex="Verdana"/>
    </style:style>
    <style:style style:name="T165_20" style:family="text">
      <style:text-properties style:font-name="Verdana" style:font-name-asian="Verdana" style:font-name-complex="Verdana"/>
    </style:style>
    <style:style style:name="T165_21" style:family="text">
      <style:text-properties style:font-name="Verdana" style:font-name-asian="Verdana" style:font-name-complex="Verdana"/>
    </style:style>
    <style:style style:name="T165_22" style:family="text">
      <style:text-properties style:font-name="Verdana" style:font-name-asian="Verdana" style:font-name-complex="Verdana"/>
    </style:style>
    <style:style style:name="T165_23" style:family="text">
      <style:text-properties style:font-name="Verdana" style:font-name-asian="Verdana" style:font-name-complex="Verdana"/>
    </style:style>
    <style:style style:name="T165_24" style:family="text">
      <style:text-properties style:font-name="Verdana" style:font-name-asian="Verdana" style:font-name-complex="Verdana"/>
    </style:style>
    <style:style style:name="T165_25" style:family="text">
      <style:text-properties style:font-name="Verdana" style:font-name-asian="Verdana" style:font-name-complex="Verdana"/>
    </style:style>
    <style:style style:name="T165_26" style:family="text">
      <style:text-properties style:font-name="Verdana" style:font-name-asian="Verdana" style:font-name-complex="Verdana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style:font-name="Verdana" style:font-name-asian="Verdana" style:font-name-complex="Verdana"/>
    </style:style>
    <style:style style:name="T166_2" style:family="text">
      <style:text-properties style:font-name="Verdana" style:font-name-asian="Verdana" style:font-name-complex="Verdana"/>
    </style:style>
    <style:style style:name="T166_3" style:family="text">
      <style:text-properties style:font-name="Verdana" style:font-name-asian="Verdana" style:font-name-complex="Verdana"/>
    </style:style>
    <style:style style:name="T166_4" style:family="text">
      <style:text-properties style:font-name="Verdana" style:font-name-asian="Verdana" style:font-name-complex="Verdana"/>
    </style:style>
    <style:style style:name="T166_5" style:family="text">
      <style:text-properties style:font-name="Verdana" style:font-name-asian="Verdana" style:font-name-complex="Verdana"/>
    </style:style>
    <style:style style:name="T166_6" style:family="text">
      <style:text-properties style:font-name="Verdana" style:font-name-asian="Verdana" style:font-name-complex="Verdana"/>
    </style:style>
    <style:style style:name="T166_7" style:family="text">
      <style:text-properties style:font-name="Verdana" style:font-name-asian="Verdana" style:font-name-complex="Verdana"/>
    </style:style>
    <style:style style:name="T166_8" style:family="text">
      <style:text-properties style:font-name="Verdana" style:font-name-asian="Verdana" style:font-name-complex="Verdana"/>
    </style:style>
    <style:style style:name="T166_9" style:family="text">
      <style:text-properties style:font-name="Verdana" style:font-name-asian="Verdana" style:font-name-complex="Verdana"/>
    </style:style>
    <style:style style:name="T166_10" style:family="text">
      <style:text-properties style:font-name="Verdana" style:font-name-asian="Verdana" style:font-name-complex="Verdana"/>
    </style:style>
    <style:style style:name="T166_11" style:family="text">
      <style:text-properties style:font-name="Verdana" style:font-name-asian="Verdana" style:font-name-complex="Verdana"/>
    </style:style>
    <style:style style:name="T166_12" style:family="text">
      <style:text-properties style:font-name="Verdana" style:font-name-asian="Verdana" style:font-name-complex="Verdana"/>
    </style:style>
    <style:style style:name="T166_13" style:family="text">
      <style:text-properties style:font-name="Verdana" style:font-name-asian="Verdana" style:font-name-complex="Verdana"/>
    </style:style>
    <style:style style:name="T166_14" style:family="text">
      <style:text-properties style:font-name="Verdana" style:font-name-asian="Verdana" style:font-name-complex="Verdana"/>
    </style:style>
    <style:style style:name="T166_15" style:family="text">
      <style:text-properties style:font-name="Verdana" style:font-name-asian="Verdana" style:font-name-complex="Verdana"/>
    </style:style>
    <style:style style:name="T166_16" style:family="text">
      <style:text-properties style:font-name="Verdana" style:font-name-asian="Verdana" style:font-name-complex="Verdana"/>
    </style:style>
    <style:style style:name="T166_17" style:family="text">
      <style:text-properties style:font-name="Verdana" style:font-name-asian="Verdana" style:font-name-complex="Verdana"/>
    </style:style>
    <style:style style:name="T166_18" style:family="text">
      <style:text-properties style:font-name="Verdana" style:font-name-asian="Verdana" style:font-name-complex="Verdana"/>
    </style:style>
    <style:style style:name="T166_19" style:family="text">
      <style:text-properties style:font-name="Verdana" style:font-name-asian="Verdana" style:font-name-complex="Verdana"/>
    </style:style>
    <style:style style:name="T166_20" style:family="text">
      <style:text-properties style:font-name="Verdana" style:font-name-asian="Verdana" style:font-name-complex="Verdana"/>
    </style:style>
    <style:style style:name="T166_21" style:family="text">
      <style:text-properties style:font-name="Verdana" style:font-name-asian="Verdana" style:font-name-complex="Verdana"/>
    </style:style>
    <style:style style:name="T166_22" style:family="text">
      <style:text-properties style:font-name="Verdana" style:font-name-asian="Verdana" style:font-name-complex="Verdana"/>
    </style:style>
    <style:style style:name="T166_23" style:family="text">
      <style:text-properties style:font-name="Verdana" style:font-name-asian="Verdana" style:font-name-complex="Verdana"/>
    </style:style>
    <style:style style:name="T166_24" style:family="text">
      <style:text-properties style:font-name="Verdana" style:font-name-asian="Verdana" style:font-name-complex="Verdana"/>
    </style:style>
    <style:style style:name="T166_25" style:family="text">
      <style:text-properties style:font-name="Verdana" style:font-name-asian="Verdana" style:font-name-complex="Verdana"/>
    </style:style>
    <style:style style:name="T166_26" style:family="text">
      <style:text-properties style:font-name="Verdana" style:font-name-asian="Verdana" style:font-name-complex="Verdana"/>
    </style:style>
    <style:style style:name="T166_27" style:family="text">
      <style:text-properties style:font-name="Verdana" style:font-name-asian="Verdana" style:font-name-complex="Verdana"/>
    </style:style>
    <style:style style:name="P167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 style:text-underline-style="solid" style:text-underline-color="font-color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style:font-name="Verdana" style:font-name-asian="Verdana" style:font-name-complex="Verdana" style:text-underline-style="solid" style:text-underline-color="font-color"/>
    </style:style>
    <style:style style:name="T168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background-color="#ffffff" style:font-name="Consolas" style:font-name-asian="Consolas" style:font-name-complex="Consolas"/>
    </style:style>
    <style:style style:name="T169_2" style:family="text">
      <style:text-properties fo:background-color="#ffffff" style:font-name="Consolas" style:font-name-asian="Consolas" style:font-name-complex="Consolas"/>
    </style:style>
    <style:style style:name="T169_3" style:family="text">
      <style:text-properties fo:background-color="#ffffff" style:font-name="Consolas" style:font-name-asian="Consolas" style:font-name-complex="Consolas"/>
    </style:style>
    <style:style style:name="T169_4" style:family="text">
      <style:text-properties fo:background-color="#ffffff" style:font-name="Consolas" style:font-name-asian="Consolas" style:font-name-complex="Consolas"/>
    </style:style>
    <style:style style:name="T169_5" style:family="text">
      <style:text-properties fo:background-color="#ffffff" style:font-name="Consolas" style:font-name-asian="Consolas" style:font-name-complex="Consolas"/>
    </style:style>
    <style:style style:name="T169_6" style:family="text">
      <style:text-properties fo:background-color="#ffffff" style:font-name="Consolas" style:font-name-asian="Consolas" style:font-name-complex="Consolas"/>
    </style:style>
    <style:style style:name="T169_7" style:family="text">
      <style:text-properties fo:background-color="#ffffff" style:font-name="Consolas" style:font-name-asian="Consolas" style:font-name-complex="Consolas"/>
    </style:style>
    <style:style style:name="T169_8" style:family="text">
      <style:text-properties fo:background-color="#ffffff" style:font-name="Consolas" style:font-name-asian="Consolas" style:font-name-complex="Consolas"/>
    </style:style>
    <style:style style:name="T169_9" style:family="text">
      <style:text-properties fo:background-color="#ffffff" style:font-name="Consolas" style:font-name-asian="Consolas" style:font-name-complex="Consolas"/>
    </style:style>
    <style:style style:name="T169_10" style:family="text">
      <style:text-properties fo:background-color="#ffffff" style:font-name="Consolas" style:font-name-asian="Consolas" style:font-name-complex="Consolas"/>
    </style:style>
    <style:style style:name="T169_11" style:family="text">
      <style:text-properties fo:background-color="#ffffff" style:font-name="Consolas" style:font-name-asian="Consolas" style:font-name-complex="Consolas"/>
    </style:style>
    <style:style style:name="T169_12" style:family="text">
      <style:text-properties fo:background-color="#ffffff" style:font-name="Consolas" style:font-name-asian="Consolas" style:font-name-complex="Consolas"/>
    </style:style>
    <style:style style:name="T169_13" style:family="text">
      <style:text-properties fo:background-color="#ffffff" style:font-name="Consolas" style:font-name-asian="Consolas" style:font-name-complex="Consolas"/>
    </style:style>
    <style:style style:name="T169_14" style:family="text">
      <style:text-properties fo:background-color="#ffffff" style:font-name="Consolas" style:font-name-asian="Consolas" style:font-name-complex="Consolas"/>
    </style:style>
    <style:style style:name="T169_15" style:family="text">
      <style:text-properties fo:background-color="#ffffff" style:font-name="Consolas" style:font-name-asian="Consolas" style:font-name-complex="Consolas"/>
    </style:style>
    <style:style style:name="P170" style:family="paragraph" style:parent-style-name="Standard">
      <style:paragraph-properties fo:break-before="auto" fo:line-height="115%" style:writing-mode="lr-tb"/>
      <style:text-properties fo:background-color="#ffffff" style:font-name="Consolas" style:font-name-asian="Consolas" style:font-name-complex="Consolas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3" style:family="text"/>
    <style:style style:name="T171_4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5" style:family="text"/>
    <style:style style:name="T171_6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7" style:family="text"/>
    <style:style style:name="T171_8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9" style:family="text"/>
    <style:style style:name="T171_10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11" style:family="text"/>
    <style:style style:name="T171_12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13" style:family="text"/>
    <style:style style:name="T171_14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15" style:family="text"/>
    <style:style style:name="T171_16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17" style:family="text"/>
    <style:style style:name="T171_18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19" style:family="text"/>
    <style:style style:name="T171_20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21" style:family="text"/>
    <style:style style:name="T171_22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23" style:family="text"/>
    <style:style style:name="T171_24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25" style:family="text"/>
    <style:style style:name="T171_26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27" style:family="text"/>
    <style:style style:name="T171_28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29" style:family="text"/>
    <style:style style:name="T171_30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31" style:family="text"/>
    <style:style style:name="T171_32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33" style:family="text"/>
    <style:style style:name="T171_34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35" style:family="text"/>
    <style:style style:name="T171_36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37" style:family="text"/>
    <style:style style:name="T171_38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39" style:family="text"/>
    <style:style style:name="T171_40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41" style:family="text"/>
    <style:style style:name="T171_42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43" style:family="text"/>
    <style:style style:name="T171_44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45" style:family="text"/>
    <style:style style:name="T171_46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47" style:family="text"/>
    <style:style style:name="T171_48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49" style:family="text"/>
    <style:style style:name="T171_50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51" style:family="text"/>
    <style:style style:name="T171_52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53" style:family="text"/>
    <style:style style:name="T171_54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55" style:family="text"/>
    <style:style style:name="T171_56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57" style:family="text"/>
    <style:style style:name="T171_58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59" style:family="text"/>
    <style:style style:name="T171_60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61" style:family="text"/>
    <style:style style:name="T171_62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63" style:family="text"/>
    <style:style style:name="T171_64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1_65" style:family="text"/>
    <style:style style:name="T171_66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2_3" style:family="text"/>
    <style:style style:name="T172_4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2_5" style:family="text"/>
    <style:style style:name="T172_6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2_7" style:family="text"/>
    <style:style style:name="T172_8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2_9" style:family="text"/>
    <style:style style:name="T172_10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2_11" style:family="text"/>
    <style:style style:name="T172_12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2_13" style:family="text"/>
    <style:style style:name="T172_14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2_15" style:family="text"/>
    <style:style style:name="T172_16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2_17" style:family="text"/>
    <style:style style:name="T172_18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2_19" style:family="text"/>
    <style:style style:name="T172_20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2_21" style:family="text"/>
    <style:style style:name="T172_22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2_23" style:family="text"/>
    <style:style style:name="T172_24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2_25" style:family="text"/>
    <style:style style:name="T172_26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2_27" style:family="text"/>
    <style:style style:name="T172_28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2_29" style:family="text"/>
    <style:style style:name="T172_30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T172_31" style:family="text"/>
    <style:style style:name="T172_32" style:family="text">
      <style:text-properties fo:background-color="#ffffff" fo:color="#1155cc" style:font-name="Verdana" style:font-name-asian="Verdana" style:font-name-complex="Verdana" style:text-underline-style="solid" style:text-underline-color="font-color"/>
    </style:style>
    <style:style style:name="P173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3" style:family="text">
      <style:text-properties style:font-name="Verdana" fo:font-size="12pt" style:font-name-asian="Verdana" style:font-size-asian="12pt" style:font-name-complex="Verdana" style:font-size-complex="12pt"/>
    </style:style>
    <style:style style:name="T174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1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1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1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1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2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2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2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2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2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2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2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2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2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2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3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4_3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style:font-name="Verdana" style:font-name-asian="Verdana" style:font-name-complex="Verdana"/>
    </style:style>
    <style:style style:name="T175_2" style:family="text">
      <style:text-properties style:font-name="Verdana" style:font-name-asian="Verdana" style:font-name-complex="Verdana"/>
    </style:style>
    <style:style style:name="T175_3" style:family="text">
      <style:text-properties style:font-name="Verdana" style:font-name-asian="Verdana" style:font-name-complex="Verdana"/>
    </style:style>
    <style:style style:name="T175_4" style:family="text">
      <style:text-properties style:font-name="Verdana" style:font-name-asian="Verdana" style:font-name-complex="Verdana"/>
    </style:style>
    <style:style style:name="T175_5" style:family="text">
      <style:text-properties style:font-name="Verdana" style:font-name-asian="Verdana" style:font-name-complex="Verdana"/>
    </style:style>
    <style:style style:name="T175_6" style:family="text">
      <style:text-properties style:font-name="Verdana" style:font-name-asian="Verdana" style:font-name-complex="Verdana"/>
    </style:style>
    <style:style style:name="T175_7" style:family="text">
      <style:text-properties style:font-name="Verdana" style:font-name-asian="Verdana" style:font-name-complex="Verdana"/>
    </style:style>
    <style:style style:name="T175_8" style:family="text">
      <style:text-properties style:font-name="Verdana" style:font-name-asian="Verdana" style:font-name-complex="Verdana"/>
    </style:style>
    <style:style style:name="T175_9" style:family="text">
      <style:text-properties style:font-name="Verdana" style:font-name-asian="Verdana" style:font-name-complex="Verdana"/>
    </style:style>
    <style:style style:name="T175_10" style:family="text">
      <style:text-properties style:font-name="Verdana" style:font-name-asian="Verdana" style:font-name-complex="Verdana"/>
    </style:style>
    <style:style style:name="T175_11" style:family="text">
      <style:text-properties style:font-name="Verdana" style:font-name-asian="Verdana" style:font-name-complex="Verdana"/>
    </style:style>
    <style:style style:name="T175_12" style:family="text">
      <style:text-properties style:font-name="Verdana" style:font-name-asian="Verdana" style:font-name-complex="Verdana"/>
    </style:style>
    <style:style style:name="T175_13" style:family="text">
      <style:text-properties style:font-name="Verdana" style:font-name-asian="Verdana" style:font-name-complex="Verdana"/>
    </style:style>
    <style:style style:name="T175_14" style:family="text">
      <style:text-properties style:font-name="Verdana" style:font-name-asian="Verdana" style:font-name-complex="Verdana"/>
    </style:style>
    <style:style style:name="T175_15" style:family="text">
      <style:text-properties style:font-name="Verdana" style:font-name-asian="Verdana" style:font-name-complex="Verdana"/>
    </style:style>
    <style:style style:name="T175_16" style:family="text">
      <style:text-properties style:font-name="Verdana" style:font-name-asian="Verdana" style:font-name-complex="Verdana"/>
    </style:style>
    <style:style style:name="T175_17" style:family="text">
      <style:text-properties style:font-name="Verdana" style:font-name-asian="Verdana" style:font-name-complex="Verdana"/>
    </style:style>
    <style:style style:name="T175_18" style:family="text">
      <style:text-properties style:font-name="Verdana" style:font-name-asian="Verdana" style:font-name-complex="Verdana"/>
    </style:style>
    <style:style style:name="T175_19" style:family="text">
      <style:text-properties style:font-name="Verdana" style:font-name-asian="Verdana" style:font-name-complex="Verdana"/>
    </style:style>
    <style:style style:name="T175_20" style:family="text">
      <style:text-properties style:font-name="Verdana" style:font-name-asian="Verdana" style:font-name-complex="Verdana"/>
    </style:style>
    <style:style style:name="T175_21" style:family="text">
      <style:text-properties style:font-name="Verdana" style:font-name-asian="Verdana" style:font-name-complex="Verdana"/>
    </style:style>
    <style:style style:name="T175_22" style:family="text">
      <style:text-properties style:font-name="Verdana" style:font-name-asian="Verdana" style:font-name-complex="Verdana"/>
    </style:style>
    <style:style style:name="T175_23" style:family="text">
      <style:text-properties style:font-name="Verdana" style:font-name-asian="Verdana" style:font-name-complex="Verdana"/>
    </style:style>
    <style:style style:name="T175_24" style:family="text">
      <style:text-properties style:font-name="Verdana" style:font-name-asian="Verdana" style:font-name-complex="Verdana"/>
    </style:style>
    <style:style style:name="T175_25" style:family="text">
      <style:text-properties style:font-name="Verdana" style:font-name-asian="Verdana" style:font-name-complex="Verdana"/>
    </style:style>
    <style:style style:name="T175_26" style:family="text">
      <style:text-properties style:font-name="Verdana" style:font-name-asian="Verdana" style:font-name-complex="Verdana"/>
    </style:style>
    <style:style style:name="T175_27" style:family="text">
      <style:text-properties style:font-name="Verdana" style:font-name-asian="Verdana" style:font-name-complex="Verdana"/>
    </style:style>
    <style:style style:name="T175_28" style:family="text">
      <style:text-properties style:font-name="Verdana" style:font-name-asian="Verdana" style:font-name-complex="Verdana"/>
    </style:style>
    <style:style style:name="T175_29" style:family="text">
      <style:text-properties style:font-name="Verdana" style:font-name-asian="Verdana" style:font-name-complex="Verdana"/>
    </style:style>
    <style:style style:name="T175_30" style:family="text">
      <style:text-properties style:font-name="Verdana" style:font-name-asian="Verdana" style:font-name-complex="Verdana"/>
    </style:style>
    <style:style style:name="T175_31" style:family="text">
      <style:text-properties style:font-name="Verdana" style:font-name-asian="Verdana" style:font-name-complex="Verdana"/>
    </style:style>
    <style:style style:name="T175_32" style:family="text">
      <style:text-properties style:font-name="Verdana" style:font-name-asian="Verdana" style:font-name-complex="Verdana"/>
    </style:style>
    <style:style style:name="T175_33" style:family="text">
      <style:text-properties style:font-name="Verdana" style:font-name-asian="Verdana" style:font-name-complex="Verdana"/>
    </style:style>
    <style:style style:name="T175_34" style:family="text">
      <style:text-properties style:font-name="Verdana" style:font-name-asian="Verdana" style:font-name-complex="Verdana"/>
    </style:style>
    <style:style style:name="T175_35" style:family="text">
      <style:text-properties style:font-name="Verdana" style:font-name-asian="Verdana" style:font-name-complex="Verdana"/>
    </style:style>
    <style:style style:name="T175_36" style:family="text">
      <style:text-properties style:font-name="Verdana" style:font-name-asian="Verdana" style:font-name-complex="Verdana"/>
    </style:style>
    <style:style style:name="T175_37" style:family="text">
      <style:text-properties style:font-name="Verdana" style:font-name-asian="Verdana" style:font-name-complex="Verdana"/>
    </style:style>
    <style:style style:name="T175_38" style:family="text">
      <style:text-properties style:font-name="Verdana" style:font-name-asian="Verdana" style:font-name-complex="Verdana"/>
    </style:style>
    <style:style style:name="T175_39" style:family="text">
      <style:text-properties style:font-name="Verdana" style:font-name-asian="Verdana" style:font-name-complex="Verdana"/>
    </style:style>
    <style:style style:name="T175_40" style:family="text">
      <style:text-properties style:font-name="Verdana" style:font-name-asian="Verdana" style:font-name-complex="Verdana"/>
    </style:style>
    <style:style style:name="T175_41" style:family="text">
      <style:text-properties style:font-name="Verdana" style:font-name-asian="Verdana" style:font-name-complex="Verdana"/>
    </style:style>
    <style:style style:name="T175_42" style:family="text">
      <style:text-properties style:font-name="Verdana" style:font-name-asian="Verdana" style:font-name-complex="Verdana"/>
    </style:style>
    <style:style style:name="T175_43" style:family="text">
      <style:text-properties style:font-name="Verdana" style:font-name-asian="Verdana" style:font-name-complex="Verdana"/>
    </style:style>
    <style:style style:name="T175_44" style:family="text">
      <style:text-properties style:font-name="Verdana" style:font-name-asian="Verdana" style:font-name-complex="Verdana"/>
    </style:style>
    <style:style style:name="T175_45" style:family="text">
      <style:text-properties style:font-name="Verdana" style:font-name-asian="Verdana" style:font-name-complex="Verdana"/>
    </style:style>
    <style:style style:name="T175_46" style:family="text">
      <style:text-properties style:font-name="Verdana" style:font-name-asian="Verdana" style:font-name-complex="Verdana"/>
    </style:style>
    <style:style style:name="T175_47" style:family="text">
      <style:text-properties style:font-name="Verdana" style:font-name-asian="Verdana" style:font-name-complex="Verdana"/>
    </style:style>
    <style:style style:name="T175_48" style:family="text">
      <style:text-properties style:font-name="Verdana" style:font-name-asian="Verdana" style:font-name-complex="Verdana"/>
    </style:style>
    <style:style style:name="T175_49" style:family="text">
      <style:text-properties style:font-name="Verdana" style:font-name-asian="Verdana" style:font-name-complex="Verdana"/>
    </style:style>
    <style:style style:name="T175_50" style:family="text">
      <style:text-properties style:font-name="Verdana" style:font-name-asian="Verdana" style:font-name-complex="Verdana"/>
    </style:style>
    <style:style style:name="T175_51" style:family="text">
      <style:text-properties style:font-name="Verdana" style:font-name-asian="Verdana" style:font-name-complex="Verdana"/>
    </style:style>
    <style:style style:name="T175_52" style:family="text">
      <style:text-properties style:font-name="Verdana" style:font-name-asian="Verdana" style:font-name-complex="Verdana"/>
    </style:style>
    <style:style style:name="T175_53" style:family="text">
      <style:text-properties style:font-name="Verdana" style:font-name-asian="Verdana" style:font-name-complex="Verdana"/>
    </style:style>
    <style:style style:name="T175_54" style:family="text">
      <style:text-properties style:font-name="Verdana" style:font-name-asian="Verdana" style:font-name-complex="Verdana"/>
    </style:style>
    <style:style style:name="T175_55" style:family="text">
      <style:text-properties style:font-name="Verdana" style:font-name-asian="Verdana" style:font-name-complex="Verdana"/>
    </style:style>
    <style:style style:name="T175_56" style:family="text">
      <style:text-properties style:font-name="Verdana" style:font-name-asian="Verdana" style:font-name-complex="Verdana"/>
    </style:style>
    <style:style style:name="T175_57" style:family="text">
      <style:text-properties style:font-name="Verdana" style:font-name-asian="Verdana" style:font-name-complex="Verdana"/>
    </style:style>
    <style:style style:name="T175_58" style:family="text">
      <style:text-properties style:font-name="Verdana" style:font-name-asian="Verdana" style:font-name-complex="Verdana"/>
    </style:style>
    <style:style style:name="T175_59" style:family="text">
      <style:text-properties style:font-name="Verdana" style:font-name-asian="Verdana" style:font-name-complex="Verdana"/>
    </style:style>
    <style:style style:name="T175_60" style:family="text">
      <style:text-properties style:font-name="Verdana" style:font-name-asian="Verdana" style:font-name-complex="Verdana"/>
    </style:style>
    <style:style style:name="T175_61" style:family="text">
      <style:text-properties style:font-name="Verdana" style:font-name-asian="Verdana" style:font-name-complex="Verdana"/>
    </style:style>
    <style:style style:name="T175_62" style:family="text">
      <style:text-properties style:font-name="Verdana" style:font-name-asian="Verdana" style:font-name-complex="Verdana"/>
    </style:style>
    <style:style style:name="T175_63" style:family="text">
      <style:text-properties style:font-name="Verdana" style:font-name-asian="Verdana" style:font-name-complex="Verdana"/>
    </style:style>
    <style:style style:name="T175_64" style:family="text">
      <style:text-properties style:font-name="Verdana" style:font-name-asian="Verdana" style:font-name-complex="Verdana"/>
    </style:style>
    <style:style style:name="T175_65" style:family="text">
      <style:text-properties style:font-name="Verdana" style:font-name-asian="Verdana" style:font-name-complex="Verdana"/>
    </style:style>
    <style:style style:name="T175_66" style:family="text">
      <style:text-properties style:font-name="Verdana" style:font-name-asian="Verdana" style:font-name-complex="Verdana"/>
    </style:style>
    <style:style style:name="T175_67" style:family="text">
      <style:text-properties style:font-name="Verdana" style:font-name-asian="Verdana" style:font-name-complex="Verdana"/>
    </style:style>
    <style:style style:name="T175_68" style:family="text">
      <style:text-properties style:font-name="Verdana" style:font-name-asian="Verdana" style:font-name-complex="Verdana"/>
    </style:style>
    <style:style style:name="T175_69" style:family="text">
      <style:text-properties style:font-name="Verdana" style:font-name-asian="Verdana" style:font-name-complex="Verdana"/>
    </style:style>
    <style:style style:name="T175_70" style:family="text">
      <style:text-properties style:font-name="Verdana" style:font-name-asian="Verdana" style:font-name-complex="Verdana"/>
    </style:style>
    <style:style style:name="T175_71" style:family="text">
      <style:text-properties style:font-name="Verdana" style:font-name-asian="Verdana" style:font-name-complex="Verdana"/>
    </style:style>
    <style:style style:name="T175_72" style:family="text">
      <style:text-properties style:font-name="Verdana" style:font-name-asian="Verdana" style:font-name-complex="Verdana"/>
    </style:style>
    <style:style style:name="T175_73" style:family="text">
      <style:text-properties style:font-name="Verdana" style:font-name-asian="Verdana" style:font-name-complex="Verdana"/>
    </style:style>
    <style:style style:name="T175_74" style:family="text">
      <style:text-properties style:font-name="Verdana" style:font-name-asian="Verdana" style:font-name-complex="Verdana"/>
    </style:style>
    <style:style style:name="T175_75" style:family="text">
      <style:text-properties style:font-name="Verdana" style:font-name-asian="Verdana" style:font-name-complex="Verdana"/>
    </style:style>
    <style:style style:name="T175_76" style:family="text">
      <style:text-properties style:font-name="Verdana" style:font-name-asian="Verdana" style:font-name-complex="Verdana"/>
    </style:style>
    <style:style style:name="T175_77" style:family="text">
      <style:text-properties style:font-name="Verdana" style:font-name-asian="Verdana" style:font-name-complex="Verdana"/>
    </style:style>
    <style:style style:name="T175_78" style:family="text">
      <style:text-properties style:font-name="Verdana" style:font-name-asian="Verdana" style:font-name-complex="Verdana"/>
    </style:style>
    <style:style style:name="T175_79" style:family="text">
      <style:text-properties style:font-name="Verdana" style:font-name-asian="Verdana" style:font-name-complex="Verdana"/>
    </style:style>
    <style:style style:name="T175_80" style:family="text">
      <style:text-properties style:font-name="Verdana" style:font-name-asian="Verdana" style:font-name-complex="Verdana"/>
    </style:style>
    <style:style style:name="T175_81" style:family="text">
      <style:text-properties style:font-name="Verdana" style:font-name-asian="Verdana" style:font-name-complex="Verdana"/>
    </style:style>
    <style:style style:name="T175_82" style:family="text">
      <style:text-properties style:font-name="Verdana" style:font-name-asian="Verdana" style:font-name-complex="Verdana"/>
    </style:style>
    <style:style style:name="T175_83" style:family="text">
      <style:text-properties style:font-name="Verdana" style:font-name-asian="Verdana" style:font-name-complex="Verdana"/>
    </style:style>
    <style:style style:name="T175_84" style:family="text">
      <style:text-properties style:font-name="Verdana" style:font-name-asian="Verdana" style:font-name-complex="Verdana"/>
    </style:style>
    <style:style style:name="T175_85" style:family="text">
      <style:text-properties style:font-name="Verdana" style:font-name-asian="Verdana" style:font-name-complex="Verdana"/>
    </style:style>
    <style:style style:name="T175_86" style:family="text">
      <style:text-properties style:font-name="Verdana" style:font-name-asian="Verdana" style:font-name-complex="Verdana"/>
    </style:style>
    <style:style style:name="T175_87" style:family="text">
      <style:text-properties style:font-name="Verdana" style:font-name-asian="Verdana" style:font-name-complex="Verdana"/>
    </style:style>
    <style:style style:name="T175_88" style:family="text">
      <style:text-properties style:font-name="Verdana" style:font-name-asian="Verdana" style:font-name-complex="Verdana"/>
    </style:style>
    <style:style style:name="T175_89" style:family="text">
      <style:text-properties style:font-name="Verdana" style:font-name-asian="Verdana" style:font-name-complex="Verdana"/>
    </style:style>
    <style:style style:name="T175_90" style:family="text">
      <style:text-properties style:font-name="Verdana" style:font-name-asian="Verdana" style:font-name-complex="Verdana"/>
    </style:style>
    <style:style style:name="T175_91" style:family="text">
      <style:text-properties style:font-name="Verdana" style:font-name-asian="Verdana" style:font-name-complex="Verdana"/>
    </style:style>
    <style:style style:name="T175_92" style:family="text">
      <style:text-properties style:font-name="Verdana" style:font-name-asian="Verdana" style:font-name-complex="Verdana"/>
    </style:style>
    <style:style style:name="T175_93" style:family="text">
      <style:text-properties style:font-name="Verdana" style:font-name-asian="Verdana" style:font-name-complex="Verdana"/>
    </style:style>
    <style:style style:name="T175_94" style:family="text">
      <style:text-properties style:font-name="Verdana" style:font-name-asian="Verdana" style:font-name-complex="Verdana"/>
    </style:style>
    <style:style style:name="T175_95" style:family="text">
      <style:text-properties style:font-name="Verdana" style:font-name-asian="Verdana" style:font-name-complex="Verdana"/>
    </style:style>
    <style:style style:name="T175_96" style:family="text">
      <style:text-properties style:font-name="Verdana" style:font-name-asian="Verdana" style:font-name-complex="Verdana"/>
    </style:style>
    <style:style style:name="T175_97" style:family="text">
      <style:text-properties style:font-name="Verdana" style:font-name-asian="Verdana" style:font-name-complex="Verdana"/>
    </style:style>
    <style:style style:name="T175_98" style:family="text">
      <style:text-properties style:font-name="Verdana" style:font-name-asian="Verdana" style:font-name-complex="Verdana"/>
    </style:style>
    <style:style style:name="T175_99" style:family="text">
      <style:text-properties style:font-name="Verdana" style:font-name-asian="Verdana" style:font-name-complex="Verdana"/>
    </style:style>
    <style:style style:name="T175_100" style:family="text">
      <style:text-properties style:font-name="Verdana" style:font-name-asian="Verdana" style:font-name-complex="Verdana"/>
    </style:style>
    <style:style style:name="T175_101" style:family="text">
      <style:text-properties style:font-name="Verdana" style:font-name-asian="Verdana" style:font-name-complex="Verdana"/>
    </style:style>
    <style:style style:name="T175_102" style:family="text">
      <style:text-properties style:font-name="Verdana" style:font-name-asian="Verdana" style:font-name-complex="Verdana"/>
    </style:style>
    <style:style style:name="T175_103" style:family="text">
      <style:text-properties style:font-name="Verdana" style:font-name-asian="Verdana" style:font-name-complex="Verdana"/>
    </style:style>
    <style:style style:name="T175_104" style:family="text">
      <style:text-properties style:font-name="Verdana" style:font-name-asian="Verdana" style:font-name-complex="Verdana"/>
    </style:style>
    <style:style style:name="T175_105" style:family="text">
      <style:text-properties style:font-name="Verdana" style:font-name-asian="Verdana" style:font-name-complex="Verdana"/>
    </style:style>
    <style:style style:name="T175_106" style:family="text">
      <style:text-properties style:font-name="Verdana" style:font-name-asian="Verdana" style:font-name-complex="Verdana"/>
    </style:style>
    <style:style style:name="T175_107" style:family="text">
      <style:text-properties style:font-name="Verdana" style:font-name-asian="Verdana" style:font-name-complex="Verdana"/>
    </style:style>
    <style:style style:name="T175_108" style:family="text">
      <style:text-properties style:font-name="Verdana" style:font-name-asian="Verdana" style:font-name-complex="Verdana"/>
    </style:style>
    <style:style style:name="T175_109" style:family="text">
      <style:text-properties style:font-name="Verdana" style:font-name-asian="Verdana" style:font-name-complex="Verdana"/>
    </style:style>
    <style:style style:name="T175_110" style:family="text">
      <style:text-properties style:font-name="Verdana" style:font-name-asian="Verdana" style:font-name-complex="Verdana"/>
    </style:style>
    <style:style style:name="T175_111" style:family="text">
      <style:text-properties style:font-name="Verdana" style:font-name-asian="Verdana" style:font-name-complex="Verdana"/>
    </style:style>
    <style:style style:name="T175_112" style:family="text">
      <style:text-properties style:font-name="Verdana" style:font-name-asian="Verdana" style:font-name-complex="Verdana"/>
    </style:style>
    <style:style style:name="T175_113" style:family="text">
      <style:text-properties style:font-name="Verdana" style:font-name-asian="Verdana" style:font-name-complex="Verdana"/>
    </style:style>
    <style:style style:name="T175_114" style:family="text">
      <style:text-properties style:font-name="Verdana" style:font-name-asian="Verdana" style:font-name-complex="Verdana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>
      <style:text-properties style:font-name="Verdana" style:font-name-asian="Verdana" style:font-name-complex="Verdana"/>
    </style:style>
    <style:style style:name="T176_2" style:family="text">
      <style:text-properties style:font-name="Verdana" style:font-name-asian="Verdana" style:font-name-complex="Verdana"/>
    </style:style>
    <style:style style:name="T176_3" style:family="text">
      <style:text-properties style:font-name="Verdana" style:font-name-asian="Verdana" style:font-name-complex="Verdana"/>
    </style:style>
    <style:style style:name="T176_4" style:family="text">
      <style:text-properties style:font-name="Verdana" style:font-name-asian="Verdana" style:font-name-complex="Verdana"/>
    </style:style>
    <style:style style:name="T176_5" style:family="text">
      <style:text-properties style:font-name="Verdana" style:font-name-asian="Verdana" style:font-name-complex="Verdana"/>
    </style:style>
    <style:style style:name="T176_6" style:family="text">
      <style:text-properties style:font-name="Verdana" style:font-name-asian="Verdana" style:font-name-complex="Verdana"/>
    </style:style>
    <style:style style:name="T176_7" style:family="text">
      <style:text-properties style:font-name="Verdana" style:font-name-asian="Verdana" style:font-name-complex="Verdana"/>
    </style:style>
    <style:style style:name="T176_8" style:family="text">
      <style:text-properties style:font-name="Verdana" style:font-name-asian="Verdana" style:font-name-complex="Verdana"/>
    </style:style>
    <style:style style:name="T176_9" style:family="text">
      <style:text-properties style:font-name="Verdana" style:font-name-asian="Verdana" style:font-name-complex="Verdana"/>
    </style:style>
    <style:style style:name="T176_10" style:family="text">
      <style:text-properties style:font-name="Verdana" style:font-name-asian="Verdana" style:font-name-complex="Verdana"/>
    </style:style>
    <style:style style:name="T176_11" style:family="text">
      <style:text-properties style:font-name="Verdana" style:font-name-asian="Verdana" style:font-name-complex="Verdana"/>
    </style:style>
    <style:style style:name="T176_12" style:family="text">
      <style:text-properties style:font-name="Verdana" style:font-name-asian="Verdana" style:font-name-complex="Verdana"/>
    </style:style>
    <style:style style:name="T176_13" style:family="text">
      <style:text-properties style:font-name="Verdana" style:font-name-asian="Verdana" style:font-name-complex="Verdana"/>
    </style:style>
    <style:style style:name="T176_14" style:family="text">
      <style:text-properties style:font-name="Verdana" style:font-name-asian="Verdana" style:font-name-complex="Verdana"/>
    </style:style>
    <style:style style:name="T176_15" style:family="text">
      <style:text-properties style:font-name="Verdana" style:font-name-asian="Verdana" style:font-name-complex="Verdana"/>
    </style:style>
    <style:style style:name="T176_16" style:family="text">
      <style:text-properties style:font-name="Verdana" style:font-name-asian="Verdana" style:font-name-complex="Verdana"/>
    </style:style>
    <style:style style:name="T176_17" style:family="text">
      <style:text-properties style:font-name="Verdana" style:font-name-asian="Verdana" style:font-name-complex="Verdana"/>
    </style:style>
    <style:style style:name="T176_18" style:family="text">
      <style:text-properties style:font-name="Verdana" style:font-name-asian="Verdana" style:font-name-complex="Verdana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>
      <style:text-properties style:font-name="Verdana" style:font-name-asian="Verdana" style:font-name-complex="Verdana"/>
    </style:style>
    <style:style style:name="T177_2" style:family="text">
      <style:text-properties style:font-name="Verdana" style:font-name-asian="Verdana" style:font-name-complex="Verdana"/>
    </style:style>
    <style:style style:name="T177_3" style:family="text">
      <style:text-properties style:font-name="Verdana" style:font-name-asian="Verdana" style:font-name-complex="Verdana"/>
    </style:style>
    <style:style style:name="T177_4" style:family="text">
      <style:text-properties style:font-name="Verdana" style:font-name-asian="Verdana" style:font-name-complex="Verdana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style:font-name="Verdana" style:font-name-asian="Verdana" style:font-name-complex="Verdana"/>
    </style:style>
    <style:style style:name="T178_2" style:family="text">
      <style:text-properties style:font-name="Verdana" style:font-name-asian="Verdana" style:font-name-complex="Verdana"/>
    </style:style>
    <style:style style:name="T178_3" style:family="text">
      <style:text-properties style:font-name="Verdana" style:font-name-asian="Verdana" style:font-name-complex="Verdana"/>
    </style:style>
    <style:style style:name="T178_4" style:family="text">
      <style:text-properties style:font-name="Verdana" style:font-name-asian="Verdana" style:font-name-complex="Verdana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style:font-name="Verdana" style:font-name-asian="Verdana" style:font-name-complex="Verdana"/>
    </style:style>
    <style:style style:name="T179_2" style:family="text">
      <style:text-properties style:font-name="Verdana" style:font-name-asian="Verdana" style:font-name-complex="Verdana"/>
    </style:style>
    <style:style style:name="T179_3" style:family="text">
      <style:text-properties style:font-name="Verdana" style:font-name-asian="Verdana" style:font-name-complex="Verdana"/>
    </style:style>
    <style:style style:name="T179_4" style:family="text">
      <style:text-properties style:font-name="Verdana" style:font-name-asian="Verdana" style:font-name-complex="Verdana"/>
    </style:style>
    <style:style style:name="P180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style:font-name="Verdana" style:font-name-asian="Verdana" style:font-name-complex="Verdana"/>
    </style:style>
    <style:style style:name="T181_2" style:family="text">
      <style:text-properties style:font-name="Verdana" style:font-name-asian="Verdana" style:font-name-complex="Verdana"/>
    </style:style>
    <style:style style:name="T181_3" style:family="text">
      <style:text-properties style:font-name="Verdana" style:font-name-asian="Verdana" style:font-name-complex="Verdana"/>
    </style:style>
    <style:style style:name="T181_4" style:family="text">
      <style:text-properties style:font-name="Verdana" style:font-name-asian="Verdana" style:font-name-complex="Verdana"/>
    </style:style>
    <style:style style:name="T181_5" style:family="text">
      <style:text-properties style:font-name="Verdana" style:font-name-asian="Verdana" style:font-name-complex="Verdana"/>
    </style:style>
    <style:style style:name="T181_6" style:family="text">
      <style:text-properties style:font-name="Verdana" style:font-name-asian="Verdana" style:font-name-complex="Verdana"/>
    </style:style>
    <style:style style:name="T181_7" style:family="text">
      <style:text-properties style:font-name="Verdana" style:font-name-asian="Verdana" style:font-name-complex="Verdana"/>
    </style:style>
    <style:style style:name="T181_8" style:family="text">
      <style:text-properties style:font-name="Verdana" style:font-name-asian="Verdana" style:font-name-complex="Verdana"/>
    </style:style>
    <style:style style:name="T181_9" style:family="text">
      <style:text-properties style:font-name="Verdana" style:font-name-asian="Verdana" style:font-name-complex="Verdana"/>
    </style:style>
    <style:style style:name="T181_10" style:family="text">
      <style:text-properties style:font-name="Verdana" style:font-name-asian="Verdana" style:font-name-complex="Verdana"/>
    </style:style>
    <style:style style:name="T181_11" style:family="text">
      <style:text-properties style:font-name="Verdana" style:font-name-asian="Verdana" style:font-name-complex="Verdana"/>
    </style:style>
    <style:style style:name="T181_12" style:family="text">
      <style:text-properties style:font-name="Verdana" style:font-name-asian="Verdana" style:font-name-complex="Verdana"/>
    </style:style>
    <style:style style:name="T181_13" style:family="text">
      <style:text-properties style:font-name="Verdana" style:font-name-asian="Verdana" style:font-name-complex="Verdana"/>
    </style:style>
    <style:style style:name="T181_14" style:family="text">
      <style:text-properties style:font-name="Verdana" style:font-name-asian="Verdana" style:font-name-complex="Verdana"/>
    </style:style>
    <style:style style:name="T181_15" style:family="text">
      <style:text-properties style:font-name="Verdana" style:font-name-asian="Verdana" style:font-name-complex="Verdana"/>
    </style:style>
    <style:style style:name="T181_16" style:family="text">
      <style:text-properties style:font-name="Verdana" style:font-name-asian="Verdana" style:font-name-complex="Verdana"/>
    </style:style>
    <style:style style:name="T181_17" style:family="text">
      <style:text-properties style:font-name="Verdana" style:font-name-asian="Verdana" style:font-name-complex="Verdana"/>
    </style:style>
    <style:style style:name="T181_18" style:family="text">
      <style:text-properties style:font-name="Verdana" style:font-name-asian="Verdana" style:font-name-complex="Verdana"/>
    </style:style>
    <style:style style:name="T181_19" style:family="text">
      <style:text-properties style:font-name="Verdana" style:font-name-asian="Verdana" style:font-name-complex="Verdana"/>
    </style:style>
    <style:style style:name="T181_20" style:family="text">
      <style:text-properties style:font-name="Verdana" style:font-name-asian="Verdana" style:font-name-complex="Verdana"/>
    </style:style>
    <style:style style:name="T181_21" style:family="text">
      <style:text-properties style:font-name="Verdana" style:font-name-asian="Verdana" style:font-name-complex="Verdana"/>
    </style:style>
    <style:style style:name="T181_22" style:family="text">
      <style:text-properties style:font-name="Verdana" style:font-name-asian="Verdana" style:font-name-complex="Verdana"/>
    </style:style>
    <style:style style:name="T181_23" style:family="text">
      <style:text-properties style:font-name="Verdana" style:font-name-asian="Verdana" style:font-name-complex="Verdana"/>
    </style:style>
    <style:style style:name="T181_24" style:family="text">
      <style:text-properties style:font-name="Verdana" style:font-name-asian="Verdana" style:font-name-complex="Verdana"/>
    </style:style>
    <style:style style:name="T181_25" style:family="text">
      <style:text-properties style:font-name="Verdana" style:font-name-asian="Verdana" style:font-name-complex="Verdana"/>
    </style:style>
    <style:style style:name="T181_26" style:family="text">
      <style:text-properties style:font-name="Verdana" style:font-name-asian="Verdana" style:font-name-complex="Verdana"/>
    </style:style>
    <style:style style:name="T181_27" style:family="text">
      <style:text-properties style:font-name="Verdana" style:font-name-asian="Verdana" style:font-name-complex="Verdana"/>
    </style:style>
    <style:style style:name="T181_28" style:family="text">
      <style:text-properties style:font-name="Verdana" style:font-name-asian="Verdana" style:font-name-complex="Verdana"/>
    </style:style>
    <style:style style:name="T181_29" style:family="text">
      <style:text-properties style:font-name="Verdana" style:font-name-asian="Verdana" style:font-name-complex="Verdana"/>
    </style:style>
    <style:style style:name="T181_30" style:family="text">
      <style:text-properties style:font-name="Verdana" style:font-name-asian="Verdana" style:font-name-complex="Verdana"/>
    </style:style>
    <style:style style:name="T181_31" style:family="text">
      <style:text-properties style:font-name="Verdana" style:font-name-asian="Verdana" style:font-name-complex="Verdana"/>
    </style:style>
    <style:style style:name="T181_32" style:family="text">
      <style:text-properties style:font-name="Verdana" style:font-name-asian="Verdana" style:font-name-complex="Verdana"/>
    </style:style>
    <style:style style:name="T181_33" style:family="text">
      <style:text-properties style:font-name="Verdana" style:font-name-asian="Verdana" style:font-name-complex="Verdana"/>
    </style:style>
    <style:style style:name="T181_34" style:family="text">
      <style:text-properties style:font-name="Verdana" style:font-name-asian="Verdana" style:font-name-complex="Verdana"/>
    </style:style>
    <style:style style:name="T181_35" style:family="text">
      <style:text-properties style:font-name="Verdana" style:font-name-asian="Verdana" style:font-name-complex="Verdana"/>
    </style:style>
    <style:style style:name="T181_36" style:family="text">
      <style:text-properties style:font-name="Verdana" style:font-name-asian="Verdana" style:font-name-complex="Verdana"/>
    </style:style>
    <style:style style:name="T181_37" style:family="text">
      <style:text-properties style:font-name="Verdana" style:font-name-asian="Verdana" style:font-name-complex="Verdana"/>
    </style:style>
    <style:style style:name="T181_38" style:family="text">
      <style:text-properties style:font-name="Verdana" style:font-name-asian="Verdana" style:font-name-complex="Verdana"/>
    </style:style>
    <style:style style:name="T181_39" style:family="text">
      <style:text-properties style:font-name="Verdana" style:font-name-asian="Verdana" style:font-name-complex="Verdana"/>
    </style:style>
    <style:style style:name="T181_40" style:family="text">
      <style:text-properties style:font-name="Verdana" style:font-name-asian="Verdana" style:font-name-complex="Verdana"/>
    </style:style>
    <style:style style:name="T181_41" style:family="text">
      <style:text-properties style:font-name="Verdana" style:font-name-asian="Verdana" style:font-name-complex="Verdana"/>
    </style:style>
    <style:style style:name="T181_42" style:family="text">
      <style:text-properties style:font-name="Verdana" style:font-name-asian="Verdana" style:font-name-complex="Verdana"/>
    </style:style>
    <style:style style:name="T181_43" style:family="text">
      <style:text-properties style:font-name="Verdana" style:font-name-asian="Verdana" style:font-name-complex="Verdana"/>
    </style:style>
    <style:style style:name="T181_44" style:family="text">
      <style:text-properties style:font-name="Verdana" style:font-name-asian="Verdana" style:font-name-complex="Verdana"/>
    </style:style>
    <style:style style:name="T181_45" style:family="text">
      <style:text-properties style:font-name="Verdana" style:font-name-asian="Verdana" style:font-name-complex="Verdana"/>
    </style:style>
    <style:style style:name="T181_46" style:family="text">
      <style:text-properties style:font-name="Verdana" style:font-name-asian="Verdana" style:font-name-complex="Verdana"/>
    </style:style>
    <style:style style:name="T181_47" style:family="text">
      <style:text-properties style:font-name="Verdana" style:font-name-asian="Verdana" style:font-name-complex="Verdana"/>
    </style:style>
    <style:style style:name="T181_48" style:family="text">
      <style:text-properties style:font-name="Verdana" style:font-name-asian="Verdana" style:font-name-complex="Verdana"/>
    </style:style>
    <style:style style:name="T181_49" style:family="text">
      <style:text-properties style:font-name="Verdana" style:font-name-asian="Verdana" style:font-name-complex="Verdana"/>
    </style:style>
    <style:style style:name="T181_50" style:family="text">
      <style:text-properties style:font-name="Verdana" style:font-name-asian="Verdana" style:font-name-complex="Verdana"/>
    </style:style>
    <style:style style:name="T181_51" style:family="text">
      <style:text-properties style:font-name="Verdana" style:font-name-asian="Verdana" style:font-name-complex="Verdana"/>
    </style:style>
    <style:style style:name="T181_52" style:family="text">
      <style:text-properties style:font-name="Verdana" style:font-name-asian="Verdana" style:font-name-complex="Verdana"/>
    </style:style>
    <style:style style:name="T181_53" style:family="text">
      <style:text-properties style:font-name="Verdana" style:font-name-asian="Verdana" style:font-name-complex="Verdana"/>
    </style:style>
    <style:style style:name="T181_54" style:family="text">
      <style:text-properties style:font-name="Verdana" style:font-name-asian="Verdana" style:font-name-complex="Verdana"/>
    </style:style>
    <style:style style:name="T181_55" style:family="text">
      <style:text-properties style:font-name="Verdana" style:font-name-asian="Verdana" style:font-name-complex="Verdana"/>
    </style:style>
    <style:style style:name="T181_56" style:family="text">
      <style:text-properties style:font-name="Verdana" style:font-name-asian="Verdana" style:font-name-complex="Verdana"/>
    </style:style>
    <style:style style:name="T181_57" style:family="text">
      <style:text-properties style:font-name="Verdana" style:font-name-asian="Verdana" style:font-name-complex="Verdana"/>
    </style:style>
    <style:style style:name="T181_58" style:family="text">
      <style:text-properties style:font-name="Verdana" style:font-name-asian="Verdana" style:font-name-complex="Verdana"/>
    </style:style>
    <style:style style:name="T181_5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1_60" style:family="text">
      <style:text-properties style:font-name="Verdana" style:font-name-asian="Verdana" style:font-name-complex="Verdana"/>
    </style:style>
    <style:style style:name="T181_61" style:family="text">
      <style:text-properties style:font-name="Verdana" style:font-name-asian="Verdana" style:font-name-complex="Verdana"/>
    </style:style>
    <style:style style:name="T181_62" style:family="text">
      <style:text-properties style:font-name="Verdana" style:font-name-asian="Verdana" style:font-name-complex="Verdana"/>
    </style:style>
    <style:style style:name="T181_6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1_64" style:family="text">
      <style:text-properties style:font-name="Verdana" style:font-name-asian="Verdana" style:font-name-complex="Verdana"/>
    </style:style>
    <style:style style:name="T181_65" style:family="text">
      <style:text-properties style:font-name="Verdana" style:font-name-asian="Verdana" style:font-name-complex="Verdana"/>
    </style:style>
    <style:style style:name="T181_66" style:family="text">
      <style:text-properties style:font-name="Verdana" style:font-name-asian="Verdana" style:font-name-complex="Verdana"/>
    </style:style>
    <style:style style:name="T181_67" style:family="text">
      <style:text-properties style:font-name="Verdana" style:font-name-asian="Verdana" style:font-name-complex="Verdana"/>
    </style:style>
    <style:style style:name="T181_68" style:family="text">
      <style:text-properties style:font-name="Verdana" style:font-name-asian="Verdana" style:font-name-complex="Verdana"/>
    </style:style>
    <style:style style:name="T181_69" style:family="text">
      <style:text-properties style:font-name="Verdana" style:font-name-asian="Verdana" style:font-name-complex="Verdana"/>
    </style:style>
    <style:style style:name="T181_70" style:family="text">
      <style:text-properties style:font-name="Verdana" style:font-name-asian="Verdana" style:font-name-complex="Verdana"/>
    </style:style>
    <style:style style:name="T181_71" style:family="text">
      <style:text-properties style:font-name="Verdana" style:font-name-asian="Verdana" style:font-name-complex="Verdana"/>
    </style:style>
    <style:style style:name="T181_72" style:family="text">
      <style:text-properties style:font-name="Verdana" style:font-name-asian="Verdana" style:font-name-complex="Verdana"/>
    </style:style>
    <style:style style:name="T181_73" style:family="text">
      <style:text-properties style:font-name="Verdana" style:font-name-asian="Verdana" style:font-name-complex="Verdana"/>
    </style:style>
    <style:style style:name="T181_74" style:family="text">
      <style:text-properties style:font-name="Verdana" style:font-name-asian="Verdana" style:font-name-complex="Verdana"/>
    </style:style>
    <style:style style:name="T181_75" style:family="text">
      <style:text-properties style:font-name="Verdana" style:font-name-asian="Verdana" style:font-name-complex="Verdana"/>
    </style:style>
    <style:style style:name="T181_76" style:family="text">
      <style:text-properties style:font-name="Verdana" style:font-name-asian="Verdana" style:font-name-complex="Verdana"/>
    </style:style>
    <style:style style:name="P182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style:font-name="Consolas" style:font-name-asian="Consolas" style:font-name-complex="Consolas"/>
    </style:style>
    <style:style style:name="T183_2" style:family="text">
      <style:text-properties style:font-name="Consolas" style:font-name-asian="Consolas" style:font-name-complex="Consolas"/>
    </style:style>
    <style:style style:name="T183_3" style:family="text">
      <style:text-properties style:font-name="Consolas" style:font-name-asian="Consolas" style:font-name-complex="Consolas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style:font-name="Consolas" style:font-name-asian="Consolas" style:font-name-complex="Consolas"/>
    </style:style>
    <style:style style:name="T184_2" style:family="text">
      <style:text-properties style:font-name="Consolas" style:font-name-asian="Consolas" style:font-name-complex="Consolas"/>
    </style:style>
    <style:style style:name="T184_3" style:family="text">
      <style:text-properties style:font-name="Consolas" style:font-name-asian="Consolas" style:font-name-complex="Consolas"/>
    </style:style>
    <style:style style:name="T184_4" style:family="text">
      <style:text-properties style:font-name="Consolas" style:font-name-asian="Consolas" style:font-name-complex="Consolas"/>
    </style:style>
    <style:style style:name="T184_5" style:family="text">
      <style:text-properties style:font-name="Consolas" style:font-name-asian="Consolas" style:font-name-complex="Consolas"/>
    </style:style>
    <style:style style:name="T184_6" style:family="text">
      <style:text-properties style:font-name="Consolas" style:font-name-asian="Consolas" style:font-name-complex="Consolas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>
      <style:text-properties style:font-name="Consolas" style:font-name-asian="Consolas" style:font-name-complex="Consolas"/>
    </style:style>
    <style:style style:name="P186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>
      <style:text-properties style:font-name="Verdana" style:font-name-asian="Verdana" style:font-name-complex="Verdana"/>
    </style:style>
    <style:style style:name="T187_2" style:family="text">
      <style:text-properties style:font-name="Verdana" style:font-name-asian="Verdana" style:font-name-complex="Verdana"/>
    </style:style>
    <style:style style:name="T187_3" style:family="text">
      <style:text-properties style:font-name="Verdana" style:font-name-asian="Verdana" style:font-name-complex="Verdana"/>
    </style:style>
    <style:style style:name="T187_4" style:family="text">
      <style:text-properties style:font-name="Verdana" style:font-name-asian="Verdana" style:font-name-complex="Verdana"/>
    </style:style>
    <style:style style:name="T187_5" style:family="text">
      <style:text-properties style:font-name="Verdana" style:font-name-asian="Verdana" style:font-name-complex="Verdana"/>
    </style:style>
    <style:style style:name="T187_6" style:family="text">
      <style:text-properties style:font-name="Verdana" style:font-name-asian="Verdana" style:font-name-complex="Verdana"/>
    </style:style>
    <style:style style:name="T187_7" style:family="text">
      <style:text-properties style:font-name="Verdana" style:font-name-asian="Verdana" style:font-name-complex="Verdana"/>
    </style:style>
    <style:style style:name="T187_8" style:family="text">
      <style:text-properties style:font-name="Verdana" style:font-name-asian="Verdana" style:font-name-complex="Verdana"/>
    </style:style>
    <style:style style:name="T187_9" style:family="text">
      <style:text-properties style:font-name="Verdana" style:font-name-asian="Verdana" style:font-name-complex="Verdana"/>
    </style:style>
    <style:style style:name="T187_10" style:family="text">
      <style:text-properties style:font-name="Verdana" style:font-name-asian="Verdana" style:font-name-complex="Verdana"/>
    </style:style>
    <style:style style:name="T187_11" style:family="text">
      <style:text-properties style:font-name="Verdana" style:font-name-asian="Verdana" style:font-name-complex="Verdana"/>
    </style:style>
    <style:style style:name="T187_12" style:family="text">
      <style:text-properties style:font-name="Verdana" style:font-name-asian="Verdana" style:font-name-complex="Verdana"/>
    </style:style>
    <style:style style:name="T187_13" style:family="text">
      <style:text-properties style:font-name="Verdana" style:font-name-asian="Verdana" style:font-name-complex="Verdana"/>
    </style:style>
    <style:style style:name="T187_14" style:family="text">
      <style:text-properties style:font-name="Verdana" style:font-name-asian="Verdana" style:font-name-complex="Verdana"/>
    </style:style>
    <style:style style:name="T187_15" style:family="text">
      <style:text-properties style:font-name="Verdana" style:font-name-asian="Verdana" style:font-name-complex="Verdana"/>
    </style:style>
    <style:style style:name="T187_16" style:family="text">
      <style:text-properties style:font-name="Verdana" style:font-name-asian="Verdana" style:font-name-complex="Verdana"/>
    </style:style>
    <style:style style:name="T187_17" style:family="text">
      <style:text-properties style:font-name="Verdana" style:font-name-asian="Verdana" style:font-name-complex="Verdana"/>
    </style:style>
    <style:style style:name="T187_18" style:family="text">
      <style:text-properties style:font-name="Verdana" style:font-name-asian="Verdana" style:font-name-complex="Verdana"/>
    </style:style>
    <style:style style:name="T187_19" style:family="text">
      <style:text-properties style:font-name="Verdana" style:font-name-asian="Verdana" style:font-name-complex="Verdana"/>
    </style:style>
    <style:style style:name="T187_20" style:family="text">
      <style:text-properties style:font-name="Verdana" style:font-name-asian="Verdana" style:font-name-complex="Verdana"/>
    </style:style>
    <style:style style:name="T187_21" style:family="text">
      <style:text-properties style:font-name="Verdana" style:font-name-asian="Verdana" style:font-name-complex="Verdana"/>
    </style:style>
    <style:style style:name="T187_22" style:family="text">
      <style:text-properties style:font-name="Verdana" style:font-name-asian="Verdana" style:font-name-complex="Verdana"/>
    </style:style>
    <style:style style:name="T187_23" style:family="text">
      <style:text-properties style:font-name="Verdana" style:font-name-asian="Verdana" style:font-name-complex="Verdana"/>
    </style:style>
    <style:style style:name="T187_24" style:family="text">
      <style:text-properties style:font-name="Verdana" style:font-name-asian="Verdana" style:font-name-complex="Verdana"/>
    </style:style>
    <style:style style:name="T187_25" style:family="text">
      <style:text-properties style:font-name="Verdana" style:font-name-asian="Verdana" style:font-name-complex="Verdana"/>
    </style:style>
    <style:style style:name="T187_26" style:family="text">
      <style:text-properties style:font-name="Verdana" style:font-name-asian="Verdana" style:font-name-complex="Verdana"/>
    </style:style>
    <style:style style:name="T187_27" style:family="text">
      <style:text-properties style:font-name="Verdana" style:font-name-asian="Verdana" style:font-name-complex="Verdana"/>
    </style:style>
    <style:style style:name="T187_28" style:family="text">
      <style:text-properties style:font-name="Verdana" style:font-name-asian="Verdana" style:font-name-complex="Verdana"/>
    </style:style>
    <style:style style:name="T187_29" style:family="text">
      <style:text-properties style:font-name="Verdana" style:font-name-asian="Verdana" style:font-name-complex="Verdana"/>
    </style:style>
    <style:style style:name="T187_30" style:family="text">
      <style:text-properties style:font-name="Verdana" style:font-name-asian="Verdana" style:font-name-complex="Verdana"/>
    </style:style>
    <style:style style:name="T187_31" style:family="text">
      <style:text-properties style:font-name="Verdana" style:font-name-asian="Verdana" style:font-name-complex="Verdana"/>
    </style:style>
    <style:style style:name="T187_32" style:family="text">
      <style:text-properties style:font-name="Verdana" style:font-name-asian="Verdana" style:font-name-complex="Verdana"/>
    </style:style>
    <style:style style:name="T187_33" style:family="text">
      <style:text-properties style:font-name="Verdana" style:font-name-asian="Verdana" style:font-name-complex="Verdana"/>
    </style:style>
    <style:style style:name="T187_34" style:family="text">
      <style:text-properties style:font-name="Verdana" style:font-name-asian="Verdana" style:font-name-complex="Verdana"/>
    </style:style>
    <style:style style:name="T187_35" style:family="text">
      <style:text-properties style:font-name="Verdana" style:font-name-asian="Verdana" style:font-name-complex="Verdana"/>
    </style:style>
    <style:style style:name="T187_36" style:family="text">
      <style:text-properties style:font-name="Verdana" style:font-name-asian="Verdana" style:font-name-complex="Verdana"/>
    </style:style>
    <style:style style:name="P188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style:font-name="Consolas" style:font-name-asian="Consolas" style:font-name-complex="Consolas"/>
    </style:style>
    <style:style style:name="T189_2" style:family="text">
      <style:text-properties style:font-name="Consolas" style:font-name-asian="Consolas" style:font-name-complex="Consolas"/>
    </style:style>
    <style:style style:name="T189_3" style:family="text">
      <style:text-properties style:font-name="Consolas" style:font-name-asian="Consolas" style:font-name-complex="Consolas"/>
    </style:style>
    <style:style style:name="T189_4" style:family="text">
      <style:text-properties style:font-name="Consolas" style:font-name-asian="Consolas" style:font-name-complex="Consolas"/>
    </style:style>
    <style:style style:name="T189_5" style:family="text">
      <style:text-properties style:font-name="Consolas" style:font-name-asian="Consolas" style:font-name-complex="Consolas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>
      <style:text-properties style:font-name="Consolas" style:font-name-asian="Consolas" style:font-name-complex="Consolas"/>
    </style:style>
    <style:style style:name="T190_2" style:family="text">
      <style:text-properties style:font-name="Consolas" style:font-name-asian="Consolas" style:font-name-complex="Consolas"/>
    </style:style>
    <style:style style:name="T190_3" style:family="text">
      <style:text-properties style:font-name="Consolas" style:font-name-asian="Consolas" style:font-name-complex="Consolas"/>
    </style:style>
    <style:style style:name="T190_4" style:family="text">
      <style:text-properties style:font-name="Consolas" style:font-name-asian="Consolas" style:font-name-complex="Consolas"/>
    </style:style>
    <style:style style:name="T190_5" style:family="text">
      <style:text-properties style:font-name="Consolas" style:font-name-asian="Consolas" style:font-name-complex="Consolas"/>
    </style:style>
    <style:style style:name="T190_6" style:family="text">
      <style:text-properties style:font-name="Consolas" style:font-name-asian="Consolas" style:font-name-complex="Consolas"/>
    </style:style>
    <style:style style:name="T190_7" style:family="text">
      <style:text-properties style:font-name="Consolas" style:font-name-asian="Consolas" style:font-name-complex="Consolas"/>
    </style:style>
    <style:style style:name="T190_8" style:family="text">
      <style:text-properties style:font-name="Consolas" style:font-name-asian="Consolas" style:font-name-complex="Consolas"/>
    </style:style>
    <style:style style:name="T190_9" style:family="text">
      <style:text-properties style:font-name="Consolas" style:font-name-asian="Consolas" style:font-name-complex="Consolas"/>
    </style:style>
    <style:style style:name="T190_10" style:family="text">
      <style:text-properties style:font-name="Consolas" style:font-name-asian="Consolas" style:font-name-complex="Consolas"/>
    </style:style>
    <style:style style:name="T190_11" style:family="text">
      <style:text-properties style:font-name="Consolas" style:font-name-asian="Consolas" style:font-name-complex="Consolas"/>
    </style:style>
    <style:style style:name="T190_12" style:family="text">
      <style:text-properties style:font-name="Consolas" style:font-name-asian="Consolas" style:font-name-complex="Consolas"/>
    </style:style>
    <style:style style:name="T190_13" style:family="text">
      <style:text-properties style:font-name="Consolas" style:font-name-asian="Consolas" style:font-name-complex="Consolas"/>
    </style:style>
    <style:style style:name="T190_14" style:family="text">
      <style:text-properties style:font-name="Consolas" style:font-name-asian="Consolas" style:font-name-complex="Consolas"/>
    </style:style>
    <style:style style:name="T190_15" style:family="text">
      <style:text-properties style:font-name="Consolas" style:font-name-asian="Consolas" style:font-name-complex="Consolas"/>
    </style:style>
    <style:style style:name="T190_16" style:family="text">
      <style:text-properties style:font-name="Consolas" style:font-name-asian="Consolas" style:font-name-complex="Consolas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style:font-name="Consolas" style:font-name-asian="Consolas" style:font-name-complex="Consolas"/>
    </style:style>
    <style:style style:name="T191_2" style:family="text">
      <style:text-properties style:font-name="Consolas" style:font-name-asian="Consolas" style:font-name-complex="Consolas"/>
    </style:style>
    <style:style style:name="T191_3" style:family="text">
      <style:text-properties style:font-name="Consolas" style:font-name-asian="Consolas" style:font-name-complex="Consolas"/>
    </style:style>
    <style:style style:name="T191_4" style:family="text">
      <style:text-properties style:font-name="Consolas" style:font-name-asian="Consolas" style:font-name-complex="Consolas"/>
    </style:style>
    <style:style style:name="T191_5" style:family="text">
      <style:text-properties style:font-name="Consolas" style:font-name-asian="Consolas" style:font-name-complex="Consolas"/>
    </style:style>
    <style:style style:name="P192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style:font-name="Verdana" style:font-name-asian="Verdana" style:font-name-complex="Verdana"/>
    </style:style>
    <style:style style:name="T193_2" style:family="text">
      <style:text-properties style:font-name="Verdana" style:font-name-asian="Verdana" style:font-name-complex="Verdana"/>
    </style:style>
    <style:style style:name="T193_3" style:family="text">
      <style:text-properties style:font-name="Verdana" style:font-name-asian="Verdana" style:font-name-complex="Verdana"/>
    </style:style>
    <style:style style:name="T193_4" style:family="text">
      <style:text-properties style:font-name="Verdana" style:font-name-asian="Verdana" style:font-name-complex="Verdana"/>
    </style:style>
    <style:style style:name="T193_5" style:family="text">
      <style:text-properties style:font-name="Verdana" style:font-name-asian="Verdana" style:font-name-complex="Verdana"/>
    </style:style>
    <style:style style:name="T193_6" style:family="text">
      <style:text-properties style:font-name="Verdana" style:font-name-asian="Verdana" style:font-name-complex="Verdana"/>
    </style:style>
    <style:style style:name="T193_7" style:family="text">
      <style:text-properties style:font-name="Verdana" style:font-name-asian="Verdana" style:font-name-complex="Verdana"/>
    </style:style>
    <style:style style:name="T193_8" style:family="text">
      <style:text-properties style:font-name="Verdana" style:font-name-asian="Verdana" style:font-name-complex="Verdana"/>
    </style:style>
    <style:style style:name="T193_9" style:family="text">
      <style:text-properties style:font-name="Verdana" style:font-name-asian="Verdana" style:font-name-complex="Verdana"/>
    </style:style>
    <style:style style:name="T193_10" style:family="text">
      <style:text-properties style:font-name="Verdana" style:font-name-asian="Verdana" style:font-name-complex="Verdana"/>
    </style:style>
    <style:style style:name="T193_11" style:family="text">
      <style:text-properties style:font-name="Verdana" style:font-name-asian="Verdana" style:font-name-complex="Verdana"/>
    </style:style>
    <style:style style:name="T193_12" style:family="text">
      <style:text-properties style:font-name="Verdana" style:font-name-asian="Verdana" style:font-name-complex="Verdana"/>
    </style:style>
    <style:style style:name="T193_13" style:family="text">
      <style:text-properties style:font-name="Verdana" style:font-name-asian="Verdana" style:font-name-complex="Verdana"/>
    </style:style>
    <style:style style:name="T193_14" style:family="text">
      <style:text-properties style:font-name="Verdana" style:font-name-asian="Verdana" style:font-name-complex="Verdana"/>
    </style:style>
    <style:style style:name="T193_15" style:family="text">
      <style:text-properties style:font-name="Verdana" style:font-name-asian="Verdana" style:font-name-complex="Verdana"/>
    </style:style>
    <style:style style:name="T193_16" style:family="text">
      <style:text-properties style:font-name="Verdana" style:font-name-asian="Verdana" style:font-name-complex="Verdana"/>
    </style:style>
    <style:style style:name="T193_17" style:family="text">
      <style:text-properties style:font-name="Verdana" style:font-name-asian="Verdana" style:font-name-complex="Verdana"/>
    </style:style>
    <style:style style:name="T193_18" style:family="text">
      <style:text-properties style:font-name="Verdana" style:font-name-asian="Verdana" style:font-name-complex="Verdana"/>
    </style:style>
    <style:style style:name="T193_19" style:family="text">
      <style:text-properties style:font-name="Verdana" style:font-name-asian="Verdana" style:font-name-complex="Verdana"/>
    </style:style>
    <style:style style:name="T193_20" style:family="text">
      <style:text-properties style:font-name="Verdana" style:font-name-asian="Verdana" style:font-name-complex="Verdana"/>
    </style:style>
    <style:style style:name="T193_21" style:family="text">
      <style:text-properties style:font-name="Verdana" style:font-name-asian="Verdana" style:font-name-complex="Verdana"/>
    </style:style>
    <style:style style:name="T193_22" style:family="text">
      <style:text-properties style:font-name="Verdana" style:font-name-asian="Verdana" style:font-name-complex="Verdana"/>
    </style:style>
    <style:style style:name="T193_23" style:family="text">
      <style:text-properties style:font-name="Verdana" style:font-name-asian="Verdana" style:font-name-complex="Verdana"/>
    </style:style>
    <style:style style:name="T193_24" style:family="text">
      <style:text-properties style:font-name="Verdana" style:font-name-asian="Verdana" style:font-name-complex="Verdana"/>
    </style:style>
    <style:style style:name="T193_25" style:family="text">
      <style:text-properties style:font-name="Verdana" style:font-name-asian="Verdana" style:font-name-complex="Verdana"/>
    </style:style>
    <style:style style:name="T193_26" style:family="text">
      <style:text-properties style:font-name="Verdana" style:font-name-asian="Verdana" style:font-name-complex="Verdana"/>
    </style:style>
    <style:style style:name="T193_27" style:family="text">
      <style:text-properties style:font-name="Verdana" style:font-name-asian="Verdana" style:font-name-complex="Verdana"/>
    </style:style>
    <style:style style:name="T193_28" style:family="text">
      <style:text-properties style:font-name="Verdana" style:font-name-asian="Verdana" style:font-name-complex="Verdana"/>
    </style:style>
    <style:style style:name="T193_29" style:family="text">
      <style:text-properties style:font-name="Verdana" style:font-name-asian="Verdana" style:font-name-complex="Verdana"/>
    </style:style>
    <style:style style:name="T193_30" style:family="text">
      <style:text-properties style:font-name="Verdana" style:font-name-asian="Verdana" style:font-name-complex="Verdana"/>
    </style:style>
    <style:style style:name="T193_31" style:family="text">
      <style:text-properties style:font-name="Verdana" style:font-name-asian="Verdana" style:font-name-complex="Verdana"/>
    </style:style>
    <style:style style:name="T193_32" style:family="text">
      <style:text-properties style:font-name="Verdana" style:font-name-asian="Verdana" style:font-name-complex="Verdana"/>
    </style:style>
    <style:style style:name="T193_33" style:family="text">
      <style:text-properties style:font-name="Verdana" style:font-name-asian="Verdana" style:font-name-complex="Verdana"/>
    </style:style>
    <style:style style:name="T193_34" style:family="text">
      <style:text-properties style:font-name="Verdana" style:font-name-asian="Verdana" style:font-name-complex="Verdana"/>
    </style:style>
    <style:style style:name="T193_35" style:family="text">
      <style:text-properties style:font-name="Verdana" style:font-name-asian="Verdana" style:font-name-complex="Verdana"/>
    </style:style>
    <style:style style:name="T193_36" style:family="text">
      <style:text-properties style:font-name="Verdana" style:font-name-asian="Verdana" style:font-name-complex="Verdana"/>
    </style:style>
    <style:style style:name="T193_37" style:family="text">
      <style:text-properties style:font-name="Verdana" style:font-name-asian="Verdana" style:font-name-complex="Verdana"/>
    </style:style>
    <style:style style:name="T193_38" style:family="text">
      <style:text-properties style:font-name="Verdana" style:font-name-asian="Verdana" style:font-name-complex="Verdana"/>
    </style:style>
    <style:style style:name="T193_39" style:family="text">
      <style:text-properties style:font-name="Verdana" style:font-name-asian="Verdana" style:font-name-complex="Verdana"/>
    </style:style>
    <style:style style:name="T193_40" style:family="text">
      <style:text-properties style:font-name="Verdana" style:font-name-asian="Verdana" style:font-name-complex="Verdana"/>
    </style:style>
    <style:style style:name="T193_41" style:family="text">
      <style:text-properties style:font-name="Verdana" style:font-name-asian="Verdana" style:font-name-complex="Verdana"/>
    </style:style>
    <style:style style:name="T193_42" style:family="text">
      <style:text-properties style:font-name="Verdana" style:font-name-asian="Verdana" style:font-name-complex="Verdana"/>
    </style:style>
    <style:style style:name="T193_43" style:family="text">
      <style:text-properties style:font-name="Verdana" style:font-name-asian="Verdana" style:font-name-complex="Verdana"/>
    </style:style>
    <style:style style:name="T193_44" style:family="text">
      <style:text-properties style:font-name="Verdana" style:font-name-asian="Verdana" style:font-name-complex="Verdana"/>
    </style:style>
    <style:style style:name="T193_45" style:family="text">
      <style:text-properties style:font-name="Verdana" style:font-name-asian="Verdana" style:font-name-complex="Verdana"/>
    </style:style>
    <style:style style:name="T193_46" style:family="text">
      <style:text-properties style:font-name="Verdana" style:font-name-asian="Verdana" style:font-name-complex="Verdana"/>
    </style:style>
    <style:style style:name="T193_47" style:family="text">
      <style:text-properties style:font-name="Verdana" style:font-name-asian="Verdana" style:font-name-complex="Verdana"/>
    </style:style>
    <style:style style:name="T193_48" style:family="text">
      <style:text-properties style:font-name="Verdana" style:font-name-asian="Verdana" style:font-name-complex="Verdana"/>
    </style:style>
    <style:style style:name="P194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style:font-name="Consolas" style:font-name-asian="Consolas" style:font-name-complex="Consolas"/>
    </style:style>
    <style:style style:name="T195_2" style:family="text">
      <style:text-properties style:font-name="Consolas" style:font-name-asian="Consolas" style:font-name-complex="Consolas"/>
    </style:style>
    <style:style style:name="T195_3" style:family="text">
      <style:text-properties style:font-name="Consolas" style:font-name-asian="Consolas" style:font-name-complex="Consolas"/>
    </style:style>
    <style:style style:name="T195_4" style:family="text">
      <style:text-properties style:font-name="Consolas" style:font-name-asian="Consolas" style:font-name-complex="Consolas"/>
    </style:style>
    <style:style style:name="T195_5" style:family="text">
      <style:text-properties style:font-name="Consolas" style:font-name-asian="Consolas" style:font-name-complex="Consolas"/>
    </style:style>
    <style:style style:name="T195_6" style:family="text">
      <style:text-properties style:font-name="Consolas" style:font-name-asian="Consolas" style:font-name-complex="Consolas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>
      <style:text-properties style:font-name="Consolas" style:font-name-asian="Consolas" style:font-name-complex="Consolas"/>
    </style:style>
    <style:style style:name="T196_2" style:family="text">
      <style:text-properties style:font-name="Consolas" style:font-name-asian="Consolas" style:font-name-complex="Consolas"/>
    </style:style>
    <style:style style:name="T196_3" style:family="text">
      <style:text-properties style:font-name="Consolas" style:font-name-asian="Consolas" style:font-name-complex="Consolas"/>
    </style:style>
    <style:style style:name="T196_4" style:family="text">
      <style:text-properties style:font-name="Consolas" style:font-name-asian="Consolas" style:font-name-complex="Consolas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>
      <style:text-properties style:font-name="Consolas" style:font-name-asian="Consolas" style:font-name-complex="Consolas"/>
    </style:style>
    <style:style style:name="T197_2" style:family="text">
      <style:text-properties style:font-name="Consolas" style:font-name-asian="Consolas" style:font-name-complex="Consolas"/>
    </style:style>
    <style:style style:name="T197_3" style:family="text">
      <style:text-properties style:font-name="Consolas" style:font-name-asian="Consolas" style:font-name-complex="Consolas"/>
    </style:style>
    <style:style style:name="T197_4" style:family="text">
      <style:text-properties style:font-name="Consolas" style:font-name-asian="Consolas" style:font-name-complex="Consolas"/>
    </style:style>
    <style:style style:name="T197_5" style:family="text">
      <style:text-properties style:font-name="Consolas" style:font-name-asian="Consolas" style:font-name-complex="Consolas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>
      <style:text-properties style:font-name="Consolas" style:font-name-asian="Consolas" style:font-name-complex="Consolas"/>
    </style:style>
    <style:style style:name="T198_2" style:family="text">
      <style:text-properties style:font-name="Consolas" style:font-name-asian="Consolas" style:font-name-complex="Consolas"/>
    </style:style>
    <style:style style:name="T198_3" style:family="text">
      <style:text-properties style:font-name="Consolas" style:font-name-asian="Consolas" style:font-name-complex="Consolas"/>
    </style:style>
    <style:style style:name="T198_4" style:family="text">
      <style:text-properties style:font-name="Consolas" style:font-name-asian="Consolas" style:font-name-complex="Consolas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style:font-name="Consolas" style:font-name-asian="Consolas" style:font-name-complex="Consolas"/>
    </style:style>
    <style:style style:name="T199_2" style:family="text">
      <style:text-properties style:font-name="Consolas" style:font-name-asian="Consolas" style:font-name-complex="Consolas"/>
    </style:style>
    <style:style style:name="T199_3" style:family="text">
      <style:text-properties style:font-name="Consolas" style:font-name-asian="Consolas" style:font-name-complex="Consolas"/>
    </style:style>
    <style:style style:name="T199_4" style:family="text">
      <style:text-properties style:font-name="Consolas" style:font-name-asian="Consolas" style:font-name-complex="Consolas"/>
    </style:style>
    <style:style style:name="T199_5" style:family="text">
      <style:text-properties style:font-name="Consolas" style:font-name-asian="Consolas" style:font-name-complex="Consolas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style:font-name="Consolas" style:font-name-asian="Consolas" style:font-name-complex="Consolas"/>
    </style:style>
    <style:style style:name="T200_2" style:family="text">
      <style:text-properties style:font-name="Consolas" style:font-name-asian="Consolas" style:font-name-complex="Consolas"/>
    </style:style>
    <style:style style:name="T200_3" style:family="text">
      <style:text-properties style:font-name="Consolas" style:font-name-asian="Consolas" style:font-name-complex="Consolas"/>
    </style:style>
    <style:style style:name="T200_4" style:family="text">
      <style:text-properties style:font-name="Consolas" style:font-name-asian="Consolas" style:font-name-complex="Consolas"/>
    </style:style>
    <style:style style:name="P201" style:family="paragraph" style:parent-style-name="Standard">
      <style:paragraph-properties fo:break-before="auto" fo:text-indent="1.27cm" fo:line-height="115%" style:writing-mode="lr-tb"/>
    </style:style>
    <style:style style:name="T201_1" style:family="text">
      <style:text-properties style:font-name="Consolas" style:font-name-asian="Consolas" style:font-name-complex="Consolas"/>
    </style:style>
    <style:style style:name="P202" style:family="paragraph" style:parent-style-name="Standard">
      <style:paragraph-properties fo:break-before="auto" fo:text-indent="1.27cm" fo:line-height="115%" style:writing-mode="lr-tb"/>
      <style:text-properties style:font-name="Consolas" style:font-name-asian="Consolas" style:font-name-complex="Consolas"/>
    </style:style>
    <style:style style:name="P203" style:family="paragraph" style:parent-style-name="Standard">
      <style:paragraph-properties fo:break-before="auto" fo:text-indent="1.27cm" fo:line-height="115%" style:writing-mode="lr-tb"/>
    </style:style>
    <style:style style:name="T203_1" style:family="text">
      <style:text-properties style:font-name="Consolas" style:font-name-asian="Consolas" style:font-name-complex="Consolas"/>
    </style:style>
    <style:style style:name="T203_2" style:family="text">
      <style:text-properties style:font-name="Consolas" style:font-name-asian="Consolas" style:font-name-complex="Consolas"/>
    </style:style>
    <style:style style:name="T203_3" style:family="text">
      <style:text-properties style:font-name="Consolas" style:font-name-asian="Consolas" style:font-name-complex="Consolas"/>
    </style:style>
    <style:style style:name="T203_4" style:family="text">
      <style:text-properties style:font-name="Consolas" style:font-name-asian="Consolas" style:font-name-complex="Consolas"/>
    </style:style>
    <style:style style:name="P204" style:family="paragraph" style:parent-style-name="Standard">
      <style:paragraph-properties fo:break-before="auto" fo:text-indent="1.27cm" fo:line-height="115%" style:writing-mode="lr-tb"/>
    </style:style>
    <style:style style:name="T204_1" style:family="text">
      <style:text-properties style:font-name="Consolas" style:font-name-asian="Consolas" style:font-name-complex="Consolas"/>
    </style:style>
    <style:style style:name="T204_2" style:family="text">
      <style:text-properties style:font-name="Consolas" style:font-name-asian="Consolas" style:font-name-complex="Consolas"/>
    </style:style>
    <style:style style:name="T204_3" style:family="text">
      <style:text-properties style:font-name="Consolas" style:font-name-asian="Consolas" style:font-name-complex="Consolas"/>
    </style:style>
    <style:style style:name="T204_4" style:family="text">
      <style:text-properties style:font-name="Consolas" style:font-name-asian="Consolas" style:font-name-complex="Consolas"/>
    </style:style>
    <style:style style:name="T204_5" style:family="text">
      <style:text-properties style:font-name="Consolas" style:font-name-asian="Consolas" style:font-name-complex="Consolas"/>
    </style:style>
    <style:style style:name="T204_6" style:family="text">
      <style:text-properties style:font-name="Consolas" style:font-name-asian="Consolas" style:font-name-complex="Consolas"/>
    </style:style>
    <style:style style:name="P205" style:family="paragraph" style:parent-style-name="Standard">
      <style:paragraph-properties fo:break-before="auto" fo:text-indent="1.27cm" fo:line-height="115%" style:writing-mode="lr-tb"/>
    </style:style>
    <style:style style:name="T205_1" style:family="text">
      <style:text-properties style:font-name="Consolas" style:font-name-asian="Consolas" style:font-name-complex="Consolas"/>
    </style:style>
    <style:style style:name="P206" style:family="paragraph" style:parent-style-name="Standard">
      <style:paragraph-properties fo:break-before="auto" fo:text-indent="1.27cm" fo:line-height="115%" style:writing-mode="lr-tb"/>
    </style:style>
    <style:style style:name="T206_1" style:family="text">
      <style:text-properties style:font-name="Consolas" style:font-name-asian="Consolas" style:font-name-complex="Consolas"/>
    </style:style>
    <style:style style:name="T206_2" style:family="text">
      <style:text-properties style:font-name="Consolas" style:font-name-asian="Consolas" style:font-name-complex="Consolas"/>
    </style:style>
    <style:style style:name="T206_3" style:family="text">
      <style:text-properties style:font-name="Consolas" style:font-name-asian="Consolas" style:font-name-complex="Consolas"/>
    </style:style>
    <style:style style:name="T206_4" style:family="text">
      <style:text-properties style:font-name="Consolas" style:font-name-asian="Consolas" style:font-name-complex="Consolas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style:font-name="Consolas" style:font-name-asian="Consolas" style:font-name-complex="Consolas"/>
    </style:style>
    <style:style style:name="P208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09_3" style:family="text"/>
    <style:style style:name="T209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09_5" style:family="text"/>
    <style:style style:name="T209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09_7" style:family="text"/>
    <style:style style:name="T209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09_9" style:family="text"/>
    <style:style style:name="T209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09_11" style:family="text"/>
    <style:style style:name="T209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09_13" style:family="text"/>
    <style:style style:name="T209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09_15" style:family="text"/>
    <style:style style:name="T209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09_17" style:family="text"/>
    <style:style style:name="T209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09_19" style:family="text"/>
    <style:style style:name="T209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09_21" style:family="text"/>
    <style:style style:name="T209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09_23" style:family="text"/>
    <style:style style:name="T209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09_25" style:family="text"/>
    <style:style style:name="T209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09_27" style:family="text"/>
    <style:style style:name="T209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3" style:family="text"/>
    <style:style style:name="T210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5" style:family="text"/>
    <style:style style:name="T210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7" style:family="text"/>
    <style:style style:name="T210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9" style:family="text"/>
    <style:style style:name="T210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11" style:family="text"/>
    <style:style style:name="T210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13" style:family="text"/>
    <style:style style:name="T210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15" style:family="text"/>
    <style:style style:name="T210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17" style:family="text"/>
    <style:style style:name="T210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19" style:family="text"/>
    <style:style style:name="T210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21" style:family="text"/>
    <style:style style:name="T210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23" style:family="text"/>
    <style:style style:name="T210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25" style:family="text"/>
    <style:style style:name="T210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27" style:family="text"/>
    <style:style style:name="T210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29" style:family="text"/>
    <style:style style:name="T210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31" style:family="text"/>
    <style:style style:name="T210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33" style:family="text"/>
    <style:style style:name="T210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35" style:family="text"/>
    <style:style style:name="T210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37" style:family="text"/>
    <style:style style:name="T210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39" style:family="text"/>
    <style:style style:name="T210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41" style:family="text"/>
    <style:style style:name="T210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43" style:family="text"/>
    <style:style style:name="T210_4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45" style:family="text"/>
    <style:style style:name="T210_4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47" style:family="text"/>
    <style:style style:name="T210_4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49" style:family="text"/>
    <style:style style:name="T210_5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0_51" style:family="text"/>
    <style:style style:name="T210_5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1_3" style:family="text"/>
    <style:style style:name="T211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1_5" style:family="text"/>
    <style:style style:name="T211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1_7" style:family="text"/>
    <style:style style:name="T211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1_9" style:family="text"/>
    <style:style style:name="T211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1_11" style:family="text"/>
    <style:style style:name="T211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1_13" style:family="text"/>
    <style:style style:name="T211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1_15" style:family="text"/>
    <style:style style:name="T211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1_17" style:family="text"/>
    <style:style style:name="T211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2_3" style:family="text"/>
    <style:style style:name="T212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2_5" style:family="text"/>
    <style:style style:name="T212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2_7" style:family="text"/>
    <style:style style:name="T212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2_9" style:family="text"/>
    <style:style style:name="T212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2_11" style:family="text"/>
    <style:style style:name="T212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2_13" style:family="text"/>
    <style:style style:name="T212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2_15" style:family="text"/>
    <style:style style:name="T212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2_17" style:family="text"/>
    <style:style style:name="T212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2_19" style:family="text"/>
    <style:style style:name="T212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2_21" style:family="text"/>
    <style:style style:name="T212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12_23" style:family="text"/>
    <style:style style:name="T212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213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 fo:font-weight="bold" style:font-weight-asian="bold" style:font-weight-complex="bold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4_2" style:family="text">
      <style:text-properties style:font-name="Verdana" style:font-name-asian="Verdana" style:font-name-complex="Verdana"/>
    </style:style>
    <style:style style:name="T214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4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4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4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4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4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4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4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4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4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4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4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4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4_1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4_1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4_1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4_1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4_2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4_2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4_2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>
      <style:text-properties style:font-name="Verdana" style:font-name-asian="Verdana" style:font-name-complex="Verdana"/>
    </style:style>
    <style:style style:name="T215_2" style:family="text">
      <style:text-properties style:font-name="Verdana" style:font-name-asian="Verdana" style:font-name-complex="Verdana"/>
    </style:style>
    <style:style style:name="T215_3" style:family="text">
      <style:text-properties style:font-name="Verdana" style:font-name-asian="Verdana" style:font-name-complex="Verdana"/>
    </style:style>
    <style:style style:name="T215_4" style:family="text">
      <style:text-properties style:font-name="Verdana" style:font-name-asian="Verdana" style:font-name-complex="Verdana"/>
    </style:style>
    <style:style style:name="T215_5" style:family="text">
      <style:text-properties style:font-name="Verdana" style:font-name-asian="Verdana" style:font-name-complex="Verdana"/>
    </style:style>
    <style:style style:name="T215_6" style:family="text">
      <style:text-properties style:font-name="Verdana" style:font-name-asian="Verdana" style:font-name-complex="Verdana"/>
    </style:style>
    <style:style style:name="T215_7" style:family="text">
      <style:text-properties style:font-name="Verdana" style:font-name-asian="Verdana" style:font-name-complex="Verdana"/>
    </style:style>
    <style:style style:name="T215_8" style:family="text">
      <style:text-properties style:font-name="Verdana" style:font-name-asian="Verdana" style:font-name-complex="Verdana"/>
    </style:style>
    <style:style style:name="T215_9" style:family="text">
      <style:text-properties style:font-name="Verdana" style:font-name-asian="Verdana" style:font-name-complex="Verdana"/>
    </style:style>
    <style:style style:name="T215_10" style:family="text">
      <style:text-properties style:font-name="Verdana" style:font-name-asian="Verdana" style:font-name-complex="Verdana"/>
    </style:style>
    <style:style style:name="T215_11" style:family="text">
      <style:text-properties style:font-name="Verdana" style:font-name-asian="Verdana" style:font-name-complex="Verdana"/>
    </style:style>
    <style:style style:name="T215_12" style:family="text">
      <style:text-properties style:font-name="Verdana" style:font-name-asian="Verdana" style:font-name-complex="Verdana"/>
    </style:style>
    <style:style style:name="T215_13" style:family="text">
      <style:text-properties style:font-name="Verdana" style:font-name-asian="Verdana" style:font-name-complex="Verdana"/>
    </style:style>
    <style:style style:name="T215_14" style:family="text">
      <style:text-properties style:font-name="Verdana" style:font-name-asian="Verdana" style:font-name-complex="Verdana"/>
    </style:style>
    <style:style style:name="T215_15" style:family="text">
      <style:text-properties style:font-name="Verdana" style:font-name-asian="Verdana" style:font-name-complex="Verdana"/>
    </style:style>
    <style:style style:name="T215_16" style:family="text">
      <style:text-properties style:font-name="Verdana" style:font-name-asian="Verdana" style:font-name-complex="Verdana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>
      <style:text-properties style:font-name="Verdana" style:font-name-asian="Verdana" style:font-name-complex="Verdana"/>
    </style:style>
    <style:style style:name="T216_2" style:family="text">
      <style:text-properties style:font-name="Verdana" style:font-name-asian="Verdana" style:font-name-complex="Verdana"/>
    </style:style>
    <style:style style:name="T216_3" style:family="text">
      <style:text-properties style:font-name="Verdana" style:font-name-asian="Verdana" style:font-name-complex="Verdana"/>
    </style:style>
    <style:style style:name="T216_4" style:family="text">
      <style:text-properties style:font-name="Verdana" style:font-name-asian="Verdana" style:font-name-complex="Verdana"/>
    </style:style>
    <style:style style:name="T216_5" style:family="text">
      <style:text-properties style:font-name="Verdana" style:font-name-asian="Verdana" style:font-name-complex="Verdana"/>
    </style:style>
    <style:style style:name="T216_6" style:family="text">
      <style:text-properties style:font-name="Verdana" style:font-name-asian="Verdana" style:font-name-complex="Verdana"/>
    </style:style>
    <style:style style:name="T216_7" style:family="text">
      <style:text-properties style:font-name="Verdana" style:font-name-asian="Verdana" style:font-name-complex="Verdana"/>
    </style:style>
    <style:style style:name="T216_8" style:family="text">
      <style:text-properties style:font-name="Verdana" style:font-name-asian="Verdana" style:font-name-complex="Verdana"/>
    </style:style>
    <style:style style:name="T216_9" style:family="text">
      <style:text-properties style:font-name="Verdana" style:font-name-asian="Verdana" style:font-name-complex="Verdana"/>
    </style:style>
    <style:style style:name="T216_10" style:family="text">
      <style:text-properties style:font-name="Verdana" style:font-name-asian="Verdana" style:font-name-complex="Verdana"/>
    </style:style>
    <style:style style:name="T216_11" style:family="text">
      <style:text-properties style:font-name="Verdana" style:font-name-asian="Verdana" style:font-name-complex="Verdana"/>
    </style:style>
    <style:style style:name="T216_12" style:family="text">
      <style:text-properties style:font-name="Verdana" style:font-name-asian="Verdana" style:font-name-complex="Verdana"/>
    </style:style>
    <style:style style:name="T216_13" style:family="text">
      <style:text-properties style:font-name="Verdana" style:font-name-asian="Verdana" style:font-name-complex="Verdana"/>
    </style:style>
    <style:style style:name="T216_14" style:family="text">
      <style:text-properties style:font-name="Verdana" style:font-name-asian="Verdana" style:font-name-complex="Verdana"/>
    </style:style>
    <style:style style:name="T216_15" style:family="text">
      <style:text-properties style:font-name="Verdana" style:font-name-asian="Verdana" style:font-name-complex="Verdana"/>
    </style:style>
    <style:style style:name="T216_16" style:family="text">
      <style:text-properties style:font-name="Verdana" style:font-name-asian="Verdana" style:font-name-complex="Verdana"/>
    </style:style>
    <style:style style:name="T216_17" style:family="text">
      <style:text-properties style:font-name="Verdana" style:font-name-asian="Verdana" style:font-name-complex="Verdana"/>
    </style:style>
    <style:style style:name="T216_18" style:family="text">
      <style:text-properties style:font-name="Verdana" style:font-name-asian="Verdana" style:font-name-complex="Verdana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>
      <style:text-properties style:font-name="Verdana" style:font-name-asian="Verdana" style:font-name-complex="Verdana"/>
    </style:style>
    <style:style style:name="T217_2" style:family="text">
      <style:text-properties style:font-name="Verdana" style:font-name-asian="Verdana" style:font-name-complex="Verdana"/>
    </style:style>
    <style:style style:name="T217_3" style:family="text">
      <style:text-properties style:font-name="Verdana" style:font-name-asian="Verdana" style:font-name-complex="Verdana"/>
    </style:style>
    <style:style style:name="T217_4" style:family="text">
      <style:text-properties style:font-name="Verdana" style:font-name-asian="Verdana" style:font-name-complex="Verdana"/>
    </style:style>
    <style:style style:name="T217_5" style:family="text">
      <style:text-properties style:font-name="Verdana" style:font-name-asian="Verdana" style:font-name-complex="Verdana"/>
    </style:style>
    <style:style style:name="T217_6" style:family="text">
      <style:text-properties style:font-name="Verdana" style:font-name-asian="Verdana" style:font-name-complex="Verdana"/>
    </style:style>
    <style:style style:name="T217_7" style:family="text">
      <style:text-properties style:font-name="Verdana" style:font-name-asian="Verdana" style:font-name-complex="Verdana"/>
    </style:style>
    <style:style style:name="T217_8" style:family="text">
      <style:text-properties style:font-name="Verdana" style:font-name-asian="Verdana" style:font-name-complex="Verdana"/>
    </style:style>
    <style:style style:name="T217_9" style:family="text">
      <style:text-properties style:font-name="Verdana" style:font-name-asian="Verdana" style:font-name-complex="Verdana"/>
    </style:style>
    <style:style style:name="T217_10" style:family="text">
      <style:text-properties style:font-name="Verdana" style:font-name-asian="Verdana" style:font-name-complex="Verdana"/>
    </style:style>
    <style:style style:name="T217_11" style:family="text">
      <style:text-properties style:font-name="Verdana" style:font-name-asian="Verdana" style:font-name-complex="Verdana"/>
    </style:style>
    <style:style style:name="T217_12" style:family="text">
      <style:text-properties style:font-name="Verdana" style:font-name-asian="Verdana" style:font-name-complex="Verdana"/>
    </style:style>
    <style:style style:name="T217_13" style:family="text">
      <style:text-properties style:font-name="Verdana" style:font-name-asian="Verdana" style:font-name-complex="Verdana"/>
    </style:style>
    <style:style style:name="T217_14" style:family="text">
      <style:text-properties style:font-name="Verdana" style:font-name-asian="Verdana" style:font-name-complex="Verdana"/>
    </style:style>
    <style:style style:name="T217_15" style:family="text">
      <style:text-properties style:font-name="Verdana" style:font-name-asian="Verdana" style:font-name-complex="Verdana"/>
    </style:style>
    <style:style style:name="T217_16" style:family="text">
      <style:text-properties style:font-name="Verdana" style:font-name-asian="Verdana" style:font-name-complex="Verdana"/>
    </style:style>
    <style:style style:name="T217_17" style:family="text">
      <style:text-properties style:font-name="Verdana" style:font-name-asian="Verdana" style:font-name-complex="Verdana"/>
    </style:style>
    <style:style style:name="T217_18" style:family="text">
      <style:text-properties style:font-name="Verdana" style:font-name-asian="Verdana" style:font-name-complex="Verdana"/>
    </style:style>
    <style:style style:name="T217_19" style:family="text">
      <style:text-properties style:font-name="Verdana" style:font-name-asian="Verdana" style:font-name-complex="Verdana"/>
    </style:style>
    <style:style style:name="T217_20" style:family="text">
      <style:text-properties style:font-name="Verdana" style:font-name-asian="Verdana" style:font-name-complex="Verdana"/>
    </style:style>
    <style:style style:name="T217_21" style:family="text">
      <style:text-properties style:font-name="Verdana" style:font-name-asian="Verdana" style:font-name-complex="Verdana"/>
    </style:style>
    <style:style style:name="T217_22" style:family="text">
      <style:text-properties style:font-name="Verdana" style:font-name-asian="Verdana" style:font-name-complex="Verdana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>
      <style:text-properties style:font-name="Verdana" style:font-name-asian="Verdana" style:font-name-complex="Verdana"/>
    </style:style>
    <style:style style:name="T218_2" style:family="text">
      <style:text-properties style:font-name="Verdana" style:font-name-asian="Verdana" style:font-name-complex="Verdana"/>
    </style:style>
    <style:style style:name="T218_3" style:family="text">
      <style:text-properties style:font-name="Verdana" style:font-name-asian="Verdana" style:font-name-complex="Verdana"/>
    </style:style>
    <style:style style:name="T218_4" style:family="text">
      <style:text-properties style:font-name="Verdana" style:font-name-asian="Verdana" style:font-name-complex="Verdana"/>
    </style:style>
    <style:style style:name="T218_5" style:family="text">
      <style:text-properties style:font-name="Verdana" style:font-name-asian="Verdana" style:font-name-complex="Verdana"/>
    </style:style>
    <style:style style:name="T218_6" style:family="text">
      <style:text-properties style:font-name="Verdana" style:font-name-asian="Verdana" style:font-name-complex="Verdana"/>
    </style:style>
    <style:style style:name="T218_7" style:family="text">
      <style:text-properties style:font-name="Verdana" style:font-name-asian="Verdana" style:font-name-complex="Verdana"/>
    </style:style>
    <style:style style:name="T218_8" style:family="text">
      <style:text-properties style:font-name="Verdana" style:font-name-asian="Verdana" style:font-name-complex="Verdana"/>
    </style:style>
    <style:style style:name="T218_9" style:family="text">
      <style:text-properties style:font-name="Verdana" style:font-name-asian="Verdana" style:font-name-complex="Verdana"/>
    </style:style>
    <style:style style:name="T218_10" style:family="text">
      <style:text-properties style:font-name="Verdana" style:font-name-asian="Verdana" style:font-name-complex="Verdana"/>
    </style:style>
    <style:style style:name="T218_11" style:family="text">
      <style:text-properties style:font-name="Verdana" style:font-name-asian="Verdana" style:font-name-complex="Verdana"/>
    </style:style>
    <style:style style:name="T218_12" style:family="text">
      <style:text-properties style:font-name="Verdana" style:font-name-asian="Verdana" style:font-name-complex="Verdana"/>
    </style:style>
    <style:style style:name="T218_13" style:family="text">
      <style:text-properties style:font-name="Verdana" style:font-name-asian="Verdana" style:font-name-complex="Verdana"/>
    </style:style>
    <style:style style:name="T218_14" style:family="text">
      <style:text-properties style:font-name="Verdana" style:font-name-asian="Verdana" style:font-name-complex="Verdana"/>
    </style:style>
    <style:style style:name="T218_15" style:family="text">
      <style:text-properties style:font-name="Verdana" style:font-name-asian="Verdana" style:font-name-complex="Verdana"/>
    </style:style>
    <style:style style:name="T218_16" style:family="text">
      <style:text-properties style:font-name="Verdana" style:font-name-asian="Verdana" style:font-name-complex="Verdana"/>
    </style:style>
    <style:style style:name="T218_17" style:family="text">
      <style:text-properties style:font-name="Verdana" style:font-name-asian="Verdana" style:font-name-complex="Verdana"/>
    </style:style>
    <style:style style:name="T218_18" style:family="text">
      <style:text-properties style:font-name="Verdana" style:font-name-asian="Verdana" style:font-name-complex="Verdana"/>
    </style:style>
    <style:style style:name="T218_19" style:family="text">
      <style:text-properties style:font-name="Verdana" style:font-name-asian="Verdana" style:font-name-complex="Verdana"/>
    </style:style>
    <style:style style:name="T218_20" style:family="text">
      <style:text-properties style:font-name="Verdana" style:font-name-asian="Verdana" style:font-name-complex="Verdana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>
      <style:text-properties style:font-name="Verdana" style:font-name-asian="Verdana" style:font-name-complex="Verdana"/>
    </style:style>
    <style:style style:name="T219_2" style:family="text">
      <style:text-properties style:font-name="Verdana" style:font-name-asian="Verdana" style:font-name-complex="Verdana"/>
    </style:style>
    <style:style style:name="T219_3" style:family="text">
      <style:text-properties style:font-name="Verdana" style:font-name-asian="Verdana" style:font-name-complex="Verdana"/>
    </style:style>
    <style:style style:name="T219_4" style:family="text">
      <style:text-properties style:font-name="Verdana" style:font-name-asian="Verdana" style:font-name-complex="Verdana"/>
    </style:style>
    <style:style style:name="T219_5" style:family="text">
      <style:text-properties style:font-name="Verdana" style:font-name-asian="Verdana" style:font-name-complex="Verdana"/>
    </style:style>
    <style:style style:name="T219_6" style:family="text">
      <style:text-properties style:font-name="Verdana" style:font-name-asian="Verdana" style:font-name-complex="Verdana"/>
    </style:style>
    <style:style style:name="T219_7" style:family="text">
      <style:text-properties style:font-name="Verdana" style:font-name-asian="Verdana" style:font-name-complex="Verdana"/>
    </style:style>
    <style:style style:name="T219_8" style:family="text">
      <style:text-properties style:font-name="Verdana" style:font-name-asian="Verdana" style:font-name-complex="Verdana"/>
    </style:style>
    <style:style style:name="T219_9" style:family="text">
      <style:text-properties style:font-name="Verdana" style:font-name-asian="Verdana" style:font-name-complex="Verdana"/>
    </style:style>
    <style:style style:name="T219_10" style:family="text">
      <style:text-properties style:font-name="Verdana" style:font-name-asian="Verdana" style:font-name-complex="Verdana"/>
    </style:style>
    <style:style style:name="T219_11" style:family="text">
      <style:text-properties style:font-name="Verdana" style:font-name-asian="Verdana" style:font-name-complex="Verdana"/>
    </style:style>
    <style:style style:name="T219_12" style:family="text">
      <style:text-properties style:font-name="Verdana" style:font-name-asian="Verdana" style:font-name-complex="Verdana"/>
    </style:style>
    <style:style style:name="T219_13" style:family="text">
      <style:text-properties style:font-name="Verdana" style:font-name-asian="Verdana" style:font-name-complex="Verdana"/>
    </style:style>
    <style:style style:name="T219_14" style:family="text">
      <style:text-properties style:font-name="Verdana" style:font-name-asian="Verdana" style:font-name-complex="Verdana"/>
    </style:style>
    <style:style style:name="T219_15" style:family="text">
      <style:text-properties style:font-name="Verdana" style:font-name-asian="Verdana" style:font-name-complex="Verdana"/>
    </style:style>
    <style:style style:name="T219_16" style:family="text">
      <style:text-properties style:font-name="Verdana" style:font-name-asian="Verdana" style:font-name-complex="Verdana"/>
    </style:style>
    <style:style style:name="T219_17" style:family="text">
      <style:text-properties style:font-name="Verdana" style:font-name-asian="Verdana" style:font-name-complex="Verdana"/>
    </style:style>
    <style:style style:name="T219_18" style:family="text">
      <style:text-properties style:font-name="Verdana" style:font-name-asian="Verdana" style:font-name-complex="Verdana"/>
    </style:style>
    <style:style style:name="T219_19" style:family="text">
      <style:text-properties style:font-name="Verdana" style:font-name-asian="Verdana" style:font-name-complex="Verdana"/>
    </style:style>
    <style:style style:name="T219_20" style:family="text">
      <style:text-properties style:font-name="Verdana" style:font-name-asian="Verdana" style:font-name-complex="Verdana"/>
    </style:style>
    <style:style style:name="T219_21" style:family="text">
      <style:text-properties style:font-name="Verdana" style:font-name-asian="Verdana" style:font-name-complex="Verdana"/>
    </style:style>
    <style:style style:name="T219_22" style:family="text">
      <style:text-properties style:font-name="Verdana" style:font-name-asian="Verdana" style:font-name-complex="Verdana"/>
    </style:style>
    <style:style style:name="T219_23" style:family="text">
      <style:text-properties style:font-name="Verdana" style:font-name-asian="Verdana" style:font-name-complex="Verdana"/>
    </style:style>
    <style:style style:name="T219_24" style:family="text">
      <style:text-properties style:font-name="Verdana" style:font-name-asian="Verdana" style:font-name-complex="Verdana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style:font-name="Verdana" style:font-name-asian="Verdana" style:font-name-complex="Verdana"/>
    </style:style>
    <style:style style:name="T220_2" style:family="text">
      <style:text-properties style:font-name="Verdana" style:font-name-asian="Verdana" style:font-name-complex="Verdana"/>
    </style:style>
    <style:style style:name="T220_3" style:family="text">
      <style:text-properties style:font-name="Verdana" style:font-name-asian="Verdana" style:font-name-complex="Verdana"/>
    </style:style>
    <style:style style:name="T220_4" style:family="text">
      <style:text-properties style:font-name="Verdana" style:font-name-asian="Verdana" style:font-name-complex="Verdana"/>
    </style:style>
    <style:style style:name="T220_5" style:family="text">
      <style:text-properties style:font-name="Verdana" style:font-name-asian="Verdana" style:font-name-complex="Verdana"/>
    </style:style>
    <style:style style:name="T220_6" style:family="text">
      <style:text-properties style:font-name="Verdana" style:font-name-asian="Verdana" style:font-name-complex="Verdana"/>
    </style:style>
    <style:style style:name="T220_7" style:family="text">
      <style:text-properties style:font-name="Verdana" style:font-name-asian="Verdana" style:font-name-complex="Verdana"/>
    </style:style>
    <style:style style:name="T220_8" style:family="text">
      <style:text-properties style:font-name="Verdana" style:font-name-asian="Verdana" style:font-name-complex="Verdana"/>
    </style:style>
    <style:style style:name="T220_9" style:family="text">
      <style:text-properties style:font-name="Verdana" style:font-name-asian="Verdana" style:font-name-complex="Verdana"/>
    </style:style>
    <style:style style:name="T220_10" style:family="text">
      <style:text-properties style:font-name="Verdana" style:font-name-asian="Verdana" style:font-name-complex="Verdana"/>
    </style:style>
    <style:style style:name="T220_11" style:family="text">
      <style:text-properties style:font-name="Verdana" style:font-name-asian="Verdana" style:font-name-complex="Verdana"/>
    </style:style>
    <style:style style:name="T220_12" style:family="text">
      <style:text-properties style:font-name="Verdana" style:font-name-asian="Verdana" style:font-name-complex="Verdana"/>
    </style:style>
    <style:style style:name="T220_13" style:family="text">
      <style:text-properties style:font-name="Verdana" style:font-name-asian="Verdana" style:font-name-complex="Verdana"/>
    </style:style>
    <style:style style:name="T220_14" style:family="text"/>
    <style:style style:name="T220_15" style:family="text">
      <style:text-properties style:font-name="Verdana" style:font-name-asian="Verdana" style:font-name-complex="Verdana"/>
    </style:style>
    <style:style style:name="T220_16" style:family="text"/>
    <style:style style:name="T220_17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20_18" style:family="text"/>
    <style:style style:name="T220_19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20_20" style:family="text"/>
    <style:style style:name="T220_21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20_22" style:family="text"/>
    <style:style style:name="T220_23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20_24" style:family="text"/>
    <style:style style:name="T220_25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20_26" style:family="text"/>
    <style:style style:name="T220_27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20_28" style:family="text"/>
    <style:style style:name="T220_29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20_30" style:family="text"/>
    <style:style style:name="T220_31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20_32" style:family="text"/>
    <style:style style:name="T220_33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20_34" style:family="text"/>
    <style:style style:name="T220_35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20_36" style:family="text"/>
    <style:style style:name="T220_37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20_38" style:family="text"/>
    <style:style style:name="T220_39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20_40" style:family="text"/>
    <style:style style:name="T220_41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20_42" style:family="text"/>
    <style:style style:name="T220_43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20_44" style:family="text"/>
    <style:style style:name="T220_45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20_46" style:family="text"/>
    <style:style style:name="T220_47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20_48" style:family="text"/>
    <style:style style:name="T220_49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20_50" style:family="text"/>
    <style:style style:name="T220_51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20_52" style:family="text"/>
    <style:style style:name="T220_53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221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2_2" style:family="text">
      <style:text-properties style:font-name="Verdana" fo:font-size="12pt" style:font-name-asian="Verdana" style:font-size-asian="12pt" style:font-name-complex="Verdana" style:font-size-complex="12pt"/>
    </style:style>
    <style:style style:name="T222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2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2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2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2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2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2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2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2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2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2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2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2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2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2_17" style:family="text">
      <style:text-properties style:font-name="Verdana" style:font-name-asian="Verdana" style:font-name-complex="Verdana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style:font-name="Verdana" style:font-name-asian="Verdana" style:font-name-complex="Verdana"/>
    </style:style>
    <style:style style:name="T223_2" style:family="text">
      <style:text-properties style:font-name="Verdana" style:font-name-asian="Verdana" style:font-name-complex="Verdana"/>
    </style:style>
    <style:style style:name="T223_3" style:family="text">
      <style:text-properties style:font-name="Verdana" style:font-name-asian="Verdana" style:font-name-complex="Verdana"/>
    </style:style>
    <style:style style:name="T223_4" style:family="text">
      <style:text-properties style:font-name="Verdana" style:font-name-asian="Verdana" style:font-name-complex="Verdana"/>
    </style:style>
    <style:style style:name="T223_5" style:family="text">
      <style:text-properties style:font-name="Verdana" style:font-name-asian="Verdana" style:font-name-complex="Verdana"/>
    </style:style>
    <style:style style:name="T223_6" style:family="text">
      <style:text-properties style:font-name="Verdana" style:font-name-asian="Verdana" style:font-name-complex="Verdana"/>
    </style:style>
    <style:style style:name="T223_7" style:family="text">
      <style:text-properties style:font-name="Verdana" style:font-name-asian="Verdana" style:font-name-complex="Verdana"/>
    </style:style>
    <style:style style:name="T223_8" style:family="text">
      <style:text-properties style:font-name="Verdana" style:font-name-asian="Verdana" style:font-name-complex="Verdana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fo:font-style="italic" style:font-style-asian="italic" style:font-style-complex="italic" fo:color="#a64d79" style:font-name="Verdana" style:font-name-asian="Verdana" style:font-name-complex="Verdana" fo:font-weight="bold" style:font-weight-asian="bold" style:font-weight-complex="bold"/>
    </style:style>
    <style:style style:name="T224_2" style:family="text">
      <style:text-properties fo:font-style="italic" style:font-style-asian="italic" style:font-style-complex="italic" fo:color="#a64d79" style:font-name="Verdana" style:font-name-asian="Verdana" style:font-name-complex="Verdana" fo:font-weight="bold" style:font-weight-asian="bold" style:font-weight-complex="bold"/>
    </style:style>
    <style:style style:name="T224_3" style:family="text">
      <style:text-properties fo:font-style="italic" style:font-style-asian="italic" style:font-style-complex="italic" fo:color="#a64d79" style:font-name="Verdana" style:font-name-asian="Verdana" style:font-name-complex="Verdana" fo:font-weight="bold" style:font-weight-asian="bold" style:font-weight-complex="bold"/>
    </style:style>
    <style:style style:name="T224_4" style:family="text">
      <style:text-properties fo:font-style="italic" style:font-style-asian="italic" style:font-style-complex="italic" fo:color="#a64d79" style:font-name="Verdana" style:font-name-asian="Verdana" style:font-name-complex="Verdana" fo:font-weight="bold" style:font-weight-asian="bold" style:font-weight-complex="bold"/>
    </style:style>
    <style:style style:name="T224_5" style:family="text">
      <style:text-properties style:font-name="Verdana" style:font-name-asian="Verdana" style:font-name-complex="Verdana"/>
    </style:style>
    <style:style style:name="T224_6" style:family="text">
      <style:text-properties style:font-name="Verdana" style:font-name-asian="Verdana" style:font-name-complex="Verdana"/>
    </style:style>
    <style:style style:name="T224_7" style:family="text">
      <style:text-properties style:font-name="Verdana" style:font-name-asian="Verdana" style:font-name-complex="Verdana"/>
    </style:style>
    <style:style style:name="T224_8" style:family="text">
      <style:text-properties style:font-name="Verdana" style:font-name-asian="Verdana" style:font-name-complex="Verdana"/>
    </style:style>
    <style:style style:name="T224_9" style:family="text">
      <style:text-properties style:font-name="Verdana" style:font-name-asian="Verdana" style:font-name-complex="Verdana"/>
    </style:style>
    <style:style style:name="T224_10" style:family="text">
      <style:text-properties style:font-name="Verdana" style:font-name-asian="Verdana" style:font-name-complex="Verdana"/>
    </style:style>
    <style:style style:name="T224_11" style:family="text">
      <style:text-properties style:font-name="Verdana" style:font-name-asian="Verdana" style:font-name-complex="Verdana"/>
    </style:style>
    <style:style style:name="T224_12" style:family="text">
      <style:text-properties style:font-name="Verdana" style:font-name-asian="Verdana" style:font-name-complex="Verdana"/>
    </style:style>
    <style:style style:name="T224_13" style:family="text">
      <style:text-properties style:font-name="Verdana" style:font-name-asian="Verdana" style:font-name-complex="Verdana"/>
    </style:style>
    <style:style style:name="T224_14" style:family="text">
      <style:text-properties style:font-name="Verdana" style:font-name-asian="Verdana" style:font-name-complex="Verdana"/>
    </style:style>
    <style:style style:name="T224_15" style:family="text">
      <style:text-properties style:font-name="Verdana" style:font-name-asian="Verdana" style:font-name-complex="Verdana"/>
    </style:style>
    <style:style style:name="T224_16" style:family="text">
      <style:text-properties style:font-name="Verdana" style:font-name-asian="Verdana" style:font-name-complex="Verdana"/>
    </style:style>
    <style:style style:name="T224_17" style:family="text">
      <style:text-properties style:font-name="Verdana" style:font-name-asian="Verdana" style:font-name-complex="Verdana"/>
    </style:style>
    <style:style style:name="T224_18" style:family="text">
      <style:text-properties style:font-name="Verdana" style:font-name-asian="Verdana" style:font-name-complex="Verdana"/>
    </style:style>
    <style:style style:name="T224_19" style:family="text">
      <style:text-properties style:font-name="Verdana" style:font-name-asian="Verdana" style:font-name-complex="Verdana"/>
    </style:style>
    <style:style style:name="T224_20" style:family="text">
      <style:text-properties style:font-name="Verdana" style:font-name-asian="Verdana" style:font-name-complex="Verdana"/>
    </style:style>
    <style:style style:name="T224_21" style:family="text">
      <style:text-properties style:font-name="Verdana" style:font-name-asian="Verdana" style:font-name-complex="Verdana"/>
    </style:style>
    <style:style style:name="T224_22" style:family="text">
      <style:text-properties style:font-name="Verdana" style:font-name-asian="Verdana" style:font-name-complex="Verdana"/>
    </style:style>
    <style:style style:name="T224_23" style:family="text">
      <style:text-properties style:font-name="Verdana" style:font-name-asian="Verdana" style:font-name-complex="Verdana"/>
    </style:style>
    <style:style style:name="T224_24" style:family="text">
      <style:text-properties style:font-name="Verdana" style:font-name-asian="Verdana" style:font-name-complex="Verdana"/>
    </style:style>
    <style:style style:name="T224_25" style:family="text">
      <style:text-properties style:font-name="Verdana" style:font-name-asian="Verdana" style:font-name-complex="Verdana"/>
    </style:style>
    <style:style style:name="T224_26" style:family="text">
      <style:text-properties style:font-name="Verdana" style:font-name-asian="Verdana" style:font-name-complex="Verdana"/>
    </style:style>
    <style:style style:name="T224_27" style:family="text">
      <style:text-properties style:font-name="Verdana" style:font-name-asian="Verdana" style:font-name-complex="Verdana"/>
    </style:style>
    <style:style style:name="T224_28" style:family="text">
      <style:text-properties style:font-name="Verdana" style:font-name-asian="Verdana" style:font-name-complex="Verdana"/>
    </style:style>
    <style:style style:name="T224_29" style:family="text">
      <style:text-properties style:font-name="Verdana" style:font-name-asian="Verdana" style:font-name-complex="Verdana"/>
    </style:style>
    <style:style style:name="T224_30" style:family="text">
      <style:text-properties style:font-name="Verdana" style:font-name-asian="Verdana" style:font-name-complex="Verdana"/>
    </style:style>
    <style:style style:name="T224_31" style:family="text">
      <style:text-properties style:font-name="Verdana" style:font-name-asian="Verdana" style:font-name-complex="Verdana"/>
    </style:style>
    <style:style style:name="T224_32" style:family="text">
      <style:text-properties style:font-name="Verdana" style:font-name-asian="Verdana" style:font-name-complex="Verdana"/>
    </style:style>
    <style:style style:name="T224_33" style:family="text">
      <style:text-properties style:font-name="Verdana" style:font-name-asian="Verdana" style:font-name-complex="Verdana"/>
    </style:style>
    <style:style style:name="T224_34" style:family="text">
      <style:text-properties style:font-name="Verdana" style:font-name-asian="Verdana" style:font-name-complex="Verdana"/>
    </style:style>
    <style:style style:name="T224_35" style:family="text">
      <style:text-properties style:font-name="Verdana" style:font-name-asian="Verdana" style:font-name-complex="Verdana"/>
    </style:style>
    <style:style style:name="T224_36" style:family="text">
      <style:text-properties style:font-name="Verdana" style:font-name-asian="Verdana" style:font-name-complex="Verdana"/>
    </style:style>
    <style:style style:name="T224_37" style:family="text">
      <style:text-properties style:font-name="Verdana" style:font-name-asian="Verdana" style:font-name-complex="Verdana"/>
    </style:style>
    <style:style style:name="T224_38" style:family="text">
      <style:text-properties style:font-name="Verdana" style:font-name-asian="Verdana" style:font-name-complex="Verdana"/>
    </style:style>
    <style:style style:name="T224_39" style:family="text">
      <style:text-properties style:font-name="Verdana" style:font-name-asian="Verdana" style:font-name-complex="Verdana"/>
    </style:style>
    <style:style style:name="T224_40" style:family="text">
      <style:text-properties style:font-name="Verdana" style:font-name-asian="Verdana" style:font-name-complex="Verdana"/>
    </style:style>
    <style:style style:name="T224_41" style:family="text">
      <style:text-properties style:font-name="Verdana" style:font-name-asian="Verdana" style:font-name-complex="Verdana"/>
    </style:style>
    <style:style style:name="T224_42" style:family="text">
      <style:text-properties style:font-name="Verdana" style:font-name-asian="Verdana" style:font-name-complex="Verdana"/>
    </style:style>
    <style:style style:name="T224_43" style:family="text">
      <style:text-properties style:font-name="Verdana" style:font-name-asian="Verdana" style:font-name-complex="Verdana"/>
    </style:style>
    <style:style style:name="T224_44" style:family="text">
      <style:text-properties style:font-name="Verdana" style:font-name-asian="Verdana" style:font-name-complex="Verdana"/>
    </style:style>
    <style:style style:name="T224_45" style:family="text">
      <style:text-properties style:font-name="Verdana" style:font-name-asian="Verdana" style:font-name-complex="Verdana"/>
    </style:style>
    <style:style style:name="T224_46" style:family="text">
      <style:text-properties style:font-name="Verdana" style:font-name-asian="Verdana" style:font-name-complex="Verdana"/>
    </style:style>
    <style:style style:name="T224_47" style:family="text">
      <style:text-properties style:font-name="Verdana" style:font-name-asian="Verdana" style:font-name-complex="Verdana"/>
    </style:style>
    <style:style style:name="T224_48" style:family="text">
      <style:text-properties style:font-name="Verdana" style:font-name-asian="Verdana" style:font-name-complex="Verdana"/>
    </style:style>
    <style:style style:name="T224_49" style:family="text">
      <style:text-properties style:font-name="Verdana" style:font-name-asian="Verdana" style:font-name-complex="Verdana"/>
    </style:style>
    <style:style style:name="T224_50" style:family="text">
      <style:text-properties style:font-name="Verdana" style:font-name-asian="Verdana" style:font-name-complex="Verdana"/>
    </style:style>
    <style:style style:name="T224_51" style:family="text">
      <style:text-properties style:font-name="Verdana" style:font-name-asian="Verdana" style:font-name-complex="Verdana"/>
    </style:style>
    <style:style style:name="T224_52" style:family="text">
      <style:text-properties style:font-name="Verdana" style:font-name-asian="Verdana" style:font-name-complex="Verdana"/>
    </style:style>
    <style:style style:name="T224_53" style:family="text">
      <style:text-properties style:font-name="Verdana" style:font-name-asian="Verdana" style:font-name-complex="Verdana"/>
    </style:style>
    <style:style style:name="T224_54" style:family="text">
      <style:text-properties style:font-name="Verdana" style:font-name-asian="Verdana" style:font-name-complex="Verdana"/>
    </style:style>
    <style:style style:name="T224_55" style:family="text">
      <style:text-properties style:font-name="Verdana" style:font-name-asian="Verdana" style:font-name-complex="Verdana"/>
    </style:style>
    <style:style style:name="T224_56" style:family="text">
      <style:text-properties style:font-name="Verdana" style:font-name-asian="Verdana" style:font-name-complex="Verdana"/>
    </style:style>
    <style:style style:name="T224_57" style:family="text">
      <style:text-properties style:font-name="Verdana" style:font-name-asian="Verdana" style:font-name-complex="Verdana"/>
    </style:style>
    <style:style style:name="T224_58" style:family="text">
      <style:text-properties style:font-name="Verdana" style:font-name-asian="Verdana" style:font-name-complex="Verdana"/>
    </style:style>
    <style:style style:name="T224_59" style:family="text">
      <style:text-properties style:font-name="Verdana" style:font-name-asian="Verdana" style:font-name-complex="Verdana"/>
    </style:style>
    <style:style style:name="T224_60" style:family="text">
      <style:text-properties style:font-name="Verdana" style:font-name-asian="Verdana" style:font-name-complex="Verdana"/>
    </style:style>
    <style:style style:name="T224_61" style:family="text">
      <style:text-properties style:font-name="Verdana" style:font-name-asian="Verdana" style:font-name-complex="Verdana"/>
    </style:style>
    <style:style style:name="T224_62" style:family="text">
      <style:text-properties style:font-name="Verdana" style:font-name-asian="Verdana" style:font-name-complex="Verdana"/>
    </style:style>
    <style:style style:name="T224_63" style:family="text">
      <style:text-properties style:font-name="Verdana" style:font-name-asian="Verdana" style:font-name-complex="Verdana"/>
    </style:style>
    <style:style style:name="T224_64" style:family="text">
      <style:text-properties style:font-name="Verdana" style:font-name-asian="Verdana" style:font-name-complex="Verdana"/>
    </style:style>
    <style:style style:name="T224_65" style:family="text">
      <style:text-properties style:font-name="Verdana" style:font-name-asian="Verdana" style:font-name-complex="Verdana"/>
    </style:style>
    <style:style style:name="T224_66" style:family="text">
      <style:text-properties style:font-name="Verdana" style:font-name-asian="Verdana" style:font-name-complex="Verdana"/>
    </style:style>
    <style:style style:name="T224_67" style:family="text">
      <style:text-properties style:font-name="Verdana" style:font-name-asian="Verdana" style:font-name-complex="Verdana"/>
    </style:style>
    <style:style style:name="T224_68" style:family="text">
      <style:text-properties style:font-name="Verdana" style:font-name-asian="Verdana" style:font-name-complex="Verdana"/>
    </style:style>
    <style:style style:name="T224_69" style:family="text">
      <style:text-properties style:font-name="Verdana" style:font-name-asian="Verdana" style:font-name-complex="Verdana"/>
    </style:style>
    <style:style style:name="T224_70" style:family="text">
      <style:text-properties style:font-name="Verdana" style:font-name-asian="Verdana" style:font-name-complex="Verdana"/>
    </style:style>
    <style:style style:name="T224_71" style:family="text">
      <style:text-properties style:font-name="Verdana" style:font-name-asian="Verdana" style:font-name-complex="Verdana"/>
    </style:style>
    <style:style style:name="T224_72" style:family="text">
      <style:text-properties style:font-name="Verdana" style:font-name-asian="Verdana" style:font-name-complex="Verdana"/>
    </style:style>
    <style:style style:name="T224_73" style:family="text">
      <style:text-properties style:font-name="Verdana" style:font-name-asian="Verdana" style:font-name-complex="Verdana"/>
    </style:style>
    <style:style style:name="T224_74" style:family="text">
      <style:text-properties style:font-name="Verdana" style:font-name-asian="Verdana" style:font-name-complex="Verdana"/>
    </style:style>
    <style:style style:name="T224_75" style:family="text">
      <style:text-properties style:font-name="Verdana" style:font-name-asian="Verdana" style:font-name-complex="Verdana"/>
    </style:style>
    <style:style style:name="T224_76" style:family="text">
      <style:text-properties style:font-name="Verdana" style:font-name-asian="Verdana" style:font-name-complex="Verdana"/>
    </style:style>
    <style:style style:name="T224_77" style:family="text">
      <style:text-properties style:font-name="Verdana" style:font-name-asian="Verdana" style:font-name-complex="Verdana"/>
    </style:style>
    <style:style style:name="T224_78" style:family="text">
      <style:text-properties style:font-name="Verdana" style:font-name-asian="Verdana" style:font-name-complex="Verdana"/>
    </style:style>
    <style:style style:name="T224_79" style:family="text">
      <style:text-properties style:font-name="Verdana" style:font-name-asian="Verdana" style:font-name-complex="Verdana"/>
    </style:style>
    <style:style style:name="T224_80" style:family="text">
      <style:text-properties style:font-name="Verdana" style:font-name-asian="Verdana" style:font-name-complex="Verdana"/>
    </style:style>
    <style:style style:name="T224_81" style:family="text">
      <style:text-properties style:font-name="Verdana" style:font-name-asian="Verdana" style:font-name-complex="Verdana"/>
    </style:style>
    <style:style style:name="T224_82" style:family="text">
      <style:text-properties style:font-name="Verdana" style:font-name-asian="Verdana" style:font-name-complex="Verdana"/>
    </style:style>
    <style:style style:name="T224_83" style:family="text">
      <style:text-properties style:font-name="Verdana" style:font-name-asian="Verdana" style:font-name-complex="Verdana"/>
    </style:style>
    <style:style style:name="T224_84" style:family="text">
      <style:text-properties style:font-name="Verdana" style:font-name-asian="Verdana" style:font-name-complex="Verdana"/>
    </style:style>
    <style:style style:name="T224_85" style:family="text">
      <style:text-properties style:font-name="Verdana" style:font-name-asian="Verdana" style:font-name-complex="Verdana"/>
    </style:style>
    <style:style style:name="T224_86" style:family="text">
      <style:text-properties style:font-name="Verdana" style:font-name-asian="Verdana" style:font-name-complex="Verdana"/>
    </style:style>
    <style:style style:name="T224_87" style:family="text">
      <style:text-properties style:font-name="Verdana" style:font-name-asian="Verdana" style:font-name-complex="Verdana"/>
    </style:style>
    <style:style style:name="T224_88" style:family="text">
      <style:text-properties style:font-name="Verdana" style:font-name-asian="Verdana" style:font-name-complex="Verdana"/>
    </style:style>
    <style:style style:name="T224_89" style:family="text">
      <style:text-properties style:font-name="Verdana" style:font-name-asian="Verdana" style:font-name-complex="Verdana"/>
    </style:style>
    <style:style style:name="T224_90" style:family="text">
      <style:text-properties style:font-name="Verdana" style:font-name-asian="Verdana" style:font-name-complex="Verdana"/>
    </style:style>
    <style:style style:name="T224_91" style:family="text">
      <style:text-properties style:font-name="Verdana" style:font-name-asian="Verdana" style:font-name-complex="Verdana"/>
    </style:style>
    <style:style style:name="T224_92" style:family="text">
      <style:text-properties style:font-name="Verdana" style:font-name-asian="Verdana" style:font-name-complex="Verdana"/>
    </style:style>
    <style:style style:name="T224_93" style:family="text">
      <style:text-properties style:font-name="Verdana" style:font-name-asian="Verdana" style:font-name-complex="Verdana"/>
    </style:style>
    <style:style style:name="T224_94" style:family="text">
      <style:text-properties style:font-name="Verdana" style:font-name-asian="Verdana" style:font-name-complex="Verdana"/>
    </style:style>
    <style:style style:name="T224_95" style:family="text">
      <style:text-properties style:font-name="Verdana" style:font-name-asian="Verdana" style:font-name-complex="Verdana"/>
    </style:style>
    <style:style style:name="T224_96" style:family="text">
      <style:text-properties style:font-name="Verdana" style:font-name-asian="Verdana" style:font-name-complex="Verdana"/>
    </style:style>
    <style:style style:name="T224_97" style:family="text">
      <style:text-properties style:font-name="Verdana" style:font-name-asian="Verdana" style:font-name-complex="Verdana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style:font-name="Verdana" style:font-name-asian="Verdana" style:font-name-complex="Verdana"/>
    </style:style>
    <style:style style:name="T225_2" style:family="text">
      <style:text-properties style:font-name="Verdana" style:font-name-asian="Verdana" style:font-name-complex="Verdana"/>
    </style:style>
    <style:style style:name="T225_3" style:family="text">
      <style:text-properties style:font-name="Verdana" style:font-name-asian="Verdana" style:font-name-complex="Verdana"/>
    </style:style>
    <style:style style:name="T225_4" style:family="text">
      <style:text-properties style:font-name="Verdana" style:font-name-asian="Verdana" style:font-name-complex="Verdana"/>
    </style:style>
    <style:style style:name="T225_5" style:family="text">
      <style:text-properties style:font-name="Verdana" style:font-name-asian="Verdana" style:font-name-complex="Verdana"/>
    </style:style>
    <style:style style:name="T225_6" style:family="text">
      <style:text-properties style:font-name="Verdana" style:font-name-asian="Verdana" style:font-name-complex="Verdana"/>
    </style:style>
    <style:style style:name="T225_7" style:family="text">
      <style:text-properties style:font-name="Verdana" style:font-name-asian="Verdana" style:font-name-complex="Verdana"/>
    </style:style>
    <style:style style:name="T225_8" style:family="text">
      <style:text-properties style:font-name="Verdana" style:font-name-asian="Verdana" style:font-name-complex="Verdana"/>
    </style:style>
    <style:style style:name="T225_9" style:family="text">
      <style:text-properties style:font-name="Verdana" style:font-name-asian="Verdana" style:font-name-complex="Verdana"/>
    </style:style>
    <style:style style:name="T225_10" style:family="text">
      <style:text-properties style:font-name="Verdana" style:font-name-asian="Verdana" style:font-name-complex="Verdana"/>
    </style:style>
    <style:style style:name="T225_11" style:family="text">
      <style:text-properties style:font-name="Verdana" style:font-name-asian="Verdana" style:font-name-complex="Verdana"/>
    </style:style>
    <style:style style:name="T225_12" style:family="text">
      <style:text-properties style:font-name="Verdana" style:font-name-asian="Verdana" style:font-name-complex="Verdana"/>
    </style:style>
    <style:style style:name="T225_13" style:family="text">
      <style:text-properties style:font-name="Verdana" style:font-name-asian="Verdana" style:font-name-complex="Verdana"/>
    </style:style>
    <style:style style:name="T225_14" style:family="text">
      <style:text-properties style:font-name="Verdana" style:font-name-asian="Verdana" style:font-name-complex="Verdana"/>
    </style:style>
    <style:style style:name="T225_15" style:family="text">
      <style:text-properties style:font-name="Verdana" style:font-name-asian="Verdana" style:font-name-complex="Verdana"/>
    </style:style>
    <style:style style:name="P226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>
      <style:text-properties fo:font-style="italic" style:font-style-asian="italic" style:font-style-complex="italic" fo:color="#38761d" style:font-name="Verdana" style:font-name-asian="Verdana" style:font-name-complex="Verdana" fo:font-weight="bold" style:font-weight-asian="bold" style:font-weight-complex="bold"/>
    </style:style>
    <style:style style:name="T227_2" style:family="text">
      <style:text-properties fo:font-style="italic" style:font-style-asian="italic" style:font-style-complex="italic" fo:color="#38761d" style:font-name="Verdana" style:font-name-asian="Verdana" style:font-name-complex="Verdana" fo:font-weight="bold" style:font-weight-asian="bold" style:font-weight-complex="bold"/>
    </style:style>
    <style:style style:name="T227_3" style:family="text">
      <style:text-properties fo:font-style="italic" style:font-style-asian="italic" style:font-style-complex="italic" fo:color="#38761d" style:font-name="Verdana" style:font-name-asian="Verdana" style:font-name-complex="Verdana" fo:font-weight="bold" style:font-weight-asian="bold" style:font-weight-complex="bold"/>
    </style:style>
    <style:style style:name="T227_4" style:family="text">
      <style:text-properties fo:font-style="italic" style:font-style-asian="italic" style:font-style-complex="italic" fo:color="#38761d" style:font-name="Verdana" style:font-name-asian="Verdana" style:font-name-complex="Verdana" fo:font-weight="bold" style:font-weight-asian="bold" style:font-weight-complex="bold"/>
    </style:style>
    <style:style style:name="T227_5" style:family="text">
      <style:text-properties style:font-name="Verdana" style:font-name-asian="Verdana" style:font-name-complex="Verdana"/>
    </style:style>
    <style:style style:name="T227_6" style:family="text">
      <style:text-properties style:font-name="Verdana" style:font-name-asian="Verdana" style:font-name-complex="Verdana"/>
    </style:style>
    <style:style style:name="T227_7" style:family="text">
      <style:text-properties style:font-name="Verdana" style:font-name-asian="Verdana" style:font-name-complex="Verdana"/>
    </style:style>
    <style:style style:name="T227_8" style:family="text">
      <style:text-properties style:font-name="Verdana" style:font-name-asian="Verdana" style:font-name-complex="Verdana"/>
    </style:style>
    <style:style style:name="T227_9" style:family="text">
      <style:text-properties style:font-name="Verdana" style:font-name-asian="Verdana" style:font-name-complex="Verdana"/>
    </style:style>
    <style:style style:name="T227_10" style:family="text">
      <style:text-properties style:font-name="Verdana" style:font-name-asian="Verdana" style:font-name-complex="Verdana"/>
    </style:style>
    <style:style style:name="T227_11" style:family="text">
      <style:text-properties style:font-name="Verdana" style:font-name-asian="Verdana" style:font-name-complex="Verdana"/>
    </style:style>
    <style:style style:name="T227_12" style:family="text">
      <style:text-properties style:font-name="Verdana" style:font-name-asian="Verdana" style:font-name-complex="Verdana"/>
    </style:style>
    <style:style style:name="T227_13" style:family="text">
      <style:text-properties style:font-name="Verdana" style:font-name-asian="Verdana" style:font-name-complex="Verdana"/>
    </style:style>
    <style:style style:name="T227_14" style:family="text">
      <style:text-properties style:font-name="Verdana" style:font-name-asian="Verdana" style:font-name-complex="Verdana"/>
    </style:style>
    <style:style style:name="T227_15" style:family="text">
      <style:text-properties style:font-name="Verdana" style:font-name-asian="Verdana" style:font-name-complex="Verdana"/>
    </style:style>
    <style:style style:name="T227_16" style:family="text">
      <style:text-properties style:font-name="Verdana" style:font-name-asian="Verdana" style:font-name-complex="Verdana"/>
    </style:style>
    <style:style style:name="T227_17" style:family="text">
      <style:text-properties style:font-name="Verdana" style:font-name-asian="Verdana" style:font-name-complex="Verdana"/>
    </style:style>
    <style:style style:name="T227_18" style:family="text">
      <style:text-properties style:font-name="Verdana" style:font-name-asian="Verdana" style:font-name-complex="Verdana"/>
    </style:style>
    <style:style style:name="T227_19" style:family="text">
      <style:text-properties style:font-name="Verdana" style:font-name-asian="Verdana" style:font-name-complex="Verdana"/>
    </style:style>
    <style:style style:name="T227_20" style:family="text">
      <style:text-properties style:font-name="Verdana" style:font-name-asian="Verdana" style:font-name-complex="Verdana"/>
    </style:style>
    <style:style style:name="T227_21" style:family="text">
      <style:text-properties style:font-name="Verdana" style:font-name-asian="Verdana" style:font-name-complex="Verdana"/>
    </style:style>
    <style:style style:name="T227_22" style:family="text">
      <style:text-properties style:font-name="Verdana" style:font-name-asian="Verdana" style:font-name-complex="Verdana"/>
    </style:style>
    <style:style style:name="T227_23" style:family="text">
      <style:text-properties style:font-name="Verdana" style:font-name-asian="Verdana" style:font-name-complex="Verdana"/>
    </style:style>
    <style:style style:name="T227_24" style:family="text">
      <style:text-properties style:font-name="Verdana" style:font-name-asian="Verdana" style:font-name-complex="Verdana"/>
    </style:style>
    <style:style style:name="T227_25" style:family="text">
      <style:text-properties style:font-name="Verdana" style:font-name-asian="Verdana" style:font-name-complex="Verdana"/>
    </style:style>
    <style:style style:name="T227_26" style:family="text">
      <style:text-properties style:font-name="Verdana" style:font-name-asian="Verdana" style:font-name-complex="Verdana"/>
    </style:style>
    <style:style style:name="T227_27" style:family="text">
      <style:text-properties style:font-name="Verdana" style:font-name-asian="Verdana" style:font-name-complex="Verdana"/>
    </style:style>
    <style:style style:name="T227_28" style:family="text">
      <style:text-properties style:font-name="Verdana" style:font-name-asian="Verdana" style:font-name-complex="Verdana"/>
    </style:style>
    <style:style style:name="T227_29" style:family="text">
      <style:text-properties style:font-name="Verdana" style:font-name-asian="Verdana" style:font-name-complex="Verdana"/>
    </style:style>
    <style:style style:name="T227_30" style:family="text">
      <style:text-properties style:font-name="Verdana" style:font-name-asian="Verdana" style:font-name-complex="Verdana"/>
    </style:style>
    <style:style style:name="T227_31" style:family="text">
      <style:text-properties style:font-name="Verdana" style:font-name-asian="Verdana" style:font-name-complex="Verdana"/>
    </style:style>
    <style:style style:name="T227_32" style:family="text">
      <style:text-properties style:font-name="Verdana" style:font-name-asian="Verdana" style:font-name-complex="Verdana"/>
    </style:style>
    <style:style style:name="T227_33" style:family="text">
      <style:text-properties style:font-name="Verdana" style:font-name-asian="Verdana" style:font-name-complex="Verdana"/>
    </style:style>
    <style:style style:name="T227_34" style:family="text">
      <style:text-properties style:font-name="Verdana" style:font-name-asian="Verdana" style:font-name-complex="Verdana"/>
    </style:style>
    <style:style style:name="T227_35" style:family="text">
      <style:text-properties style:font-name="Verdana" style:font-name-asian="Verdana" style:font-name-complex="Verdana"/>
    </style:style>
    <style:style style:name="T227_36" style:family="text">
      <style:text-properties style:font-name="Verdana" style:font-name-asian="Verdana" style:font-name-complex="Verdana"/>
    </style:style>
    <style:style style:name="T227_37" style:family="text">
      <style:text-properties style:font-name="Verdana" style:font-name-asian="Verdana" style:font-name-complex="Verdana"/>
    </style:style>
    <style:style style:name="T227_38" style:family="text">
      <style:text-properties style:font-name="Verdana" style:font-name-asian="Verdana" style:font-name-complex="Verdana"/>
    </style:style>
    <style:style style:name="T227_39" style:family="text">
      <style:text-properties style:font-name="Verdana" style:font-name-asian="Verdana" style:font-name-complex="Verdana"/>
    </style:style>
    <style:style style:name="T227_40" style:family="text">
      <style:text-properties style:font-name="Verdana" style:font-name-asian="Verdana" style:font-name-complex="Verdana"/>
    </style:style>
    <style:style style:name="T227_41" style:family="text">
      <style:text-properties style:font-name="Verdana" style:font-name-asian="Verdana" style:font-name-complex="Verdana"/>
    </style:style>
    <style:style style:name="T227_42" style:family="text">
      <style:text-properties style:font-name="Verdana" style:font-name-asian="Verdana" style:font-name-complex="Verdana"/>
    </style:style>
    <style:style style:name="T227_43" style:family="text">
      <style:text-properties style:font-name="Verdana" style:font-name-asian="Verdana" style:font-name-complex="Verdana"/>
    </style:style>
    <style:style style:name="T227_44" style:family="text">
      <style:text-properties style:font-name="Verdana" style:font-name-asian="Verdana" style:font-name-complex="Verdana"/>
    </style:style>
    <style:style style:name="T227_45" style:family="text">
      <style:text-properties style:font-name="Verdana" style:font-name-asian="Verdana" style:font-name-complex="Verdana"/>
    </style:style>
    <style:style style:name="T227_46" style:family="text">
      <style:text-properties style:font-name="Verdana" style:font-name-asian="Verdana" style:font-name-complex="Verdana"/>
    </style:style>
    <style:style style:name="T227_47" style:family="text">
      <style:text-properties style:font-name="Verdana" style:font-name-asian="Verdana" style:font-name-complex="Verdana"/>
    </style:style>
    <style:style style:name="T227_48" style:family="text">
      <style:text-properties style:font-name="Verdana" style:font-name-asian="Verdana" style:font-name-complex="Verdana"/>
    </style:style>
    <style:style style:name="T227_49" style:family="text">
      <style:text-properties style:font-name="Verdana" style:font-name-asian="Verdana" style:font-name-complex="Verdana"/>
    </style:style>
    <style:style style:name="T227_50" style:family="text">
      <style:text-properties style:font-name="Verdana" style:font-name-asian="Verdana" style:font-name-complex="Verdana"/>
    </style:style>
    <style:style style:name="T227_51" style:family="text">
      <style:text-properties style:font-name="Verdana" style:font-name-asian="Verdana" style:font-name-complex="Verdana"/>
    </style:style>
    <style:style style:name="T227_52" style:family="text">
      <style:text-properties style:font-name="Verdana" style:font-name-asian="Verdana" style:font-name-complex="Verdana"/>
    </style:style>
    <style:style style:name="T227_53" style:family="text">
      <style:text-properties style:font-name="Verdana" style:font-name-asian="Verdana" style:font-name-complex="Verdana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>
      <style:text-properties style:font-name="Verdana" style:font-name-asian="Verdana" style:font-name-complex="Verdana"/>
    </style:style>
    <style:style style:name="T228_2" style:family="text">
      <style:text-properties style:font-name="Verdana" style:font-name-asian="Verdana" style:font-name-complex="Verdana"/>
    </style:style>
    <style:style style:name="T228_3" style:family="text">
      <style:text-properties style:font-name="Verdana" style:font-name-asian="Verdana" style:font-name-complex="Verdana"/>
    </style:style>
    <style:style style:name="T228_4" style:family="text">
      <style:text-properties style:font-name="Verdana" style:font-name-asian="Verdana" style:font-name-complex="Verdana"/>
    </style:style>
    <style:style style:name="T228_5" style:family="text">
      <style:text-properties style:font-name="Verdana" style:font-name-asian="Verdana" style:font-name-complex="Verdana"/>
    </style:style>
    <style:style style:name="T228_6" style:family="text">
      <style:text-properties style:font-name="Verdana" style:font-name-asian="Verdana" style:font-name-complex="Verdana"/>
    </style:style>
    <style:style style:name="T228_7" style:family="text">
      <style:text-properties style:font-name="Verdana" style:font-name-asian="Verdana" style:font-name-complex="Verdana"/>
    </style:style>
    <style:style style:name="T228_8" style:family="text">
      <style:text-properties style:font-name="Verdana" style:font-name-asian="Verdana" style:font-name-complex="Verdana"/>
    </style:style>
    <style:style style:name="T228_9" style:family="text">
      <style:text-properties style:font-name="Verdana" style:font-name-asian="Verdana" style:font-name-complex="Verdana"/>
    </style:style>
    <style:style style:name="T228_10" style:family="text">
      <style:text-properties style:font-name="Verdana" style:font-name-asian="Verdana" style:font-name-complex="Verdana"/>
    </style:style>
    <style:style style:name="T228_11" style:family="text">
      <style:text-properties style:font-name="Verdana" style:font-name-asian="Verdana" style:font-name-complex="Verdana"/>
    </style:style>
    <style:style style:name="T228_12" style:family="text">
      <style:text-properties style:font-name="Verdana" style:font-name-asian="Verdana" style:font-name-complex="Verdana"/>
    </style:style>
    <style:style style:name="T228_13" style:family="text">
      <style:text-properties style:font-name="Verdana" style:font-name-asian="Verdana" style:font-name-complex="Verdana"/>
    </style:style>
    <style:style style:name="T228_14" style:family="text">
      <style:text-properties style:font-name="Verdana" style:font-name-asian="Verdana" style:font-name-complex="Verdana"/>
    </style:style>
    <style:style style:name="T228_15" style:family="text">
      <style:text-properties style:font-name="Verdana" style:font-name-asian="Verdana" style:font-name-complex="Verdana"/>
    </style:style>
    <style:style style:name="T228_16" style:family="text">
      <style:text-properties style:font-name="Verdana" style:font-name-asian="Verdana" style:font-name-complex="Verdana"/>
    </style:style>
    <style:style style:name="T228_17" style:family="text">
      <style:text-properties style:font-name="Verdana" style:font-name-asian="Verdana" style:font-name-complex="Verdana"/>
    </style:style>
    <style:style style:name="T228_18" style:family="text">
      <style:text-properties style:font-name="Verdana" style:font-name-asian="Verdana" style:font-name-complex="Verdana"/>
    </style:style>
    <style:style style:name="T228_19" style:family="text">
      <style:text-properties style:font-name="Verdana" style:font-name-asian="Verdana" style:font-name-complex="Verdana"/>
    </style:style>
    <style:style style:name="T228_20" style:family="text">
      <style:text-properties style:font-name="Verdana" style:font-name-asian="Verdana" style:font-name-complex="Verdana"/>
    </style:style>
    <style:style style:name="T228_21" style:family="text">
      <style:text-properties style:font-name="Verdana" style:font-name-asian="Verdana" style:font-name-complex="Verdana"/>
    </style:style>
    <style:style style:name="T228_22" style:family="text">
      <style:text-properties style:font-name="Verdana" style:font-name-asian="Verdana" style:font-name-complex="Verdana"/>
    </style:style>
    <style:style style:name="T228_23" style:family="text">
      <style:text-properties style:font-name="Verdana" style:font-name-asian="Verdana" style:font-name-complex="Verdana"/>
    </style:style>
    <style:style style:name="T228_24" style:family="text">
      <style:text-properties style:font-name="Verdana" style:font-name-asian="Verdana" style:font-name-complex="Verdana"/>
    </style:style>
    <style:style style:name="T228_25" style:family="text">
      <style:text-properties style:font-name="Verdana" style:font-name-asian="Verdana" style:font-name-complex="Verdana"/>
    </style:style>
    <style:style style:name="T228_26" style:family="text">
      <style:text-properties style:font-name="Verdana" style:font-name-asian="Verdana" style:font-name-complex="Verdana"/>
    </style:style>
    <style:style style:name="T228_27" style:family="text">
      <style:text-properties style:font-name="Verdana" style:font-name-asian="Verdana" style:font-name-complex="Verdana"/>
    </style:style>
    <style:style style:name="T228_28" style:family="text">
      <style:text-properties style:font-name="Verdana" style:font-name-asian="Verdana" style:font-name-complex="Verdana"/>
    </style:style>
    <style:style style:name="T228_29" style:family="text">
      <style:text-properties style:font-name="Verdana" style:font-name-asian="Verdana" style:font-name-complex="Verdana"/>
    </style:style>
    <style:style style:name="T228_30" style:family="text">
      <style:text-properties style:font-name="Verdana" style:font-name-asian="Verdana" style:font-name-complex="Verdana"/>
    </style:style>
    <style:style style:name="T228_31" style:family="text">
      <style:text-properties style:font-name="Verdana" style:font-name-asian="Verdana" style:font-name-complex="Verdana"/>
    </style:style>
    <style:style style:name="T228_32" style:family="text">
      <style:text-properties style:font-name="Verdana" style:font-name-asian="Verdana" style:font-name-complex="Verdana"/>
    </style:style>
    <style:style style:name="T228_33" style:family="text">
      <style:text-properties style:font-name="Verdana" style:font-name-asian="Verdana" style:font-name-complex="Verdana"/>
    </style:style>
    <style:style style:name="T228_34" style:family="text">
      <style:text-properties style:font-name="Verdana" style:font-name-asian="Verdana" style:font-name-complex="Verdana"/>
    </style:style>
    <style:style style:name="T228_35" style:family="text">
      <style:text-properties style:font-name="Verdana" style:font-name-asian="Verdana" style:font-name-complex="Verdana"/>
    </style:style>
    <style:style style:name="T228_36" style:family="text">
      <style:text-properties style:font-name="Verdana" style:font-name-asian="Verdana" style:font-name-complex="Verdana"/>
    </style:style>
    <style:style style:name="T228_37" style:family="text">
      <style:text-properties style:font-name="Verdana" style:font-name-asian="Verdana" style:font-name-complex="Verdana"/>
    </style:style>
    <style:style style:name="T228_38" style:family="text">
      <style:text-properties style:font-name="Verdana" style:font-name-asian="Verdana" style:font-name-complex="Verdana"/>
    </style:style>
    <style:style style:name="T228_39" style:family="text">
      <style:text-properties style:font-name="Verdana" style:font-name-asian="Verdana" style:font-name-complex="Verdana"/>
    </style:style>
    <style:style style:name="T228_40" style:family="text">
      <style:text-properties style:font-name="Verdana" style:font-name-asian="Verdana" style:font-name-complex="Verdana"/>
    </style:style>
    <style:style style:name="T228_41" style:family="text">
      <style:text-properties style:font-name="Verdana" style:font-name-asian="Verdana" style:font-name-complex="Verdana"/>
    </style:style>
    <style:style style:name="T228_42" style:family="text">
      <style:text-properties style:font-name="Verdana" style:font-name-asian="Verdana" style:font-name-complex="Verdana"/>
    </style:style>
    <style:style style:name="P229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>
      <style:text-properties style:font-name="Verdana" style:font-name-asian="Verdana" style:font-name-complex="Verdana" style:text-underline-style="solid" style:text-underline-color="font-color"/>
    </style:style>
    <style:style style:name="T230_2" style:family="text">
      <style:text-properties style:font-name="Verdana" style:font-name-asian="Verdana" style:font-name-complex="Verdana" style:text-underline-style="solid" style:text-underline-color="font-color"/>
    </style:style>
    <style:style style:name="T230_3" style:family="text">
      <style:text-properties style:font-name="Verdana" style:font-name-asian="Verdana" style:font-name-complex="Verdana" style:text-underline-style="solid" style:text-underline-color="font-color"/>
    </style:style>
    <style:style style:name="T230_4" style:family="text">
      <style:text-properties style:font-name="Verdana" style:font-name-asian="Verdana" style:font-name-complex="Verdana" style:text-underline-style="solid" style:text-underline-color="font-color"/>
    </style:style>
    <style:style style:name="T230_5" style:family="text">
      <style:text-properties style:font-name="Verdana" style:font-name-asian="Verdana" style:font-name-complex="Verdana" style:text-underline-style="solid" style:text-underline-color="font-color"/>
    </style:style>
    <style:style style:name="T230_6" style:family="text">
      <style:text-properties style:font-name="Verdana" style:font-name-asian="Verdana" style:font-name-complex="Verdana"/>
    </style:style>
    <style:style style:name="T230_7" style:family="text">
      <style:text-properties style:font-name="Verdana" style:font-name-asian="Verdana" style:font-name-complex="Verdana"/>
    </style:style>
    <style:style style:name="T230_8" style:family="text">
      <style:text-properties style:font-name="Verdana" style:font-name-asian="Verdana" style:font-name-complex="Verdana"/>
    </style:style>
    <style:style style:name="T230_9" style:family="text">
      <style:text-properties style:font-name="Verdana" style:font-name-asian="Verdana" style:font-name-complex="Verdana"/>
    </style:style>
    <style:style style:name="T230_10" style:family="text">
      <style:text-properties style:font-name="Verdana" style:font-name-asian="Verdana" style:font-name-complex="Verdana"/>
    </style:style>
    <style:style style:name="T230_11" style:family="text">
      <style:text-properties style:font-name="Verdana" style:font-name-asian="Verdana" style:font-name-complex="Verdana"/>
    </style:style>
    <style:style style:name="T230_12" style:family="text">
      <style:text-properties style:font-name="Verdana" style:font-name-asian="Verdana" style:font-name-complex="Verdana"/>
    </style:style>
    <style:style style:name="T230_13" style:family="text">
      <style:text-properties style:font-name="Verdana" style:font-name-asian="Verdana" style:font-name-complex="Verdana"/>
    </style:style>
    <style:style style:name="T230_14" style:family="text">
      <style:text-properties style:font-name="Verdana" style:font-name-asian="Verdana" style:font-name-complex="Verdana"/>
    </style:style>
    <style:style style:name="T230_15" style:family="text">
      <style:text-properties style:font-name="Verdana" style:font-name-asian="Verdana" style:font-name-complex="Verdana"/>
    </style:style>
    <style:style style:name="T230_16" style:family="text">
      <style:text-properties style:font-name="Verdana" style:font-name-asian="Verdana" style:font-name-complex="Verdana"/>
    </style:style>
    <style:style style:name="T230_17" style:family="text">
      <style:text-properties style:font-name="Verdana" style:font-name-asian="Verdana" style:font-name-complex="Verdana"/>
    </style:style>
    <style:style style:name="T230_18" style:family="text">
      <style:text-properties style:font-name="Verdana" style:font-name-asian="Verdana" style:font-name-complex="Verdana"/>
    </style:style>
    <style:style style:name="T230_19" style:family="text">
      <style:text-properties style:font-name="Verdana" style:font-name-asian="Verdana" style:font-name-complex="Verdana"/>
    </style:style>
    <style:style style:name="T230_20" style:family="text">
      <style:text-properties style:font-name="Verdana" style:font-name-asian="Verdana" style:font-name-complex="Verdana"/>
    </style:style>
    <style:style style:name="T230_21" style:family="text">
      <style:text-properties style:font-name="Verdana" style:font-name-asian="Verdana" style:font-name-complex="Verdana"/>
    </style:style>
    <style:style style:name="T230_22" style:family="text">
      <style:text-properties style:font-name="Verdana" style:font-name-asian="Verdana" style:font-name-complex="Verdana"/>
    </style:style>
    <style:style style:name="T230_23" style:family="text">
      <style:text-properties style:font-name="Verdana" style:font-name-asian="Verdana" style:font-name-complex="Verdana"/>
    </style:style>
    <style:style style:name="T230_24" style:family="text">
      <style:text-properties style:font-name="Verdana" style:font-name-asian="Verdana" style:font-name-complex="Verdana"/>
    </style:style>
    <style:style style:name="T230_25" style:family="text">
      <style:text-properties style:font-name="Verdana" style:font-name-asian="Verdana" style:font-name-complex="Verdana"/>
    </style:style>
    <style:style style:name="T230_26" style:family="text">
      <style:text-properties style:font-name="Verdana" style:font-name-asian="Verdana" style:font-name-complex="Verdana"/>
    </style:style>
    <style:style style:name="T230_27" style:family="text">
      <style:text-properties style:font-name="Verdana" style:font-name-asian="Verdana" style:font-name-complex="Verdana"/>
    </style:style>
    <style:style style:name="T230_28" style:family="text">
      <style:text-properties style:font-name="Verdana" style:font-name-asian="Verdana" style:font-name-complex="Verdana"/>
    </style:style>
    <style:style style:name="T230_29" style:family="text">
      <style:text-properties style:font-name="Verdana" style:font-name-asian="Verdana" style:font-name-complex="Verdana"/>
    </style:style>
    <style:style style:name="T230_30" style:family="text">
      <style:text-properties style:font-name="Verdana" style:font-name-asian="Verdana" style:font-name-complex="Verdana"/>
    </style:style>
    <style:style style:name="T230_31" style:family="text">
      <style:text-properties style:font-name="Verdana" style:font-name-asian="Verdana" style:font-name-complex="Verdana"/>
    </style:style>
    <style:style style:name="T230_32" style:family="text">
      <style:text-properties style:font-name="Verdana" style:font-name-asian="Verdana" style:font-name-complex="Verdana"/>
    </style:style>
    <style:style style:name="T230_33" style:family="text">
      <style:text-properties style:font-name="Verdana" style:font-name-asian="Verdana" style:font-name-complex="Verdana"/>
    </style:style>
    <style:style style:name="T230_34" style:family="text">
      <style:text-properties style:font-name="Verdana" style:font-name-asian="Verdana" style:font-name-complex="Verdana"/>
    </style:style>
    <style:style style:name="T230_35" style:family="text">
      <style:text-properties style:font-name="Verdana" style:font-name-asian="Verdana" style:font-name-complex="Verdana"/>
    </style:style>
    <style:style style:name="T230_36" style:family="text">
      <style:text-properties style:font-name="Verdana" style:font-name-asian="Verdana" style:font-name-complex="Verdana"/>
    </style:style>
    <style:style style:name="T230_37" style:family="text">
      <style:text-properties style:font-name="Verdana" style:font-name-asian="Verdana" style:font-name-complex="Verdana"/>
    </style:style>
    <style:style style:name="T230_38" style:family="text">
      <style:text-properties style:font-name="Verdana" style:font-name-asian="Verdana" style:font-name-complex="Verdana"/>
    </style:style>
    <style:style style:name="T230_39" style:family="text">
      <style:text-properties style:font-name="Verdana" style:font-name-asian="Verdana" style:font-name-complex="Verdana"/>
    </style:style>
    <style:style style:name="T230_40" style:family="text">
      <style:text-properties style:font-name="Verdana" style:font-name-asian="Verdana" style:font-name-complex="Verdana"/>
    </style:style>
    <style:style style:name="T230_41" style:family="text">
      <style:text-properties style:font-name="Verdana" style:font-name-asian="Verdana" style:font-name-complex="Verdana"/>
    </style:style>
    <style:style style:name="T230_42" style:family="text">
      <style:text-properties style:font-name="Verdana" style:font-name-asian="Verdana" style:font-name-complex="Verdana"/>
    </style:style>
    <style:style style:name="T230_43" style:family="text">
      <style:text-properties style:font-name="Verdana" style:font-name-asian="Verdana" style:font-name-complex="Verdana"/>
    </style:style>
    <style:style style:name="T230_44" style:family="text">
      <style:text-properties style:font-name="Verdana" style:font-name-asian="Verdana" style:font-name-complex="Verdana"/>
    </style:style>
    <style:style style:name="T230_45" style:family="text">
      <style:text-properties style:font-name="Verdana" style:font-name-asian="Verdana" style:font-name-complex="Verdana"/>
    </style:style>
    <style:style style:name="T230_46" style:family="text">
      <style:text-properties style:font-name="Verdana" style:font-name-asian="Verdana" style:font-name-complex="Verdana"/>
    </style:style>
    <style:style style:name="T230_47" style:family="text">
      <style:text-properties style:font-name="Verdana" style:font-name-asian="Verdana" style:font-name-complex="Verdana"/>
    </style:style>
    <style:style style:name="T230_48" style:family="text">
      <style:text-properties style:font-name="Verdana" style:font-name-asian="Verdana" style:font-name-complex="Verdana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>
      <style:text-properties style:font-name="Verdana" style:font-name-asian="Verdana" style:font-name-complex="Verdana"/>
    </style:style>
    <style:style style:name="T231_2" style:family="text">
      <style:text-properties style:font-name="Verdana" style:font-name-asian="Verdana" style:font-name-complex="Verdana"/>
    </style:style>
    <style:style style:name="T231_3" style:family="text">
      <style:text-properties style:font-name="Verdana" style:font-name-asian="Verdana" style:font-name-complex="Verdana"/>
    </style:style>
    <style:style style:name="T231_4" style:family="text">
      <style:text-properties style:font-name="Verdana" style:font-name-asian="Verdana" style:font-name-complex="Verdana"/>
    </style:style>
    <style:style style:name="T231_5" style:family="text">
      <style:text-properties style:font-name="Verdana" style:font-name-asian="Verdana" style:font-name-complex="Verdana"/>
    </style:style>
    <style:style style:name="T231_6" style:family="text">
      <style:text-properties style:font-name="Verdana" style:font-name-asian="Verdana" style:font-name-complex="Verdana"/>
    </style:style>
    <style:style style:name="T231_7" style:family="text">
      <style:text-properties style:font-name="Verdana" style:font-name-asian="Verdana" style:font-name-complex="Verdana"/>
    </style:style>
    <style:style style:name="T231_8" style:family="text">
      <style:text-properties style:font-name="Verdana" style:font-name-asian="Verdana" style:font-name-complex="Verdana"/>
    </style:style>
    <style:style style:name="T231_9" style:family="text">
      <style:text-properties style:font-name="Verdana" style:font-name-asian="Verdana" style:font-name-complex="Verdana"/>
    </style:style>
    <style:style style:name="T231_10" style:family="text">
      <style:text-properties style:font-name="Verdana" style:font-name-asian="Verdana" style:font-name-complex="Verdana"/>
    </style:style>
    <style:style style:name="T231_11" style:family="text">
      <style:text-properties style:font-name="Verdana" style:font-name-asian="Verdana" style:font-name-complex="Verdana"/>
    </style:style>
    <style:style style:name="T231_12" style:family="text">
      <style:text-properties style:font-name="Verdana" style:font-name-asian="Verdana" style:font-name-complex="Verdana"/>
    </style:style>
    <style:style style:name="T231_13" style:family="text">
      <style:text-properties style:font-name="Verdana" style:font-name-asian="Verdana" style:font-name-complex="Verdana"/>
    </style:style>
    <style:style style:name="T231_14" style:family="text">
      <style:text-properties style:font-name="Verdana" style:font-name-asian="Verdana" style:font-name-complex="Verdana"/>
    </style:style>
    <style:style style:name="T231_15" style:family="text">
      <style:text-properties style:font-name="Verdana" style:font-name-asian="Verdana" style:font-name-complex="Verdana"/>
    </style:style>
    <style:style style:name="T231_16" style:family="text">
      <style:text-properties style:font-name="Verdana" style:font-name-asian="Verdana" style:font-name-complex="Verdana"/>
    </style:style>
    <style:style style:name="T231_17" style:family="text">
      <style:text-properties style:font-name="Verdana" style:font-name-asian="Verdana" style:font-name-complex="Verdana"/>
    </style:style>
    <style:style style:name="T231_18" style:family="text">
      <style:text-properties style:font-name="Verdana" style:font-name-asian="Verdana" style:font-name-complex="Verdana"/>
    </style:style>
    <style:style style:name="T231_19" style:family="text">
      <style:text-properties style:font-name="Verdana" style:font-name-asian="Verdana" style:font-name-complex="Verdana"/>
    </style:style>
    <style:style style:name="T231_20" style:family="text">
      <style:text-properties style:font-name="Verdana" style:font-name-asian="Verdana" style:font-name-complex="Verdana"/>
    </style:style>
    <style:style style:name="T231_21" style:family="text">
      <style:text-properties style:font-name="Verdana" style:font-name-asian="Verdana" style:font-name-complex="Verdana"/>
    </style:style>
    <style:style style:name="T231_22" style:family="text">
      <style:text-properties style:font-name="Verdana" style:font-name-asian="Verdana" style:font-name-complex="Verdana"/>
    </style:style>
    <style:style style:name="T231_23" style:family="text">
      <style:text-properties style:font-name="Verdana" style:font-name-asian="Verdana" style:font-name-complex="Verdana"/>
    </style:style>
    <style:style style:name="T231_24" style:family="text">
      <style:text-properties style:font-name="Verdana" style:font-name-asian="Verdana" style:font-name-complex="Verdana"/>
    </style:style>
    <style:style style:name="T231_25" style:family="text">
      <style:text-properties style:font-name="Verdana" style:font-name-asian="Verdana" style:font-name-complex="Verdana"/>
    </style:style>
    <style:style style:name="T231_26" style:family="text">
      <style:text-properties style:font-name="Verdana" style:font-name-asian="Verdana" style:font-name-complex="Verdana"/>
    </style:style>
    <style:style style:name="T231_27" style:family="text">
      <style:text-properties style:font-name="Verdana" style:font-name-asian="Verdana" style:font-name-complex="Verdana"/>
    </style:style>
    <style:style style:name="T231_28" style:family="text">
      <style:text-properties style:font-name="Verdana" style:font-name-asian="Verdana" style:font-name-complex="Verdana"/>
    </style:style>
    <style:style style:name="T231_29" style:family="text">
      <style:text-properties style:font-name="Verdana" style:font-name-asian="Verdana" style:font-name-complex="Verdana"/>
    </style:style>
    <style:style style:name="T231_30" style:family="text">
      <style:text-properties style:font-name="Verdana" style:font-name-asian="Verdana" style:font-name-complex="Verdana"/>
    </style:style>
    <style:style style:name="T231_31" style:family="text">
      <style:text-properties style:font-name="Verdana" style:font-name-asian="Verdana" style:font-name-complex="Verdana"/>
    </style:style>
    <style:style style:name="T231_32" style:family="text">
      <style:text-properties style:font-name="Verdana" style:font-name-asian="Verdana" style:font-name-complex="Verdana"/>
    </style:style>
    <style:style style:name="T231_33" style:family="text">
      <style:text-properties style:font-name="Verdana" style:font-name-asian="Verdana" style:font-name-complex="Verdana"/>
    </style:style>
    <style:style style:name="T231_34" style:family="text">
      <style:text-properties style:font-name="Verdana" style:font-name-asian="Verdana" style:font-name-complex="Verdana"/>
    </style:style>
    <style:style style:name="T231_35" style:family="text">
      <style:text-properties style:font-name="Verdana" style:font-name-asian="Verdana" style:font-name-complex="Verdana"/>
    </style:style>
    <style:style style:name="T231_36" style:family="text">
      <style:text-properties style:font-name="Verdana" style:font-name-asian="Verdana" style:font-name-complex="Verdana"/>
    </style:style>
    <style:style style:name="T231_37" style:family="text">
      <style:text-properties style:font-name="Verdana" style:font-name-asian="Verdana" style:font-name-complex="Verdana"/>
    </style:style>
    <style:style style:name="T231_38" style:family="text">
      <style:text-properties style:font-name="Verdana" style:font-name-asian="Verdana" style:font-name-complex="Verdana"/>
    </style:style>
    <style:style style:name="T231_39" style:family="text">
      <style:text-properties style:font-name="Verdana" style:font-name-asian="Verdana" style:font-name-complex="Verdana"/>
    </style:style>
    <style:style style:name="T231_40" style:family="text">
      <style:text-properties style:font-name="Verdana" style:font-name-asian="Verdana" style:font-name-complex="Verdana"/>
    </style:style>
    <style:style style:name="T231_41" style:family="text">
      <style:text-properties style:font-name="Verdana" style:font-name-asian="Verdana" style:font-name-complex="Verdana"/>
    </style:style>
    <style:style style:name="T231_42" style:family="text">
      <style:text-properties style:font-name="Verdana" style:font-name-asian="Verdana" style:font-name-complex="Verdana"/>
    </style:style>
    <style:style style:name="T231_43" style:family="text">
      <style:text-properties style:font-name="Verdana" style:font-name-asian="Verdana" style:font-name-complex="Verdana"/>
    </style:style>
    <style:style style:name="T231_44" style:family="text">
      <style:text-properties style:font-name="Verdana" style:font-name-asian="Verdana" style:font-name-complex="Verdana"/>
    </style:style>
    <style:style style:name="T231_45" style:family="text">
      <style:text-properties style:font-name="Verdana" style:font-name-asian="Verdana" style:font-name-complex="Verdana"/>
    </style:style>
    <style:style style:name="T231_46" style:family="text">
      <style:text-properties style:font-name="Verdana" style:font-name-asian="Verdana" style:font-name-complex="Verdana"/>
    </style:style>
    <style:style style:name="T231_47" style:family="text">
      <style:text-properties style:font-name="Verdana" style:font-name-asian="Verdana" style:font-name-complex="Verdana"/>
    </style:style>
    <style:style style:name="T231_48" style:family="text">
      <style:text-properties style:font-name="Verdana" style:font-name-asian="Verdana" style:font-name-complex="Verdana"/>
    </style:style>
    <style:style style:name="T231_49" style:family="text">
      <style:text-properties style:font-name="Verdana" style:font-name-asian="Verdana" style:font-name-complex="Verdana"/>
    </style:style>
    <style:style style:name="T231_50" style:family="text">
      <style:text-properties style:font-name="Verdana" style:font-name-asian="Verdana" style:font-name-complex="Verdana"/>
    </style:style>
    <style:style style:name="T231_51" style:family="text">
      <style:text-properties style:font-name="Verdana" style:font-name-asian="Verdana" style:font-name-complex="Verdana"/>
    </style:style>
    <style:style style:name="T231_52" style:family="text">
      <style:text-properties style:font-name="Verdana" style:font-name-asian="Verdana" style:font-name-complex="Verdana"/>
    </style:style>
    <style:style style:name="T231_53" style:family="text">
      <style:text-properties style:font-name="Verdana" style:font-name-asian="Verdana" style:font-name-complex="Verdana"/>
    </style:style>
    <style:style style:name="T231_54" style:family="text">
      <style:text-properties style:font-name="Verdana" style:font-name-asian="Verdana" style:font-name-complex="Verdana"/>
    </style:style>
    <style:style style:name="T231_55" style:family="text">
      <style:text-properties style:font-name="Verdana" style:font-name-asian="Verdana" style:font-name-complex="Verdana"/>
    </style:style>
    <style:style style:name="T231_56" style:family="text">
      <style:text-properties style:font-name="Verdana" style:font-name-asian="Verdana" style:font-name-complex="Verdana"/>
    </style:style>
    <style:style style:name="T231_57" style:family="text">
      <style:text-properties style:font-name="Verdana" style:font-name-asian="Verdana" style:font-name-complex="Verdana"/>
    </style:style>
    <style:style style:name="T231_58" style:family="text">
      <style:text-properties style:font-name="Verdana" style:font-name-asian="Verdana" style:font-name-complex="Verdana"/>
    </style:style>
    <style:style style:name="T231_59" style:family="text">
      <style:text-properties style:font-name="Verdana" style:font-name-asian="Verdana" style:font-name-complex="Verdana"/>
    </style:style>
    <style:style style:name="T231_60" style:family="text">
      <style:text-properties style:font-name="Verdana" style:font-name-asian="Verdana" style:font-name-complex="Verdana"/>
    </style:style>
    <style:style style:name="T231_61" style:family="text">
      <style:text-properties style:font-name="Verdana" style:font-name-asian="Verdana" style:font-name-complex="Verdana"/>
    </style:style>
    <style:style style:name="T231_62" style:family="text">
      <style:text-properties style:font-name="Verdana" style:font-name-asian="Verdana" style:font-name-complex="Verdana"/>
    </style:style>
    <style:style style:name="T231_63" style:family="text">
      <style:text-properties style:font-name="Verdana" style:font-name-asian="Verdana" style:font-name-complex="Verdana"/>
    </style:style>
    <style:style style:name="T231_64" style:family="text">
      <style:text-properties style:font-name="Verdana" style:font-name-asian="Verdana" style:font-name-complex="Verdana"/>
    </style:style>
    <style:style style:name="T231_65" style:family="text">
      <style:text-properties style:font-name="Verdana" style:font-name-asian="Verdana" style:font-name-complex="Verdana"/>
    </style:style>
    <style:style style:name="T231_66" style:family="text">
      <style:text-properties style:font-name="Verdana" style:font-name-asian="Verdana" style:font-name-complex="Verdana"/>
    </style:style>
    <style:style style:name="T231_67" style:family="text">
      <style:text-properties style:font-name="Verdana" style:font-name-asian="Verdana" style:font-name-complex="Verdana"/>
    </style:style>
    <style:style style:name="T231_68" style:family="text">
      <style:text-properties style:font-name="Verdana" style:font-name-asian="Verdana" style:font-name-complex="Verdana"/>
    </style:style>
    <style:style style:name="T231_69" style:family="text">
      <style:text-properties style:font-name="Verdana" style:font-name-asian="Verdana" style:font-name-complex="Verdana"/>
    </style:style>
    <style:style style:name="T231_70" style:family="text">
      <style:text-properties style:font-name="Verdana" style:font-name-asian="Verdana" style:font-name-complex="Verdana"/>
    </style:style>
    <style:style style:name="T231_71" style:family="text">
      <style:text-properties style:font-name="Verdana" style:font-name-asian="Verdana" style:font-name-complex="Verdana"/>
    </style:style>
    <style:style style:name="T231_72" style:family="text">
      <style:text-properties style:font-name="Verdana" style:font-name-asian="Verdana" style:font-name-complex="Verdana"/>
    </style:style>
    <style:style style:name="T231_73" style:family="text">
      <style:text-properties style:font-name="Verdana" style:font-name-asian="Verdana" style:font-name-complex="Verdana"/>
    </style:style>
    <style:style style:name="T231_74" style:family="text">
      <style:text-properties style:font-name="Verdana" style:font-name-asian="Verdana" style:font-name-complex="Verdana"/>
    </style:style>
    <style:style style:name="T231_75" style:family="text">
      <style:text-properties style:font-name="Verdana" style:font-name-asian="Verdana" style:font-name-complex="Verdana"/>
    </style:style>
    <style:style style:name="T231_76" style:family="text">
      <style:text-properties style:font-name="Verdana" style:font-name-asian="Verdana" style:font-name-complex="Verdana"/>
    </style:style>
    <style:style style:name="T231_77" style:family="text">
      <style:text-properties style:font-name="Verdana" style:font-name-asian="Verdana" style:font-name-complex="Verdana"/>
    </style:style>
    <style:style style:name="T231_78" style:family="text">
      <style:text-properties style:font-name="Verdana" style:font-name-asian="Verdana" style:font-name-complex="Verdana"/>
    </style:style>
    <style:style style:name="P232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3_3" style:family="text"/>
    <style:style style:name="T233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3_5" style:family="text"/>
    <style:style style:name="T233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3_7" style:family="text"/>
    <style:style style:name="T233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3_9" style:family="text"/>
    <style:style style:name="T233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3_11" style:family="text"/>
    <style:style style:name="T233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3_13" style:family="text"/>
    <style:style style:name="T233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3_15" style:family="text"/>
    <style:style style:name="T233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3_17" style:family="text"/>
    <style:style style:name="T233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3_19" style:family="text"/>
    <style:style style:name="T233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3_21" style:family="text"/>
    <style:style style:name="T233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3_23" style:family="text"/>
    <style:style style:name="T233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3_25" style:family="text"/>
    <style:style style:name="T233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3_27" style:family="text"/>
    <style:style style:name="T233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4_3" style:family="text"/>
    <style:style style:name="T234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4_5" style:family="text"/>
    <style:style style:name="T234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4_7" style:family="text"/>
    <style:style style:name="T234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4_9" style:family="text"/>
    <style:style style:name="T234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4_11" style:family="text"/>
    <style:style style:name="T234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4_13" style:family="text"/>
    <style:style style:name="T234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4_15" style:family="text"/>
    <style:style style:name="T234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4_17" style:family="text"/>
    <style:style style:name="T234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4_19" style:family="text"/>
    <style:style style:name="T234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4_21" style:family="text"/>
    <style:style style:name="T234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4_23" style:family="text"/>
    <style:style style:name="T234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4_25" style:family="text"/>
    <style:style style:name="T234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4_27" style:family="text"/>
    <style:style style:name="T234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4_29" style:family="text"/>
    <style:style style:name="T234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4_31" style:family="text"/>
    <style:style style:name="T234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4_33" style:family="text"/>
    <style:style style:name="T234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234_35" style:family="text"/>
    <style:style style:name="T234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235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236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7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7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7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7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38" style:family="paragraph" style:parent-style-name="Standard">
      <style:paragraph-properties fo:break-before="auto" fo:text-indent="1.27cm" fo:line-height="115%" fo:margin-left="3.81cm" style:writing-mode="lr-tb"/>
    </style:style>
    <style:style style:name="T238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8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8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8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39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0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0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0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0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0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0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0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40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41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 fo:font-weight="bold" style:font-weight-asian="bold" style:font-weight-complex="bold"/>
    </style:style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>
      <style:text-properties style:font-name="Verdana" style:font-name-asian="Verdana" style:font-name-complex="Verdana"/>
    </style:style>
    <style:style style:name="T242_2" style:family="text">
      <style:text-properties style:font-name="Verdana" style:font-name-asian="Verdana" style:font-name-complex="Verdana"/>
    </style:style>
    <style:style style:name="T242_3" style:family="text">
      <style:text-properties style:font-name="Verdana" style:font-name-asian="Verdana" style:font-name-complex="Verdana"/>
    </style:style>
    <style:style style:name="T242_4" style:family="text">
      <style:text-properties style:font-name="Verdana" style:font-name-asian="Verdana" style:font-name-complex="Verdana"/>
    </style:style>
    <style:style style:name="T242_5" style:family="text">
      <style:text-properties style:font-name="Verdana" style:font-name-asian="Verdana" style:font-name-complex="Verdana"/>
    </style:style>
    <style:style style:name="T242_6" style:family="text">
      <style:text-properties style:font-name="Verdana" style:font-name-asian="Verdana" style:font-name-complex="Verdana"/>
    </style:style>
    <style:style style:name="T242_7" style:family="text">
      <style:text-properties style:font-name="Verdana" style:font-name-asian="Verdana" style:font-name-complex="Verdana"/>
    </style:style>
    <style:style style:name="T242_8" style:family="text">
      <style:text-properties style:font-name="Verdana" style:font-name-asian="Verdana" style:font-name-complex="Verdana"/>
    </style:style>
    <style:style style:name="T242_9" style:family="text">
      <style:text-properties style:font-name="Verdana" style:font-name-asian="Verdana" style:font-name-complex="Verdana"/>
    </style:style>
    <style:style style:name="T242_10" style:family="text">
      <style:text-properties style:font-name="Verdana" style:font-name-asian="Verdana" style:font-name-complex="Verdana"/>
    </style:style>
    <style:style style:name="T242_11" style:family="text">
      <style:text-properties style:font-name="Verdana" style:font-name-asian="Verdana" style:font-name-complex="Verdana"/>
    </style:style>
    <style:style style:name="T242_12" style:family="text">
      <style:text-properties style:font-name="Verdana" style:font-name-asian="Verdana" style:font-name-complex="Verdana"/>
    </style:style>
    <style:style style:name="T242_13" style:family="text">
      <style:text-properties style:font-name="Verdana" style:font-name-asian="Verdana" style:font-name-complex="Verdana"/>
    </style:style>
    <style:style style:name="T242_14" style:family="text">
      <style:text-properties style:font-name="Verdana" style:font-name-asian="Verdana" style:font-name-complex="Verdana"/>
    </style:style>
    <style:style style:name="T242_15" style:family="text">
      <style:text-properties style:font-name="Verdana" style:font-name-asian="Verdana" style:font-name-complex="Verdana"/>
    </style:style>
    <style:style style:name="T242_16" style:family="text">
      <style:text-properties style:font-name="Verdana" style:font-name-asian="Verdana" style:font-name-complex="Verdana"/>
    </style:style>
    <style:style style:name="T242_17" style:family="text">
      <style:text-properties style:font-name="Verdana" style:font-name-asian="Verdana" style:font-name-complex="Verdana"/>
    </style:style>
    <style:style style:name="T242_18" style:family="text">
      <style:text-properties style:font-name="Verdana" style:font-name-asian="Verdana" style:font-name-complex="Verdana"/>
    </style:style>
    <style:style style:name="T242_19" style:family="text">
      <style:text-properties style:font-name="Verdana" style:font-name-asian="Verdana" style:font-name-complex="Verdana"/>
    </style:style>
    <style:style style:name="T242_20" style:family="text">
      <style:text-properties style:font-name="Verdana" style:font-name-asian="Verdana" style:font-name-complex="Verdana"/>
    </style:style>
    <style:style style:name="T242_21" style:family="text">
      <style:text-properties style:font-name="Verdana" style:font-name-asian="Verdana" style:font-name-complex="Verdana"/>
    </style:style>
    <style:style style:name="T242_22" style:family="text">
      <style:text-properties style:font-name="Verdana" style:font-name-asian="Verdana" style:font-name-complex="Verdana"/>
    </style:style>
    <style:style style:name="T242_23" style:family="text">
      <style:text-properties style:font-name="Verdana" style:font-name-asian="Verdana" style:font-name-complex="Verdana"/>
    </style:style>
    <style:style style:name="T242_24" style:family="text">
      <style:text-properties style:font-name="Verdana" style:font-name-asian="Verdana" style:font-name-complex="Verdana"/>
    </style:style>
    <style:style style:name="T242_25" style:family="text">
      <style:text-properties style:font-name="Verdana" style:font-name-asian="Verdana" style:font-name-complex="Verdana"/>
    </style:style>
    <style:style style:name="T242_26" style:family="text">
      <style:text-properties style:font-name="Verdana" style:font-name-asian="Verdana" style:font-name-complex="Verdana"/>
    </style:style>
    <style:style style:name="T242_27" style:family="text">
      <style:text-properties style:font-name="Verdana" style:font-name-asian="Verdana" style:font-name-complex="Verdana"/>
    </style:style>
    <style:style style:name="T242_28" style:family="text">
      <style:text-properties style:font-name="Verdana" style:font-name-asian="Verdana" style:font-name-complex="Verdana"/>
    </style:style>
    <style:style style:name="T242_29" style:family="text">
      <style:text-properties style:font-name="Verdana" style:font-name-asian="Verdana" style:font-name-complex="Verdana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>
      <style:text-properties style:font-name="Verdana" style:font-name-asian="Verdana" style:font-name-complex="Verdana"/>
    </style:style>
    <style:style style:name="T243_2" style:family="text">
      <style:text-properties style:font-name="Verdana" style:font-name-asian="Verdana" style:font-name-complex="Verdana"/>
    </style:style>
    <style:style style:name="T243_3" style:family="text">
      <style:text-properties style:font-name="Verdana" style:font-name-asian="Verdana" style:font-name-complex="Verdana"/>
    </style:style>
    <style:style style:name="T243_4" style:family="text">
      <style:text-properties style:font-name="Verdana" style:font-name-asian="Verdana" style:font-name-complex="Verdana"/>
    </style:style>
    <style:style style:name="T243_5" style:family="text">
      <style:text-properties style:font-name="Verdana" style:font-name-asian="Verdana" style:font-name-complex="Verdana"/>
    </style:style>
    <style:style style:name="T243_6" style:family="text">
      <style:text-properties style:font-name="Verdana" style:font-name-asian="Verdana" style:font-name-complex="Verdana"/>
    </style:style>
    <style:style style:name="T243_7" style:family="text">
      <style:text-properties style:font-name="Verdana" style:font-name-asian="Verdana" style:font-name-complex="Verdana"/>
    </style:style>
    <style:style style:name="T243_8" style:family="text">
      <style:text-properties style:font-name="Verdana" style:font-name-asian="Verdana" style:font-name-complex="Verdana"/>
    </style:style>
    <style:style style:name="T243_9" style:family="text">
      <style:text-properties style:font-name="Verdana" style:font-name-asian="Verdana" style:font-name-complex="Verdana"/>
    </style:style>
    <style:style style:name="T243_10" style:family="text">
      <style:text-properties style:font-name="Verdana" style:font-name-asian="Verdana" style:font-name-complex="Verdana"/>
    </style:style>
    <style:style style:name="T243_11" style:family="text">
      <style:text-properties style:font-name="Verdana" style:font-name-asian="Verdana" style:font-name-complex="Verdana"/>
    </style:style>
    <style:style style:name="T243_12" style:family="text">
      <style:text-properties style:font-name="Verdana" style:font-name-asian="Verdana" style:font-name-complex="Verdana"/>
    </style:style>
    <style:style style:name="T243_13" style:family="text">
      <style:text-properties style:font-name="Verdana" style:font-name-asian="Verdana" style:font-name-complex="Verdana"/>
    </style:style>
    <style:style style:name="T243_14" style:family="text">
      <style:text-properties style:font-name="Verdana" style:font-name-asian="Verdana" style:font-name-complex="Verdana"/>
    </style:style>
    <style:style style:name="T243_15" style:family="text">
      <style:text-properties style:font-name="Verdana" style:font-name-asian="Verdana" style:font-name-complex="Verdana"/>
    </style:style>
    <style:style style:name="T243_16" style:family="text">
      <style:text-properties style:font-name="Verdana" style:font-name-asian="Verdana" style:font-name-complex="Verdana"/>
    </style:style>
    <style:style style:name="T243_17" style:family="text">
      <style:text-properties style:font-name="Verdana" style:font-name-asian="Verdana" style:font-name-complex="Verdana"/>
    </style:style>
    <style:style style:name="T243_18" style:family="text">
      <style:text-properties style:font-name="Verdana" style:font-name-asian="Verdana" style:font-name-complex="Verdana"/>
    </style:style>
    <style:style style:name="T243_19" style:family="text">
      <style:text-properties style:font-name="Verdana" style:font-name-asian="Verdana" style:font-name-complex="Verdana"/>
    </style:style>
    <style:style style:name="T243_20" style:family="text">
      <style:text-properties style:font-name="Verdana" style:font-name-asian="Verdana" style:font-name-complex="Verdana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>
      <style:text-properties style:font-name="Verdana" style:font-name-asian="Verdana" style:font-name-complex="Verdana"/>
    </style:style>
    <style:style style:name="T244_2" style:family="text">
      <style:text-properties style:font-name="Verdana" style:font-name-asian="Verdana" style:font-name-complex="Verdana"/>
    </style:style>
    <style:style style:name="T244_3" style:family="text">
      <style:text-properties style:font-name="Verdana" style:font-name-asian="Verdana" style:font-name-complex="Verdana"/>
    </style:style>
    <style:style style:name="T244_4" style:family="text">
      <style:text-properties style:font-name="Verdana" style:font-name-asian="Verdana" style:font-name-complex="Verdana"/>
    </style:style>
    <style:style style:name="T244_5" style:family="text">
      <style:text-properties style:font-name="Verdana" style:font-name-asian="Verdana" style:font-name-complex="Verdana"/>
    </style:style>
    <style:style style:name="T244_6" style:family="text">
      <style:text-properties style:font-name="Verdana" style:font-name-asian="Verdana" style:font-name-complex="Verdana"/>
    </style:style>
    <style:style style:name="T244_7" style:family="text">
      <style:text-properties style:font-name="Verdana" style:font-name-asian="Verdana" style:font-name-complex="Verdana"/>
    </style:style>
    <style:style style:name="T244_8" style:family="text">
      <style:text-properties style:font-name="Verdana" style:font-name-asian="Verdana" style:font-name-complex="Verdana"/>
    </style:style>
    <style:style style:name="T244_9" style:family="text">
      <style:text-properties style:font-name="Verdana" style:font-name-asian="Verdana" style:font-name-complex="Verdana"/>
    </style:style>
    <style:style style:name="T244_10" style:family="text">
      <style:text-properties style:font-name="Verdana" style:font-name-asian="Verdana" style:font-name-complex="Verdana"/>
    </style:style>
    <style:style style:name="T244_11" style:family="text">
      <style:text-properties style:font-name="Verdana" style:font-name-asian="Verdana" style:font-name-complex="Verdana"/>
    </style:style>
    <style:style style:name="T244_12" style:family="text">
      <style:text-properties style:font-name="Verdana" style:font-name-asian="Verdana" style:font-name-complex="Verdana"/>
    </style:style>
    <style:style style:name="T244_13" style:family="text">
      <style:text-properties style:font-name="Verdana" style:font-name-asian="Verdana" style:font-name-complex="Verdana"/>
    </style:style>
    <style:style style:name="T244_14" style:family="text">
      <style:text-properties style:font-name="Verdana" style:font-name-asian="Verdana" style:font-name-complex="Verdana"/>
    </style:style>
    <style:style style:name="T244_15" style:family="text">
      <style:text-properties style:font-name="Verdana" style:font-name-asian="Verdana" style:font-name-complex="Verdana"/>
    </style:style>
    <style:style style:name="T244_16" style:family="text">
      <style:text-properties style:font-name="Verdana" style:font-name-asian="Verdana" style:font-name-complex="Verdana"/>
    </style:style>
    <style:style style:name="P245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>
      <style:text-properties fo:color="#980000" style:font-name="Verdana" style:font-name-asian="Verdana" style:font-name-complex="Verdana"/>
    </style:style>
    <style:style style:name="T246_2" style:family="text">
      <style:text-properties style:font-name="Verdana" style:font-name-asian="Verdana" style:font-name-complex="Verdana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>
      <style:text-properties style:font-name="Consolas" style:font-name-asian="Consolas" style:font-name-complex="Consolas"/>
    </style:style>
    <style:style style:name="T247_2" style:family="text">
      <style:text-properties style:font-name="Consolas" style:font-name-asian="Consolas" style:font-name-complex="Consolas"/>
    </style:style>
    <style:style style:name="T247_3" style:family="text">
      <style:text-properties style:font-name="Consolas" style:font-name-asian="Consolas" style:font-name-complex="Consolas"/>
    </style:style>
    <style:style style:name="T247_4" style:family="text">
      <style:text-properties style:font-name="Consolas" style:font-name-asian="Consolas" style:font-name-complex="Consolas"/>
    </style:style>
    <style:style style:name="T247_5" style:family="text">
      <style:text-properties style:font-name="Consolas" style:font-name-asian="Consolas" style:font-name-complex="Consolas"/>
    </style:style>
    <style:style style:name="T247_6" style:family="text">
      <style:text-properties style:font-name="Consolas" style:font-name-asian="Consolas" style:font-name-complex="Consolas"/>
    </style:style>
    <style:style style:name="T247_7" style:family="text">
      <style:text-properties style:font-name="Consolas" style:font-name-asian="Consolas" style:font-name-complex="Consolas"/>
    </style:style>
    <style:style style:name="T247_8" style:family="text">
      <style:text-properties style:font-name="Consolas" style:font-name-asian="Consolas" style:font-name-complex="Consolas"/>
    </style:style>
    <style:style style:name="T247_9" style:family="text">
      <style:text-properties style:font-name="Consolas" style:font-name-asian="Consolas" style:font-name-complex="Consolas"/>
    </style:style>
    <style:style style:name="T247_10" style:family="text">
      <style:text-properties style:font-name="Consolas" style:font-name-asian="Consolas" style:font-name-complex="Consolas"/>
    </style:style>
    <style:style style:name="T247_11" style:family="text">
      <style:text-properties style:font-name="Consolas" style:font-name-asian="Consolas" style:font-name-complex="Consolas"/>
    </style:style>
    <style:style style:name="T247_12" style:family="text">
      <style:text-properties style:font-name="Consolas" style:font-name-asian="Consolas" style:font-name-complex="Consolas"/>
    </style:style>
    <style:style style:name="T247_13" style:family="text">
      <style:text-properties style:font-name="Consolas" style:font-name-asian="Consolas" style:font-name-complex="Consolas"/>
    </style:style>
    <style:style style:name="T247_14" style:family="text">
      <style:text-properties style:font-name="Consolas" style:font-name-asian="Consolas" style:font-name-complex="Consolas"/>
    </style:style>
    <style:style style:name="T247_15" style:family="text">
      <style:text-properties style:font-name="Consolas" style:font-name-asian="Consolas" style:font-name-complex="Consolas"/>
    </style:style>
    <style:style style:name="T247_16" style:family="text">
      <style:text-properties style:font-name="Consolas" style:font-name-asian="Consolas" style:font-name-complex="Consolas"/>
    </style:style>
    <style:style style:name="T247_17" style:family="text">
      <style:text-properties style:font-name="Consolas" style:font-name-asian="Consolas" style:font-name-complex="Consolas"/>
    </style:style>
    <style:style style:name="T247_18" style:family="text">
      <style:text-properties style:font-name="Consolas" style:font-name-asian="Consolas" style:font-name-complex="Consolas"/>
    </style:style>
    <style:style style:name="T247_19" style:family="text">
      <style:text-properties style:font-name="Consolas" style:font-name-asian="Consolas" style:font-name-complex="Consolas"/>
    </style:style>
    <style:style style:name="T247_20" style:family="text">
      <style:text-properties style:font-name="Consolas" style:font-name-asian="Consolas" style:font-name-complex="Consolas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>
      <style:text-properties style:font-name="Consolas" style:font-name-asian="Consolas" style:font-name-complex="Consolas"/>
    </style:style>
    <style:style style:name="T248_2" style:family="text">
      <style:text-properties style:font-name="Consolas" style:font-name-asian="Consolas" style:font-name-complex="Consolas"/>
    </style:style>
    <style:style style:name="T248_3" style:family="text">
      <style:text-properties style:font-name="Consolas" style:font-name-asian="Consolas" style:font-name-complex="Consolas"/>
    </style:style>
    <style:style style:name="T248_4" style:family="text">
      <style:text-properties style:font-name="Consolas" style:font-name-asian="Consolas" style:font-name-complex="Consolas"/>
    </style:style>
    <style:style style:name="T248_5" style:family="text">
      <style:text-properties style:font-name="Consolas" style:font-name-asian="Consolas" style:font-name-complex="Consolas"/>
    </style:style>
    <style:style style:name="T248_6" style:family="text">
      <style:text-properties style:font-name="Consolas" style:font-name-asian="Consolas" style:font-name-complex="Consolas"/>
    </style:style>
    <style:style style:name="T248_7" style:family="text">
      <style:text-properties style:font-name="Consolas" style:font-name-asian="Consolas" style:font-name-complex="Consolas"/>
    </style:style>
    <style:style style:name="T248_8" style:family="text">
      <style:text-properties style:font-name="Consolas" style:font-name-asian="Consolas" style:font-name-complex="Consolas"/>
    </style:style>
    <style:style style:name="T248_9" style:family="text">
      <style:text-properties style:font-name="Consolas" style:font-name-asian="Consolas" style:font-name-complex="Consolas"/>
    </style:style>
    <style:style style:name="T248_10" style:family="text">
      <style:text-properties style:font-name="Consolas" style:font-name-asian="Consolas" style:font-name-complex="Consolas"/>
    </style:style>
    <style:style style:name="T248_11" style:family="text">
      <style:text-properties style:font-name="Consolas" style:font-name-asian="Consolas" style:font-name-complex="Consolas"/>
    </style:style>
    <style:style style:name="T248_12" style:family="text">
      <style:text-properties style:font-name="Consolas" style:font-name-asian="Consolas" style:font-name-complex="Consolas"/>
    </style:style>
    <style:style style:name="T248_13" style:family="text">
      <style:text-properties style:font-name="Consolas" style:font-name-asian="Consolas" style:font-name-complex="Consolas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>
      <style:text-properties fo:color="#a61c00" style:font-name="Consolas" style:font-name-asian="Consolas" style:font-name-complex="Consolas"/>
    </style:style>
    <style:style style:name="T249_2" style:family="text">
      <style:text-properties fo:color="#a61c00" style:font-name="Consolas" style:font-name-asian="Consolas" style:font-name-complex="Consolas"/>
    </style:style>
    <style:style style:name="T249_3" style:family="text">
      <style:text-properties fo:color="#a61c00" style:font-name="Consolas" style:font-name-asian="Consolas" style:font-name-complex="Consolas"/>
    </style:style>
    <style:style style:name="T249_4" style:family="text">
      <style:text-properties fo:color="#a61c00" style:font-name="Consolas" style:font-name-asian="Consolas" style:font-name-complex="Consolas"/>
    </style:style>
    <style:style style:name="T249_5" style:family="text">
      <style:text-properties fo:color="#a61c00" style:font-name="Consolas" style:font-name-asian="Consolas" style:font-name-complex="Consolas"/>
    </style:style>
    <style:style style:name="T249_6" style:family="text">
      <style:text-properties fo:color="#a61c00" style:font-name="Consolas" style:font-name-asian="Consolas" style:font-name-complex="Consolas"/>
    </style:style>
    <style:style style:name="T249_7" style:family="text">
      <style:text-properties style:font-name="Verdana" style:font-name-asian="Verdana" style:font-name-complex="Verdana"/>
    </style:style>
    <style:style style:name="T249_8" style:family="text">
      <style:text-properties style:font-name="Verdana" style:font-name-asian="Verdana" style:font-name-complex="Verdana"/>
    </style:style>
    <style:style style:name="T249_9" style:family="text">
      <style:text-properties style:font-name="Verdana" style:font-name-asian="Verdana" style:font-name-complex="Verdana"/>
    </style:style>
    <style:style style:name="T249_10" style:family="text">
      <style:text-properties style:font-name="Verdana" style:font-name-asian="Verdana" style:font-name-complex="Verdana"/>
    </style:style>
    <style:style style:name="T249_11" style:family="text">
      <style:text-properties style:font-name="Verdana" style:font-name-asian="Verdana" style:font-name-complex="Verdana"/>
    </style:style>
    <style:style style:name="T249_12" style:family="text">
      <style:text-properties style:font-name="Verdana" style:font-name-asian="Verdana" style:font-name-complex="Verdana"/>
    </style:style>
    <style:style style:name="T249_13" style:family="text">
      <style:text-properties style:font-name="Verdana" style:font-name-asian="Verdana" style:font-name-complex="Verdana"/>
    </style:style>
    <style:style style:name="T249_14" style:family="text">
      <style:text-properties style:font-name="Verdana" style:font-name-asian="Verdana" style:font-name-complex="Verdana"/>
    </style:style>
    <style:style style:name="T249_15" style:family="text">
      <style:text-properties style:font-name="Verdana" style:font-name-asian="Verdana" style:font-name-complex="Verdana"/>
    </style:style>
    <style:style style:name="T249_16" style:family="text">
      <style:text-properties style:font-name="Verdana" style:font-name-asian="Verdana" style:font-name-complex="Verdana"/>
    </style:style>
    <style:style style:name="T249_17" style:family="text">
      <style:text-properties style:font-name="Verdana" style:font-name-asian="Verdana" style:font-name-complex="Verdana"/>
    </style:style>
    <style:style style:name="T249_18" style:family="text">
      <style:text-properties style:font-name="Verdana" style:font-name-asian="Verdana" style:font-name-complex="Verdana"/>
    </style:style>
    <style:style style:name="T249_19" style:family="text">
      <style:text-properties style:font-name="Verdana" style:font-name-asian="Verdana" style:font-name-complex="Verdana"/>
    </style:style>
    <style:style style:name="T249_20" style:family="text">
      <style:text-properties style:font-name="Verdana" style:font-name-asian="Verdana" style:font-name-complex="Verdana"/>
    </style:style>
    <style:style style:name="T249_21" style:family="text">
      <style:text-properties style:font-name="Verdana" style:font-name-asian="Verdana" style:font-name-complex="Verdana"/>
    </style:style>
    <style:style style:name="T249_22" style:family="text">
      <style:text-properties style:font-name="Verdana" style:font-name-asian="Verdana" style:font-name-complex="Verdana"/>
    </style:style>
    <style:style style:name="T249_23" style:family="text">
      <style:text-properties style:font-name="Verdana" style:font-name-asian="Verdana" style:font-name-complex="Verdana"/>
    </style:style>
    <style:style style:name="T249_24" style:family="text">
      <style:text-properties style:font-name="Verdana" style:font-name-asian="Verdana" style:font-name-complex="Verdana"/>
    </style:style>
    <style:style style:name="T249_25" style:family="text">
      <style:text-properties style:font-name="Verdana" style:font-name-asian="Verdana" style:font-name-complex="Verdana"/>
    </style:style>
    <style:style style:name="T249_26" style:family="text">
      <style:text-properties style:font-name="Verdana" style:font-name-asian="Verdana" style:font-name-complex="Verdana"/>
    </style:style>
    <style:style style:name="T249_27" style:family="text">
      <style:text-properties style:font-name="Verdana" style:font-name-asian="Verdana" style:font-name-complex="Verdana"/>
    </style:style>
    <style:style style:name="T249_28" style:family="text">
      <style:text-properties style:font-name="Verdana" style:font-name-asian="Verdana" style:font-name-complex="Verdana"/>
    </style:style>
    <style:style style:name="T249_29" style:family="text">
      <style:text-properties style:font-name="Verdana" style:font-name-asian="Verdana" style:font-name-complex="Verdana"/>
    </style:style>
    <style:style style:name="T249_30" style:family="text">
      <style:text-properties style:font-name="Verdana" style:font-name-asian="Verdana" style:font-name-complex="Verdana"/>
    </style:style>
    <style:style style:name="T249_31" style:family="text">
      <style:text-properties style:font-name="Verdana" style:font-name-asian="Verdana" style:font-name-complex="Verdana"/>
    </style:style>
    <style:style style:name="T249_32" style:family="text">
      <style:text-properties style:font-name="Verdana" style:font-name-asian="Verdana" style:font-name-complex="Verdana"/>
    </style:style>
    <style:style style:name="T249_33" style:family="text">
      <style:text-properties style:font-name="Verdana" style:font-name-asian="Verdana" style:font-name-complex="Verdana"/>
    </style:style>
    <style:style style:name="T249_34" style:family="text">
      <style:text-properties style:font-name="Verdana" style:font-name-asian="Verdana" style:font-name-complex="Verdana"/>
    </style:style>
    <style:style style:name="T249_35" style:family="text">
      <style:text-properties style:font-name="Verdana" style:font-name-asian="Verdana" style:font-name-complex="Verdana"/>
    </style:style>
    <style:style style:name="T249_36" style:family="text">
      <style:text-properties style:font-name="Verdana" style:font-name-asian="Verdana" style:font-name-complex="Verdana"/>
    </style:style>
    <style:style style:name="T249_37" style:family="text">
      <style:text-properties style:font-name="Verdana" style:font-name-asian="Verdana" style:font-name-complex="Verdana"/>
    </style:style>
    <style:style style:name="T249_38" style:family="text">
      <style:text-properties style:font-name="Verdana" style:font-name-asian="Verdana" style:font-name-complex="Verdana"/>
    </style:style>
    <style:style style:name="T249_39" style:family="text">
      <style:text-properties style:font-name="Verdana" style:font-name-asian="Verdana" style:font-name-complex="Verdana"/>
    </style:style>
    <style:style style:name="T249_40" style:family="text">
      <style:text-properties style:font-name="Verdana" style:font-name-asian="Verdana" style:font-name-complex="Verdana"/>
    </style:style>
    <style:style style:name="T249_41" style:family="text">
      <style:text-properties style:font-name="Verdana" style:font-name-asian="Verdana" style:font-name-complex="Verdana"/>
    </style:style>
    <style:style style:name="T249_42" style:family="text">
      <style:text-properties style:font-name="Verdana" style:font-name-asian="Verdana" style:font-name-complex="Verdana"/>
    </style:style>
    <style:style style:name="T249_43" style:family="text">
      <style:text-properties style:font-name="Verdana" style:font-name-asian="Verdana" style:font-name-complex="Verdana"/>
    </style:style>
    <style:style style:name="T249_44" style:family="text">
      <style:text-properties style:font-name="Verdana" style:font-name-asian="Verdana" style:font-name-complex="Verdana"/>
    </style:style>
    <style:style style:name="T249_45" style:family="text">
      <style:text-properties style:font-name="Verdana" style:font-name-asian="Verdana" style:font-name-complex="Verdana"/>
    </style:style>
    <style:style style:name="T249_46" style:family="text">
      <style:text-properties style:font-name="Verdana" style:font-name-asian="Verdana" style:font-name-complex="Verdana"/>
    </style:style>
    <style:style style:name="T249_47" style:family="text">
      <style:text-properties style:font-name="Verdana" style:font-name-asian="Verdana" style:font-name-complex="Verdana"/>
    </style:style>
    <style:style style:name="T249_48" style:family="text">
      <style:text-properties style:font-name="Verdana" style:font-name-asian="Verdana" style:font-name-complex="Verdana"/>
    </style:style>
    <style:style style:name="T249_49" style:family="text">
      <style:text-properties style:font-name="Verdana" style:font-name-asian="Verdana" style:font-name-complex="Verdana"/>
    </style:style>
    <style:style style:name="T249_50" style:family="text">
      <style:text-properties style:font-name="Verdana" style:font-name-asian="Verdana" style:font-name-complex="Verdana"/>
    </style:style>
    <style:style style:name="T249_51" style:family="text">
      <style:text-properties style:font-name="Verdana" style:font-name-asian="Verdana" style:font-name-complex="Verdana"/>
    </style:style>
    <style:style style:name="T249_52" style:family="text">
      <style:text-properties style:font-name="Verdana" style:font-name-asian="Verdana" style:font-name-complex="Verdana"/>
    </style:style>
    <style:style style:name="T249_53" style:family="text">
      <style:text-properties style:font-name="Verdana" style:font-name-asian="Verdana" style:font-name-complex="Verdana"/>
    </style:style>
    <style:style style:name="T249_54" style:family="text">
      <style:text-properties style:font-name="Verdana" style:font-name-asian="Verdana" style:font-name-complex="Verdana"/>
    </style:style>
    <style:style style:name="T249_55" style:family="text">
      <style:text-properties style:font-name="Verdana" style:font-name-asian="Verdana" style:font-name-complex="Verdana"/>
    </style:style>
    <style:style style:name="T249_56" style:family="text">
      <style:text-properties style:font-name="Verdana" style:font-name-asian="Verdana" style:font-name-complex="Verdana"/>
    </style:style>
    <style:style style:name="T249_57" style:family="text">
      <style:text-properties style:font-name="Verdana" style:font-name-asian="Verdana" style:font-name-complex="Verdana"/>
    </style:style>
    <style:style style:name="T249_58" style:family="text">
      <style:text-properties style:font-name="Verdana" style:font-name-asian="Verdana" style:font-name-complex="Verdana"/>
    </style:style>
    <style:style style:name="T249_59" style:family="text">
      <style:text-properties style:font-name="Verdana" style:font-name-asian="Verdana" style:font-name-complex="Verdana"/>
    </style:style>
    <style:style style:name="T249_60" style:family="text">
      <style:text-properties style:font-name="Verdana" style:font-name-asian="Verdana" style:font-name-complex="Verdana"/>
    </style:style>
    <style:style style:name="T249_61" style:family="text">
      <style:text-properties style:font-name="Verdana" style:font-name-asian="Verdana" style:font-name-complex="Verdana"/>
    </style:style>
    <style:style style:name="T249_62" style:family="text">
      <style:text-properties style:font-name="Verdana" style:font-name-asian="Verdana" style:font-name-complex="Verdana"/>
    </style:style>
    <style:style style:name="T249_63" style:family="text">
      <style:text-properties style:font-name="Verdana" style:font-name-asian="Verdana" style:font-name-complex="Verdana"/>
    </style:style>
    <style:style style:name="T249_64" style:family="text">
      <style:text-properties style:font-name="Verdana" style:font-name-asian="Verdana" style:font-name-complex="Verdana"/>
    </style:style>
    <style:style style:name="T249_65" style:family="text">
      <style:text-properties style:font-name="Verdana" style:font-name-asian="Verdana" style:font-name-complex="Verdana"/>
    </style:style>
    <style:style style:name="T249_66" style:family="text">
      <style:text-properties style:font-name="Verdana" style:font-name-asian="Verdana" style:font-name-complex="Verdana"/>
    </style:style>
    <style:style style:name="T249_67" style:family="text">
      <style:text-properties style:font-name="Verdana" style:font-name-asian="Verdana" style:font-name-complex="Verdana"/>
    </style:style>
    <style:style style:name="T249_68" style:family="text">
      <style:text-properties style:font-name="Verdana" style:font-name-asian="Verdana" style:font-name-complex="Verdana"/>
    </style:style>
    <style:style style:name="T249_69" style:family="text">
      <style:text-properties style:font-name="Verdana" style:font-name-asian="Verdana" style:font-name-complex="Verdana"/>
    </style:style>
    <style:style style:name="T249_70" style:family="text">
      <style:text-properties style:font-name="Verdana" style:font-name-asian="Verdana" style:font-name-complex="Verdana"/>
    </style:style>
    <style:style style:name="T249_71" style:family="text">
      <style:text-properties style:font-name="Verdana" style:font-name-asian="Verdana" style:font-name-complex="Verdana"/>
    </style:style>
    <style:style style:name="T249_72" style:family="text">
      <style:text-properties style:font-name="Verdana" style:font-name-asian="Verdana" style:font-name-complex="Verdana"/>
    </style:style>
    <style:style style:name="T249_73" style:family="text">
      <style:text-properties style:font-name="Verdana" style:font-name-asian="Verdana" style:font-name-complex="Verdana"/>
    </style:style>
    <style:style style:name="P250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51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51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51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51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51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51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51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51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51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51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51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51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51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51_1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51_1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51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>
      <style:text-properties style:font-name="Verdana" style:font-name-asian="Verdana" style:font-name-complex="Verdana"/>
    </style:style>
    <style:style style:name="T252_2" style:family="text">
      <style:text-properties style:font-name="Verdana" style:font-name-asian="Verdana" style:font-name-complex="Verdana"/>
    </style:style>
    <style:style style:name="T252_3" style:family="text">
      <style:text-properties style:font-name="Verdana" style:font-name-asian="Verdana" style:font-name-complex="Verdana"/>
    </style:style>
    <style:style style:name="T252_4" style:family="text">
      <style:text-properties style:font-name="Verdana" style:font-name-asian="Verdana" style:font-name-complex="Verdana"/>
    </style:style>
    <style:style style:name="T252_5" style:family="text">
      <style:text-properties style:font-name="Verdana" style:font-name-asian="Verdana" style:font-name-complex="Verdana"/>
    </style:style>
    <style:style style:name="T252_6" style:family="text">
      <style:text-properties style:font-name="Verdana" style:font-name-asian="Verdana" style:font-name-complex="Verdana"/>
    </style:style>
    <style:style style:name="T252_7" style:family="text">
      <style:text-properties style:font-name="Verdana" style:font-name-asian="Verdana" style:font-name-complex="Verdana"/>
    </style:style>
    <style:style style:name="T252_8" style:family="text">
      <style:text-properties style:font-name="Verdana" style:font-name-asian="Verdana" style:font-name-complex="Verdana"/>
    </style:style>
    <style:style style:name="T252_9" style:family="text">
      <style:text-properties style:font-name="Verdana" style:font-name-asian="Verdana" style:font-name-complex="Verdana"/>
    </style:style>
    <style:style style:name="T252_10" style:family="text">
      <style:text-properties style:font-name="Verdana" style:font-name-asian="Verdana" style:font-name-complex="Verdana"/>
    </style:style>
    <style:style style:name="T252_11" style:family="text">
      <style:text-properties style:font-name="Verdana" style:font-name-asian="Verdana" style:font-name-complex="Verdana"/>
    </style:style>
    <style:style style:name="T252_12" style:family="text">
      <style:text-properties style:font-name="Verdana" style:font-name-asian="Verdana" style:font-name-complex="Verdana"/>
    </style:style>
    <style:style style:name="T252_13" style:family="text">
      <style:text-properties style:font-name="Verdana" style:font-name-asian="Verdana" style:font-name-complex="Verdana"/>
    </style:style>
    <style:style style:name="T252_14" style:family="text">
      <style:text-properties style:font-name="Verdana" style:font-name-asian="Verdana" style:font-name-complex="Verdana"/>
    </style:style>
    <style:style style:name="T252_15" style:family="text">
      <style:text-properties style:font-name="Verdana" style:font-name-asian="Verdana" style:font-name-complex="Verdana"/>
    </style:style>
    <style:style style:name="T252_16" style:family="text">
      <style:text-properties style:font-name="Verdana" style:font-name-asian="Verdana" style:font-name-complex="Verdana"/>
    </style:style>
    <style:style style:name="T252_17" style:family="text">
      <style:text-properties style:font-name="Verdana" style:font-name-asian="Verdana" style:font-name-complex="Verdana"/>
    </style:style>
    <style:style style:name="T252_18" style:family="text">
      <style:text-properties style:font-name="Verdana" style:font-name-asian="Verdana" style:font-name-complex="Verdana"/>
    </style:style>
    <style:style style:name="T252_19" style:family="text">
      <style:text-properties style:font-name="Verdana" style:font-name-asian="Verdana" style:font-name-complex="Verdana"/>
    </style:style>
    <style:style style:name="T252_20" style:family="text">
      <style:text-properties style:font-name="Verdana" style:font-name-asian="Verdana" style:font-name-complex="Verdana"/>
    </style:style>
    <style:style style:name="T252_21" style:family="text">
      <style:text-properties style:font-name="Verdana" style:font-name-asian="Verdana" style:font-name-complex="Verdana"/>
    </style:style>
    <style:style style:name="T252_22" style:family="text">
      <style:text-properties style:font-name="Verdana" style:font-name-asian="Verdana" style:font-name-complex="Verdana"/>
    </style:style>
    <style:style style:name="T252_23" style:family="text">
      <style:text-properties style:font-name="Verdana" style:font-name-asian="Verdana" style:font-name-complex="Verdana"/>
    </style:style>
    <style:style style:name="T252_24" style:family="text">
      <style:text-properties style:font-name="Verdana" style:font-name-asian="Verdana" style:font-name-complex="Verdana"/>
    </style:style>
    <style:style style:name="T252_25" style:family="text">
      <style:text-properties style:font-name="Verdana" style:font-name-asian="Verdana" style:font-name-complex="Verdana"/>
    </style:style>
    <style:style style:name="T252_26" style:family="text">
      <style:text-properties style:font-name="Verdana" style:font-name-asian="Verdana" style:font-name-complex="Verdana"/>
    </style:style>
    <style:style style:name="T252_27" style:family="text">
      <style:text-properties style:font-name="Verdana" style:font-name-asian="Verdana" style:font-name-complex="Verdana"/>
    </style:style>
    <style:style style:name="T252_28" style:family="text">
      <style:text-properties style:font-name="Verdana" style:font-name-asian="Verdana" style:font-name-complex="Verdana"/>
    </style:style>
    <style:style style:name="T252_29" style:family="text">
      <style:text-properties style:font-name="Verdana" style:font-name-asian="Verdana" style:font-name-complex="Verdana"/>
    </style:style>
    <style:style style:name="T252_30" style:family="text">
      <style:text-properties style:font-name="Verdana" style:font-name-asian="Verdana" style:font-name-complex="Verdana"/>
    </style:style>
    <style:style style:name="T252_31" style:family="text">
      <style:text-properties style:font-name="Verdana" style:font-name-asian="Verdana" style:font-name-complex="Verdana"/>
    </style:style>
    <style:style style:name="T252_32" style:family="text">
      <style:text-properties style:font-name="Verdana" style:font-name-asian="Verdana" style:font-name-complex="Verdana"/>
    </style:style>
    <style:style style:name="T252_33" style:family="text">
      <style:text-properties style:font-name="Verdana" style:font-name-asian="Verdana" style:font-name-complex="Verdana"/>
    </style:style>
    <style:style style:name="T252_34" style:family="text">
      <style:text-properties style:font-name="Verdana" style:font-name-asian="Verdana" style:font-name-complex="Verdana"/>
    </style:style>
    <style:style style:name="T252_35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52_36" style:family="text">
      <style:text-properties style:font-name="Verdana" style:font-name-asian="Verdana" style:font-name-complex="Verdana"/>
    </style:style>
    <style:style style:name="T252_37" style:family="text">
      <style:text-properties style:font-name="Verdana" style:font-name-asian="Verdana" style:font-name-complex="Verdana"/>
    </style:style>
    <style:style style:name="T252_38" style:family="text">
      <style:text-properties style:font-name="Verdana" style:font-name-asian="Verdana" style:font-name-complex="Verdana"/>
    </style:style>
    <style:style style:name="T252_39" style:family="text">
      <style:text-properties fo:font-style="italic" style:font-style-asian="italic" style:font-style-complex="italic" style:font-name="Verdana" style:font-name-asian="Verdana" style:font-name-complex="Verdana" fo:font-weight="bold" style:font-weight-asian="bold" style:font-weight-complex="bold"/>
    </style:style>
    <style:style style:name="T252_40" style:family="text">
      <style:text-properties style:font-name="Verdana" style:font-name-asian="Verdana" style:font-name-complex="Verdana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>
      <style:text-properties style:font-name="Verdana" style:font-name-asian="Verdana" style:font-name-complex="Verdana"/>
    </style:style>
    <style:style style:name="T253_2" style:family="text">
      <style:text-properties style:font-name="Verdana" style:font-name-asian="Verdana" style:font-name-complex="Verdana"/>
    </style:style>
    <style:style style:name="T253_3" style:family="text">
      <style:text-properties style:font-name="Verdana" style:font-name-asian="Verdana" style:font-name-complex="Verdana"/>
    </style:style>
    <style:style style:name="T253_4" style:family="text">
      <style:text-properties style:font-name="Verdana" style:font-name-asian="Verdana" style:font-name-complex="Verdana"/>
    </style:style>
    <style:style style:name="P254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>
      <style:text-properties style:font-name="Consolas" style:font-name-asian="Consolas" style:font-name-complex="Consolas"/>
    </style:style>
    <style:style style:name="T255_2" style:family="text">
      <style:text-properties style:font-name="Consolas" style:font-name-asian="Consolas" style:font-name-complex="Consolas"/>
    </style:style>
    <style:style style:name="T255_3" style:family="text">
      <style:text-properties style:font-name="Consolas" style:font-name-asian="Consolas" style:font-name-complex="Consolas"/>
    </style:style>
    <style:style style:name="T255_4" style:family="text">
      <style:text-properties style:font-name="Consolas" style:font-name-asian="Consolas" style:font-name-complex="Consolas"/>
    </style:style>
    <style:style style:name="T255_5" style:family="text">
      <style:text-properties style:font-name="Consolas" style:font-name-asian="Consolas" style:font-name-complex="Consolas"/>
    </style:style>
    <style:style style:name="T255_6" style:family="text">
      <style:text-properties style:font-name="Consolas" style:font-name-asian="Consolas" style:font-name-complex="Consolas"/>
    </style:style>
    <style:style style:name="T255_7" style:family="text">
      <style:text-properties style:font-name="Consolas" style:font-name-asian="Consolas" style:font-name-complex="Consolas"/>
    </style:style>
    <style:style style:name="T255_8" style:family="text">
      <style:text-properties style:font-name="Consolas" style:font-name-asian="Consolas" style:font-name-complex="Consolas"/>
    </style:style>
    <style:style style:name="T255_9" style:family="text">
      <style:text-properties style:font-name="Consolas" style:font-name-asian="Consolas" style:font-name-complex="Consolas"/>
    </style:style>
    <style:style style:name="T255_10" style:family="text">
      <style:text-properties style:font-name="Consolas" style:font-name-asian="Consolas" style:font-name-complex="Consolas"/>
    </style:style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>
      <style:text-properties style:font-name="Verdana" style:font-name-asian="Verdana" style:font-name-complex="Verdana"/>
    </style:style>
    <style:style style:name="T256_2" style:family="text">
      <style:text-properties style:font-name="Verdana" style:font-name-asian="Verdana" style:font-name-complex="Verdana"/>
    </style:style>
    <style:style style:name="T256_3" style:family="text">
      <style:text-properties style:font-name="Verdana" style:font-name-asian="Verdana" style:font-name-complex="Verdana"/>
    </style:style>
    <style:style style:name="T256_4" style:family="text">
      <style:text-properties style:font-name="Verdana" style:font-name-asian="Verdana" style:font-name-complex="Verdana"/>
    </style:style>
    <style:style style:name="T256_5" style:family="text">
      <style:text-properties style:font-name="Verdana" style:font-name-asian="Verdana" style:font-name-complex="Verdana"/>
    </style:style>
    <style:style style:name="T256_6" style:family="text">
      <style:text-properties style:font-name="Verdana" style:font-name-asian="Verdana" style:font-name-complex="Verdana"/>
    </style:style>
    <style:style style:name="T256_7" style:family="text">
      <style:text-properties style:font-name="Verdana" style:font-name-asian="Verdana" style:font-name-complex="Verdana"/>
    </style:style>
    <style:style style:name="T256_8" style:family="text">
      <style:text-properties style:font-name="Verdana" style:font-name-asian="Verdana" style:font-name-complex="Verdana"/>
    </style:style>
    <style:style style:name="T256_9" style:family="text">
      <style:text-properties style:font-name="Verdana" style:font-name-asian="Verdana" style:font-name-complex="Verdana"/>
    </style:style>
    <style:style style:name="T256_10" style:family="text">
      <style:text-properties style:font-name="Verdana" style:font-name-asian="Verdana" style:font-name-complex="Verdana"/>
    </style:style>
    <style:style style:name="T256_11" style:family="text">
      <style:text-properties style:font-name="Verdana" style:font-name-asian="Verdana" style:font-name-complex="Verdana"/>
    </style:style>
    <style:style style:name="T256_12" style:family="text">
      <style:text-properties style:font-name="Verdana" style:font-name-asian="Verdana" style:font-name-complex="Verdana"/>
    </style:style>
    <style:style style:name="T256_13" style:family="text">
      <style:text-properties style:font-name="Verdana" style:font-name-asian="Verdana" style:font-name-complex="Verdana"/>
    </style:style>
    <style:style style:name="T256_14" style:family="text">
      <style:text-properties style:font-name="Verdana" style:font-name-asian="Verdana" style:font-name-complex="Verdana"/>
    </style:style>
    <style:style style:name="T256_15" style:family="text">
      <style:text-properties style:font-name="Verdana" style:font-name-asian="Verdana" style:font-name-complex="Verdana"/>
    </style:style>
    <style:style style:name="T256_16" style:family="text">
      <style:text-properties style:font-name="Verdana" style:font-name-asian="Verdana" style:font-name-complex="Verdana"/>
    </style:style>
    <style:style style:name="T256_17" style:family="text">
      <style:text-properties style:font-name="Verdana" style:font-name-asian="Verdana" style:font-name-complex="Verdana"/>
    </style:style>
    <style:style style:name="T256_18" style:family="text">
      <style:text-properties style:font-name="Verdana" style:font-name-asian="Verdana" style:font-name-complex="Verdana"/>
    </style:style>
    <style:style style:name="T256_19" style:family="text">
      <style:text-properties style:font-name="Verdana" style:font-name-asian="Verdana" style:font-name-complex="Verdana"/>
    </style:style>
    <style:style style:name="T256_20" style:family="text">
      <style:text-properties style:font-name="Verdana" style:font-name-asian="Verdana" style:font-name-complex="Verdana"/>
    </style:style>
    <style:style style:name="T256_21" style:family="text">
      <style:text-properties style:font-name="Verdana" style:font-name-asian="Verdana" style:font-name-complex="Verdana"/>
    </style:style>
    <style:style style:name="T256_22" style:family="text">
      <style:text-properties style:font-name="Verdana" style:font-name-asian="Verdana" style:font-name-complex="Verdana"/>
    </style:style>
    <style:style style:name="T256_23" style:family="text">
      <style:text-properties style:font-name="Verdana" style:font-name-asian="Verdana" style:font-name-complex="Verdana"/>
    </style:style>
    <style:style style:name="T256_24" style:family="text">
      <style:text-properties style:font-name="Verdana" style:font-name-asian="Verdana" style:font-name-complex="Verdana"/>
    </style:style>
    <style:style style:name="T256_25" style:family="text">
      <style:text-properties style:font-name="Verdana" style:font-name-asian="Verdana" style:font-name-complex="Verdana"/>
    </style:style>
    <style:style style:name="T256_26" style:family="text">
      <style:text-properties style:font-name="Verdana" style:font-name-asian="Verdana" style:font-name-complex="Verdana"/>
    </style:style>
    <style:style style:name="T256_27" style:family="text">
      <style:text-properties style:font-name="Verdana" style:font-name-asian="Verdana" style:font-name-complex="Verdana"/>
    </style:style>
    <style:style style:name="T256_28" style:family="text">
      <style:text-properties style:font-name="Verdana" style:font-name-asian="Verdana" style:font-name-complex="Verdana"/>
    </style:style>
    <style:style style:name="T256_29" style:family="text">
      <style:text-properties style:font-name="Verdana" style:font-name-asian="Verdana" style:font-name-complex="Verdana"/>
    </style:style>
    <style:style style:name="T256_30" style:family="text">
      <style:text-properties style:font-name="Verdana" style:font-name-asian="Verdana" style:font-name-complex="Verdana"/>
    </style:style>
    <style:style style:name="T256_31" style:family="text">
      <style:text-properties style:font-name="Verdana" style:font-name-asian="Verdana" style:font-name-complex="Verdana"/>
    </style:style>
    <style:style style:name="T256_32" style:family="text">
      <style:text-properties style:font-name="Verdana" style:font-name-asian="Verdana" style:font-name-complex="Verdana"/>
    </style:style>
    <style:style style:name="T256_33" style:family="text">
      <style:text-properties style:font-name="Verdana" style:font-name-asian="Verdana" style:font-name-complex="Verdana"/>
    </style:style>
    <style:style style:name="T256_34" style:family="text">
      <style:text-properties style:font-name="Verdana" style:font-name-asian="Verdana" style:font-name-complex="Verdana"/>
    </style:style>
    <style:style style:name="T256_35" style:family="text">
      <style:text-properties style:font-name="Verdana" style:font-name-asian="Verdana" style:font-name-complex="Verdana"/>
    </style:style>
    <style:style style:name="T256_36" style:family="text">
      <style:text-properties style:font-name="Verdana" style:font-name-asian="Verdana" style:font-name-complex="Verdana"/>
    </style:style>
    <style:style style:name="T256_37" style:family="text">
      <style:text-properties style:font-name="Verdana" style:font-name-asian="Verdana" style:font-name-complex="Verdana"/>
    </style:style>
    <style:style style:name="T256_38" style:family="text">
      <style:text-properties style:font-name="Verdana" style:font-name-asian="Verdana" style:font-name-complex="Verdana"/>
    </style:style>
    <style:style style:name="T256_39" style:family="text">
      <style:text-properties style:font-name="Verdana" style:font-name-asian="Verdana" style:font-name-complex="Verdana"/>
    </style:style>
    <style:style style:name="T256_40" style:family="text">
      <style:text-properties style:font-name="Verdana" style:font-name-asian="Verdana" style:font-name-complex="Verdana"/>
    </style:style>
    <style:style style:name="T256_41" style:family="text">
      <style:text-properties style:font-name="Verdana" style:font-name-asian="Verdana" style:font-name-complex="Verdana"/>
    </style:style>
    <style:style style:name="T256_42" style:family="text">
      <style:text-properties style:font-name="Verdana" style:font-name-asian="Verdana" style:font-name-complex="Verdana"/>
    </style:style>
    <style:style style:name="T256_43" style:family="text">
      <style:text-properties style:font-name="Verdana" style:font-name-asian="Verdana" style:font-name-complex="Verdana"/>
    </style:style>
    <style:style style:name="T256_44" style:family="text">
      <style:text-properties style:font-name="Verdana" style:font-name-asian="Verdana" style:font-name-complex="Verdana"/>
    </style:style>
    <style:style style:name="T256_45" style:family="text">
      <style:text-properties style:font-name="Verdana" style:font-name-asian="Verdana" style:font-name-complex="Verdana"/>
    </style:style>
    <style:style style:name="T256_46" style:family="text">
      <style:text-properties style:font-name="Verdana" style:font-name-asian="Verdana" style:font-name-complex="Verdana"/>
    </style:style>
    <style:style style:name="T256_47" style:family="text">
      <style:text-properties style:font-name="Verdana" style:font-name-asian="Verdana" style:font-name-complex="Verdana"/>
    </style:style>
    <style:style style:name="T256_48" style:family="text">
      <style:text-properties style:font-name="Verdana" style:font-name-asian="Verdana" style:font-name-complex="Verdana"/>
    </style:style>
    <style:style style:name="T256_49" style:family="text">
      <style:text-properties style:font-name="Verdana" style:font-name-asian="Verdana" style:font-name-complex="Verdana"/>
    </style:style>
    <style:style style:name="T256_50" style:family="text">
      <style:text-properties style:font-name="Verdana" style:font-name-asian="Verdana" style:font-name-complex="Verdana"/>
    </style:style>
    <style:style style:name="T256_51" style:family="text">
      <style:text-properties style:font-name="Verdana" style:font-name-asian="Verdana" style:font-name-complex="Verdana"/>
    </style:style>
    <style:style style:name="T256_52" style:family="text">
      <style:text-properties style:font-name="Verdana" style:font-name-asian="Verdana" style:font-name-complex="Verdana"/>
    </style:style>
    <style:style style:name="T256_53" style:family="text">
      <style:text-properties style:font-name="Verdana" style:font-name-asian="Verdana" style:font-name-complex="Verdana"/>
    </style:style>
    <style:style style:name="T256_54" style:family="text">
      <style:text-properties style:font-name="Verdana" style:font-name-asian="Verdana" style:font-name-complex="Verdana"/>
    </style:style>
    <style:style style:name="T256_55" style:family="text">
      <style:text-properties style:font-name="Verdana" style:font-name-asian="Verdana" style:font-name-complex="Verdana"/>
    </style:style>
    <style:style style:name="T256_56" style:family="text">
      <style:text-properties style:font-name="Verdana" style:font-name-asian="Verdana" style:font-name-complex="Verdana"/>
    </style:style>
    <style:style style:name="T256_57" style:family="text">
      <style:text-properties style:font-name="Verdana" style:font-name-asian="Verdana" style:font-name-complex="Verdana"/>
    </style:style>
    <style:style style:name="T256_58" style:family="text">
      <style:text-properties style:font-name="Verdana" style:font-name-asian="Verdana" style:font-name-complex="Verdana"/>
    </style:style>
    <style:style style:name="T256_59" style:family="text">
      <style:text-properties style:font-name="Verdana" style:font-name-asian="Verdana" style:font-name-complex="Verdana"/>
    </style:style>
    <style:style style:name="T256_60" style:family="text">
      <style:text-properties style:font-name="Verdana" style:font-name-asian="Verdana" style:font-name-complex="Verdana"/>
    </style:style>
    <style:style style:name="T256_61" style:family="text">
      <style:text-properties style:font-name="Verdana" style:font-name-asian="Verdana" style:font-name-complex="Verdana"/>
    </style:style>
    <style:style style:name="T256_62" style:family="text">
      <style:text-properties style:font-name="Verdana" style:font-name-asian="Verdana" style:font-name-complex="Verdana"/>
    </style:style>
    <style:style style:name="T256_63" style:family="text">
      <style:text-properties style:font-name="Verdana" style:font-name-asian="Verdana" style:font-name-complex="Verdana"/>
    </style:style>
    <style:style style:name="T256_64" style:family="text">
      <style:text-properties style:font-name="Verdana" style:font-name-asian="Verdana" style:font-name-complex="Verdana"/>
    </style:style>
    <style:style style:name="T256_65" style:family="text">
      <style:text-properties style:font-name="Verdana" style:font-name-asian="Verdana" style:font-name-complex="Verdana"/>
    </style:style>
    <style:style style:name="T256_66" style:family="text">
      <style:text-properties style:font-name="Verdana" style:font-name-asian="Verdana" style:font-name-complex="Verdana"/>
    </style:style>
    <style:style style:name="T256_67" style:family="text">
      <style:text-properties style:font-name="Verdana" style:font-name-asian="Verdana" style:font-name-complex="Verdana"/>
    </style:style>
    <style:style style:name="T256_68" style:family="text">
      <style:text-properties style:font-name="Verdana" style:font-name-asian="Verdana" style:font-name-complex="Verdana"/>
    </style:style>
    <style:style style:name="T256_69" style:family="text">
      <style:text-properties style:font-name="Verdana" style:font-name-asian="Verdana" style:font-name-complex="Verdana"/>
    </style:style>
    <style:style style:name="T256_70" style:family="text">
      <style:text-properties style:font-name="Verdana" style:font-name-asian="Verdana" style:font-name-complex="Verdana"/>
    </style:style>
    <style:style style:name="T256_71" style:family="text">
      <style:text-properties style:font-name="Verdana" style:font-name-asian="Verdana" style:font-name-complex="Verdana"/>
    </style:style>
    <style:style style:name="T256_72" style:family="text">
      <style:text-properties style:font-name="Verdana" style:font-name-asian="Verdana" style:font-name-complex="Verdana"/>
    </style:style>
    <style:style style:name="T256_73" style:family="text">
      <style:text-properties style:font-name="Verdana" style:font-name-asian="Verdana" style:font-name-complex="Verdana"/>
    </style:style>
    <style:style style:name="T256_74" style:family="text">
      <style:text-properties style:font-name="Verdana" style:font-name-asian="Verdana" style:font-name-complex="Verdana"/>
    </style:style>
    <style:style style:name="T256_75" style:family="text">
      <style:text-properties style:font-name="Verdana" style:font-name-asian="Verdana" style:font-name-complex="Verdana"/>
    </style:style>
    <style:style style:name="T256_76" style:family="text">
      <style:text-properties style:font-name="Verdana" style:font-name-asian="Verdana" style:font-name-complex="Verdana"/>
    </style:style>
    <style:style style:name="T256_77" style:family="text">
      <style:text-properties style:font-name="Verdana" style:font-name-asian="Verdana" style:font-name-complex="Verdana"/>
    </style:style>
    <style:style style:name="T256_78" style:family="text">
      <style:text-properties style:font-name="Verdana" style:font-name-asian="Verdana" style:font-name-complex="Verdana"/>
    </style:style>
    <style:style style:name="T256_79" style:family="text">
      <style:text-properties style:font-name="Verdana" style:font-name-asian="Verdana" style:font-name-complex="Verdana"/>
    </style:style>
    <style:style style:name="T256_80" style:family="text">
      <style:text-properties style:font-name="Verdana" style:font-name-asian="Verdana" style:font-name-complex="Verdana"/>
    </style:style>
    <style:style style:name="T256_81" style:family="text">
      <style:text-properties style:font-name="Verdana" style:font-name-asian="Verdana" style:font-name-complex="Verdana"/>
    </style:style>
    <style:style style:name="P257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>
      <style:text-properties style:font-name="Verdana" style:font-name-asian="Verdana" style:font-name-complex="Verdana"/>
    </style:style>
    <style:style style:name="T258_2" style:family="text">
      <style:text-properties style:font-name="Verdana" style:font-name-asian="Verdana" style:font-name-complex="Verdana"/>
    </style:style>
    <style:style style:name="T258_3" style:family="text">
      <style:text-properties style:font-name="Verdana" style:font-name-asian="Verdana" style:font-name-complex="Verdana"/>
    </style:style>
    <style:style style:name="T258_4" style:family="text">
      <style:text-properties style:font-name="Verdana" style:font-name-asian="Verdana" style:font-name-complex="Verdana"/>
    </style:style>
    <style:style style:name="T258_5" style:family="text">
      <style:text-properties style:font-name="Verdana" style:font-name-asian="Verdana" style:font-name-complex="Verdana"/>
    </style:style>
    <style:style style:name="T258_6" style:family="text">
      <style:text-properties style:font-name="Verdana" style:font-name-asian="Verdana" style:font-name-complex="Verdana"/>
    </style:style>
    <style:style style:name="T258_7" style:family="text">
      <style:text-properties style:font-name="Verdana" style:font-name-asian="Verdana" style:font-name-complex="Verdana"/>
    </style:style>
    <style:style style:name="T258_8" style:family="text">
      <style:text-properties style:font-name="Verdana" style:font-name-asian="Verdana" style:font-name-complex="Verdana"/>
    </style:style>
    <style:style style:name="T258_9" style:family="text">
      <style:text-properties style:font-name="Verdana" style:font-name-asian="Verdana" style:font-name-complex="Verdana"/>
    </style:style>
    <style:style style:name="T258_10" style:family="text">
      <style:text-properties style:font-name="Verdana" style:font-name-asian="Verdana" style:font-name-complex="Verdana"/>
    </style:style>
    <style:style style:name="T258_11" style:family="text">
      <style:text-properties style:font-name="Verdana" style:font-name-asian="Verdana" style:font-name-complex="Verdana"/>
    </style:style>
    <style:style style:name="T258_12" style:family="text">
      <style:text-properties style:font-name="Verdana" style:font-name-asian="Verdana" style:font-name-complex="Verdana"/>
    </style:style>
    <style:style style:name="T258_13" style:family="text">
      <style:text-properties style:font-name="Verdana" style:font-name-asian="Verdana" style:font-name-complex="Verdana"/>
    </style:style>
    <style:style style:name="T258_14" style:family="text">
      <style:text-properties style:font-name="Verdana" style:font-name-asian="Verdana" style:font-name-complex="Verdana"/>
    </style:style>
    <style:style style:name="T258_15" style:family="text">
      <style:text-properties style:font-name="Verdana" style:font-name-asian="Verdana" style:font-name-complex="Verdana"/>
    </style:style>
    <style:style style:name="T258_16" style:family="text">
      <style:text-properties style:font-name="Verdana" style:font-name-asian="Verdana" style:font-name-complex="Verdana"/>
    </style:style>
    <style:style style:name="T258_17" style:family="text">
      <style:text-properties style:font-name="Verdana" style:font-name-asian="Verdana" style:font-name-complex="Verdana"/>
    </style:style>
    <style:style style:name="T258_18" style:family="text">
      <style:text-properties style:font-name="Verdana" style:font-name-asian="Verdana" style:font-name-complex="Verdana"/>
    </style:style>
    <style:style style:name="T258_19" style:family="text">
      <style:text-properties style:font-name="Verdana" style:font-name-asian="Verdana" style:font-name-complex="Verdana"/>
    </style:style>
    <style:style style:name="T258_20" style:family="text">
      <style:text-properties style:font-name="Verdana" style:font-name-asian="Verdana" style:font-name-complex="Verdana"/>
    </style:style>
    <style:style style:name="T258_21" style:family="text">
      <style:text-properties style:font-name="Verdana" style:font-name-asian="Verdana" style:font-name-complex="Verdana"/>
    </style:style>
    <style:style style:name="T258_22" style:family="text">
      <style:text-properties style:font-name="Verdana" style:font-name-asian="Verdana" style:font-name-complex="Verdana"/>
    </style:style>
    <style:style style:name="T258_23" style:family="text">
      <style:text-properties style:font-name="Verdana" style:font-name-asian="Verdana" style:font-name-complex="Verdana"/>
    </style:style>
    <style:style style:name="T258_24" style:family="text">
      <style:text-properties style:font-name="Verdana" style:font-name-asian="Verdana" style:font-name-complex="Verdana"/>
    </style:style>
    <style:style style:name="T258_25" style:family="text">
      <style:text-properties style:font-name="Verdana" style:font-name-asian="Verdana" style:font-name-complex="Verdana"/>
    </style:style>
    <style:style style:name="T258_26" style:family="text">
      <style:text-properties style:font-name="Verdana" style:font-name-asian="Verdana" style:font-name-complex="Verdana"/>
    </style:style>
    <style:style style:name="T258_27" style:family="text">
      <style:text-properties style:font-name="Verdana" style:font-name-asian="Verdana" style:font-name-complex="Verdana"/>
    </style:style>
    <style:style style:name="T258_28" style:family="text">
      <style:text-properties style:font-name="Verdana" style:font-name-asian="Verdana" style:font-name-complex="Verdana"/>
    </style:style>
    <style:style style:name="T258_29" style:family="text">
      <style:text-properties style:font-name="Verdana" style:font-name-asian="Verdana" style:font-name-complex="Verdana"/>
    </style:style>
    <style:style style:name="T258_30" style:family="text">
      <style:text-properties style:font-name="Verdana" style:font-name-asian="Verdana" style:font-name-complex="Verdana"/>
    </style:style>
    <style:style style:name="T258_31" style:family="text">
      <style:text-properties style:font-name="Verdana" style:font-name-asian="Verdana" style:font-name-complex="Verdana"/>
    </style:style>
    <style:style style:name="T258_32" style:family="text">
      <style:text-properties style:font-name="Verdana" style:font-name-asian="Verdana" style:font-name-complex="Verdana"/>
    </style:style>
    <style:style style:name="T258_33" style:family="text">
      <style:text-properties style:font-name="Verdana" style:font-name-asian="Verdana" style:font-name-complex="Verdana"/>
    </style:style>
    <style:style style:name="T258_34" style:family="text">
      <style:text-properties style:font-name="Verdana" style:font-name-asian="Verdana" style:font-name-complex="Verdana"/>
    </style:style>
    <style:style style:name="T258_35" style:family="text">
      <style:text-properties style:font-name="Verdana" style:font-name-asian="Verdana" style:font-name-complex="Verdana"/>
    </style:style>
    <style:style style:name="T258_36" style:family="text">
      <style:text-properties style:font-name="Verdana" style:font-name-asian="Verdana" style:font-name-complex="Verdana"/>
    </style:style>
    <style:style style:name="P259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>
      <style:text-properties style:font-name="Consolas" style:font-name-asian="Consolas" style:font-name-complex="Consolas"/>
    </style:style>
    <style:style style:name="T260_2" style:family="text">
      <style:text-properties style:font-name="Consolas" style:font-name-asian="Consolas" style:font-name-complex="Consolas"/>
    </style:style>
    <style:style style:name="T260_3" style:family="text">
      <style:text-properties style:font-name="Consolas" style:font-name-asian="Consolas" style:font-name-complex="Consolas"/>
    </style:style>
    <style:style style:name="T260_4" style:family="text">
      <style:text-properties style:font-name="Consolas" style:font-name-asian="Consolas" style:font-name-complex="Consolas"/>
    </style:style>
    <style:style style:name="T260_5" style:family="text">
      <style:text-properties style:font-name="Consolas" style:font-name-asian="Consolas" style:font-name-complex="Consolas"/>
    </style:style>
    <style:style style:name="T260_6" style:family="text">
      <style:text-properties style:font-name="Consolas" style:font-name-asian="Consolas" style:font-name-complex="Consolas"/>
    </style:style>
    <style:style style:name="T260_7" style:family="text">
      <style:text-properties style:font-name="Consolas" style:font-name-asian="Consolas" style:font-name-complex="Consolas"/>
    </style:style>
    <style:style style:name="T260_8" style:family="text">
      <style:text-properties style:font-name="Consolas" style:font-name-asian="Consolas" style:font-name-complex="Consolas"/>
    </style:style>
    <style:style style:name="T260_9" style:family="text">
      <style:text-properties style:font-name="Consolas" style:font-name-asian="Consolas" style:font-name-complex="Consolas"/>
    </style:style>
    <style:style style:name="T260_10" style:family="text">
      <style:text-properties style:font-name="Consolas" style:font-name-asian="Consolas" style:font-name-complex="Consolas"/>
    </style:style>
    <style:style style:name="T260_11" style:family="text">
      <style:text-properties style:font-name="Consolas" style:font-name-asian="Consolas" style:font-name-complex="Consolas"/>
    </style:style>
    <style:style style:name="T260_12" style:family="text">
      <style:text-properties style:font-name="Consolas" style:font-name-asian="Consolas" style:font-name-complex="Consolas"/>
    </style:style>
    <style:style style:name="T260_13" style:family="text">
      <style:text-properties style:font-name="Consolas" style:font-name-asian="Consolas" style:font-name-complex="Consolas"/>
    </style:style>
    <style:style style:name="T260_14" style:family="text">
      <style:text-properties style:font-name="Consolas" style:font-name-asian="Consolas" style:font-name-complex="Consolas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>
      <style:text-properties style:font-name="Verdana" style:font-name-asian="Verdana" style:font-name-complex="Verdana"/>
    </style:style>
    <style:style style:name="T261_2" style:family="text">
      <style:text-properties style:font-name="Verdana" style:font-name-asian="Verdana" style:font-name-complex="Verdana"/>
    </style:style>
    <style:style style:name="T261_3" style:family="text">
      <style:text-properties style:font-name="Verdana" style:font-name-asian="Verdana" style:font-name-complex="Verdana"/>
    </style:style>
    <style:style style:name="T261_4" style:family="text">
      <style:text-properties style:font-name="Verdana" style:font-name-asian="Verdana" style:font-name-complex="Verdana"/>
    </style:style>
    <style:style style:name="T261_5" style:family="text">
      <style:text-properties style:font-name="Verdana" style:font-name-asian="Verdana" style:font-name-complex="Verdana"/>
    </style:style>
    <style:style style:name="T261_6" style:family="text">
      <style:text-properties style:font-name="Verdana" style:font-name-asian="Verdana" style:font-name-complex="Verdana"/>
    </style:style>
    <style:style style:name="T261_7" style:family="text">
      <style:text-properties style:font-name="Verdana" style:font-name-asian="Verdana" style:font-name-complex="Verdana"/>
    </style:style>
    <style:style style:name="T261_8" style:family="text">
      <style:text-properties style:font-name="Verdana" style:font-name-asian="Verdana" style:font-name-complex="Verdana"/>
    </style:style>
    <style:style style:name="T261_9" style:family="text">
      <style:text-properties style:font-name="Verdana" style:font-name-asian="Verdana" style:font-name-complex="Verdana"/>
    </style:style>
    <style:style style:name="T261_10" style:family="text">
      <style:text-properties style:font-name="Verdana" style:font-name-asian="Verdana" style:font-name-complex="Verdana"/>
    </style:style>
    <style:style style:name="T261_11" style:family="text">
      <style:text-properties style:font-name="Verdana" style:font-name-asian="Verdana" style:font-name-complex="Verdana"/>
    </style:style>
    <style:style style:name="T261_12" style:family="text">
      <style:text-properties style:font-name="Verdana" style:font-name-asian="Verdana" style:font-name-complex="Verdana"/>
    </style:style>
    <style:style style:name="T261_13" style:family="text">
      <style:text-properties style:font-name="Verdana" style:font-name-asian="Verdana" style:font-name-complex="Verdana"/>
    </style:style>
    <style:style style:name="T261_14" style:family="text">
      <style:text-properties style:font-name="Verdana" style:font-name-asian="Verdana" style:font-name-complex="Verdana"/>
    </style:style>
    <style:style style:name="T261_15" style:family="text">
      <style:text-properties style:font-name="Verdana" style:font-name-asian="Verdana" style:font-name-complex="Verdana"/>
    </style:style>
    <style:style style:name="T261_16" style:family="text">
      <style:text-properties style:font-name="Verdana" style:font-name-asian="Verdana" style:font-name-complex="Verdana"/>
    </style:style>
    <style:style style:name="T261_17" style:family="text">
      <style:text-properties style:font-name="Verdana" style:font-name-asian="Verdana" style:font-name-complex="Verdana"/>
    </style:style>
    <style:style style:name="T261_18" style:family="text">
      <style:text-properties style:font-name="Verdana" style:font-name-asian="Verdana" style:font-name-complex="Verdana"/>
    </style:style>
    <style:style style:name="T261_19" style:family="text">
      <style:text-properties style:font-name="Verdana" style:font-name-asian="Verdana" style:font-name-complex="Verdana"/>
    </style:style>
    <style:style style:name="T261_20" style:family="text">
      <style:text-properties style:font-name="Verdana" style:font-name-asian="Verdana" style:font-name-complex="Verdana"/>
    </style:style>
    <style:style style:name="T261_21" style:family="text">
      <style:text-properties style:font-name="Verdana" style:font-name-asian="Verdana" style:font-name-complex="Verdana"/>
    </style:style>
    <style:style style:name="T261_22" style:family="text">
      <style:text-properties style:font-name="Verdana" style:font-name-asian="Verdana" style:font-name-complex="Verdana"/>
    </style:style>
    <style:style style:name="T261_23" style:family="text">
      <style:text-properties style:font-name="Verdana" style:font-name-asian="Verdana" style:font-name-complex="Verdana"/>
    </style:style>
    <style:style style:name="T261_24" style:family="text">
      <style:text-properties style:font-name="Verdana" style:font-name-asian="Verdana" style:font-name-complex="Verdana"/>
    </style:style>
    <style:style style:name="T261_25" style:family="text">
      <style:text-properties style:font-name="Verdana" style:font-name-asian="Verdana" style:font-name-complex="Verdana"/>
    </style:style>
    <style:style style:name="T261_26" style:family="text">
      <style:text-properties style:font-name="Verdana" style:font-name-asian="Verdana" style:font-name-complex="Verdana"/>
    </style:style>
    <style:style style:name="T261_27" style:family="text">
      <style:text-properties style:font-name="Verdana" style:font-name-asian="Verdana" style:font-name-complex="Verdana"/>
    </style:style>
    <style:style style:name="T261_28" style:family="text">
      <style:text-properties style:font-name="Verdana" style:font-name-asian="Verdana" style:font-name-complex="Verdana"/>
    </style:style>
    <style:style style:name="T261_29" style:family="text">
      <style:text-properties style:font-name="Verdana" style:font-name-asian="Verdana" style:font-name-complex="Verdana"/>
    </style:style>
    <style:style style:name="T261_30" style:family="text">
      <style:text-properties style:font-name="Verdana" style:font-name-asian="Verdana" style:font-name-complex="Verdana"/>
    </style:style>
    <style:style style:name="T261_31" style:family="text">
      <style:text-properties style:font-name="Verdana" style:font-name-asian="Verdana" style:font-name-complex="Verdana"/>
    </style:style>
    <style:style style:name="T261_32" style:family="text">
      <style:text-properties style:font-name="Verdana" style:font-name-asian="Verdana" style:font-name-complex="Verdana"/>
    </style:style>
    <style:style style:name="T261_33" style:family="text">
      <style:text-properties style:font-name="Verdana" style:font-name-asian="Verdana" style:font-name-complex="Verdana"/>
    </style:style>
    <style:style style:name="T261_34" style:family="text">
      <style:text-properties style:font-name="Verdana" style:font-name-asian="Verdana" style:font-name-complex="Verdana"/>
    </style:style>
    <style:style style:name="T261_35" style:family="text">
      <style:text-properties style:font-name="Verdana" style:font-name-asian="Verdana" style:font-name-complex="Verdana"/>
    </style:style>
    <style:style style:name="T261_36" style:family="text">
      <style:text-properties style:font-name="Verdana" style:font-name-asian="Verdana" style:font-name-complex="Verdana"/>
    </style:style>
    <style:style style:name="T261_37" style:family="text">
      <style:text-properties style:font-name="Verdana" style:font-name-asian="Verdana" style:font-name-complex="Verdana"/>
    </style:style>
    <style:style style:name="T261_38" style:family="text">
      <style:text-properties style:font-name="Verdana" style:font-name-asian="Verdana" style:font-name-complex="Verdana"/>
    </style:style>
    <style:style style:name="T261_39" style:family="text">
      <style:text-properties style:font-name="Verdana" style:font-name-asian="Verdana" style:font-name-complex="Verdana"/>
    </style:style>
    <style:style style:name="T261_40" style:family="text">
      <style:text-properties style:font-name="Verdana" style:font-name-asian="Verdana" style:font-name-complex="Verdana"/>
    </style:style>
    <style:style style:name="T261_41" style:family="text">
      <style:text-properties style:font-name="Verdana" style:font-name-asian="Verdana" style:font-name-complex="Verdana"/>
    </style:style>
    <style:style style:name="T261_42" style:family="text">
      <style:text-properties style:font-name="Verdana" style:font-name-asian="Verdana" style:font-name-complex="Verdana"/>
    </style:style>
    <style:style style:name="T261_43" style:family="text">
      <style:text-properties style:font-name="Verdana" style:font-name-asian="Verdana" style:font-name-complex="Verdana"/>
    </style:style>
    <style:style style:name="T261_44" style:family="text">
      <style:text-properties style:font-name="Verdana" style:font-name-asian="Verdana" style:font-name-complex="Verdana"/>
    </style:style>
    <style:style style:name="T261_45" style:family="text">
      <style:text-properties style:font-name="Verdana" style:font-name-asian="Verdana" style:font-name-complex="Verdana"/>
    </style:style>
    <style:style style:name="T261_46" style:family="text">
      <style:text-properties style:font-name="Verdana" style:font-name-asian="Verdana" style:font-name-complex="Verdana"/>
    </style:style>
    <style:style style:name="T261_47" style:family="text">
      <style:text-properties style:font-name="Verdana" style:font-name-asian="Verdana" style:font-name-complex="Verdana"/>
    </style:style>
    <style:style style:name="P262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63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>
      <style:text-properties style:font-name="Verdana" style:font-name-asian="Verdana" style:font-name-complex="Verdana"/>
    </style:style>
    <style:style style:name="T264_2" style:family="text">
      <style:text-properties style:font-name="Verdana" style:font-name-asian="Verdana" style:font-name-complex="Verdana"/>
    </style:style>
    <style:style style:name="T264_3" style:family="text">
      <style:text-properties style:font-name="Verdana" style:font-name-asian="Verdana" style:font-name-complex="Verdana"/>
    </style:style>
    <style:style style:name="T264_4" style:family="text">
      <style:text-properties style:font-name="Verdana" style:font-name-asian="Verdana" style:font-name-complex="Verdana"/>
    </style:style>
    <style:style style:name="T264_5" style:family="text">
      <style:text-properties style:font-name="Verdana" style:font-name-asian="Verdana" style:font-name-complex="Verdana"/>
    </style:style>
    <style:style style:name="T264_6" style:family="text">
      <style:text-properties style:font-name="Verdana" style:font-name-asian="Verdana" style:font-name-complex="Verdana"/>
    </style:style>
    <style:style style:name="T264_7" style:family="text">
      <style:text-properties style:font-name="Verdana" style:font-name-asian="Verdana" style:font-name-complex="Verdana"/>
    </style:style>
    <style:style style:name="T264_8" style:family="text">
      <style:text-properties style:font-name="Verdana" style:font-name-asian="Verdana" style:font-name-complex="Verdana"/>
    </style:style>
    <style:style style:name="T264_9" style:family="text">
      <style:text-properties style:font-name="Verdana" style:font-name-asian="Verdana" style:font-name-complex="Verdana"/>
    </style:style>
    <style:style style:name="T264_10" style:family="text">
      <style:text-properties style:font-name="Verdana" style:font-name-asian="Verdana" style:font-name-complex="Verdana"/>
    </style:style>
    <style:style style:name="T264_11" style:family="text">
      <style:text-properties style:font-name="Verdana" style:font-name-asian="Verdana" style:font-name-complex="Verdana"/>
    </style:style>
    <style:style style:name="T264_12" style:family="text">
      <style:text-properties style:font-name="Verdana" style:font-name-asian="Verdana" style:font-name-complex="Verdana"/>
    </style:style>
    <style:style style:name="T264_13" style:family="text">
      <style:text-properties style:font-name="Verdana" style:font-name-asian="Verdana" style:font-name-complex="Verdana"/>
    </style:style>
    <style:style style:name="T264_14" style:family="text">
      <style:text-properties style:font-name="Verdana" style:font-name-asian="Verdana" style:font-name-complex="Verdana"/>
    </style:style>
    <style:style style:name="T264_15" style:family="text">
      <style:text-properties style:font-name="Verdana" style:font-name-asian="Verdana" style:font-name-complex="Verdana"/>
    </style:style>
    <style:style style:name="T264_16" style:family="text">
      <style:text-properties style:font-name="Verdana" style:font-name-asian="Verdana" style:font-name-complex="Verdana"/>
    </style:style>
    <style:style style:name="T264_17" style:family="text">
      <style:text-properties style:font-name="Verdana" style:font-name-asian="Verdana" style:font-name-complex="Verdana"/>
    </style:style>
    <style:style style:name="T264_18" style:family="text">
      <style:text-properties style:font-name="Verdana" style:font-name-asian="Verdana" style:font-name-complex="Verdana"/>
    </style:style>
    <style:style style:name="T264_19" style:family="text">
      <style:text-properties style:font-name="Verdana" style:font-name-asian="Verdana" style:font-name-complex="Verdana"/>
    </style:style>
    <style:style style:name="T264_20" style:family="text">
      <style:text-properties style:font-name="Verdana" style:font-name-asian="Verdana" style:font-name-complex="Verdana"/>
    </style:style>
    <style:style style:name="T264_21" style:family="text">
      <style:text-properties style:font-name="Verdana" style:font-name-asian="Verdana" style:font-name-complex="Verdana"/>
    </style:style>
    <style:style style:name="T264_22" style:family="text">
      <style:text-properties style:font-name="Verdana" style:font-name-asian="Verdana" style:font-name-complex="Verdana"/>
    </style:style>
    <style:style style:name="T264_23" style:family="text">
      <style:text-properties style:font-name="Verdana" style:font-name-asian="Verdana" style:font-name-complex="Verdana"/>
    </style:style>
    <style:style style:name="T264_24" style:family="text">
      <style:text-properties style:font-name="Verdana" style:font-name-asian="Verdana" style:font-name-complex="Verdana"/>
    </style:style>
    <style:style style:name="T264_25" style:family="text">
      <style:text-properties style:font-name="Verdana" style:font-name-asian="Verdana" style:font-name-complex="Verdana"/>
    </style:style>
    <style:style style:name="T264_26" style:family="text">
      <style:text-properties style:font-name="Verdana" style:font-name-asian="Verdana" style:font-name-complex="Verdana"/>
    </style:style>
    <style:style style:name="T264_27" style:family="text">
      <style:text-properties style:font-name="Verdana" style:font-name-asian="Verdana" style:font-name-complex="Verdana"/>
    </style:style>
    <style:style style:name="T264_28" style:family="text">
      <style:text-properties style:font-name="Verdana" style:font-name-asian="Verdana" style:font-name-complex="Verdana"/>
    </style:style>
    <style:style style:name="T264_29" style:family="text">
      <style:text-properties style:font-name="Verdana" style:font-name-asian="Verdana" style:font-name-complex="Verdana"/>
    </style:style>
    <style:style style:name="T264_30" style:family="text">
      <style:text-properties style:font-name="Verdana" style:font-name-asian="Verdana" style:font-name-complex="Verdana"/>
    </style:style>
    <style:style style:name="T264_31" style:family="text">
      <style:text-properties style:font-name="Verdana" style:font-name-asian="Verdana" style:font-name-complex="Verdana"/>
    </style:style>
    <style:style style:name="T264_32" style:family="text">
      <style:text-properties style:font-name="Verdana" style:font-name-asian="Verdana" style:font-name-complex="Verdana"/>
    </style:style>
    <style:style style:name="T264_33" style:family="text">
      <style:text-properties style:font-name="Verdana" style:font-name-asian="Verdana" style:font-name-complex="Verdana"/>
    </style:style>
    <style:style style:name="T264_34" style:family="text">
      <style:text-properties style:font-name="Verdana" style:font-name-asian="Verdana" style:font-name-complex="Verdana"/>
    </style:style>
    <style:style style:name="T264_35" style:family="text">
      <style:text-properties style:font-name="Verdana" style:font-name-asian="Verdana" style:font-name-complex="Verdana"/>
    </style:style>
    <style:style style:name="T264_36" style:family="text">
      <style:text-properties style:font-name="Verdana" style:font-name-asian="Verdana" style:font-name-complex="Verdana"/>
    </style:style>
    <style:style style:name="T264_37" style:family="text">
      <style:text-properties style:font-name="Verdana" style:font-name-asian="Verdana" style:font-name-complex="Verdana"/>
    </style:style>
    <style:style style:name="T264_38" style:family="text">
      <style:text-properties style:font-name="Verdana" style:font-name-asian="Verdana" style:font-name-complex="Verdana"/>
    </style:style>
    <style:style style:name="T264_39" style:family="text">
      <style:text-properties style:font-name="Verdana" style:font-name-asian="Verdana" style:font-name-complex="Verdana"/>
    </style:style>
    <style:style style:name="T264_40" style:family="text">
      <style:text-properties style:font-name="Verdana" style:font-name-asian="Verdana" style:font-name-complex="Verdana"/>
    </style:style>
    <style:style style:name="T264_41" style:family="text">
      <style:text-properties style:font-name="Verdana" style:font-name-asian="Verdana" style:font-name-complex="Verdana"/>
    </style:style>
    <style:style style:name="T264_42" style:family="text">
      <style:text-properties style:font-name="Verdana" style:font-name-asian="Verdana" style:font-name-complex="Verdana"/>
    </style:style>
    <style:style style:name="T264_43" style:family="text">
      <style:text-properties style:font-name="Verdana" style:font-name-asian="Verdana" style:font-name-complex="Verdana"/>
    </style:style>
    <style:style style:name="T264_44" style:family="text">
      <style:text-properties style:font-name="Verdana" style:font-name-asian="Verdana" style:font-name-complex="Verdana"/>
    </style:style>
    <style:style style:name="T264_45" style:family="text">
      <style:text-properties style:font-name="Verdana" style:font-name-asian="Verdana" style:font-name-complex="Verdana"/>
    </style:style>
    <style:style style:name="T264_46" style:family="text">
      <style:text-properties style:font-name="Verdana" style:font-name-asian="Verdana" style:font-name-complex="Verdana"/>
    </style:style>
    <style:style style:name="T264_47" style:family="text">
      <style:text-properties style:font-name="Verdana" style:font-name-asian="Verdana" style:font-name-complex="Verdana"/>
    </style:style>
    <style:style style:name="T264_48" style:family="text">
      <style:text-properties style:font-name="Verdana" style:font-name-asian="Verdana" style:font-name-complex="Verdana"/>
    </style:style>
    <style:style style:name="T264_49" style:family="text">
      <style:text-properties style:font-name="Verdana" style:font-name-asian="Verdana" style:font-name-complex="Verdana"/>
    </style:style>
    <style:style style:name="T264_50" style:family="text">
      <style:text-properties style:font-name="Verdana" style:font-name-asian="Verdana" style:font-name-complex="Verdana"/>
    </style:style>
    <style:style style:name="T264_51" style:family="text">
      <style:text-properties style:font-name="Verdana" style:font-name-asian="Verdana" style:font-name-complex="Verdana"/>
    </style:style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>
      <style:text-properties style:font-name="Verdana" style:font-name-asian="Verdana" style:font-name-complex="Verdana"/>
    </style:style>
    <style:style style:name="T265_2" style:family="text">
      <style:text-properties style:font-name="Verdana" style:font-name-asian="Verdana" style:font-name-complex="Verdana"/>
    </style:style>
    <style:style style:name="T265_3" style:family="text">
      <style:text-properties style:font-name="Verdana" style:font-name-asian="Verdana" style:font-name-complex="Verdana"/>
    </style:style>
    <style:style style:name="T265_4" style:family="text">
      <style:text-properties style:font-name="Verdana" style:font-name-asian="Verdana" style:font-name-complex="Verdana"/>
    </style:style>
    <style:style style:name="T265_5" style:family="text">
      <style:text-properties style:font-name="Verdana" style:font-name-asian="Verdana" style:font-name-complex="Verdana"/>
    </style:style>
    <style:style style:name="T265_6" style:family="text">
      <style:text-properties style:font-name="Verdana" style:font-name-asian="Verdana" style:font-name-complex="Verdana"/>
    </style:style>
    <style:style style:name="T265_7" style:family="text">
      <style:text-properties style:font-name="Verdana" style:font-name-asian="Verdana" style:font-name-complex="Verdana"/>
    </style:style>
    <style:style style:name="T265_8" style:family="text">
      <style:text-properties style:font-name="Verdana" style:font-name-asian="Verdana" style:font-name-complex="Verdana"/>
    </style:style>
    <style:style style:name="T265_9" style:family="text">
      <style:text-properties style:font-name="Verdana" style:font-name-asian="Verdana" style:font-name-complex="Verdana"/>
    </style:style>
    <style:style style:name="T265_10" style:family="text">
      <style:text-properties style:font-name="Verdana" style:font-name-asian="Verdana" style:font-name-complex="Verdana"/>
    </style:style>
    <style:style style:name="T265_11" style:family="text">
      <style:text-properties style:font-name="Verdana" style:font-name-asian="Verdana" style:font-name-complex="Verdana"/>
    </style:style>
    <style:style style:name="T265_12" style:family="text">
      <style:text-properties style:font-name="Verdana" style:font-name-asian="Verdana" style:font-name-complex="Verdana"/>
    </style:style>
    <style:style style:name="T265_13" style:family="text">
      <style:text-properties style:font-name="Verdana" style:font-name-asian="Verdana" style:font-name-complex="Verdana"/>
    </style:style>
    <style:style style:name="T265_14" style:family="text">
      <style:text-properties style:font-name="Verdana" style:font-name-asian="Verdana" style:font-name-complex="Verdana"/>
    </style:style>
    <style:style style:name="T265_15" style:family="text">
      <style:text-properties style:font-name="Verdana" style:font-name-asian="Verdana" style:font-name-complex="Verdana"/>
    </style:style>
    <style:style style:name="T265_16" style:family="text">
      <style:text-properties style:font-name="Verdana" style:font-name-asian="Verdana" style:font-name-complex="Verdana"/>
    </style:style>
    <style:style style:name="T265_17" style:family="text">
      <style:text-properties style:font-name="Verdana" style:font-name-asian="Verdana" style:font-name-complex="Verdana"/>
    </style:style>
    <style:style style:name="T265_18" style:family="text">
      <style:text-properties style:font-name="Verdana" style:font-name-asian="Verdana" style:font-name-complex="Verdana"/>
    </style:style>
    <style:style style:name="T265_19" style:family="text">
      <style:text-properties style:font-name="Verdana" style:font-name-asian="Verdana" style:font-name-complex="Verdana"/>
    </style:style>
    <style:style style:name="T265_20" style:family="text">
      <style:text-properties style:font-name="Verdana" style:font-name-asian="Verdana" style:font-name-complex="Verdana"/>
    </style:style>
    <style:style style:name="T265_21" style:family="text">
      <style:text-properties style:font-name="Verdana" style:font-name-asian="Verdana" style:font-name-complex="Verdana"/>
    </style:style>
    <style:style style:name="T265_22" style:family="text">
      <style:text-properties style:font-name="Verdana" style:font-name-asian="Verdana" style:font-name-complex="Verdana"/>
    </style:style>
    <style:style style:name="T265_23" style:family="text">
      <style:text-properties style:font-name="Verdana" style:font-name-asian="Verdana" style:font-name-complex="Verdana"/>
    </style:style>
    <style:style style:name="T265_24" style:family="text">
      <style:text-properties style:font-name="Verdana" style:font-name-asian="Verdana" style:font-name-complex="Verdana"/>
    </style:style>
    <style:style style:name="T265_25" style:family="text">
      <style:text-properties style:font-name="Verdana" style:font-name-asian="Verdana" style:font-name-complex="Verdana"/>
    </style:style>
    <style:style style:name="T265_26" style:family="text">
      <style:text-properties style:font-name="Verdana" style:font-name-asian="Verdana" style:font-name-complex="Verdana"/>
    </style:style>
    <style:style style:name="T265_27" style:family="text">
      <style:text-properties style:font-name="Verdana" style:font-name-asian="Verdana" style:font-name-complex="Verdana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>
      <style:text-properties style:font-name="Verdana" style:font-name-asian="Verdana" style:font-name-complex="Verdana" style:text-underline-style="solid" style:text-underline-color="font-color"/>
    </style:style>
    <style:style style:name="T266_2" style:family="text">
      <style:text-properties style:font-name="Verdana" style:font-name-asian="Verdana" style:font-name-complex="Verdana" style:text-underline-style="solid" style:text-underline-color="font-color"/>
    </style:style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>
      <style:text-properties style:font-name="Verdana" style:font-name-asian="Verdana" style:font-name-complex="Verdana"/>
    </style:style>
    <style:style style:name="T267_2" style:family="text">
      <style:text-properties style:font-name="Verdana" style:font-name-asian="Verdana" style:font-name-complex="Verdana"/>
    </style:style>
    <style:style style:name="T267_3" style:family="text">
      <style:text-properties style:font-name="Verdana" style:font-name-asian="Verdana" style:font-name-complex="Verdana"/>
    </style:style>
    <style:style style:name="T267_4" style:family="text">
      <style:text-properties style:font-name="Verdana" style:font-name-asian="Verdana" style:font-name-complex="Verdana"/>
    </style:style>
    <style:style style:name="T267_5" style:family="text">
      <style:text-properties style:font-name="Verdana" style:font-name-asian="Verdana" style:font-name-complex="Verdana"/>
    </style:style>
    <style:style style:name="T267_6" style:family="text">
      <style:text-properties style:font-name="Verdana" style:font-name-asian="Verdana" style:font-name-complex="Verdana"/>
    </style:style>
    <style:style style:name="T267_7" style:family="text">
      <style:text-properties style:font-name="Verdana" style:font-name-asian="Verdana" style:font-name-complex="Verdana"/>
    </style:style>
    <style:style style:name="T267_8" style:family="text">
      <style:text-properties style:font-name="Verdana" style:font-name-asian="Verdana" style:font-name-complex="Verdana"/>
    </style:style>
    <style:style style:name="T267_9" style:family="text">
      <style:text-properties style:font-name="Verdana" style:font-name-asian="Verdana" style:font-name-complex="Verdana"/>
    </style:style>
    <style:style style:name="T267_10" style:family="text">
      <style:text-properties style:font-name="Verdana" style:font-name-asian="Verdana" style:font-name-complex="Verdana"/>
    </style:style>
    <style:style style:name="T267_11" style:family="text">
      <style:text-properties style:font-name="Verdana" style:font-name-asian="Verdana" style:font-name-complex="Verdana"/>
    </style:style>
    <style:style style:name="T267_12" style:family="text">
      <style:text-properties style:font-name="Verdana" style:font-name-asian="Verdana" style:font-name-complex="Verdana"/>
    </style:style>
    <style:style style:name="T267_13" style:family="text">
      <style:text-properties style:font-name="Verdana" style:font-name-asian="Verdana" style:font-name-complex="Verdana"/>
    </style:style>
    <style:style style:name="T267_14" style:family="text">
      <style:text-properties style:font-name="Verdana" style:font-name-asian="Verdana" style:font-name-complex="Verdana"/>
    </style:style>
    <style:style style:name="T267_15" style:family="text">
      <style:text-properties style:font-name="Verdana" style:font-name-asian="Verdana" style:font-name-complex="Verdana"/>
    </style:style>
    <style:style style:name="T267_16" style:family="text">
      <style:text-properties style:font-name="Verdana" style:font-name-asian="Verdana" style:font-name-complex="Verdana"/>
    </style:style>
    <style:style style:name="T267_17" style:family="text">
      <style:text-properties style:font-name="Verdana" style:font-name-asian="Verdana" style:font-name-complex="Verdana"/>
    </style:style>
    <style:style style:name="T267_18" style:family="text">
      <style:text-properties style:font-name="Verdana" style:font-name-asian="Verdana" style:font-name-complex="Verdana"/>
    </style:style>
    <style:style style:name="T267_19" style:family="text">
      <style:text-properties style:font-name="Verdana" style:font-name-asian="Verdana" style:font-name-complex="Verdana"/>
    </style:style>
    <style:style style:name="T267_20" style:family="text">
      <style:text-properties style:font-name="Verdana" style:font-name-asian="Verdana" style:font-name-complex="Verdana"/>
    </style:style>
    <style:style style:name="T267_21" style:family="text">
      <style:text-properties style:font-name="Verdana" style:font-name-asian="Verdana" style:font-name-complex="Verdana"/>
    </style:style>
    <style:style style:name="T267_22" style:family="text">
      <style:text-properties style:font-name="Verdana" style:font-name-asian="Verdana" style:font-name-complex="Verdana"/>
    </style:style>
    <style:style style:name="T267_23" style:family="text">
      <style:text-properties style:font-name="Verdana" style:font-name-asian="Verdana" style:font-name-complex="Verdana"/>
    </style:style>
    <style:style style:name="T267_24" style:family="text">
      <style:text-properties style:font-name="Verdana" style:font-name-asian="Verdana" style:font-name-complex="Verdana"/>
    </style:style>
    <style:style style:name="T267_25" style:family="text">
      <style:text-properties style:font-name="Verdana" style:font-name-asian="Verdana" style:font-name-complex="Verdana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>
      <style:text-properties style:font-name="Verdana" style:font-name-asian="Verdana" style:font-name-complex="Verdana"/>
    </style:style>
    <style:style style:name="T268_2" style:family="text">
      <style:text-properties style:font-name="Verdana" style:font-name-asian="Verdana" style:font-name-complex="Verdana"/>
    </style:style>
    <style:style style:name="T268_3" style:family="text">
      <style:text-properties style:font-name="Verdana" style:font-name-asian="Verdana" style:font-name-complex="Verdana"/>
    </style:style>
    <style:style style:name="T268_4" style:family="text">
      <style:text-properties style:font-name="Verdana" style:font-name-asian="Verdana" style:font-name-complex="Verdana"/>
    </style:style>
    <style:style style:name="T268_5" style:family="text">
      <style:text-properties style:font-name="Verdana" style:font-name-asian="Verdana" style:font-name-complex="Verdana"/>
    </style:style>
    <style:style style:name="T268_6" style:family="text">
      <style:text-properties style:font-name="Verdana" style:font-name-asian="Verdana" style:font-name-complex="Verdana"/>
    </style:style>
    <style:style style:name="T268_7" style:family="text">
      <style:text-properties style:font-name="Verdana" style:font-name-asian="Verdana" style:font-name-complex="Verdana"/>
    </style:style>
    <style:style style:name="T268_8" style:family="text">
      <style:text-properties style:font-name="Verdana" style:font-name-asian="Verdana" style:font-name-complex="Verdana"/>
    </style:style>
    <style:style style:name="T268_9" style:family="text">
      <style:text-properties style:font-name="Verdana" style:font-name-asian="Verdana" style:font-name-complex="Verdana"/>
    </style:style>
    <style:style style:name="T268_10" style:family="text">
      <style:text-properties style:font-name="Verdana" style:font-name-asian="Verdana" style:font-name-complex="Verdana"/>
    </style:style>
    <style:style style:name="T268_11" style:family="text">
      <style:text-properties style:font-name="Verdana" style:font-name-asian="Verdana" style:font-name-complex="Verdana"/>
    </style:style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>
      <style:text-properties style:font-name="Verdana" style:font-name-asian="Verdana" style:font-name-complex="Verdana"/>
    </style:style>
    <style:style style:name="T269_2" style:family="text">
      <style:text-properties style:font-name="Verdana" style:font-name-asian="Verdana" style:font-name-complex="Verdana"/>
    </style:style>
    <style:style style:name="T269_3" style:family="text">
      <style:text-properties style:font-name="Verdana" style:font-name-asian="Verdana" style:font-name-complex="Verdana"/>
    </style:style>
    <style:style style:name="T269_4" style:family="text">
      <style:text-properties style:font-name="Verdana" style:font-name-asian="Verdana" style:font-name-complex="Verdana"/>
    </style:style>
    <style:style style:name="T269_5" style:family="text">
      <style:text-properties style:font-name="Verdana" style:font-name-asian="Verdana" style:font-name-complex="Verdana"/>
    </style:style>
    <style:style style:name="T269_6" style:family="text">
      <style:text-properties style:font-name="Verdana" style:font-name-asian="Verdana" style:font-name-complex="Verdana"/>
    </style:style>
    <style:style style:name="T269_7" style:family="text">
      <style:text-properties style:font-name="Verdana" style:font-name-asian="Verdana" style:font-name-complex="Verdana"/>
    </style:style>
    <style:style style:name="T269_8" style:family="text">
      <style:text-properties style:font-name="Verdana" style:font-name-asian="Verdana" style:font-name-complex="Verdana"/>
    </style:style>
    <style:style style:name="T269_9" style:family="text">
      <style:text-properties style:font-name="Verdana" style:font-name-asian="Verdana" style:font-name-complex="Verdana"/>
    </style:style>
    <style:style style:name="P270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>
      <style:text-properties style:font-name="Consolas" style:font-name-asian="Consolas" style:font-name-complex="Consolas"/>
    </style:style>
    <style:style style:name="T271_2" style:family="text">
      <style:text-properties style:font-name="Consolas" style:font-name-asian="Consolas" style:font-name-complex="Consolas"/>
    </style:style>
    <style:style style:name="T271_3" style:family="text">
      <style:text-properties style:font-name="Consolas" style:font-name-asian="Consolas" style:font-name-complex="Consolas"/>
    </style:style>
    <style:style style:name="T271_4" style:family="text">
      <style:text-properties style:font-name="Consolas" style:font-name-asian="Consolas" style:font-name-complex="Consolas"/>
    </style:style>
    <style:style style:name="T271_5" style:family="text">
      <style:text-properties style:font-name="Consolas" style:font-name-asian="Consolas" style:font-name-complex="Consolas"/>
    </style:style>
    <style:style style:name="T271_6" style:family="text">
      <style:text-properties style:font-name="Consolas" style:font-name-asian="Consolas" style:font-name-complex="Consolas"/>
    </style:style>
    <style:style style:name="T271_7" style:family="text">
      <style:text-properties style:font-name="Consolas" style:font-name-asian="Consolas" style:font-name-complex="Consolas"/>
    </style:style>
    <style:style style:name="T271_8" style:family="text">
      <style:text-properties style:font-name="Consolas" style:font-name-asian="Consolas" style:font-name-complex="Consolas"/>
    </style:style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>
      <style:text-properties style:font-name="Consolas" style:font-name-asian="Consolas" style:font-name-complex="Consolas"/>
    </style:style>
    <style:style style:name="T272_2" style:family="text">
      <style:text-properties style:font-name="Consolas" style:font-name-asian="Consolas" style:font-name-complex="Consolas"/>
    </style:style>
    <style:style style:name="T272_3" style:family="text">
      <style:text-properties style:font-name="Consolas" style:font-name-asian="Consolas" style:font-name-complex="Consolas"/>
    </style:style>
    <style:style style:name="T272_4" style:family="text">
      <style:text-properties style:font-name="Consolas" style:font-name-asian="Consolas" style:font-name-complex="Consolas"/>
    </style:style>
    <style:style style:name="T272_5" style:family="text">
      <style:text-properties style:font-name="Consolas" style:font-name-asian="Consolas" style:font-name-complex="Consolas"/>
    </style:style>
    <style:style style:name="T272_6" style:family="text">
      <style:text-properties style:font-name="Consolas" style:font-name-asian="Consolas" style:font-name-complex="Consolas"/>
    </style:style>
    <style:style style:name="T272_7" style:family="text">
      <style:text-properties style:font-name="Consolas" style:font-name-asian="Consolas" style:font-name-complex="Consolas"/>
    </style:style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>
      <style:text-properties style:font-name="Consolas" style:font-name-asian="Consolas" style:font-name-complex="Consolas"/>
    </style:style>
    <style:style style:name="T273_2" style:family="text">
      <style:text-properties style:font-name="Consolas" style:font-name-asian="Consolas" style:font-name-complex="Consolas"/>
    </style:style>
    <style:style style:name="T273_3" style:family="text">
      <style:text-properties style:font-name="Consolas" style:font-name-asian="Consolas" style:font-name-complex="Consolas"/>
    </style:style>
    <style:style style:name="T273_4" style:family="text">
      <style:text-properties style:font-name="Consolas" style:font-name-asian="Consolas" style:font-name-complex="Consolas"/>
    </style:style>
    <style:style style:name="T273_5" style:family="text">
      <style:text-properties style:font-name="Consolas" style:font-name-asian="Consolas" style:font-name-complex="Consolas"/>
    </style:style>
    <style:style style:name="T273_6" style:family="text">
      <style:text-properties style:font-name="Consolas" style:font-name-asian="Consolas" style:font-name-complex="Consolas"/>
    </style:style>
    <style:style style:name="T273_7" style:family="text">
      <style:text-properties style:font-name="Consolas" style:font-name-asian="Consolas" style:font-name-complex="Consolas"/>
    </style:style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>
      <style:text-properties style:font-name="Consolas" style:font-name-asian="Consolas" style:font-name-complex="Consolas"/>
    </style:style>
    <style:style style:name="P275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>
      <style:text-properties style:font-name="Consolas" style:font-name-asian="Consolas" style:font-name-complex="Consolas"/>
    </style:style>
    <style:style style:name="T276_2" style:family="text">
      <style:text-properties style:font-name="Consolas" style:font-name-asian="Consolas" style:font-name-complex="Consolas"/>
    </style:style>
    <style:style style:name="T276_3" style:family="text">
      <style:text-properties style:font-name="Consolas" style:font-name-asian="Consolas" style:font-name-complex="Consolas"/>
    </style:style>
    <style:style style:name="T276_4" style:family="text">
      <style:text-properties style:font-name="Consolas" style:font-name-asian="Consolas" style:font-name-complex="Consolas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>
      <style:text-properties style:font-name="Consolas" style:font-name-asian="Consolas" style:font-name-complex="Consolas"/>
    </style:style>
    <style:style style:name="T277_2" style:family="text">
      <style:text-properties style:font-name="Consolas" style:font-name-asian="Consolas" style:font-name-complex="Consolas"/>
    </style:style>
    <style:style style:name="T277_3" style:family="text">
      <style:text-properties style:font-name="Consolas" style:font-name-asian="Consolas" style:font-name-complex="Consolas"/>
    </style:style>
    <style:style style:name="T277_4" style:family="text">
      <style:text-properties style:font-name="Consolas" style:font-name-asian="Consolas" style:font-name-complex="Consolas"/>
    </style:style>
    <style:style style:name="T277_5" style:family="text">
      <style:text-properties style:font-name="Consolas" style:font-name-asian="Consolas" style:font-name-complex="Consolas"/>
    </style:style>
    <style:style style:name="T277_6" style:family="text">
      <style:text-properties style:font-name="Consolas" style:font-name-asian="Consolas" style:font-name-complex="Consolas"/>
    </style:style>
    <style:style style:name="T277_7" style:family="text">
      <style:text-properties style:font-name="Consolas" style:font-name-asian="Consolas" style:font-name-complex="Consolas"/>
    </style:style>
    <style:style style:name="T277_8" style:family="text">
      <style:text-properties style:font-name="Consolas" style:font-name-asian="Consolas" style:font-name-complex="Consolas"/>
    </style:style>
    <style:style style:name="T277_9" style:family="text">
      <style:text-properties style:font-name="Consolas" style:font-name-asian="Consolas" style:font-name-complex="Consolas"/>
    </style:style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>
      <style:text-properties style:font-name="Consolas" style:font-name-asian="Consolas" style:font-name-complex="Consolas"/>
    </style:style>
    <style:style style:name="T278_2" style:family="text">
      <style:text-properties style:font-name="Consolas" style:font-name-asian="Consolas" style:font-name-complex="Consolas"/>
    </style:style>
    <style:style style:name="T278_3" style:family="text">
      <style:text-properties style:font-name="Consolas" style:font-name-asian="Consolas" style:font-name-complex="Consolas"/>
    </style:style>
    <style:style style:name="T278_4" style:family="text">
      <style:text-properties style:font-name="Consolas" style:font-name-asian="Consolas" style:font-name-complex="Consolas"/>
    </style:style>
    <style:style style:name="T278_5" style:family="text">
      <style:text-properties style:font-name="Consolas" style:font-name-asian="Consolas" style:font-name-complex="Consolas"/>
    </style:style>
    <style:style style:name="T278_6" style:family="text">
      <style:text-properties style:font-name="Consolas" style:font-name-asian="Consolas" style:font-name-complex="Consolas"/>
    </style:style>
    <style:style style:name="T278_7" style:family="text">
      <style:text-properties style:font-name="Consolas" style:font-name-asian="Consolas" style:font-name-complex="Consolas"/>
    </style:style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>
      <style:text-properties style:font-name="Consolas" style:font-name-asian="Consolas" style:font-name-complex="Consolas"/>
    </style:style>
    <style:style style:name="T279_2" style:family="text">
      <style:text-properties style:font-name="Consolas" style:font-name-asian="Consolas" style:font-name-complex="Consolas"/>
    </style:style>
    <style:style style:name="T279_3" style:family="text">
      <style:text-properties style:font-name="Consolas" style:font-name-asian="Consolas" style:font-name-complex="Consolas"/>
    </style:style>
    <style:style style:name="T279_4" style:family="text">
      <style:text-properties style:font-name="Consolas" style:font-name-asian="Consolas" style:font-name-complex="Consolas"/>
    </style:style>
    <style:style style:name="T279_5" style:family="text">
      <style:text-properties style:font-name="Consolas" style:font-name-asian="Consolas" style:font-name-complex="Consolas"/>
    </style:style>
    <style:style style:name="T279_6" style:family="text">
      <style:text-properties style:font-name="Consolas" style:font-name-asian="Consolas" style:font-name-complex="Consolas"/>
    </style:style>
    <style:style style:name="T279_7" style:family="text">
      <style:text-properties style:font-name="Consolas" style:font-name-asian="Consolas" style:font-name-complex="Consolas"/>
    </style:style>
    <style:style style:name="P280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>
      <style:text-properties style:font-name="Consolas" style:font-name-asian="Consolas" style:font-name-complex="Consolas"/>
    </style:style>
    <style:style style:name="T281_2" style:family="text">
      <style:text-properties style:font-name="Consolas" style:font-name-asian="Consolas" style:font-name-complex="Consolas"/>
    </style:style>
    <style:style style:name="T281_3" style:family="text">
      <style:text-properties style:font-name="Consolas" style:font-name-asian="Consolas" style:font-name-complex="Consolas"/>
    </style:style>
    <style:style style:name="T281_4" style:family="text">
      <style:text-properties style:font-name="Consolas" style:font-name-asian="Consolas" style:font-name-complex="Consolas"/>
    </style:style>
    <style:style style:name="T281_5" style:family="text">
      <style:text-properties style:font-name="Consolas" style:font-name-asian="Consolas" style:font-name-complex="Consolas"/>
    </style:style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>
      <style:text-properties style:font-name="Consolas" style:font-name-asian="Consolas" style:font-name-complex="Consolas"/>
    </style:style>
    <style:style style:name="T282_2" style:family="text">
      <style:text-properties style:font-name="Consolas" style:font-name-asian="Consolas" style:font-name-complex="Consolas"/>
    </style:style>
    <style:style style:name="T282_3" style:family="text">
      <style:text-properties style:font-name="Consolas" style:font-name-asian="Consolas" style:font-name-complex="Consolas"/>
    </style:style>
    <style:style style:name="T282_4" style:family="text">
      <style:text-properties style:font-name="Consolas" style:font-name-asian="Consolas" style:font-name-complex="Consolas"/>
    </style:style>
    <style:style style:name="T282_5" style:family="text">
      <style:text-properties style:font-name="Consolas" style:font-name-asian="Consolas" style:font-name-complex="Consolas"/>
    </style:style>
    <style:style style:name="T282_6" style:family="text">
      <style:text-properties style:font-name="Consolas" style:font-name-asian="Consolas" style:font-name-complex="Consolas"/>
    </style:style>
    <style:style style:name="T282_7" style:family="text">
      <style:text-properties style:font-name="Consolas" style:font-name-asian="Consolas" style:font-name-complex="Consolas"/>
    </style:style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>
      <style:text-properties style:font-name="Consolas" style:font-name-asian="Consolas" style:font-name-complex="Consolas"/>
    </style:style>
    <style:style style:name="T283_2" style:family="text">
      <style:text-properties style:font-name="Consolas" style:font-name-asian="Consolas" style:font-name-complex="Consolas"/>
    </style:style>
    <style:style style:name="T283_3" style:family="text">
      <style:text-properties style:font-name="Consolas" style:font-name-asian="Consolas" style:font-name-complex="Consolas"/>
    </style:style>
    <style:style style:name="T283_4" style:family="text">
      <style:text-properties style:font-name="Consolas" style:font-name-asian="Consolas" style:font-name-complex="Consolas"/>
    </style:style>
    <style:style style:name="T283_5" style:family="text">
      <style:text-properties style:font-name="Consolas" style:font-name-asian="Consolas" style:font-name-complex="Consolas"/>
    </style:style>
    <style:style style:name="T283_6" style:family="text">
      <style:text-properties style:font-name="Consolas" style:font-name-asian="Consolas" style:font-name-complex="Consolas"/>
    </style:style>
    <style:style style:name="T283_7" style:family="text">
      <style:text-properties style:font-name="Consolas" style:font-name-asian="Consolas" style:font-name-complex="Consolas"/>
    </style:style>
    <style:style style:name="T283_8" style:family="text">
      <style:text-properties style:font-name="Consolas" style:font-name-asian="Consolas" style:font-name-complex="Consolas"/>
    </style:style>
    <style:style style:name="T283_9" style:family="text">
      <style:text-properties style:font-name="Consolas" style:font-name-asian="Consolas" style:font-name-complex="Consolas"/>
    </style:style>
    <style:style style:name="T283_10" style:family="text">
      <style:text-properties style:font-name="Consolas" style:font-name-asian="Consolas" style:font-name-complex="Consolas"/>
    </style:style>
    <style:style style:name="T283_11" style:family="text">
      <style:text-properties style:font-name="Consolas" style:font-name-asian="Consolas" style:font-name-complex="Consolas"/>
    </style:style>
    <style:style style:name="T283_12" style:family="text">
      <style:text-properties style:font-name="Consolas" style:font-name-asian="Consolas" style:font-name-complex="Consolas"/>
    </style:style>
    <style:style style:name="T283_13" style:family="text">
      <style:text-properties style:font-name="Consolas" style:font-name-asian="Consolas" style:font-name-complex="Consolas"/>
    </style:style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>
      <style:text-properties style:font-name="Consolas" style:font-name-asian="Consolas" style:font-name-complex="Consolas"/>
    </style:style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>
      <style:text-properties style:font-name="Consolas" style:font-name-asian="Consolas" style:font-name-complex="Consolas"/>
    </style:style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>
      <style:text-properties style:font-name="Consolas" style:font-name-asian="Consolas" style:font-name-complex="Consolas"/>
    </style:style>
    <style:style style:name="T286_2" style:family="text">
      <style:text-properties style:font-name="Consolas" style:font-name-asian="Consolas" style:font-name-complex="Consolas"/>
    </style:style>
    <style:style style:name="T286_3" style:family="text">
      <style:text-properties style:font-name="Consolas" style:font-name-asian="Consolas" style:font-name-complex="Consolas"/>
    </style:style>
    <style:style style:name="T286_4" style:family="text">
      <style:text-properties style:font-name="Consolas" style:font-name-asian="Consolas" style:font-name-complex="Consolas"/>
    </style:style>
    <style:style style:name="T286_5" style:family="text">
      <style:text-properties style:font-name="Consolas" style:font-name-asian="Consolas" style:font-name-complex="Consolas"/>
    </style:style>
    <style:style style:name="T286_6" style:family="text">
      <style:text-properties style:font-name="Consolas" style:font-name-asian="Consolas" style:font-name-complex="Consolas"/>
    </style:style>
    <style:style style:name="T286_7" style:family="text">
      <style:text-properties style:font-name="Consolas" style:font-name-asian="Consolas" style:font-name-complex="Consolas"/>
    </style:style>
    <style:style style:name="T286_8" style:family="text">
      <style:text-properties style:font-name="Consolas" style:font-name-asian="Consolas" style:font-name-complex="Consolas"/>
    </style:style>
    <style:style style:name="T286_9" style:family="text">
      <style:text-properties style:font-name="Consolas" style:font-name-asian="Consolas" style:font-name-complex="Consolas"/>
    </style:style>
    <style:style style:name="T286_10" style:family="text">
      <style:text-properties style:font-name="Consolas" style:font-name-asian="Consolas" style:font-name-complex="Consolas"/>
    </style:style>
    <style:style style:name="T286_11" style:family="text">
      <style:text-properties style:font-name="Consolas" style:font-name-asian="Consolas" style:font-name-complex="Consolas"/>
    </style:style>
    <style:style style:name="T286_12" style:family="text">
      <style:text-properties style:font-name="Consolas" style:font-name-asian="Consolas" style:font-name-complex="Consolas"/>
    </style:style>
    <style:style style:name="T286_13" style:family="text">
      <style:text-properties style:font-name="Consolas" style:font-name-asian="Consolas" style:font-name-complex="Consolas"/>
    </style:style>
    <style:style style:name="T286_14" style:family="text">
      <style:text-properties style:font-name="Consolas" style:font-name-asian="Consolas" style:font-name-complex="Consolas"/>
    </style:style>
    <style:style style:name="T286_15" style:family="text">
      <style:text-properties style:font-name="Consolas" style:font-name-asian="Consolas" style:font-name-complex="Consolas"/>
    </style:style>
    <style:style style:name="T286_16" style:family="text">
      <style:text-properties style:font-name="Consolas" style:font-name-asian="Consolas" style:font-name-complex="Consolas"/>
    </style:style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>
      <style:text-properties style:font-name="Consolas" style:font-name-asian="Consolas" style:font-name-complex="Consolas"/>
    </style:style>
    <style:style style:name="T287_2" style:family="text">
      <style:text-properties style:font-name="Consolas" style:font-name-asian="Consolas" style:font-name-complex="Consolas"/>
    </style:style>
    <style:style style:name="T287_3" style:family="text">
      <style:text-properties style:font-name="Consolas" style:font-name-asian="Consolas" style:font-name-complex="Consolas"/>
    </style:style>
    <style:style style:name="T287_4" style:family="text">
      <style:text-properties style:font-name="Consolas" style:font-name-asian="Consolas" style:font-name-complex="Consolas"/>
    </style:style>
    <style:style style:name="T287_5" style:family="text">
      <style:text-properties style:font-name="Consolas" style:font-name-asian="Consolas" style:font-name-complex="Consolas"/>
    </style:style>
    <style:style style:name="T287_6" style:family="text">
      <style:text-properties style:font-name="Consolas" style:font-name-asian="Consolas" style:font-name-complex="Consolas"/>
    </style:style>
    <style:style style:name="T287_7" style:family="text">
      <style:text-properties style:font-name="Consolas" style:font-name-asian="Consolas" style:font-name-complex="Consolas"/>
    </style:style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>
      <style:text-properties style:font-name="Consolas" style:font-name-asian="Consolas" style:font-name-complex="Consolas"/>
    </style:style>
    <style:style style:name="T288_2" style:family="text">
      <style:text-properties style:font-name="Consolas" style:font-name-asian="Consolas" style:font-name-complex="Consolas"/>
    </style:style>
    <style:style style:name="T288_3" style:family="text">
      <style:text-properties style:font-name="Consolas" style:font-name-asian="Consolas" style:font-name-complex="Consolas"/>
    </style:style>
    <style:style style:name="T288_4" style:family="text">
      <style:text-properties style:font-name="Consolas" style:font-name-asian="Consolas" style:font-name-complex="Consolas"/>
    </style:style>
    <style:style style:name="T288_5" style:family="text">
      <style:text-properties style:font-name="Consolas" style:font-name-asian="Consolas" style:font-name-complex="Consolas"/>
    </style:style>
    <style:style style:name="T288_6" style:family="text">
      <style:text-properties style:font-name="Consolas" style:font-name-asian="Consolas" style:font-name-complex="Consolas"/>
    </style:style>
    <style:style style:name="T288_7" style:family="text">
      <style:text-properties style:font-name="Consolas" style:font-name-asian="Consolas" style:font-name-complex="Consolas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>
      <style:text-properties style:font-name="Consolas" style:font-name-asian="Consolas" style:font-name-complex="Consolas"/>
    </style:style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>
      <style:text-properties style:font-name="Consolas" style:font-name-asian="Consolas" style:font-name-complex="Consolas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>
      <style:text-properties style:font-name="Consolas" style:font-name-asian="Consolas" style:font-name-complex="Consolas"/>
    </style:style>
    <style:style style:name="T291_2" style:family="text">
      <style:text-properties style:font-name="Consolas" style:font-name-asian="Consolas" style:font-name-complex="Consolas"/>
    </style:style>
    <style:style style:name="T291_3" style:family="text">
      <style:text-properties style:font-name="Consolas" style:font-name-asian="Consolas" style:font-name-complex="Consolas"/>
    </style:style>
    <style:style style:name="T291_4" style:family="text">
      <style:text-properties style:font-name="Consolas" style:font-name-asian="Consolas" style:font-name-complex="Consolas"/>
    </style:style>
    <style:style style:name="T291_5" style:family="text">
      <style:text-properties style:font-name="Consolas" style:font-name-asian="Consolas" style:font-name-complex="Consolas"/>
    </style:style>
    <style:style style:name="T291_6" style:family="text">
      <style:text-properties style:font-name="Consolas" style:font-name-asian="Consolas" style:font-name-complex="Consolas"/>
    </style:style>
    <style:style style:name="T291_7" style:family="text">
      <style:text-properties style:font-name="Consolas" style:font-name-asian="Consolas" style:font-name-complex="Consolas"/>
    </style:style>
    <style:style style:name="T291_8" style:family="text">
      <style:text-properties style:font-name="Consolas" style:font-name-asian="Consolas" style:font-name-complex="Consolas"/>
    </style:style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>
      <style:text-properties style:font-name="Consolas" style:font-name-asian="Consolas" style:font-name-complex="Consolas"/>
    </style:style>
    <style:style style:name="T292_2" style:family="text">
      <style:text-properties style:font-name="Consolas" style:font-name-asian="Consolas" style:font-name-complex="Consolas"/>
    </style:style>
    <style:style style:name="T292_3" style:family="text">
      <style:text-properties style:font-name="Consolas" style:font-name-asian="Consolas" style:font-name-complex="Consolas"/>
    </style:style>
    <style:style style:name="T292_4" style:family="text">
      <style:text-properties style:font-name="Consolas" style:font-name-asian="Consolas" style:font-name-complex="Consolas"/>
    </style:style>
    <style:style style:name="P293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>
      <style:text-properties style:font-name="Consolas" style:font-name-asian="Consolas" style:font-name-complex="Consolas"/>
    </style:style>
    <style:style style:name="T294_2" style:family="text">
      <style:text-properties style:font-name="Consolas" style:font-name-asian="Consolas" style:font-name-complex="Consolas"/>
    </style:style>
    <style:style style:name="T294_3" style:family="text">
      <style:text-properties style:font-name="Consolas" style:font-name-asian="Consolas" style:font-name-complex="Consolas"/>
    </style:style>
    <style:style style:name="T294_4" style:family="text">
      <style:text-properties style:font-name="Consolas" style:font-name-asian="Consolas" style:font-name-complex="Consolas"/>
    </style:style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>
      <style:text-properties style:font-name="Consolas" style:font-name-asian="Consolas" style:font-name-complex="Consolas"/>
    </style:style>
    <style:style style:name="T295_2" style:family="text">
      <style:text-properties style:font-name="Consolas" style:font-name-asian="Consolas" style:font-name-complex="Consolas"/>
    </style:style>
    <style:style style:name="T295_3" style:family="text">
      <style:text-properties style:font-name="Consolas" style:font-name-asian="Consolas" style:font-name-complex="Consolas"/>
    </style:style>
    <style:style style:name="T295_4" style:family="text">
      <style:text-properties style:font-name="Consolas" style:font-name-asian="Consolas" style:font-name-complex="Consolas"/>
    </style:style>
    <style:style style:name="T295_5" style:family="text">
      <style:text-properties style:font-name="Consolas" style:font-name-asian="Consolas" style:font-name-complex="Consolas"/>
    </style:style>
    <style:style style:name="T295_6" style:family="text">
      <style:text-properties style:font-name="Consolas" style:font-name-asian="Consolas" style:font-name-complex="Consolas"/>
    </style:style>
    <style:style style:name="T295_7" style:family="text">
      <style:text-properties style:font-name="Consolas" style:font-name-asian="Consolas" style:font-name-complex="Consolas"/>
    </style:style>
    <style:style style:name="T295_8" style:family="text">
      <style:text-properties style:font-name="Consolas" style:font-name-asian="Consolas" style:font-name-complex="Consolas"/>
    </style:style>
    <style:style style:name="T295_9" style:family="text">
      <style:text-properties style:font-name="Consolas" style:font-name-asian="Consolas" style:font-name-complex="Consolas"/>
    </style:style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>
      <style:text-properties style:font-name="Consolas" style:font-name-asian="Consolas" style:font-name-complex="Consolas"/>
    </style:style>
    <style:style style:name="T296_2" style:family="text">
      <style:text-properties style:font-name="Consolas" style:font-name-asian="Consolas" style:font-name-complex="Consolas"/>
    </style:style>
    <style:style style:name="T296_3" style:family="text">
      <style:text-properties style:font-name="Consolas" style:font-name-asian="Consolas" style:font-name-complex="Consolas"/>
    </style:style>
    <style:style style:name="T296_4" style:family="text">
      <style:text-properties style:font-name="Consolas" style:font-name-asian="Consolas" style:font-name-complex="Consolas"/>
    </style:style>
    <style:style style:name="T296_5" style:family="text">
      <style:text-properties style:font-name="Consolas" style:font-name-asian="Consolas" style:font-name-complex="Consolas"/>
    </style:style>
    <style:style style:name="T296_6" style:family="text">
      <style:text-properties style:font-name="Consolas" style:font-name-asian="Consolas" style:font-name-complex="Consolas"/>
    </style:style>
    <style:style style:name="T296_7" style:family="text">
      <style:text-properties style:font-name="Consolas" style:font-name-asian="Consolas" style:font-name-complex="Consolas"/>
    </style:style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>
      <style:text-properties style:font-name="Consolas" style:font-name-asian="Consolas" style:font-name-complex="Consolas"/>
    </style:style>
    <style:style style:name="T297_2" style:family="text">
      <style:text-properties style:font-name="Consolas" style:font-name-asian="Consolas" style:font-name-complex="Consolas"/>
    </style:style>
    <style:style style:name="T297_3" style:family="text">
      <style:text-properties style:font-name="Consolas" style:font-name-asian="Consolas" style:font-name-complex="Consolas"/>
    </style:style>
    <style:style style:name="T297_4" style:family="text">
      <style:text-properties style:font-name="Consolas" style:font-name-asian="Consolas" style:font-name-complex="Consolas"/>
    </style:style>
    <style:style style:name="T297_5" style:family="text">
      <style:text-properties style:font-name="Consolas" style:font-name-asian="Consolas" style:font-name-complex="Consolas"/>
    </style:style>
    <style:style style:name="T297_6" style:family="text">
      <style:text-properties style:font-name="Consolas" style:font-name-asian="Consolas" style:font-name-complex="Consolas"/>
    </style:style>
    <style:style style:name="T297_7" style:family="text">
      <style:text-properties style:font-name="Consolas" style:font-name-asian="Consolas" style:font-name-complex="Consolas"/>
    </style:style>
    <style:style style:name="P298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>
      <style:text-properties style:font-name="Consolas" style:font-name-asian="Consolas" style:font-name-complex="Consolas"/>
    </style:style>
    <style:style style:name="T299_2" style:family="text">
      <style:text-properties style:font-name="Consolas" style:font-name-asian="Consolas" style:font-name-complex="Consolas"/>
    </style:style>
    <style:style style:name="T299_3" style:family="text">
      <style:text-properties style:font-name="Consolas" style:font-name-asian="Consolas" style:font-name-complex="Consolas"/>
    </style:style>
    <style:style style:name="T299_4" style:family="text">
      <style:text-properties style:font-name="Consolas" style:font-name-asian="Consolas" style:font-name-complex="Consolas"/>
    </style:style>
    <style:style style:name="T299_5" style:family="text">
      <style:text-properties style:font-name="Consolas" style:font-name-asian="Consolas" style:font-name-complex="Consolas"/>
    </style:style>
    <style:style style:name="T299_6" style:family="text">
      <style:text-properties style:font-name="Consolas" style:font-name-asian="Consolas" style:font-name-complex="Consolas"/>
    </style:style>
    <style:style style:name="T299_7" style:family="text">
      <style:text-properties style:font-name="Consolas" style:font-name-asian="Consolas" style:font-name-complex="Consolas"/>
    </style:style>
    <style:style style:name="T299_8" style:family="text">
      <style:text-properties style:font-name="Consolas" style:font-name-asian="Consolas" style:font-name-complex="Consolas"/>
    </style:style>
    <style:style style:name="T299_9" style:family="text">
      <style:text-properties style:font-name="Consolas" style:font-name-asian="Consolas" style:font-name-complex="Consolas"/>
    </style:style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>
      <style:text-properties style:font-name="Consolas" style:font-name-asian="Consolas" style:font-name-complex="Consolas"/>
    </style:style>
    <style:style style:name="T300_2" style:family="text">
      <style:text-properties style:font-name="Consolas" style:font-name-asian="Consolas" style:font-name-complex="Consolas"/>
    </style:style>
    <style:style style:name="T300_3" style:family="text">
      <style:text-properties style:font-name="Consolas" style:font-name-asian="Consolas" style:font-name-complex="Consolas"/>
    </style:style>
    <style:style style:name="T300_4" style:family="text">
      <style:text-properties style:font-name="Consolas" style:font-name-asian="Consolas" style:font-name-complex="Consolas"/>
    </style:style>
    <style:style style:name="T300_5" style:family="text">
      <style:text-properties style:font-name="Consolas" style:font-name-asian="Consolas" style:font-name-complex="Consolas"/>
    </style:style>
    <style:style style:name="T300_6" style:family="text">
      <style:text-properties style:font-name="Consolas" style:font-name-asian="Consolas" style:font-name-complex="Consolas"/>
    </style:style>
    <style:style style:name="T300_7" style:family="text">
      <style:text-properties style:font-name="Consolas" style:font-name-asian="Consolas" style:font-name-complex="Consolas"/>
    </style:style>
    <style:style style:name="T300_8" style:family="text">
      <style:text-properties style:font-name="Consolas" style:font-name-asian="Consolas" style:font-name-complex="Consolas"/>
    </style:style>
    <style:style style:name="T300_9" style:family="text">
      <style:text-properties style:font-name="Consolas" style:font-name-asian="Consolas" style:font-name-complex="Consolas"/>
    </style:style>
    <style:style style:name="T300_10" style:family="text">
      <style:text-properties style:font-name="Consolas" style:font-name-asian="Consolas" style:font-name-complex="Consolas"/>
    </style:style>
    <style:style style:name="T300_11" style:family="text">
      <style:text-properties style:font-name="Consolas" style:font-name-asian="Consolas" style:font-name-complex="Consolas"/>
    </style:style>
    <style:style style:name="T300_12" style:family="text">
      <style:text-properties style:font-name="Consolas" style:font-name-asian="Consolas" style:font-name-complex="Consolas"/>
    </style:style>
    <style:style style:name="T300_13" style:family="text">
      <style:text-properties style:font-name="Consolas" style:font-name-asian="Consolas" style:font-name-complex="Consolas"/>
    </style:style>
    <style:style style:name="T300_14" style:family="text">
      <style:text-properties style:font-name="Consolas" style:font-name-asian="Consolas" style:font-name-complex="Consolas"/>
    </style:style>
    <style:style style:name="T300_15" style:family="text">
      <style:text-properties style:font-name="Consolas" style:font-name-asian="Consolas" style:font-name-complex="Consolas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>
      <style:text-properties style:font-name="Consolas" style:font-name-asian="Consolas" style:font-name-complex="Consolas"/>
    </style:style>
    <style:style style:name="T301_2" style:family="text">
      <style:text-properties style:font-name="Consolas" style:font-name-asian="Consolas" style:font-name-complex="Consolas"/>
    </style:style>
    <style:style style:name="T301_3" style:family="text">
      <style:text-properties style:font-name="Consolas" style:font-name-asian="Consolas" style:font-name-complex="Consolas"/>
    </style:style>
    <style:style style:name="T301_4" style:family="text">
      <style:text-properties style:font-name="Consolas" style:font-name-asian="Consolas" style:font-name-complex="Consolas"/>
    </style:style>
    <style:style style:name="T301_5" style:family="text">
      <style:text-properties style:font-name="Consolas" style:font-name-asian="Consolas" style:font-name-complex="Consolas"/>
    </style:style>
    <style:style style:name="T301_6" style:family="text">
      <style:text-properties style:font-name="Consolas" style:font-name-asian="Consolas" style:font-name-complex="Consolas"/>
    </style:style>
    <style:style style:name="T301_7" style:family="text">
      <style:text-properties style:font-name="Consolas" style:font-name-asian="Consolas" style:font-name-complex="Consolas"/>
    </style:style>
    <style:style style:name="T301_8" style:family="text">
      <style:text-properties style:font-name="Consolas" style:font-name-asian="Consolas" style:font-name-complex="Consolas"/>
    </style:style>
    <style:style style:name="T301_9" style:family="text">
      <style:text-properties style:font-name="Consolas" style:font-name-asian="Consolas" style:font-name-complex="Consolas"/>
    </style:style>
    <style:style style:name="T301_10" style:family="text">
      <style:text-properties style:font-name="Consolas" style:font-name-asian="Consolas" style:font-name-complex="Consolas"/>
    </style:style>
    <style:style style:name="T301_11" style:family="text">
      <style:text-properties style:font-name="Consolas" style:font-name-asian="Consolas" style:font-name-complex="Consolas"/>
    </style:style>
    <style:style style:name="T301_12" style:family="text">
      <style:text-properties style:font-name="Consolas" style:font-name-asian="Consolas" style:font-name-complex="Consolas"/>
    </style:style>
    <style:style style:name="T301_13" style:family="text">
      <style:text-properties style:font-name="Consolas" style:font-name-asian="Consolas" style:font-name-complex="Consolas"/>
    </style:style>
    <style:style style:name="T301_14" style:family="text">
      <style:text-properties style:font-name="Consolas" style:font-name-asian="Consolas" style:font-name-complex="Consolas"/>
    </style:style>
    <style:style style:name="T301_15" style:family="text">
      <style:text-properties style:font-name="Consolas" style:font-name-asian="Consolas" style:font-name-complex="Consolas"/>
    </style:style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>
      <style:text-properties style:font-name="Consolas" style:font-name-asian="Consolas" style:font-name-complex="Consolas"/>
    </style:style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>
      <style:text-properties style:font-name="Consolas" style:font-name-asian="Consolas" style:font-name-complex="Consolas"/>
    </style:style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>
      <style:text-properties style:font-name="Consolas" style:font-name-asian="Consolas" style:font-name-complex="Consolas"/>
    </style:style>
    <style:style style:name="T304_2" style:family="text">
      <style:text-properties style:font-name="Consolas" style:font-name-asian="Consolas" style:font-name-complex="Consolas"/>
    </style:style>
    <style:style style:name="T304_3" style:family="text">
      <style:text-properties style:font-name="Consolas" style:font-name-asian="Consolas" style:font-name-complex="Consolas"/>
    </style:style>
    <style:style style:name="T304_4" style:family="text">
      <style:text-properties style:font-name="Consolas" style:font-name-asian="Consolas" style:font-name-complex="Consolas"/>
    </style:style>
    <style:style style:name="T304_5" style:family="text">
      <style:text-properties style:font-name="Consolas" style:font-name-asian="Consolas" style:font-name-complex="Consolas"/>
    </style:style>
    <style:style style:name="T304_6" style:family="text">
      <style:text-properties style:font-name="Consolas" style:font-name-asian="Consolas" style:font-name-complex="Consolas"/>
    </style:style>
    <style:style style:name="T304_7" style:family="text">
      <style:text-properties style:font-name="Consolas" style:font-name-asian="Consolas" style:font-name-complex="Consolas"/>
    </style:style>
    <style:style style:name="T304_8" style:family="text">
      <style:text-properties style:font-name="Consolas" style:font-name-asian="Consolas" style:font-name-complex="Consolas"/>
    </style:style>
    <style:style style:name="T304_9" style:family="text">
      <style:text-properties style:font-name="Consolas" style:font-name-asian="Consolas" style:font-name-complex="Consolas"/>
    </style:style>
    <style:style style:name="T304_10" style:family="text">
      <style:text-properties style:font-name="Consolas" style:font-name-asian="Consolas" style:font-name-complex="Consolas"/>
    </style:style>
    <style:style style:name="T304_11" style:family="text">
      <style:text-properties style:font-name="Consolas" style:font-name-asian="Consolas" style:font-name-complex="Consolas"/>
    </style:style>
    <style:style style:name="T304_12" style:family="text">
      <style:text-properties style:font-name="Consolas" style:font-name-asian="Consolas" style:font-name-complex="Consolas"/>
    </style:style>
    <style:style style:name="T304_13" style:family="text">
      <style:text-properties style:font-name="Consolas" style:font-name-asian="Consolas" style:font-name-complex="Consolas"/>
    </style:style>
    <style:style style:name="T304_14" style:family="text">
      <style:text-properties style:font-name="Consolas" style:font-name-asian="Consolas" style:font-name-complex="Consolas"/>
    </style:style>
    <style:style style:name="T304_15" style:family="text">
      <style:text-properties style:font-name="Consolas" style:font-name-asian="Consolas" style:font-name-complex="Consolas"/>
    </style:style>
    <style:style style:name="T304_16" style:family="text">
      <style:text-properties style:font-name="Consolas" style:font-name-asian="Consolas" style:font-name-complex="Consolas"/>
    </style:style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05_2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05_3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05_4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05_5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05_6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05_7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06_2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06_3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06_4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06_5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06_6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306_7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>
      <style:text-properties style:font-name="Consolas" style:font-name-asian="Consolas" style:font-name-complex="Consolas"/>
    </style:style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>
      <style:text-properties style:font-name="Consolas" style:font-name-asian="Consolas" style:font-name-complex="Consolas"/>
    </style:style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>
      <style:text-properties style:font-name="Consolas" style:font-name-asian="Consolas" style:font-name-complex="Consolas"/>
    </style:style>
    <style:style style:name="T309_2" style:family="text">
      <style:text-properties style:font-name="Consolas" style:font-name-asian="Consolas" style:font-name-complex="Consolas"/>
    </style:style>
    <style:style style:name="T309_3" style:family="text">
      <style:text-properties style:font-name="Consolas" style:font-name-asian="Consolas" style:font-name-complex="Consolas"/>
    </style:style>
    <style:style style:name="T309_4" style:family="text">
      <style:text-properties style:font-name="Consolas" style:font-name-asian="Consolas" style:font-name-complex="Consolas"/>
    </style:style>
    <style:style style:name="T309_5" style:family="text">
      <style:text-properties style:font-name="Consolas" style:font-name-asian="Consolas" style:font-name-complex="Consolas"/>
    </style:style>
    <style:style style:name="T309_6" style:family="text">
      <style:text-properties style:font-name="Consolas" style:font-name-asian="Consolas" style:font-name-complex="Consolas"/>
    </style:style>
    <style:style style:name="T309_7" style:family="text">
      <style:text-properties style:font-name="Consolas" style:font-name-asian="Consolas" style:font-name-complex="Consolas"/>
    </style:style>
    <style:style style:name="T309_8" style:family="text">
      <style:text-properties style:font-name="Consolas" style:font-name-asian="Consolas" style:font-name-complex="Consolas"/>
    </style:style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>
      <style:text-properties style:font-name="Consolas" style:font-name-asian="Consolas" style:font-name-complex="Consolas"/>
    </style:style>
    <style:style style:name="T310_2" style:family="text">
      <style:text-properties style:font-name="Consolas" style:font-name-asian="Consolas" style:font-name-complex="Consolas"/>
    </style:style>
    <style:style style:name="T310_3" style:family="text">
      <style:text-properties style:font-name="Consolas" style:font-name-asian="Consolas" style:font-name-complex="Consolas"/>
    </style:style>
    <style:style style:name="T310_4" style:family="text">
      <style:text-properties style:font-name="Consolas" style:font-name-asian="Consolas" style:font-name-complex="Consolas"/>
    </style:style>
    <style:style style:name="P311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2_2" style:family="text">
      <style:text-properties style:font-name="Verdana" fo:font-size="12pt" style:font-name-asian="Verdana" style:font-size-asian="12pt" style:font-name-complex="Verdana" style:font-size-complex="12pt"/>
    </style:style>
    <style:style style:name="T312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2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2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2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2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2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2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>
      <style:text-properties style:font-name="Verdana" style:font-name-asian="Verdana" style:font-name-complex="Verdana"/>
    </style:style>
    <style:style style:name="T313_2" style:family="text">
      <style:text-properties style:font-name="Verdana" style:font-name-asian="Verdana" style:font-name-complex="Verdana"/>
    </style:style>
    <style:style style:name="T313_3" style:family="text">
      <style:text-properties style:font-name="Verdana" style:font-name-asian="Verdana" style:font-name-complex="Verdana"/>
    </style:style>
    <style:style style:name="T313_4" style:family="text">
      <style:text-properties style:font-name="Verdana" style:font-name-asian="Verdana" style:font-name-complex="Verdana"/>
    </style:style>
    <style:style style:name="T313_5" style:family="text">
      <style:text-properties style:font-name="Verdana" style:font-name-asian="Verdana" style:font-name-complex="Verdana"/>
    </style:style>
    <style:style style:name="T313_6" style:family="text">
      <style:text-properties style:font-name="Verdana" style:font-name-asian="Verdana" style:font-name-complex="Verdana"/>
    </style:style>
    <style:style style:name="T313_7" style:family="text">
      <style:text-properties style:font-name="Verdana" style:font-name-asian="Verdana" style:font-name-complex="Verdana"/>
    </style:style>
    <style:style style:name="T313_8" style:family="text">
      <style:text-properties style:font-name="Verdana" style:font-name-asian="Verdana" style:font-name-complex="Verdana"/>
    </style:style>
    <style:style style:name="T313_9" style:family="text">
      <style:text-properties style:font-name="Verdana" style:font-name-asian="Verdana" style:font-name-complex="Verdana"/>
    </style:style>
    <style:style style:name="T313_10" style:family="text">
      <style:text-properties style:font-name="Verdana" style:font-name-asian="Verdana" style:font-name-complex="Verdana"/>
    </style:style>
    <style:style style:name="T313_11" style:family="text">
      <style:text-properties style:font-name="Verdana" style:font-name-asian="Verdana" style:font-name-complex="Verdana"/>
    </style:style>
    <style:style style:name="T313_12" style:family="text">
      <style:text-properties style:font-name="Verdana" style:font-name-asian="Verdana" style:font-name-complex="Verdana"/>
    </style:style>
    <style:style style:name="T313_13" style:family="text">
      <style:text-properties style:font-name="Verdana" style:font-name-asian="Verdana" style:font-name-complex="Verdana"/>
    </style:style>
    <style:style style:name="T313_14" style:family="text">
      <style:text-properties style:font-name="Verdana" style:font-name-asian="Verdana" style:font-name-complex="Verdana"/>
    </style:style>
    <style:style style:name="T313_15" style:family="text">
      <style:text-properties style:font-name="Verdana" style:font-name-asian="Verdana" style:font-name-complex="Verdana"/>
    </style:style>
    <style:style style:name="T313_16" style:family="text">
      <style:text-properties style:font-name="Verdana" style:font-name-asian="Verdana" style:font-name-complex="Verdana"/>
    </style:style>
    <style:style style:name="T313_17" style:family="text">
      <style:text-properties style:font-name="Verdana" style:font-name-asian="Verdana" style:font-name-complex="Verdana"/>
    </style:style>
    <style:style style:name="T313_18" style:family="text">
      <style:text-properties style:font-name="Verdana" style:font-name-asian="Verdana" style:font-name-complex="Verdana"/>
    </style:style>
    <style:style style:name="T313_19" style:family="text">
      <style:text-properties style:font-name="Verdana" style:font-name-asian="Verdana" style:font-name-complex="Verdana"/>
    </style:style>
    <style:style style:name="T313_20" style:family="text">
      <style:text-properties style:font-name="Verdana" style:font-name-asian="Verdana" style:font-name-complex="Verdana"/>
    </style:style>
    <style:style style:name="T313_21" style:family="text">
      <style:text-properties style:font-name="Verdana" style:font-name-asian="Verdana" style:font-name-complex="Verdana"/>
    </style:style>
    <style:style style:name="T313_22" style:family="text">
      <style:text-properties style:font-name="Verdana" style:font-name-asian="Verdana" style:font-name-complex="Verdana"/>
    </style:style>
    <style:style style:name="T313_23" style:family="text">
      <style:text-properties style:font-name="Verdana" style:font-name-asian="Verdana" style:font-name-complex="Verdana"/>
    </style:style>
    <style:style style:name="T313_24" style:family="text">
      <style:text-properties style:font-name="Verdana" style:font-name-asian="Verdana" style:font-name-complex="Verdana"/>
    </style:style>
    <style:style style:name="T313_25" style:family="text">
      <style:text-properties style:font-name="Verdana" style:font-name-asian="Verdana" style:font-name-complex="Verdana"/>
    </style:style>
    <style:style style:name="T313_26" style:family="text">
      <style:text-properties style:font-name="Verdana" style:font-name-asian="Verdana" style:font-name-complex="Verdana"/>
    </style:style>
    <style:style style:name="T313_27" style:family="text">
      <style:text-properties style:font-name="Verdana" style:font-name-asian="Verdana" style:font-name-complex="Verdana"/>
    </style:style>
    <style:style style:name="T313_28" style:family="text">
      <style:text-properties style:font-name="Verdana" style:font-name-asian="Verdana" style:font-name-complex="Verdana"/>
    </style:style>
    <style:style style:name="T313_29" style:family="text">
      <style:text-properties style:font-name="Verdana" style:font-name-asian="Verdana" style:font-name-complex="Verdana"/>
    </style:style>
    <style:style style:name="T313_30" style:family="text">
      <style:text-properties style:font-name="Verdana" style:font-name-asian="Verdana" style:font-name-complex="Verdana"/>
    </style:style>
    <style:style style:name="T313_31" style:family="text">
      <style:text-properties style:font-name="Verdana" style:font-name-asian="Verdana" style:font-name-complex="Verdana"/>
    </style:style>
    <style:style style:name="T313_32" style:family="text">
      <style:text-properties style:font-name="Verdana" style:font-name-asian="Verdana" style:font-name-complex="Verdana"/>
    </style:style>
    <style:style style:name="T313_33" style:family="text">
      <style:text-properties style:font-name="Verdana" style:font-name-asian="Verdana" style:font-name-complex="Verdana"/>
    </style:style>
    <style:style style:name="T313_34" style:family="text">
      <style:text-properties style:font-name="Verdana" style:font-name-asian="Verdana" style:font-name-complex="Verdana"/>
    </style:style>
    <style:style style:name="T313_35" style:family="text">
      <style:text-properties style:font-name="Verdana" style:font-name-asian="Verdana" style:font-name-complex="Verdana"/>
    </style:style>
    <style:style style:name="T313_36" style:family="text">
      <style:text-properties style:font-name="Verdana" style:font-name-asian="Verdana" style:font-name-complex="Verdana"/>
    </style:style>
    <style:style style:name="T313_37" style:family="text">
      <style:text-properties style:font-name="Verdana" style:font-name-asian="Verdana" style:font-name-complex="Verdana"/>
    </style:style>
    <style:style style:name="T313_38" style:family="text">
      <style:text-properties style:font-name="Verdana" style:font-name-asian="Verdana" style:font-name-complex="Verdana"/>
    </style:style>
    <style:style style:name="T313_39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313_40" style:family="text">
      <style:text-properties style:font-name="Verdana" style:font-name-asian="Verdana" style:font-name-complex="Verdana"/>
    </style:style>
    <style:style style:name="T313_41" style:family="text">
      <style:text-properties style:font-name="Verdana" style:font-name-asian="Verdana" style:font-name-complex="Verdana"/>
    </style:style>
    <style:style style:name="T313_42" style:family="text">
      <style:text-properties style:font-name="Verdana" style:font-name-asian="Verdana" style:font-name-complex="Verdana"/>
    </style:style>
    <style:style style:name="T313_43" style:family="text">
      <style:text-properties style:font-name="Verdana" style:font-name-asian="Verdana" style:font-name-complex="Verdana"/>
    </style:style>
    <style:style style:name="T313_44" style:family="text">
      <style:text-properties style:font-name="Verdana" style:font-name-asian="Verdana" style:font-name-complex="Verdana"/>
    </style:style>
    <style:style style:name="T313_45" style:family="text">
      <style:text-properties style:font-name="Verdana" style:font-name-asian="Verdana" style:font-name-complex="Verdana"/>
    </style:style>
    <style:style style:name="T313_46" style:family="text">
      <style:text-properties style:font-name="Verdana" style:font-name-asian="Verdana" style:font-name-complex="Verdana"/>
    </style:style>
    <style:style style:name="T313_47" style:family="text">
      <style:text-properties style:font-name="Verdana" style:font-name-asian="Verdana" style:font-name-complex="Verdana"/>
    </style:style>
    <style:style style:name="T313_48" style:family="text">
      <style:text-properties style:font-name="Verdana" style:font-name-asian="Verdana" style:font-name-complex="Verdana"/>
    </style:style>
    <style:style style:name="T313_49" style:family="text">
      <style:text-properties style:font-name="Verdana" style:font-name-asian="Verdana" style:font-name-complex="Verdana"/>
    </style:style>
    <style:style style:name="T313_50" style:family="text">
      <style:text-properties style:font-name="Verdana" style:font-name-asian="Verdana" style:font-name-complex="Verdana"/>
    </style:style>
    <style:style style:name="T313_51" style:family="text">
      <style:text-properties style:font-name="Verdana" style:font-name-asian="Verdana" style:font-name-complex="Verdana"/>
    </style:style>
    <style:style style:name="T313_52" style:family="text">
      <style:text-properties style:font-name="Verdana" style:font-name-asian="Verdana" style:font-name-complex="Verdana"/>
    </style:style>
    <style:style style:name="T313_53" style:family="text">
      <style:text-properties style:font-name="Verdana" style:font-name-asian="Verdana" style:font-name-complex="Verdana"/>
    </style:style>
    <style:style style:name="T313_54" style:family="text">
      <style:text-properties style:font-name="Verdana" style:font-name-asian="Verdana" style:font-name-complex="Verdana"/>
    </style:style>
    <style:style style:name="T313_55" style:family="text">
      <style:text-properties style:font-name="Verdana" style:font-name-asian="Verdana" style:font-name-complex="Verdana"/>
    </style:style>
    <style:style style:name="T313_56" style:family="text">
      <style:text-properties style:font-name="Verdana" style:font-name-asian="Verdana" style:font-name-complex="Verdana"/>
    </style:style>
    <style:style style:name="T313_57" style:family="text">
      <style:text-properties style:font-name="Verdana" style:font-name-asian="Verdana" style:font-name-complex="Verdana"/>
    </style:style>
    <style:style style:name="T313_58" style:family="text">
      <style:text-properties style:font-name="Verdana" style:font-name-asian="Verdana" style:font-name-complex="Verdana"/>
    </style:style>
    <style:style style:name="T313_59" style:family="text">
      <style:text-properties style:font-name="Verdana" style:font-name-asian="Verdana" style:font-name-complex="Verdana"/>
    </style:style>
    <style:style style:name="T313_60" style:family="text">
      <style:text-properties style:font-name="Verdana" style:font-name-asian="Verdana" style:font-name-complex="Verdana"/>
    </style:style>
    <style:style style:name="T313_61" style:family="text">
      <style:text-properties style:font-name="Verdana" style:font-name-asian="Verdana" style:font-name-complex="Verdana"/>
    </style:style>
    <style:style style:name="T313_62" style:family="text">
      <style:text-properties style:font-name="Verdana" style:font-name-asian="Verdana" style:font-name-complex="Verdana"/>
    </style:style>
    <style:style style:name="T313_63" style:family="text">
      <style:text-properties style:font-name="Verdana" style:font-name-asian="Verdana" style:font-name-complex="Verdana"/>
    </style:style>
    <style:style style:name="T313_64" style:family="text">
      <style:text-properties style:font-name="Verdana" style:font-name-asian="Verdana" style:font-name-complex="Verdana"/>
    </style:style>
    <style:style style:name="T313_65" style:family="text">
      <style:text-properties style:font-name="Verdana" style:font-name-asian="Verdana" style:font-name-complex="Verdana"/>
    </style:style>
    <style:style style:name="T313_66" style:family="text">
      <style:text-properties style:font-name="Verdana" style:font-name-asian="Verdana" style:font-name-complex="Verdana"/>
    </style:style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>
      <style:text-properties style:font-name="Consolas" style:font-name-asian="Consolas" style:font-name-complex="Consolas"/>
    </style:style>
    <style:style style:name="T314_2" style:family="text">
      <style:text-properties style:font-name="Consolas" style:font-name-asian="Consolas" style:font-name-complex="Consolas"/>
    </style:style>
    <style:style style:name="T314_3" style:family="text">
      <style:text-properties style:font-name="Consolas" style:font-name-asian="Consolas" style:font-name-complex="Consolas"/>
    </style:style>
    <style:style style:name="T314_4" style:family="text">
      <style:text-properties style:font-name="Consolas" style:font-name-asian="Consolas" style:font-name-complex="Consolas"/>
    </style:style>
    <style:style style:name="T314_5" style:family="text">
      <style:text-properties style:font-name="Consolas" style:font-name-asian="Consolas" style:font-name-complex="Consolas"/>
    </style:style>
    <style:style style:name="T314_6" style:family="text">
      <style:text-properties style:font-name="Consolas" style:font-name-asian="Consolas" style:font-name-complex="Consolas"/>
    </style:style>
    <style:style style:name="T314_7" style:family="text">
      <style:text-properties style:font-name="Consolas" style:font-name-asian="Consolas" style:font-name-complex="Consolas"/>
    </style:style>
    <style:style style:name="T314_8" style:family="text">
      <style:text-properties style:font-name="Consolas" style:font-name-asian="Consolas" style:font-name-complex="Consolas"/>
    </style:style>
    <style:style style:name="T314_9" style:family="text">
      <style:text-properties style:font-name="Consolas" style:font-name-asian="Consolas" style:font-name-complex="Consolas"/>
    </style:style>
    <style:style style:name="T314_10" style:family="text">
      <style:text-properties style:font-name="Consolas" style:font-name-asian="Consolas" style:font-name-complex="Consolas"/>
    </style:style>
    <style:style style:name="T314_11" style:family="text">
      <style:text-properties style:font-name="Consolas" style:font-name-asian="Consolas" style:font-name-complex="Consolas"/>
    </style:style>
    <style:style style:name="T314_12" style:family="text">
      <style:text-properties style:font-name="Consolas" style:font-name-asian="Consolas" style:font-name-complex="Consolas"/>
    </style:style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>
      <style:text-properties style:font-name="Verdana" style:font-name-asian="Verdana" style:font-name-complex="Verdana"/>
    </style:style>
    <style:style style:name="T315_2" style:family="text">
      <style:text-properties style:font-name="Verdana" style:font-name-asian="Verdana" style:font-name-complex="Verdana"/>
    </style:style>
    <style:style style:name="T315_3" style:family="text">
      <style:text-properties style:font-name="Verdana" style:font-name-asian="Verdana" style:font-name-complex="Verdana"/>
    </style:style>
    <style:style style:name="T315_4" style:family="text">
      <style:text-properties style:font-name="Verdana" style:font-name-asian="Verdana" style:font-name-complex="Verdana"/>
    </style:style>
    <style:style style:name="T315_5" style:family="text">
      <style:text-properties style:font-name="Verdana" style:font-name-asian="Verdana" style:font-name-complex="Verdana"/>
    </style:style>
    <style:style style:name="T315_6" style:family="text">
      <style:text-properties style:font-name="Verdana" style:font-name-asian="Verdana" style:font-name-complex="Verdana"/>
    </style:style>
    <style:style style:name="T315_7" style:family="text">
      <style:text-properties style:font-name="Verdana" style:font-name-asian="Verdana" style:font-name-complex="Verdana"/>
    </style:style>
    <style:style style:name="T315_8" style:family="text">
      <style:text-properties style:font-name="Verdana" style:font-name-asian="Verdana" style:font-name-complex="Verdana"/>
    </style:style>
    <style:style style:name="T315_9" style:family="text">
      <style:text-properties style:font-name="Verdana" style:font-name-asian="Verdana" style:font-name-complex="Verdana"/>
    </style:style>
    <style:style style:name="T315_10" style:family="text">
      <style:text-properties style:font-name="Verdana" style:font-name-asian="Verdana" style:font-name-complex="Verdana"/>
    </style:style>
    <style:style style:name="T315_11" style:family="text">
      <style:text-properties style:font-name="Verdana" style:font-name-asian="Verdana" style:font-name-complex="Verdana"/>
    </style:style>
    <style:style style:name="T315_12" style:family="text">
      <style:text-properties style:font-name="Verdana" style:font-name-asian="Verdana" style:font-name-complex="Verdana"/>
    </style:style>
    <style:style style:name="T315_13" style:family="text">
      <style:text-properties style:font-name="Verdana" style:font-name-asian="Verdana" style:font-name-complex="Verdana"/>
    </style:style>
    <style:style style:name="T315_14" style:family="text">
      <style:text-properties style:font-name="Verdana" style:font-name-asian="Verdana" style:font-name-complex="Verdana"/>
    </style:style>
    <style:style style:name="T315_15" style:family="text">
      <style:text-properties style:font-name="Verdana" style:font-name-asian="Verdana" style:font-name-complex="Verdana"/>
    </style:style>
    <style:style style:name="T315_16" style:family="text">
      <style:text-properties style:font-name="Verdana" style:font-name-asian="Verdana" style:font-name-complex="Verdana"/>
    </style:style>
    <style:style style:name="T315_17" style:family="text">
      <style:text-properties style:font-name="Verdana" style:font-name-asian="Verdana" style:font-name-complex="Verdana"/>
    </style:style>
    <style:style style:name="T315_18" style:family="text">
      <style:text-properties style:font-name="Verdana" style:font-name-asian="Verdana" style:font-name-complex="Verdana"/>
    </style:style>
    <style:style style:name="T315_19" style:family="text">
      <style:text-properties style:font-name="Verdana" style:font-name-asian="Verdana" style:font-name-complex="Verdana"/>
    </style:style>
    <style:style style:name="T315_20" style:family="text">
      <style:text-properties style:font-name="Verdana" style:font-name-asian="Verdana" style:font-name-complex="Verdana"/>
    </style:style>
    <style:style style:name="T315_21" style:family="text">
      <style:text-properties style:font-name="Verdana" style:font-name-asian="Verdana" style:font-name-complex="Verdana"/>
    </style:style>
    <style:style style:name="T315_22" style:family="text">
      <style:text-properties style:font-name="Verdana" style:font-name-asian="Verdana" style:font-name-complex="Verdana"/>
    </style:style>
    <style:style style:name="T315_23" style:family="text">
      <style:text-properties style:font-name="Verdana" style:font-name-asian="Verdana" style:font-name-complex="Verdana"/>
    </style:style>
    <style:style style:name="T315_24" style:family="text">
      <style:text-properties style:font-name="Verdana" style:font-name-asian="Verdana" style:font-name-complex="Verdana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>
      <style:text-properties style:font-name="Verdana" style:font-name-asian="Verdana" style:font-name-complex="Verdana"/>
    </style:style>
    <style:style style:name="T316_2" style:family="text">
      <style:text-properties style:font-name="Verdana" style:font-name-asian="Verdana" style:font-name-complex="Verdana"/>
    </style:style>
    <style:style style:name="T316_3" style:family="text">
      <style:text-properties style:font-name="Verdana" style:font-name-asian="Verdana" style:font-name-complex="Verdana"/>
    </style:style>
    <style:style style:name="T316_4" style:family="text">
      <style:text-properties style:font-name="Verdana" style:font-name-asian="Verdana" style:font-name-complex="Verdana"/>
    </style:style>
    <style:style style:name="T316_5" style:family="text">
      <style:text-properties style:font-name="Verdana" style:font-name-asian="Verdana" style:font-name-complex="Verdana"/>
    </style:style>
    <style:style style:name="T316_6" style:family="text">
      <style:text-properties style:font-name="Verdana" style:font-name-asian="Verdana" style:font-name-complex="Verdana"/>
    </style:style>
    <style:style style:name="T316_7" style:family="text">
      <style:text-properties style:font-name="Verdana" style:font-name-asian="Verdana" style:font-name-complex="Verdana"/>
    </style:style>
    <style:style style:name="T316_8" style:family="text">
      <style:text-properties style:font-name="Verdana" style:font-name-asian="Verdana" style:font-name-complex="Verdana"/>
    </style:style>
    <style:style style:name="T316_9" style:family="text">
      <style:text-properties style:font-name="Verdana" style:font-name-asian="Verdana" style:font-name-complex="Verdana"/>
    </style:style>
    <style:style style:name="T316_10" style:family="text">
      <style:text-properties style:font-name="Verdana" style:font-name-asian="Verdana" style:font-name-complex="Verdana"/>
    </style:style>
    <style:style style:name="T316_11" style:family="text">
      <style:text-properties style:font-name="Verdana" style:font-name-asian="Verdana" style:font-name-complex="Verdana"/>
    </style:style>
    <style:style style:name="T316_12" style:family="text">
      <style:text-properties style:font-name="Verdana" style:font-name-asian="Verdana" style:font-name-complex="Verdana"/>
    </style:style>
    <style:style style:name="T316_13" style:family="text">
      <style:text-properties style:font-name="Verdana" style:font-name-asian="Verdana" style:font-name-complex="Verdana"/>
    </style:style>
    <style:style style:name="T316_14" style:family="text">
      <style:text-properties style:font-name="Verdana" style:font-name-asian="Verdana" style:font-name-complex="Verdana"/>
    </style:style>
    <style:style style:name="T316_15" style:family="text">
      <style:text-properties style:font-name="Verdana" style:font-name-asian="Verdana" style:font-name-complex="Verdana"/>
    </style:style>
    <style:style style:name="T316_16" style:family="text">
      <style:text-properties style:font-name="Verdana" style:font-name-asian="Verdana" style:font-name-complex="Verdana"/>
    </style:style>
    <style:style style:name="T316_17" style:family="text">
      <style:text-properties style:font-name="Verdana" style:font-name-asian="Verdana" style:font-name-complex="Verdana"/>
    </style:style>
    <style:style style:name="T316_18" style:family="text">
      <style:text-properties style:font-name="Verdana" style:font-name-asian="Verdana" style:font-name-complex="Verdana"/>
    </style:style>
    <style:style style:name="T316_19" style:family="text">
      <style:text-properties style:font-name="Verdana" style:font-name-asian="Verdana" style:font-name-complex="Verdana"/>
    </style:style>
    <style:style style:name="T316_20" style:family="text">
      <style:text-properties style:font-name="Verdana" style:font-name-asian="Verdana" style:font-name-complex="Verdana"/>
    </style:style>
    <style:style style:name="T316_21" style:family="text">
      <style:text-properties style:font-name="Verdana" style:font-name-asian="Verdana" style:font-name-complex="Verdana"/>
    </style:style>
    <style:style style:name="T316_22" style:family="text">
      <style:text-properties style:font-name="Verdana" style:font-name-asian="Verdana" style:font-name-complex="Verdana"/>
    </style:style>
    <style:style style:name="T316_23" style:family="text">
      <style:text-properties style:font-name="Verdana" style:font-name-asian="Verdana" style:font-name-complex="Verdana"/>
    </style:style>
    <style:style style:name="T316_24" style:family="text">
      <style:text-properties style:font-name="Verdana" style:font-name-asian="Verdana" style:font-name-complex="Verdana"/>
    </style:style>
    <style:style style:name="T316_25" style:family="text">
      <style:text-properties style:font-name="Verdana" style:font-name-asian="Verdana" style:font-name-complex="Verdana"/>
    </style:style>
    <style:style style:name="T316_26" style:family="text">
      <style:text-properties style:font-name="Verdana" style:font-name-asian="Verdana" style:font-name-complex="Verdana"/>
    </style:style>
    <style:style style:name="T316_27" style:family="text">
      <style:text-properties style:font-name="Verdana" style:font-name-asian="Verdana" style:font-name-complex="Verdana"/>
    </style:style>
    <style:style style:name="T316_28" style:family="text">
      <style:text-properties style:font-name="Verdana" style:font-name-asian="Verdana" style:font-name-complex="Verdana"/>
    </style:style>
    <style:style style:name="T316_29" style:family="text">
      <style:text-properties style:font-name="Verdana" style:font-name-asian="Verdana" style:font-name-complex="Verdana"/>
    </style:style>
    <style:style style:name="T316_30" style:family="text">
      <style:text-properties style:font-name="Verdana" style:font-name-asian="Verdana" style:font-name-complex="Verdana"/>
    </style:style>
    <style:style style:name="T316_31" style:family="text">
      <style:text-properties style:font-name="Verdana" style:font-name-asian="Verdana" style:font-name-complex="Verdana"/>
    </style:style>
    <style:style style:name="T316_32" style:family="text">
      <style:text-properties style:font-name="Verdana" style:font-name-asian="Verdana" style:font-name-complex="Verdana"/>
    </style:style>
    <style:style style:name="T316_33" style:family="text">
      <style:text-properties style:font-name="Verdana" style:font-name-asian="Verdana" style:font-name-complex="Verdana"/>
    </style:style>
    <style:style style:name="T316_34" style:family="text">
      <style:text-properties style:font-name="Verdana" style:font-name-asian="Verdana" style:font-name-complex="Verdana"/>
    </style:style>
    <style:style style:name="T316_35" style:family="text">
      <style:text-properties style:font-name="Verdana" style:font-name-asian="Verdana" style:font-name-complex="Verdana"/>
    </style:style>
    <style:style style:name="T316_36" style:family="text">
      <style:text-properties style:font-name="Verdana" style:font-name-asian="Verdana" style:font-name-complex="Verdana"/>
    </style:style>
    <style:style style:name="T316_37" style:family="text">
      <style:text-properties style:font-name="Verdana" style:font-name-asian="Verdana" style:font-name-complex="Verdana"/>
    </style:style>
    <style:style style:name="T316_38" style:family="text">
      <style:text-properties style:font-name="Verdana" style:font-name-asian="Verdana" style:font-name-complex="Verdana"/>
    </style:style>
    <style:style style:name="T316_39" style:family="text">
      <style:text-properties style:font-name="Verdana" style:font-name-asian="Verdana" style:font-name-complex="Verdana"/>
    </style:style>
    <style:style style:name="T316_40" style:family="text">
      <style:text-properties style:font-name="Verdana" style:font-name-asian="Verdana" style:font-name-complex="Verdana"/>
    </style:style>
    <style:style style:name="T316_41" style:family="text">
      <style:text-properties style:font-name="Verdana" style:font-name-asian="Verdana" style:font-name-complex="Verdana"/>
    </style:style>
    <style:style style:name="T316_42" style:family="text">
      <style:text-properties style:font-name="Verdana" style:font-name-asian="Verdana" style:font-name-complex="Verdana"/>
    </style:style>
    <style:style style:name="T316_43" style:family="text">
      <style:text-properties style:font-name="Verdana" style:font-name-asian="Verdana" style:font-name-complex="Verdana"/>
    </style:style>
    <style:style style:name="T316_44" style:family="text">
      <style:text-properties style:font-name="Verdana" style:font-name-asian="Verdana" style:font-name-complex="Verdana"/>
    </style:style>
    <style:style style:name="T316_45" style:family="text">
      <style:text-properties style:font-name="Verdana" style:font-name-asian="Verdana" style:font-name-complex="Verdana"/>
    </style:style>
    <style:style style:name="T316_46" style:family="text">
      <style:text-properties style:font-name="Verdana" style:font-name-asian="Verdana" style:font-name-complex="Verdana"/>
    </style:style>
    <style:style style:name="T316_47" style:family="text">
      <style:text-properties style:font-name="Verdana" style:font-name-asian="Verdana" style:font-name-complex="Verdana"/>
    </style:style>
    <style:style style:name="T316_48" style:family="text">
      <style:text-properties style:font-name="Verdana" style:font-name-asian="Verdana" style:font-name-complex="Verdana"/>
    </style:style>
    <style:style style:name="T316_49" style:family="text">
      <style:text-properties style:font-name="Verdana" style:font-name-asian="Verdana" style:font-name-complex="Verdana"/>
    </style:style>
    <style:style style:name="T316_50" style:family="text">
      <style:text-properties style:font-name="Verdana" style:font-name-asian="Verdana" style:font-name-complex="Verdana"/>
    </style:style>
    <style:style style:name="T316_51" style:family="text">
      <style:text-properties style:font-name="Verdana" style:font-name-asian="Verdana" style:font-name-complex="Verdana"/>
    </style:style>
    <style:style style:name="T316_52" style:family="text">
      <style:text-properties style:font-name="Verdana" style:font-name-asian="Verdana" style:font-name-complex="Verdana"/>
    </style:style>
    <style:style style:name="T316_53" style:family="text">
      <style:text-properties style:font-name="Verdana" style:font-name-asian="Verdana" style:font-name-complex="Verdana"/>
    </style:style>
    <style:style style:name="T316_54" style:family="text">
      <style:text-properties style:font-name="Verdana" style:font-name-asian="Verdana" style:font-name-complex="Verdana"/>
    </style:style>
    <style:style style:name="T316_55" style:family="text">
      <style:text-properties style:font-name="Verdana" style:font-name-asian="Verdana" style:font-name-complex="Verdana"/>
    </style:style>
    <style:style style:name="T316_56" style:family="text">
      <style:text-properties style:font-name="Verdana" style:font-name-asian="Verdana" style:font-name-complex="Verdana"/>
    </style:style>
    <style:style style:name="T316_57" style:family="text">
      <style:text-properties style:font-name="Verdana" style:font-name-asian="Verdana" style:font-name-complex="Verdana"/>
    </style:style>
    <style:style style:name="T316_58" style:family="text">
      <style:text-properties style:font-name="Verdana" style:font-name-asian="Verdana" style:font-name-complex="Verdana"/>
    </style:style>
    <style:style style:name="T316_59" style:family="text">
      <style:text-properties style:font-name="Verdana" style:font-name-asian="Verdana" style:font-name-complex="Verdana"/>
    </style:style>
    <style:style style:name="T316_60" style:family="text">
      <style:text-properties style:font-name="Verdana" style:font-name-asian="Verdana" style:font-name-complex="Verdana"/>
    </style:style>
    <style:style style:name="T316_61" style:family="text">
      <style:text-properties style:font-name="Verdana" style:font-name-asian="Verdana" style:font-name-complex="Verdana"/>
    </style:style>
    <style:style style:name="T316_62" style:family="text">
      <style:text-properties style:font-name="Verdana" style:font-name-asian="Verdana" style:font-name-complex="Verdana"/>
    </style:style>
    <style:style style:name="T316_63" style:family="text">
      <style:text-properties style:font-name="Verdana" style:font-name-asian="Verdana" style:font-name-complex="Verdana"/>
    </style:style>
    <style:style style:name="T316_64" style:family="text">
      <style:text-properties style:font-name="Verdana" style:font-name-asian="Verdana" style:font-name-complex="Verdana"/>
    </style:style>
    <style:style style:name="T316_65" style:family="text">
      <style:text-properties style:font-name="Verdana" style:font-name-asian="Verdana" style:font-name-complex="Verdana"/>
    </style:style>
    <style:style style:name="T316_66" style:family="text">
      <style:text-properties style:font-name="Verdana" style:font-name-asian="Verdana" style:font-name-complex="Verdana"/>
    </style:style>
    <style:style style:name="T316_67" style:family="text">
      <style:text-properties style:font-name="Verdana" style:font-name-asian="Verdana" style:font-name-complex="Verdana"/>
    </style:style>
    <style:style style:name="T316_68" style:family="text">
      <style:text-properties style:font-name="Verdana" style:font-name-asian="Verdana" style:font-name-complex="Verdana"/>
    </style:style>
    <style:style style:name="T316_69" style:family="text">
      <style:text-properties style:font-name="Verdana" style:font-name-asian="Verdana" style:font-name-complex="Verdana"/>
    </style:style>
    <style:style style:name="T316_70" style:family="text">
      <style:text-properties style:font-name="Verdana" style:font-name-asian="Verdana" style:font-name-complex="Verdana"/>
    </style:style>
    <style:style style:name="T316_71" style:family="text">
      <style:text-properties style:font-name="Verdana" style:font-name-asian="Verdana" style:font-name-complex="Verdana"/>
    </style:style>
    <style:style style:name="T316_72" style:family="text">
      <style:text-properties style:font-name="Verdana" style:font-name-asian="Verdana" style:font-name-complex="Verdana"/>
    </style:style>
    <style:style style:name="T316_73" style:family="text">
      <style:text-properties style:font-name="Verdana" style:font-name-asian="Verdana" style:font-name-complex="Verdana"/>
    </style:style>
    <style:style style:name="T316_74" style:family="text">
      <style:text-properties style:font-name="Verdana" style:font-name-asian="Verdana" style:font-name-complex="Verdana"/>
    </style:style>
    <style:style style:name="T316_75" style:family="text">
      <style:text-properties style:font-name="Verdana" style:font-name-asian="Verdana" style:font-name-complex="Verdana"/>
    </style:style>
    <style:style style:name="T316_76" style:family="text">
      <style:text-properties style:font-name="Verdana" style:font-name-asian="Verdana" style:font-name-complex="Verdana"/>
    </style:style>
    <style:style style:name="T316_77" style:family="text">
      <style:text-properties style:font-name="Verdana" style:font-name-asian="Verdana" style:font-name-complex="Verdana"/>
    </style:style>
    <style:style style:name="T316_78" style:family="text">
      <style:text-properties style:font-name="Verdana" style:font-name-asian="Verdana" style:font-name-complex="Verdana"/>
    </style:style>
    <style:style style:name="T316_79" style:family="text">
      <style:text-properties style:font-name="Verdana" style:font-name-asian="Verdana" style:font-name-complex="Verdana"/>
    </style:style>
    <style:style style:name="T316_80" style:family="text">
      <style:text-properties style:font-name="Verdana" style:font-name-asian="Verdana" style:font-name-complex="Verdana"/>
    </style:style>
    <style:style style:name="T316_81" style:family="text">
      <style:text-properties style:font-name="Verdana" style:font-name-asian="Verdana" style:font-name-complex="Verdana"/>
    </style:style>
    <style:style style:name="T316_82" style:family="text">
      <style:text-properties style:font-name="Verdana" style:font-name-asian="Verdana" style:font-name-complex="Verdana"/>
    </style:style>
    <style:style style:name="T316_83" style:family="text">
      <style:text-properties style:font-name="Verdana" style:font-name-asian="Verdana" style:font-name-complex="Verdana"/>
    </style:style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>
      <style:text-properties style:font-name="Verdana" style:font-name-asian="Verdana" style:font-name-complex="Verdana"/>
    </style:style>
    <style:style style:name="T317_2" style:family="text">
      <style:text-properties style:font-name="Verdana" style:font-name-asian="Verdana" style:font-name-complex="Verdana"/>
    </style:style>
    <style:style style:name="T317_3" style:family="text">
      <style:text-properties style:font-name="Verdana" style:font-name-asian="Verdana" style:font-name-complex="Verdana"/>
    </style:style>
    <style:style style:name="T317_4" style:family="text">
      <style:text-properties style:font-name="Verdana" style:font-name-asian="Verdana" style:font-name-complex="Verdana"/>
    </style:style>
    <style:style style:name="T317_5" style:family="text">
      <style:text-properties style:font-name="Verdana" style:font-name-asian="Verdana" style:font-name-complex="Verdana"/>
    </style:style>
    <style:style style:name="T317_6" style:family="text">
      <style:text-properties style:font-name="Verdana" style:font-name-asian="Verdana" style:font-name-complex="Verdana"/>
    </style:style>
    <style:style style:name="T317_7" style:family="text">
      <style:text-properties style:font-name="Verdana" style:font-name-asian="Verdana" style:font-name-complex="Verdana"/>
    </style:style>
    <style:style style:name="T317_8" style:family="text">
      <style:text-properties style:font-name="Verdana" style:font-name-asian="Verdana" style:font-name-complex="Verdana"/>
    </style:style>
    <style:style style:name="T317_9" style:family="text">
      <style:text-properties style:font-name="Verdana" style:font-name-asian="Verdana" style:font-name-complex="Verdana"/>
    </style:style>
    <style:style style:name="T317_10" style:family="text">
      <style:text-properties style:font-name="Verdana" style:font-name-asian="Verdana" style:font-name-complex="Verdana"/>
    </style:style>
    <style:style style:name="T317_11" style:family="text">
      <style:text-properties style:font-name="Verdana" style:font-name-asian="Verdana" style:font-name-complex="Verdana"/>
    </style:style>
    <style:style style:name="T317_12" style:family="text">
      <style:text-properties style:font-name="Verdana" style:font-name-asian="Verdana" style:font-name-complex="Verdana"/>
    </style:style>
    <style:style style:name="T317_13" style:family="text">
      <style:text-properties style:font-name="Verdana" style:font-name-asian="Verdana" style:font-name-complex="Verdana"/>
    </style:style>
    <style:style style:name="T317_14" style:family="text">
      <style:text-properties style:font-name="Verdana" style:font-name-asian="Verdana" style:font-name-complex="Verdana"/>
    </style:style>
    <style:style style:name="T317_15" style:family="text">
      <style:text-properties style:font-name="Verdana" style:font-name-asian="Verdana" style:font-name-complex="Verdana"/>
    </style:style>
    <style:style style:name="T317_16" style:family="text">
      <style:text-properties style:font-name="Verdana" style:font-name-asian="Verdana" style:font-name-complex="Verdana"/>
    </style:style>
    <style:style style:name="T317_17" style:family="text">
      <style:text-properties style:font-name="Verdana" style:font-name-asian="Verdana" style:font-name-complex="Verdana"/>
    </style:style>
    <style:style style:name="T317_18" style:family="text">
      <style:text-properties style:font-name="Verdana" style:font-name-asian="Verdana" style:font-name-complex="Verdana"/>
    </style:style>
    <style:style style:name="T317_19" style:family="text">
      <style:text-properties style:font-name="Verdana" style:font-name-asian="Verdana" style:font-name-complex="Verdana"/>
    </style:style>
    <style:style style:name="T317_20" style:family="text">
      <style:text-properties style:font-name="Verdana" style:font-name-asian="Verdana" style:font-name-complex="Verdana"/>
    </style:style>
    <style:style style:name="T317_21" style:family="text">
      <style:text-properties style:font-name="Verdana" style:font-name-asian="Verdana" style:font-name-complex="Verdana"/>
    </style:style>
    <style:style style:name="T317_22" style:family="text">
      <style:text-properties style:font-name="Verdana" style:font-name-asian="Verdana" style:font-name-complex="Verdana"/>
    </style:style>
    <style:style style:name="T317_23" style:family="text">
      <style:text-properties style:font-name="Verdana" style:font-name-asian="Verdana" style:font-name-complex="Verdana"/>
    </style:style>
    <style:style style:name="T317_24" style:family="text">
      <style:text-properties style:font-name="Verdana" style:font-name-asian="Verdana" style:font-name-complex="Verdana"/>
    </style:style>
    <style:style style:name="T317_25" style:family="text">
      <style:text-properties style:font-name="Verdana" style:font-name-asian="Verdana" style:font-name-complex="Verdana"/>
    </style:style>
    <style:style style:name="T317_26" style:family="text">
      <style:text-properties style:font-name="Verdana" style:font-name-asian="Verdana" style:font-name-complex="Verdana"/>
    </style:style>
    <style:style style:name="T317_27" style:family="text">
      <style:text-properties style:font-name="Verdana" style:font-name-asian="Verdana" style:font-name-complex="Verdana"/>
    </style:style>
    <style:style style:name="T317_28" style:family="text">
      <style:text-properties style:font-name="Verdana" style:font-name-asian="Verdana" style:font-name-complex="Verdana"/>
    </style:style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>
      <style:text-properties style:font-name="Verdana" style:font-name-asian="Verdana" style:font-name-complex="Verdana"/>
    </style:style>
    <style:style style:name="T318_2" style:family="text">
      <style:text-properties style:font-name="Verdana" style:font-name-asian="Verdana" style:font-name-complex="Verdana"/>
    </style:style>
    <style:style style:name="T318_3" style:family="text">
      <style:text-properties style:font-name="Verdana" style:font-name-asian="Verdana" style:font-name-complex="Verdana"/>
    </style:style>
    <style:style style:name="T318_4" style:family="text">
      <style:text-properties style:font-name="Verdana" style:font-name-asian="Verdana" style:font-name-complex="Verdana"/>
    </style:style>
    <style:style style:name="T318_5" style:family="text">
      <style:text-properties style:font-name="Verdana" style:font-name-asian="Verdana" style:font-name-complex="Verdana"/>
    </style:style>
    <style:style style:name="T318_6" style:family="text">
      <style:text-properties style:font-name="Verdana" style:font-name-asian="Verdana" style:font-name-complex="Verdana"/>
    </style:style>
    <style:style style:name="T318_7" style:family="text">
      <style:text-properties style:font-name="Verdana" style:font-name-asian="Verdana" style:font-name-complex="Verdana"/>
    </style:style>
    <style:style style:name="T318_8" style:family="text">
      <style:text-properties style:font-name="Verdana" style:font-name-asian="Verdana" style:font-name-complex="Verdana"/>
    </style:style>
    <style:style style:name="T318_9" style:family="text">
      <style:text-properties style:font-name="Verdana" style:font-name-asian="Verdana" style:font-name-complex="Verdana"/>
    </style:style>
    <style:style style:name="T318_10" style:family="text">
      <style:text-properties style:font-name="Verdana" style:font-name-asian="Verdana" style:font-name-complex="Verdana"/>
    </style:style>
    <style:style style:name="T318_11" style:family="text">
      <style:text-properties style:font-name="Verdana" style:font-name-asian="Verdana" style:font-name-complex="Verdana"/>
    </style:style>
    <style:style style:name="T318_12" style:family="text">
      <style:text-properties style:font-name="Verdana" style:font-name-asian="Verdana" style:font-name-complex="Verdana"/>
    </style:style>
    <style:style style:name="T318_13" style:family="text">
      <style:text-properties style:font-name="Verdana" style:font-name-asian="Verdana" style:font-name-complex="Verdana"/>
    </style:style>
    <style:style style:name="T318_14" style:family="text">
      <style:text-properties style:font-name="Verdana" style:font-name-asian="Verdana" style:font-name-complex="Verdana"/>
    </style:style>
    <style:style style:name="T318_15" style:family="text">
      <style:text-properties style:font-name="Verdana" style:font-name-asian="Verdana" style:font-name-complex="Verdana"/>
    </style:style>
    <style:style style:name="T318_16" style:family="text">
      <style:text-properties style:font-name="Verdana" style:font-name-asian="Verdana" style:font-name-complex="Verdana"/>
    </style:style>
    <style:style style:name="T318_17" style:family="text">
      <style:text-properties style:font-name="Verdana" style:font-name-asian="Verdana" style:font-name-complex="Verdana"/>
    </style:style>
    <style:style style:name="T318_18" style:family="text">
      <style:text-properties style:font-name="Verdana" style:font-name-asian="Verdana" style:font-name-complex="Verdana"/>
    </style:style>
    <style:style style:name="T318_19" style:family="text">
      <style:text-properties style:font-name="Verdana" style:font-name-asian="Verdana" style:font-name-complex="Verdana"/>
    </style:style>
    <style:style style:name="T318_20" style:family="text">
      <style:text-properties style:font-name="Verdana" style:font-name-asian="Verdana" style:font-name-complex="Verdana"/>
    </style:style>
    <style:style style:name="T318_21" style:family="text">
      <style:text-properties style:font-name="Verdana" style:font-name-asian="Verdana" style:font-name-complex="Verdana"/>
    </style:style>
    <style:style style:name="T318_22" style:family="text">
      <style:text-properties style:font-name="Verdana" style:font-name-asian="Verdana" style:font-name-complex="Verdana"/>
    </style:style>
    <style:style style:name="T318_23" style:family="text">
      <style:text-properties style:font-name="Verdana" style:font-name-asian="Verdana" style:font-name-complex="Verdana"/>
    </style:style>
    <style:style style:name="T318_24" style:family="text">
      <style:text-properties style:font-name="Verdana" style:font-name-asian="Verdana" style:font-name-complex="Verdana"/>
    </style:style>
    <style:style style:name="T318_25" style:family="text">
      <style:text-properties style:font-name="Verdana" style:font-name-asian="Verdana" style:font-name-complex="Verdana"/>
    </style:style>
    <style:style style:name="T318_26" style:family="text">
      <style:text-properties style:font-name="Verdana" style:font-name-asian="Verdana" style:font-name-complex="Verdana"/>
    </style:style>
    <style:style style:name="T318_27" style:family="text">
      <style:text-properties style:font-name="Verdana" style:font-name-asian="Verdana" style:font-name-complex="Verdana"/>
    </style:style>
    <style:style style:name="T318_28" style:family="text">
      <style:text-properties style:font-name="Verdana" style:font-name-asian="Verdana" style:font-name-complex="Verdana"/>
    </style:style>
    <style:style style:name="T318_29" style:family="text">
      <style:text-properties style:font-name="Verdana" style:font-name-asian="Verdana" style:font-name-complex="Verdana"/>
    </style:style>
    <style:style style:name="T318_30" style:family="text">
      <style:text-properties style:font-name="Verdana" style:font-name-asian="Verdana" style:font-name-complex="Verdana"/>
    </style:style>
    <style:style style:name="T318_31" style:family="text">
      <style:text-properties style:font-name="Verdana" style:font-name-asian="Verdana" style:font-name-complex="Verdana"/>
    </style:style>
    <style:style style:name="T318_32" style:family="text">
      <style:text-properties style:font-name="Verdana" style:font-name-asian="Verdana" style:font-name-complex="Verdana"/>
    </style:style>
    <style:style style:name="T318_33" style:family="text">
      <style:text-properties style:font-name="Verdana" style:font-name-asian="Verdana" style:font-name-complex="Verdana"/>
    </style:style>
    <style:style style:name="T318_34" style:family="text">
      <style:text-properties style:font-name="Verdana" style:font-name-asian="Verdana" style:font-name-complex="Verdana"/>
    </style:style>
    <style:style style:name="T318_35" style:family="text">
      <style:text-properties style:font-name="Verdana" style:font-name-asian="Verdana" style:font-name-complex="Verdana"/>
    </style:style>
    <style:style style:name="T318_36" style:family="text">
      <style:text-properties style:font-name="Verdana" style:font-name-asian="Verdana" style:font-name-complex="Verdana"/>
    </style:style>
    <style:style style:name="T318_37" style:family="text">
      <style:text-properties style:font-name="Verdana" style:font-name-asian="Verdana" style:font-name-complex="Verdana"/>
    </style:style>
    <style:style style:name="T318_38" style:family="text">
      <style:text-properties style:font-name="Verdana" style:font-name-asian="Verdana" style:font-name-complex="Verdana"/>
    </style:style>
    <style:style style:name="T318_39" style:family="text">
      <style:text-properties style:font-name="Verdana" style:font-name-asian="Verdana" style:font-name-complex="Verdana"/>
    </style:style>
    <style:style style:name="T318_40" style:family="text">
      <style:text-properties style:font-name="Verdana" style:font-name-asian="Verdana" style:font-name-complex="Verdana"/>
    </style:style>
    <style:style style:name="T318_41" style:family="text">
      <style:text-properties style:font-name="Verdana" style:font-name-asian="Verdana" style:font-name-complex="Verdana"/>
    </style:style>
    <style:style style:name="T318_42" style:family="text">
      <style:text-properties style:font-name="Verdana" style:font-name-asian="Verdana" style:font-name-complex="Verdana"/>
    </style:style>
    <style:style style:name="T318_43" style:family="text">
      <style:text-properties style:font-name="Verdana" style:font-name-asian="Verdana" style:font-name-complex="Verdana"/>
    </style:style>
    <style:style style:name="T318_44" style:family="text">
      <style:text-properties style:font-name="Verdana" style:font-name-asian="Verdana" style:font-name-complex="Verdana"/>
    </style:style>
    <style:style style:name="T318_45" style:family="text">
      <style:text-properties style:font-name="Verdana" style:font-name-asian="Verdana" style:font-name-complex="Verdana"/>
    </style:style>
    <style:style style:name="P319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>
      <style:text-properties style:font-name="Verdana" style:font-name-asian="Verdana" style:font-name-complex="Verdana" style:text-underline-style="solid" style:text-underline-color="font-color"/>
    </style:style>
    <style:style style:name="T320_2" style:family="text">
      <style:text-properties style:font-name="Verdana" style:font-name-asian="Verdana" style:font-name-complex="Verdana" style:text-underline-style="solid" style:text-underline-color="font-color"/>
    </style:style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>
      <style:text-properties style:font-name="Verdana" style:font-name-asian="Verdana" style:font-name-complex="Verdana"/>
    </style:style>
    <style:style style:name="T321_2" style:family="text">
      <style:text-properties style:font-name="Verdana" style:font-name-asian="Verdana" style:font-name-complex="Verdana"/>
    </style:style>
    <style:style style:name="T321_3" style:family="text">
      <style:text-properties style:font-name="Verdana" style:font-name-asian="Verdana" style:font-name-complex="Verdana"/>
    </style:style>
    <style:style style:name="T321_4" style:family="text">
      <style:text-properties style:font-name="Verdana" style:font-name-asian="Verdana" style:font-name-complex="Verdana"/>
    </style:style>
    <style:style style:name="T321_5" style:family="text">
      <style:text-properties style:font-name="Verdana" style:font-name-asian="Verdana" style:font-name-complex="Verdana"/>
    </style:style>
    <style:style style:name="T321_6" style:family="text">
      <style:text-properties style:font-name="Verdana" style:font-name-asian="Verdana" style:font-name-complex="Verdana"/>
    </style:style>
    <style:style style:name="T321_7" style:family="text">
      <style:text-properties style:font-name="Verdana" style:font-name-asian="Verdana" style:font-name-complex="Verdana"/>
    </style:style>
    <style:style style:name="T321_8" style:family="text">
      <style:text-properties style:font-name="Verdana" style:font-name-asian="Verdana" style:font-name-complex="Verdana"/>
    </style:style>
    <style:style style:name="T321_9" style:family="text">
      <style:text-properties style:font-name="Verdana" style:font-name-asian="Verdana" style:font-name-complex="Verdana"/>
    </style:style>
    <style:style style:name="T321_10" style:family="text">
      <style:text-properties style:font-name="Verdana" style:font-name-asian="Verdana" style:font-name-complex="Verdana"/>
    </style:style>
    <style:style style:name="T321_11" style:family="text">
      <style:text-properties style:font-name="Verdana" style:font-name-asian="Verdana" style:font-name-complex="Verdana"/>
    </style:style>
    <style:style style:name="T321_12" style:family="text">
      <style:text-properties style:font-name="Verdana" style:font-name-asian="Verdana" style:font-name-complex="Verdana"/>
    </style:style>
    <style:style style:name="T321_13" style:family="text">
      <style:text-properties style:font-name="Verdana" style:font-name-asian="Verdana" style:font-name-complex="Verdana"/>
    </style:style>
    <style:style style:name="T321_14" style:family="text">
      <style:text-properties style:font-name="Verdana" style:font-name-asian="Verdana" style:font-name-complex="Verdana"/>
    </style:style>
    <style:style style:name="T321_15" style:family="text">
      <style:text-properties style:font-name="Verdana" style:font-name-asian="Verdana" style:font-name-complex="Verdana"/>
    </style:style>
    <style:style style:name="T321_16" style:family="text">
      <style:text-properties style:font-name="Verdana" style:font-name-asian="Verdana" style:font-name-complex="Verdana"/>
    </style:style>
    <style:style style:name="T321_17" style:family="text">
      <style:text-properties style:font-name="Verdana" style:font-name-asian="Verdana" style:font-name-complex="Verdana"/>
    </style:style>
    <style:style style:name="T321_18" style:family="text">
      <style:text-properties style:font-name="Verdana" style:font-name-asian="Verdana" style:font-name-complex="Verdana"/>
    </style:style>
    <style:style style:name="T321_19" style:family="text">
      <style:text-properties style:font-name="Verdana" style:font-name-asian="Verdana" style:font-name-complex="Verdana"/>
    </style:style>
    <style:style style:name="T321_20" style:family="text">
      <style:text-properties style:font-name="Verdana" style:font-name-asian="Verdana" style:font-name-complex="Verdana"/>
    </style:style>
    <style:style style:name="T321_21" style:family="text">
      <style:text-properties style:font-name="Verdana" style:font-name-asian="Verdana" style:font-name-complex="Verdana"/>
    </style:style>
    <style:style style:name="T321_22" style:family="text">
      <style:text-properties style:font-name="Verdana" style:font-name-asian="Verdana" style:font-name-complex="Verdana"/>
    </style:style>
    <style:style style:name="T321_23" style:family="text">
      <style:text-properties style:font-name="Verdana" style:font-name-asian="Verdana" style:font-name-complex="Verdana"/>
    </style:style>
    <style:style style:name="T321_24" style:family="text">
      <style:text-properties style:font-name="Verdana" style:font-name-asian="Verdana" style:font-name-complex="Verdana"/>
    </style:style>
    <style:style style:name="T321_25" style:family="text">
      <style:text-properties style:font-name="Verdana" style:font-name-asian="Verdana" style:font-name-complex="Verdana"/>
    </style:style>
    <style:style style:name="T321_26" style:family="text">
      <style:text-properties style:font-name="Verdana" style:font-name-asian="Verdana" style:font-name-complex="Verdana"/>
    </style:style>
    <style:style style:name="T321_27" style:family="text">
      <style:text-properties style:font-name="Verdana" style:font-name-asian="Verdana" style:font-name-complex="Verdana"/>
    </style:style>
    <style:style style:name="T321_28" style:family="text">
      <style:text-properties style:font-name="Verdana" style:font-name-asian="Verdana" style:font-name-complex="Verdana"/>
    </style:style>
    <style:style style:name="T321_29" style:family="text">
      <style:text-properties style:font-name="Verdana" style:font-name-asian="Verdana" style:font-name-complex="Verdana"/>
    </style:style>
    <style:style style:name="T321_30" style:family="text">
      <style:text-properties style:font-name="Verdana" style:font-name-asian="Verdana" style:font-name-complex="Verdana"/>
    </style:style>
    <style:style style:name="T321_31" style:family="text">
      <style:text-properties style:font-name="Verdana" style:font-name-asian="Verdana" style:font-name-complex="Verdana"/>
    </style:style>
    <style:style style:name="T321_32" style:family="text">
      <style:text-properties style:font-name="Verdana" style:font-name-asian="Verdana" style:font-name-complex="Verdana"/>
    </style:style>
    <style:style style:name="T321_33" style:family="text">
      <style:text-properties style:font-name="Verdana" style:font-name-asian="Verdana" style:font-name-complex="Verdana"/>
    </style:style>
    <style:style style:name="T321_34" style:family="text">
      <style:text-properties style:font-name="Verdana" style:font-name-asian="Verdana" style:font-name-complex="Verdana"/>
    </style:style>
    <style:style style:name="T321_35" style:family="text">
      <style:text-properties style:font-name="Verdana" style:font-name-asian="Verdana" style:font-name-complex="Verdana"/>
    </style:style>
    <style:style style:name="T321_36" style:family="text">
      <style:text-properties style:font-name="Verdana" style:font-name-asian="Verdana" style:font-name-complex="Verdana"/>
    </style:style>
    <style:style style:name="T321_37" style:family="text">
      <style:text-properties style:font-name="Verdana" style:font-name-asian="Verdana" style:font-name-complex="Verdana"/>
    </style:style>
    <style:style style:name="T321_38" style:family="text">
      <style:text-properties style:font-name="Verdana" style:font-name-asian="Verdana" style:font-name-complex="Verdana"/>
    </style:style>
    <style:style style:name="T321_39" style:family="text">
      <style:text-properties style:font-name="Verdana" style:font-name-asian="Verdana" style:font-name-complex="Verdana"/>
    </style:style>
    <style:style style:name="T321_40" style:family="text">
      <style:text-properties style:font-name="Verdana" style:font-name-asian="Verdana" style:font-name-complex="Verdana"/>
    </style:style>
    <style:style style:name="T321_41" style:family="text">
      <style:text-properties style:font-name="Verdana" style:font-name-asian="Verdana" style:font-name-complex="Verdana"/>
    </style:style>
    <style:style style:name="T321_42" style:family="text">
      <style:text-properties style:font-name="Verdana" style:font-name-asian="Verdana" style:font-name-complex="Verdana"/>
    </style:style>
    <style:style style:name="T321_43" style:family="text">
      <style:text-properties style:font-name="Verdana" style:font-name-asian="Verdana" style:font-name-complex="Verdana"/>
    </style:style>
    <style:style style:name="T321_44" style:family="text">
      <style:text-properties style:font-name="Verdana" style:font-name-asian="Verdana" style:font-name-complex="Verdana"/>
    </style:style>
    <style:style style:name="T321_45" style:family="text">
      <style:text-properties style:font-name="Verdana" style:font-name-asian="Verdana" style:font-name-complex="Verdana"/>
    </style:style>
    <style:style style:name="T321_46" style:family="text">
      <style:text-properties style:font-name="Verdana" style:font-name-asian="Verdana" style:font-name-complex="Verdana"/>
    </style:style>
    <style:style style:name="T321_47" style:family="text">
      <style:text-properties style:font-name="Verdana" style:font-name-asian="Verdana" style:font-name-complex="Verdana"/>
    </style:style>
    <style:style style:name="T321_48" style:family="text">
      <style:text-properties style:font-name="Verdana" style:font-name-asian="Verdana" style:font-name-complex="Verdana"/>
    </style:style>
    <style:style style:name="T321_49" style:family="text">
      <style:text-properties style:font-name="Verdana" style:font-name-asian="Verdana" style:font-name-complex="Verdana"/>
    </style:style>
    <style:style style:name="T321_50" style:family="text">
      <style:text-properties style:font-name="Verdana" style:font-name-asian="Verdana" style:font-name-complex="Verdana"/>
    </style:style>
    <style:style style:name="T321_51" style:family="text">
      <style:text-properties style:font-name="Verdana" style:font-name-asian="Verdana" style:font-name-complex="Verdana"/>
    </style:style>
    <style:style style:name="T321_52" style:family="text">
      <style:text-properties style:font-name="Verdana" style:font-name-asian="Verdana" style:font-name-complex="Verdana"/>
    </style:style>
    <style:style style:name="T321_53" style:family="text">
      <style:text-properties style:font-name="Verdana" style:font-name-asian="Verdana" style:font-name-complex="Verdana"/>
    </style:style>
    <style:style style:name="T321_54" style:family="text">
      <style:text-properties style:font-name="Verdana" style:font-name-asian="Verdana" style:font-name-complex="Verdana"/>
    </style:style>
    <style:style style:name="P322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>
      <style:text-properties style:font-name="Consolas" style:font-name-asian="Consolas" style:font-name-complex="Consolas"/>
    </style:style>
    <style:style style:name="T323_2" style:family="text">
      <style:text-properties style:font-name="Consolas" style:font-name-asian="Consolas" style:font-name-complex="Consolas"/>
    </style:style>
    <style:style style:name="T323_3" style:family="text">
      <style:text-properties style:font-name="Consolas" style:font-name-asian="Consolas" style:font-name-complex="Consolas"/>
    </style:style>
    <style:style style:name="T323_4" style:family="text">
      <style:text-properties style:font-name="Consolas" style:font-name-asian="Consolas" style:font-name-complex="Consolas"/>
    </style:style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>
      <style:text-properties style:font-name="Consolas" style:font-name-asian="Consolas" style:font-name-complex="Consolas"/>
    </style:style>
    <style:style style:name="T324_2" style:family="text">
      <style:text-properties style:font-name="Consolas" style:font-name-asian="Consolas" style:font-name-complex="Consolas"/>
    </style:style>
    <style:style style:name="T324_3" style:family="text">
      <style:text-properties style:font-name="Consolas" style:font-name-asian="Consolas" style:font-name-complex="Consolas"/>
    </style:style>
    <style:style style:name="T324_4" style:family="text">
      <style:text-properties style:font-name="Consolas" style:font-name-asian="Consolas" style:font-name-complex="Consolas"/>
    </style:style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>
      <style:text-properties style:font-name="Consolas" style:font-name-asian="Consolas" style:font-name-complex="Consolas"/>
    </style:style>
    <style:style style:name="T325_2" style:family="text">
      <style:text-properties style:font-name="Consolas" style:font-name-asian="Consolas" style:font-name-complex="Consolas"/>
    </style:style>
    <style:style style:name="T325_3" style:family="text">
      <style:text-properties style:font-name="Consolas" style:font-name-asian="Consolas" style:font-name-complex="Consolas"/>
    </style:style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>
      <style:text-properties style:font-name="Consolas" style:font-name-asian="Consolas" style:font-name-complex="Consolas"/>
    </style:style>
    <style:style style:name="T326_2" style:family="text">
      <style:text-properties style:font-name="Consolas" style:font-name-asian="Consolas" style:font-name-complex="Consolas"/>
    </style:style>
    <style:style style:name="T326_3" style:family="text">
      <style:text-properties style:font-name="Consolas" style:font-name-asian="Consolas" style:font-name-complex="Consolas"/>
    </style:style>
    <style:style style:name="T326_4" style:family="text">
      <style:text-properties style:font-name="Consolas" style:font-name-asian="Consolas" style:font-name-complex="Consolas"/>
    </style:style>
    <style:style style:name="T326_5" style:family="text">
      <style:text-properties style:font-name="Consolas" style:font-name-asian="Consolas" style:font-name-complex="Consolas"/>
    </style:style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>
      <style:text-properties style:font-name="Consolas" style:font-name-asian="Consolas" style:font-name-complex="Consolas"/>
    </style:style>
    <style:style style:name="T327_2" style:family="text">
      <style:text-properties style:font-name="Consolas" style:font-name-asian="Consolas" style:font-name-complex="Consolas"/>
    </style:style>
    <style:style style:name="T327_3" style:family="text">
      <style:text-properties style:font-name="Consolas" style:font-name-asian="Consolas" style:font-name-complex="Consolas"/>
    </style:style>
    <style:style style:name="T327_4" style:family="text">
      <style:text-properties style:font-name="Consolas" style:font-name-asian="Consolas" style:font-name-complex="Consolas"/>
    </style:style>
    <style:style style:name="T327_5" style:family="text">
      <style:text-properties style:font-name="Consolas" style:font-name-asian="Consolas" style:font-name-complex="Consolas"/>
    </style:style>
    <style:style style:name="T327_6" style:family="text">
      <style:text-properties style:font-name="Consolas" style:font-name-asian="Consolas" style:font-name-complex="Consolas"/>
    </style:style>
    <style:style style:name="T327_7" style:family="text">
      <style:text-properties style:font-name="Consolas" style:font-name-asian="Consolas" style:font-name-complex="Consolas"/>
    </style:style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>
      <style:text-properties style:font-name="Consolas" style:font-name-asian="Consolas" style:font-name-complex="Consolas"/>
    </style:style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>
      <style:text-properties style:font-name="Consolas" style:font-name-asian="Consolas" style:font-name-complex="Consolas"/>
    </style:style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>
      <style:text-properties style:font-name="Consolas" style:font-name-asian="Consolas" style:font-name-complex="Consolas"/>
    </style:style>
    <style:style style:name="T330_2" style:family="text">
      <style:text-properties style:font-name="Consolas" style:font-name-asian="Consolas" style:font-name-complex="Consolas"/>
    </style:style>
    <style:style style:name="T330_3" style:family="text">
      <style:text-properties style:font-name="Consolas" style:font-name-asian="Consolas" style:font-name-complex="Consolas"/>
    </style:style>
    <style:style style:name="T330_4" style:family="text">
      <style:text-properties style:font-name="Consolas" style:font-name-asian="Consolas" style:font-name-complex="Consolas"/>
    </style:style>
    <style:style style:name="T330_5" style:family="text">
      <style:text-properties style:font-name="Consolas" style:font-name-asian="Consolas" style:font-name-complex="Consolas"/>
    </style:style>
    <style:style style:name="T330_6" style:family="text">
      <style:text-properties style:font-name="Consolas" style:font-name-asian="Consolas" style:font-name-complex="Consolas"/>
    </style:style>
    <style:style style:name="T330_7" style:family="text">
      <style:text-properties style:font-name="Consolas" style:font-name-asian="Consolas" style:font-name-complex="Consolas"/>
    </style:style>
    <style:style style:name="T330_8" style:family="text">
      <style:text-properties style:font-name="Consolas" style:font-name-asian="Consolas" style:font-name-complex="Consolas"/>
    </style:style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>
      <style:text-properties style:font-name="Consolas" style:font-name-asian="Consolas" style:font-name-complex="Consolas"/>
    </style:style>
    <style:style style:name="T331_2" style:family="text">
      <style:text-properties style:font-name="Consolas" style:font-name-asian="Consolas" style:font-name-complex="Consolas"/>
    </style:style>
    <style:style style:name="T331_3" style:family="text">
      <style:text-properties style:font-name="Consolas" style:font-name-asian="Consolas" style:font-name-complex="Consolas"/>
    </style:style>
    <style:style style:name="T331_4" style:family="text">
      <style:text-properties style:font-name="Consolas" style:font-name-asian="Consolas" style:font-name-complex="Consolas"/>
    </style:style>
    <style:style style:name="T331_5" style:family="text">
      <style:text-properties style:font-name="Consolas" style:font-name-asian="Consolas" style:font-name-complex="Consolas"/>
    </style:style>
    <style:style style:name="T331_6" style:family="text">
      <style:text-properties style:font-name="Consolas" style:font-name-asian="Consolas" style:font-name-complex="Consolas"/>
    </style:style>
    <style:style style:name="T331_7" style:family="text">
      <style:text-properties style:font-name="Consolas" style:font-name-asian="Consolas" style:font-name-complex="Consolas"/>
    </style:style>
    <style:style style:name="T331_8" style:family="text">
      <style:text-properties style:font-name="Consolas" style:font-name-asian="Consolas" style:font-name-complex="Consolas"/>
    </style:style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>
      <style:text-properties style:font-name="Consolas" style:font-name-asian="Consolas" style:font-name-complex="Consolas"/>
    </style:style>
    <style:style style:name="T332_2" style:family="text">
      <style:text-properties style:font-name="Consolas" style:font-name-asian="Consolas" style:font-name-complex="Consolas"/>
    </style:style>
    <style:style style:name="T332_3" style:family="text">
      <style:text-properties style:font-name="Consolas" style:font-name-asian="Consolas" style:font-name-complex="Consolas"/>
    </style:style>
    <style:style style:name="T332_4" style:family="text">
      <style:text-properties style:font-name="Consolas" style:font-name-asian="Consolas" style:font-name-complex="Consolas"/>
    </style:style>
    <style:style style:name="T332_5" style:family="text">
      <style:text-properties style:font-name="Consolas" style:font-name-asian="Consolas" style:font-name-complex="Consolas"/>
    </style:style>
    <style:style style:name="T332_6" style:family="text">
      <style:text-properties style:font-name="Consolas" style:font-name-asian="Consolas" style:font-name-complex="Consolas"/>
    </style:style>
    <style:style style:name="T332_7" style:family="text">
      <style:text-properties style:font-name="Consolas" style:font-name-asian="Consolas" style:font-name-complex="Consolas"/>
    </style:style>
    <style:style style:name="T332_8" style:family="text">
      <style:text-properties style:font-name="Consolas" style:font-name-asian="Consolas" style:font-name-complex="Consolas"/>
    </style:style>
    <style:style style:name="T332_9" style:family="text">
      <style:text-properties style:font-name="Consolas" style:font-name-asian="Consolas" style:font-name-complex="Consolas"/>
    </style:style>
    <style:style style:name="T332_10" style:family="text">
      <style:text-properties style:font-name="Consolas" style:font-name-asian="Consolas" style:font-name-complex="Consolas"/>
    </style:style>
    <style:style style:name="T332_11" style:family="text">
      <style:text-properties style:font-name="Consolas" style:font-name-asian="Consolas" style:font-name-complex="Consolas"/>
    </style:style>
    <style:style style:name="T332_12" style:family="text">
      <style:text-properties style:font-name="Consolas" style:font-name-asian="Consolas" style:font-name-complex="Consolas"/>
    </style:style>
    <style:style style:name="T332_13" style:family="text">
      <style:text-properties style:font-name="Consolas" style:font-name-asian="Consolas" style:font-name-complex="Consolas"/>
    </style:style>
    <style:style style:name="T332_14" style:family="text">
      <style:text-properties style:font-name="Consolas" style:font-name-asian="Consolas" style:font-name-complex="Consolas"/>
    </style:style>
    <style:style style:name="T332_15" style:family="text">
      <style:text-properties style:font-name="Consolas" style:font-name-asian="Consolas" style:font-name-complex="Consolas"/>
    </style:style>
    <style:style style:name="T332_16" style:family="text">
      <style:text-properties style:font-name="Consolas" style:font-name-asian="Consolas" style:font-name-complex="Consolas"/>
    </style:style>
    <style:style style:name="T332_17" style:family="text">
      <style:text-properties style:font-name="Consolas" style:font-name-asian="Consolas" style:font-name-complex="Consolas"/>
    </style:style>
    <style:style style:name="T332_18" style:family="text">
      <style:text-properties style:font-name="Consolas" style:font-name-asian="Consolas" style:font-name-complex="Consolas"/>
    </style:style>
    <style:style style:name="T332_19" style:family="text">
      <style:text-properties style:font-name="Consolas" style:font-name-asian="Consolas" style:font-name-complex="Consolas"/>
    </style:style>
    <style:style style:name="T332_20" style:family="text">
      <style:text-properties style:font-name="Consolas" style:font-name-asian="Consolas" style:font-name-complex="Consolas"/>
    </style:style>
    <style:style style:name="T332_21" style:family="text">
      <style:text-properties style:font-name="Consolas" style:font-name-asian="Consolas" style:font-name-complex="Consolas"/>
    </style:style>
    <style:style style:name="P333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>
      <style:text-properties style:font-name="Consolas" style:font-name-asian="Consolas" style:font-name-complex="Consolas"/>
    </style:style>
    <style:style style:name="T334_2" style:family="text">
      <style:text-properties style:font-name="Consolas" style:font-name-asian="Consolas" style:font-name-complex="Consolas"/>
    </style:style>
    <style:style style:name="T334_3" style:family="text">
      <style:text-properties style:font-name="Consolas" style:font-name-asian="Consolas" style:font-name-complex="Consolas"/>
    </style:style>
    <style:style style:name="T334_4" style:family="text">
      <style:text-properties style:font-name="Consolas" style:font-name-asian="Consolas" style:font-name-complex="Consolas"/>
    </style:style>
    <style:style style:name="T334_5" style:family="text">
      <style:text-properties style:font-name="Consolas" style:font-name-asian="Consolas" style:font-name-complex="Consolas"/>
    </style:style>
    <style:style style:name="T334_6" style:family="text">
      <style:text-properties style:font-name="Consolas" style:font-name-asian="Consolas" style:font-name-complex="Consolas"/>
    </style:style>
    <style:style style:name="T334_7" style:family="text">
      <style:text-properties style:font-name="Consolas" style:font-name-asian="Consolas" style:font-name-complex="Consolas"/>
    </style:style>
    <style:style style:name="T334_8" style:family="text">
      <style:text-properties style:font-name="Consolas" style:font-name-asian="Consolas" style:font-name-complex="Consolas"/>
    </style:style>
    <style:style style:name="T334_9" style:family="text">
      <style:text-properties style:font-name="Consolas" style:font-name-asian="Consolas" style:font-name-complex="Consolas"/>
    </style:style>
    <style:style style:name="T334_10" style:family="text">
      <style:text-properties style:font-name="Consolas" style:font-name-asian="Consolas" style:font-name-complex="Consolas"/>
    </style:style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>
      <style:text-properties style:font-name="Consolas" style:font-name-asian="Consolas" style:font-name-complex="Consolas"/>
    </style:style>
    <style:style style:name="T335_2" style:family="text">
      <style:text-properties style:font-name="Consolas" style:font-name-asian="Consolas" style:font-name-complex="Consolas"/>
    </style:style>
    <style:style style:name="T335_3" style:family="text">
      <style:text-properties style:font-name="Consolas" style:font-name-asian="Consolas" style:font-name-complex="Consolas"/>
    </style:style>
    <style:style style:name="T335_4" style:family="text">
      <style:text-properties style:font-name="Consolas" style:font-name-asian="Consolas" style:font-name-complex="Consolas"/>
    </style:style>
    <style:style style:name="T335_5" style:family="text">
      <style:text-properties style:font-name="Consolas" style:font-name-asian="Consolas" style:font-name-complex="Consolas"/>
    </style:style>
    <style:style style:name="T335_6" style:family="text">
      <style:text-properties style:font-name="Consolas" style:font-name-asian="Consolas" style:font-name-complex="Consolas"/>
    </style:style>
    <style:style style:name="P336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37_2" style:family="text">
      <style:text-properties style:font-name="Consolas" style:font-name-asian="Consolas" style:font-name-complex="Consolas"/>
    </style:style>
    <style:style style:name="T337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37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37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37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37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37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37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37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37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37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37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37_1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>
      <style:text-properties style:font-name="Verdana" style:font-name-asian="Verdana" style:font-name-complex="Verdana"/>
    </style:style>
    <style:style style:name="T338_2" style:family="text">
      <style:text-properties style:font-name="Verdana" style:font-name-asian="Verdana" style:font-name-complex="Verdana"/>
    </style:style>
    <style:style style:name="T338_3" style:family="text">
      <style:text-properties style:font-name="Verdana" style:font-name-asian="Verdana" style:font-name-complex="Verdana"/>
    </style:style>
    <style:style style:name="T338_4" style:family="text">
      <style:text-properties style:font-name="Verdana" style:font-name-asian="Verdana" style:font-name-complex="Verdana"/>
    </style:style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>
      <style:text-properties style:font-name="Consolas" style:font-name-asian="Consolas" style:font-name-complex="Consolas"/>
    </style:style>
    <style:style style:name="T339_2" style:family="text">
      <style:text-properties style:font-name="Verdana" style:font-name-asian="Verdana" style:font-name-complex="Verdana"/>
    </style:style>
    <style:style style:name="T339_3" style:family="text">
      <style:text-properties style:font-name="Verdana" style:font-name-asian="Verdana" style:font-name-complex="Verdana"/>
    </style:style>
    <style:style style:name="T339_4" style:family="text">
      <style:text-properties style:font-name="Verdana" style:font-name-asian="Verdana" style:font-name-complex="Verdana"/>
    </style:style>
    <style:style style:name="T339_5" style:family="text">
      <style:text-properties style:font-name="Verdana" style:font-name-asian="Verdana" style:font-name-complex="Verdana"/>
    </style:style>
    <style:style style:name="T339_6" style:family="text">
      <style:text-properties style:font-name="Verdana" style:font-name-asian="Verdana" style:font-name-complex="Verdana"/>
    </style:style>
    <style:style style:name="T339_7" style:family="text">
      <style:text-properties style:font-name="Verdana" style:font-name-asian="Verdana" style:font-name-complex="Verdana"/>
    </style:style>
    <style:style style:name="T339_8" style:family="text">
      <style:text-properties style:font-name="Verdana" style:font-name-asian="Verdana" style:font-name-complex="Verdana"/>
    </style:style>
    <style:style style:name="T339_9" style:family="text">
      <style:text-properties style:font-name="Verdana" style:font-name-asian="Verdana" style:font-name-complex="Verdana"/>
    </style:style>
    <style:style style:name="T339_10" style:family="text">
      <style:text-properties style:font-name="Verdana" style:font-name-asian="Verdana" style:font-name-complex="Verdana"/>
    </style:style>
    <style:style style:name="T339_11" style:family="text">
      <style:text-properties style:font-name="Verdana" style:font-name-asian="Verdana" style:font-name-complex="Verdana"/>
    </style:style>
    <style:style style:name="T339_12" style:family="text">
      <style:text-properties style:font-name="Verdana" style:font-name-asian="Verdana" style:font-name-complex="Verdana"/>
    </style:style>
    <style:style style:name="T339_13" style:family="text">
      <style:text-properties style:font-name="Verdana" style:font-name-asian="Verdana" style:font-name-complex="Verdana"/>
    </style:style>
    <style:style style:name="T339_14" style:family="text">
      <style:text-properties style:font-name="Verdana" style:font-name-asian="Verdana" style:font-name-complex="Verdana"/>
    </style:style>
    <style:style style:name="T339_15" style:family="text">
      <style:text-properties style:font-name="Verdana" style:font-name-asian="Verdana" style:font-name-complex="Verdana"/>
    </style:style>
    <style:style style:name="T339_16" style:family="text">
      <style:text-properties style:font-name="Verdana" style:font-name-asian="Verdana" style:font-name-complex="Verdana"/>
    </style:style>
    <style:style style:name="T339_17" style:family="text">
      <style:text-properties style:font-name="Verdana" style:font-name-asian="Verdana" style:font-name-complex="Verdana"/>
    </style:style>
    <style:style style:name="T339_18" style:family="text">
      <style:text-properties style:font-name="Verdana" style:font-name-asian="Verdana" style:font-name-complex="Verdana"/>
    </style:style>
    <style:style style:name="T339_19" style:family="text">
      <style:text-properties style:font-name="Verdana" style:font-name-asian="Verdana" style:font-name-complex="Verdana"/>
    </style:style>
    <style:style style:name="T339_20" style:family="text">
      <style:text-properties style:font-name="Verdana" style:font-name-asian="Verdana" style:font-name-complex="Verdana"/>
    </style:style>
    <style:style style:name="T339_21" style:family="text">
      <style:text-properties style:font-name="Verdana" style:font-name-asian="Verdana" style:font-name-complex="Verdana"/>
    </style:style>
    <style:style style:name="T339_22" style:family="text">
      <style:text-properties style:font-name="Verdana" style:font-name-asian="Verdana" style:font-name-complex="Verdana"/>
    </style:style>
    <style:style style:name="T339_23" style:family="text">
      <style:text-properties style:font-name="Verdana" style:font-name-asian="Verdana" style:font-name-complex="Verdana"/>
    </style:style>
    <style:style style:name="T339_24" style:family="text">
      <style:text-properties style:font-name="Verdana" style:font-name-asian="Verdana" style:font-name-complex="Verdana"/>
    </style:style>
    <style:style style:name="T339_25" style:family="text">
      <style:text-properties style:font-name="Verdana" style:font-name-asian="Verdana" style:font-name-complex="Verdana"/>
    </style:style>
    <style:style style:name="T339_26" style:family="text">
      <style:text-properties style:font-name="Verdana" style:font-name-asian="Verdana" style:font-name-complex="Verdana"/>
    </style:style>
    <style:style style:name="T339_27" style:family="text">
      <style:text-properties style:font-name="Verdana" style:font-name-asian="Verdana" style:font-name-complex="Verdana"/>
    </style:style>
    <style:style style:name="T339_28" style:family="text">
      <style:text-properties style:font-name="Verdana" style:font-name-asian="Verdana" style:font-name-complex="Verdana"/>
    </style:style>
    <style:style style:name="T339_29" style:family="text">
      <style:text-properties style:font-name="Verdana" style:font-name-asian="Verdana" style:font-name-complex="Verdana"/>
    </style:style>
    <style:style style:name="T339_30" style:family="text">
      <style:text-properties style:font-name="Verdana" style:font-name-asian="Verdana" style:font-name-complex="Verdana"/>
    </style:style>
    <style:style style:name="T339_31" style:family="text">
      <style:text-properties style:font-name="Verdana" style:font-name-asian="Verdana" style:font-name-complex="Verdana"/>
    </style:style>
    <style:style style:name="T339_32" style:family="text">
      <style:text-properties style:font-name="Verdana" style:font-name-asian="Verdana" style:font-name-complex="Verdana"/>
    </style:style>
    <style:style style:name="T339_33" style:family="text">
      <style:text-properties style:font-name="Verdana" style:font-name-asian="Verdana" style:font-name-complex="Verdana"/>
    </style:style>
    <style:style style:name="T339_34" style:family="text">
      <style:text-properties style:font-name="Verdana" style:font-name-asian="Verdana" style:font-name-complex="Verdana"/>
    </style:style>
    <style:style style:name="T339_35" style:family="text">
      <style:text-properties style:font-name="Verdana" style:font-name-asian="Verdana" style:font-name-complex="Verdana"/>
    </style:style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>
      <style:text-properties style:font-name="Consolas" style:font-name-asian="Consolas" style:font-name-complex="Consolas"/>
    </style:style>
    <style:style style:name="T340_2" style:family="text">
      <style:text-properties style:font-name="Verdana" style:font-name-asian="Verdana" style:font-name-complex="Verdana"/>
    </style:style>
    <style:style style:name="T340_3" style:family="text">
      <style:text-properties style:font-name="Verdana" style:font-name-asian="Verdana" style:font-name-complex="Verdana"/>
    </style:style>
    <style:style style:name="T340_4" style:family="text">
      <style:text-properties style:font-name="Verdana" style:font-name-asian="Verdana" style:font-name-complex="Verdana"/>
    </style:style>
    <style:style style:name="T340_5" style:family="text">
      <style:text-properties style:font-name="Verdana" style:font-name-asian="Verdana" style:font-name-complex="Verdana"/>
    </style:style>
    <style:style style:name="T340_6" style:family="text">
      <style:text-properties style:font-name="Verdana" style:font-name-asian="Verdana" style:font-name-complex="Verdana"/>
    </style:style>
    <style:style style:name="T340_7" style:family="text">
      <style:text-properties style:font-name="Verdana" style:font-name-asian="Verdana" style:font-name-complex="Verdana"/>
    </style:style>
    <style:style style:name="T340_8" style:family="text">
      <style:text-properties style:font-name="Verdana" style:font-name-asian="Verdana" style:font-name-complex="Verdana"/>
    </style:style>
    <style:style style:name="T340_9" style:family="text">
      <style:text-properties style:font-name="Verdana" style:font-name-asian="Verdana" style:font-name-complex="Verdana"/>
    </style:style>
    <style:style style:name="T340_10" style:family="text">
      <style:text-properties style:font-name="Verdana" style:font-name-asian="Verdana" style:font-name-complex="Verdana"/>
    </style:style>
    <style:style style:name="T340_11" style:family="text">
      <style:text-properties style:font-name="Verdana" style:font-name-asian="Verdana" style:font-name-complex="Verdana"/>
    </style:style>
    <style:style style:name="T340_12" style:family="text">
      <style:text-properties style:font-name="Verdana" style:font-name-asian="Verdana" style:font-name-complex="Verdana"/>
    </style:style>
    <style:style style:name="T340_13" style:family="text">
      <style:text-properties style:font-name="Verdana" style:font-name-asian="Verdana" style:font-name-complex="Verdana"/>
    </style:style>
    <style:style style:name="T340_14" style:family="text">
      <style:text-properties style:font-name="Verdana" style:font-name-asian="Verdana" style:font-name-complex="Verdana"/>
    </style:style>
    <style:style style:name="T340_15" style:family="text">
      <style:text-properties style:font-name="Verdana" style:font-name-asian="Verdana" style:font-name-complex="Verdana"/>
    </style:style>
    <style:style style:name="T340_16" style:family="text">
      <style:text-properties style:font-name="Verdana" style:font-name-asian="Verdana" style:font-name-complex="Verdana"/>
    </style:style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>
      <style:text-properties style:font-name="Consolas" style:font-name-asian="Consolas" style:font-name-complex="Consolas"/>
    </style:style>
    <style:style style:name="T341_2" style:family="text">
      <style:text-properties style:font-name="Verdana" style:font-name-asian="Verdana" style:font-name-complex="Verdana"/>
    </style:style>
    <style:style style:name="T341_3" style:family="text">
      <style:text-properties style:font-name="Verdana" style:font-name-asian="Verdana" style:font-name-complex="Verdana"/>
    </style:style>
    <style:style style:name="T341_4" style:family="text">
      <style:text-properties style:font-name="Verdana" style:font-name-asian="Verdana" style:font-name-complex="Verdana"/>
    </style:style>
    <style:style style:name="T341_5" style:family="text">
      <style:text-properties style:font-name="Verdana" style:font-name-asian="Verdana" style:font-name-complex="Verdana"/>
    </style:style>
    <style:style style:name="T341_6" style:family="text">
      <style:text-properties style:font-name="Verdana" style:font-name-asian="Verdana" style:font-name-complex="Verdana"/>
    </style:style>
    <style:style style:name="T341_7" style:family="text">
      <style:text-properties style:font-name="Verdana" style:font-name-asian="Verdana" style:font-name-complex="Verdana"/>
    </style:style>
    <style:style style:name="T341_8" style:family="text">
      <style:text-properties style:font-name="Verdana" style:font-name-asian="Verdana" style:font-name-complex="Verdana"/>
    </style:style>
    <style:style style:name="T341_9" style:family="text">
      <style:text-properties style:font-name="Verdana" style:font-name-asian="Verdana" style:font-name-complex="Verdana"/>
    </style:style>
    <style:style style:name="T341_10" style:family="text">
      <style:text-properties style:font-name="Verdana" style:font-name-asian="Verdana" style:font-name-complex="Verdana"/>
    </style:style>
    <style:style style:name="T341_11" style:family="text">
      <style:text-properties style:font-name="Verdana" style:font-name-asian="Verdana" style:font-name-complex="Verdana"/>
    </style:style>
    <style:style style:name="T341_12" style:family="text">
      <style:text-properties style:font-name="Verdana" style:font-name-asian="Verdana" style:font-name-complex="Verdana"/>
    </style:style>
    <style:style style:name="T341_13" style:family="text">
      <style:text-properties style:font-name="Verdana" style:font-name-asian="Verdana" style:font-name-complex="Verdana"/>
    </style:style>
    <style:style style:name="T341_14" style:family="text">
      <style:text-properties style:font-name="Verdana" style:font-name-asian="Verdana" style:font-name-complex="Verdana"/>
    </style:style>
    <style:style style:name="T341_15" style:family="text">
      <style:text-properties style:font-name="Verdana" style:font-name-asian="Verdana" style:font-name-complex="Verdana"/>
    </style:style>
    <style:style style:name="T341_16" style:family="text">
      <style:text-properties style:font-name="Verdana" style:font-name-asian="Verdana" style:font-name-complex="Verdana"/>
    </style:style>
    <style:style style:name="T341_17" style:family="text">
      <style:text-properties style:font-name="Verdana" style:font-name-asian="Verdana" style:font-name-complex="Verdana"/>
    </style:style>
    <style:style style:name="T341_18" style:family="text">
      <style:text-properties style:font-name="Verdana" style:font-name-asian="Verdana" style:font-name-complex="Verdana"/>
    </style:style>
    <style:style style:name="T341_19" style:family="text">
      <style:text-properties style:font-name="Verdana" style:font-name-asian="Verdana" style:font-name-complex="Verdana"/>
    </style:style>
    <style:style style:name="T341_20" style:family="text">
      <style:text-properties style:font-name="Verdana" style:font-name-asian="Verdana" style:font-name-complex="Verdana"/>
    </style:style>
    <style:style style:name="T341_21" style:family="text">
      <style:text-properties style:font-name="Verdana" style:font-name-asian="Verdana" style:font-name-complex="Verdana"/>
    </style:style>
    <style:style style:name="T341_22" style:family="text">
      <style:text-properties style:font-name="Verdana" style:font-name-asian="Verdana" style:font-name-complex="Verdana"/>
    </style:style>
    <style:style style:name="T341_23" style:family="text">
      <style:text-properties style:font-name="Verdana" style:font-name-asian="Verdana" style:font-name-complex="Verdana"/>
    </style:style>
    <style:style style:name="T341_24" style:family="text">
      <style:text-properties style:font-name="Verdana" style:font-name-asian="Verdana" style:font-name-complex="Verdana"/>
    </style:style>
    <style:style style:name="T341_25" style:family="text">
      <style:text-properties style:font-name="Verdana" style:font-name-asian="Verdana" style:font-name-complex="Verdana"/>
    </style:style>
    <style:style style:name="T341_26" style:family="text">
      <style:text-properties style:font-name="Verdana" style:font-name-asian="Verdana" style:font-name-complex="Verdana"/>
    </style:style>
    <style:style style:name="T341_27" style:family="text">
      <style:text-properties style:font-name="Verdana" style:font-name-asian="Verdana" style:font-name-complex="Verdana"/>
    </style:style>
    <style:style style:name="T341_28" style:family="text">
      <style:text-properties style:font-name="Verdana" style:font-name-asian="Verdana" style:font-name-complex="Verdana"/>
    </style:style>
    <style:style style:name="T341_29" style:family="text">
      <style:text-properties style:font-name="Verdana" style:font-name-asian="Verdana" style:font-name-complex="Verdana"/>
    </style:style>
    <style:style style:name="T341_30" style:family="text">
      <style:text-properties style:font-name="Verdana" style:font-name-asian="Verdana" style:font-name-complex="Verdana"/>
    </style:style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>
      <style:text-properties style:font-name="Consolas" style:font-name-asian="Consolas" style:font-name-complex="Consolas"/>
    </style:style>
    <style:style style:name="T342_2" style:family="text">
      <style:text-properties style:font-name="Consolas" style:font-name-asian="Consolas" style:font-name-complex="Consolas"/>
    </style:style>
    <style:style style:name="T342_3" style:family="text">
      <style:text-properties style:font-name="Consolas" style:font-name-asian="Consolas" style:font-name-complex="Consolas"/>
    </style:style>
    <style:style style:name="T342_4" style:family="text">
      <style:text-properties style:font-name="Consolas" style:font-name-asian="Consolas" style:font-name-complex="Consolas"/>
    </style:style>
    <style:style style:name="T342_5" style:family="text">
      <style:text-properties style:font-name="Consolas" style:font-name-asian="Consolas" style:font-name-complex="Consolas"/>
    </style:style>
    <style:style style:name="T342_6" style:family="text">
      <style:text-properties style:font-name="Consolas" style:font-name-asian="Consolas" style:font-name-complex="Consolas"/>
    </style:style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>
      <style:text-properties style:font-name="Consolas" style:font-name-asian="Consolas" style:font-name-complex="Consolas"/>
    </style:style>
    <style:style style:name="T343_2" style:family="text">
      <style:text-properties style:font-name="Consolas" style:font-name-asian="Consolas" style:font-name-complex="Consolas"/>
    </style:style>
    <style:style style:name="T343_3" style:family="text">
      <style:text-properties style:font-name="Consolas" style:font-name-asian="Consolas" style:font-name-complex="Consolas"/>
    </style:style>
    <style:style style:name="T343_4" style:family="text">
      <style:text-properties style:font-name="Consolas" style:font-name-asian="Consolas" style:font-name-complex="Consolas"/>
    </style:style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>
      <style:text-properties style:font-name="Consolas" style:font-name-asian="Consolas" style:font-name-complex="Consolas"/>
    </style:style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>
      <style:text-properties style:font-name="Consolas" style:font-name-asian="Consolas" style:font-name-complex="Consolas"/>
    </style:style>
    <style:style style:name="T345_2" style:family="text">
      <style:text-properties style:font-name="Consolas" style:font-name-asian="Consolas" style:font-name-complex="Consolas"/>
    </style:style>
    <style:style style:name="T345_3" style:family="text">
      <style:text-properties style:font-name="Consolas" style:font-name-asian="Consolas" style:font-name-complex="Consolas"/>
    </style:style>
    <style:style style:name="T345_4" style:family="text">
      <style:text-properties style:font-name="Consolas" style:font-name-asian="Consolas" style:font-name-complex="Consolas"/>
    </style:style>
    <style:style style:name="T345_5" style:family="text">
      <style:text-properties style:font-name="Consolas" style:font-name-asian="Consolas" style:font-name-complex="Consolas"/>
    </style:style>
    <style:style style:name="T345_6" style:family="text">
      <style:text-properties style:font-name="Consolas" style:font-name-asian="Consolas" style:font-name-complex="Consolas"/>
    </style:style>
    <style:style style:name="T345_7" style:family="text">
      <style:text-properties style:font-name="Consolas" style:font-name-asian="Consolas" style:font-name-complex="Consolas"/>
    </style:style>
    <style:style style:name="T345_8" style:family="text">
      <style:text-properties style:font-name="Consolas" style:font-name-asian="Consolas" style:font-name-complex="Consolas"/>
    </style:style>
    <style:style style:name="T345_9" style:family="text">
      <style:text-properties style:font-name="Consolas" style:font-name-asian="Consolas" style:font-name-complex="Consolas"/>
    </style:style>
    <style:style style:name="T345_10" style:family="text">
      <style:text-properties style:font-name="Consolas" style:font-name-asian="Consolas" style:font-name-complex="Consolas"/>
    </style:style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>
      <style:text-properties style:font-name="Consolas" style:font-name-asian="Consolas" style:font-name-complex="Consolas"/>
    </style:style>
    <style:style style:name="T346_2" style:family="text">
      <style:text-properties style:font-name="Consolas" style:font-name-asian="Consolas" style:font-name-complex="Consolas"/>
    </style:style>
    <style:style style:name="T346_3" style:family="text">
      <style:text-properties style:font-name="Consolas" style:font-name-asian="Consolas" style:font-name-complex="Consolas"/>
    </style:style>
    <style:style style:name="T346_4" style:family="text">
      <style:text-properties style:font-name="Consolas" style:font-name-asian="Consolas" style:font-name-complex="Consolas"/>
    </style:style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>
      <style:text-properties style:font-name="Consolas" style:font-name-asian="Consolas" style:font-name-complex="Consolas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>
      <style:text-properties style:font-name="Verdana" style:font-name-asian="Verdana" style:font-name-complex="Verdana"/>
    </style:style>
    <style:style style:name="T348_2" style:family="text">
      <style:text-properties style:font-name="Verdana" style:font-name-asian="Verdana" style:font-name-complex="Verdana"/>
    </style:style>
    <style:style style:name="T348_3" style:family="text">
      <style:text-properties style:font-name="Verdana" style:font-name-asian="Verdana" style:font-name-complex="Verdana"/>
    </style:style>
    <style:style style:name="T348_4" style:family="text">
      <style:text-properties style:font-name="Verdana" style:font-name-asian="Verdana" style:font-name-complex="Verdana"/>
    </style:style>
    <style:style style:name="T348_5" style:family="text">
      <style:text-properties style:font-name="Verdana" style:font-name-asian="Verdana" style:font-name-complex="Verdana"/>
    </style:style>
    <style:style style:name="T348_6" style:family="text">
      <style:text-properties style:font-name="Verdana" style:font-name-asian="Verdana" style:font-name-complex="Verdana"/>
    </style:style>
    <style:style style:name="T348_7" style:family="text">
      <style:text-properties style:font-name="Verdana" style:font-name-asian="Verdana" style:font-name-complex="Verdana"/>
    </style:style>
    <style:style style:name="T348_8" style:family="text">
      <style:text-properties style:font-name="Verdana" style:font-name-asian="Verdana" style:font-name-complex="Verdana"/>
    </style:style>
    <style:style style:name="T348_9" style:family="text">
      <style:text-properties style:font-name="Verdana" style:font-name-asian="Verdana" style:font-name-complex="Verdana"/>
    </style:style>
    <style:style style:name="T348_10" style:family="text">
      <style:text-properties style:font-name="Verdana" style:font-name-asian="Verdana" style:font-name-complex="Verdana"/>
    </style:style>
    <style:style style:name="T348_11" style:family="text">
      <style:text-properties style:font-name="Verdana" style:font-name-asian="Verdana" style:font-name-complex="Verdana"/>
    </style:style>
    <style:style style:name="T348_12" style:family="text">
      <style:text-properties style:font-name="Verdana" style:font-name-asian="Verdana" style:font-name-complex="Verdana"/>
    </style:style>
    <style:style style:name="T348_13" style:family="text">
      <style:text-properties style:font-name="Verdana" style:font-name-asian="Verdana" style:font-name-complex="Verdana"/>
    </style:style>
    <style:style style:name="T348_14" style:family="text">
      <style:text-properties style:font-name="Verdana" style:font-name-asian="Verdana" style:font-name-complex="Verdana"/>
    </style:style>
    <style:style style:name="T348_15" style:family="text">
      <style:text-properties style:font-name="Verdana" style:font-name-asian="Verdana" style:font-name-complex="Verdana"/>
    </style:style>
    <style:style style:name="T348_16" style:family="text">
      <style:text-properties style:font-name="Verdana" style:font-name-asian="Verdana" style:font-name-complex="Verdana"/>
    </style:style>
    <style:style style:name="T348_17" style:family="text">
      <style:text-properties style:font-name="Verdana" style:font-name-asian="Verdana" style:font-name-complex="Verdana"/>
    </style:style>
    <style:style style:name="T348_18" style:family="text">
      <style:text-properties style:font-name="Verdana" style:font-name-asian="Verdana" style:font-name-complex="Verdana"/>
    </style:style>
    <style:style style:name="T348_19" style:family="text">
      <style:text-properties style:font-name="Verdana" style:font-name-asian="Verdana" style:font-name-complex="Verdana"/>
    </style:style>
    <style:style style:name="T348_20" style:family="text">
      <style:text-properties style:font-name="Verdana" style:font-name-asian="Verdana" style:font-name-complex="Verdana"/>
    </style:style>
    <style:style style:name="T348_21" style:family="text">
      <style:text-properties style:font-name="Verdana" style:font-name-asian="Verdana" style:font-name-complex="Verdana"/>
    </style:style>
    <style:style style:name="T348_22" style:family="text">
      <style:text-properties style:font-name="Verdana" style:font-name-asian="Verdana" style:font-name-complex="Verdana"/>
    </style:style>
    <style:style style:name="T348_23" style:family="text">
      <style:text-properties style:font-name="Verdana" style:font-name-asian="Verdana" style:font-name-complex="Verdana"/>
    </style:style>
    <style:style style:name="T348_24" style:family="text">
      <style:text-properties style:font-name="Verdana" style:font-name-asian="Verdana" style:font-name-complex="Verdana"/>
    </style:style>
    <style:style style:name="T348_25" style:family="text">
      <style:text-properties style:font-name="Verdana" style:font-name-asian="Verdana" style:font-name-complex="Verdana"/>
    </style:style>
    <style:style style:name="T348_26" style:family="text">
      <style:text-properties style:font-name="Verdana" style:font-name-asian="Verdana" style:font-name-complex="Verdana"/>
    </style:style>
    <style:style style:name="T348_27" style:family="text">
      <style:text-properties style:font-name="Verdana" style:font-name-asian="Verdana" style:font-name-complex="Verdana"/>
    </style:style>
    <style:style style:name="T348_28" style:family="text">
      <style:text-properties style:font-name="Verdana" style:font-name-asian="Verdana" style:font-name-complex="Verdana"/>
    </style:style>
    <style:style style:name="T348_29" style:family="text">
      <style:text-properties style:font-name="Verdana" style:font-name-asian="Verdana" style:font-name-complex="Verdana"/>
    </style:style>
    <style:style style:name="T348_30" style:family="text">
      <style:text-properties style:font-name="Verdana" style:font-name-asian="Verdana" style:font-name-complex="Verdana"/>
    </style:style>
    <style:style style:name="T348_31" style:family="text">
      <style:text-properties style:font-name="Verdana" style:font-name-asian="Verdana" style:font-name-complex="Verdana"/>
    </style:style>
    <style:style style:name="T348_32" style:family="text">
      <style:text-properties style:font-name="Verdana" style:font-name-asian="Verdana" style:font-name-complex="Verdana"/>
    </style:style>
    <style:style style:name="T348_33" style:family="text">
      <style:text-properties style:font-name="Verdana" style:font-name-asian="Verdana" style:font-name-complex="Verdana"/>
    </style:style>
    <style:style style:name="T348_34" style:family="text">
      <style:text-properties style:font-name="Verdana" style:font-name-asian="Verdana" style:font-name-complex="Verdana"/>
    </style:style>
    <style:style style:name="T348_35" style:family="text">
      <style:text-properties style:font-name="Verdana" style:font-name-asian="Verdana" style:font-name-complex="Verdana"/>
    </style:style>
    <style:style style:name="T348_36" style:family="text">
      <style:text-properties style:font-name="Verdana" style:font-name-asian="Verdana" style:font-name-complex="Verdana"/>
    </style:style>
    <style:style style:name="T348_37" style:family="text">
      <style:text-properties style:font-name="Verdana" style:font-name-asian="Verdana" style:font-name-complex="Verdana"/>
    </style:style>
    <style:style style:name="T348_38" style:family="text">
      <style:text-properties style:font-name="Verdana" style:font-name-asian="Verdana" style:font-name-complex="Verdana"/>
    </style:style>
    <style:style style:name="T348_39" style:family="text">
      <style:text-properties style:font-name="Verdana" style:font-name-asian="Verdana" style:font-name-complex="Verdana"/>
    </style:style>
    <style:style style:name="T348_40" style:family="text">
      <style:text-properties style:font-name="Verdana" style:font-name-asian="Verdana" style:font-name-complex="Verdana"/>
    </style:style>
    <style:style style:name="T348_41" style:family="text">
      <style:text-properties style:font-name="Verdana" style:font-name-asian="Verdana" style:font-name-complex="Verdana"/>
    </style:style>
    <style:style style:name="T348_42" style:family="text">
      <style:text-properties style:font-name="Verdana" style:font-name-asian="Verdana" style:font-name-complex="Verdana"/>
    </style:style>
    <style:style style:name="T348_43" style:family="text">
      <style:text-properties style:font-name="Verdana" style:font-name-asian="Verdana" style:font-name-complex="Verdana"/>
    </style:style>
    <style:style style:name="T348_44" style:family="text">
      <style:text-properties style:font-name="Verdana" style:font-name-asian="Verdana" style:font-name-complex="Verdana"/>
    </style:style>
    <style:style style:name="P349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>
      <style:text-properties style:font-name="Consolas" style:font-name-asian="Consolas" style:font-name-complex="Consolas"/>
    </style:style>
    <style:style style:name="T350_2" style:family="text">
      <style:text-properties style:font-name="Verdana" style:font-name-asian="Verdana" style:font-name-complex="Verdana"/>
    </style:style>
    <style:style style:name="T350_3" style:family="text">
      <style:text-properties style:font-name="Verdana" style:font-name-asian="Verdana" style:font-name-complex="Verdana"/>
    </style:style>
    <style:style style:name="T350_4" style:family="text">
      <style:text-properties style:font-name="Verdana" style:font-name-asian="Verdana" style:font-name-complex="Verdana"/>
    </style:style>
    <style:style style:name="T350_5" style:family="text">
      <style:text-properties style:font-name="Verdana" style:font-name-asian="Verdana" style:font-name-complex="Verdana"/>
    </style:style>
    <style:style style:name="T350_6" style:family="text">
      <style:text-properties style:font-name="Verdana" style:font-name-asian="Verdana" style:font-name-complex="Verdana"/>
    </style:style>
    <style:style style:name="T350_7" style:family="text">
      <style:text-properties style:font-name="Verdana" style:font-name-asian="Verdana" style:font-name-complex="Verdana"/>
    </style:style>
    <style:style style:name="T350_8" style:family="text">
      <style:text-properties style:font-name="Verdana" style:font-name-asian="Verdana" style:font-name-complex="Verdana"/>
    </style:style>
    <style:style style:name="T350_9" style:family="text">
      <style:text-properties style:font-name="Verdana" style:font-name-asian="Verdana" style:font-name-complex="Verdana"/>
    </style:style>
    <style:style style:name="T350_10" style:family="text">
      <style:text-properties style:font-name="Verdana" style:font-name-asian="Verdana" style:font-name-complex="Verdana"/>
    </style:style>
    <style:style style:name="T350_11" style:family="text">
      <style:text-properties style:font-name="Verdana" style:font-name-asian="Verdana" style:font-name-complex="Verdana"/>
    </style:style>
    <style:style style:name="T350_12" style:family="text">
      <style:text-properties style:font-name="Verdana" style:font-name-asian="Verdana" style:font-name-complex="Verdana"/>
    </style:style>
    <style:style style:name="T350_13" style:family="text">
      <style:text-properties style:font-name="Verdana" style:font-name-asian="Verdana" style:font-name-complex="Verdana"/>
    </style:style>
    <style:style style:name="T350_14" style:family="text">
      <style:text-properties style:font-name="Verdana" style:font-name-asian="Verdana" style:font-name-complex="Verdana"/>
    </style:style>
    <style:style style:name="T350_15" style:family="text">
      <style:text-properties style:font-name="Verdana" style:font-name-asian="Verdana" style:font-name-complex="Verdana"/>
    </style:style>
    <style:style style:name="T350_16" style:family="text">
      <style:text-properties style:font-name="Verdana" style:font-name-asian="Verdana" style:font-name-complex="Verdana"/>
    </style:style>
    <style:style style:name="T350_17" style:family="text">
      <style:text-properties style:font-name="Verdana" style:font-name-asian="Verdana" style:font-name-complex="Verdana"/>
    </style:style>
    <style:style style:name="T350_18" style:family="text">
      <style:text-properties style:font-name="Verdana" style:font-name-asian="Verdana" style:font-name-complex="Verdana"/>
    </style:style>
    <style:style style:name="T350_19" style:family="text">
      <style:text-properties style:font-name="Verdana" style:font-name-asian="Verdana" style:font-name-complex="Verdana"/>
    </style:style>
    <style:style style:name="T350_20" style:family="text">
      <style:text-properties style:font-name="Verdana" style:font-name-asian="Verdana" style:font-name-complex="Verdana"/>
    </style:style>
    <style:style style:name="T350_21" style:family="text">
      <style:text-properties style:font-name="Verdana" style:font-name-asian="Verdana" style:font-name-complex="Verdana"/>
    </style:style>
    <style:style style:name="T350_22" style:family="text">
      <style:text-properties style:font-name="Verdana" style:font-name-asian="Verdana" style:font-name-complex="Verdana"/>
    </style:style>
    <style:style style:name="T350_23" style:family="text">
      <style:text-properties style:font-name="Verdana" style:font-name-asian="Verdana" style:font-name-complex="Verdana"/>
    </style:style>
    <style:style style:name="T350_24" style:family="text">
      <style:text-properties style:font-name="Verdana" style:font-name-asian="Verdana" style:font-name-complex="Verdana"/>
    </style:style>
    <style:style style:name="T350_25" style:family="text">
      <style:text-properties style:font-name="Verdana" style:font-name-asian="Verdana" style:font-name-complex="Verdana"/>
    </style:style>
    <style:style style:name="T350_26" style:family="text">
      <style:text-properties style:font-name="Verdana" style:font-name-asian="Verdana" style:font-name-complex="Verdana"/>
    </style:style>
    <style:style style:name="T350_27" style:family="text">
      <style:text-properties style:font-name="Verdana" style:font-name-asian="Verdana" style:font-name-complex="Verdana"/>
    </style:style>
    <style:style style:name="T350_28" style:family="text">
      <style:text-properties style:font-name="Verdana" style:font-name-asian="Verdana" style:font-name-complex="Verdana"/>
    </style:style>
    <style:style style:name="T350_29" style:family="text">
      <style:text-properties style:font-name="Verdana" style:font-name-asian="Verdana" style:font-name-complex="Verdana"/>
    </style:style>
    <style:style style:name="T350_30" style:family="text">
      <style:text-properties style:font-name="Verdana" style:font-name-asian="Verdana" style:font-name-complex="Verdana"/>
    </style:style>
    <style:style style:name="T350_31" style:family="text">
      <style:text-properties style:font-name="Verdana" style:font-name-asian="Verdana" style:font-name-complex="Verdana"/>
    </style:style>
    <style:style style:name="T350_32" style:family="text">
      <style:text-properties style:font-name="Verdana" style:font-name-asian="Verdana" style:font-name-complex="Verdana"/>
    </style:style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>
      <style:text-properties style:font-name="Consolas" style:font-name-asian="Consolas" style:font-name-complex="Consolas"/>
    </style:style>
    <style:style style:name="T351_2" style:family="text">
      <style:text-properties style:font-name="Consolas" style:font-name-asian="Consolas" style:font-name-complex="Consolas"/>
    </style:style>
    <style:style style:name="T351_3" style:family="text">
      <style:text-properties style:font-name="Consolas" style:font-name-asian="Consolas" style:font-name-complex="Consolas"/>
    </style:style>
    <style:style style:name="T351_4" style:family="text">
      <style:text-properties style:font-name="Consolas" style:font-name-asian="Consolas" style:font-name-complex="Consolas"/>
    </style:style>
    <style:style style:name="T351_5" style:family="text">
      <style:text-properties style:font-name="Consolas" style:font-name-asian="Consolas" style:font-name-complex="Consolas"/>
    </style:style>
    <style:style style:name="T351_6" style:family="text">
      <style:text-properties style:font-name="Consolas" style:font-name-asian="Consolas" style:font-name-complex="Consolas"/>
    </style:style>
    <style:style style:name="P352" style:family="paragraph" style:parent-style-name="Standard">
      <style:paragraph-properties fo:break-before="auto" fo:text-indent="1.27cm" fo:line-height="115%" style:writing-mode="lr-tb"/>
    </style:style>
    <style:style style:name="T352_1" style:family="text">
      <style:text-properties style:font-name="Consolas" style:font-name-asian="Consolas" style:font-name-complex="Consolas"/>
    </style:style>
    <style:style style:name="T352_2" style:family="text">
      <style:text-properties style:font-name="Consolas" style:font-name-asian="Consolas" style:font-name-complex="Consolas"/>
    </style:style>
    <style:style style:name="T352_3" style:family="text">
      <style:text-properties style:font-name="Consolas" style:font-name-asian="Consolas" style:font-name-complex="Consolas"/>
    </style:style>
    <style:style style:name="T352_4" style:family="text">
      <style:text-properties style:font-name="Consolas" style:font-name-asian="Consolas" style:font-name-complex="Consolas"/>
    </style:style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>
      <style:text-properties style:font-name="Consolas" style:font-name-asian="Consolas" style:font-name-complex="Consolas"/>
    </style:style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>
      <style:text-properties style:font-name="Consolas" style:font-name-asian="Consolas" style:font-name-complex="Consolas"/>
    </style:style>
    <style:style style:name="T354_2" style:family="text">
      <style:text-properties style:font-name="Consolas" style:font-name-asian="Consolas" style:font-name-complex="Consolas"/>
    </style:style>
    <style:style style:name="T354_3" style:family="text">
      <style:text-properties style:font-name="Consolas" style:font-name-asian="Consolas" style:font-name-complex="Consolas"/>
    </style:style>
    <style:style style:name="T354_4" style:family="text">
      <style:text-properties style:font-name="Consolas" style:font-name-asian="Consolas" style:font-name-complex="Consolas"/>
    </style:style>
    <style:style style:name="T354_5" style:family="text">
      <style:text-properties style:font-name="Consolas" style:font-name-asian="Consolas" style:font-name-complex="Consolas"/>
    </style:style>
    <style:style style:name="T354_6" style:family="text">
      <style:text-properties style:font-name="Consolas" style:font-name-asian="Consolas" style:font-name-complex="Consolas"/>
    </style:style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>
      <style:text-properties style:font-name="Consolas" style:font-name-asian="Consolas" style:font-name-complex="Consolas"/>
    </style:style>
    <style:style style:name="T355_2" style:family="text">
      <style:text-properties style:font-name="Consolas" style:font-name-asian="Consolas" style:font-name-complex="Consolas"/>
    </style:style>
    <style:style style:name="T355_3" style:family="text">
      <style:text-properties style:font-name="Consolas" style:font-name-asian="Consolas" style:font-name-complex="Consolas"/>
    </style:style>
    <style:style style:name="T355_4" style:family="text">
      <style:text-properties style:font-name="Consolas" style:font-name-asian="Consolas" style:font-name-complex="Consolas"/>
    </style:style>
    <style:style style:name="T355_5" style:family="text">
      <style:text-properties style:font-name="Consolas" style:font-name-asian="Consolas" style:font-name-complex="Consolas"/>
    </style:style>
    <style:style style:name="T355_6" style:family="text">
      <style:text-properties style:font-name="Consolas" style:font-name-asian="Consolas" style:font-name-complex="Consolas"/>
    </style:style>
    <style:style style:name="T355_7" style:family="text">
      <style:text-properties style:font-name="Consolas" style:font-name-asian="Consolas" style:font-name-complex="Consolas"/>
    </style:style>
    <style:style style:name="T355_8" style:family="text">
      <style:text-properties style:font-name="Consolas" style:font-name-asian="Consolas" style:font-name-complex="Consolas"/>
    </style:style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>
      <style:text-properties style:font-name="Consolas" style:font-name-asian="Consolas" style:font-name-complex="Consolas"/>
    </style:style>
    <style:style style:name="T356_2" style:family="text">
      <style:text-properties style:font-name="Consolas" style:font-name-asian="Consolas" style:font-name-complex="Consolas"/>
    </style:style>
    <style:style style:name="T356_3" style:family="text">
      <style:text-properties style:font-name="Consolas" style:font-name-asian="Consolas" style:font-name-complex="Consolas"/>
    </style:style>
    <style:style style:name="T356_4" style:family="text">
      <style:text-properties style:font-name="Consolas" style:font-name-asian="Consolas" style:font-name-complex="Consolas"/>
    </style:style>
    <style:style style:name="T356_5" style:family="text">
      <style:text-properties style:font-name="Consolas" style:font-name-asian="Consolas" style:font-name-complex="Consolas"/>
    </style:style>
    <style:style style:name="T356_6" style:family="text">
      <style:text-properties style:font-name="Consolas" style:font-name-asian="Consolas" style:font-name-complex="Consolas"/>
    </style:style>
    <style:style style:name="T356_7" style:family="text">
      <style:text-properties style:font-name="Consolas" style:font-name-asian="Consolas" style:font-name-complex="Consolas"/>
    </style:style>
    <style:style style:name="T356_8" style:family="text">
      <style:text-properties style:font-name="Consolas" style:font-name-asian="Consolas" style:font-name-complex="Consolas"/>
    </style:style>
    <style:style style:name="P357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>
      <style:text-properties style:font-name="Consolas" style:font-name-asian="Consolas" style:font-name-complex="Consolas"/>
    </style:style>
    <style:style style:name="T358_2" style:family="text">
      <style:text-properties style:font-name="Verdana" style:font-name-asian="Verdana" style:font-name-complex="Verdana"/>
    </style:style>
    <style:style style:name="T358_3" style:family="text">
      <style:text-properties style:font-name="Verdana" style:font-name-asian="Verdana" style:font-name-complex="Verdana"/>
    </style:style>
    <style:style style:name="T358_4" style:family="text">
      <style:text-properties style:font-name="Verdana" style:font-name-asian="Verdana" style:font-name-complex="Verdana"/>
    </style:style>
    <style:style style:name="T358_5" style:family="text">
      <style:text-properties style:font-name="Verdana" style:font-name-asian="Verdana" style:font-name-complex="Verdana"/>
    </style:style>
    <style:style style:name="T358_6" style:family="text">
      <style:text-properties style:font-name="Verdana" style:font-name-asian="Verdana" style:font-name-complex="Verdana"/>
    </style:style>
    <style:style style:name="T358_7" style:family="text">
      <style:text-properties style:font-name="Verdana" style:font-name-asian="Verdana" style:font-name-complex="Verdana"/>
    </style:style>
    <style:style style:name="T358_8" style:family="text">
      <style:text-properties style:font-name="Verdana" style:font-name-asian="Verdana" style:font-name-complex="Verdana"/>
    </style:style>
    <style:style style:name="T358_9" style:family="text">
      <style:text-properties style:font-name="Verdana" style:font-name-asian="Verdana" style:font-name-complex="Verdana"/>
    </style:style>
    <style:style style:name="T358_10" style:family="text">
      <style:text-properties style:font-name="Verdana" style:font-name-asian="Verdana" style:font-name-complex="Verdana"/>
    </style:style>
    <style:style style:name="T358_11" style:family="text">
      <style:text-properties style:font-name="Verdana" style:font-name-asian="Verdana" style:font-name-complex="Verdana"/>
    </style:style>
    <style:style style:name="T358_12" style:family="text">
      <style:text-properties style:font-name="Verdana" style:font-name-asian="Verdana" style:font-name-complex="Verdana"/>
    </style:style>
    <style:style style:name="T358_13" style:family="text">
      <style:text-properties style:font-name="Verdana" style:font-name-asian="Verdana" style:font-name-complex="Verdana"/>
    </style:style>
    <style:style style:name="T358_14" style:family="text">
      <style:text-properties style:font-name="Verdana" style:font-name-asian="Verdana" style:font-name-complex="Verdana"/>
    </style:style>
    <style:style style:name="T358_15" style:family="text">
      <style:text-properties style:font-name="Verdana" style:font-name-asian="Verdana" style:font-name-complex="Verdana"/>
    </style:style>
    <style:style style:name="T358_16" style:family="text">
      <style:text-properties style:font-name="Verdana" style:font-name-asian="Verdana" style:font-name-complex="Verdana"/>
    </style:style>
    <style:style style:name="T358_17" style:family="text">
      <style:text-properties style:font-name="Verdana" style:font-name-asian="Verdana" style:font-name-complex="Verdana"/>
    </style:style>
    <style:style style:name="T358_18" style:family="text">
      <style:text-properties style:font-name="Verdana" style:font-name-asian="Verdana" style:font-name-complex="Verdana"/>
    </style:style>
    <style:style style:name="T358_19" style:family="text">
      <style:text-properties style:font-name="Verdana" style:font-name-asian="Verdana" style:font-name-complex="Verdana"/>
    </style:style>
    <style:style style:name="T358_20" style:family="text">
      <style:text-properties style:font-name="Verdana" style:font-name-asian="Verdana" style:font-name-complex="Verdana"/>
    </style:style>
    <style:style style:name="T358_21" style:family="text">
      <style:text-properties style:font-name="Verdana" style:font-name-asian="Verdana" style:font-name-complex="Verdana"/>
    </style:style>
    <style:style style:name="T358_22" style:family="text">
      <style:text-properties style:font-name="Verdana" style:font-name-asian="Verdana" style:font-name-complex="Verdana"/>
    </style:style>
    <style:style style:name="T358_23" style:family="text">
      <style:text-properties style:font-name="Verdana" style:font-name-asian="Verdana" style:font-name-complex="Verdana"/>
    </style:style>
    <style:style style:name="T358_24" style:family="text">
      <style:text-properties style:font-name="Verdana" style:font-name-asian="Verdana" style:font-name-complex="Verdana"/>
    </style:style>
    <style:style style:name="T358_25" style:family="text">
      <style:text-properties style:font-name="Verdana" style:font-name-asian="Verdana" style:font-name-complex="Verdana"/>
    </style:style>
    <style:style style:name="T358_26" style:family="text">
      <style:text-properties style:font-name="Verdana" style:font-name-asian="Verdana" style:font-name-complex="Verdana"/>
    </style:style>
    <style:style style:name="T358_27" style:family="text">
      <style:text-properties style:font-name="Verdana" style:font-name-asian="Verdana" style:font-name-complex="Verdana"/>
    </style:style>
    <style:style style:name="T358_28" style:family="text">
      <style:text-properties style:font-name="Verdana" style:font-name-asian="Verdana" style:font-name-complex="Verdana"/>
    </style:style>
    <style:style style:name="T358_29" style:family="text">
      <style:text-properties style:font-name="Verdana" style:font-name-asian="Verdana" style:font-name-complex="Verdana"/>
    </style:style>
    <style:style style:name="T358_30" style:family="text">
      <style:text-properties style:font-name="Verdana" style:font-name-asian="Verdana" style:font-name-complex="Verdana"/>
    </style:style>
    <style:style style:name="T358_31" style:family="text">
      <style:text-properties style:font-name="Verdana" style:font-name-asian="Verdana" style:font-name-complex="Verdana"/>
    </style:style>
    <style:style style:name="T358_32" style:family="text">
      <style:text-properties style:font-name="Verdana" style:font-name-asian="Verdana" style:font-name-complex="Verdana"/>
    </style:style>
    <style:style style:name="T358_33" style:family="text">
      <style:text-properties style:font-name="Verdana" style:font-name-asian="Verdana" style:font-name-complex="Verdana"/>
    </style:style>
    <style:style style:name="T358_34" style:family="text">
      <style:text-properties style:font-name="Verdana" style:font-name-asian="Verdana" style:font-name-complex="Verdana"/>
    </style:style>
    <style:style style:name="T358_35" style:family="text">
      <style:text-properties style:font-name="Verdana" style:font-name-asian="Verdana" style:font-name-complex="Verdana"/>
    </style:style>
    <style:style style:name="T358_36" style:family="text">
      <style:text-properties style:font-name="Verdana" style:font-name-asian="Verdana" style:font-name-complex="Verdana"/>
    </style:style>
    <style:style style:name="T358_37" style:family="text">
      <style:text-properties style:font-name="Verdana" style:font-name-asian="Verdana" style:font-name-complex="Verdana"/>
    </style:style>
    <style:style style:name="T358_38" style:family="text">
      <style:text-properties style:font-name="Verdana" style:font-name-asian="Verdana" style:font-name-complex="Verdana"/>
    </style:style>
    <style:style style:name="T358_39" style:family="text">
      <style:text-properties style:font-name="Verdana" style:font-name-asian="Verdana" style:font-name-complex="Verdana"/>
    </style:style>
    <style:style style:name="T358_40" style:family="text">
      <style:text-properties style:font-name="Verdana" style:font-name-asian="Verdana" style:font-name-complex="Verdana"/>
    </style:style>
    <style:style style:name="T358_41" style:family="text">
      <style:text-properties style:font-name="Verdana" style:font-name-asian="Verdana" style:font-name-complex="Verdana"/>
    </style:style>
    <style:style style:name="T358_42" style:family="text">
      <style:text-properties style:font-name="Verdana" style:font-name-asian="Verdana" style:font-name-complex="Verdana"/>
    </style:style>
    <style:style style:name="T358_43" style:family="text">
      <style:text-properties style:font-name="Verdana" style:font-name-asian="Verdana" style:font-name-complex="Verdana"/>
    </style:style>
    <style:style style:name="T358_44" style:family="text">
      <style:text-properties style:font-name="Verdana" style:font-name-asian="Verdana" style:font-name-complex="Verdana"/>
    </style:style>
    <style:style style:name="T358_45" style:family="text">
      <style:text-properties style:font-name="Verdana" style:font-name-asian="Verdana" style:font-name-complex="Verdana"/>
    </style:style>
    <style:style style:name="P359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60_2" style:family="text">
      <style:text-properties style:font-name="Consolas" style:font-name-asian="Consolas" style:font-name-complex="Consolas"/>
    </style:style>
    <style:style style:name="T36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60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60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60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60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60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60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60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60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60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60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60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60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60_1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60_1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60_1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60_1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60_2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60_2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60_2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>
      <style:text-properties style:font-name="Verdana" style:font-name-asian="Verdana" style:font-name-complex="Verdana"/>
    </style:style>
    <style:style style:name="T361_2" style:family="text">
      <style:text-properties style:font-name="Verdana" style:font-name-asian="Verdana" style:font-name-complex="Verdana"/>
    </style:style>
    <style:style style:name="T361_3" style:family="text">
      <style:text-properties style:font-name="Verdana" style:font-name-asian="Verdana" style:font-name-complex="Verdana"/>
    </style:style>
    <style:style style:name="T361_4" style:family="text">
      <style:text-properties style:font-name="Verdana" style:font-name-asian="Verdana" style:font-name-complex="Verdana"/>
    </style:style>
    <style:style style:name="T361_5" style:family="text">
      <style:text-properties style:font-name="Verdana" style:font-name-asian="Verdana" style:font-name-complex="Verdana"/>
    </style:style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>
      <style:text-properties style:font-name="Verdana" style:font-name-asian="Verdana" style:font-name-complex="Verdana"/>
    </style:style>
    <style:style style:name="T362_2" style:family="text">
      <style:text-properties style:font-name="Verdana" style:font-name-asian="Verdana" style:font-name-complex="Verdana"/>
    </style:style>
    <style:style style:name="T362_3" style:family="text">
      <style:text-properties style:font-name="Verdana" style:font-name-asian="Verdana" style:font-name-complex="Verdana"/>
    </style:style>
    <style:style style:name="T362_4" style:family="text">
      <style:text-properties style:font-name="Verdana" style:font-name-asian="Verdana" style:font-name-complex="Verdana"/>
    </style:style>
    <style:style style:name="T362_5" style:family="text">
      <style:text-properties style:font-name="Verdana" style:font-name-asian="Verdana" style:font-name-complex="Verdana"/>
    </style:style>
    <style:style style:name="T362_6" style:family="text">
      <style:text-properties style:font-name="Verdana" style:font-name-asian="Verdana" style:font-name-complex="Verdana"/>
    </style:style>
    <style:style style:name="T362_7" style:family="text">
      <style:text-properties style:font-name="Verdana" style:font-name-asian="Verdana" style:font-name-complex="Verdana"/>
    </style:style>
    <style:style style:name="T362_8" style:family="text">
      <style:text-properties style:font-name="Verdana" style:font-name-asian="Verdana" style:font-name-complex="Verdana"/>
    </style:style>
    <style:style style:name="T362_9" style:family="text">
      <style:text-properties style:font-name="Verdana" style:font-name-asian="Verdana" style:font-name-complex="Verdana"/>
    </style:style>
    <style:style style:name="T362_10" style:family="text">
      <style:text-properties style:font-name="Verdana" style:font-name-asian="Verdana" style:font-name-complex="Verdana"/>
    </style:style>
    <style:style style:name="T362_11" style:family="text">
      <style:text-properties style:font-name="Verdana" style:font-name-asian="Verdana" style:font-name-complex="Verdana"/>
    </style:style>
    <style:style style:name="T362_12" style:family="text">
      <style:text-properties style:font-name="Verdana" style:font-name-asian="Verdana" style:font-name-complex="Verdana"/>
    </style:style>
    <style:style style:name="T362_13" style:family="text">
      <style:text-properties style:font-name="Verdana" style:font-name-asian="Verdana" style:font-name-complex="Verdana"/>
    </style:style>
    <style:style style:name="T362_14" style:family="text">
      <style:text-properties style:font-name="Verdana" style:font-name-asian="Verdana" style:font-name-complex="Verdana"/>
    </style:style>
    <style:style style:name="T362_15" style:family="text">
      <style:text-properties style:font-name="Verdana" style:font-name-asian="Verdana" style:font-name-complex="Verdana"/>
    </style:style>
    <style:style style:name="T362_16" style:family="text">
      <style:text-properties style:font-name="Verdana" style:font-name-asian="Verdana" style:font-name-complex="Verdana"/>
    </style:style>
    <style:style style:name="T362_17" style:family="text">
      <style:text-properties style:font-name="Verdana" style:font-name-asian="Verdana" style:font-name-complex="Verdana"/>
    </style:style>
    <style:style style:name="T362_18" style:family="text">
      <style:text-properties style:font-name="Verdana" style:font-name-asian="Verdana" style:font-name-complex="Verdana"/>
    </style:style>
    <style:style style:name="T362_19" style:family="text">
      <style:text-properties style:font-name="Verdana" style:font-name-asian="Verdana" style:font-name-complex="Verdana"/>
    </style:style>
    <style:style style:name="T362_20" style:family="text">
      <style:text-properties style:font-name="Verdana" style:font-name-asian="Verdana" style:font-name-complex="Verdana"/>
    </style:style>
    <style:style style:name="T362_21" style:family="text">
      <style:text-properties style:font-name="Verdana" style:font-name-asian="Verdana" style:font-name-complex="Verdana"/>
    </style:style>
    <style:style style:name="T362_22" style:family="text">
      <style:text-properties style:font-name="Verdana" style:font-name-asian="Verdana" style:font-name-complex="Verdana"/>
    </style:style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>
      <style:text-properties style:font-name="Verdana" style:font-name-asian="Verdana" style:font-name-complex="Verdana"/>
    </style:style>
    <style:style style:name="T363_2" style:family="text">
      <style:text-properties style:font-name="Verdana" style:font-name-asian="Verdana" style:font-name-complex="Verdana"/>
    </style:style>
    <style:style style:name="T363_3" style:family="text">
      <style:text-properties style:font-name="Verdana" style:font-name-asian="Verdana" style:font-name-complex="Verdana"/>
    </style:style>
    <style:style style:name="T363_4" style:family="text">
      <style:text-properties style:font-name="Verdana" style:font-name-asian="Verdana" style:font-name-complex="Verdana"/>
    </style:style>
    <style:style style:name="T363_5" style:family="text">
      <style:text-properties style:font-name="Verdana" style:font-name-asian="Verdana" style:font-name-complex="Verdana"/>
    </style:style>
    <style:style style:name="T363_6" style:family="text">
      <style:text-properties style:font-name="Verdana" style:font-name-asian="Verdana" style:font-name-complex="Verdana"/>
    </style:style>
    <style:style style:name="T363_7" style:family="text">
      <style:text-properties style:font-name="Verdana" style:font-name-asian="Verdana" style:font-name-complex="Verdana"/>
    </style:style>
    <style:style style:name="T363_8" style:family="text">
      <style:text-properties style:font-name="Verdana" style:font-name-asian="Verdana" style:font-name-complex="Verdana"/>
    </style:style>
    <style:style style:name="T363_9" style:family="text">
      <style:text-properties style:font-name="Verdana" style:font-name-asian="Verdana" style:font-name-complex="Verdana"/>
    </style:style>
    <style:style style:name="T363_10" style:family="text">
      <style:text-properties style:font-name="Verdana" style:font-name-asian="Verdana" style:font-name-complex="Verdana"/>
    </style:style>
    <style:style style:name="T363_11" style:family="text">
      <style:text-properties style:font-name="Verdana" style:font-name-asian="Verdana" style:font-name-complex="Verdana"/>
    </style:style>
    <style:style style:name="T363_12" style:family="text">
      <style:text-properties style:font-name="Verdana" style:font-name-asian="Verdana" style:font-name-complex="Verdana"/>
    </style:style>
    <style:style style:name="T363_13" style:family="text">
      <style:text-properties style:font-name="Verdana" style:font-name-asian="Verdana" style:font-name-complex="Verdana"/>
    </style:style>
    <style:style style:name="T363_14" style:family="text">
      <style:text-properties style:font-name="Verdana" style:font-name-asian="Verdana" style:font-name-complex="Verdana"/>
    </style:style>
    <style:style style:name="T363_15" style:family="text">
      <style:text-properties style:font-name="Verdana" style:font-name-asian="Verdana" style:font-name-complex="Verdana"/>
    </style:style>
    <style:style style:name="T363_16" style:family="text">
      <style:text-properties style:font-name="Verdana" style:font-name-asian="Verdana" style:font-name-complex="Verdana"/>
    </style:style>
    <style:style style:name="T363_17" style:family="text">
      <style:text-properties style:font-name="Verdana" style:font-name-asian="Verdana" style:font-name-complex="Verdana"/>
    </style:style>
    <style:style style:name="T363_18" style:family="text">
      <style:text-properties style:font-name="Verdana" style:font-name-asian="Verdana" style:font-name-complex="Verdana"/>
    </style:style>
    <style:style style:name="T363_19" style:family="text">
      <style:text-properties style:font-name="Verdana" style:font-name-asian="Verdana" style:font-name-complex="Verdana"/>
    </style:style>
    <style:style style:name="T363_20" style:family="text">
      <style:text-properties style:font-name="Verdana" style:font-name-asian="Verdana" style:font-name-complex="Verdana"/>
    </style:style>
    <style:style style:name="T363_21" style:family="text">
      <style:text-properties style:font-name="Verdana" style:font-name-asian="Verdana" style:font-name-complex="Verdana"/>
    </style:style>
    <style:style style:name="T363_22" style:family="text">
      <style:text-properties style:font-name="Verdana" style:font-name-asian="Verdana" style:font-name-complex="Verdana"/>
    </style:style>
    <style:style style:name="T363_23" style:family="text">
      <style:text-properties style:font-name="Verdana" style:font-name-asian="Verdana" style:font-name-complex="Verdana"/>
    </style:style>
    <style:style style:name="T363_24" style:family="text">
      <style:text-properties style:font-name="Verdana" style:font-name-asian="Verdana" style:font-name-complex="Verdana"/>
    </style:style>
    <style:style style:name="T363_25" style:family="text">
      <style:text-properties style:font-name="Verdana" style:font-name-asian="Verdana" style:font-name-complex="Verdana"/>
    </style:style>
    <style:style style:name="T363_26" style:family="text">
      <style:text-properties style:font-name="Verdana" style:font-name-asian="Verdana" style:font-name-complex="Verdana"/>
    </style:style>
    <style:style style:name="T363_27" style:family="text">
      <style:text-properties style:font-name="Verdana" style:font-name-asian="Verdana" style:font-name-complex="Verdana"/>
    </style:style>
    <style:style style:name="T363_28" style:family="text">
      <style:text-properties style:font-name="Verdana" style:font-name-asian="Verdana" style:font-name-complex="Verdana"/>
    </style:style>
    <style:style style:name="T363_29" style:family="text">
      <style:text-properties style:font-name="Verdana" style:font-name-asian="Verdana" style:font-name-complex="Verdana"/>
    </style:style>
    <style:style style:name="T363_30" style:family="text">
      <style:text-properties style:font-name="Verdana" style:font-name-asian="Verdana" style:font-name-complex="Verdana"/>
    </style:style>
    <style:style style:name="T363_31" style:family="text">
      <style:text-properties style:font-name="Verdana" style:font-name-asian="Verdana" style:font-name-complex="Verdana"/>
    </style:style>
    <style:style style:name="T363_32" style:family="text">
      <style:text-properties style:font-name="Verdana" style:font-name-asian="Verdana" style:font-name-complex="Verdana"/>
    </style:style>
    <style:style style:name="T363_33" style:family="text">
      <style:text-properties style:font-name="Verdana" style:font-name-asian="Verdana" style:font-name-complex="Verdana"/>
    </style:style>
    <style:style style:name="T363_34" style:family="text">
      <style:text-properties style:font-name="Verdana" style:font-name-asian="Verdana" style:font-name-complex="Verdana"/>
    </style:style>
    <style:style style:name="T363_35" style:family="text">
      <style:text-properties style:font-name="Verdana" style:font-name-asian="Verdana" style:font-name-complex="Verdana"/>
    </style:style>
    <style:style style:name="T363_36" style:family="text">
      <style:text-properties style:font-name="Verdana" style:font-name-asian="Verdana" style:font-name-complex="Verdana"/>
    </style:style>
    <style:style style:name="T363_37" style:family="text">
      <style:text-properties style:font-name="Verdana" style:font-name-asian="Verdana" style:font-name-complex="Verdana"/>
    </style:style>
    <style:style style:name="T363_38" style:family="text">
      <style:text-properties style:font-name="Verdana" style:font-name-asian="Verdana" style:font-name-complex="Verdana"/>
    </style:style>
    <style:style style:name="T363_39" style:family="text">
      <style:text-properties style:font-name="Verdana" style:font-name-asian="Verdana" style:font-name-complex="Verdana"/>
    </style:style>
    <style:style style:name="T363_40" style:family="text">
      <style:text-properties style:font-name="Verdana" style:font-name-asian="Verdana" style:font-name-complex="Verdana"/>
    </style:style>
    <style:style style:name="T363_41" style:family="text">
      <style:text-properties style:font-name="Verdana" style:font-name-asian="Verdana" style:font-name-complex="Verdana"/>
    </style:style>
    <style:style style:name="T363_42" style:family="text">
      <style:text-properties style:font-name="Verdana" style:font-name-asian="Verdana" style:font-name-complex="Verdana"/>
    </style:style>
    <style:style style:name="T363_43" style:family="text">
      <style:text-properties style:font-name="Verdana" style:font-name-asian="Verdana" style:font-name-complex="Verdana"/>
    </style:style>
    <style:style style:name="T363_44" style:family="text">
      <style:text-properties style:font-name="Verdana" style:font-name-asian="Verdana" style:font-name-complex="Verdana"/>
    </style:style>
    <style:style style:name="T363_45" style:family="text">
      <style:text-properties style:font-name="Verdana" style:font-name-asian="Verdana" style:font-name-complex="Verdana"/>
    </style:style>
    <style:style style:name="T363_46" style:family="text">
      <style:text-properties style:font-name="Verdana" style:font-name-asian="Verdana" style:font-name-complex="Verdana"/>
    </style:style>
    <style:style style:name="T363_47" style:family="text">
      <style:text-properties style:font-name="Verdana" style:font-name-asian="Verdana" style:font-name-complex="Verdana"/>
    </style:style>
    <style:style style:name="T363_48" style:family="text">
      <style:text-properties style:font-name="Verdana" style:font-name-asian="Verdana" style:font-name-complex="Verdana"/>
    </style:style>
    <style:style style:name="T363_49" style:family="text">
      <style:text-properties style:font-name="Verdana" style:font-name-asian="Verdana" style:font-name-complex="Verdana"/>
    </style:style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>
      <style:text-properties style:font-name="Verdana" style:font-name-asian="Verdana" style:font-name-complex="Verdana"/>
    </style:style>
    <style:style style:name="T364_2" style:family="text">
      <style:text-properties style:font-name="Verdana" style:font-name-asian="Verdana" style:font-name-complex="Verdana"/>
    </style:style>
    <style:style style:name="T364_3" style:family="text">
      <style:text-properties style:font-name="Verdana" style:font-name-asian="Verdana" style:font-name-complex="Verdana"/>
    </style:style>
    <style:style style:name="T364_4" style:family="text">
      <style:text-properties style:font-name="Verdana" style:font-name-asian="Verdana" style:font-name-complex="Verdana"/>
    </style:style>
    <style:style style:name="T364_5" style:family="text">
      <style:text-properties style:font-name="Verdana" style:font-name-asian="Verdana" style:font-name-complex="Verdana"/>
    </style:style>
    <style:style style:name="T364_6" style:family="text">
      <style:text-properties style:font-name="Verdana" style:font-name-asian="Verdana" style:font-name-complex="Verdana"/>
    </style:style>
    <style:style style:name="T364_7" style:family="text">
      <style:text-properties style:font-name="Verdana" style:font-name-asian="Verdana" style:font-name-complex="Verdana"/>
    </style:style>
    <style:style style:name="T364_8" style:family="text">
      <style:text-properties style:font-name="Verdana" style:font-name-asian="Verdana" style:font-name-complex="Verdana"/>
    </style:style>
    <style:style style:name="T364_9" style:family="text">
      <style:text-properties style:font-name="Verdana" style:font-name-asian="Verdana" style:font-name-complex="Verdana"/>
    </style:style>
    <style:style style:name="T364_10" style:family="text">
      <style:text-properties style:font-name="Verdana" style:font-name-asian="Verdana" style:font-name-complex="Verdana"/>
    </style:style>
    <style:style style:name="T364_11" style:family="text">
      <style:text-properties style:font-name="Verdana" style:font-name-asian="Verdana" style:font-name-complex="Verdana"/>
    </style:style>
    <style:style style:name="T364_12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364_13" style:family="text">
      <style:text-properties style:font-name="Verdana" style:font-name-asian="Verdana" style:font-name-complex="Verdana"/>
    </style:style>
    <style:style style:name="T364_14" style:family="text">
      <style:text-properties style:font-name="Verdana" style:font-name-asian="Verdana" style:font-name-complex="Verdana"/>
    </style:style>
    <style:style style:name="T364_15" style:family="text">
      <style:text-properties style:font-name="Verdana" style:font-name-asian="Verdana" style:font-name-complex="Verdana"/>
    </style:style>
    <style:style style:name="T364_16" style:family="text">
      <style:text-properties style:font-name="Verdana" style:font-name-asian="Verdana" style:font-name-complex="Verdana"/>
    </style:style>
    <style:style style:name="T364_17" style:family="text">
      <style:text-properties style:font-name="Verdana" style:font-name-asian="Verdana" style:font-name-complex="Verdana"/>
    </style:style>
    <style:style style:name="T364_18" style:family="text">
      <style:text-properties style:font-name="Verdana" style:font-name-asian="Verdana" style:font-name-complex="Verdana"/>
    </style:style>
    <style:style style:name="T364_19" style:family="text">
      <style:text-properties style:font-name="Verdana" style:font-name-asian="Verdana" style:font-name-complex="Verdana"/>
    </style:style>
    <style:style style:name="T364_20" style:family="text">
      <style:text-properties style:font-name="Verdana" style:font-name-asian="Verdana" style:font-name-complex="Verdana"/>
    </style:style>
    <style:style style:name="T364_21" style:family="text">
      <style:text-properties style:font-name="Verdana" style:font-name-asian="Verdana" style:font-name-complex="Verdana"/>
    </style:style>
    <style:style style:name="T364_22" style:family="text">
      <style:text-properties style:font-name="Verdana" style:font-name-asian="Verdana" style:font-name-complex="Verdana"/>
    </style:style>
    <style:style style:name="T364_23" style:family="text">
      <style:text-properties style:font-name="Verdana" style:font-name-asian="Verdana" style:font-name-complex="Verdana"/>
    </style:style>
    <style:style style:name="T364_24" style:family="text">
      <style:text-properties style:font-name="Verdana" style:font-name-asian="Verdana" style:font-name-complex="Verdana"/>
    </style:style>
    <style:style style:name="T364_25" style:family="text">
      <style:text-properties style:font-name="Verdana" style:font-name-asian="Verdana" style:font-name-complex="Verdana"/>
    </style:style>
    <style:style style:name="T364_26" style:family="text">
      <style:text-properties style:font-name="Verdana" style:font-name-asian="Verdana" style:font-name-complex="Verdana"/>
    </style:style>
    <style:style style:name="T364_27" style:family="text">
      <style:text-properties style:font-name="Verdana" style:font-name-asian="Verdana" style:font-name-complex="Verdana"/>
    </style:style>
    <style:style style:name="T364_28" style:family="text">
      <style:text-properties style:font-name="Verdana" style:font-name-asian="Verdana" style:font-name-complex="Verdana"/>
    </style:style>
    <style:style style:name="T364_29" style:family="text">
      <style:text-properties style:font-name="Verdana" style:font-name-asian="Verdana" style:font-name-complex="Verdana"/>
    </style:style>
    <style:style style:name="T364_30" style:family="text">
      <style:text-properties style:font-name="Verdana" style:font-name-asian="Verdana" style:font-name-complex="Verdana"/>
    </style:style>
    <style:style style:name="T364_31" style:family="text">
      <style:text-properties style:font-name="Verdana" style:font-name-asian="Verdana" style:font-name-complex="Verdana"/>
    </style:style>
    <style:style style:name="T364_32" style:family="text">
      <style:text-properties style:font-name="Verdana" style:font-name-asian="Verdana" style:font-name-complex="Verdana"/>
    </style:style>
    <style:style style:name="T364_33" style:family="text">
      <style:text-properties style:font-name="Verdana" style:font-name-asian="Verdana" style:font-name-complex="Verdana"/>
    </style:style>
    <style:style style:name="T364_34" style:family="text">
      <style:text-properties style:font-name="Verdana" style:font-name-asian="Verdana" style:font-name-complex="Verdana"/>
    </style:style>
    <style:style style:name="T364_35" style:family="text">
      <style:text-properties style:font-name="Verdana" style:font-name-asian="Verdana" style:font-name-complex="Verdana"/>
    </style:style>
    <style:style style:name="T364_36" style:family="text">
      <style:text-properties style:font-name="Verdana" style:font-name-asian="Verdana" style:font-name-complex="Verdana"/>
    </style:style>
    <style:style style:name="T364_37" style:family="text">
      <style:text-properties style:font-name="Verdana" style:font-name-asian="Verdana" style:font-name-complex="Verdana"/>
    </style:style>
    <style:style style:name="T364_38" style:family="text">
      <style:text-properties style:font-name="Verdana" style:font-name-asian="Verdana" style:font-name-complex="Verdana"/>
    </style:style>
    <style:style style:name="T364_39" style:family="text">
      <style:text-properties style:font-name="Verdana" style:font-name-asian="Verdana" style:font-name-complex="Verdana"/>
    </style:style>
    <style:style style:name="T364_40" style:family="text">
      <style:text-properties style:font-name="Verdana" style:font-name-asian="Verdana" style:font-name-complex="Verdana"/>
    </style:style>
    <style:style style:name="T364_41" style:family="text">
      <style:text-properties style:font-name="Verdana" style:font-name-asian="Verdana" style:font-name-complex="Verdana"/>
    </style:style>
    <style:style style:name="T364_42" style:family="text">
      <style:text-properties style:font-name="Verdana" style:font-name-asian="Verdana" style:font-name-complex="Verdana"/>
    </style:style>
    <style:style style:name="T364_43" style:family="text">
      <style:text-properties style:font-name="Verdana" style:font-name-asian="Verdana" style:font-name-complex="Verdana"/>
    </style:style>
    <style:style style:name="T364_44" style:family="text">
      <style:text-properties style:font-name="Verdana" style:font-name-asian="Verdana" style:font-name-complex="Verdana"/>
    </style:style>
    <style:style style:name="T364_45" style:family="text">
      <style:text-properties style:font-name="Verdana" style:font-name-asian="Verdana" style:font-name-complex="Verdana"/>
    </style:style>
    <style:style style:name="T364_46" style:family="text">
      <style:text-properties style:font-name="Verdana" style:font-name-asian="Verdana" style:font-name-complex="Verdana"/>
    </style:style>
    <style:style style:name="T364_47" style:family="text">
      <style:text-properties style:font-name="Verdana" style:font-name-asian="Verdana" style:font-name-complex="Verdana"/>
    </style:style>
    <style:style style:name="T364_48" style:family="text">
      <style:text-properties style:font-name="Verdana" style:font-name-asian="Verdana" style:font-name-complex="Verdana"/>
    </style:style>
    <style:style style:name="T364_49" style:family="text">
      <style:text-properties style:font-name="Verdana" style:font-name-asian="Verdana" style:font-name-complex="Verdana"/>
    </style:style>
    <style:style style:name="T364_50" style:family="text">
      <style:text-properties style:font-name="Verdana" style:font-name-asian="Verdana" style:font-name-complex="Verdana"/>
    </style:style>
    <style:style style:name="T364_51" style:family="text">
      <style:text-properties style:font-name="Verdana" style:font-name-asian="Verdana" style:font-name-complex="Verdana"/>
    </style:style>
    <style:style style:name="T364_52" style:family="text">
      <style:text-properties style:font-name="Verdana" style:font-name-asian="Verdana" style:font-name-complex="Verdana"/>
    </style:style>
    <style:style style:name="T364_53" style:family="text">
      <style:text-properties style:font-name="Verdana" style:font-name-asian="Verdana" style:font-name-complex="Verdana"/>
    </style:style>
    <style:style style:name="T364_54" style:family="text">
      <style:text-properties style:font-name="Verdana" style:font-name-asian="Verdana" style:font-name-complex="Verdana"/>
    </style:style>
    <style:style style:name="T364_55" style:family="text">
      <style:text-properties style:font-name="Verdana" style:font-name-asian="Verdana" style:font-name-complex="Verdana"/>
    </style:style>
    <style:style style:name="T364_56" style:family="text">
      <style:text-properties style:font-name="Verdana" style:font-name-asian="Verdana" style:font-name-complex="Verdana"/>
    </style:style>
    <style:style style:name="T364_57" style:family="text">
      <style:text-properties style:font-name="Verdana" style:font-name-asian="Verdana" style:font-name-complex="Verdana"/>
    </style:style>
    <style:style style:name="T364_58" style:family="text">
      <style:text-properties style:font-name="Verdana" style:font-name-asian="Verdana" style:font-name-complex="Verdana"/>
    </style:style>
    <style:style style:name="T364_59" style:family="text">
      <style:text-properties style:font-name="Verdana" style:font-name-asian="Verdana" style:font-name-complex="Verdana"/>
    </style:style>
    <style:style style:name="T364_60" style:family="text">
      <style:text-properties style:font-name="Verdana" style:font-name-asian="Verdana" style:font-name-complex="Verdana"/>
    </style:style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>
      <style:text-properties style:font-name="Verdana" style:font-name-asian="Verdana" style:font-name-complex="Verdana"/>
    </style:style>
    <style:style style:name="T365_2" style:family="text">
      <style:text-properties style:font-name="Verdana" style:font-name-asian="Verdana" style:font-name-complex="Verdana"/>
    </style:style>
    <style:style style:name="T365_3" style:family="text">
      <style:text-properties style:font-name="Verdana" style:font-name-asian="Verdana" style:font-name-complex="Verdana"/>
    </style:style>
    <style:style style:name="T365_4" style:family="text">
      <style:text-properties style:font-name="Verdana" style:font-name-asian="Verdana" style:font-name-complex="Verdana"/>
    </style:style>
    <style:style style:name="T365_5" style:family="text">
      <style:text-properties style:font-name="Verdana" style:font-name-asian="Verdana" style:font-name-complex="Verdana"/>
    </style:style>
    <style:style style:name="T365_6" style:family="text">
      <style:text-properties style:font-name="Verdana" style:font-name-asian="Verdana" style:font-name-complex="Verdana"/>
    </style:style>
    <style:style style:name="T365_7" style:family="text">
      <style:text-properties style:font-name="Verdana" style:font-name-asian="Verdana" style:font-name-complex="Verdana"/>
    </style:style>
    <style:style style:name="T365_8" style:family="text">
      <style:text-properties style:font-name="Verdana" style:font-name-asian="Verdana" style:font-name-complex="Verdana"/>
    </style:style>
    <style:style style:name="T365_9" style:family="text">
      <style:text-properties style:font-name="Verdana" style:font-name-asian="Verdana" style:font-name-complex="Verdana"/>
    </style:style>
    <style:style style:name="T365_10" style:family="text">
      <style:text-properties style:font-name="Verdana" style:font-name-asian="Verdana" style:font-name-complex="Verdana"/>
    </style:style>
    <style:style style:name="T365_11" style:family="text">
      <style:text-properties style:font-name="Verdana" style:font-name-asian="Verdana" style:font-name-complex="Verdana"/>
    </style:style>
    <style:style style:name="T365_12" style:family="text">
      <style:text-properties style:font-name="Verdana" style:font-name-asian="Verdana" style:font-name-complex="Verdana"/>
    </style:style>
    <style:style style:name="T365_13" style:family="text">
      <style:text-properties style:font-name="Verdana" style:font-name-asian="Verdana" style:font-name-complex="Verdana"/>
    </style:style>
    <style:style style:name="T365_14" style:family="text">
      <style:text-properties style:font-name="Verdana" style:font-name-asian="Verdana" style:font-name-complex="Verdana"/>
    </style:style>
    <style:style style:name="T365_15" style:family="text">
      <style:text-properties style:font-name="Verdana" style:font-name-asian="Verdana" style:font-name-complex="Verdana"/>
    </style:style>
    <style:style style:name="T365_16" style:family="text">
      <style:text-properties style:font-name="Verdana" style:font-name-asian="Verdana" style:font-name-complex="Verdana"/>
    </style:style>
    <style:style style:name="T365_17" style:family="text">
      <style:text-properties style:font-name="Verdana" style:font-name-asian="Verdana" style:font-name-complex="Verdana"/>
    </style:style>
    <style:style style:name="T365_18" style:family="text">
      <style:text-properties style:font-name="Verdana" style:font-name-asian="Verdana" style:font-name-complex="Verdana"/>
    </style:style>
    <style:style style:name="T365_19" style:family="text">
      <style:text-properties style:font-name="Verdana" style:font-name-asian="Verdana" style:font-name-complex="Verdana"/>
    </style:style>
    <style:style style:name="T365_20" style:family="text">
      <style:text-properties style:font-name="Verdana" style:font-name-asian="Verdana" style:font-name-complex="Verdana"/>
    </style:style>
    <style:style style:name="T365_21" style:family="text">
      <style:text-properties style:font-name="Verdana" style:font-name-asian="Verdana" style:font-name-complex="Verdana"/>
    </style:style>
    <style:style style:name="T365_22" style:family="text">
      <style:text-properties style:font-name="Verdana" style:font-name-asian="Verdana" style:font-name-complex="Verdana"/>
    </style:style>
    <style:style style:name="T365_23" style:family="text">
      <style:text-properties style:font-name="Verdana" style:font-name-asian="Verdana" style:font-name-complex="Verdana"/>
    </style:style>
    <style:style style:name="T365_24" style:family="text">
      <style:text-properties style:font-name="Verdana" style:font-name-asian="Verdana" style:font-name-complex="Verdana"/>
    </style:style>
    <style:style style:name="T365_25" style:family="text">
      <style:text-properties style:font-name="Verdana" style:font-name-asian="Verdana" style:font-name-complex="Verdana"/>
    </style:style>
    <style:style style:name="T365_26" style:family="text">
      <style:text-properties style:font-name="Verdana" style:font-name-asian="Verdana" style:font-name-complex="Verdana"/>
    </style:style>
    <style:style style:name="T365_27" style:family="text">
      <style:text-properties style:font-name="Verdana" style:font-name-asian="Verdana" style:font-name-complex="Verdana"/>
    </style:style>
    <style:style style:name="T365_28" style:family="text">
      <style:text-properties style:font-name="Verdana" style:font-name-asian="Verdana" style:font-name-complex="Verdana"/>
    </style:style>
    <style:style style:name="T365_29" style:family="text">
      <style:text-properties style:font-name="Verdana" style:font-name-asian="Verdana" style:font-name-complex="Verdana"/>
    </style:style>
    <style:style style:name="T365_30" style:family="text">
      <style:text-properties style:font-name="Verdana" style:font-name-asian="Verdana" style:font-name-complex="Verdana"/>
    </style:style>
    <style:style style:name="T365_31" style:family="text">
      <style:text-properties style:font-name="Verdana" style:font-name-asian="Verdana" style:font-name-complex="Verdana"/>
    </style:style>
    <style:style style:name="T365_32" style:family="text">
      <style:text-properties style:font-name="Verdana" style:font-name-asian="Verdana" style:font-name-complex="Verdana"/>
    </style:style>
    <style:style style:name="T365_33" style:family="text">
      <style:text-properties style:font-name="Verdana" style:font-name-asian="Verdana" style:font-name-complex="Verdana"/>
    </style:style>
    <style:style style:name="T365_34" style:family="text">
      <style:text-properties style:font-name="Verdana" style:font-name-asian="Verdana" style:font-name-complex="Verdana"/>
    </style:style>
    <style:style style:name="T365_35" style:family="text">
      <style:text-properties style:font-name="Verdana" style:font-name-asian="Verdana" style:font-name-complex="Verdana"/>
    </style:style>
    <style:style style:name="T365_36" style:family="text">
      <style:text-properties style:font-name="Verdana" style:font-name-asian="Verdana" style:font-name-complex="Verdana"/>
    </style:style>
    <style:style style:name="T365_37" style:family="text">
      <style:text-properties style:font-name="Verdana" style:font-name-asian="Verdana" style:font-name-complex="Verdana"/>
    </style:style>
    <style:style style:name="T365_38" style:family="text">
      <style:text-properties style:font-name="Verdana" style:font-name-asian="Verdana" style:font-name-complex="Verdana"/>
    </style:style>
    <style:style style:name="T365_39" style:family="text">
      <style:text-properties style:font-name="Verdana" style:font-name-asian="Verdana" style:font-name-complex="Verdana"/>
    </style:style>
    <style:style style:name="T365_40" style:family="text">
      <style:text-properties style:font-name="Verdana" style:font-name-asian="Verdana" style:font-name-complex="Verdana"/>
    </style:style>
    <style:style style:name="T365_41" style:family="text">
      <style:text-properties style:font-name="Verdana" style:font-name-asian="Verdana" style:font-name-complex="Verdana"/>
    </style:style>
    <style:style style:name="T365_42" style:family="text">
      <style:text-properties style:font-name="Verdana" style:font-name-asian="Verdana" style:font-name-complex="Verdana"/>
    </style:style>
    <style:style style:name="T365_43" style:family="text">
      <style:text-properties style:font-name="Verdana" style:font-name-asian="Verdana" style:font-name-complex="Verdana"/>
    </style:style>
    <style:style style:name="T365_44" style:family="text">
      <style:text-properties style:font-name="Verdana" style:font-name-asian="Verdana" style:font-name-complex="Verdana"/>
    </style:style>
    <style:style style:name="T365_45" style:family="text">
      <style:text-properties style:font-name="Verdana" style:font-name-asian="Verdana" style:font-name-complex="Verdana"/>
    </style:style>
    <style:style style:name="T365_46" style:family="text">
      <style:text-properties style:font-name="Verdana" style:font-name-asian="Verdana" style:font-name-complex="Verdana"/>
    </style:style>
    <style:style style:name="P366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>
      <style:text-properties style:font-name="Verdana" style:font-name-asian="Verdana" style:font-name-complex="Verdana"/>
    </style:style>
    <style:style style:name="T367_2" style:family="text">
      <style:text-properties style:font-name="Verdana" style:font-name-asian="Verdana" style:font-name-complex="Verdana"/>
    </style:style>
    <style:style style:name="T367_3" style:family="text">
      <style:text-properties style:font-name="Verdana" style:font-name-asian="Verdana" style:font-name-complex="Verdana"/>
    </style:style>
    <style:style style:name="T367_4" style:family="text">
      <style:text-properties style:font-name="Verdana" style:font-name-asian="Verdana" style:font-name-complex="Verdana"/>
    </style:style>
    <style:style style:name="T367_5" style:family="text">
      <style:text-properties style:font-name="Verdana" style:font-name-asian="Verdana" style:font-name-complex="Verdana"/>
    </style:style>
    <style:style style:name="T367_6" style:family="text">
      <style:text-properties style:font-name="Verdana" style:font-name-asian="Verdana" style:font-name-complex="Verdana"/>
    </style:style>
    <style:style style:name="T367_7" style:family="text">
      <style:text-properties style:font-name="Verdana" style:font-name-asian="Verdana" style:font-name-complex="Verdana"/>
    </style:style>
    <style:style style:name="T367_8" style:family="text">
      <style:text-properties style:font-name="Verdana" style:font-name-asian="Verdana" style:font-name-complex="Verdana"/>
    </style:style>
    <style:style style:name="T367_9" style:family="text">
      <style:text-properties style:font-name="Verdana" style:font-name-asian="Verdana" style:font-name-complex="Verdana"/>
    </style:style>
    <style:style style:name="T367_10" style:family="text">
      <style:text-properties style:font-name="Verdana" style:font-name-asian="Verdana" style:font-name-complex="Verdana"/>
    </style:style>
    <style:style style:name="T367_11" style:family="text">
      <style:text-properties style:font-name="Verdana" style:font-name-asian="Verdana" style:font-name-complex="Verdana"/>
    </style:style>
    <style:style style:name="T367_12" style:family="text">
      <style:text-properties style:font-name="Verdana" style:font-name-asian="Verdana" style:font-name-complex="Verdana"/>
    </style:style>
    <style:style style:name="T367_13" style:family="text">
      <style:text-properties style:font-name="Verdana" style:font-name-asian="Verdana" style:font-name-complex="Verdana"/>
    </style:style>
    <style:style style:name="T367_14" style:family="text">
      <style:text-properties style:font-name="Verdana" style:font-name-asian="Verdana" style:font-name-complex="Verdana"/>
    </style:style>
    <style:style style:name="T367_15" style:family="text">
      <style:text-properties style:font-name="Verdana" style:font-name-asian="Verdana" style:font-name-complex="Verdana"/>
    </style:style>
    <style:style style:name="T367_16" style:family="text">
      <style:text-properties style:font-name="Verdana" style:font-name-asian="Verdana" style:font-name-complex="Verdana"/>
    </style:style>
    <style:style style:name="T367_17" style:family="text">
      <style:text-properties style:font-name="Verdana" style:font-name-asian="Verdana" style:font-name-complex="Verdana"/>
    </style:style>
    <style:style style:name="T367_18" style:family="text">
      <style:text-properties style:font-name="Verdana" style:font-name-asian="Verdana" style:font-name-complex="Verdana"/>
    </style:style>
    <style:style style:name="T367_19" style:family="text">
      <style:text-properties style:font-name="Verdana" style:font-name-asian="Verdana" style:font-name-complex="Verdana"/>
    </style:style>
    <style:style style:name="T367_20" style:family="text">
      <style:text-properties style:font-name="Verdana" style:font-name-asian="Verdana" style:font-name-complex="Verdana"/>
    </style:style>
    <style:style style:name="T367_21" style:family="text">
      <style:text-properties style:font-name="Verdana" style:font-name-asian="Verdana" style:font-name-complex="Verdana"/>
    </style:style>
    <style:style style:name="P368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>
      <style:text-properties style:font-name="Verdana" style:font-name-asian="Verdana" style:font-name-complex="Verdana" style:text-underline-style="solid" style:text-underline-color="font-color"/>
    </style:style>
    <style:style style:name="T369_2" style:family="text">
      <style:text-properties style:font-name="Verdana" style:font-name-asian="Verdana" style:font-name-complex="Verdana" style:text-underline-style="solid" style:text-underline-color="font-color"/>
    </style:style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>
      <style:text-properties style:font-name="Consolas" style:font-name-asian="Consolas" style:font-name-complex="Consolas"/>
    </style:style>
    <style:style style:name="T370_2" style:family="text">
      <style:text-properties style:font-name="Consolas" style:font-name-asian="Consolas" style:font-name-complex="Consolas"/>
    </style:style>
    <style:style style:name="T370_3" style:family="text">
      <style:text-properties style:font-name="Consolas" style:font-name-asian="Consolas" style:font-name-complex="Consolas"/>
    </style:style>
    <style:style style:name="T370_4" style:family="text">
      <style:text-properties style:font-name="Consolas" style:font-name-asian="Consolas" style:font-name-complex="Consolas"/>
    </style:style>
    <style:style style:name="T370_5" style:family="text">
      <style:text-properties style:font-name="Consolas" style:font-name-asian="Consolas" style:font-name-complex="Consolas"/>
    </style:style>
    <style:style style:name="T370_6" style:family="text">
      <style:text-properties style:font-name="Consolas" style:font-name-asian="Consolas" style:font-name-complex="Consolas"/>
    </style:style>
    <style:style style:name="T370_7" style:family="text">
      <style:text-properties style:font-name="Consolas" style:font-name-asian="Consolas" style:font-name-complex="Consolas"/>
    </style:style>
    <style:style style:name="T370_8" style:family="text">
      <style:text-properties style:font-name="Consolas" style:font-name-asian="Consolas" style:font-name-complex="Consolas"/>
    </style:style>
    <style:style style:name="T370_9" style:family="text">
      <style:text-properties style:font-name="Consolas" style:font-name-asian="Consolas" style:font-name-complex="Consolas"/>
    </style:style>
    <style:style style:name="T370_10" style:family="text">
      <style:text-properties style:font-name="Consolas" style:font-name-asian="Consolas" style:font-name-complex="Consolas"/>
    </style:style>
    <style:style style:name="P371" style:family="paragraph" style:parent-style-name="Standard">
      <style:paragraph-properties fo:break-before="auto" fo:text-indent="1.27cm" fo:line-height="115%" style:writing-mode="lr-tb"/>
    </style:style>
    <style:style style:name="T371_1" style:family="text">
      <style:text-properties style:font-name="Consolas" style:font-name-asian="Consolas" style:font-name-complex="Consolas"/>
    </style:style>
    <style:style style:name="T371_2" style:family="text">
      <style:text-properties style:font-name="Consolas" style:font-name-asian="Consolas" style:font-name-complex="Consolas"/>
    </style:style>
    <style:style style:name="T371_3" style:family="text">
      <style:text-properties style:font-name="Consolas" style:font-name-asian="Consolas" style:font-name-complex="Consolas"/>
    </style:style>
    <style:style style:name="T371_4" style:family="text">
      <style:text-properties style:font-name="Consolas" style:font-name-asian="Consolas" style:font-name-complex="Consolas"/>
    </style:style>
    <style:style style:name="T371_5" style:family="text">
      <style:text-properties style:font-name="Consolas" style:font-name-asian="Consolas" style:font-name-complex="Consolas"/>
    </style:style>
    <style:style style:name="T371_6" style:family="text">
      <style:text-properties style:font-name="Consolas" style:font-name-asian="Consolas" style:font-name-complex="Consolas"/>
    </style:style>
    <style:style style:name="P372" style:family="paragraph" style:parent-style-name="Standard">
      <style:paragraph-properties fo:break-before="auto" fo:text-indent="1.27cm" fo:line-height="115%" style:writing-mode="lr-tb"/>
    </style:style>
    <style:style style:name="T372_1" style:family="text">
      <style:text-properties style:font-name="Consolas" style:font-name-asian="Consolas" style:font-name-complex="Consolas"/>
    </style:style>
    <style:style style:name="T372_2" style:family="text">
      <style:text-properties style:font-name="Consolas" style:font-name-asian="Consolas" style:font-name-complex="Consolas"/>
    </style:style>
    <style:style style:name="T372_3" style:family="text">
      <style:text-properties style:font-name="Consolas" style:font-name-asian="Consolas" style:font-name-complex="Consolas"/>
    </style:style>
    <style:style style:name="T372_4" style:family="text">
      <style:text-properties style:font-name="Consolas" style:font-name-asian="Consolas" style:font-name-complex="Consolas"/>
    </style:style>
    <style:style style:name="T372_5" style:family="text">
      <style:text-properties style:font-name="Consolas" style:font-name-asian="Consolas" style:font-name-complex="Consolas"/>
    </style:style>
    <style:style style:name="T372_6" style:family="text">
      <style:text-properties style:font-name="Consolas" style:font-name-asian="Consolas" style:font-name-complex="Consolas"/>
    </style:style>
    <style:style style:name="P373" style:family="paragraph" style:parent-style-name="Standard">
      <style:paragraph-properties fo:break-before="auto" fo:text-indent="1.27cm" fo:line-height="115%" style:writing-mode="lr-tb"/>
    </style:style>
    <style:style style:name="T373_1" style:family="text">
      <style:text-properties style:font-name="Consolas" style:font-name-asian="Consolas" style:font-name-complex="Consolas"/>
    </style:style>
    <style:style style:name="T373_2" style:family="text">
      <style:text-properties style:font-name="Consolas" style:font-name-asian="Consolas" style:font-name-complex="Consolas"/>
    </style:style>
    <style:style style:name="T373_3" style:family="text">
      <style:text-properties style:font-name="Consolas" style:font-name-asian="Consolas" style:font-name-complex="Consolas"/>
    </style:style>
    <style:style style:name="T373_4" style:family="text">
      <style:text-properties style:font-name="Consolas" style:font-name-asian="Consolas" style:font-name-complex="Consolas"/>
    </style:style>
    <style:style style:name="T373_5" style:family="text">
      <style:text-properties style:font-name="Consolas" style:font-name-asian="Consolas" style:font-name-complex="Consolas"/>
    </style:style>
    <style:style style:name="T373_6" style:family="text">
      <style:text-properties style:font-name="Consolas" style:font-name-asian="Consolas" style:font-name-complex="Consolas"/>
    </style:style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>
      <style:text-properties style:font-name="Consolas" style:font-name-asian="Consolas" style:font-name-complex="Consolas"/>
    </style:style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>
      <style:text-properties style:font-name="Consolas" style:font-name-asian="Consolas" style:font-name-complex="Consolas"/>
    </style:style>
    <style:style style:name="T375_2" style:family="text">
      <style:text-properties style:font-name="Consolas" style:font-name-asian="Consolas" style:font-name-complex="Consolas"/>
    </style:style>
    <style:style style:name="T375_3" style:family="text">
      <style:text-properties style:font-name="Consolas" style:font-name-asian="Consolas" style:font-name-complex="Consolas"/>
    </style:style>
    <style:style style:name="T375_4" style:family="text">
      <style:text-properties style:font-name="Consolas" style:font-name-asian="Consolas" style:font-name-complex="Consolas"/>
    </style:style>
    <style:style style:name="T375_5" style:family="text">
      <style:text-properties style:font-name="Consolas" style:font-name-asian="Consolas" style:font-name-complex="Consolas"/>
    </style:style>
    <style:style style:name="T375_6" style:family="text">
      <style:text-properties style:font-name="Consolas" style:font-name-asian="Consolas" style:font-name-complex="Consolas"/>
    </style:style>
    <style:style style:name="P376" style:family="paragraph" style:parent-style-name="Standard">
      <style:paragraph-properties fo:break-before="auto" fo:text-indent="1.27cm" fo:line-height="115%" style:writing-mode="lr-tb"/>
    </style:style>
    <style:style style:name="T376_1" style:family="text">
      <style:text-properties style:font-name="Consolas" style:font-name-asian="Consolas" style:font-name-complex="Consolas"/>
    </style:style>
    <style:style style:name="T376_2" style:family="text">
      <style:text-properties style:font-name="Consolas" style:font-name-asian="Consolas" style:font-name-complex="Consolas"/>
    </style:style>
    <style:style style:name="T376_3" style:family="text">
      <style:text-properties style:font-name="Consolas" style:font-name-asian="Consolas" style:font-name-complex="Consolas"/>
    </style:style>
    <style:style style:name="T376_4" style:family="text">
      <style:text-properties style:font-name="Consolas" style:font-name-asian="Consolas" style:font-name-complex="Consolas"/>
    </style:style>
    <style:style style:name="T376_5" style:family="text">
      <style:text-properties style:font-name="Consolas" style:font-name-asian="Consolas" style:font-name-complex="Consolas"/>
    </style:style>
    <style:style style:name="T376_6" style:family="text">
      <style:text-properties style:font-name="Consolas" style:font-name-asian="Consolas" style:font-name-complex="Consolas"/>
    </style:style>
    <style:style style:name="T376_7" style:family="text">
      <style:text-properties style:font-name="Consolas" style:font-name-asian="Consolas" style:font-name-complex="Consolas"/>
    </style:style>
    <style:style style:name="T376_8" style:family="text">
      <style:text-properties style:font-name="Consolas" style:font-name-asian="Consolas" style:font-name-complex="Consolas"/>
    </style:style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>
      <style:text-properties style:font-name="Consolas" style:font-name-asian="Consolas" style:font-name-complex="Consolas"/>
    </style:style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>
      <style:text-properties style:font-name="Verdana" style:font-name-asian="Verdana" style:font-name-complex="Verdana"/>
    </style:style>
    <style:style style:name="T378_2" style:family="text">
      <style:text-properties style:font-name="Verdana" style:font-name-asian="Verdana" style:font-name-complex="Verdana"/>
    </style:style>
    <style:style style:name="T378_3" style:family="text">
      <style:text-properties style:font-name="Verdana" style:font-name-asian="Verdana" style:font-name-complex="Verdana"/>
    </style:style>
    <style:style style:name="T378_4" style:family="text">
      <style:text-properties style:font-name="Verdana" style:font-name-asian="Verdana" style:font-name-complex="Verdana"/>
    </style:style>
    <style:style style:name="T378_5" style:family="text">
      <style:text-properties style:font-name="Verdana" style:font-name-asian="Verdana" style:font-name-complex="Verdana"/>
    </style:style>
    <style:style style:name="T378_6" style:family="text">
      <style:text-properties style:font-name="Verdana" style:font-name-asian="Verdana" style:font-name-complex="Verdana"/>
    </style:style>
    <style:style style:name="T378_7" style:family="text">
      <style:text-properties style:font-name="Verdana" style:font-name-asian="Verdana" style:font-name-complex="Verdana"/>
    </style:style>
    <style:style style:name="T378_8" style:family="text">
      <style:text-properties style:font-name="Verdana" style:font-name-asian="Verdana" style:font-name-complex="Verdana"/>
    </style:style>
    <style:style style:name="T378_9" style:family="text">
      <style:text-properties style:font-name="Verdana" style:font-name-asian="Verdana" style:font-name-complex="Verdana"/>
    </style:style>
    <style:style style:name="T378_10" style:family="text">
      <style:text-properties style:font-name="Verdana" style:font-name-asian="Verdana" style:font-name-complex="Verdana"/>
    </style:style>
    <style:style style:name="T378_11" style:family="text">
      <style:text-properties style:font-name="Verdana" style:font-name-asian="Verdana" style:font-name-complex="Verdana"/>
    </style:style>
    <style:style style:name="T378_12" style:family="text">
      <style:text-properties style:font-name="Verdana" style:font-name-asian="Verdana" style:font-name-complex="Verdana"/>
    </style:style>
    <style:style style:name="T378_13" style:family="text">
      <style:text-properties style:font-name="Verdana" style:font-name-asian="Verdana" style:font-name-complex="Verdana"/>
    </style:style>
    <style:style style:name="T378_14" style:family="text">
      <style:text-properties style:font-name="Verdana" style:font-name-asian="Verdana" style:font-name-complex="Verdana"/>
    </style:style>
    <style:style style:name="T378_15" style:family="text">
      <style:text-properties style:font-name="Verdana" style:font-name-asian="Verdana" style:font-name-complex="Verdana"/>
    </style:style>
    <style:style style:name="T378_16" style:family="text">
      <style:text-properties style:font-name="Verdana" style:font-name-asian="Verdana" style:font-name-complex="Verdana"/>
    </style:style>
    <style:style style:name="T378_17" style:family="text">
      <style:text-properties style:font-name="Verdana" style:font-name-asian="Verdana" style:font-name-complex="Verdana"/>
    </style:style>
    <style:style style:name="T378_18" style:family="text">
      <style:text-properties style:font-name="Verdana" style:font-name-asian="Verdana" style:font-name-complex="Verdana"/>
    </style:style>
    <style:style style:name="T378_19" style:family="text">
      <style:text-properties style:font-name="Verdana" style:font-name-asian="Verdana" style:font-name-complex="Verdana"/>
    </style:style>
    <style:style style:name="T378_20" style:family="text">
      <style:text-properties style:font-name="Verdana" style:font-name-asian="Verdana" style:font-name-complex="Verdana"/>
    </style:style>
    <style:style style:name="T378_21" style:family="text">
      <style:text-properties style:font-name="Verdana" style:font-name-asian="Verdana" style:font-name-complex="Verdana"/>
    </style:style>
    <style:style style:name="T378_22" style:family="text">
      <style:text-properties style:font-name="Verdana" style:font-name-asian="Verdana" style:font-name-complex="Verdana"/>
    </style:style>
    <style:style style:name="T378_23" style:family="text">
      <style:text-properties style:font-name="Verdana" style:font-name-asian="Verdana" style:font-name-complex="Verdana"/>
    </style:style>
    <style:style style:name="T378_24" style:family="text">
      <style:text-properties style:font-name="Verdana" style:font-name-asian="Verdana" style:font-name-complex="Verdana"/>
    </style:style>
    <style:style style:name="T378_25" style:family="text">
      <style:text-properties style:font-name="Verdana" style:font-name-asian="Verdana" style:font-name-complex="Verdana"/>
    </style:style>
    <style:style style:name="T378_26" style:family="text">
      <style:text-properties style:font-name="Verdana" style:font-name-asian="Verdana" style:font-name-complex="Verdana"/>
    </style:style>
    <style:style style:name="T378_27" style:family="text">
      <style:text-properties style:font-name="Verdana" style:font-name-asian="Verdana" style:font-name-complex="Verdana"/>
    </style:style>
    <style:style style:name="T378_28" style:family="text">
      <style:text-properties style:font-name="Verdana" style:font-name-asian="Verdana" style:font-name-complex="Verdana"/>
    </style:style>
    <style:style style:name="T378_29" style:family="text">
      <style:text-properties style:font-name="Verdana" style:font-name-asian="Verdana" style:font-name-complex="Verdana"/>
    </style:style>
    <style:style style:name="T378_30" style:family="text">
      <style:text-properties style:font-name="Verdana" style:font-name-asian="Verdana" style:font-name-complex="Verdana"/>
    </style:style>
    <style:style style:name="T378_31" style:family="text">
      <style:text-properties style:font-name="Verdana" style:font-name-asian="Verdana" style:font-name-complex="Verdana"/>
    </style:style>
    <style:style style:name="T378_32" style:family="text">
      <style:text-properties style:font-name="Verdana" style:font-name-asian="Verdana" style:font-name-complex="Verdana"/>
    </style:style>
    <style:style style:name="T378_33" style:family="text">
      <style:text-properties style:font-name="Verdana" style:font-name-asian="Verdana" style:font-name-complex="Verdana"/>
    </style:style>
    <style:style style:name="T378_34" style:family="text">
      <style:text-properties style:font-name="Verdana" style:font-name-asian="Verdana" style:font-name-complex="Verdana"/>
    </style:style>
    <style:style style:name="T378_35" style:family="text">
      <style:text-properties style:font-name="Verdana" style:font-name-asian="Verdana" style:font-name-complex="Verdana"/>
    </style:style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>
      <style:text-properties style:font-name="Consolas" style:font-name-asian="Consolas" style:font-name-complex="Consolas"/>
    </style:style>
    <style:style style:name="T379_2" style:family="text">
      <style:text-properties style:font-name="Consolas" style:font-name-asian="Consolas" style:font-name-complex="Consolas"/>
    </style:style>
    <style:style style:name="T379_3" style:family="text">
      <style:text-properties style:font-name="Consolas" style:font-name-asian="Consolas" style:font-name-complex="Consolas"/>
    </style:style>
    <style:style style:name="T379_4" style:family="text">
      <style:text-properties style:font-name="Consolas" style:font-name-asian="Consolas" style:font-name-complex="Consolas"/>
    </style:style>
    <style:style style:name="T379_5" style:family="text">
      <style:text-properties style:font-name="Consolas" style:font-name-asian="Consolas" style:font-name-complex="Consolas"/>
    </style:style>
    <style:style style:name="T379_6" style:family="text">
      <style:text-properties style:font-name="Consolas" style:font-name-asian="Consolas" style:font-name-complex="Consolas"/>
    </style:style>
    <style:style style:name="T379_7" style:family="text">
      <style:text-properties style:font-name="Consolas" style:font-name-asian="Consolas" style:font-name-complex="Consolas"/>
    </style:style>
    <style:style style:name="T379_8" style:family="text">
      <style:text-properties style:font-name="Consolas" style:font-name-asian="Consolas" style:font-name-complex="Consolas"/>
    </style:style>
    <style:style style:name="T379_9" style:family="text">
      <style:text-properties style:font-name="Consolas" style:font-name-asian="Consolas" style:font-name-complex="Consolas"/>
    </style:style>
    <style:style style:name="T379_10" style:family="text">
      <style:text-properties style:font-name="Consolas" style:font-name-asian="Consolas" style:font-name-complex="Consolas"/>
    </style:style>
    <style:style style:name="T379_11" style:family="text">
      <style:text-properties style:font-name="Consolas" style:font-name-asian="Consolas" style:font-name-complex="Consolas"/>
    </style:style>
    <style:style style:name="T379_12" style:family="text">
      <style:text-properties style:font-name="Consolas" style:font-name-asian="Consolas" style:font-name-complex="Consolas"/>
    </style:style>
    <style:style style:name="T379_13" style:family="text">
      <style:text-properties style:font-name="Consolas" style:font-name-asian="Consolas" style:font-name-complex="Consolas"/>
    </style:style>
    <style:style style:name="T379_14" style:family="text">
      <style:text-properties style:font-name="Consolas" style:font-name-asian="Consolas" style:font-name-complex="Consolas"/>
    </style:style>
    <style:style style:name="T379_15" style:family="text">
      <style:text-properties style:font-name="Verdana" style:font-name-asian="Verdana" style:font-name-complex="Verdana"/>
    </style:style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>
      <style:text-properties style:font-name="Consolas" style:font-name-asian="Consolas" style:font-name-complex="Consolas"/>
    </style:style>
    <style:style style:name="T380_2" style:family="text">
      <style:text-properties style:font-name="Consolas" style:font-name-asian="Consolas" style:font-name-complex="Consolas"/>
    </style:style>
    <style:style style:name="T380_3" style:family="text">
      <style:text-properties style:font-name="Consolas" style:font-name-asian="Consolas" style:font-name-complex="Consolas"/>
    </style:style>
    <style:style style:name="T380_4" style:family="text">
      <style:text-properties style:font-name="Consolas" style:font-name-asian="Consolas" style:font-name-complex="Consolas"/>
    </style:style>
    <style:style style:name="T380_5" style:family="text">
      <style:text-properties style:font-name="Verdana" style:font-name-asian="Verdana" style:font-name-complex="Verdana"/>
    </style:style>
    <style:style style:name="T380_6" style:family="text">
      <style:text-properties style:font-name="Consolas" style:font-name-asian="Consolas" style:font-name-complex="Consolas"/>
    </style:style>
    <style:style style:name="T380_7" style:family="text">
      <style:text-properties style:font-name="Consolas" style:font-name-asian="Consolas" style:font-name-complex="Consolas"/>
    </style:style>
    <style:style style:name="T380_8" style:family="text">
      <style:text-properties style:font-name="Consolas" style:font-name-asian="Consolas" style:font-name-complex="Consolas"/>
    </style:style>
    <style:style style:name="P381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>
      <style:text-properties style:font-name="Verdana" style:font-name-asian="Verdana" style:font-name-complex="Verdana"/>
    </style:style>
    <style:style style:name="T382_2" style:family="text">
      <style:text-properties style:font-name="Verdana" style:font-name-asian="Verdana" style:font-name-complex="Verdana"/>
    </style:style>
    <style:style style:name="T382_3" style:family="text">
      <style:text-properties style:font-name="Verdana" style:font-name-asian="Verdana" style:font-name-complex="Verdana"/>
    </style:style>
    <style:style style:name="T382_4" style:family="text">
      <style:text-properties style:font-name="Verdana" style:font-name-asian="Verdana" style:font-name-complex="Verdana"/>
    </style:style>
    <style:style style:name="T382_5" style:family="text">
      <style:text-properties style:font-name="Verdana" style:font-name-asian="Verdana" style:font-name-complex="Verdana"/>
    </style:style>
    <style:style style:name="T382_6" style:family="text">
      <style:text-properties style:font-name="Verdana" style:font-name-asian="Verdana" style:font-name-complex="Verdana"/>
    </style:style>
    <style:style style:name="T382_7" style:family="text">
      <style:text-properties style:font-name="Verdana" style:font-name-asian="Verdana" style:font-name-complex="Verdana"/>
    </style:style>
    <style:style style:name="T382_8" style:family="text">
      <style:text-properties style:font-name="Verdana" style:font-name-asian="Verdana" style:font-name-complex="Verdana"/>
    </style:style>
    <style:style style:name="T382_9" style:family="text">
      <style:text-properties style:font-name="Verdana" style:font-name-asian="Verdana" style:font-name-complex="Verdana"/>
    </style:style>
    <style:style style:name="T382_10" style:family="text">
      <style:text-properties style:font-name="Verdana" style:font-name-asian="Verdana" style:font-name-complex="Verdana"/>
    </style:style>
    <style:style style:name="T382_11" style:family="text">
      <style:text-properties style:font-name="Verdana" style:font-name-asian="Verdana" style:font-name-complex="Verdana"/>
    </style:style>
    <style:style style:name="T382_12" style:family="text">
      <style:text-properties style:font-name="Verdana" style:font-name-asian="Verdana" style:font-name-complex="Verdana"/>
    </style:style>
    <style:style style:name="T382_13" style:family="text">
      <style:text-properties style:font-name="Verdana" style:font-name-asian="Verdana" style:font-name-complex="Verdana"/>
    </style:style>
    <style:style style:name="T382_14" style:family="text">
      <style:text-properties style:font-name="Verdana" style:font-name-asian="Verdana" style:font-name-complex="Verdana"/>
    </style:style>
    <style:style style:name="T382_15" style:family="text">
      <style:text-properties style:font-name="Verdana" style:font-name-asian="Verdana" style:font-name-complex="Verdana"/>
    </style:style>
    <style:style style:name="T382_16" style:family="text">
      <style:text-properties style:font-name="Verdana" style:font-name-asian="Verdana" style:font-name-complex="Verdana"/>
    </style:style>
    <style:style style:name="T382_17" style:family="text">
      <style:text-properties style:font-name="Verdana" style:font-name-asian="Verdana" style:font-name-complex="Verdana"/>
    </style:style>
    <style:style style:name="T382_18" style:family="text">
      <style:text-properties style:font-name="Verdana" style:font-name-asian="Verdana" style:font-name-complex="Verdana"/>
    </style:style>
    <style:style style:name="T382_19" style:family="text">
      <style:text-properties style:font-name="Verdana" style:font-name-asian="Verdana" style:font-name-complex="Verdana"/>
    </style:style>
    <style:style style:name="T382_20" style:family="text">
      <style:text-properties style:font-name="Verdana" style:font-name-asian="Verdana" style:font-name-complex="Verdana"/>
    </style:style>
    <style:style style:name="T382_21" style:family="text">
      <style:text-properties style:font-name="Verdana" style:font-name-asian="Verdana" style:font-name-complex="Verdana"/>
    </style:style>
    <style:style style:name="T382_22" style:family="text">
      <style:text-properties style:font-name="Verdana" style:font-name-asian="Verdana" style:font-name-complex="Verdana"/>
    </style:style>
    <style:style style:name="T382_23" style:family="text">
      <style:text-properties style:font-name="Verdana" style:font-name-asian="Verdana" style:font-name-complex="Verdana"/>
    </style:style>
    <style:style style:name="T382_24" style:family="text">
      <style:text-properties style:font-name="Verdana" style:font-name-asian="Verdana" style:font-name-complex="Verdana"/>
    </style:style>
    <style:style style:name="T382_25" style:family="text">
      <style:text-properties style:font-name="Verdana" style:font-name-asian="Verdana" style:font-name-complex="Verdana"/>
    </style:style>
    <style:style style:name="T382_26" style:family="text">
      <style:text-properties style:font-name="Verdana" style:font-name-asian="Verdana" style:font-name-complex="Verdana"/>
    </style:style>
    <style:style style:name="T382_27" style:family="text">
      <style:text-properties style:font-name="Verdana" style:font-name-asian="Verdana" style:font-name-complex="Verdana"/>
    </style:style>
    <style:style style:name="T382_28" style:family="text">
      <style:text-properties style:font-name="Verdana" style:font-name-asian="Verdana" style:font-name-complex="Verdana"/>
    </style:style>
    <style:style style:name="T382_29" style:family="text">
      <style:text-properties style:font-name="Verdana" style:font-name-asian="Verdana" style:font-name-complex="Verdana"/>
    </style:style>
    <style:style style:name="T382_30" style:family="text">
      <style:text-properties style:font-name="Verdana" style:font-name-asian="Verdana" style:font-name-complex="Verdana"/>
    </style:style>
    <style:style style:name="T382_31" style:family="text">
      <style:text-properties style:font-name="Verdana" style:font-name-asian="Verdana" style:font-name-complex="Verdana"/>
    </style:style>
    <style:style style:name="T382_32" style:family="text">
      <style:text-properties style:font-name="Verdana" style:font-name-asian="Verdana" style:font-name-complex="Verdana"/>
    </style:style>
    <style:style style:name="T382_33" style:family="text">
      <style:text-properties style:font-name="Verdana" style:font-name-asian="Verdana" style:font-name-complex="Verdana"/>
    </style:style>
    <style:style style:name="T382_34" style:family="text">
      <style:text-properties style:font-name="Verdana" style:font-name-asian="Verdana" style:font-name-complex="Verdana"/>
    </style:style>
    <style:style style:name="T382_35" style:family="text">
      <style:text-properties style:font-name="Verdana" style:font-name-asian="Verdana" style:font-name-complex="Verdana"/>
    </style:style>
    <style:style style:name="T382_36" style:family="text">
      <style:text-properties style:font-name="Verdana" style:font-name-asian="Verdana" style:font-name-complex="Verdana"/>
    </style:style>
    <style:style style:name="T382_37" style:family="text">
      <style:text-properties style:font-name="Verdana" style:font-name-asian="Verdana" style:font-name-complex="Verdana"/>
    </style:style>
    <style:style style:name="T382_38" style:family="text">
      <style:text-properties style:font-name="Verdana" style:font-name-asian="Verdana" style:font-name-complex="Verdana"/>
    </style:style>
    <style:style style:name="T382_39" style:family="text">
      <style:text-properties style:font-name="Verdana" style:font-name-asian="Verdana" style:font-name-complex="Verdana"/>
    </style:style>
    <style:style style:name="T382_40" style:family="text">
      <style:text-properties style:font-name="Verdana" style:font-name-asian="Verdana" style:font-name-complex="Verdana"/>
    </style:style>
    <style:style style:name="T382_41" style:family="text">
      <style:text-properties style:font-name="Verdana" style:font-name-asian="Verdana" style:font-name-complex="Verdana"/>
    </style:style>
    <style:style style:name="T382_42" style:family="text">
      <style:text-properties style:font-name="Verdana" style:font-name-asian="Verdana" style:font-name-complex="Verdana"/>
    </style:style>
    <style:style style:name="T382_43" style:family="text">
      <style:text-properties style:font-name="Verdana" style:font-name-asian="Verdana" style:font-name-complex="Verdana"/>
    </style:style>
    <style:style style:name="T382_44" style:family="text">
      <style:text-properties style:font-name="Verdana" style:font-name-asian="Verdana" style:font-name-complex="Verdana"/>
    </style:style>
    <style:style style:name="T382_45" style:family="text">
      <style:text-properties style:font-name="Verdana" style:font-name-asian="Verdana" style:font-name-complex="Verdana"/>
    </style:style>
    <style:style style:name="T382_46" style:family="text">
      <style:text-properties style:font-name="Verdana" style:font-name-asian="Verdana" style:font-name-complex="Verdana"/>
    </style:style>
    <style:style style:name="T382_47" style:family="text">
      <style:text-properties style:font-name="Verdana" style:font-name-asian="Verdana" style:font-name-complex="Verdana"/>
    </style:style>
    <style:style style:name="T382_48" style:family="text">
      <style:text-properties style:font-name="Verdana" style:font-name-asian="Verdana" style:font-name-complex="Verdana"/>
    </style:style>
    <style:style style:name="T382_49" style:family="text">
      <style:text-properties style:font-name="Verdana" style:font-name-asian="Verdana" style:font-name-complex="Verdana"/>
    </style:style>
    <style:style style:name="T382_50" style:family="text">
      <style:text-properties style:font-name="Verdana" style:font-name-asian="Verdana" style:font-name-complex="Verdana"/>
    </style:style>
    <style:style style:name="T382_51" style:family="text">
      <style:text-properties style:font-name="Verdana" style:font-name-asian="Verdana" style:font-name-complex="Verdana"/>
    </style:style>
    <style:style style:name="T382_52" style:family="text">
      <style:text-properties style:font-name="Verdana" style:font-name-asian="Verdana" style:font-name-complex="Verdana"/>
    </style:style>
    <style:style style:name="T382_53" style:family="text">
      <style:text-properties style:font-name="Verdana" style:font-name-asian="Verdana" style:font-name-complex="Verdana"/>
    </style:style>
    <style:style style:name="T382_54" style:family="text">
      <style:text-properties style:font-name="Verdana" style:font-name-asian="Verdana" style:font-name-complex="Verdana"/>
    </style:style>
    <style:style style:name="T382_55" style:family="text">
      <style:text-properties style:font-name="Verdana" style:font-name-asian="Verdana" style:font-name-complex="Verdana"/>
    </style:style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>
      <style:text-properties style:font-name="Verdana" style:font-name-asian="Verdana" style:font-name-complex="Verdana"/>
    </style:style>
    <style:style style:name="T383_2" style:family="text">
      <style:text-properties style:font-name="Verdana" style:font-name-asian="Verdana" style:font-name-complex="Verdana"/>
    </style:style>
    <style:style style:name="T383_3" style:family="text">
      <style:text-properties style:font-name="Verdana" style:font-name-asian="Verdana" style:font-name-complex="Verdana"/>
    </style:style>
    <style:style style:name="T383_4" style:family="text">
      <style:text-properties style:font-name="Verdana" style:font-name-asian="Verdana" style:font-name-complex="Verdana"/>
    </style:style>
    <style:style style:name="T383_5" style:family="text">
      <style:text-properties style:font-name="Verdana" style:font-name-asian="Verdana" style:font-name-complex="Verdana"/>
    </style:style>
    <style:style style:name="T383_6" style:family="text">
      <style:text-properties style:font-name="Verdana" style:font-name-asian="Verdana" style:font-name-complex="Verdana"/>
    </style:style>
    <style:style style:name="T383_7" style:family="text">
      <style:text-properties style:font-name="Verdana" style:font-name-asian="Verdana" style:font-name-complex="Verdana"/>
    </style:style>
    <style:style style:name="T383_8" style:family="text">
      <style:text-properties style:font-name="Verdana" style:font-name-asian="Verdana" style:font-name-complex="Verdana"/>
    </style:style>
    <style:style style:name="T383_9" style:family="text">
      <style:text-properties style:font-name="Verdana" style:font-name-asian="Verdana" style:font-name-complex="Verdana"/>
    </style:style>
    <style:style style:name="T383_10" style:family="text">
      <style:text-properties style:font-name="Verdana" style:font-name-asian="Verdana" style:font-name-complex="Verdana"/>
    </style:style>
    <style:style style:name="T383_11" style:family="text">
      <style:text-properties style:font-name="Verdana" style:font-name-asian="Verdana" style:font-name-complex="Verdana"/>
    </style:style>
    <style:style style:name="T383_12" style:family="text">
      <style:text-properties style:font-name="Verdana" style:font-name-asian="Verdana" style:font-name-complex="Verdana"/>
    </style:style>
    <style:style style:name="T383_13" style:family="text">
      <style:text-properties style:font-name="Verdana" style:font-name-asian="Verdana" style:font-name-complex="Verdana"/>
    </style:style>
    <style:style style:name="T383_14" style:family="text">
      <style:text-properties style:font-name="Verdana" style:font-name-asian="Verdana" style:font-name-complex="Verdana"/>
    </style:style>
    <style:style style:name="T383_15" style:family="text">
      <style:text-properties style:font-name="Verdana" style:font-name-asian="Verdana" style:font-name-complex="Verdana"/>
    </style:style>
    <style:style style:name="T383_16" style:family="text">
      <style:text-properties style:font-name="Verdana" style:font-name-asian="Verdana" style:font-name-complex="Verdana"/>
    </style:style>
    <style:style style:name="T383_17" style:family="text">
      <style:text-properties style:font-name="Verdana" style:font-name-asian="Verdana" style:font-name-complex="Verdana"/>
    </style:style>
    <style:style style:name="T383_18" style:family="text">
      <style:text-properties style:font-name="Verdana" style:font-name-asian="Verdana" style:font-name-complex="Verdana"/>
    </style:style>
    <style:style style:name="T383_19" style:family="text">
      <style:text-properties style:font-name="Verdana" style:font-name-asian="Verdana" style:font-name-complex="Verdana"/>
    </style:style>
    <style:style style:name="T383_20" style:family="text">
      <style:text-properties style:font-name="Verdana" style:font-name-asian="Verdana" style:font-name-complex="Verdana"/>
    </style:style>
    <style:style style:name="T383_21" style:family="text">
      <style:text-properties style:font-name="Verdana" style:font-name-asian="Verdana" style:font-name-complex="Verdana"/>
    </style:style>
    <style:style style:name="T383_22" style:family="text">
      <style:text-properties style:font-name="Verdana" style:font-name-asian="Verdana" style:font-name-complex="Verdana"/>
    </style:style>
    <style:style style:name="T383_23" style:family="text">
      <style:text-properties style:font-name="Verdana" style:font-name-asian="Verdana" style:font-name-complex="Verdana"/>
    </style:style>
    <style:style style:name="T383_24" style:family="text">
      <style:text-properties style:font-name="Verdana" style:font-name-asian="Verdana" style:font-name-complex="Verdana"/>
    </style:style>
    <style:style style:name="T383_25" style:family="text">
      <style:text-properties style:font-name="Verdana" style:font-name-asian="Verdana" style:font-name-complex="Verdana"/>
    </style:style>
    <style:style style:name="T383_26" style:family="text">
      <style:text-properties style:font-name="Verdana" style:font-name-asian="Verdana" style:font-name-complex="Verdana"/>
    </style:style>
    <style:style style:name="T383_27" style:family="text">
      <style:text-properties style:font-name="Verdana" style:font-name-asian="Verdana" style:font-name-complex="Verdana"/>
    </style:style>
    <style:style style:name="T383_28" style:family="text">
      <style:text-properties style:font-name="Verdana" style:font-name-asian="Verdana" style:font-name-complex="Verdana"/>
    </style:style>
    <style:style style:name="T383_29" style:family="text">
      <style:text-properties style:font-name="Verdana" style:font-name-asian="Verdana" style:font-name-complex="Verdana"/>
    </style:style>
    <style:style style:name="T383_30" style:family="text">
      <style:text-properties style:font-name="Verdana" style:font-name-asian="Verdana" style:font-name-complex="Verdana"/>
    </style:style>
    <style:style style:name="T383_31" style:family="text">
      <style:text-properties style:font-name="Verdana" style:font-name-asian="Verdana" style:font-name-complex="Verdana"/>
    </style:style>
    <style:style style:name="T383_32" style:family="text">
      <style:text-properties style:font-name="Verdana" style:font-name-asian="Verdana" style:font-name-complex="Verdana"/>
    </style:style>
    <style:style style:name="T383_33" style:family="text">
      <style:text-properties style:font-name="Verdana" style:font-name-asian="Verdana" style:font-name-complex="Verdana"/>
    </style:style>
    <style:style style:name="T383_34" style:family="text">
      <style:text-properties style:font-name="Verdana" style:font-name-asian="Verdana" style:font-name-complex="Verdana"/>
    </style:style>
    <style:style style:name="T383_35" style:family="text">
      <style:text-properties style:font-name="Verdana" style:font-name-asian="Verdana" style:font-name-complex="Verdana"/>
    </style:style>
    <style:style style:name="P384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>
      <style:text-properties style:font-name="Verdana" style:font-name-asian="Verdana" style:font-name-complex="Verdana"/>
    </style:style>
    <style:style style:name="T385_2" style:family="text">
      <style:text-properties style:font-name="Verdana" style:font-name-asian="Verdana" style:font-name-complex="Verdana"/>
    </style:style>
    <style:style style:name="T385_3" style:family="text">
      <style:text-properties style:font-name="Verdana" style:font-name-asian="Verdana" style:font-name-complex="Verdana"/>
    </style:style>
    <style:style style:name="T385_4" style:family="text">
      <style:text-properties style:font-name="Verdana" style:font-name-asian="Verdana" style:font-name-complex="Verdana"/>
    </style:style>
    <style:style style:name="T385_5" style:family="text">
      <style:text-properties style:font-name="Verdana" style:font-name-asian="Verdana" style:font-name-complex="Verdana"/>
    </style:style>
    <style:style style:name="T385_6" style:family="text">
      <style:text-properties style:font-name="Verdana" style:font-name-asian="Verdana" style:font-name-complex="Verdana"/>
    </style:style>
    <style:style style:name="T385_7" style:family="text">
      <style:text-properties style:font-name="Verdana" style:font-name-asian="Verdana" style:font-name-complex="Verdana"/>
    </style:style>
    <style:style style:name="T385_8" style:family="text">
      <style:text-properties style:font-name="Verdana" style:font-name-asian="Verdana" style:font-name-complex="Verdana"/>
    </style:style>
    <style:style style:name="T385_9" style:family="text">
      <style:text-properties style:font-name="Verdana" style:font-name-asian="Verdana" style:font-name-complex="Verdana"/>
    </style:style>
    <style:style style:name="T385_10" style:family="text">
      <style:text-properties style:font-name="Verdana" style:font-name-asian="Verdana" style:font-name-complex="Verdana"/>
    </style:style>
    <style:style style:name="T385_11" style:family="text">
      <style:text-properties style:font-name="Verdana" style:font-name-asian="Verdana" style:font-name-complex="Verdana"/>
    </style:style>
    <style:style style:name="T385_12" style:family="text">
      <style:text-properties style:font-name="Verdana" style:font-name-asian="Verdana" style:font-name-complex="Verdana"/>
    </style:style>
    <style:style style:name="T385_13" style:family="text">
      <style:text-properties style:font-name="Verdana" style:font-name-asian="Verdana" style:font-name-complex="Verdana"/>
    </style:style>
    <style:style style:name="T385_14" style:family="text">
      <style:text-properties style:font-name="Verdana" style:font-name-asian="Verdana" style:font-name-complex="Verdana"/>
    </style:style>
    <style:style style:name="T385_15" style:family="text">
      <style:text-properties style:font-name="Verdana" style:font-name-asian="Verdana" style:font-name-complex="Verdana"/>
    </style:style>
    <style:style style:name="T385_16" style:family="text">
      <style:text-properties style:font-name="Verdana" style:font-name-asian="Verdana" style:font-name-complex="Verdana"/>
    </style:style>
    <style:style style:name="T385_17" style:family="text">
      <style:text-properties style:font-name="Verdana" style:font-name-asian="Verdana" style:font-name-complex="Verdana"/>
    </style:style>
    <style:style style:name="T385_18" style:family="text">
      <style:text-properties style:font-name="Verdana" style:font-name-asian="Verdana" style:font-name-complex="Verdana"/>
    </style:style>
    <style:style style:name="T385_19" style:family="text">
      <style:text-properties style:font-name="Verdana" style:font-name-asian="Verdana" style:font-name-complex="Verdana"/>
    </style:style>
    <style:style style:name="T385_20" style:family="text">
      <style:text-properties style:font-name="Verdana" style:font-name-asian="Verdana" style:font-name-complex="Verdana"/>
    </style:style>
    <style:style style:name="T385_21" style:family="text">
      <style:text-properties style:font-name="Verdana" style:font-name-asian="Verdana" style:font-name-complex="Verdana"/>
    </style:style>
    <style:style style:name="T385_22" style:family="text">
      <style:text-properties style:font-name="Verdana" style:font-name-asian="Verdana" style:font-name-complex="Verdana"/>
    </style:style>
    <style:style style:name="T385_23" style:family="text">
      <style:text-properties style:font-name="Verdana" style:font-name-asian="Verdana" style:font-name-complex="Verdana"/>
    </style:style>
    <style:style style:name="T385_24" style:family="text">
      <style:text-properties style:font-name="Verdana" style:font-name-asian="Verdana" style:font-name-complex="Verdana"/>
    </style:style>
    <style:style style:name="T385_25" style:family="text">
      <style:text-properties style:font-name="Verdana" style:font-name-asian="Verdana" style:font-name-complex="Verdana"/>
    </style:style>
    <style:style style:name="T385_26" style:family="text">
      <style:text-properties style:font-name="Verdana" style:font-name-asian="Verdana" style:font-name-complex="Verdana"/>
    </style:style>
    <style:style style:name="T385_27" style:family="text">
      <style:text-properties style:font-name="Verdana" style:font-name-asian="Verdana" style:font-name-complex="Verdana"/>
    </style:style>
    <style:style style:name="T385_28" style:family="text">
      <style:text-properties style:font-name="Verdana" style:font-name-asian="Verdana" style:font-name-complex="Verdana"/>
    </style:style>
    <style:style style:name="T385_29" style:family="text">
      <style:text-properties style:font-name="Verdana" style:font-name-asian="Verdana" style:font-name-complex="Verdana"/>
    </style:style>
    <style:style style:name="T385_30" style:family="text">
      <style:text-properties style:font-name="Verdana" style:font-name-asian="Verdana" style:font-name-complex="Verdana"/>
    </style:style>
    <style:style style:name="T385_31" style:family="text">
      <style:text-properties style:font-name="Verdana" style:font-name-asian="Verdana" style:font-name-complex="Verdana"/>
    </style:style>
    <style:style style:name="P386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>
      <style:text-properties style:font-name="Verdana" style:font-name-asian="Verdana" style:font-name-complex="Verdana"/>
    </style:style>
    <style:style style:name="T387_2" style:family="text">
      <style:text-properties style:font-name="Verdana" style:font-name-asian="Verdana" style:font-name-complex="Verdana"/>
    </style:style>
    <style:style style:name="T387_3" style:family="text">
      <style:text-properties style:font-name="Verdana" style:font-name-asian="Verdana" style:font-name-complex="Verdana"/>
    </style:style>
    <style:style style:name="T387_4" style:family="text">
      <style:text-properties style:font-name="Verdana" style:font-name-asian="Verdana" style:font-name-complex="Verdana"/>
    </style:style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>
      <style:text-properties style:font-name="Verdana" style:font-name-asian="Verdana" style:font-name-complex="Verdana"/>
    </style:style>
    <style:style style:name="T388_2" style:family="text">
      <style:text-properties style:font-name="Verdana" style:font-name-asian="Verdana" style:font-name-complex="Verdana"/>
    </style:style>
    <style:style style:name="T388_3" style:family="text">
      <style:text-properties style:font-name="Verdana" style:font-name-asian="Verdana" style:font-name-complex="Verdana"/>
    </style:style>
    <style:style style:name="T388_4" style:family="text">
      <style:text-properties style:font-name="Verdana" style:font-name-asian="Verdana" style:font-name-complex="Verdana"/>
    </style:style>
    <style:style style:name="T388_5" style:family="text">
      <style:text-properties style:font-name="Verdana" style:font-name-asian="Verdana" style:font-name-complex="Verdana"/>
    </style:style>
    <style:style style:name="T388_6" style:family="text">
      <style:text-properties style:font-name="Verdana" style:font-name-asian="Verdana" style:font-name-complex="Verdana"/>
    </style:style>
    <style:style style:name="T388_7" style:family="text">
      <style:text-properties style:font-name="Verdana" style:font-name-asian="Verdana" style:font-name-complex="Verdana"/>
    </style:style>
    <style:style style:name="T388_8" style:family="text">
      <style:text-properties style:font-name="Verdana" style:font-name-asian="Verdana" style:font-name-complex="Verdana"/>
    </style:style>
    <style:style style:name="T388_9" style:family="text">
      <style:text-properties style:font-name="Verdana" style:font-name-asian="Verdana" style:font-name-complex="Verdana"/>
    </style:style>
    <style:style style:name="T388_10" style:family="text">
      <style:text-properties style:font-name="Verdana" style:font-name-asian="Verdana" style:font-name-complex="Verdana"/>
    </style:style>
    <style:style style:name="T388_11" style:family="text">
      <style:text-properties style:font-name="Verdana" style:font-name-asian="Verdana" style:font-name-complex="Verdana"/>
    </style:style>
    <style:style style:name="T388_12" style:family="text">
      <style:text-properties style:font-name="Verdana" style:font-name-asian="Verdana" style:font-name-complex="Verdana"/>
    </style:style>
    <style:style style:name="T388_13" style:family="text">
      <style:text-properties style:font-name="Verdana" style:font-name-asian="Verdana" style:font-name-complex="Verdana"/>
    </style:style>
    <style:style style:name="T388_14" style:family="text">
      <style:text-properties style:font-name="Verdana" style:font-name-asian="Verdana" style:font-name-complex="Verdana"/>
    </style:style>
    <style:style style:name="T388_15" style:family="text">
      <style:text-properties style:font-name="Verdana" style:font-name-asian="Verdana" style:font-name-complex="Verdana"/>
    </style:style>
    <style:style style:name="T388_16" style:family="text">
      <style:text-properties style:font-name="Verdana" style:font-name-asian="Verdana" style:font-name-complex="Verdana"/>
    </style:style>
    <style:style style:name="T388_17" style:family="text">
      <style:text-properties style:font-name="Verdana" style:font-name-asian="Verdana" style:font-name-complex="Verdana"/>
    </style:style>
    <style:style style:name="T388_18" style:family="text">
      <style:text-properties style:font-name="Verdana" style:font-name-asian="Verdana" style:font-name-complex="Verdana"/>
    </style:style>
    <style:style style:name="T388_19" style:family="text">
      <style:text-properties style:font-name="Verdana" style:font-name-asian="Verdana" style:font-name-complex="Verdana"/>
    </style:style>
    <style:style style:name="T388_20" style:family="text">
      <style:text-properties style:font-name="Verdana" style:font-name-asian="Verdana" style:font-name-complex="Verdana"/>
    </style:style>
    <style:style style:name="T388_21" style:family="text">
      <style:text-properties style:font-name="Verdana" style:font-name-asian="Verdana" style:font-name-complex="Verdana"/>
    </style:style>
    <style:style style:name="T388_22" style:family="text">
      <style:text-properties style:font-name="Verdana" style:font-name-asian="Verdana" style:font-name-complex="Verdana"/>
    </style:style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>
      <style:text-properties style:font-name="Verdana" style:font-name-asian="Verdana" style:font-name-complex="Verdana"/>
    </style:style>
    <style:style style:name="T389_2" style:family="text">
      <style:text-properties style:font-name="Verdana" style:font-name-asian="Verdana" style:font-name-complex="Verdana"/>
    </style:style>
    <style:style style:name="T389_3" style:family="text">
      <style:text-properties style:font-name="Verdana" style:font-name-asian="Verdana" style:font-name-complex="Verdana"/>
    </style:style>
    <style:style style:name="T389_4" style:family="text">
      <style:text-properties style:font-name="Verdana" style:font-name-asian="Verdana" style:font-name-complex="Verdana"/>
    </style:style>
    <style:style style:name="T389_5" style:family="text">
      <style:text-properties style:font-name="Verdana" style:font-name-asian="Verdana" style:font-name-complex="Verdana"/>
    </style:style>
    <style:style style:name="T389_6" style:family="text">
      <style:text-properties style:font-name="Verdana" style:font-name-asian="Verdana" style:font-name-complex="Verdana"/>
    </style:style>
    <style:style style:name="T389_7" style:family="text">
      <style:text-properties style:font-name="Verdana" style:font-name-asian="Verdana" style:font-name-complex="Verdana"/>
    </style:style>
    <style:style style:name="T389_8" style:family="text">
      <style:text-properties style:font-name="Verdana" style:font-name-asian="Verdana" style:font-name-complex="Verdana"/>
    </style:style>
    <style:style style:name="T389_9" style:family="text">
      <style:text-properties style:font-name="Verdana" style:font-name-asian="Verdana" style:font-name-complex="Verdana"/>
    </style:style>
    <style:style style:name="T389_10" style:family="text">
      <style:text-properties style:font-name="Verdana" style:font-name-asian="Verdana" style:font-name-complex="Verdana"/>
    </style:style>
    <style:style style:name="T389_11" style:family="text">
      <style:text-properties style:font-name="Verdana" style:font-name-asian="Verdana" style:font-name-complex="Verdana"/>
    </style:style>
    <style:style style:name="T389_12" style:family="text">
      <style:text-properties style:font-name="Verdana" style:font-name-asian="Verdana" style:font-name-complex="Verdana"/>
    </style:style>
    <style:style style:name="T389_13" style:family="text">
      <style:text-properties style:font-name="Verdana" style:font-name-asian="Verdana" style:font-name-complex="Verdana"/>
    </style:style>
    <style:style style:name="T389_14" style:family="text">
      <style:text-properties style:font-name="Verdana" style:font-name-asian="Verdana" style:font-name-complex="Verdana"/>
    </style:style>
    <style:style style:name="T389_15" style:family="text">
      <style:text-properties style:font-name="Verdana" style:font-name-asian="Verdana" style:font-name-complex="Verdana"/>
    </style:style>
    <style:style style:name="T389_16" style:family="text">
      <style:text-properties style:font-name="Verdana" style:font-name-asian="Verdana" style:font-name-complex="Verdana"/>
    </style:style>
    <style:style style:name="T389_17" style:family="text">
      <style:text-properties style:font-name="Verdana" style:font-name-asian="Verdana" style:font-name-complex="Verdana"/>
    </style:style>
    <style:style style:name="T389_18" style:family="text">
      <style:text-properties style:font-name="Verdana" style:font-name-asian="Verdana" style:font-name-complex="Verdana"/>
    </style:style>
    <style:style style:name="T389_19" style:family="text">
      <style:text-properties style:font-name="Verdana" style:font-name-asian="Verdana" style:font-name-complex="Verdana"/>
    </style:style>
    <style:style style:name="T389_20" style:family="text">
      <style:text-properties style:font-name="Verdana" style:font-name-asian="Verdana" style:font-name-complex="Verdana"/>
    </style:style>
    <style:style style:name="T389_21" style:family="text">
      <style:text-properties style:font-name="Verdana" style:font-name-asian="Verdana" style:font-name-complex="Verdana"/>
    </style:style>
    <style:style style:name="T389_22" style:family="text">
      <style:text-properties style:font-name="Verdana" style:font-name-asian="Verdana" style:font-name-complex="Verdana"/>
    </style:style>
    <style:style style:name="T389_23" style:family="text">
      <style:text-properties style:font-name="Verdana" style:font-name-asian="Verdana" style:font-name-complex="Verdana"/>
    </style:style>
    <style:style style:name="T389_24" style:family="text">
      <style:text-properties style:font-name="Verdana" style:font-name-asian="Verdana" style:font-name-complex="Verdana"/>
    </style:style>
    <style:style style:name="T389_25" style:family="text">
      <style:text-properties style:font-name="Verdana" style:font-name-asian="Verdana" style:font-name-complex="Verdana"/>
    </style:style>
    <style:style style:name="T389_26" style:family="text">
      <style:text-properties style:font-name="Verdana" style:font-name-asian="Verdana" style:font-name-complex="Verdana"/>
    </style:style>
    <style:style style:name="T389_27" style:family="text">
      <style:text-properties style:font-name="Verdana" style:font-name-asian="Verdana" style:font-name-complex="Verdana"/>
    </style:style>
    <style:style style:name="T389_28" style:family="text">
      <style:text-properties style:font-name="Verdana" style:font-name-asian="Verdana" style:font-name-complex="Verdana"/>
    </style:style>
    <style:style style:name="T389_29" style:family="text">
      <style:text-properties style:font-name="Verdana" style:font-name-asian="Verdana" style:font-name-complex="Verdana"/>
    </style:style>
    <style:style style:name="T389_30" style:family="text">
      <style:text-properties style:font-name="Verdana" style:font-name-asian="Verdana" style:font-name-complex="Verdana"/>
    </style:style>
    <style:style style:name="T389_31" style:family="text">
      <style:text-properties style:font-name="Verdana" style:font-name-asian="Verdana" style:font-name-complex="Verdana"/>
    </style:style>
    <style:style style:name="T389_32" style:family="text">
      <style:text-properties style:font-name="Verdana" style:font-name-asian="Verdana" style:font-name-complex="Verdana"/>
    </style:style>
    <style:style style:name="T389_33" style:family="text">
      <style:text-properties style:font-name="Verdana" style:font-name-asian="Verdana" style:font-name-complex="Verdana"/>
    </style:style>
    <style:style style:name="T389_34" style:family="text">
      <style:text-properties style:font-name="Verdana" style:font-name-asian="Verdana" style:font-name-complex="Verdana"/>
    </style:style>
    <style:style style:name="T389_35" style:family="text">
      <style:text-properties style:font-name="Verdana" style:font-name-asian="Verdana" style:font-name-complex="Verdana"/>
    </style:style>
    <style:style style:name="T389_36" style:family="text">
      <style:text-properties style:font-name="Verdana" style:font-name-asian="Verdana" style:font-name-complex="Verdana"/>
    </style:style>
    <style:style style:name="T389_37" style:family="text">
      <style:text-properties style:font-name="Verdana" style:font-name-asian="Verdana" style:font-name-complex="Verdana"/>
    </style:style>
    <style:style style:name="T389_38" style:family="text">
      <style:text-properties style:font-name="Verdana" style:font-name-asian="Verdana" style:font-name-complex="Verdana"/>
    </style:style>
    <style:style style:name="T389_39" style:family="text">
      <style:text-properties style:font-name="Verdana" style:font-name-asian="Verdana" style:font-name-complex="Verdana"/>
    </style:style>
    <style:style style:name="T389_40" style:family="text">
      <style:text-properties style:font-name="Verdana" style:font-name-asian="Verdana" style:font-name-complex="Verdana"/>
    </style:style>
    <style:style style:name="T389_41" style:family="text">
      <style:text-properties style:font-name="Verdana" style:font-name-asian="Verdana" style:font-name-complex="Verdana"/>
    </style:style>
    <style:style style:name="T389_42" style:family="text">
      <style:text-properties style:font-name="Verdana" style:font-name-asian="Verdana" style:font-name-complex="Verdana"/>
    </style:style>
    <style:style style:name="T389_43" style:family="text">
      <style:text-properties style:font-name="Verdana" style:font-name-asian="Verdana" style:font-name-complex="Verdana"/>
    </style:style>
    <style:style style:name="T389_44" style:family="text">
      <style:text-properties style:font-name="Verdana" style:font-name-asian="Verdana" style:font-name-complex="Verdana"/>
    </style:style>
    <style:style style:name="T389_45" style:family="text">
      <style:text-properties style:font-name="Verdana" style:font-name-asian="Verdana" style:font-name-complex="Verdana"/>
    </style:style>
    <style:style style:name="T389_46" style:family="text">
      <style:text-properties style:font-name="Verdana" style:font-name-asian="Verdana" style:font-name-complex="Verdana"/>
    </style:style>
    <style:style style:name="T389_47" style:family="text">
      <style:text-properties style:font-name="Verdana" style:font-name-asian="Verdana" style:font-name-complex="Verdana"/>
    </style:style>
    <style:style style:name="T389_48" style:family="text">
      <style:text-properties style:font-name="Verdana" style:font-name-asian="Verdana" style:font-name-complex="Verdana"/>
    </style:style>
    <style:style style:name="T389_49" style:family="text">
      <style:text-properties style:font-name="Verdana" style:font-name-asian="Verdana" style:font-name-complex="Verdana"/>
    </style:style>
    <style:style style:name="T389_50" style:family="text">
      <style:text-properties style:font-name="Verdana" style:font-name-asian="Verdana" style:font-name-complex="Verdana"/>
    </style:style>
    <style:style style:name="T389_51" style:family="text">
      <style:text-properties style:font-name="Verdana" style:font-name-asian="Verdana" style:font-name-complex="Verdana"/>
    </style:style>
    <style:style style:name="T389_52" style:family="text">
      <style:text-properties style:font-name="Verdana" style:font-name-asian="Verdana" style:font-name-complex="Verdana"/>
    </style:style>
    <style:style style:name="T389_53" style:family="text">
      <style:text-properties style:font-name="Verdana" style:font-name-asian="Verdana" style:font-name-complex="Verdana"/>
    </style:style>
    <style:style style:name="T389_54" style:family="text">
      <style:text-properties style:font-name="Verdana" style:font-name-asian="Verdana" style:font-name-complex="Verdana"/>
    </style:style>
    <style:style style:name="T389_55" style:family="text">
      <style:text-properties style:font-name="Verdana" style:font-name-asian="Verdana" style:font-name-complex="Verdana"/>
    </style:style>
    <style:style style:name="T389_56" style:family="text">
      <style:text-properties style:font-name="Verdana" style:font-name-asian="Verdana" style:font-name-complex="Verdana"/>
    </style:style>
    <style:style style:name="T389_57" style:family="text">
      <style:text-properties style:font-name="Verdana" style:font-name-asian="Verdana" style:font-name-complex="Verdana"/>
    </style:style>
    <style:style style:name="T389_58" style:family="text">
      <style:text-properties style:font-name="Verdana" style:font-name-asian="Verdana" style:font-name-complex="Verdana"/>
    </style:style>
    <style:style style:name="T389_59" style:family="text">
      <style:text-properties style:font-name="Verdana" style:font-name-asian="Verdana" style:font-name-complex="Verdana"/>
    </style:style>
    <style:style style:name="T389_60" style:family="text">
      <style:text-properties style:font-name="Verdana" style:font-name-asian="Verdana" style:font-name-complex="Verdana"/>
    </style:style>
    <style:style style:name="T389_61" style:family="text">
      <style:text-properties style:font-name="Verdana" style:font-name-asian="Verdana" style:font-name-complex="Verdana"/>
    </style:style>
    <style:style style:name="T389_62" style:family="text">
      <style:text-properties style:font-name="Verdana" style:font-name-asian="Verdana" style:font-name-complex="Verdana"/>
    </style:style>
    <style:style style:name="T389_63" style:family="text">
      <style:text-properties style:font-name="Verdana" style:font-name-asian="Verdana" style:font-name-complex="Verdana"/>
    </style:style>
    <style:style style:name="T389_64" style:family="text">
      <style:text-properties style:font-name="Verdana" style:font-name-asian="Verdana" style:font-name-complex="Verdana"/>
    </style:style>
    <style:style style:name="T389_65" style:family="text">
      <style:text-properties style:font-name="Verdana" style:font-name-asian="Verdana" style:font-name-complex="Verdana"/>
    </style:style>
    <style:style style:name="T389_66" style:family="text">
      <style:text-properties style:font-name="Verdana" style:font-name-asian="Verdana" style:font-name-complex="Verdana"/>
    </style:style>
    <style:style style:name="T389_67" style:family="text">
      <style:text-properties style:font-name="Verdana" style:font-name-asian="Verdana" style:font-name-complex="Verdana"/>
    </style:style>
    <style:style style:name="P390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>
      <style:text-properties style:font-name="Consolas" style:font-name-asian="Consolas" style:font-name-complex="Consolas"/>
    </style:style>
    <style:style style:name="T391_2" style:family="text">
      <style:text-properties style:font-name="Consolas" style:font-name-asian="Consolas" style:font-name-complex="Consolas"/>
    </style:style>
    <style:style style:name="T391_3" style:family="text">
      <style:text-properties style:font-name="Consolas" style:font-name-asian="Consolas" style:font-name-complex="Consolas"/>
    </style:style>
    <style:style style:name="T391_4" style:family="text">
      <style:text-properties style:font-name="Consolas" style:font-name-asian="Consolas" style:font-name-complex="Consolas"/>
    </style:style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>
      <style:text-properties style:font-name="Consolas" style:font-name-asian="Consolas" style:font-name-complex="Consolas"/>
    </style:style>
    <style:style style:name="T392_2" style:family="text">
      <style:text-properties style:font-name="Consolas" style:font-name-asian="Consolas" style:font-name-complex="Consolas"/>
    </style:style>
    <style:style style:name="T392_3" style:family="text">
      <style:text-properties style:font-name="Consolas" style:font-name-asian="Consolas" style:font-name-complex="Consolas"/>
    </style:style>
    <style:style style:name="T392_4" style:family="text">
      <style:text-properties style:font-name="Consolas" style:font-name-asian="Consolas" style:font-name-complex="Consolas"/>
    </style:style>
    <style:style style:name="T392_5" style:family="text">
      <style:text-properties style:font-name="Consolas" style:font-name-asian="Consolas" style:font-name-complex="Consolas"/>
    </style:style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>
      <style:text-properties style:font-name="Consolas" style:font-name-asian="Consolas" style:font-name-complex="Consolas"/>
    </style:style>
    <style:style style:name="T393_2" style:family="text">
      <style:text-properties style:font-name="Consolas" style:font-name-asian="Consolas" style:font-name-complex="Consolas"/>
    </style:style>
    <style:style style:name="T393_3" style:family="text">
      <style:text-properties style:font-name="Consolas" style:font-name-asian="Consolas" style:font-name-complex="Consolas"/>
    </style:style>
    <style:style style:name="T393_4" style:family="text">
      <style:text-properties style:font-name="Consolas" style:font-name-asian="Consolas" style:font-name-complex="Consolas"/>
    </style:style>
    <style:style style:name="T393_5" style:family="text">
      <style:text-properties style:font-name="Consolas" style:font-name-asian="Consolas" style:font-name-complex="Consolas"/>
    </style:style>
    <style:style style:name="T393_6" style:family="text">
      <style:text-properties style:font-name="Consolas" style:font-name-asian="Consolas" style:font-name-complex="Consolas"/>
    </style:style>
    <style:style style:name="T393_7" style:family="text">
      <style:text-properties style:font-name="Consolas" style:font-name-asian="Consolas" style:font-name-complex="Consolas"/>
    </style:style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>
      <style:text-properties style:font-name="Consolas" style:font-name-asian="Consolas" style:font-name-complex="Consolas"/>
    </style:style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>
      <style:text-properties style:font-name="Consolas" style:font-name-asian="Consolas" style:font-name-complex="Consolas"/>
    </style:style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>
      <style:text-properties style:font-name="Verdana" style:font-name-asian="Verdana" style:font-name-complex="Verdana"/>
    </style:style>
    <style:style style:name="T396_2" style:family="text">
      <style:text-properties style:font-name="Verdana" style:font-name-asian="Verdana" style:font-name-complex="Verdana"/>
    </style:style>
    <style:style style:name="T396_3" style:family="text">
      <style:text-properties style:font-name="Verdana" style:font-name-asian="Verdana" style:font-name-complex="Verdana"/>
    </style:style>
    <style:style style:name="T396_4" style:family="text">
      <style:text-properties style:font-name="Verdana" style:font-name-asian="Verdana" style:font-name-complex="Verdana"/>
    </style:style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>
      <style:text-properties style:font-name="Consolas" style:font-name-asian="Consolas" style:font-name-complex="Consolas"/>
    </style:style>
    <style:style style:name="T397_2" style:family="text">
      <style:text-properties style:font-name="Consolas" style:font-name-asian="Consolas" style:font-name-complex="Consolas"/>
    </style:style>
    <style:style style:name="T397_3" style:family="text">
      <style:text-properties style:font-name="Consolas" style:font-name-asian="Consolas" style:font-name-complex="Consolas"/>
    </style:style>
    <style:style style:name="T397_4" style:family="text">
      <style:text-properties style:font-name="Consolas" style:font-name-asian="Consolas" style:font-name-complex="Consolas"/>
    </style:style>
    <style:style style:name="T397_5" style:family="text">
      <style:text-properties style:font-name="Consolas" style:font-name-asian="Consolas" style:font-name-complex="Consolas"/>
    </style:style>
    <style:style style:name="T397_6" style:family="text">
      <style:text-properties style:font-name="Consolas" style:font-name-asian="Consolas" style:font-name-complex="Consolas"/>
    </style:style>
    <style:style style:name="T397_7" style:family="text">
      <style:text-properties style:font-name="Consolas" style:font-name-asian="Consolas" style:font-name-complex="Consolas"/>
    </style:style>
    <style:style style:name="T397_8" style:family="text">
      <style:text-properties style:font-name="Consolas" style:font-name-asian="Consolas" style:font-name-complex="Consolas"/>
    </style:style>
    <style:style style:name="T397_9" style:family="text">
      <style:text-properties style:font-name="Consolas" style:font-name-asian="Consolas" style:font-name-complex="Consolas"/>
    </style:style>
    <style:style style:name="T397_10" style:family="text">
      <style:text-properties style:font-name="Consolas" style:font-name-asian="Consolas" style:font-name-complex="Consolas"/>
    </style:style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>
      <style:text-properties style:font-name="Consolas" style:font-name-asian="Consolas" style:font-name-complex="Consolas"/>
    </style:style>
    <style:style style:name="T398_2" style:family="text">
      <style:text-properties style:font-name="Consolas" style:font-name-asian="Consolas" style:font-name-complex="Consolas"/>
    </style:style>
    <style:style style:name="T398_3" style:family="text">
      <style:text-properties style:font-name="Consolas" style:font-name-asian="Consolas" style:font-name-complex="Consolas"/>
    </style:style>
    <style:style style:name="T398_4" style:family="text">
      <style:text-properties style:font-name="Consolas" style:font-name-asian="Consolas" style:font-name-complex="Consolas"/>
    </style:style>
    <style:style style:name="T398_5" style:family="text">
      <style:text-properties style:font-name="Consolas" style:font-name-asian="Consolas" style:font-name-complex="Consolas"/>
    </style:style>
    <style:style style:name="T398_6" style:family="text">
      <style:text-properties style:font-name="Consolas" style:font-name-asian="Consolas" style:font-name-complex="Consolas"/>
    </style:style>
    <style:style style:name="T398_7" style:family="text">
      <style:text-properties style:font-name="Consolas" style:font-name-asian="Consolas" style:font-name-complex="Consolas"/>
    </style:style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>
      <style:text-properties style:font-name="Consolas" style:font-name-asian="Consolas" style:font-name-complex="Consolas"/>
    </style:style>
    <style:style style:name="T399_2" style:family="text">
      <style:text-properties style:font-name="Consolas" style:font-name-asian="Consolas" style:font-name-complex="Consolas"/>
    </style:style>
    <style:style style:name="T399_3" style:family="text">
      <style:text-properties style:font-name="Consolas" style:font-name-asian="Consolas" style:font-name-complex="Consolas"/>
    </style:style>
    <style:style style:name="T399_4" style:family="text">
      <style:text-properties style:font-name="Consolas" style:font-name-asian="Consolas" style:font-name-complex="Consolas"/>
    </style:style>
    <style:style style:name="T399_5" style:family="text">
      <style:text-properties style:font-name="Consolas" style:font-name-asian="Consolas" style:font-name-complex="Consolas"/>
    </style:style>
    <style:style style:name="T399_6" style:family="text">
      <style:text-properties style:font-name="Consolas" style:font-name-asian="Consolas" style:font-name-complex="Consolas"/>
    </style:style>
    <style:style style:name="T399_7" style:family="text">
      <style:text-properties style:font-name="Consolas" style:font-name-asian="Consolas" style:font-name-complex="Consolas"/>
    </style:style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>
      <style:text-properties style:font-name="Consolas" style:font-name-asian="Consolas" style:font-name-complex="Consolas"/>
    </style:style>
    <style:style style:name="T400_2" style:family="text">
      <style:text-properties style:font-name="Consolas" style:font-name-asian="Consolas" style:font-name-complex="Consolas"/>
    </style:style>
    <style:style style:name="T400_3" style:family="text">
      <style:text-properties style:font-name="Consolas" style:font-name-asian="Consolas" style:font-name-complex="Consolas"/>
    </style:style>
    <style:style style:name="T400_4" style:family="text">
      <style:text-properties style:font-name="Consolas" style:font-name-asian="Consolas" style:font-name-complex="Consolas"/>
    </style:style>
    <style:style style:name="T400_5" style:family="text">
      <style:text-properties style:font-name="Consolas" style:font-name-asian="Consolas" style:font-name-complex="Consolas"/>
    </style:style>
    <style:style style:name="T400_6" style:family="text">
      <style:text-properties style:font-name="Consolas" style:font-name-asian="Consolas" style:font-name-complex="Consolas"/>
    </style:style>
    <style:style style:name="T400_7" style:family="text">
      <style:text-properties style:font-name="Consolas" style:font-name-asian="Consolas" style:font-name-complex="Consolas"/>
    </style:style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>
      <style:text-properties style:font-name="Consolas" style:font-name-asian="Consolas" style:font-name-complex="Consolas"/>
    </style:style>
    <style:style style:name="T401_2" style:family="text">
      <style:text-properties style:font-name="Consolas" style:font-name-asian="Consolas" style:font-name-complex="Consolas"/>
    </style:style>
    <style:style style:name="T401_3" style:family="text">
      <style:text-properties style:font-name="Consolas" style:font-name-asian="Consolas" style:font-name-complex="Consolas"/>
    </style:style>
    <style:style style:name="T401_4" style:family="text">
      <style:text-properties style:font-name="Consolas" style:font-name-asian="Consolas" style:font-name-complex="Consolas"/>
    </style:style>
    <style:style style:name="T401_5" style:family="text">
      <style:text-properties style:font-name="Consolas" style:font-name-asian="Consolas" style:font-name-complex="Consolas"/>
    </style:style>
    <style:style style:name="T401_6" style:family="text">
      <style:text-properties style:font-name="Consolas" style:font-name-asian="Consolas" style:font-name-complex="Consolas"/>
    </style:style>
    <style:style style:name="T401_7" style:family="text">
      <style:text-properties style:font-name="Consolas" style:font-name-asian="Consolas" style:font-name-complex="Consolas"/>
    </style:style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>
      <style:text-properties style:font-name="Consolas" style:font-name-asian="Consolas" style:font-name-complex="Consolas"/>
    </style:style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>
      <style:text-properties style:font-name="Verdana" style:font-name-asian="Verdana" style:font-name-complex="Verdana"/>
    </style:style>
    <style:style style:name="T403_2" style:family="text">
      <style:text-properties style:font-name="Verdana" style:font-name-asian="Verdana" style:font-name-complex="Verdana"/>
    </style:style>
    <style:style style:name="T403_3" style:family="text">
      <style:text-properties style:font-name="Verdana" style:font-name-asian="Verdana" style:font-name-complex="Verdana"/>
    </style:style>
    <style:style style:name="T403_4" style:family="text">
      <style:text-properties style:font-name="Verdana" style:font-name-asian="Verdana" style:font-name-complex="Verdana"/>
    </style:style>
    <style:style style:name="T403_5" style:family="text">
      <style:text-properties style:font-name="Verdana" style:font-name-asian="Verdana" style:font-name-complex="Verdana"/>
    </style:style>
    <style:style style:name="T403_6" style:family="text">
      <style:text-properties style:font-name="Verdana" style:font-name-asian="Verdana" style:font-name-complex="Verdana"/>
    </style:style>
    <style:style style:name="T403_7" style:family="text">
      <style:text-properties style:font-name="Verdana" style:font-name-asian="Verdana" style:font-name-complex="Verdana"/>
    </style:style>
    <style:style style:name="T403_8" style:family="text">
      <style:text-properties style:font-name="Verdana" style:font-name-asian="Verdana" style:font-name-complex="Verdana"/>
    </style:style>
    <style:style style:name="T403_9" style:family="text">
      <style:text-properties style:font-name="Verdana" style:font-name-asian="Verdana" style:font-name-complex="Verdana"/>
    </style:style>
    <style:style style:name="T403_10" style:family="text">
      <style:text-properties style:font-name="Verdana" style:font-name-asian="Verdana" style:font-name-complex="Verdana"/>
    </style:style>
    <style:style style:name="T403_11" style:family="text">
      <style:text-properties style:font-name="Verdana" style:font-name-asian="Verdana" style:font-name-complex="Verdana"/>
    </style:style>
    <style:style style:name="T403_12" style:family="text">
      <style:text-properties style:font-name="Verdana" style:font-name-asian="Verdana" style:font-name-complex="Verdana"/>
    </style:style>
    <style:style style:name="T403_13" style:family="text">
      <style:text-properties style:font-name="Verdana" style:font-name-asian="Verdana" style:font-name-complex="Verdana"/>
    </style:style>
    <style:style style:name="T403_14" style:family="text">
      <style:text-properties style:font-name="Verdana" style:font-name-asian="Verdana" style:font-name-complex="Verdana"/>
    </style:style>
    <style:style style:name="T403_15" style:family="text">
      <style:text-properties style:font-name="Verdana" style:font-name-asian="Verdana" style:font-name-complex="Verdana"/>
    </style:style>
    <style:style style:name="T403_16" style:family="text">
      <style:text-properties style:font-name="Verdana" style:font-name-asian="Verdana" style:font-name-complex="Verdana"/>
    </style:style>
    <style:style style:name="T403_17" style:family="text">
      <style:text-properties style:font-name="Verdana" style:font-name-asian="Verdana" style:font-name-complex="Verdana"/>
    </style:style>
    <style:style style:name="T403_18" style:family="text">
      <style:text-properties style:font-name="Verdana" style:font-name-asian="Verdana" style:font-name-complex="Verdana"/>
    </style:style>
    <style:style style:name="T403_19" style:family="text">
      <style:text-properties style:font-name="Verdana" style:font-name-asian="Verdana" style:font-name-complex="Verdana"/>
    </style:style>
    <style:style style:name="T403_20" style:family="text">
      <style:text-properties style:font-name="Verdana" style:font-name-asian="Verdana" style:font-name-complex="Verdana"/>
    </style:style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>
      <style:text-properties style:font-name="Consolas" style:font-name-asian="Consolas" style:font-name-complex="Consolas"/>
    </style:style>
    <style:style style:name="T404_2" style:family="text">
      <style:text-properties style:font-name="Consolas" style:font-name-asian="Consolas" style:font-name-complex="Consolas"/>
    </style:style>
    <style:style style:name="T404_3" style:family="text">
      <style:text-properties style:font-name="Consolas" style:font-name-asian="Consolas" style:font-name-complex="Consolas"/>
    </style:style>
    <style:style style:name="T404_4" style:family="text">
      <style:text-properties style:font-name="Consolas" style:font-name-asian="Consolas" style:font-name-complex="Consolas"/>
    </style:style>
    <style:style style:name="T404_5" style:family="text">
      <style:text-properties style:font-name="Consolas" style:font-name-asian="Consolas" style:font-name-complex="Consolas"/>
    </style:style>
    <style:style style:name="T404_6" style:family="text">
      <style:text-properties style:font-name="Consolas" style:font-name-asian="Consolas" style:font-name-complex="Consolas"/>
    </style:style>
    <style:style style:name="T404_7" style:family="text">
      <style:text-properties style:font-name="Consolas" style:font-name-asian="Consolas" style:font-name-complex="Consolas"/>
    </style:style>
    <style:style style:name="T404_8" style:family="text">
      <style:text-properties style:font-name="Consolas" style:font-name-asian="Consolas" style:font-name-complex="Consolas"/>
    </style:style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>
      <style:text-properties style:font-name="Consolas" style:font-name-asian="Consolas" style:font-name-complex="Consolas"/>
    </style:style>
    <style:style style:name="T405_2" style:family="text">
      <style:text-properties style:font-name="Consolas" style:font-name-asian="Consolas" style:font-name-complex="Consolas"/>
    </style:style>
    <style:style style:name="T405_3" style:family="text">
      <style:text-properties style:font-name="Consolas" style:font-name-asian="Consolas" style:font-name-complex="Consolas"/>
    </style:style>
    <style:style style:name="T405_4" style:family="text">
      <style:text-properties style:font-name="Consolas" style:font-name-asian="Consolas" style:font-name-complex="Consolas"/>
    </style:style>
    <style:style style:name="T405_5" style:family="text">
      <style:text-properties style:font-name="Consolas" style:font-name-asian="Consolas" style:font-name-complex="Consolas"/>
    </style:style>
    <style:style style:name="T405_6" style:family="text">
      <style:text-properties style:font-name="Consolas" style:font-name-asian="Consolas" style:font-name-complex="Consolas"/>
    </style:style>
    <style:style style:name="T405_7" style:family="text">
      <style:text-properties style:font-name="Consolas" style:font-name-asian="Consolas" style:font-name-complex="Consolas"/>
    </style:style>
    <style:style style:name="T405_8" style:family="text">
      <style:text-properties style:font-name="Consolas" style:font-name-asian="Consolas" style:font-name-complex="Consolas"/>
    </style:style>
    <style:style style:name="T405_9" style:family="text">
      <style:text-properties style:font-name="Consolas" style:font-name-asian="Consolas" style:font-name-complex="Consolas"/>
    </style:style>
    <style:style style:name="T405_10" style:family="text">
      <style:text-properties style:font-name="Consolas" style:font-name-asian="Consolas" style:font-name-complex="Consolas"/>
    </style:style>
    <style:style style:name="T405_11" style:family="text">
      <style:text-properties style:font-name="Consolas" style:font-name-asian="Consolas" style:font-name-complex="Consolas"/>
    </style:style>
    <style:style style:name="T405_12" style:family="text">
      <style:text-properties style:font-name="Consolas" style:font-name-asian="Consolas" style:font-name-complex="Consolas"/>
    </style:style>
    <style:style style:name="T405_13" style:family="text">
      <style:text-properties style:font-name="Consolas" style:font-name-asian="Consolas" style:font-name-complex="Consolas"/>
    </style:style>
    <style:style style:name="T405_14" style:family="text">
      <style:text-properties style:font-name="Consolas" style:font-name-asian="Consolas" style:font-name-complex="Consolas"/>
    </style:style>
    <style:style style:name="T405_15" style:family="text">
      <style:text-properties style:font-name="Consolas" style:font-name-asian="Consolas" style:font-name-complex="Consolas"/>
    </style:style>
    <style:style style:name="T405_16" style:family="text">
      <style:text-properties style:font-name="Consolas" style:font-name-asian="Consolas" style:font-name-complex="Consolas"/>
    </style:style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>
      <style:text-properties style:font-name="Consolas" style:font-name-asian="Consolas" style:font-name-complex="Consolas"/>
    </style:style>
    <style:style style:name="T406_2" style:family="text">
      <style:text-properties style:font-name="Consolas" style:font-name-asian="Consolas" style:font-name-complex="Consolas"/>
    </style:style>
    <style:style style:name="T406_3" style:family="text">
      <style:text-properties style:font-name="Consolas" style:font-name-asian="Consolas" style:font-name-complex="Consolas"/>
    </style:style>
    <style:style style:name="T406_4" style:family="text">
      <style:text-properties style:font-name="Consolas" style:font-name-asian="Consolas" style:font-name-complex="Consolas"/>
    </style:style>
    <style:style style:name="T406_5" style:family="text">
      <style:text-properties style:font-name="Consolas" style:font-name-asian="Consolas" style:font-name-complex="Consolas"/>
    </style:style>
    <style:style style:name="T406_6" style:family="text">
      <style:text-properties style:font-name="Consolas" style:font-name-asian="Consolas" style:font-name-complex="Consolas"/>
    </style:style>
    <style:style style:name="T406_7" style:family="text">
      <style:text-properties style:font-name="Consolas" style:font-name-asian="Consolas" style:font-name-complex="Consolas"/>
    </style:style>
    <style:style style:name="T406_8" style:family="text">
      <style:text-properties style:font-name="Consolas" style:font-name-asian="Consolas" style:font-name-complex="Consolas"/>
    </style:style>
    <style:style style:name="T406_9" style:family="text">
      <style:text-properties style:font-name="Consolas" style:font-name-asian="Consolas" style:font-name-complex="Consolas"/>
    </style:style>
    <style:style style:name="T406_10" style:family="text">
      <style:text-properties style:font-name="Consolas" style:font-name-asian="Consolas" style:font-name-complex="Consolas"/>
    </style:style>
    <style:style style:name="T406_11" style:family="text">
      <style:text-properties style:font-name="Consolas" style:font-name-asian="Consolas" style:font-name-complex="Consolas"/>
    </style:style>
    <style:style style:name="T406_12" style:family="text">
      <style:text-properties style:font-name="Consolas" style:font-name-asian="Consolas" style:font-name-complex="Consolas"/>
    </style:style>
    <style:style style:name="T406_13" style:family="text">
      <style:text-properties style:font-name="Consolas" style:font-name-asian="Consolas" style:font-name-complex="Consolas"/>
    </style:style>
    <style:style style:name="P407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>
      <style:text-properties style:font-name="Verdana" style:font-name-asian="Verdana" style:font-name-complex="Verdana"/>
    </style:style>
    <style:style style:name="T408_2" style:family="text">
      <style:text-properties style:font-name="Verdana" style:font-name-asian="Verdana" style:font-name-complex="Verdana"/>
    </style:style>
    <style:style style:name="T408_3" style:family="text">
      <style:text-properties style:font-name="Verdana" style:font-name-asian="Verdana" style:font-name-complex="Verdana"/>
    </style:style>
    <style:style style:name="T408_4" style:family="text">
      <style:text-properties style:font-name="Verdana" style:font-name-asian="Verdana" style:font-name-complex="Verdana"/>
    </style:style>
    <style:style style:name="T408_5" style:family="text">
      <style:text-properties style:font-name="Verdana" style:font-name-asian="Verdana" style:font-name-complex="Verdana"/>
    </style:style>
    <style:style style:name="T408_6" style:family="text">
      <style:text-properties style:font-name="Verdana" style:font-name-asian="Verdana" style:font-name-complex="Verdana"/>
    </style:style>
    <style:style style:name="T408_7" style:family="text">
      <style:text-properties style:font-name="Verdana" style:font-name-asian="Verdana" style:font-name-complex="Verdana"/>
    </style:style>
    <style:style style:name="T408_8" style:family="text">
      <style:text-properties style:font-name="Verdana" style:font-name-asian="Verdana" style:font-name-complex="Verdana"/>
    </style:style>
    <style:style style:name="T408_9" style:family="text">
      <style:text-properties style:font-name="Verdana" style:font-name-asian="Verdana" style:font-name-complex="Verdana"/>
    </style:style>
    <style:style style:name="T408_10" style:family="text">
      <style:text-properties style:font-name="Verdana" style:font-name-asian="Verdana" style:font-name-complex="Verdana"/>
    </style:style>
    <style:style style:name="T408_11" style:family="text">
      <style:text-properties style:font-name="Verdana" style:font-name-asian="Verdana" style:font-name-complex="Verdana"/>
    </style:style>
    <style:style style:name="T408_12" style:family="text">
      <style:text-properties style:font-name="Verdana" style:font-name-asian="Verdana" style:font-name-complex="Verdana"/>
    </style:style>
    <style:style style:name="T408_13" style:family="text">
      <style:text-properties style:font-name="Verdana" style:font-name-asian="Verdana" style:font-name-complex="Verdana"/>
    </style:style>
    <style:style style:name="T408_14" style:family="text">
      <style:text-properties style:font-name="Verdana" style:font-name-asian="Verdana" style:font-name-complex="Verdana"/>
    </style:style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>
      <style:text-properties style:font-name="Consolas" style:font-name-asian="Consolas" style:font-name-complex="Consolas"/>
    </style:style>
    <style:style style:name="T409_2" style:family="text">
      <style:text-properties style:font-name="Consolas" style:font-name-asian="Consolas" style:font-name-complex="Consolas"/>
    </style:style>
    <style:style style:name="T409_3" style:family="text">
      <style:text-properties style:font-name="Consolas" style:font-name-asian="Consolas" style:font-name-complex="Consolas"/>
    </style:style>
    <style:style style:name="T409_4" style:family="text">
      <style:text-properties style:font-name="Consolas" style:font-name-asian="Consolas" style:font-name-complex="Consolas"/>
    </style:style>
    <style:style style:name="T409_5" style:family="text">
      <style:text-properties style:font-name="Consolas" style:font-name-asian="Consolas" style:font-name-complex="Consolas"/>
    </style:style>
    <style:style style:name="T409_6" style:family="text">
      <style:text-properties style:font-name="Consolas" style:font-name-asian="Consolas" style:font-name-complex="Consolas"/>
    </style:style>
    <style:style style:name="T409_7" style:family="text">
      <style:text-properties style:font-name="Consolas" style:font-name-asian="Consolas" style:font-name-complex="Consolas"/>
    </style:style>
    <style:style style:name="T409_8" style:family="text">
      <style:text-properties style:font-name="Consolas" style:font-name-asian="Consolas" style:font-name-complex="Consolas"/>
    </style:style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>
      <style:text-properties style:font-name="Consolas" style:font-name-asian="Consolas" style:font-name-complex="Consolas"/>
    </style:style>
    <style:style style:name="T410_2" style:family="text">
      <style:text-properties style:font-name="Consolas" style:font-name-asian="Consolas" style:font-name-complex="Consolas"/>
    </style:style>
    <style:style style:name="T410_3" style:family="text">
      <style:text-properties style:font-name="Consolas" style:font-name-asian="Consolas" style:font-name-complex="Consolas"/>
    </style:style>
    <style:style style:name="T410_4" style:family="text">
      <style:text-properties style:font-name="Consolas" style:font-name-asian="Consolas" style:font-name-complex="Consolas"/>
    </style:style>
    <style:style style:name="T410_5" style:family="text">
      <style:text-properties style:font-name="Consolas" style:font-name-asian="Consolas" style:font-name-complex="Consolas"/>
    </style:style>
    <style:style style:name="T410_6" style:family="text">
      <style:text-properties style:font-name="Consolas" style:font-name-asian="Consolas" style:font-name-complex="Consolas"/>
    </style:style>
    <style:style style:name="T410_7" style:family="text">
      <style:text-properties style:font-name="Consolas" style:font-name-asian="Consolas" style:font-name-complex="Consolas"/>
    </style:style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>
      <style:text-properties style:font-name="Consolas" style:font-name-asian="Consolas" style:font-name-complex="Consolas"/>
    </style:style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>
      <style:text-properties style:font-name="Verdana" style:font-name-asian="Verdana" style:font-name-complex="Verdana"/>
    </style:style>
    <style:style style:name="T412_2" style:family="text">
      <style:text-properties style:font-name="Verdana" style:font-name-asian="Verdana" style:font-name-complex="Verdana"/>
    </style:style>
    <style:style style:name="T412_3" style:family="text">
      <style:text-properties style:font-name="Verdana" style:font-name-asian="Verdana" style:font-name-complex="Verdana"/>
    </style:style>
    <style:style style:name="T412_4" style:family="text">
      <style:text-properties style:font-name="Verdana" style:font-name-asian="Verdana" style:font-name-complex="Verdana"/>
    </style:style>
    <style:style style:name="T412_5" style:family="text">
      <style:text-properties style:font-name="Verdana" style:font-name-asian="Verdana" style:font-name-complex="Verdana"/>
    </style:style>
    <style:style style:name="T412_6" style:family="text">
      <style:text-properties style:font-name="Verdana" style:font-name-asian="Verdana" style:font-name-complex="Verdana"/>
    </style:style>
    <style:style style:name="T412_7" style:family="text">
      <style:text-properties style:font-name="Verdana" style:font-name-asian="Verdana" style:font-name-complex="Verdana"/>
    </style:style>
    <style:style style:name="T412_8" style:family="text">
      <style:text-properties style:font-name="Verdana" style:font-name-asian="Verdana" style:font-name-complex="Verdana"/>
    </style:style>
    <style:style style:name="T412_9" style:family="text">
      <style:text-properties style:font-name="Verdana" style:font-name-asian="Verdana" style:font-name-complex="Verdana"/>
    </style:style>
    <style:style style:name="T412_10" style:family="text">
      <style:text-properties style:font-name="Verdana" style:font-name-asian="Verdana" style:font-name-complex="Verdana"/>
    </style:style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>
      <style:text-properties style:font-name="Consolas" style:font-name-asian="Consolas" style:font-name-complex="Consolas"/>
    </style:style>
    <style:style style:name="T413_2" style:family="text">
      <style:text-properties style:font-name="Consolas" style:font-name-asian="Consolas" style:font-name-complex="Consolas"/>
    </style:style>
    <style:style style:name="T413_3" style:family="text">
      <style:text-properties style:font-name="Consolas" style:font-name-asian="Consolas" style:font-name-complex="Consolas"/>
    </style:style>
    <style:style style:name="T413_4" style:family="text">
      <style:text-properties style:font-name="Consolas" style:font-name-asian="Consolas" style:font-name-complex="Consolas"/>
    </style:style>
    <style:style style:name="T413_5" style:family="text">
      <style:text-properties style:font-name="Consolas" style:font-name-asian="Consolas" style:font-name-complex="Consolas"/>
    </style:style>
    <style:style style:name="T413_6" style:family="text">
      <style:text-properties style:font-name="Consolas" style:font-name-asian="Consolas" style:font-name-complex="Consolas"/>
    </style:style>
    <style:style style:name="T413_7" style:family="text">
      <style:text-properties style:font-name="Consolas" style:font-name-asian="Consolas" style:font-name-complex="Consolas"/>
    </style:style>
    <style:style style:name="T413_8" style:family="text">
      <style:text-properties style:font-name="Consolas" style:font-name-asian="Consolas" style:font-name-complex="Consolas"/>
    </style:style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>
      <style:text-properties style:font-name="Consolas" style:font-name-asian="Consolas" style:font-name-complex="Consolas"/>
    </style:style>
    <style:style style:name="T414_2" style:family="text">
      <style:text-properties style:font-name="Consolas" style:font-name-asian="Consolas" style:font-name-complex="Consolas"/>
    </style:style>
    <style:style style:name="T414_3" style:family="text">
      <style:text-properties style:font-name="Consolas" style:font-name-asian="Consolas" style:font-name-complex="Consolas"/>
    </style:style>
    <style:style style:name="T414_4" style:family="text">
      <style:text-properties style:font-name="Consolas" style:font-name-asian="Consolas" style:font-name-complex="Consolas"/>
    </style:style>
    <style:style style:name="T414_5" style:family="text">
      <style:text-properties style:font-name="Consolas" style:font-name-asian="Consolas" style:font-name-complex="Consolas"/>
    </style:style>
    <style:style style:name="T414_6" style:family="text">
      <style:text-properties style:font-name="Consolas" style:font-name-asian="Consolas" style:font-name-complex="Consolas"/>
    </style:style>
    <style:style style:name="T414_7" style:family="text">
      <style:text-properties style:font-name="Consolas" style:font-name-asian="Consolas" style:font-name-complex="Consolas"/>
    </style:style>
    <style:style style:name="T414_8" style:family="text">
      <style:text-properties style:font-name="Consolas" style:font-name-asian="Consolas" style:font-name-complex="Consolas"/>
    </style:style>
    <style:style style:name="T414_9" style:family="text">
      <style:text-properties style:font-name="Consolas" style:font-name-asian="Consolas" style:font-name-complex="Consolas"/>
    </style:style>
    <style:style style:name="T414_10" style:family="text">
      <style:text-properties style:font-name="Consolas" style:font-name-asian="Consolas" style:font-name-complex="Consolas"/>
    </style:style>
    <style:style style:name="T414_11" style:family="text">
      <style:text-properties style:font-name="Consolas" style:font-name-asian="Consolas" style:font-name-complex="Consolas"/>
    </style:style>
    <style:style style:name="T414_12" style:family="text">
      <style:text-properties style:font-name="Consolas" style:font-name-asian="Consolas" style:font-name-complex="Consolas"/>
    </style:style>
    <style:style style:name="T414_13" style:family="text">
      <style:text-properties style:font-name="Consolas" style:font-name-asian="Consolas" style:font-name-complex="Consolas"/>
    </style:style>
    <style:style style:name="T414_14" style:family="text">
      <style:text-properties style:font-name="Consolas" style:font-name-asian="Consolas" style:font-name-complex="Consolas"/>
    </style:style>
    <style:style style:name="T414_15" style:family="text">
      <style:text-properties style:font-name="Consolas" style:font-name-asian="Consolas" style:font-name-complex="Consolas"/>
    </style:style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>
      <style:text-properties style:font-name="Consolas" style:font-name-asian="Consolas" style:font-name-complex="Consolas"/>
    </style:style>
    <style:style style:name="P416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>
      <style:text-properties style:font-name="Verdana" style:font-name-asian="Verdana" style:font-name-complex="Verdana"/>
    </style:style>
    <style:style style:name="T417_2" style:family="text">
      <style:text-properties style:font-name="Verdana" style:font-name-asian="Verdana" style:font-name-complex="Verdana"/>
    </style:style>
    <style:style style:name="T417_3" style:family="text">
      <style:text-properties style:font-name="Verdana" style:font-name-asian="Verdana" style:font-name-complex="Verdana"/>
    </style:style>
    <style:style style:name="T417_4" style:family="text">
      <style:text-properties style:font-name="Verdana" style:font-name-asian="Verdana" style:font-name-complex="Verdana"/>
    </style:style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>
      <style:text-properties style:font-name="Verdana" style:font-name-asian="Verdana" style:font-name-complex="Verdana"/>
    </style:style>
    <style:style style:name="T418_2" style:family="text">
      <style:text-properties style:font-name="Verdana" style:font-name-asian="Verdana" style:font-name-complex="Verdana"/>
    </style:style>
    <style:style style:name="T418_3" style:family="text">
      <style:text-properties style:font-name="Verdana" style:font-name-asian="Verdana" style:font-name-complex="Verdana"/>
    </style:style>
    <style:style style:name="T418_4" style:family="text">
      <style:text-properties style:font-name="Verdana" style:font-name-asian="Verdana" style:font-name-complex="Verdana"/>
    </style:style>
    <style:style style:name="T418_5" style:family="text">
      <style:text-properties style:font-name="Verdana" style:font-name-asian="Verdana" style:font-name-complex="Verdana"/>
    </style:style>
    <style:style style:name="T418_6" style:family="text">
      <style:text-properties style:font-name="Verdana" style:font-name-asian="Verdana" style:font-name-complex="Verdana"/>
    </style:style>
    <style:style style:name="T418_7" style:family="text">
      <style:text-properties style:font-name="Verdana" style:font-name-asian="Verdana" style:font-name-complex="Verdana"/>
    </style:style>
    <style:style style:name="T418_8" style:family="text">
      <style:text-properties style:font-name="Verdana" style:font-name-asian="Verdana" style:font-name-complex="Verdana"/>
    </style:style>
    <style:style style:name="T418_9" style:family="text">
      <style:text-properties style:font-name="Verdana" style:font-name-asian="Verdana" style:font-name-complex="Verdana"/>
    </style:style>
    <style:style style:name="T418_10" style:family="text">
      <style:text-properties style:font-name="Verdana" style:font-name-asian="Verdana" style:font-name-complex="Verdana"/>
    </style:style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>
      <style:text-properties style:font-name="Consolas" style:font-name-asian="Consolas" style:font-name-complex="Consolas"/>
    </style:style>
    <style:style style:name="T419_2" style:family="text">
      <style:text-properties style:font-name="Consolas" style:font-name-asian="Consolas" style:font-name-complex="Consolas"/>
    </style:style>
    <style:style style:name="T419_3" style:family="text">
      <style:text-properties style:font-name="Consolas" style:font-name-asian="Consolas" style:font-name-complex="Consolas"/>
    </style:style>
    <style:style style:name="T419_4" style:family="text">
      <style:text-properties style:font-name="Consolas" style:font-name-asian="Consolas" style:font-name-complex="Consolas"/>
    </style:style>
    <style:style style:name="T419_5" style:family="text">
      <style:text-properties style:font-name="Consolas" style:font-name-asian="Consolas" style:font-name-complex="Consolas"/>
    </style:style>
    <style:style style:name="T419_6" style:family="text">
      <style:text-properties style:font-name="Consolas" style:font-name-asian="Consolas" style:font-name-complex="Consolas"/>
    </style:style>
    <style:style style:name="T419_7" style:family="text">
      <style:text-properties style:font-name="Consolas" style:font-name-asian="Consolas" style:font-name-complex="Consolas"/>
    </style:style>
    <style:style style:name="T419_8" style:family="text">
      <style:text-properties style:font-name="Consolas" style:font-name-asian="Consolas" style:font-name-complex="Consolas"/>
    </style:style>
    <style:style style:name="T419_9" style:family="text">
      <style:text-properties style:font-name="Consolas" style:font-name-asian="Consolas" style:font-name-complex="Consolas"/>
    </style:style>
    <style:style style:name="T419_10" style:family="text">
      <style:text-properties style:font-name="Consolas" style:font-name-asian="Consolas" style:font-name-complex="Consolas"/>
    </style:style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>
      <style:text-properties style:font-name="Verdana" style:font-name-asian="Verdana" style:font-name-complex="Verdana"/>
    </style:style>
    <style:style style:name="T420_2" style:family="text">
      <style:text-properties style:font-name="Verdana" style:font-name-asian="Verdana" style:font-name-complex="Verdana"/>
    </style:style>
    <style:style style:name="T420_3" style:family="text">
      <style:text-properties style:font-name="Verdana" style:font-name-asian="Verdana" style:font-name-complex="Verdana"/>
    </style:style>
    <style:style style:name="T420_4" style:family="text">
      <style:text-properties style:font-name="Verdana" style:font-name-asian="Verdana" style:font-name-complex="Verdana"/>
    </style:style>
    <style:style style:name="T420_5" style:family="text">
      <style:text-properties style:font-name="Verdana" style:font-name-asian="Verdana" style:font-name-complex="Verdana"/>
    </style:style>
    <style:style style:name="T420_6" style:family="text">
      <style:text-properties style:font-name="Verdana" style:font-name-asian="Verdana" style:font-name-complex="Verdana"/>
    </style:style>
    <style:style style:name="T420_7" style:family="text">
      <style:text-properties style:font-name="Verdana" style:font-name-asian="Verdana" style:font-name-complex="Verdana"/>
    </style:style>
    <style:style style:name="T420_8" style:family="text">
      <style:text-properties style:font-name="Verdana" style:font-name-asian="Verdana" style:font-name-complex="Verdana"/>
    </style:style>
    <style:style style:name="T420_9" style:family="text">
      <style:text-properties style:font-name="Verdana" style:font-name-asian="Verdana" style:font-name-complex="Verdana"/>
    </style:style>
    <style:style style:name="T420_10" style:family="text">
      <style:text-properties style:font-name="Verdana" style:font-name-asian="Verdana" style:font-name-complex="Verdana"/>
    </style:style>
    <style:style style:name="T420_11" style:family="text">
      <style:text-properties style:font-name="Verdana" style:font-name-asian="Verdana" style:font-name-complex="Verdana"/>
    </style:style>
    <style:style style:name="T420_12" style:family="text">
      <style:text-properties style:font-name="Verdana" style:font-name-asian="Verdana" style:font-name-complex="Verdana"/>
    </style:style>
    <style:style style:name="T420_13" style:family="text">
      <style:text-properties style:font-name="Verdana" style:font-name-asian="Verdana" style:font-name-complex="Verdana"/>
    </style:style>
    <style:style style:name="T420_14" style:family="text">
      <style:text-properties style:font-name="Verdana" style:font-name-asian="Verdana" style:font-name-complex="Verdana"/>
    </style:style>
    <style:style style:name="T420_15" style:family="text">
      <style:text-properties style:font-name="Verdana" style:font-name-asian="Verdana" style:font-name-complex="Verdana"/>
    </style:style>
    <style:style style:name="T420_16" style:family="text">
      <style:text-properties style:font-name="Verdana" style:font-name-asian="Verdana" style:font-name-complex="Verdana"/>
    </style:style>
    <style:style style:name="T420_17" style:family="text">
      <style:text-properties style:font-name="Verdana" style:font-name-asian="Verdana" style:font-name-complex="Verdana"/>
    </style:style>
    <style:style style:name="T420_18" style:family="text">
      <style:text-properties style:font-name="Verdana" style:font-name-asian="Verdana" style:font-name-complex="Verdana"/>
    </style:style>
    <style:style style:name="T420_19" style:family="text">
      <style:text-properties style:font-name="Verdana" style:font-name-asian="Verdana" style:font-name-complex="Verdana"/>
    </style:style>
    <style:style style:name="T420_20" style:family="text">
      <style:text-properties style:font-name="Verdana" style:font-name-asian="Verdana" style:font-name-complex="Verdana"/>
    </style:style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>
      <style:text-properties style:font-name="Consolas" style:font-name-asian="Consolas" style:font-name-complex="Consolas"/>
    </style:style>
    <style:style style:name="T421_2" style:family="text">
      <style:text-properties style:font-name="Consolas" style:font-name-asian="Consolas" style:font-name-complex="Consolas"/>
    </style:style>
    <style:style style:name="T421_3" style:family="text">
      <style:text-properties style:font-name="Consolas" style:font-name-asian="Consolas" style:font-name-complex="Consolas"/>
    </style:style>
    <style:style style:name="T421_4" style:family="text">
      <style:text-properties style:font-name="Consolas" style:font-name-asian="Consolas" style:font-name-complex="Consolas"/>
    </style:style>
    <style:style style:name="T421_5" style:family="text">
      <style:text-properties style:font-name="Consolas" style:font-name-asian="Consolas" style:font-name-complex="Consolas"/>
    </style:style>
    <style:style style:name="T421_6" style:family="text">
      <style:text-properties style:font-name="Consolas" style:font-name-asian="Consolas" style:font-name-complex="Consolas"/>
    </style:style>
    <style:style style:name="T421_7" style:family="text">
      <style:text-properties style:font-name="Consolas" style:font-name-asian="Consolas" style:font-name-complex="Consolas"/>
    </style:style>
    <style:style style:name="T421_8" style:family="text">
      <style:text-properties style:font-name="Consolas" style:font-name-asian="Consolas" style:font-name-complex="Consolas"/>
    </style:style>
    <style:style style:name="T421_9" style:family="text">
      <style:text-properties style:font-name="Consolas" style:font-name-asian="Consolas" style:font-name-complex="Consolas"/>
    </style:style>
    <style:style style:name="T421_10" style:family="text">
      <style:text-properties style:font-name="Consolas" style:font-name-asian="Consolas" style:font-name-complex="Consolas"/>
    </style:style>
    <style:style style:name="T421_11" style:family="text">
      <style:text-properties style:font-name="Consolas" style:font-name-asian="Consolas" style:font-name-complex="Consolas"/>
    </style:style>
    <style:style style:name="T421_12" style:family="text">
      <style:text-properties style:font-name="Consolas" style:font-name-asian="Consolas" style:font-name-complex="Consolas"/>
    </style:style>
    <style:style style:name="T421_13" style:family="text">
      <style:text-properties style:font-name="Consolas" style:font-name-asian="Consolas" style:font-name-complex="Consolas"/>
    </style:style>
    <style:style style:name="T421_14" style:family="text">
      <style:text-properties style:font-name="Consolas" style:font-name-asian="Consolas" style:font-name-complex="Consolas"/>
    </style:style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>
      <style:text-properties style:font-name="Verdana" style:font-name-asian="Verdana" style:font-name-complex="Verdana"/>
    </style:style>
    <style:style style:name="T422_2" style:family="text">
      <style:text-properties style:font-name="Verdana" style:font-name-asian="Verdana" style:font-name-complex="Verdana"/>
    </style:style>
    <style:style style:name="T422_3" style:family="text">
      <style:text-properties style:font-name="Verdana" style:font-name-asian="Verdana" style:font-name-complex="Verdana"/>
    </style:style>
    <style:style style:name="T422_4" style:family="text">
      <style:text-properties style:font-name="Verdana" style:font-name-asian="Verdana" style:font-name-complex="Verdana"/>
    </style:style>
    <style:style style:name="T422_5" style:family="text">
      <style:text-properties style:font-name="Verdana" style:font-name-asian="Verdana" style:font-name-complex="Verdana"/>
    </style:style>
    <style:style style:name="T422_6" style:family="text">
      <style:text-properties style:font-name="Verdana" style:font-name-asian="Verdana" style:font-name-complex="Verdana"/>
    </style:style>
    <style:style style:name="T422_7" style:family="text">
      <style:text-properties style:font-name="Verdana" style:font-name-asian="Verdana" style:font-name-complex="Verdana"/>
    </style:style>
    <style:style style:name="T422_8" style:family="text">
      <style:text-properties style:font-name="Verdana" style:font-name-asian="Verdana" style:font-name-complex="Verdana"/>
    </style:style>
    <style:style style:name="T422_9" style:family="text">
      <style:text-properties style:font-name="Verdana" style:font-name-asian="Verdana" style:font-name-complex="Verdana"/>
    </style:style>
    <style:style style:name="T422_10" style:family="text">
      <style:text-properties style:font-name="Verdana" style:font-name-asian="Verdana" style:font-name-complex="Verdana"/>
    </style:style>
    <style:style style:name="T422_11" style:family="text">
      <style:text-properties style:font-name="Verdana" style:font-name-asian="Verdana" style:font-name-complex="Verdana"/>
    </style:style>
    <style:style style:name="T422_12" style:family="text">
      <style:text-properties style:font-name="Verdana" style:font-name-asian="Verdana" style:font-name-complex="Verdana"/>
    </style:style>
    <style:style style:name="T422_13" style:family="text">
      <style:text-properties style:font-name="Verdana" style:font-name-asian="Verdana" style:font-name-complex="Verdana"/>
    </style:style>
    <style:style style:name="T422_14" style:family="text">
      <style:text-properties style:font-name="Verdana" style:font-name-asian="Verdana" style:font-name-complex="Verdana"/>
    </style:style>
    <style:style style:name="T422_15" style:family="text">
      <style:text-properties style:font-name="Verdana" style:font-name-asian="Verdana" style:font-name-complex="Verdana"/>
    </style:style>
    <style:style style:name="T422_16" style:family="text">
      <style:text-properties style:font-name="Verdana" style:font-name-asian="Verdana" style:font-name-complex="Verdana"/>
    </style:style>
    <style:style style:name="T422_17" style:family="text">
      <style:text-properties style:font-name="Verdana" style:font-name-asian="Verdana" style:font-name-complex="Verdana"/>
    </style:style>
    <style:style style:name="T422_18" style:family="text">
      <style:text-properties style:font-name="Verdana" style:font-name-asian="Verdana" style:font-name-complex="Verdana"/>
    </style:style>
    <style:style style:name="T422_19" style:family="text">
      <style:text-properties style:font-name="Verdana" style:font-name-asian="Verdana" style:font-name-complex="Verdana"/>
    </style:style>
    <style:style style:name="T422_20" style:family="text">
      <style:text-properties style:font-name="Verdana" style:font-name-asian="Verdana" style:font-name-complex="Verdana"/>
    </style:style>
    <style:style style:name="T422_21" style:family="text">
      <style:text-properties style:font-name="Verdana" style:font-name-asian="Verdana" style:font-name-complex="Verdana"/>
    </style:style>
    <style:style style:name="T422_22" style:family="text">
      <style:text-properties style:font-name="Verdana" style:font-name-asian="Verdana" style:font-name-complex="Verdana"/>
    </style:style>
    <style:style style:name="T422_23" style:family="text">
      <style:text-properties style:font-name="Verdana" style:font-name-asian="Verdana" style:font-name-complex="Verdana"/>
    </style:style>
    <style:style style:name="T422_24" style:family="text">
      <style:text-properties style:font-name="Verdana" style:font-name-asian="Verdana" style:font-name-complex="Verdana"/>
    </style:style>
    <style:style style:name="T422_25" style:family="text">
      <style:text-properties style:font-name="Verdana" style:font-name-asian="Verdana" style:font-name-complex="Verdana"/>
    </style:style>
    <style:style style:name="T422_26" style:family="text">
      <style:text-properties style:font-name="Verdana" style:font-name-asian="Verdana" style:font-name-complex="Verdana"/>
    </style:style>
    <style:style style:name="T422_27" style:family="text">
      <style:text-properties style:font-name="Verdana" style:font-name-asian="Verdana" style:font-name-complex="Verdana"/>
    </style:style>
    <style:style style:name="T422_28" style:family="text">
      <style:text-properties style:font-name="Verdana" style:font-name-asian="Verdana" style:font-name-complex="Verdana"/>
    </style:style>
    <style:style style:name="T422_29" style:family="text">
      <style:text-properties style:font-name="Verdana" style:font-name-asian="Verdana" style:font-name-complex="Verdana"/>
    </style:style>
    <style:style style:name="T422_30" style:family="text">
      <style:text-properties style:font-name="Verdana" style:font-name-asian="Verdana" style:font-name-complex="Verdana"/>
    </style:style>
    <style:style style:name="T422_31" style:family="text">
      <style:text-properties style:font-name="Verdana" style:font-name-asian="Verdana" style:font-name-complex="Verdana"/>
    </style:style>
    <style:style style:name="T422_32" style:family="text">
      <style:text-properties style:font-name="Verdana" style:font-name-asian="Verdana" style:font-name-complex="Verdana"/>
    </style:style>
    <style:style style:name="T422_33" style:family="text">
      <style:text-properties style:font-name="Verdana" style:font-name-asian="Verdana" style:font-name-complex="Verdana"/>
    </style:style>
    <style:style style:name="T422_34" style:family="text">
      <style:text-properties style:font-name="Verdana" style:font-name-asian="Verdana" style:font-name-complex="Verdana"/>
    </style:style>
    <style:style style:name="T422_35" style:family="text">
      <style:text-properties style:font-name="Verdana" style:font-name-asian="Verdana" style:font-name-complex="Verdana"/>
    </style:style>
    <style:style style:name="T422_36" style:family="text">
      <style:text-properties style:font-name="Verdana" style:font-name-asian="Verdana" style:font-name-complex="Verdana"/>
    </style:style>
    <style:style style:name="T422_37" style:family="text">
      <style:text-properties style:font-name="Verdana" style:font-name-asian="Verdana" style:font-name-complex="Verdana"/>
    </style:style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>
      <style:text-properties style:font-name="Consolas" style:font-name-asian="Consolas" style:font-name-complex="Consolas"/>
    </style:style>
    <style:style style:name="T423_2" style:family="text">
      <style:text-properties style:font-name="Consolas" style:font-name-asian="Consolas" style:font-name-complex="Consolas"/>
    </style:style>
    <style:style style:name="T423_3" style:family="text">
      <style:text-properties style:font-name="Consolas" style:font-name-asian="Consolas" style:font-name-complex="Consolas"/>
    </style:style>
    <style:style style:name="T423_4" style:family="text">
      <style:text-properties style:font-name="Consolas" style:font-name-asian="Consolas" style:font-name-complex="Consolas"/>
    </style:style>
    <style:style style:name="T423_5" style:family="text">
      <style:text-properties style:font-name="Consolas" style:font-name-asian="Consolas" style:font-name-complex="Consolas"/>
    </style:style>
    <style:style style:name="T423_6" style:family="text">
      <style:text-properties style:font-name="Consolas" style:font-name-asian="Consolas" style:font-name-complex="Consolas"/>
    </style:style>
    <style:style style:name="T423_7" style:family="text">
      <style:text-properties style:font-name="Consolas" style:font-name-asian="Consolas" style:font-name-complex="Consolas"/>
    </style:style>
    <style:style style:name="T423_8" style:family="text">
      <style:text-properties style:font-name="Consolas" style:font-name-asian="Consolas" style:font-name-complex="Consolas"/>
    </style:style>
    <style:style style:name="T423_9" style:family="text">
      <style:text-properties style:font-name="Consolas" style:font-name-asian="Consolas" style:font-name-complex="Consolas"/>
    </style:style>
    <style:style style:name="T423_10" style:family="text">
      <style:text-properties style:font-name="Consolas" style:font-name-asian="Consolas" style:font-name-complex="Consolas"/>
    </style:style>
    <style:style style:name="T423_11" style:family="text">
      <style:text-properties style:font-name="Consolas" style:font-name-asian="Consolas" style:font-name-complex="Consolas"/>
    </style:style>
    <style:style style:name="T423_12" style:family="text">
      <style:text-properties style:font-name="Consolas" style:font-name-asian="Consolas" style:font-name-complex="Consolas"/>
    </style:style>
    <style:style style:name="T423_13" style:family="text">
      <style:text-properties style:font-name="Consolas" style:font-name-asian="Consolas" style:font-name-complex="Consolas"/>
    </style:style>
    <style:style style:name="T423_14" style:family="text">
      <style:text-properties style:font-name="Consolas" style:font-name-asian="Consolas" style:font-name-complex="Consolas"/>
    </style:style>
    <style:style style:name="P424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T425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5_3" style:family="text"/>
    <style:style style:name="T425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5_5" style:family="text"/>
    <style:style style:name="T425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5_7" style:family="text"/>
    <style:style style:name="T425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5_9" style:family="text"/>
    <style:style style:name="T425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5_11" style:family="text"/>
    <style:style style:name="T425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5_13" style:family="text"/>
    <style:style style:name="T425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5_15" style:family="text"/>
    <style:style style:name="T425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5_17" style:family="text"/>
    <style:style style:name="T425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5_19" style:family="text"/>
    <style:style style:name="T425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5_21" style:family="text"/>
    <style:style style:name="T425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5_23" style:family="text"/>
    <style:style style:name="T425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T426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6_3" style:family="text"/>
    <style:style style:name="T426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6_5" style:family="text"/>
    <style:style style:name="T426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6_7" style:family="text"/>
    <style:style style:name="T426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6_9" style:family="text"/>
    <style:style style:name="T426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6_11" style:family="text"/>
    <style:style style:name="T426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6_13" style:family="text"/>
    <style:style style:name="T426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6_15" style:family="text"/>
    <style:style style:name="T426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6_17" style:family="text"/>
    <style:style style:name="T426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6_19" style:family="text"/>
    <style:style style:name="T426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6_21" style:family="text"/>
    <style:style style:name="T426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6_23" style:family="text"/>
    <style:style style:name="T426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/>
    <style:style style:name="T427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7_3" style:family="text"/>
    <style:style style:name="T427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7_5" style:family="text"/>
    <style:style style:name="T427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7_7" style:family="text"/>
    <style:style style:name="T427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7_9" style:family="text"/>
    <style:style style:name="T427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7_11" style:family="text"/>
    <style:style style:name="T427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7_13" style:family="text"/>
    <style:style style:name="T427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7_15" style:family="text"/>
    <style:style style:name="T427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7_17" style:family="text"/>
    <style:style style:name="T427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7_19" style:family="text"/>
    <style:style style:name="T427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7_21" style:family="text"/>
    <style:style style:name="T427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7_23" style:family="text"/>
    <style:style style:name="T427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7_25" style:family="text"/>
    <style:style style:name="T427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7_27" style:family="text"/>
    <style:style style:name="T427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7_29" style:family="text"/>
    <style:style style:name="T427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7_31" style:family="text"/>
    <style:style style:name="T427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7_33" style:family="text"/>
    <style:style style:name="T427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7_35" style:family="text"/>
    <style:style style:name="T427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7_37" style:family="text"/>
    <style:style style:name="T427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7_39" style:family="text"/>
    <style:style style:name="T427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T428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8_3" style:family="text"/>
    <style:style style:name="T428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8_5" style:family="text"/>
    <style:style style:name="T428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8_7" style:family="text"/>
    <style:style style:name="T428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8_9" style:family="text"/>
    <style:style style:name="T428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8_11" style:family="text"/>
    <style:style style:name="T428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8_13" style:family="text"/>
    <style:style style:name="T428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8_15" style:family="text"/>
    <style:style style:name="T428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8_17" style:family="text"/>
    <style:style style:name="T428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8_19" style:family="text"/>
    <style:style style:name="T428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8_21" style:family="text"/>
    <style:style style:name="T428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8_23" style:family="text"/>
    <style:style style:name="T428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28_25" style:family="text"/>
    <style:style style:name="T428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429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 fo:font-weight="bold" style:font-weight-asian="bold" style:font-weight-complex="bold"/>
    </style:style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30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3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30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30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30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30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30_8" style:family="text">
      <style:text-properties style:font-name="Verdana" fo:font-size="12pt" style:font-name-asian="Verdana" style:font-size-asian="12pt" style:font-name-complex="Verdana" style:font-size-complex="12pt"/>
    </style:style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>
      <style:text-properties style:font-name="Verdana" style:font-name-asian="Verdana" style:font-name-complex="Verdana"/>
    </style:style>
    <style:style style:name="T431_2" style:family="text">
      <style:text-properties style:font-name="Verdana" style:font-name-asian="Verdana" style:font-name-complex="Verdana"/>
    </style:style>
    <style:style style:name="T431_3" style:family="text">
      <style:text-properties style:font-name="Verdana" style:font-name-asian="Verdana" style:font-name-complex="Verdana"/>
    </style:style>
    <style:style style:name="T431_4" style:family="text">
      <style:text-properties style:font-name="Verdana" style:font-name-asian="Verdana" style:font-name-complex="Verdana"/>
    </style:style>
    <style:style style:name="T431_5" style:family="text">
      <style:text-properties style:font-name="Verdana" style:font-name-asian="Verdana" style:font-name-complex="Verdana"/>
    </style:style>
    <style:style style:name="T431_6" style:family="text">
      <style:text-properties style:font-name="Verdana" style:font-name-asian="Verdana" style:font-name-complex="Verdana"/>
    </style:style>
    <style:style style:name="T431_7" style:family="text">
      <style:text-properties style:font-name="Verdana" style:font-name-asian="Verdana" style:font-name-complex="Verdana"/>
    </style:style>
    <style:style style:name="T431_8" style:family="text">
      <style:text-properties style:font-name="Verdana" style:font-name-asian="Verdana" style:font-name-complex="Verdana"/>
    </style:style>
    <style:style style:name="T431_9" style:family="text">
      <style:text-properties style:font-name="Verdana" style:font-name-asian="Verdana" style:font-name-complex="Verdana"/>
    </style:style>
    <style:style style:name="T431_10" style:family="text">
      <style:text-properties style:font-name="Verdana" style:font-name-asian="Verdana" style:font-name-complex="Verdana"/>
    </style:style>
    <style:style style:name="T431_11" style:family="text">
      <style:text-properties style:font-name="Verdana" style:font-name-asian="Verdana" style:font-name-complex="Verdana"/>
    </style:style>
    <style:style style:name="T431_12" style:family="text">
      <style:text-properties style:font-name="Verdana" style:font-name-asian="Verdana" style:font-name-complex="Verdana"/>
    </style:style>
    <style:style style:name="T431_13" style:family="text">
      <style:text-properties style:font-name="Verdana" style:font-name-asian="Verdana" style:font-name-complex="Verdana"/>
    </style:style>
    <style:style style:name="T431_14" style:family="text">
      <style:text-properties style:font-name="Verdana" style:font-name-asian="Verdana" style:font-name-complex="Verdana"/>
    </style:style>
    <style:style style:name="T431_15" style:family="text">
      <style:text-properties style:font-name="Verdana" style:font-name-asian="Verdana" style:font-name-complex="Verdana"/>
    </style:style>
    <style:style style:name="T431_16" style:family="text">
      <style:text-properties style:font-name="Verdana" style:font-name-asian="Verdana" style:font-name-complex="Verdana"/>
    </style:style>
    <style:style style:name="T431_17" style:family="text">
      <style:text-properties style:font-name="Verdana" style:font-name-asian="Verdana" style:font-name-complex="Verdana"/>
    </style:style>
    <style:style style:name="T431_18" style:family="text">
      <style:text-properties style:font-name="Verdana" style:font-name-asian="Verdana" style:font-name-complex="Verdana"/>
    </style:style>
    <style:style style:name="T431_19" style:family="text">
      <style:text-properties style:font-name="Verdana" style:font-name-asian="Verdana" style:font-name-complex="Verdana"/>
    </style:style>
    <style:style style:name="T431_20" style:family="text">
      <style:text-properties style:font-name="Verdana" style:font-name-asian="Verdana" style:font-name-complex="Verdana"/>
    </style:style>
    <style:style style:name="T431_21" style:family="text">
      <style:text-properties style:font-name="Verdana" style:font-name-asian="Verdana" style:font-name-complex="Verdana"/>
    </style:style>
    <style:style style:name="T431_22" style:family="text">
      <style:text-properties style:font-name="Verdana" style:font-name-asian="Verdana" style:font-name-complex="Verdana"/>
    </style:style>
    <style:style style:name="T431_23" style:family="text">
      <style:text-properties style:font-name="Verdana" style:font-name-asian="Verdana" style:font-name-complex="Verdana"/>
    </style:style>
    <style:style style:name="T431_24" style:family="text">
      <style:text-properties style:font-name="Verdana" style:font-name-asian="Verdana" style:font-name-complex="Verdana"/>
    </style:style>
    <style:style style:name="T431_25" style:family="text">
      <style:text-properties style:font-name="Verdana" style:font-name-asian="Verdana" style:font-name-complex="Verdana"/>
    </style:style>
    <style:style style:name="T431_26" style:family="text">
      <style:text-properties style:font-name="Verdana" style:font-name-asian="Verdana" style:font-name-complex="Verdana"/>
    </style:style>
    <style:style style:name="T431_27" style:family="text">
      <style:text-properties style:font-name="Verdana" style:font-name-asian="Verdana" style:font-name-complex="Verdana"/>
    </style:style>
    <style:style style:name="T431_28" style:family="text">
      <style:text-properties style:font-name="Verdana" style:font-name-asian="Verdana" style:font-name-complex="Verdana"/>
    </style:style>
    <style:style style:name="T431_29" style:family="text">
      <style:text-properties style:font-name="Verdana" style:font-name-asian="Verdana" style:font-name-complex="Verdana"/>
    </style:style>
    <style:style style:name="T431_30" style:family="text">
      <style:text-properties style:font-name="Verdana" style:font-name-asian="Verdana" style:font-name-complex="Verdana"/>
    </style:style>
    <style:style style:name="T431_31" style:family="text">
      <style:text-properties style:font-name="Verdana" style:font-name-asian="Verdana" style:font-name-complex="Verdana"/>
    </style:style>
    <style:style style:name="T431_32" style:family="text">
      <style:text-properties style:font-name="Verdana" style:font-name-asian="Verdana" style:font-name-complex="Verdana"/>
    </style:style>
    <style:style style:name="T431_33" style:family="text">
      <style:text-properties style:font-name="Verdana" style:font-name-asian="Verdana" style:font-name-complex="Verdana"/>
    </style:style>
    <style:style style:name="T431_34" style:family="text">
      <style:text-properties style:font-name="Verdana" style:font-name-asian="Verdana" style:font-name-complex="Verdana"/>
    </style:style>
    <style:style style:name="T431_35" style:family="text">
      <style:text-properties style:font-name="Verdana" style:font-name-asian="Verdana" style:font-name-complex="Verdana"/>
    </style:style>
    <style:style style:name="T431_36" style:family="text">
      <style:text-properties style:font-name="Verdana" style:font-name-asian="Verdana" style:font-name-complex="Verdana"/>
    </style:style>
    <style:style style:name="T431_37" style:family="text">
      <style:text-properties style:font-name="Verdana" style:font-name-asian="Verdana" style:font-name-complex="Verdana"/>
    </style:style>
    <style:style style:name="T431_38" style:family="text">
      <style:text-properties style:font-name="Verdana" style:font-name-asian="Verdana" style:font-name-complex="Verdana"/>
    </style:style>
    <style:style style:name="T431_39" style:family="text">
      <style:text-properties style:font-name="Verdana" style:font-name-asian="Verdana" style:font-name-complex="Verdana"/>
    </style:style>
    <style:style style:name="T431_40" style:family="text">
      <style:text-properties style:font-name="Verdana" style:font-name-asian="Verdana" style:font-name-complex="Verdana"/>
    </style:style>
    <style:style style:name="T431_41" style:family="text">
      <style:text-properties style:font-name="Verdana" style:font-name-asian="Verdana" style:font-name-complex="Verdana"/>
    </style:style>
    <style:style style:name="T431_42" style:family="text">
      <style:text-properties style:font-name="Verdana" style:font-name-asian="Verdana" style:font-name-complex="Verdana"/>
    </style:style>
    <style:style style:name="T431_43" style:family="text">
      <style:text-properties style:font-name="Verdana" style:font-name-asian="Verdana" style:font-name-complex="Verdana"/>
    </style:style>
    <style:style style:name="T431_44" style:family="text">
      <style:text-properties style:font-name="Verdana" style:font-name-asian="Verdana" style:font-name-complex="Verdana"/>
    </style:style>
    <style:style style:name="T431_45" style:family="text">
      <style:text-properties style:font-name="Verdana" style:font-name-asian="Verdana" style:font-name-complex="Verdana"/>
    </style:style>
    <style:style style:name="T431_46" style:family="text">
      <style:text-properties style:font-name="Verdana" style:font-name-asian="Verdana" style:font-name-complex="Verdana"/>
    </style:style>
    <style:style style:name="T431_47" style:family="text">
      <style:text-properties style:font-name="Verdana" style:font-name-asian="Verdana" style:font-name-complex="Verdana"/>
    </style:style>
    <style:style style:name="T431_48" style:family="text">
      <style:text-properties style:font-name="Verdana" style:font-name-asian="Verdana" style:font-name-complex="Verdana"/>
    </style:style>
    <style:style style:name="T431_49" style:family="text">
      <style:text-properties style:font-name="Verdana" style:font-name-asian="Verdana" style:font-name-complex="Verdana"/>
    </style:style>
    <style:style style:name="T431_50" style:family="text">
      <style:text-properties style:font-name="Verdana" style:font-name-asian="Verdana" style:font-name-complex="Verdana"/>
    </style:style>
    <style:style style:name="T431_51" style:family="text">
      <style:text-properties style:font-name="Verdana" style:font-name-asian="Verdana" style:font-name-complex="Verdana"/>
    </style:style>
    <style:style style:name="T431_52" style:family="text">
      <style:text-properties style:font-name="Verdana" style:font-name-asian="Verdana" style:font-name-complex="Verdana"/>
    </style:style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>
      <style:text-properties style:font-name="Verdana" style:font-name-asian="Verdana" style:font-name-complex="Verdana"/>
    </style:style>
    <style:style style:name="T432_2" style:family="text">
      <style:text-properties style:font-name="Verdana" style:font-name-asian="Verdana" style:font-name-complex="Verdana"/>
    </style:style>
    <style:style style:name="T432_3" style:family="text">
      <style:text-properties style:font-name="Verdana" style:font-name-asian="Verdana" style:font-name-complex="Verdana"/>
    </style:style>
    <style:style style:name="T432_4" style:family="text">
      <style:text-properties style:font-name="Verdana" style:font-name-asian="Verdana" style:font-name-complex="Verdana"/>
    </style:style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>
      <style:text-properties style:font-name="Verdana" style:font-name-asian="Verdana" style:font-name-complex="Verdana"/>
    </style:style>
    <style:style style:name="T433_2" style:family="text">
      <style:text-properties style:font-name="Verdana" style:font-name-asian="Verdana" style:font-name-complex="Verdana"/>
    </style:style>
    <style:style style:name="T433_3" style:family="text">
      <style:text-properties style:font-name="Verdana" style:font-name-asian="Verdana" style:font-name-complex="Verdana"/>
    </style:style>
    <style:style style:name="T433_4" style:family="text">
      <style:text-properties style:font-name="Verdana" style:font-name-asian="Verdana" style:font-name-complex="Verdana"/>
    </style:style>
    <style:style style:name="P434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435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435_3" style:family="text">
      <style:text-properties style:font-name="Verdana" style:font-name-asian="Verdana" style:font-name-complex="Verdana"/>
    </style:style>
    <style:style style:name="T435_4" style:family="text">
      <style:text-properties style:font-name="Verdana" style:font-name-asian="Verdana" style:font-name-complex="Verdana"/>
    </style:style>
    <style:style style:name="T435_5" style:family="text">
      <style:text-properties style:font-name="Verdana" style:font-name-asian="Verdana" style:font-name-complex="Verdana"/>
    </style:style>
    <style:style style:name="T435_6" style:family="text">
      <style:text-properties style:font-name="Verdana" style:font-name-asian="Verdana" style:font-name-complex="Verdana"/>
    </style:style>
    <style:style style:name="T435_7" style:family="text">
      <style:text-properties style:font-name="Verdana" style:font-name-asian="Verdana" style:font-name-complex="Verdana"/>
    </style:style>
    <style:style style:name="T435_8" style:family="text">
      <style:text-properties style:font-name="Verdana" style:font-name-asian="Verdana" style:font-name-complex="Verdana"/>
    </style:style>
    <style:style style:name="T435_9" style:family="text">
      <style:text-properties style:font-name="Verdana" style:font-name-asian="Verdana" style:font-name-complex="Verdana"/>
    </style:style>
    <style:style style:name="T435_10" style:family="text">
      <style:text-properties style:font-name="Verdana" style:font-name-asian="Verdana" style:font-name-complex="Verdana"/>
    </style:style>
    <style:style style:name="T435_11" style:family="text">
      <style:text-properties style:font-name="Verdana" style:font-name-asian="Verdana" style:font-name-complex="Verdana"/>
    </style:style>
    <style:style style:name="T435_12" style:family="text">
      <style:text-properties style:font-name="Verdana" style:font-name-asian="Verdana" style:font-name-complex="Verdana"/>
    </style:style>
    <style:style style:name="T435_13" style:family="text">
      <style:text-properties style:font-name="Verdana" style:font-name-asian="Verdana" style:font-name-complex="Verdana"/>
    </style:style>
    <style:style style:name="T435_14" style:family="text">
      <style:text-properties style:font-name="Verdana" style:font-name-asian="Verdana" style:font-name-complex="Verdana"/>
    </style:style>
    <style:style style:name="T435_15" style:family="text">
      <style:text-properties style:font-name="Verdana" style:font-name-asian="Verdana" style:font-name-complex="Verdana"/>
    </style:style>
    <style:style style:name="T435_16" style:family="text">
      <style:text-properties style:font-name="Verdana" style:font-name-asian="Verdana" style:font-name-complex="Verdana"/>
    </style:style>
    <style:style style:name="T435_17" style:family="text">
      <style:text-properties style:font-name="Verdana" style:font-name-asian="Verdana" style:font-name-complex="Verdana"/>
    </style:style>
    <style:style style:name="T435_18" style:family="text">
      <style:text-properties style:font-name="Verdana" style:font-name-asian="Verdana" style:font-name-complex="Verdana"/>
    </style:style>
    <style:style style:name="T435_19" style:family="text">
      <style:text-properties style:font-name="Verdana" style:font-name-asian="Verdana" style:font-name-complex="Verdana"/>
    </style:style>
    <style:style style:name="T435_20" style:family="text">
      <style:text-properties style:font-name="Verdana" style:font-name-asian="Verdana" style:font-name-complex="Verdana"/>
    </style:style>
    <style:style style:name="T435_21" style:family="text">
      <style:text-properties style:font-name="Verdana" style:font-name-asian="Verdana" style:font-name-complex="Verdana"/>
    </style:style>
    <style:style style:name="T435_22" style:family="text">
      <style:text-properties style:font-name="Verdana" style:font-name-asian="Verdana" style:font-name-complex="Verdana"/>
    </style:style>
    <style:style style:name="T435_23" style:family="text">
      <style:text-properties style:font-name="Verdana" style:font-name-asian="Verdana" style:font-name-complex="Verdana"/>
    </style:style>
    <style:style style:name="T435_24" style:family="text">
      <style:text-properties style:font-name="Verdana" style:font-name-asian="Verdana" style:font-name-complex="Verdana"/>
    </style:style>
    <style:style style:name="T435_25" style:family="text">
      <style:text-properties style:font-name="Verdana" style:font-name-asian="Verdana" style:font-name-complex="Verdana"/>
    </style:style>
    <style:style style:name="T435_26" style:family="text">
      <style:text-properties style:font-name="Verdana" style:font-name-asian="Verdana" style:font-name-complex="Verdana"/>
    </style:style>
    <style:style style:name="T435_27" style:family="text">
      <style:text-properties style:font-name="Verdana" style:font-name-asian="Verdana" style:font-name-complex="Verdana"/>
    </style:style>
    <style:style style:name="T435_28" style:family="text">
      <style:text-properties style:font-name="Verdana" style:font-name-asian="Verdana" style:font-name-complex="Verdana"/>
    </style:style>
    <style:style style:name="T435_29" style:family="text">
      <style:text-properties style:font-name="Verdana" style:font-name-asian="Verdana" style:font-name-complex="Verdana"/>
    </style:style>
    <style:style style:name="T435_30" style:family="text">
      <style:text-properties style:font-name="Verdana" style:font-name-asian="Verdana" style:font-name-complex="Verdana"/>
    </style:style>
    <style:style style:name="T435_31" style:family="text">
      <style:text-properties style:font-name="Verdana" style:font-name-asian="Verdana" style:font-name-complex="Verdana"/>
    </style:style>
    <style:style style:name="T435_32" style:family="text">
      <style:text-properties style:font-name="Verdana" style:font-name-asian="Verdana" style:font-name-complex="Verdana"/>
    </style:style>
    <style:style style:name="T435_33" style:family="text">
      <style:text-properties style:font-name="Verdana" style:font-name-asian="Verdana" style:font-name-complex="Verdana"/>
    </style:style>
    <style:style style:name="T435_34" style:family="text">
      <style:text-properties style:font-name="Verdana" style:font-name-asian="Verdana" style:font-name-complex="Verdana"/>
    </style:style>
    <style:style style:name="T435_35" style:family="text">
      <style:text-properties style:font-name="Verdana" style:font-name-asian="Verdana" style:font-name-complex="Verdana"/>
    </style:style>
    <style:style style:name="T435_36" style:family="text">
      <style:text-properties style:font-name="Verdana" style:font-name-asian="Verdana" style:font-name-complex="Verdana"/>
    </style:style>
    <style:style style:name="T435_37" style:family="text">
      <style:text-properties style:font-name="Verdana" style:font-name-asian="Verdana" style:font-name-complex="Verdana"/>
    </style:style>
    <style:style style:name="T435_38" style:family="text">
      <style:text-properties style:font-name="Verdana" style:font-name-asian="Verdana" style:font-name-complex="Verdana"/>
    </style:style>
    <style:style style:name="T435_39" style:family="text">
      <style:text-properties style:font-name="Verdana" style:font-name-asian="Verdana" style:font-name-complex="Verdana"/>
    </style:style>
    <style:style style:name="T435_40" style:family="text">
      <style:text-properties style:font-name="Verdana" style:font-name-asian="Verdana" style:font-name-complex="Verdana"/>
    </style:style>
    <style:style style:name="T435_41" style:family="text">
      <style:text-properties style:font-name="Verdana" style:font-name-asian="Verdana" style:font-name-complex="Verdana"/>
    </style:style>
    <style:style style:name="T435_42" style:family="text">
      <style:text-properties style:font-name="Verdana" style:font-name-asian="Verdana" style:font-name-complex="Verdana"/>
    </style:style>
    <style:style style:name="T435_43" style:family="text">
      <style:text-properties style:font-name="Verdana" style:font-name-asian="Verdana" style:font-name-complex="Verdana"/>
    </style:style>
    <style:style style:name="T435_44" style:family="text">
      <style:text-properties style:font-name="Verdana" style:font-name-asian="Verdana" style:font-name-complex="Verdana"/>
    </style:style>
    <style:style style:name="T435_45" style:family="text">
      <style:text-properties style:font-name="Verdana" style:font-name-asian="Verdana" style:font-name-complex="Verdana"/>
    </style:style>
    <style:style style:name="T435_46" style:family="text">
      <style:text-properties style:font-name="Verdana" style:font-name-asian="Verdana" style:font-name-complex="Verdana"/>
    </style:style>
    <style:style style:name="T435_47" style:family="text">
      <style:text-properties style:font-name="Verdana" style:font-name-asian="Verdana" style:font-name-complex="Verdana"/>
    </style:style>
    <style:style style:name="T435_48" style:family="text">
      <style:text-properties style:font-name="Verdana" style:font-name-asian="Verdana" style:font-name-complex="Verdana"/>
    </style:style>
    <style:style style:name="T435_49" style:family="text">
      <style:text-properties style:font-name="Verdana" style:font-name-asian="Verdana" style:font-name-complex="Verdana"/>
    </style:style>
    <style:style style:name="T435_50" style:family="text">
      <style:text-properties style:font-name="Verdana" style:font-name-asian="Verdana" style:font-name-complex="Verdana"/>
    </style:style>
    <style:style style:name="T435_51" style:family="text">
      <style:text-properties style:font-name="Verdana" style:font-name-asian="Verdana" style:font-name-complex="Verdana"/>
    </style:style>
    <style:style style:name="T435_52" style:family="text">
      <style:text-properties style:font-name="Verdana" style:font-name-asian="Verdana" style:font-name-complex="Verdana"/>
    </style:style>
    <style:style style:name="T435_53" style:family="text">
      <style:text-properties style:font-name="Verdana" style:font-name-asian="Verdana" style:font-name-complex="Verdana"/>
    </style:style>
    <style:style style:name="T435_54" style:family="text">
      <style:text-properties style:font-name="Verdana" style:font-name-asian="Verdana" style:font-name-complex="Verdana"/>
    </style:style>
    <style:style style:name="T435_55" style:family="text">
      <style:text-properties style:font-name="Verdana" style:font-name-asian="Verdana" style:font-name-complex="Verdana"/>
    </style:style>
    <style:style style:name="T435_56" style:family="text">
      <style:text-properties style:font-name="Verdana" style:font-name-asian="Verdana" style:font-name-complex="Verdana"/>
    </style:style>
    <style:style style:name="T435_57" style:family="text">
      <style:text-properties style:font-name="Verdana" style:font-name-asian="Verdana" style:font-name-complex="Verdana"/>
    </style:style>
    <style:style style:name="T435_58" style:family="text">
      <style:text-properties style:font-name="Verdana" style:font-name-asian="Verdana" style:font-name-complex="Verdana"/>
    </style:style>
    <style:style style:name="T435_59" style:family="text">
      <style:text-properties style:font-name="Verdana" style:font-name-asian="Verdana" style:font-name-complex="Verdana"/>
    </style:style>
    <style:style style:name="T435_60" style:family="text">
      <style:text-properties style:font-name="Verdana" style:font-name-asian="Verdana" style:font-name-complex="Verdana"/>
    </style:style>
    <style:style style:name="T435_61" style:family="text">
      <style:text-properties style:font-name="Verdana" style:font-name-asian="Verdana" style:font-name-complex="Verdana"/>
    </style:style>
    <style:style style:name="T435_62" style:family="text">
      <style:text-properties style:font-name="Verdana" style:font-name-asian="Verdana" style:font-name-complex="Verdana"/>
    </style:style>
    <style:style style:name="T435_63" style:family="text">
      <style:text-properties style:font-name="Verdana" style:font-name-asian="Verdana" style:font-name-complex="Verdana"/>
    </style:style>
    <style:style style:name="T435_64" style:family="text">
      <style:text-properties style:font-name="Verdana" style:font-name-asian="Verdana" style:font-name-complex="Verdana"/>
    </style:style>
    <style:style style:name="T435_65" style:family="text">
      <style:text-properties style:font-name="Verdana" style:font-name-asian="Verdana" style:font-name-complex="Verdana"/>
    </style:style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>
      <style:text-properties style:font-name="Verdana" style:font-name-asian="Verdana" style:font-name-complex="Verdana"/>
    </style:style>
    <style:style style:name="T436_2" style:family="text">
      <style:text-properties style:font-name="Verdana" style:font-name-asian="Verdana" style:font-name-complex="Verdana"/>
    </style:style>
    <style:style style:name="T436_3" style:family="text">
      <style:text-properties style:font-name="Verdana" style:font-name-asian="Verdana" style:font-name-complex="Verdana"/>
    </style:style>
    <style:style style:name="T436_4" style:family="text">
      <style:text-properties style:font-name="Verdana" style:font-name-asian="Verdana" style:font-name-complex="Verdana"/>
    </style:style>
    <style:style style:name="T436_5" style:family="text">
      <style:text-properties style:font-name="Verdana" style:font-name-asian="Verdana" style:font-name-complex="Verdana"/>
    </style:style>
    <style:style style:name="T436_6" style:family="text">
      <style:text-properties style:font-name="Verdana" style:font-name-asian="Verdana" style:font-name-complex="Verdana"/>
    </style:style>
    <style:style style:name="T436_7" style:family="text">
      <style:text-properties style:font-name="Verdana" style:font-name-asian="Verdana" style:font-name-complex="Verdana"/>
    </style:style>
    <style:style style:name="T436_8" style:family="text">
      <style:text-properties style:font-name="Verdana" style:font-name-asian="Verdana" style:font-name-complex="Verdana"/>
    </style:style>
    <style:style style:name="T436_9" style:family="text">
      <style:text-properties style:font-name="Verdana" style:font-name-asian="Verdana" style:font-name-complex="Verdana"/>
    </style:style>
    <style:style style:name="T436_10" style:family="text">
      <style:text-properties style:font-name="Verdana" style:font-name-asian="Verdana" style:font-name-complex="Verdana"/>
    </style:style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>
      <style:text-properties style:font-name="Verdana" style:font-name-asian="Verdana" style:font-name-complex="Verdana"/>
    </style:style>
    <style:style style:name="T437_2" style:family="text">
      <style:text-properties style:font-name="Verdana" style:font-name-asian="Verdana" style:font-name-complex="Verdana"/>
    </style:style>
    <style:style style:name="T437_3" style:family="text">
      <style:text-properties style:font-name="Verdana" style:font-name-asian="Verdana" style:font-name-complex="Verdana"/>
    </style:style>
    <style:style style:name="T437_4" style:family="text">
      <style:text-properties style:font-name="Verdana" style:font-name-asian="Verdana" style:font-name-complex="Verdana"/>
    </style:style>
    <style:style style:name="T437_5" style:family="text">
      <style:text-properties style:font-name="Verdana" style:font-name-asian="Verdana" style:font-name-complex="Verdana"/>
    </style:style>
    <style:style style:name="T437_6" style:family="text">
      <style:text-properties style:font-name="Verdana" style:font-name-asian="Verdana" style:font-name-complex="Verdana"/>
    </style:style>
    <style:style style:name="T437_7" style:family="text">
      <style:text-properties style:font-name="Verdana" style:font-name-asian="Verdana" style:font-name-complex="Verdana"/>
    </style:style>
    <style:style style:name="T437_8" style:family="text">
      <style:text-properties style:font-name="Verdana" style:font-name-asian="Verdana" style:font-name-complex="Verdana"/>
    </style:style>
    <style:style style:name="T437_9" style:family="text">
      <style:text-properties style:font-name="Verdana" style:font-name-asian="Verdana" style:font-name-complex="Verdana"/>
    </style:style>
    <style:style style:name="T437_10" style:family="text">
      <style:text-properties style:font-name="Verdana" style:font-name-asian="Verdana" style:font-name-complex="Verdana"/>
    </style:style>
    <style:style style:name="T437_11" style:family="text">
      <style:text-properties style:font-name="Verdana" style:font-name-asian="Verdana" style:font-name-complex="Verdana"/>
    </style:style>
    <style:style style:name="T437_12" style:family="text">
      <style:text-properties style:font-name="Verdana" style:font-name-asian="Verdana" style:font-name-complex="Verdana"/>
    </style:style>
    <style:style style:name="T437_13" style:family="text">
      <style:text-properties style:font-name="Verdana" style:font-name-asian="Verdana" style:font-name-complex="Verdana"/>
    </style:style>
    <style:style style:name="T437_14" style:family="text">
      <style:text-properties style:font-name="Verdana" style:font-name-asian="Verdana" style:font-name-complex="Verdana"/>
    </style:style>
    <style:style style:name="T437_15" style:family="text">
      <style:text-properties style:font-name="Verdana" style:font-name-asian="Verdana" style:font-name-complex="Verdana"/>
    </style:style>
    <style:style style:name="T437_16" style:family="text">
      <style:text-properties style:font-name="Verdana" style:font-name-asian="Verdana" style:font-name-complex="Verdana"/>
    </style:style>
    <style:style style:name="T437_17" style:family="text">
      <style:text-properties style:font-name="Verdana" style:font-name-asian="Verdana" style:font-name-complex="Verdana"/>
    </style:style>
    <style:style style:name="T437_18" style:family="text">
      <style:text-properties style:font-name="Verdana" style:font-name-asian="Verdana" style:font-name-complex="Verdana"/>
    </style:style>
    <style:style style:name="T437_19" style:family="text">
      <style:text-properties style:font-name="Verdana" style:font-name-asian="Verdana" style:font-name-complex="Verdana"/>
    </style:style>
    <style:style style:name="T437_20" style:family="text">
      <style:text-properties style:font-name="Verdana" style:font-name-asian="Verdana" style:font-name-complex="Verdana"/>
    </style:style>
    <style:style style:name="T437_21" style:family="text">
      <style:text-properties style:font-name="Verdana" style:font-name-asian="Verdana" style:font-name-complex="Verdana"/>
    </style:style>
    <style:style style:name="T437_22" style:family="text">
      <style:text-properties style:font-name="Verdana" style:font-name-asian="Verdana" style:font-name-complex="Verdana"/>
    </style:style>
    <style:style style:name="T437_23" style:family="text">
      <style:text-properties style:font-name="Verdana" style:font-name-asian="Verdana" style:font-name-complex="Verdana"/>
    </style:style>
    <style:style style:name="T437_24" style:family="text">
      <style:text-properties style:font-name="Verdana" style:font-name-asian="Verdana" style:font-name-complex="Verdana"/>
    </style:style>
    <style:style style:name="T437_25" style:family="text">
      <style:text-properties style:font-name="Verdana" style:font-name-asian="Verdana" style:font-name-complex="Verdana"/>
    </style:style>
    <style:style style:name="T437_26" style:family="text">
      <style:text-properties style:font-name="Verdana" style:font-name-asian="Verdana" style:font-name-complex="Verdana"/>
    </style:style>
    <style:style style:name="T437_27" style:family="text">
      <style:text-properties style:font-name="Verdana" style:font-name-asian="Verdana" style:font-name-complex="Verdana"/>
    </style:style>
    <style:style style:name="T437_28" style:family="text">
      <style:text-properties style:font-name="Verdana" style:font-name-asian="Verdana" style:font-name-complex="Verdana"/>
    </style:style>
    <style:style style:name="T437_29" style:family="text">
      <style:text-properties style:font-name="Verdana" style:font-name-asian="Verdana" style:font-name-complex="Verdana"/>
    </style:style>
    <style:style style:name="T437_30" style:family="text">
      <style:text-properties style:font-name="Verdana" style:font-name-asian="Verdana" style:font-name-complex="Verdana"/>
    </style:style>
    <style:style style:name="T437_31" style:family="text">
      <style:text-properties style:font-name="Verdana" style:font-name-asian="Verdana" style:font-name-complex="Verdana"/>
    </style:style>
    <style:style style:name="T437_32" style:family="text">
      <style:text-properties style:font-name="Verdana" style:font-name-asian="Verdana" style:font-name-complex="Verdana"/>
    </style:style>
    <style:style style:name="T437_33" style:family="text">
      <style:text-properties style:font-name="Verdana" style:font-name-asian="Verdana" style:font-name-complex="Verdana"/>
    </style:style>
    <style:style style:name="T437_34" style:family="text">
      <style:text-properties style:font-name="Verdana" style:font-name-asian="Verdana" style:font-name-complex="Verdana"/>
    </style:style>
    <style:style style:name="T437_35" style:family="text">
      <style:text-properties style:font-name="Verdana" style:font-name-asian="Verdana" style:font-name-complex="Verdana"/>
    </style:style>
    <style:style style:name="T437_36" style:family="text">
      <style:text-properties style:font-name="Verdana" style:font-name-asian="Verdana" style:font-name-complex="Verdana"/>
    </style:style>
    <style:style style:name="T437_37" style:family="text">
      <style:text-properties style:font-name="Verdana" style:font-name-asian="Verdana" style:font-name-complex="Verdana"/>
    </style:style>
    <style:style style:name="T437_38" style:family="text">
      <style:text-properties style:font-name="Verdana" style:font-name-asian="Verdana" style:font-name-complex="Verdana"/>
    </style:style>
    <style:style style:name="T437_39" style:family="text">
      <style:text-properties style:font-name="Verdana" style:font-name-asian="Verdana" style:font-name-complex="Verdana"/>
    </style:style>
    <style:style style:name="T437_40" style:family="text">
      <style:text-properties style:font-name="Verdana" style:font-name-asian="Verdana" style:font-name-complex="Verdana"/>
    </style:style>
    <style:style style:name="T437_41" style:family="text">
      <style:text-properties style:font-name="Verdana" style:font-name-asian="Verdana" style:font-name-complex="Verdana"/>
    </style:style>
    <style:style style:name="T437_42" style:family="text">
      <style:text-properties style:font-name="Verdana" style:font-name-asian="Verdana" style:font-name-complex="Verdana"/>
    </style:style>
    <style:style style:name="T437_43" style:family="text">
      <style:text-properties style:font-name="Verdana" style:font-name-asian="Verdana" style:font-name-complex="Verdana"/>
    </style:style>
    <style:style style:name="T437_44" style:family="text">
      <style:text-properties style:font-name="Verdana" style:font-name-asian="Verdana" style:font-name-complex="Verdana"/>
    </style:style>
    <style:style style:name="T437_45" style:family="text">
      <style:text-properties style:font-name="Verdana" style:font-name-asian="Verdana" style:font-name-complex="Verdana"/>
    </style:style>
    <style:style style:name="T437_46" style:family="text">
      <style:text-properties style:font-name="Verdana" style:font-name-asian="Verdana" style:font-name-complex="Verdana"/>
    </style:style>
    <style:style style:name="T437_47" style:family="text">
      <style:text-properties style:font-name="Verdana" style:font-name-asian="Verdana" style:font-name-complex="Verdana"/>
    </style:style>
    <style:style style:name="T437_48" style:family="text">
      <style:text-properties style:font-name="Verdana" style:font-name-asian="Verdana" style:font-name-complex="Verdana"/>
    </style:style>
    <style:style style:name="T437_49" style:family="text">
      <style:text-properties style:font-name="Verdana" style:font-name-asian="Verdana" style:font-name-complex="Verdana"/>
    </style:style>
    <style:style style:name="T437_50" style:family="text">
      <style:text-properties style:font-name="Verdana" style:font-name-asian="Verdana" style:font-name-complex="Verdana"/>
    </style:style>
    <style:style style:name="T437_51" style:family="text">
      <style:text-properties style:font-name="Verdana" style:font-name-asian="Verdana" style:font-name-complex="Verdana"/>
    </style:style>
    <style:style style:name="T437_52" style:family="text">
      <style:text-properties style:font-name="Verdana" style:font-name-asian="Verdana" style:font-name-complex="Verdana"/>
    </style:style>
    <style:style style:name="T437_53" style:family="text">
      <style:text-properties style:font-name="Verdana" style:font-name-asian="Verdana" style:font-name-complex="Verdana"/>
    </style:style>
    <style:style style:name="T437_54" style:family="text">
      <style:text-properties style:font-name="Verdana" style:font-name-asian="Verdana" style:font-name-complex="Verdana"/>
    </style:style>
    <style:style style:name="T437_55" style:family="text">
      <style:text-properties style:font-name="Verdana" style:font-name-asian="Verdana" style:font-name-complex="Verdana"/>
    </style:style>
    <style:style style:name="T437_56" style:family="text">
      <style:text-properties style:font-name="Verdana" style:font-name-asian="Verdana" style:font-name-complex="Verdana"/>
    </style:style>
    <style:style style:name="T437_57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437_58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437_59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437_60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437_61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437_62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437_63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437_64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437_65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437_66" style:family="text">
      <style:text-properties style:font-name="Verdana" style:font-name-asian="Verdana" style:font-name-complex="Verdana"/>
    </style:style>
    <style:style style:name="T437_67" style:family="text">
      <style:text-properties style:font-name="Verdana" style:font-name-asian="Verdana" style:font-name-complex="Verdana"/>
    </style:style>
    <style:style style:name="T437_68" style:family="text">
      <style:text-properties style:font-name="Verdana" style:font-name-asian="Verdana" style:font-name-complex="Verdana"/>
    </style:style>
    <style:style style:name="T437_69" style:family="text">
      <style:text-properties style:font-name="Verdana" style:font-name-asian="Verdana" style:font-name-complex="Verdana"/>
    </style:style>
    <style:style style:name="T437_70" style:family="text">
      <style:text-properties style:font-name="Verdana" style:font-name-asian="Verdana" style:font-name-complex="Verdana"/>
    </style:style>
    <style:style style:name="T437_71" style:family="text">
      <style:text-properties style:font-name="Verdana" style:font-name-asian="Verdana" style:font-name-complex="Verdana"/>
    </style:style>
    <style:style style:name="T437_72" style:family="text">
      <style:text-properties style:font-name="Verdana" style:font-name-asian="Verdana" style:font-name-complex="Verdana"/>
    </style:style>
    <style:style style:name="T437_73" style:family="text">
      <style:text-properties style:font-name="Verdana" style:font-name-asian="Verdana" style:font-name-complex="Verdana"/>
    </style:style>
    <style:style style:name="T437_74" style:family="text">
      <style:text-properties style:font-name="Verdana" style:font-name-asian="Verdana" style:font-name-complex="Verdana"/>
    </style:style>
    <style:style style:name="T437_75" style:family="text">
      <style:text-properties style:font-name="Verdana" style:font-name-asian="Verdana" style:font-name-complex="Verdana"/>
    </style:style>
    <style:style style:name="T437_76" style:family="text">
      <style:text-properties style:font-name="Verdana" style:font-name-asian="Verdana" style:font-name-complex="Verdana"/>
    </style:style>
    <style:style style:name="T437_77" style:family="text">
      <style:text-properties style:font-name="Verdana" style:font-name-asian="Verdana" style:font-name-complex="Verdana"/>
    </style:style>
    <style:style style:name="T437_78" style:family="text">
      <style:text-properties style:font-name="Verdana" style:font-name-asian="Verdana" style:font-name-complex="Verdana"/>
    </style:style>
    <style:style style:name="T437_79" style:family="text">
      <style:text-properties style:font-name="Verdana" style:font-name-asian="Verdana" style:font-name-complex="Verdana"/>
    </style:style>
    <style:style style:name="T437_80" style:family="text">
      <style:text-properties style:font-name="Verdana" style:font-name-asian="Verdana" style:font-name-complex="Verdana"/>
    </style:style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>
      <style:text-properties style:font-name="Verdana" style:font-name-asian="Verdana" style:font-name-complex="Verdana"/>
    </style:style>
    <style:style style:name="T438_2" style:family="text">
      <style:text-properties style:font-name="Verdana" style:font-name-asian="Verdana" style:font-name-complex="Verdana"/>
    </style:style>
    <style:style style:name="T438_3" style:family="text">
      <style:text-properties style:font-name="Verdana" style:font-name-asian="Verdana" style:font-name-complex="Verdana"/>
    </style:style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>
      <style:text-properties style:font-name="Verdana" style:font-name-asian="Verdana" style:font-name-complex="Verdana"/>
    </style:style>
    <style:style style:name="T439_2" style:family="text">
      <style:text-properties style:font-name="Verdana" style:font-name-asian="Verdana" style:font-name-complex="Verdana"/>
    </style:style>
    <style:style style:name="T439_3" style:family="text">
      <style:text-properties style:font-name="Verdana" style:font-name-asian="Verdana" style:font-name-complex="Verdana"/>
    </style:style>
    <style:style style:name="T439_4" style:family="text">
      <style:text-properties style:font-name="Verdana" style:font-name-asian="Verdana" style:font-name-complex="Verdana"/>
    </style:style>
    <style:style style:name="T439_5" style:family="text">
      <style:text-properties style:font-name="Verdana" style:font-name-asian="Verdana" style:font-name-complex="Verdana"/>
    </style:style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>
      <style:text-properties style:font-name="Verdana" style:font-name-asian="Verdana" style:font-name-complex="Verdana"/>
    </style:style>
    <style:style style:name="T440_2" style:family="text">
      <style:text-properties style:font-name="Verdana" style:font-name-asian="Verdana" style:font-name-complex="Verdana"/>
    </style:style>
    <style:style style:name="T440_3" style:family="text">
      <style:text-properties style:font-name="Verdana" style:font-name-asian="Verdana" style:font-name-complex="Verdana"/>
    </style:style>
    <style:style style:name="T440_4" style:family="text">
      <style:text-properties style:font-name="Verdana" style:font-name-asian="Verdana" style:font-name-complex="Verdana"/>
    </style:style>
    <style:style style:name="T440_5" style:family="text">
      <style:text-properties style:font-name="Verdana" style:font-name-asian="Verdana" style:font-name-complex="Verdana"/>
    </style:style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>
      <style:text-properties style:font-name="Verdana" style:font-name-asian="Verdana" style:font-name-complex="Verdana"/>
    </style:style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>
      <style:text-properties style:font-name="Verdana" style:font-name-asian="Verdana" style:font-name-complex="Verdana"/>
    </style:style>
    <style:style style:name="T442_2" style:family="text">
      <style:text-properties style:font-name="Verdana" style:font-name-asian="Verdana" style:font-name-complex="Verdana"/>
    </style:style>
    <style:style style:name="T442_3" style:family="text">
      <style:text-properties style:font-name="Verdana" style:font-name-asian="Verdana" style:font-name-complex="Verdana"/>
    </style:style>
    <style:style style:name="P443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>
      <style:text-properties style:font-name="Consolas" style:font-name-asian="Consolas" style:font-name-complex="Consolas"/>
    </style:style>
    <style:style style:name="T444_2" style:family="text">
      <style:text-properties style:font-name="Consolas" style:font-name-asian="Consolas" style:font-name-complex="Consolas"/>
    </style:style>
    <style:style style:name="T444_3" style:family="text">
      <style:text-properties style:font-name="Consolas" style:font-name-asian="Consolas" style:font-name-complex="Consolas"/>
    </style:style>
    <style:style style:name="T444_4" style:family="text">
      <style:text-properties style:font-name="Consolas" style:font-name-asian="Consolas" style:font-name-complex="Consolas"/>
    </style:style>
    <style:style style:name="T444_5" style:family="text">
      <style:text-properties style:font-name="Consolas" style:font-name-asian="Consolas" style:font-name-complex="Consolas"/>
    </style:style>
    <style:style style:name="T444_6" style:family="text">
      <style:text-properties style:font-name="Consolas" style:font-name-asian="Consolas" style:font-name-complex="Consolas"/>
    </style:style>
    <style:style style:name="T444_7" style:family="text">
      <style:text-properties style:font-name="Consolas" style:font-name-asian="Consolas" style:font-name-complex="Consolas"/>
    </style:style>
    <style:style style:name="T444_8" style:family="text">
      <style:text-properties style:font-name="Consolas" style:font-name-asian="Consolas" style:font-name-complex="Consolas"/>
    </style:style>
    <style:style style:name="T444_9" style:family="text">
      <style:text-properties style:font-name="Consolas" style:font-name-asian="Consolas" style:font-name-complex="Consolas"/>
    </style:style>
    <style:style style:name="T444_10" style:family="text">
      <style:text-properties style:font-name="Consolas" style:font-name-asian="Consolas" style:font-name-complex="Consolas"/>
    </style:style>
    <style:style style:name="T444_11" style:family="text">
      <style:text-properties style:font-name="Consolas" style:font-name-asian="Consolas" style:font-name-complex="Consolas"/>
    </style:style>
    <style:style style:name="T444_12" style:family="text">
      <style:text-properties style:font-name="Consolas" style:font-name-asian="Consolas" style:font-name-complex="Consolas"/>
    </style:style>
    <style:style style:name="T444_13" style:family="text">
      <style:text-properties style:font-name="Consolas" style:font-name-asian="Consolas" style:font-name-complex="Consolas"/>
    </style:style>
    <style:style style:name="T444_14" style:family="text">
      <style:text-properties style:font-name="Consolas" style:font-name-asian="Consolas" style:font-name-complex="Consolas"/>
    </style:style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>
      <style:text-properties style:font-name="Consolas" style:font-name-asian="Consolas" style:font-name-complex="Consolas"/>
    </style:style>
    <style:style style:name="T445_2" style:family="text">
      <style:text-properties style:font-name="Consolas" style:font-name-asian="Consolas" style:font-name-complex="Consolas"/>
    </style:style>
    <style:style style:name="T445_3" style:family="text">
      <style:text-properties style:font-name="Consolas" style:font-name-asian="Consolas" style:font-name-complex="Consolas"/>
    </style:style>
    <style:style style:name="T445_4" style:family="text">
      <style:text-properties style:font-name="Consolas" style:font-name-asian="Consolas" style:font-name-complex="Consolas"/>
    </style:style>
    <style:style style:name="T445_5" style:family="text">
      <style:text-properties style:font-name="Consolas" style:font-name-asian="Consolas" style:font-name-complex="Consolas"/>
    </style:style>
    <style:style style:name="T445_6" style:family="text">
      <style:text-properties style:font-name="Consolas" style:font-name-asian="Consolas" style:font-name-complex="Consolas"/>
    </style:style>
    <style:style style:name="T445_7" style:family="text">
      <style:text-properties style:font-name="Consolas" style:font-name-asian="Consolas" style:font-name-complex="Consolas"/>
    </style:style>
    <style:style style:name="T445_8" style:family="text">
      <style:text-properties style:font-name="Consolas" style:font-name-asian="Consolas" style:font-name-complex="Consolas"/>
    </style:style>
    <style:style style:name="T445_9" style:family="text">
      <style:text-properties style:font-name="Consolas" style:font-name-asian="Consolas" style:font-name-complex="Consolas"/>
    </style:style>
    <style:style style:name="T445_10" style:family="text">
      <style:text-properties style:font-name="Consolas" style:font-name-asian="Consolas" style:font-name-complex="Consolas"/>
    </style:style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>
      <style:text-properties style:font-name="Consolas" style:font-name-asian="Consolas" style:font-name-complex="Consolas"/>
    </style:style>
    <style:style style:name="T446_2" style:family="text">
      <style:text-properties style:font-name="Consolas" style:font-name-asian="Consolas" style:font-name-complex="Consolas"/>
    </style:style>
    <style:style style:name="T446_3" style:family="text">
      <style:text-properties style:font-name="Consolas" style:font-name-asian="Consolas" style:font-name-complex="Consolas"/>
    </style:style>
    <style:style style:name="T446_4" style:family="text">
      <style:text-properties style:font-name="Consolas" style:font-name-asian="Consolas" style:font-name-complex="Consolas"/>
    </style:style>
    <style:style style:name="T446_5" style:family="text">
      <style:text-properties style:font-name="Consolas" style:font-name-asian="Consolas" style:font-name-complex="Consolas"/>
    </style:style>
    <style:style style:name="T446_6" style:family="text">
      <style:text-properties style:font-name="Consolas" style:font-name-asian="Consolas" style:font-name-complex="Consolas"/>
    </style:style>
    <style:style style:name="T446_7" style:family="text">
      <style:text-properties style:font-name="Consolas" style:font-name-asian="Consolas" style:font-name-complex="Consolas"/>
    </style:style>
    <style:style style:name="T446_8" style:family="text">
      <style:text-properties style:font-name="Consolas" style:font-name-asian="Consolas" style:font-name-complex="Consolas"/>
    </style:style>
    <style:style style:name="T446_9" style:family="text">
      <style:text-properties style:font-name="Consolas" style:font-name-asian="Consolas" style:font-name-complex="Consolas"/>
    </style:style>
    <style:style style:name="T446_10" style:family="text">
      <style:text-properties style:font-name="Consolas" style:font-name-asian="Consolas" style:font-name-complex="Consolas"/>
    </style:style>
    <style:style style:name="T446_11" style:family="text">
      <style:text-properties style:font-name="Consolas" style:font-name-asian="Consolas" style:font-name-complex="Consolas"/>
    </style:style>
    <style:style style:name="T446_12" style:family="text">
      <style:text-properties style:font-name="Consolas" style:font-name-asian="Consolas" style:font-name-complex="Consolas"/>
    </style:style>
    <style:style style:name="T446_13" style:family="text">
      <style:text-properties style:font-name="Consolas" style:font-name-asian="Consolas" style:font-name-complex="Consolas"/>
    </style:style>
    <style:style style:name="T446_14" style:family="text">
      <style:text-properties style:font-name="Consolas" style:font-name-asian="Consolas" style:font-name-complex="Consolas"/>
    </style:style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>
      <style:text-properties style:font-name="Consolas" style:font-name-asian="Consolas" style:font-name-complex="Consolas"/>
    </style:style>
    <style:style style:name="T447_2" style:family="text">
      <style:text-properties style:font-name="Consolas" style:font-name-asian="Consolas" style:font-name-complex="Consolas"/>
    </style:style>
    <style:style style:name="T447_3" style:family="text">
      <style:text-properties style:font-name="Consolas" style:font-name-asian="Consolas" style:font-name-complex="Consolas"/>
    </style:style>
    <style:style style:name="T447_4" style:family="text">
      <style:text-properties style:font-name="Consolas" style:font-name-asian="Consolas" style:font-name-complex="Consolas"/>
    </style:style>
    <style:style style:name="T447_5" style:family="text">
      <style:text-properties style:font-name="Consolas" style:font-name-asian="Consolas" style:font-name-complex="Consolas"/>
    </style:style>
    <style:style style:name="T447_6" style:family="text">
      <style:text-properties style:font-name="Consolas" style:font-name-asian="Consolas" style:font-name-complex="Consolas"/>
    </style:style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>
      <style:text-properties style:font-name="Consolas" style:font-name-asian="Consolas" style:font-name-complex="Consolas"/>
    </style:style>
    <style:style style:name="T448_2" style:family="text">
      <style:text-properties style:font-name="Consolas" style:font-name-asian="Consolas" style:font-name-complex="Consolas"/>
    </style:style>
    <style:style style:name="T448_3" style:family="text">
      <style:text-properties style:font-name="Consolas" style:font-name-asian="Consolas" style:font-name-complex="Consolas"/>
    </style:style>
    <style:style style:name="T448_4" style:family="text">
      <style:text-properties style:font-name="Consolas" style:font-name-asian="Consolas" style:font-name-complex="Consolas"/>
    </style:style>
    <style:style style:name="T448_5" style:family="text">
      <style:text-properties style:font-name="Consolas" style:font-name-asian="Consolas" style:font-name-complex="Consolas"/>
    </style:style>
    <style:style style:name="T448_6" style:family="text">
      <style:text-properties style:font-name="Consolas" style:font-name-asian="Consolas" style:font-name-complex="Consolas"/>
    </style:style>
    <style:style style:name="T448_7" style:family="text">
      <style:text-properties style:font-name="Consolas" style:font-name-asian="Consolas" style:font-name-complex="Consolas"/>
    </style:style>
    <style:style style:name="T448_8" style:family="text">
      <style:text-properties style:font-name="Consolas" style:font-name-asian="Consolas" style:font-name-complex="Consolas"/>
    </style:style>
    <style:style style:name="T448_9" style:family="text">
      <style:text-properties style:font-name="Consolas" style:font-name-asian="Consolas" style:font-name-complex="Consolas"/>
    </style:style>
    <style:style style:name="T448_10" style:family="text">
      <style:text-properties style:font-name="Consolas" style:font-name-asian="Consolas" style:font-name-complex="Consolas"/>
    </style:style>
    <style:style style:name="T448_11" style:family="text">
      <style:text-properties style:font-name="Consolas" style:font-name-asian="Consolas" style:font-name-complex="Consolas"/>
    </style:style>
    <style:style style:name="T448_12" style:family="text">
      <style:text-properties style:font-name="Consolas" style:font-name-asian="Consolas" style:font-name-complex="Consolas"/>
    </style:style>
    <style:style style:name="T448_13" style:family="text">
      <style:text-properties style:font-name="Consolas" style:font-name-asian="Consolas" style:font-name-complex="Consolas"/>
    </style:style>
    <style:style style:name="T448_14" style:family="text">
      <style:text-properties style:font-name="Consolas" style:font-name-asian="Consolas" style:font-name-complex="Consolas"/>
    </style:style>
    <style:style style:name="T448_15" style:family="text">
      <style:text-properties style:font-name="Consolas" style:font-name-asian="Consolas" style:font-name-complex="Consolas"/>
    </style:style>
    <style:style style:name="T448_16" style:family="text">
      <style:text-properties style:font-name="Consolas" style:font-name-asian="Consolas" style:font-name-complex="Consolas"/>
    </style:style>
    <style:style style:name="T448_17" style:family="text">
      <style:text-properties style:font-name="Consolas" style:font-name-asian="Consolas" style:font-name-complex="Consolas"/>
    </style:style>
    <style:style style:name="T448_18" style:family="text">
      <style:text-properties style:font-name="Consolas" style:font-name-asian="Consolas" style:font-name-complex="Consolas"/>
    </style:style>
    <style:style style:name="T448_19" style:family="text">
      <style:text-properties style:font-name="Consolas" style:font-name-asian="Consolas" style:font-name-complex="Consolas"/>
    </style:style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>
      <style:text-properties style:font-name="Consolas" style:font-name-asian="Consolas" style:font-name-complex="Consolas"/>
    </style:style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T450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0_3" style:family="text"/>
    <style:style style:name="T450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0_5" style:family="text"/>
    <style:style style:name="T450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0_7" style:family="text"/>
    <style:style style:name="T450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0_9" style:family="text"/>
    <style:style style:name="T450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0_11" style:family="text"/>
    <style:style style:name="T450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0_13" style:family="text"/>
    <style:style style:name="T450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0_15" style:family="text"/>
    <style:style style:name="T450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0_17" style:family="text"/>
    <style:style style:name="T450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/>
    <style:style style:name="T451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1_3" style:family="text"/>
    <style:style style:name="T451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1_5" style:family="text"/>
    <style:style style:name="T451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1_7" style:family="text"/>
    <style:style style:name="T451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1_9" style:family="text"/>
    <style:style style:name="T451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1_11" style:family="text"/>
    <style:style style:name="T451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1_13" style:family="text"/>
    <style:style style:name="T451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1_15" style:family="text"/>
    <style:style style:name="T451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1_17" style:family="text"/>
    <style:style style:name="T451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1_19" style:family="text"/>
    <style:style style:name="T451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1_21" style:family="text"/>
    <style:style style:name="T451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1_23" style:family="text"/>
    <style:style style:name="T451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1_25" style:family="text"/>
    <style:style style:name="T451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1_27" style:family="text"/>
    <style:style style:name="T451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1_29" style:family="text"/>
    <style:style style:name="T451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1_31" style:family="text"/>
    <style:style style:name="T451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51_33" style:family="text"/>
    <style:style style:name="T451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452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453" style:family="paragraph" style:parent-style-name="Standard">
      <style:paragraph-properties fo:break-before="auto" fo:line-height="115%" style:writing-mode="lr-tb"/>
    </style:style>
    <style:style style:name="T45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3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3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3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3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3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3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3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3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3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3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3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3_1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3_1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>
      <style:text-properties style:font-name="Verdana" style:font-name-asian="Verdana" style:font-name-complex="Verdana"/>
    </style:style>
    <style:style style:name="T454_2" style:family="text">
      <style:text-properties style:font-name="Verdana" style:font-name-asian="Verdana" style:font-name-complex="Verdana"/>
    </style:style>
    <style:style style:name="T454_3" style:family="text">
      <style:text-properties style:font-name="Verdana" style:font-name-asian="Verdana" style:font-name-complex="Verdana"/>
    </style:style>
    <style:style style:name="T454_4" style:family="text">
      <style:text-properties style:font-name="Verdana" style:font-name-asian="Verdana" style:font-name-complex="Verdana"/>
    </style:style>
    <style:style style:name="T454_5" style:family="text">
      <style:text-properties style:font-name="Verdana" style:font-name-asian="Verdana" style:font-name-complex="Verdana"/>
    </style:style>
    <style:style style:name="T454_6" style:family="text">
      <style:text-properties style:font-name="Verdana" style:font-name-asian="Verdana" style:font-name-complex="Verdana"/>
    </style:style>
    <style:style style:name="T454_7" style:family="text">
      <style:text-properties style:font-name="Verdana" style:font-name-asian="Verdana" style:font-name-complex="Verdana"/>
    </style:style>
    <style:style style:name="T454_8" style:family="text">
      <style:text-properties style:font-name="Verdana" style:font-name-asian="Verdana" style:font-name-complex="Verdana"/>
    </style:style>
    <style:style style:name="T454_9" style:family="text">
      <style:text-properties style:font-name="Verdana" style:font-name-asian="Verdana" style:font-name-complex="Verdana"/>
    </style:style>
    <style:style style:name="T454_10" style:family="text">
      <style:text-properties style:font-name="Verdana" style:font-name-asian="Verdana" style:font-name-complex="Verdana"/>
    </style:style>
    <style:style style:name="T454_11" style:family="text">
      <style:text-properties style:font-name="Verdana" style:font-name-asian="Verdana" style:font-name-complex="Verdana"/>
    </style:style>
    <style:style style:name="T454_12" style:family="text">
      <style:text-properties style:font-name="Verdana" style:font-name-asian="Verdana" style:font-name-complex="Verdana"/>
    </style:style>
    <style:style style:name="T454_13" style:family="text">
      <style:text-properties style:font-name="Verdana" style:font-name-asian="Verdana" style:font-name-complex="Verdana"/>
    </style:style>
    <style:style style:name="T454_14" style:family="text">
      <style:text-properties style:font-name="Verdana" style:font-name-asian="Verdana" style:font-name-complex="Verdana"/>
    </style:style>
    <style:style style:name="T454_15" style:family="text">
      <style:text-properties style:font-name="Verdana" style:font-name-asian="Verdana" style:font-name-complex="Verdana"/>
    </style:style>
    <style:style style:name="T454_16" style:family="text">
      <style:text-properties style:font-name="Verdana" style:font-name-asian="Verdana" style:font-name-complex="Verdana"/>
    </style:style>
    <style:style style:name="T454_17" style:family="text">
      <style:text-properties style:font-name="Verdana" style:font-name-asian="Verdana" style:font-name-complex="Verdana"/>
    </style:style>
    <style:style style:name="T454_18" style:family="text">
      <style:text-properties style:font-name="Verdana" style:font-name-asian="Verdana" style:font-name-complex="Verdana"/>
    </style:style>
    <style:style style:name="T454_19" style:family="text">
      <style:text-properties style:font-name="Verdana" style:font-name-asian="Verdana" style:font-name-complex="Verdana"/>
    </style:style>
    <style:style style:name="T454_20" style:family="text">
      <style:text-properties style:font-name="Verdana" style:font-name-asian="Verdana" style:font-name-complex="Verdana"/>
    </style:style>
    <style:style style:name="T454_21" style:family="text">
      <style:text-properties style:font-name="Verdana" style:font-name-asian="Verdana" style:font-name-complex="Verdana"/>
    </style:style>
    <style:style style:name="T454_22" style:family="text">
      <style:text-properties style:font-name="Verdana" style:font-name-asian="Verdana" style:font-name-complex="Verdana"/>
    </style:style>
    <style:style style:name="T454_23" style:family="text">
      <style:text-properties style:font-name="Verdana" style:font-name-asian="Verdana" style:font-name-complex="Verdana"/>
    </style:style>
    <style:style style:name="T454_24" style:family="text">
      <style:text-properties style:font-name="Verdana" style:font-name-asian="Verdana" style:font-name-complex="Verdana"/>
    </style:style>
    <style:style style:name="T454_25" style:family="text">
      <style:text-properties style:font-name="Verdana" style:font-name-asian="Verdana" style:font-name-complex="Verdana"/>
    </style:style>
    <style:style style:name="T454_26" style:family="text">
      <style:text-properties style:font-name="Verdana" style:font-name-asian="Verdana" style:font-name-complex="Verdana"/>
    </style:style>
    <style:style style:name="T454_27" style:family="text">
      <style:text-properties style:font-name="Verdana" style:font-name-asian="Verdana" style:font-name-complex="Verdana"/>
    </style:style>
    <style:style style:name="T454_28" style:family="text">
      <style:text-properties style:font-name="Verdana" style:font-name-asian="Verdana" style:font-name-complex="Verdana"/>
    </style:style>
    <style:style style:name="T454_29" style:family="text">
      <style:text-properties style:font-name="Verdana" style:font-name-asian="Verdana" style:font-name-complex="Verdana"/>
    </style:style>
    <style:style style:name="T454_30" style:family="text">
      <style:text-properties style:font-name="Verdana" style:font-name-asian="Verdana" style:font-name-complex="Verdana"/>
    </style:style>
    <style:style style:name="T454_31" style:family="text">
      <style:text-properties style:font-name="Verdana" style:font-name-asian="Verdana" style:font-name-complex="Verdana"/>
    </style:style>
    <style:style style:name="T454_32" style:family="text">
      <style:text-properties style:font-name="Verdana" style:font-name-asian="Verdana" style:font-name-complex="Verdana"/>
    </style:style>
    <style:style style:name="T454_33" style:family="text">
      <style:text-properties style:font-name="Verdana" style:font-name-asian="Verdana" style:font-name-complex="Verdana"/>
    </style:style>
    <style:style style:name="T454_34" style:family="text">
      <style:text-properties style:font-name="Verdana" style:font-name-asian="Verdana" style:font-name-complex="Verdana"/>
    </style:style>
    <style:style style:name="T454_35" style:family="text">
      <style:text-properties style:font-name="Verdana" style:font-name-asian="Verdana" style:font-name-complex="Verdana"/>
    </style:style>
    <style:style style:name="T454_36" style:family="text">
      <style:text-properties style:font-name="Verdana" style:font-name-asian="Verdana" style:font-name-complex="Verdana"/>
    </style:style>
    <style:style style:name="T454_37" style:family="text">
      <style:text-properties style:font-name="Verdana" style:font-name-asian="Verdana" style:font-name-complex="Verdana"/>
    </style:style>
    <style:style style:name="T454_38" style:family="text">
      <style:text-properties style:font-name="Verdana" style:font-name-asian="Verdana" style:font-name-complex="Verdana"/>
    </style:style>
    <style:style style:name="T454_39" style:family="text">
      <style:text-properties style:font-name="Verdana" style:font-name-asian="Verdana" style:font-name-complex="Verdana"/>
    </style:style>
    <style:style style:name="T454_40" style:family="text">
      <style:text-properties style:font-name="Verdana" style:font-name-asian="Verdana" style:font-name-complex="Verdana"/>
    </style:style>
    <style:style style:name="T454_41" style:family="text">
      <style:text-properties style:font-name="Verdana" style:font-name-asian="Verdana" style:font-name-complex="Verdana"/>
    </style:style>
    <style:style style:name="T454_42" style:family="text">
      <style:text-properties style:font-name="Verdana" style:font-name-asian="Verdana" style:font-name-complex="Verdana"/>
    </style:style>
    <style:style style:name="T454_43" style:family="text">
      <style:text-properties style:font-name="Verdana" style:font-name-asian="Verdana" style:font-name-complex="Verdana"/>
    </style:style>
    <style:style style:name="T454_44" style:family="text">
      <style:text-properties style:font-name="Verdana" style:font-name-asian="Verdana" style:font-name-complex="Verdana"/>
    </style:style>
    <style:style style:name="T454_45" style:family="text">
      <style:text-properties style:font-name="Verdana" style:font-name-asian="Verdana" style:font-name-complex="Verdana"/>
    </style:style>
    <style:style style:name="T454_46" style:family="text">
      <style:text-properties style:font-name="Verdana" style:font-name-asian="Verdana" style:font-name-complex="Verdana"/>
    </style:style>
    <style:style style:name="T454_47" style:family="text">
      <style:text-properties style:font-name="Verdana" style:font-name-asian="Verdana" style:font-name-complex="Verdana"/>
    </style:style>
    <style:style style:name="T454_48" style:family="text">
      <style:text-properties style:font-name="Verdana" style:font-name-asian="Verdana" style:font-name-complex="Verdana"/>
    </style:style>
    <style:style style:name="T454_49" style:family="text">
      <style:text-properties style:font-name="Verdana" style:font-name-asian="Verdana" style:font-name-complex="Verdana"/>
    </style:style>
    <style:style style:name="T454_50" style:family="text">
      <style:text-properties style:font-name="Verdana" style:font-name-asian="Verdana" style:font-name-complex="Verdana"/>
    </style:style>
    <style:style style:name="T454_51" style:family="text">
      <style:text-properties style:font-name="Verdana" style:font-name-asian="Verdana" style:font-name-complex="Verdana"/>
    </style:style>
    <style:style style:name="T454_52" style:family="text">
      <style:text-properties style:font-name="Verdana" style:font-name-asian="Verdana" style:font-name-complex="Verdana"/>
    </style:style>
    <style:style style:name="T454_53" style:family="text">
      <style:text-properties style:font-name="Verdana" style:font-name-asian="Verdana" style:font-name-complex="Verdana"/>
    </style:style>
    <style:style style:name="T454_54" style:family="text">
      <style:text-properties style:font-name="Verdana" style:font-name-asian="Verdana" style:font-name-complex="Verdana"/>
    </style:style>
    <style:style style:name="T454_55" style:family="text">
      <style:text-properties style:font-name="Verdana" style:font-name-asian="Verdana" style:font-name-complex="Verdana"/>
    </style:style>
    <style:style style:name="T454_56" style:family="text">
      <style:text-properties style:font-name="Verdana" style:font-name-asian="Verdana" style:font-name-complex="Verdana"/>
    </style:style>
    <style:style style:name="T454_57" style:family="text">
      <style:text-properties style:font-name="Verdana" style:font-name-asian="Verdana" style:font-name-complex="Verdana"/>
    </style:style>
    <style:style style:name="T454_58" style:family="text">
      <style:text-properties style:font-name="Verdana" style:font-name-asian="Verdana" style:font-name-complex="Verdana"/>
    </style:style>
    <style:style style:name="T454_59" style:family="text">
      <style:text-properties style:font-name="Verdana" style:font-name-asian="Verdana" style:font-name-complex="Verdana"/>
    </style:style>
    <style:style style:name="T454_60" style:family="text">
      <style:text-properties style:font-name="Verdana" style:font-name-asian="Verdana" style:font-name-complex="Verdana"/>
    </style:style>
    <style:style style:name="T454_61" style:family="text">
      <style:text-properties style:font-name="Verdana" style:font-name-asian="Verdana" style:font-name-complex="Verdana"/>
    </style:style>
    <style:style style:name="T454_62" style:family="text">
      <style:text-properties style:font-name="Verdana" style:font-name-asian="Verdana" style:font-name-complex="Verdana"/>
    </style:style>
    <style:style style:name="T454_63" style:family="text">
      <style:text-properties style:font-name="Verdana" style:font-name-asian="Verdana" style:font-name-complex="Verdana"/>
    </style:style>
    <style:style style:name="T454_64" style:family="text">
      <style:text-properties style:font-name="Verdana" style:font-name-asian="Verdana" style:font-name-complex="Verdana"/>
    </style:style>
    <style:style style:name="T454_65" style:family="text">
      <style:text-properties style:font-name="Verdana" style:font-name-asian="Verdana" style:font-name-complex="Verdana"/>
    </style:style>
    <style:style style:name="T454_66" style:family="text">
      <style:text-properties style:font-name="Verdana" style:font-name-asian="Verdana" style:font-name-complex="Verdana"/>
    </style:style>
    <style:style style:name="T454_67" style:family="text">
      <style:text-properties style:font-name="Verdana" style:font-name-asian="Verdana" style:font-name-complex="Verdana"/>
    </style:style>
    <style:style style:name="T454_68" style:family="text">
      <style:text-properties style:font-name="Verdana" style:font-name-asian="Verdana" style:font-name-complex="Verdana"/>
    </style:style>
    <style:style style:name="T454_69" style:family="text">
      <style:text-properties style:font-name="Verdana" style:font-name-asian="Verdana" style:font-name-complex="Verdana"/>
    </style:style>
    <style:style style:name="T454_70" style:family="text">
      <style:text-properties style:font-name="Verdana" style:font-name-asian="Verdana" style:font-name-complex="Verdana"/>
    </style:style>
    <style:style style:name="T454_71" style:family="text">
      <style:text-properties style:font-name="Verdana" style:font-name-asian="Verdana" style:font-name-complex="Verdana"/>
    </style:style>
    <style:style style:name="T454_72" style:family="text">
      <style:text-properties style:font-name="Verdana" style:font-name-asian="Verdana" style:font-name-complex="Verdana"/>
    </style:style>
    <style:style style:name="T454_73" style:family="text">
      <style:text-properties style:font-name="Verdana" style:font-name-asian="Verdana" style:font-name-complex="Verdana"/>
    </style:style>
    <style:style style:name="T454_74" style:family="text">
      <style:text-properties style:font-name="Verdana" style:font-name-asian="Verdana" style:font-name-complex="Verdana"/>
    </style:style>
    <style:style style:name="T454_75" style:family="text">
      <style:text-properties style:font-name="Verdana" style:font-name-asian="Verdana" style:font-name-complex="Verdana"/>
    </style:style>
    <style:style style:name="T454_76" style:family="text">
      <style:text-properties style:font-name="Verdana" style:font-name-asian="Verdana" style:font-name-complex="Verdana"/>
    </style:style>
    <style:style style:name="T454_77" style:family="text">
      <style:text-properties style:font-name="Verdana" style:font-name-asian="Verdana" style:font-name-complex="Verdana"/>
    </style:style>
    <style:style style:name="T454_78" style:family="text">
      <style:text-properties style:font-name="Verdana" style:font-name-asian="Verdana" style:font-name-complex="Verdana"/>
    </style:style>
    <style:style style:name="T454_79" style:family="text">
      <style:text-properties style:font-name="Verdana" style:font-name-asian="Verdana" style:font-name-complex="Verdana"/>
    </style:style>
    <style:style style:name="T454_80" style:family="text">
      <style:text-properties style:font-name="Verdana" style:font-name-asian="Verdana" style:font-name-complex="Verdana"/>
    </style:style>
    <style:style style:name="T454_81" style:family="text">
      <style:text-properties style:font-name="Verdana" style:font-name-asian="Verdana" style:font-name-complex="Verdana"/>
    </style:style>
    <style:style style:name="T454_82" style:family="text">
      <style:text-properties style:font-name="Verdana" style:font-name-asian="Verdana" style:font-name-complex="Verdana"/>
    </style:style>
    <style:style style:name="T454_83" style:family="text">
      <style:text-properties style:font-name="Verdana" style:font-name-asian="Verdana" style:font-name-complex="Verdana"/>
    </style:style>
    <style:style style:name="T454_84" style:family="text">
      <style:text-properties style:font-name="Verdana" style:font-name-asian="Verdana" style:font-name-complex="Verdana"/>
    </style:style>
    <style:style style:name="T454_85" style:family="text">
      <style:text-properties style:font-name="Verdana" style:font-name-asian="Verdana" style:font-name-complex="Verdana"/>
    </style:style>
    <style:style style:name="T454_86" style:family="text">
      <style:text-properties style:font-name="Verdana" style:font-name-asian="Verdana" style:font-name-complex="Verdana"/>
    </style:style>
    <style:style style:name="T454_87" style:family="text">
      <style:text-properties style:font-name="Verdana" style:font-name-asian="Verdana" style:font-name-complex="Verdana"/>
    </style:style>
    <style:style style:name="T454_88" style:family="text">
      <style:text-properties style:font-name="Verdana" style:font-name-asian="Verdana" style:font-name-complex="Verdana"/>
    </style:style>
    <style:style style:name="T454_89" style:family="text">
      <style:text-properties style:font-name="Verdana" style:font-name-asian="Verdana" style:font-name-complex="Verdana"/>
    </style:style>
    <style:style style:name="T454_90" style:family="text">
      <style:text-properties style:font-name="Verdana" style:font-name-asian="Verdana" style:font-name-complex="Verdana"/>
    </style:style>
    <style:style style:name="T454_91" style:family="text">
      <style:text-properties style:font-name="Verdana" style:font-name-asian="Verdana" style:font-name-complex="Verdana"/>
    </style:style>
    <style:style style:name="T454_92" style:family="text">
      <style:text-properties style:font-name="Verdana" style:font-name-asian="Verdana" style:font-name-complex="Verdana"/>
    </style:style>
    <style:style style:name="T454_93" style:family="text">
      <style:text-properties style:font-name="Verdana" style:font-name-asian="Verdana" style:font-name-complex="Verdana"/>
    </style:style>
    <style:style style:name="T454_94" style:family="text">
      <style:text-properties style:font-name="Verdana" style:font-name-asian="Verdana" style:font-name-complex="Verdana"/>
    </style:style>
    <style:style style:name="T454_95" style:family="text">
      <style:text-properties style:font-name="Verdana" style:font-name-asian="Verdana" style:font-name-complex="Verdana"/>
    </style:style>
    <style:style style:name="T454_96" style:family="text">
      <style:text-properties style:font-name="Verdana" style:font-name-asian="Verdana" style:font-name-complex="Verdana"/>
    </style:style>
    <style:style style:name="T454_97" style:family="text">
      <style:text-properties style:font-name="Verdana" style:font-name-asian="Verdana" style:font-name-complex="Verdana"/>
    </style:style>
    <style:style style:name="T454_98" style:family="text">
      <style:text-properties style:font-name="Verdana" style:font-name-asian="Verdana" style:font-name-complex="Verdana"/>
    </style:style>
    <style:style style:name="T454_99" style:family="text">
      <style:text-properties style:font-name="Verdana" style:font-name-asian="Verdana" style:font-name-complex="Verdana"/>
    </style:style>
    <style:style style:name="T454_100" style:family="text">
      <style:text-properties style:font-name="Verdana" style:font-name-asian="Verdana" style:font-name-complex="Verdana"/>
    </style:style>
    <style:style style:name="T454_101" style:family="text">
      <style:text-properties style:font-name="Verdana" style:font-name-asian="Verdana" style:font-name-complex="Verdana"/>
    </style:style>
    <style:style style:name="T454_102" style:family="text">
      <style:text-properties style:font-name="Verdana" style:font-name-asian="Verdana" style:font-name-complex="Verdana"/>
    </style:style>
    <style:style style:name="T454_103" style:family="text">
      <style:text-properties style:font-name="Verdana" style:font-name-asian="Verdana" style:font-name-complex="Verdana"/>
    </style:style>
    <style:style style:name="T454_104" style:family="text">
      <style:text-properties style:font-name="Verdana" style:font-name-asian="Verdana" style:font-name-complex="Verdana"/>
    </style:style>
    <style:style style:name="T454_105" style:family="text">
      <style:text-properties style:font-name="Verdana" style:font-name-asian="Verdana" style:font-name-complex="Verdana"/>
    </style:style>
    <style:style style:name="T454_106" style:family="text">
      <style:text-properties style:font-name="Verdana" style:font-name-asian="Verdana" style:font-name-complex="Verdana"/>
    </style:style>
    <style:style style:name="T454_107" style:family="text">
      <style:text-properties style:font-name="Verdana" style:font-name-asian="Verdana" style:font-name-complex="Verdana"/>
    </style:style>
    <style:style style:name="T454_108" style:family="text">
      <style:text-properties style:font-name="Verdana" style:font-name-asian="Verdana" style:font-name-complex="Verdana"/>
    </style:style>
    <style:style style:name="T454_109" style:family="text">
      <style:text-properties style:font-name="Verdana" style:font-name-asian="Verdana" style:font-name-complex="Verdana"/>
    </style:style>
    <style:style style:name="T454_110" style:family="text">
      <style:text-properties style:font-name="Verdana" style:font-name-asian="Verdana" style:font-name-complex="Verdana"/>
    </style:style>
    <style:style style:name="T454_111" style:family="text">
      <style:text-properties style:font-name="Verdana" style:font-name-asian="Verdana" style:font-name-complex="Verdana"/>
    </style:style>
    <style:style style:name="T454_112" style:family="text">
      <style:text-properties style:font-name="Verdana" style:font-name-asian="Verdana" style:font-name-complex="Verdana"/>
    </style:style>
    <style:style style:name="T454_113" style:family="text">
      <style:text-properties style:font-name="Verdana" style:font-name-asian="Verdana" style:font-name-complex="Verdana"/>
    </style:style>
    <style:style style:name="T454_114" style:family="text">
      <style:text-properties style:font-name="Verdana" style:font-name-asian="Verdana" style:font-name-complex="Verdana"/>
    </style:style>
    <style:style style:name="T454_115" style:family="text">
      <style:text-properties style:font-name="Verdana" style:font-name-asian="Verdana" style:font-name-complex="Verdana"/>
    </style:style>
    <style:style style:name="T454_116" style:family="text">
      <style:text-properties style:font-name="Verdana" style:font-name-asian="Verdana" style:font-name-complex="Verdana"/>
    </style:style>
    <style:style style:name="T454_117" style:family="text">
      <style:text-properties style:font-name="Verdana" style:font-name-asian="Verdana" style:font-name-complex="Verdana"/>
    </style:style>
    <style:style style:name="T454_118" style:family="text">
      <style:text-properties style:font-name="Verdana" style:font-name-asian="Verdana" style:font-name-complex="Verdana"/>
    </style:style>
    <style:style style:name="T454_119" style:family="text">
      <style:text-properties style:font-name="Verdana" style:font-name-asian="Verdana" style:font-name-complex="Verdana"/>
    </style:style>
    <style:style style:name="T454_120" style:family="text">
      <style:text-properties style:font-name="Verdana" style:font-name-asian="Verdana" style:font-name-complex="Verdana"/>
    </style:style>
    <style:style style:name="T454_121" style:family="text">
      <style:text-properties style:font-name="Verdana" style:font-name-asian="Verdana" style:font-name-complex="Verdana"/>
    </style:style>
    <style:style style:name="T454_122" style:family="text">
      <style:text-properties style:font-name="Verdana" style:font-name-asian="Verdana" style:font-name-complex="Verdana"/>
    </style:style>
    <style:style style:name="T454_123" style:family="text">
      <style:text-properties style:font-name="Verdana" style:font-name-asian="Verdana" style:font-name-complex="Verdana"/>
    </style:style>
    <style:style style:name="T454_124" style:family="text">
      <style:text-properties style:font-name="Verdana" style:font-name-asian="Verdana" style:font-name-complex="Verdana"/>
    </style:style>
    <style:style style:name="T454_125" style:family="text">
      <style:text-properties style:font-name="Verdana" style:font-name-asian="Verdana" style:font-name-complex="Verdana"/>
    </style:style>
    <style:style style:name="T454_126" style:family="text">
      <style:text-properties style:font-name="Verdana" style:font-name-asian="Verdana" style:font-name-complex="Verdana"/>
    </style:style>
    <style:style style:name="T454_127" style:family="text">
      <style:text-properties style:font-name="Verdana" style:font-name-asian="Verdana" style:font-name-complex="Verdana"/>
    </style:style>
    <style:style style:name="T454_128" style:family="text">
      <style:text-properties style:font-name="Verdana" style:font-name-asian="Verdana" style:font-name-complex="Verdana"/>
    </style:style>
    <style:style style:name="T454_129" style:family="text">
      <style:text-properties style:font-name="Verdana" style:font-name-asian="Verdana" style:font-name-complex="Verdana"/>
    </style:style>
    <style:style style:name="T454_130" style:family="text">
      <style:text-properties style:font-name="Verdana" style:font-name-asian="Verdana" style:font-name-complex="Verdana"/>
    </style:style>
    <style:style style:name="T454_131" style:family="text">
      <style:text-properties style:font-name="Verdana" style:font-name-asian="Verdana" style:font-name-complex="Verdana"/>
    </style:style>
    <style:style style:name="T454_132" style:family="text">
      <style:text-properties style:font-name="Verdana" style:font-name-asian="Verdana" style:font-name-complex="Verdana"/>
    </style:style>
    <style:style style:name="T454_133" style:family="text">
      <style:text-properties style:font-name="Verdana" style:font-name-asian="Verdana" style:font-name-complex="Verdana"/>
    </style:style>
    <style:style style:name="T454_134" style:family="text">
      <style:text-properties style:font-name="Verdana" style:font-name-asian="Verdana" style:font-name-complex="Verdana"/>
    </style:style>
    <style:style style:name="T454_135" style:family="text">
      <style:text-properties style:font-name="Verdana" style:font-name-asian="Verdana" style:font-name-complex="Verdana"/>
    </style:style>
    <style:style style:name="T454_136" style:family="text">
      <style:text-properties style:font-name="Verdana" style:font-name-asian="Verdana" style:font-name-complex="Verdana"/>
    </style:style>
    <style:style style:name="T454_137" style:family="text">
      <style:text-properties style:font-name="Verdana" style:font-name-asian="Verdana" style:font-name-complex="Verdana"/>
    </style:style>
    <style:style style:name="T454_138" style:family="text">
      <style:text-properties style:font-name="Verdana" style:font-name-asian="Verdana" style:font-name-complex="Verdana"/>
    </style:style>
    <style:style style:name="T454_139" style:family="text">
      <style:text-properties style:font-name="Verdana" style:font-name-asian="Verdana" style:font-name-complex="Verdana"/>
    </style:style>
    <style:style style:name="T454_140" style:family="text">
      <style:text-properties style:font-name="Verdana" style:font-name-asian="Verdana" style:font-name-complex="Verdana"/>
    </style:style>
    <style:style style:name="T454_141" style:family="text">
      <style:text-properties style:font-name="Verdana" style:font-name-asian="Verdana" style:font-name-complex="Verdana"/>
    </style:style>
    <style:style style:name="T454_142" style:family="text">
      <style:text-properties style:font-name="Verdana" style:font-name-asian="Verdana" style:font-name-complex="Verdana"/>
    </style:style>
    <style:style style:name="T454_143" style:family="text">
      <style:text-properties style:font-name="Verdana" style:font-name-asian="Verdana" style:font-name-complex="Verdana"/>
    </style:style>
    <style:style style:name="T454_144" style:family="text">
      <style:text-properties style:font-name="Verdana" style:font-name-asian="Verdana" style:font-name-complex="Verdana"/>
    </style:style>
    <style:style style:name="T454_145" style:family="text">
      <style:text-properties style:font-name="Verdana" style:font-name-asian="Verdana" style:font-name-complex="Verdana"/>
    </style:style>
    <style:style style:name="T454_146" style:family="text">
      <style:text-properties style:font-name="Verdana" style:font-name-asian="Verdana" style:font-name-complex="Verdana"/>
    </style:style>
    <style:style style:name="T454_147" style:family="text">
      <style:text-properties style:font-name="Verdana" style:font-name-asian="Verdana" style:font-name-complex="Verdana"/>
    </style:style>
    <style:style style:name="T454_148" style:family="text">
      <style:text-properties style:font-name="Verdana" style:font-name-asian="Verdana" style:font-name-complex="Verdana"/>
    </style:style>
    <style:style style:name="T454_149" style:family="text">
      <style:text-properties style:font-name="Verdana" style:font-name-asian="Verdana" style:font-name-complex="Verdana"/>
    </style:style>
    <style:style style:name="T454_150" style:family="text">
      <style:text-properties style:font-name="Verdana" style:font-name-asian="Verdana" style:font-name-complex="Verdana"/>
    </style:style>
    <style:style style:name="T454_151" style:family="text">
      <style:text-properties style:font-name="Verdana" style:font-name-asian="Verdana" style:font-name-complex="Verdana"/>
    </style:style>
    <style:style style:name="T454_152" style:family="text">
      <style:text-properties style:font-name="Verdana" style:font-name-asian="Verdana" style:font-name-complex="Verdana"/>
    </style:style>
    <style:style style:name="T454_153" style:family="text">
      <style:text-properties style:font-name="Verdana" style:font-name-asian="Verdana" style:font-name-complex="Verdana"/>
    </style:style>
    <style:style style:name="T454_154" style:family="text">
      <style:text-properties style:font-name="Verdana" style:font-name-asian="Verdana" style:font-name-complex="Verdana"/>
    </style:style>
    <style:style style:name="T454_155" style:family="text">
      <style:text-properties style:font-name="Verdana" style:font-name-asian="Verdana" style:font-name-complex="Verdana"/>
    </style:style>
    <style:style style:name="T454_156" style:family="text">
      <style:text-properties style:font-name="Verdana" style:font-name-asian="Verdana" style:font-name-complex="Verdana"/>
    </style:style>
    <style:style style:name="T454_157" style:family="text">
      <style:text-properties style:font-name="Verdana" style:font-name-asian="Verdana" style:font-name-complex="Verdana"/>
    </style:style>
    <style:style style:name="T454_158" style:family="text">
      <style:text-properties style:font-name="Verdana" style:font-name-asian="Verdana" style:font-name-complex="Verdana"/>
    </style:style>
    <style:style style:name="T454_159" style:family="text">
      <style:text-properties style:font-name="Verdana" style:font-name-asian="Verdana" style:font-name-complex="Verdana"/>
    </style:style>
    <style:style style:name="T454_160" style:family="text">
      <style:text-properties style:font-name="Verdana" style:font-name-asian="Verdana" style:font-name-complex="Verdana"/>
    </style:style>
    <style:style style:name="T454_161" style:family="text">
      <style:text-properties style:font-name="Verdana" style:font-name-asian="Verdana" style:font-name-complex="Verdana"/>
    </style:style>
    <style:style style:name="T454_162" style:family="text">
      <style:text-properties style:font-name="Verdana" style:font-name-asian="Verdana" style:font-name-complex="Verdana"/>
    </style:style>
    <style:style style:name="T454_163" style:family="text">
      <style:text-properties style:font-name="Verdana" style:font-name-asian="Verdana" style:font-name-complex="Verdana"/>
    </style:style>
    <style:style style:name="T454_164" style:family="text">
      <style:text-properties style:font-name="Verdana" style:font-name-asian="Verdana" style:font-name-complex="Verdana"/>
    </style:style>
    <style:style style:name="T454_165" style:family="text">
      <style:text-properties style:font-name="Verdana" style:font-name-asian="Verdana" style:font-name-complex="Verdana"/>
    </style:style>
    <style:style style:name="T454_166" style:family="text">
      <style:text-properties style:font-name="Verdana" style:font-name-asian="Verdana" style:font-name-complex="Verdana"/>
    </style:style>
    <style:style style:name="T454_167" style:family="text">
      <style:text-properties style:font-name="Verdana" style:font-name-asian="Verdana" style:font-name-complex="Verdana"/>
    </style:style>
    <style:style style:name="T454_168" style:family="text">
      <style:text-properties style:font-name="Verdana" style:font-name-asian="Verdana" style:font-name-complex="Verdana"/>
    </style:style>
    <style:style style:name="T454_169" style:family="text">
      <style:text-properties style:font-name="Verdana" style:font-name-asian="Verdana" style:font-name-complex="Verdana"/>
    </style:style>
    <style:style style:name="T454_170" style:family="text">
      <style:text-properties style:font-name="Verdana" style:font-name-asian="Verdana" style:font-name-complex="Verdana"/>
    </style:style>
    <style:style style:name="T454_171" style:family="text">
      <style:text-properties style:font-name="Verdana" style:font-name-asian="Verdana" style:font-name-complex="Verdana"/>
    </style:style>
    <style:style style:name="T454_172" style:family="text">
      <style:text-properties style:font-name="Verdana" style:font-name-asian="Verdana" style:font-name-complex="Verdana"/>
    </style:style>
    <style:style style:name="T454_173" style:family="text">
      <style:text-properties style:font-name="Verdana" style:font-name-asian="Verdana" style:font-name-complex="Verdana"/>
    </style:style>
    <style:style style:name="T454_174" style:family="text">
      <style:text-properties style:font-name="Verdana" style:font-name-asian="Verdana" style:font-name-complex="Verdana"/>
    </style:style>
    <style:style style:name="T454_175" style:family="text">
      <style:text-properties style:font-name="Verdana" style:font-name-asian="Verdana" style:font-name-complex="Verdana"/>
    </style:style>
    <style:style style:name="T454_176" style:family="text">
      <style:text-properties style:font-name="Verdana" style:font-name-asian="Verdana" style:font-name-complex="Verdana"/>
    </style:style>
    <style:style style:name="T454_177" style:family="text">
      <style:text-properties style:font-name="Verdana" style:font-name-asian="Verdana" style:font-name-complex="Verdana"/>
    </style:style>
    <style:style style:name="T454_178" style:family="text">
      <style:text-properties style:font-name="Verdana" style:font-name-asian="Verdana" style:font-name-complex="Verdana"/>
    </style:style>
    <style:style style:name="T454_179" style:family="text">
      <style:text-properties style:font-name="Verdana" style:font-name-asian="Verdana" style:font-name-complex="Verdana"/>
    </style:style>
    <style:style style:name="T454_180" style:family="text">
      <style:text-properties style:font-name="Verdana" style:font-name-asian="Verdana" style:font-name-complex="Verdana"/>
    </style:style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>
      <style:text-properties style:font-name="Verdana" style:font-name-asian="Verdana" style:font-name-complex="Verdana"/>
    </style:style>
    <style:style style:name="T455_2" style:family="text">
      <style:text-properties style:font-name="Verdana" style:font-name-asian="Verdana" style:font-name-complex="Verdana"/>
    </style:style>
    <style:style style:name="T455_3" style:family="text">
      <style:text-properties style:font-name="Verdana" style:font-name-asian="Verdana" style:font-name-complex="Verdana"/>
    </style:style>
    <style:style style:name="T455_4" style:family="text">
      <style:text-properties style:font-name="Verdana" style:font-name-asian="Verdana" style:font-name-complex="Verdana"/>
    </style:style>
    <style:style style:name="T455_5" style:family="text">
      <style:text-properties style:font-name="Verdana" style:font-name-asian="Verdana" style:font-name-complex="Verdana"/>
    </style:style>
    <style:style style:name="T455_6" style:family="text">
      <style:text-properties style:font-name="Verdana" style:font-name-asian="Verdana" style:font-name-complex="Verdana"/>
    </style:style>
    <style:style style:name="T455_7" style:family="text">
      <style:text-properties style:font-name="Verdana" style:font-name-asian="Verdana" style:font-name-complex="Verdana"/>
    </style:style>
    <style:style style:name="T455_8" style:family="text">
      <style:text-properties style:font-name="Verdana" style:font-name-asian="Verdana" style:font-name-complex="Verdana"/>
    </style:style>
    <style:style style:name="T455_9" style:family="text">
      <style:text-properties style:font-name="Verdana" style:font-name-asian="Verdana" style:font-name-complex="Verdana"/>
    </style:style>
    <style:style style:name="T455_10" style:family="text">
      <style:text-properties style:font-name="Verdana" style:font-name-asian="Verdana" style:font-name-complex="Verdana"/>
    </style:style>
    <style:style style:name="T455_11" style:family="text">
      <style:text-properties style:font-name="Verdana" style:font-name-asian="Verdana" style:font-name-complex="Verdana"/>
    </style:style>
    <style:style style:name="T455_12" style:family="text">
      <style:text-properties style:font-name="Verdana" style:font-name-asian="Verdana" style:font-name-complex="Verdana"/>
    </style:style>
    <style:style style:name="T455_13" style:family="text">
      <style:text-properties style:font-name="Verdana" style:font-name-asian="Verdana" style:font-name-complex="Verdana"/>
    </style:style>
    <style:style style:name="T455_14" style:family="text">
      <style:text-properties style:font-name="Verdana" style:font-name-asian="Verdana" style:font-name-complex="Verdana"/>
    </style:style>
    <style:style style:name="T455_15" style:family="text">
      <style:text-properties style:font-name="Verdana" style:font-name-asian="Verdana" style:font-name-complex="Verdana"/>
    </style:style>
    <style:style style:name="T455_16" style:family="text">
      <style:text-properties style:font-name="Verdana" style:font-name-asian="Verdana" style:font-name-complex="Verdana"/>
    </style:style>
    <style:style style:name="T455_17" style:family="text">
      <style:text-properties style:font-name="Verdana" style:font-name-asian="Verdana" style:font-name-complex="Verdana"/>
    </style:style>
    <style:style style:name="T455_18" style:family="text">
      <style:text-properties style:font-name="Verdana" style:font-name-asian="Verdana" style:font-name-complex="Verdana"/>
    </style:style>
    <style:style style:name="T455_19" style:family="text">
      <style:text-properties style:font-name="Verdana" style:font-name-asian="Verdana" style:font-name-complex="Verdana"/>
    </style:style>
    <style:style style:name="T455_20" style:family="text">
      <style:text-properties style:font-name="Verdana" style:font-name-asian="Verdana" style:font-name-complex="Verdana"/>
    </style:style>
    <style:style style:name="T455_21" style:family="text">
      <style:text-properties style:font-name="Verdana" style:font-name-asian="Verdana" style:font-name-complex="Verdana"/>
    </style:style>
    <style:style style:name="T455_22" style:family="text">
      <style:text-properties style:font-name="Verdana" style:font-name-asian="Verdana" style:font-name-complex="Verdana"/>
    </style:style>
    <style:style style:name="T455_23" style:family="text">
      <style:text-properties style:font-name="Verdana" style:font-name-asian="Verdana" style:font-name-complex="Verdana"/>
    </style:style>
    <style:style style:name="T455_24" style:family="text">
      <style:text-properties style:font-name="Verdana" style:font-name-asian="Verdana" style:font-name-complex="Verdana"/>
    </style:style>
    <style:style style:name="T455_25" style:family="text">
      <style:text-properties style:font-name="Verdana" style:font-name-asian="Verdana" style:font-name-complex="Verdana"/>
    </style:style>
    <style:style style:name="T455_26" style:family="text">
      <style:text-properties style:font-name="Verdana" style:font-name-asian="Verdana" style:font-name-complex="Verdana"/>
    </style:style>
    <style:style style:name="T455_27" style:family="text">
      <style:text-properties style:font-name="Verdana" style:font-name-asian="Verdana" style:font-name-complex="Verdana"/>
    </style:style>
    <style:style style:name="T455_28" style:family="text">
      <style:text-properties style:font-name="Verdana" style:font-name-asian="Verdana" style:font-name-complex="Verdana"/>
    </style:style>
    <style:style style:name="T455_29" style:family="text">
      <style:text-properties style:font-name="Verdana" style:font-name-asian="Verdana" style:font-name-complex="Verdana"/>
    </style:style>
    <style:style style:name="T455_30" style:family="text">
      <style:text-properties style:font-name="Verdana" style:font-name-asian="Verdana" style:font-name-complex="Verdana"/>
    </style:style>
    <style:style style:name="T455_31" style:family="text">
      <style:text-properties style:font-name="Verdana" style:font-name-asian="Verdana" style:font-name-complex="Verdana"/>
    </style:style>
    <style:style style:name="T455_32" style:family="text">
      <style:text-properties style:font-name="Verdana" style:font-name-asian="Verdana" style:font-name-complex="Verdana"/>
    </style:style>
    <style:style style:name="T455_33" style:family="text">
      <style:text-properties style:font-name="Verdana" style:font-name-asian="Verdana" style:font-name-complex="Verdana"/>
    </style:style>
    <style:style style:name="T455_34" style:family="text">
      <style:text-properties style:font-name="Verdana" style:font-name-asian="Verdana" style:font-name-complex="Verdana"/>
    </style:style>
    <style:style style:name="T455_35" style:family="text">
      <style:text-properties style:font-name="Verdana" style:font-name-asian="Verdana" style:font-name-complex="Verdana"/>
    </style:style>
    <style:style style:name="T455_36" style:family="text">
      <style:text-properties style:font-name="Verdana" style:font-name-asian="Verdana" style:font-name-complex="Verdana"/>
    </style:style>
    <style:style style:name="T455_37" style:family="text">
      <style:text-properties style:font-name="Verdana" style:font-name-asian="Verdana" style:font-name-complex="Verdana"/>
    </style:style>
    <style:style style:name="T455_38" style:family="text">
      <style:text-properties style:font-name="Verdana" style:font-name-asian="Verdana" style:font-name-complex="Verdana"/>
    </style:style>
    <style:style style:name="T455_39" style:family="text">
      <style:text-properties style:font-name="Verdana" style:font-name-asian="Verdana" style:font-name-complex="Verdana"/>
    </style:style>
    <style:style style:name="T455_40" style:family="text">
      <style:text-properties style:font-name="Verdana" style:font-name-asian="Verdana" style:font-name-complex="Verdana"/>
    </style:style>
    <style:style style:name="T455_41" style:family="text">
      <style:text-properties style:font-name="Verdana" style:font-name-asian="Verdana" style:font-name-complex="Verdana"/>
    </style:style>
    <style:style style:name="T455_42" style:family="text">
      <style:text-properties style:font-name="Verdana" style:font-name-asian="Verdana" style:font-name-complex="Verdana"/>
    </style:style>
    <style:style style:name="T455_43" style:family="text">
      <style:text-properties style:font-name="Verdana" style:font-name-asian="Verdana" style:font-name-complex="Verdana"/>
    </style:style>
    <style:style style:name="T455_44" style:family="text">
      <style:text-properties style:font-name="Verdana" style:font-name-asian="Verdana" style:font-name-complex="Verdana"/>
    </style:style>
    <style:style style:name="T455_45" style:family="text">
      <style:text-properties style:font-name="Verdana" style:font-name-asian="Verdana" style:font-name-complex="Verdana"/>
    </style:style>
    <style:style style:name="T455_46" style:family="text">
      <style:text-properties style:font-name="Verdana" style:font-name-asian="Verdana" style:font-name-complex="Verdana"/>
    </style:style>
    <style:style style:name="T455_47" style:family="text">
      <style:text-properties style:font-name="Verdana" style:font-name-asian="Verdana" style:font-name-complex="Verdana"/>
    </style:style>
    <style:style style:name="T455_48" style:family="text">
      <style:text-properties style:font-name="Verdana" style:font-name-asian="Verdana" style:font-name-complex="Verdana"/>
    </style:style>
    <style:style style:name="T455_49" style:family="text">
      <style:text-properties style:font-name="Verdana" style:font-name-asian="Verdana" style:font-name-complex="Verdana"/>
    </style:style>
    <style:style style:name="T455_50" style:family="text">
      <style:text-properties style:font-name="Verdana" style:font-name-asian="Verdana" style:font-name-complex="Verdana"/>
    </style:style>
    <style:style style:name="T455_51" style:family="text">
      <style:text-properties style:font-name="Verdana" style:font-name-asian="Verdana" style:font-name-complex="Verdana"/>
    </style:style>
    <style:style style:name="T455_52" style:family="text">
      <style:text-properties style:font-name="Verdana" style:font-name-asian="Verdana" style:font-name-complex="Verdana"/>
    </style:style>
    <style:style style:name="T455_53" style:family="text">
      <style:text-properties style:font-name="Verdana" style:font-name-asian="Verdana" style:font-name-complex="Verdana"/>
    </style:style>
    <style:style style:name="T455_54" style:family="text">
      <style:text-properties style:font-name="Verdana" style:font-name-asian="Verdana" style:font-name-complex="Verdana"/>
    </style:style>
    <style:style style:name="T455_55" style:family="text">
      <style:text-properties style:font-name="Verdana" style:font-name-asian="Verdana" style:font-name-complex="Verdana"/>
    </style:style>
    <style:style style:name="T455_56" style:family="text">
      <style:text-properties style:font-name="Verdana" style:font-name-asian="Verdana" style:font-name-complex="Verdana"/>
    </style:style>
    <style:style style:name="T455_57" style:family="text">
      <style:text-properties style:font-name="Verdana" style:font-name-asian="Verdana" style:font-name-complex="Verdana"/>
    </style:style>
    <style:style style:name="T455_58" style:family="text">
      <style:text-properties style:font-name="Verdana" style:font-name-asian="Verdana" style:font-name-complex="Verdana"/>
    </style:style>
    <style:style style:name="T455_59" style:family="text">
      <style:text-properties style:font-name="Verdana" style:font-name-asian="Verdana" style:font-name-complex="Verdana"/>
    </style:style>
    <style:style style:name="T455_60" style:family="text">
      <style:text-properties style:font-name="Verdana" style:font-name-asian="Verdana" style:font-name-complex="Verdana"/>
    </style:style>
    <style:style style:name="T455_61" style:family="text">
      <style:text-properties style:font-name="Verdana" style:font-name-asian="Verdana" style:font-name-complex="Verdana"/>
    </style:style>
    <style:style style:name="T455_62" style:family="text">
      <style:text-properties style:font-name="Verdana" style:font-name-asian="Verdana" style:font-name-complex="Verdana"/>
    </style:style>
    <style:style style:name="T455_63" style:family="text">
      <style:text-properties style:font-name="Verdana" style:font-name-asian="Verdana" style:font-name-complex="Verdana"/>
    </style:style>
    <style:style style:name="T455_64" style:family="text">
      <style:text-properties style:font-name="Verdana" style:font-name-asian="Verdana" style:font-name-complex="Verdana"/>
    </style:style>
    <style:style style:name="T455_65" style:family="text">
      <style:text-properties style:font-name="Verdana" style:font-name-asian="Verdana" style:font-name-complex="Verdana"/>
    </style:style>
    <style:style style:name="T455_66" style:family="text">
      <style:text-properties style:font-name="Verdana" style:font-name-asian="Verdana" style:font-name-complex="Verdana"/>
    </style:style>
    <style:style style:name="T455_67" style:family="text">
      <style:text-properties style:font-name="Verdana" style:font-name-asian="Verdana" style:font-name-complex="Verdana"/>
    </style:style>
    <style:style style:name="T455_68" style:family="text">
      <style:text-properties style:font-name="Verdana" style:font-name-asian="Verdana" style:font-name-complex="Verdana"/>
    </style:style>
    <style:style style:name="T455_69" style:family="text">
      <style:text-properties style:font-name="Verdana" style:font-name-asian="Verdana" style:font-name-complex="Verdana"/>
    </style:style>
    <style:style style:name="T455_70" style:family="text">
      <style:text-properties style:font-name="Verdana" style:font-name-asian="Verdana" style:font-name-complex="Verdana"/>
    </style:style>
    <style:style style:name="T455_71" style:family="text">
      <style:text-properties style:font-name="Verdana" style:font-name-asian="Verdana" style:font-name-complex="Verdana"/>
    </style:style>
    <style:style style:name="T455_72" style:family="text">
      <style:text-properties style:font-name="Verdana" style:font-name-asian="Verdana" style:font-name-complex="Verdana"/>
    </style:style>
    <style:style style:name="T455_73" style:family="text">
      <style:text-properties style:font-name="Verdana" style:font-name-asian="Verdana" style:font-name-complex="Verdana"/>
    </style:style>
    <style:style style:name="T455_74" style:family="text">
      <style:text-properties style:font-name="Verdana" style:font-name-asian="Verdana" style:font-name-complex="Verdana"/>
    </style:style>
    <style:style style:name="T455_75" style:family="text">
      <style:text-properties style:font-name="Verdana" style:font-name-asian="Verdana" style:font-name-complex="Verdana"/>
    </style:style>
    <style:style style:name="T455_76" style:family="text">
      <style:text-properties style:font-name="Verdana" style:font-name-asian="Verdana" style:font-name-complex="Verdana"/>
    </style:style>
    <style:style style:name="T455_77" style:family="text">
      <style:text-properties style:font-name="Verdana" style:font-name-asian="Verdana" style:font-name-complex="Verdana"/>
    </style:style>
    <style:style style:name="T455_78" style:family="text">
      <style:text-properties style:font-name="Verdana" style:font-name-asian="Verdana" style:font-name-complex="Verdana"/>
    </style:style>
    <style:style style:name="T455_79" style:family="text">
      <style:text-properties style:font-name="Verdana" style:font-name-asian="Verdana" style:font-name-complex="Verdana"/>
    </style:style>
    <style:style style:name="T455_80" style:family="text">
      <style:text-properties style:font-name="Verdana" style:font-name-asian="Verdana" style:font-name-complex="Verdana"/>
    </style:style>
    <style:style style:name="T455_81" style:family="text">
      <style:text-properties style:font-name="Verdana" style:font-name-asian="Verdana" style:font-name-complex="Verdana"/>
    </style:style>
    <style:style style:name="T455_82" style:family="text">
      <style:text-properties style:font-name="Verdana" style:font-name-asian="Verdana" style:font-name-complex="Verdana"/>
    </style:style>
    <style:style style:name="P456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7_2" style:family="text">
      <style:text-properties style:font-name="Verdana" fo:font-size="12pt" style:font-name-asian="Verdana" style:font-size-asian="12pt" style:font-name-complex="Verdana" style:font-size-complex="12pt"/>
    </style:style>
    <style:style style:name="T457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7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7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7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7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7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7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7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7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7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7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57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>
      <style:text-properties style:font-name="Verdana" style:font-name-asian="Verdana" style:font-name-complex="Verdana"/>
    </style:style>
    <style:style style:name="T458_2" style:family="text">
      <style:text-properties style:font-name="Verdana" style:font-name-asian="Verdana" style:font-name-complex="Verdana"/>
    </style:style>
    <style:style style:name="T458_3" style:family="text">
      <style:text-properties style:font-name="Verdana" style:font-name-asian="Verdana" style:font-name-complex="Verdana"/>
    </style:style>
    <style:style style:name="T458_4" style:family="text">
      <style:text-properties style:font-name="Verdana" style:font-name-asian="Verdana" style:font-name-complex="Verdana"/>
    </style:style>
    <style:style style:name="T458_5" style:family="text">
      <style:text-properties style:font-name="Verdana" style:font-name-asian="Verdana" style:font-name-complex="Verdana"/>
    </style:style>
    <style:style style:name="T458_6" style:family="text">
      <style:text-properties style:font-name="Verdana" style:font-name-asian="Verdana" style:font-name-complex="Verdana"/>
    </style:style>
    <style:style style:name="T458_7" style:family="text">
      <style:text-properties style:font-name="Verdana" style:font-name-asian="Verdana" style:font-name-complex="Verdana"/>
    </style:style>
    <style:style style:name="T458_8" style:family="text">
      <style:text-properties style:font-name="Verdana" style:font-name-asian="Verdana" style:font-name-complex="Verdana"/>
    </style:style>
    <style:style style:name="T458_9" style:family="text">
      <style:text-properties style:font-name="Verdana" style:font-name-asian="Verdana" style:font-name-complex="Verdana"/>
    </style:style>
    <style:style style:name="T458_10" style:family="text">
      <style:text-properties style:font-name="Verdana" style:font-name-asian="Verdana" style:font-name-complex="Verdana"/>
    </style:style>
    <style:style style:name="T458_11" style:family="text">
      <style:text-properties style:font-name="Verdana" style:font-name-asian="Verdana" style:font-name-complex="Verdana"/>
    </style:style>
    <style:style style:name="T458_12" style:family="text">
      <style:text-properties style:font-name="Verdana" style:font-name-asian="Verdana" style:font-name-complex="Verdana"/>
    </style:style>
    <style:style style:name="T458_13" style:family="text">
      <style:text-properties style:font-name="Verdana" style:font-name-asian="Verdana" style:font-name-complex="Verdana"/>
    </style:style>
    <style:style style:name="T458_14" style:family="text">
      <style:text-properties style:font-name="Verdana" style:font-name-asian="Verdana" style:font-name-complex="Verdana"/>
    </style:style>
    <style:style style:name="T458_15" style:family="text">
      <style:text-properties style:font-name="Verdana" style:font-name-asian="Verdana" style:font-name-complex="Verdana"/>
    </style:style>
    <style:style style:name="T458_16" style:family="text">
      <style:text-properties style:font-name="Verdana" style:font-name-asian="Verdana" style:font-name-complex="Verdana"/>
    </style:style>
    <style:style style:name="T458_17" style:family="text">
      <style:text-properties style:font-name="Verdana" style:font-name-asian="Verdana" style:font-name-complex="Verdana"/>
    </style:style>
    <style:style style:name="T458_18" style:family="text">
      <style:text-properties style:font-name="Verdana" style:font-name-asian="Verdana" style:font-name-complex="Verdana"/>
    </style:style>
    <style:style style:name="T458_19" style:family="text">
      <style:text-properties style:font-name="Verdana" style:font-name-asian="Verdana" style:font-name-complex="Verdana"/>
    </style:style>
    <style:style style:name="T458_20" style:family="text">
      <style:text-properties style:font-name="Verdana" style:font-name-asian="Verdana" style:font-name-complex="Verdana"/>
    </style:style>
    <style:style style:name="T458_21" style:family="text">
      <style:text-properties style:font-name="Verdana" style:font-name-asian="Verdana" style:font-name-complex="Verdana"/>
    </style:style>
    <style:style style:name="T458_22" style:family="text">
      <style:text-properties style:font-name="Verdana" style:font-name-asian="Verdana" style:font-name-complex="Verdana"/>
    </style:style>
    <style:style style:name="T458_23" style:family="text">
      <style:text-properties style:font-name="Verdana" style:font-name-asian="Verdana" style:font-name-complex="Verdana"/>
    </style:style>
    <style:style style:name="T458_24" style:family="text">
      <style:text-properties style:font-name="Verdana" style:font-name-asian="Verdana" style:font-name-complex="Verdana"/>
    </style:style>
    <style:style style:name="T458_25" style:family="text">
      <style:text-properties style:font-name="Verdana" style:font-name-asian="Verdana" style:font-name-complex="Verdana"/>
    </style:style>
    <style:style style:name="T458_26" style:family="text">
      <style:text-properties style:font-name="Verdana" style:font-name-asian="Verdana" style:font-name-complex="Verdana"/>
    </style:style>
    <style:style style:name="T458_27" style:family="text">
      <style:text-properties style:font-name="Verdana" style:font-name-asian="Verdana" style:font-name-complex="Verdana"/>
    </style:style>
    <style:style style:name="T458_28" style:family="text">
      <style:text-properties style:font-name="Verdana" style:font-name-asian="Verdana" style:font-name-complex="Verdana"/>
    </style:style>
    <style:style style:name="T458_29" style:family="text">
      <style:text-properties style:font-name="Verdana" style:font-name-asian="Verdana" style:font-name-complex="Verdana"/>
    </style:style>
    <style:style style:name="T458_30" style:family="text">
      <style:text-properties style:font-name="Verdana" style:font-name-asian="Verdana" style:font-name-complex="Verdana"/>
    </style:style>
    <style:style style:name="T458_31" style:family="text">
      <style:text-properties style:font-name="Verdana" style:font-name-asian="Verdana" style:font-name-complex="Verdana"/>
    </style:style>
    <style:style style:name="T458_32" style:family="text">
      <style:text-properties style:font-name="Verdana" style:font-name-asian="Verdana" style:font-name-complex="Verdana"/>
    </style:style>
    <style:style style:name="T458_33" style:family="text">
      <style:text-properties style:font-name="Verdana" style:font-name-asian="Verdana" style:font-name-complex="Verdana"/>
    </style:style>
    <style:style style:name="T458_34" style:family="text">
      <style:text-properties style:font-name="Verdana" style:font-name-asian="Verdana" style:font-name-complex="Verdana"/>
    </style:style>
    <style:style style:name="T458_35" style:family="text">
      <style:text-properties style:font-name="Verdana" style:font-name-asian="Verdana" style:font-name-complex="Verdana"/>
    </style:style>
    <style:style style:name="T458_36" style:family="text">
      <style:text-properties style:font-name="Verdana" style:font-name-asian="Verdana" style:font-name-complex="Verdana"/>
    </style:style>
    <style:style style:name="T458_37" style:family="text">
      <style:text-properties style:font-name="Verdana" style:font-name-asian="Verdana" style:font-name-complex="Verdana"/>
    </style:style>
    <style:style style:name="T458_38" style:family="text">
      <style:text-properties style:font-name="Verdana" style:font-name-asian="Verdana" style:font-name-complex="Verdana"/>
    </style:style>
    <style:style style:name="T458_39" style:family="text">
      <style:text-properties style:font-name="Verdana" style:font-name-asian="Verdana" style:font-name-complex="Verdana"/>
    </style:style>
    <style:style style:name="T458_40" style:family="text">
      <style:text-properties style:font-name="Verdana" style:font-name-asian="Verdana" style:font-name-complex="Verdana"/>
    </style:style>
    <style:style style:name="T458_41" style:family="text">
      <style:text-properties style:font-name="Verdana" style:font-name-asian="Verdana" style:font-name-complex="Verdana"/>
    </style:style>
    <style:style style:name="T458_42" style:family="text">
      <style:text-properties style:font-name="Verdana" style:font-name-asian="Verdana" style:font-name-complex="Verdana"/>
    </style:style>
    <style:style style:name="T458_43" style:family="text">
      <style:text-properties style:font-name="Verdana" style:font-name-asian="Verdana" style:font-name-complex="Verdana"/>
    </style:style>
    <style:style style:name="T458_44" style:family="text">
      <style:text-properties style:font-name="Verdana" style:font-name-asian="Verdana" style:font-name-complex="Verdana"/>
    </style:style>
    <style:style style:name="T458_45" style:family="text">
      <style:text-properties style:font-name="Verdana" style:font-name-asian="Verdana" style:font-name-complex="Verdana"/>
    </style:style>
    <style:style style:name="T458_46" style:family="text">
      <style:text-properties style:font-name="Verdana" style:font-name-asian="Verdana" style:font-name-complex="Verdana"/>
    </style:style>
    <style:style style:name="T458_47" style:family="text">
      <style:text-properties style:font-name="Verdana" style:font-name-asian="Verdana" style:font-name-complex="Verdana"/>
    </style:style>
    <style:style style:name="T458_48" style:family="text">
      <style:text-properties style:font-name="Verdana" style:font-name-asian="Verdana" style:font-name-complex="Verdana"/>
    </style:style>
    <style:style style:name="T458_49" style:family="text">
      <style:text-properties style:font-name="Verdana" style:font-name-asian="Verdana" style:font-name-complex="Verdana"/>
    </style:style>
    <style:style style:name="T458_50" style:family="text">
      <style:text-properties style:font-name="Verdana" style:font-name-asian="Verdana" style:font-name-complex="Verdana"/>
    </style:style>
    <style:style style:name="T458_51" style:family="text">
      <style:text-properties style:font-name="Verdana" style:font-name-asian="Verdana" style:font-name-complex="Verdana"/>
    </style:style>
    <style:style style:name="T458_52" style:family="text">
      <style:text-properties style:font-name="Verdana" style:font-name-asian="Verdana" style:font-name-complex="Verdana"/>
    </style:style>
    <style:style style:name="T458_53" style:family="text">
      <style:text-properties style:font-name="Verdana" style:font-name-asian="Verdana" style:font-name-complex="Verdana"/>
    </style:style>
    <style:style style:name="T458_54" style:family="text">
      <style:text-properties style:font-name="Verdana" style:font-name-asian="Verdana" style:font-name-complex="Verdana"/>
    </style:style>
    <style:style style:name="T458_55" style:family="text">
      <style:text-properties style:font-name="Verdana" style:font-name-asian="Verdana" style:font-name-complex="Verdana"/>
    </style:style>
    <style:style style:name="T458_56" style:family="text">
      <style:text-properties style:font-name="Verdana" style:font-name-asian="Verdana" style:font-name-complex="Verdana"/>
    </style:style>
    <style:style style:name="T458_57" style:family="text">
      <style:text-properties style:font-name="Verdana" style:font-name-asian="Verdana" style:font-name-complex="Verdana"/>
    </style:style>
    <style:style style:name="T458_58" style:family="text">
      <style:text-properties style:font-name="Verdana" style:font-name-asian="Verdana" style:font-name-complex="Verdana"/>
    </style:style>
    <style:style style:name="T458_59" style:family="text">
      <style:text-properties style:font-name="Verdana" style:font-name-asian="Verdana" style:font-name-complex="Verdana"/>
    </style:style>
    <style:style style:name="T458_60" style:family="text">
      <style:text-properties style:font-name="Verdana" style:font-name-asian="Verdana" style:font-name-complex="Verdana"/>
    </style:style>
    <style:style style:name="T458_61" style:family="text">
      <style:text-properties style:font-name="Verdana" style:font-name-asian="Verdana" style:font-name-complex="Verdana"/>
    </style:style>
    <style:style style:name="T458_62" style:family="text">
      <style:text-properties style:font-name="Verdana" style:font-name-asian="Verdana" style:font-name-complex="Verdana"/>
    </style:style>
    <style:style style:name="T458_63" style:family="text">
      <style:text-properties style:font-name="Verdana" style:font-name-asian="Verdana" style:font-name-complex="Verdana"/>
    </style:style>
    <style:style style:name="T458_64" style:family="text">
      <style:text-properties style:font-name="Verdana" style:font-name-asian="Verdana" style:font-name-complex="Verdana"/>
    </style:style>
    <style:style style:name="T458_65" style:family="text">
      <style:text-properties style:font-name="Verdana" style:font-name-asian="Verdana" style:font-name-complex="Verdana"/>
    </style:style>
    <style:style style:name="T458_66" style:family="text">
      <style:text-properties style:font-name="Verdana" style:font-name-asian="Verdana" style:font-name-complex="Verdana"/>
    </style:style>
    <style:style style:name="T458_67" style:family="text">
      <style:text-properties style:font-name="Verdana" style:font-name-asian="Verdana" style:font-name-complex="Verdana"/>
    </style:style>
    <style:style style:name="T458_68" style:family="text">
      <style:text-properties style:font-name="Verdana" style:font-name-asian="Verdana" style:font-name-complex="Verdana"/>
    </style:style>
    <style:style style:name="T458_69" style:family="text">
      <style:text-properties style:font-name="Verdana" style:font-name-asian="Verdana" style:font-name-complex="Verdana"/>
    </style:style>
    <style:style style:name="T458_70" style:family="text">
      <style:text-properties style:font-name="Verdana" style:font-name-asian="Verdana" style:font-name-complex="Verdana"/>
    </style:style>
    <style:style style:name="T458_71" style:family="text">
      <style:text-properties style:font-name="Verdana" style:font-name-asian="Verdana" style:font-name-complex="Verdana"/>
    </style:style>
    <style:style style:name="T458_72" style:family="text">
      <style:text-properties style:font-name="Verdana" style:font-name-asian="Verdana" style:font-name-complex="Verdana"/>
    </style:style>
    <style:style style:name="T458_73" style:family="text">
      <style:text-properties style:font-name="Verdana" style:font-name-asian="Verdana" style:font-name-complex="Verdana"/>
    </style:style>
    <style:style style:name="T458_74" style:family="text">
      <style:text-properties style:font-name="Verdana" style:font-name-asian="Verdana" style:font-name-complex="Verdana"/>
    </style:style>
    <style:style style:name="T458_75" style:family="text">
      <style:text-properties style:font-name="Verdana" style:font-name-asian="Verdana" style:font-name-complex="Verdana"/>
    </style:style>
    <style:style style:name="T458_76" style:family="text">
      <style:text-properties style:font-name="Verdana" style:font-name-asian="Verdana" style:font-name-complex="Verdana"/>
    </style:style>
    <style:style style:name="T458_77" style:family="text">
      <style:text-properties style:font-name="Verdana" style:font-name-asian="Verdana" style:font-name-complex="Verdana"/>
    </style:style>
    <style:style style:name="T458_78" style:family="text">
      <style:text-properties style:font-name="Verdana" style:font-name-asian="Verdana" style:font-name-complex="Verdana"/>
    </style:style>
    <style:style style:name="T458_79" style:family="text">
      <style:text-properties style:font-name="Verdana" style:font-name-asian="Verdana" style:font-name-complex="Verdana"/>
    </style:style>
    <style:style style:name="T458_80" style:family="text">
      <style:text-properties style:font-name="Verdana" style:font-name-asian="Verdana" style:font-name-complex="Verdana"/>
    </style:style>
    <style:style style:name="T458_81" style:family="text">
      <style:text-properties style:font-name="Verdana" style:font-name-asian="Verdana" style:font-name-complex="Verdana"/>
    </style:style>
    <style:style style:name="T458_82" style:family="text">
      <style:text-properties style:font-name="Verdana" style:font-name-asian="Verdana" style:font-name-complex="Verdana"/>
    </style:style>
    <style:style style:name="T458_83" style:family="text">
      <style:text-properties style:font-name="Verdana" style:font-name-asian="Verdana" style:font-name-complex="Verdana"/>
    </style:style>
    <style:style style:name="T458_84" style:family="text">
      <style:text-properties style:font-name="Verdana" style:font-name-asian="Verdana" style:font-name-complex="Verdana"/>
    </style:style>
    <style:style style:name="T458_85" style:family="text">
      <style:text-properties style:font-name="Verdana" style:font-name-asian="Verdana" style:font-name-complex="Verdana"/>
    </style:style>
    <style:style style:name="T458_86" style:family="text">
      <style:text-properties style:font-name="Verdana" style:font-name-asian="Verdana" style:font-name-complex="Verdana"/>
    </style:style>
    <style:style style:name="T458_87" style:family="text">
      <style:text-properties style:font-name="Verdana" style:font-name-asian="Verdana" style:font-name-complex="Verdana"/>
    </style:style>
    <style:style style:name="T458_88" style:family="text">
      <style:text-properties style:font-name="Verdana" style:font-name-asian="Verdana" style:font-name-complex="Verdana"/>
    </style:style>
    <style:style style:name="T458_89" style:family="text">
      <style:text-properties style:font-name="Verdana" style:font-name-asian="Verdana" style:font-name-complex="Verdana"/>
    </style:style>
    <style:style style:name="T458_90" style:family="text">
      <style:text-properties style:font-name="Verdana" style:font-name-asian="Verdana" style:font-name-complex="Verdana"/>
    </style:style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>
      <style:text-properties style:font-name="Verdana" style:font-name-asian="Verdana" style:font-name-complex="Verdana"/>
    </style:style>
    <style:style style:name="T459_2" style:family="text">
      <style:text-properties style:font-name="Verdana" style:font-name-asian="Verdana" style:font-name-complex="Verdana"/>
    </style:style>
    <style:style style:name="T459_3" style:family="text">
      <style:text-properties style:font-name="Verdana" style:font-name-asian="Verdana" style:font-name-complex="Verdana"/>
    </style:style>
    <style:style style:name="T459_4" style:family="text">
      <style:text-properties style:font-name="Verdana" style:font-name-asian="Verdana" style:font-name-complex="Verdana"/>
    </style:style>
    <style:style style:name="T459_5" style:family="text">
      <style:text-properties style:font-name="Verdana" style:font-name-asian="Verdana" style:font-name-complex="Verdana"/>
    </style:style>
    <style:style style:name="T459_6" style:family="text">
      <style:text-properties style:font-name="Verdana" style:font-name-asian="Verdana" style:font-name-complex="Verdana"/>
    </style:style>
    <style:style style:name="T459_7" style:family="text">
      <style:text-properties style:font-name="Verdana" style:font-name-asian="Verdana" style:font-name-complex="Verdana"/>
    </style:style>
    <style:style style:name="T459_8" style:family="text">
      <style:text-properties style:font-name="Verdana" style:font-name-asian="Verdana" style:font-name-complex="Verdana"/>
    </style:style>
    <style:style style:name="T459_9" style:family="text">
      <style:text-properties style:font-name="Verdana" style:font-name-asian="Verdana" style:font-name-complex="Verdana"/>
    </style:style>
    <style:style style:name="T459_10" style:family="text">
      <style:text-properties style:font-name="Verdana" style:font-name-asian="Verdana" style:font-name-complex="Verdana"/>
    </style:style>
    <style:style style:name="T459_11" style:family="text">
      <style:text-properties style:font-name="Verdana" style:font-name-asian="Verdana" style:font-name-complex="Verdana"/>
    </style:style>
    <style:style style:name="T459_12" style:family="text">
      <style:text-properties style:font-name="Verdana" style:font-name-asian="Verdana" style:font-name-complex="Verdana"/>
    </style:style>
    <style:style style:name="T459_13" style:family="text">
      <style:text-properties style:font-name="Verdana" style:font-name-asian="Verdana" style:font-name-complex="Verdana"/>
    </style:style>
    <style:style style:name="T459_14" style:family="text">
      <style:text-properties style:font-name="Verdana" style:font-name-asian="Verdana" style:font-name-complex="Verdana"/>
    </style:style>
    <style:style style:name="T459_15" style:family="text">
      <style:text-properties style:font-name="Verdana" style:font-name-asian="Verdana" style:font-name-complex="Verdana"/>
    </style:style>
    <style:style style:name="T459_16" style:family="text">
      <style:text-properties style:font-name="Verdana" style:font-name-asian="Verdana" style:font-name-complex="Verdana"/>
    </style:style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>
      <style:text-properties style:font-name="Verdana" style:font-name-asian="Verdana" style:font-name-complex="Verdana"/>
    </style:style>
    <style:style style:name="T460_2" style:family="text">
      <style:text-properties style:font-name="Verdana" style:font-name-asian="Verdana" style:font-name-complex="Verdana"/>
    </style:style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/>
    <style:style style:name="T461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1_3" style:family="text"/>
    <style:style style:name="T461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1_5" style:family="text"/>
    <style:style style:name="T461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1_7" style:family="text"/>
    <style:style style:name="T461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1_9" style:family="text"/>
    <style:style style:name="T461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1_11" style:family="text"/>
    <style:style style:name="T461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1_13" style:family="text"/>
    <style:style style:name="T461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1_15" style:family="text"/>
    <style:style style:name="T461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1_17" style:family="text"/>
    <style:style style:name="T461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1_19" style:family="text"/>
    <style:style style:name="T461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1_21" style:family="text"/>
    <style:style style:name="T461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1_23" style:family="text"/>
    <style:style style:name="T461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1_25" style:family="text"/>
    <style:style style:name="T461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1_27" style:family="text"/>
    <style:style style:name="T461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1_29" style:family="text"/>
    <style:style style:name="T461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1_31" style:family="text"/>
    <style:style style:name="T461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1_33" style:family="text"/>
    <style:style style:name="T461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/>
    <style:style style:name="T462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2_3" style:family="text"/>
    <style:style style:name="T462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2_5" style:family="text"/>
    <style:style style:name="T462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2_7" style:family="text"/>
    <style:style style:name="T462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2_9" style:family="text"/>
    <style:style style:name="T462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2_11" style:family="text"/>
    <style:style style:name="T462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2_13" style:family="text"/>
    <style:style style:name="T462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2_15" style:family="text"/>
    <style:style style:name="T462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2_17" style:family="text"/>
    <style:style style:name="T462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2_19" style:family="text"/>
    <style:style style:name="T462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2_21" style:family="text"/>
    <style:style style:name="T462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2_23" style:family="text"/>
    <style:style style:name="T462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2_25" style:family="text"/>
    <style:style style:name="T462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2_27" style:family="text"/>
    <style:style style:name="T462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62_29" style:family="text"/>
    <style:style style:name="T462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>
      <style:text-properties style:font-name="Verdana" style:font-name-asian="Verdana" style:font-name-complex="Verdana"/>
    </style:style>
    <style:style style:name="T463_2" style:family="text">
      <style:text-properties style:font-name="Verdana" style:font-name-asian="Verdana" style:font-name-complex="Verdana"/>
    </style:style>
    <style:style style:name="T463_3" style:family="text">
      <style:text-properties style:font-name="Verdana" style:font-name-asian="Verdana" style:font-name-complex="Verdana"/>
    </style:style>
    <style:style style:name="T463_4" style:family="text">
      <style:text-properties style:font-name="Verdana" style:font-name-asian="Verdana" style:font-name-complex="Verdana"/>
    </style:style>
    <style:style style:name="T463_5" style:family="text">
      <style:text-properties style:font-name="Verdana" style:font-name-asian="Verdana" style:font-name-complex="Verdana"/>
    </style:style>
    <style:style style:name="T463_6" style:family="text">
      <style:text-properties style:font-name="Verdana" style:font-name-asian="Verdana" style:font-name-complex="Verdana"/>
    </style:style>
    <style:style style:name="T463_7" style:family="text">
      <style:text-properties style:font-name="Verdana" style:font-name-asian="Verdana" style:font-name-complex="Verdana"/>
    </style:style>
    <style:style style:name="T463_8" style:family="text">
      <style:text-properties style:font-name="Verdana" style:font-name-asian="Verdana" style:font-name-complex="Verdana"/>
    </style:style>
    <style:style style:name="T463_9" style:family="text">
      <style:text-properties style:font-name="Verdana" style:font-name-asian="Verdana" style:font-name-complex="Verdana"/>
    </style:style>
    <style:style style:name="T463_10" style:family="text">
      <style:text-properties style:font-name="Verdana" style:font-name-asian="Verdana" style:font-name-complex="Verdana"/>
    </style:style>
    <style:style style:name="T463_11" style:family="text">
      <style:text-properties style:font-name="Verdana" style:font-name-asian="Verdana" style:font-name-complex="Verdana"/>
    </style:style>
    <style:style style:name="T463_12" style:family="text">
      <style:text-properties style:font-name="Verdana" style:font-name-asian="Verdana" style:font-name-complex="Verdana"/>
    </style:style>
    <style:style style:name="T463_13" style:family="text">
      <style:text-properties style:font-name="Verdana" style:font-name-asian="Verdana" style:font-name-complex="Verdana"/>
    </style:style>
    <style:style style:name="T463_14" style:family="text">
      <style:text-properties style:font-name="Verdana" style:font-name-asian="Verdana" style:font-name-complex="Verdana"/>
    </style:style>
    <style:style style:name="T463_15" style:family="text">
      <style:text-properties style:font-name="Verdana" style:font-name-asian="Verdana" style:font-name-complex="Verdana"/>
    </style:style>
    <style:style style:name="T463_16" style:family="text">
      <style:text-properties style:font-name="Verdana" style:font-name-asian="Verdana" style:font-name-complex="Verdana"/>
    </style:style>
    <style:style style:name="T463_17" style:family="text">
      <style:text-properties style:font-name="Verdana" style:font-name-asian="Verdana" style:font-name-complex="Verdana"/>
    </style:style>
    <style:style style:name="T463_18" style:family="text">
      <style:text-properties style:font-name="Verdana" style:font-name-asian="Verdana" style:font-name-complex="Verdana"/>
    </style:style>
    <style:style style:name="T463_19" style:family="text">
      <style:text-properties style:font-name="Verdana" style:font-name-asian="Verdana" style:font-name-complex="Verdana"/>
    </style:style>
    <style:style style:name="T463_20" style:family="text">
      <style:text-properties style:font-name="Verdana" style:font-name-asian="Verdana" style:font-name-complex="Verdana"/>
    </style:style>
    <style:style style:name="T463_21" style:family="text">
      <style:text-properties style:font-name="Verdana" style:font-name-asian="Verdana" style:font-name-complex="Verdana"/>
    </style:style>
    <style:style style:name="T463_22" style:family="text">
      <style:text-properties style:font-name="Verdana" style:font-name-asian="Verdana" style:font-name-complex="Verdana"/>
    </style:style>
    <style:style style:name="T463_23" style:family="text">
      <style:text-properties style:font-name="Verdana" style:font-name-asian="Verdana" style:font-name-complex="Verdana"/>
    </style:style>
    <style:style style:name="T463_24" style:family="text">
      <style:text-properties style:font-name="Verdana" style:font-name-asian="Verdana" style:font-name-complex="Verdana"/>
    </style:style>
    <style:style style:name="T463_25" style:family="text">
      <style:text-properties style:font-name="Verdana" style:font-name-asian="Verdana" style:font-name-complex="Verdana"/>
    </style:style>
    <style:style style:name="T463_26" style:family="text">
      <style:text-properties style:font-name="Verdana" style:font-name-asian="Verdana" style:font-name-complex="Verdana"/>
    </style:style>
    <style:style style:name="T463_27" style:family="text">
      <style:text-properties style:font-name="Verdana" style:font-name-asian="Verdana" style:font-name-complex="Verdana"/>
    </style:style>
    <style:style style:name="T463_28" style:family="text">
      <style:text-properties style:font-name="Verdana" style:font-name-asian="Verdana" style:font-name-complex="Verdana"/>
    </style:style>
    <style:style style:name="T463_29" style:family="text">
      <style:text-properties style:font-name="Verdana" style:font-name-asian="Verdana" style:font-name-complex="Verdana"/>
    </style:style>
    <style:style style:name="T463_30" style:family="text">
      <style:text-properties style:font-name="Verdana" style:font-name-asian="Verdana" style:font-name-complex="Verdana"/>
    </style:style>
    <style:style style:name="T463_31" style:family="text">
      <style:text-properties style:font-name="Verdana" style:font-name-asian="Verdana" style:font-name-complex="Verdana"/>
    </style:style>
    <style:style style:name="T463_32" style:family="text">
      <style:text-properties style:font-name="Verdana" style:font-name-asian="Verdana" style:font-name-complex="Verdana"/>
    </style:style>
    <style:style style:name="T463_33" style:family="text">
      <style:text-properties style:font-name="Verdana" style:font-name-asian="Verdana" style:font-name-complex="Verdana"/>
    </style:style>
    <style:style style:name="T463_34" style:family="text">
      <style:text-properties style:font-name="Verdana" style:font-name-asian="Verdana" style:font-name-complex="Verdana"/>
    </style:style>
    <style:style style:name="P464" style:family="paragraph" style:parent-style-name="Standard">
      <style:paragraph-properties fo:break-before="auto" fo:line-height="80%" style:writing-mode="lr-tb"/>
    </style:style>
    <style:style style:name="T464_1" style:family="text">
      <style:text-properties style:font-name="Consolas" style:font-name-asian="Consolas" style:font-name-complex="Consolas"/>
    </style:style>
    <style:style style:name="T464_2" style:family="text">
      <style:text-properties style:font-name="Consolas" style:font-name-asian="Consolas" style:font-name-complex="Consolas"/>
    </style:style>
    <style:style style:name="T464_3" style:family="text">
      <style:text-properties style:font-name="Consolas" style:font-name-asian="Consolas" style:font-name-complex="Consolas"/>
    </style:style>
    <style:style style:name="T464_4" style:family="text">
      <style:text-properties style:font-name="Consolas" style:font-name-asian="Consolas" style:font-name-complex="Consolas"/>
    </style:style>
    <style:style style:name="P465" style:family="paragraph" style:parent-style-name="Standard">
      <style:paragraph-properties fo:break-before="auto" fo:line-height="80%" style:writing-mode="lr-tb"/>
    </style:style>
    <style:style style:name="T465_1" style:family="text">
      <style:text-properties style:font-name="Consolas" style:font-name-asian="Consolas" style:font-name-complex="Consolas"/>
    </style:style>
    <style:style style:name="T465_2" style:family="text">
      <style:text-properties style:font-name="Consolas" style:font-name-asian="Consolas" style:font-name-complex="Consolas"/>
    </style:style>
    <style:style style:name="T465_3" style:family="text">
      <style:text-properties style:font-name="Consolas" style:font-name-asian="Consolas" style:font-name-complex="Consolas"/>
    </style:style>
    <style:style style:name="T465_4" style:family="text">
      <style:text-properties style:font-name="Consolas" style:font-name-asian="Consolas" style:font-name-complex="Consolas"/>
    </style:style>
    <style:style style:name="T465_5" style:family="text">
      <style:text-properties style:font-name="Consolas" style:font-name-asian="Consolas" style:font-name-complex="Consolas"/>
    </style:style>
    <style:style style:name="T465_6" style:family="text">
      <style:text-properties style:font-name="Consolas" style:font-name-asian="Consolas" style:font-name-complex="Consolas"/>
    </style:style>
    <style:style style:name="T465_7" style:family="text">
      <style:text-properties style:font-name="Consolas" style:font-name-asian="Consolas" style:font-name-complex="Consolas"/>
    </style:style>
    <style:style style:name="T465_8" style:family="text">
      <style:text-properties style:font-name="Consolas" style:font-name-asian="Consolas" style:font-name-complex="Consolas"/>
    </style:style>
    <style:style style:name="T465_9" style:family="text">
      <style:text-properties style:font-name="Consolas" style:font-name-asian="Consolas" style:font-name-complex="Consolas"/>
    </style:style>
    <style:style style:name="P466" style:family="paragraph" style:parent-style-name="Standard">
      <style:paragraph-properties fo:break-before="auto" fo:line-height="80%" style:writing-mode="lr-tb"/>
    </style:style>
    <style:style style:name="T466_1" style:family="text">
      <style:text-properties style:font-name="Consolas" style:font-name-asian="Consolas" style:font-name-complex="Consolas"/>
    </style:style>
    <style:style style:name="T466_2" style:family="text">
      <style:text-properties style:font-name="Consolas" style:font-name-asian="Consolas" style:font-name-complex="Consolas"/>
    </style:style>
    <style:style style:name="T466_3" style:family="text">
      <style:text-properties style:font-name="Consolas" style:font-name-asian="Consolas" style:font-name-complex="Consolas"/>
    </style:style>
    <style:style style:name="T466_4" style:family="text">
      <style:text-properties style:font-name="Consolas" style:font-name-asian="Consolas" style:font-name-complex="Consolas"/>
    </style:style>
    <style:style style:name="T466_5" style:family="text">
      <style:text-properties style:font-name="Consolas" style:font-name-asian="Consolas" style:font-name-complex="Consolas"/>
    </style:style>
    <style:style style:name="T466_6" style:family="text">
      <style:text-properties style:font-name="Consolas" style:font-name-asian="Consolas" style:font-name-complex="Consolas"/>
    </style:style>
    <style:style style:name="T466_7" style:family="text">
      <style:text-properties style:font-name="Consolas" style:font-name-asian="Consolas" style:font-name-complex="Consolas"/>
    </style:style>
    <style:style style:name="T466_8" style:family="text">
      <style:text-properties style:font-name="Consolas" style:font-name-asian="Consolas" style:font-name-complex="Consolas"/>
    </style:style>
    <style:style style:name="T466_9" style:family="text">
      <style:text-properties style:font-name="Consolas" style:font-name-asian="Consolas" style:font-name-complex="Consolas"/>
    </style:style>
    <style:style style:name="P467" style:family="paragraph" style:parent-style-name="Standard">
      <style:paragraph-properties fo:break-before="auto" fo:line-height="80%" style:writing-mode="lr-tb"/>
    </style:style>
    <style:style style:name="T467_1" style:family="text">
      <style:text-properties style:font-name="Consolas" style:font-name-asian="Consolas" style:font-name-complex="Consolas"/>
    </style:style>
    <style:style style:name="T467_2" style:family="text">
      <style:text-properties style:font-name="Consolas" style:font-name-asian="Consolas" style:font-name-complex="Consolas"/>
    </style:style>
    <style:style style:name="T467_3" style:family="text">
      <style:text-properties style:font-name="Consolas" style:font-name-asian="Consolas" style:font-name-complex="Consolas"/>
    </style:style>
    <style:style style:name="T467_4" style:family="text">
      <style:text-properties style:font-name="Consolas" style:font-name-asian="Consolas" style:font-name-complex="Consolas"/>
    </style:style>
    <style:style style:name="T467_5" style:family="text">
      <style:text-properties style:font-name="Consolas" style:font-name-asian="Consolas" style:font-name-complex="Consolas"/>
    </style:style>
    <style:style style:name="T467_6" style:family="text">
      <style:text-properties style:font-name="Consolas" style:font-name-asian="Consolas" style:font-name-complex="Consolas"/>
    </style:style>
    <style:style style:name="T467_7" style:family="text">
      <style:text-properties style:font-name="Consolas" style:font-name-asian="Consolas" style:font-name-complex="Consolas"/>
    </style:style>
    <style:style style:name="T467_8" style:family="text">
      <style:text-properties style:font-name="Consolas" style:font-name-asian="Consolas" style:font-name-complex="Consolas"/>
    </style:style>
    <style:style style:name="T467_9" style:family="text">
      <style:text-properties style:font-name="Consolas" style:font-name-asian="Consolas" style:font-name-complex="Consolas"/>
    </style:style>
    <style:style style:name="T467_10" style:family="text">
      <style:text-properties style:font-name="Consolas" style:font-name-asian="Consolas" style:font-name-complex="Consolas"/>
    </style:style>
    <style:style style:name="T467_11" style:family="text">
      <style:text-properties style:font-name="Consolas" style:font-name-asian="Consolas" style:font-name-complex="Consolas"/>
    </style:style>
    <style:style style:name="T467_12" style:family="text">
      <style:text-properties style:font-name="Consolas" style:font-name-asian="Consolas" style:font-name-complex="Consolas"/>
    </style:style>
    <style:style style:name="T467_13" style:family="text">
      <style:text-properties style:font-name="Consolas" style:font-name-asian="Consolas" style:font-name-complex="Consolas"/>
    </style:style>
    <style:style style:name="T467_14" style:family="text">
      <style:text-properties style:font-name="Consolas" style:font-name-asian="Consolas" style:font-name-complex="Consolas"/>
    </style:style>
    <style:style style:name="P468" style:family="paragraph" style:parent-style-name="Standard">
      <style:paragraph-properties fo:break-before="auto" fo:line-height="80%" style:writing-mode="lr-tb"/>
    </style:style>
    <style:style style:name="T468_1" style:family="text">
      <style:text-properties style:font-name="Consolas" style:font-name-asian="Consolas" style:font-name-complex="Consolas"/>
    </style:style>
    <style:style style:name="T468_2" style:family="text">
      <style:text-properties style:font-name="Consolas" style:font-name-asian="Consolas" style:font-name-complex="Consolas"/>
    </style:style>
    <style:style style:name="T468_3" style:family="text">
      <style:text-properties style:font-name="Consolas" style:font-name-asian="Consolas" style:font-name-complex="Consolas"/>
    </style:style>
    <style:style style:name="T468_4" style:family="text">
      <style:text-properties style:font-name="Consolas" style:font-name-asian="Consolas" style:font-name-complex="Consolas"/>
    </style:style>
    <style:style style:name="T468_5" style:family="text">
      <style:text-properties style:font-name="Consolas" style:font-name-asian="Consolas" style:font-name-complex="Consolas"/>
    </style:style>
    <style:style style:name="T468_6" style:family="text">
      <style:text-properties style:font-name="Consolas" style:font-name-asian="Consolas" style:font-name-complex="Consolas"/>
    </style:style>
    <style:style style:name="T468_7" style:family="text">
      <style:text-properties style:font-name="Consolas" style:font-name-asian="Consolas" style:font-name-complex="Consolas"/>
    </style:style>
    <style:style style:name="T468_8" style:family="text">
      <style:text-properties style:font-name="Consolas" style:font-name-asian="Consolas" style:font-name-complex="Consolas"/>
    </style:style>
    <style:style style:name="T468_9" style:family="text">
      <style:text-properties style:font-name="Consolas" style:font-name-asian="Consolas" style:font-name-complex="Consolas"/>
    </style:style>
    <style:style style:name="T468_10" style:family="text">
      <style:text-properties style:font-name="Consolas" style:font-name-asian="Consolas" style:font-name-complex="Consolas"/>
    </style:style>
    <style:style style:name="T468_11" style:family="text">
      <style:text-properties style:font-name="Consolas" style:font-name-asian="Consolas" style:font-name-complex="Consolas"/>
    </style:style>
    <style:style style:name="T468_12" style:family="text">
      <style:text-properties style:font-name="Consolas" style:font-name-asian="Consolas" style:font-name-complex="Consolas"/>
    </style:style>
    <style:style style:name="T468_13" style:family="text">
      <style:text-properties style:font-name="Consolas" style:font-name-asian="Consolas" style:font-name-complex="Consolas"/>
    </style:style>
    <style:style style:name="P469" style:family="paragraph" style:parent-style-name="Standard">
      <style:paragraph-properties fo:break-before="auto" fo:line-height="80%" style:writing-mode="lr-tb"/>
    </style:style>
    <style:style style:name="T469_1" style:family="text">
      <style:text-properties style:font-name="Consolas" style:font-name-asian="Consolas" style:font-name-complex="Consolas"/>
    </style:style>
    <style:style style:name="T469_2" style:family="text">
      <style:text-properties style:font-name="Consolas" style:font-name-asian="Consolas" style:font-name-complex="Consolas"/>
    </style:style>
    <style:style style:name="T469_3" style:family="text">
      <style:text-properties style:font-name="Consolas" style:font-name-asian="Consolas" style:font-name-complex="Consolas"/>
    </style:style>
    <style:style style:name="T469_4" style:family="text">
      <style:text-properties style:font-name="Consolas" style:font-name-asian="Consolas" style:font-name-complex="Consolas"/>
    </style:style>
    <style:style style:name="T469_5" style:family="text">
      <style:text-properties style:font-name="Consolas" style:font-name-asian="Consolas" style:font-name-complex="Consolas"/>
    </style:style>
    <style:style style:name="P470" style:family="paragraph" style:parent-style-name="Standard">
      <style:paragraph-properties fo:break-before="auto" fo:line-height="80%" style:writing-mode="lr-tb"/>
    </style:style>
    <style:style style:name="T470_1" style:family="text">
      <style:text-properties style:font-name="Consolas" style:font-name-asian="Consolas" style:font-name-complex="Consolas"/>
    </style:style>
    <style:style style:name="P471" style:family="paragraph" style:parent-style-name="Standard">
      <style:paragraph-properties fo:break-before="auto" fo:line-height="80%" style:writing-mode="lr-tb"/>
    </style:style>
    <style:style style:name="T471_1" style:family="text">
      <style:text-properties style:font-name="Verdana" style:font-name-asian="Verdana" style:font-name-complex="Verdana"/>
    </style:style>
    <style:style style:name="T471_2" style:family="text">
      <style:text-properties style:font-name="Verdana" style:font-name-asian="Verdana" style:font-name-complex="Verdana"/>
    </style:style>
    <style:style style:name="T471_3" style:family="text">
      <style:text-properties style:font-name="Verdana" style:font-name-asian="Verdana" style:font-name-complex="Verdana"/>
    </style:style>
    <style:style style:name="T471_4" style:family="text">
      <style:text-properties style:font-name="Verdana" style:font-name-asian="Verdana" style:font-name-complex="Verdana"/>
    </style:style>
    <style:style style:name="T471_5" style:family="text">
      <style:text-properties style:font-name="Verdana" style:font-name-asian="Verdana" style:font-name-complex="Verdana"/>
    </style:style>
    <style:style style:name="T471_6" style:family="text">
      <style:text-properties style:font-name="Verdana" style:font-name-asian="Verdana" style:font-name-complex="Verdana"/>
    </style:style>
    <style:style style:name="T471_7" style:family="text">
      <style:text-properties style:font-name="Verdana" style:font-name-asian="Verdana" style:font-name-complex="Verdana"/>
    </style:style>
    <style:style style:name="T471_8" style:family="text">
      <style:text-properties style:font-name="Verdana" style:font-name-asian="Verdana" style:font-name-complex="Verdana"/>
    </style:style>
    <style:style style:name="T471_9" style:family="text">
      <style:text-properties style:font-name="Verdana" style:font-name-asian="Verdana" style:font-name-complex="Verdana"/>
    </style:style>
    <style:style style:name="T471_10" style:family="text">
      <style:text-properties style:font-name="Verdana" style:font-name-asian="Verdana" style:font-name-complex="Verdana"/>
    </style:style>
    <style:style style:name="T471_11" style:family="text">
      <style:text-properties style:font-name="Verdana" style:font-name-asian="Verdana" style:font-name-complex="Verdana"/>
    </style:style>
    <style:style style:name="T471_12" style:family="text">
      <style:text-properties style:font-name="Verdana" style:font-name-asian="Verdana" style:font-name-complex="Verdana"/>
    </style:style>
    <style:style style:name="T471_13" style:family="text">
      <style:text-properties style:font-name="Verdana" style:font-name-asian="Verdana" style:font-name-complex="Verdana"/>
    </style:style>
    <style:style style:name="T471_14" style:family="text">
      <style:text-properties style:font-name="Verdana" style:font-name-asian="Verdana" style:font-name-complex="Verdana"/>
    </style:style>
    <style:style style:name="T471_15" style:family="text">
      <style:text-properties style:font-name="Verdana" style:font-name-asian="Verdana" style:font-name-complex="Verdana"/>
    </style:style>
    <style:style style:name="T471_16" style:family="text">
      <style:text-properties style:font-name="Verdana" style:font-name-asian="Verdana" style:font-name-complex="Verdana"/>
    </style:style>
    <style:style style:name="T471_17" style:family="text">
      <style:text-properties style:font-name="Verdana" style:font-name-asian="Verdana" style:font-name-complex="Verdana"/>
    </style:style>
    <style:style style:name="T471_18" style:family="text">
      <style:text-properties style:font-name="Verdana" style:font-name-asian="Verdana" style:font-name-complex="Verdana"/>
    </style:style>
    <style:style style:name="T471_19" style:family="text">
      <style:text-properties style:font-name="Verdana" style:font-name-asian="Verdana" style:font-name-complex="Verdana"/>
    </style:style>
    <style:style style:name="T471_20" style:family="text">
      <style:text-properties style:font-name="Verdana" style:font-name-asian="Verdana" style:font-name-complex="Verdana"/>
    </style:style>
    <style:style style:name="T471_21" style:family="text">
      <style:text-properties style:font-name="Verdana" style:font-name-asian="Verdana" style:font-name-complex="Verdana"/>
    </style:style>
    <style:style style:name="T471_22" style:family="text">
      <style:text-properties style:font-name="Verdana" style:font-name-asian="Verdana" style:font-name-complex="Verdana"/>
    </style:style>
    <style:style style:name="T471_23" style:family="text">
      <style:text-properties style:font-name="Verdana" style:font-name-asian="Verdana" style:font-name-complex="Verdana"/>
    </style:style>
    <style:style style:name="T471_24" style:family="text">
      <style:text-properties style:font-name="Verdana" style:font-name-asian="Verdana" style:font-name-complex="Verdana"/>
    </style:style>
    <style:style style:name="T471_25" style:family="text">
      <style:text-properties style:font-name="Verdana" style:font-name-asian="Verdana" style:font-name-complex="Verdana"/>
    </style:style>
    <style:style style:name="T471_26" style:family="text">
      <style:text-properties style:font-name="Verdana" style:font-name-asian="Verdana" style:font-name-complex="Verdana"/>
    </style:style>
    <style:style style:name="T471_27" style:family="text">
      <style:text-properties style:font-name="Verdana" style:font-name-asian="Verdana" style:font-name-complex="Verdana"/>
    </style:style>
    <style:style style:name="T471_28" style:family="text">
      <style:text-properties style:font-name="Verdana" style:font-name-asian="Verdana" style:font-name-complex="Verdana"/>
    </style:style>
    <style:style style:name="T471_29" style:family="text">
      <style:text-properties style:font-name="Verdana" style:font-name-asian="Verdana" style:font-name-complex="Verdana"/>
    </style:style>
    <style:style style:name="T471_30" style:family="text">
      <style:text-properties style:font-name="Verdana" style:font-name-asian="Verdana" style:font-name-complex="Verdana"/>
    </style:style>
    <style:style style:name="T471_31" style:family="text">
      <style:text-properties style:font-name="Verdana" style:font-name-asian="Verdana" style:font-name-complex="Verdana"/>
    </style:style>
    <style:style style:name="T471_32" style:family="text">
      <style:text-properties style:font-name="Verdana" style:font-name-asian="Verdana" style:font-name-complex="Verdana"/>
    </style:style>
    <style:style style:name="T471_33" style:family="text">
      <style:text-properties style:font-name="Verdana" style:font-name-asian="Verdana" style:font-name-complex="Verdana"/>
    </style:style>
    <style:style style:name="T471_34" style:family="text">
      <style:text-properties style:font-name="Verdana" style:font-name-asian="Verdana" style:font-name-complex="Verdana"/>
    </style:style>
    <style:style style:name="T471_35" style:family="text">
      <style:text-properties style:font-name="Verdana" style:font-name-asian="Verdana" style:font-name-complex="Verdana"/>
    </style:style>
    <style:style style:name="T471_36" style:family="text">
      <style:text-properties style:font-name="Verdana" style:font-name-asian="Verdana" style:font-name-complex="Verdana"/>
    </style:style>
    <style:style style:name="T471_37" style:family="text">
      <style:text-properties style:font-name="Verdana" style:font-name-asian="Verdana" style:font-name-complex="Verdana"/>
    </style:style>
    <style:style style:name="T471_38" style:family="text">
      <style:text-properties style:font-name="Verdana" style:font-name-asian="Verdana" style:font-name-complex="Verdana"/>
    </style:style>
    <style:style style:name="T471_39" style:family="text">
      <style:text-properties style:font-name="Verdana" style:font-name-asian="Verdana" style:font-name-complex="Verdana"/>
    </style:style>
    <style:style style:name="T471_40" style:family="text">
      <style:text-properties style:font-name="Verdana" style:font-name-asian="Verdana" style:font-name-complex="Verdana"/>
    </style:style>
    <style:style style:name="T471_41" style:family="text">
      <style:text-properties style:font-name="Verdana" style:font-name-asian="Verdana" style:font-name-complex="Verdana"/>
    </style:style>
    <style:style style:name="T471_42" style:family="text">
      <style:text-properties style:font-name="Verdana" style:font-name-asian="Verdana" style:font-name-complex="Verdana"/>
    </style:style>
    <style:style style:name="P472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1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1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1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1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2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2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2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2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2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2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2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2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2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2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73_3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473_31" style:family="text">
      <style:text-properties style:font-name="Verdana" style:font-name-asian="Verdana" style:font-name-complex="Verdana"/>
    </style:style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>
      <style:text-properties fo:font-style="italic" style:font-style-asian="italic" style:font-style-complex="italic" fo:color="#38761d" style:font-name="Verdana" style:font-name-asian="Verdana" style:font-name-complex="Verdana" fo:font-weight="bold" style:font-weight-asian="bold" style:font-weight-complex="bold"/>
    </style:style>
    <style:style style:name="T474_2" style:family="text">
      <style:text-properties fo:font-style="italic" style:font-style-asian="italic" style:font-style-complex="italic" fo:color="#38761d" style:font-name="Verdana" style:font-name-asian="Verdana" style:font-name-complex="Verdana" fo:font-weight="bold" style:font-weight-asian="bold" style:font-weight-complex="bold"/>
    </style:style>
    <style:style style:name="T474_3" style:family="text">
      <style:text-properties fo:font-style="italic" style:font-style-asian="italic" style:font-style-complex="italic" fo:color="#38761d" style:font-name="Verdana" style:font-name-asian="Verdana" style:font-name-complex="Verdana" fo:font-weight="bold" style:font-weight-asian="bold" style:font-weight-complex="bold"/>
    </style:style>
    <style:style style:name="T474_4" style:family="text">
      <style:text-properties style:font-name="Verdana" style:font-name-asian="Verdana" style:font-name-complex="Verdana"/>
    </style:style>
    <style:style style:name="T474_5" style:family="text">
      <style:text-properties style:font-name="Verdana" style:font-name-asian="Verdana" style:font-name-complex="Verdana"/>
    </style:style>
    <style:style style:name="T474_6" style:family="text">
      <style:text-properties style:font-name="Verdana" style:font-name-asian="Verdana" style:font-name-complex="Verdana"/>
    </style:style>
    <style:style style:name="T474_7" style:family="text">
      <style:text-properties style:font-name="Verdana" style:font-name-asian="Verdana" style:font-name-complex="Verdana"/>
    </style:style>
    <style:style style:name="T474_8" style:family="text">
      <style:text-properties style:font-name="Verdana" style:font-name-asian="Verdana" style:font-name-complex="Verdana"/>
    </style:style>
    <style:style style:name="T474_9" style:family="text">
      <style:text-properties style:font-name="Verdana" style:font-name-asian="Verdana" style:font-name-complex="Verdana"/>
    </style:style>
    <style:style style:name="T474_10" style:family="text">
      <style:text-properties style:font-name="Verdana" style:font-name-asian="Verdana" style:font-name-complex="Verdana"/>
    </style:style>
    <style:style style:name="T474_11" style:family="text">
      <style:text-properties style:font-name="Verdana" style:font-name-asian="Verdana" style:font-name-complex="Verdana"/>
    </style:style>
    <style:style style:name="T474_12" style:family="text">
      <style:text-properties style:font-name="Verdana" style:font-name-asian="Verdana" style:font-name-complex="Verdana"/>
    </style:style>
    <style:style style:name="T474_13" style:family="text">
      <style:text-properties style:font-name="Verdana" style:font-name-asian="Verdana" style:font-name-complex="Verdana"/>
    </style:style>
    <style:style style:name="T474_14" style:family="text">
      <style:text-properties style:font-name="Verdana" style:font-name-asian="Verdana" style:font-name-complex="Verdana"/>
    </style:style>
    <style:style style:name="T474_15" style:family="text">
      <style:text-properties style:font-name="Verdana" style:font-name-asian="Verdana" style:font-name-complex="Verdana"/>
    </style:style>
    <style:style style:name="T474_16" style:family="text">
      <style:text-properties style:font-name="Verdana" style:font-name-asian="Verdana" style:font-name-complex="Verdana"/>
    </style:style>
    <style:style style:name="T474_17" style:family="text">
      <style:text-properties style:font-name="Verdana" style:font-name-asian="Verdana" style:font-name-complex="Verdana"/>
    </style:style>
    <style:style style:name="T474_18" style:family="text">
      <style:text-properties style:font-name="Verdana" style:font-name-asian="Verdana" style:font-name-complex="Verdana"/>
    </style:style>
    <style:style style:name="T474_19" style:family="text">
      <style:text-properties style:font-name="Verdana" style:font-name-asian="Verdana" style:font-name-complex="Verdana"/>
    </style:style>
    <style:style style:name="T474_20" style:family="text">
      <style:text-properties style:font-name="Verdana" style:font-name-asian="Verdana" style:font-name-complex="Verdana"/>
    </style:style>
    <style:style style:name="T474_21" style:family="text">
      <style:text-properties style:font-name="Verdana" style:font-name-asian="Verdana" style:font-name-complex="Verdana"/>
    </style:style>
    <style:style style:name="T474_22" style:family="text">
      <style:text-properties style:font-name="Verdana" style:font-name-asian="Verdana" style:font-name-complex="Verdana"/>
    </style:style>
    <style:style style:name="T474_23" style:family="text">
      <style:text-properties style:font-name="Verdana" style:font-name-asian="Verdana" style:font-name-complex="Verdana"/>
    </style:style>
    <style:style style:name="T474_24" style:family="text">
      <style:text-properties style:font-name="Verdana" style:font-name-asian="Verdana" style:font-name-complex="Verdana"/>
    </style:style>
    <style:style style:name="T474_25" style:family="text">
      <style:text-properties style:font-name="Verdana" style:font-name-asian="Verdana" style:font-name-complex="Verdana"/>
    </style:style>
    <style:style style:name="T474_26" style:family="text">
      <style:text-properties style:font-name="Verdana" style:font-name-asian="Verdana" style:font-name-complex="Verdana"/>
    </style:style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>
      <style:text-properties style:font-name="Verdana" style:font-name-asian="Verdana" style:font-name-complex="Verdana" style:text-underline-style="solid" style:text-underline-color="font-color"/>
    </style:style>
    <style:style style:name="T475_2" style:family="text">
      <style:text-properties style:font-name="Verdana" style:font-name-asian="Verdana" style:font-name-complex="Verdana" style:text-underline-style="solid" style:text-underline-color="font-color"/>
    </style:style>
    <style:style style:name="T475_3" style:family="text">
      <style:text-properties style:font-name="Verdana" style:font-name-asian="Verdana" style:font-name-complex="Verdana" style:text-underline-style="solid" style:text-underline-color="font-color"/>
    </style:style>
    <style:style style:name="T475_4" style:family="text">
      <style:text-properties style:font-name="Verdana" style:font-name-asian="Verdana" style:font-name-complex="Verdana"/>
    </style:style>
    <style:style style:name="T475_5" style:family="text">
      <style:text-properties style:font-name="Verdana" style:font-name-asian="Verdana" style:font-name-complex="Verdana"/>
    </style:style>
    <style:style style:name="T475_6" style:family="text">
      <style:text-properties style:font-name="Verdana" style:font-name-asian="Verdana" style:font-name-complex="Verdana"/>
    </style:style>
    <style:style style:name="T475_7" style:family="text">
      <style:text-properties style:font-name="Verdana" style:font-name-asian="Verdana" style:font-name-complex="Verdana"/>
    </style:style>
    <style:style style:name="T475_8" style:family="text">
      <style:text-properties style:font-name="Verdana" style:font-name-asian="Verdana" style:font-name-complex="Verdana"/>
    </style:style>
    <style:style style:name="T475_9" style:family="text">
      <style:text-properties style:font-name="Verdana" style:font-name-asian="Verdana" style:font-name-complex="Verdana"/>
    </style:style>
    <style:style style:name="T475_10" style:family="text">
      <style:text-properties style:font-name="Verdana" style:font-name-asian="Verdana" style:font-name-complex="Verdana"/>
    </style:style>
    <style:style style:name="T475_11" style:family="text">
      <style:text-properties style:font-name="Verdana" style:font-name-asian="Verdana" style:font-name-complex="Verdana"/>
    </style:style>
    <style:style style:name="T475_12" style:family="text">
      <style:text-properties style:font-name="Verdana" style:font-name-asian="Verdana" style:font-name-complex="Verdana"/>
    </style:style>
    <style:style style:name="T475_13" style:family="text">
      <style:text-properties style:font-name="Verdana" style:font-name-asian="Verdana" style:font-name-complex="Verdana"/>
    </style:style>
    <style:style style:name="T475_14" style:family="text">
      <style:text-properties style:font-name="Verdana" style:font-name-asian="Verdana" style:font-name-complex="Verdana"/>
    </style:style>
    <style:style style:name="T475_15" style:family="text">
      <style:text-properties style:font-name="Verdana" style:font-name-asian="Verdana" style:font-name-complex="Verdana"/>
    </style:style>
    <style:style style:name="T475_16" style:family="text">
      <style:text-properties style:font-name="Verdana" style:font-name-asian="Verdana" style:font-name-complex="Verdana"/>
    </style:style>
    <style:style style:name="T475_17" style:family="text">
      <style:text-properties style:font-name="Verdana" style:font-name-asian="Verdana" style:font-name-complex="Verdana"/>
    </style:style>
    <style:style style:name="T475_18" style:family="text">
      <style:text-properties style:font-name="Verdana" style:font-name-asian="Verdana" style:font-name-complex="Verdana"/>
    </style:style>
    <style:style style:name="T475_19" style:family="text">
      <style:text-properties style:font-name="Verdana" style:font-name-asian="Verdana" style:font-name-complex="Verdana"/>
    </style:style>
    <style:style style:name="T475_20" style:family="text">
      <style:text-properties style:font-name="Verdana" style:font-name-asian="Verdana" style:font-name-complex="Verdana"/>
    </style:style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>
      <style:text-properties style:font-name="Consolas" style:font-name-asian="Consolas" style:font-name-complex="Consolas"/>
    </style:style>
    <style:style style:name="T476_2" style:family="text">
      <style:text-properties style:font-name="Consolas" style:font-name-asian="Consolas" style:font-name-complex="Consolas"/>
    </style:style>
    <style:style style:name="T476_3" style:family="text">
      <style:text-properties style:font-name="Consolas" style:font-name-asian="Consolas" style:font-name-complex="Consolas"/>
    </style:style>
    <style:style style:name="T476_4" style:family="text">
      <style:text-properties style:font-name="Consolas" style:font-name-asian="Consolas" style:font-name-complex="Consolas"/>
    </style:style>
    <style:style style:name="T476_5" style:family="text">
      <style:text-properties style:font-name="Consolas" style:font-name-asian="Consolas" style:font-name-complex="Consolas"/>
    </style:style>
    <style:style style:name="T476_6" style:family="text">
      <style:text-properties style:font-name="Consolas" style:font-name-asian="Consolas" style:font-name-complex="Consolas"/>
    </style:style>
    <style:style style:name="T476_7" style:family="text">
      <style:text-properties style:font-name="Consolas" style:font-name-asian="Consolas" style:font-name-complex="Consolas"/>
    </style:style>
    <style:style style:name="T476_8" style:family="text">
      <style:text-properties style:font-name="Consolas" style:font-name-asian="Consolas" style:font-name-complex="Consolas"/>
    </style:style>
    <style:style style:name="T476_9" style:family="text">
      <style:text-properties style:font-name="Consolas" style:font-name-asian="Consolas" style:font-name-complex="Consolas"/>
    </style:style>
    <style:style style:name="T476_10" style:family="text">
      <style:text-properties style:font-name="Consolas" style:font-name-asian="Consolas" style:font-name-complex="Consolas"/>
    </style:style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>
      <style:text-properties style:font-name="Consolas" style:font-name-asian="Consolas" style:font-name-complex="Consolas"/>
    </style:style>
    <style:style style:name="T477_2" style:family="text">
      <style:text-properties style:font-name="Consolas" style:font-name-asian="Consolas" style:font-name-complex="Consolas"/>
    </style:style>
    <style:style style:name="T477_3" style:family="text">
      <style:text-properties style:font-name="Consolas" style:font-name-asian="Consolas" style:font-name-complex="Consolas"/>
    </style:style>
    <style:style style:name="T477_4" style:family="text">
      <style:text-properties style:font-name="Consolas" style:font-name-asian="Consolas" style:font-name-complex="Consolas"/>
    </style:style>
    <style:style style:name="T477_5" style:family="text">
      <style:text-properties style:font-name="Consolas" style:font-name-asian="Consolas" style:font-name-complex="Consolas"/>
    </style:style>
    <style:style style:name="T477_6" style:family="text">
      <style:text-properties style:font-name="Consolas" style:font-name-asian="Consolas" style:font-name-complex="Consolas"/>
    </style:style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>
      <style:text-properties style:font-name="Consolas" style:font-name-asian="Consolas" style:font-name-complex="Consolas"/>
    </style:style>
    <style:style style:name="T478_2" style:family="text">
      <style:text-properties style:font-name="Consolas" style:font-name-asian="Consolas" style:font-name-complex="Consolas"/>
    </style:style>
    <style:style style:name="T478_3" style:family="text">
      <style:text-properties style:font-name="Consolas" style:font-name-asian="Consolas" style:font-name-complex="Consolas"/>
    </style:style>
    <style:style style:name="T478_4" style:family="text">
      <style:text-properties style:font-name="Consolas" style:font-name-asian="Consolas" style:font-name-complex="Consolas"/>
    </style:style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>
      <style:text-properties style:font-name="Consolas" style:font-name-asian="Consolas" style:font-name-complex="Consolas"/>
    </style:style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>
      <style:text-properties style:font-name="Verdana" style:font-name-asian="Verdana" style:font-name-complex="Verdana"/>
    </style:style>
    <style:style style:name="T480_2" style:family="text">
      <style:text-properties style:font-name="Verdana" style:font-name-asian="Verdana" style:font-name-complex="Verdana"/>
    </style:style>
    <style:style style:name="T480_3" style:family="text">
      <style:text-properties style:font-name="Verdana" style:font-name-asian="Verdana" style:font-name-complex="Verdana"/>
    </style:style>
    <style:style style:name="T480_4" style:family="text">
      <style:text-properties style:font-name="Verdana" style:font-name-asian="Verdana" style:font-name-complex="Verdana"/>
    </style:style>
    <style:style style:name="T480_5" style:family="text">
      <style:text-properties style:font-name="Verdana" style:font-name-asian="Verdana" style:font-name-complex="Verdana"/>
    </style:style>
    <style:style style:name="T480_6" style:family="text">
      <style:text-properties style:font-name="Verdana" style:font-name-asian="Verdana" style:font-name-complex="Verdana"/>
    </style:style>
    <style:style style:name="T480_7" style:family="text">
      <style:text-properties style:font-name="Verdana" style:font-name-asian="Verdana" style:font-name-complex="Verdana"/>
    </style:style>
    <style:style style:name="T480_8" style:family="text">
      <style:text-properties style:font-name="Verdana" style:font-name-asian="Verdana" style:font-name-complex="Verdana"/>
    </style:style>
    <style:style style:name="T480_9" style:family="text">
      <style:text-properties style:font-name="Verdana" style:font-name-asian="Verdana" style:font-name-complex="Verdana"/>
    </style:style>
    <style:style style:name="T480_10" style:family="text">
      <style:text-properties style:font-name="Verdana" style:font-name-asian="Verdana" style:font-name-complex="Verdana"/>
    </style:style>
    <style:style style:name="T480_11" style:family="text">
      <style:text-properties style:font-name="Verdana" style:font-name-asian="Verdana" style:font-name-complex="Verdana"/>
    </style:style>
    <style:style style:name="T480_12" style:family="text">
      <style:text-properties style:font-name="Verdana" style:font-name-asian="Verdana" style:font-name-complex="Verdana"/>
    </style:style>
    <style:style style:name="T480_13" style:family="text">
      <style:text-properties style:font-name="Verdana" style:font-name-asian="Verdana" style:font-name-complex="Verdana"/>
    </style:style>
    <style:style style:name="T480_14" style:family="text">
      <style:text-properties style:font-name="Verdana" style:font-name-asian="Verdana" style:font-name-complex="Verdana"/>
    </style:style>
    <style:style style:name="T480_15" style:family="text"/>
    <style:style style:name="T480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80_17" style:family="text"/>
    <style:style style:name="T480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80_19" style:family="text"/>
    <style:style style:name="T480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80_21" style:family="text"/>
    <style:style style:name="T480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80_23" style:family="text"/>
    <style:style style:name="T480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80_25" style:family="text"/>
    <style:style style:name="T480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481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>
      <style:text-properties fo:font-style="italic" style:font-style-asian="italic" style:font-style-complex="italic" fo:color="#b45f06" style:font-name="Verdana" style:font-name-asian="Verdana" style:font-name-complex="Verdana" fo:font-weight="bold" style:font-weight-asian="bold" style:font-weight-complex="bold"/>
    </style:style>
    <style:style style:name="T482_2" style:family="text">
      <style:text-properties fo:font-style="italic" style:font-style-asian="italic" style:font-style-complex="italic" fo:color="#b45f06" style:font-name="Verdana" style:font-name-asian="Verdana" style:font-name-complex="Verdana" fo:font-weight="bold" style:font-weight-asian="bold" style:font-weight-complex="bold"/>
    </style:style>
    <style:style style:name="T482_3" style:family="text">
      <style:text-properties fo:font-style="italic" style:font-style-asian="italic" style:font-style-complex="italic" fo:color="#b45f06" style:font-name="Verdana" style:font-name-asian="Verdana" style:font-name-complex="Verdana" fo:font-weight="bold" style:font-weight-asian="bold" style:font-weight-complex="bold"/>
    </style:style>
    <style:style style:name="T482_4" style:family="text">
      <style:text-properties style:font-name="Verdana" style:font-name-asian="Verdana" style:font-name-complex="Verdana"/>
    </style:style>
    <style:style style:name="T482_5" style:family="text">
      <style:text-properties style:font-name="Verdana" style:font-name-asian="Verdana" style:font-name-complex="Verdana"/>
    </style:style>
    <style:style style:name="T482_6" style:family="text">
      <style:text-properties style:font-name="Verdana" style:font-name-asian="Verdana" style:font-name-complex="Verdana"/>
    </style:style>
    <style:style style:name="T482_7" style:family="text">
      <style:text-properties style:font-name="Verdana" style:font-name-asian="Verdana" style:font-name-complex="Verdana"/>
    </style:style>
    <style:style style:name="T482_8" style:family="text">
      <style:text-properties style:font-name="Verdana" style:font-name-asian="Verdana" style:font-name-complex="Verdana"/>
    </style:style>
    <style:style style:name="T482_9" style:family="text">
      <style:text-properties style:font-name="Verdana" style:font-name-asian="Verdana" style:font-name-complex="Verdana"/>
    </style:style>
    <style:style style:name="T482_10" style:family="text">
      <style:text-properties style:font-name="Verdana" style:font-name-asian="Verdana" style:font-name-complex="Verdana"/>
    </style:style>
    <style:style style:name="T482_11" style:family="text">
      <style:text-properties style:font-name="Verdana" style:font-name-asian="Verdana" style:font-name-complex="Verdana"/>
    </style:style>
    <style:style style:name="T482_12" style:family="text">
      <style:text-properties style:font-name="Verdana" style:font-name-asian="Verdana" style:font-name-complex="Verdana"/>
    </style:style>
    <style:style style:name="T482_13" style:family="text">
      <style:text-properties style:font-name="Verdana" style:font-name-asian="Verdana" style:font-name-complex="Verdana"/>
    </style:style>
    <style:style style:name="T482_14" style:family="text">
      <style:text-properties style:font-name="Verdana" style:font-name-asian="Verdana" style:font-name-complex="Verdana"/>
    </style:style>
    <style:style style:name="T482_15" style:family="text">
      <style:text-properties style:font-name="Verdana" style:font-name-asian="Verdana" style:font-name-complex="Verdana"/>
    </style:style>
    <style:style style:name="T482_16" style:family="text">
      <style:text-properties style:font-name="Verdana" style:font-name-asian="Verdana" style:font-name-complex="Verdana"/>
    </style:style>
    <style:style style:name="T482_17" style:family="text">
      <style:text-properties style:font-name="Verdana" style:font-name-asian="Verdana" style:font-name-complex="Verdana"/>
    </style:style>
    <style:style style:name="T482_18" style:family="text">
      <style:text-properties style:font-name="Verdana" style:font-name-asian="Verdana" style:font-name-complex="Verdana"/>
    </style:style>
    <style:style style:name="T482_19" style:family="text">
      <style:text-properties style:font-name="Verdana" style:font-name-asian="Verdana" style:font-name-complex="Verdana"/>
    </style:style>
    <style:style style:name="T482_20" style:family="text">
      <style:text-properties style:font-name="Verdana" style:font-name-asian="Verdana" style:font-name-complex="Verdana"/>
    </style:style>
    <style:style style:name="T482_21" style:family="text">
      <style:text-properties style:font-name="Verdana" style:font-name-asian="Verdana" style:font-name-complex="Verdana"/>
    </style:style>
    <style:style style:name="T482_22" style:family="text">
      <style:text-properties style:font-name="Verdana" style:font-name-asian="Verdana" style:font-name-complex="Verdana"/>
    </style:style>
    <style:style style:name="T482_23" style:family="text">
      <style:text-properties style:font-name="Verdana" style:font-name-asian="Verdana" style:font-name-complex="Verdana"/>
    </style:style>
    <style:style style:name="T482_24" style:family="text">
      <style:text-properties style:font-name="Verdana" style:font-name-asian="Verdana" style:font-name-complex="Verdana"/>
    </style:style>
    <style:style style:name="T482_25" style:family="text">
      <style:text-properties style:font-name="Verdana" style:font-name-asian="Verdana" style:font-name-complex="Verdana"/>
    </style:style>
    <style:style style:name="T482_26" style:family="text">
      <style:text-properties style:font-name="Verdana" style:font-name-asian="Verdana" style:font-name-complex="Verdana"/>
    </style:style>
    <style:style style:name="T482_27" style:family="text">
      <style:text-properties style:font-name="Verdana" style:font-name-asian="Verdana" style:font-name-complex="Verdana"/>
    </style:style>
    <style:style style:name="T482_28" style:family="text">
      <style:text-properties style:font-name="Verdana" style:font-name-asian="Verdana" style:font-name-complex="Verdana"/>
    </style:style>
    <style:style style:name="T482_29" style:family="text">
      <style:text-properties style:font-name="Verdana" style:font-name-asian="Verdana" style:font-name-complex="Verdana"/>
    </style:style>
    <style:style style:name="T482_30" style:family="text">
      <style:text-properties style:font-name="Verdana" style:font-name-asian="Verdana" style:font-name-complex="Verdana"/>
    </style:style>
    <style:style style:name="T482_31" style:family="text">
      <style:text-properties style:font-name="Verdana" style:font-name-asian="Verdana" style:font-name-complex="Verdana"/>
    </style:style>
    <style:style style:name="T482_32" style:family="text">
      <style:text-properties style:font-name="Verdana" style:font-name-asian="Verdana" style:font-name-complex="Verdana"/>
    </style:style>
    <style:style style:name="T482_33" style:family="text">
      <style:text-properties style:font-name="Verdana" style:font-name-asian="Verdana" style:font-name-complex="Verdana"/>
    </style:style>
    <style:style style:name="T482_34" style:family="text">
      <style:text-properties style:font-name="Verdana" style:font-name-asian="Verdana" style:font-name-complex="Verdana"/>
    </style:style>
    <style:style style:name="T482_35" style:family="text">
      <style:text-properties style:font-name="Verdana" style:font-name-asian="Verdana" style:font-name-complex="Verdana"/>
    </style:style>
    <style:style style:name="T482_36" style:family="text">
      <style:text-properties style:font-name="Verdana" style:font-name-asian="Verdana" style:font-name-complex="Verdana"/>
    </style:style>
    <style:style style:name="T482_37" style:family="text">
      <style:text-properties style:font-name="Verdana" style:font-name-asian="Verdana" style:font-name-complex="Verdana"/>
    </style:style>
    <style:style style:name="T482_38" style:family="text">
      <style:text-properties style:font-name="Verdana" style:font-name-asian="Verdana" style:font-name-complex="Verdana"/>
    </style:style>
    <style:style style:name="T482_39" style:family="text">
      <style:text-properties style:font-name="Verdana" style:font-name-asian="Verdana" style:font-name-complex="Verdana"/>
    </style:style>
    <style:style style:name="T482_40" style:family="text">
      <style:text-properties style:font-name="Verdana" style:font-name-asian="Verdana" style:font-name-complex="Verdana"/>
    </style:style>
    <style:style style:name="T482_41" style:family="text">
      <style:text-properties style:font-name="Verdana" style:font-name-asian="Verdana" style:font-name-complex="Verdana"/>
    </style:style>
    <style:style style:name="T482_42" style:family="text">
      <style:text-properties style:font-name="Verdana" style:font-name-asian="Verdana" style:font-name-complex="Verdana"/>
    </style:style>
    <style:style style:name="T482_43" style:family="text">
      <style:text-properties style:font-name="Verdana" style:font-name-asian="Verdana" style:font-name-complex="Verdana"/>
    </style:style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>
      <style:text-properties style:font-name="Verdana" style:font-name-asian="Verdana" style:font-name-complex="Verdana"/>
    </style:style>
    <style:style style:name="T483_2" style:family="text">
      <style:text-properties style:font-name="Verdana" style:font-name-asian="Verdana" style:font-name-complex="Verdana"/>
    </style:style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>
      <style:text-properties style:font-name="Consolas" style:font-name-asian="Consolas" style:font-name-complex="Consolas"/>
    </style:style>
    <style:style style:name="T484_2" style:family="text">
      <style:text-properties style:font-name="Consolas" style:font-name-asian="Consolas" style:font-name-complex="Consolas"/>
    </style:style>
    <style:style style:name="T484_3" style:family="text">
      <style:text-properties style:font-name="Consolas" style:font-name-asian="Consolas" style:font-name-complex="Consolas"/>
    </style:style>
    <style:style style:name="T484_4" style:family="text">
      <style:text-properties style:font-name="Consolas" style:font-name-asian="Consolas" style:font-name-complex="Consolas"/>
    </style:style>
    <style:style style:name="T484_5" style:family="text">
      <style:text-properties style:font-name="Consolas" style:font-name-asian="Consolas" style:font-name-complex="Consolas"/>
    </style:style>
    <style:style style:name="T484_6" style:family="text">
      <style:text-properties style:font-name="Consolas" style:font-name-asian="Consolas" style:font-name-complex="Consolas"/>
    </style:style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>
      <style:text-properties style:font-name="Consolas" style:font-name-asian="Consolas" style:font-name-complex="Consolas"/>
    </style:style>
    <style:style style:name="T485_2" style:family="text">
      <style:text-properties style:font-name="Consolas" style:font-name-asian="Consolas" style:font-name-complex="Consolas"/>
    </style:style>
    <style:style style:name="T485_3" style:family="text">
      <style:text-properties style:font-name="Consolas" style:font-name-asian="Consolas" style:font-name-complex="Consolas"/>
    </style:style>
    <style:style style:name="T485_4" style:family="text">
      <style:text-properties style:font-name="Consolas" style:font-name-asian="Consolas" style:font-name-complex="Consolas"/>
    </style:style>
    <style:style style:name="T485_5" style:family="text">
      <style:text-properties style:font-name="Consolas" style:font-name-asian="Consolas" style:font-name-complex="Consolas"/>
    </style:style>
    <style:style style:name="T485_6" style:family="text">
      <style:text-properties style:font-name="Consolas" style:font-name-asian="Consolas" style:font-name-complex="Consolas"/>
    </style:style>
    <style:style style:name="T485_7" style:family="text">
      <style:text-properties style:font-name="Consolas" style:font-name-asian="Consolas" style:font-name-complex="Consolas"/>
    </style:style>
    <style:style style:name="T485_8" style:family="text">
      <style:text-properties style:font-name="Consolas" style:font-name-asian="Consolas" style:font-name-complex="Consolas"/>
    </style:style>
    <style:style style:name="T485_9" style:family="text">
      <style:text-properties style:font-name="Consolas" style:font-name-asian="Consolas" style:font-name-complex="Consolas"/>
    </style:style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>
      <style:text-properties style:font-name="Consolas" style:font-name-asian="Consolas" style:font-name-complex="Consolas"/>
    </style:style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487_2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487_3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487_4" style:family="text">
      <style:text-properties style:font-name="Verdana" style:font-name-asian="Verdana" style:font-name-complex="Verdana"/>
    </style:style>
    <style:style style:name="T487_5" style:family="text">
      <style:text-properties style:font-name="Verdana" style:font-name-asian="Verdana" style:font-name-complex="Verdana"/>
    </style:style>
    <style:style style:name="T487_6" style:family="text">
      <style:text-properties style:font-name="Verdana" style:font-name-asian="Verdana" style:font-name-complex="Verdana"/>
    </style:style>
    <style:style style:name="T487_7" style:family="text">
      <style:text-properties style:font-name="Verdana" style:font-name-asian="Verdana" style:font-name-complex="Verdana"/>
    </style:style>
    <style:style style:name="T487_8" style:family="text">
      <style:text-properties style:font-name="Verdana" style:font-name-asian="Verdana" style:font-name-complex="Verdana"/>
    </style:style>
    <style:style style:name="T487_9" style:family="text">
      <style:text-properties style:font-name="Verdana" style:font-name-asian="Verdana" style:font-name-complex="Verdana"/>
    </style:style>
    <style:style style:name="T487_10" style:family="text">
      <style:text-properties style:font-name="Verdana" style:font-name-asian="Verdana" style:font-name-complex="Verdana"/>
    </style:style>
    <style:style style:name="T487_11" style:family="text">
      <style:text-properties style:font-name="Verdana" style:font-name-asian="Verdana" style:font-name-complex="Verdana"/>
    </style:style>
    <style:style style:name="T487_12" style:family="text">
      <style:text-properties style:font-name="Verdana" style:font-name-asian="Verdana" style:font-name-complex="Verdana"/>
    </style:style>
    <style:style style:name="T487_13" style:family="text">
      <style:text-properties style:font-name="Verdana" style:font-name-asian="Verdana" style:font-name-complex="Verdana"/>
    </style:style>
    <style:style style:name="T487_14" style:family="text">
      <style:text-properties style:font-name="Verdana" style:font-name-asian="Verdana" style:font-name-complex="Verdana"/>
    </style:style>
    <style:style style:name="T487_15" style:family="text">
      <style:text-properties style:font-name="Verdana" style:font-name-asian="Verdana" style:font-name-complex="Verdana"/>
    </style:style>
    <style:style style:name="T487_16" style:family="text">
      <style:text-properties style:font-name="Verdana" style:font-name-asian="Verdana" style:font-name-complex="Verdana"/>
    </style:style>
    <style:style style:name="T487_17" style:family="text">
      <style:text-properties style:font-name="Verdana" style:font-name-asian="Verdana" style:font-name-complex="Verdana"/>
    </style:style>
    <style:style style:name="T487_18" style:family="text">
      <style:text-properties style:font-name="Verdana" style:font-name-asian="Verdana" style:font-name-complex="Verdana"/>
    </style:style>
    <style:style style:name="T487_19" style:family="text">
      <style:text-properties style:font-name="Verdana" style:font-name-asian="Verdana" style:font-name-complex="Verdana"/>
    </style:style>
    <style:style style:name="T487_20" style:family="text">
      <style:text-properties style:font-name="Verdana" style:font-name-asian="Verdana" style:font-name-complex="Verdana"/>
    </style:style>
    <style:style style:name="T487_21" style:family="text">
      <style:text-properties style:font-name="Verdana" style:font-name-asian="Verdana" style:font-name-complex="Verdana"/>
    </style:style>
    <style:style style:name="T487_22" style:family="text">
      <style:text-properties style:font-name="Verdana" style:font-name-asian="Verdana" style:font-name-complex="Verdana"/>
    </style:style>
    <style:style style:name="T487_23" style:family="text">
      <style:text-properties style:font-name="Verdana" style:font-name-asian="Verdana" style:font-name-complex="Verdana"/>
    </style:style>
    <style:style style:name="T487_24" style:family="text">
      <style:text-properties style:font-name="Verdana" style:font-name-asian="Verdana" style:font-name-complex="Verdana"/>
    </style:style>
    <style:style style:name="T487_25" style:family="text">
      <style:text-properties style:font-name="Verdana" style:font-name-asian="Verdana" style:font-name-complex="Verdana"/>
    </style:style>
    <style:style style:name="T487_26" style:family="text">
      <style:text-properties style:font-name="Verdana" style:font-name-asian="Verdana" style:font-name-complex="Verdana"/>
    </style:style>
    <style:style style:name="T487_27" style:family="text">
      <style:text-properties style:font-name="Verdana" style:font-name-asian="Verdana" style:font-name-complex="Verdana"/>
    </style:style>
    <style:style style:name="T487_28" style:family="text">
      <style:text-properties style:font-name="Verdana" style:font-name-asian="Verdana" style:font-name-complex="Verdana"/>
    </style:style>
    <style:style style:name="T487_29" style:family="text">
      <style:text-properties style:font-name="Verdana" style:font-name-asian="Verdana" style:font-name-complex="Verdana"/>
    </style:style>
    <style:style style:name="T487_30" style:family="text">
      <style:text-properties style:font-name="Verdana" style:font-name-asian="Verdana" style:font-name-complex="Verdana"/>
    </style:style>
    <style:style style:name="T487_31" style:family="text">
      <style:text-properties style:font-name="Verdana" style:font-name-asian="Verdana" style:font-name-complex="Verdana"/>
    </style:style>
    <style:style style:name="T487_32" style:family="text">
      <style:text-properties style:font-name="Verdana" style:font-name-asian="Verdana" style:font-name-complex="Verdana"/>
    </style:style>
    <style:style style:name="T487_33" style:family="text">
      <style:text-properties style:font-name="Verdana" style:font-name-asian="Verdana" style:font-name-complex="Verdana"/>
    </style:style>
    <style:style style:name="T487_34" style:family="text">
      <style:text-properties style:font-name="Verdana" style:font-name-asian="Verdana" style:font-name-complex="Verdana"/>
    </style:style>
    <style:style style:name="T487_35" style:family="text">
      <style:text-properties style:font-name="Consolas" style:font-name-asian="Consolas" style:font-name-complex="Consolas"/>
    </style:style>
    <style:style style:name="T487_36" style:family="text">
      <style:text-properties style:font-name="Consolas" style:font-name-asian="Consolas" style:font-name-complex="Consolas"/>
    </style:style>
    <style:style style:name="T487_37" style:family="text">
      <style:text-properties style:font-name="Consolas" style:font-name-asian="Consolas" style:font-name-complex="Consolas"/>
    </style:style>
    <style:style style:name="T487_38" style:family="text">
      <style:text-properties style:font-name="Consolas" style:font-name-asian="Consolas" style:font-name-complex="Consolas"/>
    </style:style>
    <style:style style:name="T487_39" style:family="text">
      <style:text-properties style:font-name="Consolas" style:font-name-asian="Consolas" style:font-name-complex="Consolas"/>
    </style:style>
    <style:style style:name="T487_40" style:family="text">
      <style:text-properties style:font-name="Consolas" style:font-name-asian="Consolas" style:font-name-complex="Consolas"/>
    </style:style>
    <style:style style:name="T487_41" style:family="text">
      <style:text-properties style:font-name="Consolas" style:font-name-asian="Consolas" style:font-name-complex="Consolas"/>
    </style:style>
    <style:style style:name="T487_42" style:family="text">
      <style:text-properties style:font-name="Consolas" style:font-name-asian="Consolas" style:font-name-complex="Consolas"/>
    </style:style>
    <style:style style:name="T487_43" style:family="text">
      <style:text-properties style:font-name="Consolas" style:font-name-asian="Consolas" style:font-name-complex="Consolas"/>
    </style:style>
    <style:style style:name="T487_44" style:family="text">
      <style:text-properties style:font-name="Consolas" style:font-name-asian="Consolas" style:font-name-complex="Consolas"/>
    </style:style>
    <style:style style:name="T487_45" style:family="text">
      <style:text-properties style:font-name="Consolas" style:font-name-asian="Consolas" style:font-name-complex="Consolas"/>
    </style:style>
    <style:style style:name="P488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/>
    <style:style style:name="T489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89_3" style:family="text"/>
    <style:style style:name="T489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89_5" style:family="text"/>
    <style:style style:name="T489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89_7" style:family="text"/>
    <style:style style:name="T489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89_9" style:family="text"/>
    <style:style style:name="T489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89_11" style:family="text"/>
    <style:style style:name="T489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89_13" style:family="text"/>
    <style:style style:name="T489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89_15" style:family="text"/>
    <style:style style:name="T489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89_17" style:family="text"/>
    <style:style style:name="T489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89_19" style:family="text"/>
    <style:style style:name="T489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89_21" style:family="text"/>
    <style:style style:name="T489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89_23" style:family="text"/>
    <style:style style:name="T489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89_25" style:family="text"/>
    <style:style style:name="T489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89_27" style:family="text"/>
    <style:style style:name="T489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89_29" style:family="text"/>
    <style:style style:name="T489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89_31" style:family="text"/>
    <style:style style:name="T489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/>
    <style:style style:name="T490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0_3" style:family="text"/>
    <style:style style:name="T490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0_5" style:family="text"/>
    <style:style style:name="T490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0_7" style:family="text"/>
    <style:style style:name="T490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0_9" style:family="text"/>
    <style:style style:name="T490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0_11" style:family="text"/>
    <style:style style:name="T490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0_13" style:family="text"/>
    <style:style style:name="T490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0_15" style:family="text"/>
    <style:style style:name="T490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0_17" style:family="text"/>
    <style:style style:name="T490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0_19" style:family="text"/>
    <style:style style:name="T490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0_21" style:family="text"/>
    <style:style style:name="T490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0_23" style:family="text"/>
    <style:style style:name="T490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0_25" style:family="text"/>
    <style:style style:name="T490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0_27" style:family="text"/>
    <style:style style:name="T490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0_29" style:family="text"/>
    <style:style style:name="T490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0_31" style:family="text"/>
    <style:style style:name="T490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0_33" style:family="text"/>
    <style:style style:name="T490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0_35" style:family="text"/>
    <style:style style:name="T490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/>
    <style:style style:name="T491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3" style:family="text"/>
    <style:style style:name="T491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5" style:family="text"/>
    <style:style style:name="T491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7" style:family="text"/>
    <style:style style:name="T491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9" style:family="text"/>
    <style:style style:name="T491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11" style:family="text"/>
    <style:style style:name="T491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13" style:family="text"/>
    <style:style style:name="T491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15" style:family="text"/>
    <style:style style:name="T491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17" style:family="text"/>
    <style:style style:name="T491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19" style:family="text"/>
    <style:style style:name="T491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21" style:family="text"/>
    <style:style style:name="T491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23" style:family="text"/>
    <style:style style:name="T491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25" style:family="text"/>
    <style:style style:name="T491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27" style:family="text"/>
    <style:style style:name="T491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29" style:family="text"/>
    <style:style style:name="T491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31" style:family="text"/>
    <style:style style:name="T491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33" style:family="text"/>
    <style:style style:name="T491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35" style:family="text"/>
    <style:style style:name="T491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37" style:family="text"/>
    <style:style style:name="T491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39" style:family="text"/>
    <style:style style:name="T491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41" style:family="text"/>
    <style:style style:name="T491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43" style:family="text"/>
    <style:style style:name="T491_4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45" style:family="text"/>
    <style:style style:name="T491_4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47" style:family="text"/>
    <style:style style:name="T491_4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49" style:family="text"/>
    <style:style style:name="T491_5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51" style:family="text"/>
    <style:style style:name="T491_5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53" style:family="text"/>
    <style:style style:name="T491_5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55" style:family="text"/>
    <style:style style:name="T491_5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491_57" style:family="text"/>
    <style:style style:name="T491_5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492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 fo:font-weight="bold" style:font-weight-asian="bold" style:font-weight-complex="bold"/>
    </style:style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9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9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9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93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93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93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93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93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93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93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93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93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93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93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93_1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93_1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93_1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93_1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93_2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93_2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93_2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T494_8" style:family="text"/>
    <style:style style:name="T494_9" style:family="text"/>
    <style:style style:name="T494_10" style:family="text"/>
    <style:style style:name="T494_11" style:family="text"/>
    <style:style style:name="T494_12" style:family="text"/>
    <style:style style:name="T494_13" style:family="text"/>
    <style:style style:name="T494_14" style:family="text"/>
    <style:style style:name="T494_15" style:family="text"/>
    <style:style style:name="T494_16" style:family="text"/>
    <style:style style:name="T494_17" style:family="text"/>
    <style:style style:name="T494_18" style:family="text"/>
    <style:style style:name="T494_19" style:family="text"/>
    <style:style style:name="T494_20" style:family="text"/>
    <style:style style:name="T494_21" style:family="text"/>
    <style:style style:name="T494_22" style:family="text"/>
    <style:style style:name="T494_23" style:family="text"/>
    <style:style style:name="T494_24" style:family="text"/>
    <style:style style:name="T494_25" style:family="text"/>
    <style:style style:name="T494_26" style:family="text"/>
    <style:style style:name="T494_27" style:family="text"/>
    <style:style style:name="T494_28" style:family="text"/>
    <style:style style:name="T494_29" style:family="text"/>
    <style:style style:name="T494_30" style:family="text"/>
    <style:style style:name="T494_31" style:family="text"/>
    <style:style style:name="T494_32" style:family="text"/>
    <style:style style:name="T494_33" style:family="text"/>
    <style:style style:name="T494_34" style:family="text"/>
    <style:style style:name="T494_35" style:family="text"/>
    <style:style style:name="T494_36" style:family="text"/>
    <style:style style:name="T494_37" style:family="text"/>
    <style:style style:name="T494_38" style:family="text"/>
    <style:style style:name="T494_39" style:family="text"/>
    <style:style style:name="T494_40" style:family="text"/>
    <style:style style:name="T494_41" style:family="text"/>
    <style:style style:name="T494_42" style:family="text"/>
    <style:style style:name="T494_43" style:family="text"/>
    <style:style style:name="T494_44" style:family="text"/>
    <style:style style:name="T494_45" style:family="text"/>
    <style:style style:name="T494_46" style:family="text"/>
    <style:style style:name="T494_47" style:family="text"/>
    <style:style style:name="T494_48" style:family="text"/>
    <style:style style:name="T494_49" style:family="text"/>
    <style:style style:name="T494_50" style:family="text"/>
    <style:style style:name="T494_51" style:family="text"/>
    <style:style style:name="T494_52" style:family="text"/>
    <style:style style:name="T494_53" style:family="text"/>
    <style:style style:name="T494_54" style:family="text"/>
    <style:style style:name="T494_55" style:family="text"/>
    <style:style style:name="T494_56" style:family="text"/>
    <style:style style:name="T494_57" style:family="text"/>
    <style:style style:name="T494_58" style:family="text"/>
    <style:style style:name="T494_59" style:family="text"/>
    <style:style style:name="T494_60" style:family="text"/>
    <style:style style:name="T494_61" style:family="text"/>
    <style:style style:name="T494_62" style:family="text"/>
    <style:style style:name="T494_63" style:family="text"/>
    <style:style style:name="T494_64" style:family="text"/>
    <style:style style:name="T494_65" style:family="text"/>
    <style:style style:name="T494_66" style:family="text"/>
    <style:style style:name="T494_67" style:family="text"/>
    <style:style style:name="T494_68" style:family="text"/>
    <style:style style:name="T494_69" style:family="text"/>
    <style:style style:name="T494_70" style:family="text"/>
    <style:style style:name="T494_71" style:family="text"/>
    <style:style style:name="T494_72" style:family="text"/>
    <style:style style:name="T494_73" style:family="text"/>
    <style:style style:name="T494_74" style:family="text"/>
    <style:style style:name="T494_75" style:family="text"/>
    <style:style style:name="T494_76" style:family="text"/>
    <style:style style:name="T494_77" style:family="text"/>
    <style:style style:name="T494_78" style:family="text"/>
    <style:style style:name="T494_79" style:family="text"/>
    <style:style style:name="T494_80" style:family="text"/>
    <style:style style:name="T494_81" style:family="text"/>
    <style:style style:name="T494_82" style:family="text"/>
    <style:style style:name="T494_83" style:family="text"/>
    <style:style style:name="T494_84" style:family="text"/>
    <style:style style:name="T494_85" style:family="text"/>
    <style:style style:name="T494_86" style:family="text"/>
    <style:style style:name="T494_87" style:family="text"/>
    <style:style style:name="T494_88" style:family="text"/>
    <style:style style:name="T494_89" style:family="text"/>
    <style:style style:name="T494_90" style:family="text"/>
    <style:style style:name="T494_91" style:family="text"/>
    <style:style style:name="T494_92" style:family="text"/>
    <style:style style:name="T494_93" style:family="text"/>
    <style:style style:name="T494_94" style:family="text"/>
    <style:style style:name="T494_95" style:family="text"/>
    <style:style style:name="T494_96" style:family="text"/>
    <style:style style:name="T494_97" style:family="text"/>
    <style:style style:name="T494_98" style:family="text"/>
    <style:style style:name="T494_99" style:family="text"/>
    <style:style style:name="T494_100" style:family="text"/>
    <style:style style:name="T494_101" style:family="text"/>
    <style:style style:name="T494_102" style:family="text"/>
    <style:style style:name="T494_103" style:family="text"/>
    <style:style style:name="T494_104" style:family="text"/>
    <style:style style:name="T494_105" style:family="text"/>
    <style:style style:name="T494_106" style:family="text"/>
    <style:style style:name="T494_107" style:family="text"/>
    <style:style style:name="T494_108" style:family="text"/>
    <style:style style:name="T494_109" style:family="text"/>
    <style:style style:name="T494_110" style:family="text"/>
    <style:style style:name="T494_111" style:family="text"/>
    <style:style style:name="T494_112" style:family="text"/>
    <style:style style:name="T494_113" style:family="text"/>
    <style:style style:name="T494_114" style:family="text"/>
    <style:style style:name="T494_115" style:family="text"/>
    <style:style style:name="T494_116" style:family="text"/>
    <style:style style:name="T494_117" style:family="text"/>
    <style:style style:name="T494_118" style:family="text"/>
    <style:style style:name="T494_119" style:family="text"/>
    <style:style style:name="T494_120" style:family="text"/>
    <style:style style:name="T494_121" style:family="text"/>
    <style:style style:name="T494_122" style:family="text"/>
    <style:style style:name="T494_123" style:family="text"/>
    <style:style style:name="T494_124" style:family="text"/>
    <style:style style:name="T494_125" style:family="text"/>
    <style:style style:name="T494_126" style:family="text"/>
    <style:style style:name="T494_127" style:family="text"/>
    <style:style style:name="T494_128" style:family="text"/>
    <style:style style:name="T494_129" style:family="text"/>
    <style:style style:name="T494_130" style:family="text"/>
    <style:style style:name="T494_131" style:family="text"/>
    <style:style style:name="T494_132" style:family="text"/>
    <style:style style:name="T494_133" style:family="text"/>
    <style:style style:name="T494_134" style:family="text"/>
    <style:style style:name="T494_135" style:family="text"/>
    <style:style style:name="T494_136" style:family="text"/>
    <style:style style:name="T494_137" style:family="text"/>
    <style:style style:name="T494_138" style:family="text"/>
    <style:style style:name="T494_139" style:family="text"/>
    <style:style style:name="T494_140" style:family="text"/>
    <style:style style:name="T494_141" style:family="text"/>
    <style:style style:name="T494_142" style:family="text"/>
    <style:style style:name="T494_143" style:family="text"/>
    <style:style style:name="T494_144" style:family="text"/>
    <style:style style:name="T494_145" style:family="text"/>
    <style:style style:name="T494_146" style:family="text"/>
    <style:style style:name="T494_147" style:family="text"/>
    <style:style style:name="T494_148" style:family="text"/>
    <style:style style:name="T494_149" style:family="text"/>
    <style:style style:name="T494_150" style:family="text"/>
    <style:style style:name="T494_151" style:family="text"/>
    <style:style style:name="T494_152" style:family="text"/>
    <style:style style:name="T494_153" style:family="text"/>
    <style:style style:name="T494_154" style:family="text"/>
    <style:style style:name="T494_155" style:family="text"/>
    <style:style style:name="T494_156" style:family="text"/>
    <style:style style:name="T494_157" style:family="text"/>
    <style:style style:name="T494_158" style:family="text"/>
    <style:style style:name="T494_159" style:family="text"/>
    <style:style style:name="T494_160" style:family="text"/>
    <style:style style:name="T494_161" style:family="text"/>
    <style:style style:name="T494_162" style:family="text"/>
    <style:style style:name="T494_163" style:family="text"/>
    <style:style style:name="T494_164" style:family="text"/>
    <style:style style:name="T494_165" style:family="text"/>
    <style:style style:name="T494_166" style:family="text"/>
    <style:style style:name="T494_167" style:family="text"/>
    <style:style style:name="T494_168" style:family="text"/>
    <style:style style:name="T494_169" style:family="text"/>
    <style:style style:name="T494_170" style:family="text"/>
    <style:style style:name="T494_171" style:family="text"/>
    <style:style style:name="T494_172" style:family="text"/>
    <style:style style:name="T494_173" style:family="text"/>
    <style:style style:name="T494_174" style:family="text"/>
    <style:style style:name="T494_175" style:family="text"/>
    <style:style style:name="T494_176" style:family="text"/>
    <style:style style:name="T494_177" style:family="text"/>
    <style:style style:name="T494_178" style:family="text"/>
    <style:style style:name="T494_179" style:family="text"/>
    <style:style style:name="T494_180" style:family="text"/>
    <style:style style:name="T494_181" style:family="text"/>
    <style:style style:name="T494_182" style:family="text"/>
    <style:style style:name="T494_183" style:family="text"/>
    <style:style style:name="T494_184" style:family="text"/>
    <style:style style:name="T494_185" style:family="text"/>
    <style:style style:name="T494_186" style:family="text"/>
    <style:style style:name="T494_187" style:family="text"/>
    <style:style style:name="T494_188" style:family="text"/>
    <style:style style:name="T494_189" style:family="text"/>
    <style:style style:name="T494_190" style:family="text"/>
    <style:style style:name="T494_191" style:family="text"/>
    <style:style style:name="T494_192" style:family="text"/>
    <style:style style:name="T494_193" style:family="text"/>
    <style:style style:name="T494_194" style:family="text"/>
    <style:style style:name="T494_195" style:family="text"/>
    <style:style style:name="T494_196" style:family="text"/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T495_7" style:family="text"/>
    <style:style style:name="T495_8" style:family="text"/>
    <style:style style:name="T495_9" style:family="text"/>
    <style:style style:name="T495_10" style:family="text"/>
    <style:style style:name="T495_11" style:family="text"/>
    <style:style style:name="T495_12" style:family="text"/>
    <style:style style:name="T495_13" style:family="text"/>
    <style:style style:name="T495_14" style:family="text"/>
    <style:style style:name="T495_15" style:family="text"/>
    <style:style style:name="T495_16" style:family="text"/>
    <style:style style:name="T495_17" style:family="text"/>
    <style:style style:name="T495_18" style:family="text"/>
    <style:style style:name="T495_19" style:family="text"/>
    <style:style style:name="T495_20" style:family="text"/>
    <style:style style:name="T495_21" style:family="text"/>
    <style:style style:name="T495_22" style:family="text"/>
    <style:style style:name="T495_23" style:family="text"/>
    <style:style style:name="T495_24" style:family="text"/>
    <style:style style:name="T495_25" style:family="text"/>
    <style:style style:name="T495_26" style:family="text"/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T496_11" style:family="text"/>
    <style:style style:name="T496_12" style:family="text"/>
    <style:style style:name="T496_13" style:family="text"/>
    <style:style style:name="T496_14" style:family="text"/>
    <style:style style:name="T496_15" style:family="text"/>
    <style:style style:name="T496_16" style:family="text"/>
    <style:style style:name="T496_17" style:family="text"/>
    <style:style style:name="T496_18" style:family="text"/>
    <style:style style:name="T496_19" style:family="text"/>
    <style:style style:name="T496_20" style:family="text"/>
    <style:style style:name="T496_21" style:family="text"/>
    <style:style style:name="T496_22" style:family="text"/>
    <style:style style:name="T496_23" style:family="text"/>
    <style:style style:name="T496_24" style:family="text"/>
    <style:style style:name="T496_25" style:family="text"/>
    <style:style style:name="T496_26" style:family="text"/>
    <style:style style:name="T496_27" style:family="text"/>
    <style:style style:name="T496_28" style:family="text"/>
    <style:style style:name="T496_29" style:family="text"/>
    <style:style style:name="T496_30" style:family="text"/>
    <style:style style:name="T496_31" style:family="text"/>
    <style:style style:name="T496_32" style:family="text"/>
    <style:style style:name="T496_33" style:family="text"/>
    <style:style style:name="T496_34" style:family="text"/>
    <style:style style:name="T496_35" style:family="text"/>
    <style:style style:name="T496_36" style:family="text"/>
    <style:style style:name="T496_37" style:family="text"/>
    <style:style style:name="T496_38" style:family="text"/>
    <style:style style:name="T496_39" style:family="text"/>
    <style:style style:name="T496_40" style:family="text"/>
    <style:style style:name="T496_41" style:family="text"/>
    <style:style style:name="T496_42" style:family="text"/>
    <style:style style:name="T496_43" style:family="text"/>
    <style:style style:name="T496_44" style:family="text"/>
    <style:style style:name="T496_45" style:family="text"/>
    <style:style style:name="T496_46" style:family="text"/>
    <style:style style:name="T496_47" style:family="text"/>
    <style:style style:name="T496_48" style:family="text"/>
    <style:style style:name="T496_49" style:family="text"/>
    <style:style style:name="T496_50" style:family="text"/>
    <style:style style:name="T496_51" style:family="text"/>
    <style:style style:name="T496_52" style:family="text"/>
    <style:style style:name="T496_53" style:family="text"/>
    <style:style style:name="T496_54" style:family="text"/>
    <style:style style:name="T496_55" style:family="text"/>
    <style:style style:name="T496_56" style:family="text"/>
    <style:style style:name="T496_57" style:family="text"/>
    <style:style style:name="T496_58" style:family="text"/>
    <style:style style:name="T496_59" style:family="text"/>
    <style:style style:name="T496_60" style:family="text"/>
    <style:style style:name="T496_61" style:family="text"/>
    <style:style style:name="T496_62" style:family="text"/>
    <style:style style:name="T496_63" style:family="text"/>
    <style:style style:name="T496_64" style:family="text"/>
    <style:style style:name="T496_65" style:family="text"/>
    <style:style style:name="T496_66" style:family="text"/>
    <style:style style:name="T496_67" style:family="text"/>
    <style:style style:name="T496_68" style:family="text"/>
    <style:style style:name="T496_69" style:family="text"/>
    <style:style style:name="T496_70" style:family="text"/>
    <style:style style:name="T496_71" style:family="text"/>
    <style:style style:name="T496_72" style:family="text"/>
    <style:style style:name="T496_73" style:family="text"/>
    <style:style style:name="T496_74" style:family="text"/>
    <style:style style:name="T496_75" style:family="text"/>
    <style:style style:name="T496_76" style:family="text"/>
    <style:style style:name="T496_77" style:family="text"/>
    <style:style style:name="T496_78" style:family="text"/>
    <style:style style:name="T496_79" style:family="text"/>
    <style:style style:name="T496_80" style:family="text"/>
    <style:style style:name="T496_81" style:family="text"/>
    <style:style style:name="T496_82" style:family="text"/>
    <style:style style:name="T496_83" style:family="text"/>
    <style:style style:name="T496_84" style:family="text"/>
    <style:style style:name="T496_85" style:family="text"/>
    <style:style style:name="T496_86" style:family="text"/>
    <style:style style:name="T496_87" style:family="text"/>
    <style:style style:name="T496_88" style:family="text"/>
    <style:style style:name="T496_89" style:family="text"/>
    <style:style style:name="T496_90" style:family="text"/>
    <style:style style:name="T496_91" style:family="text"/>
    <style:style style:name="T496_92" style:family="text"/>
    <style:style style:name="T496_93" style:family="text"/>
    <style:style style:name="T496_94" style:family="text"/>
    <style:style style:name="T496_95" style:family="text"/>
    <style:style style:name="T496_96" style:family="text"/>
    <style:style style:name="T496_97" style:family="text"/>
    <style:style style:name="T496_98" style:family="text"/>
    <style:style style:name="T496_99" style:family="text"/>
    <style:style style:name="T496_100" style:family="text"/>
    <style:style style:name="P497" style:family="paragraph" style:parent-style-name="Standard">
      <style:paragraph-properties fo:break-before="auto" fo:line-height="115%" style:writing-mode="lr-tb"/>
    </style:style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/>
    <style:style style:name="T498_2" style:family="text">
      <style:text-properties fo:color="#1155cc" style:text-underline-style="solid" style:text-underline-color="font-color"/>
    </style:style>
    <style:style style:name="T498_3" style:family="text"/>
    <style:style style:name="T498_4" style:family="text">
      <style:text-properties fo:color="#1155cc" style:text-underline-style="solid" style:text-underline-color="font-color"/>
    </style:style>
    <style:style style:name="T498_5" style:family="text"/>
    <style:style style:name="T498_6" style:family="text">
      <style:text-properties fo:color="#1155cc" style:text-underline-style="solid" style:text-underline-color="font-color"/>
    </style:style>
    <style:style style:name="T498_7" style:family="text"/>
    <style:style style:name="T498_8" style:family="text">
      <style:text-properties fo:color="#1155cc" style:text-underline-style="solid" style:text-underline-color="font-color"/>
    </style:style>
    <style:style style:name="T498_9" style:family="text"/>
    <style:style style:name="T498_10" style:family="text">
      <style:text-properties fo:color="#1155cc" style:text-underline-style="solid" style:text-underline-color="font-color"/>
    </style:style>
    <style:style style:name="T498_11" style:family="text"/>
    <style:style style:name="T498_12" style:family="text">
      <style:text-properties fo:color="#1155cc" style:text-underline-style="solid" style:text-underline-color="font-color"/>
    </style:style>
    <style:style style:name="T498_13" style:family="text"/>
    <style:style style:name="T498_14" style:family="text">
      <style:text-properties fo:color="#1155cc" style:text-underline-style="solid" style:text-underline-color="font-color"/>
    </style:style>
    <style:style style:name="T498_15" style:family="text"/>
    <style:style style:name="T498_16" style:family="text">
      <style:text-properties fo:color="#1155cc" style:text-underline-style="solid" style:text-underline-color="font-color"/>
    </style:style>
    <style:style style:name="T498_17" style:family="text"/>
    <style:style style:name="T498_18" style:family="text">
      <style:text-properties fo:color="#1155cc" style:text-underline-style="solid" style:text-underline-color="font-color"/>
    </style:style>
    <style:style style:name="T498_19" style:family="text"/>
    <style:style style:name="T498_20" style:family="text">
      <style:text-properties fo:color="#1155cc" style:text-underline-style="solid" style:text-underline-color="font-color"/>
    </style:style>
    <style:style style:name="T498_21" style:family="text"/>
    <style:style style:name="T498_22" style:family="text">
      <style:text-properties fo:color="#1155cc" style:text-underline-style="solid" style:text-underline-color="font-color"/>
    </style:style>
    <style:style style:name="T498_23" style:family="text"/>
    <style:style style:name="T498_24" style:family="text">
      <style:text-properties fo:color="#1155cc" style:text-underline-style="solid" style:text-underline-color="font-color"/>
    </style:style>
    <style:style style:name="T498_25" style:family="text"/>
    <style:style style:name="T498_26" style:family="text">
      <style:text-properties fo:color="#1155cc" style:text-underline-style="solid" style:text-underline-color="font-color"/>
    </style:style>
    <style:style style:name="T498_27" style:family="text"/>
    <style:style style:name="T498_28" style:family="text">
      <style:text-properties fo:color="#1155cc" style:text-underline-style="solid" style:text-underline-color="font-color"/>
    </style:style>
    <style:style style:name="T498_29" style:family="text"/>
    <style:style style:name="T498_30" style:family="text">
      <style:text-properties fo:color="#1155cc" style:text-underline-style="solid" style:text-underline-color="font-color"/>
    </style:style>
    <style:style style:name="T498_31" style:family="text"/>
    <style:style style:name="T498_32" style:family="text">
      <style:text-properties fo:color="#1155cc" style:text-underline-style="solid" style:text-underline-color="font-color"/>
    </style:style>
    <style:style style:name="T498_33" style:family="text"/>
    <style:style style:name="T498_34" style:family="text">
      <style:text-properties fo:color="#1155cc" style:text-underline-style="solid" style:text-underline-color="font-color"/>
    </style:style>
    <style:style style:name="T498_35" style:family="text"/>
    <style:style style:name="T498_36" style:family="text">
      <style:text-properties fo:color="#1155cc" style:text-underline-style="solid" style:text-underline-color="font-color"/>
    </style:style>
    <style:style style:name="T498_37" style:family="text"/>
    <style:style style:name="T498_38" style:family="text">
      <style:text-properties fo:color="#1155cc" style:text-underline-style="solid" style:text-underline-color="font-color"/>
    </style:style>
    <style:style style:name="T498_39" style:family="text"/>
    <style:style style:name="T498_40" style:family="text">
      <style:text-properties fo:color="#1155cc" style:text-underline-style="solid" style:text-underline-color="font-color"/>
    </style:style>
    <style:style style:name="T498_41" style:family="text"/>
    <style:style style:name="T498_42" style:family="text">
      <style:text-properties fo:color="#1155cc" style:text-underline-style="solid" style:text-underline-color="font-color"/>
    </style:style>
    <style:style style:name="T498_43" style:family="text"/>
    <style:style style:name="T498_44" style:family="text">
      <style:text-properties fo:color="#1155cc" style:text-underline-style="solid" style:text-underline-color="font-color"/>
    </style:style>
    <style:style style:name="T498_45" style:family="text"/>
    <style:style style:name="T498_46" style:family="text">
      <style:text-properties fo:color="#1155cc" style:text-underline-style="solid" style:text-underline-color="font-color"/>
    </style:style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/>
    <style:style style:name="T499_2" style:family="text">
      <style:text-properties fo:color="#1155cc" style:text-underline-style="solid" style:text-underline-color="font-color"/>
    </style:style>
    <style:style style:name="T499_3" style:family="text"/>
    <style:style style:name="T499_4" style:family="text">
      <style:text-properties fo:color="#1155cc" style:text-underline-style="solid" style:text-underline-color="font-color"/>
    </style:style>
    <style:style style:name="T499_5" style:family="text"/>
    <style:style style:name="T499_6" style:family="text">
      <style:text-properties fo:color="#1155cc" style:text-underline-style="solid" style:text-underline-color="font-color"/>
    </style:style>
    <style:style style:name="T499_7" style:family="text"/>
    <style:style style:name="T499_8" style:family="text">
      <style:text-properties fo:color="#1155cc" style:text-underline-style="solid" style:text-underline-color="font-color"/>
    </style:style>
    <style:style style:name="T499_9" style:family="text"/>
    <style:style style:name="T499_10" style:family="text">
      <style:text-properties fo:color="#1155cc" style:text-underline-style="solid" style:text-underline-color="font-color"/>
    </style:style>
    <style:style style:name="T499_11" style:family="text"/>
    <style:style style:name="T499_12" style:family="text">
      <style:text-properties fo:color="#1155cc" style:text-underline-style="solid" style:text-underline-color="font-color"/>
    </style:style>
    <style:style style:name="T499_13" style:family="text"/>
    <style:style style:name="T499_14" style:family="text">
      <style:text-properties fo:color="#1155cc" style:text-underline-style="solid" style:text-underline-color="font-color"/>
    </style:style>
    <style:style style:name="T499_15" style:family="text"/>
    <style:style style:name="T499_16" style:family="text">
      <style:text-properties fo:color="#1155cc" style:text-underline-style="solid" style:text-underline-color="font-color"/>
    </style:style>
    <style:style style:name="T499_17" style:family="text"/>
    <style:style style:name="T499_18" style:family="text">
      <style:text-properties fo:color="#1155cc" style:text-underline-style="solid" style:text-underline-color="font-color"/>
    </style:style>
    <style:style style:name="T499_19" style:family="text"/>
    <style:style style:name="T499_20" style:family="text">
      <style:text-properties fo:color="#1155cc" style:text-underline-style="solid" style:text-underline-color="font-color"/>
    </style:style>
    <style:style style:name="T499_21" style:family="text"/>
    <style:style style:name="T499_22" style:family="text">
      <style:text-properties fo:color="#1155cc" style:text-underline-style="solid" style:text-underline-color="font-color"/>
    </style:style>
    <style:style style:name="T499_23" style:family="text"/>
    <style:style style:name="T499_24" style:family="text">
      <style:text-properties fo:color="#1155cc" style:text-underline-style="solid" style:text-underline-color="font-color"/>
    </style:style>
    <style:style style:name="T499_25" style:family="text"/>
    <style:style style:name="T499_26" style:family="text">
      <style:text-properties fo:color="#1155cc" style:text-underline-style="solid" style:text-underline-color="font-color"/>
    </style:style>
    <style:style style:name="T499_27" style:family="text"/>
    <style:style style:name="T499_28" style:family="text">
      <style:text-properties fo:color="#1155cc" style:text-underline-style="solid" style:text-underline-color="font-color"/>
    </style:style>
    <style:style style:name="T499_29" style:family="text"/>
    <style:style style:name="T499_30" style:family="text">
      <style:text-properties fo:color="#1155cc" style:text-underline-style="solid" style:text-underline-color="font-color"/>
    </style:style>
    <style:style style:name="T499_31" style:family="text"/>
    <style:style style:name="T499_32" style:family="text">
      <style:text-properties fo:color="#1155cc" style:text-underline-style="solid" style:text-underline-color="font-color"/>
    </style:style>
    <style:style style:name="T499_33" style:family="text"/>
    <style:style style:name="T499_34" style:family="text">
      <style:text-properties fo:color="#1155cc" style:text-underline-style="solid" style:text-underline-color="font-color"/>
    </style:style>
    <style:style style:name="T499_35" style:family="text"/>
    <style:style style:name="T499_36" style:family="text">
      <style:text-properties fo:color="#1155cc" style:text-underline-style="solid" style:text-underline-color="font-color"/>
    </style:style>
    <style:style style:name="T499_37" style:family="text"/>
    <style:style style:name="T499_38" style:family="text">
      <style:text-properties fo:color="#1155cc" style:text-underline-style="solid" style:text-underline-color="font-color"/>
    </style:style>
    <style:style style:name="T499_39" style:family="text"/>
    <style:style style:name="T499_40" style:family="text">
      <style:text-properties fo:color="#1155cc" style:text-underline-style="solid" style:text-underline-color="font-color"/>
    </style:style>
    <style:style style:name="T499_41" style:family="text"/>
    <style:style style:name="T499_42" style:family="text">
      <style:text-properties fo:color="#1155cc" style:text-underline-style="solid" style:text-underline-color="font-color"/>
    </style:style>
    <style:style style:name="T499_43" style:family="text"/>
    <style:style style:name="T499_44" style:family="text">
      <style:text-properties fo:color="#1155cc" style:text-underline-style="solid" style:text-underline-color="font-color"/>
    </style:style>
    <style:style style:name="T499_45" style:family="text"/>
    <style:style style:name="T499_46" style:family="text">
      <style:text-properties fo:color="#1155cc" style:text-underline-style="solid" style:text-underline-color="font-color"/>
    </style:style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/>
    <style:style style:name="T500_2" style:family="text">
      <style:text-properties fo:color="#1155cc" style:text-underline-style="solid" style:text-underline-color="font-color"/>
    </style:style>
    <style:style style:name="T500_3" style:family="text"/>
    <style:style style:name="T500_4" style:family="text">
      <style:text-properties fo:color="#1155cc" style:text-underline-style="solid" style:text-underline-color="font-color"/>
    </style:style>
    <style:style style:name="T500_5" style:family="text"/>
    <style:style style:name="T500_6" style:family="text">
      <style:text-properties fo:color="#1155cc" style:text-underline-style="solid" style:text-underline-color="font-color"/>
    </style:style>
    <style:style style:name="T500_7" style:family="text"/>
    <style:style style:name="T500_8" style:family="text">
      <style:text-properties fo:color="#1155cc" style:text-underline-style="solid" style:text-underline-color="font-color"/>
    </style:style>
    <style:style style:name="T500_9" style:family="text"/>
    <style:style style:name="T500_10" style:family="text">
      <style:text-properties fo:color="#1155cc" style:text-underline-style="solid" style:text-underline-color="font-color"/>
    </style:style>
    <style:style style:name="T500_11" style:family="text"/>
    <style:style style:name="T500_12" style:family="text">
      <style:text-properties fo:color="#1155cc" style:text-underline-style="solid" style:text-underline-color="font-color"/>
    </style:style>
    <style:style style:name="T500_13" style:family="text"/>
    <style:style style:name="T500_14" style:family="text">
      <style:text-properties fo:color="#1155cc" style:text-underline-style="solid" style:text-underline-color="font-color"/>
    </style:style>
    <style:style style:name="T500_15" style:family="text"/>
    <style:style style:name="T500_16" style:family="text">
      <style:text-properties fo:color="#1155cc" style:text-underline-style="solid" style:text-underline-color="font-color"/>
    </style:style>
    <style:style style:name="T500_17" style:family="text"/>
    <style:style style:name="T500_18" style:family="text">
      <style:text-properties fo:color="#1155cc" style:text-underline-style="solid" style:text-underline-color="font-color"/>
    </style:style>
    <style:style style:name="T500_19" style:family="text"/>
    <style:style style:name="T500_20" style:family="text">
      <style:text-properties fo:color="#1155cc" style:text-underline-style="solid" style:text-underline-color="font-color"/>
    </style:style>
    <style:style style:name="T500_21" style:family="text"/>
    <style:style style:name="T500_22" style:family="text">
      <style:text-properties fo:color="#1155cc" style:text-underline-style="solid" style:text-underline-color="font-color"/>
    </style:style>
    <style:style style:name="T500_23" style:family="text"/>
    <style:style style:name="T500_24" style:family="text">
      <style:text-properties fo:color="#1155cc" style:text-underline-style="solid" style:text-underline-color="font-color"/>
    </style:style>
    <style:style style:name="T500_25" style:family="text"/>
    <style:style style:name="T500_26" style:family="text">
      <style:text-properties fo:color="#1155cc" style:text-underline-style="solid" style:text-underline-color="font-color"/>
    </style:style>
    <style:style style:name="T500_27" style:family="text"/>
    <style:style style:name="T500_28" style:family="text">
      <style:text-properties fo:color="#1155cc" style:text-underline-style="solid" style:text-underline-color="font-color"/>
    </style:style>
    <style:style style:name="T500_29" style:family="text"/>
    <style:style style:name="T500_30" style:family="text">
      <style:text-properties fo:color="#1155cc" style:text-underline-style="solid" style:text-underline-color="font-color"/>
    </style:style>
    <style:style style:name="P501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02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02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02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02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02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02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02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02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02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02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02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02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02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02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>
      <style:text-properties style:font-name="Verdana" style:font-name-asian="Verdana" style:font-name-complex="Verdana"/>
    </style:style>
    <style:style style:name="T503_2" style:family="text">
      <style:text-properties style:font-name="Verdana" style:font-name-asian="Verdana" style:font-name-complex="Verdana"/>
    </style:style>
    <style:style style:name="T503_3" style:family="text">
      <style:text-properties style:font-name="Verdana" style:font-name-asian="Verdana" style:font-name-complex="Verdana"/>
    </style:style>
    <style:style style:name="T503_4" style:family="text">
      <style:text-properties style:font-name="Verdana" style:font-name-asian="Verdana" style:font-name-complex="Verdana"/>
    </style:style>
    <style:style style:name="T503_5" style:family="text">
      <style:text-properties style:font-name="Verdana" style:font-name-asian="Verdana" style:font-name-complex="Verdana"/>
    </style:style>
    <style:style style:name="T503_6" style:family="text">
      <style:text-properties style:font-name="Verdana" style:font-name-asian="Verdana" style:font-name-complex="Verdana"/>
    </style:style>
    <style:style style:name="T503_7" style:family="text">
      <style:text-properties style:font-name="Verdana" style:font-name-asian="Verdana" style:font-name-complex="Verdana"/>
    </style:style>
    <style:style style:name="T503_8" style:family="text">
      <style:text-properties style:font-name="Verdana" style:font-name-asian="Verdana" style:font-name-complex="Verdana"/>
    </style:style>
    <style:style style:name="T503_9" style:family="text">
      <style:text-properties style:font-name="Verdana" style:font-name-asian="Verdana" style:font-name-complex="Verdana"/>
    </style:style>
    <style:style style:name="T503_10" style:family="text">
      <style:text-properties style:font-name="Verdana" style:font-name-asian="Verdana" style:font-name-complex="Verdana"/>
    </style:style>
    <style:style style:name="T503_11" style:family="text">
      <style:text-properties style:font-name="Verdana" style:font-name-asian="Verdana" style:font-name-complex="Verdana"/>
    </style:style>
    <style:style style:name="T503_12" style:family="text">
      <style:text-properties style:font-name="Verdana" style:font-name-asian="Verdana" style:font-name-complex="Verdana"/>
    </style:style>
    <style:style style:name="T503_13" style:family="text">
      <style:text-properties style:font-name="Verdana" style:font-name-asian="Verdana" style:font-name-complex="Verdana"/>
    </style:style>
    <style:style style:name="T503_14" style:family="text">
      <style:text-properties style:font-name="Verdana" style:font-name-asian="Verdana" style:font-name-complex="Verdana"/>
    </style:style>
    <style:style style:name="T503_15" style:family="text">
      <style:text-properties style:font-name="Verdana" style:font-name-asian="Verdana" style:font-name-complex="Verdana"/>
    </style:style>
    <style:style style:name="T503_16" style:family="text">
      <style:text-properties style:font-name="Verdana" style:font-name-asian="Verdana" style:font-name-complex="Verdana"/>
    </style:style>
    <style:style style:name="T503_17" style:family="text">
      <style:text-properties style:font-name="Verdana" style:font-name-asian="Verdana" style:font-name-complex="Verdana"/>
    </style:style>
    <style:style style:name="T503_18" style:family="text">
      <style:text-properties style:font-name="Verdana" style:font-name-asian="Verdana" style:font-name-complex="Verdana"/>
    </style:style>
    <style:style style:name="T503_19" style:family="text">
      <style:text-properties style:font-name="Verdana" style:font-name-asian="Verdana" style:font-name-complex="Verdana"/>
    </style:style>
    <style:style style:name="T503_20" style:family="text">
      <style:text-properties style:font-name="Verdana" style:font-name-asian="Verdana" style:font-name-complex="Verdana"/>
    </style:style>
    <style:style style:name="T503_21" style:family="text">
      <style:text-properties style:font-name="Verdana" style:font-name-asian="Verdana" style:font-name-complex="Verdana"/>
    </style:style>
    <style:style style:name="T503_22" style:family="text">
      <style:text-properties style:font-name="Verdana" style:font-name-asian="Verdana" style:font-name-complex="Verdana"/>
    </style:style>
    <style:style style:name="T503_23" style:family="text">
      <style:text-properties style:font-name="Verdana" style:font-name-asian="Verdana" style:font-name-complex="Verdana"/>
    </style:style>
    <style:style style:name="T503_24" style:family="text">
      <style:text-properties style:font-name="Verdana" style:font-name-asian="Verdana" style:font-name-complex="Verdana"/>
    </style:style>
    <style:style style:name="T503_25" style:family="text">
      <style:text-properties style:font-name="Verdana" style:font-name-asian="Verdana" style:font-name-complex="Verdana"/>
    </style:style>
    <style:style style:name="T503_26" style:family="text">
      <style:text-properties style:font-name="Verdana" style:font-name-asian="Verdana" style:font-name-complex="Verdana"/>
    </style:style>
    <style:style style:name="T503_27" style:family="text">
      <style:text-properties style:font-name="Verdana" style:font-name-asian="Verdana" style:font-name-complex="Verdana"/>
    </style:style>
    <style:style style:name="T503_28" style:family="text">
      <style:text-properties style:font-name="Verdana" style:font-name-asian="Verdana" style:font-name-complex="Verdana"/>
    </style:style>
    <style:style style:name="T503_29" style:family="text">
      <style:text-properties style:font-name="Verdana" style:font-name-asian="Verdana" style:font-name-complex="Verdana"/>
    </style:style>
    <style:style style:name="T503_30" style:family="text">
      <style:text-properties style:font-name="Verdana" style:font-name-asian="Verdana" style:font-name-complex="Verdana"/>
    </style:style>
    <style:style style:name="T503_31" style:family="text">
      <style:text-properties style:font-name="Verdana" style:font-name-asian="Verdana" style:font-name-complex="Verdana"/>
    </style:style>
    <style:style style:name="T503_32" style:family="text">
      <style:text-properties style:font-name="Verdana" style:font-name-asian="Verdana" style:font-name-complex="Verdana"/>
    </style:style>
    <style:style style:name="T503_33" style:family="text">
      <style:text-properties style:font-name="Verdana" style:font-name-asian="Verdana" style:font-name-complex="Verdana"/>
    </style:style>
    <style:style style:name="T503_34" style:family="text">
      <style:text-properties style:font-name="Verdana" style:font-name-asian="Verdana" style:font-name-complex="Verdana"/>
    </style:style>
    <style:style style:name="T503_35" style:family="text">
      <style:text-properties style:font-name="Verdana" style:font-name-asian="Verdana" style:font-name-complex="Verdana"/>
    </style:style>
    <style:style style:name="T503_36" style:family="text">
      <style:text-properties style:font-name="Verdana" style:font-name-asian="Verdana" style:font-name-complex="Verdana"/>
    </style:style>
    <style:style style:name="T503_37" style:family="text">
      <style:text-properties style:font-name="Verdana" style:font-name-asian="Verdana" style:font-name-complex="Verdana"/>
    </style:style>
    <style:style style:name="T503_38" style:family="text">
      <style:text-properties style:font-name="Verdana" style:font-name-asian="Verdana" style:font-name-complex="Verdana"/>
    </style:style>
    <style:style style:name="T503_39" style:family="text">
      <style:text-properties style:font-name="Verdana" style:font-name-asian="Verdana" style:font-name-complex="Verdana"/>
    </style:style>
    <style:style style:name="T503_40" style:family="text">
      <style:text-properties style:font-name="Verdana" style:font-name-asian="Verdana" style:font-name-complex="Verdana"/>
    </style:style>
    <style:style style:name="T503_41" style:family="text">
      <style:text-properties style:font-name="Verdana" style:font-name-asian="Verdana" style:font-name-complex="Verdana"/>
    </style:style>
    <style:style style:name="T503_42" style:family="text">
      <style:text-properties style:font-name="Verdana" style:font-name-asian="Verdana" style:font-name-complex="Verdana"/>
    </style:style>
    <style:style style:name="T503_43" style:family="text">
      <style:text-properties style:font-name="Verdana" style:font-name-asian="Verdana" style:font-name-complex="Verdana"/>
    </style:style>
    <style:style style:name="T503_44" style:family="text">
      <style:text-properties style:font-name="Verdana" style:font-name-asian="Verdana" style:font-name-complex="Verdana"/>
    </style:style>
    <style:style style:name="T503_45" style:family="text">
      <style:text-properties style:font-name="Verdana" style:font-name-asian="Verdana" style:font-name-complex="Verdana"/>
    </style:style>
    <style:style style:name="T503_46" style:family="text">
      <style:text-properties style:font-name="Verdana" style:font-name-asian="Verdana" style:font-name-complex="Verdana"/>
    </style:style>
    <style:style style:name="T503_47" style:family="text">
      <style:text-properties style:font-name="Verdana" style:font-name-asian="Verdana" style:font-name-complex="Verdana"/>
    </style:style>
    <style:style style:name="T503_48" style:family="text">
      <style:text-properties style:font-name="Verdana" style:font-name-asian="Verdana" style:font-name-complex="Verdana"/>
    </style:style>
    <style:style style:name="T503_49" style:family="text">
      <style:text-properties style:font-name="Verdana" style:font-name-asian="Verdana" style:font-name-complex="Verdana"/>
    </style:style>
    <style:style style:name="T503_50" style:family="text">
      <style:text-properties style:font-name="Verdana" style:font-name-asian="Verdana" style:font-name-complex="Verdana"/>
    </style:style>
    <style:style style:name="T503_51" style:family="text">
      <style:text-properties style:font-name="Verdana" style:font-name-asian="Verdana" style:font-name-complex="Verdana"/>
    </style:style>
    <style:style style:name="T503_52" style:family="text">
      <style:text-properties style:font-name="Verdana" style:font-name-asian="Verdana" style:font-name-complex="Verdana"/>
    </style:style>
    <style:style style:name="T503_53" style:family="text">
      <style:text-properties style:font-name="Verdana" style:font-name-asian="Verdana" style:font-name-complex="Verdana"/>
    </style:style>
    <style:style style:name="T503_54" style:family="text">
      <style:text-properties style:font-name="Verdana" style:font-name-asian="Verdana" style:font-name-complex="Verdana"/>
    </style:style>
    <style:style style:name="T503_55" style:family="text">
      <style:text-properties style:font-name="Verdana" style:font-name-asian="Verdana" style:font-name-complex="Verdana"/>
    </style:style>
    <style:style style:name="T503_56" style:family="text">
      <style:text-properties style:font-name="Verdana" style:font-name-asian="Verdana" style:font-name-complex="Verdana"/>
    </style:style>
    <style:style style:name="T503_57" style:family="text">
      <style:text-properties style:font-name="Verdana" style:font-name-asian="Verdana" style:font-name-complex="Verdana"/>
    </style:style>
    <style:style style:name="T503_58" style:family="text">
      <style:text-properties style:font-name="Verdana" style:font-name-asian="Verdana" style:font-name-complex="Verdana"/>
    </style:style>
    <style:style style:name="T503_59" style:family="text">
      <style:text-properties style:font-name="Verdana" style:font-name-asian="Verdana" style:font-name-complex="Verdana"/>
    </style:style>
    <style:style style:name="T503_60" style:family="text">
      <style:text-properties style:font-name="Verdana" style:font-name-asian="Verdana" style:font-name-complex="Verdana"/>
    </style:style>
    <style:style style:name="T503_61" style:family="text">
      <style:text-properties style:font-name="Verdana" style:font-name-asian="Verdana" style:font-name-complex="Verdana"/>
    </style:style>
    <style:style style:name="T503_62" style:family="text">
      <style:text-properties style:font-name="Verdana" style:font-name-asian="Verdana" style:font-name-complex="Verdana"/>
    </style:style>
    <style:style style:name="T503_63" style:family="text">
      <style:text-properties style:font-name="Verdana" style:font-name-asian="Verdana" style:font-name-complex="Verdana"/>
    </style:style>
    <style:style style:name="T503_64" style:family="text">
      <style:text-properties style:font-name="Verdana" style:font-name-asian="Verdana" style:font-name-complex="Verdana"/>
    </style:style>
    <style:style style:name="T503_65" style:family="text">
      <style:text-properties style:font-name="Verdana" style:font-name-asian="Verdana" style:font-name-complex="Verdana"/>
    </style:style>
    <style:style style:name="T503_66" style:family="text">
      <style:text-properties style:font-name="Verdana" style:font-name-asian="Verdana" style:font-name-complex="Verdana"/>
    </style:style>
    <style:style style:name="T503_67" style:family="text">
      <style:text-properties style:font-name="Verdana" style:font-name-asian="Verdana" style:font-name-complex="Verdana"/>
    </style:style>
    <style:style style:name="T503_68" style:family="text">
      <style:text-properties style:font-name="Verdana" style:font-name-asian="Verdana" style:font-name-complex="Verdana"/>
    </style:style>
    <style:style style:name="T503_69" style:family="text">
      <style:text-properties style:font-name="Verdana" style:font-name-asian="Verdana" style:font-name-complex="Verdana"/>
    </style:style>
    <style:style style:name="T503_70" style:family="text">
      <style:text-properties style:font-name="Verdana" style:font-name-asian="Verdana" style:font-name-complex="Verdana"/>
    </style:style>
    <style:style style:name="T503_71" style:family="text">
      <style:text-properties style:font-name="Verdana" style:font-name-asian="Verdana" style:font-name-complex="Verdana"/>
    </style:style>
    <style:style style:name="T503_72" style:family="text">
      <style:text-properties style:font-name="Verdana" style:font-name-asian="Verdana" style:font-name-complex="Verdana"/>
    </style:style>
    <style:style style:name="T503_73" style:family="text">
      <style:text-properties style:font-name="Verdana" style:font-name-asian="Verdana" style:font-name-complex="Verdana"/>
    </style:style>
    <style:style style:name="T503_74" style:family="text">
      <style:text-properties style:font-name="Verdana" style:font-name-asian="Verdana" style:font-name-complex="Verdana"/>
    </style:style>
    <style:style style:name="T503_75" style:family="text">
      <style:text-properties style:font-name="Verdana" style:font-name-asian="Verdana" style:font-name-complex="Verdana"/>
    </style:style>
    <style:style style:name="T503_76" style:family="text">
      <style:text-properties style:font-name="Verdana" style:font-name-asian="Verdana" style:font-name-complex="Verdana"/>
    </style:style>
    <style:style style:name="T503_77" style:family="text">
      <style:text-properties style:font-name="Verdana" style:font-name-asian="Verdana" style:font-name-complex="Verdana"/>
    </style:style>
    <style:style style:name="T503_78" style:family="text">
      <style:text-properties style:font-name="Verdana" style:font-name-asian="Verdana" style:font-name-complex="Verdana"/>
    </style:style>
    <style:style style:name="T503_79" style:family="text">
      <style:text-properties style:font-name="Verdana" style:font-name-asian="Verdana" style:font-name-complex="Verdana"/>
    </style:style>
    <style:style style:name="T503_80" style:family="text">
      <style:text-properties style:font-name="Verdana" style:font-name-asian="Verdana" style:font-name-complex="Verdana"/>
    </style:style>
    <style:style style:name="T503_81" style:family="text">
      <style:text-properties style:font-name="Verdana" style:font-name-asian="Verdana" style:font-name-complex="Verdana"/>
    </style:style>
    <style:style style:name="T503_82" style:family="text">
      <style:text-properties style:font-name="Verdana" style:font-name-asian="Verdana" style:font-name-complex="Verdana"/>
    </style:style>
    <style:style style:name="T503_83" style:family="text">
      <style:text-properties style:font-name="Verdana" style:font-name-asian="Verdana" style:font-name-complex="Verdana"/>
    </style:style>
    <style:style style:name="T503_84" style:family="text">
      <style:text-properties style:font-name="Verdana" style:font-name-asian="Verdana" style:font-name-complex="Verdana"/>
    </style:style>
    <style:style style:name="T503_85" style:family="text">
      <style:text-properties style:font-name="Verdana" style:font-name-asian="Verdana" style:font-name-complex="Verdana"/>
    </style:style>
    <style:style style:name="T503_86" style:family="text">
      <style:text-properties style:font-name="Verdana" style:font-name-asian="Verdana" style:font-name-complex="Verdana"/>
    </style:style>
    <style:style style:name="T503_87" style:family="text">
      <style:text-properties style:font-name="Verdana" style:font-name-asian="Verdana" style:font-name-complex="Verdana"/>
    </style:style>
    <style:style style:name="T503_88" style:family="text">
      <style:text-properties style:font-name="Verdana" style:font-name-asian="Verdana" style:font-name-complex="Verdana"/>
    </style:style>
    <style:style style:name="T503_89" style:family="text">
      <style:text-properties style:font-name="Verdana" style:font-name-asian="Verdana" style:font-name-complex="Verdana"/>
    </style:style>
    <style:style style:name="T503_90" style:family="text">
      <style:text-properties style:font-name="Verdana" style:font-name-asian="Verdana" style:font-name-complex="Verdana"/>
    </style:style>
    <style:style style:name="T503_91" style:family="text">
      <style:text-properties style:font-name="Verdana" style:font-name-asian="Verdana" style:font-name-complex="Verdana"/>
    </style:style>
    <style:style style:name="T503_92" style:family="text">
      <style:text-properties style:font-name="Verdana" style:font-name-asian="Verdana" style:font-name-complex="Verdana"/>
    </style:style>
    <style:style style:name="T503_93" style:family="text">
      <style:text-properties style:font-name="Verdana" style:font-name-asian="Verdana" style:font-name-complex="Verdana"/>
    </style:style>
    <style:style style:name="T503_94" style:family="text">
      <style:text-properties style:font-name="Verdana" style:font-name-asian="Verdana" style:font-name-complex="Verdana"/>
    </style:style>
    <style:style style:name="T503_95" style:family="text">
      <style:text-properties style:font-name="Verdana" style:font-name-asian="Verdana" style:font-name-complex="Verdana"/>
    </style:style>
    <style:style style:name="T503_96" style:family="text">
      <style:text-properties style:font-name="Verdana" style:font-name-asian="Verdana" style:font-name-complex="Verdana"/>
    </style:style>
    <style:style style:name="T503_97" style:family="text">
      <style:text-properties style:font-name="Verdana" style:font-name-asian="Verdana" style:font-name-complex="Verdana"/>
    </style:style>
    <style:style style:name="T503_98" style:family="text">
      <style:text-properties style:font-name="Verdana" style:font-name-asian="Verdana" style:font-name-complex="Verdana"/>
    </style:style>
    <style:style style:name="T503_99" style:family="text">
      <style:text-properties style:font-name="Verdana" style:font-name-asian="Verdana" style:font-name-complex="Verdana"/>
    </style:style>
    <style:style style:name="T503_100" style:family="text">
      <style:text-properties style:font-name="Verdana" style:font-name-asian="Verdana" style:font-name-complex="Verdana"/>
    </style:style>
    <style:style style:name="T503_101" style:family="text">
      <style:text-properties style:font-name="Verdana" style:font-name-asian="Verdana" style:font-name-complex="Verdana"/>
    </style:style>
    <style:style style:name="T503_102" style:family="text">
      <style:text-properties style:font-name="Verdana" style:font-name-asian="Verdana" style:font-name-complex="Verdana"/>
    </style:style>
    <style:style style:name="T503_103" style:family="text">
      <style:text-properties style:font-name="Verdana" style:font-name-asian="Verdana" style:font-name-complex="Verdana"/>
    </style:style>
    <style:style style:name="T503_104" style:family="text">
      <style:text-properties style:font-name="Verdana" style:font-name-asian="Verdana" style:font-name-complex="Verdana"/>
    </style:style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>
      <style:text-properties style:font-name="Verdana" style:font-name-asian="Verdana" style:font-name-complex="Verdana"/>
    </style:style>
    <style:style style:name="T504_2" style:family="text">
      <style:text-properties style:font-name="Verdana" style:font-name-asian="Verdana" style:font-name-complex="Verdana"/>
    </style:style>
    <style:style style:name="T504_3" style:family="text">
      <style:text-properties style:font-name="Verdana" style:font-name-asian="Verdana" style:font-name-complex="Verdana"/>
    </style:style>
    <style:style style:name="T504_4" style:family="text">
      <style:text-properties style:font-name="Verdana" style:font-name-asian="Verdana" style:font-name-complex="Verdana"/>
    </style:style>
    <style:style style:name="T504_5" style:family="text">
      <style:text-properties style:font-name="Verdana" style:font-name-asian="Verdana" style:font-name-complex="Verdana"/>
    </style:style>
    <style:style style:name="T504_6" style:family="text">
      <style:text-properties style:font-name="Verdana" style:font-name-asian="Verdana" style:font-name-complex="Verdana"/>
    </style:style>
    <style:style style:name="T504_7" style:family="text">
      <style:text-properties style:font-name="Verdana" style:font-name-asian="Verdana" style:font-name-complex="Verdana"/>
    </style:style>
    <style:style style:name="T504_8" style:family="text">
      <style:text-properties style:font-name="Verdana" style:font-name-asian="Verdana" style:font-name-complex="Verdana"/>
    </style:style>
    <style:style style:name="T504_9" style:family="text">
      <style:text-properties style:font-name="Verdana" style:font-name-asian="Verdana" style:font-name-complex="Verdana"/>
    </style:style>
    <style:style style:name="T504_10" style:family="text">
      <style:text-properties style:font-name="Verdana" style:font-name-asian="Verdana" style:font-name-complex="Verdana"/>
    </style:style>
    <style:style style:name="T504_11" style:family="text">
      <style:text-properties style:font-name="Verdana" style:font-name-asian="Verdana" style:font-name-complex="Verdana"/>
    </style:style>
    <style:style style:name="T504_12" style:family="text">
      <style:text-properties style:font-name="Verdana" style:font-name-asian="Verdana" style:font-name-complex="Verdana"/>
    </style:style>
    <style:style style:name="T504_13" style:family="text">
      <style:text-properties style:font-name="Verdana" style:font-name-asian="Verdana" style:font-name-complex="Verdana"/>
    </style:style>
    <style:style style:name="T504_14" style:family="text">
      <style:text-properties style:font-name="Verdana" style:font-name-asian="Verdana" style:font-name-complex="Verdana"/>
    </style:style>
    <style:style style:name="T504_15" style:family="text">
      <style:text-properties style:font-name="Verdana" style:font-name-asian="Verdana" style:font-name-complex="Verdana"/>
    </style:style>
    <style:style style:name="T504_16" style:family="text">
      <style:text-properties style:font-name="Verdana" style:font-name-asian="Verdana" style:font-name-complex="Verdana"/>
    </style:style>
    <style:style style:name="T504_17" style:family="text">
      <style:text-properties style:font-name="Verdana" style:font-name-asian="Verdana" style:font-name-complex="Verdana"/>
    </style:style>
    <style:style style:name="T504_18" style:family="text">
      <style:text-properties style:font-name="Verdana" style:font-name-asian="Verdana" style:font-name-complex="Verdana"/>
    </style:style>
    <style:style style:name="T504_19" style:family="text">
      <style:text-properties style:font-name="Verdana" style:font-name-asian="Verdana" style:font-name-complex="Verdana"/>
    </style:style>
    <style:style style:name="T504_20" style:family="text">
      <style:text-properties style:font-name="Verdana" style:font-name-asian="Verdana" style:font-name-complex="Verdana"/>
    </style:style>
    <style:style style:name="T504_21" style:family="text">
      <style:text-properties style:font-name="Verdana" style:font-name-asian="Verdana" style:font-name-complex="Verdana"/>
    </style:style>
    <style:style style:name="T504_22" style:family="text">
      <style:text-properties style:font-name="Verdana" style:font-name-asian="Verdana" style:font-name-complex="Verdana"/>
    </style:style>
    <style:style style:name="T504_23" style:family="text">
      <style:text-properties style:font-name="Verdana" style:font-name-asian="Verdana" style:font-name-complex="Verdana"/>
    </style:style>
    <style:style style:name="T504_24" style:family="text">
      <style:text-properties style:font-name="Verdana" style:font-name-asian="Verdana" style:font-name-complex="Verdana"/>
    </style:style>
    <style:style style:name="T504_25" style:family="text">
      <style:text-properties style:font-name="Verdana" style:font-name-asian="Verdana" style:font-name-complex="Verdana"/>
    </style:style>
    <style:style style:name="T504_26" style:family="text">
      <style:text-properties style:font-name="Verdana" style:font-name-asian="Verdana" style:font-name-complex="Verdana"/>
    </style:style>
    <style:style style:name="T504_27" style:family="text">
      <style:text-properties style:font-name="Verdana" style:font-name-asian="Verdana" style:font-name-complex="Verdana"/>
    </style:style>
    <style:style style:name="T504_28" style:family="text">
      <style:text-properties style:font-name="Verdana" style:font-name-asian="Verdana" style:font-name-complex="Verdana"/>
    </style:style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>
      <style:text-properties style:font-name="Verdana" style:font-name-asian="Verdana" style:font-name-complex="Verdana"/>
    </style:style>
    <style:style style:name="T505_2" style:family="text">
      <style:text-properties style:font-name="Verdana" style:font-name-asian="Verdana" style:font-name-complex="Verdana"/>
    </style:style>
    <style:style style:name="T505_3" style:family="text">
      <style:text-properties style:font-name="Verdana" style:font-name-asian="Verdana" style:font-name-complex="Verdana"/>
    </style:style>
    <style:style style:name="T505_4" style:family="text">
      <style:text-properties style:font-name="Verdana" style:font-name-asian="Verdana" style:font-name-complex="Verdana"/>
    </style:style>
    <style:style style:name="T505_5" style:family="text">
      <style:text-properties style:font-name="Verdana" style:font-name-asian="Verdana" style:font-name-complex="Verdana"/>
    </style:style>
    <style:style style:name="T505_6" style:family="text">
      <style:text-properties style:font-name="Verdana" style:font-name-asian="Verdana" style:font-name-complex="Verdana"/>
    </style:style>
    <style:style style:name="T505_7" style:family="text">
      <style:text-properties style:font-name="Verdana" style:font-name-asian="Verdana" style:font-name-complex="Verdana"/>
    </style:style>
    <style:style style:name="T505_8" style:family="text">
      <style:text-properties style:font-name="Verdana" style:font-name-asian="Verdana" style:font-name-complex="Verdana"/>
    </style:style>
    <style:style style:name="T505_9" style:family="text">
      <style:text-properties style:font-name="Verdana" style:font-name-asian="Verdana" style:font-name-complex="Verdana"/>
    </style:style>
    <style:style style:name="T505_10" style:family="text">
      <style:text-properties style:font-name="Verdana" style:font-name-asian="Verdana" style:font-name-complex="Verdana"/>
    </style:style>
    <style:style style:name="T505_11" style:family="text">
      <style:text-properties style:font-name="Verdana" style:font-name-asian="Verdana" style:font-name-complex="Verdana"/>
    </style:style>
    <style:style style:name="T505_12" style:family="text">
      <style:text-properties style:font-name="Verdana" style:font-name-asian="Verdana" style:font-name-complex="Verdana"/>
    </style:style>
    <style:style style:name="T505_13" style:family="text">
      <style:text-properties style:font-name="Verdana" style:font-name-asian="Verdana" style:font-name-complex="Verdana"/>
    </style:style>
    <style:style style:name="T505_14" style:family="text">
      <style:text-properties style:font-name="Verdana" style:font-name-asian="Verdana" style:font-name-complex="Verdana"/>
    </style:style>
    <style:style style:name="T505_15" style:family="text">
      <style:text-properties style:font-name="Verdana" style:font-name-asian="Verdana" style:font-name-complex="Verdana"/>
    </style:style>
    <style:style style:name="T505_16" style:family="text">
      <style:text-properties style:font-name="Verdana" style:font-name-asian="Verdana" style:font-name-complex="Verdana"/>
    </style:style>
    <style:style style:name="T505_17" style:family="text">
      <style:text-properties style:font-name="Verdana" style:font-name-asian="Verdana" style:font-name-complex="Verdana"/>
    </style:style>
    <style:style style:name="T505_18" style:family="text">
      <style:text-properties style:font-name="Verdana" style:font-name-asian="Verdana" style:font-name-complex="Verdana"/>
    </style:style>
    <style:style style:name="T505_19" style:family="text">
      <style:text-properties style:font-name="Verdana" style:font-name-asian="Verdana" style:font-name-complex="Verdana"/>
    </style:style>
    <style:style style:name="T505_20" style:family="text">
      <style:text-properties style:font-name="Verdana" style:font-name-asian="Verdana" style:font-name-complex="Verdana"/>
    </style:style>
    <style:style style:name="T505_21" style:family="text">
      <style:text-properties style:font-name="Verdana" style:font-name-asian="Verdana" style:font-name-complex="Verdana"/>
    </style:style>
    <style:style style:name="T505_22" style:family="text">
      <style:text-properties style:font-name="Verdana" style:font-name-asian="Verdana" style:font-name-complex="Verdana"/>
    </style:style>
    <style:style style:name="T505_23" style:family="text">
      <style:text-properties style:font-name="Verdana" style:font-name-asian="Verdana" style:font-name-complex="Verdana"/>
    </style:style>
    <style:style style:name="T505_24" style:family="text">
      <style:text-properties style:font-name="Verdana" style:font-name-asian="Verdana" style:font-name-complex="Verdana"/>
    </style:style>
    <style:style style:name="T505_25" style:family="text">
      <style:text-properties style:font-name="Verdana" style:font-name-asian="Verdana" style:font-name-complex="Verdana"/>
    </style:style>
    <style:style style:name="T505_26" style:family="text">
      <style:text-properties style:font-name="Verdana" style:font-name-asian="Verdana" style:font-name-complex="Verdana"/>
    </style:style>
    <style:style style:name="T505_27" style:family="text">
      <style:text-properties style:font-name="Verdana" style:font-name-asian="Verdana" style:font-name-complex="Verdana"/>
    </style:style>
    <style:style style:name="T505_28" style:family="text">
      <style:text-properties style:font-name="Verdana" style:font-name-asian="Verdana" style:font-name-complex="Verdana"/>
    </style:style>
    <style:style style:name="T505_29" style:family="text">
      <style:text-properties style:font-name="Verdana" style:font-name-asian="Verdana" style:font-name-complex="Verdana"/>
    </style:style>
    <style:style style:name="T505_30" style:family="text">
      <style:text-properties style:font-name="Verdana" style:font-name-asian="Verdana" style:font-name-complex="Verdana"/>
    </style:style>
    <style:style style:name="T505_31" style:family="text">
      <style:text-properties style:font-name="Verdana" style:font-name-asian="Verdana" style:font-name-complex="Verdana"/>
    </style:style>
    <style:style style:name="T505_32" style:family="text">
      <style:text-properties style:font-name="Verdana" style:font-name-asian="Verdana" style:font-name-complex="Verdana"/>
    </style:style>
    <style:style style:name="T505_33" style:family="text">
      <style:text-properties style:font-name="Verdana" style:font-name-asian="Verdana" style:font-name-complex="Verdana"/>
    </style:style>
    <style:style style:name="T505_34" style:family="text">
      <style:text-properties style:font-name="Verdana" style:font-name-asian="Verdana" style:font-name-complex="Verdana"/>
    </style:style>
    <style:style style:name="T505_35" style:family="text">
      <style:text-properties style:font-name="Verdana" style:font-name-asian="Verdana" style:font-name-complex="Verdana"/>
    </style:style>
    <style:style style:name="T505_36" style:family="text">
      <style:text-properties style:font-name="Verdana" style:font-name-asian="Verdana" style:font-name-complex="Verdana"/>
    </style:style>
    <style:style style:name="T505_37" style:family="text">
      <style:text-properties style:font-name="Verdana" style:font-name-asian="Verdana" style:font-name-complex="Verdana"/>
    </style:style>
    <style:style style:name="T505_38" style:family="text">
      <style:text-properties style:font-name="Verdana" style:font-name-asian="Verdana" style:font-name-complex="Verdana"/>
    </style:style>
    <style:style style:name="T505_39" style:family="text">
      <style:text-properties style:font-name="Verdana" style:font-name-asian="Verdana" style:font-name-complex="Verdana"/>
    </style:style>
    <style:style style:name="T505_40" style:family="text">
      <style:text-properties style:font-name="Verdana" style:font-name-asian="Verdana" style:font-name-complex="Verdana"/>
    </style:style>
    <style:style style:name="T505_41" style:family="text">
      <style:text-properties style:font-name="Verdana" style:font-name-asian="Verdana" style:font-name-complex="Verdana"/>
    </style:style>
    <style:style style:name="T505_42" style:family="text">
      <style:text-properties style:font-name="Verdana" style:font-name-asian="Verdana" style:font-name-complex="Verdana"/>
    </style:style>
    <style:style style:name="T505_43" style:family="text">
      <style:text-properties style:font-name="Verdana" style:font-name-asian="Verdana" style:font-name-complex="Verdana"/>
    </style:style>
    <style:style style:name="T505_44" style:family="text">
      <style:text-properties style:font-name="Verdana" style:font-name-asian="Verdana" style:font-name-complex="Verdana"/>
    </style:style>
    <style:style style:name="T505_45" style:family="text">
      <style:text-properties style:font-name="Verdana" style:font-name-asian="Verdana" style:font-name-complex="Verdana"/>
    </style:style>
    <style:style style:name="T505_46" style:family="text">
      <style:text-properties style:font-name="Verdana" style:font-name-asian="Verdana" style:font-name-complex="Verdana"/>
    </style:style>
    <style:style style:name="T505_47" style:family="text">
      <style:text-properties style:font-name="Verdana" style:font-name-asian="Verdana" style:font-name-complex="Verdana"/>
    </style:style>
    <style:style style:name="T505_48" style:family="text">
      <style:text-properties style:font-name="Verdana" style:font-name-asian="Verdana" style:font-name-complex="Verdana"/>
    </style:style>
    <style:style style:name="T505_49" style:family="text">
      <style:text-properties style:font-name="Verdana" style:font-name-asian="Verdana" style:font-name-complex="Verdana"/>
    </style:style>
    <style:style style:name="T505_50" style:family="text">
      <style:text-properties style:font-name="Verdana" style:font-name-asian="Verdana" style:font-name-complex="Verdana"/>
    </style:style>
    <style:style style:name="T505_51" style:family="text">
      <style:text-properties style:font-name="Verdana" style:font-name-asian="Verdana" style:font-name-complex="Verdana"/>
    </style:style>
    <style:style style:name="T505_52" style:family="text">
      <style:text-properties style:font-name="Verdana" style:font-name-asian="Verdana" style:font-name-complex="Verdana"/>
    </style:style>
    <style:style style:name="T505_53" style:family="text">
      <style:text-properties style:font-name="Verdana" style:font-name-asian="Verdana" style:font-name-complex="Verdana"/>
    </style:style>
    <style:style style:name="T505_54" style:family="text">
      <style:text-properties style:font-name="Verdana" style:font-name-asian="Verdana" style:font-name-complex="Verdana"/>
    </style:style>
    <style:style style:name="T505_55" style:family="text">
      <style:text-properties style:font-name="Verdana" style:font-name-asian="Verdana" style:font-name-complex="Verdana"/>
    </style:style>
    <style:style style:name="T505_56" style:family="text">
      <style:text-properties style:font-name="Verdana" style:font-name-asian="Verdana" style:font-name-complex="Verdana"/>
    </style:style>
    <style:style style:name="T505_57" style:family="text">
      <style:text-properties style:font-name="Verdana" style:font-name-asian="Verdana" style:font-name-complex="Verdana"/>
    </style:style>
    <style:style style:name="T505_58" style:family="text">
      <style:text-properties style:font-name="Verdana" style:font-name-asian="Verdana" style:font-name-complex="Verdana"/>
    </style:style>
    <style:style style:name="T505_59" style:family="text">
      <style:text-properties style:font-name="Verdana" style:font-name-asian="Verdana" style:font-name-complex="Verdana"/>
    </style:style>
    <style:style style:name="T505_60" style:family="text">
      <style:text-properties style:font-name="Verdana" style:font-name-asian="Verdana" style:font-name-complex="Verdana"/>
    </style:style>
    <style:style style:name="T505_61" style:family="text">
      <style:text-properties style:font-name="Verdana" style:font-name-asian="Verdana" style:font-name-complex="Verdana"/>
    </style:style>
    <style:style style:name="T505_62" style:family="text">
      <style:text-properties style:font-name="Verdana" style:font-name-asian="Verdana" style:font-name-complex="Verdana"/>
    </style:style>
    <style:style style:name="T505_63" style:family="text">
      <style:text-properties style:font-name="Verdana" style:font-name-asian="Verdana" style:font-name-complex="Verdana"/>
    </style:style>
    <style:style style:name="T505_64" style:family="text">
      <style:text-properties style:font-name="Verdana" style:font-name-asian="Verdana" style:font-name-complex="Verdana"/>
    </style:style>
    <style:style style:name="T505_65" style:family="text">
      <style:text-properties style:font-name="Verdana" style:font-name-asian="Verdana" style:font-name-complex="Verdana"/>
    </style:style>
    <style:style style:name="T505_66" style:family="text">
      <style:text-properties style:font-name="Verdana" style:font-name-asian="Verdana" style:font-name-complex="Verdana"/>
    </style:style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>
      <style:text-properties style:font-name="Verdana" style:font-name-asian="Verdana" style:font-name-complex="Verdana"/>
    </style:style>
    <style:style style:name="T506_2" style:family="text">
      <style:text-properties style:font-name="Verdana" style:font-name-asian="Verdana" style:font-name-complex="Verdana"/>
    </style:style>
    <style:style style:name="T506_3" style:family="text">
      <style:text-properties style:font-name="Verdana" style:font-name-asian="Verdana" style:font-name-complex="Verdana"/>
    </style:style>
    <style:style style:name="T506_4" style:family="text">
      <style:text-properties style:font-name="Verdana" style:font-name-asian="Verdana" style:font-name-complex="Verdana"/>
    </style:style>
    <style:style style:name="T506_5" style:family="text">
      <style:text-properties style:font-name="Verdana" style:font-name-asian="Verdana" style:font-name-complex="Verdana"/>
    </style:style>
    <style:style style:name="T506_6" style:family="text">
      <style:text-properties style:font-name="Verdana" style:font-name-asian="Verdana" style:font-name-complex="Verdana"/>
    </style:style>
    <style:style style:name="T506_7" style:family="text">
      <style:text-properties style:font-name="Verdana" style:font-name-asian="Verdana" style:font-name-complex="Verdana"/>
    </style:style>
    <style:style style:name="T506_8" style:family="text">
      <style:text-properties style:font-name="Verdana" style:font-name-asian="Verdana" style:font-name-complex="Verdana"/>
    </style:style>
    <style:style style:name="T506_9" style:family="text">
      <style:text-properties style:font-name="Verdana" style:font-name-asian="Verdana" style:font-name-complex="Verdana"/>
    </style:style>
    <style:style style:name="T506_10" style:family="text">
      <style:text-properties style:font-name="Verdana" style:font-name-asian="Verdana" style:font-name-complex="Verdana"/>
    </style:style>
    <style:style style:name="T506_11" style:family="text">
      <style:text-properties style:font-name="Verdana" style:font-name-asian="Verdana" style:font-name-complex="Verdana"/>
    </style:style>
    <style:style style:name="T506_12" style:family="text">
      <style:text-properties style:font-name="Verdana" style:font-name-asian="Verdana" style:font-name-complex="Verdana"/>
    </style:style>
    <style:style style:name="T506_13" style:family="text">
      <style:text-properties style:font-name="Verdana" style:font-name-asian="Verdana" style:font-name-complex="Verdana"/>
    </style:style>
    <style:style style:name="T506_14" style:family="text">
      <style:text-properties style:font-name="Verdana" style:font-name-asian="Verdana" style:font-name-complex="Verdana"/>
    </style:style>
    <style:style style:name="T506_15" style:family="text">
      <style:text-properties style:font-name="Verdana" style:font-name-asian="Verdana" style:font-name-complex="Verdana"/>
    </style:style>
    <style:style style:name="T506_16" style:family="text">
      <style:text-properties style:font-name="Verdana" style:font-name-asian="Verdana" style:font-name-complex="Verdana"/>
    </style:style>
    <style:style style:name="T506_17" style:family="text">
      <style:text-properties style:font-name="Verdana" style:font-name-asian="Verdana" style:font-name-complex="Verdana"/>
    </style:style>
    <style:style style:name="T506_18" style:family="text">
      <style:text-properties style:font-name="Verdana" style:font-name-asian="Verdana" style:font-name-complex="Verdana"/>
    </style:style>
    <style:style style:name="T506_19" style:family="text">
      <style:text-properties style:font-name="Verdana" style:font-name-asian="Verdana" style:font-name-complex="Verdana"/>
    </style:style>
    <style:style style:name="T506_20" style:family="text">
      <style:text-properties style:font-name="Verdana" style:font-name-asian="Verdana" style:font-name-complex="Verdana"/>
    </style:style>
    <style:style style:name="T506_21" style:family="text">
      <style:text-properties style:font-name="Verdana" style:font-name-asian="Verdana" style:font-name-complex="Verdana"/>
    </style:style>
    <style:style style:name="T506_22" style:family="text">
      <style:text-properties style:font-name="Verdana" style:font-name-asian="Verdana" style:font-name-complex="Verdana"/>
    </style:style>
    <style:style style:name="T506_23" style:family="text">
      <style:text-properties style:font-name="Verdana" style:font-name-asian="Verdana" style:font-name-complex="Verdana"/>
    </style:style>
    <style:style style:name="T506_24" style:family="text">
      <style:text-properties style:font-name="Verdana" style:font-name-asian="Verdana" style:font-name-complex="Verdana"/>
    </style:style>
    <style:style style:name="T506_25" style:family="text">
      <style:text-properties style:font-name="Verdana" style:font-name-asian="Verdana" style:font-name-complex="Verdana"/>
    </style:style>
    <style:style style:name="T506_26" style:family="text">
      <style:text-properties style:font-name="Verdana" style:font-name-asian="Verdana" style:font-name-complex="Verdana"/>
    </style:style>
    <style:style style:name="T506_27" style:family="text">
      <style:text-properties style:font-name="Verdana" style:font-name-asian="Verdana" style:font-name-complex="Verdana"/>
    </style:style>
    <style:style style:name="T506_28" style:family="text">
      <style:text-properties style:font-name="Verdana" style:font-name-asian="Verdana" style:font-name-complex="Verdana"/>
    </style:style>
    <style:style style:name="T506_29" style:family="text">
      <style:text-properties style:font-name="Verdana" style:font-name-asian="Verdana" style:font-name-complex="Verdana"/>
    </style:style>
    <style:style style:name="T506_30" style:family="text">
      <style:text-properties style:font-name="Verdana" style:font-name-asian="Verdana" style:font-name-complex="Verdana"/>
    </style:style>
    <style:style style:name="T506_31" style:family="text">
      <style:text-properties style:font-name="Verdana" style:font-name-asian="Verdana" style:font-name-complex="Verdana"/>
    </style:style>
    <style:style style:name="T506_32" style:family="text">
      <style:text-properties style:font-name="Verdana" style:font-name-asian="Verdana" style:font-name-complex="Verdana"/>
    </style:style>
    <style:style style:name="T506_33" style:family="text">
      <style:text-properties style:font-name="Verdana" style:font-name-asian="Verdana" style:font-name-complex="Verdana"/>
    </style:style>
    <style:style style:name="T506_34" style:family="text">
      <style:text-properties style:font-name="Verdana" style:font-name-asian="Verdana" style:font-name-complex="Verdana"/>
    </style:style>
    <style:style style:name="T506_35" style:family="text">
      <style:text-properties style:font-name="Verdana" style:font-name-asian="Verdana" style:font-name-complex="Verdana"/>
    </style:style>
    <style:style style:name="T506_36" style:family="text">
      <style:text-properties style:font-name="Verdana" style:font-name-asian="Verdana" style:font-name-complex="Verdana"/>
    </style:style>
    <style:style style:name="T506_37" style:family="text">
      <style:text-properties style:font-name="Verdana" style:font-name-asian="Verdana" style:font-name-complex="Verdana"/>
    </style:style>
    <style:style style:name="T506_38" style:family="text">
      <style:text-properties style:font-name="Verdana" style:font-name-asian="Verdana" style:font-name-complex="Verdana"/>
    </style:style>
    <style:style style:name="T506_39" style:family="text">
      <style:text-properties style:font-name="Verdana" style:font-name-asian="Verdana" style:font-name-complex="Verdana"/>
    </style:style>
    <style:style style:name="T506_40" style:family="text">
      <style:text-properties style:font-name="Verdana" style:font-name-asian="Verdana" style:font-name-complex="Verdana"/>
    </style:style>
    <style:style style:name="T506_41" style:family="text">
      <style:text-properties style:font-name="Verdana" style:font-name-asian="Verdana" style:font-name-complex="Verdana"/>
    </style:style>
    <style:style style:name="T506_42" style:family="text">
      <style:text-properties style:font-name="Verdana" style:font-name-asian="Verdana" style:font-name-complex="Verdana"/>
    </style:style>
    <style:style style:name="P507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>
      <style:text-properties style:font-name="Verdana" style:font-name-asian="Verdana" style:font-name-complex="Verdana" style:text-underline-style="solid" style:text-underline-color="font-color"/>
    </style:style>
    <style:style style:name="T508_2" style:family="text">
      <style:text-properties style:font-name="Verdana" style:font-name-asian="Verdana" style:font-name-complex="Verdana" style:text-underline-style="solid" style:text-underline-color="font-color"/>
    </style:style>
    <style:style style:name="P509" style:family="paragraph" style:parent-style-name="Standard">
      <style:paragraph-properties fo:break-before="auto" fo:line-height="115%" fo:margin-top="0cm" fo:margin-bottom="0cm" style:writing-mode="lr-tb"/>
    </style:style>
    <style:style style:name="T509_1" style:family="text">
      <style:text-properties style:font-name="Verdana" style:font-name-asian="Verdana" style:font-name-complex="Verdana"/>
    </style:style>
    <style:style style:name="T509_2" style:family="text">
      <style:text-properties style:font-name="Verdana" style:font-name-asian="Verdana" style:font-name-complex="Verdana"/>
    </style:style>
    <style:style style:name="T509_3" style:family="text">
      <style:text-properties style:font-name="Verdana" style:font-name-asian="Verdana" style:font-name-complex="Verdana"/>
    </style:style>
    <style:style style:name="T509_4" style:family="text">
      <style:text-properties style:font-name="Verdana" style:font-name-asian="Verdana" style:font-name-complex="Verdana"/>
    </style:style>
    <style:style style:name="T509_5" style:family="text">
      <style:text-properties style:font-name="Verdana" style:font-name-asian="Verdana" style:font-name-complex="Verdana"/>
    </style:style>
    <style:style style:name="T509_6" style:family="text">
      <style:text-properties style:font-name="Verdana" style:font-name-asian="Verdana" style:font-name-complex="Verdana"/>
    </style:style>
    <style:style style:name="T509_7" style:family="text">
      <style:text-properties style:font-name="Verdana" style:font-name-asian="Verdana" style:font-name-complex="Verdana"/>
    </style:style>
    <style:style style:name="T509_8" style:family="text">
      <style:text-properties style:font-name="Verdana" style:font-name-asian="Verdana" style:font-name-complex="Verdana"/>
    </style:style>
    <style:style style:name="T509_9" style:family="text">
      <style:text-properties style:font-name="Verdana" style:font-name-asian="Verdana" style:font-name-complex="Verdana"/>
    </style:style>
    <style:style style:name="T509_10" style:family="text">
      <style:text-properties style:font-name="Verdana" style:font-name-asian="Verdana" style:font-name-complex="Verdana"/>
    </style:style>
    <style:style style:name="T509_11" style:family="text">
      <style:text-properties style:font-name="Verdana" style:font-name-asian="Verdana" style:font-name-complex="Verdana"/>
    </style:style>
    <style:style style:name="T509_12" style:family="text">
      <style:text-properties style:font-name="Verdana" style:font-name-asian="Verdana" style:font-name-complex="Verdana"/>
    </style:style>
    <style:style style:name="T509_13" style:family="text">
      <style:text-properties style:font-name="Verdana" style:font-name-asian="Verdana" style:font-name-complex="Verdana"/>
    </style:style>
    <style:style style:name="T509_14" style:family="text">
      <style:text-properties style:font-name="Verdana" style:font-name-asian="Verdana" style:font-name-complex="Verdana"/>
    </style:style>
    <style:style style:name="T509_15" style:family="text">
      <style:text-properties style:font-name="Verdana" style:font-name-asian="Verdana" style:font-name-complex="Verdana"/>
    </style:style>
    <style:style style:name="T509_16" style:family="text">
      <style:text-properties style:font-name="Verdana" style:font-name-asian="Verdana" style:font-name-complex="Verdana"/>
    </style:style>
    <style:style style:name="T509_17" style:family="text">
      <style:text-properties style:font-name="Verdana" style:font-name-asian="Verdana" style:font-name-complex="Verdana"/>
    </style:style>
    <style:style style:name="T509_18" style:family="text">
      <style:text-properties style:font-name="Verdana" style:font-name-asian="Verdana" style:font-name-complex="Verdana"/>
    </style:style>
    <style:style style:name="T509_19" style:family="text">
      <style:text-properties style:font-name="Verdana" style:font-name-asian="Verdana" style:font-name-complex="Verdana"/>
    </style:style>
    <style:style style:name="T509_20" style:family="text">
      <style:text-properties style:font-name="Verdana" style:font-name-asian="Verdana" style:font-name-complex="Verdana"/>
    </style:style>
    <style:style style:name="T509_21" style:family="text">
      <style:text-properties style:font-name="Verdana" style:font-name-asian="Verdana" style:font-name-complex="Verdana"/>
    </style:style>
    <style:style style:name="T509_22" style:family="text">
      <style:text-properties style:font-name="Verdana" style:font-name-asian="Verdana" style:font-name-complex="Verdana"/>
    </style:style>
    <style:style style:name="T509_23" style:family="text">
      <style:text-properties style:font-name="Verdana" style:font-name-asian="Verdana" style:font-name-complex="Verdana"/>
    </style:style>
    <style:style style:name="T509_24" style:family="text">
      <style:text-properties style:font-name="Verdana" style:font-name-asian="Verdana" style:font-name-complex="Verdana"/>
    </style:style>
    <style:style style:name="T509_25" style:family="text">
      <style:text-properties style:font-name="Verdana" style:font-name-asian="Verdana" style:font-name-complex="Verdana"/>
    </style:style>
    <style:style style:name="T509_26" style:family="text">
      <style:text-properties style:font-name="Verdana" style:font-name-asian="Verdana" style:font-name-complex="Verdana"/>
    </style:style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>
      <style:text-properties style:font-name="Verdana" style:font-name-asian="Verdana" style:font-name-complex="Verdana"/>
    </style:style>
    <style:style style:name="T510_2" style:family="text">
      <style:text-properties style:font-name="Consolas" style:font-name-asian="Consolas" style:font-name-complex="Consolas"/>
    </style:style>
    <style:style style:name="T510_3" style:family="text">
      <style:text-properties style:font-name="Consolas" style:font-name-asian="Consolas" style:font-name-complex="Consolas"/>
    </style:style>
    <style:style style:name="T510_4" style:family="text">
      <style:text-properties style:font-name="Consolas" style:font-name-asian="Consolas" style:font-name-complex="Consolas"/>
    </style:style>
    <style:style style:name="T510_5" style:family="text">
      <style:text-properties style:font-name="Consolas" style:font-name-asian="Consolas" style:font-name-complex="Consolas"/>
    </style:style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>
      <style:text-properties style:font-name="Consolas" style:font-name-asian="Consolas" style:font-name-complex="Consolas"/>
    </style:style>
    <style:style style:name="T511_2" style:family="text">
      <style:text-properties style:font-name="Consolas" style:font-name-asian="Consolas" style:font-name-complex="Consolas"/>
    </style:style>
    <style:style style:name="T511_3" style:family="text">
      <style:text-properties style:font-name="Consolas" style:font-name-asian="Consolas" style:font-name-complex="Consolas"/>
    </style:style>
    <style:style style:name="T511_4" style:family="text">
      <style:text-properties style:font-name="Consolas" style:font-name-asian="Consolas" style:font-name-complex="Consolas"/>
    </style:style>
    <style:style style:name="T511_5" style:family="text">
      <style:text-properties style:font-name="Consolas" style:font-name-asian="Consolas" style:font-name-complex="Consolas"/>
    </style:style>
    <style:style style:name="T511_6" style:family="text">
      <style:text-properties style:font-name="Consolas" style:font-name-asian="Consolas" style:font-name-complex="Consolas"/>
    </style:style>
    <style:style style:name="T511_7" style:family="text">
      <style:text-properties style:font-name="Consolas" style:font-name-asian="Consolas" style:font-name-complex="Consolas"/>
    </style:style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>
      <style:text-properties style:font-name="Consolas" style:font-name-asian="Consolas" style:font-name-complex="Consolas"/>
    </style:style>
    <style:style style:name="T512_2" style:family="text">
      <style:text-properties style:font-name="Consolas" style:font-name-asian="Consolas" style:font-name-complex="Consolas"/>
    </style:style>
    <style:style style:name="T512_3" style:family="text">
      <style:text-properties style:font-name="Consolas" style:font-name-asian="Consolas" style:font-name-complex="Consolas"/>
    </style:style>
    <style:style style:name="T512_4" style:family="text">
      <style:text-properties style:font-name="Consolas" style:font-name-asian="Consolas" style:font-name-complex="Consolas"/>
    </style:style>
    <style:style style:name="T512_5" style:family="text">
      <style:text-properties style:font-name="Consolas" style:font-name-asian="Consolas" style:font-name-complex="Consolas"/>
    </style:style>
    <style:style style:name="T512_6" style:family="text">
      <style:text-properties style:font-name="Consolas" style:font-name-asian="Consolas" style:font-name-complex="Consolas"/>
    </style:style>
    <style:style style:name="T512_7" style:family="text">
      <style:text-properties style:font-name="Consolas" style:font-name-asian="Consolas" style:font-name-complex="Consolas"/>
    </style:style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>
      <style:text-properties style:font-name="Consolas" style:font-name-asian="Consolas" style:font-name-complex="Consolas"/>
    </style:style>
    <style:style style:name="T513_2" style:family="text">
      <style:text-properties style:font-name="Consolas" style:font-name-asian="Consolas" style:font-name-complex="Consolas"/>
    </style:style>
    <style:style style:name="T513_3" style:family="text">
      <style:text-properties style:font-name="Consolas" style:font-name-asian="Consolas" style:font-name-complex="Consolas"/>
    </style:style>
    <style:style style:name="T513_4" style:family="text">
      <style:text-properties style:font-name="Consolas" style:font-name-asian="Consolas" style:font-name-complex="Consolas"/>
    </style:style>
    <style:style style:name="T513_5" style:family="text">
      <style:text-properties style:font-name="Consolas" style:font-name-asian="Consolas" style:font-name-complex="Consolas"/>
    </style:style>
    <style:style style:name="T513_6" style:family="text">
      <style:text-properties style:font-name="Consolas" style:font-name-asian="Consolas" style:font-name-complex="Consolas"/>
    </style:style>
    <style:style style:name="T513_7" style:family="text">
      <style:text-properties style:font-name="Consolas" style:font-name-asian="Consolas" style:font-name-complex="Consolas"/>
    </style:style>
    <style:style style:name="T513_8" style:family="text">
      <style:text-properties style:font-name="Consolas" style:font-name-asian="Consolas" style:font-name-complex="Consolas"/>
    </style:style>
    <style:style style:name="T513_9" style:family="text">
      <style:text-properties style:font-name="Consolas" style:font-name-asian="Consolas" style:font-name-complex="Consolas"/>
    </style:style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>
      <style:text-properties style:font-name="Consolas" style:font-name-asian="Consolas" style:font-name-complex="Consolas"/>
    </style:style>
    <style:style style:name="T514_2" style:family="text">
      <style:text-properties style:font-name="Consolas" style:font-name-asian="Consolas" style:font-name-complex="Consolas"/>
    </style:style>
    <style:style style:name="T514_3" style:family="text">
      <style:text-properties style:font-name="Consolas" style:font-name-asian="Consolas" style:font-name-complex="Consolas"/>
    </style:style>
    <style:style style:name="T514_4" style:family="text">
      <style:text-properties style:font-name="Consolas" style:font-name-asian="Consolas" style:font-name-complex="Consolas"/>
    </style:style>
    <style:style style:name="T514_5" style:family="text">
      <style:text-properties style:font-name="Consolas" style:font-name-asian="Consolas" style:font-name-complex="Consolas"/>
    </style:style>
    <style:style style:name="T514_6" style:family="text">
      <style:text-properties style:font-name="Consolas" style:font-name-asian="Consolas" style:font-name-complex="Consolas"/>
    </style:style>
    <style:style style:name="T514_7" style:family="text">
      <style:text-properties style:font-name="Consolas" style:font-name-asian="Consolas" style:font-name-complex="Consolas"/>
    </style:style>
    <style:style style:name="T514_8" style:family="text">
      <style:text-properties style:font-name="Consolas" style:font-name-asian="Consolas" style:font-name-complex="Consolas"/>
    </style:style>
    <style:style style:name="T514_9" style:family="text">
      <style:text-properties style:font-name="Consolas" style:font-name-asian="Consolas" style:font-name-complex="Consolas"/>
    </style:style>
    <style:style style:name="T514_10" style:family="text">
      <style:text-properties style:font-name="Consolas" style:font-name-asian="Consolas" style:font-name-complex="Consolas"/>
    </style:style>
    <style:style style:name="T514_11" style:family="text">
      <style:text-properties style:font-name="Consolas" style:font-name-asian="Consolas" style:font-name-complex="Consolas"/>
    </style:style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>
      <style:text-properties style:font-name="Consolas" style:font-name-asian="Consolas" style:font-name-complex="Consolas"/>
    </style:style>
    <style:style style:name="P516" style:family="paragraph" style:parent-style-name="Standard">
      <style:paragraph-properties fo:break-before="auto" fo:line-height="115%" fo:margin-top="0cm" fo:margin-bottom="0cm" style:writing-mode="lr-tb"/>
    </style:style>
    <style:style style:name="T516_1" style:family="text">
      <style:text-properties style:font-name="Verdana" style:font-name-asian="Verdana" style:font-name-complex="Verdana"/>
    </style:style>
    <style:style style:name="T516_2" style:family="text">
      <style:text-properties style:font-name="Verdana" style:font-name-asian="Verdana" style:font-name-complex="Verdana"/>
    </style:style>
    <style:style style:name="T516_3" style:family="text">
      <style:text-properties style:font-name="Verdana" style:font-name-asian="Verdana" style:font-name-complex="Verdana"/>
    </style:style>
    <style:style style:name="T516_4" style:family="text">
      <style:text-properties style:font-name="Verdana" style:font-name-asian="Verdana" style:font-name-complex="Verdana"/>
    </style:style>
    <style:style style:name="T516_5" style:family="text">
      <style:text-properties style:font-name="Verdana" style:font-name-asian="Verdana" style:font-name-complex="Verdana"/>
    </style:style>
    <style:style style:name="T516_6" style:family="text">
      <style:text-properties style:font-name="Verdana" style:font-name-asian="Verdana" style:font-name-complex="Verdana"/>
    </style:style>
    <style:style style:name="T516_7" style:family="text">
      <style:text-properties style:font-name="Verdana" style:font-name-asian="Verdana" style:font-name-complex="Verdana"/>
    </style:style>
    <style:style style:name="T516_8" style:family="text">
      <style:text-properties style:font-name="Verdana" style:font-name-asian="Verdana" style:font-name-complex="Verdana"/>
    </style:style>
    <style:style style:name="T516_9" style:family="text">
      <style:text-properties style:font-name="Verdana" style:font-name-asian="Verdana" style:font-name-complex="Verdana"/>
    </style:style>
    <style:style style:name="T516_10" style:family="text">
      <style:text-properties style:font-name="Verdana" style:font-name-asian="Verdana" style:font-name-complex="Verdana"/>
    </style:style>
    <style:style style:name="T516_11" style:family="text">
      <style:text-properties style:font-name="Verdana" style:font-name-asian="Verdana" style:font-name-complex="Verdana"/>
    </style:style>
    <style:style style:name="T516_12" style:family="text">
      <style:text-properties style:font-name="Verdana" style:font-name-asian="Verdana" style:font-name-complex="Verdana"/>
    </style:style>
    <style:style style:name="T516_13" style:family="text">
      <style:text-properties style:font-name="Verdana" style:font-name-asian="Verdana" style:font-name-complex="Verdana"/>
    </style:style>
    <style:style style:name="T516_14" style:family="text">
      <style:text-properties style:font-name="Verdana" style:font-name-asian="Verdana" style:font-name-complex="Verdana"/>
    </style:style>
    <style:style style:name="T516_15" style:family="text">
      <style:text-properties style:font-name="Verdana" style:font-name-asian="Verdana" style:font-name-complex="Verdana"/>
    </style:style>
    <style:style style:name="T516_16" style:family="text">
      <style:text-properties style:font-name="Verdana" style:font-name-asian="Verdana" style:font-name-complex="Verdana"/>
    </style:style>
    <style:style style:name="T516_17" style:family="text">
      <style:text-properties style:font-name="Verdana" style:font-name-asian="Verdana" style:font-name-complex="Verdana"/>
    </style:style>
    <style:style style:name="T516_18" style:family="text">
      <style:text-properties style:font-name="Verdana" style:font-name-asian="Verdana" style:font-name-complex="Verdana"/>
    </style:style>
    <style:style style:name="T516_19" style:family="text">
      <style:text-properties style:font-name="Verdana" style:font-name-asian="Verdana" style:font-name-complex="Verdana"/>
    </style:style>
    <style:style style:name="T516_20" style:family="text">
      <style:text-properties style:font-name="Verdana" style:font-name-asian="Verdana" style:font-name-complex="Verdana"/>
    </style:style>
    <style:style style:name="T516_21" style:family="text">
      <style:text-properties style:font-name="Verdana" style:font-name-asian="Verdana" style:font-name-complex="Verdana"/>
    </style:style>
    <style:style style:name="T516_22" style:family="text">
      <style:text-properties style:font-name="Verdana" style:font-name-asian="Verdana" style:font-name-complex="Verdana"/>
    </style:style>
    <style:style style:name="T516_23" style:family="text">
      <style:text-properties style:font-name="Verdana" style:font-name-asian="Verdana" style:font-name-complex="Verdana"/>
    </style:style>
    <style:style style:name="T516_24" style:family="text">
      <style:text-properties style:font-name="Verdana" style:font-name-asian="Verdana" style:font-name-complex="Verdana"/>
    </style:style>
    <style:style style:name="T516_25" style:family="text">
      <style:text-properties style:font-name="Verdana" style:font-name-asian="Verdana" style:font-name-complex="Verdana"/>
    </style:style>
    <style:style style:name="T516_26" style:family="text">
      <style:text-properties style:font-name="Verdana" style:font-name-asian="Verdana" style:font-name-complex="Verdana"/>
    </style:style>
    <style:style style:name="T516_27" style:family="text">
      <style:text-properties style:font-name="Verdana" style:font-name-asian="Verdana" style:font-name-complex="Verdana"/>
    </style:style>
    <style:style style:name="T516_28" style:family="text">
      <style:text-properties style:font-name="Verdana" style:font-name-asian="Verdana" style:font-name-complex="Verdana"/>
    </style:style>
    <style:style style:name="T516_29" style:family="text">
      <style:text-properties style:font-name="Verdana" style:font-name-asian="Verdana" style:font-name-complex="Verdana"/>
    </style:style>
    <style:style style:name="T516_30" style:family="text">
      <style:text-properties style:font-name="Verdana" style:font-name-asian="Verdana" style:font-name-complex="Verdana"/>
    </style:style>
    <style:style style:name="T516_31" style:family="text">
      <style:text-properties style:font-name="Verdana" style:font-name-asian="Verdana" style:font-name-complex="Verdana"/>
    </style:style>
    <style:style style:name="T516_32" style:family="text">
      <style:text-properties style:font-name="Verdana" style:font-name-asian="Verdana" style:font-name-complex="Verdana"/>
    </style:style>
    <style:style style:name="T516_33" style:family="text">
      <style:text-properties style:font-name="Verdana" style:font-name-asian="Verdana" style:font-name-complex="Verdana"/>
    </style:style>
    <style:style style:name="T516_34" style:family="text">
      <style:text-properties style:font-name="Verdana" style:font-name-asian="Verdana" style:font-name-complex="Verdana"/>
    </style:style>
    <style:style style:name="T516_35" style:family="text">
      <style:text-properties style:font-name="Verdana" style:font-name-asian="Verdana" style:font-name-complex="Verdana"/>
    </style:style>
    <style:style style:name="T516_36" style:family="text">
      <style:text-properties style:font-name="Verdana" style:font-name-asian="Verdana" style:font-name-complex="Verdana"/>
    </style:style>
    <style:style style:name="T516_37" style:family="text">
      <style:text-properties style:font-name="Verdana" style:font-name-asian="Verdana" style:font-name-complex="Verdana"/>
    </style:style>
    <style:style style:name="T516_38" style:family="text">
      <style:text-properties style:font-name="Verdana" style:font-name-asian="Verdana" style:font-name-complex="Verdana"/>
    </style:style>
    <style:style style:name="T516_39" style:family="text">
      <style:text-properties style:font-name="Verdana" style:font-name-asian="Verdana" style:font-name-complex="Verdana"/>
    </style:style>
    <style:style style:name="T516_40" style:family="text">
      <style:text-properties style:font-name="Verdana" style:font-name-asian="Verdana" style:font-name-complex="Verdana"/>
    </style:style>
    <style:style style:name="T516_41" style:family="text">
      <style:text-properties style:font-name="Verdana" style:font-name-asian="Verdana" style:font-name-complex="Verdana"/>
    </style:style>
    <style:style style:name="T516_42" style:family="text">
      <style:text-properties style:font-name="Verdana" style:font-name-asian="Verdana" style:font-name-complex="Verdana"/>
    </style:style>
    <style:style style:name="T516_43" style:family="text">
      <style:text-properties style:font-name="Verdana" style:font-name-asian="Verdana" style:font-name-complex="Verdana"/>
    </style:style>
    <style:style style:name="T516_44" style:family="text">
      <style:text-properties style:font-name="Verdana" style:font-name-asian="Verdana" style:font-name-complex="Verdana"/>
    </style:style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>
      <style:text-properties style:font-name="Verdana" style:font-name-asian="Verdana" style:font-name-complex="Verdana"/>
    </style:style>
    <style:style style:name="T517_2" style:family="text">
      <style:text-properties style:font-name="Consolas" style:font-name-asian="Consolas" style:font-name-complex="Consolas"/>
    </style:style>
    <style:style style:name="T517_3" style:family="text">
      <style:text-properties style:font-name="Consolas" style:font-name-asian="Consolas" style:font-name-complex="Consolas"/>
    </style:style>
    <style:style style:name="T517_4" style:family="text">
      <style:text-properties style:font-name="Consolas" style:font-name-asian="Consolas" style:font-name-complex="Consolas"/>
    </style:style>
    <style:style style:name="T517_5" style:family="text">
      <style:text-properties style:font-name="Consolas" style:font-name-asian="Consolas" style:font-name-complex="Consolas"/>
    </style:style>
    <style:style style:name="T517_6" style:family="text">
      <style:text-properties style:font-name="Consolas" style:font-name-asian="Consolas" style:font-name-complex="Consolas"/>
    </style:style>
    <style:style style:name="T517_7" style:family="text">
      <style:text-properties style:font-name="Consolas" style:font-name-asian="Consolas" style:font-name-complex="Consolas"/>
    </style:style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>
      <style:text-properties style:font-name="Consolas" style:font-name-asian="Consolas" style:font-name-complex="Consolas"/>
    </style:style>
    <style:style style:name="T518_2" style:family="text">
      <style:text-properties style:font-name="Consolas" style:font-name-asian="Consolas" style:font-name-complex="Consolas"/>
    </style:style>
    <style:style style:name="T518_3" style:family="text">
      <style:text-properties style:font-name="Consolas" style:font-name-asian="Consolas" style:font-name-complex="Consolas"/>
    </style:style>
    <style:style style:name="T518_4" style:family="text">
      <style:text-properties style:font-name="Consolas" style:font-name-asian="Consolas" style:font-name-complex="Consolas"/>
    </style:style>
    <style:style style:name="T518_5" style:family="text">
      <style:text-properties style:font-name="Consolas" style:font-name-asian="Consolas" style:font-name-complex="Consolas"/>
    </style:style>
    <style:style style:name="T518_6" style:family="text">
      <style:text-properties style:font-name="Consolas" style:font-name-asian="Consolas" style:font-name-complex="Consolas"/>
    </style:style>
    <style:style style:name="T518_7" style:family="text">
      <style:text-properties style:font-name="Consolas" style:font-name-asian="Consolas" style:font-name-complex="Consolas"/>
    </style:style>
    <style:style style:name="T518_8" style:family="text">
      <style:text-properties style:font-name="Consolas" style:font-name-asian="Consolas" style:font-name-complex="Consolas"/>
    </style:style>
    <style:style style:name="P519" style:family="paragraph" style:parent-style-name="Standard">
      <style:paragraph-properties fo:break-before="auto" fo:line-height="115%" style:writing-mode="lr-tb"/>
    </style:style>
    <style:style style:name="T519_1" style:family="text">
      <style:text-properties style:font-name="Consolas" style:font-name-asian="Consolas" style:font-name-complex="Consolas"/>
    </style:style>
    <style:style style:name="T519_2" style:family="text">
      <style:text-properties style:font-name="Consolas" style:font-name-asian="Consolas" style:font-name-complex="Consolas"/>
    </style:style>
    <style:style style:name="T519_3" style:family="text">
      <style:text-properties style:font-name="Consolas" style:font-name-asian="Consolas" style:font-name-complex="Consolas"/>
    </style:style>
    <style:style style:name="T519_4" style:family="text">
      <style:text-properties style:font-name="Consolas" style:font-name-asian="Consolas" style:font-name-complex="Consolas"/>
    </style:style>
    <style:style style:name="T519_5" style:family="text">
      <style:text-properties style:font-name="Consolas" style:font-name-asian="Consolas" style:font-name-complex="Consolas"/>
    </style:style>
    <style:style style:name="T519_6" style:family="text">
      <style:text-properties style:font-name="Consolas" style:font-name-asian="Consolas" style:font-name-complex="Consolas"/>
    </style:style>
    <style:style style:name="T519_7" style:family="text">
      <style:text-properties style:font-name="Consolas" style:font-name-asian="Consolas" style:font-name-complex="Consolas"/>
    </style:style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>
      <style:text-properties style:font-name="Consolas" style:font-name-asian="Consolas" style:font-name-complex="Consolas"/>
    </style:style>
    <style:style style:name="T520_2" style:family="text">
      <style:text-properties style:font-name="Consolas" style:font-name-asian="Consolas" style:font-name-complex="Consolas"/>
    </style:style>
    <style:style style:name="T520_3" style:family="text">
      <style:text-properties style:font-name="Consolas" style:font-name-asian="Consolas" style:font-name-complex="Consolas"/>
    </style:style>
    <style:style style:name="T520_4" style:family="text">
      <style:text-properties style:font-name="Consolas" style:font-name-asian="Consolas" style:font-name-complex="Consolas"/>
    </style:style>
    <style:style style:name="T520_5" style:family="text">
      <style:text-properties style:font-name="Consolas" style:font-name-asian="Consolas" style:font-name-complex="Consolas"/>
    </style:style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>
      <style:text-properties style:font-name="Consolas" style:font-name-asian="Consolas" style:font-name-complex="Consolas"/>
    </style:style>
    <style:style style:name="T521_2" style:family="text">
      <style:text-properties style:font-name="Consolas" style:font-name-asian="Consolas" style:font-name-complex="Consolas"/>
    </style:style>
    <style:style style:name="T521_3" style:family="text">
      <style:text-properties style:font-name="Consolas" style:font-name-asian="Consolas" style:font-name-complex="Consolas"/>
    </style:style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>
      <style:text-properties style:font-name="Consolas" style:font-name-asian="Consolas" style:font-name-complex="Consolas"/>
    </style:style>
    <style:style style:name="T522_2" style:family="text">
      <style:text-properties style:font-name="Consolas" style:font-name-asian="Consolas" style:font-name-complex="Consolas"/>
    </style:style>
    <style:style style:name="T522_3" style:family="text">
      <style:text-properties style:font-name="Consolas" style:font-name-asian="Consolas" style:font-name-complex="Consolas"/>
    </style:style>
    <style:style style:name="T522_4" style:family="text">
      <style:text-properties style:font-name="Consolas" style:font-name-asian="Consolas" style:font-name-complex="Consolas"/>
    </style:style>
    <style:style style:name="T522_5" style:family="text">
      <style:text-properties style:font-name="Consolas" style:font-name-asian="Consolas" style:font-name-complex="Consolas"/>
    </style:style>
    <style:style style:name="T522_6" style:family="text">
      <style:text-properties style:font-name="Consolas" style:font-name-asian="Consolas" style:font-name-complex="Consolas"/>
    </style:style>
    <style:style style:name="T522_7" style:family="text">
      <style:text-properties style:font-name="Consolas" style:font-name-asian="Consolas" style:font-name-complex="Consolas"/>
    </style:style>
    <style:style style:name="T522_8" style:family="text">
      <style:text-properties style:font-name="Consolas" style:font-name-asian="Consolas" style:font-name-complex="Consolas"/>
    </style:style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>
      <style:text-properties style:font-name="Consolas" style:font-name-asian="Consolas" style:font-name-complex="Consolas"/>
    </style:style>
    <style:style style:name="P524" style:family="paragraph" style:parent-style-name="Standard">
      <style:paragraph-properties fo:break-before="auto" fo:line-height="115%" style:writing-mode="lr-tb"/>
    </style:style>
    <style:style style:name="T524_1" style:family="text">
      <style:text-properties style:font-name="Consolas" style:font-name-asian="Consolas" style:font-name-complex="Consolas"/>
    </style:style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>
      <style:text-properties style:font-name="Consolas" style:font-name-asian="Consolas" style:font-name-complex="Consolas"/>
    </style:style>
    <style:style style:name="T525_2" style:family="text">
      <style:text-properties style:font-name="Consolas" style:font-name-asian="Consolas" style:font-name-complex="Consolas"/>
    </style:style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>
      <style:text-properties style:font-name="Consolas" style:font-name-asian="Consolas" style:font-name-complex="Consolas"/>
    </style:style>
    <style:style style:name="T526_2" style:family="text">
      <style:text-properties style:font-name="Consolas" style:font-name-asian="Consolas" style:font-name-complex="Consolas"/>
    </style:style>
    <style:style style:name="T526_3" style:family="text">
      <style:text-properties style:font-name="Consolas" style:font-name-asian="Consolas" style:font-name-complex="Consolas"/>
    </style:style>
    <style:style style:name="T526_4" style:family="text">
      <style:text-properties style:font-name="Consolas" style:font-name-asian="Consolas" style:font-name-complex="Consolas"/>
    </style:style>
    <style:style style:name="T526_5" style:family="text">
      <style:text-properties style:font-name="Consolas" style:font-name-asian="Consolas" style:font-name-complex="Consolas"/>
    </style:style>
    <style:style style:name="T526_6" style:family="text">
      <style:text-properties style:font-name="Consolas" style:font-name-asian="Consolas" style:font-name-complex="Consolas"/>
    </style:style>
    <style:style style:name="T526_7" style:family="text">
      <style:text-properties style:font-name="Consolas" style:font-name-asian="Consolas" style:font-name-complex="Consolas"/>
    </style:style>
    <style:style style:name="P527" style:family="paragraph" style:parent-style-name="Standard">
      <style:paragraph-properties fo:break-before="auto" fo:line-height="115%" fo:margin-top="0cm" fo:margin-bottom="0cm" style:writing-mode="lr-tb"/>
    </style:style>
    <style:style style:name="T527_1" style:family="text">
      <style:text-properties style:font-name="Verdana" style:font-name-asian="Verdana" style:font-name-complex="Verdana"/>
    </style:style>
    <style:style style:name="T527_2" style:family="text">
      <style:text-properties style:font-name="Verdana" style:font-name-asian="Verdana" style:font-name-complex="Verdana"/>
    </style:style>
    <style:style style:name="T527_3" style:family="text">
      <style:text-properties style:font-name="Verdana" style:font-name-asian="Verdana" style:font-name-complex="Verdana"/>
    </style:style>
    <style:style style:name="T527_4" style:family="text">
      <style:text-properties style:font-name="Verdana" style:font-name-asian="Verdana" style:font-name-complex="Verdana"/>
    </style:style>
    <style:style style:name="T527_5" style:family="text">
      <style:text-properties style:font-name="Verdana" style:font-name-asian="Verdana" style:font-name-complex="Verdana"/>
    </style:style>
    <style:style style:name="T527_6" style:family="text">
      <style:text-properties style:font-name="Verdana" style:font-name-asian="Verdana" style:font-name-complex="Verdana"/>
    </style:style>
    <style:style style:name="T527_7" style:family="text">
      <style:text-properties style:font-name="Verdana" style:font-name-asian="Verdana" style:font-name-complex="Verdana"/>
    </style:style>
    <style:style style:name="T527_8" style:family="text">
      <style:text-properties style:font-name="Verdana" style:font-name-asian="Verdana" style:font-name-complex="Verdana"/>
    </style:style>
    <style:style style:name="T527_9" style:family="text">
      <style:text-properties style:font-name="Verdana" style:font-name-asian="Verdana" style:font-name-complex="Verdana"/>
    </style:style>
    <style:style style:name="T527_10" style:family="text">
      <style:text-properties style:font-name="Verdana" style:font-name-asian="Verdana" style:font-name-complex="Verdana"/>
    </style:style>
    <style:style style:name="T527_11" style:family="text">
      <style:text-properties style:font-name="Verdana" style:font-name-asian="Verdana" style:font-name-complex="Verdana"/>
    </style:style>
    <style:style style:name="T527_12" style:family="text">
      <style:text-properties style:font-name="Verdana" style:font-name-asian="Verdana" style:font-name-complex="Verdana"/>
    </style:style>
    <style:style style:name="T527_13" style:family="text">
      <style:text-properties style:font-name="Verdana" style:font-name-asian="Verdana" style:font-name-complex="Verdana"/>
    </style:style>
    <style:style style:name="T527_14" style:family="text">
      <style:text-properties style:font-name="Verdana" style:font-name-asian="Verdana" style:font-name-complex="Verdana"/>
    </style:style>
    <style:style style:name="T527_15" style:family="text">
      <style:text-properties style:font-name="Verdana" style:font-name-asian="Verdana" style:font-name-complex="Verdana"/>
    </style:style>
    <style:style style:name="T527_16" style:family="text">
      <style:text-properties style:font-name="Verdana" style:font-name-asian="Verdana" style:font-name-complex="Verdana"/>
    </style:style>
    <style:style style:name="T527_17" style:family="text">
      <style:text-properties style:font-name="Verdana" style:font-name-asian="Verdana" style:font-name-complex="Verdana"/>
    </style:style>
    <style:style style:name="T527_18" style:family="text">
      <style:text-properties style:font-name="Verdana" style:font-name-asian="Verdana" style:font-name-complex="Verdana"/>
    </style:style>
    <style:style style:name="T527_19" style:family="text">
      <style:text-properties style:font-name="Verdana" style:font-name-asian="Verdana" style:font-name-complex="Verdana"/>
    </style:style>
    <style:style style:name="T527_20" style:family="text">
      <style:text-properties style:font-name="Verdana" style:font-name-asian="Verdana" style:font-name-complex="Verdana"/>
    </style:style>
    <style:style style:name="T527_21" style:family="text">
      <style:text-properties style:font-name="Verdana" style:font-name-asian="Verdana" style:font-name-complex="Verdana"/>
    </style:style>
    <style:style style:name="T527_22" style:family="text">
      <style:text-properties style:font-name="Verdana" style:font-name-asian="Verdana" style:font-name-complex="Verdana"/>
    </style:style>
    <style:style style:name="T527_23" style:family="text">
      <style:text-properties style:font-name="Verdana" style:font-name-asian="Verdana" style:font-name-complex="Verdana"/>
    </style:style>
    <style:style style:name="T527_24" style:family="text">
      <style:text-properties style:font-name="Verdana" style:font-name-asian="Verdana" style:font-name-complex="Verdana"/>
    </style:style>
    <style:style style:name="T527_25" style:family="text">
      <style:text-properties style:font-name="Verdana" style:font-name-asian="Verdana" style:font-name-complex="Verdana"/>
    </style:style>
    <style:style style:name="T527_26" style:family="text">
      <style:text-properties style:font-name="Verdana" style:font-name-asian="Verdana" style:font-name-complex="Verdana"/>
    </style:style>
    <style:style style:name="T527_27" style:family="text">
      <style:text-properties style:font-name="Verdana" style:font-name-asian="Verdana" style:font-name-complex="Verdana"/>
    </style:style>
    <style:style style:name="T527_28" style:family="text">
      <style:text-properties style:font-name="Verdana" style:font-name-asian="Verdana" style:font-name-complex="Verdana"/>
    </style:style>
    <style:style style:name="T527_29" style:family="text">
      <style:text-properties style:font-name="Verdana" style:font-name-asian="Verdana" style:font-name-complex="Verdana"/>
    </style:style>
    <style:style style:name="T527_30" style:family="text">
      <style:text-properties style:font-name="Verdana" style:font-name-asian="Verdana" style:font-name-complex="Verdana"/>
    </style:style>
    <style:style style:name="T527_31" style:family="text">
      <style:text-properties style:font-name="Verdana" style:font-name-asian="Verdana" style:font-name-complex="Verdana"/>
    </style:style>
    <style:style style:name="T527_32" style:family="text">
      <style:text-properties style:font-name="Verdana" style:font-name-asian="Verdana" style:font-name-complex="Verdana"/>
    </style:style>
    <style:style style:name="T527_33" style:family="text">
      <style:text-properties style:font-name="Verdana" style:font-name-asian="Verdana" style:font-name-complex="Verdana"/>
    </style:style>
    <style:style style:name="T527_34" style:family="text">
      <style:text-properties style:font-name="Verdana" style:font-name-asian="Verdana" style:font-name-complex="Verdana"/>
    </style:style>
    <style:style style:name="T527_35" style:family="text">
      <style:text-properties style:font-name="Verdana" style:font-name-asian="Verdana" style:font-name-complex="Verdana"/>
    </style:style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>
      <style:text-properties style:font-name="Verdana" style:font-name-asian="Verdana" style:font-name-complex="Verdana"/>
    </style:style>
    <style:style style:name="T528_2" style:family="text">
      <style:text-properties style:font-name="Consolas" style:font-name-asian="Consolas" style:font-name-complex="Consolas"/>
    </style:style>
    <style:style style:name="T528_3" style:family="text">
      <style:text-properties style:font-name="Consolas" style:font-name-asian="Consolas" style:font-name-complex="Consolas"/>
    </style:style>
    <style:style style:name="T528_4" style:family="text">
      <style:text-properties style:font-name="Consolas" style:font-name-asian="Consolas" style:font-name-complex="Consolas"/>
    </style:style>
    <style:style style:name="T528_5" style:family="text">
      <style:text-properties style:font-name="Consolas" style:font-name-asian="Consolas" style:font-name-complex="Consolas"/>
    </style:style>
    <style:style style:name="T528_6" style:family="text">
      <style:text-properties style:font-name="Consolas" style:font-name-asian="Consolas" style:font-name-complex="Consolas"/>
    </style:style>
    <style:style style:name="T528_7" style:family="text">
      <style:text-properties style:font-name="Consolas" style:font-name-asian="Consolas" style:font-name-complex="Consolas"/>
    </style:style>
    <style:style style:name="T528_8" style:family="text"/>
    <style:style style:name="T528_9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528_10" style:family="text"/>
    <style:style style:name="T528_11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528_12" style:family="text"/>
    <style:style style:name="T528_13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528_14" style:family="text"/>
    <style:style style:name="T528_15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528_16" style:family="text"/>
    <style:style style:name="T528_17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528_18" style:family="text"/>
    <style:style style:name="T528_19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528_20" style:family="text"/>
    <style:style style:name="T528_21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528_22" style:family="text">
      <style:text-properties style:font-name="Consolas" style:font-name-asian="Consolas" style:font-name-complex="Consolas"/>
    </style:style>
    <style:style style:name="T528_23" style:family="text">
      <style:text-properties style:font-name="Consolas" style:font-name-asian="Consolas" style:font-name-complex="Consolas"/>
    </style:style>
    <style:style style:name="T528_24" style:family="text">
      <style:text-properties style:font-name="Consolas" style:font-name-asian="Consolas" style:font-name-complex="Consolas"/>
    </style:style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>
      <style:text-properties style:font-name="Consolas" style:font-name-asian="Consolas" style:font-name-complex="Consolas"/>
    </style:style>
    <style:style style:name="T529_2" style:family="text">
      <style:text-properties style:font-name="Consolas" style:font-name-asian="Consolas" style:font-name-complex="Consolas"/>
    </style:style>
    <style:style style:name="T529_3" style:family="text">
      <style:text-properties style:font-name="Consolas" style:font-name-asian="Consolas" style:font-name-complex="Consolas"/>
    </style:style>
    <style:style style:name="T529_4" style:family="text">
      <style:text-properties style:font-name="Consolas" style:font-name-asian="Consolas" style:font-name-complex="Consolas"/>
    </style:style>
    <style:style style:name="T529_5" style:family="text">
      <style:text-properties style:font-name="Consolas" style:font-name-asian="Consolas" style:font-name-complex="Consolas"/>
    </style:style>
    <style:style style:name="T529_6" style:family="text">
      <style:text-properties style:font-name="Consolas" style:font-name-asian="Consolas" style:font-name-complex="Consolas"/>
    </style:style>
    <style:style style:name="T529_7" style:family="text">
      <style:text-properties style:font-name="Consolas" style:font-name-asian="Consolas" style:font-name-complex="Consolas"/>
    </style:style>
    <style:style style:name="P530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>
      <style:text-properties style:font-name="Verdana" style:font-name-asian="Verdana" style:font-name-complex="Verdana"/>
    </style:style>
    <style:style style:name="T531_2" style:family="text">
      <style:text-properties style:font-name="Verdana" style:font-name-asian="Verdana" style:font-name-complex="Verdana"/>
    </style:style>
    <style:style style:name="T531_3" style:family="text">
      <style:text-properties style:font-name="Verdana" style:font-name-asian="Verdana" style:font-name-complex="Verdana"/>
    </style:style>
    <style:style style:name="T531_4" style:family="text">
      <style:text-properties style:font-name="Verdana" style:font-name-asian="Verdana" style:font-name-complex="Verdana"/>
    </style:style>
    <style:style style:name="T531_5" style:family="text">
      <style:text-properties style:font-name="Verdana" style:font-name-asian="Verdana" style:font-name-complex="Verdana"/>
    </style:style>
    <style:style style:name="T531_6" style:family="text">
      <style:text-properties style:font-name="Verdana" style:font-name-asian="Verdana" style:font-name-complex="Verdana"/>
    </style:style>
    <style:style style:name="T531_7" style:family="text">
      <style:text-properties style:font-name="Verdana" style:font-name-asian="Verdana" style:font-name-complex="Verdana"/>
    </style:style>
    <style:style style:name="T531_8" style:family="text">
      <style:text-properties style:font-name="Verdana" style:font-name-asian="Verdana" style:font-name-complex="Verdana"/>
    </style:style>
    <style:style style:name="T531_9" style:family="text">
      <style:text-properties style:font-name="Verdana" style:font-name-asian="Verdana" style:font-name-complex="Verdana"/>
    </style:style>
    <style:style style:name="T531_10" style:family="text">
      <style:text-properties style:font-name="Verdana" style:font-name-asian="Verdana" style:font-name-complex="Verdana"/>
    </style:style>
    <style:style style:name="T531_11" style:family="text">
      <style:text-properties style:font-name="Verdana" style:font-name-asian="Verdana" style:font-name-complex="Verdana"/>
    </style:style>
    <style:style style:name="T531_12" style:family="text">
      <style:text-properties style:font-name="Verdana" style:font-name-asian="Verdana" style:font-name-complex="Verdana"/>
    </style:style>
    <style:style style:name="T531_13" style:family="text">
      <style:text-properties style:font-name="Verdana" style:font-name-asian="Verdana" style:font-name-complex="Verdana"/>
    </style:style>
    <style:style style:name="T531_14" style:family="text">
      <style:text-properties style:font-name="Verdana" style:font-name-asian="Verdana" style:font-name-complex="Verdana"/>
    </style:style>
    <style:style style:name="T531_15" style:family="text">
      <style:text-properties style:font-name="Verdana" style:font-name-asian="Verdana" style:font-name-complex="Verdana"/>
    </style:style>
    <style:style style:name="T531_16" style:family="text">
      <style:text-properties style:font-name="Verdana" style:font-name-asian="Verdana" style:font-name-complex="Verdana"/>
    </style:style>
    <style:style style:name="T531_17" style:family="text">
      <style:text-properties style:font-name="Verdana" style:font-name-asian="Verdana" style:font-name-complex="Verdana"/>
    </style:style>
    <style:style style:name="T531_18" style:family="text">
      <style:text-properties style:font-name="Verdana" style:font-name-asian="Verdana" style:font-name-complex="Verdana"/>
    </style:style>
    <style:style style:name="T531_19" style:family="text">
      <style:text-properties style:font-name="Verdana" style:font-name-asian="Verdana" style:font-name-complex="Verdana"/>
    </style:style>
    <style:style style:name="T531_20" style:family="text">
      <style:text-properties style:font-name="Verdana" style:font-name-asian="Verdana" style:font-name-complex="Verdana"/>
    </style:style>
    <style:style style:name="T531_21" style:family="text">
      <style:text-properties style:font-name="Verdana" style:font-name-asian="Verdana" style:font-name-complex="Verdana"/>
    </style:style>
    <style:style style:name="T531_22" style:family="text">
      <style:text-properties style:font-name="Verdana" style:font-name-asian="Verdana" style:font-name-complex="Verdana"/>
    </style:style>
    <style:style style:name="T531_23" style:family="text">
      <style:text-properties style:font-name="Verdana" style:font-name-asian="Verdana" style:font-name-complex="Verdana"/>
    </style:style>
    <style:style style:name="T531_24" style:family="text">
      <style:text-properties style:font-name="Verdana" style:font-name-asian="Verdana" style:font-name-complex="Verdana"/>
    </style:style>
    <style:style style:name="T531_25" style:family="text">
      <style:text-properties style:font-name="Verdana" style:font-name-asian="Verdana" style:font-name-complex="Verdana"/>
    </style:style>
    <style:style style:name="T531_26" style:family="text">
      <style:text-properties style:font-name="Verdana" style:font-name-asian="Verdana" style:font-name-complex="Verdana"/>
    </style:style>
    <style:style style:name="T531_27" style:family="text">
      <style:text-properties style:font-name="Verdana" style:font-name-asian="Verdana" style:font-name-complex="Verdana"/>
    </style:style>
    <style:style style:name="T531_28" style:family="text">
      <style:text-properties style:font-name="Verdana" style:font-name-asian="Verdana" style:font-name-complex="Verdana"/>
    </style:style>
    <style:style style:name="T531_29" style:family="text">
      <style:text-properties style:font-name="Verdana" style:font-name-asian="Verdana" style:font-name-complex="Verdana"/>
    </style:style>
    <style:style style:name="T531_30" style:family="text">
      <style:text-properties style:font-name="Verdana" style:font-name-asian="Verdana" style:font-name-complex="Verdana"/>
    </style:style>
    <style:style style:name="T531_31" style:family="text">
      <style:text-properties style:font-name="Verdana" style:font-name-asian="Verdana" style:font-name-complex="Verdana"/>
    </style:style>
    <style:style style:name="T531_32" style:family="text">
      <style:text-properties style:font-name="Verdana" style:font-name-asian="Verdana" style:font-name-complex="Verdana"/>
    </style:style>
    <style:style style:name="P532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 fo:font-weight="bold" style:font-weight-asian="bold" style:font-weight-complex="bold"/>
    </style:style>
    <style:style style:name="P533" style:family="paragraph" style:parent-style-name="Standard">
      <style:paragraph-properties fo:break-before="auto" fo:line-height="115%" style:writing-mode="lr-tb"/>
    </style:style>
    <style:style style:name="T533_1" style:family="text"/>
    <style:style style:name="T533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3_3" style:family="text"/>
    <style:style style:name="T533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3_5" style:family="text"/>
    <style:style style:name="T533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3_7" style:family="text"/>
    <style:style style:name="T533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3_9" style:family="text"/>
    <style:style style:name="T533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3_11" style:family="text"/>
    <style:style style:name="T533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3_13" style:family="text"/>
    <style:style style:name="T533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3_15" style:family="text"/>
    <style:style style:name="T533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3_17" style:family="text"/>
    <style:style style:name="T533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3_19" style:family="text"/>
    <style:style style:name="T533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3_21" style:family="text"/>
    <style:style style:name="T533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3_23" style:family="text"/>
    <style:style style:name="T533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3_25" style:family="text"/>
    <style:style style:name="T533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3_27" style:family="text"/>
    <style:style style:name="T533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534" style:family="paragraph" style:parent-style-name="Standard">
      <style:paragraph-properties fo:break-before="auto" fo:line-height="115%" style:writing-mode="lr-tb"/>
    </style:style>
    <style:style style:name="T534_1" style:family="text"/>
    <style:style style:name="T534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4_3" style:family="text"/>
    <style:style style:name="T534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4_5" style:family="text"/>
    <style:style style:name="T534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4_7" style:family="text"/>
    <style:style style:name="T534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4_9" style:family="text"/>
    <style:style style:name="T534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4_11" style:family="text"/>
    <style:style style:name="T534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4_13" style:family="text"/>
    <style:style style:name="T534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4_15" style:family="text"/>
    <style:style style:name="T534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4_17" style:family="text"/>
    <style:style style:name="T534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4_19" style:family="text"/>
    <style:style style:name="T534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4_21" style:family="text"/>
    <style:style style:name="T534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4_23" style:family="text"/>
    <style:style style:name="T534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4_25" style:family="text"/>
    <style:style style:name="T534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4_27" style:family="text"/>
    <style:style style:name="T534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4_29" style:family="text"/>
    <style:style style:name="T534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4_31" style:family="text"/>
    <style:style style:name="T534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4_33" style:family="text"/>
    <style:style style:name="T534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4_35" style:family="text"/>
    <style:style style:name="T534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34_37" style:family="text"/>
    <style:style style:name="T534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535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 fo:font-weight="bold" style:font-weight-asian="bold" style:font-weight-complex="bold"/>
    </style:style>
    <style:style style:name="P536" style:family="paragraph" style:parent-style-name="Standard">
      <style:paragraph-properties fo:break-before="auto" fo:line-height="115%" style:writing-mode="lr-tb"/>
    </style:style>
    <style:style style:name="T536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36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36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36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36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36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36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36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36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36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36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36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36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36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36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>
      <style:text-properties style:font-name="Verdana" style:font-name-asian="Verdana" style:font-name-complex="Verdana"/>
    </style:style>
    <style:style style:name="T537_2" style:family="text">
      <style:text-properties style:font-name="Verdana" style:font-name-asian="Verdana" style:font-name-complex="Verdana"/>
    </style:style>
    <style:style style:name="T537_3" style:family="text">
      <style:text-properties style:font-name="Verdana" style:font-name-asian="Verdana" style:font-name-complex="Verdana"/>
    </style:style>
    <style:style style:name="T537_4" style:family="text">
      <style:text-properties style:font-name="Verdana" style:font-name-asian="Verdana" style:font-name-complex="Verdana"/>
    </style:style>
    <style:style style:name="T537_5" style:family="text">
      <style:text-properties style:font-name="Verdana" style:font-name-asian="Verdana" style:font-name-complex="Verdana"/>
    </style:style>
    <style:style style:name="T537_6" style:family="text">
      <style:text-properties style:font-name="Verdana" style:font-name-asian="Verdana" style:font-name-complex="Verdana"/>
    </style:style>
    <style:style style:name="T537_7" style:family="text">
      <style:text-properties style:font-name="Verdana" style:font-name-asian="Verdana" style:font-name-complex="Verdana"/>
    </style:style>
    <style:style style:name="T537_8" style:family="text">
      <style:text-properties style:font-name="Verdana" style:font-name-asian="Verdana" style:font-name-complex="Verdana"/>
    </style:style>
    <style:style style:name="T537_9" style:family="text">
      <style:text-properties style:font-name="Verdana" style:font-name-asian="Verdana" style:font-name-complex="Verdana"/>
    </style:style>
    <style:style style:name="T537_10" style:family="text">
      <style:text-properties style:font-name="Verdana" style:font-name-asian="Verdana" style:font-name-complex="Verdana"/>
    </style:style>
    <style:style style:name="T537_11" style:family="text">
      <style:text-properties style:font-name="Verdana" style:font-name-asian="Verdana" style:font-name-complex="Verdana"/>
    </style:style>
    <style:style style:name="T537_12" style:family="text">
      <style:text-properties style:font-name="Verdana" style:font-name-asian="Verdana" style:font-name-complex="Verdana"/>
    </style:style>
    <style:style style:name="T537_13" style:family="text">
      <style:text-properties style:font-name="Verdana" style:font-name-asian="Verdana" style:font-name-complex="Verdana"/>
    </style:style>
    <style:style style:name="T537_14" style:family="text">
      <style:text-properties style:font-name="Verdana" style:font-name-asian="Verdana" style:font-name-complex="Verdana"/>
    </style:style>
    <style:style style:name="T537_15" style:family="text">
      <style:text-properties style:font-name="Verdana" style:font-name-asian="Verdana" style:font-name-complex="Verdana"/>
    </style:style>
    <style:style style:name="T537_16" style:family="text">
      <style:text-properties style:font-name="Verdana" style:font-name-asian="Verdana" style:font-name-complex="Verdana"/>
    </style:style>
    <style:style style:name="T537_17" style:family="text">
      <style:text-properties style:font-name="Verdana" style:font-name-asian="Verdana" style:font-name-complex="Verdana"/>
    </style:style>
    <style:style style:name="T537_18" style:family="text">
      <style:text-properties style:font-name="Verdana" style:font-name-asian="Verdana" style:font-name-complex="Verdana"/>
    </style:style>
    <style:style style:name="T537_19" style:family="text">
      <style:text-properties style:font-name="Verdana" style:font-name-asian="Verdana" style:font-name-complex="Verdana"/>
    </style:style>
    <style:style style:name="T537_20" style:family="text">
      <style:text-properties style:font-name="Verdana" style:font-name-asian="Verdana" style:font-name-complex="Verdana"/>
    </style:style>
    <style:style style:name="T537_21" style:family="text">
      <style:text-properties style:font-name="Verdana" style:font-name-asian="Verdana" style:font-name-complex="Verdana"/>
    </style:style>
    <style:style style:name="T537_22" style:family="text">
      <style:text-properties style:font-name="Verdana" style:font-name-asian="Verdana" style:font-name-complex="Verdana"/>
    </style:style>
    <style:style style:name="T537_23" style:family="text">
      <style:text-properties style:font-name="Verdana" style:font-name-asian="Verdana" style:font-name-complex="Verdana"/>
    </style:style>
    <style:style style:name="T537_24" style:family="text">
      <style:text-properties style:font-name="Verdana" style:font-name-asian="Verdana" style:font-name-complex="Verdana"/>
    </style:style>
    <style:style style:name="T537_25" style:family="text">
      <style:text-properties style:font-name="Verdana" style:font-name-asian="Verdana" style:font-name-complex="Verdana"/>
    </style:style>
    <style:style style:name="T537_26" style:family="text">
      <style:text-properties style:font-name="Verdana" style:font-name-asian="Verdana" style:font-name-complex="Verdana"/>
    </style:style>
    <style:style style:name="T537_27" style:family="text">
      <style:text-properties style:font-name="Verdana" style:font-name-asian="Verdana" style:font-name-complex="Verdana"/>
    </style:style>
    <style:style style:name="T537_28" style:family="text">
      <style:text-properties style:font-name="Verdana" style:font-name-asian="Verdana" style:font-name-complex="Verdana"/>
    </style:style>
    <style:style style:name="T537_29" style:family="text">
      <style:text-properties style:font-name="Verdana" style:font-name-asian="Verdana" style:font-name-complex="Verdana"/>
    </style:style>
    <style:style style:name="T537_30" style:family="text">
      <style:text-properties style:font-name="Verdana" style:font-name-asian="Verdana" style:font-name-complex="Verdana"/>
    </style:style>
    <style:style style:name="T537_31" style:family="text">
      <style:text-properties style:font-name="Verdana" style:font-name-asian="Verdana" style:font-name-complex="Verdana"/>
    </style:style>
    <style:style style:name="T537_32" style:family="text">
      <style:text-properties style:font-name="Verdana" style:font-name-asian="Verdana" style:font-name-complex="Verdana"/>
    </style:style>
    <style:style style:name="T537_33" style:family="text">
      <style:text-properties style:font-name="Verdana" style:font-name-asian="Verdana" style:font-name-complex="Verdana"/>
    </style:style>
    <style:style style:name="T537_34" style:family="text">
      <style:text-properties style:font-name="Verdana" style:font-name-asian="Verdana" style:font-name-complex="Verdana"/>
    </style:style>
    <style:style style:name="T537_35" style:family="text">
      <style:text-properties style:font-name="Verdana" style:font-name-asian="Verdana" style:font-name-complex="Verdana"/>
    </style:style>
    <style:style style:name="T537_36" style:family="text">
      <style:text-properties style:font-name="Verdana" style:font-name-asian="Verdana" style:font-name-complex="Verdana"/>
    </style:style>
    <style:style style:name="T537_37" style:family="text">
      <style:text-properties style:font-name="Verdana" style:font-name-asian="Verdana" style:font-name-complex="Verdana"/>
    </style:style>
    <style:style style:name="T537_38" style:family="text">
      <style:text-properties style:font-name="Verdana" style:font-name-asian="Verdana" style:font-name-complex="Verdana"/>
    </style:style>
    <style:style style:name="T537_39" style:family="text">
      <style:text-properties style:font-name="Verdana" style:font-name-asian="Verdana" style:font-name-complex="Verdana"/>
    </style:style>
    <style:style style:name="T537_40" style:family="text">
      <style:text-properties style:font-name="Verdana" style:font-name-asian="Verdana" style:font-name-complex="Verdana"/>
    </style:style>
    <style:style style:name="T537_41" style:family="text">
      <style:text-properties style:font-name="Verdana" style:font-name-asian="Verdana" style:font-name-complex="Verdana"/>
    </style:style>
    <style:style style:name="T537_42" style:family="text">
      <style:text-properties style:font-name="Verdana" style:font-name-asian="Verdana" style:font-name-complex="Verdana"/>
    </style:style>
    <style:style style:name="T537_43" style:family="text">
      <style:text-properties style:font-name="Verdana" style:font-name-asian="Verdana" style:font-name-complex="Verdana"/>
    </style:style>
    <style:style style:name="T537_44" style:family="text">
      <style:text-properties style:font-name="Verdana" style:font-name-asian="Verdana" style:font-name-complex="Verdana"/>
    </style:style>
    <style:style style:name="T537_45" style:family="text">
      <style:text-properties style:font-name="Verdana" style:font-name-asian="Verdana" style:font-name-complex="Verdana"/>
    </style:style>
    <style:style style:name="T537_46" style:family="text">
      <style:text-properties style:font-name="Verdana" style:font-name-asian="Verdana" style:font-name-complex="Verdana"/>
    </style:style>
    <style:style style:name="T537_47" style:family="text">
      <style:text-properties style:font-name="Verdana" style:font-name-asian="Verdana" style:font-name-complex="Verdana"/>
    </style:style>
    <style:style style:name="T537_48" style:family="text">
      <style:text-properties style:font-name="Verdana" style:font-name-asian="Verdana" style:font-name-complex="Verdana"/>
    </style:style>
    <style:style style:name="T537_49" style:family="text">
      <style:text-properties style:font-name="Verdana" style:font-name-asian="Verdana" style:font-name-complex="Verdana"/>
    </style:style>
    <style:style style:name="T537_50" style:family="text">
      <style:text-properties style:font-name="Verdana" style:font-name-asian="Verdana" style:font-name-complex="Verdana"/>
    </style:style>
    <style:style style:name="T537_51" style:family="text">
      <style:text-properties style:font-name="Verdana" style:font-name-asian="Verdana" style:font-name-complex="Verdana"/>
    </style:style>
    <style:style style:name="T537_52" style:family="text">
      <style:text-properties style:font-name="Verdana" style:font-name-asian="Verdana" style:font-name-complex="Verdana"/>
    </style:style>
    <style:style style:name="T537_53" style:family="text">
      <style:text-properties style:font-name="Verdana" style:font-name-asian="Verdana" style:font-name-complex="Verdana"/>
    </style:style>
    <style:style style:name="T537_54" style:family="text">
      <style:text-properties style:font-name="Verdana" style:font-name-asian="Verdana" style:font-name-complex="Verdana"/>
    </style:style>
    <style:style style:name="T537_55" style:family="text">
      <style:text-properties style:font-name="Verdana" style:font-name-asian="Verdana" style:font-name-complex="Verdana"/>
    </style:style>
    <style:style style:name="T537_56" style:family="text">
      <style:text-properties style:font-name="Verdana" style:font-name-asian="Verdana" style:font-name-complex="Verdana"/>
    </style:style>
    <style:style style:name="T537_57" style:family="text">
      <style:text-properties style:font-name="Verdana" style:font-name-asian="Verdana" style:font-name-complex="Verdana"/>
    </style:style>
    <style:style style:name="T537_58" style:family="text">
      <style:text-properties style:font-name="Verdana" style:font-name-asian="Verdana" style:font-name-complex="Verdana"/>
    </style:style>
    <style:style style:name="T537_59" style:family="text">
      <style:text-properties style:font-name="Verdana" style:font-name-asian="Verdana" style:font-name-complex="Verdana"/>
    </style:style>
    <style:style style:name="T537_60" style:family="text">
      <style:text-properties style:font-name="Verdana" style:font-name-asian="Verdana" style:font-name-complex="Verdana"/>
    </style:style>
    <style:style style:name="T537_61" style:family="text">
      <style:text-properties style:font-name="Verdana" style:font-name-asian="Verdana" style:font-name-complex="Verdana"/>
    </style:style>
    <style:style style:name="T537_62" style:family="text">
      <style:text-properties style:font-name="Verdana" style:font-name-asian="Verdana" style:font-name-complex="Verdana"/>
    </style:style>
    <style:style style:name="T537_63" style:family="text">
      <style:text-properties style:font-name="Verdana" style:font-name-asian="Verdana" style:font-name-complex="Verdana"/>
    </style:style>
    <style:style style:name="T537_64" style:family="text">
      <style:text-properties style:font-name="Verdana" style:font-name-asian="Verdana" style:font-name-complex="Verdana"/>
    </style:style>
    <style:style style:name="T537_65" style:family="text">
      <style:text-properties style:font-name="Verdana" style:font-name-asian="Verdana" style:font-name-complex="Verdana"/>
    </style:style>
    <style:style style:name="T537_66" style:family="text">
      <style:text-properties style:font-name="Verdana" style:font-name-asian="Verdana" style:font-name-complex="Verdana"/>
    </style:style>
    <style:style style:name="T537_67" style:family="text">
      <style:text-properties fo:color="#cc0000" style:font-name="Verdana" style:font-name-asian="Verdana" style:font-name-complex="Verdana" fo:font-weight="bold" style:font-weight-asian="bold" style:font-weight-complex="bold"/>
    </style:style>
    <style:style style:name="T537_68" style:family="text">
      <style:text-properties fo:color="#cc0000" style:font-name="Verdana" style:font-name-asian="Verdana" style:font-name-complex="Verdana" fo:font-weight="bold" style:font-weight-asian="bold" style:font-weight-complex="bold"/>
    </style:style>
    <style:style style:name="T537_69" style:family="text">
      <style:text-properties fo:color="#cc0000" style:font-name="Verdana" style:font-name-asian="Verdana" style:font-name-complex="Verdana" fo:font-weight="bold" style:font-weight-asian="bold" style:font-weight-complex="bold"/>
    </style:style>
    <style:style style:name="T537_70" style:family="text">
      <style:text-properties style:font-name="Verdana" style:font-name-asian="Verdana" style:font-name-complex="Verdana"/>
    </style:style>
    <style:style style:name="T537_71" style:family="text">
      <style:text-properties style:font-name="Verdana" style:font-name-asian="Verdana" style:font-name-complex="Verdana"/>
    </style:style>
    <style:style style:name="T537_72" style:family="text">
      <style:text-properties style:font-name="Verdana" style:font-name-asian="Verdana" style:font-name-complex="Verdana"/>
    </style:style>
    <style:style style:name="T537_73" style:family="text">
      <style:text-properties style:font-name="Verdana" style:font-name-asian="Verdana" style:font-name-complex="Verdana"/>
    </style:style>
    <style:style style:name="T537_74" style:family="text">
      <style:text-properties style:font-name="Verdana" style:font-name-asian="Verdana" style:font-name-complex="Verdana"/>
    </style:style>
    <style:style style:name="T537_75" style:family="text">
      <style:text-properties style:font-name="Verdana" style:font-name-asian="Verdana" style:font-name-complex="Verdana"/>
    </style:style>
    <style:style style:name="T537_76" style:family="text">
      <style:text-properties style:font-name="Verdana" style:font-name-asian="Verdana" style:font-name-complex="Verdana"/>
    </style:style>
    <style:style style:name="T537_77" style:family="text">
      <style:text-properties style:font-name="Verdana" style:font-name-asian="Verdana" style:font-name-complex="Verdana"/>
    </style:style>
    <style:style style:name="T537_78" style:family="text">
      <style:text-properties style:font-name="Verdana" style:font-name-asian="Verdana" style:font-name-complex="Verdana"/>
    </style:style>
    <style:style style:name="T537_79" style:family="text">
      <style:text-properties style:font-name="Verdana" style:font-name-asian="Verdana" style:font-name-complex="Verdana"/>
    </style:style>
    <style:style style:name="T537_80" style:family="text">
      <style:text-properties style:font-name="Verdana" style:font-name-asian="Verdana" style:font-name-complex="Verdana"/>
    </style:style>
    <style:style style:name="T537_81" style:family="text">
      <style:text-properties style:font-name="Verdana" style:font-name-asian="Verdana" style:font-name-complex="Verdana"/>
    </style:style>
    <style:style style:name="T537_82" style:family="text">
      <style:text-properties style:font-name="Verdana" style:font-name-asian="Verdana" style:font-name-complex="Verdana"/>
    </style:style>
    <style:style style:name="T537_83" style:family="text">
      <style:text-properties style:font-name="Verdana" style:font-name-asian="Verdana" style:font-name-complex="Verdana"/>
    </style:style>
    <style:style style:name="T537_84" style:family="text">
      <style:text-properties style:font-name="Verdana" style:font-name-asian="Verdana" style:font-name-complex="Verdana"/>
    </style:style>
    <style:style style:name="T537_85" style:family="text">
      <style:text-properties style:font-name="Verdana" style:font-name-asian="Verdana" style:font-name-complex="Verdana"/>
    </style:style>
    <style:style style:name="T537_86" style:family="text">
      <style:text-properties style:font-name="Verdana" style:font-name-asian="Verdana" style:font-name-complex="Verdana"/>
    </style:style>
    <style:style style:name="T537_87" style:family="text">
      <style:text-properties style:font-name="Verdana" style:font-name-asian="Verdana" style:font-name-complex="Verdana"/>
    </style:style>
    <style:style style:name="T537_88" style:family="text">
      <style:text-properties style:font-name="Verdana" style:font-name-asian="Verdana" style:font-name-complex="Verdana"/>
    </style:style>
    <style:style style:name="T537_89" style:family="text">
      <style:text-properties style:font-name="Verdana" style:font-name-asian="Verdana" style:font-name-complex="Verdana"/>
    </style:style>
    <style:style style:name="T537_90" style:family="text">
      <style:text-properties style:font-name="Verdana" style:font-name-asian="Verdana" style:font-name-complex="Verdana"/>
    </style:style>
    <style:style style:name="T537_91" style:family="text">
      <style:text-properties style:font-name="Verdana" style:font-name-asian="Verdana" style:font-name-complex="Verdana"/>
    </style:style>
    <style:style style:name="T537_92" style:family="text">
      <style:text-properties style:font-name="Verdana" style:font-name-asian="Verdana" style:font-name-complex="Verdana"/>
    </style:style>
    <style:style style:name="T537_93" style:family="text">
      <style:text-properties style:font-name="Verdana" style:font-name-asian="Verdana" style:font-name-complex="Verdana"/>
    </style:style>
    <style:style style:name="T537_94" style:family="text">
      <style:text-properties style:font-name="Verdana" style:font-name-asian="Verdana" style:font-name-complex="Verdana"/>
    </style:style>
    <style:style style:name="T537_95" style:family="text">
      <style:text-properties style:font-name="Verdana" style:font-name-asian="Verdana" style:font-name-complex="Verdana"/>
    </style:style>
    <style:style style:name="T537_96" style:family="text">
      <style:text-properties style:font-name="Verdana" style:font-name-asian="Verdana" style:font-name-complex="Verdana"/>
    </style:style>
    <style:style style:name="T537_97" style:family="text">
      <style:text-properties style:font-name="Verdana" style:font-name-asian="Verdana" style:font-name-complex="Verdana"/>
    </style:style>
    <style:style style:name="T537_98" style:family="text">
      <style:text-properties style:font-name="Verdana" style:font-name-asian="Verdana" style:font-name-complex="Verdana"/>
    </style:style>
    <style:style style:name="T537_99" style:family="text">
      <style:text-properties style:font-name="Verdana" style:font-name-asian="Verdana" style:font-name-complex="Verdana"/>
    </style:style>
    <style:style style:name="T537_100" style:family="text">
      <style:text-properties style:font-name="Verdana" style:font-name-asian="Verdana" style:font-name-complex="Verdana"/>
    </style:style>
    <style:style style:name="T537_101" style:family="text">
      <style:text-properties style:font-name="Verdana" style:font-name-asian="Verdana" style:font-name-complex="Verdana"/>
    </style:style>
    <style:style style:name="T537_102" style:family="text">
      <style:text-properties style:font-name="Verdana" style:font-name-asian="Verdana" style:font-name-complex="Verdana"/>
    </style:style>
    <style:style style:name="T537_103" style:family="text">
      <style:text-properties style:font-name="Verdana" style:font-name-asian="Verdana" style:font-name-complex="Verdana"/>
    </style:style>
    <style:style style:name="T537_104" style:family="text">
      <style:text-properties style:font-name="Verdana" style:font-name-asian="Verdana" style:font-name-complex="Verdana"/>
    </style:style>
    <style:style style:name="T537_105" style:family="text">
      <style:text-properties style:font-name="Verdana" style:font-name-asian="Verdana" style:font-name-complex="Verdana"/>
    </style:style>
    <style:style style:name="T537_106" style:family="text">
      <style:text-properties style:font-name="Verdana" style:font-name-asian="Verdana" style:font-name-complex="Verdana"/>
    </style:style>
    <style:style style:name="T537_107" style:family="text">
      <style:text-properties style:font-name="Verdana" style:font-name-asian="Verdana" style:font-name-complex="Verdana"/>
    </style:style>
    <style:style style:name="T537_108" style:family="text">
      <style:text-properties style:font-name="Verdana" style:font-name-asian="Verdana" style:font-name-complex="Verdana"/>
    </style:style>
    <style:style style:name="T537_109" style:family="text">
      <style:text-properties style:font-name="Verdana" style:font-name-asian="Verdana" style:font-name-complex="Verdana"/>
    </style:style>
    <style:style style:name="T537_110" style:family="text">
      <style:text-properties style:font-name="Verdana" style:font-name-asian="Verdana" style:font-name-complex="Verdana"/>
    </style:style>
    <style:style style:name="T537_111" style:family="text">
      <style:text-properties style:font-name="Verdana" style:font-name-asian="Verdana" style:font-name-complex="Verdana"/>
    </style:style>
    <style:style style:name="T537_112" style:family="text">
      <style:text-properties style:font-name="Verdana" style:font-name-asian="Verdana" style:font-name-complex="Verdana"/>
    </style:style>
    <style:style style:name="T537_113" style:family="text">
      <style:text-properties style:font-name="Verdana" style:font-name-asian="Verdana" style:font-name-complex="Verdana"/>
    </style:style>
    <style:style style:name="T537_114" style:family="text">
      <style:text-properties style:font-name="Verdana" style:font-name-asian="Verdana" style:font-name-complex="Verdana"/>
    </style:style>
    <style:style style:name="T537_115" style:family="text">
      <style:text-properties style:font-name="Verdana" style:font-name-asian="Verdana" style:font-name-complex="Verdana"/>
    </style:style>
    <style:style style:name="T537_116" style:family="text">
      <style:text-properties style:font-name="Verdana" style:font-name-asian="Verdana" style:font-name-complex="Verdana"/>
    </style:style>
    <style:style style:name="T537_117" style:family="text">
      <style:text-properties style:font-name="Verdana" style:font-name-asian="Verdana" style:font-name-complex="Verdana"/>
    </style:style>
    <style:style style:name="T537_118" style:family="text">
      <style:text-properties style:font-name="Verdana" style:font-name-asian="Verdana" style:font-name-complex="Verdana"/>
    </style:style>
    <style:style style:name="T537_119" style:family="text">
      <style:text-properties style:font-name="Verdana" style:font-name-asian="Verdana" style:font-name-complex="Verdana"/>
    </style:style>
    <style:style style:name="T537_120" style:family="text">
      <style:text-properties style:font-name="Verdana" style:font-name-asian="Verdana" style:font-name-complex="Verdana"/>
    </style:style>
    <style:style style:name="T537_121" style:family="text">
      <style:text-properties style:font-name="Verdana" style:font-name-asian="Verdana" style:font-name-complex="Verdana"/>
    </style:style>
    <style:style style:name="T537_122" style:family="text">
      <style:text-properties style:font-name="Verdana" style:font-name-asian="Verdana" style:font-name-complex="Verdana"/>
    </style:style>
    <style:style style:name="T537_123" style:family="text">
      <style:text-properties style:font-name="Verdana" style:font-name-asian="Verdana" style:font-name-complex="Verdana"/>
    </style:style>
    <style:style style:name="T537_124" style:family="text">
      <style:text-properties style:font-name="Verdana" style:font-name-asian="Verdana" style:font-name-complex="Verdana"/>
    </style:style>
    <style:style style:name="T537_125" style:family="text">
      <style:text-properties style:font-name="Verdana" style:font-name-asian="Verdana" style:font-name-complex="Verdana"/>
    </style:style>
    <style:style style:name="T537_126" style:family="text">
      <style:text-properties style:font-name="Verdana" style:font-name-asian="Verdana" style:font-name-complex="Verdana"/>
    </style:style>
    <style:style style:name="T537_127" style:family="text">
      <style:text-properties style:font-name="Verdana" style:font-name-asian="Verdana" style:font-name-complex="Verdana"/>
    </style:style>
    <style:style style:name="T537_128" style:family="text">
      <style:text-properties style:font-name="Verdana" style:font-name-asian="Verdana" style:font-name-complex="Verdana"/>
    </style:style>
    <style:style style:name="T537_129" style:family="text">
      <style:text-properties style:font-name="Verdana" style:font-name-asian="Verdana" style:font-name-complex="Verdana"/>
    </style:style>
    <style:style style:name="T537_130" style:family="text">
      <style:text-properties style:font-name="Verdana" style:font-name-asian="Verdana" style:font-name-complex="Verdana"/>
    </style:style>
    <style:style style:name="T537_131" style:family="text">
      <style:text-properties style:font-name="Verdana" style:font-name-asian="Verdana" style:font-name-complex="Verdana"/>
    </style:style>
    <style:style style:name="T537_132" style:family="text">
      <style:text-properties style:font-name="Verdana" style:font-name-asian="Verdana" style:font-name-complex="Verdana"/>
    </style:style>
    <style:style style:name="T537_133" style:family="text">
      <style:text-properties style:font-name="Verdana" style:font-name-asian="Verdana" style:font-name-complex="Verdana"/>
    </style:style>
    <style:style style:name="T537_134" style:family="text">
      <style:text-properties style:font-name="Verdana" style:font-name-asian="Verdana" style:font-name-complex="Verdana"/>
    </style:style>
    <style:style style:name="T537_135" style:family="text">
      <style:text-properties style:font-name="Verdana" style:font-name-asian="Verdana" style:font-name-complex="Verdana"/>
    </style:style>
    <style:style style:name="T537_136" style:family="text">
      <style:text-properties style:font-name="Verdana" style:font-name-asian="Verdana" style:font-name-complex="Verdana"/>
    </style:style>
    <style:style style:name="T537_137" style:family="text">
      <style:text-properties style:font-name="Verdana" style:font-name-asian="Verdana" style:font-name-complex="Verdana"/>
    </style:style>
    <style:style style:name="T537_138" style:family="text">
      <style:text-properties style:font-name="Verdana" style:font-name-asian="Verdana" style:font-name-complex="Verdana"/>
    </style:style>
    <style:style style:name="T537_139" style:family="text">
      <style:text-properties style:font-name="Verdana" style:font-name-asian="Verdana" style:font-name-complex="Verdana"/>
    </style:style>
    <style:style style:name="T537_140" style:family="text">
      <style:text-properties style:font-name="Verdana" style:font-name-asian="Verdana" style:font-name-complex="Verdana"/>
    </style:style>
    <style:style style:name="P538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>
      <style:text-properties style:font-name="Verdana" style:font-name-asian="Verdana" style:font-name-complex="Verdana" style:text-underline-style="solid" style:text-underline-color="font-color"/>
    </style:style>
    <style:style style:name="T539_2" style:family="text">
      <style:text-properties style:font-name="Verdana" style:font-name-asian="Verdana" style:font-name-complex="Verdana" style:text-underline-style="solid" style:text-underline-color="font-color"/>
    </style:style>
    <style:style style:name="P540" style:family="paragraph" style:parent-style-name="Standard">
      <style:paragraph-properties fo:break-before="auto" fo:line-height="115%" style:writing-mode="lr-tb"/>
    </style:style>
    <style:style style:name="T540_1" style:family="text">
      <style:text-properties style:font-name="Consolas" style:font-name-asian="Consolas" style:font-name-complex="Consolas"/>
    </style:style>
    <style:style style:name="T540_2" style:family="text">
      <style:text-properties style:font-name="Consolas" style:font-name-asian="Consolas" style:font-name-complex="Consolas"/>
    </style:style>
    <style:style style:name="T540_3" style:family="text">
      <style:text-properties style:font-name="Consolas" style:font-name-asian="Consolas" style:font-name-complex="Consolas"/>
    </style:style>
    <style:style style:name="T540_4" style:family="text">
      <style:text-properties style:font-name="Consolas" style:font-name-asian="Consolas" style:font-name-complex="Consolas"/>
    </style:style>
    <style:style style:name="T540_5" style:family="text">
      <style:text-properties style:font-name="Consolas" style:font-name-asian="Consolas" style:font-name-complex="Consolas"/>
    </style:style>
    <style:style style:name="T540_6" style:family="text">
      <style:text-properties style:font-name="Consolas" style:font-name-asian="Consolas" style:font-name-complex="Consolas"/>
    </style:style>
    <style:style style:name="T540_7" style:family="text">
      <style:text-properties style:font-name="Consolas" style:font-name-asian="Consolas" style:font-name-complex="Consolas"/>
    </style:style>
    <style:style style:name="T540_8" style:family="text">
      <style:text-properties style:font-name="Consolas" style:font-name-asian="Consolas" style:font-name-complex="Consolas"/>
    </style:style>
    <style:style style:name="T540_9" style:family="text">
      <style:text-properties style:font-name="Consolas" style:font-name-asian="Consolas" style:font-name-complex="Consolas"/>
    </style:style>
    <style:style style:name="T540_10" style:family="text">
      <style:text-properties style:font-name="Consolas" style:font-name-asian="Consolas" style:font-name-complex="Consolas"/>
    </style:style>
    <style:style style:name="P541" style:family="paragraph" style:parent-style-name="Standard">
      <style:paragraph-properties fo:break-before="auto" fo:line-height="115%" style:writing-mode="lr-tb"/>
    </style:style>
    <style:style style:name="T541_1" style:family="text">
      <style:text-properties style:font-name="Consolas" style:font-name-asian="Consolas" style:font-name-complex="Consolas"/>
    </style:style>
    <style:style style:name="T541_2" style:family="text">
      <style:text-properties style:font-name="Consolas" style:font-name-asian="Consolas" style:font-name-complex="Consolas"/>
    </style:style>
    <style:style style:name="T541_3" style:family="text">
      <style:text-properties style:font-name="Consolas" style:font-name-asian="Consolas" style:font-name-complex="Consolas"/>
    </style:style>
    <style:style style:name="T541_4" style:family="text">
      <style:text-properties style:font-name="Consolas" style:font-name-asian="Consolas" style:font-name-complex="Consolas"/>
    </style:style>
    <style:style style:name="T541_5" style:family="text"/>
    <style:style style:name="T541_6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541_7" style:family="text"/>
    <style:style style:name="T541_8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541_9" style:family="text"/>
    <style:style style:name="T541_10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541_11" style:family="text"/>
    <style:style style:name="T541_12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541_13" style:family="text"/>
    <style:style style:name="T541_14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541_15" style:family="text"/>
    <style:style style:name="T541_16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541_17" style:family="text"/>
    <style:style style:name="T541_18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541_19" style:family="text"/>
    <style:style style:name="T541_20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541_21" style:family="text"/>
    <style:style style:name="T541_22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541_23" style:family="text">
      <style:text-properties style:font-name="Consolas" style:font-name-asian="Consolas" style:font-name-complex="Consolas"/>
    </style:style>
    <style:style style:name="P542" style:family="paragraph" style:parent-style-name="Standard">
      <style:paragraph-properties fo:break-before="auto" fo:line-height="115%" style:writing-mode="lr-tb"/>
    </style:style>
    <style:style style:name="T542_1" style:family="text">
      <style:text-properties style:font-name="Consolas" style:font-name-asian="Consolas" style:font-name-complex="Consolas"/>
    </style:style>
    <style:style style:name="T542_2" style:family="text">
      <style:text-properties style:font-name="Consolas" style:font-name-asian="Consolas" style:font-name-complex="Consolas"/>
    </style:style>
    <style:style style:name="T542_3" style:family="text">
      <style:text-properties style:font-name="Consolas" style:font-name-asian="Consolas" style:font-name-complex="Consolas"/>
    </style:style>
    <style:style style:name="T542_4" style:family="text">
      <style:text-properties style:font-name="Consolas" style:font-name-asian="Consolas" style:font-name-complex="Consolas"/>
    </style:style>
    <style:style style:name="T542_5" style:family="text">
      <style:text-properties style:font-name="Consolas" style:font-name-asian="Consolas" style:font-name-complex="Consolas"/>
    </style:style>
    <style:style style:name="T542_6" style:family="text">
      <style:text-properties style:font-name="Consolas" style:font-name-asian="Consolas" style:font-name-complex="Consolas"/>
    </style:style>
    <style:style style:name="T542_7" style:family="text">
      <style:text-properties style:font-name="Consolas" style:font-name-asian="Consolas" style:font-name-complex="Consolas"/>
    </style:style>
    <style:style style:name="T542_8" style:family="text">
      <style:text-properties style:font-name="Consolas" style:font-name-asian="Consolas" style:font-name-complex="Consolas"/>
    </style:style>
    <style:style style:name="T542_9" style:family="text">
      <style:text-properties style:font-name="Consolas" style:font-name-asian="Consolas" style:font-name-complex="Consolas"/>
    </style:style>
    <style:style style:name="T542_10" style:family="text">
      <style:text-properties style:font-name="Consolas" style:font-name-asian="Consolas" style:font-name-complex="Consolas"/>
    </style:style>
    <style:style style:name="P543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>
      <style:text-properties style:font-name="Verdana" style:font-name-asian="Verdana" style:font-name-complex="Verdana"/>
    </style:style>
    <style:style style:name="T544_2" style:family="text">
      <style:text-properties style:font-name="Verdana" style:font-name-asian="Verdana" style:font-name-complex="Verdana"/>
    </style:style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>
      <style:text-properties style:font-name="Consolas" style:font-name-asian="Consolas" style:font-name-complex="Consolas"/>
    </style:style>
    <style:style style:name="T545_2" style:family="text">
      <style:text-properties style:font-name="Consolas" style:font-name-asian="Consolas" style:font-name-complex="Consolas"/>
    </style:style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>
      <style:text-properties style:font-name="Consolas" style:font-name-asian="Consolas" style:font-name-complex="Consolas"/>
    </style:style>
    <style:style style:name="T546_2" style:family="text">
      <style:text-properties style:font-name="Consolas" style:font-name-asian="Consolas" style:font-name-complex="Consolas"/>
    </style:style>
    <style:style style:name="T546_3" style:family="text">
      <style:text-properties style:font-name="Consolas" style:font-name-asian="Consolas" style:font-name-complex="Consolas"/>
    </style:style>
    <style:style style:name="T546_4" style:family="text">
      <style:text-properties style:font-name="Consolas" style:font-name-asian="Consolas" style:font-name-complex="Consolas"/>
    </style:style>
    <style:style style:name="T546_5" style:family="text">
      <style:text-properties style:font-name="Consolas" style:font-name-asian="Consolas" style:font-name-complex="Consolas"/>
    </style:style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>
      <style:text-properties style:font-name="Consolas" style:font-name-asian="Consolas" style:font-name-complex="Consolas"/>
    </style:style>
    <style:style style:name="P548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549" style:family="paragraph" style:parent-style-name="Standard">
      <style:paragraph-properties fo:break-before="auto" fo:line-height="115%" style:writing-mode="lr-tb"/>
    </style:style>
    <style:style style:name="T549_1" style:family="text">
      <style:text-properties style:font-name="Verdana" style:font-name-asian="Verdana" style:font-name-complex="Verdana"/>
    </style:style>
    <style:style style:name="T549_2" style:family="text">
      <style:text-properties style:font-name="Verdana" style:font-name-asian="Verdana" style:font-name-complex="Verdana"/>
    </style:style>
    <style:style style:name="T549_3" style:family="text">
      <style:text-properties style:font-name="Verdana" style:font-name-asian="Verdana" style:font-name-complex="Verdana"/>
    </style:style>
    <style:style style:name="T549_4" style:family="text">
      <style:text-properties style:font-name="Verdana" style:font-name-asian="Verdana" style:font-name-complex="Verdana"/>
    </style:style>
    <style:style style:name="T549_5" style:family="text">
      <style:text-properties style:font-name="Verdana" style:font-name-asian="Verdana" style:font-name-complex="Verdana"/>
    </style:style>
    <style:style style:name="T549_6" style:family="text">
      <style:text-properties style:font-name="Verdana" style:font-name-asian="Verdana" style:font-name-complex="Verdana"/>
    </style:style>
    <style:style style:name="T549_7" style:family="text">
      <style:text-properties style:font-name="Verdana" style:font-name-asian="Verdana" style:font-name-complex="Verdana"/>
    </style:style>
    <style:style style:name="T549_8" style:family="text">
      <style:text-properties style:font-name="Verdana" style:font-name-asian="Verdana" style:font-name-complex="Verdana"/>
    </style:style>
    <style:style style:name="T549_9" style:family="text">
      <style:text-properties style:font-name="Verdana" style:font-name-asian="Verdana" style:font-name-complex="Verdana"/>
    </style:style>
    <style:style style:name="T549_10" style:family="text">
      <style:text-properties style:font-name="Verdana" style:font-name-asian="Verdana" style:font-name-complex="Verdana"/>
    </style:style>
    <style:style style:name="T549_11" style:family="text">
      <style:text-properties style:font-name="Verdana" style:font-name-asian="Verdana" style:font-name-complex="Verdana"/>
    </style:style>
    <style:style style:name="T549_12" style:family="text">
      <style:text-properties style:font-name="Verdana" style:font-name-asian="Verdana" style:font-name-complex="Verdana"/>
    </style:style>
    <style:style style:name="T549_13" style:family="text">
      <style:text-properties style:font-name="Verdana" style:font-name-asian="Verdana" style:font-name-complex="Verdana"/>
    </style:style>
    <style:style style:name="T549_14" style:family="text">
      <style:text-properties style:font-name="Verdana" style:font-name-asian="Verdana" style:font-name-complex="Verdana"/>
    </style:style>
    <style:style style:name="T549_15" style:family="text">
      <style:text-properties style:font-name="Verdana" style:font-name-asian="Verdana" style:font-name-complex="Verdana"/>
    </style:style>
    <style:style style:name="T549_16" style:family="text">
      <style:text-properties style:font-name="Verdana" style:font-name-asian="Verdana" style:font-name-complex="Verdana"/>
    </style:style>
    <style:style style:name="T549_17" style:family="text">
      <style:text-properties style:font-name="Verdana" style:font-name-asian="Verdana" style:font-name-complex="Verdana"/>
    </style:style>
    <style:style style:name="T549_18" style:family="text">
      <style:text-properties style:font-name="Verdana" style:font-name-asian="Verdana" style:font-name-complex="Verdana"/>
    </style:style>
    <style:style style:name="T549_19" style:family="text">
      <style:text-properties style:font-name="Verdana" style:font-name-asian="Verdana" style:font-name-complex="Verdana"/>
    </style:style>
    <style:style style:name="T549_20" style:family="text">
      <style:text-properties style:font-name="Verdana" style:font-name-asian="Verdana" style:font-name-complex="Verdana"/>
    </style:style>
    <style:style style:name="T549_21" style:family="text">
      <style:text-properties style:font-name="Verdana" style:font-name-asian="Verdana" style:font-name-complex="Verdana"/>
    </style:style>
    <style:style style:name="T549_22" style:family="text">
      <style:text-properties style:font-name="Verdana" style:font-name-asian="Verdana" style:font-name-complex="Verdana"/>
    </style:style>
    <style:style style:name="T549_23" style:family="text">
      <style:text-properties style:font-name="Verdana" style:font-name-asian="Verdana" style:font-name-complex="Verdana"/>
    </style:style>
    <style:style style:name="T549_24" style:family="text">
      <style:text-properties style:font-name="Verdana" style:font-name-asian="Verdana" style:font-name-complex="Verdana"/>
    </style:style>
    <style:style style:name="T549_25" style:family="text">
      <style:text-properties style:font-name="Verdana" style:font-name-asian="Verdana" style:font-name-complex="Verdana"/>
    </style:style>
    <style:style style:name="T549_26" style:family="text">
      <style:text-properties style:font-name="Verdana" style:font-name-asian="Verdana" style:font-name-complex="Verdana"/>
    </style:style>
    <style:style style:name="T549_27" style:family="text">
      <style:text-properties style:font-name="Verdana" style:font-name-asian="Verdana" style:font-name-complex="Verdana"/>
    </style:style>
    <style:style style:name="T549_28" style:family="text">
      <style:text-properties style:font-name="Verdana" style:font-name-asian="Verdana" style:font-name-complex="Verdana"/>
    </style:style>
    <style:style style:name="T549_29" style:family="text">
      <style:text-properties style:font-name="Verdana" style:font-name-asian="Verdana" style:font-name-complex="Verdana"/>
    </style:style>
    <style:style style:name="T549_30" style:family="text">
      <style:text-properties style:font-name="Verdana" style:font-name-asian="Verdana" style:font-name-complex="Verdana"/>
    </style:style>
    <style:style style:name="T549_31" style:family="text">
      <style:text-properties style:font-name="Verdana" style:font-name-asian="Verdana" style:font-name-complex="Verdana"/>
    </style:style>
    <style:style style:name="T549_32" style:family="text">
      <style:text-properties style:font-name="Verdana" style:font-name-asian="Verdana" style:font-name-complex="Verdana"/>
    </style:style>
    <style:style style:name="T549_33" style:family="text">
      <style:text-properties style:font-name="Verdana" style:font-name-asian="Verdana" style:font-name-complex="Verdana"/>
    </style:style>
    <style:style style:name="T549_34" style:family="text">
      <style:text-properties style:font-name="Verdana" style:font-name-asian="Verdana" style:font-name-complex="Verdana"/>
    </style:style>
    <style:style style:name="T549_35" style:family="text">
      <style:text-properties style:font-name="Verdana" style:font-name-asian="Verdana" style:font-name-complex="Verdana"/>
    </style:style>
    <style:style style:name="T549_36" style:family="text">
      <style:text-properties style:font-name="Verdana" style:font-name-asian="Verdana" style:font-name-complex="Verdana"/>
    </style:style>
    <style:style style:name="T549_37" style:family="text">
      <style:text-properties style:font-name="Verdana" style:font-name-asian="Verdana" style:font-name-complex="Verdana"/>
    </style:style>
    <style:style style:name="T549_38" style:family="text">
      <style:text-properties style:font-name="Verdana" style:font-name-asian="Verdana" style:font-name-complex="Verdana"/>
    </style:style>
    <style:style style:name="T549_39" style:family="text">
      <style:text-properties style:font-name="Verdana" style:font-name-asian="Verdana" style:font-name-complex="Verdana"/>
    </style:style>
    <style:style style:name="T549_40" style:family="text">
      <style:text-properties style:font-name="Verdana" style:font-name-asian="Verdana" style:font-name-complex="Verdana"/>
    </style:style>
    <style:style style:name="T549_41" style:family="text">
      <style:text-properties style:font-name="Verdana" style:font-name-asian="Verdana" style:font-name-complex="Verdana"/>
    </style:style>
    <style:style style:name="T549_42" style:family="text">
      <style:text-properties style:font-name="Verdana" style:font-name-asian="Verdana" style:font-name-complex="Verdana"/>
    </style:style>
    <style:style style:name="T549_43" style:family="text">
      <style:text-properties style:font-name="Verdana" style:font-name-asian="Verdana" style:font-name-complex="Verdana"/>
    </style:style>
    <style:style style:name="T549_44" style:family="text">
      <style:text-properties style:font-name="Verdana" style:font-name-asian="Verdana" style:font-name-complex="Verdana"/>
    </style:style>
    <style:style style:name="T549_45" style:family="text">
      <style:text-properties style:font-name="Verdana" style:font-name-asian="Verdana" style:font-name-complex="Verdana"/>
    </style:style>
    <style:style style:name="T549_46" style:family="text">
      <style:text-properties style:font-name="Verdana" style:font-name-asian="Verdana" style:font-name-complex="Verdana"/>
    </style:style>
    <style:style style:name="T549_47" style:family="text">
      <style:text-properties style:font-name="Verdana" style:font-name-asian="Verdana" style:font-name-complex="Verdana"/>
    </style:style>
    <style:style style:name="T549_48" style:family="text">
      <style:text-properties style:font-name="Verdana" style:font-name-asian="Verdana" style:font-name-complex="Verdana"/>
    </style:style>
    <style:style style:name="P550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551" style:family="paragraph" style:parent-style-name="Standard">
      <style:paragraph-properties fo:break-before="auto" fo:line-height="115%" style:writing-mode="lr-tb"/>
    </style:style>
    <style:style style:name="T551_1" style:family="text"/>
    <style:style style:name="T551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1_3" style:family="text"/>
    <style:style style:name="T551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1_5" style:family="text"/>
    <style:style style:name="T551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1_7" style:family="text"/>
    <style:style style:name="T551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1_9" style:family="text"/>
    <style:style style:name="T551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1_11" style:family="text"/>
    <style:style style:name="T551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1_13" style:family="text"/>
    <style:style style:name="T551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1_15" style:family="text"/>
    <style:style style:name="T551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1_17" style:family="text"/>
    <style:style style:name="T551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1_19" style:family="text"/>
    <style:style style:name="T551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1_21" style:family="text"/>
    <style:style style:name="T551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T552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2_3" style:family="text"/>
    <style:style style:name="T552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2_5" style:family="text"/>
    <style:style style:name="T552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2_7" style:family="text"/>
    <style:style style:name="T552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2_9" style:family="text"/>
    <style:style style:name="T552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2_11" style:family="text"/>
    <style:style style:name="T552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2_13" style:family="text"/>
    <style:style style:name="T552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2_15" style:family="text"/>
    <style:style style:name="T552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2_17" style:family="text"/>
    <style:style style:name="T552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2_19" style:family="text"/>
    <style:style style:name="T552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2_21" style:family="text"/>
    <style:style style:name="T552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2_23" style:family="text"/>
    <style:style style:name="T552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553" style:family="paragraph" style:parent-style-name="Standard">
      <style:paragraph-properties fo:break-before="auto" fo:line-height="115%" style:writing-mode="lr-tb"/>
    </style:style>
    <style:style style:name="T553_1" style:family="text"/>
    <style:style style:name="T553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3_3" style:family="text"/>
    <style:style style:name="T553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3_5" style:family="text"/>
    <style:style style:name="T553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3_7" style:family="text"/>
    <style:style style:name="T553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3_9" style:family="text"/>
    <style:style style:name="T553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3_11" style:family="text"/>
    <style:style style:name="T553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3_13" style:family="text"/>
    <style:style style:name="T553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3_15" style:family="text"/>
    <style:style style:name="T553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554" style:family="paragraph" style:parent-style-name="Standard">
      <style:paragraph-properties fo:break-before="auto" fo:line-height="115%" style:writing-mode="lr-tb"/>
    </style:style>
    <style:style style:name="T554_1" style:family="text"/>
    <style:style style:name="T554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4_3" style:family="text"/>
    <style:style style:name="T554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4_5" style:family="text"/>
    <style:style style:name="T554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4_7" style:family="text"/>
    <style:style style:name="T554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4_9" style:family="text"/>
    <style:style style:name="T554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4_11" style:family="text"/>
    <style:style style:name="T554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4_13" style:family="text"/>
    <style:style style:name="T554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4_15" style:family="text"/>
    <style:style style:name="T554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4_17" style:family="text"/>
    <style:style style:name="T554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4_19" style:family="text"/>
    <style:style style:name="T554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4_21" style:family="text"/>
    <style:style style:name="T554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4_23" style:family="text"/>
    <style:style style:name="T554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4_25" style:family="text"/>
    <style:style style:name="T554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4_27" style:family="text"/>
    <style:style style:name="T554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4_29" style:family="text"/>
    <style:style style:name="T554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4_31" style:family="text"/>
    <style:style style:name="T554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4_33" style:family="text"/>
    <style:style style:name="T554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4_35" style:family="text"/>
    <style:style style:name="T554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4_37" style:family="text"/>
    <style:style style:name="T554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4_39" style:family="text"/>
    <style:style style:name="T554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4_41" style:family="text"/>
    <style:style style:name="T554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/>
    <style:style style:name="T555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3" style:family="text"/>
    <style:style style:name="T555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5" style:family="text"/>
    <style:style style:name="T555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7" style:family="text"/>
    <style:style style:name="T555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9" style:family="text"/>
    <style:style style:name="T555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11" style:family="text"/>
    <style:style style:name="T555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13" style:family="text"/>
    <style:style style:name="T555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15" style:family="text"/>
    <style:style style:name="T555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17" style:family="text"/>
    <style:style style:name="T555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19" style:family="text"/>
    <style:style style:name="T555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21" style:family="text"/>
    <style:style style:name="T555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23" style:family="text"/>
    <style:style style:name="T555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25" style:family="text"/>
    <style:style style:name="T555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27" style:family="text"/>
    <style:style style:name="T555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29" style:family="text"/>
    <style:style style:name="T555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31" style:family="text"/>
    <style:style style:name="T555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33" style:family="text"/>
    <style:style style:name="T555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35" style:family="text"/>
    <style:style style:name="T555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37" style:family="text"/>
    <style:style style:name="T555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39" style:family="text"/>
    <style:style style:name="T555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41" style:family="text"/>
    <style:style style:name="T555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43" style:family="text"/>
    <style:style style:name="T555_4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45" style:family="text"/>
    <style:style style:name="T555_4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47" style:family="text"/>
    <style:style style:name="T555_4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55_49" style:family="text"/>
    <style:style style:name="T555_5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556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57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57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57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57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57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>
      <style:text-properties style:font-name="Verdana" style:font-name-asian="Verdana" style:font-name-complex="Verdana"/>
    </style:style>
    <style:style style:name="T558_2" style:family="text">
      <style:text-properties style:font-name="Verdana" style:font-name-asian="Verdana" style:font-name-complex="Verdana"/>
    </style:style>
    <style:style style:name="T558_3" style:family="text">
      <style:text-properties style:font-name="Verdana" style:font-name-asian="Verdana" style:font-name-complex="Verdana"/>
    </style:style>
    <style:style style:name="T558_4" style:family="text">
      <style:text-properties style:font-name="Verdana" style:font-name-asian="Verdana" style:font-name-complex="Verdana"/>
    </style:style>
    <style:style style:name="T558_5" style:family="text">
      <style:text-properties style:font-name="Verdana" style:font-name-asian="Verdana" style:font-name-complex="Verdana"/>
    </style:style>
    <style:style style:name="T558_6" style:family="text">
      <style:text-properties style:font-name="Verdana" style:font-name-asian="Verdana" style:font-name-complex="Verdana"/>
    </style:style>
    <style:style style:name="T558_7" style:family="text">
      <style:text-properties style:font-name="Verdana" style:font-name-asian="Verdana" style:font-name-complex="Verdana"/>
    </style:style>
    <style:style style:name="T558_8" style:family="text">
      <style:text-properties style:font-name="Verdana" style:font-name-asian="Verdana" style:font-name-complex="Verdana"/>
    </style:style>
    <style:style style:name="T558_9" style:family="text">
      <style:text-properties style:font-name="Verdana" style:font-name-asian="Verdana" style:font-name-complex="Verdana"/>
    </style:style>
    <style:style style:name="T558_10" style:family="text">
      <style:text-properties style:font-name="Verdana" style:font-name-asian="Verdana" style:font-name-complex="Verdana"/>
    </style:style>
    <style:style style:name="T558_11" style:family="text">
      <style:text-properties style:font-name="Verdana" style:font-name-asian="Verdana" style:font-name-complex="Verdana"/>
    </style:style>
    <style:style style:name="T558_12" style:family="text">
      <style:text-properties style:font-name="Verdana" style:font-name-asian="Verdana" style:font-name-complex="Verdana"/>
    </style:style>
    <style:style style:name="T558_13" style:family="text">
      <style:text-properties style:font-name="Verdana" style:font-name-asian="Verdana" style:font-name-complex="Verdana"/>
    </style:style>
    <style:style style:name="T558_14" style:family="text">
      <style:text-properties style:font-name="Verdana" style:font-name-asian="Verdana" style:font-name-complex="Verdana"/>
    </style:style>
    <style:style style:name="T558_15" style:family="text">
      <style:text-properties style:font-name="Verdana" style:font-name-asian="Verdana" style:font-name-complex="Verdana"/>
    </style:style>
    <style:style style:name="T558_16" style:family="text">
      <style:text-properties style:font-name="Verdana" style:font-name-asian="Verdana" style:font-name-complex="Verdana"/>
    </style:style>
    <style:style style:name="T558_17" style:family="text">
      <style:text-properties style:font-name="Verdana" style:font-name-asian="Verdana" style:font-name-complex="Verdana"/>
    </style:style>
    <style:style style:name="T558_18" style:family="text">
      <style:text-properties style:font-name="Verdana" style:font-name-asian="Verdana" style:font-name-complex="Verdana"/>
    </style:style>
    <style:style style:name="T558_19" style:family="text">
      <style:text-properties style:font-name="Verdana" style:font-name-asian="Verdana" style:font-name-complex="Verdana"/>
    </style:style>
    <style:style style:name="T558_20" style:family="text">
      <style:text-properties style:font-name="Verdana" style:font-name-asian="Verdana" style:font-name-complex="Verdana"/>
    </style:style>
    <style:style style:name="T558_21" style:family="text">
      <style:text-properties style:font-name="Verdana" style:font-name-asian="Verdana" style:font-name-complex="Verdana"/>
    </style:style>
    <style:style style:name="T558_22" style:family="text">
      <style:text-properties style:font-name="Verdana" style:font-name-asian="Verdana" style:font-name-complex="Verdana"/>
    </style:style>
    <style:style style:name="T558_23" style:family="text">
      <style:text-properties style:font-name="Verdana" style:font-name-asian="Verdana" style:font-name-complex="Verdana"/>
    </style:style>
    <style:style style:name="T558_24" style:family="text">
      <style:text-properties style:font-name="Verdana" style:font-name-asian="Verdana" style:font-name-complex="Verdana"/>
    </style:style>
    <style:style style:name="T558_25" style:family="text">
      <style:text-properties style:font-name="Verdana" style:font-name-asian="Verdana" style:font-name-complex="Verdana"/>
    </style:style>
    <style:style style:name="T558_26" style:family="text">
      <style:text-properties style:font-name="Verdana" style:font-name-asian="Verdana" style:font-name-complex="Verdana"/>
    </style:style>
    <style:style style:name="T558_27" style:family="text">
      <style:text-properties style:font-name="Verdana" style:font-name-asian="Verdana" style:font-name-complex="Verdana"/>
    </style:style>
    <style:style style:name="T558_28" style:family="text">
      <style:text-properties style:font-name="Verdana" style:font-name-asian="Verdana" style:font-name-complex="Verdana"/>
    </style:style>
    <style:style style:name="T558_29" style:family="text">
      <style:text-properties style:font-name="Verdana" style:font-name-asian="Verdana" style:font-name-complex="Verdana"/>
    </style:style>
    <style:style style:name="T558_30" style:family="text">
      <style:text-properties style:font-name="Verdana" style:font-name-asian="Verdana" style:font-name-complex="Verdana"/>
    </style:style>
    <style:style style:name="T558_31" style:family="text">
      <style:text-properties style:font-name="Verdana" style:font-name-asian="Verdana" style:font-name-complex="Verdana"/>
    </style:style>
    <style:style style:name="T558_32" style:family="text">
      <style:text-properties style:font-name="Verdana" style:font-name-asian="Verdana" style:font-name-complex="Verdana"/>
    </style:style>
    <style:style style:name="T558_33" style:family="text">
      <style:text-properties style:font-name="Verdana" style:font-name-asian="Verdana" style:font-name-complex="Verdana"/>
    </style:style>
    <style:style style:name="T558_34" style:family="text">
      <style:text-properties style:font-name="Verdana" style:font-name-asian="Verdana" style:font-name-complex="Verdana"/>
    </style:style>
    <style:style style:name="T558_35" style:family="text">
      <style:text-properties style:font-name="Verdana" style:font-name-asian="Verdana" style:font-name-complex="Verdana"/>
    </style:style>
    <style:style style:name="T558_36" style:family="text">
      <style:text-properties style:font-name="Verdana" style:font-name-asian="Verdana" style:font-name-complex="Verdana"/>
    </style:style>
    <style:style style:name="T558_37" style:family="text">
      <style:text-properties style:font-name="Verdana" style:font-name-asian="Verdana" style:font-name-complex="Verdana"/>
    </style:style>
    <style:style style:name="T558_38" style:family="text">
      <style:text-properties style:font-name="Verdana" style:font-name-asian="Verdana" style:font-name-complex="Verdana"/>
    </style:style>
    <style:style style:name="T558_39" style:family="text">
      <style:text-properties style:font-name="Verdana" style:font-name-asian="Verdana" style:font-name-complex="Verdana"/>
    </style:style>
    <style:style style:name="T558_40" style:family="text">
      <style:text-properties style:font-name="Verdana" style:font-name-asian="Verdana" style:font-name-complex="Verdana"/>
    </style:style>
    <style:style style:name="T558_41" style:family="text">
      <style:text-properties style:font-name="Verdana" style:font-name-asian="Verdana" style:font-name-complex="Verdana"/>
    </style:style>
    <style:style style:name="T558_42" style:family="text">
      <style:text-properties style:font-name="Verdana" style:font-name-asian="Verdana" style:font-name-complex="Verdana"/>
    </style:style>
    <style:style style:name="T558_43" style:family="text">
      <style:text-properties style:font-name="Verdana" style:font-name-asian="Verdana" style:font-name-complex="Verdana"/>
    </style:style>
    <style:style style:name="T558_44" style:family="text">
      <style:text-properties style:font-name="Verdana" style:font-name-asian="Verdana" style:font-name-complex="Verdana"/>
    </style:style>
    <style:style style:name="T558_45" style:family="text">
      <style:text-properties style:font-name="Verdana" style:font-name-asian="Verdana" style:font-name-complex="Verdana"/>
    </style:style>
    <style:style style:name="T558_46" style:family="text">
      <style:text-properties style:font-name="Verdana" style:font-name-asian="Verdana" style:font-name-complex="Verdana"/>
    </style:style>
    <style:style style:name="T558_47" style:family="text">
      <style:text-properties style:font-name="Verdana" style:font-name-asian="Verdana" style:font-name-complex="Verdana"/>
    </style:style>
    <style:style style:name="T558_48" style:family="text">
      <style:text-properties style:font-name="Verdana" style:font-name-asian="Verdana" style:font-name-complex="Verdana"/>
    </style:style>
    <style:style style:name="P559" style:family="paragraph" style:parent-style-name="Standard">
      <style:paragraph-properties fo:break-before="auto" fo:line-height="115%" fo:margin-top="0cm" style:writing-mode="lr-tb"/>
    </style:style>
    <style:style style:name="T559_1" style:family="text">
      <style:text-properties style:font-name="Verdana" style:font-name-asian="Verdana" style:font-name-complex="Verdana"/>
    </style:style>
    <style:style style:name="T559_2" style:family="text">
      <style:text-properties style:font-name="Verdana" style:font-name-asian="Verdana" style:font-name-complex="Verdana"/>
    </style:style>
    <style:style style:name="T559_3" style:family="text">
      <style:text-properties style:font-name="Verdana" style:font-name-asian="Verdana" style:font-name-complex="Verdana"/>
    </style:style>
    <style:style style:name="T559_4" style:family="text">
      <style:text-properties style:font-name="Verdana" style:font-name-asian="Verdana" style:font-name-complex="Verdana"/>
    </style:style>
    <style:style style:name="T559_5" style:family="text">
      <style:text-properties style:font-name="Verdana" style:font-name-asian="Verdana" style:font-name-complex="Verdana"/>
    </style:style>
    <style:style style:name="T559_6" style:family="text">
      <style:text-properties style:font-name="Verdana" style:font-name-asian="Verdana" style:font-name-complex="Verdana"/>
    </style:style>
    <style:style style:name="T559_7" style:family="text">
      <style:text-properties style:font-name="Verdana" style:font-name-asian="Verdana" style:font-name-complex="Verdana"/>
    </style:style>
    <style:style style:name="T559_8" style:family="text">
      <style:text-properties style:font-name="Verdana" style:font-name-asian="Verdana" style:font-name-complex="Verdana"/>
    </style:style>
    <style:style style:name="T559_9" style:family="text">
      <style:text-properties style:font-name="Verdana" style:font-name-asian="Verdana" style:font-name-complex="Verdana"/>
    </style:style>
    <style:style style:name="T559_10" style:family="text">
      <style:text-properties style:font-name="Verdana" style:font-name-asian="Verdana" style:font-name-complex="Verdana"/>
    </style:style>
    <style:style style:name="T559_11" style:family="text">
      <style:text-properties style:font-name="Verdana" style:font-name-asian="Verdana" style:font-name-complex="Verdana"/>
    </style:style>
    <style:style style:name="T559_12" style:family="text">
      <style:text-properties style:font-name="Verdana" style:font-name-asian="Verdana" style:font-name-complex="Verdana"/>
    </style:style>
    <style:style style:name="T559_13" style:family="text">
      <style:text-properties style:font-name="Verdana" style:font-name-asian="Verdana" style:font-name-complex="Verdana"/>
    </style:style>
    <style:style style:name="T559_14" style:family="text">
      <style:text-properties style:font-name="Verdana" style:font-name-asian="Verdana" style:font-name-complex="Verdana"/>
    </style:style>
    <style:style style:name="T559_15" style:family="text">
      <style:text-properties style:font-name="Verdana" style:font-name-asian="Verdana" style:font-name-complex="Verdana"/>
    </style:style>
    <style:style style:name="T559_16" style:family="text">
      <style:text-properties style:font-name="Verdana" style:font-name-asian="Verdana" style:font-name-complex="Verdana"/>
    </style:style>
    <style:style style:name="T559_17" style:family="text">
      <style:text-properties style:font-name="Verdana" style:font-name-asian="Verdana" style:font-name-complex="Verdana"/>
    </style:style>
    <style:style style:name="T559_18" style:family="text">
      <style:text-properties style:font-name="Verdana" style:font-name-asian="Verdana" style:font-name-complex="Verdana"/>
    </style:style>
    <style:style style:name="P560" style:family="paragraph" style:parent-style-name="Standard">
      <style:paragraph-properties fo:break-before="auto" fo:line-height="115%" fo:margin-top="0cm" style:writing-mode="lr-tb"/>
    </style:style>
    <style:style style:name="T560_1" style:family="text">
      <style:text-properties style:font-name="Verdana" style:font-name-asian="Verdana" style:font-name-complex="Verdana"/>
    </style:style>
    <style:style style:name="T560_2" style:family="text">
      <style:text-properties style:font-name="Verdana" style:font-name-asian="Verdana" style:font-name-complex="Verdana"/>
    </style:style>
    <style:style style:name="T560_3" style:family="text">
      <style:text-properties style:font-name="Verdana" style:font-name-asian="Verdana" style:font-name-complex="Verdana"/>
    </style:style>
    <style:style style:name="T560_4" style:family="text">
      <style:text-properties style:font-name="Verdana" style:font-name-asian="Verdana" style:font-name-complex="Verdana"/>
    </style:style>
    <style:style style:name="T560_5" style:family="text">
      <style:text-properties style:font-name="Verdana" style:font-name-asian="Verdana" style:font-name-complex="Verdana"/>
    </style:style>
    <style:style style:name="T560_6" style:family="text">
      <style:text-properties style:font-name="Verdana" style:font-name-asian="Verdana" style:font-name-complex="Verdana"/>
    </style:style>
    <style:style style:name="T560_7" style:family="text">
      <style:text-properties style:font-name="Verdana" style:font-name-asian="Verdana" style:font-name-complex="Verdana"/>
    </style:style>
    <style:style style:name="T560_8" style:family="text">
      <style:text-properties style:font-name="Verdana" style:font-name-asian="Verdana" style:font-name-complex="Verdana"/>
    </style:style>
    <style:style style:name="T560_9" style:family="text">
      <style:text-properties style:font-name="Verdana" style:font-name-asian="Verdana" style:font-name-complex="Verdana"/>
    </style:style>
    <style:style style:name="T560_10" style:family="text">
      <style:text-properties style:font-name="Verdana" style:font-name-asian="Verdana" style:font-name-complex="Verdana"/>
    </style:style>
    <style:style style:name="T560_11" style:family="text">
      <style:text-properties style:font-name="Verdana" style:font-name-asian="Verdana" style:font-name-complex="Verdana"/>
    </style:style>
    <style:style style:name="T560_12" style:family="text">
      <style:text-properties style:font-name="Verdana" style:font-name-asian="Verdana" style:font-name-complex="Verdana"/>
    </style:style>
    <style:style style:name="T560_13" style:family="text">
      <style:text-properties style:font-name="Verdana" style:font-name-asian="Verdana" style:font-name-complex="Verdana"/>
    </style:style>
    <style:style style:name="T560_14" style:family="text">
      <style:text-properties style:font-name="Verdana" style:font-name-asian="Verdana" style:font-name-complex="Verdana"/>
    </style:style>
    <style:style style:name="T560_15" style:family="text">
      <style:text-properties style:font-name="Verdana" style:font-name-asian="Verdana" style:font-name-complex="Verdana"/>
    </style:style>
    <style:style style:name="P561" style:family="paragraph" style:parent-style-name="Standard">
      <style:paragraph-properties fo:break-before="auto" fo:line-height="115%" fo:margin-top="0cm" fo:margin-bottom="0cm" style:writing-mode="lr-tb"/>
    </style:style>
    <style:style style:name="T561_1" style:family="text">
      <style:text-properties style:font-name="Verdana" style:font-name-asian="Verdana" style:font-name-complex="Verdana"/>
    </style:style>
    <style:style style:name="T561_2" style:family="text">
      <style:text-properties style:font-name="Verdana" style:font-name-asian="Verdana" style:font-name-complex="Verdana"/>
    </style:style>
    <style:style style:name="T561_3" style:family="text">
      <style:text-properties style:font-name="Verdana" style:font-name-asian="Verdana" style:font-name-complex="Verdana"/>
    </style:style>
    <style:style style:name="T561_4" style:family="text">
      <style:text-properties style:font-name="Verdana" style:font-name-asian="Verdana" style:font-name-complex="Verdana"/>
    </style:style>
    <style:style style:name="T561_5" style:family="text">
      <style:text-properties style:font-name="Verdana" style:font-name-asian="Verdana" style:font-name-complex="Verdana"/>
    </style:style>
    <style:style style:name="T561_6" style:family="text">
      <style:text-properties style:font-name="Verdana" style:font-name-asian="Verdana" style:font-name-complex="Verdana"/>
    </style:style>
    <style:style style:name="T561_7" style:family="text">
      <style:text-properties style:font-name="Verdana" style:font-name-asian="Verdana" style:font-name-complex="Verdana"/>
    </style:style>
    <style:style style:name="T561_8" style:family="text">
      <style:text-properties style:font-name="Verdana" style:font-name-asian="Verdana" style:font-name-complex="Verdana"/>
    </style:style>
    <style:style style:name="T561_9" style:family="text">
      <style:text-properties style:font-name="Verdana" style:font-name-asian="Verdana" style:font-name-complex="Verdana"/>
    </style:style>
    <style:style style:name="T561_10" style:family="text">
      <style:text-properties style:font-name="Verdana" style:font-name-asian="Verdana" style:font-name-complex="Verdana"/>
    </style:style>
    <style:style style:name="T561_11" style:family="text">
      <style:text-properties style:font-name="Verdana" style:font-name-asian="Verdana" style:font-name-complex="Verdana"/>
    </style:style>
    <style:style style:name="T561_12" style:family="text">
      <style:text-properties style:font-name="Verdana" style:font-name-asian="Verdana" style:font-name-complex="Verdana"/>
    </style:style>
    <style:style style:name="T561_13" style:family="text">
      <style:text-properties style:font-name="Verdana" style:font-name-asian="Verdana" style:font-name-complex="Verdana"/>
    </style:style>
    <style:style style:name="T561_14" style:family="text">
      <style:text-properties style:font-name="Verdana" style:font-name-asian="Verdana" style:font-name-complex="Verdana"/>
    </style:style>
    <style:style style:name="T561_15" style:family="text">
      <style:text-properties style:font-name="Verdana" style:font-name-asian="Verdana" style:font-name-complex="Verdana"/>
    </style:style>
    <style:style style:name="T561_16" style:family="text">
      <style:text-properties style:font-name="Verdana" style:font-name-asian="Verdana" style:font-name-complex="Verdana"/>
    </style:style>
    <style:style style:name="T561_17" style:family="text">
      <style:text-properties style:font-name="Verdana" style:font-name-asian="Verdana" style:font-name-complex="Verdana"/>
    </style:style>
    <style:style style:name="P562" style:family="paragraph" style:parent-style-name="Standard">
      <style:paragraph-properties fo:break-before="auto" fo:line-height="115%" style:writing-mode="lr-tb"/>
    </style:style>
    <style:style style:name="T562_1" style:family="text">
      <style:text-properties style:font-name="Verdana" style:font-name-asian="Verdana" style:font-name-complex="Verdana"/>
    </style:style>
    <style:style style:name="T562_2" style:family="text">
      <style:text-properties style:font-name="Verdana" style:font-name-asian="Verdana" style:font-name-complex="Verdana"/>
    </style:style>
    <style:style style:name="T562_3" style:family="text">
      <style:text-properties style:font-name="Verdana" style:font-name-asian="Verdana" style:font-name-complex="Verdana"/>
    </style:style>
    <style:style style:name="T562_4" style:family="text">
      <style:text-properties style:font-name="Verdana" style:font-name-asian="Verdana" style:font-name-complex="Verdana"/>
    </style:style>
    <style:style style:name="T562_5" style:family="text">
      <style:text-properties style:font-name="Verdana" style:font-name-asian="Verdana" style:font-name-complex="Verdana"/>
    </style:style>
    <style:style style:name="T562_6" style:family="text">
      <style:text-properties style:font-name="Verdana" style:font-name-asian="Verdana" style:font-name-complex="Verdana"/>
    </style:style>
    <style:style style:name="T562_7" style:family="text">
      <style:text-properties style:font-name="Verdana" style:font-name-asian="Verdana" style:font-name-complex="Verdana"/>
    </style:style>
    <style:style style:name="T562_8" style:family="text">
      <style:text-properties style:font-name="Verdana" style:font-name-asian="Verdana" style:font-name-complex="Verdana"/>
    </style:style>
    <style:style style:name="T562_9" style:family="text">
      <style:text-properties style:font-name="Verdana" style:font-name-asian="Verdana" style:font-name-complex="Verdana"/>
    </style:style>
    <style:style style:name="T562_10" style:family="text">
      <style:text-properties style:font-name="Verdana" style:font-name-asian="Verdana" style:font-name-complex="Verdana"/>
    </style:style>
    <style:style style:name="T562_11" style:family="text">
      <style:text-properties style:font-name="Verdana" style:font-name-asian="Verdana" style:font-name-complex="Verdana"/>
    </style:style>
    <style:style style:name="T562_12" style:family="text">
      <style:text-properties style:font-name="Verdana" style:font-name-asian="Verdana" style:font-name-complex="Verdana"/>
    </style:style>
    <style:style style:name="T562_13" style:family="text">
      <style:text-properties style:font-name="Verdana" style:font-name-asian="Verdana" style:font-name-complex="Verdana"/>
    </style:style>
    <style:style style:name="T562_14" style:family="text">
      <style:text-properties style:font-name="Verdana" style:font-name-asian="Verdana" style:font-name-complex="Verdana"/>
    </style:style>
    <style:style style:name="T562_15" style:family="text">
      <style:text-properties style:font-name="Verdana" style:font-name-asian="Verdana" style:font-name-complex="Verdana"/>
    </style:style>
    <style:style style:name="T562_16" style:family="text">
      <style:text-properties style:font-name="Verdana" style:font-name-asian="Verdana" style:font-name-complex="Verdana"/>
    </style:style>
    <style:style style:name="T562_17" style:family="text">
      <style:text-properties style:font-name="Verdana" style:font-name-asian="Verdana" style:font-name-complex="Verdana"/>
    </style:style>
    <style:style style:name="T562_18" style:family="text">
      <style:text-properties style:font-name="Verdana" style:font-name-asian="Verdana" style:font-name-complex="Verdana"/>
    </style:style>
    <style:style style:name="T562_19" style:family="text">
      <style:text-properties style:font-name="Verdana" style:font-name-asian="Verdana" style:font-name-complex="Verdana"/>
    </style:style>
    <style:style style:name="T562_20" style:family="text">
      <style:text-properties style:font-name="Verdana" style:font-name-asian="Verdana" style:font-name-complex="Verdana"/>
    </style:style>
    <style:style style:name="T562_21" style:family="text">
      <style:text-properties style:font-name="Verdana" style:font-name-asian="Verdana" style:font-name-complex="Verdana"/>
    </style:style>
    <style:style style:name="T562_22" style:family="text">
      <style:text-properties style:font-name="Verdana" style:font-name-asian="Verdana" style:font-name-complex="Verdana"/>
    </style:style>
    <style:style style:name="T562_23" style:family="text">
      <style:text-properties style:font-name="Verdana" style:font-name-asian="Verdana" style:font-name-complex="Verdana"/>
    </style:style>
    <style:style style:name="T562_24" style:family="text">
      <style:text-properties style:font-name="Verdana" style:font-name-asian="Verdana" style:font-name-complex="Verdana"/>
    </style:style>
    <style:style style:name="T562_25" style:family="text">
      <style:text-properties style:font-name="Verdana" style:font-name-asian="Verdana" style:font-name-complex="Verdana"/>
    </style:style>
    <style:style style:name="T562_26" style:family="text">
      <style:text-properties style:font-name="Verdana" style:font-name-asian="Verdana" style:font-name-complex="Verdana"/>
    </style:style>
    <style:style style:name="T562_27" style:family="text">
      <style:text-properties style:font-name="Verdana" style:font-name-asian="Verdana" style:font-name-complex="Verdana"/>
    </style:style>
    <style:style style:name="T562_28" style:family="text">
      <style:text-properties style:font-name="Verdana" style:font-name-asian="Verdana" style:font-name-complex="Verdana"/>
    </style:style>
    <style:style style:name="T562_29" style:family="text">
      <style:text-properties style:font-name="Verdana" style:font-name-asian="Verdana" style:font-name-complex="Verdana"/>
    </style:style>
    <style:style style:name="T562_30" style:family="text">
      <style:text-properties style:font-name="Verdana" style:font-name-asian="Verdana" style:font-name-complex="Verdana"/>
    </style:style>
    <style:style style:name="T562_31" style:family="text">
      <style:text-properties style:font-name="Verdana" style:font-name-asian="Verdana" style:font-name-complex="Verdana"/>
    </style:style>
    <style:style style:name="T562_32" style:family="text">
      <style:text-properties style:font-name="Verdana" style:font-name-asian="Verdana" style:font-name-complex="Verdana"/>
    </style:style>
    <style:style style:name="T562_33" style:family="text">
      <style:text-properties style:font-name="Verdana" style:font-name-asian="Verdana" style:font-name-complex="Verdana"/>
    </style:style>
    <style:style style:name="T562_34" style:family="text">
      <style:text-properties style:font-name="Verdana" style:font-name-asian="Verdana" style:font-name-complex="Verdana"/>
    </style:style>
    <style:style style:name="T562_35" style:family="text">
      <style:text-properties style:font-name="Verdana" style:font-name-asian="Verdana" style:font-name-complex="Verdana"/>
    </style:style>
    <style:style style:name="T562_36" style:family="text">
      <style:text-properties style:font-name="Verdana" style:font-name-asian="Verdana" style:font-name-complex="Verdana"/>
    </style:style>
    <style:style style:name="T562_37" style:family="text">
      <style:text-properties style:font-name="Verdana" style:font-name-asian="Verdana" style:font-name-complex="Verdana"/>
    </style:style>
    <style:style style:name="T562_38" style:family="text">
      <style:text-properties style:font-name="Verdana" style:font-name-asian="Verdana" style:font-name-complex="Verdana"/>
    </style:style>
    <style:style style:name="T562_39" style:family="text">
      <style:text-properties style:font-name="Verdana" style:font-name-asian="Verdana" style:font-name-complex="Verdana"/>
    </style:style>
    <style:style style:name="T562_40" style:family="text">
      <style:text-properties style:font-name="Verdana" style:font-name-asian="Verdana" style:font-name-complex="Verdana"/>
    </style:style>
    <style:style style:name="T562_41" style:family="text">
      <style:text-properties style:font-name="Verdana" style:font-name-asian="Verdana" style:font-name-complex="Verdana"/>
    </style:style>
    <style:style style:name="T562_42" style:family="text">
      <style:text-properties style:font-name="Verdana" style:font-name-asian="Verdana" style:font-name-complex="Verdana"/>
    </style:style>
    <style:style style:name="T562_43" style:family="text">
      <style:text-properties style:font-name="Verdana" style:font-name-asian="Verdana" style:font-name-complex="Verdana"/>
    </style:style>
    <style:style style:name="T562_44" style:family="text">
      <style:text-properties style:font-name="Verdana" style:font-name-asian="Verdana" style:font-name-complex="Verdana"/>
    </style:style>
    <style:style style:name="T562_45" style:family="text">
      <style:text-properties style:font-name="Verdana" style:font-name-asian="Verdana" style:font-name-complex="Verdana"/>
    </style:style>
    <style:style style:name="T562_46" style:family="text">
      <style:text-properties style:font-name="Verdana" style:font-name-asian="Verdana" style:font-name-complex="Verdana"/>
    </style:style>
    <style:style style:name="T562_47" style:family="text">
      <style:text-properties style:font-name="Verdana" style:font-name-asian="Verdana" style:font-name-complex="Verdana"/>
    </style:style>
    <style:style style:name="T562_48" style:family="text">
      <style:text-properties style:font-name="Verdana" style:font-name-asian="Verdana" style:font-name-complex="Verdana"/>
    </style:style>
    <style:style style:name="T562_49" style:family="text">
      <style:text-properties style:font-name="Verdana" style:font-name-asian="Verdana" style:font-name-complex="Verdana"/>
    </style:style>
    <style:style style:name="T562_50" style:family="text">
      <style:text-properties style:font-name="Verdana" style:font-name-asian="Verdana" style:font-name-complex="Verdana"/>
    </style:style>
    <style:style style:name="T562_51" style:family="text">
      <style:text-properties style:font-name="Verdana" style:font-name-asian="Verdana" style:font-name-complex="Verdana"/>
    </style:style>
    <style:style style:name="T562_52" style:family="text">
      <style:text-properties style:font-name="Verdana" style:font-name-asian="Verdana" style:font-name-complex="Verdana"/>
    </style:style>
    <style:style style:name="T562_53" style:family="text">
      <style:text-properties style:font-name="Verdana" style:font-name-asian="Verdana" style:font-name-complex="Verdana"/>
    </style:style>
    <style:style style:name="T562_54" style:family="text">
      <style:text-properties style:font-name="Verdana" style:font-name-asian="Verdana" style:font-name-complex="Verdana"/>
    </style:style>
    <style:style style:name="T562_55" style:family="text">
      <style:text-properties style:font-name="Verdana" style:font-name-asian="Verdana" style:font-name-complex="Verdana"/>
    </style:style>
    <style:style style:name="T562_56" style:family="text">
      <style:text-properties style:font-name="Verdana" style:font-name-asian="Verdana" style:font-name-complex="Verdana"/>
    </style:style>
    <style:style style:name="T562_57" style:family="text">
      <style:text-properties style:font-name="Verdana" style:font-name-asian="Verdana" style:font-name-complex="Verdana"/>
    </style:style>
    <style:style style:name="T562_58" style:family="text">
      <style:text-properties style:font-name="Verdana" style:font-name-asian="Verdana" style:font-name-complex="Verdana"/>
    </style:style>
    <style:style style:name="T562_59" style:family="text">
      <style:text-properties style:font-name="Verdana" style:font-name-asian="Verdana" style:font-name-complex="Verdana"/>
    </style:style>
    <style:style style:name="T562_60" style:family="text">
      <style:text-properties style:font-name="Verdana" style:font-name-asian="Verdana" style:font-name-complex="Verdana"/>
    </style:style>
    <style:style style:name="T562_61" style:family="text">
      <style:text-properties style:font-name="Verdana" style:font-name-asian="Verdana" style:font-name-complex="Verdana"/>
    </style:style>
    <style:style style:name="T562_62" style:family="text">
      <style:text-properties style:font-name="Verdana" style:font-name-asian="Verdana" style:font-name-complex="Verdana"/>
    </style:style>
    <style:style style:name="T562_63" style:family="text">
      <style:text-properties style:font-name="Verdana" style:font-name-asian="Verdana" style:font-name-complex="Verdana"/>
    </style:style>
    <style:style style:name="T562_64" style:family="text">
      <style:text-properties style:font-name="Verdana" style:font-name-asian="Verdana" style:font-name-complex="Verdana"/>
    </style:style>
    <style:style style:name="T562_65" style:family="text">
      <style:text-properties style:font-name="Verdana" style:font-name-asian="Verdana" style:font-name-complex="Verdana"/>
    </style:style>
    <style:style style:name="T562_66" style:family="text">
      <style:text-properties style:font-name="Verdana" style:font-name-asian="Verdana" style:font-name-complex="Verdana"/>
    </style:style>
    <style:style style:name="P563" style:family="paragraph" style:parent-style-name="Standard">
      <style:paragraph-properties fo:break-before="auto" fo:line-height="115%" style:writing-mode="lr-tb"/>
    </style:style>
    <style:style style:name="T563_1" style:family="text">
      <style:text-properties style:font-name="Verdana" style:font-name-asian="Verdana" style:font-name-complex="Verdana"/>
    </style:style>
    <style:style style:name="T563_2" style:family="text">
      <style:text-properties style:font-name="Verdana" style:font-name-asian="Verdana" style:font-name-complex="Verdana"/>
    </style:style>
    <style:style style:name="T563_3" style:family="text">
      <style:text-properties style:font-name="Verdana" style:font-name-asian="Verdana" style:font-name-complex="Verdana"/>
    </style:style>
    <style:style style:name="T563_4" style:family="text">
      <style:text-properties style:font-name="Verdana" style:font-name-asian="Verdana" style:font-name-complex="Verdana"/>
    </style:style>
    <style:style style:name="T563_5" style:family="text">
      <style:text-properties style:font-name="Verdana" style:font-name-asian="Verdana" style:font-name-complex="Verdana"/>
    </style:style>
    <style:style style:name="T563_6" style:family="text">
      <style:text-properties style:font-name="Verdana" style:font-name-asian="Verdana" style:font-name-complex="Verdana"/>
    </style:style>
    <style:style style:name="T563_7" style:family="text">
      <style:text-properties style:font-name="Verdana" style:font-name-asian="Verdana" style:font-name-complex="Verdana"/>
    </style:style>
    <style:style style:name="T563_8" style:family="text">
      <style:text-properties style:font-name="Verdana" style:font-name-asian="Verdana" style:font-name-complex="Verdana"/>
    </style:style>
    <style:style style:name="T563_9" style:family="text">
      <style:text-properties style:font-name="Verdana" style:font-name-asian="Verdana" style:font-name-complex="Verdana"/>
    </style:style>
    <style:style style:name="T563_10" style:family="text">
      <style:text-properties style:font-name="Verdana" style:font-name-asian="Verdana" style:font-name-complex="Verdana"/>
    </style:style>
    <style:style style:name="T563_11" style:family="text">
      <style:text-properties style:font-name="Verdana" style:font-name-asian="Verdana" style:font-name-complex="Verdana"/>
    </style:style>
    <style:style style:name="T563_12" style:family="text">
      <style:text-properties style:font-name="Verdana" style:font-name-asian="Verdana" style:font-name-complex="Verdana"/>
    </style:style>
    <style:style style:name="T563_13" style:family="text">
      <style:text-properties style:font-name="Verdana" style:font-name-asian="Verdana" style:font-name-complex="Verdana"/>
    </style:style>
    <style:style style:name="T563_14" style:family="text">
      <style:text-properties style:font-name="Verdana" style:font-name-asian="Verdana" style:font-name-complex="Verdana"/>
    </style:style>
    <style:style style:name="T563_15" style:family="text">
      <style:text-properties style:font-name="Verdana" style:font-name-asian="Verdana" style:font-name-complex="Verdana"/>
    </style:style>
    <style:style style:name="T563_16" style:family="text">
      <style:text-properties style:font-name="Verdana" style:font-name-asian="Verdana" style:font-name-complex="Verdana"/>
    </style:style>
    <style:style style:name="T563_17" style:family="text">
      <style:text-properties style:font-name="Verdana" style:font-name-asian="Verdana" style:font-name-complex="Verdana"/>
    </style:style>
    <style:style style:name="T563_18" style:family="text">
      <style:text-properties style:font-name="Verdana" style:font-name-asian="Verdana" style:font-name-complex="Verdana"/>
    </style:style>
    <style:style style:name="T563_19" style:family="text">
      <style:text-properties style:font-name="Verdana" style:font-name-asian="Verdana" style:font-name-complex="Verdana"/>
    </style:style>
    <style:style style:name="T563_20" style:family="text">
      <style:text-properties style:font-name="Verdana" style:font-name-asian="Verdana" style:font-name-complex="Verdana"/>
    </style:style>
    <style:style style:name="T563_21" style:family="text">
      <style:text-properties style:font-name="Verdana" style:font-name-asian="Verdana" style:font-name-complex="Verdana"/>
    </style:style>
    <style:style style:name="T563_22" style:family="text">
      <style:text-properties style:font-name="Verdana" style:font-name-asian="Verdana" style:font-name-complex="Verdana"/>
    </style:style>
    <style:style style:name="T563_23" style:family="text">
      <style:text-properties style:font-name="Verdana" style:font-name-asian="Verdana" style:font-name-complex="Verdana"/>
    </style:style>
    <style:style style:name="T563_24" style:family="text">
      <style:text-properties style:font-name="Verdana" style:font-name-asian="Verdana" style:font-name-complex="Verdana"/>
    </style:style>
    <style:style style:name="T563_25" style:family="text">
      <style:text-properties style:font-name="Verdana" style:font-name-asian="Verdana" style:font-name-complex="Verdana"/>
    </style:style>
    <style:style style:name="T563_26" style:family="text">
      <style:text-properties style:font-name="Verdana" style:font-name-asian="Verdana" style:font-name-complex="Verdana"/>
    </style:style>
    <style:style style:name="T563_27" style:family="text">
      <style:text-properties style:font-name="Verdana" style:font-name-asian="Verdana" style:font-name-complex="Verdana"/>
    </style:style>
    <style:style style:name="T563_28" style:family="text">
      <style:text-properties style:font-name="Verdana" style:font-name-asian="Verdana" style:font-name-complex="Verdana"/>
    </style:style>
    <style:style style:name="T563_29" style:family="text">
      <style:text-properties style:font-name="Verdana" style:font-name-asian="Verdana" style:font-name-complex="Verdana"/>
    </style:style>
    <style:style style:name="T563_30" style:family="text">
      <style:text-properties style:font-name="Verdana" style:font-name-asian="Verdana" style:font-name-complex="Verdana"/>
    </style:style>
    <style:style style:name="T563_31" style:family="text">
      <style:text-properties style:font-name="Verdana" style:font-name-asian="Verdana" style:font-name-complex="Verdana"/>
    </style:style>
    <style:style style:name="T563_32" style:family="text">
      <style:text-properties style:font-name="Verdana" style:font-name-asian="Verdana" style:font-name-complex="Verdana"/>
    </style:style>
    <style:style style:name="T563_33" style:family="text">
      <style:text-properties style:font-name="Verdana" style:font-name-asian="Verdana" style:font-name-complex="Verdana"/>
    </style:style>
    <style:style style:name="T563_34" style:family="text">
      <style:text-properties style:font-name="Verdana" style:font-name-asian="Verdana" style:font-name-complex="Verdana"/>
    </style:style>
    <style:style style:name="T563_35" style:family="text">
      <style:text-properties style:font-name="Verdana" style:font-name-asian="Verdana" style:font-name-complex="Verdana"/>
    </style:style>
    <style:style style:name="T563_36" style:family="text">
      <style:text-properties style:font-name="Verdana" style:font-name-asian="Verdana" style:font-name-complex="Verdana"/>
    </style:style>
    <style:style style:name="T563_37" style:family="text">
      <style:text-properties style:font-name="Verdana" style:font-name-asian="Verdana" style:font-name-complex="Verdana"/>
    </style:style>
    <style:style style:name="T563_38" style:family="text">
      <style:text-properties style:font-name="Verdana" style:font-name-asian="Verdana" style:font-name-complex="Verdana"/>
    </style:style>
    <style:style style:name="T563_39" style:family="text">
      <style:text-properties style:font-name="Verdana" style:font-name-asian="Verdana" style:font-name-complex="Verdana"/>
    </style:style>
    <style:style style:name="T563_40" style:family="text">
      <style:text-properties style:font-name="Verdana" style:font-name-asian="Verdana" style:font-name-complex="Verdana"/>
    </style:style>
    <style:style style:name="T563_41" style:family="text">
      <style:text-properties style:font-name="Verdana" style:font-name-asian="Verdana" style:font-name-complex="Verdana"/>
    </style:style>
    <style:style style:name="T563_42" style:family="text">
      <style:text-properties style:font-name="Verdana" style:font-name-asian="Verdana" style:font-name-complex="Verdana"/>
    </style:style>
    <style:style style:name="T563_43" style:family="text">
      <style:text-properties style:font-name="Verdana" style:font-name-asian="Verdana" style:font-name-complex="Verdana"/>
    </style:style>
    <style:style style:name="T563_44" style:family="text">
      <style:text-properties style:font-name="Verdana" style:font-name-asian="Verdana" style:font-name-complex="Verdana"/>
    </style:style>
    <style:style style:name="T563_45" style:family="text">
      <style:text-properties style:font-name="Verdana" style:font-name-asian="Verdana" style:font-name-complex="Verdana"/>
    </style:style>
    <style:style style:name="T563_46" style:family="text">
      <style:text-properties style:font-name="Verdana" style:font-name-asian="Verdana" style:font-name-complex="Verdana"/>
    </style:style>
    <style:style style:name="T563_47" style:family="text">
      <style:text-properties style:font-name="Verdana" style:font-name-asian="Verdana" style:font-name-complex="Verdana"/>
    </style:style>
    <style:style style:name="T563_48" style:family="text">
      <style:text-properties style:font-name="Verdana" style:font-name-asian="Verdana" style:font-name-complex="Verdana"/>
    </style:style>
    <style:style style:name="T563_49" style:family="text">
      <style:text-properties style:font-name="Verdana" style:font-name-asian="Verdana" style:font-name-complex="Verdana"/>
    </style:style>
    <style:style style:name="T563_50" style:family="text">
      <style:text-properties style:font-name="Verdana" style:font-name-asian="Verdana" style:font-name-complex="Verdana"/>
    </style:style>
    <style:style style:name="T563_51" style:family="text">
      <style:text-properties style:font-name="Verdana" style:font-name-asian="Verdana" style:font-name-complex="Verdana"/>
    </style:style>
    <style:style style:name="T563_52" style:family="text">
      <style:text-properties style:font-name="Verdana" style:font-name-asian="Verdana" style:font-name-complex="Verdana"/>
    </style:style>
    <style:style style:name="T563_53" style:family="text">
      <style:text-properties style:font-name="Verdana" style:font-name-asian="Verdana" style:font-name-complex="Verdana"/>
    </style:style>
    <style:style style:name="T563_54" style:family="text">
      <style:text-properties style:font-name="Verdana" style:font-name-asian="Verdana" style:font-name-complex="Verdana"/>
    </style:style>
    <style:style style:name="T563_55" style:family="text">
      <style:text-properties style:font-name="Verdana" style:font-name-asian="Verdana" style:font-name-complex="Verdana"/>
    </style:style>
    <style:style style:name="T563_56" style:family="text">
      <style:text-properties style:font-name="Verdana" style:font-name-asian="Verdana" style:font-name-complex="Verdana"/>
    </style:style>
    <style:style style:name="T563_57" style:family="text">
      <style:text-properties style:font-name="Verdana" style:font-name-asian="Verdana" style:font-name-complex="Verdana"/>
    </style:style>
    <style:style style:name="T563_58" style:family="text">
      <style:text-properties style:font-name="Verdana" style:font-name-asian="Verdana" style:font-name-complex="Verdana"/>
    </style:style>
    <style:style style:name="T563_59" style:family="text">
      <style:text-properties style:font-name="Verdana" style:font-name-asian="Verdana" style:font-name-complex="Verdana"/>
    </style:style>
    <style:style style:name="T563_60" style:family="text">
      <style:text-properties style:font-name="Verdana" style:font-name-asian="Verdana" style:font-name-complex="Verdana"/>
    </style:style>
    <style:style style:name="T563_61" style:family="text">
      <style:text-properties style:font-name="Verdana" style:font-name-asian="Verdana" style:font-name-complex="Verdana"/>
    </style:style>
    <style:style style:name="T563_62" style:family="text">
      <style:text-properties style:font-name="Verdana" style:font-name-asian="Verdana" style:font-name-complex="Verdana"/>
    </style:style>
    <style:style style:name="T563_63" style:family="text">
      <style:text-properties style:font-name="Verdana" style:font-name-asian="Verdana" style:font-name-complex="Verdana"/>
    </style:style>
    <style:style style:name="T563_64" style:family="text">
      <style:text-properties style:font-name="Verdana" style:font-name-asian="Verdana" style:font-name-complex="Verdana"/>
    </style:style>
    <style:style style:name="T563_65" style:family="text">
      <style:text-properties style:font-name="Verdana" style:font-name-asian="Verdana" style:font-name-complex="Verdana"/>
    </style:style>
    <style:style style:name="T563_66" style:family="text">
      <style:text-properties style:font-name="Verdana" style:font-name-asian="Verdana" style:font-name-complex="Verdana"/>
    </style:style>
    <style:style style:name="T563_67" style:family="text">
      <style:text-properties style:font-name="Verdana" style:font-name-asian="Verdana" style:font-name-complex="Verdana"/>
    </style:style>
    <style:style style:name="T563_68" style:family="text">
      <style:text-properties style:font-name="Verdana" style:font-name-asian="Verdana" style:font-name-complex="Verdana"/>
    </style:style>
    <style:style style:name="T563_69" style:family="text">
      <style:text-properties style:font-name="Verdana" style:font-name-asian="Verdana" style:font-name-complex="Verdana"/>
    </style:style>
    <style:style style:name="T563_70" style:family="text">
      <style:text-properties style:font-name="Verdana" style:font-name-asian="Verdana" style:font-name-complex="Verdana"/>
    </style:style>
    <style:style style:name="T563_71" style:family="text">
      <style:text-properties style:font-name="Verdana" style:font-name-asian="Verdana" style:font-name-complex="Verdana"/>
    </style:style>
    <style:style style:name="T563_72" style:family="text">
      <style:text-properties style:font-name="Verdana" style:font-name-asian="Verdana" style:font-name-complex="Verdana"/>
    </style:style>
    <style:style style:name="T563_73" style:family="text">
      <style:text-properties style:font-name="Verdana" style:font-name-asian="Verdana" style:font-name-complex="Verdana"/>
    </style:style>
    <style:style style:name="T563_74" style:family="text">
      <style:text-properties style:font-name="Verdana" style:font-name-asian="Verdana" style:font-name-complex="Verdana"/>
    </style:style>
    <style:style style:name="T563_75" style:family="text">
      <style:text-properties style:font-name="Verdana" style:font-name-asian="Verdana" style:font-name-complex="Verdana"/>
    </style:style>
    <style:style style:name="T563_76" style:family="text">
      <style:text-properties style:font-name="Verdana" style:font-name-asian="Verdana" style:font-name-complex="Verdana"/>
    </style:style>
    <style:style style:name="T563_77" style:family="text">
      <style:text-properties style:font-name="Verdana" style:font-name-asian="Verdana" style:font-name-complex="Verdana"/>
    </style:style>
    <style:style style:name="T563_78" style:family="text">
      <style:text-properties style:font-name="Verdana" style:font-name-asian="Verdana" style:font-name-complex="Verdana"/>
    </style:style>
    <style:style style:name="T563_79" style:family="text">
      <style:text-properties style:font-name="Verdana" style:font-name-asian="Verdana" style:font-name-complex="Verdana"/>
    </style:style>
    <style:style style:name="T563_80" style:family="text">
      <style:text-properties style:font-name="Verdana" style:font-name-asian="Verdana" style:font-name-complex="Verdana"/>
    </style:style>
    <style:style style:name="T563_81" style:family="text">
      <style:text-properties style:font-name="Verdana" style:font-name-asian="Verdana" style:font-name-complex="Verdana"/>
    </style:style>
    <style:style style:name="T563_82" style:family="text">
      <style:text-properties style:font-name="Verdana" style:font-name-asian="Verdana" style:font-name-complex="Verdana"/>
    </style:style>
    <style:style style:name="T563_83" style:family="text">
      <style:text-properties style:font-name="Verdana" style:font-name-asian="Verdana" style:font-name-complex="Verdana"/>
    </style:style>
    <style:style style:name="T563_84" style:family="text">
      <style:text-properties style:font-name="Verdana" style:font-name-asian="Verdana" style:font-name-complex="Verdana"/>
    </style:style>
    <style:style style:name="T563_85" style:family="text">
      <style:text-properties style:font-name="Verdana" style:font-name-asian="Verdana" style:font-name-complex="Verdana"/>
    </style:style>
    <style:style style:name="T563_86" style:family="text">
      <style:text-properties style:font-name="Verdana" style:font-name-asian="Verdana" style:font-name-complex="Verdana"/>
    </style:style>
    <style:style style:name="T563_87" style:family="text">
      <style:text-properties style:font-name="Verdana" style:font-name-asian="Verdana" style:font-name-complex="Verdana"/>
    </style:style>
    <style:style style:name="T563_88" style:family="text">
      <style:text-properties style:font-name="Verdana" style:font-name-asian="Verdana" style:font-name-complex="Verdana"/>
    </style:style>
    <style:style style:name="T563_89" style:family="text">
      <style:text-properties style:font-name="Verdana" style:font-name-asian="Verdana" style:font-name-complex="Verdana"/>
    </style:style>
    <style:style style:name="T563_90" style:family="text">
      <style:text-properties style:font-name="Verdana" style:font-name-asian="Verdana" style:font-name-complex="Verdana"/>
    </style:style>
    <style:style style:name="T563_91" style:family="text">
      <style:text-properties style:font-name="Verdana" style:font-name-asian="Verdana" style:font-name-complex="Verdana"/>
    </style:style>
    <style:style style:name="T563_92" style:family="text">
      <style:text-properties style:font-name="Verdana" style:font-name-asian="Verdana" style:font-name-complex="Verdana"/>
    </style:style>
    <style:style style:name="T563_93" style:family="text">
      <style:text-properties style:font-name="Verdana" style:font-name-asian="Verdana" style:font-name-complex="Verdana"/>
    </style:style>
    <style:style style:name="T563_94" style:family="text">
      <style:text-properties style:font-name="Verdana" style:font-name-asian="Verdana" style:font-name-complex="Verdana"/>
    </style:style>
    <style:style style:name="T563_95" style:family="text">
      <style:text-properties style:font-name="Verdana" style:font-name-asian="Verdana" style:font-name-complex="Verdana"/>
    </style:style>
    <style:style style:name="T563_96" style:family="text">
      <style:text-properties style:font-name="Verdana" style:font-name-asian="Verdana" style:font-name-complex="Verdana"/>
    </style:style>
    <style:style style:name="T563_97" style:family="text">
      <style:text-properties style:font-name="Verdana" style:font-name-asian="Verdana" style:font-name-complex="Verdana"/>
    </style:style>
    <style:style style:name="T563_98" style:family="text">
      <style:text-properties style:font-name="Verdana" style:font-name-asian="Verdana" style:font-name-complex="Verdana"/>
    </style:style>
    <style:style style:name="T563_99" style:family="text">
      <style:text-properties style:font-name="Verdana" style:font-name-asian="Verdana" style:font-name-complex="Verdana"/>
    </style:style>
    <style:style style:name="T563_100" style:family="text">
      <style:text-properties style:font-name="Verdana" style:font-name-asian="Verdana" style:font-name-complex="Verdana"/>
    </style:style>
    <style:style style:name="T563_101" style:family="text">
      <style:text-properties style:font-name="Verdana" style:font-name-asian="Verdana" style:font-name-complex="Verdana"/>
    </style:style>
    <style:style style:name="T563_102" style:family="text">
      <style:text-properties style:font-name="Verdana" style:font-name-asian="Verdana" style:font-name-complex="Verdana"/>
    </style:style>
    <style:style style:name="T563_103" style:family="text">
      <style:text-properties style:font-name="Verdana" style:font-name-asian="Verdana" style:font-name-complex="Verdana"/>
    </style:style>
    <style:style style:name="T563_104" style:family="text">
      <style:text-properties style:font-name="Verdana" style:font-name-asian="Verdana" style:font-name-complex="Verdana"/>
    </style:style>
    <style:style style:name="T563_105" style:family="text">
      <style:text-properties style:font-name="Verdana" style:font-name-asian="Verdana" style:font-name-complex="Verdana"/>
    </style:style>
    <style:style style:name="T563_106" style:family="text">
      <style:text-properties style:font-name="Verdana" style:font-name-asian="Verdana" style:font-name-complex="Verdana"/>
    </style:style>
    <style:style style:name="P564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/>
    <style:style style:name="T565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65_3" style:family="text"/>
    <style:style style:name="T565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65_5" style:family="text"/>
    <style:style style:name="T565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65_7" style:family="text"/>
    <style:style style:name="T565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65_9" style:family="text"/>
    <style:style style:name="T565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65_11" style:family="text"/>
    <style:style style:name="T565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65_13" style:family="text"/>
    <style:style style:name="T565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65_15" style:family="text"/>
    <style:style style:name="T565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/>
    <style:style style:name="T566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66_3" style:family="text"/>
    <style:style style:name="T566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66_5" style:family="text"/>
    <style:style style:name="T566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66_7" style:family="text"/>
    <style:style style:name="T566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66_9" style:family="text"/>
    <style:style style:name="T566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66_11" style:family="text"/>
    <style:style style:name="T566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66_13" style:family="text"/>
    <style:style style:name="T566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66_15" style:family="text"/>
    <style:style style:name="T566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66_17" style:family="text"/>
    <style:style style:name="T566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66_19" style:family="text"/>
    <style:style style:name="T566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66_21" style:family="text"/>
    <style:style style:name="T566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66_23" style:family="text"/>
    <style:style style:name="T566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66_25" style:family="text"/>
    <style:style style:name="T566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66_27" style:family="text"/>
    <style:style style:name="T566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66_29" style:family="text"/>
    <style:style style:name="T566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>
      <style:text-properties style:font-name="Verdana" style:font-name-asian="Verdana" style:font-name-complex="Verdana"/>
    </style:style>
    <style:style style:name="P568" style:family="paragraph" style:parent-style-name="Standard">
      <style:paragraph-properties fo:break-before="auto" fo:line-height="115%" style:writing-mode="lr-tb"/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69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69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69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69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69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69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69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69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>
      <style:text-properties style:font-name="Verdana" style:font-name-asian="Verdana" style:font-name-complex="Verdana"/>
    </style:style>
    <style:style style:name="T570_2" style:family="text">
      <style:text-properties style:font-name="Verdana" style:font-name-asian="Verdana" style:font-name-complex="Verdana"/>
    </style:style>
    <style:style style:name="T570_3" style:family="text">
      <style:text-properties style:font-name="Verdana" style:font-name-asian="Verdana" style:font-name-complex="Verdana"/>
    </style:style>
    <style:style style:name="T570_4" style:family="text">
      <style:text-properties style:font-name="Verdana" style:font-name-asian="Verdana" style:font-name-complex="Verdana"/>
    </style:style>
    <style:style style:name="T570_5" style:family="text">
      <style:text-properties style:font-name="Verdana" style:font-name-asian="Verdana" style:font-name-complex="Verdana"/>
    </style:style>
    <style:style style:name="T570_6" style:family="text">
      <style:text-properties style:font-name="Verdana" style:font-name-asian="Verdana" style:font-name-complex="Verdana"/>
    </style:style>
    <style:style style:name="T570_7" style:family="text">
      <style:text-properties style:font-name="Verdana" style:font-name-asian="Verdana" style:font-name-complex="Verdana"/>
    </style:style>
    <style:style style:name="T570_8" style:family="text">
      <style:text-properties style:font-name="Verdana" style:font-name-asian="Verdana" style:font-name-complex="Verdana"/>
    </style:style>
    <style:style style:name="T570_9" style:family="text">
      <style:text-properties style:font-name="Verdana" style:font-name-asian="Verdana" style:font-name-complex="Verdana"/>
    </style:style>
    <style:style style:name="T570_10" style:family="text">
      <style:text-properties style:font-name="Verdana" style:font-name-asian="Verdana" style:font-name-complex="Verdana"/>
    </style:style>
    <style:style style:name="T570_11" style:family="text">
      <style:text-properties style:font-name="Verdana" style:font-name-asian="Verdana" style:font-name-complex="Verdana"/>
    </style:style>
    <style:style style:name="T570_12" style:family="text">
      <style:text-properties style:font-name="Verdana" style:font-name-asian="Verdana" style:font-name-complex="Verdana"/>
    </style:style>
    <style:style style:name="T570_13" style:family="text">
      <style:text-properties style:font-name="Verdana" style:font-name-asian="Verdana" style:font-name-complex="Verdana"/>
    </style:style>
    <style:style style:name="T570_14" style:family="text">
      <style:text-properties style:font-name="Verdana" style:font-name-asian="Verdana" style:font-name-complex="Verdana"/>
    </style:style>
    <style:style style:name="T570_15" style:family="text">
      <style:text-properties style:font-name="Verdana" style:font-name-asian="Verdana" style:font-name-complex="Verdana"/>
    </style:style>
    <style:style style:name="T570_16" style:family="text">
      <style:text-properties style:font-name="Verdana" style:font-name-asian="Verdana" style:font-name-complex="Verdana"/>
    </style:style>
    <style:style style:name="T570_17" style:family="text">
      <style:text-properties style:font-name="Verdana" style:font-name-asian="Verdana" style:font-name-complex="Verdana"/>
    </style:style>
    <style:style style:name="T570_18" style:family="text">
      <style:text-properties style:font-name="Verdana" style:font-name-asian="Verdana" style:font-name-complex="Verdana"/>
    </style:style>
    <style:style style:name="T570_19" style:family="text">
      <style:text-properties style:font-name="Verdana" style:font-name-asian="Verdana" style:font-name-complex="Verdana"/>
    </style:style>
    <style:style style:name="T570_20" style:family="text">
      <style:text-properties style:font-name="Verdana" style:font-name-asian="Verdana" style:font-name-complex="Verdana"/>
    </style:style>
    <style:style style:name="T570_21" style:family="text">
      <style:text-properties style:font-name="Verdana" style:font-name-asian="Verdana" style:font-name-complex="Verdana"/>
    </style:style>
    <style:style style:name="T570_22" style:family="text">
      <style:text-properties style:font-name="Verdana" style:font-name-asian="Verdana" style:font-name-complex="Verdana"/>
    </style:style>
    <style:style style:name="T570_23" style:family="text">
      <style:text-properties style:font-name="Verdana" style:font-name-asian="Verdana" style:font-name-complex="Verdana"/>
    </style:style>
    <style:style style:name="T570_24" style:family="text">
      <style:text-properties style:font-name="Verdana" style:font-name-asian="Verdana" style:font-name-complex="Verdana"/>
    </style:style>
    <style:style style:name="T570_25" style:family="text">
      <style:text-properties style:font-name="Verdana" style:font-name-asian="Verdana" style:font-name-complex="Verdana"/>
    </style:style>
    <style:style style:name="T570_26" style:family="text">
      <style:text-properties style:font-name="Verdana" style:font-name-asian="Verdana" style:font-name-complex="Verdana"/>
    </style:style>
    <style:style style:name="T570_27" style:family="text">
      <style:text-properties style:font-name="Verdana" style:font-name-asian="Verdana" style:font-name-complex="Verdana"/>
    </style:style>
    <style:style style:name="T570_28" style:family="text">
      <style:text-properties style:font-name="Verdana" style:font-name-asian="Verdana" style:font-name-complex="Verdana"/>
    </style:style>
    <style:style style:name="T570_29" style:family="text">
      <style:text-properties style:font-name="Verdana" style:font-name-asian="Verdana" style:font-name-complex="Verdana"/>
    </style:style>
    <style:style style:name="T570_30" style:family="text">
      <style:text-properties style:font-name="Verdana" style:font-name-asian="Verdana" style:font-name-complex="Verdana"/>
    </style:style>
    <style:style style:name="T570_31" style:family="text">
      <style:text-properties style:font-name="Verdana" style:font-name-asian="Verdana" style:font-name-complex="Verdana"/>
    </style:style>
    <style:style style:name="T570_32" style:family="text">
      <style:text-properties style:font-name="Verdana" style:font-name-asian="Verdana" style:font-name-complex="Verdana"/>
    </style:style>
    <style:style style:name="T570_33" style:family="text">
      <style:text-properties style:font-name="Verdana" style:font-name-asian="Verdana" style:font-name-complex="Verdana"/>
    </style:style>
    <style:style style:name="T570_34" style:family="text">
      <style:text-properties style:font-name="Verdana" style:font-name-asian="Verdana" style:font-name-complex="Verdana"/>
    </style:style>
    <style:style style:name="T570_35" style:family="text">
      <style:text-properties style:font-name="Verdana" style:font-name-asian="Verdana" style:font-name-complex="Verdana"/>
    </style:style>
    <style:style style:name="T570_36" style:family="text">
      <style:text-properties style:font-name="Verdana" style:font-name-asian="Verdana" style:font-name-complex="Verdana"/>
    </style:style>
    <style:style style:name="T570_37" style:family="text">
      <style:text-properties style:font-name="Verdana" style:font-name-asian="Verdana" style:font-name-complex="Verdana"/>
    </style:style>
    <style:style style:name="T570_38" style:family="text">
      <style:text-properties style:font-name="Verdana" style:font-name-asian="Verdana" style:font-name-complex="Verdana"/>
    </style:style>
    <style:style style:name="T570_39" style:family="text">
      <style:text-properties style:font-name="Verdana" style:font-name-asian="Verdana" style:font-name-complex="Verdana"/>
    </style:style>
    <style:style style:name="T570_40" style:family="text">
      <style:text-properties style:font-name="Verdana" style:font-name-asian="Verdana" style:font-name-complex="Verdana"/>
    </style:style>
    <style:style style:name="T570_41" style:family="text">
      <style:text-properties style:font-name="Verdana" style:font-name-asian="Verdana" style:font-name-complex="Verdana"/>
    </style:style>
    <style:style style:name="T570_42" style:family="text">
      <style:text-properties style:font-name="Verdana" style:font-name-asian="Verdana" style:font-name-complex="Verdana"/>
    </style:style>
    <style:style style:name="T570_43" style:family="text">
      <style:text-properties style:font-name="Verdana" style:font-name-asian="Verdana" style:font-name-complex="Verdana"/>
    </style:style>
    <style:style style:name="T570_44" style:family="text">
      <style:text-properties style:font-name="Verdana" style:font-name-asian="Verdana" style:font-name-complex="Verdana"/>
    </style:style>
    <style:style style:name="T570_45" style:family="text">
      <style:text-properties style:font-name="Verdana" style:font-name-asian="Verdana" style:font-name-complex="Verdana"/>
    </style:style>
    <style:style style:name="T570_46" style:family="text">
      <style:text-properties style:font-name="Verdana" style:font-name-asian="Verdana" style:font-name-complex="Verdana"/>
    </style:style>
    <style:style style:name="T570_47" style:family="text">
      <style:text-properties style:font-name="Verdana" style:font-name-asian="Verdana" style:font-name-complex="Verdana"/>
    </style:style>
    <style:style style:name="T570_48" style:family="text">
      <style:text-properties style:font-name="Verdana" style:font-name-asian="Verdana" style:font-name-complex="Verdana"/>
    </style:style>
    <style:style style:name="T570_49" style:family="text">
      <style:text-properties style:font-name="Verdana" style:font-name-asian="Verdana" style:font-name-complex="Verdana"/>
    </style:style>
    <style:style style:name="T570_50" style:family="text">
      <style:text-properties style:font-name="Verdana" style:font-name-asian="Verdana" style:font-name-complex="Verdana"/>
    </style:style>
    <style:style style:name="T570_51" style:family="text">
      <style:text-properties style:font-name="Verdana" style:font-name-asian="Verdana" style:font-name-complex="Verdana"/>
    </style:style>
    <style:style style:name="T570_52" style:family="text">
      <style:text-properties style:font-name="Verdana" style:font-name-asian="Verdana" style:font-name-complex="Verdana"/>
    </style:style>
    <style:style style:name="T570_53" style:family="text">
      <style:text-properties style:font-name="Verdana" style:font-name-asian="Verdana" style:font-name-complex="Verdana"/>
    </style:style>
    <style:style style:name="T570_54" style:family="text">
      <style:text-properties style:font-name="Verdana" style:font-name-asian="Verdana" style:font-name-complex="Verdana"/>
    </style:style>
    <style:style style:name="T570_55" style:family="text">
      <style:text-properties style:font-name="Verdana" style:font-name-asian="Verdana" style:font-name-complex="Verdana"/>
    </style:style>
    <style:style style:name="T570_56" style:family="text">
      <style:text-properties style:font-name="Verdana" style:font-name-asian="Verdana" style:font-name-complex="Verdana"/>
    </style:style>
    <style:style style:name="T570_57" style:family="text">
      <style:text-properties style:font-name="Verdana" style:font-name-asian="Verdana" style:font-name-complex="Verdana"/>
    </style:style>
    <style:style style:name="T570_58" style:family="text">
      <style:text-properties style:font-name="Verdana" style:font-name-asian="Verdana" style:font-name-complex="Verdana"/>
    </style:style>
    <style:style style:name="T570_59" style:family="text">
      <style:text-properties style:font-name="Verdana" style:font-name-asian="Verdana" style:font-name-complex="Verdana"/>
    </style:style>
    <style:style style:name="T570_60" style:family="text">
      <style:text-properties style:font-name="Verdana" style:font-name-asian="Verdana" style:font-name-complex="Verdana"/>
    </style:style>
    <style:style style:name="T570_61" style:family="text">
      <style:text-properties style:font-name="Verdana" style:font-name-asian="Verdana" style:font-name-complex="Verdana"/>
    </style:style>
    <style:style style:name="T570_62" style:family="text">
      <style:text-properties style:font-name="Verdana" style:font-name-asian="Verdana" style:font-name-complex="Verdana"/>
    </style:style>
    <style:style style:name="T570_63" style:family="text">
      <style:text-properties style:font-name="Verdana" style:font-name-asian="Verdana" style:font-name-complex="Verdana"/>
    </style:style>
    <style:style style:name="T570_64" style:family="text">
      <style:text-properties style:font-name="Verdana" style:font-name-asian="Verdana" style:font-name-complex="Verdana"/>
    </style:style>
    <style:style style:name="T570_65" style:family="text">
      <style:text-properties style:font-name="Verdana" style:font-name-asian="Verdana" style:font-name-complex="Verdana"/>
    </style:style>
    <style:style style:name="T570_66" style:family="text">
      <style:text-properties style:font-name="Verdana" style:font-name-asian="Verdana" style:font-name-complex="Verdana"/>
    </style:style>
    <style:style style:name="T570_67" style:family="text">
      <style:text-properties style:font-name="Verdana" style:font-name-asian="Verdana" style:font-name-complex="Verdana"/>
    </style:style>
    <style:style style:name="T570_68" style:family="text">
      <style:text-properties style:font-name="Verdana" style:font-name-asian="Verdana" style:font-name-complex="Verdana"/>
    </style:style>
    <style:style style:name="T570_69" style:family="text">
      <style:text-properties style:font-name="Verdana" style:font-name-asian="Verdana" style:font-name-complex="Verdana"/>
    </style:style>
    <style:style style:name="T570_70" style:family="text">
      <style:text-properties style:font-name="Verdana" style:font-name-asian="Verdana" style:font-name-complex="Verdana"/>
    </style:style>
    <style:style style:name="T570_71" style:family="text">
      <style:text-properties style:font-name="Verdana" style:font-name-asian="Verdana" style:font-name-complex="Verdana"/>
    </style:style>
    <style:style style:name="T570_72" style:family="text">
      <style:text-properties style:font-name="Verdana" style:font-name-asian="Verdana" style:font-name-complex="Verdana"/>
    </style:style>
    <style:style style:name="T570_73" style:family="text">
      <style:text-properties style:font-name="Verdana" style:font-name-asian="Verdana" style:font-name-complex="Verdana"/>
    </style:style>
    <style:style style:name="T570_74" style:family="text">
      <style:text-properties style:font-name="Verdana" style:font-name-asian="Verdana" style:font-name-complex="Verdana"/>
    </style:style>
    <style:style style:name="T570_75" style:family="text">
      <style:text-properties style:font-name="Verdana" style:font-name-asian="Verdana" style:font-name-complex="Verdana"/>
    </style:style>
    <style:style style:name="T570_76" style:family="text">
      <style:text-properties style:font-name="Verdana" style:font-name-asian="Verdana" style:font-name-complex="Verdana"/>
    </style:style>
    <style:style style:name="T570_77" style:family="text">
      <style:text-properties style:font-name="Verdana" style:font-name-asian="Verdana" style:font-name-complex="Verdana"/>
    </style:style>
    <style:style style:name="T570_78" style:family="text">
      <style:text-properties style:font-name="Verdana" style:font-name-asian="Verdana" style:font-name-complex="Verdana"/>
    </style:style>
    <style:style style:name="T570_79" style:family="text">
      <style:text-properties style:font-name="Verdana" style:font-name-asian="Verdana" style:font-name-complex="Verdana"/>
    </style:style>
    <style:style style:name="T570_80" style:family="text">
      <style:text-properties style:font-name="Verdana" style:font-name-asian="Verdana" style:font-name-complex="Verdana"/>
    </style:style>
    <style:style style:name="T570_81" style:family="text">
      <style:text-properties style:font-name="Verdana" style:font-name-asian="Verdana" style:font-name-complex="Verdana"/>
    </style:style>
    <style:style style:name="T570_82" style:family="text">
      <style:text-properties style:font-name="Verdana" style:font-name-asian="Verdana" style:font-name-complex="Verdana"/>
    </style:style>
    <style:style style:name="P571" style:family="paragraph" style:parent-style-name="Standard">
      <style:paragraph-properties fo:break-before="auto" fo:line-height="115%" style:writing-mode="lr-tb"/>
    </style:style>
    <style:style style:name="T571_1" style:family="text">
      <style:text-properties style:font-name="Verdana" style:font-name-asian="Verdana" style:font-name-complex="Verdana"/>
    </style:style>
    <style:style style:name="T571_2" style:family="text">
      <style:text-properties style:font-name="Verdana" style:font-name-asian="Verdana" style:font-name-complex="Verdana"/>
    </style:style>
    <style:style style:name="T571_3" style:family="text">
      <style:text-properties style:font-name="Verdana" style:font-name-asian="Verdana" style:font-name-complex="Verdana"/>
    </style:style>
    <style:style style:name="T571_4" style:family="text">
      <style:text-properties style:font-name="Verdana" style:font-name-asian="Verdana" style:font-name-complex="Verdana"/>
    </style:style>
    <style:style style:name="T571_5" style:family="text">
      <style:text-properties style:font-name="Verdana" style:font-name-asian="Verdana" style:font-name-complex="Verdana"/>
    </style:style>
    <style:style style:name="T571_6" style:family="text">
      <style:text-properties style:font-name="Verdana" style:font-name-asian="Verdana" style:font-name-complex="Verdana"/>
    </style:style>
    <style:style style:name="T571_7" style:family="text">
      <style:text-properties style:font-name="Verdana" style:font-name-asian="Verdana" style:font-name-complex="Verdana"/>
    </style:style>
    <style:style style:name="T571_8" style:family="text">
      <style:text-properties style:font-name="Verdana" style:font-name-asian="Verdana" style:font-name-complex="Verdana"/>
    </style:style>
    <style:style style:name="T571_9" style:family="text">
      <style:text-properties style:font-name="Verdana" style:font-name-asian="Verdana" style:font-name-complex="Verdana"/>
    </style:style>
    <style:style style:name="T571_10" style:family="text">
      <style:text-properties style:font-name="Verdana" style:font-name-asian="Verdana" style:font-name-complex="Verdana"/>
    </style:style>
    <style:style style:name="T571_11" style:family="text">
      <style:text-properties style:font-name="Verdana" style:font-name-asian="Verdana" style:font-name-complex="Verdana"/>
    </style:style>
    <style:style style:name="T571_12" style:family="text">
      <style:text-properties style:font-name="Verdana" style:font-name-asian="Verdana" style:font-name-complex="Verdana"/>
    </style:style>
    <style:style style:name="T571_13" style:family="text">
      <style:text-properties style:font-name="Verdana" style:font-name-asian="Verdana" style:font-name-complex="Verdana"/>
    </style:style>
    <style:style style:name="T571_14" style:family="text">
      <style:text-properties style:font-name="Verdana" style:font-name-asian="Verdana" style:font-name-complex="Verdana"/>
    </style:style>
    <style:style style:name="T571_15" style:family="text">
      <style:text-properties style:font-name="Verdana" style:font-name-asian="Verdana" style:font-name-complex="Verdana"/>
    </style:style>
    <style:style style:name="T571_16" style:family="text">
      <style:text-properties style:font-name="Verdana" style:font-name-asian="Verdana" style:font-name-complex="Verdana"/>
    </style:style>
    <style:style style:name="T571_17" style:family="text">
      <style:text-properties style:font-name="Verdana" style:font-name-asian="Verdana" style:font-name-complex="Verdana"/>
    </style:style>
    <style:style style:name="T571_18" style:family="text">
      <style:text-properties style:font-name="Verdana" style:font-name-asian="Verdana" style:font-name-complex="Verdana"/>
    </style:style>
    <style:style style:name="T571_19" style:family="text">
      <style:text-properties style:font-name="Verdana" style:font-name-asian="Verdana" style:font-name-complex="Verdana"/>
    </style:style>
    <style:style style:name="T571_20" style:family="text">
      <style:text-properties style:font-name="Verdana" style:font-name-asian="Verdana" style:font-name-complex="Verdana"/>
    </style:style>
    <style:style style:name="T571_21" style:family="text">
      <style:text-properties style:font-name="Verdana" style:font-name-asian="Verdana" style:font-name-complex="Verdana"/>
    </style:style>
    <style:style style:name="T571_22" style:family="text">
      <style:text-properties style:font-name="Verdana" style:font-name-asian="Verdana" style:font-name-complex="Verdana"/>
    </style:style>
    <style:style style:name="T571_23" style:family="text">
      <style:text-properties style:font-name="Verdana" style:font-name-asian="Verdana" style:font-name-complex="Verdana"/>
    </style:style>
    <style:style style:name="T571_24" style:family="text">
      <style:text-properties style:font-name="Verdana" style:font-name-asian="Verdana" style:font-name-complex="Verdana"/>
    </style:style>
    <style:style style:name="T571_25" style:family="text">
      <style:text-properties style:font-name="Verdana" style:font-name-asian="Verdana" style:font-name-complex="Verdana"/>
    </style:style>
    <style:style style:name="T571_26" style:family="text">
      <style:text-properties style:font-name="Verdana" style:font-name-asian="Verdana" style:font-name-complex="Verdana"/>
    </style:style>
    <style:style style:name="T571_27" style:family="text">
      <style:text-properties style:font-name="Verdana" style:font-name-asian="Verdana" style:font-name-complex="Verdana"/>
    </style:style>
    <style:style style:name="T571_28" style:family="text">
      <style:text-properties style:font-name="Verdana" style:font-name-asian="Verdana" style:font-name-complex="Verdana"/>
    </style:style>
    <style:style style:name="T571_29" style:family="text">
      <style:text-properties style:font-name="Verdana" style:font-name-asian="Verdana" style:font-name-complex="Verdana"/>
    </style:style>
    <style:style style:name="T571_30" style:family="text">
      <style:text-properties style:font-name="Verdana" style:font-name-asian="Verdana" style:font-name-complex="Verdana"/>
    </style:style>
    <style:style style:name="T571_31" style:family="text">
      <style:text-properties style:font-name="Verdana" style:font-name-asian="Verdana" style:font-name-complex="Verdana"/>
    </style:style>
    <style:style style:name="T571_32" style:family="text">
      <style:text-properties style:font-name="Verdana" style:font-name-asian="Verdana" style:font-name-complex="Verdana"/>
    </style:style>
    <style:style style:name="T571_33" style:family="text">
      <style:text-properties style:font-name="Verdana" style:font-name-asian="Verdana" style:font-name-complex="Verdana"/>
    </style:style>
    <style:style style:name="T571_34" style:family="text">
      <style:text-properties style:font-name="Verdana" style:font-name-asian="Verdana" style:font-name-complex="Verdana"/>
    </style:style>
    <style:style style:name="T571_35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36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37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38" style:family="text">
      <style:text-properties style:font-name="Verdana" style:font-name-asian="Verdana" style:font-name-complex="Verdana"/>
    </style:style>
    <style:style style:name="T571_39" style:family="text">
      <style:text-properties style:font-name="Verdana" style:font-name-asian="Verdana" style:font-name-complex="Verdana"/>
    </style:style>
    <style:style style:name="T571_40" style:family="text">
      <style:text-properties style:font-name="Verdana" style:font-name-asian="Verdana" style:font-name-complex="Verdana"/>
    </style:style>
    <style:style style:name="T571_41" style:family="text">
      <style:text-properties style:font-name="Verdana" style:font-name-asian="Verdana" style:font-name-complex="Verdana"/>
    </style:style>
    <style:style style:name="T571_42" style:family="text">
      <style:text-properties style:font-name="Verdana" style:font-name-asian="Verdana" style:font-name-complex="Verdana"/>
    </style:style>
    <style:style style:name="T571_43" style:family="text">
      <style:text-properties fo:font-style="italic" style:font-style-asian="italic" style:font-style-complex="italic" fo:color="#674ea7" style:font-name="Verdana" style:font-name-asian="Verdana" style:font-name-complex="Verdana" fo:font-weight="bold" style:font-weight-asian="bold" style:font-weight-complex="bold"/>
    </style:style>
    <style:style style:name="T571_44" style:family="text">
      <style:text-properties fo:font-style="italic" style:font-style-asian="italic" style:font-style-complex="italic" fo:color="#674ea7" style:font-name="Verdana" style:font-name-asian="Verdana" style:font-name-complex="Verdana" fo:font-weight="bold" style:font-weight-asian="bold" style:font-weight-complex="bold"/>
    </style:style>
    <style:style style:name="T571_45" style:family="text">
      <style:text-properties fo:font-style="italic" style:font-style-asian="italic" style:font-style-complex="italic" fo:color="#674ea7" style:font-name="Verdana" style:font-name-asian="Verdana" style:font-name-complex="Verdana" fo:font-weight="bold" style:font-weight-asian="bold" style:font-weight-complex="bold"/>
    </style:style>
    <style:style style:name="T571_46" style:family="text">
      <style:text-properties style:font-name="Verdana" style:font-name-asian="Verdana" style:font-name-complex="Verdana"/>
    </style:style>
    <style:style style:name="T571_47" style:family="text">
      <style:text-properties style:font-name="Verdana" style:font-name-asian="Verdana" style:font-name-complex="Verdana"/>
    </style:style>
    <style:style style:name="T571_48" style:family="text">
      <style:text-properties style:font-name="Verdana" style:font-name-asian="Verdana" style:font-name-complex="Verdana"/>
    </style:style>
    <style:style style:name="T571_49" style:family="text">
      <style:text-properties style:font-name="Verdana" style:font-name-asian="Verdana" style:font-name-complex="Verdana"/>
    </style:style>
    <style:style style:name="T571_50" style:family="text">
      <style:text-properties style:font-name="Verdana" style:font-name-asian="Verdana" style:font-name-complex="Verdana"/>
    </style:style>
    <style:style style:name="T571_51" style:family="text">
      <style:text-properties style:font-name="Verdana" style:font-name-asian="Verdana" style:font-name-complex="Verdana"/>
    </style:style>
    <style:style style:name="T571_52" style:family="text">
      <style:text-properties style:font-name="Verdana" style:font-name-asian="Verdana" style:font-name-complex="Verdana"/>
    </style:style>
    <style:style style:name="T571_53" style:family="text">
      <style:text-properties style:font-name="Verdana" style:font-name-asian="Verdana" style:font-name-complex="Verdana"/>
    </style:style>
    <style:style style:name="T571_54" style:family="text">
      <style:text-properties style:font-name="Verdana" style:font-name-asian="Verdana" style:font-name-complex="Verdana"/>
    </style:style>
    <style:style style:name="T571_55" style:family="text">
      <style:text-properties style:font-name="Verdana" style:font-name-asian="Verdana" style:font-name-complex="Verdana"/>
    </style:style>
    <style:style style:name="T571_56" style:family="text">
      <style:text-properties style:font-name="Verdana" style:font-name-asian="Verdana" style:font-name-complex="Verdana"/>
    </style:style>
    <style:style style:name="T571_57" style:family="text">
      <style:text-properties style:font-name="Verdana" style:font-name-asian="Verdana" style:font-name-complex="Verdana"/>
    </style:style>
    <style:style style:name="T571_58" style:family="text">
      <style:text-properties style:font-name="Verdana" style:font-name-asian="Verdana" style:font-name-complex="Verdana"/>
    </style:style>
    <style:style style:name="T571_59" style:family="text">
      <style:text-properties style:font-name="Verdana" style:font-name-asian="Verdana" style:font-name-complex="Verdana"/>
    </style:style>
    <style:style style:name="T571_60" style:family="text">
      <style:text-properties style:font-name="Verdana" style:font-name-asian="Verdana" style:font-name-complex="Verdana"/>
    </style:style>
    <style:style style:name="T571_61" style:family="text">
      <style:text-properties style:font-name="Verdana" style:font-name-asian="Verdana" style:font-name-complex="Verdana"/>
    </style:style>
    <style:style style:name="T571_62" style:family="text">
      <style:text-properties style:font-name="Verdana" style:font-name-asian="Verdana" style:font-name-complex="Verdana"/>
    </style:style>
    <style:style style:name="T571_63" style:family="text">
      <style:text-properties style:font-name="Verdana" style:font-name-asian="Verdana" style:font-name-complex="Verdana"/>
    </style:style>
    <style:style style:name="T571_64" style:family="text">
      <style:text-properties style:font-name="Verdana" style:font-name-asian="Verdana" style:font-name-complex="Verdana"/>
    </style:style>
    <style:style style:name="T571_65" style:family="text">
      <style:text-properties style:font-name="Verdana" style:font-name-asian="Verdana" style:font-name-complex="Verdana"/>
    </style:style>
    <style:style style:name="T571_66" style:family="text">
      <style:text-properties style:font-name="Verdana" style:font-name-asian="Verdana" style:font-name-complex="Verdana"/>
    </style:style>
    <style:style style:name="T571_67" style:family="text">
      <style:text-properties style:font-name="Verdana" style:font-name-asian="Verdana" style:font-name-complex="Verdana"/>
    </style:style>
    <style:style style:name="T571_68" style:family="text">
      <style:text-properties style:font-name="Verdana" style:font-name-asian="Verdana" style:font-name-complex="Verdana"/>
    </style:style>
    <style:style style:name="T571_69" style:family="text">
      <style:text-properties style:font-name="Verdana" style:font-name-asian="Verdana" style:font-name-complex="Verdana"/>
    </style:style>
    <style:style style:name="T571_70" style:family="text">
      <style:text-properties style:font-name="Verdana" style:font-name-asian="Verdana" style:font-name-complex="Verdana"/>
    </style:style>
    <style:style style:name="T571_71" style:family="text">
      <style:text-properties style:font-name="Verdana" style:font-name-asian="Verdana" style:font-name-complex="Verdana"/>
    </style:style>
    <style:style style:name="T571_72" style:family="text">
      <style:text-properties style:font-name="Verdana" style:font-name-asian="Verdana" style:font-name-complex="Verdana"/>
    </style:style>
    <style:style style:name="T571_73" style:family="text">
      <style:text-properties style:font-name="Verdana" style:font-name-asian="Verdana" style:font-name-complex="Verdana"/>
    </style:style>
    <style:style style:name="T571_74" style:family="text">
      <style:text-properties style:font-name="Verdana" style:font-name-asian="Verdana" style:font-name-complex="Verdana"/>
    </style:style>
    <style:style style:name="T571_75" style:family="text">
      <style:text-properties style:font-name="Verdana" style:font-name-asian="Verdana" style:font-name-complex="Verdana"/>
    </style:style>
    <style:style style:name="T571_76" style:family="text">
      <style:text-properties style:font-name="Verdana" style:font-name-asian="Verdana" style:font-name-complex="Verdana"/>
    </style:style>
    <style:style style:name="T571_77" style:family="text">
      <style:text-properties style:font-name="Verdana" style:font-name-asian="Verdana" style:font-name-complex="Verdana"/>
    </style:style>
    <style:style style:name="T571_78" style:family="text">
      <style:text-properties style:font-name="Verdana" style:font-name-asian="Verdana" style:font-name-complex="Verdana"/>
    </style:style>
    <style:style style:name="T571_79" style:family="text">
      <style:text-properties style:font-name="Verdana" style:font-name-asian="Verdana" style:font-name-complex="Verdana"/>
    </style:style>
    <style:style style:name="T571_80" style:family="text">
      <style:text-properties style:font-name="Verdana" style:font-name-asian="Verdana" style:font-name-complex="Verdana"/>
    </style:style>
    <style:style style:name="T571_81" style:family="text">
      <style:text-properties style:font-name="Verdana" style:font-name-asian="Verdana" style:font-name-complex="Verdana"/>
    </style:style>
    <style:style style:name="T571_82" style:family="text">
      <style:text-properties style:font-name="Verdana" style:font-name-asian="Verdana" style:font-name-complex="Verdana"/>
    </style:style>
    <style:style style:name="T571_83" style:family="text">
      <style:text-properties style:font-name="Verdana" style:font-name-asian="Verdana" style:font-name-complex="Verdana"/>
    </style:style>
    <style:style style:name="T571_84" style:family="text">
      <style:text-properties style:font-name="Verdana" style:font-name-asian="Verdana" style:font-name-complex="Verdana"/>
    </style:style>
    <style:style style:name="T571_85" style:family="text">
      <style:text-properties style:font-name="Verdana" style:font-name-asian="Verdana" style:font-name-complex="Verdana"/>
    </style:style>
    <style:style style:name="T571_86" style:family="text">
      <style:text-properties style:font-name="Verdana" style:font-name-asian="Verdana" style:font-name-complex="Verdana"/>
    </style:style>
    <style:style style:name="T571_87" style:family="text">
      <style:text-properties style:font-name="Verdana" style:font-name-asian="Verdana" style:font-name-complex="Verdana"/>
    </style:style>
    <style:style style:name="T571_88" style:family="text">
      <style:text-properties style:font-name="Verdana" style:font-name-asian="Verdana" style:font-name-complex="Verdana"/>
    </style:style>
    <style:style style:name="T571_89" style:family="text">
      <style:text-properties style:font-name="Verdana" style:font-name-asian="Verdana" style:font-name-complex="Verdana"/>
    </style:style>
    <style:style style:name="T571_90" style:family="text">
      <style:text-properties style:font-name="Verdana" style:font-name-asian="Verdana" style:font-name-complex="Verdana"/>
    </style:style>
    <style:style style:name="T571_91" style:family="text">
      <style:text-properties style:font-name="Verdana" style:font-name-asian="Verdana" style:font-name-complex="Verdana"/>
    </style:style>
    <style:style style:name="T571_92" style:family="text">
      <style:text-properties style:font-name="Verdana" style:font-name-asian="Verdana" style:font-name-complex="Verdana"/>
    </style:style>
    <style:style style:name="T571_93" style:family="text">
      <style:text-properties style:font-name="Verdana" style:font-name-asian="Verdana" style:font-name-complex="Verdana"/>
    </style:style>
    <style:style style:name="T571_94" style:family="text">
      <style:text-properties style:font-name="Verdana" style:font-name-asian="Verdana" style:font-name-complex="Verdana"/>
    </style:style>
    <style:style style:name="T571_95" style:family="text">
      <style:text-properties style:font-name="Verdana" style:font-name-asian="Verdana" style:font-name-complex="Verdana"/>
    </style:style>
    <style:style style:name="T571_96" style:family="text">
      <style:text-properties style:font-name="Verdana" style:font-name-asian="Verdana" style:font-name-complex="Verdana"/>
    </style:style>
    <style:style style:name="T571_97" style:family="text">
      <style:text-properties style:font-name="Verdana" style:font-name-asian="Verdana" style:font-name-complex="Verdana"/>
    </style:style>
    <style:style style:name="T571_98" style:family="text">
      <style:text-properties style:font-name="Verdana" style:font-name-asian="Verdana" style:font-name-complex="Verdana"/>
    </style:style>
    <style:style style:name="T571_99" style:family="text">
      <style:text-properties style:font-name="Verdana" style:font-name-asian="Verdana" style:font-name-complex="Verdana"/>
    </style:style>
    <style:style style:name="T571_100" style:family="text">
      <style:text-properties style:font-name="Verdana" style:font-name-asian="Verdana" style:font-name-complex="Verdana"/>
    </style:style>
    <style:style style:name="T571_101" style:family="text">
      <style:text-properties style:font-name="Verdana" style:font-name-asian="Verdana" style:font-name-complex="Verdana"/>
    </style:style>
    <style:style style:name="T571_102" style:family="text">
      <style:text-properties style:font-name="Verdana" style:font-name-asian="Verdana" style:font-name-complex="Verdana"/>
    </style:style>
    <style:style style:name="T571_103" style:family="text">
      <style:text-properties style:font-name="Verdana" style:font-name-asian="Verdana" style:font-name-complex="Verdana"/>
    </style:style>
    <style:style style:name="T571_104" style:family="text">
      <style:text-properties style:font-name="Verdana" style:font-name-asian="Verdana" style:font-name-complex="Verdana"/>
    </style:style>
    <style:style style:name="T571_105" style:family="text">
      <style:text-properties style:font-name="Verdana" style:font-name-asian="Verdana" style:font-name-complex="Verdana"/>
    </style:style>
    <style:style style:name="T571_106" style:family="text">
      <style:text-properties style:font-name="Verdana" style:font-name-asian="Verdana" style:font-name-complex="Verdana"/>
    </style:style>
    <style:style style:name="T571_107" style:family="text">
      <style:text-properties style:font-name="Verdana" style:font-name-asian="Verdana" style:font-name-complex="Verdana"/>
    </style:style>
    <style:style style:name="T571_108" style:family="text">
      <style:text-properties style:font-name="Verdana" style:font-name-asian="Verdana" style:font-name-complex="Verdana"/>
    </style:style>
    <style:style style:name="T571_109" style:family="text">
      <style:text-properties style:font-name="Verdana" style:font-name-asian="Verdana" style:font-name-complex="Verdana"/>
    </style:style>
    <style:style style:name="T571_110" style:family="text">
      <style:text-properties style:font-name="Verdana" style:font-name-asian="Verdana" style:font-name-complex="Verdana"/>
    </style:style>
    <style:style style:name="T571_111" style:family="text">
      <style:text-properties style:font-name="Verdana" style:font-name-asian="Verdana" style:font-name-complex="Verdana"/>
    </style:style>
    <style:style style:name="T571_112" style:family="text">
      <style:text-properties style:font-name="Verdana" style:font-name-asian="Verdana" style:font-name-complex="Verdana"/>
    </style:style>
    <style:style style:name="T571_113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14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15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16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17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18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19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20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21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22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23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24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25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26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27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28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29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30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31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32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33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34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35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36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37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38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39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40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41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42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43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44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45" style:family="text">
      <style:text-properties fo:font-style="italic" style:font-style-asian="italic" style:font-style-complex="italic" fo:color="#3d85c6" style:font-name="Verdana" style:font-name-asian="Verdana" style:font-name-complex="Verdana" fo:font-weight="bold" style:font-weight-asian="bold" style:font-weight-complex="bold"/>
    </style:style>
    <style:style style:name="T571_146" style:family="text">
      <style:text-properties style:font-name="Verdana" style:font-name-asian="Verdana" style:font-name-complex="Verdana"/>
    </style:style>
    <style:style style:name="T571_147" style:family="text">
      <style:text-properties style:font-name="Verdana" style:font-name-asian="Verdana" style:font-name-complex="Verdana"/>
    </style:style>
    <style:style style:name="T571_148" style:family="text">
      <style:text-properties style:font-name="Verdana" style:font-name-asian="Verdana" style:font-name-complex="Verdana"/>
    </style:style>
    <style:style style:name="T571_149" style:family="text">
      <style:text-properties style:font-name="Verdana" style:font-name-asian="Verdana" style:font-name-complex="Verdana"/>
    </style:style>
    <style:style style:name="T571_150" style:family="text">
      <style:text-properties style:font-name="Verdana" style:font-name-asian="Verdana" style:font-name-complex="Verdana"/>
    </style:style>
    <style:style style:name="T571_151" style:family="text">
      <style:text-properties style:font-name="Verdana" style:font-name-asian="Verdana" style:font-name-complex="Verdana"/>
    </style:style>
    <style:style style:name="T571_152" style:family="text">
      <style:text-properties style:font-name="Verdana" style:font-name-asian="Verdana" style:font-name-complex="Verdana"/>
    </style:style>
    <style:style style:name="T571_153" style:family="text">
      <style:text-properties style:font-name="Verdana" style:font-name-asian="Verdana" style:font-name-complex="Verdana"/>
    </style:style>
    <style:style style:name="T571_154" style:family="text">
      <style:text-properties style:font-name="Verdana" style:font-name-asian="Verdana" style:font-name-complex="Verdana"/>
    </style:style>
    <style:style style:name="T571_155" style:family="text">
      <style:text-properties style:font-name="Verdana" style:font-name-asian="Verdana" style:font-name-complex="Verdana"/>
    </style:style>
    <style:style style:name="T571_156" style:family="text">
      <style:text-properties style:font-name="Verdana" style:font-name-asian="Verdana" style:font-name-complex="Verdana"/>
    </style:style>
    <style:style style:name="T571_157" style:family="text">
      <style:text-properties style:font-name="Verdana" style:font-name-asian="Verdana" style:font-name-complex="Verdana"/>
    </style:style>
    <style:style style:name="T571_158" style:family="text">
      <style:text-properties style:font-name="Verdana" style:font-name-asian="Verdana" style:font-name-complex="Verdana"/>
    </style:style>
    <style:style style:name="T571_159" style:family="text">
      <style:text-properties style:font-name="Verdana" style:font-name-asian="Verdana" style:font-name-complex="Verdana"/>
    </style:style>
    <style:style style:name="T571_160" style:family="text">
      <style:text-properties style:font-name="Verdana" style:font-name-asian="Verdana" style:font-name-complex="Verdana"/>
    </style:style>
    <style:style style:name="T571_161" style:family="text">
      <style:text-properties style:font-name="Verdana" style:font-name-asian="Verdana" style:font-name-complex="Verdana"/>
    </style:style>
    <style:style style:name="T571_162" style:family="text">
      <style:text-properties style:font-name="Verdana" style:font-name-asian="Verdana" style:font-name-complex="Verdana"/>
    </style:style>
    <style:style style:name="T571_163" style:family="text">
      <style:text-properties style:font-name="Verdana" style:font-name-asian="Verdana" style:font-name-complex="Verdana"/>
    </style:style>
    <style:style style:name="T571_164" style:family="text">
      <style:text-properties style:font-name="Verdana" style:font-name-asian="Verdana" style:font-name-complex="Verdana"/>
    </style:style>
    <style:style style:name="T571_165" style:family="text">
      <style:text-properties style:font-name="Verdana" style:font-name-asian="Verdana" style:font-name-complex="Verdana"/>
    </style:style>
    <style:style style:name="T571_166" style:family="text">
      <style:text-properties style:font-name="Verdana" style:font-name-asian="Verdana" style:font-name-complex="Verdana"/>
    </style:style>
    <style:style style:name="T571_167" style:family="text">
      <style:text-properties style:font-name="Verdana" style:font-name-asian="Verdana" style:font-name-complex="Verdana"/>
    </style:style>
    <style:style style:name="T571_168" style:family="text">
      <style:text-properties style:font-name="Verdana" style:font-name-asian="Verdana" style:font-name-complex="Verdana"/>
    </style:style>
    <style:style style:name="P572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>
      <style:text-properties style:font-name="Verdana" style:font-name-asian="Verdana" style:font-name-complex="Verdana" style:text-underline-style="solid" style:text-underline-color="font-color"/>
    </style:style>
    <style:style style:name="T573_2" style:family="text">
      <style:text-properties style:font-name="Verdana" style:font-name-asian="Verdana" style:font-name-complex="Verdana" style:text-underline-style="solid" style:text-underline-color="font-color"/>
    </style:style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>
      <style:text-properties style:font-name="Consolas" style:font-name-asian="Consolas" style:font-name-complex="Consolas"/>
    </style:style>
    <style:style style:name="T574_2" style:family="text">
      <style:text-properties style:font-name="Consolas" style:font-name-asian="Consolas" style:font-name-complex="Consolas"/>
    </style:style>
    <style:style style:name="T574_3" style:family="text">
      <style:text-properties style:font-name="Consolas" style:font-name-asian="Consolas" style:font-name-complex="Consolas"/>
    </style:style>
    <style:style style:name="T574_4" style:family="text">
      <style:text-properties style:font-name="Consolas" style:font-name-asian="Consolas" style:font-name-complex="Consolas"/>
    </style:style>
    <style:style style:name="T574_5" style:family="text">
      <style:text-properties style:font-name="Consolas" style:font-name-asian="Consolas" style:font-name-complex="Consolas"/>
    </style:style>
    <style:style style:name="T574_6" style:family="text">
      <style:text-properties style:font-name="Consolas" style:font-name-asian="Consolas" style:font-name-complex="Consolas"/>
    </style:style>
    <style:style style:name="T574_7" style:family="text">
      <style:text-properties style:font-name="Consolas" style:font-name-asian="Consolas" style:font-name-complex="Consolas"/>
    </style:style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>
      <style:text-properties style:font-name="Consolas" style:font-name-asian="Consolas" style:font-name-complex="Consolas"/>
    </style:style>
    <style:style style:name="T575_2" style:family="text">
      <style:text-properties style:font-name="Consolas" style:font-name-asian="Consolas" style:font-name-complex="Consolas"/>
    </style:style>
    <style:style style:name="T575_3" style:family="text">
      <style:text-properties style:font-name="Consolas" style:font-name-asian="Consolas" style:font-name-complex="Consolas"/>
    </style:style>
    <style:style style:name="T575_4" style:family="text">
      <style:text-properties style:font-name="Consolas" style:font-name-asian="Consolas" style:font-name-complex="Consolas"/>
    </style:style>
    <style:style style:name="T575_5" style:family="text">
      <style:text-properties style:font-name="Consolas" style:font-name-asian="Consolas" style:font-name-complex="Consolas"/>
    </style:style>
    <style:style style:name="T575_6" style:family="text">
      <style:text-properties style:font-name="Consolas" style:font-name-asian="Consolas" style:font-name-complex="Consolas"/>
    </style:style>
    <style:style style:name="T575_7" style:family="text">
      <style:text-properties style:font-name="Consolas" style:font-name-asian="Consolas" style:font-name-complex="Consolas"/>
    </style:style>
    <style:style style:name="T575_8" style:family="text">
      <style:text-properties style:font-name="Consolas" style:font-name-asian="Consolas" style:font-name-complex="Consolas"/>
    </style:style>
    <style:style style:name="T575_9" style:family="text">
      <style:text-properties style:font-name="Consolas" style:font-name-asian="Consolas" style:font-name-complex="Consolas"/>
    </style:style>
    <style:style style:name="T575_10" style:family="text">
      <style:text-properties style:font-name="Consolas" style:font-name-asian="Consolas" style:font-name-complex="Consolas"/>
    </style:style>
    <style:style style:name="T575_11" style:family="text">
      <style:text-properties style:font-name="Consolas" style:font-name-asian="Consolas" style:font-name-complex="Consolas"/>
    </style:style>
    <style:style style:name="T575_12" style:family="text">
      <style:text-properties style:font-name="Consolas" style:font-name-asian="Consolas" style:font-name-complex="Consolas"/>
    </style:style>
    <style:style style:name="T575_13" style:family="text">
      <style:text-properties style:font-name="Consolas" style:font-name-asian="Consolas" style:font-name-complex="Consolas"/>
    </style:style>
    <style:style style:name="T575_14" style:family="text">
      <style:text-properties style:font-name="Consolas" style:font-name-asian="Consolas" style:font-name-complex="Consolas"/>
    </style:style>
    <style:style style:name="T575_15" style:family="text">
      <style:text-properties style:font-name="Consolas" style:font-name-asian="Consolas" style:font-name-complex="Consolas"/>
    </style:style>
    <style:style style:name="T575_16" style:family="text">
      <style:text-properties style:font-name="Consolas" style:font-name-asian="Consolas" style:font-name-complex="Consolas"/>
    </style:style>
    <style:style style:name="P576" style:family="paragraph" style:parent-style-name="Standard">
      <style:paragraph-properties fo:break-before="auto" fo:line-height="115%" style:writing-mode="lr-tb"/>
    </style:style>
    <style:style style:name="T576_1" style:family="text">
      <style:text-properties style:font-name="Consolas" style:font-name-asian="Consolas" style:font-name-complex="Consolas"/>
    </style:style>
    <style:style style:name="T576_2" style:family="text">
      <style:text-properties style:font-name="Consolas" style:font-name-asian="Consolas" style:font-name-complex="Consolas"/>
    </style:style>
    <style:style style:name="T576_3" style:family="text">
      <style:text-properties style:font-name="Consolas" style:font-name-asian="Consolas" style:font-name-complex="Consolas"/>
    </style:style>
    <style:style style:name="T576_4" style:family="text">
      <style:text-properties style:font-name="Consolas" style:font-name-asian="Consolas" style:font-name-complex="Consolas"/>
    </style:style>
    <style:style style:name="T576_5" style:family="text">
      <style:text-properties style:font-name="Consolas" style:font-name-asian="Consolas" style:font-name-complex="Consolas"/>
    </style:style>
    <style:style style:name="T576_6" style:family="text">
      <style:text-properties style:font-name="Consolas" style:font-name-asian="Consolas" style:font-name-complex="Consolas"/>
    </style:style>
    <style:style style:name="T576_7" style:family="text">
      <style:text-properties style:font-name="Consolas" style:font-name-asian="Consolas" style:font-name-complex="Consolas"/>
    </style:style>
    <style:style style:name="P577" style:family="paragraph" style:parent-style-name="Standard">
      <style:paragraph-properties fo:break-before="auto" fo:line-height="115%" style:writing-mode="lr-tb"/>
    </style:style>
    <style:style style:name="T577_1" style:family="text">
      <style:text-properties style:font-name="Consolas" style:font-name-asian="Consolas" style:font-name-complex="Consolas"/>
    </style:style>
    <style:style style:name="T577_2" style:family="text">
      <style:text-properties style:font-name="Consolas" style:font-name-asian="Consolas" style:font-name-complex="Consolas"/>
    </style:style>
    <style:style style:name="T577_3" style:family="text">
      <style:text-properties style:font-name="Consolas" style:font-name-asian="Consolas" style:font-name-complex="Consolas"/>
    </style:style>
    <style:style style:name="T577_4" style:family="text">
      <style:text-properties style:font-name="Consolas" style:font-name-asian="Consolas" style:font-name-complex="Consolas"/>
    </style:style>
    <style:style style:name="T577_5" style:family="text">
      <style:text-properties style:font-name="Consolas" style:font-name-asian="Consolas" style:font-name-complex="Consolas"/>
    </style:style>
    <style:style style:name="T577_6" style:family="text">
      <style:text-properties style:font-name="Consolas" style:font-name-asian="Consolas" style:font-name-complex="Consolas"/>
    </style:style>
    <style:style style:name="T577_7" style:family="text">
      <style:text-properties style:font-name="Consolas" style:font-name-asian="Consolas" style:font-name-complex="Consolas"/>
    </style:style>
    <style:style style:name="T577_8" style:family="text">
      <style:text-properties style:font-name="Consolas" style:font-name-asian="Consolas" style:font-name-complex="Consolas"/>
    </style:style>
    <style:style style:name="T577_9" style:family="text">
      <style:text-properties style:font-name="Consolas" style:font-name-asian="Consolas" style:font-name-complex="Consolas"/>
    </style:style>
    <style:style style:name="T577_10" style:family="text">
      <style:text-properties style:font-name="Consolas" style:font-name-asian="Consolas" style:font-name-complex="Consolas"/>
    </style:style>
    <style:style style:name="T577_11" style:family="text">
      <style:text-properties style:font-name="Consolas" style:font-name-asian="Consolas" style:font-name-complex="Consolas"/>
    </style:style>
    <style:style style:name="P578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/>
    <style:style style:name="T579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79_3" style:family="text"/>
    <style:style style:name="T579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79_5" style:family="text"/>
    <style:style style:name="T579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79_7" style:family="text"/>
    <style:style style:name="T579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79_9" style:family="text"/>
    <style:style style:name="T579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79_11" style:family="text"/>
    <style:style style:name="T579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79_13" style:family="text"/>
    <style:style style:name="T579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79_15" style:family="text"/>
    <style:style style:name="T579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79_17" style:family="text"/>
    <style:style style:name="T579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79_19" style:family="text"/>
    <style:style style:name="T579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79_21" style:family="text"/>
    <style:style style:name="T579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79_23" style:family="text"/>
    <style:style style:name="T579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79_25" style:family="text"/>
    <style:style style:name="T579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79_27" style:family="text"/>
    <style:style style:name="T579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79_29" style:family="text"/>
    <style:style style:name="T579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79_31" style:family="text"/>
    <style:style style:name="T579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79_33" style:family="text"/>
    <style:style style:name="T579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79_35" style:family="text"/>
    <style:style style:name="T579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/>
    <style:style style:name="T580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0_3" style:family="text"/>
    <style:style style:name="T580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0_5" style:family="text"/>
    <style:style style:name="T580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0_7" style:family="text"/>
    <style:style style:name="T580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0_9" style:family="text"/>
    <style:style style:name="T580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0_11" style:family="text"/>
    <style:style style:name="T580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0_13" style:family="text"/>
    <style:style style:name="T580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0_15" style:family="text"/>
    <style:style style:name="T580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0_17" style:family="text"/>
    <style:style style:name="T580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0_19" style:family="text"/>
    <style:style style:name="T580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0_21" style:family="text"/>
    <style:style style:name="T580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0_23" style:family="text"/>
    <style:style style:name="T580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0_25" style:family="text"/>
    <style:style style:name="T580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0_27" style:family="text"/>
    <style:style style:name="T580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0_29" style:family="text"/>
    <style:style style:name="T580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0_31" style:family="text"/>
    <style:style style:name="T580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0_33" style:family="text"/>
    <style:style style:name="T580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/>
    <style:style style:name="T581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3" style:family="text"/>
    <style:style style:name="T581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5" style:family="text"/>
    <style:style style:name="T581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7" style:family="text"/>
    <style:style style:name="T581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9" style:family="text"/>
    <style:style style:name="T581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11" style:family="text"/>
    <style:style style:name="T581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13" style:family="text"/>
    <style:style style:name="T581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15" style:family="text"/>
    <style:style style:name="T581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17" style:family="text"/>
    <style:style style:name="T581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19" style:family="text"/>
    <style:style style:name="T581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21" style:family="text"/>
    <style:style style:name="T581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23" style:family="text"/>
    <style:style style:name="T581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25" style:family="text"/>
    <style:style style:name="T581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27" style:family="text"/>
    <style:style style:name="T581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29" style:family="text"/>
    <style:style style:name="T581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31" style:family="text"/>
    <style:style style:name="T581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33" style:family="text"/>
    <style:style style:name="T581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35" style:family="text"/>
    <style:style style:name="T581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37" style:family="text"/>
    <style:style style:name="T581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39" style:family="text"/>
    <style:style style:name="T581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41" style:family="text"/>
    <style:style style:name="T581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43" style:family="text"/>
    <style:style style:name="T581_4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45" style:family="text"/>
    <style:style style:name="T581_4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47" style:family="text"/>
    <style:style style:name="T581_4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49" style:family="text"/>
    <style:style style:name="T581_5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1_51" style:family="text"/>
    <style:style style:name="T581_5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582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583" style:family="paragraph" style:parent-style-name="Standard">
      <style:paragraph-properties fo:break-before="auto" fo:line-height="115%" style:writing-mode="lr-tb"/>
    </style:style>
    <style:style style:name="T583_1" style:family="text">
      <style:text-properties style:font-name="Verdana" style:font-name-asian="Verdana" style:font-name-complex="Verdana"/>
    </style:style>
    <style:style style:name="T583_2" style:family="text">
      <style:text-properties style:font-name="Verdana" style:font-name-asian="Verdana" style:font-name-complex="Verdana"/>
    </style:style>
    <style:style style:name="T583_3" style:family="text">
      <style:text-properties style:font-name="Verdana" style:font-name-asian="Verdana" style:font-name-complex="Verdana"/>
    </style:style>
    <style:style style:name="T583_4" style:family="text">
      <style:text-properties style:font-name="Verdana" style:font-name-asian="Verdana" style:font-name-complex="Verdana"/>
    </style:style>
    <style:style style:name="T583_5" style:family="text">
      <style:text-properties style:font-name="Verdana" style:font-name-asian="Verdana" style:font-name-complex="Verdana"/>
    </style:style>
    <style:style style:name="T583_6" style:family="text">
      <style:text-properties style:font-name="Verdana" style:font-name-asian="Verdana" style:font-name-complex="Verdana"/>
    </style:style>
    <style:style style:name="T583_7" style:family="text">
      <style:text-properties style:font-name="Verdana" style:font-name-asian="Verdana" style:font-name-complex="Verdana"/>
    </style:style>
    <style:style style:name="T583_8" style:family="text">
      <style:text-properties style:font-name="Verdana" style:font-name-asian="Verdana" style:font-name-complex="Verdana"/>
    </style:style>
    <style:style style:name="T583_9" style:family="text">
      <style:text-properties style:font-name="Verdana" style:font-name-asian="Verdana" style:font-name-complex="Verdana"/>
    </style:style>
    <style:style style:name="T583_10" style:family="text">
      <style:text-properties style:font-name="Verdana" style:font-name-asian="Verdana" style:font-name-complex="Verdana"/>
    </style:style>
    <style:style style:name="T583_11" style:family="text">
      <style:text-properties style:font-name="Verdana" style:font-name-asian="Verdana" style:font-name-complex="Verdana"/>
    </style:style>
    <style:style style:name="T583_12" style:family="text">
      <style:text-properties style:font-name="Verdana" style:font-name-asian="Verdana" style:font-name-complex="Verdana"/>
    </style:style>
    <style:style style:name="T583_13" style:family="text">
      <style:text-properties style:font-name="Verdana" style:font-name-asian="Verdana" style:font-name-complex="Verdana"/>
    </style:style>
    <style:style style:name="T583_14" style:family="text">
      <style:text-properties style:font-name="Verdana" style:font-name-asian="Verdana" style:font-name-complex="Verdana"/>
    </style:style>
    <style:style style:name="T583_15" style:family="text">
      <style:text-properties style:font-name="Verdana" style:font-name-asian="Verdana" style:font-name-complex="Verdana"/>
    </style:style>
    <style:style style:name="T583_16" style:family="text">
      <style:text-properties style:font-name="Verdana" style:font-name-asian="Verdana" style:font-name-complex="Verdana"/>
    </style:style>
    <style:style style:name="T583_17" style:family="text">
      <style:text-properties style:font-name="Verdana" style:font-name-asian="Verdana" style:font-name-complex="Verdana"/>
    </style:style>
    <style:style style:name="T583_18" style:family="text">
      <style:text-properties style:font-name="Verdana" style:font-name-asian="Verdana" style:font-name-complex="Verdana"/>
    </style:style>
    <style:style style:name="T583_19" style:family="text">
      <style:text-properties style:font-name="Verdana" style:font-name-asian="Verdana" style:font-name-complex="Verdana"/>
    </style:style>
    <style:style style:name="T583_20" style:family="text">
      <style:text-properties style:font-name="Verdana" style:font-name-asian="Verdana" style:font-name-complex="Verdana"/>
    </style:style>
    <style:style style:name="T583_21" style:family="text">
      <style:text-properties style:font-name="Verdana" style:font-name-asian="Verdana" style:font-name-complex="Verdana"/>
    </style:style>
    <style:style style:name="T583_22" style:family="text">
      <style:text-properties style:font-name="Verdana" style:font-name-asian="Verdana" style:font-name-complex="Verdana"/>
    </style:style>
    <style:style style:name="T583_23" style:family="text">
      <style:text-properties style:font-name="Verdana" style:font-name-asian="Verdana" style:font-name-complex="Verdana"/>
    </style:style>
    <style:style style:name="T583_24" style:family="text">
      <style:text-properties style:font-name="Verdana" style:font-name-asian="Verdana" style:font-name-complex="Verdana"/>
    </style:style>
    <style:style style:name="T583_25" style:family="text">
      <style:text-properties style:font-name="Verdana" style:font-name-asian="Verdana" style:font-name-complex="Verdana"/>
    </style:style>
    <style:style style:name="T583_26" style:family="text">
      <style:text-properties style:font-name="Verdana" style:font-name-asian="Verdana" style:font-name-complex="Verdana"/>
    </style:style>
    <style:style style:name="T583_27" style:family="text">
      <style:text-properties style:font-name="Verdana" style:font-name-asian="Verdana" style:font-name-complex="Verdana"/>
    </style:style>
    <style:style style:name="T583_28" style:family="text">
      <style:text-properties style:font-name="Verdana" style:font-name-asian="Verdana" style:font-name-complex="Verdana"/>
    </style:style>
    <style:style style:name="T583_29" style:family="text">
      <style:text-properties style:font-name="Verdana" style:font-name-asian="Verdana" style:font-name-complex="Verdana"/>
    </style:style>
    <style:style style:name="T583_30" style:family="text">
      <style:text-properties style:font-name="Verdana" style:font-name-asian="Verdana" style:font-name-complex="Verdana"/>
    </style:style>
    <style:style style:name="T583_31" style:family="text">
      <style:text-properties style:font-name="Verdana" style:font-name-asian="Verdana" style:font-name-complex="Verdana"/>
    </style:style>
    <style:style style:name="T583_32" style:family="text">
      <style:text-properties style:font-name="Verdana" style:font-name-asian="Verdana" style:font-name-complex="Verdana"/>
    </style:style>
    <style:style style:name="T583_33" style:family="text">
      <style:text-properties style:font-name="Verdana" style:font-name-asian="Verdana" style:font-name-complex="Verdana"/>
    </style:style>
    <style:style style:name="T583_34" style:family="text">
      <style:text-properties style:font-name="Verdana" style:font-name-asian="Verdana" style:font-name-complex="Verdana"/>
    </style:style>
    <style:style style:name="T583_35" style:family="text">
      <style:text-properties style:font-name="Verdana" style:font-name-asian="Verdana" style:font-name-complex="Verdana"/>
    </style:style>
    <style:style style:name="T583_36" style:family="text">
      <style:text-properties style:font-name="Verdana" style:font-name-asian="Verdana" style:font-name-complex="Verdana"/>
    </style:style>
    <style:style style:name="T583_37" style:family="text">
      <style:text-properties style:font-name="Verdana" style:font-name-asian="Verdana" style:font-name-complex="Verdana"/>
    </style:style>
    <style:style style:name="T583_38" style:family="text">
      <style:text-properties style:font-name="Verdana" style:font-name-asian="Verdana" style:font-name-complex="Verdana"/>
    </style:style>
    <style:style style:name="T583_39" style:family="text">
      <style:text-properties style:font-name="Verdana" style:font-name-asian="Verdana" style:font-name-complex="Verdana"/>
    </style:style>
    <style:style style:name="T583_40" style:family="text">
      <style:text-properties style:font-name="Verdana" style:font-name-asian="Verdana" style:font-name-complex="Verdana"/>
    </style:style>
    <style:style style:name="T583_41" style:family="text">
      <style:text-properties style:font-name="Verdana" style:font-name-asian="Verdana" style:font-name-complex="Verdana"/>
    </style:style>
    <style:style style:name="T583_42" style:family="text">
      <style:text-properties style:font-name="Verdana" style:font-name-asian="Verdana" style:font-name-complex="Verdana"/>
    </style:style>
    <style:style style:name="T583_43" style:family="text">
      <style:text-properties style:font-name="Verdana" style:font-name-asian="Verdana" style:font-name-complex="Verdana"/>
    </style:style>
    <style:style style:name="T583_44" style:family="text">
      <style:text-properties style:font-name="Verdana" style:font-name-asian="Verdana" style:font-name-complex="Verdana"/>
    </style:style>
    <style:style style:name="T583_45" style:family="text">
      <style:text-properties style:font-name="Verdana" style:font-name-asian="Verdana" style:font-name-complex="Verdana"/>
    </style:style>
    <style:style style:name="T583_46" style:family="text">
      <style:text-properties style:font-name="Verdana" style:font-name-asian="Verdana" style:font-name-complex="Verdana"/>
    </style:style>
    <style:style style:name="T583_47" style:family="text">
      <style:text-properties style:font-name="Verdana" style:font-name-asian="Verdana" style:font-name-complex="Verdana"/>
    </style:style>
    <style:style style:name="T583_48" style:family="text">
      <style:text-properties style:font-name="Verdana" style:font-name-asian="Verdana" style:font-name-complex="Verdana"/>
    </style:style>
    <style:style style:name="T583_49" style:family="text">
      <style:text-properties style:font-name="Verdana" style:font-name-asian="Verdana" style:font-name-complex="Verdana"/>
    </style:style>
    <style:style style:name="T583_50" style:family="text">
      <style:text-properties style:font-name="Verdana" style:font-name-asian="Verdana" style:font-name-complex="Verdana"/>
    </style:style>
    <style:style style:name="T583_51" style:family="text">
      <style:text-properties style:font-name="Verdana" style:font-name-asian="Verdana" style:font-name-complex="Verdana"/>
    </style:style>
    <style:style style:name="T583_52" style:family="text">
      <style:text-properties style:font-name="Verdana" style:font-name-asian="Verdana" style:font-name-complex="Verdana"/>
    </style:style>
    <style:style style:name="T583_53" style:family="text">
      <style:text-properties style:font-name="Verdana" style:font-name-asian="Verdana" style:font-name-complex="Verdana"/>
    </style:style>
    <style:style style:name="T583_54" style:family="text">
      <style:text-properties style:font-name="Verdana" style:font-name-asian="Verdana" style:font-name-complex="Verdana"/>
    </style:style>
    <style:style style:name="T583_55" style:family="text">
      <style:text-properties style:font-name="Verdana" style:font-name-asian="Verdana" style:font-name-complex="Verdana"/>
    </style:style>
    <style:style style:name="T583_56" style:family="text">
      <style:text-properties style:font-name="Verdana" style:font-name-asian="Verdana" style:font-name-complex="Verdana"/>
    </style:style>
    <style:style style:name="T583_57" style:family="text">
      <style:text-properties style:font-name="Verdana" style:font-name-asian="Verdana" style:font-name-complex="Verdana"/>
    </style:style>
    <style:style style:name="T583_58" style:family="text">
      <style:text-properties style:font-name="Verdana" style:font-name-asian="Verdana" style:font-name-complex="Verdana"/>
    </style:style>
    <style:style style:name="T583_59" style:family="text">
      <style:text-properties style:font-name="Verdana" style:font-name-asian="Verdana" style:font-name-complex="Verdana"/>
    </style:style>
    <style:style style:name="T583_60" style:family="text">
      <style:text-properties style:font-name="Verdana" style:font-name-asian="Verdana" style:font-name-complex="Verdana"/>
    </style:style>
    <style:style style:name="T583_61" style:family="text">
      <style:text-properties style:font-name="Verdana" style:font-name-asian="Verdana" style:font-name-complex="Verdana"/>
    </style:style>
    <style:style style:name="T583_62" style:family="text">
      <style:text-properties style:font-name="Verdana" style:font-name-asian="Verdana" style:font-name-complex="Verdana"/>
    </style:style>
    <style:style style:name="T583_63" style:family="text">
      <style:text-properties style:font-name="Verdana" style:font-name-asian="Verdana" style:font-name-complex="Verdana"/>
    </style:style>
    <style:style style:name="T583_64" style:family="text">
      <style:text-properties style:font-name="Verdana" style:font-name-asian="Verdana" style:font-name-complex="Verdana"/>
    </style:style>
    <style:style style:name="T583_65" style:family="text">
      <style:text-properties style:font-name="Verdana" style:font-name-asian="Verdana" style:font-name-complex="Verdana"/>
    </style:style>
    <style:style style:name="T583_66" style:family="text">
      <style:text-properties style:font-name="Verdana" style:font-name-asian="Verdana" style:font-name-complex="Verdana"/>
    </style:style>
    <style:style style:name="T583_67" style:family="text">
      <style:text-properties style:font-name="Verdana" style:font-name-asian="Verdana" style:font-name-complex="Verdana"/>
    </style:style>
    <style:style style:name="T583_68" style:family="text">
      <style:text-properties style:font-name="Verdana" style:font-name-asian="Verdana" style:font-name-complex="Verdana"/>
    </style:style>
    <style:style style:name="T583_69" style:family="text">
      <style:text-properties style:font-name="Verdana" style:font-name-asian="Verdana" style:font-name-complex="Verdana"/>
    </style:style>
    <style:style style:name="T583_70" style:family="text">
      <style:text-properties style:font-name="Verdana" style:font-name-asian="Verdana" style:font-name-complex="Verdana"/>
    </style:style>
    <style:style style:name="T583_71" style:family="text">
      <style:text-properties style:font-name="Verdana" style:font-name-asian="Verdana" style:font-name-complex="Verdana"/>
    </style:style>
    <style:style style:name="T583_72" style:family="text">
      <style:text-properties style:font-name="Verdana" style:font-name-asian="Verdana" style:font-name-complex="Verdana"/>
    </style:style>
    <style:style style:name="T583_73" style:family="text">
      <style:text-properties style:font-name="Verdana" style:font-name-asian="Verdana" style:font-name-complex="Verdana"/>
    </style:style>
    <style:style style:name="T583_74" style:family="text">
      <style:text-properties style:font-name="Verdana" style:font-name-asian="Verdana" style:font-name-complex="Verdana"/>
    </style:style>
    <style:style style:name="T583_75" style:family="text">
      <style:text-properties style:font-name="Verdana" style:font-name-asian="Verdana" style:font-name-complex="Verdana"/>
    </style:style>
    <style:style style:name="T583_76" style:family="text">
      <style:text-properties style:font-name="Verdana" style:font-name-asian="Verdana" style:font-name-complex="Verdana"/>
    </style:style>
    <style:style style:name="T583_77" style:family="text">
      <style:text-properties style:font-name="Verdana" style:font-name-asian="Verdana" style:font-name-complex="Verdana"/>
    </style:style>
    <style:style style:name="T583_78" style:family="text">
      <style:text-properties style:font-name="Verdana" style:font-name-asian="Verdana" style:font-name-complex="Verdana"/>
    </style:style>
    <style:style style:name="T583_79" style:family="text">
      <style:text-properties style:font-name="Verdana" style:font-name-asian="Verdana" style:font-name-complex="Verdana"/>
    </style:style>
    <style:style style:name="T583_80" style:family="text">
      <style:text-properties style:font-name="Verdana" style:font-name-asian="Verdana" style:font-name-complex="Verdana"/>
    </style:style>
    <style:style style:name="T583_81" style:family="text">
      <style:text-properties style:font-name="Verdana" style:font-name-asian="Verdana" style:font-name-complex="Verdana"/>
    </style:style>
    <style:style style:name="T583_82" style:family="text">
      <style:text-properties style:font-name="Verdana" style:font-name-asian="Verdana" style:font-name-complex="Verdana"/>
    </style:style>
    <style:style style:name="T583_83" style:family="text">
      <style:text-properties style:font-name="Verdana" style:font-name-asian="Verdana" style:font-name-complex="Verdana"/>
    </style:style>
    <style:style style:name="T583_84" style:family="text">
      <style:text-properties style:font-name="Verdana" style:font-name-asian="Verdana" style:font-name-complex="Verdana"/>
    </style:style>
    <style:style style:name="T583_85" style:family="text">
      <style:text-properties style:font-name="Verdana" style:font-name-asian="Verdana" style:font-name-complex="Verdana"/>
    </style:style>
    <style:style style:name="T583_86" style:family="text">
      <style:text-properties style:font-name="Verdana" style:font-name-asian="Verdana" style:font-name-complex="Verdana"/>
    </style:style>
    <style:style style:name="T583_87" style:family="text">
      <style:text-properties style:font-name="Verdana" style:font-name-asian="Verdana" style:font-name-complex="Verdana"/>
    </style:style>
    <style:style style:name="T583_88" style:family="text">
      <style:text-properties style:font-name="Verdana" style:font-name-asian="Verdana" style:font-name-complex="Verdana"/>
    </style:style>
    <style:style style:name="T583_89" style:family="text">
      <style:text-properties style:font-name="Verdana" style:font-name-asian="Verdana" style:font-name-complex="Verdana"/>
    </style:style>
    <style:style style:name="T583_90" style:family="text">
      <style:text-properties style:font-name="Verdana" style:font-name-asian="Verdana" style:font-name-complex="Verdana"/>
    </style:style>
    <style:style style:name="T583_91" style:family="text">
      <style:text-properties style:font-name="Verdana" style:font-name-asian="Verdana" style:font-name-complex="Verdana"/>
    </style:style>
    <style:style style:name="T583_92" style:family="text">
      <style:text-properties style:font-name="Verdana" style:font-name-asian="Verdana" style:font-name-complex="Verdana"/>
    </style:style>
    <style:style style:name="T583_93" style:family="text">
      <style:text-properties style:font-name="Verdana" style:font-name-asian="Verdana" style:font-name-complex="Verdana"/>
    </style:style>
    <style:style style:name="T583_94" style:family="text">
      <style:text-properties style:font-name="Verdana" style:font-name-asian="Verdana" style:font-name-complex="Verdana"/>
    </style:style>
    <style:style style:name="T583_95" style:family="text">
      <style:text-properties style:font-name="Verdana" style:font-name-asian="Verdana" style:font-name-complex="Verdana"/>
    </style:style>
    <style:style style:name="T583_96" style:family="text">
      <style:text-properties style:font-name="Verdana" style:font-name-asian="Verdana" style:font-name-complex="Verdana"/>
    </style:style>
    <style:style style:name="T583_97" style:family="text">
      <style:text-properties style:font-name="Verdana" style:font-name-asian="Verdana" style:font-name-complex="Verdana"/>
    </style:style>
    <style:style style:name="T583_98" style:family="text">
      <style:text-properties style:font-name="Verdana" style:font-name-asian="Verdana" style:font-name-complex="Verdana"/>
    </style:style>
    <style:style style:name="T583_99" style:family="text">
      <style:text-properties style:font-name="Verdana" style:font-name-asian="Verdana" style:font-name-complex="Verdana"/>
    </style:style>
    <style:style style:name="T583_100" style:family="text">
      <style:text-properties style:font-name="Verdana" style:font-name-asian="Verdana" style:font-name-complex="Verdana"/>
    </style:style>
    <style:style style:name="T583_101" style:family="text">
      <style:text-properties style:font-name="Verdana" style:font-name-asian="Verdana" style:font-name-complex="Verdana"/>
    </style:style>
    <style:style style:name="T583_102" style:family="text">
      <style:text-properties style:font-name="Verdana" style:font-name-asian="Verdana" style:font-name-complex="Verdana"/>
    </style:style>
    <style:style style:name="T583_103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583_104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583_105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583_106" style:family="text">
      <style:text-properties style:font-name="Verdana" style:font-name-asian="Verdana" style:font-name-complex="Verdana"/>
    </style:style>
    <style:style style:name="T583_107" style:family="text">
      <style:text-properties style:font-name="Verdana" style:font-name-asian="Verdana" style:font-name-complex="Verdana"/>
    </style:style>
    <style:style style:name="T583_108" style:family="text">
      <style:text-properties style:font-name="Verdana" style:font-name-asian="Verdana" style:font-name-complex="Verdana"/>
    </style:style>
    <style:style style:name="T583_109" style:family="text">
      <style:text-properties style:font-name="Verdana" style:font-name-asian="Verdana" style:font-name-complex="Verdana"/>
    </style:style>
    <style:style style:name="T583_110" style:family="text">
      <style:text-properties style:font-name="Verdana" style:font-name-asian="Verdana" style:font-name-complex="Verdana"/>
    </style:style>
    <style:style style:name="T583_111" style:family="text">
      <style:text-properties style:font-name="Verdana" style:font-name-asian="Verdana" style:font-name-complex="Verdana"/>
    </style:style>
    <style:style style:name="T583_112" style:family="text">
      <style:text-properties style:font-name="Verdana" style:font-name-asian="Verdana" style:font-name-complex="Verdana"/>
    </style:style>
    <style:style style:name="T583_113" style:family="text">
      <style:text-properties style:font-name="Verdana" style:font-name-asian="Verdana" style:font-name-complex="Verdana"/>
    </style:style>
    <style:style style:name="T583_114" style:family="text">
      <style:text-properties style:font-name="Verdana" style:font-name-asian="Verdana" style:font-name-complex="Verdana"/>
    </style:style>
    <style:style style:name="T583_115" style:family="text">
      <style:text-properties style:font-name="Verdana" style:font-name-asian="Verdana" style:font-name-complex="Verdana"/>
    </style:style>
    <style:style style:name="T583_116" style:family="text">
      <style:text-properties style:font-name="Verdana" style:font-name-asian="Verdana" style:font-name-complex="Verdana"/>
    </style:style>
    <style:style style:name="T583_117" style:family="text">
      <style:text-properties style:font-name="Verdana" style:font-name-asian="Verdana" style:font-name-complex="Verdana"/>
    </style:style>
    <style:style style:name="T583_118" style:family="text">
      <style:text-properties style:font-name="Verdana" style:font-name-asian="Verdana" style:font-name-complex="Verdana"/>
    </style:style>
    <style:style style:name="T583_119" style:family="text">
      <style:text-properties style:font-name="Verdana" style:font-name-asian="Verdana" style:font-name-complex="Verdana"/>
    </style:style>
    <style:style style:name="T583_120" style:family="text">
      <style:text-properties style:font-name="Verdana" style:font-name-asian="Verdana" style:font-name-complex="Verdana"/>
    </style:style>
    <style:style style:name="T583_121" style:family="text">
      <style:text-properties style:font-name="Verdana" style:font-name-asian="Verdana" style:font-name-complex="Verdana"/>
    </style:style>
    <style:style style:name="T583_122" style:family="text">
      <style:text-properties style:font-name="Verdana" style:font-name-asian="Verdana" style:font-name-complex="Verdana"/>
    </style:style>
    <style:style style:name="T583_123" style:family="text">
      <style:text-properties style:font-name="Verdana" style:font-name-asian="Verdana" style:font-name-complex="Verdana"/>
    </style:style>
    <style:style style:name="T583_124" style:family="text">
      <style:text-properties style:font-name="Verdana" style:font-name-asian="Verdana" style:font-name-complex="Verdana"/>
    </style:style>
    <style:style style:name="T583_125" style:family="text">
      <style:text-properties style:font-name="Verdana" style:font-name-asian="Verdana" style:font-name-complex="Verdana"/>
    </style:style>
    <style:style style:name="T583_126" style:family="text">
      <style:text-properties style:font-name="Verdana" style:font-name-asian="Verdana" style:font-name-complex="Verdana"/>
    </style:style>
    <style:style style:name="T583_127" style:family="text">
      <style:text-properties style:font-name="Verdana" style:font-name-asian="Verdana" style:font-name-complex="Verdana"/>
    </style:style>
    <style:style style:name="T583_128" style:family="text">
      <style:text-properties style:font-name="Verdana" style:font-name-asian="Verdana" style:font-name-complex="Verdana"/>
    </style:style>
    <style:style style:name="T583_129" style:family="text">
      <style:text-properties style:font-name="Verdana" style:font-name-asian="Verdana" style:font-name-complex="Verdana"/>
    </style:style>
    <style:style style:name="T583_130" style:family="text">
      <style:text-properties style:font-name="Verdana" style:font-name-asian="Verdana" style:font-name-complex="Verdana"/>
    </style:style>
    <style:style style:name="T583_131" style:family="text">
      <style:text-properties style:font-name="Verdana" style:font-name-asian="Verdana" style:font-name-complex="Verdana"/>
    </style:style>
    <style:style style:name="T583_132" style:family="text">
      <style:text-properties style:font-name="Verdana" style:font-name-asian="Verdana" style:font-name-complex="Verdana"/>
    </style:style>
    <style:style style:name="T583_133" style:family="text">
      <style:text-properties style:font-name="Verdana" style:font-name-asian="Verdana" style:font-name-complex="Verdana"/>
    </style:style>
    <style:style style:name="T583_134" style:family="text">
      <style:text-properties style:font-name="Verdana" style:font-name-asian="Verdana" style:font-name-complex="Verdana"/>
    </style:style>
    <style:style style:name="T583_135" style:family="text">
      <style:text-properties style:font-name="Verdana" style:font-name-asian="Verdana" style:font-name-complex="Verdana"/>
    </style:style>
    <style:style style:name="T583_136" style:family="text">
      <style:text-properties style:font-name="Verdana" style:font-name-asian="Verdana" style:font-name-complex="Verdana"/>
    </style:style>
    <style:style style:name="T583_137" style:family="text">
      <style:text-properties style:font-name="Verdana" style:font-name-asian="Verdana" style:font-name-complex="Verdana"/>
    </style:style>
    <style:style style:name="T583_138" style:family="text">
      <style:text-properties style:font-name="Verdana" style:font-name-asian="Verdana" style:font-name-complex="Verdana"/>
    </style:style>
    <style:style style:name="T583_139" style:family="text">
      <style:text-properties style:font-name="Verdana" style:font-name-asian="Verdana" style:font-name-complex="Verdana"/>
    </style:style>
    <style:style style:name="T583_140" style:family="text">
      <style:text-properties style:font-name="Verdana" style:font-name-asian="Verdana" style:font-name-complex="Verdana"/>
    </style:style>
    <style:style style:name="T583_141" style:family="text">
      <style:text-properties style:font-name="Verdana" style:font-name-asian="Verdana" style:font-name-complex="Verdana"/>
    </style:style>
    <style:style style:name="T583_142" style:family="text">
      <style:text-properties style:font-name="Verdana" style:font-name-asian="Verdana" style:font-name-complex="Verdana"/>
    </style:style>
    <style:style style:name="T583_143" style:family="text">
      <style:text-properties style:font-name="Verdana" style:font-name-asian="Verdana" style:font-name-complex="Verdana"/>
    </style:style>
    <style:style style:name="T583_144" style:family="text">
      <style:text-properties style:font-name="Verdana" style:font-name-asian="Verdana" style:font-name-complex="Verdana"/>
    </style:style>
    <style:style style:name="T583_145" style:family="text">
      <style:text-properties style:font-name="Verdana" style:font-name-asian="Verdana" style:font-name-complex="Verdana"/>
    </style:style>
    <style:style style:name="T583_146" style:family="text">
      <style:text-properties style:font-name="Verdana" style:font-name-asian="Verdana" style:font-name-complex="Verdana"/>
    </style:style>
    <style:style style:name="T583_147" style:family="text">
      <style:text-properties style:font-name="Verdana" style:font-name-asian="Verdana" style:font-name-complex="Verdana"/>
    </style:style>
    <style:style style:name="T583_148" style:family="text">
      <style:text-properties style:font-name="Verdana" style:font-name-asian="Verdana" style:font-name-complex="Verdana"/>
    </style:style>
    <style:style style:name="T583_149" style:family="text">
      <style:text-properties style:font-name="Verdana" style:font-name-asian="Verdana" style:font-name-complex="Verdana"/>
    </style:style>
    <style:style style:name="T583_150" style:family="text">
      <style:text-properties style:font-name="Verdana" style:font-name-asian="Verdana" style:font-name-complex="Verdana"/>
    </style:style>
    <style:style style:name="T583_151" style:family="text">
      <style:text-properties style:font-name="Verdana" style:font-name-asian="Verdana" style:font-name-complex="Verdana"/>
    </style:style>
    <style:style style:name="T583_152" style:family="text">
      <style:text-properties style:font-name="Verdana" style:font-name-asian="Verdana" style:font-name-complex="Verdana"/>
    </style:style>
    <style:style style:name="T583_153" style:family="text">
      <style:text-properties style:font-name="Verdana" style:font-name-asian="Verdana" style:font-name-complex="Verdana"/>
    </style:style>
    <style:style style:name="T583_154" style:family="text">
      <style:text-properties style:font-name="Verdana" style:font-name-asian="Verdana" style:font-name-complex="Verdana"/>
    </style:style>
    <style:style style:name="T583_155" style:family="text">
      <style:text-properties style:font-name="Verdana" style:font-name-asian="Verdana" style:font-name-complex="Verdana"/>
    </style:style>
    <style:style style:name="T583_156" style:family="text">
      <style:text-properties style:font-name="Verdana" style:font-name-asian="Verdana" style:font-name-complex="Verdana"/>
    </style:style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>
      <style:text-properties style:font-name="Verdana" style:font-name-asian="Verdana" style:font-name-complex="Verdana"/>
    </style:style>
    <style:style style:name="T584_2" style:family="text">
      <style:text-properties style:font-name="Verdana" style:font-name-asian="Verdana" style:font-name-complex="Verdana"/>
    </style:style>
    <style:style style:name="T584_3" style:family="text">
      <style:text-properties style:font-name="Verdana" style:font-name-asian="Verdana" style:font-name-complex="Verdana"/>
    </style:style>
    <style:style style:name="T584_4" style:family="text">
      <style:text-properties style:font-name="Verdana" style:font-name-asian="Verdana" style:font-name-complex="Verdana"/>
    </style:style>
    <style:style style:name="T584_5" style:family="text">
      <style:text-properties style:font-name="Verdana" style:font-name-asian="Verdana" style:font-name-complex="Verdana"/>
    </style:style>
    <style:style style:name="T584_6" style:family="text">
      <style:text-properties style:font-name="Verdana" style:font-name-asian="Verdana" style:font-name-complex="Verdana"/>
    </style:style>
    <style:style style:name="T584_7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584_8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584_9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584_10" style:family="text">
      <style:text-properties style:font-name="Verdana" style:font-name-asian="Verdana" style:font-name-complex="Verdana"/>
    </style:style>
    <style:style style:name="T584_11" style:family="text">
      <style:text-properties style:font-name="Verdana" style:font-name-asian="Verdana" style:font-name-complex="Verdana"/>
    </style:style>
    <style:style style:name="T584_12" style:family="text">
      <style:text-properties style:font-name="Verdana" style:font-name-asian="Verdana" style:font-name-complex="Verdana"/>
    </style:style>
    <style:style style:name="T584_13" style:family="text">
      <style:text-properties style:font-name="Verdana" style:font-name-asian="Verdana" style:font-name-complex="Verdana"/>
    </style:style>
    <style:style style:name="T584_14" style:family="text">
      <style:text-properties style:font-name="Verdana" style:font-name-asian="Verdana" style:font-name-complex="Verdana"/>
    </style:style>
    <style:style style:name="T584_15" style:family="text">
      <style:text-properties style:font-name="Verdana" style:font-name-asian="Verdana" style:font-name-complex="Verdana"/>
    </style:style>
    <style:style style:name="T584_16" style:family="text">
      <style:text-properties style:font-name="Verdana" style:font-name-asian="Verdana" style:font-name-complex="Verdana"/>
    </style:style>
    <style:style style:name="T584_17" style:family="text">
      <style:text-properties style:font-name="Verdana" style:font-name-asian="Verdana" style:font-name-complex="Verdana"/>
    </style:style>
    <style:style style:name="T584_18" style:family="text">
      <style:text-properties style:font-name="Verdana" style:font-name-asian="Verdana" style:font-name-complex="Verdana"/>
    </style:style>
    <style:style style:name="T584_19" style:family="text">
      <style:text-properties style:font-name="Verdana" style:font-name-asian="Verdana" style:font-name-complex="Verdana"/>
    </style:style>
    <style:style style:name="T584_20" style:family="text">
      <style:text-properties style:font-name="Verdana" style:font-name-asian="Verdana" style:font-name-complex="Verdana"/>
    </style:style>
    <style:style style:name="T584_21" style:family="text">
      <style:text-properties style:font-name="Verdana" style:font-name-asian="Verdana" style:font-name-complex="Verdana"/>
    </style:style>
    <style:style style:name="T584_22" style:family="text">
      <style:text-properties style:font-name="Verdana" style:font-name-asian="Verdana" style:font-name-complex="Verdana"/>
    </style:style>
    <style:style style:name="T584_23" style:family="text">
      <style:text-properties style:font-name="Verdana" style:font-name-asian="Verdana" style:font-name-complex="Verdana"/>
    </style:style>
    <style:style style:name="T584_24" style:family="text">
      <style:text-properties style:font-name="Verdana" style:font-name-asian="Verdana" style:font-name-complex="Verdana"/>
    </style:style>
    <style:style style:name="T584_25" style:family="text">
      <style:text-properties style:font-name="Verdana" style:font-name-asian="Verdana" style:font-name-complex="Verdana"/>
    </style:style>
    <style:style style:name="T584_26" style:family="text">
      <style:text-properties style:font-name="Verdana" style:font-name-asian="Verdana" style:font-name-complex="Verdana"/>
    </style:style>
    <style:style style:name="T584_27" style:family="text">
      <style:text-properties style:font-name="Verdana" style:font-name-asian="Verdana" style:font-name-complex="Verdana"/>
    </style:style>
    <style:style style:name="T584_28" style:family="text">
      <style:text-properties style:font-name="Verdana" style:font-name-asian="Verdana" style:font-name-complex="Verdana"/>
    </style:style>
    <style:style style:name="T584_29" style:family="text">
      <style:text-properties style:font-name="Verdana" style:font-name-asian="Verdana" style:font-name-complex="Verdana"/>
    </style:style>
    <style:style style:name="T584_30" style:family="text">
      <style:text-properties style:font-name="Verdana" style:font-name-asian="Verdana" style:font-name-complex="Verdana"/>
    </style:style>
    <style:style style:name="T584_31" style:family="text">
      <style:text-properties style:font-name="Verdana" style:font-name-asian="Verdana" style:font-name-complex="Verdana"/>
    </style:style>
    <style:style style:name="T584_32" style:family="text">
      <style:text-properties style:font-name="Verdana" style:font-name-asian="Verdana" style:font-name-complex="Verdana"/>
    </style:style>
    <style:style style:name="T584_33" style:family="text">
      <style:text-properties style:font-name="Verdana" style:font-name-asian="Verdana" style:font-name-complex="Verdana"/>
    </style:style>
    <style:style style:name="T584_34" style:family="text">
      <style:text-properties style:font-name="Verdana" style:font-name-asian="Verdana" style:font-name-complex="Verdana"/>
    </style:style>
    <style:style style:name="T584_35" style:family="text">
      <style:text-properties style:font-name="Verdana" style:font-name-asian="Verdana" style:font-name-complex="Verdana"/>
    </style:style>
    <style:style style:name="T584_36" style:family="text">
      <style:text-properties style:font-name="Verdana" style:font-name-asian="Verdana" style:font-name-complex="Verdana"/>
    </style:style>
    <style:style style:name="T584_37" style:family="text">
      <style:text-properties style:font-name="Verdana" style:font-name-asian="Verdana" style:font-name-complex="Verdana"/>
    </style:style>
    <style:style style:name="T584_38" style:family="text">
      <style:text-properties style:font-name="Verdana" style:font-name-asian="Verdana" style:font-name-complex="Verdana"/>
    </style:style>
    <style:style style:name="T584_39" style:family="text">
      <style:text-properties style:font-name="Verdana" style:font-name-asian="Verdana" style:font-name-complex="Verdana"/>
    </style:style>
    <style:style style:name="T584_40" style:family="text">
      <style:text-properties style:font-name="Verdana" style:font-name-asian="Verdana" style:font-name-complex="Verdana"/>
    </style:style>
    <style:style style:name="T584_41" style:family="text">
      <style:text-properties style:font-name="Verdana" style:font-name-asian="Verdana" style:font-name-complex="Verdana"/>
    </style:style>
    <style:style style:name="T584_42" style:family="text">
      <style:text-properties style:font-name="Verdana" style:font-name-asian="Verdana" style:font-name-complex="Verdana"/>
    </style:style>
    <style:style style:name="T584_43" style:family="text">
      <style:text-properties style:font-name="Verdana" style:font-name-asian="Verdana" style:font-name-complex="Verdana"/>
    </style:style>
    <style:style style:name="T584_44" style:family="text">
      <style:text-properties style:font-name="Verdana" style:font-name-asian="Verdana" style:font-name-complex="Verdana"/>
    </style:style>
    <style:style style:name="T584_45" style:family="text">
      <style:text-properties style:font-name="Verdana" style:font-name-asian="Verdana" style:font-name-complex="Verdana"/>
    </style:style>
    <style:style style:name="T584_46" style:family="text">
      <style:text-properties style:font-name="Verdana" style:font-name-asian="Verdana" style:font-name-complex="Verdana"/>
    </style:style>
    <style:style style:name="P585" style:family="paragraph" style:parent-style-name="Standard">
      <style:paragraph-properties fo:break-before="auto" fo:line-height="115%" style:writing-mode="lr-tb"/>
    </style:style>
    <style:style style:name="T585_1" style:family="text">
      <style:text-properties style:font-name="Verdana" style:font-name-asian="Verdana" style:font-name-complex="Verdana"/>
    </style:style>
    <style:style style:name="T585_2" style:family="text">
      <style:text-properties style:font-name="Verdana" style:font-name-asian="Verdana" style:font-name-complex="Verdana"/>
    </style:style>
    <style:style style:name="T585_3" style:family="text">
      <style:text-properties style:font-name="Verdana" style:font-name-asian="Verdana" style:font-name-complex="Verdana"/>
    </style:style>
    <style:style style:name="T585_4" style:family="text">
      <style:text-properties style:font-name="Verdana" style:font-name-asian="Verdana" style:font-name-complex="Verdana"/>
    </style:style>
    <style:style style:name="T585_5" style:family="text">
      <style:text-properties style:font-name="Verdana" style:font-name-asian="Verdana" style:font-name-complex="Verdana"/>
    </style:style>
    <style:style style:name="T585_6" style:family="text">
      <style:text-properties style:font-name="Verdana" style:font-name-asian="Verdana" style:font-name-complex="Verdana"/>
    </style:style>
    <style:style style:name="T585_7" style:family="text">
      <style:text-properties style:font-name="Verdana" style:font-name-asian="Verdana" style:font-name-complex="Verdana"/>
    </style:style>
    <style:style style:name="T585_8" style:family="text">
      <style:text-properties style:font-name="Verdana" style:font-name-asian="Verdana" style:font-name-complex="Verdana"/>
    </style:style>
    <style:style style:name="T585_9" style:family="text">
      <style:text-properties style:font-name="Verdana" style:font-name-asian="Verdana" style:font-name-complex="Verdana"/>
    </style:style>
    <style:style style:name="T585_10" style:family="text">
      <style:text-properties style:font-name="Verdana" style:font-name-asian="Verdana" style:font-name-complex="Verdana"/>
    </style:style>
    <style:style style:name="T585_11" style:family="text">
      <style:text-properties style:font-name="Verdana" style:font-name-asian="Verdana" style:font-name-complex="Verdana"/>
    </style:style>
    <style:style style:name="T585_12" style:family="text">
      <style:text-properties style:font-name="Verdana" style:font-name-asian="Verdana" style:font-name-complex="Verdana"/>
    </style:style>
    <style:style style:name="T585_13" style:family="text">
      <style:text-properties style:font-name="Verdana" style:font-name-asian="Verdana" style:font-name-complex="Verdana"/>
    </style:style>
    <style:style style:name="T585_14" style:family="text">
      <style:text-properties style:font-name="Verdana" style:font-name-asian="Verdana" style:font-name-complex="Verdana"/>
    </style:style>
    <style:style style:name="T585_15" style:family="text">
      <style:text-properties style:font-name="Verdana" style:font-name-asian="Verdana" style:font-name-complex="Verdana"/>
    </style:style>
    <style:style style:name="T585_16" style:family="text">
      <style:text-properties style:font-name="Verdana" style:font-name-asian="Verdana" style:font-name-complex="Verdana"/>
    </style:style>
    <style:style style:name="T585_17" style:family="text">
      <style:text-properties style:font-name="Verdana" style:font-name-asian="Verdana" style:font-name-complex="Verdana"/>
    </style:style>
    <style:style style:name="T585_18" style:family="text">
      <style:text-properties style:font-name="Verdana" style:font-name-asian="Verdana" style:font-name-complex="Verdana"/>
    </style:style>
    <style:style style:name="T585_19" style:family="text">
      <style:text-properties style:font-name="Verdana" style:font-name-asian="Verdana" style:font-name-complex="Verdana"/>
    </style:style>
    <style:style style:name="T585_20" style:family="text">
      <style:text-properties style:font-name="Verdana" style:font-name-asian="Verdana" style:font-name-complex="Verdana"/>
    </style:style>
    <style:style style:name="T585_21" style:family="text">
      <style:text-properties style:font-name="Verdana" style:font-name-asian="Verdana" style:font-name-complex="Verdana"/>
    </style:style>
    <style:style style:name="T585_22" style:family="text">
      <style:text-properties style:font-name="Verdana" style:font-name-asian="Verdana" style:font-name-complex="Verdana"/>
    </style:style>
    <style:style style:name="T585_23" style:family="text">
      <style:text-properties style:font-name="Verdana" style:font-name-asian="Verdana" style:font-name-complex="Verdana"/>
    </style:style>
    <style:style style:name="T585_24" style:family="text">
      <style:text-properties style:font-name="Verdana" style:font-name-asian="Verdana" style:font-name-complex="Verdana"/>
    </style:style>
    <style:style style:name="T585_25" style:family="text">
      <style:text-properties style:font-name="Verdana" style:font-name-asian="Verdana" style:font-name-complex="Verdana"/>
    </style:style>
    <style:style style:name="T585_26" style:family="text">
      <style:text-properties style:font-name="Verdana" style:font-name-asian="Verdana" style:font-name-complex="Verdana"/>
    </style:style>
    <style:style style:name="T585_27" style:family="text">
      <style:text-properties style:font-name="Verdana" style:font-name-asian="Verdana" style:font-name-complex="Verdana"/>
    </style:style>
    <style:style style:name="T585_28" style:family="text">
      <style:text-properties style:font-name="Verdana" style:font-name-asian="Verdana" style:font-name-complex="Verdana"/>
    </style:style>
    <style:style style:name="T585_29" style:family="text">
      <style:text-properties style:font-name="Verdana" style:font-name-asian="Verdana" style:font-name-complex="Verdana"/>
    </style:style>
    <style:style style:name="T585_30" style:family="text">
      <style:text-properties style:font-name="Verdana" style:font-name-asian="Verdana" style:font-name-complex="Verdana"/>
    </style:style>
    <style:style style:name="T585_31" style:family="text">
      <style:text-properties style:font-name="Verdana" style:font-name-asian="Verdana" style:font-name-complex="Verdana"/>
    </style:style>
    <style:style style:name="T585_32" style:family="text">
      <style:text-properties style:font-name="Verdana" style:font-name-asian="Verdana" style:font-name-complex="Verdana"/>
    </style:style>
    <style:style style:name="T585_33" style:family="text">
      <style:text-properties style:font-name="Verdana" style:font-name-asian="Verdana" style:font-name-complex="Verdana"/>
    </style:style>
    <style:style style:name="T585_34" style:family="text">
      <style:text-properties style:font-name="Verdana" style:font-name-asian="Verdana" style:font-name-complex="Verdana"/>
    </style:style>
    <style:style style:name="T585_35" style:family="text">
      <style:text-properties style:font-name="Verdana" style:font-name-asian="Verdana" style:font-name-complex="Verdana"/>
    </style:style>
    <style:style style:name="T585_36" style:family="text">
      <style:text-properties style:font-name="Verdana" style:font-name-asian="Verdana" style:font-name-complex="Verdana"/>
    </style:style>
    <style:style style:name="T585_37" style:family="text">
      <style:text-properties style:font-name="Verdana" style:font-name-asian="Verdana" style:font-name-complex="Verdana"/>
    </style:style>
    <style:style style:name="T585_38" style:family="text">
      <style:text-properties style:font-name="Verdana" style:font-name-asian="Verdana" style:font-name-complex="Verdana"/>
    </style:style>
    <style:style style:name="T585_39" style:family="text">
      <style:text-properties style:font-name="Verdana" style:font-name-asian="Verdana" style:font-name-complex="Verdana"/>
    </style:style>
    <style:style style:name="T585_40" style:family="text">
      <style:text-properties style:font-name="Verdana" style:font-name-asian="Verdana" style:font-name-complex="Verdana"/>
    </style:style>
    <style:style style:name="T585_41" style:family="text">
      <style:text-properties style:font-name="Verdana" style:font-name-asian="Verdana" style:font-name-complex="Verdana"/>
    </style:style>
    <style:style style:name="T585_42" style:family="text">
      <style:text-properties style:font-name="Verdana" style:font-name-asian="Verdana" style:font-name-complex="Verdana"/>
    </style:style>
    <style:style style:name="T585_43" style:family="text">
      <style:text-properties style:font-name="Verdana" style:font-name-asian="Verdana" style:font-name-complex="Verdana"/>
    </style:style>
    <style:style style:name="T585_44" style:family="text">
      <style:text-properties style:font-name="Verdana" style:font-name-asian="Verdana" style:font-name-complex="Verdana"/>
    </style:style>
    <style:style style:name="T585_45" style:family="text">
      <style:text-properties style:font-name="Verdana" style:font-name-asian="Verdana" style:font-name-complex="Verdana"/>
    </style:style>
    <style:style style:name="T585_46" style:family="text">
      <style:text-properties style:font-name="Verdana" style:font-name-asian="Verdana" style:font-name-complex="Verdana"/>
    </style:style>
    <style:style style:name="T585_47" style:family="text">
      <style:text-properties style:font-name="Verdana" style:font-name-asian="Verdana" style:font-name-complex="Verdana"/>
    </style:style>
    <style:style style:name="T585_48" style:family="text">
      <style:text-properties style:font-name="Verdana" style:font-name-asian="Verdana" style:font-name-complex="Verdana"/>
    </style:style>
    <style:style style:name="T585_49" style:family="text">
      <style:text-properties style:font-name="Verdana" style:font-name-asian="Verdana" style:font-name-complex="Verdana"/>
    </style:style>
    <style:style style:name="T585_50" style:family="text">
      <style:text-properties style:font-name="Verdana" style:font-name-asian="Verdana" style:font-name-complex="Verdana"/>
    </style:style>
    <style:style style:name="T585_51" style:family="text">
      <style:text-properties style:font-name="Verdana" style:font-name-asian="Verdana" style:font-name-complex="Verdana"/>
    </style:style>
    <style:style style:name="T585_52" style:family="text">
      <style:text-properties style:font-name="Verdana" style:font-name-asian="Verdana" style:font-name-complex="Verdana"/>
    </style:style>
    <style:style style:name="T585_53" style:family="text">
      <style:text-properties style:font-name="Verdana" style:font-name-asian="Verdana" style:font-name-complex="Verdana"/>
    </style:style>
    <style:style style:name="T585_54" style:family="text">
      <style:text-properties style:font-name="Verdana" style:font-name-asian="Verdana" style:font-name-complex="Verdana"/>
    </style:style>
    <style:style style:name="T585_55" style:family="text">
      <style:text-properties style:font-name="Verdana" style:font-name-asian="Verdana" style:font-name-complex="Verdana"/>
    </style:style>
    <style:style style:name="T585_56" style:family="text">
      <style:text-properties style:font-name="Verdana" style:font-name-asian="Verdana" style:font-name-complex="Verdana"/>
    </style:style>
    <style:style style:name="T585_57" style:family="text">
      <style:text-properties style:font-name="Verdana" style:font-name-asian="Verdana" style:font-name-complex="Verdana"/>
    </style:style>
    <style:style style:name="T585_58" style:family="text">
      <style:text-properties style:font-name="Verdana" style:font-name-asian="Verdana" style:font-name-complex="Verdana"/>
    </style:style>
    <style:style style:name="T585_59" style:family="text">
      <style:text-properties style:font-name="Verdana" style:font-name-asian="Verdana" style:font-name-complex="Verdana"/>
    </style:style>
    <style:style style:name="T585_60" style:family="text">
      <style:text-properties style:font-name="Verdana" style:font-name-asian="Verdana" style:font-name-complex="Verdana"/>
    </style:style>
    <style:style style:name="T585_61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585_62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585_63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585_64" style:family="text">
      <style:text-properties style:font-name="Verdana" style:font-name-asian="Verdana" style:font-name-complex="Verdana"/>
    </style:style>
    <style:style style:name="T585_65" style:family="text">
      <style:text-properties style:font-name="Verdana" style:font-name-asian="Verdana" style:font-name-complex="Verdana"/>
    </style:style>
    <style:style style:name="T585_66" style:family="text">
      <style:text-properties style:font-name="Verdana" style:font-name-asian="Verdana" style:font-name-complex="Verdana"/>
    </style:style>
    <style:style style:name="T585_67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585_68" style:family="text">
      <style:text-properties style:font-name="Verdana" style:font-name-asian="Verdana" style:font-name-complex="Verdana"/>
    </style:style>
    <style:style style:name="P586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587" style:family="paragraph" style:parent-style-name="Standard">
      <style:paragraph-properties fo:break-before="auto" fo:line-height="115%" style:writing-mode="lr-tb"/>
    </style:style>
    <style:style style:name="T587_1" style:family="text"/>
    <style:style style:name="T587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7_3" style:family="text"/>
    <style:style style:name="T587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7_5" style:family="text"/>
    <style:style style:name="T587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7_7" style:family="text"/>
    <style:style style:name="T587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7_9" style:family="text"/>
    <style:style style:name="T587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7_11" style:family="text"/>
    <style:style style:name="T587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7_13" style:family="text"/>
    <style:style style:name="T587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7_15" style:family="text"/>
    <style:style style:name="T587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7_17" style:family="text"/>
    <style:style style:name="T587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7_19" style:family="text"/>
    <style:style style:name="T587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7_21" style:family="text"/>
    <style:style style:name="T587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7_23" style:family="text"/>
    <style:style style:name="T587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7_25" style:family="text"/>
    <style:style style:name="T587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7_27" style:family="text"/>
    <style:style style:name="T587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7_29" style:family="text"/>
    <style:style style:name="T587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7_31" style:family="text"/>
    <style:style style:name="T587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7_33" style:family="text"/>
    <style:style style:name="T587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7_35" style:family="text"/>
    <style:style style:name="T587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7_37" style:family="text"/>
    <style:style style:name="T587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7_39" style:family="text"/>
    <style:style style:name="T587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7_41" style:family="text"/>
    <style:style style:name="T587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87_43" style:family="text"/>
    <style:style style:name="T587_4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>
      <style:text-properties style:font-name="Verdana" style:font-name-asian="Verdana" style:font-name-complex="Verdana"/>
    </style:style>
    <style:style style:name="P589" style:family="paragraph" style:parent-style-name="Standard">
      <style:paragraph-properties fo:break-before="auto" fo:line-height="115%" style:writing-mode="lr-tb"/>
    </style:style>
    <style:style style:name="T589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89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89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89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89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89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89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89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89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89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89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89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89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89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89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89_1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89_1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89_1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89_1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89_2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89_2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590" style:family="paragraph" style:parent-style-name="Standard">
      <style:paragraph-properties fo:break-before="auto" fo:line-height="115%" style:writing-mode="lr-tb"/>
    </style:style>
    <style:style style:name="T590_1" style:family="text">
      <style:text-properties style:font-name="Verdana" style:font-name-asian="Verdana" style:font-name-complex="Verdana"/>
    </style:style>
    <style:style style:name="T590_2" style:family="text">
      <style:text-properties style:font-name="Verdana" style:font-name-asian="Verdana" style:font-name-complex="Verdana"/>
    </style:style>
    <style:style style:name="T590_3" style:family="text">
      <style:text-properties style:font-name="Verdana" style:font-name-asian="Verdana" style:font-name-complex="Verdana"/>
    </style:style>
    <style:style style:name="T590_4" style:family="text">
      <style:text-properties style:font-name="Verdana" style:font-name-asian="Verdana" style:font-name-complex="Verdana"/>
    </style:style>
    <style:style style:name="T590_5" style:family="text">
      <style:text-properties style:font-name="Verdana" style:font-name-asian="Verdana" style:font-name-complex="Verdana"/>
    </style:style>
    <style:style style:name="T590_6" style:family="text">
      <style:text-properties style:font-name="Verdana" style:font-name-asian="Verdana" style:font-name-complex="Verdana"/>
    </style:style>
    <style:style style:name="T590_7" style:family="text">
      <style:text-properties style:font-name="Verdana" style:font-name-asian="Verdana" style:font-name-complex="Verdana"/>
    </style:style>
    <style:style style:name="T590_8" style:family="text">
      <style:text-properties style:font-name="Verdana" style:font-name-asian="Verdana" style:font-name-complex="Verdana"/>
    </style:style>
    <style:style style:name="T590_9" style:family="text">
      <style:text-properties style:font-name="Verdana" style:font-name-asian="Verdana" style:font-name-complex="Verdana"/>
    </style:style>
    <style:style style:name="T590_10" style:family="text">
      <style:text-properties style:font-name="Verdana" style:font-name-asian="Verdana" style:font-name-complex="Verdana"/>
    </style:style>
    <style:style style:name="T590_11" style:family="text">
      <style:text-properties style:font-name="Verdana" style:font-name-asian="Verdana" style:font-name-complex="Verdana"/>
    </style:style>
    <style:style style:name="T590_12" style:family="text">
      <style:text-properties style:font-name="Verdana" style:font-name-asian="Verdana" style:font-name-complex="Verdana"/>
    </style:style>
    <style:style style:name="T590_13" style:family="text">
      <style:text-properties style:font-name="Verdana" style:font-name-asian="Verdana" style:font-name-complex="Verdana"/>
    </style:style>
    <style:style style:name="T590_14" style:family="text">
      <style:text-properties style:font-name="Verdana" style:font-name-asian="Verdana" style:font-name-complex="Verdana"/>
    </style:style>
    <style:style style:name="T590_15" style:family="text">
      <style:text-properties style:font-name="Verdana" style:font-name-asian="Verdana" style:font-name-complex="Verdana"/>
    </style:style>
    <style:style style:name="T590_16" style:family="text">
      <style:text-properties style:font-name="Verdana" style:font-name-asian="Verdana" style:font-name-complex="Verdana"/>
    </style:style>
    <style:style style:name="T590_17" style:family="text">
      <style:text-properties style:font-name="Verdana" style:font-name-asian="Verdana" style:font-name-complex="Verdana"/>
    </style:style>
    <style:style style:name="T590_18" style:family="text">
      <style:text-properties style:font-name="Verdana" style:font-name-asian="Verdana" style:font-name-complex="Verdana"/>
    </style:style>
    <style:style style:name="T590_19" style:family="text">
      <style:text-properties style:font-name="Verdana" style:font-name-asian="Verdana" style:font-name-complex="Verdana"/>
    </style:style>
    <style:style style:name="T590_20" style:family="text">
      <style:text-properties style:font-name="Verdana" style:font-name-asian="Verdana" style:font-name-complex="Verdana"/>
    </style:style>
    <style:style style:name="T590_21" style:family="text">
      <style:text-properties style:font-name="Verdana" style:font-name-asian="Verdana" style:font-name-complex="Verdana"/>
    </style:style>
    <style:style style:name="T590_22" style:family="text">
      <style:text-properties style:font-name="Verdana" style:font-name-asian="Verdana" style:font-name-complex="Verdana"/>
    </style:style>
    <style:style style:name="T590_23" style:family="text">
      <style:text-properties style:font-name="Verdana" style:font-name-asian="Verdana" style:font-name-complex="Verdana"/>
    </style:style>
    <style:style style:name="T590_24" style:family="text">
      <style:text-properties style:font-name="Verdana" style:font-name-asian="Verdana" style:font-name-complex="Verdana"/>
    </style:style>
    <style:style style:name="T590_25" style:family="text">
      <style:text-properties style:font-name="Verdana" style:font-name-asian="Verdana" style:font-name-complex="Verdana"/>
    </style:style>
    <style:style style:name="T590_26" style:family="text">
      <style:text-properties style:font-name="Verdana" style:font-name-asian="Verdana" style:font-name-complex="Verdana"/>
    </style:style>
    <style:style style:name="T590_27" style:family="text">
      <style:text-properties style:font-name="Verdana" style:font-name-asian="Verdana" style:font-name-complex="Verdana"/>
    </style:style>
    <style:style style:name="T590_28" style:family="text">
      <style:text-properties style:font-name="Verdana" style:font-name-asian="Verdana" style:font-name-complex="Verdana"/>
    </style:style>
    <style:style style:name="T590_29" style:family="text">
      <style:text-properties style:font-name="Verdana" style:font-name-asian="Verdana" style:font-name-complex="Verdana"/>
    </style:style>
    <style:style style:name="T590_30" style:family="text">
      <style:text-properties style:font-name="Verdana" style:font-name-asian="Verdana" style:font-name-complex="Verdana"/>
    </style:style>
    <style:style style:name="T590_31" style:family="text">
      <style:text-properties style:font-name="Verdana" style:font-name-asian="Verdana" style:font-name-complex="Verdana"/>
    </style:style>
    <style:style style:name="T590_32" style:family="text">
      <style:text-properties style:font-name="Verdana" style:font-name-asian="Verdana" style:font-name-complex="Verdana"/>
    </style:style>
    <style:style style:name="T590_33" style:family="text">
      <style:text-properties style:font-name="Verdana" style:font-name-asian="Verdana" style:font-name-complex="Verdana"/>
    </style:style>
    <style:style style:name="T590_34" style:family="text">
      <style:text-properties style:font-name="Verdana" style:font-name-asian="Verdana" style:font-name-complex="Verdana"/>
    </style:style>
    <style:style style:name="T590_35" style:family="text">
      <style:text-properties style:font-name="Verdana" style:font-name-asian="Verdana" style:font-name-complex="Verdana"/>
    </style:style>
    <style:style style:name="T590_36" style:family="text">
      <style:text-properties style:font-name="Verdana" style:font-name-asian="Verdana" style:font-name-complex="Verdana"/>
    </style:style>
    <style:style style:name="T590_37" style:family="text">
      <style:text-properties style:font-name="Verdana" style:font-name-asian="Verdana" style:font-name-complex="Verdana"/>
    </style:style>
    <style:style style:name="T590_38" style:family="text">
      <style:text-properties style:font-name="Verdana" style:font-name-asian="Verdana" style:font-name-complex="Verdana"/>
    </style:style>
    <style:style style:name="T590_39" style:family="text">
      <style:text-properties style:font-name="Verdana" style:font-name-asian="Verdana" style:font-name-complex="Verdana"/>
    </style:style>
    <style:style style:name="T590_40" style:family="text">
      <style:text-properties style:font-name="Verdana" style:font-name-asian="Verdana" style:font-name-complex="Verdana"/>
    </style:style>
    <style:style style:name="T590_41" style:family="text">
      <style:text-properties style:font-name="Verdana" style:font-name-asian="Verdana" style:font-name-complex="Verdana"/>
    </style:style>
    <style:style style:name="T590_42" style:family="text">
      <style:text-properties style:font-name="Verdana" style:font-name-asian="Verdana" style:font-name-complex="Verdana"/>
    </style:style>
    <style:style style:name="T590_43" style:family="text">
      <style:text-properties style:font-name="Verdana" style:font-name-asian="Verdana" style:font-name-complex="Verdana"/>
    </style:style>
    <style:style style:name="T590_44" style:family="text">
      <style:text-properties style:font-name="Verdana" style:font-name-asian="Verdana" style:font-name-complex="Verdana"/>
    </style:style>
    <style:style style:name="T590_45" style:family="text">
      <style:text-properties style:font-name="Verdana" style:font-name-asian="Verdana" style:font-name-complex="Verdana"/>
    </style:style>
    <style:style style:name="T590_46" style:family="text">
      <style:text-properties style:font-name="Verdana" style:font-name-asian="Verdana" style:font-name-complex="Verdana"/>
    </style:style>
    <style:style style:name="T590_47" style:family="text">
      <style:text-properties style:font-name="Verdana" style:font-name-asian="Verdana" style:font-name-complex="Verdana"/>
    </style:style>
    <style:style style:name="T590_48" style:family="text">
      <style:text-properties style:font-name="Verdana" style:font-name-asian="Verdana" style:font-name-complex="Verdana"/>
    </style:style>
    <style:style style:name="T590_49" style:family="text">
      <style:text-properties style:font-name="Verdana" style:font-name-asian="Verdana" style:font-name-complex="Verdana"/>
    </style:style>
    <style:style style:name="T590_50" style:family="text">
      <style:text-properties style:font-name="Verdana" style:font-name-asian="Verdana" style:font-name-complex="Verdana"/>
    </style:style>
    <style:style style:name="T590_51" style:family="text">
      <style:text-properties style:font-name="Verdana" style:font-name-asian="Verdana" style:font-name-complex="Verdana"/>
    </style:style>
    <style:style style:name="T590_52" style:family="text">
      <style:text-properties style:font-name="Verdana" style:font-name-asian="Verdana" style:font-name-complex="Verdana"/>
    </style:style>
    <style:style style:name="T590_53" style:family="text">
      <style:text-properties style:font-name="Verdana" style:font-name-asian="Verdana" style:font-name-complex="Verdana"/>
    </style:style>
    <style:style style:name="T590_54" style:family="text">
      <style:text-properties style:font-name="Verdana" style:font-name-asian="Verdana" style:font-name-complex="Verdana"/>
    </style:style>
    <style:style style:name="T590_55" style:family="text">
      <style:text-properties style:font-name="Verdana" style:font-name-asian="Verdana" style:font-name-complex="Verdana"/>
    </style:style>
    <style:style style:name="T590_56" style:family="text">
      <style:text-properties style:font-name="Verdana" style:font-name-asian="Verdana" style:font-name-complex="Verdana"/>
    </style:style>
    <style:style style:name="T590_57" style:family="text">
      <style:text-properties style:font-name="Verdana" style:font-name-asian="Verdana" style:font-name-complex="Verdana"/>
    </style:style>
    <style:style style:name="T590_58" style:family="text">
      <style:text-properties style:font-name="Verdana" style:font-name-asian="Verdana" style:font-name-complex="Verdana"/>
    </style:style>
    <style:style style:name="T590_59" style:family="text">
      <style:text-properties style:font-name="Verdana" style:font-name-asian="Verdana" style:font-name-complex="Verdana"/>
    </style:style>
    <style:style style:name="T590_60" style:family="text">
      <style:text-properties style:font-name="Verdana" style:font-name-asian="Verdana" style:font-name-complex="Verdana"/>
    </style:style>
    <style:style style:name="T590_61" style:family="text">
      <style:text-properties style:font-name="Verdana" style:font-name-asian="Verdana" style:font-name-complex="Verdana"/>
    </style:style>
    <style:style style:name="T590_62" style:family="text">
      <style:text-properties style:font-name="Verdana" style:font-name-asian="Verdana" style:font-name-complex="Verdana"/>
    </style:style>
    <style:style style:name="T590_63" style:family="text">
      <style:text-properties style:font-name="Verdana" style:font-name-asian="Verdana" style:font-name-complex="Verdana"/>
    </style:style>
    <style:style style:name="T590_64" style:family="text">
      <style:text-properties style:font-name="Verdana" style:font-name-asian="Verdana" style:font-name-complex="Verdana"/>
    </style:style>
    <style:style style:name="T590_65" style:family="text">
      <style:text-properties style:font-name="Verdana" style:font-name-asian="Verdana" style:font-name-complex="Verdana"/>
    </style:style>
    <style:style style:name="T590_66" style:family="text">
      <style:text-properties style:font-name="Verdana" style:font-name-asian="Verdana" style:font-name-complex="Verdana"/>
    </style:style>
    <style:style style:name="T590_67" style:family="text">
      <style:text-properties style:font-name="Verdana" style:font-name-asian="Verdana" style:font-name-complex="Verdana"/>
    </style:style>
    <style:style style:name="T590_68" style:family="text">
      <style:text-properties style:font-name="Verdana" style:font-name-asian="Verdana" style:font-name-complex="Verdana"/>
    </style:style>
    <style:style style:name="T590_69" style:family="text">
      <style:text-properties style:font-name="Verdana" style:font-name-asian="Verdana" style:font-name-complex="Verdana"/>
    </style:style>
    <style:style style:name="T590_70" style:family="text">
      <style:text-properties style:font-name="Verdana" style:font-name-asian="Verdana" style:font-name-complex="Verdana"/>
    </style:style>
    <style:style style:name="T590_71" style:family="text">
      <style:text-properties style:font-name="Verdana" style:font-name-asian="Verdana" style:font-name-complex="Verdana"/>
    </style:style>
    <style:style style:name="T590_72" style:family="text">
      <style:text-properties style:font-name="Verdana" style:font-name-asian="Verdana" style:font-name-complex="Verdana"/>
    </style:style>
    <style:style style:name="T590_73" style:family="text">
      <style:text-properties style:font-name="Verdana" style:font-name-asian="Verdana" style:font-name-complex="Verdana"/>
    </style:style>
    <style:style style:name="T590_74" style:family="text">
      <style:text-properties style:font-name="Verdana" style:font-name-asian="Verdana" style:font-name-complex="Verdana"/>
    </style:style>
    <style:style style:name="T590_75" style:family="text">
      <style:text-properties style:font-name="Verdana" style:font-name-asian="Verdana" style:font-name-complex="Verdana"/>
    </style:style>
    <style:style style:name="T590_76" style:family="text">
      <style:text-properties style:font-name="Verdana" style:font-name-asian="Verdana" style:font-name-complex="Verdana"/>
    </style:style>
    <style:style style:name="T590_77" style:family="text">
      <style:text-properties style:font-name="Verdana" style:font-name-asian="Verdana" style:font-name-complex="Verdana"/>
    </style:style>
    <style:style style:name="T590_78" style:family="text">
      <style:text-properties style:font-name="Verdana" style:font-name-asian="Verdana" style:font-name-complex="Verdana"/>
    </style:style>
    <style:style style:name="T590_79" style:family="text">
      <style:text-properties style:font-name="Verdana" style:font-name-asian="Verdana" style:font-name-complex="Verdana"/>
    </style:style>
    <style:style style:name="T590_80" style:family="text">
      <style:text-properties style:font-name="Verdana" style:font-name-asian="Verdana" style:font-name-complex="Verdana"/>
    </style:style>
    <style:style style:name="T590_81" style:family="text">
      <style:text-properties style:font-name="Verdana" style:font-name-asian="Verdana" style:font-name-complex="Verdana"/>
    </style:style>
    <style:style style:name="T590_82" style:family="text">
      <style:text-properties style:font-name="Verdana" style:font-name-asian="Verdana" style:font-name-complex="Verdana"/>
    </style:style>
    <style:style style:name="T590_83" style:family="text">
      <style:text-properties style:font-name="Verdana" style:font-name-asian="Verdana" style:font-name-complex="Verdana"/>
    </style:style>
    <style:style style:name="T590_84" style:family="text">
      <style:text-properties style:font-name="Verdana" style:font-name-asian="Verdana" style:font-name-complex="Verdana"/>
    </style:style>
    <style:style style:name="T590_85" style:family="text">
      <style:text-properties fo:font-style="italic" style:font-style-asian="italic" style:font-style-complex="italic" fo:color="#999999" style:font-name="Verdana" style:font-name-asian="Verdana" style:font-name-complex="Verdana" fo:font-weight="bold" style:font-weight-asian="bold" style:font-weight-complex="bold"/>
    </style:style>
    <style:style style:name="T590_86" style:family="text">
      <style:text-properties style:font-name="Verdana" style:font-name-asian="Verdana" style:font-name-complex="Verdana"/>
    </style:style>
    <style:style style:name="T590_87" style:family="text">
      <style:text-properties style:font-name="Verdana" style:font-name-asian="Verdana" style:font-name-complex="Verdana"/>
    </style:style>
    <style:style style:name="T590_88" style:family="text">
      <style:text-properties style:font-name="Verdana" style:font-name-asian="Verdana" style:font-name-complex="Verdana"/>
    </style:style>
    <style:style style:name="P591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592" style:family="paragraph" style:parent-style-name="Standard">
      <style:paragraph-properties fo:break-before="auto" fo:line-height="115%" style:writing-mode="lr-tb"/>
    </style:style>
    <style:style style:name="T592_1" style:family="text">
      <style:text-properties style:font-name="Verdana" style:font-name-asian="Verdana" style:font-name-complex="Verdana"/>
    </style:style>
    <style:style style:name="T592_2" style:family="text">
      <style:text-properties style:font-name="Verdana" style:font-name-asian="Verdana" style:font-name-complex="Verdana"/>
    </style:style>
    <style:style style:name="T592_3" style:family="text">
      <style:text-properties style:font-name="Verdana" style:font-name-asian="Verdana" style:font-name-complex="Verdana"/>
    </style:style>
    <style:style style:name="T592_4" style:family="text">
      <style:text-properties style:font-name="Verdana" style:font-name-asian="Verdana" style:font-name-complex="Verdana"/>
    </style:style>
    <style:style style:name="T592_5" style:family="text">
      <style:text-properties style:font-name="Verdana" style:font-name-asian="Verdana" style:font-name-complex="Verdana"/>
    </style:style>
    <style:style style:name="T592_6" style:family="text">
      <style:text-properties style:font-name="Verdana" style:font-name-asian="Verdana" style:font-name-complex="Verdana"/>
    </style:style>
    <style:style style:name="T592_7" style:family="text">
      <style:text-properties style:font-name="Verdana" style:font-name-asian="Verdana" style:font-name-complex="Verdana"/>
    </style:style>
    <style:style style:name="T592_8" style:family="text">
      <style:text-properties style:font-name="Verdana" style:font-name-asian="Verdana" style:font-name-complex="Verdana"/>
    </style:style>
    <style:style style:name="T592_9" style:family="text">
      <style:text-properties style:font-name="Verdana" style:font-name-asian="Verdana" style:font-name-complex="Verdana"/>
    </style:style>
    <style:style style:name="T592_10" style:family="text">
      <style:text-properties style:font-name="Verdana" style:font-name-asian="Verdana" style:font-name-complex="Verdana"/>
    </style:style>
    <style:style style:name="T592_11" style:family="text">
      <style:text-properties style:font-name="Verdana" style:font-name-asian="Verdana" style:font-name-complex="Verdana"/>
    </style:style>
    <style:style style:name="T592_12" style:family="text">
      <style:text-properties style:font-name="Verdana" style:font-name-asian="Verdana" style:font-name-complex="Verdana"/>
    </style:style>
    <style:style style:name="T592_13" style:family="text">
      <style:text-properties style:font-name="Verdana" style:font-name-asian="Verdana" style:font-name-complex="Verdana"/>
    </style:style>
    <style:style style:name="T592_14" style:family="text">
      <style:text-properties style:font-name="Verdana" style:font-name-asian="Verdana" style:font-name-complex="Verdana"/>
    </style:style>
    <style:style style:name="T592_15" style:family="text">
      <style:text-properties style:font-name="Verdana" style:font-name-asian="Verdana" style:font-name-complex="Verdana"/>
    </style:style>
    <style:style style:name="T592_16" style:family="text">
      <style:text-properties style:font-name="Verdana" style:font-name-asian="Verdana" style:font-name-complex="Verdana"/>
    </style:style>
    <style:style style:name="T592_17" style:family="text">
      <style:text-properties style:font-name="Verdana" style:font-name-asian="Verdana" style:font-name-complex="Verdana"/>
    </style:style>
    <style:style style:name="T592_18" style:family="text">
      <style:text-properties style:font-name="Verdana" style:font-name-asian="Verdana" style:font-name-complex="Verdana"/>
    </style:style>
    <style:style style:name="T592_19" style:family="text">
      <style:text-properties style:font-name="Verdana" style:font-name-asian="Verdana" style:font-name-complex="Verdana"/>
    </style:style>
    <style:style style:name="T592_20" style:family="text">
      <style:text-properties style:font-name="Verdana" style:font-name-asian="Verdana" style:font-name-complex="Verdana"/>
    </style:style>
    <style:style style:name="T592_21" style:family="text">
      <style:text-properties style:font-name="Verdana" style:font-name-asian="Verdana" style:font-name-complex="Verdana"/>
    </style:style>
    <style:style style:name="T592_22" style:family="text">
      <style:text-properties style:font-name="Verdana" style:font-name-asian="Verdana" style:font-name-complex="Verdana"/>
    </style:style>
    <style:style style:name="T592_23" style:family="text">
      <style:text-properties style:font-name="Verdana" style:font-name-asian="Verdana" style:font-name-complex="Verdana"/>
    </style:style>
    <style:style style:name="T592_24" style:family="text">
      <style:text-properties style:font-name="Verdana" style:font-name-asian="Verdana" style:font-name-complex="Verdana"/>
    </style:style>
    <style:style style:name="T592_25" style:family="text">
      <style:text-properties style:font-name="Verdana" style:font-name-asian="Verdana" style:font-name-complex="Verdana"/>
    </style:style>
    <style:style style:name="T592_26" style:family="text">
      <style:text-properties style:font-name="Verdana" style:font-name-asian="Verdana" style:font-name-complex="Verdana"/>
    </style:style>
    <style:style style:name="T592_27" style:family="text">
      <style:text-properties style:font-name="Verdana" style:font-name-asian="Verdana" style:font-name-complex="Verdana"/>
    </style:style>
    <style:style style:name="T592_28" style:family="text">
      <style:text-properties style:font-name="Verdana" style:font-name-asian="Verdana" style:font-name-complex="Verdana"/>
    </style:style>
    <style:style style:name="T592_29" style:family="text">
      <style:text-properties style:font-name="Verdana" style:font-name-asian="Verdana" style:font-name-complex="Verdana"/>
    </style:style>
    <style:style style:name="T592_30" style:family="text">
      <style:text-properties style:font-name="Verdana" style:font-name-asian="Verdana" style:font-name-complex="Verdana"/>
    </style:style>
    <style:style style:name="T592_31" style:family="text">
      <style:text-properties style:font-name="Verdana" style:font-name-asian="Verdana" style:font-name-complex="Verdana"/>
    </style:style>
    <style:style style:name="T592_32" style:family="text">
      <style:text-properties style:font-name="Verdana" style:font-name-asian="Verdana" style:font-name-complex="Verdana"/>
    </style:style>
    <style:style style:name="T592_33" style:family="text">
      <style:text-properties style:font-name="Verdana" style:font-name-asian="Verdana" style:font-name-complex="Verdana"/>
    </style:style>
    <style:style style:name="T592_34" style:family="text">
      <style:text-properties style:font-name="Verdana" style:font-name-asian="Verdana" style:font-name-complex="Verdana"/>
    </style:style>
    <style:style style:name="T592_35" style:family="text">
      <style:text-properties style:font-name="Verdana" style:font-name-asian="Verdana" style:font-name-complex="Verdana"/>
    </style:style>
    <style:style style:name="T592_36" style:family="text">
      <style:text-properties style:font-name="Verdana" style:font-name-asian="Verdana" style:font-name-complex="Verdana"/>
    </style:style>
    <style:style style:name="T592_37" style:family="text">
      <style:text-properties style:font-name="Verdana" style:font-name-asian="Verdana" style:font-name-complex="Verdana"/>
    </style:style>
    <style:style style:name="T592_38" style:family="text">
      <style:text-properties style:font-name="Verdana" style:font-name-asian="Verdana" style:font-name-complex="Verdana"/>
    </style:style>
    <style:style style:name="T592_39" style:family="text">
      <style:text-properties style:font-name="Verdana" style:font-name-asian="Verdana" style:font-name-complex="Verdana"/>
    </style:style>
    <style:style style:name="T592_40" style:family="text">
      <style:text-properties style:font-name="Verdana" style:font-name-asian="Verdana" style:font-name-complex="Verdana"/>
    </style:style>
    <style:style style:name="T592_41" style:family="text">
      <style:text-properties style:font-name="Verdana" style:font-name-asian="Verdana" style:font-name-complex="Verdana"/>
    </style:style>
    <style:style style:name="T592_42" style:family="text">
      <style:text-properties style:font-name="Verdana" style:font-name-asian="Verdana" style:font-name-complex="Verdana"/>
    </style:style>
    <style:style style:name="T592_43" style:family="text">
      <style:text-properties style:font-name="Verdana" style:font-name-asian="Verdana" style:font-name-complex="Verdana"/>
    </style:style>
    <style:style style:name="T592_44" style:family="text">
      <style:text-properties style:font-name="Verdana" style:font-name-asian="Verdana" style:font-name-complex="Verdana"/>
    </style:style>
    <style:style style:name="T592_45" style:family="text">
      <style:text-properties style:font-name="Verdana" style:font-name-asian="Verdana" style:font-name-complex="Verdana"/>
    </style:style>
    <style:style style:name="T592_46" style:family="text">
      <style:text-properties style:font-name="Verdana" style:font-name-asian="Verdana" style:font-name-complex="Verdana"/>
    </style:style>
    <style:style style:name="T592_47" style:family="text">
      <style:text-properties style:font-name="Verdana" style:font-name-asian="Verdana" style:font-name-complex="Verdana"/>
    </style:style>
    <style:style style:name="T592_48" style:family="text">
      <style:text-properties style:font-name="Verdana" style:font-name-asian="Verdana" style:font-name-complex="Verdana"/>
    </style:style>
    <style:style style:name="T592_49" style:family="text">
      <style:text-properties style:font-name="Verdana" style:font-name-asian="Verdana" style:font-name-complex="Verdana"/>
    </style:style>
    <style:style style:name="T592_50" style:family="text">
      <style:text-properties style:font-name="Verdana" style:font-name-asian="Verdana" style:font-name-complex="Verdana"/>
    </style:style>
    <style:style style:name="T592_51" style:family="text">
      <style:text-properties style:font-name="Verdana" style:font-name-asian="Verdana" style:font-name-complex="Verdana"/>
    </style:style>
    <style:style style:name="T592_52" style:family="text">
      <style:text-properties style:font-name="Verdana" style:font-name-asian="Verdana" style:font-name-complex="Verdana"/>
    </style:style>
    <style:style style:name="T592_53" style:family="text">
      <style:text-properties style:font-name="Verdana" style:font-name-asian="Verdana" style:font-name-complex="Verdana"/>
    </style:style>
    <style:style style:name="T592_54" style:family="text">
      <style:text-properties style:font-name="Verdana" style:font-name-asian="Verdana" style:font-name-complex="Verdana"/>
    </style:style>
    <style:style style:name="T592_55" style:family="text">
      <style:text-properties style:font-name="Verdana" style:font-name-asian="Verdana" style:font-name-complex="Verdana"/>
    </style:style>
    <style:style style:name="T592_56" style:family="text">
      <style:text-properties style:font-name="Verdana" style:font-name-asian="Verdana" style:font-name-complex="Verdana"/>
    </style:style>
    <style:style style:name="T592_57" style:family="text">
      <style:text-properties style:font-name="Verdana" style:font-name-asian="Verdana" style:font-name-complex="Verdana"/>
    </style:style>
    <style:style style:name="T592_58" style:family="text">
      <style:text-properties style:font-name="Verdana" style:font-name-asian="Verdana" style:font-name-complex="Verdana"/>
    </style:style>
    <style:style style:name="T592_59" style:family="text">
      <style:text-properties style:font-name="Verdana" style:font-name-asian="Verdana" style:font-name-complex="Verdana"/>
    </style:style>
    <style:style style:name="T592_60" style:family="text">
      <style:text-properties style:font-name="Verdana" style:font-name-asian="Verdana" style:font-name-complex="Verdana"/>
    </style:style>
    <style:style style:name="T592_61" style:family="text">
      <style:text-properties style:font-name="Verdana" style:font-name-asian="Verdana" style:font-name-complex="Verdana"/>
    </style:style>
    <style:style style:name="T592_62" style:family="text">
      <style:text-properties style:font-name="Verdana" style:font-name-asian="Verdana" style:font-name-complex="Verdana"/>
    </style:style>
    <style:style style:name="T592_63" style:family="text">
      <style:text-properties style:font-name="Verdana" style:font-name-asian="Verdana" style:font-name-complex="Verdana"/>
    </style:style>
    <style:style style:name="T592_64" style:family="text">
      <style:text-properties style:font-name="Verdana" style:font-name-asian="Verdana" style:font-name-complex="Verdana"/>
    </style:style>
    <style:style style:name="T592_65" style:family="text">
      <style:text-properties style:font-name="Verdana" style:font-name-asian="Verdana" style:font-name-complex="Verdana"/>
    </style:style>
    <style:style style:name="T592_66" style:family="text">
      <style:text-properties style:font-name="Verdana" style:font-name-asian="Verdana" style:font-name-complex="Verdana"/>
    </style:style>
    <style:style style:name="T592_67" style:family="text">
      <style:text-properties style:font-name="Verdana" style:font-name-asian="Verdana" style:font-name-complex="Verdana"/>
    </style:style>
    <style:style style:name="T592_68" style:family="text">
      <style:text-properties style:font-name="Verdana" style:font-name-asian="Verdana" style:font-name-complex="Verdana"/>
    </style:style>
    <style:style style:name="T592_69" style:family="text">
      <style:text-properties style:font-name="Verdana" style:font-name-asian="Verdana" style:font-name-complex="Verdana"/>
    </style:style>
    <style:style style:name="T592_70" style:family="text">
      <style:text-properties style:font-name="Verdana" style:font-name-asian="Verdana" style:font-name-complex="Verdana"/>
    </style:style>
    <style:style style:name="T592_71" style:family="text">
      <style:text-properties style:font-name="Verdana" style:font-name-asian="Verdana" style:font-name-complex="Verdana"/>
    </style:style>
    <style:style style:name="T592_72" style:family="text">
      <style:text-properties style:font-name="Verdana" style:font-name-asian="Verdana" style:font-name-complex="Verdana"/>
    </style:style>
    <style:style style:name="T592_73" style:family="text">
      <style:text-properties style:font-name="Verdana" style:font-name-asian="Verdana" style:font-name-complex="Verdana"/>
    </style:style>
    <style:style style:name="T592_74" style:family="text">
      <style:text-properties style:font-name="Verdana" style:font-name-asian="Verdana" style:font-name-complex="Verdana"/>
    </style:style>
    <style:style style:name="T592_75" style:family="text">
      <style:text-properties style:font-name="Verdana" style:font-name-asian="Verdana" style:font-name-complex="Verdana"/>
    </style:style>
    <style:style style:name="T592_76" style:family="text">
      <style:text-properties style:font-name="Verdana" style:font-name-asian="Verdana" style:font-name-complex="Verdana"/>
    </style:style>
    <style:style style:name="T592_77" style:family="text">
      <style:text-properties style:font-name="Verdana" style:font-name-asian="Verdana" style:font-name-complex="Verdana"/>
    </style:style>
    <style:style style:name="T592_78" style:family="text">
      <style:text-properties style:font-name="Verdana" style:font-name-asian="Verdana" style:font-name-complex="Verdana"/>
    </style:style>
    <style:style style:name="T592_79" style:family="text">
      <style:text-properties style:font-name="Verdana" style:font-name-asian="Verdana" style:font-name-complex="Verdana"/>
    </style:style>
    <style:style style:name="T592_80" style:family="text">
      <style:text-properties style:font-name="Verdana" style:font-name-asian="Verdana" style:font-name-complex="Verdana"/>
    </style:style>
    <style:style style:name="T592_81" style:family="text">
      <style:text-properties style:font-name="Verdana" style:font-name-asian="Verdana" style:font-name-complex="Verdana"/>
    </style:style>
    <style:style style:name="T592_82" style:family="text">
      <style:text-properties style:font-name="Verdana" style:font-name-asian="Verdana" style:font-name-complex="Verdana"/>
    </style:style>
    <style:style style:name="T592_83" style:family="text">
      <style:text-properties style:font-name="Verdana" style:font-name-asian="Verdana" style:font-name-complex="Verdana"/>
    </style:style>
    <style:style style:name="T592_84" style:family="text">
      <style:text-properties style:font-name="Verdana" style:font-name-asian="Verdana" style:font-name-complex="Verdana"/>
    </style:style>
    <style:style style:name="T592_85" style:family="text">
      <style:text-properties style:font-name="Verdana" style:font-name-asian="Verdana" style:font-name-complex="Verdana"/>
    </style:style>
    <style:style style:name="T592_86" style:family="text">
      <style:text-properties style:font-name="Verdana" style:font-name-asian="Verdana" style:font-name-complex="Verdana"/>
    </style:style>
    <style:style style:name="P593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/>
    <style:style style:name="T594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4_3" style:family="text"/>
    <style:style style:name="T594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4_5" style:family="text"/>
    <style:style style:name="T594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4_7" style:family="text"/>
    <style:style style:name="T594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4_9" style:family="text"/>
    <style:style style:name="T594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4_11" style:family="text"/>
    <style:style style:name="T594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4_13" style:family="text"/>
    <style:style style:name="T594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4_15" style:family="text"/>
    <style:style style:name="T594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4_17" style:family="text"/>
    <style:style style:name="T594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4_19" style:family="text"/>
    <style:style style:name="T594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4_21" style:family="text"/>
    <style:style style:name="T594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4_23" style:family="text"/>
    <style:style style:name="T594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4_25" style:family="text"/>
    <style:style style:name="T594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4_27" style:family="text"/>
    <style:style style:name="T594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/>
    <style:style style:name="T595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5_3" style:family="text"/>
    <style:style style:name="T595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5_5" style:family="text"/>
    <style:style style:name="T595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5_7" style:family="text"/>
    <style:style style:name="T595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5_9" style:family="text"/>
    <style:style style:name="T595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5_11" style:family="text"/>
    <style:style style:name="T595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5_13" style:family="text"/>
    <style:style style:name="T595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5_15" style:family="text"/>
    <style:style style:name="T595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5_17" style:family="text"/>
    <style:style style:name="T595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5_19" style:family="text"/>
    <style:style style:name="T595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5_21" style:family="text"/>
    <style:style style:name="T595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5_23" style:family="text"/>
    <style:style style:name="T595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5_25" style:family="text"/>
    <style:style style:name="T595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5_27" style:family="text"/>
    <style:style style:name="T595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5_29" style:family="text"/>
    <style:style style:name="T595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5_31" style:family="text"/>
    <style:style style:name="T595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5_33" style:family="text"/>
    <style:style style:name="T595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5_35" style:family="text"/>
    <style:style style:name="T595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5_37" style:family="text"/>
    <style:style style:name="T595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596" style:family="paragraph" style:parent-style-name="Standard">
      <style:paragraph-properties fo:break-before="auto" fo:line-height="115%" style:writing-mode="lr-tb"/>
    </style:style>
    <style:style style:name="T596_1" style:family="text"/>
    <style:style style:name="T596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6_3" style:family="text"/>
    <style:style style:name="T596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6_5" style:family="text"/>
    <style:style style:name="T596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6_7" style:family="text"/>
    <style:style style:name="T596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6_9" style:family="text"/>
    <style:style style:name="T596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6_11" style:family="text"/>
    <style:style style:name="T596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6_13" style:family="text"/>
    <style:style style:name="T596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6_15" style:family="text"/>
    <style:style style:name="T596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6_17" style:family="text"/>
    <style:style style:name="T596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6_19" style:family="text"/>
    <style:style style:name="T596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6_21" style:family="text"/>
    <style:style style:name="T596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6_23" style:family="text"/>
    <style:style style:name="T596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6_25" style:family="text"/>
    <style:style style:name="T596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6_27" style:family="text"/>
    <style:style style:name="T596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96_29" style:family="text"/>
    <style:style style:name="T596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597" style:family="paragraph" style:parent-style-name="Standard">
      <style:paragraph-properties fo:break-before="auto" fo:line-height="115%" style:writing-mode="lr-tb"/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598" style:family="paragraph" style:parent-style-name="Standard">
      <style:paragraph-properties fo:break-before="auto" fo:line-height="115%" style:writing-mode="lr-tb"/>
    </style:style>
    <style:style style:name="T59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98_2" style:family="text">
      <style:text-properties style:font-name="Verdana" fo:font-size="12pt" style:font-name-asian="Verdana" style:font-size-asian="12pt" style:font-name-complex="Verdana" style:font-size-complex="12pt"/>
    </style:style>
    <style:style style:name="T59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9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98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98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98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98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98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98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98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98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98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98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98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98_1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98_1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98_1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98_1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98_2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98_2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98_2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98_2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98_2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599" style:family="paragraph" style:parent-style-name="Standard">
      <style:paragraph-properties fo:break-before="auto" fo:line-height="115%" style:writing-mode="lr-tb"/>
    </style:style>
    <style:style style:name="T599_1" style:family="text">
      <style:text-properties style:font-name="Verdana" style:font-name-asian="Verdana" style:font-name-complex="Verdana"/>
    </style:style>
    <style:style style:name="T599_2" style:family="text">
      <style:text-properties style:font-name="Verdana" style:font-name-asian="Verdana" style:font-name-complex="Verdana"/>
    </style:style>
    <style:style style:name="T599_3" style:family="text">
      <style:text-properties style:font-name="Verdana" style:font-name-asian="Verdana" style:font-name-complex="Verdana"/>
    </style:style>
    <style:style style:name="T599_4" style:family="text">
      <style:text-properties style:font-name="Verdana" style:font-name-asian="Verdana" style:font-name-complex="Verdana"/>
    </style:style>
    <style:style style:name="T599_5" style:family="text">
      <style:text-properties style:font-name="Verdana" style:font-name-asian="Verdana" style:font-name-complex="Verdana"/>
    </style:style>
    <style:style style:name="T599_6" style:family="text">
      <style:text-properties style:font-name="Verdana" style:font-name-asian="Verdana" style:font-name-complex="Verdana"/>
    </style:style>
    <style:style style:name="T599_7" style:family="text">
      <style:text-properties style:font-name="Verdana" style:font-name-asian="Verdana" style:font-name-complex="Verdana"/>
    </style:style>
    <style:style style:name="T599_8" style:family="text">
      <style:text-properties style:font-name="Verdana" style:font-name-asian="Verdana" style:font-name-complex="Verdana"/>
    </style:style>
    <style:style style:name="T599_9" style:family="text">
      <style:text-properties style:font-name="Verdana" style:font-name-asian="Verdana" style:font-name-complex="Verdana"/>
    </style:style>
    <style:style style:name="T599_10" style:family="text">
      <style:text-properties style:font-name="Verdana" style:font-name-asian="Verdana" style:font-name-complex="Verdana"/>
    </style:style>
    <style:style style:name="T599_11" style:family="text">
      <style:text-properties style:font-name="Verdana" style:font-name-asian="Verdana" style:font-name-complex="Verdana"/>
    </style:style>
    <style:style style:name="T599_12" style:family="text">
      <style:text-properties style:font-name="Verdana" style:font-name-asian="Verdana" style:font-name-complex="Verdana"/>
    </style:style>
    <style:style style:name="T599_13" style:family="text">
      <style:text-properties style:font-name="Verdana" style:font-name-asian="Verdana" style:font-name-complex="Verdana"/>
    </style:style>
    <style:style style:name="T599_14" style:family="text">
      <style:text-properties style:font-name="Verdana" style:font-name-asian="Verdana" style:font-name-complex="Verdana"/>
    </style:style>
    <style:style style:name="T599_15" style:family="text">
      <style:text-properties style:font-name="Verdana" style:font-name-asian="Verdana" style:font-name-complex="Verdana"/>
    </style:style>
    <style:style style:name="T599_16" style:family="text">
      <style:text-properties style:font-name="Verdana" style:font-name-asian="Verdana" style:font-name-complex="Verdana"/>
    </style:style>
    <style:style style:name="T599_17" style:family="text">
      <style:text-properties style:font-name="Verdana" style:font-name-asian="Verdana" style:font-name-complex="Verdana"/>
    </style:style>
    <style:style style:name="T599_18" style:family="text">
      <style:text-properties style:font-name="Verdana" style:font-name-asian="Verdana" style:font-name-complex="Verdana"/>
    </style:style>
    <style:style style:name="T599_19" style:family="text">
      <style:text-properties style:font-name="Verdana" style:font-name-asian="Verdana" style:font-name-complex="Verdana"/>
    </style:style>
    <style:style style:name="T599_20" style:family="text">
      <style:text-properties style:font-name="Verdana" style:font-name-asian="Verdana" style:font-name-complex="Verdana"/>
    </style:style>
    <style:style style:name="T599_21" style:family="text">
      <style:text-properties style:font-name="Verdana" style:font-name-asian="Verdana" style:font-name-complex="Verdana"/>
    </style:style>
    <style:style style:name="T599_22" style:family="text">
      <style:text-properties style:font-name="Verdana" style:font-name-asian="Verdana" style:font-name-complex="Verdana"/>
    </style:style>
    <style:style style:name="T599_23" style:family="text">
      <style:text-properties style:font-name="Verdana" style:font-name-asian="Verdana" style:font-name-complex="Verdana"/>
    </style:style>
    <style:style style:name="T599_24" style:family="text">
      <style:text-properties style:font-name="Verdana" style:font-name-asian="Verdana" style:font-name-complex="Verdana"/>
    </style:style>
    <style:style style:name="T599_25" style:family="text">
      <style:text-properties style:font-name="Verdana" style:font-name-asian="Verdana" style:font-name-complex="Verdana"/>
    </style:style>
    <style:style style:name="T599_26" style:family="text">
      <style:text-properties style:font-name="Verdana" style:font-name-asian="Verdana" style:font-name-complex="Verdana"/>
    </style:style>
    <style:style style:name="T599_27" style:family="text">
      <style:text-properties style:font-name="Verdana" style:font-name-asian="Verdana" style:font-name-complex="Verdana"/>
    </style:style>
    <style:style style:name="T599_28" style:family="text">
      <style:text-properties style:font-name="Verdana" style:font-name-asian="Verdana" style:font-name-complex="Verdana"/>
    </style:style>
    <style:style style:name="T599_29" style:family="text">
      <style:text-properties style:font-name="Verdana" style:font-name-asian="Verdana" style:font-name-complex="Verdana"/>
    </style:style>
    <style:style style:name="T599_30" style:family="text">
      <style:text-properties style:font-name="Verdana" style:font-name-asian="Verdana" style:font-name-complex="Verdana"/>
    </style:style>
    <style:style style:name="T599_31" style:family="text">
      <style:text-properties style:font-name="Verdana" style:font-name-asian="Verdana" style:font-name-complex="Verdana"/>
    </style:style>
    <style:style style:name="T599_32" style:family="text">
      <style:text-properties style:font-name="Verdana" style:font-name-asian="Verdana" style:font-name-complex="Verdana"/>
    </style:style>
    <style:style style:name="T599_33" style:family="text">
      <style:text-properties style:font-name="Verdana" style:font-name-asian="Verdana" style:font-name-complex="Verdana"/>
    </style:style>
    <style:style style:name="T599_34" style:family="text">
      <style:text-properties style:font-name="Verdana" style:font-name-asian="Verdana" style:font-name-complex="Verdana"/>
    </style:style>
    <style:style style:name="T599_35" style:family="text">
      <style:text-properties style:font-name="Verdana" style:font-name-asian="Verdana" style:font-name-complex="Verdana"/>
    </style:style>
    <style:style style:name="T599_36" style:family="text">
      <style:text-properties style:font-name="Verdana" style:font-name-asian="Verdana" style:font-name-complex="Verdana"/>
    </style:style>
    <style:style style:name="T599_37" style:family="text">
      <style:text-properties style:font-name="Verdana" style:font-name-asian="Verdana" style:font-name-complex="Verdana"/>
    </style:style>
    <style:style style:name="T599_38" style:family="text">
      <style:text-properties style:font-name="Verdana" style:font-name-asian="Verdana" style:font-name-complex="Verdana"/>
    </style:style>
    <style:style style:name="T599_39" style:family="text">
      <style:text-properties style:font-name="Verdana" style:font-name-asian="Verdana" style:font-name-complex="Verdana"/>
    </style:style>
    <style:style style:name="T599_40" style:family="text">
      <style:text-properties style:font-name="Verdana" style:font-name-asian="Verdana" style:font-name-complex="Verdana"/>
    </style:style>
    <style:style style:name="T599_41" style:family="text">
      <style:text-properties style:font-name="Verdana" style:font-name-asian="Verdana" style:font-name-complex="Verdana"/>
    </style:style>
    <style:style style:name="T599_42" style:family="text">
      <style:text-properties style:font-name="Verdana" style:font-name-asian="Verdana" style:font-name-complex="Verdana"/>
    </style:style>
    <style:style style:name="T599_43" style:family="text">
      <style:text-properties style:font-name="Verdana" style:font-name-asian="Verdana" style:font-name-complex="Verdana"/>
    </style:style>
    <style:style style:name="T599_44" style:family="text">
      <style:text-properties style:font-name="Verdana" style:font-name-asian="Verdana" style:font-name-complex="Verdana"/>
    </style:style>
    <style:style style:name="T599_45" style:family="text">
      <style:text-properties style:font-name="Verdana" style:font-name-asian="Verdana" style:font-name-complex="Verdana"/>
    </style:style>
    <style:style style:name="T599_46" style:family="text">
      <style:text-properties style:font-name="Verdana" style:font-name-asian="Verdana" style:font-name-complex="Verdana"/>
    </style:style>
    <style:style style:name="T599_47" style:family="text">
      <style:text-properties style:font-name="Verdana" style:font-name-asian="Verdana" style:font-name-complex="Verdana"/>
    </style:style>
    <style:style style:name="T599_48" style:family="text">
      <style:text-properties style:font-name="Verdana" style:font-name-asian="Verdana" style:font-name-complex="Verdana"/>
    </style:style>
    <style:style style:name="T599_49" style:family="text">
      <style:text-properties style:font-name="Verdana" style:font-name-asian="Verdana" style:font-name-complex="Verdana"/>
    </style:style>
    <style:style style:name="T599_50" style:family="text">
      <style:text-properties style:font-name="Verdana" style:font-name-asian="Verdana" style:font-name-complex="Verdana"/>
    </style:style>
    <style:style style:name="T599_51" style:family="text">
      <style:text-properties style:font-name="Verdana" style:font-name-asian="Verdana" style:font-name-complex="Verdana"/>
    </style:style>
    <style:style style:name="T599_52" style:family="text">
      <style:text-properties style:font-name="Verdana" style:font-name-asian="Verdana" style:font-name-complex="Verdana"/>
    </style:style>
    <style:style style:name="T599_53" style:family="text">
      <style:text-properties style:font-name="Verdana" style:font-name-asian="Verdana" style:font-name-complex="Verdana"/>
    </style:style>
    <style:style style:name="T599_54" style:family="text">
      <style:text-properties style:font-name="Verdana" style:font-name-asian="Verdana" style:font-name-complex="Verdana"/>
    </style:style>
    <style:style style:name="T599_55" style:family="text">
      <style:text-properties style:font-name="Verdana" style:font-name-asian="Verdana" style:font-name-complex="Verdana"/>
    </style:style>
    <style:style style:name="T599_56" style:family="text">
      <style:text-properties style:font-name="Verdana" style:font-name-asian="Verdana" style:font-name-complex="Verdana"/>
    </style:style>
    <style:style style:name="T599_57" style:family="text">
      <style:text-properties style:font-name="Verdana" style:font-name-asian="Verdana" style:font-name-complex="Verdana"/>
    </style:style>
    <style:style style:name="T599_58" style:family="text">
      <style:text-properties style:font-name="Verdana" style:font-name-asian="Verdana" style:font-name-complex="Verdana"/>
    </style:style>
    <style:style style:name="P600" style:family="paragraph" style:parent-style-name="Standard">
      <style:paragraph-properties fo:break-before="auto" fo:line-height="115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601" style:family="paragraph" style:parent-style-name="Standard">
      <style:paragraph-properties fo:break-before="auto" fo:line-height="115%" style:writing-mode="lr-tb"/>
    </style:style>
    <style:style style:name="T601_1" style:family="text"/>
    <style:style style:name="T601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1_3" style:family="text"/>
    <style:style style:name="T601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1_5" style:family="text"/>
    <style:style style:name="T601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1_7" style:family="text"/>
    <style:style style:name="T601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1_9" style:family="text"/>
    <style:style style:name="T601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1_11" style:family="text"/>
    <style:style style:name="T601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1_13" style:family="text"/>
    <style:style style:name="T601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1_15" style:family="text"/>
    <style:style style:name="T601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1_17" style:family="text"/>
    <style:style style:name="T601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1_19" style:family="text"/>
    <style:style style:name="T601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1_21" style:family="text"/>
    <style:style style:name="T601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1_23" style:family="text"/>
    <style:style style:name="T601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1_25" style:family="text"/>
    <style:style style:name="T601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1_27" style:family="text"/>
    <style:style style:name="T601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1_29" style:family="text"/>
    <style:style style:name="T601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1_31" style:family="text"/>
    <style:style style:name="T601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1_33" style:family="text"/>
    <style:style style:name="T601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1_35" style:family="text"/>
    <style:style style:name="T601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1_37" style:family="text"/>
    <style:style style:name="T601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1_39" style:family="text"/>
    <style:style style:name="T601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1_41" style:family="text"/>
    <style:style style:name="T601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1_43" style:family="text"/>
    <style:style style:name="T601_4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1_45" style:family="text"/>
    <style:style style:name="T601_4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/>
    <style:style style:name="T602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2_3" style:family="text"/>
    <style:style style:name="T602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2_5" style:family="text"/>
    <style:style style:name="T602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2_7" style:family="text"/>
    <style:style style:name="T602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2_9" style:family="text"/>
    <style:style style:name="T602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2_11" style:family="text"/>
    <style:style style:name="T602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2_13" style:family="text"/>
    <style:style style:name="T602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2_15" style:family="text"/>
    <style:style style:name="T602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2_17" style:family="text"/>
    <style:style style:name="T602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2_19" style:family="text"/>
    <style:style style:name="T602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2_21" style:family="text"/>
    <style:style style:name="T602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2_23" style:family="text"/>
    <style:style style:name="T602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603" style:family="paragraph" style:parent-style-name="Standard">
      <style:paragraph-properties fo:break-before="auto" fo:line-height="115%" style:writing-mode="lr-tb"/>
    </style:style>
    <style:style style:name="T603_1" style:family="text"/>
    <style:style style:name="T603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3" style:family="text"/>
    <style:style style:name="T603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5" style:family="text"/>
    <style:style style:name="T603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7" style:family="text"/>
    <style:style style:name="T603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9" style:family="text"/>
    <style:style style:name="T603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11" style:family="text"/>
    <style:style style:name="T603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13" style:family="text"/>
    <style:style style:name="T603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15" style:family="text"/>
    <style:style style:name="T603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17" style:family="text"/>
    <style:style style:name="T603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19" style:family="text"/>
    <style:style style:name="T603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21" style:family="text"/>
    <style:style style:name="T603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23" style:family="text"/>
    <style:style style:name="T603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25" style:family="text"/>
    <style:style style:name="T603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27" style:family="text"/>
    <style:style style:name="T603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29" style:family="text"/>
    <style:style style:name="T603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31" style:family="text"/>
    <style:style style:name="T603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33" style:family="text"/>
    <style:style style:name="T603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35" style:family="text"/>
    <style:style style:name="T603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37" style:family="text"/>
    <style:style style:name="T603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39" style:family="text"/>
    <style:style style:name="T603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41" style:family="text"/>
    <style:style style:name="T603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43" style:family="text"/>
    <style:style style:name="T603_4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45" style:family="text"/>
    <style:style style:name="T603_4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47" style:family="text"/>
    <style:style style:name="T603_4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49" style:family="text"/>
    <style:style style:name="T603_5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51" style:family="text"/>
    <style:style style:name="T603_5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53" style:family="text"/>
    <style:style style:name="T603_5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55" style:family="text"/>
    <style:style style:name="T603_5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57" style:family="text"/>
    <style:style style:name="T603_5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59" style:family="text"/>
    <style:style style:name="T603_6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61" style:family="text"/>
    <style:style style:name="T603_6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63" style:family="text"/>
    <style:style style:name="T603_6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03_65" style:family="text"/>
    <style:style style:name="T603_6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604" style:family="paragraph" style:parent-style-name="Standard">
      <style:paragraph-properties fo:break-before="auto" fo:line-height="115%" style:writing-mode="lr-tb"/>
    </style:style>
    <style:style style:name="T604_1" style:family="text">
      <style:text-properties style:font-name="Verdana" style:font-name-asian="Verdana" style:font-name-complex="Verdana"/>
    </style:style>
    <style:style style:name="P605" style:family="paragraph" style:parent-style-name="Standard">
      <style:paragraph-properties fo:break-before="auto" fo:line-height="115%" style:writing-mode="lr-tb"/>
    </style:style>
    <style:style style:name="T605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1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1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1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1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2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2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2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2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2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2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2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2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2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2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3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3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5_32" style:family="text">
      <style:text-properties style:font-name="Verdana" style:font-name-asian="Verdana" style:font-name-complex="Verdana"/>
    </style:style>
    <style:style style:name="P606" style:family="paragraph" style:parent-style-name="Standard">
      <style:paragraph-properties fo:break-before="auto" fo:line-height="115%" style:writing-mode="lr-tb"/>
    </style:style>
    <style:style style:name="T606_1" style:family="text">
      <style:text-properties style:font-name="Verdana" style:font-name-asian="Verdana" style:font-name-complex="Verdana"/>
    </style:style>
    <style:style style:name="T606_2" style:family="text">
      <style:text-properties style:font-name="Verdana" style:font-name-asian="Verdana" style:font-name-complex="Verdana"/>
    </style:style>
    <style:style style:name="T606_3" style:family="text">
      <style:text-properties style:font-name="Verdana" style:font-name-asian="Verdana" style:font-name-complex="Verdana"/>
    </style:style>
    <style:style style:name="T606_4" style:family="text">
      <style:text-properties style:font-name="Verdana" style:font-name-asian="Verdana" style:font-name-complex="Verdana"/>
    </style:style>
    <style:style style:name="T606_5" style:family="text">
      <style:text-properties style:font-name="Verdana" style:font-name-asian="Verdana" style:font-name-complex="Verdana"/>
    </style:style>
    <style:style style:name="T606_6" style:family="text">
      <style:text-properties style:font-name="Verdana" style:font-name-asian="Verdana" style:font-name-complex="Verdana"/>
    </style:style>
    <style:style style:name="T606_7" style:family="text">
      <style:text-properties style:font-name="Verdana" style:font-name-asian="Verdana" style:font-name-complex="Verdana"/>
    </style:style>
    <style:style style:name="T606_8" style:family="text">
      <style:text-properties style:font-name="Verdana" style:font-name-asian="Verdana" style:font-name-complex="Verdana"/>
    </style:style>
    <style:style style:name="T606_9" style:family="text">
      <style:text-properties style:font-name="Verdana" style:font-name-asian="Verdana" style:font-name-complex="Verdana"/>
    </style:style>
    <style:style style:name="T606_10" style:family="text">
      <style:text-properties style:font-name="Verdana" style:font-name-asian="Verdana" style:font-name-complex="Verdana"/>
    </style:style>
    <style:style style:name="T606_11" style:family="text">
      <style:text-properties style:font-name="Verdana" style:font-name-asian="Verdana" style:font-name-complex="Verdana"/>
    </style:style>
    <style:style style:name="T606_12" style:family="text">
      <style:text-properties style:font-name="Verdana" style:font-name-asian="Verdana" style:font-name-complex="Verdana"/>
    </style:style>
    <style:style style:name="T606_13" style:family="text">
      <style:text-properties style:font-name="Verdana" style:font-name-asian="Verdana" style:font-name-complex="Verdana"/>
    </style:style>
    <style:style style:name="T606_14" style:family="text">
      <style:text-properties style:font-name="Verdana" style:font-name-asian="Verdana" style:font-name-complex="Verdana"/>
    </style:style>
    <style:style style:name="T606_15" style:family="text">
      <style:text-properties style:font-name="Verdana" style:font-name-asian="Verdana" style:font-name-complex="Verdana"/>
    </style:style>
    <style:style style:name="T606_16" style:family="text">
      <style:text-properties style:font-name="Verdana" style:font-name-asian="Verdana" style:font-name-complex="Verdana"/>
    </style:style>
    <style:style style:name="T606_17" style:family="text">
      <style:text-properties style:font-name="Verdana" style:font-name-asian="Verdana" style:font-name-complex="Verdana"/>
    </style:style>
    <style:style style:name="T606_18" style:family="text">
      <style:text-properties style:font-name="Verdana" style:font-name-asian="Verdana" style:font-name-complex="Verdana"/>
    </style:style>
    <style:style style:name="T606_19" style:family="text">
      <style:text-properties style:font-name="Verdana" style:font-name-asian="Verdana" style:font-name-complex="Verdana"/>
    </style:style>
    <style:style style:name="T606_20" style:family="text">
      <style:text-properties style:font-name="Verdana" style:font-name-asian="Verdana" style:font-name-complex="Verdana"/>
    </style:style>
    <style:style style:name="T606_21" style:family="text">
      <style:text-properties style:font-name="Verdana" style:font-name-asian="Verdana" style:font-name-complex="Verdana"/>
    </style:style>
    <style:style style:name="T606_22" style:family="text">
      <style:text-properties style:font-name="Verdana" style:font-name-asian="Verdana" style:font-name-complex="Verdana"/>
    </style:style>
    <style:style style:name="T606_23" style:family="text">
      <style:text-properties style:font-name="Verdana" style:font-name-asian="Verdana" style:font-name-complex="Verdana"/>
    </style:style>
    <style:style style:name="T606_24" style:family="text">
      <style:text-properties style:font-name="Verdana" style:font-name-asian="Verdana" style:font-name-complex="Verdana"/>
    </style:style>
    <style:style style:name="T606_25" style:family="text">
      <style:text-properties style:font-name="Verdana" style:font-name-asian="Verdana" style:font-name-complex="Verdana"/>
    </style:style>
    <style:style style:name="T606_26" style:family="text">
      <style:text-properties style:font-name="Verdana" style:font-name-asian="Verdana" style:font-name-complex="Verdana"/>
    </style:style>
    <style:style style:name="T606_27" style:family="text">
      <style:text-properties style:font-name="Verdana" style:font-name-asian="Verdana" style:font-name-complex="Verdana"/>
    </style:style>
    <style:style style:name="T606_28" style:family="text">
      <style:text-properties style:font-name="Verdana" style:font-name-asian="Verdana" style:font-name-complex="Verdana"/>
    </style:style>
    <style:style style:name="T606_29" style:family="text">
      <style:text-properties style:font-name="Verdana" style:font-name-asian="Verdana" style:font-name-complex="Verdana"/>
    </style:style>
    <style:style style:name="T606_30" style:family="text">
      <style:text-properties style:font-name="Verdana" style:font-name-asian="Verdana" style:font-name-complex="Verdana"/>
    </style:style>
    <style:style style:name="T606_31" style:family="text">
      <style:text-properties style:font-name="Verdana" style:font-name-asian="Verdana" style:font-name-complex="Verdana"/>
    </style:style>
    <style:style style:name="T606_32" style:family="text">
      <style:text-properties style:font-name="Verdana" style:font-name-asian="Verdana" style:font-name-complex="Verdana"/>
    </style:style>
    <style:style style:name="P607" style:family="paragraph" style:parent-style-name="Standard">
      <style:paragraph-properties fo:break-before="auto" fo:line-height="115%" style:writing-mode="lr-tb"/>
    </style:style>
    <style:style style:name="T607_1" style:family="text">
      <style:text-properties style:font-name="Verdana" style:font-name-asian="Verdana" style:font-name-complex="Verdana"/>
    </style:style>
    <style:style style:name="P608" style:family="paragraph" style:parent-style-name="Standard">
      <style:paragraph-properties fo:break-before="auto" fo:line-height="115%" style:writing-mode="lr-tb"/>
    </style:style>
    <style:style style:name="T60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8_2" style:family="text">
      <style:text-properties style:font-name="Verdana" fo:font-size="12pt" style:font-name-asian="Verdana" style:font-size-asian="12pt" style:font-name-complex="Verdana" style:font-size-complex="12pt"/>
    </style:style>
    <style:style style:name="T60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8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8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8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8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8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08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609" style:family="paragraph" style:parent-style-name="Standard">
      <style:paragraph-properties fo:break-before="auto" fo:line-height="115%" style:writing-mode="lr-tb"/>
    </style:style>
    <style:style style:name="T609_1" style:family="text">
      <style:text-properties style:font-name="Verdana" style:font-name-asian="Verdana" style:font-name-complex="Verdana"/>
    </style:style>
    <style:style style:name="T609_2" style:family="text">
      <style:text-properties style:font-name="Verdana" style:font-name-asian="Verdana" style:font-name-complex="Verdana"/>
    </style:style>
    <style:style style:name="T609_3" style:family="text">
      <style:text-properties style:font-name="Verdana" style:font-name-asian="Verdana" style:font-name-complex="Verdana"/>
    </style:style>
    <style:style style:name="T609_4" style:family="text">
      <style:text-properties style:font-name="Verdana" style:font-name-asian="Verdana" style:font-name-complex="Verdana"/>
    </style:style>
    <style:style style:name="T609_5" style:family="text">
      <style:text-properties style:font-name="Verdana" style:font-name-asian="Verdana" style:font-name-complex="Verdana"/>
    </style:style>
    <style:style style:name="T609_6" style:family="text">
      <style:text-properties style:font-name="Verdana" style:font-name-asian="Verdana" style:font-name-complex="Verdana"/>
    </style:style>
    <style:style style:name="T609_7" style:family="text">
      <style:text-properties style:font-name="Verdana" style:font-name-asian="Verdana" style:font-name-complex="Verdana"/>
    </style:style>
    <style:style style:name="T609_8" style:family="text">
      <style:text-properties style:font-name="Verdana" style:font-name-asian="Verdana" style:font-name-complex="Verdana"/>
    </style:style>
    <style:style style:name="T609_9" style:family="text">
      <style:text-properties style:font-name="Verdana" style:font-name-asian="Verdana" style:font-name-complex="Verdana"/>
    </style:style>
    <style:style style:name="T609_10" style:family="text">
      <style:text-properties style:font-name="Verdana" style:font-name-asian="Verdana" style:font-name-complex="Verdana"/>
    </style:style>
    <style:style style:name="T609_11" style:family="text">
      <style:text-properties style:font-name="Verdana" style:font-name-asian="Verdana" style:font-name-complex="Verdana"/>
    </style:style>
    <style:style style:name="T609_12" style:family="text">
      <style:text-properties style:font-name="Verdana" style:font-name-asian="Verdana" style:font-name-complex="Verdana"/>
    </style:style>
    <style:style style:name="T609_13" style:family="text">
      <style:text-properties style:font-name="Verdana" style:font-name-asian="Verdana" style:font-name-complex="Verdana"/>
    </style:style>
    <style:style style:name="T609_14" style:family="text">
      <style:text-properties style:font-name="Verdana" style:font-name-asian="Verdana" style:font-name-complex="Verdana"/>
    </style:style>
    <style:style style:name="T609_15" style:family="text">
      <style:text-properties style:font-name="Verdana" style:font-name-asian="Verdana" style:font-name-complex="Verdana"/>
    </style:style>
    <style:style style:name="T609_16" style:family="text">
      <style:text-properties style:font-name="Verdana" style:font-name-asian="Verdana" style:font-name-complex="Verdana"/>
    </style:style>
    <style:style style:name="T609_17" style:family="text">
      <style:text-properties style:font-name="Verdana" style:font-name-asian="Verdana" style:font-name-complex="Verdana"/>
    </style:style>
    <style:style style:name="T609_18" style:family="text">
      <style:text-properties style:font-name="Verdana" style:font-name-asian="Verdana" style:font-name-complex="Verdana"/>
    </style:style>
    <style:style style:name="T609_19" style:family="text">
      <style:text-properties style:font-name="Verdana" style:font-name-asian="Verdana" style:font-name-complex="Verdana"/>
    </style:style>
    <style:style style:name="T609_20" style:family="text">
      <style:text-properties style:font-name="Verdana" style:font-name-asian="Verdana" style:font-name-complex="Verdana"/>
    </style:style>
    <style:style style:name="T609_21" style:family="text">
      <style:text-properties style:font-name="Verdana" style:font-name-asian="Verdana" style:font-name-complex="Verdana"/>
    </style:style>
    <style:style style:name="T609_22" style:family="text">
      <style:text-properties style:font-name="Verdana" style:font-name-asian="Verdana" style:font-name-complex="Verdana"/>
    </style:style>
    <style:style style:name="T609_23" style:family="text">
      <style:text-properties style:font-name="Verdana" style:font-name-asian="Verdana" style:font-name-complex="Verdana"/>
    </style:style>
    <style:style style:name="T609_24" style:family="text">
      <style:text-properties style:font-name="Verdana" style:font-name-asian="Verdana" style:font-name-complex="Verdana"/>
    </style:style>
    <style:style style:name="T609_25" style:family="text">
      <style:text-properties style:font-name="Verdana" style:font-name-asian="Verdana" style:font-name-complex="Verdana"/>
    </style:style>
    <style:style style:name="T609_26" style:family="text">
      <style:text-properties style:font-name="Verdana" style:font-name-asian="Verdana" style:font-name-complex="Verdana"/>
    </style:style>
    <style:style style:name="T609_27" style:family="text">
      <style:text-properties style:font-name="Verdana" style:font-name-asian="Verdana" style:font-name-complex="Verdana"/>
    </style:style>
    <style:style style:name="T609_28" style:family="text">
      <style:text-properties style:font-name="Verdana" style:font-name-asian="Verdana" style:font-name-complex="Verdana"/>
    </style:style>
    <style:style style:name="P610" style:family="paragraph" style:parent-style-name="Standard">
      <style:paragraph-properties fo:break-before="auto" fo:line-height="115%" style:writing-mode="lr-tb"/>
    </style:style>
    <style:style style:name="T610_1" style:family="text">
      <style:text-properties style:font-name="Consolas" style:font-name-asian="Consolas" style:font-name-complex="Consolas"/>
    </style:style>
    <style:style style:name="T610_2" style:family="text">
      <style:text-properties style:font-name="Consolas" style:font-name-asian="Consolas" style:font-name-complex="Consolas"/>
    </style:style>
    <style:style style:name="T610_3" style:family="text">
      <style:text-properties style:font-name="Consolas" style:font-name-asian="Consolas" style:font-name-complex="Consolas"/>
    </style:style>
    <style:style style:name="T610_4" style:family="text">
      <style:text-properties style:font-name="Consolas" style:font-name-asian="Consolas" style:font-name-complex="Consolas"/>
    </style:style>
    <style:style style:name="T610_5" style:family="text">
      <style:text-properties style:font-name="Consolas" style:font-name-asian="Consolas" style:font-name-complex="Consolas"/>
    </style:style>
    <style:style style:name="T610_6" style:family="text">
      <style:text-properties style:font-name="Consolas" style:font-name-asian="Consolas" style:font-name-complex="Consolas"/>
    </style:style>
    <style:style style:name="T610_7" style:family="text">
      <style:text-properties style:font-name="Consolas" style:font-name-asian="Consolas" style:font-name-complex="Consolas"/>
    </style:style>
    <style:style style:name="T610_8" style:family="text">
      <style:text-properties style:font-name="Consolas" style:font-name-asian="Consolas" style:font-name-complex="Consolas"/>
    </style:style>
    <style:style style:name="P611" style:family="paragraph" style:parent-style-name="Standard">
      <style:paragraph-properties fo:break-before="auto" fo:line-height="115%" style:writing-mode="lr-tb"/>
    </style:style>
    <style:style style:name="T611_1" style:family="text">
      <style:text-properties style:font-name="Consolas" style:font-name-asian="Consolas" style:font-name-complex="Consolas"/>
    </style:style>
    <style:style style:name="T611_2" style:family="text">
      <style:text-properties style:font-name="Consolas" style:font-name-asian="Consolas" style:font-name-complex="Consolas"/>
    </style:style>
    <style:style style:name="T611_3" style:family="text">
      <style:text-properties style:font-name="Consolas" style:font-name-asian="Consolas" style:font-name-complex="Consolas"/>
    </style:style>
    <style:style style:name="T611_4" style:family="text">
      <style:text-properties style:font-name="Consolas" style:font-name-asian="Consolas" style:font-name-complex="Consolas"/>
    </style:style>
    <style:style style:name="T611_5" style:family="text">
      <style:text-properties style:font-name="Consolas" style:font-name-asian="Consolas" style:font-name-complex="Consolas"/>
    </style:style>
    <style:style style:name="T611_6" style:family="text">
      <style:text-properties style:font-name="Consolas" style:font-name-asian="Consolas" style:font-name-complex="Consolas"/>
    </style:style>
    <style:style style:name="T611_7" style:family="text">
      <style:text-properties style:font-name="Consolas" style:font-name-asian="Consolas" style:font-name-complex="Consolas"/>
    </style:style>
    <style:style style:name="T611_8" style:family="text">
      <style:text-properties style:font-name="Consolas" style:font-name-asian="Consolas" style:font-name-complex="Consolas"/>
    </style:style>
    <style:style style:name="T611_9" style:family="text">
      <style:text-properties style:font-name="Consolas" style:font-name-asian="Consolas" style:font-name-complex="Consolas"/>
    </style:style>
    <style:style style:name="P612" style:family="paragraph" style:parent-style-name="Standard">
      <style:paragraph-properties fo:break-before="auto" fo:line-height="115%" style:writing-mode="lr-tb"/>
    </style:style>
    <style:style style:name="T612_1" style:family="text">
      <style:text-properties style:font-name="Consolas" style:font-name-asian="Consolas" style:font-name-complex="Consolas"/>
    </style:style>
    <style:style style:name="P613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614" style:family="paragraph" style:parent-style-name="Standard">
      <style:paragraph-properties fo:break-before="auto" fo:line-height="115%" style:writing-mode="lr-tb"/>
    </style:style>
    <style:style style:name="T614_1" style:family="text">
      <style:text-properties style:font-name="Verdana" style:font-name-asian="Verdana" style:font-name-complex="Verdana" style:text-underline-style="solid" style:text-underline-color="font-color"/>
    </style:style>
    <style:style style:name="T614_2" style:family="text">
      <style:text-properties style:font-name="Verdana" style:font-name-asian="Verdana" style:font-name-complex="Verdana" style:text-underline-style="solid" style:text-underline-color="font-color"/>
    </style:style>
    <style:style style:name="T614_3" style:family="text">
      <style:text-properties style:font-name="Verdana" style:font-name-asian="Verdana" style:font-name-complex="Verdana" style:text-underline-style="solid" style:text-underline-color="font-color"/>
    </style:style>
    <style:style style:name="T614_4" style:family="text">
      <style:text-properties style:font-name="Verdana" style:font-name-asian="Verdana" style:font-name-complex="Verdana" style:text-underline-style="solid" style:text-underline-color="font-color"/>
    </style:style>
    <style:style style:name="T614_5" style:family="text">
      <style:text-properties style:font-name="Verdana" style:font-name-asian="Verdana" style:font-name-complex="Verdana" style:text-underline-style="solid" style:text-underline-color="font-color"/>
    </style:style>
    <style:style style:name="T614_6" style:family="text">
      <style:text-properties style:font-name="Verdana" style:font-name-asian="Verdana" style:font-name-complex="Verdana" style:text-underline-style="solid" style:text-underline-color="font-color"/>
    </style:style>
    <style:style style:name="T614_7" style:family="text">
      <style:text-properties style:font-name="Verdana" style:font-name-asian="Verdana" style:font-name-complex="Verdana" style:text-underline-style="solid" style:text-underline-color="font-color"/>
    </style:style>
    <style:style style:name="T614_8" style:family="text">
      <style:text-properties style:font-name="Verdana" style:font-name-asian="Verdana" style:font-name-complex="Verdana" style:text-underline-style="solid" style:text-underline-color="font-color"/>
    </style:style>
    <style:style style:name="P615" style:family="paragraph" style:parent-style-name="Standard">
      <style:paragraph-properties fo:break-before="auto" fo:line-height="115%" style:writing-mode="lr-tb"/>
    </style:style>
    <style:style style:name="T615_1" style:family="text">
      <style:text-properties style:font-name="Consolas" style:font-name-asian="Consolas" style:font-name-complex="Consolas"/>
    </style:style>
    <style:style style:name="T615_2" style:family="text">
      <style:text-properties style:font-name="Consolas" style:font-name-asian="Consolas" style:font-name-complex="Consolas"/>
    </style:style>
    <style:style style:name="T615_3" style:family="text">
      <style:text-properties style:font-name="Consolas" style:font-name-asian="Consolas" style:font-name-complex="Consolas"/>
    </style:style>
    <style:style style:name="T615_4" style:family="text">
      <style:text-properties style:font-name="Consolas" style:font-name-asian="Consolas" style:font-name-complex="Consolas"/>
    </style:style>
    <style:style style:name="T615_5" style:family="text">
      <style:text-properties style:font-name="Consolas" style:font-name-asian="Consolas" style:font-name-complex="Consolas"/>
    </style:style>
    <style:style style:name="T615_6" style:family="text">
      <style:text-properties style:font-name="Consolas" style:font-name-asian="Consolas" style:font-name-complex="Consolas"/>
    </style:style>
    <style:style style:name="T615_7" style:family="text">
      <style:text-properties style:font-name="Consolas" style:font-name-asian="Consolas" style:font-name-complex="Consolas"/>
    </style:style>
    <style:style style:name="T615_8" style:family="text">
      <style:text-properties style:font-name="Consolas" style:font-name-asian="Consolas" style:font-name-complex="Consolas"/>
    </style:style>
    <style:style style:name="P616" style:family="paragraph" style:parent-style-name="Standard">
      <style:paragraph-properties fo:break-before="auto" fo:line-height="115%" style:writing-mode="lr-tb"/>
    </style:style>
    <style:style style:name="T616_1" style:family="text">
      <style:text-properties style:font-name="Consolas" style:font-name-asian="Consolas" style:font-name-complex="Consolas"/>
    </style:style>
    <style:style style:name="T616_2" style:family="text">
      <style:text-properties style:font-name="Consolas" style:font-name-asian="Consolas" style:font-name-complex="Consolas"/>
    </style:style>
    <style:style style:name="T616_3" style:family="text">
      <style:text-properties style:font-name="Consolas" style:font-name-asian="Consolas" style:font-name-complex="Consolas"/>
    </style:style>
    <style:style style:name="T616_4" style:family="text">
      <style:text-properties style:font-name="Consolas" style:font-name-asian="Consolas" style:font-name-complex="Consolas"/>
    </style:style>
    <style:style style:name="T616_5" style:family="text">
      <style:text-properties style:font-name="Consolas" style:font-name-asian="Consolas" style:font-name-complex="Consolas"/>
    </style:style>
    <style:style style:name="T616_6" style:family="text">
      <style:text-properties style:font-name="Consolas" style:font-name-asian="Consolas" style:font-name-complex="Consolas"/>
    </style:style>
    <style:style style:name="T616_7" style:family="text">
      <style:text-properties style:font-name="Consolas" style:font-name-asian="Consolas" style:font-name-complex="Consolas"/>
    </style:style>
    <style:style style:name="T616_8" style:family="text">
      <style:text-properties style:font-name="Consolas" style:font-name-asian="Consolas" style:font-name-complex="Consolas"/>
    </style:style>
    <style:style style:name="T616_9" style:family="text">
      <style:text-properties style:font-name="Consolas" style:font-name-asian="Consolas" style:font-name-complex="Consolas"/>
    </style:style>
    <style:style style:name="T616_10" style:family="text">
      <style:text-properties style:font-name="Consolas" style:font-name-asian="Consolas" style:font-name-complex="Consolas"/>
    </style:style>
    <style:style style:name="T616_11" style:family="text">
      <style:text-properties style:font-name="Consolas" style:font-name-asian="Consolas" style:font-name-complex="Consolas"/>
    </style:style>
    <style:style style:name="T616_12" style:family="text">
      <style:text-properties style:font-name="Consolas" style:font-name-asian="Consolas" style:font-name-complex="Consolas"/>
    </style:style>
    <style:style style:name="T616_13" style:family="text">
      <style:text-properties style:font-name="Consolas" style:font-name-asian="Consolas" style:font-name-complex="Consolas"/>
    </style:style>
    <style:style style:name="T616_14" style:family="text">
      <style:text-properties style:font-name="Consolas" style:font-name-asian="Consolas" style:font-name-complex="Consolas"/>
    </style:style>
    <style:style style:name="T616_15" style:family="text">
      <style:text-properties style:font-name="Consolas" style:font-name-asian="Consolas" style:font-name-complex="Consolas"/>
    </style:style>
    <style:style style:name="P617" style:family="paragraph" style:parent-style-name="Standard">
      <style:paragraph-properties fo:break-before="auto" fo:line-height="115%" style:writing-mode="lr-tb"/>
    </style:style>
    <style:style style:name="T617_1" style:family="text">
      <style:text-properties style:font-name="Consolas" style:font-name-asian="Consolas" style:font-name-complex="Consolas"/>
    </style:style>
    <style:style style:name="T617_2" style:family="text">
      <style:text-properties style:font-name="Consolas" style:font-name-asian="Consolas" style:font-name-complex="Consolas"/>
    </style:style>
    <style:style style:name="T617_3" style:family="text">
      <style:text-properties style:font-name="Consolas" style:font-name-asian="Consolas" style:font-name-complex="Consolas"/>
    </style:style>
    <style:style style:name="T617_4" style:family="text">
      <style:text-properties style:font-name="Consolas" style:font-name-asian="Consolas" style:font-name-complex="Consolas"/>
    </style:style>
    <style:style style:name="T617_5" style:family="text">
      <style:text-properties style:font-name="Consolas" style:font-name-asian="Consolas" style:font-name-complex="Consolas"/>
    </style:style>
    <style:style style:name="T617_6" style:family="text">
      <style:text-properties style:font-name="Consolas" style:font-name-asian="Consolas" style:font-name-complex="Consolas"/>
    </style:style>
    <style:style style:name="T617_7" style:family="text">
      <style:text-properties style:font-name="Consolas" style:font-name-asian="Consolas" style:font-name-complex="Consolas"/>
    </style:style>
    <style:style style:name="T617_8" style:family="text">
      <style:text-properties style:font-name="Consolas" style:font-name-asian="Consolas" style:font-name-complex="Consolas"/>
    </style:style>
    <style:style style:name="T617_9" style:family="text">
      <style:text-properties style:font-name="Consolas" style:font-name-asian="Consolas" style:font-name-complex="Consolas"/>
    </style:style>
    <style:style style:name="P618" style:family="paragraph" style:parent-style-name="Standard">
      <style:paragraph-properties fo:break-before="auto" fo:text-indent="1.27cm" fo:line-height="115%" style:writing-mode="lr-tb"/>
    </style:style>
    <style:style style:name="T618_1" style:family="text">
      <style:text-properties style:font-name="Consolas" style:font-name-asian="Consolas" style:font-name-complex="Consolas"/>
    </style:style>
    <style:style style:name="P619" style:family="paragraph" style:parent-style-name="Standard">
      <style:paragraph-properties fo:break-before="auto" fo:text-indent="0cm" fo:line-height="115%" fo:margin-left="0cm" style:writing-mode="lr-tb"/>
    </style:style>
    <style:style style:name="T619_1" style:family="text">
      <style:text-properties style:font-name="Consolas" style:font-name-asian="Consolas" style:font-name-complex="Consolas"/>
    </style:style>
    <style:style style:name="P620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621" style:family="paragraph" style:parent-style-name="Standard">
      <style:paragraph-properties fo:break-before="auto" fo:line-height="115%" style:writing-mode="lr-tb"/>
    </style:style>
    <style:style style:name="T621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1_2" style:family="text">
      <style:text-properties style:font-name="Verdana" fo:font-size="12pt" style:font-name-asian="Verdana" style:font-size-asian="12pt" style:font-name-complex="Verdana" style:font-size-complex="12pt"/>
    </style:style>
    <style:style style:name="T621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1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1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1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1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1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1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1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1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1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1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1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1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1_1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1_1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1_1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1_1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1_2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1_2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1_2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622" style:family="paragraph" style:parent-style-name="Standard">
      <style:paragraph-properties fo:break-before="auto" fo:line-height="115%" style:writing-mode="lr-tb"/>
    </style:style>
    <style:style style:name="T622_1" style:family="text">
      <style:text-properties style:font-name="Verdana" fo:font-size="12pt" style:font-name-asian="Verdana" style:font-size-asian="12pt" style:font-name-complex="Verdana" style:font-size-complex="12pt"/>
    </style:style>
    <style:style style:name="T622_2" style:family="text">
      <style:text-properties style:font-name="Verdana" fo:font-size="12pt" style:font-name-asian="Verdana" style:font-size-asian="12pt" style:font-name-complex="Verdana" style:font-size-complex="12pt"/>
    </style:style>
    <style:style style:name="T622_3" style:family="text">
      <style:text-properties style:font-name="Verdana" fo:font-size="12pt" style:font-name-asian="Verdana" style:font-size-asian="12pt" style:font-name-complex="Verdana" style:font-size-complex="12pt"/>
    </style:style>
    <style:style style:name="T622_4" style:family="text">
      <style:text-properties style:font-name="Verdana" fo:font-size="12pt" style:font-name-asian="Verdana" style:font-size-asian="12pt" style:font-name-complex="Verdana" style:font-size-complex="12pt"/>
    </style:style>
    <style:style style:name="T622_5" style:family="text">
      <style:text-properties style:font-name="Verdana" fo:font-size="12pt" style:font-name-asian="Verdana" style:font-size-asian="12pt" style:font-name-complex="Verdana" style:font-size-complex="12pt"/>
    </style:style>
    <style:style style:name="T622_6" style:family="text">
      <style:text-properties style:font-name="Verdana" fo:font-size="12pt" style:font-name-asian="Verdana" style:font-size-asian="12pt" style:font-name-complex="Verdana" style:font-size-complex="12pt"/>
    </style:style>
    <style:style style:name="T622_7" style:family="text">
      <style:text-properties style:font-name="Verdana" fo:font-size="12pt" style:font-name-asian="Verdana" style:font-size-asian="12pt" style:font-name-complex="Verdana" style:font-size-complex="12pt"/>
    </style:style>
    <style:style style:name="T622_8" style:family="text">
      <style:text-properties style:font-name="Verdana" fo:font-size="12pt" style:font-name-asian="Verdana" style:font-size-asian="12pt" style:font-name-complex="Verdana" style:font-size-complex="12pt"/>
    </style:style>
    <style:style style:name="T622_9" style:family="text">
      <style:text-properties style:font-name="Verdana" fo:font-size="12pt" style:font-name-asian="Verdana" style:font-size-asian="12pt" style:font-name-complex="Verdana" style:font-size-complex="12pt"/>
    </style:style>
    <style:style style:name="T622_10" style:family="text">
      <style:text-properties style:font-name="Verdana" fo:font-size="12pt" style:font-name-asian="Verdana" style:font-size-asian="12pt" style:font-name-complex="Verdana" style:font-size-complex="12pt"/>
    </style:style>
    <style:style style:name="T622_11" style:family="text">
      <style:text-properties style:font-name="Verdana" fo:font-size="12pt" style:font-name-asian="Verdana" style:font-size-asian="12pt" style:font-name-complex="Verdana" style:font-size-complex="12pt"/>
    </style:style>
    <style:style style:name="T622_12" style:family="text">
      <style:text-properties style:font-name="Verdana" fo:font-size="12pt" style:font-name-asian="Verdana" style:font-size-asian="12pt" style:font-name-complex="Verdana" style:font-size-complex="12pt"/>
    </style:style>
    <style:style style:name="T622_13" style:family="text">
      <style:text-properties style:font-name="Verdana" fo:font-size="12pt" style:font-name-asian="Verdana" style:font-size-asian="12pt" style:font-name-complex="Verdana" style:font-size-complex="12pt"/>
    </style:style>
    <style:style style:name="T622_14" style:family="text">
      <style:text-properties style:font-name="Verdana" fo:font-size="12pt" style:font-name-asian="Verdana" style:font-size-asian="12pt" style:font-name-complex="Verdana" style:font-size-complex="12pt"/>
    </style:style>
    <style:style style:name="T622_15" style:family="text">
      <style:text-properties style:font-name="Verdana" fo:font-size="12pt" style:font-name-asian="Verdana" style:font-size-asian="12pt" style:font-name-complex="Verdana" style:font-size-complex="12pt"/>
    </style:style>
    <style:style style:name="T622_16" style:family="text">
      <style:text-properties style:font-name="Verdana" fo:font-size="12pt" style:font-name-asian="Verdana" style:font-size-asian="12pt" style:font-name-complex="Verdana" style:font-size-complex="12pt"/>
    </style:style>
    <style:style style:name="T622_17" style:family="text">
      <style:text-properties style:font-name="Verdana" fo:font-size="12pt" style:font-name-asian="Verdana" style:font-size-asian="12pt" style:font-name-complex="Verdana" style:font-size-complex="12pt"/>
    </style:style>
    <style:style style:name="T622_18" style:family="text">
      <style:text-properties style:font-name="Verdana" fo:font-size="12pt" style:font-name-asian="Verdana" style:font-size-asian="12pt" style:font-name-complex="Verdana" style:font-size-complex="12pt"/>
    </style:style>
    <style:style style:name="T622_19" style:family="text">
      <style:text-properties style:font-name="Verdana" fo:font-size="12pt" style:font-name-asian="Verdana" style:font-size-asian="12pt" style:font-name-complex="Verdana" style:font-size-complex="12pt"/>
    </style:style>
    <style:style style:name="T622_20" style:family="text">
      <style:text-properties style:font-name="Verdana" fo:font-size="12pt" style:font-name-asian="Verdana" style:font-size-asian="12pt" style:font-name-complex="Verdana" style:font-size-complex="12pt"/>
    </style:style>
    <style:style style:name="T622_21" style:family="text">
      <style:text-properties style:font-name="Verdana" fo:font-size="12pt" style:font-name-asian="Verdana" style:font-size-asian="12pt" style:font-name-complex="Verdana" style:font-size-complex="12pt"/>
    </style:style>
    <style:style style:name="T622_22" style:family="text">
      <style:text-properties style:font-name="Verdana" fo:font-size="12pt" style:font-name-asian="Verdana" style:font-size-asian="12pt" style:font-name-complex="Verdana" style:font-size-complex="12pt"/>
    </style:style>
    <style:style style:name="T622_23" style:family="text">
      <style:text-properties style:font-name="Verdana" fo:font-size="12pt" style:font-name-asian="Verdana" style:font-size-asian="12pt" style:font-name-complex="Verdana" style:font-size-complex="12pt"/>
    </style:style>
    <style:style style:name="T622_24" style:family="text">
      <style:text-properties style:font-name="Verdana" fo:font-size="12pt" style:font-name-asian="Verdana" style:font-size-asian="12pt" style:font-name-complex="Verdana" style:font-size-complex="12pt"/>
    </style:style>
    <style:style style:name="T622_25" style:family="text">
      <style:text-properties style:font-name="Verdana" fo:font-size="12pt" style:font-name-asian="Verdana" style:font-size-asian="12pt" style:font-name-complex="Verdana" style:font-size-complex="12pt"/>
    </style:style>
    <style:style style:name="T622_26" style:family="text">
      <style:text-properties style:font-name="Verdana" fo:font-size="12pt" style:font-name-asian="Verdana" style:font-size-asian="12pt" style:font-name-complex="Verdana" style:font-size-complex="12pt"/>
    </style:style>
    <style:style style:name="T622_27" style:family="text">
      <style:text-properties style:font-name="Verdana" fo:font-size="12pt" style:font-name-asian="Verdana" style:font-size-asian="12pt" style:font-name-complex="Verdana" style:font-size-complex="12pt"/>
    </style:style>
    <style:style style:name="T622_28" style:family="text">
      <style:text-properties style:font-name="Verdana" fo:font-size="12pt" style:font-name-asian="Verdana" style:font-size-asian="12pt" style:font-name-complex="Verdana" style:font-size-complex="12pt"/>
    </style:style>
    <style:style style:name="T622_29" style:family="text">
      <style:text-properties style:font-name="Verdana" fo:font-size="12pt" style:font-name-asian="Verdana" style:font-size-asian="12pt" style:font-name-complex="Verdana" style:font-size-complex="12pt"/>
    </style:style>
    <style:style style:name="T622_30" style:family="text">
      <style:text-properties style:font-name="Verdana" fo:font-size="12pt" style:font-name-asian="Verdana" style:font-size-asian="12pt" style:font-name-complex="Verdana" style:font-size-complex="12pt"/>
    </style:style>
    <style:style style:name="T622_31" style:family="text">
      <style:text-properties style:font-name="Verdana" fo:font-size="12pt" style:font-name-asian="Verdana" style:font-size-asian="12pt" style:font-name-complex="Verdana" style:font-size-complex="12pt"/>
    </style:style>
    <style:style style:name="T622_32" style:family="text">
      <style:text-properties style:font-name="Verdana" fo:font-size="12pt" style:font-name-asian="Verdana" style:font-size-asian="12pt" style:font-name-complex="Verdana" style:font-size-complex="12pt"/>
    </style:style>
    <style:style style:name="T622_33" style:family="text">
      <style:text-properties style:font-name="Verdana" fo:font-size="12pt" style:font-name-asian="Verdana" style:font-size-asian="12pt" style:font-name-complex="Verdana" style:font-size-complex="12pt"/>
    </style:style>
    <style:style style:name="T622_34" style:family="text">
      <style:text-properties style:font-name="Verdana" fo:font-size="12pt" style:font-name-asian="Verdana" style:font-size-asian="12pt" style:font-name-complex="Verdana" style:font-size-complex="12pt"/>
    </style:style>
    <style:style style:name="T622_35" style:family="text">
      <style:text-properties style:font-name="Verdana" fo:font-size="12pt" style:font-name-asian="Verdana" style:font-size-asian="12pt" style:font-name-complex="Verdana" style:font-size-complex="12pt"/>
    </style:style>
    <style:style style:name="T622_36" style:family="text">
      <style:text-properties style:font-name="Verdana" fo:font-size="12pt" style:font-name-asian="Verdana" style:font-size-asian="12pt" style:font-name-complex="Verdana" style:font-size-complex="12pt"/>
    </style:style>
    <style:style style:name="T622_37" style:family="text">
      <style:text-properties style:font-name="Verdana" fo:font-size="12pt" style:font-name-asian="Verdana" style:font-size-asian="12pt" style:font-name-complex="Verdana" style:font-size-complex="12pt"/>
    </style:style>
    <style:style style:name="T622_38" style:family="text">
      <style:text-properties style:font-name="Verdana" fo:font-size="12pt" style:font-name-asian="Verdana" style:font-size-asian="12pt" style:font-name-complex="Verdana" style:font-size-complex="12pt"/>
    </style:style>
    <style:style style:name="T622_39" style:family="text">
      <style:text-properties style:font-name="Verdana" fo:font-size="12pt" style:font-name-asian="Verdana" style:font-size-asian="12pt" style:font-name-complex="Verdana" style:font-size-complex="12pt"/>
    </style:style>
    <style:style style:name="T622_40" style:family="text">
      <style:text-properties style:font-name="Verdana" fo:font-size="12pt" style:font-name-asian="Verdana" style:font-size-asian="12pt" style:font-name-complex="Verdana" style:font-size-complex="12pt"/>
    </style:style>
    <style:style style:name="T622_41" style:family="text">
      <style:text-properties style:font-name="Verdana" fo:font-size="12pt" style:font-name-asian="Verdana" style:font-size-asian="12pt" style:font-name-complex="Verdana" style:font-size-complex="12pt"/>
    </style:style>
    <style:style style:name="T622_42" style:family="text">
      <style:text-properties style:font-name="Verdana" fo:font-size="12pt" style:font-name-asian="Verdana" style:font-size-asian="12pt" style:font-name-complex="Verdana" style:font-size-complex="12pt"/>
    </style:style>
    <style:style style:name="P623" style:family="paragraph" style:parent-style-name="Standard">
      <style:paragraph-properties fo:break-before="auto" fo:line-height="115%" style:writing-mode="lr-tb"/>
    </style:style>
    <style:style style:name="T623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23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23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623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P624" style:family="paragraph" style:parent-style-name="Standard">
      <style:paragraph-properties fo:break-before="auto" fo:line-height="115%" style:writing-mode="lr-tb"/>
    </style:style>
    <style:style style:name="T624_1" style:family="text">
      <style:text-properties style:font-name="Consolas" fo:font-size="12pt" style:font-name-asian="Consolas" style:font-size-asian="12pt" style:font-name-complex="Consolas" style:font-size-complex="12pt"/>
    </style:style>
    <style:style style:name="T624_2" style:family="text">
      <style:text-properties style:font-name="Consolas" fo:font-size="12pt" style:font-name-asian="Consolas" style:font-size-asian="12pt" style:font-name-complex="Consolas" style:font-size-complex="12pt"/>
    </style:style>
    <style:style style:name="P625" style:family="paragraph" style:parent-style-name="Standard">
      <style:paragraph-properties fo:break-before="auto" fo:line-height="115%" style:writing-mode="lr-tb"/>
      <style:text-properties style:font-name="Consolas" fo:font-size="12pt" style:font-name-asian="Consolas" style:font-size-asian="12pt" style:font-name-complex="Consolas" style:font-size-complex="12pt"/>
    </style:style>
    <style:style style:name="P626" style:family="paragraph" style:parent-style-name="Standard">
      <style:paragraph-properties fo:break-before="auto" fo:line-height="115%" style:writing-mode="lr-tb"/>
    </style:style>
    <style:style style:name="T626_1" style:family="text"/>
    <style:style style:name="T626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6_3" style:family="text"/>
    <style:style style:name="T626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6_5" style:family="text"/>
    <style:style style:name="T626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6_7" style:family="text"/>
    <style:style style:name="T626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6_9" style:family="text"/>
    <style:style style:name="T626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6_11" style:family="text"/>
    <style:style style:name="T626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6_13" style:family="text"/>
    <style:style style:name="T626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6_15" style:family="text"/>
    <style:style style:name="T626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6_17" style:family="text"/>
    <style:style style:name="T626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6_19" style:family="text"/>
    <style:style style:name="T626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6_21" style:family="text"/>
    <style:style style:name="T626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6_23" style:family="text"/>
    <style:style style:name="T626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6_25" style:family="text"/>
    <style:style style:name="T626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6_27" style:family="text"/>
    <style:style style:name="T626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6_29" style:family="text"/>
    <style:style style:name="T626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6_31" style:family="text"/>
    <style:style style:name="T626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6_33" style:family="text"/>
    <style:style style:name="T626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6_35" style:family="text"/>
    <style:style style:name="T626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6_37" style:family="text"/>
    <style:style style:name="T626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6_39" style:family="text"/>
    <style:style style:name="T626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6_41" style:family="text"/>
    <style:style style:name="T626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6_43" style:family="text"/>
    <style:style style:name="T626_4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6_45" style:family="text"/>
    <style:style style:name="T626_4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627" style:family="paragraph" style:parent-style-name="Standard">
      <style:paragraph-properties fo:break-before="auto" fo:line-height="115%" style:writing-mode="lr-tb"/>
    </style:style>
    <style:style style:name="T627_1" style:family="text"/>
    <style:style style:name="T627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7_3" style:family="text"/>
    <style:style style:name="T627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7_5" style:family="text"/>
    <style:style style:name="T627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7_7" style:family="text"/>
    <style:style style:name="T627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7_9" style:family="text"/>
    <style:style style:name="T627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7_11" style:family="text"/>
    <style:style style:name="T627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7_13" style:family="text"/>
    <style:style style:name="T627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7_15" style:family="text"/>
    <style:style style:name="T627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7_17" style:family="text"/>
    <style:style style:name="T627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7_19" style:family="text"/>
    <style:style style:name="T627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7_21" style:family="text"/>
    <style:style style:name="T627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7_23" style:family="text"/>
    <style:style style:name="T627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7_25" style:family="text"/>
    <style:style style:name="T627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27_27" style:family="text"/>
    <style:style style:name="T627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628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629" style:family="paragraph" style:parent-style-name="Standard">
      <style:paragraph-properties fo:break-before="auto" fo:line-height="115%" style:writing-mode="lr-tb"/>
    </style:style>
    <style:style style:name="T629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1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1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1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1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2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2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2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2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2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2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29_26" style:family="text">
      <style:text-properties style:font-name="Verdana" style:font-name-asian="Verdana" style:font-name-complex="Verdana"/>
    </style:style>
    <style:style style:name="P630" style:family="paragraph" style:parent-style-name="Standard">
      <style:paragraph-properties fo:break-before="auto" fo:line-height="115%" style:writing-mode="lr-tb"/>
    </style:style>
    <style:style style:name="T630_1" style:family="text">
      <style:text-properties style:font-name="Verdana" style:font-name-asian="Verdana" style:font-name-complex="Verdana"/>
    </style:style>
    <style:style style:name="T630_2" style:family="text">
      <style:text-properties style:font-name="Verdana" style:font-name-asian="Verdana" style:font-name-complex="Verdana"/>
    </style:style>
    <style:style style:name="T630_3" style:family="text">
      <style:text-properties style:font-name="Verdana" style:font-name-asian="Verdana" style:font-name-complex="Verdana"/>
    </style:style>
    <style:style style:name="T630_4" style:family="text">
      <style:text-properties style:font-name="Verdana" style:font-name-asian="Verdana" style:font-name-complex="Verdana"/>
    </style:style>
    <style:style style:name="T630_5" style:family="text">
      <style:text-properties style:font-name="Verdana" style:font-name-asian="Verdana" style:font-name-complex="Verdana"/>
    </style:style>
    <style:style style:name="T630_6" style:family="text">
      <style:text-properties style:font-name="Verdana" style:font-name-asian="Verdana" style:font-name-complex="Verdana"/>
    </style:style>
    <style:style style:name="T630_7" style:family="text">
      <style:text-properties style:font-name="Verdana" style:font-name-asian="Verdana" style:font-name-complex="Verdana"/>
    </style:style>
    <style:style style:name="T630_8" style:family="text">
      <style:text-properties style:font-name="Verdana" style:font-name-asian="Verdana" style:font-name-complex="Verdana"/>
    </style:style>
    <style:style style:name="T630_9" style:family="text">
      <style:text-properties style:font-name="Verdana" style:font-name-asian="Verdana" style:font-name-complex="Verdana"/>
    </style:style>
    <style:style style:name="T630_10" style:family="text">
      <style:text-properties style:font-name="Verdana" style:font-name-asian="Verdana" style:font-name-complex="Verdana"/>
    </style:style>
    <style:style style:name="T630_11" style:family="text">
      <style:text-properties style:font-name="Verdana" style:font-name-asian="Verdana" style:font-name-complex="Verdana"/>
    </style:style>
    <style:style style:name="T630_12" style:family="text">
      <style:text-properties style:font-name="Verdana" style:font-name-asian="Verdana" style:font-name-complex="Verdana"/>
    </style:style>
    <style:style style:name="T630_13" style:family="text">
      <style:text-properties style:font-name="Verdana" style:font-name-asian="Verdana" style:font-name-complex="Verdana"/>
    </style:style>
    <style:style style:name="T630_14" style:family="text">
      <style:text-properties style:font-name="Verdana" style:font-name-asian="Verdana" style:font-name-complex="Verdana"/>
    </style:style>
    <style:style style:name="T630_15" style:family="text">
      <style:text-properties style:font-name="Verdana" style:font-name-asian="Verdana" style:font-name-complex="Verdana"/>
    </style:style>
    <style:style style:name="T630_16" style:family="text">
      <style:text-properties style:font-name="Verdana" style:font-name-asian="Verdana" style:font-name-complex="Verdana"/>
    </style:style>
    <style:style style:name="T630_17" style:family="text">
      <style:text-properties style:font-name="Verdana" style:font-name-asian="Verdana" style:font-name-complex="Verdana"/>
    </style:style>
    <style:style style:name="T630_18" style:family="text">
      <style:text-properties style:font-name="Verdana" style:font-name-asian="Verdana" style:font-name-complex="Verdana"/>
    </style:style>
    <style:style style:name="T630_19" style:family="text">
      <style:text-properties style:font-name="Verdana" style:font-name-asian="Verdana" style:font-name-complex="Verdana"/>
    </style:style>
    <style:style style:name="T630_20" style:family="text">
      <style:text-properties style:font-name="Verdana" style:font-name-asian="Verdana" style:font-name-complex="Verdana"/>
    </style:style>
    <style:style style:name="T630_21" style:family="text">
      <style:text-properties style:font-name="Verdana" style:font-name-asian="Verdana" style:font-name-complex="Verdana"/>
    </style:style>
    <style:style style:name="T630_22" style:family="text">
      <style:text-properties style:font-name="Verdana" style:font-name-asian="Verdana" style:font-name-complex="Verdana"/>
    </style:style>
    <style:style style:name="T630_23" style:family="text">
      <style:text-properties style:font-name="Verdana" style:font-name-asian="Verdana" style:font-name-complex="Verdana"/>
    </style:style>
    <style:style style:name="T630_24" style:family="text">
      <style:text-properties style:font-name="Verdana" style:font-name-asian="Verdana" style:font-name-complex="Verdana"/>
    </style:style>
    <style:style style:name="T630_25" style:family="text">
      <style:text-properties style:font-name="Verdana" style:font-name-asian="Verdana" style:font-name-complex="Verdana"/>
    </style:style>
    <style:style style:name="T630_26" style:family="text">
      <style:text-properties style:font-name="Verdana" style:font-name-asian="Verdana" style:font-name-complex="Verdana"/>
    </style:style>
    <style:style style:name="T630_27" style:family="text">
      <style:text-properties style:font-name="Verdana" style:font-name-asian="Verdana" style:font-name-complex="Verdana"/>
    </style:style>
    <style:style style:name="P631" style:family="paragraph" style:parent-style-name="Standard">
      <style:paragraph-properties fo:break-before="auto" fo:line-height="115%" style:writing-mode="lr-tb"/>
    </style:style>
    <style:style style:name="T631_1" style:family="text">
      <style:text-properties style:font-name="Verdana" style:font-name-asian="Verdana" style:font-name-complex="Verdana"/>
    </style:style>
    <style:style style:name="T631_2" style:family="text">
      <style:text-properties style:font-name="Verdana" style:font-name-asian="Verdana" style:font-name-complex="Verdana"/>
    </style:style>
    <style:style style:name="P632" style:family="paragraph" style:parent-style-name="Standard">
      <style:paragraph-properties fo:break-before="auto" fo:line-height="115%" style:writing-mode="lr-tb"/>
    </style:style>
    <style:style style:name="T632_1" style:family="text">
      <style:text-properties style:font-name="Consolas" style:font-name-asian="Consolas" style:font-name-complex="Consolas"/>
    </style:style>
    <style:style style:name="T632_2" style:family="text">
      <style:text-properties style:font-name="Consolas" style:font-name-asian="Consolas" style:font-name-complex="Consolas"/>
    </style:style>
    <style:style style:name="T632_3" style:family="text">
      <style:text-properties style:font-name="Consolas" style:font-name-asian="Consolas" style:font-name-complex="Consolas"/>
    </style:style>
    <style:style style:name="T632_4" style:family="text">
      <style:text-properties style:font-name="Consolas" style:font-name-asian="Consolas" style:font-name-complex="Consolas"/>
    </style:style>
    <style:style style:name="P633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634" style:family="paragraph" style:parent-style-name="Standard">
      <style:paragraph-properties fo:break-before="auto" fo:line-height="115%" style:writing-mode="lr-tb"/>
    </style:style>
    <style:style style:name="T634_1" style:family="text"/>
    <style:style style:name="T634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3" style:family="text"/>
    <style:style style:name="T634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5" style:family="text"/>
    <style:style style:name="T634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7" style:family="text"/>
    <style:style style:name="T634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9" style:family="text"/>
    <style:style style:name="T634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11" style:family="text"/>
    <style:style style:name="T634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13" style:family="text"/>
    <style:style style:name="T634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15" style:family="text"/>
    <style:style style:name="T634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17" style:family="text"/>
    <style:style style:name="T634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19" style:family="text"/>
    <style:style style:name="T634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21" style:family="text"/>
    <style:style style:name="T634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23" style:family="text"/>
    <style:style style:name="T634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25" style:family="text"/>
    <style:style style:name="T634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27" style:family="text"/>
    <style:style style:name="T634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29" style:family="text"/>
    <style:style style:name="T634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31" style:family="text"/>
    <style:style style:name="T634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33" style:family="text"/>
    <style:style style:name="T634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35" style:family="text"/>
    <style:style style:name="T634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37" style:family="text"/>
    <style:style style:name="T634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39" style:family="text"/>
    <style:style style:name="T634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41" style:family="text"/>
    <style:style style:name="T634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43" style:family="text"/>
    <style:style style:name="T634_4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45" style:family="text"/>
    <style:style style:name="T634_4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47" style:family="text"/>
    <style:style style:name="T634_4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34_49" style:family="text"/>
    <style:style style:name="T634_5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635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636" style:family="paragraph" style:parent-style-name="Standard">
      <style:paragraph-properties fo:break-before="auto" fo:line-height="115%" style:writing-mode="lr-tb"/>
    </style:style>
    <style:style style:name="T636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36_2" style:family="text">
      <style:text-properties style:font-name="Verdana" fo:font-size="12pt" style:font-name-asian="Verdana" style:font-size-asian="12pt" style:font-name-complex="Verdana" style:font-size-complex="12pt"/>
    </style:style>
    <style:style style:name="T636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36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36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36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36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36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36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36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36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36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36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36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36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36_1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36_17" style:family="text">
      <style:text-properties style:font-name="Verdana" fo:font-size="12pt" style:font-name-asian="Verdana" style:font-size-asian="12pt" style:font-name-complex="Verdana" style:font-size-complex="12pt"/>
    </style:style>
    <style:style style:name="P637" style:family="paragraph" style:parent-style-name="Standard">
      <style:paragraph-properties fo:break-before="auto" fo:line-height="115%" style:writing-mode="lr-tb"/>
    </style:style>
    <style:style style:name="T637_1" style:family="text">
      <style:text-properties style:font-name="Verdana" style:font-name-asian="Verdana" style:font-name-complex="Verdana"/>
    </style:style>
    <style:style style:name="T637_2" style:family="text">
      <style:text-properties style:font-name="Verdana" style:font-name-asian="Verdana" style:font-name-complex="Verdana"/>
    </style:style>
    <style:style style:name="T637_3" style:family="text">
      <style:text-properties style:font-name="Verdana" style:font-name-asian="Verdana" style:font-name-complex="Verdana"/>
    </style:style>
    <style:style style:name="T637_4" style:family="text">
      <style:text-properties style:font-name="Verdana" style:font-name-asian="Verdana" style:font-name-complex="Verdana"/>
    </style:style>
    <style:style style:name="T637_5" style:family="text">
      <style:text-properties style:font-name="Verdana" style:font-name-asian="Verdana" style:font-name-complex="Verdana"/>
    </style:style>
    <style:style style:name="T637_6" style:family="text">
      <style:text-properties style:font-name="Verdana" style:font-name-asian="Verdana" style:font-name-complex="Verdana"/>
    </style:style>
    <style:style style:name="T637_7" style:family="text">
      <style:text-properties style:font-name="Verdana" style:font-name-asian="Verdana" style:font-name-complex="Verdana"/>
    </style:style>
    <style:style style:name="T637_8" style:family="text">
      <style:text-properties style:font-name="Verdana" style:font-name-asian="Verdana" style:font-name-complex="Verdana"/>
    </style:style>
    <style:style style:name="T637_9" style:family="text">
      <style:text-properties style:font-name="Verdana" style:font-name-asian="Verdana" style:font-name-complex="Verdana"/>
    </style:style>
    <style:style style:name="T637_10" style:family="text">
      <style:text-properties style:font-name="Verdana" style:font-name-asian="Verdana" style:font-name-complex="Verdana"/>
    </style:style>
    <style:style style:name="T637_11" style:family="text">
      <style:text-properties style:font-name="Verdana" style:font-name-asian="Verdana" style:font-name-complex="Verdana"/>
    </style:style>
    <style:style style:name="T637_12" style:family="text">
      <style:text-properties style:font-name="Verdana" style:font-name-asian="Verdana" style:font-name-complex="Verdana"/>
    </style:style>
    <style:style style:name="T637_13" style:family="text">
      <style:text-properties style:font-name="Verdana" style:font-name-asian="Verdana" style:font-name-complex="Verdana"/>
    </style:style>
    <style:style style:name="T637_14" style:family="text">
      <style:text-properties style:font-name="Verdana" style:font-name-asian="Verdana" style:font-name-complex="Verdana"/>
    </style:style>
    <style:style style:name="T637_15" style:family="text">
      <style:text-properties style:font-name="Verdana" style:font-name-asian="Verdana" style:font-name-complex="Verdana"/>
    </style:style>
    <style:style style:name="T637_16" style:family="text">
      <style:text-properties style:font-name="Verdana" style:font-name-asian="Verdana" style:font-name-complex="Verdana"/>
    </style:style>
    <style:style style:name="T637_17" style:family="text">
      <style:text-properties style:font-name="Verdana" style:font-name-asian="Verdana" style:font-name-complex="Verdana"/>
    </style:style>
    <style:style style:name="T637_18" style:family="text">
      <style:text-properties style:font-name="Verdana" style:font-name-asian="Verdana" style:font-name-complex="Verdana"/>
    </style:style>
    <style:style style:name="T637_19" style:family="text">
      <style:text-properties style:font-name="Verdana" style:font-name-asian="Verdana" style:font-name-complex="Verdana"/>
    </style:style>
    <style:style style:name="T637_20" style:family="text">
      <style:text-properties style:font-name="Verdana" style:font-name-asian="Verdana" style:font-name-complex="Verdana"/>
    </style:style>
    <style:style style:name="T637_21" style:family="text">
      <style:text-properties style:font-name="Verdana" style:font-name-asian="Verdana" style:font-name-complex="Verdana"/>
    </style:style>
    <style:style style:name="T637_22" style:family="text">
      <style:text-properties style:font-name="Verdana" style:font-name-asian="Verdana" style:font-name-complex="Verdana"/>
    </style:style>
    <style:style style:name="T637_23" style:family="text">
      <style:text-properties style:font-name="Verdana" style:font-name-asian="Verdana" style:font-name-complex="Verdana"/>
    </style:style>
    <style:style style:name="T637_24" style:family="text">
      <style:text-properties style:font-name="Verdana" style:font-name-asian="Verdana" style:font-name-complex="Verdana"/>
    </style:style>
    <style:style style:name="T637_25" style:family="text">
      <style:text-properties style:font-name="Verdana" style:font-name-asian="Verdana" style:font-name-complex="Verdana"/>
    </style:style>
    <style:style style:name="T637_26" style:family="text">
      <style:text-properties style:font-name="Verdana" style:font-name-asian="Verdana" style:font-name-complex="Verdana"/>
    </style:style>
    <style:style style:name="T637_27" style:family="text">
      <style:text-properties style:font-name="Verdana" style:font-name-asian="Verdana" style:font-name-complex="Verdana"/>
    </style:style>
    <style:style style:name="T637_28" style:family="text">
      <style:text-properties style:font-name="Verdana" style:font-name-asian="Verdana" style:font-name-complex="Verdana"/>
    </style:style>
    <style:style style:name="T637_29" style:family="text">
      <style:text-properties style:font-name="Verdana" style:font-name-asian="Verdana" style:font-name-complex="Verdana"/>
    </style:style>
    <style:style style:name="T637_30" style:family="text">
      <style:text-properties style:font-name="Verdana" style:font-name-asian="Verdana" style:font-name-complex="Verdana"/>
    </style:style>
    <style:style style:name="T637_31" style:family="text">
      <style:text-properties style:font-name="Verdana" style:font-name-asian="Verdana" style:font-name-complex="Verdana"/>
    </style:style>
    <style:style style:name="T637_32" style:family="text">
      <style:text-properties style:font-name="Verdana" style:font-name-asian="Verdana" style:font-name-complex="Verdana"/>
    </style:style>
    <style:style style:name="T637_33" style:family="text">
      <style:text-properties style:font-name="Verdana" style:font-name-asian="Verdana" style:font-name-complex="Verdana"/>
    </style:style>
    <style:style style:name="T637_34" style:family="text">
      <style:text-properties style:font-name="Verdana" style:font-name-asian="Verdana" style:font-name-complex="Verdana"/>
    </style:style>
    <style:style style:name="T637_35" style:family="text">
      <style:text-properties style:font-name="Verdana" style:font-name-asian="Verdana" style:font-name-complex="Verdana"/>
    </style:style>
    <style:style style:name="T637_36" style:family="text">
      <style:text-properties style:font-name="Verdana" style:font-name-asian="Verdana" style:font-name-complex="Verdana"/>
    </style:style>
    <style:style style:name="T637_37" style:family="text">
      <style:text-properties style:font-name="Verdana" style:font-name-asian="Verdana" style:font-name-complex="Verdana"/>
    </style:style>
    <style:style style:name="T637_38" style:family="text">
      <style:text-properties style:font-name="Verdana" style:font-name-asian="Verdana" style:font-name-complex="Verdana"/>
    </style:style>
    <style:style style:name="T637_39" style:family="text">
      <style:text-properties style:font-name="Verdana" style:font-name-asian="Verdana" style:font-name-complex="Verdana"/>
    </style:style>
    <style:style style:name="T637_40" style:family="text">
      <style:text-properties style:font-name="Verdana" style:font-name-asian="Verdana" style:font-name-complex="Verdana"/>
    </style:style>
    <style:style style:name="T637_41" style:family="text">
      <style:text-properties style:font-name="Verdana" style:font-name-asian="Verdana" style:font-name-complex="Verdana"/>
    </style:style>
    <style:style style:name="T637_42" style:family="text">
      <style:text-properties style:font-name="Verdana" style:font-name-asian="Verdana" style:font-name-complex="Verdana"/>
    </style:style>
    <style:style style:name="T637_43" style:family="text">
      <style:text-properties style:font-name="Verdana" style:font-name-asian="Verdana" style:font-name-complex="Verdana"/>
    </style:style>
    <style:style style:name="T637_44" style:family="text">
      <style:text-properties style:font-name="Verdana" style:font-name-asian="Verdana" style:font-name-complex="Verdana"/>
    </style:style>
    <style:style style:name="T637_45" style:family="text">
      <style:text-properties style:font-name="Verdana" style:font-name-asian="Verdana" style:font-name-complex="Verdana"/>
    </style:style>
    <style:style style:name="T637_46" style:family="text">
      <style:text-properties style:font-name="Verdana" style:font-name-asian="Verdana" style:font-name-complex="Verdana"/>
    </style:style>
    <style:style style:name="T637_47" style:family="text">
      <style:text-properties style:font-name="Verdana" style:font-name-asian="Verdana" style:font-name-complex="Verdana"/>
    </style:style>
    <style:style style:name="T637_48" style:family="text">
      <style:text-properties style:font-name="Verdana" style:font-name-asian="Verdana" style:font-name-complex="Verdana"/>
    </style:style>
    <style:style style:name="T637_49" style:family="text">
      <style:text-properties style:font-name="Verdana" style:font-name-asian="Verdana" style:font-name-complex="Verdana"/>
    </style:style>
    <style:style style:name="T637_50" style:family="text">
      <style:text-properties style:font-name="Verdana" style:font-name-asian="Verdana" style:font-name-complex="Verdana"/>
    </style:style>
    <style:style style:name="T637_51" style:family="text">
      <style:text-properties style:font-name="Verdana" style:font-name-asian="Verdana" style:font-name-complex="Verdana"/>
    </style:style>
    <style:style style:name="T637_52" style:family="text">
      <style:text-properties style:font-name="Verdana" style:font-name-asian="Verdana" style:font-name-complex="Verdana"/>
    </style:style>
    <style:style style:name="T637_53" style:family="text">
      <style:text-properties style:font-name="Verdana" style:font-name-asian="Verdana" style:font-name-complex="Verdana"/>
    </style:style>
    <style:style style:name="T637_54" style:family="text">
      <style:text-properties style:font-name="Verdana" style:font-name-asian="Verdana" style:font-name-complex="Verdana"/>
    </style:style>
    <style:style style:name="P638" style:family="paragraph" style:parent-style-name="Standard">
      <style:paragraph-properties fo:break-before="auto" fo:line-height="115%" fo:margin-top="0cm" style:writing-mode="lr-tb"/>
    </style:style>
    <style:style style:name="T638_1" style:family="text">
      <style:text-properties style:font-name="Verdana" style:font-name-asian="Verdana" style:font-name-complex="Verdana"/>
    </style:style>
    <style:style style:name="T638_2" style:family="text">
      <style:text-properties style:font-name="Verdana" style:font-name-asian="Verdana" style:font-name-complex="Verdana"/>
    </style:style>
    <style:style style:name="T638_3" style:family="text">
      <style:text-properties style:font-name="Verdana" style:font-name-asian="Verdana" style:font-name-complex="Verdana"/>
    </style:style>
    <style:style style:name="T638_4" style:family="text">
      <style:text-properties style:font-name="Verdana" style:font-name-asian="Verdana" style:font-name-complex="Verdana"/>
    </style:style>
    <style:style style:name="T638_5" style:family="text">
      <style:text-properties style:font-name="Verdana" style:font-name-asian="Verdana" style:font-name-complex="Verdana"/>
    </style:style>
    <style:style style:name="T638_6" style:family="text">
      <style:text-properties style:font-name="Verdana" style:font-name-asian="Verdana" style:font-name-complex="Verdana"/>
    </style:style>
    <style:style style:name="T638_7" style:family="text">
      <style:text-properties style:font-name="Verdana" style:font-name-asian="Verdana" style:font-name-complex="Verdana"/>
    </style:style>
    <style:style style:name="T638_8" style:family="text">
      <style:text-properties style:font-name="Verdana" style:font-name-asian="Verdana" style:font-name-complex="Verdana"/>
    </style:style>
    <style:style style:name="T638_9" style:family="text">
      <style:text-properties style:font-name="Verdana" style:font-name-asian="Verdana" style:font-name-complex="Verdana"/>
    </style:style>
    <style:style style:name="T638_10" style:family="text">
      <style:text-properties style:font-name="Verdana" style:font-name-asian="Verdana" style:font-name-complex="Verdana"/>
    </style:style>
    <style:style style:name="T638_11" style:family="text">
      <style:text-properties style:font-name="Verdana" style:font-name-asian="Verdana" style:font-name-complex="Verdana"/>
    </style:style>
    <style:style style:name="T638_12" style:family="text">
      <style:text-properties style:font-name="Verdana" style:font-name-asian="Verdana" style:font-name-complex="Verdana"/>
    </style:style>
    <style:style style:name="T638_13" style:family="text">
      <style:text-properties style:font-name="Verdana" style:font-name-asian="Verdana" style:font-name-complex="Verdana"/>
    </style:style>
    <style:style style:name="T638_14" style:family="text">
      <style:text-properties style:font-name="Verdana" style:font-name-asian="Verdana" style:font-name-complex="Verdana"/>
    </style:style>
    <style:style style:name="T638_15" style:family="text">
      <style:text-properties style:font-name="Verdana" style:font-name-asian="Verdana" style:font-name-complex="Verdana"/>
    </style:style>
    <style:style style:name="T638_16" style:family="text">
      <style:text-properties style:font-name="Verdana" style:font-name-asian="Verdana" style:font-name-complex="Verdana"/>
    </style:style>
    <style:style style:name="T638_17" style:family="text">
      <style:text-properties style:font-name="Verdana" style:font-name-asian="Verdana" style:font-name-complex="Verdana"/>
    </style:style>
    <style:style style:name="T638_18" style:family="text">
      <style:text-properties style:font-name="Verdana" style:font-name-asian="Verdana" style:font-name-complex="Verdana"/>
    </style:style>
    <style:style style:name="T638_19" style:family="text">
      <style:text-properties style:font-name="Verdana" style:font-name-asian="Verdana" style:font-name-complex="Verdana"/>
    </style:style>
    <style:style style:name="T638_20" style:family="text">
      <style:text-properties style:font-name="Verdana" style:font-name-asian="Verdana" style:font-name-complex="Verdana"/>
    </style:style>
    <style:style style:name="T638_21" style:family="text">
      <style:text-properties style:font-name="Verdana" style:font-name-asian="Verdana" style:font-name-complex="Verdana"/>
    </style:style>
    <style:style style:name="T638_22" style:family="text">
      <style:text-properties style:font-name="Verdana" style:font-name-asian="Verdana" style:font-name-complex="Verdana"/>
    </style:style>
    <style:style style:name="T638_23" style:family="text">
      <style:text-properties style:font-name="Verdana" style:font-name-asian="Verdana" style:font-name-complex="Verdana"/>
    </style:style>
    <style:style style:name="T638_24" style:family="text">
      <style:text-properties style:font-name="Verdana" style:font-name-asian="Verdana" style:font-name-complex="Verdana"/>
    </style:style>
    <style:style style:name="T638_25" style:family="text">
      <style:text-properties style:font-name="Verdana" style:font-name-asian="Verdana" style:font-name-complex="Verdana"/>
    </style:style>
    <style:style style:name="T638_26" style:family="text">
      <style:text-properties style:font-name="Verdana" style:font-name-asian="Verdana" style:font-name-complex="Verdana"/>
    </style:style>
    <style:style style:name="T638_27" style:family="text">
      <style:text-properties style:font-name="Verdana" style:font-name-asian="Verdana" style:font-name-complex="Verdana"/>
    </style:style>
    <style:style style:name="T638_28" style:family="text">
      <style:text-properties style:font-name="Verdana" style:font-name-asian="Verdana" style:font-name-complex="Verdana"/>
    </style:style>
    <style:style style:name="T638_29" style:family="text">
      <style:text-properties style:font-name="Verdana" style:font-name-asian="Verdana" style:font-name-complex="Verdana"/>
    </style:style>
    <style:style style:name="T638_30" style:family="text">
      <style:text-properties style:font-name="Verdana" style:font-name-asian="Verdana" style:font-name-complex="Verdana"/>
    </style:style>
    <style:style style:name="T638_31" style:family="text">
      <style:text-properties style:font-name="Verdana" style:font-name-asian="Verdana" style:font-name-complex="Verdana"/>
    </style:style>
    <style:style style:name="T638_32" style:family="text">
      <style:text-properties style:font-name="Verdana" style:font-name-asian="Verdana" style:font-name-complex="Verdana"/>
    </style:style>
    <style:style style:name="T638_33" style:family="text">
      <style:text-properties style:font-name="Verdana" style:font-name-asian="Verdana" style:font-name-complex="Verdana"/>
    </style:style>
    <style:style style:name="T638_34" style:family="text">
      <style:text-properties style:font-name="Verdana" style:font-name-asian="Verdana" style:font-name-complex="Verdana"/>
    </style:style>
    <style:style style:name="T638_35" style:family="text">
      <style:text-properties style:font-name="Verdana" style:font-name-asian="Verdana" style:font-name-complex="Verdana"/>
    </style:style>
    <style:style style:name="T638_36" style:family="text">
      <style:text-properties style:font-name="Verdana" style:font-name-asian="Verdana" style:font-name-complex="Verdana"/>
    </style:style>
    <style:style style:name="T638_37" style:family="text">
      <style:text-properties style:font-name="Verdana" style:font-name-asian="Verdana" style:font-name-complex="Verdana"/>
    </style:style>
    <style:style style:name="T638_38" style:family="text">
      <style:text-properties style:font-name="Verdana" style:font-name-asian="Verdana" style:font-name-complex="Verdana"/>
    </style:style>
    <style:style style:name="T638_39" style:family="text">
      <style:text-properties style:font-name="Verdana" style:font-name-asian="Verdana" style:font-name-complex="Verdana"/>
    </style:style>
    <style:style style:name="T638_40" style:family="text">
      <style:text-properties style:font-name="Verdana" style:font-name-asian="Verdana" style:font-name-complex="Verdana"/>
    </style:style>
    <style:style style:name="P639" style:family="paragraph" style:parent-style-name="Standard">
      <style:paragraph-properties fo:break-before="auto" fo:line-height="115%" fo:margin-top="0cm" style:writing-mode="lr-tb"/>
    </style:style>
    <style:style style:name="T639_1" style:family="text">
      <style:text-properties style:font-name="Verdana" style:font-name-asian="Verdana" style:font-name-complex="Verdana"/>
    </style:style>
    <style:style style:name="T639_2" style:family="text">
      <style:text-properties style:font-name="Verdana" style:font-name-asian="Verdana" style:font-name-complex="Verdana"/>
    </style:style>
    <style:style style:name="T639_3" style:family="text">
      <style:text-properties style:font-name="Verdana" style:font-name-asian="Verdana" style:font-name-complex="Verdana"/>
    </style:style>
    <style:style style:name="T639_4" style:family="text">
      <style:text-properties style:font-name="Verdana" style:font-name-asian="Verdana" style:font-name-complex="Verdana"/>
    </style:style>
    <style:style style:name="T639_5" style:family="text">
      <style:text-properties style:font-name="Verdana" style:font-name-asian="Verdana" style:font-name-complex="Verdana"/>
    </style:style>
    <style:style style:name="T639_6" style:family="text">
      <style:text-properties style:font-name="Verdana" style:font-name-asian="Verdana" style:font-name-complex="Verdana"/>
    </style:style>
    <style:style style:name="T639_7" style:family="text">
      <style:text-properties style:font-name="Verdana" style:font-name-asian="Verdana" style:font-name-complex="Verdana"/>
    </style:style>
    <style:style style:name="T639_8" style:family="text">
      <style:text-properties style:font-name="Verdana" style:font-name-asian="Verdana" style:font-name-complex="Verdana"/>
    </style:style>
    <style:style style:name="T639_9" style:family="text">
      <style:text-properties style:font-name="Verdana" style:font-name-asian="Verdana" style:font-name-complex="Verdana"/>
    </style:style>
    <style:style style:name="T639_10" style:family="text">
      <style:text-properties style:font-name="Verdana" style:font-name-asian="Verdana" style:font-name-complex="Verdana"/>
    </style:style>
    <style:style style:name="T639_11" style:family="text">
      <style:text-properties style:font-name="Verdana" style:font-name-asian="Verdana" style:font-name-complex="Verdana"/>
    </style:style>
    <style:style style:name="T639_12" style:family="text">
      <style:text-properties style:font-name="Verdana" style:font-name-asian="Verdana" style:font-name-complex="Verdana"/>
    </style:style>
    <style:style style:name="T639_13" style:family="text">
      <style:text-properties style:font-name="Verdana" style:font-name-asian="Verdana" style:font-name-complex="Verdana"/>
    </style:style>
    <style:style style:name="T639_14" style:family="text">
      <style:text-properties style:font-name="Verdana" style:font-name-asian="Verdana" style:font-name-complex="Verdana"/>
    </style:style>
    <style:style style:name="T639_15" style:family="text">
      <style:text-properties style:font-name="Verdana" style:font-name-asian="Verdana" style:font-name-complex="Verdana"/>
    </style:style>
    <style:style style:name="T639_16" style:family="text">
      <style:text-properties style:font-name="Verdana" style:font-name-asian="Verdana" style:font-name-complex="Verdana"/>
    </style:style>
    <style:style style:name="T639_17" style:family="text">
      <style:text-properties style:font-name="Verdana" style:font-name-asian="Verdana" style:font-name-complex="Verdana"/>
    </style:style>
    <style:style style:name="T639_18" style:family="text">
      <style:text-properties style:font-name="Verdana" style:font-name-asian="Verdana" style:font-name-complex="Verdana"/>
    </style:style>
    <style:style style:name="T639_19" style:family="text">
      <style:text-properties style:font-name="Verdana" style:font-name-asian="Verdana" style:font-name-complex="Verdana"/>
    </style:style>
    <style:style style:name="T639_20" style:family="text">
      <style:text-properties style:font-name="Verdana" style:font-name-asian="Verdana" style:font-name-complex="Verdana"/>
    </style:style>
    <style:style style:name="T639_21" style:family="text">
      <style:text-properties style:font-name="Verdana" style:font-name-asian="Verdana" style:font-name-complex="Verdana"/>
    </style:style>
    <style:style style:name="T639_22" style:family="text">
      <style:text-properties style:font-name="Verdana" style:font-name-asian="Verdana" style:font-name-complex="Verdana"/>
    </style:style>
    <style:style style:name="T639_23" style:family="text">
      <style:text-properties style:font-name="Verdana" style:font-name-asian="Verdana" style:font-name-complex="Verdana"/>
    </style:style>
    <style:style style:name="T639_24" style:family="text">
      <style:text-properties style:font-name="Verdana" style:font-name-asian="Verdana" style:font-name-complex="Verdana"/>
    </style:style>
    <style:style style:name="T639_25" style:family="text">
      <style:text-properties style:font-name="Verdana" style:font-name-asian="Verdana" style:font-name-complex="Verdana"/>
    </style:style>
    <style:style style:name="T639_26" style:family="text">
      <style:text-properties style:font-name="Verdana" style:font-name-asian="Verdana" style:font-name-complex="Verdana"/>
    </style:style>
    <style:style style:name="T639_27" style:family="text">
      <style:text-properties style:font-name="Verdana" style:font-name-asian="Verdana" style:font-name-complex="Verdana"/>
    </style:style>
    <style:style style:name="T639_28" style:family="text">
      <style:text-properties style:font-name="Verdana" style:font-name-asian="Verdana" style:font-name-complex="Verdana"/>
    </style:style>
    <style:style style:name="T639_29" style:family="text">
      <style:text-properties style:font-name="Verdana" style:font-name-asian="Verdana" style:font-name-complex="Verdana"/>
    </style:style>
    <style:style style:name="T639_30" style:family="text">
      <style:text-properties style:font-name="Verdana" style:font-name-asian="Verdana" style:font-name-complex="Verdana"/>
    </style:style>
    <style:style style:name="T639_31" style:family="text">
      <style:text-properties style:font-name="Verdana" style:font-name-asian="Verdana" style:font-name-complex="Verdana"/>
    </style:style>
    <style:style style:name="T639_32" style:family="text">
      <style:text-properties style:font-name="Verdana" style:font-name-asian="Verdana" style:font-name-complex="Verdana"/>
    </style:style>
    <style:style style:name="T639_33" style:family="text">
      <style:text-properties style:font-name="Verdana" style:font-name-asian="Verdana" style:font-name-complex="Verdana"/>
    </style:style>
    <style:style style:name="T639_34" style:family="text">
      <style:text-properties style:font-name="Verdana" style:font-name-asian="Verdana" style:font-name-complex="Verdana"/>
    </style:style>
    <style:style style:name="T639_35" style:family="text">
      <style:text-properties style:font-name="Verdana" style:font-name-asian="Verdana" style:font-name-complex="Verdana"/>
    </style:style>
    <style:style style:name="T639_36" style:family="text">
      <style:text-properties style:font-name="Verdana" style:font-name-asian="Verdana" style:font-name-complex="Verdana"/>
    </style:style>
    <style:style style:name="P640" style:family="paragraph" style:parent-style-name="Standard">
      <style:paragraph-properties fo:break-before="auto" fo:line-height="115%" fo:margin-top="0cm" fo:margin-bottom="0cm" style:writing-mode="lr-tb"/>
    </style:style>
    <style:style style:name="T640_1" style:family="text">
      <style:text-properties style:font-name="Verdana" style:font-name-asian="Verdana" style:font-name-complex="Verdana"/>
    </style:style>
    <style:style style:name="T640_2" style:family="text">
      <style:text-properties style:font-name="Verdana" style:font-name-asian="Verdana" style:font-name-complex="Verdana"/>
    </style:style>
    <style:style style:name="T640_3" style:family="text">
      <style:text-properties style:font-name="Verdana" style:font-name-asian="Verdana" style:font-name-complex="Verdana"/>
    </style:style>
    <style:style style:name="T640_4" style:family="text">
      <style:text-properties style:font-name="Verdana" style:font-name-asian="Verdana" style:font-name-complex="Verdana"/>
    </style:style>
    <style:style style:name="T640_5" style:family="text">
      <style:text-properties style:font-name="Verdana" style:font-name-asian="Verdana" style:font-name-complex="Verdana"/>
    </style:style>
    <style:style style:name="T640_6" style:family="text">
      <style:text-properties style:font-name="Verdana" style:font-name-asian="Verdana" style:font-name-complex="Verdana"/>
    </style:style>
    <style:style style:name="T640_7" style:family="text">
      <style:text-properties style:font-name="Verdana" style:font-name-asian="Verdana" style:font-name-complex="Verdana"/>
    </style:style>
    <style:style style:name="T640_8" style:family="text">
      <style:text-properties style:font-name="Verdana" style:font-name-asian="Verdana" style:font-name-complex="Verdana"/>
    </style:style>
    <style:style style:name="T640_9" style:family="text">
      <style:text-properties style:font-name="Verdana" style:font-name-asian="Verdana" style:font-name-complex="Verdana"/>
    </style:style>
    <style:style style:name="T640_10" style:family="text">
      <style:text-properties style:font-name="Verdana" style:font-name-asian="Verdana" style:font-name-complex="Verdana"/>
    </style:style>
    <style:style style:name="T640_11" style:family="text">
      <style:text-properties style:font-name="Verdana" style:font-name-asian="Verdana" style:font-name-complex="Verdana"/>
    </style:style>
    <style:style style:name="T640_12" style:family="text">
      <style:text-properties style:font-name="Verdana" style:font-name-asian="Verdana" style:font-name-complex="Verdana"/>
    </style:style>
    <style:style style:name="T640_13" style:family="text">
      <style:text-properties style:font-name="Verdana" style:font-name-asian="Verdana" style:font-name-complex="Verdana"/>
    </style:style>
    <style:style style:name="T640_14" style:family="text">
      <style:text-properties style:font-name="Verdana" style:font-name-asian="Verdana" style:font-name-complex="Verdana"/>
    </style:style>
    <style:style style:name="T640_15" style:family="text">
      <style:text-properties style:font-name="Verdana" style:font-name-asian="Verdana" style:font-name-complex="Verdana"/>
    </style:style>
    <style:style style:name="P641" style:family="paragraph" style:parent-style-name="Standard">
      <style:paragraph-properties fo:break-before="auto" fo:line-height="115%" style:writing-mode="lr-tb"/>
    </style:style>
    <style:style style:name="T641_1" style:family="text">
      <style:text-properties style:font-name="Verdana" style:font-name-asian="Verdana" style:font-name-complex="Verdana"/>
    </style:style>
    <style:style style:name="T641_2" style:family="text">
      <style:text-properties style:font-name="Verdana" style:font-name-asian="Verdana" style:font-name-complex="Verdana"/>
    </style:style>
    <style:style style:name="T641_3" style:family="text">
      <style:text-properties style:font-name="Verdana" style:font-name-asian="Verdana" style:font-name-complex="Verdana"/>
    </style:style>
    <style:style style:name="T641_4" style:family="text">
      <style:text-properties style:font-name="Verdana" style:font-name-asian="Verdana" style:font-name-complex="Verdana"/>
    </style:style>
    <style:style style:name="T641_5" style:family="text">
      <style:text-properties style:font-name="Verdana" style:font-name-asian="Verdana" style:font-name-complex="Verdana"/>
    </style:style>
    <style:style style:name="T641_6" style:family="text">
      <style:text-properties style:font-name="Verdana" style:font-name-asian="Verdana" style:font-name-complex="Verdana"/>
    </style:style>
    <style:style style:name="T641_7" style:family="text">
      <style:text-properties style:font-name="Verdana" style:font-name-asian="Verdana" style:font-name-complex="Verdana"/>
    </style:style>
    <style:style style:name="T641_8" style:family="text">
      <style:text-properties style:font-name="Verdana" style:font-name-asian="Verdana" style:font-name-complex="Verdana"/>
    </style:style>
    <style:style style:name="T641_9" style:family="text">
      <style:text-properties style:font-name="Verdana" style:font-name-asian="Verdana" style:font-name-complex="Verdana"/>
    </style:style>
    <style:style style:name="T641_10" style:family="text">
      <style:text-properties style:font-name="Verdana" style:font-name-asian="Verdana" style:font-name-complex="Verdana"/>
    </style:style>
    <style:style style:name="T641_11" style:family="text">
      <style:text-properties style:font-name="Verdana" style:font-name-asian="Verdana" style:font-name-complex="Verdana"/>
    </style:style>
    <style:style style:name="T641_12" style:family="text">
      <style:text-properties style:font-name="Verdana" style:font-name-asian="Verdana" style:font-name-complex="Verdana"/>
    </style:style>
    <style:style style:name="T641_13" style:family="text">
      <style:text-properties style:font-name="Verdana" style:font-name-asian="Verdana" style:font-name-complex="Verdana"/>
    </style:style>
    <style:style style:name="T641_14" style:family="text">
      <style:text-properties style:font-name="Verdana" style:font-name-asian="Verdana" style:font-name-complex="Verdana"/>
    </style:style>
    <style:style style:name="T641_15" style:family="text">
      <style:text-properties style:font-name="Verdana" style:font-name-asian="Verdana" style:font-name-complex="Verdana"/>
    </style:style>
    <style:style style:name="T641_16" style:family="text">
      <style:text-properties style:font-name="Verdana" style:font-name-asian="Verdana" style:font-name-complex="Verdana"/>
    </style:style>
    <style:style style:name="T641_17" style:family="text">
      <style:text-properties style:font-name="Verdana" style:font-name-asian="Verdana" style:font-name-complex="Verdana"/>
    </style:style>
    <style:style style:name="T641_18" style:family="text">
      <style:text-properties style:font-name="Verdana" style:font-name-asian="Verdana" style:font-name-complex="Verdana"/>
    </style:style>
    <style:style style:name="T641_19" style:family="text">
      <style:text-properties style:font-name="Verdana" style:font-name-asian="Verdana" style:font-name-complex="Verdana"/>
    </style:style>
    <style:style style:name="T641_20" style:family="text">
      <style:text-properties style:font-name="Verdana" style:font-name-asian="Verdana" style:font-name-complex="Verdana"/>
    </style:style>
    <style:style style:name="T641_21" style:family="text">
      <style:text-properties style:font-name="Verdana" style:font-name-asian="Verdana" style:font-name-complex="Verdana"/>
    </style:style>
    <style:style style:name="T641_22" style:family="text">
      <style:text-properties style:font-name="Verdana" style:font-name-asian="Verdana" style:font-name-complex="Verdana"/>
    </style:style>
    <style:style style:name="T641_23" style:family="text">
      <style:text-properties style:font-name="Verdana" style:font-name-asian="Verdana" style:font-name-complex="Verdana"/>
    </style:style>
    <style:style style:name="T641_24" style:family="text">
      <style:text-properties style:font-name="Verdana" style:font-name-asian="Verdana" style:font-name-complex="Verdana"/>
    </style:style>
    <style:style style:name="T641_25" style:family="text">
      <style:text-properties style:font-name="Verdana" style:font-name-asian="Verdana" style:font-name-complex="Verdana"/>
    </style:style>
    <style:style style:name="T641_26" style:family="text">
      <style:text-properties style:font-name="Verdana" style:font-name-asian="Verdana" style:font-name-complex="Verdana"/>
    </style:style>
    <style:style style:name="T641_27" style:family="text">
      <style:text-properties style:font-name="Verdana" style:font-name-asian="Verdana" style:font-name-complex="Verdana"/>
    </style:style>
    <style:style style:name="T641_28" style:family="text">
      <style:text-properties style:font-name="Verdana" style:font-name-asian="Verdana" style:font-name-complex="Verdana"/>
    </style:style>
    <style:style style:name="T641_29" style:family="text">
      <style:text-properties style:font-name="Verdana" style:font-name-asian="Verdana" style:font-name-complex="Verdana"/>
    </style:style>
    <style:style style:name="T641_30" style:family="text">
      <style:text-properties style:font-name="Verdana" style:font-name-asian="Verdana" style:font-name-complex="Verdana"/>
    </style:style>
    <style:style style:name="T641_31" style:family="text">
      <style:text-properties style:font-name="Verdana" style:font-name-asian="Verdana" style:font-name-complex="Verdana"/>
    </style:style>
    <style:style style:name="T641_32" style:family="text">
      <style:text-properties style:font-name="Verdana" style:font-name-asian="Verdana" style:font-name-complex="Verdana"/>
    </style:style>
    <style:style style:name="T641_33" style:family="text">
      <style:text-properties style:font-name="Verdana" style:font-name-asian="Verdana" style:font-name-complex="Verdana"/>
    </style:style>
    <style:style style:name="T641_34" style:family="text">
      <style:text-properties style:font-name="Verdana" style:font-name-asian="Verdana" style:font-name-complex="Verdana"/>
    </style:style>
    <style:style style:name="T641_35" style:family="text">
      <style:text-properties style:font-name="Verdana" style:font-name-asian="Verdana" style:font-name-complex="Verdana"/>
    </style:style>
    <style:style style:name="T641_36" style:family="text">
      <style:text-properties style:font-name="Verdana" style:font-name-asian="Verdana" style:font-name-complex="Verdana"/>
    </style:style>
    <style:style style:name="T641_37" style:family="text">
      <style:text-properties style:font-name="Verdana" style:font-name-asian="Verdana" style:font-name-complex="Verdana"/>
    </style:style>
    <style:style style:name="T641_38" style:family="text">
      <style:text-properties style:font-name="Verdana" style:font-name-asian="Verdana" style:font-name-complex="Verdana"/>
    </style:style>
    <style:style style:name="T641_39" style:family="text">
      <style:text-properties style:font-name="Verdana" style:font-name-asian="Verdana" style:font-name-complex="Verdana"/>
    </style:style>
    <style:style style:name="T641_40" style:family="text">
      <style:text-properties style:font-name="Verdana" style:font-name-asian="Verdana" style:font-name-complex="Verdana"/>
    </style:style>
    <style:style style:name="T641_41" style:family="text">
      <style:text-properties style:font-name="Verdana" style:font-name-asian="Verdana" style:font-name-complex="Verdana"/>
    </style:style>
    <style:style style:name="T641_42" style:family="text">
      <style:text-properties style:font-name="Verdana" style:font-name-asian="Verdana" style:font-name-complex="Verdana"/>
    </style:style>
    <style:style style:name="T641_43" style:family="text">
      <style:text-properties style:font-name="Verdana" style:font-name-asian="Verdana" style:font-name-complex="Verdana"/>
    </style:style>
    <style:style style:name="T641_44" style:family="text">
      <style:text-properties style:font-name="Verdana" style:font-name-asian="Verdana" style:font-name-complex="Verdana"/>
    </style:style>
    <style:style style:name="T641_45" style:family="text">
      <style:text-properties style:font-name="Verdana" style:font-name-asian="Verdana" style:font-name-complex="Verdana"/>
    </style:style>
    <style:style style:name="T641_46" style:family="text">
      <style:text-properties style:font-name="Verdana" style:font-name-asian="Verdana" style:font-name-complex="Verdana"/>
    </style:style>
    <style:style style:name="T641_47" style:family="text">
      <style:text-properties style:font-name="Verdana" style:font-name-asian="Verdana" style:font-name-complex="Verdana"/>
    </style:style>
    <style:style style:name="T641_48" style:family="text">
      <style:text-properties style:font-name="Verdana" style:font-name-asian="Verdana" style:font-name-complex="Verdana"/>
    </style:style>
    <style:style style:name="T641_49" style:family="text">
      <style:text-properties style:font-name="Verdana" style:font-name-asian="Verdana" style:font-name-complex="Verdana"/>
    </style:style>
    <style:style style:name="T641_50" style:family="text">
      <style:text-properties style:font-name="Verdana" style:font-name-asian="Verdana" style:font-name-complex="Verdana"/>
    </style:style>
    <style:style style:name="T641_51" style:family="text">
      <style:text-properties style:font-name="Verdana" style:font-name-asian="Verdana" style:font-name-complex="Verdana"/>
    </style:style>
    <style:style style:name="T641_52" style:family="text">
      <style:text-properties style:font-name="Verdana" style:font-name-asian="Verdana" style:font-name-complex="Verdana"/>
    </style:style>
    <style:style style:name="T641_53" style:family="text">
      <style:text-properties style:font-name="Verdana" style:font-name-asian="Verdana" style:font-name-complex="Verdana"/>
    </style:style>
    <style:style style:name="T641_54" style:family="text">
      <style:text-properties style:font-name="Verdana" style:font-name-asian="Verdana" style:font-name-complex="Verdana"/>
    </style:style>
    <style:style style:name="T641_55" style:family="text">
      <style:text-properties style:font-name="Verdana" style:font-name-asian="Verdana" style:font-name-complex="Verdana"/>
    </style:style>
    <style:style style:name="T641_56" style:family="text">
      <style:text-properties style:font-name="Verdana" style:font-name-asian="Verdana" style:font-name-complex="Verdana"/>
    </style:style>
    <style:style style:name="T641_57" style:family="text">
      <style:text-properties style:font-name="Verdana" style:font-name-asian="Verdana" style:font-name-complex="Verdana"/>
    </style:style>
    <style:style style:name="T641_58" style:family="text">
      <style:text-properties style:font-name="Verdana" style:font-name-asian="Verdana" style:font-name-complex="Verdana"/>
    </style:style>
    <style:style style:name="T641_59" style:family="text">
      <style:text-properties style:font-name="Verdana" style:font-name-asian="Verdana" style:font-name-complex="Verdana"/>
    </style:style>
    <style:style style:name="T641_60" style:family="text">
      <style:text-properties style:font-name="Verdana" style:font-name-asian="Verdana" style:font-name-complex="Verdana"/>
    </style:style>
    <style:style style:name="T641_61" style:family="text">
      <style:text-properties style:font-name="Verdana" style:font-name-asian="Verdana" style:font-name-complex="Verdana"/>
    </style:style>
    <style:style style:name="T641_62" style:family="text">
      <style:text-properties style:font-name="Verdana" style:font-name-asian="Verdana" style:font-name-complex="Verdana"/>
    </style:style>
    <style:style style:name="T641_63" style:family="text">
      <style:text-properties style:font-name="Verdana" style:font-name-asian="Verdana" style:font-name-complex="Verdana"/>
    </style:style>
    <style:style style:name="T641_64" style:family="text">
      <style:text-properties style:font-name="Verdana" style:font-name-asian="Verdana" style:font-name-complex="Verdana"/>
    </style:style>
    <style:style style:name="T641_65" style:family="text">
      <style:text-properties style:font-name="Verdana" style:font-name-asian="Verdana" style:font-name-complex="Verdana"/>
    </style:style>
    <style:style style:name="T641_66" style:family="text">
      <style:text-properties style:font-name="Verdana" style:font-name-asian="Verdana" style:font-name-complex="Verdana"/>
    </style:style>
    <style:style style:name="T641_67" style:family="text">
      <style:text-properties style:font-name="Verdana" style:font-name-asian="Verdana" style:font-name-complex="Verdana"/>
    </style:style>
    <style:style style:name="T641_68" style:family="text">
      <style:text-properties style:font-name="Verdana" style:font-name-asian="Verdana" style:font-name-complex="Verdana"/>
    </style:style>
    <style:style style:name="T641_69" style:family="text">
      <style:text-properties style:font-name="Verdana" style:font-name-asian="Verdana" style:font-name-complex="Verdana"/>
    </style:style>
    <style:style style:name="T641_70" style:family="text">
      <style:text-properties style:font-name="Verdana" style:font-name-asian="Verdana" style:font-name-complex="Verdana"/>
    </style:style>
    <style:style style:name="T641_71" style:family="text">
      <style:text-properties style:font-name="Verdana" style:font-name-asian="Verdana" style:font-name-complex="Verdana"/>
    </style:style>
    <style:style style:name="T641_72" style:family="text">
      <style:text-properties style:font-name="Verdana" style:font-name-asian="Verdana" style:font-name-complex="Verdana"/>
    </style:style>
    <style:style style:name="P642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643" style:family="paragraph" style:parent-style-name="Standard">
      <style:paragraph-properties fo:break-before="auto" fo:line-height="115%" style:writing-mode="lr-tb"/>
    </style:style>
    <style:style style:name="T643_1" style:family="text">
      <style:text-properties style:font-name="Verdana" style:font-name-asian="Verdana" style:font-name-complex="Verdana" style:text-underline-style="solid" style:text-underline-color="font-color"/>
    </style:style>
    <style:style style:name="T643_2" style:family="text">
      <style:text-properties style:font-name="Verdana" style:font-name-asian="Verdana" style:font-name-complex="Verdana"/>
    </style:style>
    <style:style style:name="P644" style:family="paragraph" style:parent-style-name="Standard">
      <style:paragraph-properties fo:break-before="auto" fo:line-height="115%" style:writing-mode="lr-tb"/>
    </style:style>
    <style:style style:name="T644_1" style:family="text">
      <style:text-properties style:font-name="Consolas" style:font-name-asian="Consolas" style:font-name-complex="Consolas"/>
    </style:style>
    <style:style style:name="T644_2" style:family="text">
      <style:text-properties style:font-name="Consolas" style:font-name-asian="Consolas" style:font-name-complex="Consolas"/>
    </style:style>
    <style:style style:name="T644_3" style:family="text">
      <style:text-properties style:font-name="Consolas" style:font-name-asian="Consolas" style:font-name-complex="Consolas"/>
    </style:style>
    <style:style style:name="T644_4" style:family="text">
      <style:text-properties style:font-name="Consolas" style:font-name-asian="Consolas" style:font-name-complex="Consolas"/>
    </style:style>
    <style:style style:name="T644_5" style:family="text">
      <style:text-properties style:font-name="Consolas" style:font-name-asian="Consolas" style:font-name-complex="Consolas"/>
    </style:style>
    <style:style style:name="P645" style:family="paragraph" style:parent-style-name="Standard">
      <style:paragraph-properties fo:break-before="auto" fo:line-height="115%" style:writing-mode="lr-tb"/>
    </style:style>
    <style:style style:name="T645_1" style:family="text">
      <style:text-properties style:font-name="Consolas" style:font-name-asian="Consolas" style:font-name-complex="Consolas"/>
    </style:style>
    <style:style style:name="T645_2" style:family="text">
      <style:text-properties style:font-name="Consolas" style:font-name-asian="Consolas" style:font-name-complex="Consolas"/>
    </style:style>
    <style:style style:name="T645_3" style:family="text">
      <style:text-properties style:font-name="Consolas" style:font-name-asian="Consolas" style:font-name-complex="Consolas"/>
    </style:style>
    <style:style style:name="T645_4" style:family="text">
      <style:text-properties style:font-name="Consolas" style:font-name-asian="Consolas" style:font-name-complex="Consolas"/>
    </style:style>
    <style:style style:name="T645_5" style:family="text">
      <style:text-properties style:font-name="Consolas" style:font-name-asian="Consolas" style:font-name-complex="Consolas"/>
    </style:style>
    <style:style style:name="T645_6" style:family="text">
      <style:text-properties style:font-name="Consolas" style:font-name-asian="Consolas" style:font-name-complex="Consolas"/>
    </style:style>
    <style:style style:name="T645_7" style:family="text">
      <style:text-properties style:font-name="Consolas" style:font-name-asian="Consolas" style:font-name-complex="Consolas"/>
    </style:style>
    <style:style style:name="T645_8" style:family="text">
      <style:text-properties style:font-name="Consolas" style:font-name-asian="Consolas" style:font-name-complex="Consolas"/>
    </style:style>
    <style:style style:name="T645_9" style:family="text">
      <style:text-properties style:font-name="Consolas" style:font-name-asian="Consolas" style:font-name-complex="Consolas"/>
    </style:style>
    <style:style style:name="T645_10" style:family="text">
      <style:text-properties style:font-name="Consolas" style:font-name-asian="Consolas" style:font-name-complex="Consolas"/>
    </style:style>
    <style:style style:name="T645_11" style:family="text">
      <style:text-properties style:font-name="Consolas" style:font-name-asian="Consolas" style:font-name-complex="Consolas"/>
    </style:style>
    <style:style style:name="T645_12" style:family="text">
      <style:text-properties style:font-name="Consolas" style:font-name-asian="Consolas" style:font-name-complex="Consolas"/>
    </style:style>
    <style:style style:name="T645_13" style:family="text">
      <style:text-properties style:font-name="Consolas" style:font-name-asian="Consolas" style:font-name-complex="Consolas"/>
    </style:style>
    <style:style style:name="T645_14" style:family="text">
      <style:text-properties style:font-name="Consolas" style:font-name-asian="Consolas" style:font-name-complex="Consolas"/>
    </style:style>
    <style:style style:name="T645_15" style:family="text">
      <style:text-properties style:font-name="Consolas" style:font-name-asian="Consolas" style:font-name-complex="Consolas"/>
    </style:style>
    <style:style style:name="T645_16" style:family="text">
      <style:text-properties style:font-name="Consolas" style:font-name-asian="Consolas" style:font-name-complex="Consolas"/>
    </style:style>
    <style:style style:name="T645_17" style:family="text">
      <style:text-properties style:font-name="Consolas" style:font-name-asian="Consolas" style:font-name-complex="Consolas"/>
    </style:style>
    <style:style style:name="T645_18" style:family="text">
      <style:text-properties style:font-name="Consolas" style:font-name-asian="Consolas" style:font-name-complex="Consolas"/>
    </style:style>
    <style:style style:name="T645_19" style:family="text">
      <style:text-properties style:font-name="Consolas" style:font-name-asian="Consolas" style:font-name-complex="Consolas"/>
    </style:style>
    <style:style style:name="T645_20" style:family="text">
      <style:text-properties style:font-name="Consolas" style:font-name-asian="Consolas" style:font-name-complex="Consolas"/>
    </style:style>
    <style:style style:name="T645_21" style:family="text">
      <style:text-properties style:font-name="Consolas" style:font-name-asian="Consolas" style:font-name-complex="Consolas"/>
    </style:style>
    <style:style style:name="P646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647" style:family="paragraph" style:parent-style-name="Standard">
      <style:paragraph-properties fo:break-before="auto" fo:line-height="115%" style:writing-mode="lr-tb"/>
    </style:style>
    <style:style style:name="T647_1" style:family="text"/>
    <style:style style:name="T647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7_3" style:family="text"/>
    <style:style style:name="T647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7_5" style:family="text"/>
    <style:style style:name="T647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7_7" style:family="text"/>
    <style:style style:name="T647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7_9" style:family="text"/>
    <style:style style:name="T647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7_11" style:family="text"/>
    <style:style style:name="T647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7_13" style:family="text"/>
    <style:style style:name="T647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7_15" style:family="text"/>
    <style:style style:name="T647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7_17" style:family="text"/>
    <style:style style:name="T647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7_19" style:family="text"/>
    <style:style style:name="T647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7_21" style:family="text"/>
    <style:style style:name="T647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7_23" style:family="text"/>
    <style:style style:name="T647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7_25" style:family="text"/>
    <style:style style:name="T647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7_27" style:family="text"/>
    <style:style style:name="T647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7_29" style:family="text"/>
    <style:style style:name="T647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7_31" style:family="text"/>
    <style:style style:name="T647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7_33" style:family="text"/>
    <style:style style:name="T647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7_35" style:family="text"/>
    <style:style style:name="T647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7_37" style:family="text"/>
    <style:style style:name="T647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7_39" style:family="text"/>
    <style:style style:name="T647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7_41" style:family="text"/>
    <style:style style:name="T647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7_43" style:family="text"/>
    <style:style style:name="T647_4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7_45" style:family="text"/>
    <style:style style:name="T647_4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648" style:family="paragraph" style:parent-style-name="Standard">
      <style:paragraph-properties fo:break-before="auto" fo:line-height="115%" style:writing-mode="lr-tb"/>
    </style:style>
    <style:style style:name="T648_1" style:family="text"/>
    <style:style style:name="T648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8_3" style:family="text"/>
    <style:style style:name="T648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8_5" style:family="text"/>
    <style:style style:name="T648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8_7" style:family="text"/>
    <style:style style:name="T648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8_9" style:family="text"/>
    <style:style style:name="T648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8_11" style:family="text"/>
    <style:style style:name="T648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8_13" style:family="text"/>
    <style:style style:name="T648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8_15" style:family="text"/>
    <style:style style:name="T648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8_17" style:family="text"/>
    <style:style style:name="T648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8_19" style:family="text"/>
    <style:style style:name="T648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8_21" style:family="text"/>
    <style:style style:name="T648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8_23" style:family="text"/>
    <style:style style:name="T648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8_25" style:family="text"/>
    <style:style style:name="T648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8_27" style:family="text"/>
    <style:style style:name="T648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8_29" style:family="text"/>
    <style:style style:name="T648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8_31" style:family="text"/>
    <style:style style:name="T648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48_33" style:family="text"/>
    <style:style style:name="T648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649" style:family="paragraph" style:parent-style-name="Standard">
      <style:paragraph-properties fo:break-before="auto" fo:line-height="115%" style:writing-mode="lr-tb"/>
    </style:style>
    <style:style style:name="T649_1" style:family="text">
      <style:text-properties style:font-name="Verdana" style:font-name-asian="Verdana" style:font-name-complex="Verdana"/>
    </style:style>
    <style:style style:name="P650" style:family="paragraph" style:parent-style-name="Standard">
      <style:paragraph-properties fo:break-before="auto" fo:line-height="115%" style:writing-mode="lr-tb"/>
    </style:style>
    <style:style style:name="T650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50_2" style:family="text">
      <style:text-properties style:font-name="Verdana" fo:font-size="12pt" style:font-name-asian="Verdana" style:font-size-asian="12pt" style:font-name-complex="Verdana" style:font-size-complex="12pt"/>
    </style:style>
    <style:style style:name="T65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50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50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50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50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50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50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50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50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50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50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50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50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50_1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50_1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50_1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50_1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50_2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651" style:family="paragraph" style:parent-style-name="Standard">
      <style:paragraph-properties fo:break-before="auto" fo:line-height="115%" style:writing-mode="lr-tb"/>
    </style:style>
    <style:style style:name="T651_1" style:family="text">
      <style:text-properties style:font-name="Verdana" style:font-name-asian="Verdana" style:font-name-complex="Verdana"/>
    </style:style>
    <style:style style:name="T651_2" style:family="text">
      <style:text-properties style:font-name="Verdana" style:font-name-asian="Verdana" style:font-name-complex="Verdana"/>
    </style:style>
    <style:style style:name="T651_3" style:family="text">
      <style:text-properties style:font-name="Verdana" style:font-name-asian="Verdana" style:font-name-complex="Verdana"/>
    </style:style>
    <style:style style:name="T651_4" style:family="text">
      <style:text-properties style:font-name="Verdana" style:font-name-asian="Verdana" style:font-name-complex="Verdana"/>
    </style:style>
    <style:style style:name="T651_5" style:family="text">
      <style:text-properties style:font-name="Verdana" style:font-name-asian="Verdana" style:font-name-complex="Verdana"/>
    </style:style>
    <style:style style:name="T651_6" style:family="text">
      <style:text-properties style:font-name="Verdana" style:font-name-asian="Verdana" style:font-name-complex="Verdana"/>
    </style:style>
    <style:style style:name="T651_7" style:family="text">
      <style:text-properties style:font-name="Verdana" style:font-name-asian="Verdana" style:font-name-complex="Verdana"/>
    </style:style>
    <style:style style:name="T651_8" style:family="text">
      <style:text-properties style:font-name="Verdana" style:font-name-asian="Verdana" style:font-name-complex="Verdana"/>
    </style:style>
    <style:style style:name="T651_9" style:family="text">
      <style:text-properties style:font-name="Verdana" style:font-name-asian="Verdana" style:font-name-complex="Verdana"/>
    </style:style>
    <style:style style:name="T651_10" style:family="text">
      <style:text-properties style:font-name="Verdana" style:font-name-asian="Verdana" style:font-name-complex="Verdana"/>
    </style:style>
    <style:style style:name="T651_11" style:family="text">
      <style:text-properties style:font-name="Verdana" style:font-name-asian="Verdana" style:font-name-complex="Verdana"/>
    </style:style>
    <style:style style:name="T651_12" style:family="text">
      <style:text-properties style:font-name="Verdana" style:font-name-asian="Verdana" style:font-name-complex="Verdana"/>
    </style:style>
    <style:style style:name="T651_13" style:family="text">
      <style:text-properties style:font-name="Verdana" style:font-name-asian="Verdana" style:font-name-complex="Verdana"/>
    </style:style>
    <style:style style:name="T651_14" style:family="text">
      <style:text-properties style:font-name="Verdana" style:font-name-asian="Verdana" style:font-name-complex="Verdana"/>
    </style:style>
    <style:style style:name="T651_15" style:family="text">
      <style:text-properties style:font-name="Verdana" style:font-name-asian="Verdana" style:font-name-complex="Verdana"/>
    </style:style>
    <style:style style:name="T651_16" style:family="text">
      <style:text-properties style:font-name="Verdana" style:font-name-asian="Verdana" style:font-name-complex="Verdana"/>
    </style:style>
    <style:style style:name="T651_17" style:family="text">
      <style:text-properties style:font-name="Verdana" style:font-name-asian="Verdana" style:font-name-complex="Verdana"/>
    </style:style>
    <style:style style:name="T651_18" style:family="text">
      <style:text-properties style:font-name="Verdana" style:font-name-asian="Verdana" style:font-name-complex="Verdana"/>
    </style:style>
    <style:style style:name="T651_19" style:family="text">
      <style:text-properties style:font-name="Verdana" style:font-name-asian="Verdana" style:font-name-complex="Verdana"/>
    </style:style>
    <style:style style:name="T651_20" style:family="text">
      <style:text-properties style:font-name="Verdana" style:font-name-asian="Verdana" style:font-name-complex="Verdana"/>
    </style:style>
    <style:style style:name="T651_21" style:family="text">
      <style:text-properties style:font-name="Verdana" style:font-name-asian="Verdana" style:font-name-complex="Verdana"/>
    </style:style>
    <style:style style:name="T651_22" style:family="text">
      <style:text-properties style:font-name="Verdana" style:font-name-asian="Verdana" style:font-name-complex="Verdana"/>
    </style:style>
    <style:style style:name="T651_23" style:family="text">
      <style:text-properties style:font-name="Verdana" style:font-name-asian="Verdana" style:font-name-complex="Verdana"/>
    </style:style>
    <style:style style:name="T651_24" style:family="text">
      <style:text-properties style:font-name="Verdana" style:font-name-asian="Verdana" style:font-name-complex="Verdana"/>
    </style:style>
    <style:style style:name="T651_25" style:family="text">
      <style:text-properties style:font-name="Verdana" style:font-name-asian="Verdana" style:font-name-complex="Verdana"/>
    </style:style>
    <style:style style:name="T651_26" style:family="text">
      <style:text-properties style:font-name="Verdana" style:font-name-asian="Verdana" style:font-name-complex="Verdana"/>
    </style:style>
    <style:style style:name="T651_27" style:family="text">
      <style:text-properties style:font-name="Verdana" style:font-name-asian="Verdana" style:font-name-complex="Verdana"/>
    </style:style>
    <style:style style:name="T651_28" style:family="text">
      <style:text-properties style:font-name="Verdana" style:font-name-asian="Verdana" style:font-name-complex="Verdana"/>
    </style:style>
    <style:style style:name="T651_29" style:family="text">
      <style:text-properties style:font-name="Verdana" style:font-name-asian="Verdana" style:font-name-complex="Verdana"/>
    </style:style>
    <style:style style:name="T651_30" style:family="text">
      <style:text-properties style:font-name="Verdana" style:font-name-asian="Verdana" style:font-name-complex="Verdana"/>
    </style:style>
    <style:style style:name="T651_31" style:family="text">
      <style:text-properties style:font-name="Verdana" style:font-name-asian="Verdana" style:font-name-complex="Verdana"/>
    </style:style>
    <style:style style:name="T651_32" style:family="text">
      <style:text-properties style:font-name="Verdana" style:font-name-asian="Verdana" style:font-name-complex="Verdana"/>
    </style:style>
    <style:style style:name="T651_33" style:family="text">
      <style:text-properties style:font-name="Verdana" style:font-name-asian="Verdana" style:font-name-complex="Verdana"/>
    </style:style>
    <style:style style:name="T651_34" style:family="text">
      <style:text-properties style:font-name="Verdana" style:font-name-asian="Verdana" style:font-name-complex="Verdana"/>
    </style:style>
    <style:style style:name="T651_35" style:family="text">
      <style:text-properties style:font-name="Verdana" style:font-name-asian="Verdana" style:font-name-complex="Verdana"/>
    </style:style>
    <style:style style:name="T651_36" style:family="text">
      <style:text-properties style:font-name="Verdana" style:font-name-asian="Verdana" style:font-name-complex="Verdana"/>
    </style:style>
    <style:style style:name="T651_37" style:family="text">
      <style:text-properties style:font-name="Verdana" style:font-name-asian="Verdana" style:font-name-complex="Verdana"/>
    </style:style>
    <style:style style:name="T651_38" style:family="text">
      <style:text-properties style:font-name="Verdana" style:font-name-asian="Verdana" style:font-name-complex="Verdana"/>
    </style:style>
    <style:style style:name="T651_39" style:family="text">
      <style:text-properties style:font-name="Verdana" style:font-name-asian="Verdana" style:font-name-complex="Verdana"/>
    </style:style>
    <style:style style:name="T651_40" style:family="text">
      <style:text-properties style:font-name="Verdana" style:font-name-asian="Verdana" style:font-name-complex="Verdana"/>
    </style:style>
    <style:style style:name="T651_41" style:family="text">
      <style:text-properties style:font-name="Verdana" style:font-name-asian="Verdana" style:font-name-complex="Verdana"/>
    </style:style>
    <style:style style:name="T651_42" style:family="text">
      <style:text-properties style:font-name="Verdana" style:font-name-asian="Verdana" style:font-name-complex="Verdana"/>
    </style:style>
    <style:style style:name="T651_43" style:family="text">
      <style:text-properties style:font-name="Verdana" style:font-name-asian="Verdana" style:font-name-complex="Verdana"/>
    </style:style>
    <style:style style:name="T651_44" style:family="text">
      <style:text-properties style:font-name="Verdana" style:font-name-asian="Verdana" style:font-name-complex="Verdana"/>
    </style:style>
    <style:style style:name="T651_45" style:family="text">
      <style:text-properties style:font-name="Verdana" style:font-name-asian="Verdana" style:font-name-complex="Verdana"/>
    </style:style>
    <style:style style:name="T651_46" style:family="text">
      <style:text-properties style:font-name="Verdana" style:font-name-asian="Verdana" style:font-name-complex="Verdana"/>
    </style:style>
    <style:style style:name="T651_47" style:family="text">
      <style:text-properties style:font-name="Verdana" style:font-name-asian="Verdana" style:font-name-complex="Verdana"/>
    </style:style>
    <style:style style:name="T651_48" style:family="text">
      <style:text-properties style:font-name="Verdana" style:font-name-asian="Verdana" style:font-name-complex="Verdana"/>
    </style:style>
    <style:style style:name="T651_49" style:family="text">
      <style:text-properties style:font-name="Verdana" style:font-name-asian="Verdana" style:font-name-complex="Verdana"/>
    </style:style>
    <style:style style:name="T651_50" style:family="text">
      <style:text-properties style:font-name="Verdana" style:font-name-asian="Verdana" style:font-name-complex="Verdana"/>
    </style:style>
    <style:style style:name="T651_51" style:family="text">
      <style:text-properties style:font-name="Verdana" style:font-name-asian="Verdana" style:font-name-complex="Verdana"/>
    </style:style>
    <style:style style:name="T651_52" style:family="text">
      <style:text-properties style:font-name="Verdana" style:font-name-asian="Verdana" style:font-name-complex="Verdana"/>
    </style:style>
    <style:style style:name="T651_53" style:family="text">
      <style:text-properties style:font-name="Verdana" style:font-name-asian="Verdana" style:font-name-complex="Verdana"/>
    </style:style>
    <style:style style:name="T651_54" style:family="text">
      <style:text-properties style:font-name="Verdana" style:font-name-asian="Verdana" style:font-name-complex="Verdana"/>
    </style:style>
    <style:style style:name="T651_55" style:family="text">
      <style:text-properties style:font-name="Verdana" style:font-name-asian="Verdana" style:font-name-complex="Verdana"/>
    </style:style>
    <style:style style:name="T651_56" style:family="text">
      <style:text-properties style:font-name="Verdana" style:font-name-asian="Verdana" style:font-name-complex="Verdana"/>
    </style:style>
    <style:style style:name="T651_57" style:family="text">
      <style:text-properties style:font-name="Verdana" style:font-name-asian="Verdana" style:font-name-complex="Verdana"/>
    </style:style>
    <style:style style:name="T651_58" style:family="text">
      <style:text-properties style:font-name="Verdana" style:font-name-asian="Verdana" style:font-name-complex="Verdana"/>
    </style:style>
    <style:style style:name="T651_59" style:family="text">
      <style:text-properties style:font-name="Verdana" style:font-name-asian="Verdana" style:font-name-complex="Verdana"/>
    </style:style>
    <style:style style:name="T651_60" style:family="text">
      <style:text-properties style:font-name="Verdana" style:font-name-asian="Verdana" style:font-name-complex="Verdana"/>
    </style:style>
    <style:style style:name="T651_61" style:family="text">
      <style:text-properties style:font-name="Verdana" style:font-name-asian="Verdana" style:font-name-complex="Verdana"/>
    </style:style>
    <style:style style:name="T651_62" style:family="text">
      <style:text-properties style:font-name="Verdana" style:font-name-asian="Verdana" style:font-name-complex="Verdana"/>
    </style:style>
    <style:style style:name="T651_63" style:family="text">
      <style:text-properties style:font-name="Verdana" style:font-name-asian="Verdana" style:font-name-complex="Verdana"/>
    </style:style>
    <style:style style:name="T651_64" style:family="text">
      <style:text-properties style:font-name="Verdana" style:font-name-asian="Verdana" style:font-name-complex="Verdana"/>
    </style:style>
    <style:style style:name="T651_65" style:family="text">
      <style:text-properties style:font-name="Verdana" style:font-name-asian="Verdana" style:font-name-complex="Verdana"/>
    </style:style>
    <style:style style:name="T651_66" style:family="text">
      <style:text-properties style:font-name="Verdana" style:font-name-asian="Verdana" style:font-name-complex="Verdana"/>
    </style:style>
    <style:style style:name="T651_67" style:family="text">
      <style:text-properties style:font-name="Verdana" style:font-name-asian="Verdana" style:font-name-complex="Verdana"/>
    </style:style>
    <style:style style:name="T651_68" style:family="text">
      <style:text-properties style:font-name="Verdana" style:font-name-asian="Verdana" style:font-name-complex="Verdana"/>
    </style:style>
    <style:style style:name="T651_69" style:family="text">
      <style:text-properties style:font-name="Verdana" style:font-name-asian="Verdana" style:font-name-complex="Verdana"/>
    </style:style>
    <style:style style:name="T651_70" style:family="text">
      <style:text-properties style:font-name="Verdana" style:font-name-asian="Verdana" style:font-name-complex="Verdana"/>
    </style:style>
    <style:style style:name="T651_71" style:family="text">
      <style:text-properties style:font-name="Verdana" style:font-name-asian="Verdana" style:font-name-complex="Verdana"/>
    </style:style>
    <style:style style:name="T651_72" style:family="text">
      <style:text-properties style:font-name="Verdana" style:font-name-asian="Verdana" style:font-name-complex="Verdana"/>
    </style:style>
    <style:style style:name="T651_73" style:family="text">
      <style:text-properties style:font-name="Verdana" style:font-name-asian="Verdana" style:font-name-complex="Verdana"/>
    </style:style>
    <style:style style:name="T651_74" style:family="text">
      <style:text-properties style:font-name="Verdana" style:font-name-asian="Verdana" style:font-name-complex="Verdana"/>
    </style:style>
    <style:style style:name="T651_75" style:family="text">
      <style:text-properties style:font-name="Verdana" style:font-name-asian="Verdana" style:font-name-complex="Verdana"/>
    </style:style>
    <style:style style:name="T651_76" style:family="text">
      <style:text-properties style:font-name="Verdana" style:font-name-asian="Verdana" style:font-name-complex="Verdana"/>
    </style:style>
    <style:style style:name="T651_77" style:family="text">
      <style:text-properties style:font-name="Verdana" style:font-name-asian="Verdana" style:font-name-complex="Verdana"/>
    </style:style>
    <style:style style:name="T651_78" style:family="text">
      <style:text-properties style:font-name="Verdana" style:font-name-asian="Verdana" style:font-name-complex="Verdana"/>
    </style:style>
    <style:style style:name="T651_79" style:family="text">
      <style:text-properties style:font-name="Verdana" style:font-name-asian="Verdana" style:font-name-complex="Verdana"/>
    </style:style>
    <style:style style:name="T651_80" style:family="text">
      <style:text-properties style:font-name="Verdana" style:font-name-asian="Verdana" style:font-name-complex="Verdana"/>
    </style:style>
    <style:style style:name="T651_81" style:family="text">
      <style:text-properties style:font-name="Verdana" style:font-name-asian="Verdana" style:font-name-complex="Verdana"/>
    </style:style>
    <style:style style:name="T651_82" style:family="text">
      <style:text-properties style:font-name="Verdana" style:font-name-asian="Verdana" style:font-name-complex="Verdana"/>
    </style:style>
    <style:style style:name="T651_83" style:family="text">
      <style:text-properties style:font-name="Verdana" style:font-name-asian="Verdana" style:font-name-complex="Verdana"/>
    </style:style>
    <style:style style:name="T651_84" style:family="text">
      <style:text-properties style:font-name="Verdana" style:font-name-asian="Verdana" style:font-name-complex="Verdana"/>
    </style:style>
    <style:style style:name="T651_85" style:family="text">
      <style:text-properties style:font-name="Verdana" style:font-name-asian="Verdana" style:font-name-complex="Verdana"/>
    </style:style>
    <style:style style:name="T651_86" style:family="text">
      <style:text-properties style:font-name="Verdana" style:font-name-asian="Verdana" style:font-name-complex="Verdana"/>
    </style:style>
    <style:style style:name="T651_87" style:family="text">
      <style:text-properties style:font-name="Verdana" style:font-name-asian="Verdana" style:font-name-complex="Verdana"/>
    </style:style>
    <style:style style:name="T651_88" style:family="text">
      <style:text-properties style:font-name="Verdana" style:font-name-asian="Verdana" style:font-name-complex="Verdana"/>
    </style:style>
    <style:style style:name="T651_89" style:family="text">
      <style:text-properties style:font-name="Verdana" style:font-name-asian="Verdana" style:font-name-complex="Verdana"/>
    </style:style>
    <style:style style:name="T651_90" style:family="text">
      <style:text-properties style:font-name="Verdana" style:font-name-asian="Verdana" style:font-name-complex="Verdana"/>
    </style:style>
    <style:style style:name="T651_91" style:family="text">
      <style:text-properties style:font-name="Verdana" style:font-name-asian="Verdana" style:font-name-complex="Verdana"/>
    </style:style>
    <style:style style:name="T651_92" style:family="text">
      <style:text-properties style:font-name="Verdana" style:font-name-asian="Verdana" style:font-name-complex="Verdana"/>
    </style:style>
    <style:style style:name="P652" style:family="paragraph" style:parent-style-name="Standard">
      <style:paragraph-properties fo:break-before="auto" fo:line-height="115%" fo:margin-top="0cm" style:writing-mode="lr-tb"/>
    </style:style>
    <style:style style:name="T652_1" style:family="text">
      <style:text-properties style:font-name="Verdana" style:font-name-asian="Verdana" style:font-name-complex="Verdana"/>
    </style:style>
    <style:style style:name="T652_2" style:family="text">
      <style:text-properties style:font-name="Verdana" style:font-name-asian="Verdana" style:font-name-complex="Verdana"/>
    </style:style>
    <style:style style:name="T652_3" style:family="text">
      <style:text-properties style:font-name="Verdana" style:font-name-asian="Verdana" style:font-name-complex="Verdana"/>
    </style:style>
    <style:style style:name="T652_4" style:family="text">
      <style:text-properties style:font-name="Verdana" style:font-name-asian="Verdana" style:font-name-complex="Verdana"/>
    </style:style>
    <style:style style:name="T652_5" style:family="text">
      <style:text-properties style:font-name="Verdana" style:font-name-asian="Verdana" style:font-name-complex="Verdana"/>
    </style:style>
    <style:style style:name="T652_6" style:family="text">
      <style:text-properties style:font-name="Verdana" style:font-name-asian="Verdana" style:font-name-complex="Verdana"/>
    </style:style>
    <style:style style:name="T652_7" style:family="text">
      <style:text-properties style:font-name="Verdana" style:font-name-asian="Verdana" style:font-name-complex="Verdana"/>
    </style:style>
    <style:style style:name="T652_8" style:family="text">
      <style:text-properties style:font-name="Verdana" style:font-name-asian="Verdana" style:font-name-complex="Verdana"/>
    </style:style>
    <style:style style:name="T652_9" style:family="text">
      <style:text-properties style:font-name="Verdana" style:font-name-asian="Verdana" style:font-name-complex="Verdana"/>
    </style:style>
    <style:style style:name="T652_10" style:family="text">
      <style:text-properties style:font-name="Verdana" style:font-name-asian="Verdana" style:font-name-complex="Verdana"/>
    </style:style>
    <style:style style:name="T652_11" style:family="text">
      <style:text-properties style:font-name="Verdana" style:font-name-asian="Verdana" style:font-name-complex="Verdana"/>
    </style:style>
    <style:style style:name="T652_12" style:family="text">
      <style:text-properties style:font-name="Verdana" style:font-name-asian="Verdana" style:font-name-complex="Verdana"/>
    </style:style>
    <style:style style:name="T652_13" style:family="text">
      <style:text-properties style:font-name="Verdana" style:font-name-asian="Verdana" style:font-name-complex="Verdana"/>
    </style:style>
    <style:style style:name="T652_14" style:family="text">
      <style:text-properties style:font-name="Verdana" style:font-name-asian="Verdana" style:font-name-complex="Verdana"/>
    </style:style>
    <style:style style:name="T652_15" style:family="text">
      <style:text-properties style:font-name="Verdana" style:font-name-asian="Verdana" style:font-name-complex="Verdana"/>
    </style:style>
    <style:style style:name="T652_16" style:family="text">
      <style:text-properties style:font-name="Verdana" style:font-name-asian="Verdana" style:font-name-complex="Verdana"/>
    </style:style>
    <style:style style:name="T652_17" style:family="text">
      <style:text-properties style:font-name="Verdana" style:font-name-asian="Verdana" style:font-name-complex="Verdana"/>
    </style:style>
    <style:style style:name="T652_18" style:family="text">
      <style:text-properties style:font-name="Verdana" style:font-name-asian="Verdana" style:font-name-complex="Verdana"/>
    </style:style>
    <style:style style:name="T652_19" style:family="text">
      <style:text-properties style:font-name="Verdana" style:font-name-asian="Verdana" style:font-name-complex="Verdana"/>
    </style:style>
    <style:style style:name="T652_20" style:family="text">
      <style:text-properties style:font-name="Verdana" style:font-name-asian="Verdana" style:font-name-complex="Verdana"/>
    </style:style>
    <style:style style:name="T652_21" style:family="text">
      <style:text-properties style:font-name="Verdana" style:font-name-asian="Verdana" style:font-name-complex="Verdana"/>
    </style:style>
    <style:style style:name="T652_22" style:family="text">
      <style:text-properties style:font-name="Verdana" style:font-name-asian="Verdana" style:font-name-complex="Verdana"/>
    </style:style>
    <style:style style:name="T652_23" style:family="text">
      <style:text-properties style:font-name="Verdana" style:font-name-asian="Verdana" style:font-name-complex="Verdana"/>
    </style:style>
    <style:style style:name="T652_24" style:family="text">
      <style:text-properties style:font-name="Verdana" style:font-name-asian="Verdana" style:font-name-complex="Verdana"/>
    </style:style>
    <style:style style:name="T652_25" style:family="text">
      <style:text-properties style:font-name="Verdana" style:font-name-asian="Verdana" style:font-name-complex="Verdana"/>
    </style:style>
    <style:style style:name="T652_26" style:family="text">
      <style:text-properties style:font-name="Verdana" style:font-name-asian="Verdana" style:font-name-complex="Verdana"/>
    </style:style>
    <style:style style:name="T652_27" style:family="text">
      <style:text-properties style:font-name="Verdana" style:font-name-asian="Verdana" style:font-name-complex="Verdana"/>
    </style:style>
    <style:style style:name="T652_28" style:family="text">
      <style:text-properties style:font-name="Verdana" style:font-name-asian="Verdana" style:font-name-complex="Verdana"/>
    </style:style>
    <style:style style:name="T652_29" style:family="text">
      <style:text-properties style:font-name="Verdana" style:font-name-asian="Verdana" style:font-name-complex="Verdana"/>
    </style:style>
    <style:style style:name="T652_30" style:family="text">
      <style:text-properties style:font-name="Verdana" style:font-name-asian="Verdana" style:font-name-complex="Verdana"/>
    </style:style>
    <style:style style:name="T652_31" style:family="text">
      <style:text-properties style:font-name="Verdana" style:font-name-asian="Verdana" style:font-name-complex="Verdana"/>
    </style:style>
    <style:style style:name="T652_32" style:family="text">
      <style:text-properties style:font-name="Verdana" style:font-name-asian="Verdana" style:font-name-complex="Verdana"/>
    </style:style>
    <style:style style:name="T652_33" style:family="text">
      <style:text-properties style:font-name="Verdana" style:font-name-asian="Verdana" style:font-name-complex="Verdana"/>
    </style:style>
    <style:style style:name="T652_34" style:family="text">
      <style:text-properties style:font-name="Verdana" style:font-name-asian="Verdana" style:font-name-complex="Verdana"/>
    </style:style>
    <style:style style:name="T652_35" style:family="text">
      <style:text-properties style:font-name="Verdana" style:font-name-asian="Verdana" style:font-name-complex="Verdana"/>
    </style:style>
    <style:style style:name="T652_36" style:family="text">
      <style:text-properties style:font-name="Verdana" style:font-name-asian="Verdana" style:font-name-complex="Verdana"/>
    </style:style>
    <style:style style:name="T652_37" style:family="text">
      <style:text-properties style:font-name="Verdana" style:font-name-asian="Verdana" style:font-name-complex="Verdana"/>
    </style:style>
    <style:style style:name="P653" style:family="paragraph" style:parent-style-name="Standard">
      <style:paragraph-properties fo:break-before="auto" fo:line-height="115%" fo:margin-top="0cm" fo:margin-bottom="0cm" style:writing-mode="lr-tb"/>
    </style:style>
    <style:style style:name="T653_1" style:family="text">
      <style:text-properties style:font-name="Verdana" style:font-name-asian="Verdana" style:font-name-complex="Verdana"/>
    </style:style>
    <style:style style:name="T653_2" style:family="text">
      <style:text-properties style:font-name="Verdana" style:font-name-asian="Verdana" style:font-name-complex="Verdana"/>
    </style:style>
    <style:style style:name="T653_3" style:family="text">
      <style:text-properties style:font-name="Verdana" style:font-name-asian="Verdana" style:font-name-complex="Verdana"/>
    </style:style>
    <style:style style:name="T653_4" style:family="text">
      <style:text-properties style:font-name="Verdana" style:font-name-asian="Verdana" style:font-name-complex="Verdana"/>
    </style:style>
    <style:style style:name="T653_5" style:family="text">
      <style:text-properties style:font-name="Verdana" style:font-name-asian="Verdana" style:font-name-complex="Verdana"/>
    </style:style>
    <style:style style:name="T653_6" style:family="text">
      <style:text-properties style:font-name="Verdana" style:font-name-asian="Verdana" style:font-name-complex="Verdana"/>
    </style:style>
    <style:style style:name="T653_7" style:family="text">
      <style:text-properties style:font-name="Verdana" style:font-name-asian="Verdana" style:font-name-complex="Verdana"/>
    </style:style>
    <style:style style:name="T653_8" style:family="text">
      <style:text-properties style:font-name="Verdana" style:font-name-asian="Verdana" style:font-name-complex="Verdana"/>
    </style:style>
    <style:style style:name="T653_9" style:family="text">
      <style:text-properties style:font-name="Verdana" style:font-name-asian="Verdana" style:font-name-complex="Verdana"/>
    </style:style>
    <style:style style:name="T653_10" style:family="text">
      <style:text-properties style:font-name="Verdana" style:font-name-asian="Verdana" style:font-name-complex="Verdana"/>
    </style:style>
    <style:style style:name="T653_11" style:family="text">
      <style:text-properties style:font-name="Verdana" style:font-name-asian="Verdana" style:font-name-complex="Verdana"/>
    </style:style>
    <style:style style:name="T653_12" style:family="text">
      <style:text-properties style:font-name="Verdana" style:font-name-asian="Verdana" style:font-name-complex="Verdana"/>
    </style:style>
    <style:style style:name="T653_13" style:family="text">
      <style:text-properties style:font-name="Verdana" style:font-name-asian="Verdana" style:font-name-complex="Verdana"/>
    </style:style>
    <style:style style:name="T653_14" style:family="text">
      <style:text-properties style:font-name="Verdana" style:font-name-asian="Verdana" style:font-name-complex="Verdana"/>
    </style:style>
    <style:style style:name="T653_15" style:family="text">
      <style:text-properties style:font-name="Verdana" style:font-name-asian="Verdana" style:font-name-complex="Verdana"/>
    </style:style>
    <style:style style:name="T653_16" style:family="text">
      <style:text-properties style:font-name="Verdana" style:font-name-asian="Verdana" style:font-name-complex="Verdana"/>
    </style:style>
    <style:style style:name="T653_17" style:family="text">
      <style:text-properties style:font-name="Verdana" style:font-name-asian="Verdana" style:font-name-complex="Verdana"/>
    </style:style>
    <style:style style:name="T653_18" style:family="text">
      <style:text-properties style:font-name="Verdana" style:font-name-asian="Verdana" style:font-name-complex="Verdana"/>
    </style:style>
    <style:style style:name="T653_19" style:family="text">
      <style:text-properties style:font-name="Verdana" style:font-name-asian="Verdana" style:font-name-complex="Verdana"/>
    </style:style>
    <style:style style:name="T653_20" style:family="text">
      <style:text-properties style:font-name="Verdana" style:font-name-asian="Verdana" style:font-name-complex="Verdana"/>
    </style:style>
    <style:style style:name="T653_21" style:family="text">
      <style:text-properties style:font-name="Verdana" style:font-name-asian="Verdana" style:font-name-complex="Verdana"/>
    </style:style>
    <style:style style:name="T653_22" style:family="text">
      <style:text-properties style:font-name="Verdana" style:font-name-asian="Verdana" style:font-name-complex="Verdana"/>
    </style:style>
    <style:style style:name="P654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655" style:family="paragraph" style:parent-style-name="Standard">
      <style:paragraph-properties fo:break-before="auto" fo:line-height="115%" style:writing-mode="lr-tb"/>
    </style:style>
    <style:style style:name="T655_1" style:family="text">
      <style:text-properties style:font-name="Verdana" style:font-name-asian="Verdana" style:font-name-complex="Verdana"/>
    </style:style>
    <style:style style:name="T655_2" style:family="text">
      <style:text-properties style:font-name="Verdana" style:font-name-asian="Verdana" style:font-name-complex="Verdana"/>
    </style:style>
    <style:style style:name="T655_3" style:family="text">
      <style:text-properties style:font-name="Verdana" style:font-name-asian="Verdana" style:font-name-complex="Verdana"/>
    </style:style>
    <style:style style:name="T655_4" style:family="text">
      <style:text-properties style:font-name="Verdana" style:font-name-asian="Verdana" style:font-name-complex="Verdana"/>
    </style:style>
    <style:style style:name="T655_5" style:family="text">
      <style:text-properties style:font-name="Verdana" style:font-name-asian="Verdana" style:font-name-complex="Verdana"/>
    </style:style>
    <style:style style:name="T655_6" style:family="text">
      <style:text-properties style:font-name="Verdana" style:font-name-asian="Verdana" style:font-name-complex="Verdana"/>
    </style:style>
    <style:style style:name="T655_7" style:family="text">
      <style:text-properties style:font-name="Verdana" style:font-name-asian="Verdana" style:font-name-complex="Verdana"/>
    </style:style>
    <style:style style:name="T655_8" style:family="text">
      <style:text-properties style:font-name="Verdana" style:font-name-asian="Verdana" style:font-name-complex="Verdana"/>
    </style:style>
    <style:style style:name="T655_9" style:family="text">
      <style:text-properties style:font-name="Verdana" style:font-name-asian="Verdana" style:font-name-complex="Verdana"/>
    </style:style>
    <style:style style:name="T655_10" style:family="text">
      <style:text-properties style:font-name="Verdana" style:font-name-asian="Verdana" style:font-name-complex="Verdana"/>
    </style:style>
    <style:style style:name="T655_11" style:family="text">
      <style:text-properties style:font-name="Verdana" style:font-name-asian="Verdana" style:font-name-complex="Verdana"/>
    </style:style>
    <style:style style:name="T655_12" style:family="text">
      <style:text-properties style:font-name="Verdana" style:font-name-asian="Verdana" style:font-name-complex="Verdana"/>
    </style:style>
    <style:style style:name="T655_13" style:family="text">
      <style:text-properties style:font-name="Verdana" style:font-name-asian="Verdana" style:font-name-complex="Verdana"/>
    </style:style>
    <style:style style:name="T655_14" style:family="text">
      <style:text-properties style:font-name="Verdana" style:font-name-asian="Verdana" style:font-name-complex="Verdana"/>
    </style:style>
    <style:style style:name="T655_15" style:family="text">
      <style:text-properties style:font-name="Verdana" style:font-name-asian="Verdana" style:font-name-complex="Verdana"/>
    </style:style>
    <style:style style:name="T655_16" style:family="text">
      <style:text-properties style:font-name="Verdana" style:font-name-asian="Verdana" style:font-name-complex="Verdana"/>
    </style:style>
    <style:style style:name="T655_17" style:family="text">
      <style:text-properties style:font-name="Verdana" style:font-name-asian="Verdana" style:font-name-complex="Verdana"/>
    </style:style>
    <style:style style:name="T655_18" style:family="text">
      <style:text-properties style:font-name="Verdana" style:font-name-asian="Verdana" style:font-name-complex="Verdana"/>
    </style:style>
    <style:style style:name="P656" style:family="paragraph" style:parent-style-name="Standard">
      <style:paragraph-properties fo:break-before="auto" fo:line-height="115%" fo:margin-top="0cm" style:writing-mode="lr-tb"/>
    </style:style>
    <style:style style:name="T656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656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656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656_4" style:family="text">
      <style:text-properties style:font-name="Verdana" style:font-name-asian="Verdana" style:font-name-complex="Verdana"/>
    </style:style>
    <style:style style:name="T656_5" style:family="text">
      <style:text-properties style:font-name="Verdana" style:font-name-asian="Verdana" style:font-name-complex="Verdana"/>
    </style:style>
    <style:style style:name="T656_6" style:family="text">
      <style:text-properties style:font-name="Verdana" style:font-name-asian="Verdana" style:font-name-complex="Verdana"/>
    </style:style>
    <style:style style:name="T656_7" style:family="text">
      <style:text-properties style:font-name="Verdana" style:font-name-asian="Verdana" style:font-name-complex="Verdana"/>
    </style:style>
    <style:style style:name="T656_8" style:family="text">
      <style:text-properties style:font-name="Verdana" style:font-name-asian="Verdana" style:font-name-complex="Verdana"/>
    </style:style>
    <style:style style:name="T656_9" style:family="text">
      <style:text-properties style:font-name="Verdana" style:font-name-asian="Verdana" style:font-name-complex="Verdana"/>
    </style:style>
    <style:style style:name="T656_10" style:family="text">
      <style:text-properties style:font-name="Verdana" style:font-name-asian="Verdana" style:font-name-complex="Verdana"/>
    </style:style>
    <style:style style:name="T656_11" style:family="text">
      <style:text-properties style:font-name="Verdana" style:font-name-asian="Verdana" style:font-name-complex="Verdana"/>
    </style:style>
    <style:style style:name="T656_12" style:family="text">
      <style:text-properties style:font-name="Verdana" style:font-name-asian="Verdana" style:font-name-complex="Verdana"/>
    </style:style>
    <style:style style:name="T656_13" style:family="text">
      <style:text-properties style:font-name="Verdana" style:font-name-asian="Verdana" style:font-name-complex="Verdana"/>
    </style:style>
    <style:style style:name="T656_14" style:family="text">
      <style:text-properties style:font-name="Verdana" style:font-name-asian="Verdana" style:font-name-complex="Verdana"/>
    </style:style>
    <style:style style:name="T656_15" style:family="text">
      <style:text-properties style:font-name="Verdana" style:font-name-asian="Verdana" style:font-name-complex="Verdana"/>
    </style:style>
    <style:style style:name="T656_16" style:family="text">
      <style:text-properties style:font-name="Verdana" style:font-name-asian="Verdana" style:font-name-complex="Verdana"/>
    </style:style>
    <style:style style:name="T656_17" style:family="text">
      <style:text-properties style:font-name="Verdana" style:font-name-asian="Verdana" style:font-name-complex="Verdana"/>
    </style:style>
    <style:style style:name="T656_18" style:family="text">
      <style:text-properties style:font-name="Verdana" style:font-name-asian="Verdana" style:font-name-complex="Verdana"/>
    </style:style>
    <style:style style:name="T656_19" style:family="text">
      <style:text-properties style:font-name="Verdana" style:font-name-asian="Verdana" style:font-name-complex="Verdana"/>
    </style:style>
    <style:style style:name="T656_20" style:family="text">
      <style:text-properties style:font-name="Verdana" style:font-name-asian="Verdana" style:font-name-complex="Verdana"/>
    </style:style>
    <style:style style:name="T656_21" style:family="text">
      <style:text-properties style:font-name="Verdana" style:font-name-asian="Verdana" style:font-name-complex="Verdana"/>
    </style:style>
    <style:style style:name="T656_22" style:family="text">
      <style:text-properties style:font-name="Verdana" style:font-name-asian="Verdana" style:font-name-complex="Verdana"/>
    </style:style>
    <style:style style:name="T656_23" style:family="text">
      <style:text-properties style:font-name="Verdana" style:font-name-asian="Verdana" style:font-name-complex="Verdana"/>
    </style:style>
    <style:style style:name="T656_24" style:family="text">
      <style:text-properties style:font-name="Verdana" style:font-name-asian="Verdana" style:font-name-complex="Verdana"/>
    </style:style>
    <style:style style:name="T656_25" style:family="text">
      <style:text-properties style:font-name="Verdana" style:font-name-asian="Verdana" style:font-name-complex="Verdana"/>
    </style:style>
    <style:style style:name="T656_26" style:family="text">
      <style:text-properties style:font-name="Verdana" style:font-name-asian="Verdana" style:font-name-complex="Verdana"/>
    </style:style>
    <style:style style:name="T656_27" style:family="text">
      <style:text-properties style:font-name="Verdana" style:font-name-asian="Verdana" style:font-name-complex="Verdana"/>
    </style:style>
    <style:style style:name="T656_28" style:family="text">
      <style:text-properties style:font-name="Verdana" style:font-name-asian="Verdana" style:font-name-complex="Verdana"/>
    </style:style>
    <style:style style:name="T656_29" style:family="text">
      <style:text-properties style:font-name="Verdana" style:font-name-asian="Verdana" style:font-name-complex="Verdana"/>
    </style:style>
    <style:style style:name="T656_30" style:family="text">
      <style:text-properties style:font-name="Verdana" style:font-name-asian="Verdana" style:font-name-complex="Verdana"/>
    </style:style>
    <style:style style:name="T656_31" style:family="text">
      <style:text-properties style:font-name="Verdana" style:font-name-asian="Verdana" style:font-name-complex="Verdana"/>
    </style:style>
    <style:style style:name="T656_32" style:family="text">
      <style:text-properties style:font-name="Verdana" style:font-name-asian="Verdana" style:font-name-complex="Verdana"/>
    </style:style>
    <style:style style:name="T656_33" style:family="text">
      <style:text-properties style:font-name="Verdana" style:font-name-asian="Verdana" style:font-name-complex="Verdana"/>
    </style:style>
    <style:style style:name="T656_34" style:family="text">
      <style:text-properties style:font-name="Verdana" style:font-name-asian="Verdana" style:font-name-complex="Verdana"/>
    </style:style>
    <style:style style:name="T656_35" style:family="text">
      <style:text-properties style:font-name="Verdana" style:font-name-asian="Verdana" style:font-name-complex="Verdana"/>
    </style:style>
    <style:style style:name="T656_36" style:family="text">
      <style:text-properties style:font-name="Verdana" style:font-name-asian="Verdana" style:font-name-complex="Verdana"/>
    </style:style>
    <style:style style:name="T656_37" style:family="text">
      <style:text-properties style:font-name="Verdana" style:font-name-asian="Verdana" style:font-name-complex="Verdana"/>
    </style:style>
    <style:style style:name="T656_38" style:family="text">
      <style:text-properties style:font-name="Verdana" style:font-name-asian="Verdana" style:font-name-complex="Verdana"/>
    </style:style>
    <style:style style:name="T656_39" style:family="text">
      <style:text-properties style:font-name="Verdana" style:font-name-asian="Verdana" style:font-name-complex="Verdana"/>
    </style:style>
    <style:style style:name="T656_40" style:family="text">
      <style:text-properties style:font-name="Verdana" style:font-name-asian="Verdana" style:font-name-complex="Verdana"/>
    </style:style>
    <style:style style:name="T656_41" style:family="text">
      <style:text-properties style:font-name="Verdana" style:font-name-asian="Verdana" style:font-name-complex="Verdana"/>
    </style:style>
    <style:style style:name="T656_42" style:family="text">
      <style:text-properties style:font-name="Verdana" style:font-name-asian="Verdana" style:font-name-complex="Verdana"/>
    </style:style>
    <style:style style:name="T656_43" style:family="text">
      <style:text-properties style:font-name="Verdana" style:font-name-asian="Verdana" style:font-name-complex="Verdana"/>
    </style:style>
    <style:style style:name="T656_44" style:family="text">
      <style:text-properties style:font-name="Verdana" style:font-name-asian="Verdana" style:font-name-complex="Verdana"/>
    </style:style>
    <style:style style:name="T656_45" style:family="text">
      <style:text-properties style:font-name="Verdana" style:font-name-asian="Verdana" style:font-name-complex="Verdana"/>
    </style:style>
    <style:style style:name="T656_46" style:family="text">
      <style:text-properties style:font-name="Verdana" style:font-name-asian="Verdana" style:font-name-complex="Verdana"/>
    </style:style>
    <style:style style:name="T656_47" style:family="text">
      <style:text-properties style:font-name="Verdana" style:font-name-asian="Verdana" style:font-name-complex="Verdana"/>
    </style:style>
    <style:style style:name="T656_48" style:family="text">
      <style:text-properties style:font-name="Verdana" style:font-name-asian="Verdana" style:font-name-complex="Verdana"/>
    </style:style>
    <style:style style:name="T656_49" style:family="text">
      <style:text-properties style:font-name="Verdana" style:font-name-asian="Verdana" style:font-name-complex="Verdana"/>
    </style:style>
    <style:style style:name="T656_50" style:family="text">
      <style:text-properties style:font-name="Verdana" style:font-name-asian="Verdana" style:font-name-complex="Verdana"/>
    </style:style>
    <style:style style:name="T656_51" style:family="text">
      <style:text-properties style:font-name="Verdana" style:font-name-asian="Verdana" style:font-name-complex="Verdana"/>
    </style:style>
    <style:style style:name="T656_52" style:family="text">
      <style:text-properties style:font-name="Verdana" style:font-name-asian="Verdana" style:font-name-complex="Verdana"/>
    </style:style>
    <style:style style:name="T656_53" style:family="text">
      <style:text-properties style:font-name="Verdana" style:font-name-asian="Verdana" style:font-name-complex="Verdana"/>
    </style:style>
    <style:style style:name="T656_54" style:family="text">
      <style:text-properties style:font-name="Verdana" style:font-name-asian="Verdana" style:font-name-complex="Verdana"/>
    </style:style>
    <style:style style:name="T656_55" style:family="text">
      <style:text-properties style:font-name="Verdana" style:font-name-asian="Verdana" style:font-name-complex="Verdana"/>
    </style:style>
    <style:style style:name="T656_56" style:family="text">
      <style:text-properties style:font-name="Verdana" style:font-name-asian="Verdana" style:font-name-complex="Verdana"/>
    </style:style>
    <style:style style:name="T656_57" style:family="text">
      <style:text-properties style:font-name="Verdana" style:font-name-asian="Verdana" style:font-name-complex="Verdana"/>
    </style:style>
    <style:style style:name="T656_58" style:family="text">
      <style:text-properties style:font-name="Verdana" style:font-name-asian="Verdana" style:font-name-complex="Verdana"/>
    </style:style>
    <style:style style:name="T656_59" style:family="text">
      <style:text-properties style:font-name="Verdana" style:font-name-asian="Verdana" style:font-name-complex="Verdana"/>
    </style:style>
    <style:style style:name="T656_60" style:family="text">
      <style:text-properties style:font-name="Verdana" style:font-name-asian="Verdana" style:font-name-complex="Verdana"/>
    </style:style>
    <style:style style:name="T656_61" style:family="text">
      <style:text-properties style:font-name="Verdana" style:font-name-asian="Verdana" style:font-name-complex="Verdana"/>
    </style:style>
    <style:style style:name="T656_62" style:family="text">
      <style:text-properties style:font-name="Verdana" style:font-name-asian="Verdana" style:font-name-complex="Verdana"/>
    </style:style>
    <style:style style:name="T656_63" style:family="text">
      <style:text-properties style:font-name="Verdana" style:font-name-asian="Verdana" style:font-name-complex="Verdana"/>
    </style:style>
    <style:style style:name="T656_64" style:family="text">
      <style:text-properties style:font-name="Verdana" style:font-name-asian="Verdana" style:font-name-complex="Verdana"/>
    </style:style>
    <style:style style:name="T656_65" style:family="text">
      <style:text-properties style:font-name="Verdana" style:font-name-asian="Verdana" style:font-name-complex="Verdana"/>
    </style:style>
    <style:style style:name="T656_66" style:family="text">
      <style:text-properties style:font-name="Verdana" style:font-name-asian="Verdana" style:font-name-complex="Verdana"/>
    </style:style>
    <style:style style:name="T656_67" style:family="text">
      <style:text-properties style:font-name="Verdana" style:font-name-asian="Verdana" style:font-name-complex="Verdana"/>
    </style:style>
    <style:style style:name="T656_68" style:family="text">
      <style:text-properties style:font-name="Verdana" style:font-name-asian="Verdana" style:font-name-complex="Verdana"/>
    </style:style>
    <style:style style:name="T656_69" style:family="text">
      <style:text-properties style:font-name="Verdana" style:font-name-asian="Verdana" style:font-name-complex="Verdana"/>
    </style:style>
    <style:style style:name="T656_70" style:family="text">
      <style:text-properties style:font-name="Verdana" style:font-name-asian="Verdana" style:font-name-complex="Verdana"/>
    </style:style>
    <style:style style:name="T656_71" style:family="text">
      <style:text-properties style:font-name="Verdana" style:font-name-asian="Verdana" style:font-name-complex="Verdana"/>
    </style:style>
    <style:style style:name="T656_72" style:family="text">
      <style:text-properties style:font-name="Verdana" style:font-name-asian="Verdana" style:font-name-complex="Verdana"/>
    </style:style>
    <style:style style:name="T656_73" style:family="text">
      <style:text-properties style:font-name="Verdana" style:font-name-asian="Verdana" style:font-name-complex="Verdana"/>
    </style:style>
    <style:style style:name="T656_74" style:family="text">
      <style:text-properties style:font-name="Verdana" style:font-name-asian="Verdana" style:font-name-complex="Verdana"/>
    </style:style>
    <style:style style:name="T656_75" style:family="text">
      <style:text-properties style:font-name="Verdana" style:font-name-asian="Verdana" style:font-name-complex="Verdana"/>
    </style:style>
    <style:style style:name="T656_76" style:family="text">
      <style:text-properties style:font-name="Verdana" style:font-name-asian="Verdana" style:font-name-complex="Verdana"/>
    </style:style>
    <style:style style:name="T656_77" style:family="text">
      <style:text-properties style:font-name="Verdana" style:font-name-asian="Verdana" style:font-name-complex="Verdana"/>
    </style:style>
    <style:style style:name="T656_78" style:family="text">
      <style:text-properties style:font-name="Verdana" style:font-name-asian="Verdana" style:font-name-complex="Verdana"/>
    </style:style>
    <style:style style:name="T656_79" style:family="text">
      <style:text-properties style:font-name="Verdana" style:font-name-asian="Verdana" style:font-name-complex="Verdana"/>
    </style:style>
    <style:style style:name="T656_80" style:family="text">
      <style:text-properties style:font-name="Verdana" style:font-name-asian="Verdana" style:font-name-complex="Verdana"/>
    </style:style>
    <style:style style:name="T656_81" style:family="text">
      <style:text-properties style:font-name="Verdana" style:font-name-asian="Verdana" style:font-name-complex="Verdana"/>
    </style:style>
    <style:style style:name="T656_82" style:family="text">
      <style:text-properties style:font-name="Verdana" style:font-name-asian="Verdana" style:font-name-complex="Verdana"/>
    </style:style>
    <style:style style:name="T656_83" style:family="text">
      <style:text-properties style:font-name="Verdana" style:font-name-asian="Verdana" style:font-name-complex="Verdana"/>
    </style:style>
    <style:style style:name="T656_84" style:family="text">
      <style:text-properties style:font-name="Verdana" style:font-name-asian="Verdana" style:font-name-complex="Verdana"/>
    </style:style>
    <style:style style:name="T656_85" style:family="text">
      <style:text-properties style:font-name="Verdana" style:font-name-asian="Verdana" style:font-name-complex="Verdana"/>
    </style:style>
    <style:style style:name="T656_86" style:family="text">
      <style:text-properties style:font-name="Verdana" style:font-name-asian="Verdana" style:font-name-complex="Verdana"/>
    </style:style>
    <style:style style:name="T656_87" style:family="text">
      <style:text-properties style:font-name="Verdana" style:font-name-asian="Verdana" style:font-name-complex="Verdana"/>
    </style:style>
    <style:style style:name="T656_88" style:family="text">
      <style:text-properties style:font-name="Verdana" style:font-name-asian="Verdana" style:font-name-complex="Verdana"/>
    </style:style>
    <style:style style:name="T656_89" style:family="text">
      <style:text-properties style:font-name="Verdana" style:font-name-asian="Verdana" style:font-name-complex="Verdana"/>
    </style:style>
    <style:style style:name="T656_90" style:family="text">
      <style:text-properties style:font-name="Verdana" style:font-name-asian="Verdana" style:font-name-complex="Verdana"/>
    </style:style>
    <style:style style:name="T656_91" style:family="text">
      <style:text-properties style:font-name="Verdana" style:font-name-asian="Verdana" style:font-name-complex="Verdana"/>
    </style:style>
    <style:style style:name="T656_92" style:family="text">
      <style:text-properties style:font-name="Verdana" style:font-name-asian="Verdana" style:font-name-complex="Verdana"/>
    </style:style>
    <style:style style:name="T656_93" style:family="text">
      <style:text-properties style:font-name="Verdana" style:font-name-asian="Verdana" style:font-name-complex="Verdana"/>
    </style:style>
    <style:style style:name="T656_94" style:family="text">
      <style:text-properties style:font-name="Verdana" style:font-name-asian="Verdana" style:font-name-complex="Verdana"/>
    </style:style>
    <style:style style:name="T656_95" style:family="text">
      <style:text-properties style:font-name="Verdana" style:font-name-asian="Verdana" style:font-name-complex="Verdana"/>
    </style:style>
    <style:style style:name="T656_96" style:family="text">
      <style:text-properties style:font-name="Verdana" style:font-name-asian="Verdana" style:font-name-complex="Verdana"/>
    </style:style>
    <style:style style:name="T656_97" style:family="text">
      <style:text-properties style:font-name="Verdana" style:font-name-asian="Verdana" style:font-name-complex="Verdana"/>
    </style:style>
    <style:style style:name="T656_98" style:family="text">
      <style:text-properties style:font-name="Verdana" style:font-name-asian="Verdana" style:font-name-complex="Verdana"/>
    </style:style>
    <style:style style:name="T656_99" style:family="text">
      <style:text-properties style:font-name="Verdana" style:font-name-asian="Verdana" style:font-name-complex="Verdana"/>
    </style:style>
    <style:style style:name="T656_100" style:family="text">
      <style:text-properties style:font-name="Verdana" style:font-name-asian="Verdana" style:font-name-complex="Verdana"/>
    </style:style>
    <style:style style:name="P657" style:family="paragraph" style:parent-style-name="Standard">
      <style:paragraph-properties fo:break-before="auto" fo:line-height="115%" fo:margin-top="0cm" style:writing-mode="lr-tb"/>
    </style:style>
    <style:style style:name="T657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657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657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657_4" style:family="text">
      <style:text-properties style:font-name="Verdana" style:font-name-asian="Verdana" style:font-name-complex="Verdana"/>
    </style:style>
    <style:style style:name="T657_5" style:family="text">
      <style:text-properties style:font-name="Verdana" style:font-name-asian="Verdana" style:font-name-complex="Verdana"/>
    </style:style>
    <style:style style:name="T657_6" style:family="text">
      <style:text-properties style:font-name="Verdana" style:font-name-asian="Verdana" style:font-name-complex="Verdana"/>
    </style:style>
    <style:style style:name="T657_7" style:family="text">
      <style:text-properties style:font-name="Verdana" style:font-name-asian="Verdana" style:font-name-complex="Verdana"/>
    </style:style>
    <style:style style:name="T657_8" style:family="text">
      <style:text-properties style:font-name="Verdana" style:font-name-asian="Verdana" style:font-name-complex="Verdana"/>
    </style:style>
    <style:style style:name="T657_9" style:family="text">
      <style:text-properties style:font-name="Verdana" style:font-name-asian="Verdana" style:font-name-complex="Verdana"/>
    </style:style>
    <style:style style:name="T657_10" style:family="text">
      <style:text-properties style:font-name="Verdana" style:font-name-asian="Verdana" style:font-name-complex="Verdana"/>
    </style:style>
    <style:style style:name="T657_11" style:family="text">
      <style:text-properties style:font-name="Verdana" style:font-name-asian="Verdana" style:font-name-complex="Verdana"/>
    </style:style>
    <style:style style:name="T657_12" style:family="text">
      <style:text-properties style:font-name="Verdana" style:font-name-asian="Verdana" style:font-name-complex="Verdana"/>
    </style:style>
    <style:style style:name="T657_13" style:family="text">
      <style:text-properties style:font-name="Verdana" style:font-name-asian="Verdana" style:font-name-complex="Verdana"/>
    </style:style>
    <style:style style:name="T657_14" style:family="text">
      <style:text-properties style:font-name="Verdana" style:font-name-asian="Verdana" style:font-name-complex="Verdana"/>
    </style:style>
    <style:style style:name="T657_15" style:family="text">
      <style:text-properties style:font-name="Verdana" style:font-name-asian="Verdana" style:font-name-complex="Verdana"/>
    </style:style>
    <style:style style:name="T657_16" style:family="text">
      <style:text-properties style:font-name="Verdana" style:font-name-asian="Verdana" style:font-name-complex="Verdana"/>
    </style:style>
    <style:style style:name="T657_17" style:family="text">
      <style:text-properties style:font-name="Verdana" style:font-name-asian="Verdana" style:font-name-complex="Verdana"/>
    </style:style>
    <style:style style:name="T657_18" style:family="text">
      <style:text-properties style:font-name="Verdana" style:font-name-asian="Verdana" style:font-name-complex="Verdana"/>
    </style:style>
    <style:style style:name="T657_19" style:family="text">
      <style:text-properties style:font-name="Verdana" style:font-name-asian="Verdana" style:font-name-complex="Verdana"/>
    </style:style>
    <style:style style:name="T657_20" style:family="text">
      <style:text-properties style:font-name="Verdana" style:font-name-asian="Verdana" style:font-name-complex="Verdana"/>
    </style:style>
    <style:style style:name="T657_21" style:family="text">
      <style:text-properties style:font-name="Verdana" style:font-name-asian="Verdana" style:font-name-complex="Verdana"/>
    </style:style>
    <style:style style:name="T657_22" style:family="text">
      <style:text-properties style:font-name="Verdana" style:font-name-asian="Verdana" style:font-name-complex="Verdana"/>
    </style:style>
    <style:style style:name="T657_23" style:family="text">
      <style:text-properties style:font-name="Verdana" style:font-name-asian="Verdana" style:font-name-complex="Verdana"/>
    </style:style>
    <style:style style:name="T657_24" style:family="text">
      <style:text-properties style:font-name="Verdana" style:font-name-asian="Verdana" style:font-name-complex="Verdana"/>
    </style:style>
    <style:style style:name="T657_25" style:family="text">
      <style:text-properties style:font-name="Verdana" style:font-name-asian="Verdana" style:font-name-complex="Verdana"/>
    </style:style>
    <style:style style:name="T657_26" style:family="text">
      <style:text-properties style:font-name="Verdana" style:font-name-asian="Verdana" style:font-name-complex="Verdana"/>
    </style:style>
    <style:style style:name="T657_27" style:family="text">
      <style:text-properties style:font-name="Verdana" style:font-name-asian="Verdana" style:font-name-complex="Verdana"/>
    </style:style>
    <style:style style:name="T657_28" style:family="text">
      <style:text-properties style:font-name="Verdana" style:font-name-asian="Verdana" style:font-name-complex="Verdana"/>
    </style:style>
    <style:style style:name="T657_29" style:family="text">
      <style:text-properties style:font-name="Verdana" style:font-name-asian="Verdana" style:font-name-complex="Verdana"/>
    </style:style>
    <style:style style:name="T657_30" style:family="text">
      <style:text-properties style:font-name="Verdana" style:font-name-asian="Verdana" style:font-name-complex="Verdana"/>
    </style:style>
    <style:style style:name="T657_31" style:family="text">
      <style:text-properties style:font-name="Verdana" style:font-name-asian="Verdana" style:font-name-complex="Verdana"/>
    </style:style>
    <style:style style:name="T657_32" style:family="text">
      <style:text-properties style:font-name="Verdana" style:font-name-asian="Verdana" style:font-name-complex="Verdana"/>
    </style:style>
    <style:style style:name="T657_33" style:family="text">
      <style:text-properties style:font-name="Verdana" style:font-name-asian="Verdana" style:font-name-complex="Verdana"/>
    </style:style>
    <style:style style:name="T657_34" style:family="text">
      <style:text-properties style:font-name="Verdana" style:font-name-asian="Verdana" style:font-name-complex="Verdana"/>
    </style:style>
    <style:style style:name="T657_35" style:family="text">
      <style:text-properties style:font-name="Verdana" style:font-name-asian="Verdana" style:font-name-complex="Verdana"/>
    </style:style>
    <style:style style:name="T657_36" style:family="text">
      <style:text-properties style:font-name="Verdana" style:font-name-asian="Verdana" style:font-name-complex="Verdana"/>
    </style:style>
    <style:style style:name="T657_37" style:family="text">
      <style:text-properties style:font-name="Verdana" style:font-name-asian="Verdana" style:font-name-complex="Verdana"/>
    </style:style>
    <style:style style:name="T657_38" style:family="text">
      <style:text-properties style:font-name="Verdana" style:font-name-asian="Verdana" style:font-name-complex="Verdana"/>
    </style:style>
    <style:style style:name="T657_39" style:family="text">
      <style:text-properties style:font-name="Verdana" style:font-name-asian="Verdana" style:font-name-complex="Verdana"/>
    </style:style>
    <style:style style:name="T657_40" style:family="text">
      <style:text-properties style:font-name="Verdana" style:font-name-asian="Verdana" style:font-name-complex="Verdana"/>
    </style:style>
    <style:style style:name="T657_41" style:family="text">
      <style:text-properties style:font-name="Verdana" style:font-name-asian="Verdana" style:font-name-complex="Verdana"/>
    </style:style>
    <style:style style:name="T657_42" style:family="text">
      <style:text-properties style:font-name="Verdana" style:font-name-asian="Verdana" style:font-name-complex="Verdana"/>
    </style:style>
    <style:style style:name="T657_43" style:family="text">
      <style:text-properties style:font-name="Verdana" style:font-name-asian="Verdana" style:font-name-complex="Verdana"/>
    </style:style>
    <style:style style:name="T657_44" style:family="text">
      <style:text-properties style:font-name="Verdana" style:font-name-asian="Verdana" style:font-name-complex="Verdana"/>
    </style:style>
    <style:style style:name="T657_45" style:family="text">
      <style:text-properties style:font-name="Verdana" style:font-name-asian="Verdana" style:font-name-complex="Verdana"/>
    </style:style>
    <style:style style:name="T657_46" style:family="text">
      <style:text-properties style:font-name="Verdana" style:font-name-asian="Verdana" style:font-name-complex="Verdana"/>
    </style:style>
    <style:style style:name="T657_47" style:family="text">
      <style:text-properties style:font-name="Verdana" style:font-name-asian="Verdana" style:font-name-complex="Verdana"/>
    </style:style>
    <style:style style:name="T657_48" style:family="text">
      <style:text-properties style:font-name="Verdana" style:font-name-asian="Verdana" style:font-name-complex="Verdana"/>
    </style:style>
    <style:style style:name="T657_49" style:family="text">
      <style:text-properties style:font-name="Verdana" style:font-name-asian="Verdana" style:font-name-complex="Verdana"/>
    </style:style>
    <style:style style:name="T657_50" style:family="text">
      <style:text-properties style:font-name="Verdana" style:font-name-asian="Verdana" style:font-name-complex="Verdana"/>
    </style:style>
    <style:style style:name="T657_51" style:family="text">
      <style:text-properties style:font-name="Verdana" style:font-name-asian="Verdana" style:font-name-complex="Verdana"/>
    </style:style>
    <style:style style:name="T657_52" style:family="text">
      <style:text-properties style:font-name="Verdana" style:font-name-asian="Verdana" style:font-name-complex="Verdana"/>
    </style:style>
    <style:style style:name="T657_53" style:family="text">
      <style:text-properties style:font-name="Verdana" style:font-name-asian="Verdana" style:font-name-complex="Verdana"/>
    </style:style>
    <style:style style:name="T657_54" style:family="text">
      <style:text-properties style:font-name="Verdana" style:font-name-asian="Verdana" style:font-name-complex="Verdana"/>
    </style:style>
    <style:style style:name="T657_55" style:family="text">
      <style:text-properties style:font-name="Verdana" style:font-name-asian="Verdana" style:font-name-complex="Verdana"/>
    </style:style>
    <style:style style:name="T657_56" style:family="text">
      <style:text-properties style:font-name="Verdana" style:font-name-asian="Verdana" style:font-name-complex="Verdana"/>
    </style:style>
    <style:style style:name="T657_57" style:family="text">
      <style:text-properties style:font-name="Verdana" style:font-name-asian="Verdana" style:font-name-complex="Verdana"/>
    </style:style>
    <style:style style:name="T657_58" style:family="text">
      <style:text-properties style:font-name="Verdana" style:font-name-asian="Verdana" style:font-name-complex="Verdana"/>
    </style:style>
    <style:style style:name="T657_59" style:family="text">
      <style:text-properties style:font-name="Verdana" style:font-name-asian="Verdana" style:font-name-complex="Verdana"/>
    </style:style>
    <style:style style:name="T657_60" style:family="text">
      <style:text-properties style:font-name="Verdana" style:font-name-asian="Verdana" style:font-name-complex="Verdana"/>
    </style:style>
    <style:style style:name="T657_61" style:family="text">
      <style:text-properties style:font-name="Verdana" style:font-name-asian="Verdana" style:font-name-complex="Verdana"/>
    </style:style>
    <style:style style:name="T657_62" style:family="text">
      <style:text-properties style:font-name="Verdana" style:font-name-asian="Verdana" style:font-name-complex="Verdana"/>
    </style:style>
    <style:style style:name="T657_63" style:family="text">
      <style:text-properties style:font-name="Verdana" style:font-name-asian="Verdana" style:font-name-complex="Verdana"/>
    </style:style>
    <style:style style:name="T657_64" style:family="text">
      <style:text-properties style:font-name="Verdana" style:font-name-asian="Verdana" style:font-name-complex="Verdana"/>
    </style:style>
    <style:style style:name="T657_65" style:family="text">
      <style:text-properties style:font-name="Verdana" style:font-name-asian="Verdana" style:font-name-complex="Verdana"/>
    </style:style>
    <style:style style:name="T657_66" style:family="text">
      <style:text-properties style:font-name="Verdana" style:font-name-asian="Verdana" style:font-name-complex="Verdana"/>
    </style:style>
    <style:style style:name="T657_67" style:family="text">
      <style:text-properties style:font-name="Verdana" style:font-name-asian="Verdana" style:font-name-complex="Verdana"/>
    </style:style>
    <style:style style:name="T657_68" style:family="text">
      <style:text-properties style:font-name="Verdana" style:font-name-asian="Verdana" style:font-name-complex="Verdana"/>
    </style:style>
    <style:style style:name="T657_69" style:family="text">
      <style:text-properties style:font-name="Verdana" style:font-name-asian="Verdana" style:font-name-complex="Verdana"/>
    </style:style>
    <style:style style:name="T657_70" style:family="text">
      <style:text-properties style:font-name="Verdana" style:font-name-asian="Verdana" style:font-name-complex="Verdana"/>
    </style:style>
    <style:style style:name="T657_71" style:family="text">
      <style:text-properties style:font-name="Verdana" style:font-name-asian="Verdana" style:font-name-complex="Verdana"/>
    </style:style>
    <style:style style:name="T657_72" style:family="text">
      <style:text-properties style:font-name="Verdana" style:font-name-asian="Verdana" style:font-name-complex="Verdana"/>
    </style:style>
    <style:style style:name="T657_73" style:family="text">
      <style:text-properties style:font-name="Verdana" style:font-name-asian="Verdana" style:font-name-complex="Verdana"/>
    </style:style>
    <style:style style:name="T657_74" style:family="text">
      <style:text-properties style:font-name="Verdana" style:font-name-asian="Verdana" style:font-name-complex="Verdana"/>
    </style:style>
    <style:style style:name="T657_75" style:family="text">
      <style:text-properties style:font-name="Verdana" style:font-name-asian="Verdana" style:font-name-complex="Verdana"/>
    </style:style>
    <style:style style:name="T657_76" style:family="text">
      <style:text-properties style:font-name="Verdana" style:font-name-asian="Verdana" style:font-name-complex="Verdana"/>
    </style:style>
    <style:style style:name="T657_77" style:family="text">
      <style:text-properties style:font-name="Verdana" style:font-name-asian="Verdana" style:font-name-complex="Verdana"/>
    </style:style>
    <style:style style:name="T657_78" style:family="text">
      <style:text-properties style:font-name="Verdana" style:font-name-asian="Verdana" style:font-name-complex="Verdana"/>
    </style:style>
    <style:style style:name="T657_79" style:family="text">
      <style:text-properties style:font-name="Verdana" style:font-name-asian="Verdana" style:font-name-complex="Verdana"/>
    </style:style>
    <style:style style:name="T657_80" style:family="text">
      <style:text-properties style:font-name="Verdana" style:font-name-asian="Verdana" style:font-name-complex="Verdana"/>
    </style:style>
    <style:style style:name="T657_81" style:family="text">
      <style:text-properties style:font-name="Verdana" style:font-name-asian="Verdana" style:font-name-complex="Verdana"/>
    </style:style>
    <style:style style:name="T657_82" style:family="text">
      <style:text-properties style:font-name="Verdana" style:font-name-asian="Verdana" style:font-name-complex="Verdana"/>
    </style:style>
    <style:style style:name="T657_83" style:family="text">
      <style:text-properties style:font-name="Verdana" style:font-name-asian="Verdana" style:font-name-complex="Verdana"/>
    </style:style>
    <style:style style:name="T657_84" style:family="text">
      <style:text-properties style:font-name="Verdana" style:font-name-asian="Verdana" style:font-name-complex="Verdana"/>
    </style:style>
    <style:style style:name="T657_85" style:family="text">
      <style:text-properties style:font-name="Verdana" style:font-name-asian="Verdana" style:font-name-complex="Verdana"/>
    </style:style>
    <style:style style:name="T657_86" style:family="text">
      <style:text-properties style:font-name="Verdana" style:font-name-asian="Verdana" style:font-name-complex="Verdana"/>
    </style:style>
    <style:style style:name="T657_87" style:family="text">
      <style:text-properties style:font-name="Verdana" style:font-name-asian="Verdana" style:font-name-complex="Verdana"/>
    </style:style>
    <style:style style:name="T657_88" style:family="text">
      <style:text-properties style:font-name="Verdana" style:font-name-asian="Verdana" style:font-name-complex="Verdana"/>
    </style:style>
    <style:style style:name="T657_89" style:family="text">
      <style:text-properties style:font-name="Verdana" style:font-name-asian="Verdana" style:font-name-complex="Verdana"/>
    </style:style>
    <style:style style:name="T657_90" style:family="text">
      <style:text-properties style:font-name="Verdana" style:font-name-asian="Verdana" style:font-name-complex="Verdana"/>
    </style:style>
    <style:style style:name="T657_91" style:family="text">
      <style:text-properties style:font-name="Verdana" style:font-name-asian="Verdana" style:font-name-complex="Verdana"/>
    </style:style>
    <style:style style:name="T657_92" style:family="text">
      <style:text-properties style:font-name="Verdana" style:font-name-asian="Verdana" style:font-name-complex="Verdana"/>
    </style:style>
    <style:style style:name="T657_93" style:family="text">
      <style:text-properties style:font-name="Verdana" style:font-name-asian="Verdana" style:font-name-complex="Verdana"/>
    </style:style>
    <style:style style:name="T657_94" style:family="text">
      <style:text-properties style:font-name="Verdana" style:font-name-asian="Verdana" style:font-name-complex="Verdana"/>
    </style:style>
    <style:style style:name="T657_95" style:family="text">
      <style:text-properties style:font-name="Verdana" style:font-name-asian="Verdana" style:font-name-complex="Verdana"/>
    </style:style>
    <style:style style:name="T657_96" style:family="text">
      <style:text-properties style:font-name="Verdana" style:font-name-asian="Verdana" style:font-name-complex="Verdana"/>
    </style:style>
    <style:style style:name="T657_97" style:family="text">
      <style:text-properties style:font-name="Verdana" style:font-name-asian="Verdana" style:font-name-complex="Verdana"/>
    </style:style>
    <style:style style:name="T657_98" style:family="text">
      <style:text-properties style:font-name="Verdana" style:font-name-asian="Verdana" style:font-name-complex="Verdana"/>
    </style:style>
    <style:style style:name="T657_99" style:family="text">
      <style:text-properties style:font-name="Verdana" style:font-name-asian="Verdana" style:font-name-complex="Verdana"/>
    </style:style>
    <style:style style:name="T657_100" style:family="text">
      <style:text-properties style:font-name="Verdana" style:font-name-asian="Verdana" style:font-name-complex="Verdana"/>
    </style:style>
    <style:style style:name="T657_101" style:family="text">
      <style:text-properties style:font-name="Verdana" style:font-name-asian="Verdana" style:font-name-complex="Verdana"/>
    </style:style>
    <style:style style:name="T657_102" style:family="text">
      <style:text-properties style:font-name="Verdana" style:font-name-asian="Verdana" style:font-name-complex="Verdana"/>
    </style:style>
    <style:style style:name="T657_103" style:family="text">
      <style:text-properties style:font-name="Verdana" style:font-name-asian="Verdana" style:font-name-complex="Verdana"/>
    </style:style>
    <style:style style:name="T657_104" style:family="text">
      <style:text-properties style:font-name="Verdana" style:font-name-asian="Verdana" style:font-name-complex="Verdana"/>
    </style:style>
    <style:style style:name="T657_105" style:family="text">
      <style:text-properties style:font-name="Verdana" style:font-name-asian="Verdana" style:font-name-complex="Verdana"/>
    </style:style>
    <style:style style:name="T657_106" style:family="text">
      <style:text-properties style:font-name="Verdana" style:font-name-asian="Verdana" style:font-name-complex="Verdana"/>
    </style:style>
    <style:style style:name="T657_107" style:family="text">
      <style:text-properties style:font-name="Verdana" style:font-name-asian="Verdana" style:font-name-complex="Verdana"/>
    </style:style>
    <style:style style:name="T657_108" style:family="text">
      <style:text-properties style:font-name="Verdana" style:font-name-asian="Verdana" style:font-name-complex="Verdana"/>
    </style:style>
    <style:style style:name="T657_109" style:family="text">
      <style:text-properties style:font-name="Verdana" style:font-name-asian="Verdana" style:font-name-complex="Verdana"/>
    </style:style>
    <style:style style:name="T657_110" style:family="text">
      <style:text-properties style:font-name="Verdana" style:font-name-asian="Verdana" style:font-name-complex="Verdana"/>
    </style:style>
    <style:style style:name="T657_111" style:family="text">
      <style:text-properties style:font-name="Verdana" style:font-name-asian="Verdana" style:font-name-complex="Verdana"/>
    </style:style>
    <style:style style:name="T657_112" style:family="text">
      <style:text-properties style:font-name="Verdana" style:font-name-asian="Verdana" style:font-name-complex="Verdana"/>
    </style:style>
    <style:style style:name="T657_113" style:family="text">
      <style:text-properties style:font-name="Verdana" style:font-name-asian="Verdana" style:font-name-complex="Verdana"/>
    </style:style>
    <style:style style:name="T657_114" style:family="text">
      <style:text-properties style:font-name="Verdana" style:font-name-asian="Verdana" style:font-name-complex="Verdana"/>
    </style:style>
    <style:style style:name="T657_115" style:family="text">
      <style:text-properties style:font-name="Verdana" style:font-name-asian="Verdana" style:font-name-complex="Verdana"/>
    </style:style>
    <style:style style:name="T657_116" style:family="text">
      <style:text-properties style:font-name="Verdana" style:font-name-asian="Verdana" style:font-name-complex="Verdana"/>
    </style:style>
    <style:style style:name="T657_117" style:family="text">
      <style:text-properties style:font-name="Verdana" style:font-name-asian="Verdana" style:font-name-complex="Verdana"/>
    </style:style>
    <style:style style:name="T657_118" style:family="text">
      <style:text-properties style:font-name="Verdana" style:font-name-asian="Verdana" style:font-name-complex="Verdana"/>
    </style:style>
    <style:style style:name="T657_119" style:family="text">
      <style:text-properties style:font-name="Verdana" style:font-name-asian="Verdana" style:font-name-complex="Verdana"/>
    </style:style>
    <style:style style:name="T657_120" style:family="text">
      <style:text-properties style:font-name="Verdana" style:font-name-asian="Verdana" style:font-name-complex="Verdana"/>
    </style:style>
    <style:style style:name="T657_121" style:family="text">
      <style:text-properties style:font-name="Verdana" style:font-name-asian="Verdana" style:font-name-complex="Verdana"/>
    </style:style>
    <style:style style:name="T657_122" style:family="text">
      <style:text-properties style:font-name="Verdana" style:font-name-asian="Verdana" style:font-name-complex="Verdana"/>
    </style:style>
    <style:style style:name="T657_123" style:family="text">
      <style:text-properties style:font-name="Verdana" style:font-name-asian="Verdana" style:font-name-complex="Verdana"/>
    </style:style>
    <style:style style:name="T657_124" style:family="text">
      <style:text-properties style:font-name="Verdana" style:font-name-asian="Verdana" style:font-name-complex="Verdana"/>
    </style:style>
    <style:style style:name="T657_125" style:family="text">
      <style:text-properties style:font-name="Verdana" style:font-name-asian="Verdana" style:font-name-complex="Verdana"/>
    </style:style>
    <style:style style:name="T657_126" style:family="text">
      <style:text-properties style:font-name="Verdana" style:font-name-asian="Verdana" style:font-name-complex="Verdana"/>
    </style:style>
    <style:style style:name="T657_127" style:family="text">
      <style:text-properties style:font-name="Verdana" style:font-name-asian="Verdana" style:font-name-complex="Verdana"/>
    </style:style>
    <style:style style:name="T657_128" style:family="text">
      <style:text-properties style:font-name="Verdana" style:font-name-asian="Verdana" style:font-name-complex="Verdana"/>
    </style:style>
    <style:style style:name="T657_129" style:family="text">
      <style:text-properties style:font-name="Verdana" style:font-name-asian="Verdana" style:font-name-complex="Verdana"/>
    </style:style>
    <style:style style:name="T657_130" style:family="text">
      <style:text-properties style:font-name="Verdana" style:font-name-asian="Verdana" style:font-name-complex="Verdana"/>
    </style:style>
    <style:style style:name="T657_131" style:family="text">
      <style:text-properties style:font-name="Verdana" style:font-name-asian="Verdana" style:font-name-complex="Verdana"/>
    </style:style>
    <style:style style:name="T657_132" style:family="text">
      <style:text-properties style:font-name="Verdana" style:font-name-asian="Verdana" style:font-name-complex="Verdana"/>
    </style:style>
    <style:style style:name="T657_133" style:family="text">
      <style:text-properties style:font-name="Verdana" style:font-name-asian="Verdana" style:font-name-complex="Verdana"/>
    </style:style>
    <style:style style:name="T657_134" style:family="text">
      <style:text-properties style:font-name="Verdana" style:font-name-asian="Verdana" style:font-name-complex="Verdana"/>
    </style:style>
    <style:style style:name="T657_135" style:family="text">
      <style:text-properties style:font-name="Verdana" style:font-name-asian="Verdana" style:font-name-complex="Verdana"/>
    </style:style>
    <style:style style:name="T657_136" style:family="text">
      <style:text-properties style:font-name="Verdana" style:font-name-asian="Verdana" style:font-name-complex="Verdana"/>
    </style:style>
    <style:style style:name="T657_137" style:family="text">
      <style:text-properties style:font-name="Verdana" style:font-name-asian="Verdana" style:font-name-complex="Verdana"/>
    </style:style>
    <style:style style:name="T657_138" style:family="text">
      <style:text-properties style:font-name="Verdana" style:font-name-asian="Verdana" style:font-name-complex="Verdana"/>
    </style:style>
    <style:style style:name="T657_139" style:family="text">
      <style:text-properties style:font-name="Verdana" style:font-name-asian="Verdana" style:font-name-complex="Verdana"/>
    </style:style>
    <style:style style:name="T657_140" style:family="text">
      <style:text-properties style:font-name="Verdana" style:font-name-asian="Verdana" style:font-name-complex="Verdana"/>
    </style:style>
    <style:style style:name="T657_141" style:family="text">
      <style:text-properties style:font-name="Verdana" style:font-name-asian="Verdana" style:font-name-complex="Verdana"/>
    </style:style>
    <style:style style:name="T657_142" style:family="text">
      <style:text-properties style:font-name="Verdana" style:font-name-asian="Verdana" style:font-name-complex="Verdana"/>
    </style:style>
    <style:style style:name="T657_143" style:family="text">
      <style:text-properties style:font-name="Verdana" style:font-name-asian="Verdana" style:font-name-complex="Verdana"/>
    </style:style>
    <style:style style:name="T657_144" style:family="text">
      <style:text-properties style:font-name="Verdana" style:font-name-asian="Verdana" style:font-name-complex="Verdana"/>
    </style:style>
    <style:style style:name="P658" style:family="paragraph" style:parent-style-name="Standard">
      <style:paragraph-properties fo:break-before="auto" fo:line-height="115%" fo:margin-top="0cm" fo:margin-bottom="0cm" style:writing-mode="lr-tb"/>
    </style:style>
    <style:style style:name="T658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658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658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658_4" style:family="text">
      <style:text-properties style:font-name="Verdana" style:font-name-asian="Verdana" style:font-name-complex="Verdana"/>
    </style:style>
    <style:style style:name="T658_5" style:family="text">
      <style:text-properties style:font-name="Verdana" style:font-name-asian="Verdana" style:font-name-complex="Verdana"/>
    </style:style>
    <style:style style:name="T658_6" style:family="text">
      <style:text-properties style:font-name="Verdana" style:font-name-asian="Verdana" style:font-name-complex="Verdana"/>
    </style:style>
    <style:style style:name="T658_7" style:family="text">
      <style:text-properties style:font-name="Verdana" style:font-name-asian="Verdana" style:font-name-complex="Verdana"/>
    </style:style>
    <style:style style:name="T658_8" style:family="text">
      <style:text-properties style:font-name="Verdana" style:font-name-asian="Verdana" style:font-name-complex="Verdana"/>
    </style:style>
    <style:style style:name="T658_9" style:family="text">
      <style:text-properties style:font-name="Verdana" style:font-name-asian="Verdana" style:font-name-complex="Verdana"/>
    </style:style>
    <style:style style:name="T658_10" style:family="text">
      <style:text-properties style:font-name="Verdana" style:font-name-asian="Verdana" style:font-name-complex="Verdana"/>
    </style:style>
    <style:style style:name="T658_11" style:family="text">
      <style:text-properties style:font-name="Verdana" style:font-name-asian="Verdana" style:font-name-complex="Verdana"/>
    </style:style>
    <style:style style:name="T658_12" style:family="text">
      <style:text-properties style:font-name="Verdana" style:font-name-asian="Verdana" style:font-name-complex="Verdana"/>
    </style:style>
    <style:style style:name="T658_13" style:family="text">
      <style:text-properties style:font-name="Verdana" style:font-name-asian="Verdana" style:font-name-complex="Verdana"/>
    </style:style>
    <style:style style:name="T658_14" style:family="text">
      <style:text-properties style:font-name="Verdana" style:font-name-asian="Verdana" style:font-name-complex="Verdana"/>
    </style:style>
    <style:style style:name="T658_15" style:family="text">
      <style:text-properties style:font-name="Verdana" style:font-name-asian="Verdana" style:font-name-complex="Verdana"/>
    </style:style>
    <style:style style:name="T658_16" style:family="text">
      <style:text-properties style:font-name="Verdana" style:font-name-asian="Verdana" style:font-name-complex="Verdana"/>
    </style:style>
    <style:style style:name="T658_17" style:family="text">
      <style:text-properties style:font-name="Verdana" style:font-name-asian="Verdana" style:font-name-complex="Verdana"/>
    </style:style>
    <style:style style:name="T658_18" style:family="text">
      <style:text-properties style:font-name="Verdana" style:font-name-asian="Verdana" style:font-name-complex="Verdana"/>
    </style:style>
    <style:style style:name="T658_19" style:family="text">
      <style:text-properties style:font-name="Verdana" style:font-name-asian="Verdana" style:font-name-complex="Verdana"/>
    </style:style>
    <style:style style:name="T658_20" style:family="text">
      <style:text-properties style:font-name="Verdana" style:font-name-asian="Verdana" style:font-name-complex="Verdana"/>
    </style:style>
    <style:style style:name="T658_21" style:family="text">
      <style:text-properties style:font-name="Verdana" style:font-name-asian="Verdana" style:font-name-complex="Verdana"/>
    </style:style>
    <style:style style:name="T658_22" style:family="text">
      <style:text-properties style:font-name="Verdana" style:font-name-asian="Verdana" style:font-name-complex="Verdana"/>
    </style:style>
    <style:style style:name="T658_23" style:family="text">
      <style:text-properties style:font-name="Verdana" style:font-name-asian="Verdana" style:font-name-complex="Verdana"/>
    </style:style>
    <style:style style:name="T658_24" style:family="text">
      <style:text-properties style:font-name="Verdana" style:font-name-asian="Verdana" style:font-name-complex="Verdana"/>
    </style:style>
    <style:style style:name="T658_25" style:family="text">
      <style:text-properties style:font-name="Verdana" style:font-name-asian="Verdana" style:font-name-complex="Verdana"/>
    </style:style>
    <style:style style:name="T658_26" style:family="text">
      <style:text-properties style:font-name="Verdana" style:font-name-asian="Verdana" style:font-name-complex="Verdana"/>
    </style:style>
    <style:style style:name="T658_27" style:family="text">
      <style:text-properties style:font-name="Verdana" style:font-name-asian="Verdana" style:font-name-complex="Verdana"/>
    </style:style>
    <style:style style:name="T658_28" style:family="text">
      <style:text-properties style:font-name="Verdana" style:font-name-asian="Verdana" style:font-name-complex="Verdana"/>
    </style:style>
    <style:style style:name="T658_29" style:family="text">
      <style:text-properties style:font-name="Verdana" style:font-name-asian="Verdana" style:font-name-complex="Verdana"/>
    </style:style>
    <style:style style:name="T658_30" style:family="text">
      <style:text-properties style:font-name="Verdana" style:font-name-asian="Verdana" style:font-name-complex="Verdana"/>
    </style:style>
    <style:style style:name="T658_31" style:family="text">
      <style:text-properties style:font-name="Verdana" style:font-name-asian="Verdana" style:font-name-complex="Verdana"/>
    </style:style>
    <style:style style:name="T658_32" style:family="text">
      <style:text-properties style:font-name="Verdana" style:font-name-asian="Verdana" style:font-name-complex="Verdana"/>
    </style:style>
    <style:style style:name="T658_33" style:family="text">
      <style:text-properties style:font-name="Verdana" style:font-name-asian="Verdana" style:font-name-complex="Verdana"/>
    </style:style>
    <style:style style:name="T658_34" style:family="text">
      <style:text-properties style:font-name="Verdana" style:font-name-asian="Verdana" style:font-name-complex="Verdana"/>
    </style:style>
    <style:style style:name="T658_35" style:family="text">
      <style:text-properties style:font-name="Verdana" style:font-name-asian="Verdana" style:font-name-complex="Verdana"/>
    </style:style>
    <style:style style:name="T658_36" style:family="text">
      <style:text-properties style:font-name="Verdana" style:font-name-asian="Verdana" style:font-name-complex="Verdana"/>
    </style:style>
    <style:style style:name="T658_37" style:family="text">
      <style:text-properties style:font-name="Verdana" style:font-name-asian="Verdana" style:font-name-complex="Verdana"/>
    </style:style>
    <style:style style:name="T658_38" style:family="text">
      <style:text-properties style:font-name="Verdana" style:font-name-asian="Verdana" style:font-name-complex="Verdana"/>
    </style:style>
    <style:style style:name="T658_39" style:family="text">
      <style:text-properties style:font-name="Verdana" style:font-name-asian="Verdana" style:font-name-complex="Verdana"/>
    </style:style>
    <style:style style:name="T658_40" style:family="text">
      <style:text-properties style:font-name="Verdana" style:font-name-asian="Verdana" style:font-name-complex="Verdana"/>
    </style:style>
    <style:style style:name="T658_41" style:family="text">
      <style:text-properties style:font-name="Verdana" style:font-name-asian="Verdana" style:font-name-complex="Verdana"/>
    </style:style>
    <style:style style:name="T658_42" style:family="text">
      <style:text-properties style:font-name="Verdana" style:font-name-asian="Verdana" style:font-name-complex="Verdana"/>
    </style:style>
    <style:style style:name="T658_43" style:family="text">
      <style:text-properties style:font-name="Verdana" style:font-name-asian="Verdana" style:font-name-complex="Verdana"/>
    </style:style>
    <style:style style:name="T658_44" style:family="text">
      <style:text-properties style:font-name="Verdana" style:font-name-asian="Verdana" style:font-name-complex="Verdana"/>
    </style:style>
    <style:style style:name="T658_45" style:family="text">
      <style:text-properties style:font-name="Verdana" style:font-name-asian="Verdana" style:font-name-complex="Verdana"/>
    </style:style>
    <style:style style:name="T658_46" style:family="text">
      <style:text-properties style:font-name="Verdana" style:font-name-asian="Verdana" style:font-name-complex="Verdana"/>
    </style:style>
    <style:style style:name="T658_47" style:family="text">
      <style:text-properties style:font-name="Verdana" style:font-name-asian="Verdana" style:font-name-complex="Verdana"/>
    </style:style>
    <style:style style:name="T658_48" style:family="text">
      <style:text-properties style:font-name="Verdana" style:font-name-asian="Verdana" style:font-name-complex="Verdana"/>
    </style:style>
    <style:style style:name="T658_49" style:family="text">
      <style:text-properties style:font-name="Verdana" style:font-name-asian="Verdana" style:font-name-complex="Verdana"/>
    </style:style>
    <style:style style:name="T658_50" style:family="text">
      <style:text-properties style:font-name="Verdana" style:font-name-asian="Verdana" style:font-name-complex="Verdana"/>
    </style:style>
    <style:style style:name="T658_51" style:family="text">
      <style:text-properties style:font-name="Verdana" style:font-name-asian="Verdana" style:font-name-complex="Verdana"/>
    </style:style>
    <style:style style:name="T658_52" style:family="text">
      <style:text-properties style:font-name="Verdana" style:font-name-asian="Verdana" style:font-name-complex="Verdana"/>
    </style:style>
    <style:style style:name="T658_53" style:family="text">
      <style:text-properties style:font-name="Verdana" style:font-name-asian="Verdana" style:font-name-complex="Verdana"/>
    </style:style>
    <style:style style:name="T658_54" style:family="text">
      <style:text-properties style:font-name="Verdana" style:font-name-asian="Verdana" style:font-name-complex="Verdana"/>
    </style:style>
    <style:style style:name="T658_55" style:family="text">
      <style:text-properties style:font-name="Verdana" style:font-name-asian="Verdana" style:font-name-complex="Verdana"/>
    </style:style>
    <style:style style:name="T658_56" style:family="text">
      <style:text-properties style:font-name="Verdana" style:font-name-asian="Verdana" style:font-name-complex="Verdana"/>
    </style:style>
    <style:style style:name="T658_57" style:family="text">
      <style:text-properties style:font-name="Verdana" style:font-name-asian="Verdana" style:font-name-complex="Verdana"/>
    </style:style>
    <style:style style:name="T658_58" style:family="text">
      <style:text-properties style:font-name="Verdana" style:font-name-asian="Verdana" style:font-name-complex="Verdana"/>
    </style:style>
    <style:style style:name="T658_59" style:family="text">
      <style:text-properties style:font-name="Verdana" style:font-name-asian="Verdana" style:font-name-complex="Verdana"/>
    </style:style>
    <style:style style:name="T658_60" style:family="text">
      <style:text-properties style:font-name="Verdana" style:font-name-asian="Verdana" style:font-name-complex="Verdana"/>
    </style:style>
    <style:style style:name="T658_61" style:family="text">
      <style:text-properties style:font-name="Verdana" style:font-name-asian="Verdana" style:font-name-complex="Verdana"/>
    </style:style>
    <style:style style:name="T658_62" style:family="text">
      <style:text-properties style:font-name="Verdana" style:font-name-asian="Verdana" style:font-name-complex="Verdana"/>
    </style:style>
    <style:style style:name="T658_63" style:family="text">
      <style:text-properties style:font-name="Verdana" style:font-name-asian="Verdana" style:font-name-complex="Verdana"/>
    </style:style>
    <style:style style:name="T658_64" style:family="text">
      <style:text-properties style:font-name="Verdana" style:font-name-asian="Verdana" style:font-name-complex="Verdana"/>
    </style:style>
    <style:style style:name="T658_65" style:family="text">
      <style:text-properties style:font-name="Verdana" style:font-name-asian="Verdana" style:font-name-complex="Verdana"/>
    </style:style>
    <style:style style:name="T658_66" style:family="text">
      <style:text-properties style:font-name="Verdana" style:font-name-asian="Verdana" style:font-name-complex="Verdana"/>
    </style:style>
    <style:style style:name="T658_67" style:family="text">
      <style:text-properties style:font-name="Verdana" style:font-name-asian="Verdana" style:font-name-complex="Verdana"/>
    </style:style>
    <style:style style:name="T658_68" style:family="text">
      <style:text-properties style:font-name="Verdana" style:font-name-asian="Verdana" style:font-name-complex="Verdana"/>
    </style:style>
    <style:style style:name="P659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660" style:family="paragraph" style:parent-style-name="Standard">
      <style:paragraph-properties fo:break-before="auto" fo:line-height="115%" style:writing-mode="lr-tb"/>
    </style:style>
    <style:style style:name="T660_1" style:family="text">
      <style:text-properties style:font-name="Verdana" style:font-name-asian="Verdana" style:font-name-complex="Verdana" style:text-underline-style="solid" style:text-underline-color="font-color"/>
    </style:style>
    <style:style style:name="T660_2" style:family="text">
      <style:text-properties style:font-name="Verdana" style:font-name-asian="Verdana" style:font-name-complex="Verdana" style:text-underline-style="solid" style:text-underline-color="font-color"/>
    </style:style>
    <style:style style:name="T660_3" style:family="text">
      <style:text-properties style:font-name="Verdana" style:font-name-asian="Verdana" style:font-name-complex="Verdana" style:text-underline-style="solid" style:text-underline-color="font-color"/>
    </style:style>
    <style:style style:name="T660_4" style:family="text">
      <style:text-properties style:font-name="Verdana" style:font-name-asian="Verdana" style:font-name-complex="Verdana" style:text-underline-style="solid" style:text-underline-color="font-color"/>
    </style:style>
    <style:style style:name="T660_5" style:family="text">
      <style:text-properties style:font-name="Verdana" style:font-name-asian="Verdana" style:font-name-complex="Verdana" style:text-underline-style="solid" style:text-underline-color="font-color"/>
    </style:style>
    <style:style style:name="T660_6" style:family="text">
      <style:text-properties style:font-name="Verdana" style:font-name-asian="Verdana" style:font-name-complex="Verdana" style:text-underline-style="solid" style:text-underline-color="font-color"/>
    </style:style>
    <style:style style:name="P661" style:family="paragraph" style:parent-style-name="Standard">
      <style:paragraph-properties fo:break-before="auto" fo:line-height="115%" style:writing-mode="lr-tb"/>
    </style:style>
    <style:style style:name="T661_1" style:family="text">
      <style:text-properties style:font-name="Verdana" style:font-name-asian="Verdana" style:font-name-complex="Verdana"/>
    </style:style>
    <style:style style:name="T661_2" style:family="text">
      <style:text-properties style:font-name="Verdana" style:font-name-asian="Verdana" style:font-name-complex="Verdana"/>
    </style:style>
    <style:style style:name="T661_3" style:family="text">
      <style:text-properties style:font-name="Verdana" style:font-name-asian="Verdana" style:font-name-complex="Verdana"/>
    </style:style>
    <style:style style:name="T661_4" style:family="text">
      <style:text-properties style:font-name="Verdana" style:font-name-asian="Verdana" style:font-name-complex="Verdana"/>
    </style:style>
    <style:style style:name="T661_5" style:family="text">
      <style:text-properties style:font-name="Verdana" style:font-name-asian="Verdana" style:font-name-complex="Verdana"/>
    </style:style>
    <style:style style:name="T661_6" style:family="text">
      <style:text-properties style:font-name="Verdana" style:font-name-asian="Verdana" style:font-name-complex="Verdana"/>
    </style:style>
    <style:style style:name="T661_7" style:family="text">
      <style:text-properties style:font-name="Verdana" style:font-name-asian="Verdana" style:font-name-complex="Verdana"/>
    </style:style>
    <style:style style:name="T661_8" style:family="text">
      <style:text-properties style:font-name="Verdana" style:font-name-asian="Verdana" style:font-name-complex="Verdana"/>
    </style:style>
    <style:style style:name="T661_9" style:family="text">
      <style:text-properties style:font-name="Verdana" style:font-name-asian="Verdana" style:font-name-complex="Verdana"/>
    </style:style>
    <style:style style:name="T661_10" style:family="text">
      <style:text-properties style:font-name="Verdana" style:font-name-asian="Verdana" style:font-name-complex="Verdana"/>
    </style:style>
    <style:style style:name="T661_11" style:family="text">
      <style:text-properties style:font-name="Verdana" style:font-name-asian="Verdana" style:font-name-complex="Verdana"/>
    </style:style>
    <style:style style:name="T661_12" style:family="text">
      <style:text-properties style:font-name="Verdana" style:font-name-asian="Verdana" style:font-name-complex="Verdana"/>
    </style:style>
    <style:style style:name="T661_13" style:family="text">
      <style:text-properties style:font-name="Verdana" style:font-name-asian="Verdana" style:font-name-complex="Verdana"/>
    </style:style>
    <style:style style:name="T661_14" style:family="text">
      <style:text-properties style:font-name="Verdana" style:font-name-asian="Verdana" style:font-name-complex="Verdana"/>
    </style:style>
    <style:style style:name="T661_15" style:family="text">
      <style:text-properties style:font-name="Verdana" style:font-name-asian="Verdana" style:font-name-complex="Verdana"/>
    </style:style>
    <style:style style:name="T661_16" style:family="text">
      <style:text-properties style:font-name="Verdana" style:font-name-asian="Verdana" style:font-name-complex="Verdana"/>
    </style:style>
    <style:style style:name="T661_17" style:family="text">
      <style:text-properties style:font-name="Verdana" style:font-name-asian="Verdana" style:font-name-complex="Verdana"/>
    </style:style>
    <style:style style:name="T661_18" style:family="text">
      <style:text-properties style:font-name="Verdana" style:font-name-asian="Verdana" style:font-name-complex="Verdana"/>
    </style:style>
    <style:style style:name="T661_19" style:family="text">
      <style:text-properties style:font-name="Verdana" style:font-name-asian="Verdana" style:font-name-complex="Verdana"/>
    </style:style>
    <style:style style:name="T661_20" style:family="text">
      <style:text-properties style:font-name="Verdana" style:font-name-asian="Verdana" style:font-name-complex="Verdana"/>
    </style:style>
    <style:style style:name="T661_21" style:family="text">
      <style:text-properties style:font-name="Verdana" style:font-name-asian="Verdana" style:font-name-complex="Verdana"/>
    </style:style>
    <style:style style:name="T661_22" style:family="text">
      <style:text-properties style:font-name="Verdana" style:font-name-asian="Verdana" style:font-name-complex="Verdana"/>
    </style:style>
    <style:style style:name="T661_23" style:family="text">
      <style:text-properties style:font-name="Verdana" style:font-name-asian="Verdana" style:font-name-complex="Verdana"/>
    </style:style>
    <style:style style:name="T661_24" style:family="text">
      <style:text-properties style:font-name="Verdana" style:font-name-asian="Verdana" style:font-name-complex="Verdana"/>
    </style:style>
    <style:style style:name="T661_25" style:family="text">
      <style:text-properties style:font-name="Verdana" style:font-name-asian="Verdana" style:font-name-complex="Verdana"/>
    </style:style>
    <style:style style:name="T661_26" style:family="text">
      <style:text-properties style:font-name="Verdana" style:font-name-asian="Verdana" style:font-name-complex="Verdana"/>
    </style:style>
    <style:style style:name="T661_27" style:family="text">
      <style:text-properties style:font-name="Verdana" style:font-name-asian="Verdana" style:font-name-complex="Verdana"/>
    </style:style>
    <style:style style:name="T661_28" style:family="text">
      <style:text-properties style:font-name="Verdana" style:font-name-asian="Verdana" style:font-name-complex="Verdana"/>
    </style:style>
    <style:style style:name="T661_29" style:family="text">
      <style:text-properties style:font-name="Verdana" style:font-name-asian="Verdana" style:font-name-complex="Verdana"/>
    </style:style>
    <style:style style:name="T661_30" style:family="text">
      <style:text-properties style:font-name="Verdana" style:font-name-asian="Verdana" style:font-name-complex="Verdana"/>
    </style:style>
    <style:style style:name="T661_31" style:family="text">
      <style:text-properties style:font-name="Verdana" style:font-name-asian="Verdana" style:font-name-complex="Verdana"/>
    </style:style>
    <style:style style:name="T661_32" style:family="text">
      <style:text-properties style:font-name="Verdana" style:font-name-asian="Verdana" style:font-name-complex="Verdana"/>
    </style:style>
    <style:style style:name="T661_33" style:family="text">
      <style:text-properties style:font-name="Verdana" style:font-name-asian="Verdana" style:font-name-complex="Verdana"/>
    </style:style>
    <style:style style:name="T661_34" style:family="text">
      <style:text-properties style:font-name="Verdana" style:font-name-asian="Verdana" style:font-name-complex="Verdana"/>
    </style:style>
    <style:style style:name="T661_35" style:family="text">
      <style:text-properties style:font-name="Verdana" style:font-name-asian="Verdana" style:font-name-complex="Verdana"/>
    </style:style>
    <style:style style:name="T661_36" style:family="text">
      <style:text-properties style:font-name="Verdana" style:font-name-asian="Verdana" style:font-name-complex="Verdana"/>
    </style:style>
    <style:style style:name="T661_37" style:family="text">
      <style:text-properties style:font-name="Verdana" style:font-name-asian="Verdana" style:font-name-complex="Verdana"/>
    </style:style>
    <style:style style:name="T661_38" style:family="text">
      <style:text-properties style:font-name="Verdana" style:font-name-asian="Verdana" style:font-name-complex="Verdana"/>
    </style:style>
    <style:style style:name="T661_39" style:family="text">
      <style:text-properties style:font-name="Verdana" style:font-name-asian="Verdana" style:font-name-complex="Verdana"/>
    </style:style>
    <style:style style:name="T661_40" style:family="text">
      <style:text-properties style:font-name="Verdana" style:font-name-asian="Verdana" style:font-name-complex="Verdana"/>
    </style:style>
    <style:style style:name="T661_41" style:family="text">
      <style:text-properties style:font-name="Verdana" style:font-name-asian="Verdana" style:font-name-complex="Verdana"/>
    </style:style>
    <style:style style:name="T661_42" style:family="text">
      <style:text-properties style:font-name="Verdana" style:font-name-asian="Verdana" style:font-name-complex="Verdana"/>
    </style:style>
    <style:style style:name="T661_43" style:family="text">
      <style:text-properties style:font-name="Verdana" style:font-name-asian="Verdana" style:font-name-complex="Verdana"/>
    </style:style>
    <style:style style:name="T661_44" style:family="text">
      <style:text-properties style:font-name="Verdana" style:font-name-asian="Verdana" style:font-name-complex="Verdana"/>
    </style:style>
    <style:style style:name="T661_45" style:family="text">
      <style:text-properties style:font-name="Verdana" style:font-name-asian="Verdana" style:font-name-complex="Verdana"/>
    </style:style>
    <style:style style:name="T661_46" style:family="text">
      <style:text-properties style:font-name="Verdana" style:font-name-asian="Verdana" style:font-name-complex="Verdana"/>
    </style:style>
    <style:style style:name="T661_47" style:family="text">
      <style:text-properties style:font-name="Verdana" style:font-name-asian="Verdana" style:font-name-complex="Verdana"/>
    </style:style>
    <style:style style:name="T661_48" style:family="text">
      <style:text-properties style:font-name="Verdana" style:font-name-asian="Verdana" style:font-name-complex="Verdana"/>
    </style:style>
    <style:style style:name="T661_49" style:family="text">
      <style:text-properties style:font-name="Verdana" style:font-name-asian="Verdana" style:font-name-complex="Verdana"/>
    </style:style>
    <style:style style:name="T661_50" style:family="text">
      <style:text-properties style:font-name="Verdana" style:font-name-asian="Verdana" style:font-name-complex="Verdana"/>
    </style:style>
    <style:style style:name="T661_51" style:family="text">
      <style:text-properties style:font-name="Verdana" style:font-name-asian="Verdana" style:font-name-complex="Verdana"/>
    </style:style>
    <style:style style:name="T661_52" style:family="text">
      <style:text-properties style:font-name="Verdana" style:font-name-asian="Verdana" style:font-name-complex="Verdana"/>
    </style:style>
    <style:style style:name="T661_53" style:family="text">
      <style:text-properties style:font-name="Verdana" style:font-name-asian="Verdana" style:font-name-complex="Verdana"/>
    </style:style>
    <style:style style:name="T661_54" style:family="text">
      <style:text-properties style:font-name="Verdana" style:font-name-asian="Verdana" style:font-name-complex="Verdana"/>
    </style:style>
    <style:style style:name="T661_55" style:family="text">
      <style:text-properties style:font-name="Verdana" style:font-name-asian="Verdana" style:font-name-complex="Verdana"/>
    </style:style>
    <style:style style:name="T661_56" style:family="text">
      <style:text-properties style:font-name="Verdana" style:font-name-asian="Verdana" style:font-name-complex="Verdana"/>
    </style:style>
    <style:style style:name="T661_57" style:family="text">
      <style:text-properties style:font-name="Verdana" style:font-name-asian="Verdana" style:font-name-complex="Verdana"/>
    </style:style>
    <style:style style:name="T661_58" style:family="text">
      <style:text-properties style:font-name="Verdana" style:font-name-asian="Verdana" style:font-name-complex="Verdana"/>
    </style:style>
    <style:style style:name="T661_59" style:family="text">
      <style:text-properties style:font-name="Verdana" style:font-name-asian="Verdana" style:font-name-complex="Verdana"/>
    </style:style>
    <style:style style:name="T661_60" style:family="text">
      <style:text-properties style:font-name="Verdana" style:font-name-asian="Verdana" style:font-name-complex="Verdana"/>
    </style:style>
    <style:style style:name="T661_61" style:family="text">
      <style:text-properties style:font-name="Verdana" style:font-name-asian="Verdana" style:font-name-complex="Verdana"/>
    </style:style>
    <style:style style:name="T661_62" style:family="text">
      <style:text-properties style:font-name="Verdana" style:font-name-asian="Verdana" style:font-name-complex="Verdana"/>
    </style:style>
    <style:style style:name="T661_63" style:family="text">
      <style:text-properties style:font-name="Verdana" style:font-name-asian="Verdana" style:font-name-complex="Verdana"/>
    </style:style>
    <style:style style:name="T661_64" style:family="text">
      <style:text-properties style:font-name="Verdana" style:font-name-asian="Verdana" style:font-name-complex="Verdana"/>
    </style:style>
    <style:style style:name="T661_65" style:family="text">
      <style:text-properties style:font-name="Verdana" style:font-name-asian="Verdana" style:font-name-complex="Verdana"/>
    </style:style>
    <style:style style:name="T661_66" style:family="text">
      <style:text-properties style:font-name="Verdana" style:font-name-asian="Verdana" style:font-name-complex="Verdana"/>
    </style:style>
    <style:style style:name="T661_67" style:family="text">
      <style:text-properties style:font-name="Verdana" style:font-name-asian="Verdana" style:font-name-complex="Verdana"/>
    </style:style>
    <style:style style:name="T661_68" style:family="text">
      <style:text-properties style:font-name="Verdana" style:font-name-asian="Verdana" style:font-name-complex="Verdana"/>
    </style:style>
    <style:style style:name="T661_69" style:family="text">
      <style:text-properties style:font-name="Verdana" style:font-name-asian="Verdana" style:font-name-complex="Verdana"/>
    </style:style>
    <style:style style:name="T661_70" style:family="text">
      <style:text-properties style:font-name="Verdana" style:font-name-asian="Verdana" style:font-name-complex="Verdana"/>
    </style:style>
    <style:style style:name="T661_71" style:family="text">
      <style:text-properties style:font-name="Verdana" style:font-name-asian="Verdana" style:font-name-complex="Verdana"/>
    </style:style>
    <style:style style:name="T661_72" style:family="text">
      <style:text-properties style:font-name="Verdana" style:font-name-asian="Verdana" style:font-name-complex="Verdana"/>
    </style:style>
    <style:style style:name="T661_73" style:family="text">
      <style:text-properties style:font-name="Verdana" style:font-name-asian="Verdana" style:font-name-complex="Verdana"/>
    </style:style>
    <style:style style:name="T661_74" style:family="text">
      <style:text-properties style:font-name="Verdana" style:font-name-asian="Verdana" style:font-name-complex="Verdana"/>
    </style:style>
    <style:style style:name="T661_75" style:family="text">
      <style:text-properties style:font-name="Verdana" style:font-name-asian="Verdana" style:font-name-complex="Verdana"/>
    </style:style>
    <style:style style:name="T661_76" style:family="text">
      <style:text-properties style:font-name="Verdana" style:font-name-asian="Verdana" style:font-name-complex="Verdana"/>
    </style:style>
    <style:style style:name="T661_77" style:family="text">
      <style:text-properties style:font-name="Verdana" style:font-name-asian="Verdana" style:font-name-complex="Verdana"/>
    </style:style>
    <style:style style:name="T661_78" style:family="text">
      <style:text-properties style:font-name="Verdana" style:font-name-asian="Verdana" style:font-name-complex="Verdana"/>
    </style:style>
    <style:style style:name="T661_79" style:family="text">
      <style:text-properties style:font-name="Verdana" style:font-name-asian="Verdana" style:font-name-complex="Verdana"/>
    </style:style>
    <style:style style:name="T661_80" style:family="text">
      <style:text-properties style:font-name="Verdana" style:font-name-asian="Verdana" style:font-name-complex="Verdana"/>
    </style:style>
    <style:style style:name="T661_81" style:family="text">
      <style:text-properties style:font-name="Verdana" style:font-name-asian="Verdana" style:font-name-complex="Verdana"/>
    </style:style>
    <style:style style:name="T661_82" style:family="text">
      <style:text-properties style:font-name="Verdana" style:font-name-asian="Verdana" style:font-name-complex="Verdana"/>
    </style:style>
    <style:style style:name="T661_83" style:family="text">
      <style:text-properties style:font-name="Verdana" style:font-name-asian="Verdana" style:font-name-complex="Verdana"/>
    </style:style>
    <style:style style:name="T661_84" style:family="text">
      <style:text-properties style:font-name="Verdana" style:font-name-asian="Verdana" style:font-name-complex="Verdana"/>
    </style:style>
    <style:style style:name="P662" style:family="paragraph" style:parent-style-name="Standard">
      <style:paragraph-properties fo:break-before="auto" fo:line-height="115%" fo:margin-top="0cm" fo:margin-right="0.176cm" style:writing-mode="lr-tb"/>
    </style:style>
    <style:style style:name="T662_1" style:family="text">
      <style:text-properties style:font-name="Verdana" style:font-name-asian="Verdana" style:font-name-complex="Verdana"/>
    </style:style>
    <style:style style:name="T662_2" style:family="text">
      <style:text-properties style:font-name="Verdana" style:font-name-asian="Verdana" style:font-name-complex="Verdana"/>
    </style:style>
    <style:style style:name="T662_3" style:family="text">
      <style:text-properties style:font-name="Verdana" style:font-name-asian="Verdana" style:font-name-complex="Verdana"/>
    </style:style>
    <style:style style:name="T662_4" style:family="text">
      <style:text-properties style:font-name="Verdana" style:font-name-asian="Verdana" style:font-name-complex="Verdana"/>
    </style:style>
    <style:style style:name="T662_5" style:family="text">
      <style:text-properties style:font-name="Verdana" style:font-name-asian="Verdana" style:font-name-complex="Verdana"/>
    </style:style>
    <style:style style:name="T662_6" style:family="text">
      <style:text-properties style:font-name="Verdana" style:font-name-asian="Verdana" style:font-name-complex="Verdana"/>
    </style:style>
    <style:style style:name="T662_7" style:family="text">
      <style:text-properties style:font-name="Verdana" style:font-name-asian="Verdana" style:font-name-complex="Verdana"/>
    </style:style>
    <style:style style:name="T662_8" style:family="text">
      <style:text-properties style:font-name="Verdana" style:font-name-asian="Verdana" style:font-name-complex="Verdana"/>
    </style:style>
    <style:style style:name="T662_9" style:family="text">
      <style:text-properties style:font-name="Verdana" style:font-name-asian="Verdana" style:font-name-complex="Verdana"/>
    </style:style>
    <style:style style:name="T662_10" style:family="text">
      <style:text-properties style:font-name="Verdana" style:font-name-asian="Verdana" style:font-name-complex="Verdana"/>
    </style:style>
    <style:style style:name="T662_11" style:family="text">
      <style:text-properties style:font-name="Verdana" style:font-name-asian="Verdana" style:font-name-complex="Verdana"/>
    </style:style>
    <style:style style:name="T662_12" style:family="text">
      <style:text-properties style:font-name="Verdana" style:font-name-asian="Verdana" style:font-name-complex="Verdana"/>
    </style:style>
    <style:style style:name="T662_13" style:family="text">
      <style:text-properties style:font-name="Verdana" style:font-name-asian="Verdana" style:font-name-complex="Verdana"/>
    </style:style>
    <style:style style:name="T662_14" style:family="text">
      <style:text-properties style:font-name="Verdana" style:font-name-asian="Verdana" style:font-name-complex="Verdana"/>
    </style:style>
    <style:style style:name="T662_15" style:family="text">
      <style:text-properties style:font-name="Verdana" style:font-name-asian="Verdana" style:font-name-complex="Verdana"/>
    </style:style>
    <style:style style:name="T662_16" style:family="text">
      <style:text-properties style:font-name="Verdana" style:font-name-asian="Verdana" style:font-name-complex="Verdana"/>
    </style:style>
    <style:style style:name="T662_17" style:family="text">
      <style:text-properties style:font-name="Verdana" style:font-name-asian="Verdana" style:font-name-complex="Verdana"/>
    </style:style>
    <style:style style:name="T662_18" style:family="text">
      <style:text-properties style:font-name="Verdana" style:font-name-asian="Verdana" style:font-name-complex="Verdana"/>
    </style:style>
    <style:style style:name="T662_19" style:family="text">
      <style:text-properties style:font-name="Verdana" style:font-name-asian="Verdana" style:font-name-complex="Verdana"/>
    </style:style>
    <style:style style:name="T662_20" style:family="text">
      <style:text-properties style:font-name="Verdana" style:font-name-asian="Verdana" style:font-name-complex="Verdana"/>
    </style:style>
    <style:style style:name="T662_21" style:family="text">
      <style:text-properties style:font-name="Verdana" style:font-name-asian="Verdana" style:font-name-complex="Verdana"/>
    </style:style>
    <style:style style:name="T662_22" style:family="text">
      <style:text-properties style:font-name="Verdana" style:font-name-asian="Verdana" style:font-name-complex="Verdana"/>
    </style:style>
    <style:style style:name="T662_23" style:family="text">
      <style:text-properties style:font-name="Verdana" style:font-name-asian="Verdana" style:font-name-complex="Verdana"/>
    </style:style>
    <style:style style:name="T662_24" style:family="text">
      <style:text-properties style:font-name="Verdana" style:font-name-asian="Verdana" style:font-name-complex="Verdana"/>
    </style:style>
    <style:style style:name="T662_25" style:family="text">
      <style:text-properties style:font-name="Verdana" style:font-name-asian="Verdana" style:font-name-complex="Verdana"/>
    </style:style>
    <style:style style:name="T662_26" style:family="text">
      <style:text-properties style:font-name="Verdana" style:font-name-asian="Verdana" style:font-name-complex="Verdana"/>
    </style:style>
    <style:style style:name="T662_27" style:family="text">
      <style:text-properties style:font-name="Verdana" style:font-name-asian="Verdana" style:font-name-complex="Verdana"/>
    </style:style>
    <style:style style:name="T662_28" style:family="text">
      <style:text-properties style:font-name="Verdana" style:font-name-asian="Verdana" style:font-name-complex="Verdana"/>
    </style:style>
    <style:style style:name="T662_29" style:family="text">
      <style:text-properties style:font-name="Verdana" style:font-name-asian="Verdana" style:font-name-complex="Verdana"/>
    </style:style>
    <style:style style:name="T662_30" style:family="text">
      <style:text-properties style:font-name="Verdana" style:font-name-asian="Verdana" style:font-name-complex="Verdana"/>
    </style:style>
    <style:style style:name="T662_31" style:family="text">
      <style:text-properties style:font-name="Verdana" style:font-name-asian="Verdana" style:font-name-complex="Verdana"/>
    </style:style>
    <style:style style:name="T662_32" style:family="text">
      <style:text-properties style:font-name="Verdana" style:font-name-asian="Verdana" style:font-name-complex="Verdana"/>
    </style:style>
    <style:style style:name="T662_33" style:family="text">
      <style:text-properties style:font-name="Verdana" style:font-name-asian="Verdana" style:font-name-complex="Verdana" style:text-underline-style="solid" style:text-underline-color="font-color"/>
    </style:style>
    <style:style style:name="T662_34" style:family="text">
      <style:text-properties style:font-name="Verdana" style:font-name-asian="Verdana" style:font-name-complex="Verdana" style:text-underline-style="solid" style:text-underline-color="font-color"/>
    </style:style>
    <style:style style:name="T662_35" style:family="text">
      <style:text-properties style:font-name="Verdana" style:font-name-asian="Verdana" style:font-name-complex="Verdana"/>
    </style:style>
    <style:style style:name="T662_36" style:family="text">
      <style:text-properties fo:background-color="#ffffff" fo:color="#545454" fo:font-size="9pt" style:font-size-asian="9pt" style:font-size-complex="9pt" fo:font-weight="bold" style:font-weight-asian="bold" style:font-weight-complex="bold"/>
    </style:style>
    <style:style style:name="T662_37" style:family="text">
      <style:text-properties fo:background-color="#ffffff" fo:color="#545454" fo:font-size="9pt" style:font-size-asian="9pt" style:font-size-complex="9pt" fo:font-weight="bold" style:font-weight-asian="bold" style:font-weight-complex="bold"/>
    </style:style>
    <style:style style:name="T662_38" style:family="text">
      <style:text-properties fo:background-color="#ffffff" fo:color="#545454" fo:font-size="9pt" style:font-size-asian="9pt" style:font-size-complex="9pt" fo:font-weight="bold" style:font-weight-asian="bold" style:font-weight-complex="bold"/>
    </style:style>
    <style:style style:name="T662_39" style:family="text">
      <style:text-properties fo:background-color="#ffffff" fo:color="#545454" fo:font-size="9pt" style:font-size-asian="9pt" style:font-size-complex="9pt" fo:font-weight="bold" style:font-weight-asian="bold" style:font-weight-complex="bold"/>
    </style:style>
    <style:style style:name="T662_40" style:family="text">
      <style:text-properties fo:background-color="#ffffff" fo:color="#303942" style:font-name="Verdana" fo:font-size="9pt" style:font-name-asian="Verdana" style:font-size-asian="9pt" style:font-name-complex="Verdana" style:font-size-complex="9pt"/>
    </style:style>
    <style:style style:name="T662_41" style:family="text">
      <style:text-properties fo:background-color="#ffffff" fo:color="#303942" style:font-name="Verdana" fo:font-size="9pt" style:font-name-asian="Verdana" style:font-size-asian="9pt" style:font-name-complex="Verdana" style:font-size-complex="9pt"/>
    </style:style>
    <style:style style:name="T662_42" style:family="text">
      <style:text-properties fo:background-color="#ffffff" fo:color="#303942" style:font-name="Verdana" fo:font-size="9pt" style:font-name-asian="Verdana" style:font-size-asian="9pt" style:font-name-complex="Verdana" style:font-size-complex="9pt"/>
    </style:style>
    <style:style style:name="T662_43" style:family="text">
      <style:text-properties fo:background-color="#ffffff" fo:color="#303942" style:font-name="Verdana" fo:font-size="9pt" style:font-name-asian="Verdana" style:font-size-asian="9pt" style:font-name-complex="Verdana" style:font-size-complex="9pt"/>
    </style:style>
    <style:style style:name="T662_44" style:family="text">
      <style:text-properties fo:background-color="#ffffff" fo:color="#303942" style:font-name="Verdana" fo:font-size="9pt" style:font-name-asian="Verdana" style:font-size-asian="9pt" style:font-name-complex="Verdana" style:font-size-complex="9pt"/>
    </style:style>
    <style:style style:name="T662_45" style:family="text">
      <style:text-properties fo:background-color="#ffffff" fo:color="#303942" style:font-name="Verdana" fo:font-size="9pt" style:font-name-asian="Verdana" style:font-size-asian="9pt" style:font-name-complex="Verdana" style:font-size-complex="9pt"/>
    </style:style>
    <style:style style:name="T662_46" style:family="text">
      <style:text-properties fo:background-color="#ffffff" fo:color="#303942" style:font-name="Verdana" fo:font-size="9pt" style:font-name-asian="Verdana" style:font-size-asian="9pt" style:font-name-complex="Verdana" style:font-size-complex="9pt"/>
    </style:style>
    <style:style style:name="T662_47" style:family="text">
      <style:text-properties fo:background-color="#ffffff" fo:color="#303942" style:font-name="Verdana" fo:font-size="9pt" style:font-name-asian="Verdana" style:font-size-asian="9pt" style:font-name-complex="Verdana" style:font-size-complex="9pt"/>
    </style:style>
    <style:style style:name="T662_48" style:family="text">
      <style:text-properties fo:background-color="#ffffff" fo:color="#303942" style:font-name="Verdana" fo:font-size="9pt" style:font-name-asian="Verdana" style:font-size-asian="9pt" style:font-name-complex="Verdana" style:font-size-complex="9pt"/>
    </style:style>
    <style:style style:name="T662_49" style:family="text">
      <style:text-properties fo:background-color="#ffffff" fo:color="#303942" style:font-name="Verdana" fo:font-size="9pt" style:font-name-asian="Verdana" style:font-size-asian="9pt" style:font-name-complex="Verdana" style:font-size-complex="9pt"/>
    </style:style>
    <style:style style:name="T662_50" style:family="text">
      <style:text-properties fo:background-color="#ffffff" fo:color="#303942" style:font-name="Verdana" fo:font-size="9pt" style:font-name-asian="Verdana" style:font-size-asian="9pt" style:font-name-complex="Verdana" style:font-size-complex="9pt"/>
    </style:style>
    <style:style style:name="T662_51" style:family="text">
      <style:text-properties fo:background-color="#ffffff" fo:color="#303942" style:font-name="Verdana" fo:font-size="9pt" style:font-name-asian="Verdana" style:font-size-asian="9pt" style:font-name-complex="Verdana" style:font-size-complex="9pt"/>
    </style:style>
    <style:style style:name="T662_52" style:family="text">
      <style:text-properties fo:background-color="#ffffff" fo:color="#303942" style:font-name="Verdana" fo:font-size="9pt" style:font-name-asian="Verdana" style:font-size-asian="9pt" style:font-name-complex="Verdana" style:font-size-complex="9pt"/>
    </style:style>
    <style:style style:name="T662_53" style:family="text">
      <style:text-properties fo:background-color="#ffffff" fo:color="#303942" style:font-name="Verdana" fo:font-size="9pt" style:font-name-asian="Verdana" style:font-size-asian="9pt" style:font-name-complex="Verdana" style:font-size-complex="9pt"/>
    </style:style>
    <style:style style:name="T662_54" style:family="text">
      <style:text-properties fo:background-color="#ffffff" fo:color="#303942" style:font-name="Verdana" fo:font-size="9pt" style:font-name-asian="Verdana" style:font-size-asian="9pt" style:font-name-complex="Verdana" style:font-size-complex="9pt"/>
    </style:style>
    <style:style style:name="P663" style:family="paragraph" style:parent-style-name="Standard">
      <style:paragraph-properties fo:break-before="auto" fo:line-height="115%" fo:margin-top="0cm" style:writing-mode="lr-tb"/>
    </style:style>
    <style:style style:name="T663_1" style:family="text">
      <style:text-properties style:font-name="Verdana" style:font-name-asian="Verdana" style:font-name-complex="Verdana"/>
    </style:style>
    <style:style style:name="T663_2" style:family="text">
      <style:text-properties style:font-name="Verdana" style:font-name-asian="Verdana" style:font-name-complex="Verdana"/>
    </style:style>
    <style:style style:name="T663_3" style:family="text">
      <style:text-properties style:font-name="Verdana" style:font-name-asian="Verdana" style:font-name-complex="Verdana"/>
    </style:style>
    <style:style style:name="T663_4" style:family="text">
      <style:text-properties style:font-name="Verdana" style:font-name-asian="Verdana" style:font-name-complex="Verdana"/>
    </style:style>
    <style:style style:name="T663_5" style:family="text">
      <style:text-properties style:font-name="Verdana" style:font-name-asian="Verdana" style:font-name-complex="Verdana"/>
    </style:style>
    <style:style style:name="T663_6" style:family="text">
      <style:text-properties style:font-name="Verdana" style:font-name-asian="Verdana" style:font-name-complex="Verdana"/>
    </style:style>
    <style:style style:name="T663_7" style:family="text">
      <style:text-properties style:font-name="Verdana" style:font-name-asian="Verdana" style:font-name-complex="Verdana"/>
    </style:style>
    <style:style style:name="T663_8" style:family="text">
      <style:text-properties style:font-name="Verdana" style:font-name-asian="Verdana" style:font-name-complex="Verdana"/>
    </style:style>
    <style:style style:name="T663_9" style:family="text">
      <style:text-properties style:font-name="Verdana" style:font-name-asian="Verdana" style:font-name-complex="Verdana"/>
    </style:style>
    <style:style style:name="T663_10" style:family="text">
      <style:text-properties style:font-name="Verdana" style:font-name-asian="Verdana" style:font-name-complex="Verdana"/>
    </style:style>
    <style:style style:name="T663_11" style:family="text">
      <style:text-properties style:font-name="Verdana" style:font-name-asian="Verdana" style:font-name-complex="Verdana"/>
    </style:style>
    <style:style style:name="T663_12" style:family="text">
      <style:text-properties style:font-name="Verdana" style:font-name-asian="Verdana" style:font-name-complex="Verdana"/>
    </style:style>
    <style:style style:name="T663_13" style:family="text">
      <style:text-properties style:font-name="Verdana" style:font-name-asian="Verdana" style:font-name-complex="Verdana"/>
    </style:style>
    <style:style style:name="T663_14" style:family="text">
      <style:text-properties style:font-name="Verdana" style:font-name-asian="Verdana" style:font-name-complex="Verdana"/>
    </style:style>
    <style:style style:name="T663_15" style:family="text">
      <style:text-properties style:font-name="Verdana" style:font-name-asian="Verdana" style:font-name-complex="Verdana"/>
    </style:style>
    <style:style style:name="T663_16" style:family="text">
      <style:text-properties style:font-name="Verdana" style:font-name-asian="Verdana" style:font-name-complex="Verdana"/>
    </style:style>
    <style:style style:name="T663_17" style:family="text">
      <style:text-properties style:font-name="Verdana" style:font-name-asian="Verdana" style:font-name-complex="Verdana"/>
    </style:style>
    <style:style style:name="T663_18" style:family="text">
      <style:text-properties style:font-name="Verdana" style:font-name-asian="Verdana" style:font-name-complex="Verdana"/>
    </style:style>
    <style:style style:name="T663_19" style:family="text">
      <style:text-properties style:font-name="Verdana" style:font-name-asian="Verdana" style:font-name-complex="Verdana"/>
    </style:style>
    <style:style style:name="T663_20" style:family="text">
      <style:text-properties style:font-name="Verdana" style:font-name-asian="Verdana" style:font-name-complex="Verdana"/>
    </style:style>
    <style:style style:name="T663_21" style:family="text">
      <style:text-properties style:font-name="Verdana" style:font-name-asian="Verdana" style:font-name-complex="Verdana"/>
    </style:style>
    <style:style style:name="T663_22" style:family="text">
      <style:text-properties style:font-name="Verdana" style:font-name-asian="Verdana" style:font-name-complex="Verdana"/>
    </style:style>
    <style:style style:name="T663_23" style:family="text">
      <style:text-properties style:font-name="Verdana" style:font-name-asian="Verdana" style:font-name-complex="Verdana"/>
    </style:style>
    <style:style style:name="T663_24" style:family="text">
      <style:text-properties style:font-name="Verdana" style:font-name-asian="Verdana" style:font-name-complex="Verdana"/>
    </style:style>
    <style:style style:name="T663_25" style:family="text">
      <style:text-properties style:font-name="Verdana" style:font-name-asian="Verdana" style:font-name-complex="Verdana"/>
    </style:style>
    <style:style style:name="T663_26" style:family="text">
      <style:text-properties style:font-name="Verdana" style:font-name-asian="Verdana" style:font-name-complex="Verdana"/>
    </style:style>
    <style:style style:name="T663_27" style:family="text">
      <style:text-properties style:font-name="Verdana" style:font-name-asian="Verdana" style:font-name-complex="Verdana"/>
    </style:style>
    <style:style style:name="T663_28" style:family="text">
      <style:text-properties style:font-name="Verdana" style:font-name-asian="Verdana" style:font-name-complex="Verdana"/>
    </style:style>
    <style:style style:name="P664" style:family="paragraph" style:parent-style-name="Standard">
      <style:paragraph-properties fo:break-before="auto" fo:line-height="115%" fo:margin-top="0cm" style:writing-mode="lr-tb"/>
    </style:style>
    <style:style style:name="T664_1" style:family="text">
      <style:text-properties style:font-name="Verdana" style:font-name-asian="Verdana" style:font-name-complex="Verdana"/>
    </style:style>
    <style:style style:name="T664_2" style:family="text">
      <style:text-properties style:font-name="Verdana" style:font-name-asian="Verdana" style:font-name-complex="Verdana"/>
    </style:style>
    <style:style style:name="T664_3" style:family="text">
      <style:text-properties style:font-name="Verdana" style:font-name-asian="Verdana" style:font-name-complex="Verdana"/>
    </style:style>
    <style:style style:name="T664_4" style:family="text">
      <style:text-properties style:font-name="Verdana" style:font-name-asian="Verdana" style:font-name-complex="Verdana"/>
    </style:style>
    <style:style style:name="T664_5" style:family="text">
      <style:text-properties style:font-name="Verdana" style:font-name-asian="Verdana" style:font-name-complex="Verdana"/>
    </style:style>
    <style:style style:name="T664_6" style:family="text">
      <style:text-properties style:font-name="Verdana" style:font-name-asian="Verdana" style:font-name-complex="Verdana"/>
    </style:style>
    <style:style style:name="T664_7" style:family="text">
      <style:text-properties style:font-name="Verdana" style:font-name-asian="Verdana" style:font-name-complex="Verdana"/>
    </style:style>
    <style:style style:name="T664_8" style:family="text">
      <style:text-properties style:font-name="Verdana" style:font-name-asian="Verdana" style:font-name-complex="Verdana"/>
    </style:style>
    <style:style style:name="T664_9" style:family="text">
      <style:text-properties style:font-name="Verdana" style:font-name-asian="Verdana" style:font-name-complex="Verdana"/>
    </style:style>
    <style:style style:name="T664_10" style:family="text">
      <style:text-properties style:font-name="Verdana" style:font-name-asian="Verdana" style:font-name-complex="Verdana"/>
    </style:style>
    <style:style style:name="T664_11" style:family="text">
      <style:text-properties style:font-name="Verdana" style:font-name-asian="Verdana" style:font-name-complex="Verdana"/>
    </style:style>
    <style:style style:name="T664_12" style:family="text">
      <style:text-properties style:font-name="Verdana" style:font-name-asian="Verdana" style:font-name-complex="Verdana"/>
    </style:style>
    <style:style style:name="T664_13" style:family="text">
      <style:text-properties style:font-name="Verdana" style:font-name-asian="Verdana" style:font-name-complex="Verdana"/>
    </style:style>
    <style:style style:name="T664_14" style:family="text">
      <style:text-properties style:font-name="Verdana" style:font-name-asian="Verdana" style:font-name-complex="Verdana"/>
    </style:style>
    <style:style style:name="T664_15" style:family="text">
      <style:text-properties style:font-name="Verdana" style:font-name-asian="Verdana" style:font-name-complex="Verdana"/>
    </style:style>
    <style:style style:name="T664_16" style:family="text">
      <style:text-properties style:font-name="Verdana" style:font-name-asian="Verdana" style:font-name-complex="Verdana"/>
    </style:style>
    <style:style style:name="T664_17" style:family="text">
      <style:text-properties style:font-name="Verdana" style:font-name-asian="Verdana" style:font-name-complex="Verdana"/>
    </style:style>
    <style:style style:name="T664_18" style:family="text">
      <style:text-properties style:font-name="Verdana" style:font-name-asian="Verdana" style:font-name-complex="Verdana"/>
    </style:style>
    <style:style style:name="T664_19" style:family="text">
      <style:text-properties style:font-name="Verdana" style:font-name-asian="Verdana" style:font-name-complex="Verdana"/>
    </style:style>
    <style:style style:name="T664_20" style:family="text">
      <style:text-properties style:font-name="Verdana" style:font-name-asian="Verdana" style:font-name-complex="Verdana"/>
    </style:style>
    <style:style style:name="T664_21" style:family="text">
      <style:text-properties style:font-name="Verdana" style:font-name-asian="Verdana" style:font-name-complex="Verdana"/>
    </style:style>
    <style:style style:name="T664_22" style:family="text">
      <style:text-properties style:font-name="Verdana" style:font-name-asian="Verdana" style:font-name-complex="Verdana"/>
    </style:style>
    <style:style style:name="T664_23" style:family="text">
      <style:text-properties style:font-name="Verdana" style:font-name-asian="Verdana" style:font-name-complex="Verdana"/>
    </style:style>
    <style:style style:name="T664_24" style:family="text">
      <style:text-properties style:font-name="Verdana" style:font-name-asian="Verdana" style:font-name-complex="Verdana"/>
    </style:style>
    <style:style style:name="T664_25" style:family="text">
      <style:text-properties style:font-name="Verdana" style:font-name-asian="Verdana" style:font-name-complex="Verdana"/>
    </style:style>
    <style:style style:name="T664_26" style:family="text">
      <style:text-properties style:font-name="Verdana" style:font-name-asian="Verdana" style:font-name-complex="Verdana"/>
    </style:style>
    <style:style style:name="T664_27" style:family="text">
      <style:text-properties style:font-name="Verdana" style:font-name-asian="Verdana" style:font-name-complex="Verdana"/>
    </style:style>
    <style:style style:name="T664_28" style:family="text">
      <style:text-properties style:font-name="Verdana" style:font-name-asian="Verdana" style:font-name-complex="Verdana"/>
    </style:style>
    <style:style style:name="T664_29" style:family="text">
      <style:text-properties style:font-name="Verdana" style:font-name-asian="Verdana" style:font-name-complex="Verdana"/>
    </style:style>
    <style:style style:name="T664_30" style:family="text">
      <style:text-properties style:font-name="Verdana" style:font-name-asian="Verdana" style:font-name-complex="Verdana"/>
    </style:style>
    <style:style style:name="T664_31" style:family="text">
      <style:text-properties style:font-name="Verdana" style:font-name-asian="Verdana" style:font-name-complex="Verdana"/>
    </style:style>
    <style:style style:name="T664_32" style:family="text">
      <style:text-properties style:font-name="Verdana" style:font-name-asian="Verdana" style:font-name-complex="Verdana"/>
    </style:style>
    <style:style style:name="T664_33" style:family="text">
      <style:text-properties style:font-name="Verdana" style:font-name-asian="Verdana" style:font-name-complex="Verdana"/>
    </style:style>
    <style:style style:name="T664_34" style:family="text">
      <style:text-properties style:font-name="Verdana" style:font-name-asian="Verdana" style:font-name-complex="Verdana"/>
    </style:style>
    <style:style style:name="T664_35" style:family="text">
      <style:text-properties style:font-name="Verdana" style:font-name-asian="Verdana" style:font-name-complex="Verdana"/>
    </style:style>
    <style:style style:name="T664_36" style:family="text">
      <style:text-properties style:font-name="Verdana" style:font-name-asian="Verdana" style:font-name-complex="Verdana"/>
    </style:style>
    <style:style style:name="T664_37" style:family="text">
      <style:text-properties style:font-name="Verdana" style:font-name-asian="Verdana" style:font-name-complex="Verdana"/>
    </style:style>
    <style:style style:name="T664_38" style:family="text">
      <style:text-properties style:font-name="Verdana" style:font-name-asian="Verdana" style:font-name-complex="Verdana"/>
    </style:style>
    <style:style style:name="T664_39" style:family="text">
      <style:text-properties style:font-name="Verdana" style:font-name-asian="Verdana" style:font-name-complex="Verdana"/>
    </style:style>
    <style:style style:name="T664_40" style:family="text">
      <style:text-properties style:font-name="Verdana" style:font-name-asian="Verdana" style:font-name-complex="Verdana"/>
    </style:style>
    <style:style style:name="T664_41" style:family="text">
      <style:text-properties style:font-name="Verdana" style:font-name-asian="Verdana" style:font-name-complex="Verdana"/>
    </style:style>
    <style:style style:name="T664_42" style:family="text">
      <style:text-properties style:font-name="Verdana" style:font-name-asian="Verdana" style:font-name-complex="Verdana"/>
    </style:style>
    <style:style style:name="T664_43" style:family="text">
      <style:text-properties style:font-name="Verdana" style:font-name-asian="Verdana" style:font-name-complex="Verdana"/>
    </style:style>
    <style:style style:name="T664_44" style:family="text">
      <style:text-properties style:font-name="Verdana" style:font-name-asian="Verdana" style:font-name-complex="Verdana"/>
    </style:style>
    <style:style style:name="T664_45" style:family="text">
      <style:text-properties style:font-name="Verdana" style:font-name-asian="Verdana" style:font-name-complex="Verdana"/>
    </style:style>
    <style:style style:name="T664_46" style:family="text">
      <style:text-properties style:font-name="Verdana" style:font-name-asian="Verdana" style:font-name-complex="Verdana"/>
    </style:style>
    <style:style style:name="T664_47" style:family="text">
      <style:text-properties style:font-name="Verdana" style:font-name-asian="Verdana" style:font-name-complex="Verdana"/>
    </style:style>
    <style:style style:name="T664_48" style:family="text">
      <style:text-properties style:font-name="Verdana" style:font-name-asian="Verdana" style:font-name-complex="Verdana"/>
    </style:style>
    <style:style style:name="T664_49" style:family="text">
      <style:text-properties style:font-name="Verdana" style:font-name-asian="Verdana" style:font-name-complex="Verdana"/>
    </style:style>
    <style:style style:name="T664_50" style:family="text">
      <style:text-properties style:font-name="Verdana" style:font-name-asian="Verdana" style:font-name-complex="Verdana"/>
    </style:style>
    <style:style style:name="T664_51" style:family="text">
      <style:text-properties style:font-name="Verdana" style:font-name-asian="Verdana" style:font-name-complex="Verdana"/>
    </style:style>
    <style:style style:name="T664_52" style:family="text">
      <style:text-properties style:font-name="Verdana" style:font-name-asian="Verdana" style:font-name-complex="Verdana"/>
    </style:style>
    <style:style style:name="T664_53" style:family="text">
      <style:text-properties style:font-name="Verdana" style:font-name-asian="Verdana" style:font-name-complex="Verdana"/>
    </style:style>
    <style:style style:name="T664_54" style:family="text">
      <style:text-properties style:font-name="Verdana" style:font-name-asian="Verdana" style:font-name-complex="Verdana"/>
    </style:style>
    <style:style style:name="T664_55" style:family="text">
      <style:text-properties style:font-name="Verdana" style:font-name-asian="Verdana" style:font-name-complex="Verdana"/>
    </style:style>
    <style:style style:name="T664_56" style:family="text">
      <style:text-properties style:font-name="Verdana" style:font-name-asian="Verdana" style:font-name-complex="Verdana"/>
    </style:style>
    <style:style style:name="T664_57" style:family="text">
      <style:text-properties style:font-name="Verdana" style:font-name-asian="Verdana" style:font-name-complex="Verdana"/>
    </style:style>
    <style:style style:name="T664_58" style:family="text">
      <style:text-properties style:font-name="Verdana" style:font-name-asian="Verdana" style:font-name-complex="Verdana"/>
    </style:style>
    <style:style style:name="T664_59" style:family="text">
      <style:text-properties style:font-name="Verdana" style:font-name-asian="Verdana" style:font-name-complex="Verdana"/>
    </style:style>
    <style:style style:name="T664_60" style:family="text">
      <style:text-properties style:font-name="Verdana" style:font-name-asian="Verdana" style:font-name-complex="Verdana"/>
    </style:style>
    <style:style style:name="P665" style:family="paragraph" style:parent-style-name="Standard">
      <style:paragraph-properties fo:break-before="auto" fo:line-height="115%" fo:margin-top="0cm" style:writing-mode="lr-tb"/>
    </style:style>
    <style:style style:name="T665_1" style:family="text">
      <style:text-properties style:font-name="Verdana" style:font-name-asian="Verdana" style:font-name-complex="Verdana"/>
    </style:style>
    <style:style style:name="T665_2" style:family="text">
      <style:text-properties style:font-name="Verdana" style:font-name-asian="Verdana" style:font-name-complex="Verdana"/>
    </style:style>
    <style:style style:name="T665_3" style:family="text">
      <style:text-properties style:font-name="Verdana" style:font-name-asian="Verdana" style:font-name-complex="Verdana"/>
    </style:style>
    <style:style style:name="T665_4" style:family="text">
      <style:text-properties style:font-name="Verdana" style:font-name-asian="Verdana" style:font-name-complex="Verdana"/>
    </style:style>
    <style:style style:name="T665_5" style:family="text">
      <style:text-properties style:font-name="Verdana" style:font-name-asian="Verdana" style:font-name-complex="Verdana"/>
    </style:style>
    <style:style style:name="T665_6" style:family="text">
      <style:text-properties style:font-name="Verdana" style:font-name-asian="Verdana" style:font-name-complex="Verdana"/>
    </style:style>
    <style:style style:name="T665_7" style:family="text">
      <style:text-properties style:font-name="Verdana" style:font-name-asian="Verdana" style:font-name-complex="Verdana"/>
    </style:style>
    <style:style style:name="T665_8" style:family="text">
      <style:text-properties style:font-name="Verdana" style:font-name-asian="Verdana" style:font-name-complex="Verdana"/>
    </style:style>
    <style:style style:name="T665_9" style:family="text">
      <style:text-properties style:font-name="Verdana" style:font-name-asian="Verdana" style:font-name-complex="Verdana"/>
    </style:style>
    <style:style style:name="T665_10" style:family="text">
      <style:text-properties style:font-name="Verdana" style:font-name-asian="Verdana" style:font-name-complex="Verdana"/>
    </style:style>
    <style:style style:name="T665_11" style:family="text">
      <style:text-properties style:font-name="Verdana" style:font-name-asian="Verdana" style:font-name-complex="Verdana"/>
    </style:style>
    <style:style style:name="T665_12" style:family="text">
      <style:text-properties style:font-name="Verdana" style:font-name-asian="Verdana" style:font-name-complex="Verdana"/>
    </style:style>
    <style:style style:name="T665_13" style:family="text">
      <style:text-properties style:font-name="Verdana" style:font-name-asian="Verdana" style:font-name-complex="Verdana"/>
    </style:style>
    <style:style style:name="T665_14" style:family="text">
      <style:text-properties style:font-name="Verdana" style:font-name-asian="Verdana" style:font-name-complex="Verdana"/>
    </style:style>
    <style:style style:name="T665_15" style:family="text">
      <style:text-properties style:font-name="Verdana" style:font-name-asian="Verdana" style:font-name-complex="Verdana"/>
    </style:style>
    <style:style style:name="T665_16" style:family="text">
      <style:text-properties style:font-name="Verdana" style:font-name-asian="Verdana" style:font-name-complex="Verdana"/>
    </style:style>
    <style:style style:name="T665_17" style:family="text">
      <style:text-properties style:font-name="Verdana" style:font-name-asian="Verdana" style:font-name-complex="Verdana"/>
    </style:style>
    <style:style style:name="T665_18" style:family="text">
      <style:text-properties style:font-name="Verdana" style:font-name-asian="Verdana" style:font-name-complex="Verdana"/>
    </style:style>
    <style:style style:name="T665_19" style:family="text">
      <style:text-properties style:font-name="Verdana" style:font-name-asian="Verdana" style:font-name-complex="Verdana"/>
    </style:style>
    <style:style style:name="T665_20" style:family="text">
      <style:text-properties style:font-name="Verdana" style:font-name-asian="Verdana" style:font-name-complex="Verdana"/>
    </style:style>
    <style:style style:name="T665_21" style:family="text">
      <style:text-properties style:font-name="Verdana" style:font-name-asian="Verdana" style:font-name-complex="Verdana"/>
    </style:style>
    <style:style style:name="T665_22" style:family="text">
      <style:text-properties style:font-name="Verdana" style:font-name-asian="Verdana" style:font-name-complex="Verdana"/>
    </style:style>
    <style:style style:name="T665_23" style:family="text">
      <style:text-properties style:font-name="Verdana" style:font-name-asian="Verdana" style:font-name-complex="Verdana"/>
    </style:style>
    <style:style style:name="T665_24" style:family="text">
      <style:text-properties style:font-name="Verdana" style:font-name-asian="Verdana" style:font-name-complex="Verdana"/>
    </style:style>
    <style:style style:name="T665_25" style:family="text">
      <style:text-properties style:font-name="Verdana" style:font-name-asian="Verdana" style:font-name-complex="Verdana"/>
    </style:style>
    <style:style style:name="T665_26" style:family="text">
      <style:text-properties style:font-name="Verdana" style:font-name-asian="Verdana" style:font-name-complex="Verdana"/>
    </style:style>
    <style:style style:name="T665_27" style:family="text">
      <style:text-properties style:font-name="Verdana" style:font-name-asian="Verdana" style:font-name-complex="Verdana"/>
    </style:style>
    <style:style style:name="T665_28" style:family="text">
      <style:text-properties style:font-name="Verdana" style:font-name-asian="Verdana" style:font-name-complex="Verdana"/>
    </style:style>
    <style:style style:name="T665_29" style:family="text">
      <style:text-properties style:font-name="Verdana" style:font-name-asian="Verdana" style:font-name-complex="Verdana"/>
    </style:style>
    <style:style style:name="T665_30" style:family="text">
      <style:text-properties style:font-name="Verdana" style:font-name-asian="Verdana" style:font-name-complex="Verdana"/>
    </style:style>
    <style:style style:name="T665_31" style:family="text">
      <style:text-properties style:font-name="Verdana" style:font-name-asian="Verdana" style:font-name-complex="Verdana"/>
    </style:style>
    <style:style style:name="T665_32" style:family="text">
      <style:text-properties style:font-name="Verdana" style:font-name-asian="Verdana" style:font-name-complex="Verdana"/>
    </style:style>
    <style:style style:name="T665_33" style:family="text">
      <style:text-properties style:font-name="Verdana" style:font-name-asian="Verdana" style:font-name-complex="Verdana"/>
    </style:style>
    <style:style style:name="T665_34" style:family="text">
      <style:text-properties style:font-name="Verdana" style:font-name-asian="Verdana" style:font-name-complex="Verdana"/>
    </style:style>
    <style:style style:name="T665_35" style:family="text">
      <style:text-properties style:font-name="Verdana" style:font-name-asian="Verdana" style:font-name-complex="Verdana"/>
    </style:style>
    <style:style style:name="T665_36" style:family="text">
      <style:text-properties style:font-name="Verdana" style:font-name-asian="Verdana" style:font-name-complex="Verdana"/>
    </style:style>
    <style:style style:name="T665_37" style:family="text">
      <style:text-properties style:font-name="Verdana" style:font-name-asian="Verdana" style:font-name-complex="Verdana"/>
    </style:style>
    <style:style style:name="T665_38" style:family="text">
      <style:text-properties style:font-name="Verdana" style:font-name-asian="Verdana" style:font-name-complex="Verdana"/>
    </style:style>
    <style:style style:name="T665_39" style:family="text">
      <style:text-properties style:font-name="Verdana" style:font-name-asian="Verdana" style:font-name-complex="Verdana"/>
    </style:style>
    <style:style style:name="T665_40" style:family="text">
      <style:text-properties style:font-name="Verdana" style:font-name-asian="Verdana" style:font-name-complex="Verdana"/>
    </style:style>
    <style:style style:name="T665_41" style:family="text">
      <style:text-properties style:font-name="Verdana" style:font-name-asian="Verdana" style:font-name-complex="Verdana"/>
    </style:style>
    <style:style style:name="T665_42" style:family="text">
      <style:text-properties style:font-name="Verdana" style:font-name-asian="Verdana" style:font-name-complex="Verdana"/>
    </style:style>
    <style:style style:name="T665_43" style:family="text">
      <style:text-properties style:font-name="Verdana" style:font-name-asian="Verdana" style:font-name-complex="Verdana"/>
    </style:style>
    <style:style style:name="T665_44" style:family="text">
      <style:text-properties style:font-name="Verdana" style:font-name-asian="Verdana" style:font-name-complex="Verdana"/>
    </style:style>
    <style:style style:name="T665_45" style:family="text">
      <style:text-properties style:font-name="Verdana" style:font-name-asian="Verdana" style:font-name-complex="Verdana"/>
    </style:style>
    <style:style style:name="T665_46" style:family="text">
      <style:text-properties style:font-name="Verdana" style:font-name-asian="Verdana" style:font-name-complex="Verdana"/>
    </style:style>
    <style:style style:name="T665_47" style:family="text">
      <style:text-properties style:font-name="Verdana" style:font-name-asian="Verdana" style:font-name-complex="Verdana"/>
    </style:style>
    <style:style style:name="T665_48" style:family="text">
      <style:text-properties style:font-name="Verdana" style:font-name-asian="Verdana" style:font-name-complex="Verdana"/>
    </style:style>
    <style:style style:name="P666" style:family="paragraph" style:parent-style-name="Standard">
      <style:paragraph-properties fo:break-before="auto" fo:line-height="115%" fo:margin-top="0cm" fo:margin-bottom="0cm" style:writing-mode="lr-tb"/>
    </style:style>
    <style:style style:name="T666_1" style:family="text">
      <style:text-properties style:font-name="Verdana" style:font-name-asian="Verdana" style:font-name-complex="Verdana"/>
    </style:style>
    <style:style style:name="T666_2" style:family="text">
      <style:text-properties style:font-name="Verdana" style:font-name-asian="Verdana" style:font-name-complex="Verdana"/>
    </style:style>
    <style:style style:name="T666_3" style:family="text">
      <style:text-properties style:font-name="Verdana" style:font-name-asian="Verdana" style:font-name-complex="Verdana"/>
    </style:style>
    <style:style style:name="T666_4" style:family="text">
      <style:text-properties style:font-name="Verdana" style:font-name-asian="Verdana" style:font-name-complex="Verdana"/>
    </style:style>
    <style:style style:name="T666_5" style:family="text">
      <style:text-properties style:font-name="Verdana" style:font-name-asian="Verdana" style:font-name-complex="Verdana"/>
    </style:style>
    <style:style style:name="T666_6" style:family="text">
      <style:text-properties style:font-name="Verdana" style:font-name-asian="Verdana" style:font-name-complex="Verdana"/>
    </style:style>
    <style:style style:name="T666_7" style:family="text">
      <style:text-properties style:font-name="Verdana" style:font-name-asian="Verdana" style:font-name-complex="Verdana"/>
    </style:style>
    <style:style style:name="T666_8" style:family="text">
      <style:text-properties style:font-name="Verdana" style:font-name-asian="Verdana" style:font-name-complex="Verdana"/>
    </style:style>
    <style:style style:name="T666_9" style:family="text">
      <style:text-properties style:font-name="Verdana" style:font-name-asian="Verdana" style:font-name-complex="Verdana"/>
    </style:style>
    <style:style style:name="T666_10" style:family="text">
      <style:text-properties style:font-name="Verdana" style:font-name-asian="Verdana" style:font-name-complex="Verdana"/>
    </style:style>
    <style:style style:name="T666_11" style:family="text">
      <style:text-properties style:font-name="Verdana" style:font-name-asian="Verdana" style:font-name-complex="Verdana"/>
    </style:style>
    <style:style style:name="T666_12" style:family="text">
      <style:text-properties style:font-name="Verdana" style:font-name-asian="Verdana" style:font-name-complex="Verdana"/>
    </style:style>
    <style:style style:name="T666_13" style:family="text">
      <style:text-properties style:font-name="Verdana" style:font-name-asian="Verdana" style:font-name-complex="Verdana"/>
    </style:style>
    <style:style style:name="T666_14" style:family="text">
      <style:text-properties style:font-name="Verdana" style:font-name-asian="Verdana" style:font-name-complex="Verdana"/>
    </style:style>
    <style:style style:name="T666_15" style:family="text">
      <style:text-properties style:font-name="Verdana" style:font-name-asian="Verdana" style:font-name-complex="Verdana"/>
    </style:style>
    <style:style style:name="T666_16" style:family="text">
      <style:text-properties style:font-name="Verdana" style:font-name-asian="Verdana" style:font-name-complex="Verdana"/>
    </style:style>
    <style:style style:name="T666_17" style:family="text">
      <style:text-properties style:font-name="Verdana" style:font-name-asian="Verdana" style:font-name-complex="Verdana"/>
    </style:style>
    <style:style style:name="T666_18" style:family="text">
      <style:text-properties style:font-name="Verdana" style:font-name-asian="Verdana" style:font-name-complex="Verdana"/>
    </style:style>
    <style:style style:name="T666_19" style:family="text">
      <style:text-properties style:font-name="Verdana" style:font-name-asian="Verdana" style:font-name-complex="Verdana"/>
    </style:style>
    <style:style style:name="T666_20" style:family="text">
      <style:text-properties style:font-name="Verdana" style:font-name-asian="Verdana" style:font-name-complex="Verdana"/>
    </style:style>
    <style:style style:name="T666_21" style:family="text">
      <style:text-properties style:font-name="Verdana" style:font-name-asian="Verdana" style:font-name-complex="Verdana"/>
    </style:style>
    <style:style style:name="T666_22" style:family="text">
      <style:text-properties style:font-name="Verdana" style:font-name-asian="Verdana" style:font-name-complex="Verdana"/>
    </style:style>
    <style:style style:name="T666_23" style:family="text">
      <style:text-properties style:font-name="Verdana" style:font-name-asian="Verdana" style:font-name-complex="Verdana"/>
    </style:style>
    <style:style style:name="T666_24" style:family="text">
      <style:text-properties style:font-name="Verdana" style:font-name-asian="Verdana" style:font-name-complex="Verdana"/>
    </style:style>
    <style:style style:name="T666_25" style:family="text">
      <style:text-properties style:font-name="Verdana" style:font-name-asian="Verdana" style:font-name-complex="Verdana"/>
    </style:style>
    <style:style style:name="T666_26" style:family="text">
      <style:text-properties style:font-name="Verdana" style:font-name-asian="Verdana" style:font-name-complex="Verdana"/>
    </style:style>
    <style:style style:name="T666_27" style:family="text">
      <style:text-properties style:font-name="Verdana" style:font-name-asian="Verdana" style:font-name-complex="Verdana"/>
    </style:style>
    <style:style style:name="T666_28" style:family="text">
      <style:text-properties style:font-name="Verdana" style:font-name-asian="Verdana" style:font-name-complex="Verdana"/>
    </style:style>
    <style:style style:name="T666_29" style:family="text">
      <style:text-properties style:font-name="Verdana" style:font-name-asian="Verdana" style:font-name-complex="Verdana"/>
    </style:style>
    <style:style style:name="T666_30" style:family="text">
      <style:text-properties style:font-name="Verdana" style:font-name-asian="Verdana" style:font-name-complex="Verdana"/>
    </style:style>
    <style:style style:name="P667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668" style:family="paragraph" style:parent-style-name="Standard">
      <style:paragraph-properties fo:break-before="auto" fo:line-height="115%" style:writing-mode="lr-tb"/>
    </style:style>
    <style:style style:name="T668_1" style:family="text"/>
    <style:style style:name="T668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68_3" style:family="text"/>
    <style:style style:name="T668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68_5" style:family="text"/>
    <style:style style:name="T668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68_7" style:family="text"/>
    <style:style style:name="T668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68_9" style:family="text"/>
    <style:style style:name="T668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68_11" style:family="text"/>
    <style:style style:name="T668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68_13" style:family="text"/>
    <style:style style:name="T668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68_15" style:family="text"/>
    <style:style style:name="T668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68_17" style:family="text"/>
    <style:style style:name="T668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68_19" style:family="text"/>
    <style:style style:name="T668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68_21" style:family="text"/>
    <style:style style:name="T668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68_23" style:family="text"/>
    <style:style style:name="T668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669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670" style:family="paragraph" style:parent-style-name="Standard">
      <style:paragraph-properties fo:break-before="auto" fo:line-height="115%" style:writing-mode="lr-tb"/>
    </style:style>
    <style:style style:name="T670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0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0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0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0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0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0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0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0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0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0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0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0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671" style:family="paragraph" style:parent-style-name="Standard">
      <style:paragraph-properties fo:break-before="auto" fo:line-height="115%" style:writing-mode="lr-tb"/>
    </style:style>
    <style:style style:name="T671_1" style:family="text">
      <style:text-properties style:font-name="Verdana" style:font-name-asian="Verdana" style:font-name-complex="Verdana"/>
    </style:style>
    <style:style style:name="T671_2" style:family="text">
      <style:text-properties style:font-name="Verdana" style:font-name-asian="Verdana" style:font-name-complex="Verdana"/>
    </style:style>
    <style:style style:name="T671_3" style:family="text">
      <style:text-properties style:font-name="Verdana" style:font-name-asian="Verdana" style:font-name-complex="Verdana"/>
    </style:style>
    <style:style style:name="T671_4" style:family="text">
      <style:text-properties style:font-name="Verdana" style:font-name-asian="Verdana" style:font-name-complex="Verdana"/>
    </style:style>
    <style:style style:name="T671_5" style:family="text">
      <style:text-properties style:font-name="Verdana" style:font-name-asian="Verdana" style:font-name-complex="Verdana"/>
    </style:style>
    <style:style style:name="T671_6" style:family="text">
      <style:text-properties style:font-name="Verdana" style:font-name-asian="Verdana" style:font-name-complex="Verdana"/>
    </style:style>
    <style:style style:name="T671_7" style:family="text">
      <style:text-properties style:font-name="Verdana" style:font-name-asian="Verdana" style:font-name-complex="Verdana"/>
    </style:style>
    <style:style style:name="T671_8" style:family="text">
      <style:text-properties style:font-name="Verdana" style:font-name-asian="Verdana" style:font-name-complex="Verdana"/>
    </style:style>
    <style:style style:name="T671_9" style:family="text">
      <style:text-properties style:font-name="Verdana" style:font-name-asian="Verdana" style:font-name-complex="Verdana"/>
    </style:style>
    <style:style style:name="T671_10" style:family="text">
      <style:text-properties style:font-name="Verdana" style:font-name-asian="Verdana" style:font-name-complex="Verdana"/>
    </style:style>
    <style:style style:name="T671_11" style:family="text">
      <style:text-properties style:font-name="Verdana" style:font-name-asian="Verdana" style:font-name-complex="Verdana"/>
    </style:style>
    <style:style style:name="T671_12" style:family="text">
      <style:text-properties style:font-name="Verdana" style:font-name-asian="Verdana" style:font-name-complex="Verdana"/>
    </style:style>
    <style:style style:name="T671_13" style:family="text">
      <style:text-properties style:font-name="Verdana" style:font-name-asian="Verdana" style:font-name-complex="Verdana"/>
    </style:style>
    <style:style style:name="T671_14" style:family="text">
      <style:text-properties style:font-name="Verdana" style:font-name-asian="Verdana" style:font-name-complex="Verdana"/>
    </style:style>
    <style:style style:name="T671_15" style:family="text">
      <style:text-properties style:font-name="Verdana" style:font-name-asian="Verdana" style:font-name-complex="Verdana"/>
    </style:style>
    <style:style style:name="T671_16" style:family="text">
      <style:text-properties style:font-name="Verdana" style:font-name-asian="Verdana" style:font-name-complex="Verdana"/>
    </style:style>
    <style:style style:name="T671_17" style:family="text">
      <style:text-properties style:font-name="Verdana" style:font-name-asian="Verdana" style:font-name-complex="Verdana"/>
    </style:style>
    <style:style style:name="T671_18" style:family="text">
      <style:text-properties style:font-name="Verdana" style:font-name-asian="Verdana" style:font-name-complex="Verdana"/>
    </style:style>
    <style:style style:name="T671_19" style:family="text">
      <style:text-properties style:font-name="Verdana" style:font-name-asian="Verdana" style:font-name-complex="Verdana"/>
    </style:style>
    <style:style style:name="T671_20" style:family="text">
      <style:text-properties style:font-name="Verdana" style:font-name-asian="Verdana" style:font-name-complex="Verdana"/>
    </style:style>
    <style:style style:name="T671_21" style:family="text">
      <style:text-properties style:font-name="Verdana" style:font-name-asian="Verdana" style:font-name-complex="Verdana"/>
    </style:style>
    <style:style style:name="T671_22" style:family="text">
      <style:text-properties style:font-name="Verdana" style:font-name-asian="Verdana" style:font-name-complex="Verdana"/>
    </style:style>
    <style:style style:name="T671_23" style:family="text">
      <style:text-properties style:font-name="Verdana" style:font-name-asian="Verdana" style:font-name-complex="Verdana"/>
    </style:style>
    <style:style style:name="T671_24" style:family="text">
      <style:text-properties style:font-name="Verdana" style:font-name-asian="Verdana" style:font-name-complex="Verdana"/>
    </style:style>
    <style:style style:name="T671_25" style:family="text">
      <style:text-properties style:font-name="Verdana" style:font-name-asian="Verdana" style:font-name-complex="Verdana"/>
    </style:style>
    <style:style style:name="T671_26" style:family="text">
      <style:text-properties style:font-name="Verdana" style:font-name-asian="Verdana" style:font-name-complex="Verdana"/>
    </style:style>
    <style:style style:name="T671_27" style:family="text">
      <style:text-properties style:font-name="Verdana" style:font-name-asian="Verdana" style:font-name-complex="Verdana"/>
    </style:style>
    <style:style style:name="T671_28" style:family="text">
      <style:text-properties style:font-name="Verdana" style:font-name-asian="Verdana" style:font-name-complex="Verdana"/>
    </style:style>
    <style:style style:name="T671_29" style:family="text">
      <style:text-properties style:font-name="Verdana" style:font-name-asian="Verdana" style:font-name-complex="Verdana"/>
    </style:style>
    <style:style style:name="T671_30" style:family="text">
      <style:text-properties style:font-name="Verdana" style:font-name-asian="Verdana" style:font-name-complex="Verdana"/>
    </style:style>
    <style:style style:name="T671_31" style:family="text">
      <style:text-properties style:font-name="Verdana" style:font-name-asian="Verdana" style:font-name-complex="Verdana"/>
    </style:style>
    <style:style style:name="T671_32" style:family="text">
      <style:text-properties style:font-name="Verdana" style:font-name-asian="Verdana" style:font-name-complex="Verdana"/>
    </style:style>
    <style:style style:name="T671_33" style:family="text">
      <style:text-properties style:font-name="Verdana" style:font-name-asian="Verdana" style:font-name-complex="Verdana"/>
    </style:style>
    <style:style style:name="T671_34" style:family="text">
      <style:text-properties style:font-name="Verdana" style:font-name-asian="Verdana" style:font-name-complex="Verdana"/>
    </style:style>
    <style:style style:name="T671_35" style:family="text">
      <style:text-properties style:font-name="Verdana" style:font-name-asian="Verdana" style:font-name-complex="Verdana"/>
    </style:style>
    <style:style style:name="T671_36" style:family="text">
      <style:text-properties style:font-name="Verdana" style:font-name-asian="Verdana" style:font-name-complex="Verdana"/>
    </style:style>
    <style:style style:name="T671_37" style:family="text">
      <style:text-properties style:font-name="Verdana" style:font-name-asian="Verdana" style:font-name-complex="Verdana"/>
    </style:style>
    <style:style style:name="T671_38" style:family="text">
      <style:text-properties style:font-name="Verdana" style:font-name-asian="Verdana" style:font-name-complex="Verdana"/>
    </style:style>
    <style:style style:name="T671_39" style:family="text">
      <style:text-properties style:font-name="Verdana" style:font-name-asian="Verdana" style:font-name-complex="Verdana"/>
    </style:style>
    <style:style style:name="T671_40" style:family="text">
      <style:text-properties style:font-name="Verdana" style:font-name-asian="Verdana" style:font-name-complex="Verdana"/>
    </style:style>
    <style:style style:name="T671_41" style:family="text">
      <style:text-properties style:font-name="Verdana" style:font-name-asian="Verdana" style:font-name-complex="Verdana"/>
    </style:style>
    <style:style style:name="T671_42" style:family="text">
      <style:text-properties style:font-name="Verdana" style:font-name-asian="Verdana" style:font-name-complex="Verdana"/>
    </style:style>
    <style:style style:name="T671_43" style:family="text">
      <style:text-properties style:font-name="Verdana" style:font-name-asian="Verdana" style:font-name-complex="Verdana"/>
    </style:style>
    <style:style style:name="T671_44" style:family="text">
      <style:text-properties style:font-name="Verdana" style:font-name-asian="Verdana" style:font-name-complex="Verdana"/>
    </style:style>
    <style:style style:name="T671_45" style:family="text">
      <style:text-properties style:font-name="Verdana" style:font-name-asian="Verdana" style:font-name-complex="Verdana"/>
    </style:style>
    <style:style style:name="T671_46" style:family="text">
      <style:text-properties style:font-name="Verdana" style:font-name-asian="Verdana" style:font-name-complex="Verdana"/>
    </style:style>
    <style:style style:name="T671_47" style:family="text">
      <style:text-properties style:font-name="Verdana" style:font-name-asian="Verdana" style:font-name-complex="Verdana"/>
    </style:style>
    <style:style style:name="T671_48" style:family="text">
      <style:text-properties style:font-name="Verdana" style:font-name-asian="Verdana" style:font-name-complex="Verdana"/>
    </style:style>
    <style:style style:name="T671_49" style:family="text">
      <style:text-properties style:font-name="Verdana" style:font-name-asian="Verdana" style:font-name-complex="Verdana"/>
    </style:style>
    <style:style style:name="T671_50" style:family="text">
      <style:text-properties style:font-name="Verdana" style:font-name-asian="Verdana" style:font-name-complex="Verdana"/>
    </style:style>
    <style:style style:name="T671_51" style:family="text">
      <style:text-properties style:font-name="Verdana" style:font-name-asian="Verdana" style:font-name-complex="Verdana"/>
    </style:style>
    <style:style style:name="T671_52" style:family="text">
      <style:text-properties style:font-name="Verdana" style:font-name-asian="Verdana" style:font-name-complex="Verdana"/>
    </style:style>
    <style:style style:name="T671_53" style:family="text">
      <style:text-properties style:font-name="Verdana" style:font-name-asian="Verdana" style:font-name-complex="Verdana"/>
    </style:style>
    <style:style style:name="T671_54" style:family="text">
      <style:text-properties style:font-name="Verdana" style:font-name-asian="Verdana" style:font-name-complex="Verdana"/>
    </style:style>
    <style:style style:name="T671_55" style:family="text">
      <style:text-properties style:font-name="Verdana" style:font-name-asian="Verdana" style:font-name-complex="Verdana"/>
    </style:style>
    <style:style style:name="T671_56" style:family="text">
      <style:text-properties style:font-name="Verdana" style:font-name-asian="Verdana" style:font-name-complex="Verdana"/>
    </style:style>
    <style:style style:name="T671_57" style:family="text">
      <style:text-properties style:font-name="Verdana" style:font-name-asian="Verdana" style:font-name-complex="Verdana"/>
    </style:style>
    <style:style style:name="T671_58" style:family="text">
      <style:text-properties style:font-name="Verdana" style:font-name-asian="Verdana" style:font-name-complex="Verdana"/>
    </style:style>
    <style:style style:name="T671_59" style:family="text">
      <style:text-properties style:font-name="Verdana" style:font-name-asian="Verdana" style:font-name-complex="Verdana"/>
    </style:style>
    <style:style style:name="T671_60" style:family="text">
      <style:text-properties style:font-name="Verdana" style:font-name-asian="Verdana" style:font-name-complex="Verdana"/>
    </style:style>
    <style:style style:name="T671_61" style:family="text">
      <style:text-properties style:font-name="Verdana" style:font-name-asian="Verdana" style:font-name-complex="Verdana"/>
    </style:style>
    <style:style style:name="T671_62" style:family="text">
      <style:text-properties style:font-name="Verdana" style:font-name-asian="Verdana" style:font-name-complex="Verdana"/>
    </style:style>
    <style:style style:name="T671_63" style:family="text">
      <style:text-properties style:font-name="Verdana" style:font-name-asian="Verdana" style:font-name-complex="Verdana"/>
    </style:style>
    <style:style style:name="T671_64" style:family="text">
      <style:text-properties style:font-name="Verdana" style:font-name-asian="Verdana" style:font-name-complex="Verdana"/>
    </style:style>
    <style:style style:name="T671_65" style:family="text">
      <style:text-properties style:font-name="Verdana" style:font-name-asian="Verdana" style:font-name-complex="Verdana"/>
    </style:style>
    <style:style style:name="T671_66" style:family="text">
      <style:text-properties style:font-name="Verdana" style:font-name-asian="Verdana" style:font-name-complex="Verdana"/>
    </style:style>
    <style:style style:name="T671_67" style:family="text">
      <style:text-properties style:font-name="Verdana" style:font-name-asian="Verdana" style:font-name-complex="Verdana"/>
    </style:style>
    <style:style style:name="T671_68" style:family="text">
      <style:text-properties style:font-name="Verdana" style:font-name-asian="Verdana" style:font-name-complex="Verdana"/>
    </style:style>
    <style:style style:name="T671_69" style:family="text">
      <style:text-properties style:font-name="Verdana" style:font-name-asian="Verdana" style:font-name-complex="Verdana"/>
    </style:style>
    <style:style style:name="T671_70" style:family="text">
      <style:text-properties style:font-name="Verdana" style:font-name-asian="Verdana" style:font-name-complex="Verdana"/>
    </style:style>
    <style:style style:name="T671_71" style:family="text">
      <style:text-properties style:font-name="Verdana" style:font-name-asian="Verdana" style:font-name-complex="Verdana"/>
    </style:style>
    <style:style style:name="T671_72" style:family="text">
      <style:text-properties style:font-name="Verdana" style:font-name-asian="Verdana" style:font-name-complex="Verdana"/>
    </style:style>
    <style:style style:name="T671_73" style:family="text">
      <style:text-properties style:font-name="Verdana" style:font-name-asian="Verdana" style:font-name-complex="Verdana"/>
    </style:style>
    <style:style style:name="T671_74" style:family="text">
      <style:text-properties style:font-name="Verdana" style:font-name-asian="Verdana" style:font-name-complex="Verdana"/>
    </style:style>
    <style:style style:name="T671_75" style:family="text">
      <style:text-properties style:font-name="Verdana" style:font-name-asian="Verdana" style:font-name-complex="Verdana"/>
    </style:style>
    <style:style style:name="T671_76" style:family="text">
      <style:text-properties style:font-name="Verdana" style:font-name-asian="Verdana" style:font-name-complex="Verdana"/>
    </style:style>
    <style:style style:name="T671_77" style:family="text">
      <style:text-properties style:font-name="Verdana" style:font-name-asian="Verdana" style:font-name-complex="Verdana"/>
    </style:style>
    <style:style style:name="T671_78" style:family="text">
      <style:text-properties style:font-name="Verdana" style:font-name-asian="Verdana" style:font-name-complex="Verdana"/>
    </style:style>
    <style:style style:name="T671_79" style:family="text">
      <style:text-properties style:font-name="Verdana" style:font-name-asian="Verdana" style:font-name-complex="Verdana"/>
    </style:style>
    <style:style style:name="T671_80" style:family="text">
      <style:text-properties style:font-name="Verdana" style:font-name-asian="Verdana" style:font-name-complex="Verdana"/>
    </style:style>
    <style:style style:name="T671_81" style:family="text">
      <style:text-properties style:font-name="Verdana" style:font-name-asian="Verdana" style:font-name-complex="Verdana"/>
    </style:style>
    <style:style style:name="T671_82" style:family="text">
      <style:text-properties style:font-name="Verdana" style:font-name-asian="Verdana" style:font-name-complex="Verdana"/>
    </style:style>
    <style:style style:name="T671_83" style:family="text">
      <style:text-properties style:font-name="Verdana" style:font-name-asian="Verdana" style:font-name-complex="Verdana"/>
    </style:style>
    <style:style style:name="T671_84" style:family="text">
      <style:text-properties style:font-name="Verdana" style:font-name-asian="Verdana" style:font-name-complex="Verdana"/>
    </style:style>
    <style:style style:name="T671_85" style:family="text">
      <style:text-properties style:font-name="Verdana" style:font-name-asian="Verdana" style:font-name-complex="Verdana"/>
    </style:style>
    <style:style style:name="T671_86" style:family="text">
      <style:text-properties style:font-name="Verdana" style:font-name-asian="Verdana" style:font-name-complex="Verdana"/>
    </style:style>
    <style:style style:name="T671_87" style:family="text">
      <style:text-properties style:font-name="Verdana" style:font-name-asian="Verdana" style:font-name-complex="Verdana"/>
    </style:style>
    <style:style style:name="T671_88" style:family="text">
      <style:text-properties style:font-name="Verdana" style:font-name-asian="Verdana" style:font-name-complex="Verdana"/>
    </style:style>
    <style:style style:name="T671_89" style:family="text">
      <style:text-properties style:font-name="Verdana" style:font-name-asian="Verdana" style:font-name-complex="Verdana"/>
    </style:style>
    <style:style style:name="T671_90" style:family="text">
      <style:text-properties style:font-name="Verdana" style:font-name-asian="Verdana" style:font-name-complex="Verdana"/>
    </style:style>
    <style:style style:name="T671_91" style:family="text">
      <style:text-properties style:font-name="Verdana" style:font-name-asian="Verdana" style:font-name-complex="Verdana"/>
    </style:style>
    <style:style style:name="T671_92" style:family="text">
      <style:text-properties style:font-name="Verdana" style:font-name-asian="Verdana" style:font-name-complex="Verdana"/>
    </style:style>
    <style:style style:name="T671_93" style:family="text">
      <style:text-properties style:font-name="Verdana" style:font-name-asian="Verdana" style:font-name-complex="Verdana"/>
    </style:style>
    <style:style style:name="T671_94" style:family="text">
      <style:text-properties style:font-name="Verdana" style:font-name-asian="Verdana" style:font-name-complex="Verdana"/>
    </style:style>
    <style:style style:name="T671_95" style:family="text">
      <style:text-properties style:font-name="Verdana" style:font-name-asian="Verdana" style:font-name-complex="Verdana"/>
    </style:style>
    <style:style style:name="T671_96" style:family="text">
      <style:text-properties style:font-name="Verdana" style:font-name-asian="Verdana" style:font-name-complex="Verdana"/>
    </style:style>
    <style:style style:name="T671_97" style:family="text">
      <style:text-properties style:font-name="Verdana" style:font-name-asian="Verdana" style:font-name-complex="Verdana"/>
    </style:style>
    <style:style style:name="T671_98" style:family="text">
      <style:text-properties style:font-name="Verdana" style:font-name-asian="Verdana" style:font-name-complex="Verdana"/>
    </style:style>
    <style:style style:name="T671_99" style:family="text">
      <style:text-properties style:font-name="Verdana" style:font-name-asian="Verdana" style:font-name-complex="Verdana"/>
    </style:style>
    <style:style style:name="T671_100" style:family="text">
      <style:text-properties style:font-name="Verdana" style:font-name-asian="Verdana" style:font-name-complex="Verdana"/>
    </style:style>
    <style:style style:name="T671_101" style:family="text">
      <style:text-properties style:font-name="Verdana" style:font-name-asian="Verdana" style:font-name-complex="Verdana"/>
    </style:style>
    <style:style style:name="T671_102" style:family="text">
      <style:text-properties style:font-name="Verdana" style:font-name-asian="Verdana" style:font-name-complex="Verdana"/>
    </style:style>
    <style:style style:name="T671_103" style:family="text">
      <style:text-properties style:font-name="Verdana" style:font-name-asian="Verdana" style:font-name-complex="Verdana"/>
    </style:style>
    <style:style style:name="T671_104" style:family="text">
      <style:text-properties style:font-name="Verdana" style:font-name-asian="Verdana" style:font-name-complex="Verdana"/>
    </style:style>
    <style:style style:name="T671_105" style:family="text">
      <style:text-properties style:font-name="Verdana" style:font-name-asian="Verdana" style:font-name-complex="Verdana"/>
    </style:style>
    <style:style style:name="T671_106" style:family="text">
      <style:text-properties style:font-name="Verdana" style:font-name-asian="Verdana" style:font-name-complex="Verdana"/>
    </style:style>
    <style:style style:name="T671_107" style:family="text">
      <style:text-properties style:font-name="Verdana" style:font-name-asian="Verdana" style:font-name-complex="Verdana"/>
    </style:style>
    <style:style style:name="T671_108" style:family="text">
      <style:text-properties style:font-name="Verdana" style:font-name-asian="Verdana" style:font-name-complex="Verdana"/>
    </style:style>
    <style:style style:name="T671_109" style:family="text">
      <style:text-properties style:font-name="Verdana" style:font-name-asian="Verdana" style:font-name-complex="Verdana"/>
    </style:style>
    <style:style style:name="T671_110" style:family="text">
      <style:text-properties style:font-name="Verdana" style:font-name-asian="Verdana" style:font-name-complex="Verdana"/>
    </style:style>
    <style:style style:name="T671_111" style:family="text">
      <style:text-properties style:font-name="Verdana" style:font-name-asian="Verdana" style:font-name-complex="Verdana"/>
    </style:style>
    <style:style style:name="T671_112" style:family="text">
      <style:text-properties style:font-name="Verdana" style:font-name-asian="Verdana" style:font-name-complex="Verdana"/>
    </style:style>
    <style:style style:name="T671_113" style:family="text">
      <style:text-properties style:font-name="Verdana" style:font-name-asian="Verdana" style:font-name-complex="Verdana"/>
    </style:style>
    <style:style style:name="T671_114" style:family="text">
      <style:text-properties style:font-name="Verdana" style:font-name-asian="Verdana" style:font-name-complex="Verdana"/>
    </style:style>
    <style:style style:name="T671_115" style:family="text">
      <style:text-properties style:font-name="Verdana" style:font-name-asian="Verdana" style:font-name-complex="Verdana"/>
    </style:style>
    <style:style style:name="T671_116" style:family="text">
      <style:text-properties style:font-name="Verdana" style:font-name-asian="Verdana" style:font-name-complex="Verdana"/>
    </style:style>
    <style:style style:name="T671_117" style:family="text">
      <style:text-properties style:font-name="Verdana" style:font-name-asian="Verdana" style:font-name-complex="Verdana"/>
    </style:style>
    <style:style style:name="T671_118" style:family="text">
      <style:text-properties style:font-name="Verdana" style:font-name-asian="Verdana" style:font-name-complex="Verdana"/>
    </style:style>
    <style:style style:name="T671_119" style:family="text">
      <style:text-properties style:font-name="Verdana" style:font-name-asian="Verdana" style:font-name-complex="Verdana"/>
    </style:style>
    <style:style style:name="T671_120" style:family="text">
      <style:text-properties style:font-name="Verdana" style:font-name-asian="Verdana" style:font-name-complex="Verdana"/>
    </style:style>
    <style:style style:name="T671_121" style:family="text">
      <style:text-properties style:font-name="Verdana" style:font-name-asian="Verdana" style:font-name-complex="Verdana"/>
    </style:style>
    <style:style style:name="T671_122" style:family="text">
      <style:text-properties style:font-name="Verdana" style:font-name-asian="Verdana" style:font-name-complex="Verdana"/>
    </style:style>
    <style:style style:name="T671_123" style:family="text">
      <style:text-properties style:font-name="Verdana" style:font-name-asian="Verdana" style:font-name-complex="Verdana"/>
    </style:style>
    <style:style style:name="T671_124" style:family="text">
      <style:text-properties style:font-name="Verdana" style:font-name-asian="Verdana" style:font-name-complex="Verdana"/>
    </style:style>
    <style:style style:name="P672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673" style:family="paragraph" style:parent-style-name="Standard">
      <style:paragraph-properties fo:break-before="auto" fo:line-height="115%" style:writing-mode="lr-tb"/>
    </style:style>
    <style:style style:name="T673_1" style:family="text"/>
    <style:style style:name="T673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3_3" style:family="text"/>
    <style:style style:name="T673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3_5" style:family="text"/>
    <style:style style:name="T673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3_7" style:family="text"/>
    <style:style style:name="T673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3_9" style:family="text"/>
    <style:style style:name="T673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3_11" style:family="text"/>
    <style:style style:name="T673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3_13" style:family="text"/>
    <style:style style:name="T673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3_15" style:family="text"/>
    <style:style style:name="T673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3_17" style:family="text"/>
    <style:style style:name="T673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3_19" style:family="text"/>
    <style:style style:name="T673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3_21" style:family="text"/>
    <style:style style:name="T673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674" style:family="paragraph" style:parent-style-name="Standard">
      <style:paragraph-properties fo:break-before="auto" fo:line-height="115%" style:writing-mode="lr-tb"/>
    </style:style>
    <style:style style:name="T674_1" style:family="text"/>
    <style:style style:name="T674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4_3" style:family="text"/>
    <style:style style:name="T674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4_5" style:family="text"/>
    <style:style style:name="T674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4_7" style:family="text"/>
    <style:style style:name="T674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4_9" style:family="text"/>
    <style:style style:name="T674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4_11" style:family="text"/>
    <style:style style:name="T674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4_13" style:family="text"/>
    <style:style style:name="T674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4_15" style:family="text"/>
    <style:style style:name="T674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4_17" style:family="text"/>
    <style:style style:name="T674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4_19" style:family="text"/>
    <style:style style:name="T674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4_21" style:family="text"/>
    <style:style style:name="T674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4_23" style:family="text"/>
    <style:style style:name="T674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4_25" style:family="text"/>
    <style:style style:name="T674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4_27" style:family="text"/>
    <style:style style:name="T674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4_29" style:family="text"/>
    <style:style style:name="T674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675" style:family="paragraph" style:parent-style-name="Standard">
      <style:paragraph-properties fo:break-before="auto" fo:line-height="115%" style:writing-mode="lr-tb"/>
    </style:style>
    <style:style style:name="T675_1" style:family="text"/>
    <style:style style:name="T675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5_3" style:family="text"/>
    <style:style style:name="T675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5_5" style:family="text"/>
    <style:style style:name="T675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5_7" style:family="text"/>
    <style:style style:name="T675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5_9" style:family="text"/>
    <style:style style:name="T675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5_11" style:family="text"/>
    <style:style style:name="T675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5_13" style:family="text"/>
    <style:style style:name="T675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5_15" style:family="text"/>
    <style:style style:name="T675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5_17" style:family="text"/>
    <style:style style:name="T675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5_19" style:family="text"/>
    <style:style style:name="T675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5_21" style:family="text"/>
    <style:style style:name="T675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5_23" style:family="text"/>
    <style:style style:name="T675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5_25" style:family="text"/>
    <style:style style:name="T675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5_27" style:family="text"/>
    <style:style style:name="T675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5_29" style:family="text"/>
    <style:style style:name="T675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5_31" style:family="text"/>
    <style:style style:name="T675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75_33" style:family="text"/>
    <style:style style:name="T675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676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677" style:family="paragraph" style:parent-style-name="Standard">
      <style:paragraph-properties fo:break-before="auto" fo:line-height="115%" style:writing-mode="lr-tb"/>
    </style:style>
    <style:style style:name="T677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7_2" style:family="text">
      <style:text-properties style:font-name="Verdana" fo:font-size="12pt" style:font-name-asian="Verdana" style:font-size-asian="12pt" style:font-name-complex="Verdana" style:font-size-complex="12pt"/>
    </style:style>
    <style:style style:name="T677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7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7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7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7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7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7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7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7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7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7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7_1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7_1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77_1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678" style:family="paragraph" style:parent-style-name="Standard">
      <style:paragraph-properties fo:break-before="auto" fo:line-height="115%" style:writing-mode="lr-tb"/>
    </style:style>
    <style:style style:name="T678_1" style:family="text">
      <style:text-properties style:font-name="Verdana" style:font-name-asian="Verdana" style:font-name-complex="Verdana"/>
    </style:style>
    <style:style style:name="T678_2" style:family="text">
      <style:text-properties style:font-name="Verdana" style:font-name-asian="Verdana" style:font-name-complex="Verdana"/>
    </style:style>
    <style:style style:name="T678_3" style:family="text">
      <style:text-properties style:font-name="Verdana" style:font-name-asian="Verdana" style:font-name-complex="Verdana"/>
    </style:style>
    <style:style style:name="T678_4" style:family="text">
      <style:text-properties style:font-name="Verdana" style:font-name-asian="Verdana" style:font-name-complex="Verdana"/>
    </style:style>
    <style:style style:name="T678_5" style:family="text">
      <style:text-properties style:font-name="Verdana" style:font-name-asian="Verdana" style:font-name-complex="Verdana"/>
    </style:style>
    <style:style style:name="T678_6" style:family="text">
      <style:text-properties style:font-name="Verdana" style:font-name-asian="Verdana" style:font-name-complex="Verdana"/>
    </style:style>
    <style:style style:name="T678_7" style:family="text">
      <style:text-properties style:font-name="Verdana" style:font-name-asian="Verdana" style:font-name-complex="Verdana"/>
    </style:style>
    <style:style style:name="T678_8" style:family="text">
      <style:text-properties style:font-name="Verdana" style:font-name-asian="Verdana" style:font-name-complex="Verdana"/>
    </style:style>
    <style:style style:name="T678_9" style:family="text">
      <style:text-properties style:font-name="Verdana" style:font-name-asian="Verdana" style:font-name-complex="Verdana"/>
    </style:style>
    <style:style style:name="T678_10" style:family="text">
      <style:text-properties style:font-name="Verdana" style:font-name-asian="Verdana" style:font-name-complex="Verdana"/>
    </style:style>
    <style:style style:name="T678_11" style:family="text">
      <style:text-properties style:font-name="Verdana" style:font-name-asian="Verdana" style:font-name-complex="Verdana"/>
    </style:style>
    <style:style style:name="T678_12" style:family="text">
      <style:text-properties style:font-name="Verdana" style:font-name-asian="Verdana" style:font-name-complex="Verdana"/>
    </style:style>
    <style:style style:name="T678_13" style:family="text">
      <style:text-properties style:font-name="Verdana" style:font-name-asian="Verdana" style:font-name-complex="Verdana"/>
    </style:style>
    <style:style style:name="T678_14" style:family="text">
      <style:text-properties style:font-name="Verdana" style:font-name-asian="Verdana" style:font-name-complex="Verdana"/>
    </style:style>
    <style:style style:name="T678_15" style:family="text">
      <style:text-properties style:font-name="Verdana" style:font-name-asian="Verdana" style:font-name-complex="Verdana"/>
    </style:style>
    <style:style style:name="T678_16" style:family="text">
      <style:text-properties style:font-name="Verdana" style:font-name-asian="Verdana" style:font-name-complex="Verdana"/>
    </style:style>
    <style:style style:name="T678_17" style:family="text">
      <style:text-properties style:font-name="Verdana" style:font-name-asian="Verdana" style:font-name-complex="Verdana"/>
    </style:style>
    <style:style style:name="T678_18" style:family="text">
      <style:text-properties style:font-name="Verdana" style:font-name-asian="Verdana" style:font-name-complex="Verdana"/>
    </style:style>
    <style:style style:name="T678_19" style:family="text">
      <style:text-properties style:font-name="Verdana" style:font-name-asian="Verdana" style:font-name-complex="Verdana"/>
    </style:style>
    <style:style style:name="T678_20" style:family="text">
      <style:text-properties style:font-name="Verdana" style:font-name-asian="Verdana" style:font-name-complex="Verdana"/>
    </style:style>
    <style:style style:name="T678_21" style:family="text">
      <style:text-properties style:font-name="Verdana" style:font-name-asian="Verdana" style:font-name-complex="Verdana"/>
    </style:style>
    <style:style style:name="T678_22" style:family="text">
      <style:text-properties style:font-name="Verdana" style:font-name-asian="Verdana" style:font-name-complex="Verdana"/>
    </style:style>
    <style:style style:name="T678_23" style:family="text">
      <style:text-properties style:font-name="Verdana" style:font-name-asian="Verdana" style:font-name-complex="Verdana"/>
    </style:style>
    <style:style style:name="T678_24" style:family="text">
      <style:text-properties style:font-name="Verdana" style:font-name-asian="Verdana" style:font-name-complex="Verdana"/>
    </style:style>
    <style:style style:name="T678_25" style:family="text">
      <style:text-properties style:font-name="Verdana" style:font-name-asian="Verdana" style:font-name-complex="Verdana"/>
    </style:style>
    <style:style style:name="T678_26" style:family="text">
      <style:text-properties style:font-name="Verdana" style:font-name-asian="Verdana" style:font-name-complex="Verdana"/>
    </style:style>
    <style:style style:name="T678_27" style:family="text">
      <style:text-properties style:font-name="Verdana" style:font-name-asian="Verdana" style:font-name-complex="Verdana"/>
    </style:style>
    <style:style style:name="T678_28" style:family="text">
      <style:text-properties style:font-name="Verdana" style:font-name-asian="Verdana" style:font-name-complex="Verdana"/>
    </style:style>
    <style:style style:name="T678_29" style:family="text">
      <style:text-properties style:font-name="Verdana" style:font-name-asian="Verdana" style:font-name-complex="Verdana"/>
    </style:style>
    <style:style style:name="T678_30" style:family="text">
      <style:text-properties style:font-name="Verdana" style:font-name-asian="Verdana" style:font-name-complex="Verdana"/>
    </style:style>
    <style:style style:name="T678_31" style:family="text">
      <style:text-properties style:font-name="Verdana" style:font-name-asian="Verdana" style:font-name-complex="Verdana"/>
    </style:style>
    <style:style style:name="T678_32" style:family="text">
      <style:text-properties style:font-name="Verdana" style:font-name-asian="Verdana" style:font-name-complex="Verdana"/>
    </style:style>
    <style:style style:name="T678_33" style:family="text">
      <style:text-properties style:font-name="Verdana" style:font-name-asian="Verdana" style:font-name-complex="Verdana"/>
    </style:style>
    <style:style style:name="T678_34" style:family="text">
      <style:text-properties style:font-name="Verdana" style:font-name-asian="Verdana" style:font-name-complex="Verdana"/>
    </style:style>
    <style:style style:name="T678_35" style:family="text">
      <style:text-properties style:font-name="Verdana" style:font-name-asian="Verdana" style:font-name-complex="Verdana"/>
    </style:style>
    <style:style style:name="T678_36" style:family="text">
      <style:text-properties style:font-name="Verdana" style:font-name-asian="Verdana" style:font-name-complex="Verdana"/>
    </style:style>
    <style:style style:name="T678_37" style:family="text">
      <style:text-properties style:font-name="Verdana" style:font-name-asian="Verdana" style:font-name-complex="Verdana"/>
    </style:style>
    <style:style style:name="T678_38" style:family="text">
      <style:text-properties style:font-name="Verdana" style:font-name-asian="Verdana" style:font-name-complex="Verdana"/>
    </style:style>
    <style:style style:name="T678_39" style:family="text">
      <style:text-properties style:font-name="Verdana" style:font-name-asian="Verdana" style:font-name-complex="Verdana"/>
    </style:style>
    <style:style style:name="T678_40" style:family="text">
      <style:text-properties style:font-name="Verdana" style:font-name-asian="Verdana" style:font-name-complex="Verdana"/>
    </style:style>
    <style:style style:name="T678_41" style:family="text">
      <style:text-properties style:font-name="Verdana" style:font-name-asian="Verdana" style:font-name-complex="Verdana"/>
    </style:style>
    <style:style style:name="T678_42" style:family="text">
      <style:text-properties style:font-name="Verdana" style:font-name-asian="Verdana" style:font-name-complex="Verdana"/>
    </style:style>
    <style:style style:name="T678_43" style:family="text">
      <style:text-properties style:font-name="Verdana" style:font-name-asian="Verdana" style:font-name-complex="Verdana"/>
    </style:style>
    <style:style style:name="T678_44" style:family="text">
      <style:text-properties style:font-name="Verdana" style:font-name-asian="Verdana" style:font-name-complex="Verdana"/>
    </style:style>
    <style:style style:name="T678_45" style:family="text">
      <style:text-properties style:font-name="Verdana" style:font-name-asian="Verdana" style:font-name-complex="Verdana"/>
    </style:style>
    <style:style style:name="T678_46" style:family="text">
      <style:text-properties style:font-name="Verdana" style:font-name-asian="Verdana" style:font-name-complex="Verdana"/>
    </style:style>
    <style:style style:name="T678_47" style:family="text">
      <style:text-properties style:font-name="Verdana" style:font-name-asian="Verdana" style:font-name-complex="Verdana"/>
    </style:style>
    <style:style style:name="T678_48" style:family="text">
      <style:text-properties style:font-name="Verdana" style:font-name-asian="Verdana" style:font-name-complex="Verdana"/>
    </style:style>
    <style:style style:name="T678_49" style:family="text">
      <style:text-properties style:font-name="Verdana" style:font-name-asian="Verdana" style:font-name-complex="Verdana"/>
    </style:style>
    <style:style style:name="T678_50" style:family="text">
      <style:text-properties style:font-name="Verdana" style:font-name-asian="Verdana" style:font-name-complex="Verdana"/>
    </style:style>
    <style:style style:name="T678_51" style:family="text">
      <style:text-properties style:font-name="Verdana" style:font-name-asian="Verdana" style:font-name-complex="Verdana"/>
    </style:style>
    <style:style style:name="T678_52" style:family="text">
      <style:text-properties style:font-name="Verdana" style:font-name-asian="Verdana" style:font-name-complex="Verdana"/>
    </style:style>
    <style:style style:name="T678_53" style:family="text">
      <style:text-properties style:font-name="Verdana" style:font-name-asian="Verdana" style:font-name-complex="Verdana"/>
    </style:style>
    <style:style style:name="T678_54" style:family="text">
      <style:text-properties style:font-name="Verdana" style:font-name-asian="Verdana" style:font-name-complex="Verdana"/>
    </style:style>
    <style:style style:name="T678_55" style:family="text">
      <style:text-properties style:font-name="Verdana" style:font-name-asian="Verdana" style:font-name-complex="Verdana"/>
    </style:style>
    <style:style style:name="T678_56" style:family="text">
      <style:text-properties style:font-name="Verdana" style:font-name-asian="Verdana" style:font-name-complex="Verdana"/>
    </style:style>
    <style:style style:name="T678_57" style:family="text">
      <style:text-properties style:font-name="Verdana" style:font-name-asian="Verdana" style:font-name-complex="Verdana"/>
    </style:style>
    <style:style style:name="T678_58" style:family="text">
      <style:text-properties style:font-name="Verdana" style:font-name-asian="Verdana" style:font-name-complex="Verdana"/>
    </style:style>
    <style:style style:name="T678_59" style:family="text">
      <style:text-properties style:font-name="Verdana" style:font-name-asian="Verdana" style:font-name-complex="Verdana"/>
    </style:style>
    <style:style style:name="T678_60" style:family="text">
      <style:text-properties style:font-name="Verdana" style:font-name-asian="Verdana" style:font-name-complex="Verdana"/>
    </style:style>
    <style:style style:name="T678_61" style:family="text">
      <style:text-properties style:font-name="Verdana" style:font-name-asian="Verdana" style:font-name-complex="Verdana"/>
    </style:style>
    <style:style style:name="T678_62" style:family="text">
      <style:text-properties style:font-name="Verdana" style:font-name-asian="Verdana" style:font-name-complex="Verdana"/>
    </style:style>
    <style:style style:name="T678_63" style:family="text">
      <style:text-properties style:font-name="Verdana" style:font-name-asian="Verdana" style:font-name-complex="Verdana"/>
    </style:style>
    <style:style style:name="T678_64" style:family="text">
      <style:text-properties style:font-name="Verdana" style:font-name-asian="Verdana" style:font-name-complex="Verdana"/>
    </style:style>
    <style:style style:name="T678_65" style:family="text">
      <style:text-properties style:font-name="Verdana" style:font-name-asian="Verdana" style:font-name-complex="Verdana"/>
    </style:style>
    <style:style style:name="T678_66" style:family="text">
      <style:text-properties style:font-name="Verdana" style:font-name-asian="Verdana" style:font-name-complex="Verdana"/>
    </style:style>
    <style:style style:name="T678_67" style:family="text">
      <style:text-properties style:font-name="Verdana" style:font-name-asian="Verdana" style:font-name-complex="Verdana"/>
    </style:style>
    <style:style style:name="T678_68" style:family="text">
      <style:text-properties style:font-name="Verdana" style:font-name-asian="Verdana" style:font-name-complex="Verdana"/>
    </style:style>
    <style:style style:name="T678_69" style:family="text">
      <style:text-properties style:font-name="Verdana" style:font-name-asian="Verdana" style:font-name-complex="Verdana"/>
    </style:style>
    <style:style style:name="T678_70" style:family="text">
      <style:text-properties style:font-name="Verdana" style:font-name-asian="Verdana" style:font-name-complex="Verdana"/>
    </style:style>
    <style:style style:name="T678_71" style:family="text">
      <style:text-properties style:font-name="Verdana" style:font-name-asian="Verdana" style:font-name-complex="Verdana"/>
    </style:style>
    <style:style style:name="T678_72" style:family="text">
      <style:text-properties style:font-name="Verdana" style:font-name-asian="Verdana" style:font-name-complex="Verdana"/>
    </style:style>
    <style:style style:name="T678_73" style:family="text">
      <style:text-properties style:font-name="Verdana" style:font-name-asian="Verdana" style:font-name-complex="Verdana"/>
    </style:style>
    <style:style style:name="T678_74" style:family="text">
      <style:text-properties style:font-name="Verdana" style:font-name-asian="Verdana" style:font-name-complex="Verdana"/>
    </style:style>
    <style:style style:name="T678_75" style:family="text">
      <style:text-properties style:font-name="Verdana" style:font-name-asian="Verdana" style:font-name-complex="Verdana"/>
    </style:style>
    <style:style style:name="T678_76" style:family="text">
      <style:text-properties style:font-name="Verdana" style:font-name-asian="Verdana" style:font-name-complex="Verdana"/>
    </style:style>
    <style:style style:name="T678_77" style:family="text">
      <style:text-properties style:font-name="Verdana" style:font-name-asian="Verdana" style:font-name-complex="Verdana"/>
    </style:style>
    <style:style style:name="T678_78" style:family="text">
      <style:text-properties style:font-name="Verdana" style:font-name-asian="Verdana" style:font-name-complex="Verdana"/>
    </style:style>
    <style:style style:name="T678_79" style:family="text">
      <style:text-properties style:font-name="Verdana" style:font-name-asian="Verdana" style:font-name-complex="Verdana"/>
    </style:style>
    <style:style style:name="T678_80" style:family="text">
      <style:text-properties style:font-name="Verdana" style:font-name-asian="Verdana" style:font-name-complex="Verdana"/>
    </style:style>
    <style:style style:name="T678_81" style:family="text">
      <style:text-properties style:font-name="Verdana" style:font-name-asian="Verdana" style:font-name-complex="Verdana"/>
    </style:style>
    <style:style style:name="T678_82" style:family="text">
      <style:text-properties style:font-name="Verdana" style:font-name-asian="Verdana" style:font-name-complex="Verdana"/>
    </style:style>
    <style:style style:name="T678_83" style:family="text">
      <style:text-properties style:font-name="Verdana" style:font-name-asian="Verdana" style:font-name-complex="Verdana"/>
    </style:style>
    <style:style style:name="T678_84" style:family="text">
      <style:text-properties style:font-name="Verdana" style:font-name-asian="Verdana" style:font-name-complex="Verdana"/>
    </style:style>
    <style:style style:name="T678_85" style:family="text">
      <style:text-properties style:font-name="Verdana" style:font-name-asian="Verdana" style:font-name-complex="Verdana"/>
    </style:style>
    <style:style style:name="T678_86" style:family="text">
      <style:text-properties style:font-name="Verdana" style:font-name-asian="Verdana" style:font-name-complex="Verdana"/>
    </style:style>
    <style:style style:name="T678_87" style:family="text">
      <style:text-properties style:font-name="Verdana" style:font-name-asian="Verdana" style:font-name-complex="Verdana"/>
    </style:style>
    <style:style style:name="T678_88" style:family="text">
      <style:text-properties style:font-name="Verdana" style:font-name-asian="Verdana" style:font-name-complex="Verdana"/>
    </style:style>
    <style:style style:name="P679" style:family="paragraph" style:parent-style-name="Standard">
      <style:paragraph-properties fo:break-before="auto" fo:line-height="115%" style:writing-mode="lr-tb"/>
    </style:style>
    <style:style style:name="T679_1" style:family="text">
      <style:text-properties style:font-name="Verdana" style:font-name-asian="Verdana" style:font-name-complex="Verdana"/>
    </style:style>
    <style:style style:name="T679_2" style:family="text">
      <style:text-properties style:font-name="Verdana" style:font-name-asian="Verdana" style:font-name-complex="Verdana"/>
    </style:style>
    <style:style style:name="T679_3" style:family="text">
      <style:text-properties style:font-name="Verdana" style:font-name-asian="Verdana" style:font-name-complex="Verdana"/>
    </style:style>
    <style:style style:name="T679_4" style:family="text">
      <style:text-properties style:font-name="Verdana" style:font-name-asian="Verdana" style:font-name-complex="Verdana"/>
    </style:style>
    <style:style style:name="T679_5" style:family="text">
      <style:text-properties style:font-name="Verdana" style:font-name-asian="Verdana" style:font-name-complex="Verdana"/>
    </style:style>
    <style:style style:name="T679_6" style:family="text">
      <style:text-properties style:font-name="Verdana" style:font-name-asian="Verdana" style:font-name-complex="Verdana"/>
    </style:style>
    <style:style style:name="T679_7" style:family="text">
      <style:text-properties style:font-name="Verdana" style:font-name-asian="Verdana" style:font-name-complex="Verdana"/>
    </style:style>
    <style:style style:name="T679_8" style:family="text">
      <style:text-properties style:font-name="Verdana" style:font-name-asian="Verdana" style:font-name-complex="Verdana"/>
    </style:style>
    <style:style style:name="T679_9" style:family="text">
      <style:text-properties style:font-name="Verdana" style:font-name-asian="Verdana" style:font-name-complex="Verdana"/>
    </style:style>
    <style:style style:name="T679_10" style:family="text">
      <style:text-properties style:font-name="Verdana" style:font-name-asian="Verdana" style:font-name-complex="Verdana"/>
    </style:style>
    <style:style style:name="T679_11" style:family="text">
      <style:text-properties style:font-name="Verdana" style:font-name-asian="Verdana" style:font-name-complex="Verdana"/>
    </style:style>
    <style:style style:name="T679_12" style:family="text">
      <style:text-properties style:font-name="Verdana" style:font-name-asian="Verdana" style:font-name-complex="Verdana"/>
    </style:style>
    <style:style style:name="T679_13" style:family="text">
      <style:text-properties style:font-name="Verdana" style:font-name-asian="Verdana" style:font-name-complex="Verdana"/>
    </style:style>
    <style:style style:name="T679_14" style:family="text">
      <style:text-properties style:font-name="Verdana" style:font-name-asian="Verdana" style:font-name-complex="Verdana"/>
    </style:style>
    <style:style style:name="T679_15" style:family="text">
      <style:text-properties style:font-name="Verdana" style:font-name-asian="Verdana" style:font-name-complex="Verdana"/>
    </style:style>
    <style:style style:name="T679_16" style:family="text">
      <style:text-properties style:font-name="Verdana" style:font-name-asian="Verdana" style:font-name-complex="Verdana"/>
    </style:style>
    <style:style style:name="T679_17" style:family="text">
      <style:text-properties style:font-name="Verdana" style:font-name-asian="Verdana" style:font-name-complex="Verdana"/>
    </style:style>
    <style:style style:name="T679_18" style:family="text">
      <style:text-properties style:font-name="Verdana" style:font-name-asian="Verdana" style:font-name-complex="Verdana"/>
    </style:style>
    <style:style style:name="T679_19" style:family="text">
      <style:text-properties style:font-name="Verdana" style:font-name-asian="Verdana" style:font-name-complex="Verdana"/>
    </style:style>
    <style:style style:name="T679_20" style:family="text">
      <style:text-properties style:font-name="Verdana" style:font-name-asian="Verdana" style:font-name-complex="Verdana"/>
    </style:style>
    <style:style style:name="T679_21" style:family="text">
      <style:text-properties style:font-name="Verdana" style:font-name-asian="Verdana" style:font-name-complex="Verdana"/>
    </style:style>
    <style:style style:name="T679_22" style:family="text">
      <style:text-properties style:font-name="Verdana" style:font-name-asian="Verdana" style:font-name-complex="Verdana"/>
    </style:style>
    <style:style style:name="T679_23" style:family="text">
      <style:text-properties style:font-name="Verdana" style:font-name-asian="Verdana" style:font-name-complex="Verdana"/>
    </style:style>
    <style:style style:name="T679_24" style:family="text">
      <style:text-properties style:font-name="Verdana" style:font-name-asian="Verdana" style:font-name-complex="Verdana"/>
    </style:style>
    <style:style style:name="T679_25" style:family="text">
      <style:text-properties style:font-name="Verdana" style:font-name-asian="Verdana" style:font-name-complex="Verdana"/>
    </style:style>
    <style:style style:name="T679_26" style:family="text">
      <style:text-properties style:font-name="Verdana" style:font-name-asian="Verdana" style:font-name-complex="Verdana"/>
    </style:style>
    <style:style style:name="T679_27" style:family="text">
      <style:text-properties style:font-name="Verdana" style:font-name-asian="Verdana" style:font-name-complex="Verdana"/>
    </style:style>
    <style:style style:name="T679_28" style:family="text">
      <style:text-properties style:font-name="Verdana" style:font-name-asian="Verdana" style:font-name-complex="Verdana"/>
    </style:style>
    <style:style style:name="T679_29" style:family="text">
      <style:text-properties style:font-name="Verdana" style:font-name-asian="Verdana" style:font-name-complex="Verdana"/>
    </style:style>
    <style:style style:name="T679_30" style:family="text">
      <style:text-properties style:font-name="Verdana" style:font-name-asian="Verdana" style:font-name-complex="Verdana"/>
    </style:style>
    <style:style style:name="T679_31" style:family="text">
      <style:text-properties style:font-name="Verdana" style:font-name-asian="Verdana" style:font-name-complex="Verdana"/>
    </style:style>
    <style:style style:name="T679_32" style:family="text">
      <style:text-properties style:font-name="Verdana" style:font-name-asian="Verdana" style:font-name-complex="Verdana"/>
    </style:style>
    <style:style style:name="T679_33" style:family="text">
      <style:text-properties style:font-name="Verdana" style:font-name-asian="Verdana" style:font-name-complex="Verdana"/>
    </style:style>
    <style:style style:name="T679_34" style:family="text">
      <style:text-properties style:font-name="Verdana" style:font-name-asian="Verdana" style:font-name-complex="Verdana"/>
    </style:style>
    <style:style style:name="T679_35" style:family="text">
      <style:text-properties style:font-name="Verdana" style:font-name-asian="Verdana" style:font-name-complex="Verdana"/>
    </style:style>
    <style:style style:name="T679_36" style:family="text">
      <style:text-properties style:font-name="Verdana" style:font-name-asian="Verdana" style:font-name-complex="Verdana"/>
    </style:style>
    <style:style style:name="T679_37" style:family="text">
      <style:text-properties style:font-name="Verdana" style:font-name-asian="Verdana" style:font-name-complex="Verdana"/>
    </style:style>
    <style:style style:name="T679_38" style:family="text">
      <style:text-properties style:font-name="Verdana" style:font-name-asian="Verdana" style:font-name-complex="Verdana"/>
    </style:style>
    <style:style style:name="T679_39" style:family="text">
      <style:text-properties style:font-name="Verdana" style:font-name-asian="Verdana" style:font-name-complex="Verdana"/>
    </style:style>
    <style:style style:name="T679_40" style:family="text">
      <style:text-properties style:font-name="Verdana" style:font-name-asian="Verdana" style:font-name-complex="Verdana"/>
    </style:style>
    <style:style style:name="T679_41" style:family="text">
      <style:text-properties style:font-name="Verdana" style:font-name-asian="Verdana" style:font-name-complex="Verdana"/>
    </style:style>
    <style:style style:name="T679_42" style:family="text">
      <style:text-properties style:font-name="Verdana" style:font-name-asian="Verdana" style:font-name-complex="Verdana"/>
    </style:style>
    <style:style style:name="T679_43" style:family="text">
      <style:text-properties style:font-name="Verdana" style:font-name-asian="Verdana" style:font-name-complex="Verdana"/>
    </style:style>
    <style:style style:name="T679_44" style:family="text">
      <style:text-properties style:font-name="Verdana" style:font-name-asian="Verdana" style:font-name-complex="Verdana"/>
    </style:style>
    <style:style style:name="T679_45" style:family="text">
      <style:text-properties style:font-name="Verdana" style:font-name-asian="Verdana" style:font-name-complex="Verdana"/>
    </style:style>
    <style:style style:name="T679_46" style:family="text">
      <style:text-properties style:font-name="Verdana" style:font-name-asian="Verdana" style:font-name-complex="Verdana"/>
    </style:style>
    <style:style style:name="T679_47" style:family="text">
      <style:text-properties style:font-name="Verdana" style:font-name-asian="Verdana" style:font-name-complex="Verdana"/>
    </style:style>
    <style:style style:name="T679_48" style:family="text">
      <style:text-properties style:font-name="Verdana" style:font-name-asian="Verdana" style:font-name-complex="Verdana"/>
    </style:style>
    <style:style style:name="T679_49" style:family="text">
      <style:text-properties style:font-name="Verdana" style:font-name-asian="Verdana" style:font-name-complex="Verdana"/>
    </style:style>
    <style:style style:name="T679_50" style:family="text">
      <style:text-properties style:font-name="Verdana" style:font-name-asian="Verdana" style:font-name-complex="Verdana"/>
    </style:style>
    <style:style style:name="T679_51" style:family="text">
      <style:text-properties style:font-name="Verdana" style:font-name-asian="Verdana" style:font-name-complex="Verdana"/>
    </style:style>
    <style:style style:name="T679_52" style:family="text">
      <style:text-properties style:font-name="Verdana" style:font-name-asian="Verdana" style:font-name-complex="Verdana"/>
    </style:style>
    <style:style style:name="T679_53" style:family="text">
      <style:text-properties style:font-name="Verdana" style:font-name-asian="Verdana" style:font-name-complex="Verdana"/>
    </style:style>
    <style:style style:name="T679_54" style:family="text">
      <style:text-properties style:font-name="Verdana" style:font-name-asian="Verdana" style:font-name-complex="Verdana"/>
    </style:style>
    <style:style style:name="T679_55" style:family="text">
      <style:text-properties style:font-name="Verdana" style:font-name-asian="Verdana" style:font-name-complex="Verdana"/>
    </style:style>
    <style:style style:name="T679_56" style:family="text">
      <style:text-properties style:font-name="Verdana" style:font-name-asian="Verdana" style:font-name-complex="Verdana"/>
    </style:style>
    <style:style style:name="T679_57" style:family="text">
      <style:text-properties style:font-name="Verdana" style:font-name-asian="Verdana" style:font-name-complex="Verdana"/>
    </style:style>
    <style:style style:name="T679_58" style:family="text">
      <style:text-properties style:font-name="Verdana" style:font-name-asian="Verdana" style:font-name-complex="Verdana"/>
    </style:style>
    <style:style style:name="T679_59" style:family="text">
      <style:text-properties style:font-name="Verdana" style:font-name-asian="Verdana" style:font-name-complex="Verdana"/>
    </style:style>
    <style:style style:name="T679_60" style:family="text">
      <style:text-properties style:font-name="Verdana" style:font-name-asian="Verdana" style:font-name-complex="Verdana"/>
    </style:style>
    <style:style style:name="T679_61" style:family="text">
      <style:text-properties style:font-name="Verdana" style:font-name-asian="Verdana" style:font-name-complex="Verdana"/>
    </style:style>
    <style:style style:name="T679_62" style:family="text">
      <style:text-properties style:font-name="Verdana" style:font-name-asian="Verdana" style:font-name-complex="Verdana"/>
    </style:style>
    <style:style style:name="T679_63" style:family="text">
      <style:text-properties style:font-name="Verdana" style:font-name-asian="Verdana" style:font-name-complex="Verdana"/>
    </style:style>
    <style:style style:name="T679_64" style:family="text">
      <style:text-properties style:font-name="Verdana" style:font-name-asian="Verdana" style:font-name-complex="Verdana"/>
    </style:style>
    <style:style style:name="T679_65" style:family="text">
      <style:text-properties style:font-name="Verdana" style:font-name-asian="Verdana" style:font-name-complex="Verdana"/>
    </style:style>
    <style:style style:name="T679_66" style:family="text">
      <style:text-properties style:font-name="Verdana" style:font-name-asian="Verdana" style:font-name-complex="Verdana"/>
    </style:style>
    <style:style style:name="T679_67" style:family="text">
      <style:text-properties style:font-name="Verdana" style:font-name-asian="Verdana" style:font-name-complex="Verdana"/>
    </style:style>
    <style:style style:name="T679_68" style:family="text">
      <style:text-properties style:font-name="Verdana" style:font-name-asian="Verdana" style:font-name-complex="Verdana"/>
    </style:style>
    <style:style style:name="T679_69" style:family="text">
      <style:text-properties style:font-name="Verdana" style:font-name-asian="Verdana" style:font-name-complex="Verdana"/>
    </style:style>
    <style:style style:name="T679_70" style:family="text">
      <style:text-properties style:font-name="Verdana" style:font-name-asian="Verdana" style:font-name-complex="Verdana"/>
    </style:style>
    <style:style style:name="T679_71" style:family="text">
      <style:text-properties style:font-name="Verdana" style:font-name-asian="Verdana" style:font-name-complex="Verdana"/>
    </style:style>
    <style:style style:name="T679_72" style:family="text">
      <style:text-properties style:font-name="Verdana" style:font-name-asian="Verdana" style:font-name-complex="Verdana"/>
    </style:style>
    <style:style style:name="T679_73" style:family="text">
      <style:text-properties style:font-name="Verdana" style:font-name-asian="Verdana" style:font-name-complex="Verdana"/>
    </style:style>
    <style:style style:name="T679_74" style:family="text">
      <style:text-properties style:font-name="Verdana" style:font-name-asian="Verdana" style:font-name-complex="Verdana"/>
    </style:style>
    <style:style style:name="T679_75" style:family="text">
      <style:text-properties style:font-name="Verdana" style:font-name-asian="Verdana" style:font-name-complex="Verdana"/>
    </style:style>
    <style:style style:name="T679_76" style:family="text">
      <style:text-properties style:font-name="Verdana" style:font-name-asian="Verdana" style:font-name-complex="Verdana"/>
    </style:style>
    <style:style style:name="T679_77" style:family="text">
      <style:text-properties style:font-name="Verdana" style:font-name-asian="Verdana" style:font-name-complex="Verdana"/>
    </style:style>
    <style:style style:name="T679_78" style:family="text">
      <style:text-properties style:font-name="Verdana" style:font-name-asian="Verdana" style:font-name-complex="Verdana"/>
    </style:style>
    <style:style style:name="T679_79" style:family="text">
      <style:text-properties style:font-name="Verdana" style:font-name-asian="Verdana" style:font-name-complex="Verdana"/>
    </style:style>
    <style:style style:name="T679_80" style:family="text">
      <style:text-properties style:font-name="Verdana" style:font-name-asian="Verdana" style:font-name-complex="Verdana"/>
    </style:style>
    <style:style style:name="T679_81" style:family="text">
      <style:text-properties style:font-name="Verdana" style:font-name-asian="Verdana" style:font-name-complex="Verdana"/>
    </style:style>
    <style:style style:name="T679_82" style:family="text">
      <style:text-properties style:font-name="Verdana" style:font-name-asian="Verdana" style:font-name-complex="Verdana"/>
    </style:style>
    <style:style style:name="P680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681" style:family="paragraph" style:parent-style-name="Standard">
      <style:paragraph-properties fo:break-before="auto" fo:line-height="115%" style:writing-mode="lr-tb"/>
    </style:style>
    <style:style style:name="T681_1" style:family="text"/>
    <style:style style:name="T681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1_3" style:family="text"/>
    <style:style style:name="T681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1_5" style:family="text"/>
    <style:style style:name="T681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1_7" style:family="text"/>
    <style:style style:name="T681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1_9" style:family="text"/>
    <style:style style:name="T681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1_11" style:family="text"/>
    <style:style style:name="T681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1_13" style:family="text"/>
    <style:style style:name="T681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1_15" style:family="text"/>
    <style:style style:name="T681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1_17" style:family="text"/>
    <style:style style:name="T681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1_19" style:family="text"/>
    <style:style style:name="T681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1_21" style:family="text"/>
    <style:style style:name="T681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1_23" style:family="text"/>
    <style:style style:name="T681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1_25" style:family="text"/>
    <style:style style:name="T681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1_27" style:family="text"/>
    <style:style style:name="T681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1_29" style:family="text"/>
    <style:style style:name="T681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1_31" style:family="text"/>
    <style:style style:name="T681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682" style:family="paragraph" style:parent-style-name="Standard">
      <style:paragraph-properties fo:break-before="auto" fo:line-height="115%" style:writing-mode="lr-tb"/>
    </style:style>
    <style:style style:name="T682_1" style:family="text"/>
    <style:style style:name="T682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3" style:family="text"/>
    <style:style style:name="T682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5" style:family="text"/>
    <style:style style:name="T682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7" style:family="text"/>
    <style:style style:name="T682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9" style:family="text"/>
    <style:style style:name="T682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11" style:family="text"/>
    <style:style style:name="T682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13" style:family="text"/>
    <style:style style:name="T682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15" style:family="text"/>
    <style:style style:name="T682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17" style:family="text"/>
    <style:style style:name="T682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19" style:family="text"/>
    <style:style style:name="T682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21" style:family="text"/>
    <style:style style:name="T682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23" style:family="text"/>
    <style:style style:name="T682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25" style:family="text"/>
    <style:style style:name="T682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27" style:family="text"/>
    <style:style style:name="T682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29" style:family="text"/>
    <style:style style:name="T682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31" style:family="text"/>
    <style:style style:name="T682_3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33" style:family="text"/>
    <style:style style:name="T682_3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35" style:family="text"/>
    <style:style style:name="T682_3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37" style:family="text"/>
    <style:style style:name="T682_3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39" style:family="text"/>
    <style:style style:name="T682_4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41" style:family="text"/>
    <style:style style:name="T682_4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43" style:family="text"/>
    <style:style style:name="T682_4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45" style:family="text"/>
    <style:style style:name="T682_4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47" style:family="text"/>
    <style:style style:name="T682_4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49" style:family="text"/>
    <style:style style:name="T682_5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51" style:family="text"/>
    <style:style style:name="T682_5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53" style:family="text"/>
    <style:style style:name="T682_5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55" style:family="text"/>
    <style:style style:name="T682_5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57" style:family="text"/>
    <style:style style:name="T682_5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59" style:family="text"/>
    <style:style style:name="T682_6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61" style:family="text"/>
    <style:style style:name="T682_6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63" style:family="text"/>
    <style:style style:name="T682_6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65" style:family="text"/>
    <style:style style:name="T682_6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67" style:family="text"/>
    <style:style style:name="T682_6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69" style:family="text"/>
    <style:style style:name="T682_7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71" style:family="text"/>
    <style:style style:name="T682_7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73" style:family="text"/>
    <style:style style:name="T682_7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75" style:family="text"/>
    <style:style style:name="T682_7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77" style:family="text"/>
    <style:style style:name="T682_7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2_79" style:family="text"/>
    <style:style style:name="T682_8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683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684" style:family="paragraph" style:parent-style-name="Standard">
      <style:paragraph-properties fo:break-before="auto" fo:line-height="115%" style:writing-mode="lr-tb"/>
    </style:style>
    <style:style style:name="T684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84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84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84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84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84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84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84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84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84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84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685" style:family="paragraph" style:parent-style-name="Standard">
      <style:paragraph-properties fo:break-before="auto" fo:line-height="115%" style:writing-mode="lr-tb"/>
    </style:style>
    <style:style style:name="T685_1" style:family="text"/>
    <style:style style:name="T685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5_3" style:family="text"/>
    <style:style style:name="T685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5_5" style:family="text"/>
    <style:style style:name="T685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5_7" style:family="text"/>
    <style:style style:name="T685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5_9" style:family="text"/>
    <style:style style:name="T685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5_11" style:family="text"/>
    <style:style style:name="T685_1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5_13" style:family="text"/>
    <style:style style:name="T685_1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5_15" style:family="text"/>
    <style:style style:name="T685_1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5_17" style:family="text"/>
    <style:style style:name="T685_1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5_19" style:family="text"/>
    <style:style style:name="T685_2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5_21" style:family="text"/>
    <style:style style:name="T685_2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5_23" style:family="text"/>
    <style:style style:name="T685_2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5_25" style:family="text"/>
    <style:style style:name="T685_2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5_27" style:family="text"/>
    <style:style style:name="T685_2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5_29" style:family="text"/>
    <style:style style:name="T685_3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P686" style:family="paragraph" style:parent-style-name="Standard">
      <style:paragraph-properties fo:break-before="auto" fo:line-height="115%" style:writing-mode="lr-tb"/>
    </style:style>
    <style:style style:name="T686_1" style:family="text"/>
    <style:style style:name="T686_2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6_3" style:family="text"/>
    <style:style style:name="T686_4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6_5" style:family="text"/>
    <style:style style:name="T686_6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6_7" style:family="text"/>
    <style:style style:name="T686_8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6_9" style:family="text"/>
    <style:style style:name="T686_10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686_11" style:family="text"/>
    <style:style style:name="T686_12" style:family="text">
      <style:text-properties fo:color="#1155cc" style:font-name="Verdana" style:font-name-asian="Verdana" style:font-name-complex="Verdana" style:text-underline-style="solid" style:text-underline-color="font-color"/>
    </style:style>
  </office:automatic-styles>
  <office:body>
    <office:text>
      <text:p text:style-name="P1"><text:span text:style-name="T1_1">Javascript</text:span><text:span text:style-name="T1_2"><text:s/></text:span><text:span text:style-name="T1_3">interview</text:span><text:span text:style-name="T1_4"><text:s/></text:span><text:span text:style-name="T1_5">questions</text:span><text:span text:style-name="T1_6"><text:s/>–<text:s/></text:span><text:span text:style-name="T1_7">Part</text:span><text:span text:style-name="T1_8"><text:s/>2</text:span></text:p>
      <text:p text:style-name="P2"/>
      <text:p text:style-name="P3"><text:span text:style-name="T3_1">1.</text:span><text:span text:style-name="T3_2"><text:s/></text:span><text:span text:style-name="T3_3">Explain</text:span><text:span text:style-name="T3_4"><text:s/></text:span><text:span text:style-name="T3_5">how</text:span><text:span text:style-name="T3_6"><text:s/>‘</text:span><text:span text:style-name="T3_7">this</text:span><text:span text:style-name="T3_8">’<text:s/></text:span><text:span text:style-name="T3_9">keyword</text:span><text:span text:style-name="T3_10"><text:s/></text:span><text:span text:style-name="T3_11">works</text:span><text:span text:style-name="T3_12"><text:s/></text:span><text:span text:style-name="T3_13">in</text:span><text:span text:style-name="T3_14"><text:s/></text:span><text:span text:style-name="T3_15">JS</text:span><text:span text:style-name="T3_16">.</text:span></text:p>
      <text:p text:style-name="P4"><text:span text:style-name="T4_1">The</text:span><text:span text:style-name="T4_2"><text:s/></text:span><text:span text:style-name="T4_3">keyword</text:span><text:span text:style-name="T4_4"><text:s/>'</text:span><text:span text:style-name="T4_5">this</text:span><text:span text:style-name="T4_6">'<text:s/></text:span><text:span text:style-name="T4_7">depends</text:span><text:span text:style-name="T4_8"><text:s/></text:span><text:span text:style-name="T4_9">on</text:span><text:span text:style-name="T4_10"><text:s/></text:span><text:span text:style-name="T4_11">the</text:span><text:span text:style-name="T4_12"><text:s/></text:span><text:span text:style-name="T4_13">current</text:span><text:span text:style-name="T4_14"><text:s/></text:span><text:span text:style-name="T4_15">context</text:span><text:span text:style-name="T4_16"><text:s/></text:span><text:span text:style-name="T4_17">scope</text:span><text:span text:style-name="T4_18">.<text:s/></text:span><text:span text:style-name="T4_19">Generally</text:span><text:span text:style-name="T4_20"><text:s/></text:span><text:span text:style-name="T4_21">spoken</text:span><text:span text:style-name="T4_22">,<text:s/></text:span><text:span text:style-name="T4_23">it</text:span><text:span text:style-name="T4_24"><text:s/></text:span><text:span text:style-name="T4_25">refers</text:span><text:span text:style-name="T4_26"><text:s/></text:span><text:span text:style-name="T4_27">to</text:span><text:span text:style-name="T4_28"><text:s/></text:span><text:span text:style-name="T4_29">the</text:span><text:span text:style-name="T4_30"><text:s/></text:span><text:span text:style-name="T4_31">object</text:span><text:span text:style-name="T4_32"><text:s/></text:span><text:span text:style-name="T4_33">upon</text:span><text:span text:style-name="T4_34"><text:s/></text:span><text:span text:style-name="T4_35">which</text:span><text:span text:style-name="T4_36"><text:s/></text:span><text:span text:style-name="T4_37">the</text:span><text:span text:style-name="T4_38"><text:s/></text:span><text:span text:style-name="T4_39">method</text:span><text:span text:style-name="T4_40"><text:s/></text:span><text:span text:style-name="T4_41">is</text:span><text:span text:style-name="T4_42"><text:s/></text:span><text:span text:style-name="T4_43">called</text:span><text:span text:style-name="T4_44">.<text:s/></text:span><text:span text:style-name="T4_45">The</text:span><text:span text:style-name="T4_46"><text:s/></text:span><text:span text:style-name="T4_47">value</text:span><text:span text:style-name="T4_48"><text:s/></text:span><text:span text:style-name="T4_49">of</text:span><text:span text:style-name="T4_50"><text:s/>‘</text:span><text:span text:style-name="T4_51">this</text:span><text:span text:style-name="T4_52">’<text:s/></text:span><text:span text:style-name="T4_53">is</text:span><text:span text:style-name="T4_54"><text:s/></text:span><text:span text:style-name="T4_55">determined</text:span><text:span text:style-name="T4_56"><text:s/></text:span><text:span text:style-name="T4_57">by</text:span><text:span text:style-name="T4_58"><text:s/></text:span><text:span text:style-name="T4_59">how</text:span><text:span text:style-name="T4_60"><text:s/></text:span><text:span text:style-name="T4_61">a</text:span><text:span text:style-name="T4_62"><text:s/></text:span><text:span text:style-name="T4_63">function</text:span><text:span text:style-name="T4_64"><text:s/></text:span><text:span text:style-name="T4_65">is</text:span><text:span text:style-name="T4_66"><text:s/></text:span><text:span text:style-name="T4_67">called</text:span><text:span text:style-name="T4_68">.<text:s/></text:span></text:p>
      <text:p text:style-name="P5"/>
      <text:p text:style-name="P6"><text:span text:style-name="T6_1">Examples</text:span><text:span text:style-name="T6_2">:</text:span></text:p>
      <text:p text:style-name="P7"><text:span text:style-name="T7_1">Global</text:span><text:span text:style-name="T7_2"><text:s/></text:span><text:span text:style-name="T7_3">context</text:span></text:p>
      <text:p text:style-name="P8"><text:span text:style-name="T8_1">console</text:span><text:span text:style-name="T8_2">.</text:span><text:span text:style-name="T8_3">log</text:span><text:span text:style-name="T8_4">(</text:span><text:span text:style-name="T8_5">this</text:span><text:span text:style-name="T8_6">.</text:span><text:span text:style-name="T8_7">document</text:span><text:span text:style-name="T8_8"><text:s/>===<text:s/></text:span><text:span text:style-name="T8_9">document</text:span><text:span text:style-name="T8_10">);<text:tab/><text:tab/>//<text:s/></text:span><text:span text:style-name="T8_11">true</text:span></text:p>
      <text:p text:style-name="P9"/>
      <text:p text:style-name="P10"><text:span text:style-name="T10_1">Function</text:span><text:span text:style-name="T10_2"><text:s/></text:span><text:span text:style-name="T10_3">context</text:span></text:p>
      <text:p text:style-name="P11"><text:span text:style-name="T11_1">function</text:span><text:span text:style-name="T11_2"><text:s/></text:span><text:span text:style-name="T11_3">doSmth</text:span><text:span text:style-name="T11_4">()<text:s/>{</text:span></text:p>
      <text:p text:style-name="P12"><text:span text:style-name="T12_1">this</text:span><text:span text:style-name="T12_2">.</text:span><text:span text:style-name="T12_3">style</text:span><text:span text:style-name="T12_4">.</text:span><text:span text:style-name="T12_5">color</text:span><text:span text:style-name="T12_6"><text:s/>=<text:s/>'#</text:span><text:span text:style-name="T12_7">cc</text:span><text:span text:style-name="T12_8">0000';</text:span></text:p>
      <text:p text:style-name="P13"><text:span text:style-name="T13_1">}</text:span></text:p>
      <text:p text:style-name="P14"><text:span text:style-name="T14_1">doSmth</text:span><text:span text:style-name="T14_2">();<text:s/>//<text:s/></text:span><text:span text:style-name="T14_3">here</text:span><text:span text:style-name="T14_4"><text:s/></text:span><text:span text:style-name="T14_5">this</text:span><text:span text:style-name="T14_6"><text:s/></text:span><text:span text:style-name="T14_7">refers</text:span><text:span text:style-name="T14_8"><text:s/></text:span><text:span text:style-name="T14_9">to</text:span><text:span text:style-name="T14_10"><text:s/></text:span><text:span text:style-name="T14_11">the</text:span><text:span text:style-name="T14_12"><text:s/></text:span><text:span text:style-name="T14_13">global</text:span><text:span text:style-name="T14_14"><text:s/></text:span><text:span text:style-name="T14_15">window</text:span><text:span text:style-name="T14_16"><text:s/></text:span><text:span text:style-name="T14_17">object</text:span></text:p>
      <text:p text:style-name="P15"><text:span text:style-name="T15_1">element</text:span><text:span text:style-name="T15_2">.</text:span><text:span text:style-name="T15_3">onclick</text:span><text:span text:style-name="T15_4"><text:s/>=<text:s/></text:span><text:span text:style-name="T15_5">doSmth</text:span><text:span text:style-name="T15_6">();<text:s/>//<text:s/></text:span><text:span text:style-name="T15_7">here</text:span><text:span text:style-name="T15_8"><text:s/></text:span><text:span text:style-name="T15_9">this</text:span><text:span text:style-name="T15_10"><text:s/></text:span><text:span text:style-name="T15_11">refers</text:span><text:span text:style-name="T15_12"><text:s/></text:span><text:span text:style-name="T15_13">to</text:span><text:span text:style-name="T15_14"><text:s/></text:span><text:span text:style-name="T15_15">the</text:span><text:span text:style-name="T15_16"><text:s/></text:span><text:span text:style-name="T15_17">element</text:span></text:p>
      <text:p text:style-name="P16"><text:span text:style-name="T16_1">element</text:span><text:span text:style-name="T16_2">.</text:span><text:span text:style-name="T16_3">addEventListener</text:span><text:span text:style-name="T16_4">('</text:span><text:span text:style-name="T16_5">click</text:span><text:span text:style-name="T16_6">',</text:span><text:span text:style-name="T16_7">doSmth</text:span><text:span text:style-name="T16_8">);<text:s/>//<text:s/></text:span><text:span text:style-name="T16_9">the</text:span><text:span text:style-name="T16_10"><text:s/></text:span><text:span text:style-name="T16_11">same</text:span><text:span text:style-name="T16_12"><text:s/></text:span><text:span text:style-name="T16_13">thing</text:span></text:p>
      <text:p text:style-name="P17"/>
      <text:p text:style-name="P18"><text:span text:style-name="T18_1">function</text:span><text:span text:style-name="T18_2"><text:s/></text:span><text:span text:style-name="T18_3">thisScope</text:span><text:span text:style-name="T18_4">()<text:s/>{</text:span></text:p>
      <text:p text:style-name="P19"><text:span text:style-name="T19_1"><text:tab/></text:span><text:span text:style-name="T19_2">console</text:span><text:span text:style-name="T19_3">.</text:span><text:span text:style-name="T19_4">log</text:span><text:span text:style-name="T19_5">(</text:span><text:span text:style-name="T19_6">this</text:span><text:span text:style-name="T19_7">);</text:span></text:p>
      <text:p text:style-name="P20"><text:span text:style-name="T20_1">}</text:span></text:p>
      <text:p text:style-name="P21"><text:span text:style-name="T21_1">thisScope</text:span><text:span text:style-name="T21_2">();<text:s/>//<text:s/></text:span><text:span text:style-name="T21_3">Window</text:span><text:span text:style-name="T21_4"><text:s/></text:span><text:span text:style-name="T21_5">object</text:span></text:p>
      <text:p text:style-name="P22"/>
      <text:p text:style-name="P23"><text:span text:style-name="T23_1">//<text:s/></text:span><text:span text:style-name="T23_2">If</text:span><text:span text:style-name="T23_3"><text:s/></text:span><text:span text:style-name="T23_4">you</text:span><text:span text:style-name="T23_5"><text:s/></text:span><text:span text:style-name="T23_6">use</text:span><text:span text:style-name="T23_7"><text:s/></text:span><text:span text:style-name="T23_8">the</text:span><text:span text:style-name="T23_9"><text:s/></text:span><text:span text:style-name="T23_10">strict</text:span><text:span text:style-name="T23_11"><text:s/></text:span><text:span text:style-name="T23_12">mode</text:span><text:span text:style-name="T23_13"><text:s/>(</text:span><text:span text:style-name="T23_14">ECMAscript</text:span><text:span text:style-name="T23_15">5)<text:s/></text:span><text:span text:style-name="T23_16">this</text:span><text:span text:style-name="T23_17"><text:s/></text:span><text:span text:style-name="T23_18">evaluates</text:span><text:span text:style-name="T23_19"><text:s/></text:span><text:span text:style-name="T23_20">to</text:span><text:span text:style-name="T23_21"><text:s/>'</text:span><text:span text:style-name="T23_22">undefined</text:span><text:span text:style-name="T23_23">'</text:span></text:p>
      <text:p text:style-name="P24"><text:span text:style-name="T24_1">function</text:span><text:span text:style-name="T24_2"><text:s/></text:span><text:span text:style-name="T24_3">add</text:span><text:span text:style-name="T24_4">2(</text:span><text:span text:style-name="T24_5">x</text:span><text:span text:style-name="T24_6">,</text:span><text:span text:style-name="T24_7">y</text:span><text:span text:style-name="T24_8">)<text:s/>{</text:span></text:p>
      <text:p text:style-name="P25"><text:span text:style-name="T25_1"><text:s text:c="2"/>"</text:span><text:span text:style-name="T25_2">use</text:span><text:span text:style-name="T25_3"><text:s/></text:span><text:span text:style-name="T25_4">strict</text:span><text:span text:style-name="T25_5">";</text:span></text:p>
      <text:p text:style-name="P26"><text:span text:style-name="T26_1"><text:s text:c="2"/></text:span><text:span text:style-name="T26_2">console</text:span><text:span text:style-name="T26_3">.</text:span><text:span text:style-name="T26_4">log</text:span><text:span text:style-name="T26_5">(</text:span><text:span text:style-name="T26_6">this</text:span><text:span text:style-name="T26_7">);<text:s text:c="2"/>//<text:s/></text:span><text:span text:style-name="T26_8">returns</text:span><text:span text:style-name="T26_9"><text:s/></text:span><text:span text:style-name="T26_10">the</text:span><text:span text:style-name="T26_11"><text:s/></text:span><text:span text:style-name="T26_12">global</text:span><text:span text:style-name="T26_13"><text:s/></text:span><text:span text:style-name="T26_14">object</text:span></text:p>
      <text:p text:style-name="P27"><text:span text:style-name="T27_1"><text:s text:c="2"/></text:span><text:span text:style-name="T27_2">return</text:span><text:span text:style-name="T27_3"><text:s/></text:span><text:span text:style-name="T27_4">x</text:span><text:span text:style-name="T27_5">+</text:span><text:span text:style-name="T27_6">y</text:span><text:span text:style-name="T27_7">;</text:span></text:p>
      <text:p text:style-name="P28"><text:span text:style-name="T28_1">}</text:span></text:p>
      <text:p text:style-name="P29"><text:span text:style-name="T29_1">add</text:span><text:span text:style-name="T29_2">2(2,3);<text:s/>//<text:s/></text:span><text:span text:style-name="T29_3">undefined</text:span><text:span text:style-name="T29_4">,<text:s/>5</text:span></text:p>
      <text:p text:style-name="P30"/>
      <text:p text:style-name="P31"><text:span text:style-name="T31_1">//<text:s/></text:span><text:span text:style-name="T31_2">here</text:span><text:span text:style-name="T31_3"><text:s/></text:span><text:span text:style-name="T31_4">this</text:span><text:span text:style-name="T31_5"><text:s/></text:span><text:span text:style-name="T31_6">refers</text:span><text:span text:style-name="T31_7"><text:s/></text:span><text:span text:style-name="T31_8">to</text:span><text:span text:style-name="T31_9"><text:s/></text:span><text:span text:style-name="T31_10">an</text:span><text:span text:style-name="T31_11"><text:s/></text:span><text:span text:style-name="T31_12">instance</text:span><text:span text:style-name="T31_13"><text:s/></text:span><text:span text:style-name="T31_14">of</text:span><text:span text:style-name="T31_15"><text:s/></text:span><text:span text:style-name="T31_16">an</text:span><text:span text:style-name="T31_17"><text:s/></text:span><text:span text:style-name="T31_18">object</text:span><text:span text:style-name="T31_19"><text:s/></text:span></text:p>
      <text:p text:style-name="P32"><text:span text:style-name="T32_1">function</text:span><text:span text:style-name="T32_2"><text:s/></text:span><text:span text:style-name="T32_3">Point</text:span><text:span text:style-name="T32_4">(</text:span><text:span text:style-name="T32_5">x</text:span><text:span text:style-name="T32_6">,</text:span><text:span text:style-name="T32_7">y</text:span><text:span text:style-name="T32_8">)<text:s/>{</text:span></text:p>
      <text:p text:style-name="P33"><text:span text:style-name="T33_1"><text:s text:c="2"/></text:span><text:span text:style-name="T33_2">this</text:span><text:span text:style-name="T33_3">.</text:span><text:span text:style-name="T33_4">x</text:span><text:span text:style-name="T33_5"><text:s/>=<text:s/></text:span><text:span text:style-name="T33_6">x</text:span><text:span text:style-name="T33_7">;</text:span></text:p>
      <text:p text:style-name="P34"><text:span text:style-name="T34_1"><text:s text:c="2"/></text:span><text:span text:style-name="T34_2">this</text:span><text:span text:style-name="T34_3">.</text:span><text:span text:style-name="T34_4">y</text:span><text:span text:style-name="T34_5"><text:s/>=<text:s/></text:span><text:span text:style-name="T34_6">y</text:span><text:span text:style-name="T34_7">;</text:span></text:p>
      <text:p text:style-name="P35"><text:span text:style-name="T35_1">}</text:span></text:p>
      <text:p text:style-name="P36"><text:span text:style-name="T36_1">var</text:span><text:span text:style-name="T36_2"><text:s/></text:span><text:span text:style-name="T36_3">pt</text:span><text:span text:style-name="T36_4"><text:s/>=<text:s/></text:span><text:span text:style-name="T36_5">new</text:span><text:span text:style-name="T36_6"><text:s/></text:span><text:span text:style-name="T36_7">Point</text:span><text:span text:style-name="T36_8">(1,2);</text:span></text:p>
      <text:p text:style-name="P37"><text:span text:style-name="T37_1">console</text:span><text:span text:style-name="T37_2">.</text:span><text:span text:style-name="T37_3">log</text:span><text:span text:style-name="T37_4">(</text:span><text:span text:style-name="T37_5">pt</text:span><text:span text:style-name="T37_6">);<text:s/>//<text:s/>{</text:span><text:span text:style-name="T37_7">x</text:span><text:span text:style-name="T37_8">:1,</text:span><text:span text:style-name="T37_9">y</text:span><text:span text:style-name="T37_10">:2}</text:span></text:p>
      <text:p text:style-name="P38"/>
      <text:p text:style-name="P39"/>
      <text:p text:style-name="P40"><text:span text:style-name="T40_1">//<text:s/></text:span><text:span text:style-name="T40_2">IF</text:span><text:span text:style-name="T40_3"><text:s/></text:span><text:span text:style-name="T40_4">you</text:span><text:span text:style-name="T40_5"><text:s/></text:span><text:span text:style-name="T40_6">nest</text:span><text:span text:style-name="T40_7"><text:s/></text:span><text:span text:style-name="T40_8">functions</text:span><text:span text:style-name="T40_9"><text:s/></text:span><text:span text:style-name="T40_10">inside</text:span><text:span text:style-name="T40_11"><text:s/></text:span><text:span text:style-name="T40_12">other</text:span><text:span text:style-name="T40_13"><text:s/></text:span><text:span text:style-name="T40_14">methods</text:span><text:span text:style-name="T40_15"><text:s/>-&gt;<text:s/></text:span><text:span text:style-name="T40_16">this</text:span><text:span text:style-name="T40_17"><text:s/></text:span><text:span text:style-name="T40_18">set</text:span><text:span text:style-name="T40_19"><text:s/></text:span><text:span text:style-name="T40_20">to</text:span><text:span text:style-name="T40_21"><text:s/></text:span><text:span text:style-name="T40_22">the</text:span><text:span text:style-name="T40_23"><text:s/></text:span><text:span text:style-name="T40_24">global</text:span><text:span text:style-name="T40_25"><text:s/></text:span><text:span text:style-name="T40_26">object</text:span><text:span text:style-name="T40_27"><text:s/></text:span></text:p>
      <text:p text:style-name="P41"><text:span text:style-name="T41_1">Point</text:span><text:span text:style-name="T41_2">.</text:span><text:span text:style-name="T41_3">prototype</text:span><text:span text:style-name="T41_4"><text:s/>=<text:s/>{</text:span></text:p>
      <text:p text:style-name="P42"><text:span text:style-name="T42_1"><text:s text:c="2"/></text:span><text:span text:style-name="T42_2">move</text:span><text:span text:style-name="T42_3">:<text:s/></text:span><text:span text:style-name="T42_4">function</text:span><text:span text:style-name="T42_5">(</text:span><text:span text:style-name="T42_6">x</text:span><text:span text:style-name="T42_7">,</text:span><text:span text:style-name="T42_8">y</text:span><text:span text:style-name="T42_9">)<text:s/>{</text:span></text:p>
      <text:p text:style-name="P43"><text:span text:style-name="T43_1"><text:s text:c="4"/></text:span><text:span text:style-name="T43_2">this</text:span><text:span text:style-name="T43_3">.</text:span><text:span text:style-name="T43_4">x</text:span><text:span text:style-name="T43_5"><text:s/>+=<text:s/></text:span><text:span text:style-name="T43_6">x</text:span><text:span text:style-name="T43_7">;</text:span></text:p>
      <text:p text:style-name="P44"><text:span text:style-name="T44_1"><text:s text:c="4"/></text:span><text:span text:style-name="T44_2">this</text:span><text:span text:style-name="T44_3">.</text:span><text:span text:style-name="T44_4">y</text:span><text:span text:style-name="T44_5"><text:s/>+=<text:s/></text:span><text:span text:style-name="T44_6">y</text:span><text:span text:style-name="T44_7">;</text:span></text:p>
      <text:p text:style-name="P45"><text:span text:style-name="T45_1"><text:s text:c="4"/>//<text:s/></text:span><text:span text:style-name="T45_2">nested</text:span><text:span text:style-name="T45_3"><text:s/></text:span><text:span text:style-name="T45_4">functions</text:span></text:p>
      <text:p text:style-name="P46"><text:span text:style-name="T46_1"><text:s text:c="4"/></text:span><text:span text:style-name="T46_2">function</text:span><text:span text:style-name="T46_3"><text:s/></text:span><text:span text:style-name="T46_4">checkBounds</text:span><text:span text:style-name="T46_5">()<text:s/>{</text:span></text:p>
      <text:p text:style-name="P47"><text:span text:style-name="T47_1">//<text:s/></text:span><text:span text:style-name="T47_2">here</text:span><text:span text:style-name="T47_3"><text:s/>‘</text:span><text:span text:style-name="T47_4">this</text:span><text:span text:style-name="T47_5">’<text:s/></text:span><text:span text:style-name="T47_6">refers</text:span><text:span text:style-name="T47_7"><text:s/></text:span><text:span text:style-name="T47_8">to</text:span><text:span text:style-name="T47_9"><text:s/></text:span><text:span text:style-name="T47_10">the</text:span><text:span text:style-name="T47_11"><text:s/></text:span><text:span text:style-name="T47_12">inner</text:span><text:span text:style-name="T47_13"><text:s/></text:span><text:span text:style-name="T47_14">function</text:span></text:p>
      <text:p text:style-name="P48"><text:span text:style-name="T48_1"><text:s text:c="6"/></text:span><text:span text:style-name="T48_2">if</text:span><text:span text:style-name="T48_3"><text:s/>(</text:span><text:span text:style-name="T48_4">this</text:span><text:span text:style-name="T48_5">.</text:span><text:span text:style-name="T48_6">x</text:span><text:span text:style-name="T48_7">&gt;100)<text:s/>{</text:span></text:p>
      <text:p text:style-name="P49"><text:span text:style-name="T49_1"><text:s text:c="8"/></text:span><text:span text:style-name="T49_2">console</text:span><text:span text:style-name="T49_3">.</text:span><text:span text:style-name="T49_4">log</text:span><text:span text:style-name="T49_5">("</text:span><text:span text:style-name="T49_6">this</text:span><text:span text:style-name="T49_7"><text:s/></text:span><text:span text:style-name="T49_8">won</text:span><text:span text:style-name="T49_9">'</text:span><text:span text:style-name="T49_10">t</text:span><text:span text:style-name="T49_11"><text:s/></text:span><text:span text:style-name="T49_12">get</text:span><text:span text:style-name="T49_13"><text:s/></text:span><text:span text:style-name="T49_14">executed</text:span><text:span text:style-name="T49_15">");</text:span></text:p>
      <text:p text:style-name="P50"><text:span text:style-name="T50_1"><text:s text:c="6"/>}</text:span></text:p>
      <text:p text:style-name="P51"><text:span text:style-name="T51_1"><text:s text:c="4"/>}</text:span></text:p>
      <text:p text:style-name="P52"><text:span text:style-name="T52_1"><text:s text:c="4"/></text:span><text:span text:style-name="T52_2">checkBounds</text:span><text:span text:style-name="T52_3">();</text:span></text:p>
      <text:p text:style-name="P53"><text:span text:style-name="T53_1"><text:s text:c="2"/>}</text:span></text:p>
      <text:p text:style-name="P54"><text:span text:style-name="T54_1">};</text:span></text:p>
      <text:p text:style-name="P55"><text:span text:style-name="T55_1">var</text:span><text:span text:style-name="T55_2"><text:s/></text:span><text:span text:style-name="T55_3">pt</text:span><text:span text:style-name="T55_4">1<text:s/>=<text:s/></text:span><text:span text:style-name="T55_5">new</text:span><text:span text:style-name="T55_6"><text:s/></text:span><text:span text:style-name="T55_7">Point</text:span><text:span text:style-name="T55_8">(0,0);</text:span></text:p>
      <text:p text:style-name="P56"><text:span text:style-name="T56_1">pt</text:span><text:span text:style-name="T56_2">1.</text:span><text:span text:style-name="T56_3">move</text:span><text:span text:style-name="T56_4">(105,100);</text:span></text:p>
      <text:p text:style-name="P57"/>
      <text:p text:style-name="P58"><text:span text:style-name="T58_1">//<text:s/></text:span><text:span text:style-name="T58_2">Reference</text:span><text:span text:style-name="T58_3"><text:s/></text:span><text:span text:style-name="T58_4">this</text:span><text:span text:style-name="T58_5"><text:s/></text:span><text:span text:style-name="T58_6">by</text:span><text:span text:style-name="T58_7"><text:s/></text:span><text:span text:style-name="T58_8">using</text:span><text:span text:style-name="T58_9"><text:s/></text:span><text:span text:style-name="T58_10">another</text:span><text:span text:style-name="T58_11"><text:s/></text:span><text:span text:style-name="T58_12">variable</text:span></text:p>
      <text:p text:style-name="P59"><text:span text:style-name="T59_1">Point</text:span><text:span text:style-name="T59_2">.</text:span><text:span text:style-name="T59_3">prototype</text:span><text:span text:style-name="T59_4"><text:s/>=<text:s/>{</text:span></text:p>
      <text:p text:style-name="P60"><text:span text:style-name="T60_1"><text:s text:c="2"/></text:span><text:span text:style-name="T60_2">move</text:span><text:span text:style-name="T60_3">:<text:s/></text:span><text:span text:style-name="T60_4">function</text:span><text:span text:style-name="T60_5">(</text:span><text:span text:style-name="T60_6">x</text:span><text:span text:style-name="T60_7">,</text:span><text:span text:style-name="T60_8">y</text:span><text:span text:style-name="T60_9">)<text:s/>{</text:span></text:p>
      <text:p text:style-name="P61"><text:span text:style-name="T61_1"><text:s text:c="4"/></text:span><text:span text:style-name="T61_2">var</text:span><text:span text:style-name="T61_3"><text:s/></text:span><text:span text:style-name="T61_4">self</text:span><text:span text:style-name="T61_5"><text:s/>=<text:s/></text:span><text:span text:style-name="T61_6">this</text:span><text:span text:style-name="T61_7">;</text:span></text:p>
      <text:p text:style-name="P62"><text:span text:style-name="T62_1"><text:s text:c="4"/></text:span><text:span text:style-name="T62_2">this</text:span><text:span text:style-name="T62_3">.</text:span><text:span text:style-name="T62_4">x</text:span><text:span text:style-name="T62_5"><text:s/>+=<text:s/></text:span><text:span text:style-name="T62_6">x</text:span><text:span text:style-name="T62_7">;</text:span></text:p>
      <text:p text:style-name="P63"><text:span text:style-name="T63_1"><text:s text:c="4"/></text:span><text:span text:style-name="T63_2">this</text:span><text:span text:style-name="T63_3">.</text:span><text:span text:style-name="T63_4">y</text:span><text:span text:style-name="T63_5"><text:s/>+=<text:s/></text:span><text:span text:style-name="T63_6">y</text:span><text:span text:style-name="T63_7">;</text:span></text:p>
      <text:p text:style-name="P64"/>
      <text:p text:style-name="P65"><text:span text:style-name="T65_1"><text:s text:c="4"/></text:span><text:span text:style-name="T65_2">function</text:span><text:span text:style-name="T65_3"><text:s/></text:span><text:span text:style-name="T65_4">checkBounds</text:span><text:span text:style-name="T65_5">()<text:s/>{</text:span></text:p>
      <text:p text:style-name="P66"><text:span text:style-name="T66_1"><text:s text:c="6"/></text:span><text:span text:style-name="T66_2">if</text:span><text:span text:style-name="T66_3"><text:s/>(</text:span><text:span text:style-name="T66_4">self</text:span><text:span text:style-name="T66_5">.</text:span><text:span text:style-name="T66_6">x</text:span><text:span text:style-name="T66_7">&gt;100)<text:s/>{</text:span></text:p>
      <text:p text:style-name="P67"><text:span text:style-name="T67_1"><text:s text:c="8"/></text:span><text:span text:style-name="T67_2">console</text:span><text:span text:style-name="T67_3">.</text:span><text:span text:style-name="T67_4">log</text:span><text:span text:style-name="T67_5">("</text:span><text:span text:style-name="T67_6">this</text:span><text:span text:style-name="T67_7"><text:s/></text:span><text:span text:style-name="T67_8">will</text:span><text:span text:style-name="T67_9"><text:s/></text:span><text:span text:style-name="T67_10">now</text:span><text:span text:style-name="T67_11"><text:s/></text:span><text:span text:style-name="T67_12">be</text:span><text:span text:style-name="T67_13"><text:s/></text:span><text:span text:style-name="T67_14">executed</text:span><text:span text:style-name="T67_15">");</text:span></text:p>
      <text:p text:style-name="P68"><text:span text:style-name="T68_1"><text:s text:c="6"/>}</text:span></text:p>
      <text:p text:style-name="P69"><text:span text:style-name="T69_1"><text:s text:c="4"/>}</text:span></text:p>
      <text:p text:style-name="P70"><text:span text:style-name="T70_1"><text:s text:c="4"/></text:span><text:span text:style-name="T70_2">checkBounds</text:span><text:span text:style-name="T70_3">();</text:span></text:p>
      <text:p text:style-name="P71"><text:span text:style-name="T71_1"><text:s text:c="2"/>}</text:span></text:p>
      <text:p text:style-name="P72"><text:span text:style-name="T72_1">};</text:span></text:p>
      <text:p text:style-name="P73"><text:span text:style-name="T73_1">var</text:span><text:span text:style-name="T73_2"><text:s/></text:span><text:span text:style-name="T73_3">pt</text:span><text:span text:style-name="T73_4">2<text:s/>=<text:s/></text:span><text:span text:style-name="T73_5">new</text:span><text:span text:style-name="T73_6"><text:s/></text:span><text:span text:style-name="T73_7">Point</text:span><text:span text:style-name="T73_8">(0,0);</text:span></text:p>
      <text:p text:style-name="P74"><text:span text:style-name="T74_1">pt</text:span><text:span text:style-name="T74_2">2.</text:span><text:span text:style-name="T74_3">move</text:span><text:span text:style-name="T74_4">(105,100);</text:span></text:p>
      <text:p text:style-name="P75"/>
      <text:p text:style-name="P76"><text:span text:style-name="T76_1"><text:a xlink:type="simple" xlink:href="http://javascriptissexy.com/understand-javascripts-this-with-clarity-and-master-it/"><text:span text:style-name="T76_2">http</text:span></text:a></text:span><text:span text:style-name="T76_3"><text:a xlink:type="simple" xlink:href="http://javascriptissexy.com/understand-javascripts-this-with-clarity-and-master-it/"><text:span text:style-name="T76_4">://</text:span></text:a></text:span><text:span text:style-name="T76_5"><text:a xlink:type="simple" xlink:href="http://javascriptissexy.com/understand-javascripts-this-with-clarity-and-master-it/"><text:span text:style-name="T76_6">javascriptissexy</text:span></text:a></text:span><text:span text:style-name="T76_7"><text:a xlink:type="simple" xlink:href="http://javascriptissexy.com/understand-javascripts-this-with-clarity-and-master-it/"><text:span text:style-name="T76_8">.</text:span></text:a></text:span><text:span text:style-name="T76_9"><text:a xlink:type="simple" xlink:href="http://javascriptissexy.com/understand-javascripts-this-with-clarity-and-master-it/"><text:span text:style-name="T76_10">com</text:span></text:a></text:span><text:span text:style-name="T76_11"><text:a xlink:type="simple" xlink:href="http://javascriptissexy.com/understand-javascripts-this-with-clarity-and-master-it/"><text:span text:style-name="T76_12">/</text:span></text:a></text:span><text:span text:style-name="T76_13"><text:a xlink:type="simple" xlink:href="http://javascriptissexy.com/understand-javascripts-this-with-clarity-and-master-it/"><text:span text:style-name="T76_14">understand</text:span></text:a></text:span><text:span text:style-name="T76_15"><text:a xlink:type="simple" xlink:href="http://javascriptissexy.com/understand-javascripts-this-with-clarity-and-master-it/"><text:span text:style-name="T76_16">-</text:span></text:a></text:span><text:span text:style-name="T76_17"><text:a xlink:type="simple" xlink:href="http://javascriptissexy.com/understand-javascripts-this-with-clarity-and-master-it/"><text:span text:style-name="T76_18">javascripts</text:span></text:a></text:span><text:span text:style-name="T76_19"><text:a xlink:type="simple" xlink:href="http://javascriptissexy.com/understand-javascripts-this-with-clarity-and-master-it/"><text:span text:style-name="T76_20">-</text:span></text:a></text:span><text:span text:style-name="T76_21"><text:a xlink:type="simple" xlink:href="http://javascriptissexy.com/understand-javascripts-this-with-clarity-and-master-it/"><text:span text:style-name="T76_22">this</text:span></text:a></text:span><text:span text:style-name="T76_23"><text:a xlink:type="simple" xlink:href="http://javascriptissexy.com/understand-javascripts-this-with-clarity-and-master-it/"><text:span text:style-name="T76_24">-</text:span></text:a></text:span><text:span text:style-name="T76_25"><text:a xlink:type="simple" xlink:href="http://javascriptissexy.com/understand-javascripts-this-with-clarity-and-master-it/"><text:span text:style-name="T76_26">with</text:span></text:a></text:span><text:span text:style-name="T76_27"><text:a xlink:type="simple" xlink:href="http://javascriptissexy.com/understand-javascripts-this-with-clarity-and-master-it/"><text:span text:style-name="T76_28">-</text:span></text:a></text:span><text:span text:style-name="T76_29"><text:a xlink:type="simple" xlink:href="http://javascriptissexy.com/understand-javascripts-this-with-clarity-and-master-it/"><text:span text:style-name="T76_30">clarity</text:span></text:a></text:span><text:span text:style-name="T76_31"><text:a xlink:type="simple" xlink:href="http://javascriptissexy.com/understand-javascripts-this-with-clarity-and-master-it/"><text:span text:style-name="T76_32">-</text:span></text:a></text:span><text:span text:style-name="T76_33"><text:a xlink:type="simple" xlink:href="http://javascriptissexy.com/understand-javascripts-this-with-clarity-and-master-it/"><text:span text:style-name="T76_34">and</text:span></text:a></text:span><text:span text:style-name="T76_35"><text:a xlink:type="simple" xlink:href="http://javascriptissexy.com/understand-javascripts-this-with-clarity-and-master-it/"><text:span text:style-name="T76_36">-</text:span></text:a></text:span><text:span text:style-name="T76_37"><text:a xlink:type="simple" xlink:href="http://javascriptissexy.com/understand-javascripts-this-with-clarity-and-master-it/"><text:span text:style-name="T76_38">master</text:span></text:a></text:span><text:span text:style-name="T76_39"><text:a xlink:type="simple" xlink:href="http://javascriptissexy.com/understand-javascripts-this-with-clarity-and-master-it/"><text:span text:style-name="T76_40">-</text:span></text:a></text:span><text:span text:style-name="T76_41"><text:a xlink:type="simple" xlink:href="http://javascriptissexy.com/understand-javascripts-this-with-clarity-and-master-it/"><text:span text:style-name="T76_42">it</text:span></text:a></text:span><text:span text:style-name="T76_43"><text:a xlink:type="simple" xlink:href="http://javascriptissexy.com/understand-javascripts-this-with-clarity-and-master-it/"><text:span text:style-name="T76_44">/</text:span></text:a></text:span></text:p>
      <text:p text:style-name="P77"><text:span text:style-name="T77_1"><text:a xlink:type="simple" xlink:href="http://www.quirksmode.org/js/this.html"><text:span text:style-name="T77_2">http</text:span></text:a></text:span><text:span text:style-name="T77_3"><text:a xlink:type="simple" xlink:href="http://www.quirksmode.org/js/this.html"><text:span text:style-name="T77_4">://</text:span></text:a></text:span><text:span text:style-name="T77_5"><text:a xlink:type="simple" xlink:href="http://www.quirksmode.org/js/this.html"><text:span text:style-name="T77_6">www</text:span></text:a></text:span><text:span text:style-name="T77_7"><text:a xlink:type="simple" xlink:href="http://www.quirksmode.org/js/this.html"><text:span text:style-name="T77_8">.</text:span></text:a></text:span><text:span text:style-name="T77_9"><text:a xlink:type="simple" xlink:href="http://www.quirksmode.org/js/this.html"><text:span text:style-name="T77_10">quirksmode</text:span></text:a></text:span><text:span text:style-name="T77_11"><text:a xlink:type="simple" xlink:href="http://www.quirksmode.org/js/this.html"><text:span text:style-name="T77_12">.</text:span></text:a></text:span><text:span text:style-name="T77_13"><text:a xlink:type="simple" xlink:href="http://www.quirksmode.org/js/this.html"><text:span text:style-name="T77_14">org</text:span></text:a></text:span><text:span text:style-name="T77_15"><text:a xlink:type="simple" xlink:href="http://www.quirksmode.org/js/this.html"><text:span text:style-name="T77_16">/</text:span></text:a></text:span><text:span text:style-name="T77_17"><text:a xlink:type="simple" xlink:href="http://www.quirksmode.org/js/this.html"><text:span text:style-name="T77_18">js</text:span></text:a></text:span><text:span text:style-name="T77_19"><text:a xlink:type="simple" xlink:href="http://www.quirksmode.org/js/this.html"><text:span text:style-name="T77_20">/</text:span></text:a></text:span><text:span text:style-name="T77_21"><text:a xlink:type="simple" xlink:href="http://www.quirksmode.org/js/this.html"><text:span text:style-name="T77_22">this</text:span></text:a></text:span><text:span text:style-name="T77_23"><text:a xlink:type="simple" xlink:href="http://www.quirksmode.org/js/this.html"><text:span text:style-name="T77_24">.</text:span></text:a></text:span><text:span text:style-name="T77_25"><text:a xlink:type="simple" xlink:href="http://www.quirksmode.org/js/this.html"><text:span text:style-name="T77_26">html</text:span></text:a></text:span></text:p>
      <text:p text:style-name="P78"><text:span text:style-name="T78_1"><text:a xlink:type="simple" xlink:href="https://developer.mozilla.org/en-US/docs/Web/JavaScript/Reference/Operators/this"><text:span text:style-name="T78_2">https</text:span></text:a></text:span><text:span text:style-name="T78_3"><text:a xlink:type="simple" xlink:href="https://developer.mozilla.org/en-US/docs/Web/JavaScript/Reference/Operators/this"><text:span text:style-name="T78_4">://</text:span></text:a></text:span><text:span text:style-name="T78_5"><text:a xlink:type="simple" xlink:href="https://developer.mozilla.org/en-US/docs/Web/JavaScript/Reference/Operators/this"><text:span text:style-name="T78_6">developer</text:span></text:a></text:span><text:span text:style-name="T78_7"><text:a xlink:type="simple" xlink:href="https://developer.mozilla.org/en-US/docs/Web/JavaScript/Reference/Operators/this"><text:span text:style-name="T78_8">.</text:span></text:a></text:span><text:span text:style-name="T78_9"><text:a xlink:type="simple" xlink:href="https://developer.mozilla.org/en-US/docs/Web/JavaScript/Reference/Operators/this"><text:span text:style-name="T78_10">mozilla</text:span></text:a></text:span><text:span text:style-name="T78_11"><text:a xlink:type="simple" xlink:href="https://developer.mozilla.org/en-US/docs/Web/JavaScript/Reference/Operators/this"><text:span text:style-name="T78_12">.</text:span></text:a></text:span><text:span text:style-name="T78_13"><text:a xlink:type="simple" xlink:href="https://developer.mozilla.org/en-US/docs/Web/JavaScript/Reference/Operators/this"><text:span text:style-name="T78_14">org</text:span></text:a></text:span><text:span text:style-name="T78_15"><text:a xlink:type="simple" xlink:href="https://developer.mozilla.org/en-US/docs/Web/JavaScript/Reference/Operators/this"><text:span text:style-name="T78_16">/</text:span></text:a></text:span><text:span text:style-name="T78_17"><text:a xlink:type="simple" xlink:href="https://developer.mozilla.org/en-US/docs/Web/JavaScript/Reference/Operators/this"><text:span text:style-name="T78_18">en</text:span></text:a></text:span><text:span text:style-name="T78_19"><text:a xlink:type="simple" xlink:href="https://developer.mozilla.org/en-US/docs/Web/JavaScript/Reference/Operators/this"><text:span text:style-name="T78_20">-</text:span></text:a></text:span><text:span text:style-name="T78_21"><text:a xlink:type="simple" xlink:href="https://developer.mozilla.org/en-US/docs/Web/JavaScript/Reference/Operators/this"><text:span text:style-name="T78_22">US</text:span></text:a></text:span><text:span text:style-name="T78_23"><text:a xlink:type="simple" xlink:href="https://developer.mozilla.org/en-US/docs/Web/JavaScript/Reference/Operators/this"><text:span text:style-name="T78_24">/</text:span></text:a></text:span><text:span text:style-name="T78_25"><text:a xlink:type="simple" xlink:href="https://developer.mozilla.org/en-US/docs/Web/JavaScript/Reference/Operators/this"><text:span text:style-name="T78_26">docs</text:span></text:a></text:span><text:span text:style-name="T78_27"><text:a xlink:type="simple" xlink:href="https://developer.mozilla.org/en-US/docs/Web/JavaScript/Reference/Operators/this"><text:span text:style-name="T78_28">/</text:span></text:a></text:span><text:span text:style-name="T78_29"><text:a xlink:type="simple" xlink:href="https://developer.mozilla.org/en-US/docs/Web/JavaScript/Reference/Operators/this"><text:span text:style-name="T78_30">Web</text:span></text:a></text:span><text:span text:style-name="T78_31"><text:a xlink:type="simple" xlink:href="https://developer.mozilla.org/en-US/docs/Web/JavaScript/Reference/Operators/this"><text:span text:style-name="T78_32">/</text:span></text:a></text:span><text:span text:style-name="T78_33"><text:a xlink:type="simple" xlink:href="https://developer.mozilla.org/en-US/docs/Web/JavaScript/Reference/Operators/this"><text:span text:style-name="T78_34">JavaScript</text:span></text:a></text:span><text:span text:style-name="T78_35"><text:a xlink:type="simple" xlink:href="https://developer.mozilla.org/en-US/docs/Web/JavaScript/Reference/Operators/this"><text:span text:style-name="T78_36">/</text:span></text:a></text:span><text:span text:style-name="T78_37"><text:a xlink:type="simple" xlink:href="https://developer.mozilla.org/en-US/docs/Web/JavaScript/Reference/Operators/this"><text:span text:style-name="T78_38">Reference</text:span></text:a></text:span><text:span text:style-name="T78_39"><text:a xlink:type="simple" xlink:href="https://developer.mozilla.org/en-US/docs/Web/JavaScript/Reference/Operators/this"><text:span text:style-name="T78_40">/</text:span></text:a></text:span><text:span text:style-name="T78_41"><text:a xlink:type="simple" xlink:href="https://developer.mozilla.org/en-US/docs/Web/JavaScript/Reference/Operators/this"><text:span text:style-name="T78_42">Operators</text:span></text:a></text:span><text:span text:style-name="T78_43"><text:a xlink:type="simple" xlink:href="https://developer.mozilla.org/en-US/docs/Web/JavaScript/Reference/Operators/this"><text:span text:style-name="T78_44">/</text:span></text:a></text:span><text:span text:style-name="T78_45"><text:a xlink:type="simple" xlink:href="https://developer.mozilla.org/en-US/docs/Web/JavaScript/Reference/Operators/this"><text:span text:style-name="T78_46">this</text:span></text:a></text:span></text:p>
      <text:p text:style-name="P79"><text:span text:style-name="T79_1"><text:a xlink:type="simple" xlink:href="http://toddmotto.com/understanding-the-this-keyword-in-javascript/"><text:span text:style-name="T79_2">http</text:span></text:a></text:span><text:span text:style-name="T79_3"><text:a xlink:type="simple" xlink:href="http://toddmotto.com/understanding-the-this-keyword-in-javascript/"><text:span text:style-name="T79_4">://</text:span></text:a></text:span><text:span text:style-name="T79_5"><text:a xlink:type="simple" xlink:href="http://toddmotto.com/understanding-the-this-keyword-in-javascript/"><text:span text:style-name="T79_6">toddmotto</text:span></text:a></text:span><text:span text:style-name="T79_7"><text:a xlink:type="simple" xlink:href="http://toddmotto.com/understanding-the-this-keyword-in-javascript/"><text:span text:style-name="T79_8">.</text:span></text:a></text:span><text:span text:style-name="T79_9"><text:a xlink:type="simple" xlink:href="http://toddmotto.com/understanding-the-this-keyword-in-javascript/"><text:span text:style-name="T79_10">com</text:span></text:a></text:span><text:span text:style-name="T79_11"><text:a xlink:type="simple" xlink:href="http://toddmotto.com/understanding-the-this-keyword-in-javascript/"><text:span text:style-name="T79_12">/</text:span></text:a></text:span><text:span text:style-name="T79_13"><text:a xlink:type="simple" xlink:href="http://toddmotto.com/understanding-the-this-keyword-in-javascript/"><text:span text:style-name="T79_14">understanding</text:span></text:a></text:span><text:span text:style-name="T79_15"><text:a xlink:type="simple" xlink:href="http://toddmotto.com/understanding-the-this-keyword-in-javascript/"><text:span text:style-name="T79_16">-</text:span></text:a></text:span><text:span text:style-name="T79_17"><text:a xlink:type="simple" xlink:href="http://toddmotto.com/understanding-the-this-keyword-in-javascript/"><text:span text:style-name="T79_18">the</text:span></text:a></text:span><text:span text:style-name="T79_19"><text:a xlink:type="simple" xlink:href="http://toddmotto.com/understanding-the-this-keyword-in-javascript/"><text:span text:style-name="T79_20">-</text:span></text:a></text:span><text:span text:style-name="T79_21"><text:a xlink:type="simple" xlink:href="http://toddmotto.com/understanding-the-this-keyword-in-javascript/"><text:span text:style-name="T79_22">this</text:span></text:a></text:span><text:span text:style-name="T79_23"><text:a xlink:type="simple" xlink:href="http://toddmotto.com/understanding-the-this-keyword-in-javascript/"><text:span text:style-name="T79_24">-</text:span></text:a></text:span><text:span text:style-name="T79_25"><text:a xlink:type="simple" xlink:href="http://toddmotto.com/understanding-the-this-keyword-in-javascript/"><text:span text:style-name="T79_26">keyword</text:span></text:a></text:span><text:span text:style-name="T79_27"><text:a xlink:type="simple" xlink:href="http://toddmotto.com/understanding-the-this-keyword-in-javascript/"><text:span text:style-name="T79_28">-</text:span></text:a></text:span><text:span text:style-name="T79_29"><text:a xlink:type="simple" xlink:href="http://toddmotto.com/understanding-the-this-keyword-in-javascript/"><text:span text:style-name="T79_30">in</text:span></text:a></text:span><text:span text:style-name="T79_31"><text:a xlink:type="simple" xlink:href="http://toddmotto.com/understanding-the-this-keyword-in-javascript/"><text:span text:style-name="T79_32">-</text:span></text:a></text:span><text:span text:style-name="T79_33"><text:a xlink:type="simple" xlink:href="http://toddmotto.com/understanding-the-this-keyword-in-javascript/"><text:span text:style-name="T79_34">javascript</text:span></text:a></text:span><text:span text:style-name="T79_35"><text:a xlink:type="simple" xlink:href="http://toddmotto.com/understanding-the-this-keyword-in-javascript/"><text:span text:style-name="T79_36">/</text:span></text:a></text:span></text:p>
      <text:p text:style-name="P80"><text:span text:style-name="T80_1">2.<text:s/></text:span><text:span text:style-name="T80_2">Difference</text:span><text:span text:style-name="T80_3"><text:s/></text:span><text:span text:style-name="T80_4">between</text:span><text:span text:style-name="T80_5"><text:s/></text:span><text:span text:style-name="T80_6">window</text:span><text:span text:style-name="T80_7">.</text:span><text:span text:style-name="T80_8">onload</text:span><text:span text:style-name="T80_9"><text:s/></text:span><text:span text:style-name="T80_10">and</text:span><text:span text:style-name="T80_11"><text:s/></text:span><text:span text:style-name="T80_12">document</text:span><text:span text:style-name="T80_13"><text:s/></text:span><text:span text:style-name="T80_14">ready</text:span><text:span text:style-name="T80_15"><text:s/></text:span><text:span text:style-name="T80_16">event</text:span></text:p>
      <text:p text:style-name="P81"><text:span text:style-name="T81_1">window</text:span><text:span text:style-name="T81_2">.</text:span><text:span text:style-name="T81_3">onload</text:span><text:span text:style-name="T81_4"><text:s/>→<text:s/></text:span><text:span text:style-name="T81_5">will</text:span><text:span text:style-name="T81_6"><text:s/></text:span><text:span text:style-name="T81_7">execute</text:span><text:span text:style-name="T81_8"><text:s/></text:span><text:span text:style-name="T81_9">code</text:span><text:span text:style-name="T81_10"><text:s/></text:span><text:span text:style-name="T81_11">when</text:span><text:span text:style-name="T81_12"><text:s/></text:span><text:span text:style-name="T81_13">browser</text:span><text:span text:style-name="T81_14"><text:s/></text:span><text:span text:style-name="T81_15">has</text:span><text:span text:style-name="T81_16"><text:s/></text:span><text:span text:style-name="T81_17">loaded</text:span><text:span text:style-name="T81_18"><text:s/></text:span><text:span text:style-name="T81_19">the</text:span><text:span text:style-name="T81_20"><text:s/></text:span><text:span text:style-name="T81_21">DOM</text:span><text:span text:style-name="T81_22"><text:s/></text:span><text:span text:style-name="T81_23">tree</text:span><text:span text:style-name="T81_24"><text:s/></text:span><text:span text:style-name="T81_25">and</text:span><text:span text:style-name="T81_26"><text:s/></text:span><text:span text:style-name="T81_27">all</text:span><text:span text:style-name="T81_28"><text:s/></text:span><text:span text:style-name="T81_29">other</text:span><text:span text:style-name="T81_30"><text:s/></text:span><text:span text:style-name="T81_31">resources</text:span><text:span text:style-name="T81_32"><text:s/>(</text:span><text:span text:style-name="T81_33">images</text:span><text:span text:style-name="T81_34">,<text:s/></text:span><text:span text:style-name="T81_35">objects</text:span><text:span text:style-name="T81_36">,<text:s/></text:span><text:span text:style-name="T81_37">etc</text:span><text:span text:style-name="T81_38">.).<text:s/>*</text:span><text:span text:style-name="T81_39">Not</text:span><text:span text:style-name="T81_40"><text:s/></text:span><text:span text:style-name="T81_41">cross</text:span><text:span text:style-name="T81_42">-</text:span><text:span text:style-name="T81_43">browser</text:span><text:span text:style-name="T81_44"><text:s/></text:span><text:span text:style-name="T81_45">compatible</text:span><text:span text:style-name="T81_46">.</text:span></text:p>
      <text:p text:style-name="P82"/>
      <text:p text:style-name="P83"><text:span text:style-name="T83_1">Document</text:span><text:span text:style-name="T83_2"><text:s/></text:span><text:span text:style-name="T83_3">ready</text:span><text:span text:style-name="T83_4"><text:s/>→<text:s/></text:span><text:span text:style-name="T83_5">will</text:span><text:span text:style-name="T83_6"><text:s/></text:span><text:span text:style-name="T83_7">execute</text:span><text:span text:style-name="T83_8"><text:s/></text:span><text:span text:style-name="T83_9">code</text:span><text:span text:style-name="T83_10"><text:s/></text:span><text:span text:style-name="T83_11">when</text:span><text:span text:style-name="T83_12"><text:s/></text:span><text:span text:style-name="T83_13">only</text:span><text:span text:style-name="T83_14"><text:s/></text:span><text:span text:style-name="T83_15">the</text:span><text:span text:style-name="T83_16"><text:s/></text:span><text:span text:style-name="T83_17">DOM</text:span><text:span text:style-name="T83_18"><text:s/></text:span><text:span text:style-name="T83_19">tree</text:span><text:span text:style-name="T83_20"><text:s/></text:span><text:span text:style-name="T83_21">has</text:span><text:span text:style-name="T83_22"><text:s/></text:span><text:span text:style-name="T83_23">been</text:span><text:span text:style-name="T83_24"><text:s/></text:span><text:span text:style-name="T83_25">built</text:span><text:span text:style-name="T83_26">,<text:s/></text:span><text:span text:style-name="T83_27">without</text:span><text:span text:style-name="T83_28"><text:s/></text:span><text:span text:style-name="T83_29">having</text:span><text:span text:style-name="T83_30"><text:s/></text:span><text:span text:style-name="T83_31">to</text:span><text:span text:style-name="T83_32"><text:s/></text:span><text:span text:style-name="T83_33">wait</text:span><text:span text:style-name="T83_34"><text:s/></text:span><text:span text:style-name="T83_35">for</text:span><text:span text:style-name="T83_36"><text:s/></text:span><text:span text:style-name="T83_37">images</text:span><text:span text:style-name="T83_38"><text:s/></text:span><text:span text:style-name="T83_39">to</text:span><text:span text:style-name="T83_40"><text:s/></text:span><text:span text:style-name="T83_41">load</text:span><text:span text:style-name="T83_42">.<text:s/></text:span><text:span text:style-name="T83_43">You</text:span><text:span text:style-name="T83_44"><text:s/></text:span><text:span text:style-name="T83_45">can</text:span><text:span text:style-name="T83_46"><text:s/></text:span><text:span text:style-name="T83_47">start</text:span><text:span text:style-name="T83_48"><text:s/></text:span><text:span text:style-name="T83_49">scripting</text:span><text:span text:style-name="T83_50"><text:s/></text:span><text:span text:style-name="T83_51">against</text:span><text:span text:style-name="T83_52"><text:s/></text:span><text:span text:style-name="T83_53">DOMmuch</text:span><text:span text:style-name="T83_54"><text:s/></text:span><text:span text:style-name="T83_55">quicker</text:span><text:span text:style-name="T83_56">.<text:s/>*</text:span><text:span text:style-name="T83_57">using</text:span><text:span text:style-name="T83_58"><text:s/></text:span><text:span text:style-name="T83_59">jquery</text:span><text:span text:style-name="T83_60"><text:s/></text:span><text:span text:style-name="T83_61">document</text:span><text:span text:style-name="T83_62">.</text:span><text:span text:style-name="T83_63">ready</text:span><text:span text:style-name="T83_64">()<text:s/></text:span><text:span text:style-name="T83_65">method</text:span><text:span text:style-name="T83_66"><text:s/></text:span><text:span text:style-name="T83_67">works</text:span><text:span text:style-name="T83_68"><text:s/></text:span><text:span text:style-name="T83_69">on</text:span><text:span text:style-name="T83_70"><text:s/></text:span><text:span text:style-name="T83_71">all</text:span><text:span text:style-name="T83_72"><text:s/></text:span><text:span text:style-name="T83_73">browsers</text:span><text:span text:style-name="T83_74">.</text:span></text:p>
      <text:p text:style-name="P84"/>
      <text:p text:style-name="P85"><text:span text:style-name="T85_1"><text:a xlink:type="simple" xlink:href="http://stackoverflow.com/questions/3698200/window-onload-vs-document-ready"><text:span text:style-name="T85_2">http</text:span></text:a></text:span><text:span text:style-name="T85_3"><text:a xlink:type="simple" xlink:href="http://stackoverflow.com/questions/3698200/window-onload-vs-document-ready"><text:span text:style-name="T85_4">://</text:span></text:a></text:span><text:span text:style-name="T85_5"><text:a xlink:type="simple" xlink:href="http://stackoverflow.com/questions/3698200/window-onload-vs-document-ready"><text:span text:style-name="T85_6">stackoverflow</text:span></text:a></text:span><text:span text:style-name="T85_7"><text:a xlink:type="simple" xlink:href="http://stackoverflow.com/questions/3698200/window-onload-vs-document-ready"><text:span text:style-name="T85_8">.</text:span></text:a></text:span><text:span text:style-name="T85_9"><text:a xlink:type="simple" xlink:href="http://stackoverflow.com/questions/3698200/window-onload-vs-document-ready"><text:span text:style-name="T85_10">com</text:span></text:a></text:span><text:span text:style-name="T85_11"><text:a xlink:type="simple" xlink:href="http://stackoverflow.com/questions/3698200/window-onload-vs-document-ready"><text:span text:style-name="T85_12">/</text:span></text:a></text:span><text:span text:style-name="T85_13"><text:a xlink:type="simple" xlink:href="http://stackoverflow.com/questions/3698200/window-onload-vs-document-ready"><text:span text:style-name="T85_14">questions</text:span></text:a></text:span><text:span text:style-name="T85_15"><text:a xlink:type="simple" xlink:href="http://stackoverflow.com/questions/3698200/window-onload-vs-document-ready"><text:span text:style-name="T85_16">/3698200/</text:span></text:a></text:span><text:span text:style-name="T85_17"><text:a xlink:type="simple" xlink:href="http://stackoverflow.com/questions/3698200/window-onload-vs-document-ready"><text:span text:style-name="T85_18">window</text:span></text:a></text:span><text:span text:style-name="T85_19"><text:a xlink:type="simple" xlink:href="http://stackoverflow.com/questions/3698200/window-onload-vs-document-ready"><text:span text:style-name="T85_20">-</text:span></text:a></text:span><text:span text:style-name="T85_21"><text:a xlink:type="simple" xlink:href="http://stackoverflow.com/questions/3698200/window-onload-vs-document-ready"><text:span text:style-name="T85_22">onload</text:span></text:a></text:span><text:span text:style-name="T85_23"><text:a xlink:type="simple" xlink:href="http://stackoverflow.com/questions/3698200/window-onload-vs-document-ready"><text:span text:style-name="T85_24">-</text:span></text:a></text:span><text:span text:style-name="T85_25"><text:a xlink:type="simple" xlink:href="http://stackoverflow.com/questions/3698200/window-onload-vs-document-ready"><text:span text:style-name="T85_26">vs</text:span></text:a></text:span><text:span text:style-name="T85_27"><text:a xlink:type="simple" xlink:href="http://stackoverflow.com/questions/3698200/window-onload-vs-document-ready"><text:span text:style-name="T85_28">-</text:span></text:a></text:span><text:span text:style-name="T85_29"><text:a xlink:type="simple" xlink:href="http://stackoverflow.com/questions/3698200/window-onload-vs-document-ready"><text:span text:style-name="T85_30">document</text:span></text:a></text:span><text:span text:style-name="T85_31"><text:a xlink:type="simple" xlink:href="http://stackoverflow.com/questions/3698200/window-onload-vs-document-ready"><text:span text:style-name="T85_32">-</text:span></text:a></text:span><text:span text:style-name="T85_33"><text:a xlink:type="simple" xlink:href="http://stackoverflow.com/questions/3698200/window-onload-vs-document-ready"><text:span text:style-name="T85_34">ready</text:span></text:a></text:span></text:p>
      <text:p text:style-name="P86"/>
      <text:p text:style-name="P87"><text:span text:style-name="T87_1">3.</text:span><text:span text:style-name="T87_2"><text:s/></text:span><text:span text:style-name="T87_3">Difference</text:span><text:span text:style-name="T87_4"><text:s/></text:span><text:span text:style-name="T87_5">between</text:span><text:span text:style-name="T87_6"><text:s/></text:span><text:span text:style-name="T87_7">undefined</text:span><text:span text:style-name="T87_8">,<text:s/></text:span><text:span text:style-name="T87_9">undeclared</text:span><text:span text:style-name="T87_10"><text:s/>&amp;<text:s/></text:span><text:span text:style-name="T87_11">null</text:span><text:span text:style-name="T87_12"><text:s/></text:span><text:span text:style-name="T87_13">value</text:span></text:p>
      <text:p text:style-name="P88"><text:span text:style-name="T88_1">Undefined</text:span><text:span text:style-name="T88_2"><text:s/></text:span><text:span text:style-name="T88_3">→<text:s/></text:span><text:span text:style-name="T88_4">variable</text:span><text:span text:style-name="T88_5"><text:s/></text:span><text:span text:style-name="T88_6">declared</text:span><text:span text:style-name="T88_7">,<text:s/></text:span><text:span text:style-name="T88_8">but</text:span><text:span text:style-name="T88_9"><text:s/></text:span><text:span text:style-name="T88_10">not</text:span><text:span text:style-name="T88_11"><text:s/></text:span><text:span text:style-name="T88_12">assigned</text:span><text:span text:style-name="T88_13"><text:s/></text:span><text:span text:style-name="T88_14">a</text:span><text:span text:style-name="T88_15"><text:s/></text:span><text:span text:style-name="T88_16">value</text:span><text:span text:style-name="T88_17">.</text:span></text:p>
      <text:p text:style-name="P89"><text:span text:style-name="T89_1">&gt;</text:span><text:span text:style-name="T89_2">typeof</text:span><text:span text:style-name="T89_3">(</text:span><text:span text:style-name="T89_4">undefined</text:span><text:span text:style-name="T89_5">)</text:span><text:span text:style-name="T89_6"><text:s/>//<text:s/></text:span><text:span text:style-name="T89_7">undefined</text:span><text:span text:style-name="T89_8">,<text:s/></text:span><text:span text:style-name="T89_9">its</text:span><text:span text:style-name="T89_10"><text:s/></text:span><text:span text:style-name="T89_11">a</text:span><text:span text:style-name="T89_12"><text:s/></text:span><text:span text:style-name="T89_13">type</text:span><text:span text:style-name="T89_14"><text:s/></text:span><text:span text:style-name="T89_15">itself</text:span></text:p>
      <text:p text:style-name="P90"/>
      <text:p text:style-name="P91"><text:span text:style-name="T91_1">Undeclared</text:span><text:span text:style-name="T91_2"><text:s/>→<text:s/></text:span><text:span text:style-name="T91_3">when</text:span><text:span text:style-name="T91_4"><text:s/></text:span><text:span text:style-name="T91_5">you</text:span><text:span text:style-name="T91_6"><text:s/></text:span><text:span text:style-name="T91_7">use</text:span><text:span text:style-name="T91_8"><text:s/></text:span><text:span text:style-name="T91_9">a</text:span><text:span text:style-name="T91_10"><text:s/></text:span><text:span text:style-name="T91_11">variable</text:span><text:span text:style-name="T91_12"><text:s/></text:span><text:span text:style-name="T91_13">without</text:span><text:span text:style-name="T91_14"><text:s/></text:span><text:span text:style-name="T91_15">declaration</text:span><text:span text:style-name="T91_16">,<text:s/></text:span><text:span text:style-name="T91_17">it</text:span><text:span text:style-name="T91_18"><text:s/></text:span><text:span text:style-name="T91_19">is</text:span><text:span text:style-name="T91_20"><text:s/></text:span><text:span text:style-name="T91_21">implicitly</text:span><text:span text:style-name="T91_22"><text:s/></text:span><text:span text:style-name="T91_23">declared</text:span><text:span text:style-name="T91_24"><text:s/></text:span><text:span text:style-name="T91_25">as</text:span><text:span text:style-name="T91_26"><text:s/></text:span><text:span text:style-name="T91_27">global</text:span><text:span text:style-name="T91_28">.</text:span></text:p>
      <text:p text:style-name="P92"/>
      <text:p text:style-name="P93"><text:span text:style-name="T93_1">Null</text:span><text:span text:style-name="T93_2"><text:s/></text:span><text:span text:style-name="T93_3">→<text:s/></text:span><text:span text:style-name="T93_4">only</text:span><text:span text:style-name="T93_5"><text:s/></text:span><text:span text:style-name="T93_6">set</text:span><text:span text:style-name="T93_7"><text:s/></text:span><text:span text:style-name="T93_8">up</text:span><text:span text:style-name="T93_9"><text:s/></text:span><text:span text:style-name="T93_10">programmatically</text:span><text:span text:style-name="T93_11">,<text:s/></text:span><text:span text:style-name="T93_12">represents</text:span><text:span text:style-name="T93_13"><text:s/></text:span><text:span text:style-name="T93_14">intentional</text:span><text:span text:style-name="T93_15"><text:s/></text:span><text:span text:style-name="T93_16">absence</text:span><text:span text:style-name="T93_17"><text:s/></text:span><text:span text:style-name="T93_18">of</text:span><text:span text:style-name="T93_19"><text:s/></text:span><text:span text:style-name="T93_20">any</text:span><text:span text:style-name="T93_21"><text:s/></text:span><text:span text:style-name="T93_22">object</text:span><text:span text:style-name="T93_23"><text:s/></text:span><text:span text:style-name="T93_24">value</text:span><text:span text:style-name="T93_25">.</text:span></text:p>
      <text:p text:style-name="P94"><text:span text:style-name="T94_1">&gt;</text:span><text:span text:style-name="T94_2">typeof</text:span><text:span text:style-name="T94_3">(</text:span><text:span text:style-name="T94_4">null</text:span><text:span text:style-name="T94_5">)<text:s/></text:span><text:span text:style-name="T94_6">//<text:s/></text:span><text:span text:style-name="T94_7">object</text:span><text:span text:style-name="T94_8"><text:s text:c="2"/></text:span></text:p>
      <text:p text:style-name="P95"/>
      <text:p text:style-name="P96"><text:span text:style-name="T96_1"><text:a xlink:type="simple" xlink:href="http://lucybain.com/blog/2014/null-undefined-undeclared/"><text:span text:style-name="T96_2">http</text:span></text:a></text:span><text:span text:style-name="T96_3"><text:a xlink:type="simple" xlink:href="http://lucybain.com/blog/2014/null-undefined-undeclared/"><text:span text:style-name="T96_4">://</text:span></text:a></text:span><text:span text:style-name="T96_5"><text:a xlink:type="simple" xlink:href="http://lucybain.com/blog/2014/null-undefined-undeclared/"><text:span text:style-name="T96_6">lucybain</text:span></text:a></text:span><text:span text:style-name="T96_7"><text:a xlink:type="simple" xlink:href="http://lucybain.com/blog/2014/null-undefined-undeclared/"><text:span text:style-name="T96_8">.</text:span></text:a></text:span><text:span text:style-name="T96_9"><text:a xlink:type="simple" xlink:href="http://lucybain.com/blog/2014/null-undefined-undeclared/"><text:span text:style-name="T96_10">com</text:span></text:a></text:span><text:span text:style-name="T96_11"><text:a xlink:type="simple" xlink:href="http://lucybain.com/blog/2014/null-undefined-undeclared/"><text:span text:style-name="T96_12">/</text:span></text:a></text:span><text:span text:style-name="T96_13"><text:a xlink:type="simple" xlink:href="http://lucybain.com/blog/2014/null-undefined-undeclared/"><text:span text:style-name="T96_14">blog</text:span></text:a></text:span><text:span text:style-name="T96_15"><text:a xlink:type="simple" xlink:href="http://lucybain.com/blog/2014/null-undefined-undeclared/"><text:span text:style-name="T96_16">/2014/</text:span></text:a></text:span><text:span text:style-name="T96_17"><text:a xlink:type="simple" xlink:href="http://lucybain.com/blog/2014/null-undefined-undeclared/"><text:span text:style-name="T96_18">null</text:span></text:a></text:span><text:span text:style-name="T96_19"><text:a xlink:type="simple" xlink:href="http://lucybain.com/blog/2014/null-undefined-undeclared/"><text:span text:style-name="T96_20">-</text:span></text:a></text:span><text:span text:style-name="T96_21"><text:a xlink:type="simple" xlink:href="http://lucybain.com/blog/2014/null-undefined-undeclared/"><text:span text:style-name="T96_22">undefined</text:span></text:a></text:span><text:span text:style-name="T96_23"><text:a xlink:type="simple" xlink:href="http://lucybain.com/blog/2014/null-undefined-undeclared/"><text:span text:style-name="T96_24">-</text:span></text:a></text:span><text:span text:style-name="T96_25"><text:a xlink:type="simple" xlink:href="http://lucybain.com/blog/2014/null-undefined-undeclared/"><text:span text:style-name="T96_26">undeclared</text:span></text:a></text:span><text:span text:style-name="T96_27"><text:a xlink:type="simple" xlink:href="http://lucybain.com/blog/2014/null-undefined-undeclared/"><text:span text:style-name="T96_28">/</text:span></text:a></text:span></text:p>
      <text:p text:style-name="P97"/>
      <text:p text:style-name="P98"><text:span text:style-name="T98_1">4.</text:span><text:span text:style-name="T98_2"><text:s/></text:span><text:span text:style-name="T98_3">Difference</text:span><text:span text:style-name="T98_4"><text:s/></text:span><text:span text:style-name="T98_5">between</text:span><text:span text:style-name="T98_6"><text:s/></text:span><text:span text:style-name="T98_7">synchronous</text:span><text:span text:style-name="T98_8"><text:s/></text:span><text:span text:style-name="T98_9">and</text:span><text:span text:style-name="T98_10"><text:s/></text:span><text:span text:style-name="T98_11">asynchronous</text:span><text:span text:style-name="T98_12"><text:s/></text:span><text:span text:style-name="T98_13">JS</text:span><text:span text:style-name="T98_14"><text:s/></text:span><text:span text:style-name="T98_15">request</text:span></text:p>
      <text:p text:style-name="P99"><text:span text:style-name="T99_1">Synchronous</text:span><text:span text:style-name="T99_2"><text:s/>→<text:s/></text:span><text:span text:style-name="T99_3">blocks</text:span><text:span text:style-name="T99_4"><text:s/></text:span><text:span text:style-name="T99_5">the</text:span><text:span text:style-name="T99_6"><text:s/></text:span><text:span text:style-name="T99_7">JS</text:span><text:span text:style-name="T99_8"><text:s/></text:span><text:span text:style-name="T99_9">engine</text:span><text:span text:style-name="T99_10"><text:s/></text:span><text:span text:style-name="T99_11">until</text:span><text:span text:style-name="T99_12"><text:s/></text:span><text:span text:style-name="T99_13">the</text:span><text:span text:style-name="T99_14"><text:s/></text:span><text:span text:style-name="T99_15">interaction</text:span><text:span text:style-name="T99_16"><text:s/></text:span><text:span text:style-name="T99_17">with</text:span><text:span text:style-name="T99_18"><text:s/></text:span><text:span text:style-name="T99_19">the</text:span><text:span text:style-name="T99_20"><text:s/></text:span><text:span text:style-name="T99_21">server</text:span><text:span text:style-name="T99_22"><text:s/></text:span><text:span text:style-name="T99_23">is</text:span><text:span text:style-name="T99_24"><text:s/></text:span><text:span text:style-name="T99_25">complete</text:span><text:span text:style-name="T99_26">.<text:s/></text:span><text:span text:style-name="T99_27">User</text:span><text:span text:style-name="T99_28"><text:s/></text:span><text:span text:style-name="T99_29">can</text:span><text:span text:style-name="T99_30">'</text:span><text:span text:style-name="T99_31">t</text:span><text:span text:style-name="T99_32"><text:s/></text:span><text:span text:style-name="T99_33">click</text:span><text:span text:style-name="T99_34"><text:s/></text:span><text:span text:style-name="T99_35">away</text:span><text:span text:style-name="T99_36">,<text:s/></text:span><text:span text:style-name="T99_37">cancel</text:span><text:span text:style-name="T99_38"><text:s/></text:span><text:span text:style-name="T99_39">request</text:span><text:span text:style-name="T99_40"><text:s/></text:span><text:span text:style-name="T99_41">or</text:span><text:span text:style-name="T99_42"><text:s/></text:span><text:span text:style-name="T99_43">go</text:span><text:span text:style-name="T99_44"><text:s/></text:span><text:span text:style-name="T99_45">to</text:span><text:span text:style-name="T99_46"><text:s/></text:span><text:span text:style-name="T99_47">another</text:span><text:span text:style-name="T99_48"><text:s/></text:span><text:span text:style-name="T99_49">tab</text:span><text:span text:style-name="T99_50">...</text:span></text:p>
      <text:p text:style-name="P100"/>
      <text:p text:style-name="P101"><text:span text:style-name="T101_1">Asynchronous</text:span><text:span text:style-name="T101_2"><text:s/>→<text:s/></text:span><text:span text:style-name="T101_3">doesn</text:span><text:span text:style-name="T101_4">'</text:span><text:span text:style-name="T101_5">t</text:span><text:span text:style-name="T101_6"><text:s/></text:span><text:span text:style-name="T101_7">block</text:span><text:span text:style-name="T101_8"><text:s/></text:span><text:span text:style-name="T101_9">the</text:span><text:span text:style-name="T101_10"><text:s/></text:span><text:span text:style-name="T101_11">page</text:span><text:span text:style-name="T101_12">.<text:s/></text:span><text:span text:style-name="T101_13">Communication</text:span><text:span text:style-name="T101_14"><text:s/></text:span><text:span text:style-name="T101_15">with</text:span><text:span text:style-name="T101_16"><text:s/></text:span><text:span text:style-name="T101_17">server</text:span><text:span text:style-name="T101_18"><text:s/></text:span><text:span text:style-name="T101_19">asynchronous</text:span><text:span text:style-name="T101_20"><text:s/>(</text:span><text:span text:style-name="T101_21">in</text:span><text:span text:style-name="T101_22"><text:s/></text:span><text:span text:style-name="T101_23">the</text:span><text:span text:style-name="T101_24"><text:s/></text:span><text:span text:style-name="T101_25">background</text:span><text:span text:style-name="T101_26">),<text:s/></text:span><text:span text:style-name="T101_27">without</text:span><text:span text:style-name="T101_28"><text:s/></text:span><text:span text:style-name="T101_29">interfering</text:span><text:span text:style-name="T101_30"><text:s/></text:span><text:span text:style-name="T101_31">with</text:span><text:span text:style-name="T101_32"><text:s/></text:span><text:span text:style-name="T101_33">the</text:span><text:span text:style-name="T101_34"><text:s/></text:span><text:span text:style-name="T101_35">display</text:span><text:span text:style-name="T101_36"><text:s/></text:span><text:span text:style-name="T101_37">and</text:span><text:span text:style-name="T101_38"><text:s/></text:span><text:span text:style-name="T101_39">behavior</text:span><text:span text:style-name="T101_40"><text:s/></text:span><text:span text:style-name="T101_41">of</text:span><text:span text:style-name="T101_42"><text:s/></text:span><text:span text:style-name="T101_43">the</text:span><text:span text:style-name="T101_44"><text:s/></text:span><text:span text:style-name="T101_45">existing</text:span><text:span text:style-name="T101_46"><text:s/></text:span><text:span text:style-name="T101_47">page</text:span><text:span text:style-name="T101_48">.<text:s text:c="2"/></text:span></text:p>
      <text:p text:style-name="P102"/>
      <text:p text:style-name="P103"><text:span text:style-name="T103_1"><text:a xlink:type="simple" xlink:href="https://developer.mozilla.org/en-US/docs/Web/API/XMLHttpRequest/Synchronous_and_Asynchronous_Requests"><text:span text:style-name="T103_2">https</text:span></text:a></text:span><text:span text:style-name="T103_3"><text:a xlink:type="simple" xlink:href="https://developer.mozilla.org/en-US/docs/Web/API/XMLHttpRequest/Synchronous_and_Asynchronous_Requests"><text:span text:style-name="T103_4">://</text:span></text:a></text:span><text:span text:style-name="T103_5"><text:a xlink:type="simple" xlink:href="https://developer.mozilla.org/en-US/docs/Web/API/XMLHttpRequest/Synchronous_and_Asynchronous_Requests"><text:span text:style-name="T103_6">developer</text:span></text:a></text:span><text:span text:style-name="T103_7"><text:a xlink:type="simple" xlink:href="https://developer.mozilla.org/en-US/docs/Web/API/XMLHttpRequest/Synchronous_and_Asynchronous_Requests"><text:span text:style-name="T103_8">.</text:span></text:a></text:span><text:span text:style-name="T103_9"><text:a xlink:type="simple" xlink:href="https://developer.mozilla.org/en-US/docs/Web/API/XMLHttpRequest/Synchronous_and_Asynchronous_Requests"><text:span text:style-name="T103_10">mozilla</text:span></text:a></text:span><text:span text:style-name="T103_11"><text:a xlink:type="simple" xlink:href="https://developer.mozilla.org/en-US/docs/Web/API/XMLHttpRequest/Synchronous_and_Asynchronous_Requests"><text:span text:style-name="T103_12">.</text:span></text:a></text:span><text:span text:style-name="T103_13"><text:a xlink:type="simple" xlink:href="https://developer.mozilla.org/en-US/docs/Web/API/XMLHttpRequest/Synchronous_and_Asynchronous_Requests"><text:span text:style-name="T103_14">org</text:span></text:a></text:span><text:span text:style-name="T103_15"><text:a xlink:type="simple" xlink:href="https://developer.mozilla.org/en-US/docs/Web/API/XMLHttpRequest/Synchronous_and_Asynchronous_Requests"><text:span text:style-name="T103_16">/</text:span></text:a></text:span><text:span text:style-name="T103_17"><text:a xlink:type="simple" xlink:href="https://developer.mozilla.org/en-US/docs/Web/API/XMLHttpRequest/Synchronous_and_Asynchronous_Requests"><text:span text:style-name="T103_18">en</text:span></text:a></text:span><text:span text:style-name="T103_19"><text:a xlink:type="simple" xlink:href="https://developer.mozilla.org/en-US/docs/Web/API/XMLHttpRequest/Synchronous_and_Asynchronous_Requests"><text:span text:style-name="T103_20">-</text:span></text:a></text:span><text:span text:style-name="T103_21"><text:a xlink:type="simple" xlink:href="https://developer.mozilla.org/en-US/docs/Web/API/XMLHttpRequest/Synchronous_and_Asynchronous_Requests"><text:span text:style-name="T103_22">US</text:span></text:a></text:span><text:span text:style-name="T103_23"><text:a xlink:type="simple" xlink:href="https://developer.mozilla.org/en-US/docs/Web/API/XMLHttpRequest/Synchronous_and_Asynchronous_Requests"><text:span text:style-name="T103_24">/</text:span></text:a></text:span><text:span text:style-name="T103_25"><text:a xlink:type="simple" xlink:href="https://developer.mozilla.org/en-US/docs/Web/API/XMLHttpRequest/Synchronous_and_Asynchronous_Requests"><text:span text:style-name="T103_26">docs</text:span></text:a></text:span><text:span text:style-name="T103_27"><text:a xlink:type="simple" xlink:href="https://developer.mozilla.org/en-US/docs/Web/API/XMLHttpRequest/Synchronous_and_Asynchronous_Requests"><text:span text:style-name="T103_28">/</text:span></text:a></text:span><text:span text:style-name="T103_29"><text:a xlink:type="simple" xlink:href="https://developer.mozilla.org/en-US/docs/Web/API/XMLHttpRequest/Synchronous_and_Asynchronous_Requests"><text:span text:style-name="T103_30">Web</text:span></text:a></text:span><text:span text:style-name="T103_31"><text:a xlink:type="simple" xlink:href="https://developer.mozilla.org/en-US/docs/Web/API/XMLHttpRequest/Synchronous_and_Asynchronous_Requests"><text:span text:style-name="T103_32">/</text:span></text:a></text:span><text:span text:style-name="T103_33"><text:a xlink:type="simple" xlink:href="https://developer.mozilla.org/en-US/docs/Web/API/XMLHttpRequest/Synchronous_and_Asynchronous_Requests"><text:span text:style-name="T103_34">API</text:span></text:a></text:span><text:span text:style-name="T103_35"><text:a xlink:type="simple" xlink:href="https://developer.mozilla.org/en-US/docs/Web/API/XMLHttpRequest/Synchronous_and_Asynchronous_Requests"><text:span text:style-name="T103_36">/</text:span></text:a></text:span><text:span text:style-name="T103_37"><text:a xlink:type="simple" xlink:href="https://developer.mozilla.org/en-US/docs/Web/API/XMLHttpRequest/Synchronous_and_Asynchronous_Requests"><text:span text:style-name="T103_38">XMLHttpRequest</text:span></text:a></text:span><text:span text:style-name="T103_39"><text:a xlink:type="simple" xlink:href="https://developer.mozilla.org/en-US/docs/Web/API/XMLHttpRequest/Synchronous_and_Asynchronous_Requests"><text:span text:style-name="T103_40">/</text:span></text:a></text:span><text:span text:style-name="T103_41"><text:a xlink:type="simple" xlink:href="https://developer.mozilla.org/en-US/docs/Web/API/XMLHttpRequest/Synchronous_and_Asynchronous_Requests"><text:span text:style-name="T103_42">Synchronous</text:span></text:a></text:span><text:span text:style-name="T103_43"><text:a xlink:type="simple" xlink:href="https://developer.mozilla.org/en-US/docs/Web/API/XMLHttpRequest/Synchronous_and_Asynchronous_Requests"><text:span text:style-name="T103_44">_</text:span></text:a></text:span><text:span text:style-name="T103_45"><text:a xlink:type="simple" xlink:href="https://developer.mozilla.org/en-US/docs/Web/API/XMLHttpRequest/Synchronous_and_Asynchronous_Requests"><text:span text:style-name="T103_46">and</text:span></text:a></text:span><text:span text:style-name="T103_47"><text:a xlink:type="simple" xlink:href="https://developer.mozilla.org/en-US/docs/Web/API/XMLHttpRequest/Synchronous_and_Asynchronous_Requests"><text:span text:style-name="T103_48">_</text:span></text:a></text:span><text:span text:style-name="T103_49"><text:a xlink:type="simple" xlink:href="https://developer.mozilla.org/en-US/docs/Web/API/XMLHttpRequest/Synchronous_and_Asynchronous_Requests"><text:span text:style-name="T103_50">Asynchronous</text:span></text:a></text:span><text:span text:style-name="T103_51"><text:a xlink:type="simple" xlink:href="https://developer.mozilla.org/en-US/docs/Web/API/XMLHttpRequest/Synchronous_and_Asynchronous_Requests"><text:span text:style-name="T103_52">_</text:span></text:a></text:span><text:span text:style-name="T103_53"><text:a xlink:type="simple" xlink:href="https://developer.mozilla.org/en-US/docs/Web/API/XMLHttpRequest/Synchronous_and_Asynchronous_Requests"><text:span text:style-name="T103_54">Requests</text:span></text:a></text:span></text:p>
      <text:p text:style-name="P104"/>
      <text:p text:style-name="P105"><text:span text:style-name="T105_1">5.<text:s/></text:span><text:span text:style-name="T105_2">What</text:span><text:span text:style-name="T105_3"><text:s/></text:span><text:span text:style-name="T105_4">is</text:span><text:span text:style-name="T105_5"><text:s/></text:span><text:span text:style-name="T105_6">a</text:span><text:span text:style-name="T105_7"><text:s/></text:span><text:span text:style-name="T105_8">closure</text:span><text:span text:style-name="T105_9"><text:s/></text:span><text:span text:style-name="T105_10">and</text:span><text:span text:style-name="T105_11"><text:s/></text:span><text:span text:style-name="T105_12">how</text:span><text:span text:style-name="T105_13"><text:s/></text:span><text:span text:style-name="T105_14">would</text:span><text:span text:style-name="T105_15"><text:s/></text:span><text:span text:style-name="T105_16">you</text:span><text:span text:style-name="T105_17"><text:s/></text:span><text:span text:style-name="T105_18">use</text:span><text:span text:style-name="T105_19"><text:s/></text:span><text:span text:style-name="T105_20">one</text:span><text:span text:style-name="T105_21">?</text:span></text:p>
      <text:p text:style-name="P106"><text:span text:style-name="T106_1">When</text:span><text:span text:style-name="T106_2"><text:s/></text:span><text:span text:style-name="T106_3">a</text:span><text:span text:style-name="T106_4"><text:s/></text:span><text:span text:style-name="T106_5">function</text:span><text:span text:style-name="T106_6"><text:s/></text:span><text:span text:style-name="T106_7">is</text:span><text:span text:style-name="T106_8"><text:s/></text:span><text:span text:style-name="T106_9">nested</text:span><text:span text:style-name="T106_10"><text:s/></text:span><text:span text:style-name="T106_11">inside</text:span><text:span text:style-name="T106_12"><text:s/></text:span><text:span text:style-name="T106_13">another</text:span><text:span text:style-name="T106_14"><text:s/></text:span><text:span text:style-name="T106_15">function</text:span><text:span text:style-name="T106_16"><text:s/></text:span><text:span text:style-name="T106_17">and</text:span><text:span text:style-name="T106_18"><text:s/></text:span><text:span text:style-name="T106_19">it</text:span><text:span text:style-name="T106_20"><text:s/></text:span><text:span text:style-name="T106_21">accesses</text:span><text:span text:style-name="T106_22"><text:s/></text:span><text:span text:style-name="T106_23">a</text:span><text:span text:style-name="T106_24"><text:s/></text:span><text:span text:style-name="T106_25">variable</text:span><text:span text:style-name="T106_26"><text:s/></text:span><text:span text:style-name="T106_27">from</text:span><text:span text:style-name="T106_28"><text:s/></text:span><text:span text:style-name="T106_29">its</text:span><text:span text:style-name="T106_30"><text:s/></text:span><text:span text:style-name="T106_31">parent</text:span><text:span text:style-name="T106_32">'</text:span><text:span text:style-name="T106_33">s</text:span><text:span text:style-name="T106_34"><text:s/></text:span><text:span text:style-name="T106_35">scope</text:span><text:span text:style-name="T106_36"><text:s/>→<text:s/></text:span><text:span text:style-name="T106_37">a</text:span><text:span text:style-name="T106_38"><text:s/></text:span><text:span text:style-name="T106_39">closure</text:span><text:span text:style-name="T106_40"><text:s/></text:span><text:span text:style-name="T106_41">is</text:span><text:span text:style-name="T106_42"><text:s/></text:span><text:span text:style-name="T106_43">created</text:span><text:span text:style-name="T106_44">.<text:s/></text:span><text:span text:style-name="T106_45">It</text:span><text:span text:style-name="T106_46">'</text:span><text:span text:style-name="T106_47">s</text:span><text:span text:style-name="T106_48"><text:s/></text:span><text:span text:style-name="T106_49">a</text:span><text:span text:style-name="T106_50"><text:s/></text:span><text:span text:style-name="T106_51">function</text:span><text:span text:style-name="T106_52"><text:s/></text:span><text:span text:style-name="T106_53">to</text:span><text:span text:style-name="T106_54"><text:s/></text:span><text:span text:style-name="T106_55">which</text:span><text:span text:style-name="T106_56"><text:s/></text:span><text:span text:style-name="T106_57">the</text:span><text:span text:style-name="T106_58"><text:s/></text:span><text:span text:style-name="T106_59">variables</text:span><text:span text:style-name="T106_60"><text:s/></text:span><text:span text:style-name="T106_61">of</text:span><text:span text:style-name="T106_62"><text:s/></text:span><text:span text:style-name="T106_63">the</text:span><text:span text:style-name="T106_64"><text:s/></text:span><text:span text:style-name="T106_65">surrounding</text:span><text:span text:style-name="T106_66"><text:s/></text:span><text:span text:style-name="T106_67">context</text:span><text:span text:style-name="T106_68"><text:s/></text:span><text:span text:style-name="T106_69">are</text:span><text:span text:style-name="T106_70"><text:s/></text:span><text:span text:style-name="T106_71">bound</text:span><text:span text:style-name="T106_72"><text:s/></text:span><text:span text:style-name="T106_73">by</text:span><text:span text:style-name="T106_74"><text:s/></text:span><text:span text:style-name="T106_75">reference</text:span><text:span text:style-name="T106_76">;<text:s/></text:span><text:span text:style-name="T106_77">it</text:span><text:span text:style-name="T106_78"><text:s/></text:span><text:span text:style-name="T106_79">basically</text:span><text:span text:style-name="T106_80"><text:s/></text:span><text:span text:style-name="T106_81">preserves</text:span><text:span text:style-name="T106_82"><text:s/></text:span><text:span text:style-name="T106_83">the</text:span><text:span text:style-name="T106_84"><text:s/></text:span><text:span text:style-name="T106_85">state</text:span><text:span text:style-name="T106_86"><text:s/></text:span><text:span text:style-name="T106_87">of</text:span><text:span text:style-name="T106_88"><text:s/></text:span><text:span text:style-name="T106_89">the</text:span><text:span text:style-name="T106_90"><text:s/></text:span><text:span text:style-name="T106_91">outer</text:span><text:span text:style-name="T106_92"><text:s/></text:span><text:span text:style-name="T106_93">context</text:span><text:span text:style-name="T106_94">.</text:span></text:p>
      <text:p text:style-name="P107"/>
      <text:p text:style-name="P108"><text:span text:style-name="T108_1">Examples</text:span><text:span text:style-name="T108_2">:</text:span></text:p>
      <text:p text:style-name="P109"><text:span text:style-name="T109_1">function</text:span><text:span text:style-name="T109_2"><text:s/></text:span><text:span text:style-name="T109_3">sayHello</text:span><text:span text:style-name="T109_4">(</text:span><text:span text:style-name="T109_5">name</text:span><text:span text:style-name="T109_6">)<text:s/>{</text:span></text:p>
      <text:p text:style-name="P110"><text:span text:style-name="T110_1">var</text:span><text:span text:style-name="T110_2"><text:s/></text:span><text:span text:style-name="T110_3">phrase</text:span><text:span text:style-name="T110_4"><text:s/>=<text:s/>“</text:span><text:span text:style-name="T110_5">Hello</text:span><text:span text:style-name="T110_6"><text:s/>“<text:s/>+<text:s/></text:span><text:span text:style-name="T110_7">name</text:span><text:span text:style-name="T110_8">;</text:span></text:p>
      <text:p text:style-name="P111"><text:span text:style-name="T111_1">console</text:span><text:span text:style-name="T111_2">.</text:span><text:span text:style-name="T111_3">log</text:span><text:span text:style-name="T111_4">(“</text:span><text:span text:style-name="T111_5">From</text:span><text:span text:style-name="T111_6"><text:s/></text:span><text:span text:style-name="T111_7">sayHello</text:span><text:span text:style-name="T111_8">:<text:s/>“<text:s/>+<text:s/></text:span><text:span text:style-name="T111_9">phrase</text:span><text:span text:style-name="T111_10">);</text:span></text:p>
      <text:p text:style-name="P112"><text:span text:style-name="T112_1">var</text:span><text:span text:style-name="T112_2"><text:s/></text:span><text:span text:style-name="T112_3">sayHi</text:span><text:span text:style-name="T112_4"><text:s/>=<text:s/></text:span><text:span text:style-name="T112_5">function</text:span><text:span text:style-name="T112_6">()<text:s/>{</text:span></text:p>
      <text:p text:style-name="P113"><text:span text:style-name="T113_1">console</text:span><text:span text:style-name="T113_2">.</text:span><text:span text:style-name="T113_3">log</text:span><text:span text:style-name="T113_4">(“</text:span><text:span text:style-name="T113_5">From</text:span><text:span text:style-name="T113_6"><text:s/></text:span><text:span text:style-name="T113_7">sayHi</text:span><text:span text:style-name="T113_8">:<text:s/>“<text:s/>+<text:s/></text:span><text:span text:style-name="T113_9">phrase</text:span><text:span text:style-name="T113_10">);</text:span></text:p>
      <text:p text:style-name="P114"><text:span text:style-name="T114_1">};</text:span></text:p>
      <text:p text:style-name="P115"><text:span text:style-name="T115_1">return</text:span><text:span text:style-name="T115_2"><text:s/></text:span><text:span text:style-name="T115_3">sayHi</text:span><text:span text:style-name="T115_4">;</text:span></text:p>
      <text:p text:style-name="P116"><text:span text:style-name="T116_1">}</text:span></text:p>
      <text:p text:style-name="P117"/>
      <text:p text:style-name="P118"><text:span text:style-name="T118_1">sayHello</text:span><text:span text:style-name="T118_2">(“</text:span><text:span text:style-name="T118_3">John</text:span><text:span text:style-name="T118_4">”);<text:s/><text:tab/><text:tab/>//<text:s/>“</text:span><text:span text:style-name="T118_5">From</text:span><text:span text:style-name="T118_6"><text:s/></text:span><text:span text:style-name="T118_7">sayHello</text:span><text:span text:style-name="T118_8">:<text:s/></text:span><text:span text:style-name="T118_9">Hello</text:span><text:span text:style-name="T118_10"><text:s/></text:span><text:span text:style-name="T118_11">John</text:span><text:span text:style-name="T118_12">”</text:span></text:p>
      <text:p text:style-name="P119"><text:span text:style-name="T119_1">var</text:span><text:span text:style-name="T119_2"><text:s/></text:span><text:span text:style-name="T119_3">talk</text:span><text:span text:style-name="T119_4"><text:s/>=<text:s/></text:span><text:span text:style-name="T119_5">sayHello</text:span><text:span text:style-name="T119_6">(“</text:span><text:span text:style-name="T119_7">Nena</text:span><text:span text:style-name="T119_8">”);<text:s/>//<text:s/>“</text:span><text:span text:style-name="T119_9">From</text:span><text:span text:style-name="T119_10"><text:s/></text:span><text:span text:style-name="T119_11">sayHello</text:span><text:span text:style-name="T119_12">:<text:s/></text:span><text:span text:style-name="T119_13">Hello</text:span><text:span text:style-name="T119_14"><text:s/></text:span><text:span text:style-name="T119_15">Nena</text:span><text:span text:style-name="T119_16">”</text:span></text:p>
      <text:p text:style-name="P120"><text:span text:style-name="T120_1">talk</text:span><text:span text:style-name="T120_2">();<text:s/><text:tab/><text:tab/><text:tab/><text:tab/>//<text:s/>“</text:span><text:span text:style-name="T120_3">From</text:span><text:span text:style-name="T120_4"><text:s/></text:span><text:span text:style-name="T120_5">sayHi</text:span><text:span text:style-name="T120_6">:<text:s/></text:span><text:span text:style-name="T120_7">Hello</text:span><text:span text:style-name="T120_8"><text:s/></text:span><text:span text:style-name="T120_9">Nena</text:span><text:span text:style-name="T120_10">”</text:span></text:p>
      <text:p text:style-name="P121"/>
      <text:p text:style-name="P122"><text:span text:style-name="T122_1">Another</text:span><text:span text:style-name="T122_2"><text:s/></text:span><text:span text:style-name="T122_3">typical</text:span><text:span text:style-name="T122_4"><text:s/></text:span><text:span text:style-name="T122_5">example</text:span><text:span text:style-name="T122_6"><text:s/></text:span><text:span text:style-name="T122_7">of</text:span><text:span text:style-name="T122_8"><text:s/></text:span><text:span text:style-name="T122_9">a</text:span><text:span text:style-name="T122_10"><text:s/></text:span><text:span text:style-name="T122_11">closure</text:span><text:span text:style-name="T122_12"><text:s/></text:span><text:span text:style-name="T122_13">is</text:span><text:span text:style-name="T122_14"><text:s/></text:span><text:span text:style-name="T122_15">when</text:span><text:span text:style-name="T122_16"><text:s/></text:span><text:span text:style-name="T122_17">you</text:span><text:span text:style-name="T122_18"><text:s/></text:span><text:span text:style-name="T122_19">want</text:span><text:span text:style-name="T122_20"><text:s/></text:span><text:span text:style-name="T122_21">to</text:span><text:span text:style-name="T122_22"><text:s/></text:span><text:span text:style-name="T122_23">attach</text:span><text:span text:style-name="T122_24"><text:s/></text:span><text:span text:style-name="T122_25">an</text:span><text:span text:style-name="T122_26"><text:s/></text:span><text:span text:style-name="T122_27">event</text:span><text:span text:style-name="T122_28"><text:s/></text:span><text:span text:style-name="T122_29">listener</text:span><text:span text:style-name="T122_30"><text:s/></text:span><text:span text:style-name="T122_31">in</text:span><text:span text:style-name="T122_32"><text:s/></text:span><text:span text:style-name="T122_33">a</text:span><text:span text:style-name="T122_34"><text:s/></text:span><text:span text:style-name="T122_35">loop</text:span><text:span text:style-name="T122_36">.<text:s/></text:span><text:span text:style-name="T122_37">For</text:span><text:span text:style-name="T122_38"><text:s/></text:span><text:span text:style-name="T122_39">example</text:span><text:span text:style-name="T122_40">,<text:s/></text:span><text:span text:style-name="T122_41">you</text:span><text:span text:style-name="T122_42"><text:s/></text:span><text:span text:style-name="T122_43">want</text:span><text:span text:style-name="T122_44"><text:s/></text:span><text:span text:style-name="T122_45">to</text:span><text:span text:style-name="T122_46"><text:s/></text:span><text:span text:style-name="T122_47">loop</text:span><text:span text:style-name="T122_48"><text:s/></text:span><text:span text:style-name="T122_49">over</text:span><text:span text:style-name="T122_50"><text:s/></text:span><text:span text:style-name="T122_51">an</text:span><text:span text:style-name="T122_52"><text:s/></text:span><text:span text:style-name="T122_53">array</text:span><text:span text:style-name="T122_54"><text:s/></text:span><text:span text:style-name="T122_55">of</text:span><text:span text:style-name="T122_56"><text:s/></text:span><text:span text:style-name="T122_57">DOM</text:span><text:span text:style-name="T122_58"><text:s/></text:span><text:span text:style-name="T122_59">elements</text:span><text:span text:style-name="T122_60"><text:s/></text:span><text:span text:style-name="T122_61">and</text:span><text:span text:style-name="T122_62"><text:s/></text:span><text:span text:style-name="T122_63">assign</text:span><text:span text:style-name="T122_64"><text:s/></text:span><text:span text:style-name="T122_65">an</text:span><text:span text:style-name="T122_66"><text:s/></text:span><text:span text:style-name="T122_67">event</text:span><text:span text:style-name="T122_68"><text:s/></text:span><text:span text:style-name="T122_69">handler</text:span><text:span text:style-name="T122_70"><text:s/></text:span><text:span text:style-name="T122_71">to</text:span><text:span text:style-name="T122_72"><text:s/></text:span><text:span text:style-name="T122_73">each</text:span><text:span text:style-name="T122_74"><text:s/></text:span><text:span text:style-name="T122_75">one</text:span><text:span text:style-name="T122_76"><text:s/></text:span><text:span text:style-name="T122_77">of</text:span><text:span text:style-name="T122_78"><text:s/></text:span><text:span text:style-name="T122_79">them</text:span><text:span text:style-name="T122_80">.<text:s/></text:span><text:span text:style-name="T122_81">The</text:span><text:span text:style-name="T122_82"><text:s/></text:span><text:span text:style-name="T122_83">simplest</text:span><text:span text:style-name="T122_84"><text:s/></text:span><text:span text:style-name="T122_85">solution</text:span><text:span text:style-name="T122_86"><text:s/>(</text:span><text:span text:style-name="T122_87">and</text:span><text:span text:style-name="T122_88"><text:s/></text:span><text:span text:style-name="T122_89">the</text:span><text:span text:style-name="T122_90"><text:s/></text:span><text:span text:style-name="T122_91">one</text:span><text:span text:style-name="T122_92"><text:s/></text:span><text:span text:style-name="T122_93">that</text:span><text:span text:style-name="T122_94"><text:s/></text:span><text:span text:style-name="T122_95">doesn</text:span><text:span text:style-name="T122_96">’</text:span><text:span text:style-name="T122_97">t</text:span><text:span text:style-name="T122_98"><text:s/></text:span><text:span text:style-name="T122_99">work</text:span><text:span text:style-name="T122_100">)<text:s/></text:span><text:span text:style-name="T122_101">would</text:span><text:span text:style-name="T122_102"><text:s/></text:span><text:span text:style-name="T122_103">be</text:span><text:span text:style-name="T122_104"><text:s/></text:span><text:span text:style-name="T122_105">to</text:span><text:span text:style-name="T122_106"><text:s/></text:span><text:span text:style-name="T122_107">do</text:span><text:span text:style-name="T122_108"><text:s/></text:span><text:span text:style-name="T122_109">the</text:span><text:span text:style-name="T122_110"><text:s/></text:span><text:span text:style-name="T122_111">following</text:span><text:span text:style-name="T122_112">:</text:span></text:p>
      <text:p text:style-name="P123"/>
      <text:p text:style-name="P124"><text:span text:style-name="T124_1">for</text:span><text:span text:style-name="T124_2"><text:s/>(</text:span><text:span text:style-name="T124_3">var</text:span><text:span text:style-name="T124_4"><text:s/></text:span><text:span text:style-name="T124_5">ind</text:span><text:span text:style-name="T124_6">=0;<text:s/></text:span><text:span text:style-name="T124_7">ind</text:span><text:span text:style-name="T124_8">&lt;</text:span><text:span text:style-name="T124_9">elements</text:span><text:span text:style-name="T124_10">.</text:span><text:span text:style-name="T124_11">length</text:span><text:span text:style-name="T124_12">;<text:s/></text:span><text:span text:style-name="T124_13">ind</text:span><text:span text:style-name="T124_14">++)<text:s/>{</text:span></text:p>
      <text:p text:style-name="P125"><text:span text:style-name="T125_1"><text:tab/></text:span><text:span text:style-name="T125_2">elements</text:span><text:span text:style-name="T125_3">[</text:span><text:span text:style-name="T125_4">ind</text:span><text:span text:style-name="T125_5">].</text:span><text:span text:style-name="T125_6">onclick</text:span><text:span text:style-name="T125_7"><text:s/>=<text:s/></text:span><text:span text:style-name="T125_8">function</text:span><text:span text:style-name="T125_9">()<text:s/>{</text:span></text:p>
      <text:p text:style-name="P126"><text:span text:style-name="T126_1"><text:tab/><text:tab/></text:span><text:span text:style-name="T126_2">alert</text:span><text:span text:style-name="T126_3">(</text:span><text:span text:style-name="T126_4">ind</text:span><text:span text:style-name="T126_5">);</text:span></text:p>
      <text:p text:style-name="P127"><text:span text:style-name="T127_1"><text:tab/>}</text:span></text:p>
      <text:p text:style-name="P128"><text:span text:style-name="T128_1">}</text:span></text:p>
      <text:p text:style-name="P129"/>
      <text:p text:style-name="P130"><text:span text:style-name="T130_1">The</text:span><text:span text:style-name="T130_2"><text:s/></text:span><text:span text:style-name="T130_3">value</text:span><text:span text:style-name="T130_4"><text:s/></text:span><text:span text:style-name="T130_5">of</text:span><text:span text:style-name="T130_6"><text:s/></text:span><text:span text:style-name="T130_7">this</text:span><text:span text:style-name="T130_8"><text:s/></text:span><text:span text:style-name="T130_9">alert</text:span><text:span text:style-name="T130_10"><text:s/></text:span><text:span text:style-name="T130_11">will</text:span><text:span text:style-name="T130_12"><text:s/></text:span><text:span text:style-name="T130_13">be</text:span><text:span text:style-name="T130_14"><text:s/></text:span><text:span text:style-name="T130_15">whatever</text:span><text:span text:style-name="T130_16"><text:s/></text:span><text:span text:style-name="T130_17">the</text:span><text:span text:style-name="T130_18"><text:s/></text:span><text:span text:style-name="T130_19">length</text:span><text:span text:style-name="T130_20"><text:s/></text:span><text:span text:style-name="T130_21">of</text:span><text:span text:style-name="T130_22"><text:s/></text:span><text:span text:style-name="T130_23">the</text:span><text:span text:style-name="T130_24"><text:s/></text:span><text:span text:style-name="T130_25">elements</text:span><text:span text:style-name="T130_26"><text:s/></text:span><text:span text:style-name="T130_27">is</text:span><text:span text:style-name="T130_28">.<text:s/></text:span><text:span text:style-name="T130_29">Why</text:span><text:span text:style-name="T130_30">?<text:s/></text:span><text:span text:style-name="T130_31">Because</text:span><text:span text:style-name="T130_32"><text:s/></text:span><text:span text:style-name="T130_33">anonymous</text:span><text:span text:style-name="T130_34"><text:s/></text:span><text:span text:style-name="T130_35">functions</text:span><text:span text:style-name="T130_36"><text:s/></text:span><text:span text:style-name="T130_37">that</text:span><text:span text:style-name="T130_38"><text:s/></text:span><text:span text:style-name="T130_39">we</text:span><text:span text:style-name="T130_40"><text:s/></text:span><text:span text:style-name="T130_41">define</text:span><text:span text:style-name="T130_42"><text:s/></text:span><text:span text:style-name="T130_43">as</text:span><text:span text:style-name="T130_44"><text:s/></text:span><text:span text:style-name="T130_45">event</text:span><text:span text:style-name="T130_46"><text:s/></text:span><text:span text:style-name="T130_47">handlers</text:span><text:span text:style-name="T130_48"><text:s/>‘</text:span><text:span text:style-name="T130_49">inherit</text:span><text:span text:style-name="T130_50">’<text:s/></text:span><text:span text:style-name="T130_51">the</text:span><text:span text:style-name="T130_52"><text:s/></text:span><text:span text:style-name="T130_53">variable</text:span><text:span text:style-name="T130_54"><text:s/>‘</text:span><text:span text:style-name="T130_55">ind</text:span><text:span text:style-name="T130_56">’<text:s/></text:span><text:span text:style-name="T130_57">from</text:span><text:span text:style-name="T130_58"><text:s/></text:span><text:span text:style-name="T130_59">the</text:span><text:span text:style-name="T130_60"><text:s/></text:span><text:span text:style-name="T130_61">outer</text:span><text:span text:style-name="T130_62"><text:s/></text:span><text:span text:style-name="T130_63">scope</text:span><text:span text:style-name="T130_64">,<text:s/></text:span><text:span text:style-name="T130_65">not</text:span><text:span text:style-name="T130_66"><text:s/></text:span><text:span text:style-name="T130_67">from</text:span><text:span text:style-name="T130_68"><text:s/></text:span><text:span text:style-name="T130_69">the</text:span><text:span text:style-name="T130_70"><text:s/></text:span><text:span text:style-name="T130_71">for</text:span><text:span text:style-name="T130_72"><text:s/></text:span><text:span text:style-name="T130_73">loop</text:span><text:span text:style-name="T130_74">.<text:s/></text:span><text:span text:style-name="T130_75">However</text:span><text:span text:style-name="T130_76">,<text:s/></text:span><text:span text:style-name="T130_77">by</text:span><text:span text:style-name="T130_78"><text:s/></text:span><text:span text:style-name="T130_79">the</text:span><text:span text:style-name="T130_80"><text:s/></text:span><text:span text:style-name="T130_81">time</text:span><text:span text:style-name="T130_82"><text:s/></text:span><text:span text:style-name="T130_83">the</text:span><text:span text:style-name="T130_84"><text:s/></text:span><text:span text:style-name="T130_85">click</text:span><text:span text:style-name="T130_86"><text:s/></text:span><text:span text:style-name="T130_87">handlers</text:span><text:span text:style-name="T130_88"><text:s/></text:span><text:span text:style-name="T130_89">are</text:span><text:span text:style-name="T130_90"><text:s/></text:span><text:span text:style-name="T130_91">executed</text:span><text:span text:style-name="T130_92">,<text:s/></text:span><text:span text:style-name="T130_93">for</text:span><text:span text:style-name="T130_94"><text:s/></text:span><text:span text:style-name="T130_95">loop</text:span><text:span text:style-name="T130_96"><text:s/></text:span><text:span text:style-name="T130_97">has</text:span><text:span text:style-name="T130_98"><text:s/></text:span><text:span text:style-name="T130_99">completed</text:span><text:span text:style-name="T130_100"><text:s/></text:span><text:span text:style-name="T130_101">and</text:span><text:span text:style-name="T130_102"><text:s/></text:span><text:span text:style-name="T130_103">the</text:span><text:span text:style-name="T130_104"><text:s/></text:span><text:span text:style-name="T130_105">value</text:span><text:span text:style-name="T130_106"><text:s/></text:span><text:span text:style-name="T130_107">of</text:span><text:span text:style-name="T130_108"><text:s/>‘</text:span><text:span text:style-name="T130_109">ind</text:span><text:span text:style-name="T130_110">’<text:s/></text:span><text:span text:style-name="T130_111">is</text:span><text:span text:style-name="T130_112"><text:s/></text:span><text:span text:style-name="T130_113">set</text:span><text:span text:style-name="T130_114"><text:s/></text:span><text:span text:style-name="T130_115">to</text:span><text:span text:style-name="T130_116"><text:s/></text:span><text:span text:style-name="T130_117">elements</text:span><text:span text:style-name="T130_118">.</text:span><text:span text:style-name="T130_119">length</text:span><text:span text:style-name="T130_120">.<text:s/></text:span><text:span text:style-name="T130_121">The</text:span><text:span text:style-name="T130_122"><text:s/></text:span><text:span text:style-name="T130_123">problem</text:span><text:span text:style-name="T130_124"><text:s/></text:span><text:span text:style-name="T130_125">is</text:span><text:span text:style-name="T130_126"><text:s/></text:span><text:span text:style-name="T130_127">that</text:span><text:span text:style-name="T130_128"><text:s/></text:span><text:span text:style-name="T130_129">anonymous</text:span><text:span text:style-name="T130_130"><text:s/></text:span><text:span text:style-name="T130_131">functions</text:span><text:span text:style-name="T130_132"><text:s/>(</text:span><text:span text:style-name="T130_133">event</text:span><text:span text:style-name="T130_134"><text:s/></text:span><text:span text:style-name="T130_135">handlers</text:span><text:span text:style-name="T130_136">)<text:s/></text:span><text:span text:style-name="T130_137">don</text:span><text:span text:style-name="T130_138">’</text:span><text:span text:style-name="T130_139">t</text:span><text:span text:style-name="T130_140"><text:s/></text:span><text:span text:style-name="T130_141">create</text:span><text:span text:style-name="T130_142"><text:s/></text:span><text:span text:style-name="T130_143">a</text:span><text:span text:style-name="T130_144"><text:s/></text:span><text:span text:style-name="T130_145">new</text:span><text:span text:style-name="T130_146"><text:s/></text:span><text:span text:style-name="T130_147">scope</text:span><text:span text:style-name="T130_148"><text:s/></text:span><text:span text:style-name="T130_149">for</text:span><text:span text:style-name="T130_150"><text:s/>‘</text:span><text:span text:style-name="T130_151">ind</text:span><text:span text:style-name="T130_152">’<text:s/></text:span><text:span text:style-name="T130_153">until</text:span><text:span text:style-name="T130_154"><text:s/></text:span><text:span text:style-name="T130_155">they</text:span><text:span text:style-name="T130_156"><text:s/></text:span><text:span text:style-name="T130_157">are</text:span><text:span text:style-name="T130_158"><text:s/></text:span><text:span text:style-name="T130_159">executed</text:span><text:span text:style-name="T130_160">.<text:s/></text:span><text:span text:style-name="T130_161">There</text:span><text:span text:style-name="T130_162"><text:s/></text:span><text:span text:style-name="T130_163">are</text:span><text:span text:style-name="T130_164"><text:s/></text:span><text:span text:style-name="T130_165">a</text:span><text:span text:style-name="T130_166"><text:s/></text:span><text:span text:style-name="T130_167">couple</text:span><text:span text:style-name="T130_168"><text:s/></text:span><text:span text:style-name="T130_169">of</text:span><text:span text:style-name="T130_170"><text:s/></text:span><text:span text:style-name="T130_171">ways</text:span><text:span text:style-name="T130_172"><text:s/></text:span><text:span text:style-name="T130_173">to</text:span><text:span text:style-name="T130_174"><text:s/></text:span><text:span text:style-name="T130_175">get</text:span><text:span text:style-name="T130_176"><text:s/></text:span><text:span text:style-name="T130_177">around</text:span><text:span text:style-name="T130_178"><text:s/></text:span><text:span text:style-name="T130_179">this</text:span><text:span text:style-name="T130_180">.</text:span></text:p>
      <text:list text:style-name="LS1" xml:id="list0">
        <text:list-item>
          <text:p text:style-name="P131"><text:span text:style-name="T131_1">create</text:span><text:span text:style-name="T131_2"><text:s/></text:span><text:span text:style-name="T131_3">a</text:span><text:span text:style-name="T131_4"><text:s/></text:span><text:span text:style-name="T131_5">new</text:span><text:span text:style-name="T131_6"><text:s/></text:span><text:span text:style-name="T131_7">scope</text:span><text:span text:style-name="T131_8"><text:s/></text:span><text:span text:style-name="T131_9">for</text:span><text:span text:style-name="T131_10"><text:s/></text:span><text:span text:style-name="T131_11">the</text:span><text:span text:style-name="T131_12"><text:s/></text:span><text:span text:style-name="T131_13">current</text:span><text:span text:style-name="T131_14"><text:s/></text:span><text:span text:style-name="T131_15">value</text:span><text:span text:style-name="T131_16"><text:s/></text:span><text:span text:style-name="T131_17">of</text:span><text:span text:style-name="T131_18"><text:s/>‘</text:span><text:span text:style-name="T131_19">ind</text:span><text:span text:style-name="T131_20">’<text:s/></text:span><text:span text:style-name="T131_21">by</text:span><text:span text:style-name="T131_22"><text:s/></text:span><text:span text:style-name="T131_23">executing</text:span><text:span text:style-name="T131_24"><text:s/></text:span><text:span text:style-name="T131_25">a</text:span><text:span text:style-name="T131_26"><text:s/></text:span><text:span text:style-name="T131_27">function</text:span><text:span text:style-name="T131_28"><text:s/></text:span><text:span text:style-name="T131_29">inside</text:span><text:span text:style-name="T131_30"><text:s/></text:span><text:span text:style-name="T131_31">of</text:span><text:span text:style-name="T131_32"><text:s/></text:span><text:span text:style-name="T131_33">the</text:span><text:span text:style-name="T131_34"><text:s/></text:span><text:span text:style-name="T131_35">loop</text:span></text:p>
        </text:list-item>
      </text:list>
      <text:p text:style-name="P132"/>
      <text:p text:style-name="P133"><text:span text:style-name="T133_1">for</text:span><text:span text:style-name="T133_2"><text:s/>(</text:span><text:span text:style-name="T133_3">var</text:span><text:span text:style-name="T133_4"><text:s/></text:span><text:span text:style-name="T133_5">ind</text:span><text:span text:style-name="T133_6">=0;<text:s/></text:span><text:span text:style-name="T133_7">ind</text:span><text:span text:style-name="T133_8">&lt;</text:span><text:span text:style-name="T133_9">elements</text:span><text:span text:style-name="T133_10">.</text:span><text:span text:style-name="T133_11">length</text:span><text:span text:style-name="T133_12">;<text:s/></text:span><text:span text:style-name="T133_13">ind</text:span><text:span text:style-name="T133_14">++)<text:s/>{</text:span></text:p>
      <text:p text:style-name="P134"><text:span text:style-name="T134_1"><text:tab/></text:span><text:span text:style-name="T134_2">elements</text:span><text:span text:style-name="T134_3">[</text:span><text:span text:style-name="T134_4">ind</text:span><text:span text:style-name="T134_5">].</text:span><text:span text:style-name="T134_6">onclick</text:span><text:span text:style-name="T134_7"><text:s/>=<text:s/>(</text:span><text:span text:style-name="T134_8">function</text:span><text:span text:style-name="T134_9">(</text:span><text:span text:style-name="T134_10">value</text:span><text:span text:style-name="T134_11">)<text:s/>{</text:span></text:p>
      <text:p text:style-name="P135"><text:span text:style-name="T135_1"><text:tab/><text:tab/></text:span><text:span text:style-name="T135_2">return</text:span><text:span text:style-name="T135_3"><text:s/></text:span><text:span text:style-name="T135_4">alert</text:span><text:span text:style-name="T135_5">(</text:span><text:span text:style-name="T135_6">value</text:span><text:span text:style-name="T135_7">);</text:span></text:p>
      <text:p text:style-name="P136"><text:span text:style-name="T136_1">})(</text:span><text:span text:style-name="T136_2">ind</text:span><text:span text:style-name="T136_3">)</text:span></text:p>
      <text:p text:style-name="P137"><text:span text:style-name="T137_1">}</text:span></text:p>
      <text:p text:style-name="P138"><text:span text:style-name="T138_1">Here</text:span><text:span text:style-name="T138_2"><text:s/></text:span><text:span text:style-name="T138_3">an</text:span><text:span text:style-name="T138_4"><text:s/></text:span><text:span text:style-name="T138_5">intermediate</text:span><text:span text:style-name="T138_6"><text:s/></text:span><text:span text:style-name="T138_7">function</text:span><text:span text:style-name="T138_8"><text:s/></text:span><text:span text:style-name="T138_9">is</text:span><text:span text:style-name="T138_10"><text:s/></text:span><text:span text:style-name="T138_11">created</text:span><text:span text:style-name="T138_12"><text:s/></text:span><text:span text:style-name="T138_13">that</text:span><text:span text:style-name="T138_14"><text:s/></text:span><text:span text:style-name="T138_15">takes</text:span><text:span text:style-name="T138_16"><text:s/>1<text:s/></text:span><text:span text:style-name="T138_17">argument</text:span><text:span text:style-name="T138_18"><text:s/>(</text:span><text:span text:style-name="T138_19">value</text:span><text:span text:style-name="T138_20">)<text:s/></text:span><text:span text:style-name="T138_21">and</text:span><text:span text:style-name="T138_22"><text:s/></text:span><text:span text:style-name="T138_23">passes</text:span><text:span text:style-name="T138_24"><text:s/></text:span><text:span text:style-name="T138_25">it</text:span><text:span text:style-name="T138_26"><text:s/></text:span><text:span text:style-name="T138_27">to</text:span><text:span text:style-name="T138_28"><text:s/></text:span><text:span text:style-name="T138_29">the</text:span><text:span text:style-name="T138_30"><text:s/></text:span><text:span text:style-name="T138_31">inner</text:span><text:span text:style-name="T138_32"><text:s/></text:span><text:span text:style-name="T138_33">function</text:span><text:span text:style-name="T138_34">.<text:s/></text:span><text:span text:style-name="T138_35">This</text:span><text:span text:style-name="T138_36"><text:s/></text:span><text:span text:style-name="T138_37">function</text:span><text:span text:style-name="T138_38"><text:s/></text:span><text:span text:style-name="T138_39">is</text:span><text:span text:style-name="T138_40"><text:s/></text:span><text:span text:style-name="T138_41">then</text:span><text:span text:style-name="T138_42"><text:s/></text:span><text:span text:style-name="T138_43">immediately</text:span><text:span text:style-name="T138_44"><text:s/></text:span><text:span text:style-name="T138_45">called</text:span><text:span text:style-name="T138_46"><text:s/></text:span><text:span text:style-name="T138_47">with</text:span><text:span text:style-name="T138_48"><text:s/>‘</text:span><text:span text:style-name="T138_49">ind</text:span><text:span text:style-name="T138_50">’<text:s/></text:span><text:span text:style-name="T138_51">as</text:span><text:span text:style-name="T138_52"><text:s/></text:span><text:span text:style-name="T138_53">an</text:span><text:span text:style-name="T138_54"><text:s/></text:span><text:span text:style-name="T138_55">argument</text:span><text:span text:style-name="T138_56">.<text:s/></text:span><text:span text:style-name="T138_57">Calling</text:span><text:span text:style-name="T138_58"><text:s/></text:span><text:span text:style-name="T138_59">this</text:span><text:span text:style-name="T138_60"><text:s/></text:span><text:span text:style-name="T138_61">function</text:span><text:span text:style-name="T138_62"><text:s/></text:span><text:span text:style-name="T138_63">creates</text:span><text:span text:style-name="T138_64"><text:s/></text:span><text:span text:style-name="T138_65">a</text:span><text:span text:style-name="T138_66"><text:s/></text:span><text:span text:style-name="T138_67">new</text:span><text:span text:style-name="T138_68"><text:s/></text:span><text:span text:style-name="T138_69">variable</text:span><text:span text:style-name="T138_70"><text:s/></text:span><text:span text:style-name="T138_71">scope</text:span><text:span text:style-name="T138_72">,<text:s/></text:span><text:span text:style-name="T138_73">because</text:span><text:span text:style-name="T138_74"><text:s/></text:span><text:span text:style-name="T138_75">variable</text:span><text:span text:style-name="T138_76"><text:s/></text:span><text:span text:style-name="T138_77">scope</text:span><text:span text:style-name="T138_78"><text:s/></text:span><text:span text:style-name="T138_79">is</text:span><text:span text:style-name="T138_80"><text:s/></text:span><text:span text:style-name="T138_81">created</text:span><text:span text:style-name="T138_82"><text:s/></text:span><text:span text:style-name="T138_83">at</text:span><text:span text:style-name="T138_84"><text:s/></text:span><text:span text:style-name="T138_85">execution</text:span><text:span text:style-name="T138_86"><text:s/></text:span><text:span text:style-name="T138_87">time</text:span><text:span text:style-name="T138_88">.<text:s/></text:span></text:p>
      <text:list text:style-name="LS1" xml:id="list1" text:continue-list="list0">
        <text:list-item>
          <text:p text:style-name="P139"><text:span text:style-name="T139_1">You</text:span><text:span text:style-name="T139_2"><text:s/></text:span><text:span text:style-name="T139_3">can</text:span><text:span text:style-name="T139_4"><text:s/></text:span><text:span text:style-name="T139_5">put</text:span><text:span text:style-name="T139_6"><text:s/></text:span><text:span text:style-name="T139_7">each</text:span><text:span text:style-name="T139_8"><text:s/></text:span><text:span text:style-name="T139_9">event</text:span><text:span text:style-name="T139_10"><text:s/></text:span><text:span text:style-name="T139_11">handler</text:span><text:span text:style-name="T139_12"><text:s/></text:span><text:span text:style-name="T139_13">into</text:span><text:span text:style-name="T139_14"><text:s/></text:span><text:span text:style-name="T139_15">a</text:span><text:span text:style-name="T139_16"><text:s/></text:span><text:span text:style-name="T139_17">separate</text:span><text:span text:style-name="T139_18"><text:s/></text:span><text:span text:style-name="T139_19">function</text:span><text:span text:style-name="T139_20"><text:s/></text:span><text:span text:style-name="T139_21">and</text:span><text:span text:style-name="T139_22"><text:s/></text:span><text:span text:style-name="T139_23">invoke</text:span><text:span text:style-name="T139_24"><text:s/></text:span><text:span text:style-name="T139_25">them</text:span><text:span text:style-name="T139_26"><text:s/></text:span><text:span text:style-name="T139_27">in</text:span><text:span text:style-name="T139_28"><text:s/></text:span><text:span text:style-name="T139_29">a</text:span><text:span text:style-name="T139_30"><text:s/></text:span><text:span text:style-name="T139_31">loop</text:span><text:span text:style-name="T139_32">.<text:s/></text:span></text:p>
        </text:list-item>
      </text:list>
      <text:p text:style-name="P140"/>
      <text:p text:style-name="P141"><text:span text:style-name="T141_1"><text:tab/></text:span><text:span text:style-name="T141_2">function</text:span><text:span text:style-name="T141_3"><text:s/></text:span><text:span text:style-name="T141_4">handler</text:span><text:span text:style-name="T141_5">(</text:span><text:span text:style-name="T141_6">i</text:span><text:span text:style-name="T141_7">)<text:s/>{</text:span></text:p>
      <text:p text:style-name="P142"><text:span text:style-name="T142_1"><text:tab/><text:tab/></text:span><text:span text:style-name="T142_2">document</text:span><text:span text:style-name="T142_3">.</text:span><text:span text:style-name="T142_4">getElementById</text:span><text:span text:style-name="T142_5">(</text:span><text:span text:style-name="T142_6">i</text:span><text:span text:style-name="T142_7">).</text:span><text:span text:style-name="T142_8">onclick</text:span><text:span text:style-name="T142_9"><text:s/>=<text:s/></text:span><text:span text:style-name="T142_10">function</text:span><text:span text:style-name="T142_11">()<text:s/>{</text:span></text:p>
      <text:p text:style-name="P143"><text:span text:style-name="T143_1"><text:tab/><text:tab/></text:span><text:span text:style-name="T143_2">alert</text:span><text:span text:style-name="T143_3">(</text:span><text:span text:style-name="T143_4">i</text:span><text:span text:style-name="T143_5">);</text:span></text:p>
      <text:p text:style-name="P144"><text:span text:style-name="T144_1">}</text:span></text:p>
      <text:p text:style-name="P145"><text:span text:style-name="T145_1"><text:tab/>}</text:span></text:p>
      <text:p text:style-name="P146"><text:span text:style-name="T146_1">for</text:span><text:span text:style-name="T146_2"><text:s/>(</text:span><text:span text:style-name="T146_3">var</text:span><text:span text:style-name="T146_4"><text:s/></text:span><text:span text:style-name="T146_5">ind</text:span><text:span text:style-name="T146_6">=0;<text:s/></text:span><text:span text:style-name="T146_7">ind</text:span><text:span text:style-name="T146_8">&lt;</text:span><text:span text:style-name="T146_9">elements</text:span><text:span text:style-name="T146_10">.</text:span><text:span text:style-name="T146_11">length</text:span><text:span text:style-name="T146_12">;<text:s/></text:span><text:span text:style-name="T146_13">ind</text:span><text:span text:style-name="T146_14">++)<text:s/>{</text:span></text:p>
      <text:p text:style-name="P147"><text:span text:style-name="T147_1"><text:tab/><text:tab/></text:span><text:span text:style-name="T147_2">handler</text:span><text:span text:style-name="T147_3">(</text:span><text:span text:style-name="T147_4">ind</text:span><text:span text:style-name="T147_5">);</text:span></text:p>
      <text:p text:style-name="P148"><text:span text:style-name="T148_1"><text:tab/>}</text:span></text:p>
      <text:p text:style-name="P149"/>
      <text:p text:style-name="P150"><text:span text:style-name="T150_1"><text:a xlink:type="simple" xlink:href="http://mark-story.com/posts/view/picking-up-javascript-closures-and-lexical-scoping"><text:span text:style-name="T150_2">http</text:span></text:a></text:span><text:span text:style-name="T150_3"><text:a xlink:type="simple" xlink:href="http://mark-story.com/posts/view/picking-up-javascript-closures-and-lexical-scoping"><text:span text:style-name="T150_4">://</text:span></text:a></text:span><text:span text:style-name="T150_5"><text:a xlink:type="simple" xlink:href="http://mark-story.com/posts/view/picking-up-javascript-closures-and-lexical-scoping"><text:span text:style-name="T150_6">mark</text:span></text:a></text:span><text:span text:style-name="T150_7"><text:a xlink:type="simple" xlink:href="http://mark-story.com/posts/view/picking-up-javascript-closures-and-lexical-scoping"><text:span text:style-name="T150_8">-</text:span></text:a></text:span><text:span text:style-name="T150_9"><text:a xlink:type="simple" xlink:href="http://mark-story.com/posts/view/picking-up-javascript-closures-and-lexical-scoping"><text:span text:style-name="T150_10">story</text:span></text:a></text:span><text:span text:style-name="T150_11"><text:a xlink:type="simple" xlink:href="http://mark-story.com/posts/view/picking-up-javascript-closures-and-lexical-scoping"><text:span text:style-name="T150_12">.</text:span></text:a></text:span><text:span text:style-name="T150_13"><text:a xlink:type="simple" xlink:href="http://mark-story.com/posts/view/picking-up-javascript-closures-and-lexical-scoping"><text:span text:style-name="T150_14">com</text:span></text:a></text:span><text:span text:style-name="T150_15"><text:a xlink:type="simple" xlink:href="http://mark-story.com/posts/view/picking-up-javascript-closures-and-lexical-scoping"><text:span text:style-name="T150_16">/</text:span></text:a></text:span><text:span text:style-name="T150_17"><text:a xlink:type="simple" xlink:href="http://mark-story.com/posts/view/picking-up-javascript-closures-and-lexical-scoping"><text:span text:style-name="T150_18">posts</text:span></text:a></text:span><text:span text:style-name="T150_19"><text:a xlink:type="simple" xlink:href="http://mark-story.com/posts/view/picking-up-javascript-closures-and-lexical-scoping"><text:span text:style-name="T150_20">/</text:span></text:a></text:span><text:span text:style-name="T150_21"><text:a xlink:type="simple" xlink:href="http://mark-story.com/posts/view/picking-up-javascript-closures-and-lexical-scoping"><text:span text:style-name="T150_22">view</text:span></text:a></text:span><text:span text:style-name="T150_23"><text:a xlink:type="simple" xlink:href="http://mark-story.com/posts/view/picking-up-javascript-closures-and-lexical-scoping"><text:span text:style-name="T150_24">/</text:span></text:a></text:span><text:span text:style-name="T150_25"><text:a xlink:type="simple" xlink:href="http://mark-story.com/posts/view/picking-up-javascript-closures-and-lexical-scoping"><text:span text:style-name="T150_26">picking</text:span></text:a></text:span><text:span text:style-name="T150_27"><text:a xlink:type="simple" xlink:href="http://mark-story.com/posts/view/picking-up-javascript-closures-and-lexical-scoping"><text:span text:style-name="T150_28">-</text:span></text:a></text:span><text:span text:style-name="T150_29"><text:a xlink:type="simple" xlink:href="http://mark-story.com/posts/view/picking-up-javascript-closures-and-lexical-scoping"><text:span text:style-name="T150_30">up</text:span></text:a></text:span><text:span text:style-name="T150_31"><text:a xlink:type="simple" xlink:href="http://mark-story.com/posts/view/picking-up-javascript-closures-and-lexical-scoping"><text:span text:style-name="T150_32">-</text:span></text:a></text:span><text:span text:style-name="T150_33"><text:a xlink:type="simple" xlink:href="http://mark-story.com/posts/view/picking-up-javascript-closures-and-lexical-scoping"><text:span text:style-name="T150_34">javascript</text:span></text:a></text:span><text:span text:style-name="T150_35"><text:a xlink:type="simple" xlink:href="http://mark-story.com/posts/view/picking-up-javascript-closures-and-lexical-scoping"><text:span text:style-name="T150_36">-</text:span></text:a></text:span><text:span text:style-name="T150_37"><text:a xlink:type="simple" xlink:href="http://mark-story.com/posts/view/picking-up-javascript-closures-and-lexical-scoping"><text:span text:style-name="T150_38">closures</text:span></text:a></text:span><text:span text:style-name="T150_39"><text:a xlink:type="simple" xlink:href="http://mark-story.com/posts/view/picking-up-javascript-closures-and-lexical-scoping"><text:span text:style-name="T150_40">-</text:span></text:a></text:span><text:span text:style-name="T150_41"><text:a xlink:type="simple" xlink:href="http://mark-story.com/posts/view/picking-up-javascript-closures-and-lexical-scoping"><text:span text:style-name="T150_42">and</text:span></text:a></text:span><text:span text:style-name="T150_43"><text:a xlink:type="simple" xlink:href="http://mark-story.com/posts/view/picking-up-javascript-closures-and-lexical-scoping"><text:span text:style-name="T150_44">-</text:span></text:a></text:span><text:span text:style-name="T150_45"><text:a xlink:type="simple" xlink:href="http://mark-story.com/posts/view/picking-up-javascript-closures-and-lexical-scoping"><text:span text:style-name="T150_46">lexical</text:span></text:a></text:span><text:span text:style-name="T150_47"><text:a xlink:type="simple" xlink:href="http://mark-story.com/posts/view/picking-up-javascript-closures-and-lexical-scoping"><text:span text:style-name="T150_48">-</text:span></text:a></text:span><text:span text:style-name="T150_49"><text:a xlink:type="simple" xlink:href="http://mark-story.com/posts/view/picking-up-javascript-closures-and-lexical-scoping"><text:span text:style-name="T150_50">scoping</text:span></text:a></text:span></text:p>
      <text:p text:style-name="P151"><text:span text:style-name="T151_1"><text:a xlink:type="simple" xlink:href="http://jondavidjohn.com/javascript-closure-explained-using-events/"><text:span text:style-name="T151_2">http</text:span></text:a></text:span><text:span text:style-name="T151_3"><text:a xlink:type="simple" xlink:href="http://jondavidjohn.com/javascript-closure-explained-using-events/"><text:span text:style-name="T151_4">://</text:span></text:a></text:span><text:span text:style-name="T151_5"><text:a xlink:type="simple" xlink:href="http://jondavidjohn.com/javascript-closure-explained-using-events/"><text:span text:style-name="T151_6">jondavidjohn</text:span></text:a></text:span><text:span text:style-name="T151_7"><text:a xlink:type="simple" xlink:href="http://jondavidjohn.com/javascript-closure-explained-using-events/"><text:span text:style-name="T151_8">.</text:span></text:a></text:span><text:span text:style-name="T151_9"><text:a xlink:type="simple" xlink:href="http://jondavidjohn.com/javascript-closure-explained-using-events/"><text:span text:style-name="T151_10">com</text:span></text:a></text:span><text:span text:style-name="T151_11"><text:a xlink:type="simple" xlink:href="http://jondavidjohn.com/javascript-closure-explained-using-events/"><text:span text:style-name="T151_12">/</text:span></text:a></text:span><text:span text:style-name="T151_13"><text:a xlink:type="simple" xlink:href="http://jondavidjohn.com/javascript-closure-explained-using-events/"><text:span text:style-name="T151_14">javascript</text:span></text:a></text:span><text:span text:style-name="T151_15"><text:a xlink:type="simple" xlink:href="http://jondavidjohn.com/javascript-closure-explained-using-events/"><text:span text:style-name="T151_16">-</text:span></text:a></text:span><text:span text:style-name="T151_17"><text:a xlink:type="simple" xlink:href="http://jondavidjohn.com/javascript-closure-explained-using-events/"><text:span text:style-name="T151_18">closure</text:span></text:a></text:span><text:span text:style-name="T151_19"><text:a xlink:type="simple" xlink:href="http://jondavidjohn.com/javascript-closure-explained-using-events/"><text:span text:style-name="T151_20">-</text:span></text:a></text:span><text:span text:style-name="T151_21"><text:a xlink:type="simple" xlink:href="http://jondavidjohn.com/javascript-closure-explained-using-events/"><text:span text:style-name="T151_22">explained</text:span></text:a></text:span><text:span text:style-name="T151_23"><text:a xlink:type="simple" xlink:href="http://jondavidjohn.com/javascript-closure-explained-using-events/"><text:span text:style-name="T151_24">-</text:span></text:a></text:span><text:span text:style-name="T151_25"><text:a xlink:type="simple" xlink:href="http://jondavidjohn.com/javascript-closure-explained-using-events/"><text:span text:style-name="T151_26">using</text:span></text:a></text:span><text:span text:style-name="T151_27"><text:a xlink:type="simple" xlink:href="http://jondavidjohn.com/javascript-closure-explained-using-events/"><text:span text:style-name="T151_28">-</text:span></text:a></text:span><text:span text:style-name="T151_29"><text:a xlink:type="simple" xlink:href="http://jondavidjohn.com/javascript-closure-explained-using-events/"><text:span text:style-name="T151_30">events</text:span></text:a></text:span><text:span text:style-name="T151_31"><text:a xlink:type="simple" xlink:href="http://jondavidjohn.com/javascript-closure-explained-using-events/"><text:span text:style-name="T151_32">/</text:span></text:a></text:span></text:p>
      <text:p text:style-name="P152"><text:span text:style-name="T152_1"><text:a xlink:type="simple" xlink:href="http://www.mennovanslooten.nl/blog/post/62"><text:span text:style-name="T152_2">http</text:span></text:a></text:span><text:span text:style-name="T152_3"><text:a xlink:type="simple" xlink:href="http://www.mennovanslooten.nl/blog/post/62"><text:span text:style-name="T152_4">://</text:span></text:a></text:span><text:span text:style-name="T152_5"><text:a xlink:type="simple" xlink:href="http://www.mennovanslooten.nl/blog/post/62"><text:span text:style-name="T152_6">www</text:span></text:a></text:span><text:span text:style-name="T152_7"><text:a xlink:type="simple" xlink:href="http://www.mennovanslooten.nl/blog/post/62"><text:span text:style-name="T152_8">.</text:span></text:a></text:span><text:span text:style-name="T152_9"><text:a xlink:type="simple" xlink:href="http://www.mennovanslooten.nl/blog/post/62"><text:span text:style-name="T152_10">mennovanslooten</text:span></text:a></text:span><text:span text:style-name="T152_11"><text:a xlink:type="simple" xlink:href="http://www.mennovanslooten.nl/blog/post/62"><text:span text:style-name="T152_12">.</text:span></text:a></text:span><text:span text:style-name="T152_13"><text:a xlink:type="simple" xlink:href="http://www.mennovanslooten.nl/blog/post/62"><text:span text:style-name="T152_14">nl</text:span></text:a></text:span><text:span text:style-name="T152_15"><text:a xlink:type="simple" xlink:href="http://www.mennovanslooten.nl/blog/post/62"><text:span text:style-name="T152_16">/</text:span></text:a></text:span><text:span text:style-name="T152_17"><text:a xlink:type="simple" xlink:href="http://www.mennovanslooten.nl/blog/post/62"><text:span text:style-name="T152_18">blog</text:span></text:a></text:span><text:span text:style-name="T152_19"><text:a xlink:type="simple" xlink:href="http://www.mennovanslooten.nl/blog/post/62"><text:span text:style-name="T152_20">/</text:span></text:a></text:span><text:span text:style-name="T152_21"><text:a xlink:type="simple" xlink:href="http://www.mennovanslooten.nl/blog/post/62"><text:span text:style-name="T152_22">post</text:span></text:a></text:span><text:span text:style-name="T152_23"><text:a xlink:type="simple" xlink:href="http://www.mennovanslooten.nl/blog/post/62"><text:span text:style-name="T152_24">/62</text:span></text:a></text:span></text:p>
      <text:p text:style-name="P153"><text:span text:style-name="T153_1"><text:a xlink:type="simple" xlink:href="https://developer.mozilla.org/en-US/docs/Web/JavaScript/Closures"><text:span text:style-name="T153_2">https</text:span></text:a></text:span><text:span text:style-name="T153_3"><text:a xlink:type="simple" xlink:href="https://developer.mozilla.org/en-US/docs/Web/JavaScript/Closures"><text:span text:style-name="T153_4">://</text:span></text:a></text:span><text:span text:style-name="T153_5"><text:a xlink:type="simple" xlink:href="https://developer.mozilla.org/en-US/docs/Web/JavaScript/Closures"><text:span text:style-name="T153_6">developer</text:span></text:a></text:span><text:span text:style-name="T153_7"><text:a xlink:type="simple" xlink:href="https://developer.mozilla.org/en-US/docs/Web/JavaScript/Closures"><text:span text:style-name="T153_8">.</text:span></text:a></text:span><text:span text:style-name="T153_9"><text:a xlink:type="simple" xlink:href="https://developer.mozilla.org/en-US/docs/Web/JavaScript/Closures"><text:span text:style-name="T153_10">mozilla</text:span></text:a></text:span><text:span text:style-name="T153_11"><text:a xlink:type="simple" xlink:href="https://developer.mozilla.org/en-US/docs/Web/JavaScript/Closures"><text:span text:style-name="T153_12">.</text:span></text:a></text:span><text:span text:style-name="T153_13"><text:a xlink:type="simple" xlink:href="https://developer.mozilla.org/en-US/docs/Web/JavaScript/Closures"><text:span text:style-name="T153_14">org</text:span></text:a></text:span><text:span text:style-name="T153_15"><text:a xlink:type="simple" xlink:href="https://developer.mozilla.org/en-US/docs/Web/JavaScript/Closures"><text:span text:style-name="T153_16">/</text:span></text:a></text:span><text:span text:style-name="T153_17"><text:a xlink:type="simple" xlink:href="https://developer.mozilla.org/en-US/docs/Web/JavaScript/Closures"><text:span text:style-name="T153_18">en</text:span></text:a></text:span><text:span text:style-name="T153_19"><text:a xlink:type="simple" xlink:href="https://developer.mozilla.org/en-US/docs/Web/JavaScript/Closures"><text:span text:style-name="T153_20">-</text:span></text:a></text:span><text:span text:style-name="T153_21"><text:a xlink:type="simple" xlink:href="https://developer.mozilla.org/en-US/docs/Web/JavaScript/Closures"><text:span text:style-name="T153_22">US</text:span></text:a></text:span><text:span text:style-name="T153_23"><text:a xlink:type="simple" xlink:href="https://developer.mozilla.org/en-US/docs/Web/JavaScript/Closures"><text:span text:style-name="T153_24">/</text:span></text:a></text:span><text:span text:style-name="T153_25"><text:a xlink:type="simple" xlink:href="https://developer.mozilla.org/en-US/docs/Web/JavaScript/Closures"><text:span text:style-name="T153_26">docs</text:span></text:a></text:span><text:span text:style-name="T153_27"><text:a xlink:type="simple" xlink:href="https://developer.mozilla.org/en-US/docs/Web/JavaScript/Closures"><text:span text:style-name="T153_28">/</text:span></text:a></text:span><text:span text:style-name="T153_29"><text:a xlink:type="simple" xlink:href="https://developer.mozilla.org/en-US/docs/Web/JavaScript/Closures"><text:span text:style-name="T153_30">Web</text:span></text:a></text:span><text:span text:style-name="T153_31"><text:a xlink:type="simple" xlink:href="https://developer.mozilla.org/en-US/docs/Web/JavaScript/Closures"><text:span text:style-name="T153_32">/</text:span></text:a></text:span><text:span text:style-name="T153_33"><text:a xlink:type="simple" xlink:href="https://developer.mozilla.org/en-US/docs/Web/JavaScript/Closures"><text:span text:style-name="T153_34">JavaScript</text:span></text:a></text:span><text:span text:style-name="T153_35"><text:a xlink:type="simple" xlink:href="https://developer.mozilla.org/en-US/docs/Web/JavaScript/Closures"><text:span text:style-name="T153_36">/</text:span></text:a></text:span><text:span text:style-name="T153_37"><text:a xlink:type="simple" xlink:href="https://developer.mozilla.org/en-US/docs/Web/JavaScript/Closures"><text:span text:style-name="T153_38">Closures</text:span></text:a></text:span></text:p>
      <text:p text:style-name="P154"/>
      <text:p text:style-name="P155"><text:span text:style-name="T155_1">6.<text:s/></text:span><text:span text:style-name="T155_2">What</text:span><text:span text:style-name="T155_3"><text:s/></text:span><text:span text:style-name="T155_4">is</text:span><text:span text:style-name="T155_5"><text:s/></text:span><text:span text:style-name="T155_6">a</text:span><text:span text:style-name="T155_7"><text:s/></text:span><text:span text:style-name="T155_8">lexical</text:span><text:span text:style-name="T155_9"><text:s/></text:span><text:span text:style-name="T155_10">scope</text:span><text:span text:style-name="T155_11"><text:s/></text:span><text:span text:style-name="T155_12">in</text:span><text:span text:style-name="T155_13"><text:s/></text:span><text:span text:style-name="T155_14">js</text:span><text:span text:style-name="T155_15">?</text:span></text:p>
      <text:p text:style-name="P156"><text:span text:style-name="T156_1">Lexical</text:span><text:span text:style-name="T156_2"><text:s/></text:span><text:span text:style-name="T156_3">scope</text:span><text:span text:style-name="T156_4"><text:s/></text:span><text:span text:style-name="T156_5">is</text:span><text:span text:style-name="T156_6"><text:s/></text:span><text:span text:style-name="T156_7">a</text:span><text:span text:style-name="T156_8"><text:s/></text:span><text:span text:style-name="T156_9">term</text:span><text:span text:style-name="T156_10"><text:s/></text:span><text:span text:style-name="T156_11">that</text:span><text:span text:style-name="T156_12"><text:s/></text:span><text:span text:style-name="T156_13">refers</text:span><text:span text:style-name="T156_14"><text:s/></text:span><text:span text:style-name="T156_15">to</text:span><text:span text:style-name="T156_16"><text:s/></text:span><text:span text:style-name="T156_17">a</text:span><text:span text:style-name="T156_18"><text:s/></text:span><text:span text:style-name="T156_19">function</text:span><text:span text:style-name="T156_20"><text:s/></text:span><text:span text:style-name="T156_21">remembering</text:span><text:span text:style-name="T156_22"><text:s/></text:span><text:span text:style-name="T156_23">and</text:span><text:span text:style-name="T156_24"><text:s/></text:span><text:span text:style-name="T156_25">preserving</text:span><text:span text:style-name="T156_26"><text:s/></text:span><text:span text:style-name="T156_27">its</text:span><text:span text:style-name="T156_28"><text:s/></text:span><text:span text:style-name="T156_29">state</text:span><text:span text:style-name="T156_30"><text:s/></text:span><text:span text:style-name="T156_31">between</text:span><text:span text:style-name="T156_32"><text:s/></text:span><text:span text:style-name="T156_33">and</text:span><text:span text:style-name="T156_34"><text:s/></text:span><text:span text:style-name="T156_35">after</text:span><text:span text:style-name="T156_36"><text:s/></text:span><text:span text:style-name="T156_37">execution</text:span><text:span text:style-name="T156_38">.<text:s/></text:span><text:span text:style-name="T156_39">It</text:span><text:span text:style-name="T156_40"><text:s/></text:span><text:span text:style-name="T156_41">describes</text:span><text:span text:style-name="T156_42"><text:s/></text:span><text:span text:style-name="T156_43">how</text:span><text:span text:style-name="T156_44"><text:s/></text:span><text:span text:style-name="T156_45">variables</text:span><text:span text:style-name="T156_46"><text:s/></text:span><text:span text:style-name="T156_47">are</text:span><text:span text:style-name="T156_48"><text:s/></text:span><text:span text:style-name="T156_49">resolved</text:span><text:span text:style-name="T156_50"><text:s/></text:span><text:span text:style-name="T156_51">in</text:span><text:span text:style-name="T156_52"><text:s/></text:span><text:span text:style-name="T156_53">nested</text:span><text:span text:style-name="T156_54"><text:s/></text:span><text:span text:style-name="T156_55">functions</text:span><text:span text:style-name="T156_56">.<text:s/></text:span><text:span text:style-name="T156_57">It</text:span><text:span text:style-name="T156_58">’</text:span><text:span text:style-name="T156_59">s</text:span><text:span text:style-name="T156_60"><text:s/></text:span><text:span text:style-name="T156_61">called</text:span><text:span text:style-name="T156_62"><text:s/></text:span><text:span text:style-name="T156_63">static</text:span><text:span text:style-name="T156_64"><text:s/></text:span><text:span text:style-name="T156_65">scope</text:span><text:span text:style-name="T156_66"><text:s/></text:span><text:span text:style-name="T156_67">or</text:span><text:span text:style-name="T156_68"><text:s/></text:span><text:span text:style-name="T156_69">closure</text:span><text:span text:style-name="T156_70">.<text:s/></text:span></text:p>
      <text:p text:style-name="P157"/>
      <text:p text:style-name="P158"><text:span text:style-name="T158_1"><text:a xlink:type="simple" xlink:href="http://www.smashingmagazine.com/2009/08/01/what-you-need-to-know-about-javascript-scope/"><text:span text:style-name="T158_2">http</text:span></text:a></text:span><text:span text:style-name="T158_3"><text:a xlink:type="simple" xlink:href="http://www.smashingmagazine.com/2009/08/01/what-you-need-to-know-about-javascript-scope/"><text:span text:style-name="T158_4">://</text:span></text:a></text:span><text:span text:style-name="T158_5"><text:a xlink:type="simple" xlink:href="http://www.smashingmagazine.com/2009/08/01/what-you-need-to-know-about-javascript-scope/"><text:span text:style-name="T158_6">www</text:span></text:a></text:span><text:span text:style-name="T158_7"><text:a xlink:type="simple" xlink:href="http://www.smashingmagazine.com/2009/08/01/what-you-need-to-know-about-javascript-scope/"><text:span text:style-name="T158_8">.</text:span></text:a></text:span><text:span text:style-name="T158_9"><text:a xlink:type="simple" xlink:href="http://www.smashingmagazine.com/2009/08/01/what-you-need-to-know-about-javascript-scope/"><text:span text:style-name="T158_10">smashingmagazine</text:span></text:a></text:span><text:span text:style-name="T158_11"><text:a xlink:type="simple" xlink:href="http://www.smashingmagazine.com/2009/08/01/what-you-need-to-know-about-javascript-scope/"><text:span text:style-name="T158_12">.</text:span></text:a></text:span><text:span text:style-name="T158_13"><text:a xlink:type="simple" xlink:href="http://www.smashingmagazine.com/2009/08/01/what-you-need-to-know-about-javascript-scope/"><text:span text:style-name="T158_14">com</text:span></text:a></text:span><text:span text:style-name="T158_15"><text:a xlink:type="simple" xlink:href="http://www.smashingmagazine.com/2009/08/01/what-you-need-to-know-about-javascript-scope/"><text:span text:style-name="T158_16">/2009/08/01/</text:span></text:a></text:span><text:span text:style-name="T158_17"><text:a xlink:type="simple" xlink:href="http://www.smashingmagazine.com/2009/08/01/what-you-need-to-know-about-javascript-scope/"><text:span text:style-name="T158_18">what</text:span></text:a></text:span><text:span text:style-name="T158_19"><text:a xlink:type="simple" xlink:href="http://www.smashingmagazine.com/2009/08/01/what-you-need-to-know-about-javascript-scope/"><text:span text:style-name="T158_20">-</text:span></text:a></text:span><text:span text:style-name="T158_21"><text:a xlink:type="simple" xlink:href="http://www.smashingmagazine.com/2009/08/01/what-you-need-to-know-about-javascript-scope/"><text:span text:style-name="T158_22">you</text:span></text:a></text:span><text:span text:style-name="T158_23"><text:a xlink:type="simple" xlink:href="http://www.smashingmagazine.com/2009/08/01/what-you-need-to-know-about-javascript-scope/"><text:span text:style-name="T158_24">-</text:span></text:a></text:span><text:span text:style-name="T158_25"><text:a xlink:type="simple" xlink:href="http://www.smashingmagazine.com/2009/08/01/what-you-need-to-know-about-javascript-scope/"><text:span text:style-name="T158_26">need</text:span></text:a></text:span><text:span text:style-name="T158_27"><text:a xlink:type="simple" xlink:href="http://www.smashingmagazine.com/2009/08/01/what-you-need-to-know-about-javascript-scope/"><text:span text:style-name="T158_28">-</text:span></text:a></text:span><text:span text:style-name="T158_29"><text:a xlink:type="simple" xlink:href="http://www.smashingmagazine.com/2009/08/01/what-you-need-to-know-about-javascript-scope/"><text:span text:style-name="T158_30">to</text:span></text:a></text:span><text:span text:style-name="T158_31"><text:a xlink:type="simple" xlink:href="http://www.smashingmagazine.com/2009/08/01/what-you-need-to-know-about-javascript-scope/"><text:span text:style-name="T158_32">-</text:span></text:a></text:span><text:span text:style-name="T158_33"><text:a xlink:type="simple" xlink:href="http://www.smashingmagazine.com/2009/08/01/what-you-need-to-know-about-javascript-scope/"><text:span text:style-name="T158_34">know</text:span></text:a></text:span><text:span text:style-name="T158_35"><text:a xlink:type="simple" xlink:href="http://www.smashingmagazine.com/2009/08/01/what-you-need-to-know-about-javascript-scope/"><text:span text:style-name="T158_36">-</text:span></text:a></text:span><text:span text:style-name="T158_37"><text:a xlink:type="simple" xlink:href="http://www.smashingmagazine.com/2009/08/01/what-you-need-to-know-about-javascript-scope/"><text:span text:style-name="T158_38">about</text:span></text:a></text:span><text:span text:style-name="T158_39"><text:a xlink:type="simple" xlink:href="http://www.smashingmagazine.com/2009/08/01/what-you-need-to-know-about-javascript-scope/"><text:span text:style-name="T158_40">-</text:span></text:a></text:span><text:span text:style-name="T158_41"><text:a xlink:type="simple" xlink:href="http://www.smashingmagazine.com/2009/08/01/what-you-need-to-know-about-javascript-scope/"><text:span text:style-name="T158_42">javascript</text:span></text:a></text:span><text:span text:style-name="T158_43"><text:a xlink:type="simple" xlink:href="http://www.smashingmagazine.com/2009/08/01/what-you-need-to-know-about-javascript-scope/"><text:span text:style-name="T158_44">-</text:span></text:a></text:span><text:span text:style-name="T158_45"><text:a xlink:type="simple" xlink:href="http://www.smashingmagazine.com/2009/08/01/what-you-need-to-know-about-javascript-scope/"><text:span text:style-name="T158_46">scope</text:span></text:a></text:span><text:span text:style-name="T158_47"><text:a xlink:type="simple" xlink:href="http://www.smashingmagazine.com/2009/08/01/what-you-need-to-know-about-javascript-scope/"><text:span text:style-name="T158_48">/</text:span></text:a></text:span></text:p>
      <text:p text:style-name="P159"><text:span text:style-name="T159_1"><text:a xlink:type="simple" xlink:href="https://javascriptweblog.wordpress.com/2010/10/25/understanding-javascript-closures/"><text:span text:style-name="T159_2">https</text:span></text:a></text:span><text:span text:style-name="T159_3"><text:a xlink:type="simple" xlink:href="https://javascriptweblog.wordpress.com/2010/10/25/understanding-javascript-closures/"><text:span text:style-name="T159_4">://</text:span></text:a></text:span><text:span text:style-name="T159_5"><text:a xlink:type="simple" xlink:href="https://javascriptweblog.wordpress.com/2010/10/25/understanding-javascript-closures/"><text:span text:style-name="T159_6">javascriptweblog</text:span></text:a></text:span><text:span text:style-name="T159_7"><text:a xlink:type="simple" xlink:href="https://javascriptweblog.wordpress.com/2010/10/25/understanding-javascript-closures/"><text:span text:style-name="T159_8">.</text:span></text:a></text:span><text:span text:style-name="T159_9"><text:a xlink:type="simple" xlink:href="https://javascriptweblog.wordpress.com/2010/10/25/understanding-javascript-closures/"><text:span text:style-name="T159_10">wordpress</text:span></text:a></text:span><text:span text:style-name="T159_11"><text:a xlink:type="simple" xlink:href="https://javascriptweblog.wordpress.com/2010/10/25/understanding-javascript-closures/"><text:span text:style-name="T159_12">.</text:span></text:a></text:span><text:span text:style-name="T159_13"><text:a xlink:type="simple" xlink:href="https://javascriptweblog.wordpress.com/2010/10/25/understanding-javascript-closures/"><text:span text:style-name="T159_14">com</text:span></text:a></text:span><text:span text:style-name="T159_15"><text:a xlink:type="simple" xlink:href="https://javascriptweblog.wordpress.com/2010/10/25/understanding-javascript-closures/"><text:span text:style-name="T159_16">/2010/10/25/</text:span></text:a></text:span><text:span text:style-name="T159_17"><text:a xlink:type="simple" xlink:href="https://javascriptweblog.wordpress.com/2010/10/25/understanding-javascript-closures/"><text:span text:style-name="T159_18">understanding</text:span></text:a></text:span><text:span text:style-name="T159_19"><text:a xlink:type="simple" xlink:href="https://javascriptweblog.wordpress.com/2010/10/25/understanding-javascript-closures/"><text:span text:style-name="T159_20">-</text:span></text:a></text:span><text:span text:style-name="T159_21"><text:a xlink:type="simple" xlink:href="https://javascriptweblog.wordpress.com/2010/10/25/understanding-javascript-closures/"><text:span text:style-name="T159_22">javascript</text:span></text:a></text:span><text:span text:style-name="T159_23"><text:a xlink:type="simple" xlink:href="https://javascriptweblog.wordpress.com/2010/10/25/understanding-javascript-closures/"><text:span text:style-name="T159_24">-</text:span></text:a></text:span><text:span text:style-name="T159_25"><text:a xlink:type="simple" xlink:href="https://javascriptweblog.wordpress.com/2010/10/25/understanding-javascript-closures/"><text:span text:style-name="T159_26">closures</text:span></text:a></text:span><text:span text:style-name="T159_27"><text:a xlink:type="simple" xlink:href="https://javascriptweblog.wordpress.com/2010/10/25/understanding-javascript-closures/"><text:span text:style-name="T159_28">/</text:span></text:a></text:span></text:p>
      <text:p text:style-name="P160"/>
      <text:p text:style-name="P161"><text:span text:style-name="T161_1">7.<text:s/></text:span><text:span text:style-name="T161_2">What</text:span><text:span text:style-name="T161_3"><text:s/></text:span><text:span text:style-name="T161_4">is</text:span><text:span text:style-name="T161_5"><text:s/></text:span><text:span text:style-name="T161_6">a</text:span><text:span text:style-name="T161_7"><text:s/></text:span><text:span text:style-name="T161_8">typical</text:span><text:span text:style-name="T161_9"><text:s/></text:span><text:span text:style-name="T161_10">use</text:span><text:span text:style-name="T161_11"><text:s/></text:span><text:span text:style-name="T161_12">case</text:span><text:span text:style-name="T161_13"><text:s/></text:span><text:span text:style-name="T161_14">for</text:span><text:span text:style-name="T161_15"><text:s/></text:span><text:span text:style-name="T161_16">an</text:span><text:span text:style-name="T161_17"><text:s/></text:span><text:span text:style-name="T161_18">anonymous</text:span><text:span text:style-name="T161_19"><text:s/></text:span><text:span text:style-name="T161_20">function</text:span><text:span text:style-name="T161_21">?</text:span></text:p>
      <text:p text:style-name="P162"><text:span text:style-name="T162_1">-<text:s/></text:span><text:span text:style-name="T162_2">if</text:span><text:span text:style-name="T162_3"><text:s/></text:span><text:span text:style-name="T162_4">no</text:span><text:span text:style-name="T162_5"><text:s/></text:span><text:span text:style-name="T162_6">name</text:span><text:span text:style-name="T162_7"><text:s/></text:span><text:span text:style-name="T162_8">is</text:span><text:span text:style-name="T162_9"><text:s/></text:span><text:span text:style-name="T162_10">needed</text:span><text:span text:style-name="T162_11">,<text:s/></text:span><text:span text:style-name="T162_12">don</text:span><text:span text:style-name="T162_13">'</text:span><text:span text:style-name="T162_14">t</text:span><text:span text:style-name="T162_15"><text:s/></text:span><text:span text:style-name="T162_16">add</text:span><text:span text:style-name="T162_17"><text:s/></text:span><text:span text:style-name="T162_18">a</text:span><text:span text:style-name="T162_19"><text:s/></text:span><text:span text:style-name="T162_20">name</text:span><text:span text:style-name="T162_21"><text:s/></text:span><text:span text:style-name="T162_22">to</text:span><text:span text:style-name="T162_23"><text:s/></text:span><text:span text:style-name="T162_24">whatever</text:span><text:span text:style-name="T162_25"><text:s/></text:span><text:span text:style-name="T162_26">namespace</text:span><text:span text:style-name="T162_27"><text:s/></text:span><text:span text:style-name="T162_28">you</text:span><text:span text:style-name="T162_29"><text:s/></text:span><text:span text:style-name="T162_30">are</text:span><text:span text:style-name="T162_31"><text:s/></text:span><text:span text:style-name="T162_32">in</text:span></text:p>
      <text:p text:style-name="P163"><text:span text:style-name="T163_1">-<text:s/></text:span><text:span text:style-name="T163_2">they</text:span><text:span text:style-name="T163_3"><text:s/></text:span><text:span text:style-name="T163_4">are</text:span><text:span text:style-name="T163_5"><text:s/></text:span><text:span text:style-name="T163_6">declared</text:span><text:span text:style-name="T163_7"><text:s/></text:span><text:span text:style-name="T163_8">inline</text:span><text:span text:style-name="T163_9"><text:s/></text:span><text:span text:style-name="T163_10">and</text:span><text:span text:style-name="T163_11"><text:s/></text:span><text:span text:style-name="T163_12">they</text:span><text:span text:style-name="T163_13"><text:s/></text:span><text:span text:style-name="T163_14">can</text:span><text:span text:style-name="T163_15"><text:s/></text:span><text:span text:style-name="T163_16">access</text:span><text:span text:style-name="T163_17"><text:s/></text:span><text:span text:style-name="T163_18">variables</text:span><text:span text:style-name="T163_19"><text:s/></text:span><text:span text:style-name="T163_20">in</text:span><text:span text:style-name="T163_21"><text:s/></text:span><text:span text:style-name="T163_22">the</text:span><text:span text:style-name="T163_23"><text:s/></text:span><text:span text:style-name="T163_24">parent</text:span><text:span text:style-name="T163_25"><text:s/></text:span><text:span text:style-name="T163_26">scope</text:span><text:span text:style-name="T163_27"><text:s/>(</text:span><text:span text:style-name="T163_28">closure</text:span><text:span text:style-name="T163_29">)</text:span></text:p>
      <text:p text:style-name="P164"><text:span text:style-name="T164_1">-<text:s/></text:span><text:span text:style-name="T164_2">code</text:span><text:span text:style-name="T164_3"><text:s/></text:span><text:span text:style-name="T164_4">is</text:span><text:span text:style-name="T164_5"><text:s/></text:span><text:span text:style-name="T164_6">more</text:span><text:span text:style-name="T164_7"><text:s/></text:span><text:span text:style-name="T164_8">self</text:span><text:span text:style-name="T164_9">-</text:span><text:span text:style-name="T164_10">contained</text:span><text:span text:style-name="T164_11"><text:s/></text:span><text:span text:style-name="T164_12">and</text:span><text:span text:style-name="T164_13"><text:s/></text:span><text:span text:style-name="T164_14">readable</text:span></text:p>
      <text:p text:style-name="P165"><text:span text:style-name="T165_1">-<text:s/></text:span><text:span text:style-name="T165_2">self</text:span><text:span text:style-name="T165_3">-</text:span><text:span text:style-name="T165_4">invoked</text:span><text:span text:style-name="T165_5"><text:s/></text:span><text:span text:style-name="T165_6">function</text:span><text:span text:style-name="T165_7">:<text:s/></text:span><text:span text:style-name="T165_8">an</text:span><text:span text:style-name="T165_9"><text:s/></text:span><text:span text:style-name="T165_10">anonymous</text:span><text:span text:style-name="T165_11"><text:s/></text:span><text:span text:style-name="T165_12">function</text:span><text:span text:style-name="T165_13"><text:s/></text:span><text:span text:style-name="T165_14">that</text:span><text:span text:style-name="T165_15">’</text:span><text:span text:style-name="T165_16">s</text:span><text:span text:style-name="T165_17"><text:s/></text:span><text:span text:style-name="T165_18">ran</text:span><text:span text:style-name="T165_19"><text:s/></text:span><text:span text:style-name="T165_20">immediately</text:span><text:span text:style-name="T165_21"><text:s/></text:span><text:span text:style-name="T165_22">after</text:span><text:span text:style-name="T165_23"><text:s/></text:span><text:span text:style-name="T165_24">being</text:span><text:span text:style-name="T165_25"><text:s/></text:span><text:span text:style-name="T165_26">created</text:span></text:p>
      <text:p text:style-name="P166"><text:span text:style-name="T166_1">-<text:s/></text:span><text:span text:style-name="T166_2">to</text:span><text:span text:style-name="T166_3"><text:s/></text:span><text:span text:style-name="T166_4">create</text:span><text:span text:style-name="T166_5"><text:s/></text:span><text:span text:style-name="T166_6">a</text:span><text:span text:style-name="T166_7"><text:s/></text:span><text:span text:style-name="T166_8">new</text:span><text:span text:style-name="T166_9"><text:s/></text:span><text:span text:style-name="T166_10">scope</text:span><text:span text:style-name="T166_11"><text:s/></text:span><text:span text:style-name="T166_12">when</text:span><text:span text:style-name="T166_13"><text:s/></text:span><text:span text:style-name="T166_14">invoking</text:span><text:span text:style-name="T166_15"><text:s/></text:span><text:span text:style-name="T166_16">a</text:span><text:span text:style-name="T166_17"><text:s/></text:span><text:span text:style-name="T166_18">function</text:span><text:span text:style-name="T166_19"><text:s/></text:span><text:span text:style-name="T166_20">inside</text:span><text:span text:style-name="T166_21"><text:s/></text:span><text:span text:style-name="T166_22">of</text:span><text:span text:style-name="T166_23"><text:s/></text:span><text:span text:style-name="T166_24">the</text:span><text:span text:style-name="T166_25"><text:s/></text:span><text:span text:style-name="T166_26">loop</text:span><text:span text:style-name="T166_27">.<text:s/></text:span></text:p>
      <text:p text:style-name="P167"/>
      <text:p text:style-name="P168"><text:span text:style-name="T168_1">Example</text:span><text:span text:style-name="T168_2">:</text:span></text:p>
      <text:p text:style-name="P169"><text:span text:style-name="T169_1">(</text:span><text:span text:style-name="T169_2">function</text:span><text:span text:style-name="T169_3">(</text:span><text:span text:style-name="T169_4">name</text:span><text:span text:style-name="T169_5">){<text:s/></text:span><text:span text:style-name="T169_6">console</text:span><text:span text:style-name="T169_7">.</text:span><text:span text:style-name="T169_8">log</text:span><text:span text:style-name="T169_9">("</text:span><text:span text:style-name="T169_10">Hello</text:span><text:span text:style-name="T169_11"><text:s/>"<text:s/>+<text:s/></text:span><text:span text:style-name="T169_12">name</text:span><text:span text:style-name="T169_13">);<text:s/>})("</text:span><text:span text:style-name="T169_14">Nena</text:span><text:span text:style-name="T169_15">");</text:span></text:p>
      <text:p text:style-name="P170"/>
      <text:p text:style-name="P171"><text:span text:style-name="T171_1"><text:a xlink:type="simple" xlink:href="http://stackoverflow.com/questions/1140089/why-do-you-need-to-invoke-an-anonymous-function-on-the-same-line"><text:span text:style-name="T171_2">http</text:span></text:a></text:span><text:span text:style-name="T171_3"><text:a xlink:type="simple" xlink:href="http://stackoverflow.com/questions/1140089/why-do-you-need-to-invoke-an-anonymous-function-on-the-same-line"><text:span text:style-name="T171_4">://</text:span></text:a></text:span><text:span text:style-name="T171_5"><text:a xlink:type="simple" xlink:href="http://stackoverflow.com/questions/1140089/why-do-you-need-to-invoke-an-anonymous-function-on-the-same-line"><text:span text:style-name="T171_6">stackoverflow</text:span></text:a></text:span><text:span text:style-name="T171_7"><text:a xlink:type="simple" xlink:href="http://stackoverflow.com/questions/1140089/why-do-you-need-to-invoke-an-anonymous-function-on-the-same-line"><text:span text:style-name="T171_8">.</text:span></text:a></text:span><text:span text:style-name="T171_9"><text:a xlink:type="simple" xlink:href="http://stackoverflow.com/questions/1140089/why-do-you-need-to-invoke-an-anonymous-function-on-the-same-line"><text:span text:style-name="T171_10">com</text:span></text:a></text:span><text:span text:style-name="T171_11"><text:a xlink:type="simple" xlink:href="http://stackoverflow.com/questions/1140089/why-do-you-need-to-invoke-an-anonymous-function-on-the-same-line"><text:span text:style-name="T171_12">/</text:span></text:a></text:span><text:span text:style-name="T171_13"><text:a xlink:type="simple" xlink:href="http://stackoverflow.com/questions/1140089/why-do-you-need-to-invoke-an-anonymous-function-on-the-same-line"><text:span text:style-name="T171_14">questions</text:span></text:a></text:span><text:span text:style-name="T171_15"><text:a xlink:type="simple" xlink:href="http://stackoverflow.com/questions/1140089/why-do-you-need-to-invoke-an-anonymous-function-on-the-same-line"><text:span text:style-name="T171_16">/1140089/</text:span></text:a></text:span><text:span text:style-name="T171_17"><text:a xlink:type="simple" xlink:href="http://stackoverflow.com/questions/1140089/why-do-you-need-to-invoke-an-anonymous-function-on-the-same-line"><text:span text:style-name="T171_18">why</text:span></text:a></text:span><text:span text:style-name="T171_19"><text:a xlink:type="simple" xlink:href="http://stackoverflow.com/questions/1140089/why-do-you-need-to-invoke-an-anonymous-function-on-the-same-line"><text:span text:style-name="T171_20">-</text:span></text:a></text:span><text:span text:style-name="T171_21"><text:a xlink:type="simple" xlink:href="http://stackoverflow.com/questions/1140089/why-do-you-need-to-invoke-an-anonymous-function-on-the-same-line"><text:span text:style-name="T171_22">do</text:span></text:a></text:span><text:span text:style-name="T171_23"><text:a xlink:type="simple" xlink:href="http://stackoverflow.com/questions/1140089/why-do-you-need-to-invoke-an-anonymous-function-on-the-same-line"><text:span text:style-name="T171_24">-</text:span></text:a></text:span><text:span text:style-name="T171_25"><text:a xlink:type="simple" xlink:href="http://stackoverflow.com/questions/1140089/why-do-you-need-to-invoke-an-anonymous-function-on-the-same-line"><text:span text:style-name="T171_26">you</text:span></text:a></text:span><text:span text:style-name="T171_27"><text:a xlink:type="simple" xlink:href="http://stackoverflow.com/questions/1140089/why-do-you-need-to-invoke-an-anonymous-function-on-the-same-line"><text:span text:style-name="T171_28">-</text:span></text:a></text:span><text:span text:style-name="T171_29"><text:a xlink:type="simple" xlink:href="http://stackoverflow.com/questions/1140089/why-do-you-need-to-invoke-an-anonymous-function-on-the-same-line"><text:span text:style-name="T171_30">need</text:span></text:a></text:span><text:span text:style-name="T171_31"><text:a xlink:type="simple" xlink:href="http://stackoverflow.com/questions/1140089/why-do-you-need-to-invoke-an-anonymous-function-on-the-same-line"><text:span text:style-name="T171_32">-</text:span></text:a></text:span><text:span text:style-name="T171_33"><text:a xlink:type="simple" xlink:href="http://stackoverflow.com/questions/1140089/why-do-you-need-to-invoke-an-anonymous-function-on-the-same-line"><text:span text:style-name="T171_34">to</text:span></text:a></text:span><text:span text:style-name="T171_35"><text:a xlink:type="simple" xlink:href="http://stackoverflow.com/questions/1140089/why-do-you-need-to-invoke-an-anonymous-function-on-the-same-line"><text:span text:style-name="T171_36">-</text:span></text:a></text:span><text:span text:style-name="T171_37"><text:a xlink:type="simple" xlink:href="http://stackoverflow.com/questions/1140089/why-do-you-need-to-invoke-an-anonymous-function-on-the-same-line"><text:span text:style-name="T171_38">invoke</text:span></text:a></text:span><text:span text:style-name="T171_39"><text:a xlink:type="simple" xlink:href="http://stackoverflow.com/questions/1140089/why-do-you-need-to-invoke-an-anonymous-function-on-the-same-line"><text:span text:style-name="T171_40">-</text:span></text:a></text:span><text:span text:style-name="T171_41"><text:a xlink:type="simple" xlink:href="http://stackoverflow.com/questions/1140089/why-do-you-need-to-invoke-an-anonymous-function-on-the-same-line"><text:span text:style-name="T171_42">an</text:span></text:a></text:span><text:span text:style-name="T171_43"><text:a xlink:type="simple" xlink:href="http://stackoverflow.com/questions/1140089/why-do-you-need-to-invoke-an-anonymous-function-on-the-same-line"><text:span text:style-name="T171_44">-</text:span></text:a></text:span><text:span text:style-name="T171_45"><text:a xlink:type="simple" xlink:href="http://stackoverflow.com/questions/1140089/why-do-you-need-to-invoke-an-anonymous-function-on-the-same-line"><text:span text:style-name="T171_46">anonymous</text:span></text:a></text:span><text:span text:style-name="T171_47"><text:a xlink:type="simple" xlink:href="http://stackoverflow.com/questions/1140089/why-do-you-need-to-invoke-an-anonymous-function-on-the-same-line"><text:span text:style-name="T171_48">-</text:span></text:a></text:span><text:span text:style-name="T171_49"><text:a xlink:type="simple" xlink:href="http://stackoverflow.com/questions/1140089/why-do-you-need-to-invoke-an-anonymous-function-on-the-same-line"><text:span text:style-name="T171_50">function</text:span></text:a></text:span><text:span text:style-name="T171_51"><text:a xlink:type="simple" xlink:href="http://stackoverflow.com/questions/1140089/why-do-you-need-to-invoke-an-anonymous-function-on-the-same-line"><text:span text:style-name="T171_52">-</text:span></text:a></text:span><text:span text:style-name="T171_53"><text:a xlink:type="simple" xlink:href="http://stackoverflow.com/questions/1140089/why-do-you-need-to-invoke-an-anonymous-function-on-the-same-line"><text:span text:style-name="T171_54">on</text:span></text:a></text:span><text:span text:style-name="T171_55"><text:a xlink:type="simple" xlink:href="http://stackoverflow.com/questions/1140089/why-do-you-need-to-invoke-an-anonymous-function-on-the-same-line"><text:span text:style-name="T171_56">-</text:span></text:a></text:span><text:span text:style-name="T171_57"><text:a xlink:type="simple" xlink:href="http://stackoverflow.com/questions/1140089/why-do-you-need-to-invoke-an-anonymous-function-on-the-same-line"><text:span text:style-name="T171_58">the</text:span></text:a></text:span><text:span text:style-name="T171_59"><text:a xlink:type="simple" xlink:href="http://stackoverflow.com/questions/1140089/why-do-you-need-to-invoke-an-anonymous-function-on-the-same-line"><text:span text:style-name="T171_60">-</text:span></text:a></text:span><text:span text:style-name="T171_61"><text:a xlink:type="simple" xlink:href="http://stackoverflow.com/questions/1140089/why-do-you-need-to-invoke-an-anonymous-function-on-the-same-line"><text:span text:style-name="T171_62">same</text:span></text:a></text:span><text:span text:style-name="T171_63"><text:a xlink:type="simple" xlink:href="http://stackoverflow.com/questions/1140089/why-do-you-need-to-invoke-an-anonymous-function-on-the-same-line"><text:span text:style-name="T171_64">-</text:span></text:a></text:span><text:span text:style-name="T171_65"><text:a xlink:type="simple" xlink:href="http://stackoverflow.com/questions/1140089/why-do-you-need-to-invoke-an-anonymous-function-on-the-same-line"><text:span text:style-name="T171_66">line</text:span></text:a></text:span></text:p>
      <text:p text:style-name="P172"><text:span text:style-name="T172_1"><text:a xlink:type="simple" xlink:href="https://sarfraznawaz.wordpress.com/2012/01/26/javascript-self-invoking-functions/"><text:span text:style-name="T172_2">https</text:span></text:a></text:span><text:span text:style-name="T172_3"><text:a xlink:type="simple" xlink:href="https://sarfraznawaz.wordpress.com/2012/01/26/javascript-self-invoking-functions/"><text:span text:style-name="T172_4">://</text:span></text:a></text:span><text:span text:style-name="T172_5"><text:a xlink:type="simple" xlink:href="https://sarfraznawaz.wordpress.com/2012/01/26/javascript-self-invoking-functions/"><text:span text:style-name="T172_6">sarfraznawaz</text:span></text:a></text:span><text:span text:style-name="T172_7"><text:a xlink:type="simple" xlink:href="https://sarfraznawaz.wordpress.com/2012/01/26/javascript-self-invoking-functions/"><text:span text:style-name="T172_8">.</text:span></text:a></text:span><text:span text:style-name="T172_9"><text:a xlink:type="simple" xlink:href="https://sarfraznawaz.wordpress.com/2012/01/26/javascript-self-invoking-functions/"><text:span text:style-name="T172_10">wordpress</text:span></text:a></text:span><text:span text:style-name="T172_11"><text:a xlink:type="simple" xlink:href="https://sarfraznawaz.wordpress.com/2012/01/26/javascript-self-invoking-functions/"><text:span text:style-name="T172_12">.</text:span></text:a></text:span><text:span text:style-name="T172_13"><text:a xlink:type="simple" xlink:href="https://sarfraznawaz.wordpress.com/2012/01/26/javascript-self-invoking-functions/"><text:span text:style-name="T172_14">com</text:span></text:a></text:span><text:span text:style-name="T172_15"><text:a xlink:type="simple" xlink:href="https://sarfraznawaz.wordpress.com/2012/01/26/javascript-self-invoking-functions/"><text:span text:style-name="T172_16">/2012/01/26/</text:span></text:a></text:span><text:span text:style-name="T172_17"><text:a xlink:type="simple" xlink:href="https://sarfraznawaz.wordpress.com/2012/01/26/javascript-self-invoking-functions/"><text:span text:style-name="T172_18">javascript</text:span></text:a></text:span><text:span text:style-name="T172_19"><text:a xlink:type="simple" xlink:href="https://sarfraznawaz.wordpress.com/2012/01/26/javascript-self-invoking-functions/"><text:span text:style-name="T172_20">-</text:span></text:a></text:span><text:span text:style-name="T172_21"><text:a xlink:type="simple" xlink:href="https://sarfraznawaz.wordpress.com/2012/01/26/javascript-self-invoking-functions/"><text:span text:style-name="T172_22">self</text:span></text:a></text:span><text:span text:style-name="T172_23"><text:a xlink:type="simple" xlink:href="https://sarfraznawaz.wordpress.com/2012/01/26/javascript-self-invoking-functions/"><text:span text:style-name="T172_24">-</text:span></text:a></text:span><text:span text:style-name="T172_25"><text:a xlink:type="simple" xlink:href="https://sarfraznawaz.wordpress.com/2012/01/26/javascript-self-invoking-functions/"><text:span text:style-name="T172_26">invoking</text:span></text:a></text:span><text:span text:style-name="T172_27"><text:a xlink:type="simple" xlink:href="https://sarfraznawaz.wordpress.com/2012/01/26/javascript-self-invoking-functions/"><text:span text:style-name="T172_28">-</text:span></text:a></text:span><text:span text:style-name="T172_29"><text:a xlink:type="simple" xlink:href="https://sarfraznawaz.wordpress.com/2012/01/26/javascript-self-invoking-functions/"><text:span text:style-name="T172_30">functions</text:span></text:a></text:span><text:span text:style-name="T172_31"><text:a xlink:type="simple" xlink:href="https://sarfraznawaz.wordpress.com/2012/01/26/javascript-self-invoking-functions/"><text:span text:style-name="T172_32">/</text:span></text:a></text:span></text:p>
      <text:p text:style-name="P173"/>
      <text:p text:style-name="P174"><text:span text:style-name="T174_1">8</text:span><text:span text:style-name="T174_2">.</text:span><text:span text:style-name="T174_3"><text:s/></text:span><text:span text:style-name="T174_4">Explain</text:span><text:span text:style-name="T174_5"><text:s/>“</text:span><text:span text:style-name="T174_6">JS</text:span><text:span text:style-name="T174_7"><text:s/></text:span><text:span text:style-name="T174_8">module</text:span><text:span text:style-name="T174_9"><text:s/></text:span><text:span text:style-name="T174_10">pattern</text:span><text:span text:style-name="T174_11">”<text:s/></text:span><text:span text:style-name="T174_12">and</text:span><text:span text:style-name="T174_13"><text:s/></text:span><text:span text:style-name="T174_14">when</text:span><text:span text:style-name="T174_15"><text:s/></text:span><text:span text:style-name="T174_16">would</text:span><text:span text:style-name="T174_17"><text:s/></text:span><text:span text:style-name="T174_18">you</text:span><text:span text:style-name="T174_19"><text:s/></text:span><text:span text:style-name="T174_20">use</text:span><text:span text:style-name="T174_21"><text:s/></text:span><text:span text:style-name="T174_22">one</text:span><text:span text:style-name="T174_23">/</text:span><text:span text:style-name="T174_24">what</text:span><text:span text:style-name="T174_25"><text:s/></text:span><text:span text:style-name="T174_26">is</text:span><text:span text:style-name="T174_27"><text:s/></text:span><text:span text:style-name="T174_28">the</text:span><text:span text:style-name="T174_29"><text:s/></text:span><text:span text:style-name="T174_30">benefit</text:span><text:span text:style-name="T174_31">?</text:span></text:p>
      <text:p text:style-name="P175"><text:span text:style-name="T175_1">Modules</text:span><text:span text:style-name="T175_2"><text:s/></text:span><text:span text:style-name="T175_3">divide</text:span><text:span text:style-name="T175_4"><text:s/></text:span><text:span text:style-name="T175_5">programs</text:span><text:span text:style-name="T175_6"><text:s/></text:span><text:span text:style-name="T175_7">into</text:span><text:span text:style-name="T175_8"><text:s/></text:span><text:span text:style-name="T175_9">clusters</text:span><text:span text:style-name="T175_10"><text:s/></text:span><text:span text:style-name="T175_11">of</text:span><text:span text:style-name="T175_12"><text:s/></text:span><text:span text:style-name="T175_13">code</text:span><text:span text:style-name="T175_14">.<text:s/></text:span><text:span text:style-name="T175_15">It</text:span><text:span text:style-name="T175_16"><text:s/></text:span><text:span text:style-name="T175_17">can</text:span><text:span text:style-name="T175_18"><text:s/></text:span><text:span text:style-name="T175_19">be</text:span><text:span text:style-name="T175_20"><text:s/></text:span><text:span text:style-name="T175_21">used</text:span><text:span text:style-name="T175_22"><text:s/></text:span><text:span text:style-name="T175_23">to</text:span><text:span text:style-name="T175_24"><text:s/></text:span><text:span text:style-name="T175_25">provide</text:span><text:span text:style-name="T175_26"><text:s/></text:span><text:span text:style-name="T175_27">publicly</text:span><text:span text:style-name="T175_28"><text:s/></text:span><text:span text:style-name="T175_29">accessible</text:span><text:span text:style-name="T175_30"><text:s/></text:span><text:span text:style-name="T175_31">sub</text:span><text:span text:style-name="T175_32">-</text:span><text:span text:style-name="T175_33">namespaces</text:span><text:span text:style-name="T175_34">.<text:s/></text:span><text:span text:style-name="T175_35">Functions</text:span><text:span text:style-name="T175_36"><text:s/></text:span><text:span text:style-name="T175_37">inside</text:span><text:span text:style-name="T175_38"><text:s/></text:span><text:span text:style-name="T175_39">of</text:span><text:span text:style-name="T175_40"><text:s/></text:span><text:span text:style-name="T175_41">modules</text:span><text:span text:style-name="T175_42"><text:s/></text:span><text:span text:style-name="T175_43">can</text:span><text:span text:style-name="T175_44"><text:s/></text:span><text:span text:style-name="T175_45">be</text:span><text:span text:style-name="T175_46"><text:s/></text:span><text:span text:style-name="T175_47">used</text:span><text:span text:style-name="T175_48"><text:s/></text:span><text:span text:style-name="T175_49">to</text:span><text:span text:style-name="T175_50"><text:s/></text:span><text:span text:style-name="T175_51">create</text:span><text:span text:style-name="T175_52"><text:s/></text:span><text:span text:style-name="T175_53">a</text:span><text:span text:style-name="T175_54"><text:s/></text:span><text:span text:style-name="T175_55">private</text:span><text:span text:style-name="T175_56">,<text:s/></text:span><text:span text:style-name="T175_57">isolated</text:span><text:span text:style-name="T175_58"><text:s/></text:span><text:span text:style-name="T175_59">namespace</text:span><text:span text:style-name="T175_60"><text:s/></text:span><text:span text:style-name="T175_61">inside</text:span><text:span text:style-name="T175_62"><text:s/></text:span><text:span text:style-name="T175_63">of</text:span><text:span text:style-name="T175_64"><text:s/></text:span><text:span text:style-name="T175_65">it</text:span><text:span text:style-name="T175_66">.<text:s/></text:span><text:span text:style-name="T175_67">It</text:span><text:span text:style-name="T175_68"><text:s/></text:span><text:span text:style-name="T175_69">promotes</text:span><text:span text:style-name="T175_70"><text:s/></text:span><text:span text:style-name="T175_71">self</text:span><text:span text:style-name="T175_72">-</text:span><text:span text:style-name="T175_73">containing</text:span><text:span text:style-name="T175_74"><text:s/></text:span><text:span text:style-name="T175_75">code</text:span><text:span text:style-name="T175_76"><text:s/></text:span><text:span text:style-name="T175_77">and</text:span><text:span text:style-name="T175_78"><text:s/></text:span><text:span text:style-name="T175_79">less</text:span><text:span text:style-name="T175_80"><text:s/></text:span><text:span text:style-name="T175_81">clutter</text:span><text:span text:style-name="T175_82"><text:s/></text:span><text:span text:style-name="T175_83">in</text:span><text:span text:style-name="T175_84"><text:s/></text:span><text:span text:style-name="T175_85">the</text:span><text:span text:style-name="T175_86"><text:s/></text:span><text:span text:style-name="T175_87">global</text:span><text:span text:style-name="T175_88"><text:s/></text:span><text:span text:style-name="T175_89">namespace</text:span><text:span text:style-name="T175_90">.<text:s/></text:span><text:span text:style-name="T175_91">Putting</text:span><text:span text:style-name="T175_92"><text:s/></text:span><text:span text:style-name="T175_93">pieces</text:span><text:span text:style-name="T175_94"><text:s/></text:span><text:span text:style-name="T175_95">of</text:span><text:span text:style-name="T175_96"><text:s/></text:span><text:span text:style-name="T175_97">code</text:span><text:span text:style-name="T175_98"><text:s/></text:span><text:span text:style-name="T175_99">into</text:span><text:span text:style-name="T175_100"><text:s/></text:span><text:span text:style-name="T175_101">modules</text:span><text:span text:style-name="T175_102"><text:s/></text:span><text:span text:style-name="T175_103">makes</text:span><text:span text:style-name="T175_104"><text:s/></text:span><text:span text:style-name="T175_105">them</text:span><text:span text:style-name="T175_106"><text:s/></text:span><text:span text:style-name="T175_107">easy</text:span><text:span text:style-name="T175_108"><text:s/></text:span><text:span text:style-name="T175_109">to</text:span><text:span text:style-name="T175_110"><text:s/></text:span><text:span text:style-name="T175_111">reuse</text:span><text:span text:style-name="T175_112"><text:s/></text:span><text:span text:style-name="T175_113">them</text:span><text:span text:style-name="T175_114">.<text:s/></text:span></text:p>
      <text:p text:style-name="P176"><text:span text:style-name="T176_1">-<text:s/></text:span><text:span text:style-name="T176_2">singleton</text:span><text:span text:style-name="T176_3"><text:s/></text:span><text:span text:style-name="T176_4">pattern</text:span><text:span text:style-name="T176_5"><text:s/>(</text:span><text:span text:style-name="T176_6">Crockford</text:span><text:span text:style-name="T176_7">),<text:s/></text:span><text:span text:style-name="T176_8">only</text:span><text:span text:style-name="T176_9"><text:s/>1<text:s/></text:span><text:span text:style-name="T176_10">instance</text:span><text:span text:style-name="T176_11"><text:s/></text:span><text:span text:style-name="T176_12">of</text:span><text:span text:style-name="T176_13"><text:s/></text:span><text:span text:style-name="T176_14">a</text:span><text:span text:style-name="T176_15"><text:s/></text:span><text:span text:style-name="T176_16">class</text:span><text:span text:style-name="T176_17"><text:s/></text:span><text:span text:style-name="T176_18">created</text:span></text:p>
      <text:p text:style-name="P177"><text:span text:style-name="T177_1">-<text:s/></text:span><text:span text:style-name="T177_2">anonymous</text:span><text:span text:style-name="T177_3"><text:s/></text:span><text:span text:style-name="T177_4">closures</text:span></text:p>
      <text:p text:style-name="P178"><text:span text:style-name="T178_1">-<text:s/></text:span><text:span text:style-name="T178_2">global</text:span><text:span text:style-name="T178_3"><text:s/></text:span><text:span text:style-name="T178_4">import</text:span></text:p>
      <text:p text:style-name="P179"><text:span text:style-name="T179_1">-<text:s/></text:span><text:span text:style-name="T179_2">module</text:span><text:span text:style-name="T179_3"><text:s/></text:span><text:span text:style-name="T179_4">export</text:span></text:p>
      <text:p text:style-name="P180"/>
      <text:p text:style-name="P181"><text:span text:style-name="T181_1">The</text:span><text:span text:style-name="T181_2"><text:s/></text:span><text:span text:style-name="T181_3">fundamental</text:span><text:span text:style-name="T181_4"><text:s/></text:span><text:span text:style-name="T181_5">construct</text:span><text:span text:style-name="T181_6"><text:s/></text:span><text:span text:style-name="T181_7">that</text:span><text:span text:style-name="T181_8"><text:s/></text:span><text:span text:style-name="T181_9">makes</text:span><text:span text:style-name="T181_10"><text:s/></text:span><text:span text:style-name="T181_11">modules</text:span><text:span text:style-name="T181_12"><text:s/></text:span><text:span text:style-name="T181_13">possible</text:span><text:span text:style-name="T181_14"><text:s/></text:span><text:span text:style-name="T181_15">is</text:span><text:span text:style-name="T181_16"><text:s/></text:span><text:span text:style-name="T181_17">a</text:span><text:span text:style-name="T181_18"><text:s/></text:span><text:span text:style-name="T181_19">self</text:span><text:span text:style-name="T181_20">-</text:span><text:span text:style-name="T181_21">invoking</text:span><text:span text:style-name="T181_22"><text:s/></text:span><text:span text:style-name="T181_23">anonymous</text:span><text:span text:style-name="T181_24"><text:s/></text:span><text:span text:style-name="T181_25">function</text:span><text:span text:style-name="T181_26">.<text:s/></text:span><text:span text:style-name="T181_27">All</text:span><text:span text:style-name="T181_28"><text:s/></text:span><text:span text:style-name="T181_29">of</text:span><text:span text:style-name="T181_30"><text:s/></text:span><text:span text:style-name="T181_31">the</text:span><text:span text:style-name="T181_32"><text:s/></text:span><text:span text:style-name="T181_33">code</text:span><text:span text:style-name="T181_34"><text:s/></text:span><text:span text:style-name="T181_35">that</text:span><text:span text:style-name="T181_36"><text:s/></text:span><text:span text:style-name="T181_37">runs</text:span><text:span text:style-name="T181_38"><text:s/></text:span><text:span text:style-name="T181_39">inside</text:span><text:span text:style-name="T181_40"><text:s/></text:span><text:span text:style-name="T181_41">of</text:span><text:span text:style-name="T181_42"><text:s/></text:span><text:span text:style-name="T181_43">the</text:span><text:span text:style-name="T181_44"><text:s/></text:span><text:span text:style-name="T181_45">function</text:span><text:span text:style-name="T181_46"><text:s/></text:span><text:span text:style-name="T181_47">lives</text:span><text:span text:style-name="T181_48"><text:s/></text:span><text:span text:style-name="T181_49">in</text:span><text:span text:style-name="T181_50"><text:s/></text:span><text:span text:style-name="T181_51">a</text:span><text:span text:style-name="T181_52"><text:s/></text:span><text:span text:style-name="T181_53">closure</text:span><text:span text:style-name="T181_54">,<text:s/></text:span><text:span text:style-name="T181_55">which</text:span><text:span text:style-name="T181_56"><text:s/></text:span><text:span text:style-name="T181_57">provides</text:span><text:span text:style-name="T181_58"><text:s/></text:span><text:span text:style-name="T181_59">privacy</text:span><text:span text:style-name="T181_60"><text:s/></text:span><text:span text:style-name="T181_61">and</text:span><text:span text:style-name="T181_62"><text:s/></text:span><text:span text:style-name="T181_63">state</text:span><text:span text:style-name="T181_64"><text:s/></text:span><text:span text:style-name="T181_65">throughout</text:span><text:span text:style-name="T181_66"><text:s/></text:span><text:span text:style-name="T181_67">the</text:span><text:span text:style-name="T181_68"><text:s/></text:span><text:span text:style-name="T181_69">lifetime</text:span><text:span text:style-name="T181_70"><text:s/></text:span><text:span text:style-name="T181_71">of</text:span><text:span text:style-name="T181_72"><text:s/></text:span><text:span text:style-name="T181_73">the</text:span><text:span text:style-name="T181_74"><text:s/></text:span><text:span text:style-name="T181_75">application</text:span><text:span text:style-name="T181_76">.<text:s/></text:span></text:p>
      <text:p text:style-name="P182"/>
      <text:p text:style-name="P183"><text:span text:style-name="T183_1">(</text:span><text:span text:style-name="T183_2">function</text:span><text:span text:style-name="T183_3">()<text:s/>{</text:span></text:p>
      <text:p text:style-name="P184"><text:span text:style-name="T184_1"><text:tab/>//<text:s/></text:span><text:span text:style-name="T184_2">some</text:span><text:span text:style-name="T184_3"><text:s/></text:span><text:span text:style-name="T184_4">code</text:span><text:span text:style-name="T184_5"><text:s/></text:span><text:span text:style-name="T184_6">here</text:span></text:p>
      <text:p text:style-name="P185"><text:span text:style-name="T185_1">}());</text:span></text:p>
      <text:p text:style-name="P186"/>
      <text:p text:style-name="P187"><text:span text:style-name="T187_1">Anonymous</text:span><text:span text:style-name="T187_2"><text:s/></text:span><text:span text:style-name="T187_3">function</text:span><text:span text:style-name="T187_4"><text:s/></text:span><text:span text:style-name="T187_5">can</text:span><text:span text:style-name="T187_6"><text:s/></text:span><text:span text:style-name="T187_7">also</text:span><text:span text:style-name="T187_8"><text:s/></text:span><text:span text:style-name="T187_9">have</text:span><text:span text:style-name="T187_10"><text:s/></text:span><text:span text:style-name="T187_11">parameters</text:span><text:span text:style-name="T187_12"><text:s/>-<text:s/></text:span><text:span text:style-name="T187_13">you</text:span><text:span text:style-name="T187_14"><text:s/></text:span><text:span text:style-name="T187_15">can</text:span><text:span text:style-name="T187_16"><text:s/></text:span><text:span text:style-name="T187_17">pass</text:span><text:span text:style-name="T187_18"><text:s/></text:span><text:span text:style-name="T187_19">globals</text:span><text:span text:style-name="T187_20"><text:s/></text:span><text:span text:style-name="T187_21">to</text:span><text:span text:style-name="T187_22"><text:s/></text:span><text:span text:style-name="T187_23">it</text:span><text:span text:style-name="T187_24"><text:s/></text:span><text:span text:style-name="T187_25">and</text:span><text:span text:style-name="T187_26"><text:s/></text:span><text:span text:style-name="T187_27">import</text:span><text:span text:style-name="T187_28"><text:s/></text:span><text:span text:style-name="T187_29">them</text:span><text:span text:style-name="T187_30"><text:s/></text:span><text:span text:style-name="T187_31">into</text:span><text:span text:style-name="T187_32"><text:s/></text:span><text:span text:style-name="T187_33">the</text:span><text:span text:style-name="T187_34"><text:s/></text:span><text:span text:style-name="T187_35">code</text:span><text:span text:style-name="T187_36">.</text:span></text:p>
      <text:p text:style-name="P188"/>
      <text:p text:style-name="P189"><text:span text:style-name="T189_1">(</text:span><text:span text:style-name="T189_2">function</text:span><text:span text:style-name="T189_3">($,<text:s/></text:span><text:span text:style-name="T189_4">Go</text:span><text:span text:style-name="T189_5">)<text:s/>{</text:span></text:p>
      <text:p text:style-name="P190"><text:span text:style-name="T190_1"><text:tab/>//<text:s/></text:span><text:span text:style-name="T190_2">you</text:span><text:span text:style-name="T190_3"><text:s/></text:span><text:span text:style-name="T190_4">have</text:span><text:span text:style-name="T190_5"><text:s/></text:span><text:span text:style-name="T190_6">access</text:span><text:span text:style-name="T190_7"><text:s/></text:span><text:span text:style-name="T190_8">to</text:span><text:span text:style-name="T190_9"><text:s/></text:span><text:span text:style-name="T190_10">jQuery</text:span><text:span text:style-name="T190_11"><text:s/></text:span><text:span text:style-name="T190_12">and</text:span><text:span text:style-name="T190_13"><text:s/></text:span><text:span text:style-name="T190_14">Google</text:span><text:span text:style-name="T190_15"><text:s/></text:span><text:span text:style-name="T190_16">here</text:span></text:p>
      <text:p text:style-name="P191"><text:span text:style-name="T191_1">}(</text:span><text:span text:style-name="T191_2">jQuery</text:span><text:span text:style-name="T191_3">,<text:s/></text:span><text:span text:style-name="T191_4">Google</text:span><text:span text:style-name="T191_5">));</text:span></text:p>
      <text:p text:style-name="P192"/>
      <text:p text:style-name="P193"><text:span text:style-name="T193_1">Export</text:span><text:span text:style-name="T193_2"><text:s/></text:span><text:span text:style-name="T193_3">a</text:span><text:span text:style-name="T193_4"><text:s/></text:span><text:span text:style-name="T193_5">module</text:span><text:span text:style-name="T193_6"><text:s/>-<text:s/></text:span><text:span text:style-name="T193_7">if</text:span><text:span text:style-name="T193_8"><text:s/></text:span><text:span text:style-name="T193_9">you</text:span><text:span text:style-name="T193_10"><text:s/></text:span><text:span text:style-name="T193_11">want</text:span><text:span text:style-name="T193_12"><text:s/></text:span><text:span text:style-name="T193_13">to</text:span><text:span text:style-name="T193_14"><text:s/></text:span><text:span text:style-name="T193_15">declare</text:span><text:span text:style-name="T193_16"><text:s/></text:span><text:span text:style-name="T193_17">globals</text:span><text:span text:style-name="T193_18">,<text:s/></text:span><text:span text:style-name="T193_19">you</text:span><text:span text:style-name="T193_20"><text:s/></text:span><text:span text:style-name="T193_21">can</text:span><text:span text:style-name="T193_22"><text:s/></text:span><text:span text:style-name="T193_23">easily</text:span><text:span text:style-name="T193_24"><text:s/></text:span><text:span text:style-name="T193_25">do</text:span><text:span text:style-name="T193_26"><text:s/></text:span><text:span text:style-name="T193_27">that</text:span><text:span text:style-name="T193_28"><text:s/></text:span><text:span text:style-name="T193_29">by</text:span><text:span text:style-name="T193_30"><text:s/></text:span><text:span text:style-name="T193_31">exporting</text:span><text:span text:style-name="T193_32"><text:s/></text:span><text:span text:style-name="T193_33">them</text:span><text:span text:style-name="T193_34">,<text:s/></text:span><text:span text:style-name="T193_35">using</text:span><text:span text:style-name="T193_36"><text:s/></text:span><text:span text:style-name="T193_37">the</text:span><text:span text:style-name="T193_38"><text:s/></text:span><text:span text:style-name="T193_39">anonymous</text:span><text:span text:style-name="T193_40"><text:s/></text:span><text:span text:style-name="T193_41">function</text:span><text:span text:style-name="T193_42">’</text:span><text:span text:style-name="T193_43">s</text:span><text:span text:style-name="T193_44"><text:s/></text:span><text:span text:style-name="T193_45">return</text:span><text:span text:style-name="T193_46"><text:s/></text:span><text:span text:style-name="T193_47">value</text:span><text:span text:style-name="T193_48">.<text:s/></text:span></text:p>
      <text:p text:style-name="P194"/>
      <text:p text:style-name="P195"><text:span text:style-name="T195_1">var</text:span><text:span text:style-name="T195_2"><text:s/></text:span><text:span text:style-name="T195_3">MODULE</text:span><text:span text:style-name="T195_4"><text:s/>=(<text:s/></text:span><text:span text:style-name="T195_5">function</text:span><text:span text:style-name="T195_6">(){</text:span></text:p>
      <text:p text:style-name="P196"><text:span text:style-name="T196_1"><text:tab/>//<text:s/></text:span><text:span text:style-name="T196_2">private</text:span><text:span text:style-name="T196_3"><text:s/></text:span><text:span text:style-name="T196_4">variable</text:span></text:p>
      <text:p text:style-name="P197"><text:span text:style-name="T197_1"><text:tab/></text:span><text:span text:style-name="T197_2">var</text:span><text:span text:style-name="T197_3"><text:s/></text:span><text:span text:style-name="T197_4">private</text:span><text:span text:style-name="T197_5"><text:s/>=<text:s/>{};</text:span></text:p>
      <text:p text:style-name="P198"><text:span text:style-name="T198_1"><text:tab/>//<text:s/></text:span><text:span text:style-name="T198_2">private</text:span><text:span text:style-name="T198_3"><text:s/></text:span><text:span text:style-name="T198_4">method</text:span></text:p>
      <text:p text:style-name="P199"><text:span text:style-name="T199_1"><text:tab/></text:span><text:span text:style-name="T199_2">function</text:span><text:span text:style-name="T199_3"><text:s/></text:span><text:span text:style-name="T199_4">privateMethod</text:span><text:span text:style-name="T199_5">()<text:s/>{</text:span></text:p>
      <text:p text:style-name="P200"><text:span text:style-name="T200_1"><text:tab/><text:tab/>//<text:s/></text:span><text:span text:style-name="T200_2">do</text:span><text:span text:style-name="T200_3"><text:s/></text:span><text:span text:style-name="T200_4">something</text:span></text:p>
      <text:p text:style-name="P201"><text:span text:style-name="T201_1">}</text:span></text:p>
      <text:p text:style-name="P202"/>
      <text:p text:style-name="P203"><text:span text:style-name="T203_1">my</text:span><text:span text:style-name="T203_2">.</text:span><text:span text:style-name="T203_3">moduleProperty</text:span><text:span text:style-name="T203_4"><text:s/>=<text:s/>2;</text:span></text:p>
      <text:p text:style-name="P204"><text:span text:style-name="T204_1">my</text:span><text:span text:style-name="T204_2">.</text:span><text:span text:style-name="T204_3">moduleMethod</text:span><text:span text:style-name="T204_4"><text:s/>=<text:s/></text:span><text:span text:style-name="T204_5">function</text:span><text:span text:style-name="T204_6">()<text:s/>{</text:span></text:p>
      <text:p text:style-name="P205"><text:span text:style-name="T205_1">};</text:span></text:p>
      <text:p text:style-name="P206"><text:span text:style-name="T206_1">return</text:span><text:span text:style-name="T206_2"><text:s/></text:span><text:span text:style-name="T206_3">my</text:span><text:span text:style-name="T206_4">;</text:span></text:p>
      <text:p text:style-name="P207"><text:span text:style-name="T207_1">}());</text:span></text:p>
      <text:p text:style-name="P208"/>
      <text:p text:style-name="P209"><text:span text:style-name="T209_1"><text:a xlink:type="simple" xlink:href="http://toddmotto.com/mastering-the-module-pattern/"><text:span text:style-name="T209_2">http</text:span></text:a></text:span><text:span text:style-name="T209_3"><text:a xlink:type="simple" xlink:href="http://toddmotto.com/mastering-the-module-pattern/"><text:span text:style-name="T209_4">://</text:span></text:a></text:span><text:span text:style-name="T209_5"><text:a xlink:type="simple" xlink:href="http://toddmotto.com/mastering-the-module-pattern/"><text:span text:style-name="T209_6">toddmotto</text:span></text:a></text:span><text:span text:style-name="T209_7"><text:a xlink:type="simple" xlink:href="http://toddmotto.com/mastering-the-module-pattern/"><text:span text:style-name="T209_8">.</text:span></text:a></text:span><text:span text:style-name="T209_9"><text:a xlink:type="simple" xlink:href="http://toddmotto.com/mastering-the-module-pattern/"><text:span text:style-name="T209_10">com</text:span></text:a></text:span><text:span text:style-name="T209_11"><text:a xlink:type="simple" xlink:href="http://toddmotto.com/mastering-the-module-pattern/"><text:span text:style-name="T209_12">/</text:span></text:a></text:span><text:span text:style-name="T209_13"><text:a xlink:type="simple" xlink:href="http://toddmotto.com/mastering-the-module-pattern/"><text:span text:style-name="T209_14">mastering</text:span></text:a></text:span><text:span text:style-name="T209_15"><text:a xlink:type="simple" xlink:href="http://toddmotto.com/mastering-the-module-pattern/"><text:span text:style-name="T209_16">-</text:span></text:a></text:span><text:span text:style-name="T209_17"><text:a xlink:type="simple" xlink:href="http://toddmotto.com/mastering-the-module-pattern/"><text:span text:style-name="T209_18">the</text:span></text:a></text:span><text:span text:style-name="T209_19"><text:a xlink:type="simple" xlink:href="http://toddmotto.com/mastering-the-module-pattern/"><text:span text:style-name="T209_20">-</text:span></text:a></text:span><text:span text:style-name="T209_21"><text:a xlink:type="simple" xlink:href="http://toddmotto.com/mastering-the-module-pattern/"><text:span text:style-name="T209_22">module</text:span></text:a></text:span><text:span text:style-name="T209_23"><text:a xlink:type="simple" xlink:href="http://toddmotto.com/mastering-the-module-pattern/"><text:span text:style-name="T209_24">-</text:span></text:a></text:span><text:span text:style-name="T209_25"><text:a xlink:type="simple" xlink:href="http://toddmotto.com/mastering-the-module-pattern/"><text:span text:style-name="T209_26">pattern</text:span></text:a></text:span><text:span text:style-name="T209_27"><text:a xlink:type="simple" xlink:href="http://toddmotto.com/mastering-the-module-pattern/"><text:span text:style-name="T209_28">/</text:span></text:a></text:span></text:p>
      <text:p text:style-name="P210"><text:span text:style-name="T210_1"><text:a xlink:type="simple" xlink:href="http://css-tricks.com/how-do-you-structure-javascript-the-module-pattern-edition/"><text:span text:style-name="T210_2">http</text:span></text:a></text:span><text:span text:style-name="T210_3"><text:a xlink:type="simple" xlink:href="http://css-tricks.com/how-do-you-structure-javascript-the-module-pattern-edition/"><text:span text:style-name="T210_4">://</text:span></text:a></text:span><text:span text:style-name="T210_5"><text:a xlink:type="simple" xlink:href="http://css-tricks.com/how-do-you-structure-javascript-the-module-pattern-edition/"><text:span text:style-name="T210_6">css</text:span></text:a></text:span><text:span text:style-name="T210_7"><text:a xlink:type="simple" xlink:href="http://css-tricks.com/how-do-you-structure-javascript-the-module-pattern-edition/"><text:span text:style-name="T210_8">-</text:span></text:a></text:span><text:span text:style-name="T210_9"><text:a xlink:type="simple" xlink:href="http://css-tricks.com/how-do-you-structure-javascript-the-module-pattern-edition/"><text:span text:style-name="T210_10">tricks</text:span></text:a></text:span><text:span text:style-name="T210_11"><text:a xlink:type="simple" xlink:href="http://css-tricks.com/how-do-you-structure-javascript-the-module-pattern-edition/"><text:span text:style-name="T210_12">.</text:span></text:a></text:span><text:span text:style-name="T210_13"><text:a xlink:type="simple" xlink:href="http://css-tricks.com/how-do-you-structure-javascript-the-module-pattern-edition/"><text:span text:style-name="T210_14">com</text:span></text:a></text:span><text:span text:style-name="T210_15"><text:a xlink:type="simple" xlink:href="http://css-tricks.com/how-do-you-structure-javascript-the-module-pattern-edition/"><text:span text:style-name="T210_16">/</text:span></text:a></text:span><text:span text:style-name="T210_17"><text:a xlink:type="simple" xlink:href="http://css-tricks.com/how-do-you-structure-javascript-the-module-pattern-edition/"><text:span text:style-name="T210_18">how</text:span></text:a></text:span><text:span text:style-name="T210_19"><text:a xlink:type="simple" xlink:href="http://css-tricks.com/how-do-you-structure-javascript-the-module-pattern-edition/"><text:span text:style-name="T210_20">-</text:span></text:a></text:span><text:span text:style-name="T210_21"><text:a xlink:type="simple" xlink:href="http://css-tricks.com/how-do-you-structure-javascript-the-module-pattern-edition/"><text:span text:style-name="T210_22">do</text:span></text:a></text:span><text:span text:style-name="T210_23"><text:a xlink:type="simple" xlink:href="http://css-tricks.com/how-do-you-structure-javascript-the-module-pattern-edition/"><text:span text:style-name="T210_24">-</text:span></text:a></text:span><text:span text:style-name="T210_25"><text:a xlink:type="simple" xlink:href="http://css-tricks.com/how-do-you-structure-javascript-the-module-pattern-edition/"><text:span text:style-name="T210_26">you</text:span></text:a></text:span><text:span text:style-name="T210_27"><text:a xlink:type="simple" xlink:href="http://css-tricks.com/how-do-you-structure-javascript-the-module-pattern-edition/"><text:span text:style-name="T210_28">-</text:span></text:a></text:span><text:span text:style-name="T210_29"><text:a xlink:type="simple" xlink:href="http://css-tricks.com/how-do-you-structure-javascript-the-module-pattern-edition/"><text:span text:style-name="T210_30">structure</text:span></text:a></text:span><text:span text:style-name="T210_31"><text:a xlink:type="simple" xlink:href="http://css-tricks.com/how-do-you-structure-javascript-the-module-pattern-edition/"><text:span text:style-name="T210_32">-</text:span></text:a></text:span><text:span text:style-name="T210_33"><text:a xlink:type="simple" xlink:href="http://css-tricks.com/how-do-you-structure-javascript-the-module-pattern-edition/"><text:span text:style-name="T210_34">javascript</text:span></text:a></text:span><text:span text:style-name="T210_35"><text:a xlink:type="simple" xlink:href="http://css-tricks.com/how-do-you-structure-javascript-the-module-pattern-edition/"><text:span text:style-name="T210_36">-</text:span></text:a></text:span><text:span text:style-name="T210_37"><text:a xlink:type="simple" xlink:href="http://css-tricks.com/how-do-you-structure-javascript-the-module-pattern-edition/"><text:span text:style-name="T210_38">the</text:span></text:a></text:span><text:span text:style-name="T210_39"><text:a xlink:type="simple" xlink:href="http://css-tricks.com/how-do-you-structure-javascript-the-module-pattern-edition/"><text:span text:style-name="T210_40">-</text:span></text:a></text:span><text:span text:style-name="T210_41"><text:a xlink:type="simple" xlink:href="http://css-tricks.com/how-do-you-structure-javascript-the-module-pattern-edition/"><text:span text:style-name="T210_42">module</text:span></text:a></text:span><text:span text:style-name="T210_43"><text:a xlink:type="simple" xlink:href="http://css-tricks.com/how-do-you-structure-javascript-the-module-pattern-edition/"><text:span text:style-name="T210_44">-</text:span></text:a></text:span><text:span text:style-name="T210_45"><text:a xlink:type="simple" xlink:href="http://css-tricks.com/how-do-you-structure-javascript-the-module-pattern-edition/"><text:span text:style-name="T210_46">pattern</text:span></text:a></text:span><text:span text:style-name="T210_47"><text:a xlink:type="simple" xlink:href="http://css-tricks.com/how-do-you-structure-javascript-the-module-pattern-edition/"><text:span text:style-name="T210_48">-</text:span></text:a></text:span><text:span text:style-name="T210_49"><text:a xlink:type="simple" xlink:href="http://css-tricks.com/how-do-you-structure-javascript-the-module-pattern-edition/"><text:span text:style-name="T210_50">edition</text:span></text:a></text:span><text:span text:style-name="T210_51"><text:a xlink:type="simple" xlink:href="http://css-tricks.com/how-do-you-structure-javascript-the-module-pattern-edition/"><text:span text:style-name="T210_52">/</text:span></text:a></text:span></text:p>
      <text:p text:style-name="P211"><text:span text:style-name="T211_1"><text:a xlink:type="simple" xlink:href="http://eloquentjavascript.net/10_modules.html"><text:span text:style-name="T211_2">http</text:span></text:a></text:span><text:span text:style-name="T211_3"><text:a xlink:type="simple" xlink:href="http://eloquentjavascript.net/10_modules.html"><text:span text:style-name="T211_4">://</text:span></text:a></text:span><text:span text:style-name="T211_5"><text:a xlink:type="simple" xlink:href="http://eloquentjavascript.net/10_modules.html"><text:span text:style-name="T211_6">eloquentjavascript</text:span></text:a></text:span><text:span text:style-name="T211_7"><text:a xlink:type="simple" xlink:href="http://eloquentjavascript.net/10_modules.html"><text:span text:style-name="T211_8">.</text:span></text:a></text:span><text:span text:style-name="T211_9"><text:a xlink:type="simple" xlink:href="http://eloquentjavascript.net/10_modules.html"><text:span text:style-name="T211_10">net</text:span></text:a></text:span><text:span text:style-name="T211_11"><text:a xlink:type="simple" xlink:href="http://eloquentjavascript.net/10_modules.html"><text:span text:style-name="T211_12">/10_</text:span></text:a></text:span><text:span text:style-name="T211_13"><text:a xlink:type="simple" xlink:href="http://eloquentjavascript.net/10_modules.html"><text:span text:style-name="T211_14">modules</text:span></text:a></text:span><text:span text:style-name="T211_15"><text:a xlink:type="simple" xlink:href="http://eloquentjavascript.net/10_modules.html"><text:span text:style-name="T211_16">.</text:span></text:a></text:span><text:span text:style-name="T211_17"><text:a xlink:type="simple" xlink:href="http://eloquentjavascript.net/10_modules.html"><text:span text:style-name="T211_18">html</text:span></text:a></text:span></text:p>
      <text:p text:style-name="P212"><text:span text:style-name="T212_1"><text:a xlink:type="simple" xlink:href="http://addyosmani.com/resources/essentialjsdesignpatterns/book/"><text:span text:style-name="T212_2">http</text:span></text:a></text:span><text:span text:style-name="T212_3"><text:a xlink:type="simple" xlink:href="http://addyosmani.com/resources/essentialjsdesignpatterns/book/"><text:span text:style-name="T212_4">://</text:span></text:a></text:span><text:span text:style-name="T212_5"><text:a xlink:type="simple" xlink:href="http://addyosmani.com/resources/essentialjsdesignpatterns/book/"><text:span text:style-name="T212_6">addyosmani</text:span></text:a></text:span><text:span text:style-name="T212_7"><text:a xlink:type="simple" xlink:href="http://addyosmani.com/resources/essentialjsdesignpatterns/book/"><text:span text:style-name="T212_8">.</text:span></text:a></text:span><text:span text:style-name="T212_9"><text:a xlink:type="simple" xlink:href="http://addyosmani.com/resources/essentialjsdesignpatterns/book/"><text:span text:style-name="T212_10">com</text:span></text:a></text:span><text:span text:style-name="T212_11"><text:a xlink:type="simple" xlink:href="http://addyosmani.com/resources/essentialjsdesignpatterns/book/"><text:span text:style-name="T212_12">/</text:span></text:a></text:span><text:span text:style-name="T212_13"><text:a xlink:type="simple" xlink:href="http://addyosmani.com/resources/essentialjsdesignpatterns/book/"><text:span text:style-name="T212_14">resources</text:span></text:a></text:span><text:span text:style-name="T212_15"><text:a xlink:type="simple" xlink:href="http://addyosmani.com/resources/essentialjsdesignpatterns/book/"><text:span text:style-name="T212_16">/</text:span></text:a></text:span><text:span text:style-name="T212_17"><text:a xlink:type="simple" xlink:href="http://addyosmani.com/resources/essentialjsdesignpatterns/book/"><text:span text:style-name="T212_18">essentialjsdesignpatterns</text:span></text:a></text:span><text:span text:style-name="T212_19"><text:a xlink:type="simple" xlink:href="http://addyosmani.com/resources/essentialjsdesignpatterns/book/"><text:span text:style-name="T212_20">/</text:span></text:a></text:span><text:span text:style-name="T212_21"><text:a xlink:type="simple" xlink:href="http://addyosmani.com/resources/essentialjsdesignpatterns/book/"><text:span text:style-name="T212_22">book</text:span></text:a></text:span><text:span text:style-name="T212_23"><text:a xlink:type="simple" xlink:href="http://addyosmani.com/resources/essentialjsdesignpatterns/book/"><text:span text:style-name="T212_24">/</text:span></text:a></text:span></text:p>
      <text:p text:style-name="P213"/>
      <text:p text:style-name="P214"><text:span text:style-name="T214_1">9.</text:span><text:span text:style-name="T214_2"><text:s/></text:span><text:span text:style-name="T214_3">How</text:span><text:span text:style-name="T214_4"><text:s/></text:span><text:span text:style-name="T214_5">do</text:span><text:span text:style-name="T214_6"><text:s/></text:span><text:span text:style-name="T214_7">you</text:span><text:span text:style-name="T214_8"><text:s/></text:span><text:span text:style-name="T214_9">organize</text:span><text:span text:style-name="T214_10"><text:s/></text:span><text:span text:style-name="T214_11">your</text:span><text:span text:style-name="T214_12"><text:s/></text:span><text:span text:style-name="T214_13">code</text:span><text:span text:style-name="T214_14"><text:s/>(</text:span><text:span text:style-name="T214_15">module</text:span><text:span text:style-name="T214_16"><text:s/></text:span><text:span text:style-name="T214_17">pattern</text:span><text:span text:style-name="T214_18">,<text:s/></text:span><text:span text:style-name="T214_19">classical</text:span><text:span text:style-name="T214_20"><text:s/></text:span><text:span text:style-name="T214_21">inheritance</text:span><text:span text:style-name="T214_22">)</text:span></text:p>
      <text:p text:style-name="P215"><text:span text:style-name="T215_1">-<text:s/></text:span><text:span text:style-name="T215_2">have</text:span><text:span text:style-name="T215_3"><text:s/></text:span><text:span text:style-name="T215_4">as</text:span><text:span text:style-name="T215_5"><text:s/></text:span><text:span text:style-name="T215_6">little</text:span><text:span text:style-name="T215_7"><text:s/></text:span><text:span text:style-name="T215_8">JS</text:span><text:span text:style-name="T215_9"><text:s/></text:span><text:span text:style-name="T215_10">in</text:span><text:span text:style-name="T215_11"><text:s/></text:span><text:span text:style-name="T215_12">HTML</text:span><text:span text:style-name="T215_13"><text:s/></text:span><text:span text:style-name="T215_14">as</text:span><text:span text:style-name="T215_15"><text:s/></text:span><text:span text:style-name="T215_16">possible</text:span></text:p>
      <text:p text:style-name="P216"><text:span text:style-name="T216_1">-<text:s/></text:span><text:span text:style-name="T216_2">break</text:span><text:span text:style-name="T216_3"><text:s/></text:span><text:span text:style-name="T216_4">the</text:span><text:span text:style-name="T216_5"><text:s/></text:span><text:span text:style-name="T216_6">code</text:span><text:span text:style-name="T216_7"><text:s/></text:span><text:span text:style-name="T216_8">into</text:span><text:span text:style-name="T216_9"><text:s/></text:span><text:span text:style-name="T216_10">logical</text:span><text:span text:style-name="T216_11"><text:s/></text:span><text:span text:style-name="T216_12">units</text:span><text:span text:style-name="T216_13">,<text:s/></text:span><text:span text:style-name="T216_14">keep</text:span><text:span text:style-name="T216_15"><text:s/></text:span><text:span text:style-name="T216_16">them</text:span><text:span text:style-name="T216_17"><text:s/></text:span><text:span text:style-name="T216_18">separate</text:span></text:p>
      <text:p text:style-name="P217"><text:span text:style-name="T217_1">-<text:s/></text:span><text:span text:style-name="T217_2">use</text:span><text:span text:style-name="T217_3"><text:s/></text:span><text:span text:style-name="T217_4">a</text:span><text:span text:style-name="T217_5"><text:s/></text:span><text:span text:style-name="T217_6">script</text:span><text:span text:style-name="T217_7"><text:s/></text:span><text:span text:style-name="T217_8">to</text:span><text:span text:style-name="T217_9"><text:s/></text:span><text:span text:style-name="T217_10">concatenate</text:span><text:span text:style-name="T217_11">/</text:span><text:span text:style-name="T217_12">minify</text:span><text:span text:style-name="T217_13"><text:s/></text:span><text:span text:style-name="T217_14">files</text:span><text:span text:style-name="T217_15"><text:s/></text:span><text:span text:style-name="T217_16">into</text:span><text:span text:style-name="T217_17"><text:s/></text:span><text:span text:style-name="T217_18">a</text:span><text:span text:style-name="T217_19"><text:s/></text:span><text:span text:style-name="T217_20">single</text:span><text:span text:style-name="T217_21"><text:s/></text:span><text:span text:style-name="T217_22">bundle</text:span></text:p>
      <text:p text:style-name="P218"><text:span text:style-name="T218_1">-<text:s/></text:span><text:span text:style-name="T218_2">use</text:span><text:span text:style-name="T218_3"><text:s/></text:span><text:span text:style-name="T218_4">JS</text:span><text:span text:style-name="T218_5"><text:s/></text:span><text:span text:style-name="T218_6">namespace</text:span><text:span text:style-name="T218_7"><text:s/></text:span><text:span text:style-name="T218_8">to</text:span><text:span text:style-name="T218_9"><text:s/></text:span><text:span text:style-name="T218_10">avoid</text:span><text:span text:style-name="T218_11"><text:s/></text:span><text:span text:style-name="T218_12">cluttering</text:span><text:span text:style-name="T218_13"><text:s/></text:span><text:span text:style-name="T218_14">up</text:span><text:span text:style-name="T218_15"><text:s/></text:span><text:span text:style-name="T218_16">the</text:span><text:span text:style-name="T218_17"><text:s/></text:span><text:span text:style-name="T218_18">global</text:span><text:span text:style-name="T218_19"><text:s/></text:span><text:span text:style-name="T218_20">namespace</text:span></text:p>
      <text:p text:style-name="P219"><text:span text:style-name="T219_1">-<text:s/></text:span><text:span text:style-name="T219_2">use</text:span><text:span text:style-name="T219_3"><text:s/></text:span><text:span text:style-name="T219_4">front</text:span><text:span text:style-name="T219_5">-</text:span><text:span text:style-name="T219_6">end</text:span><text:span text:style-name="T219_7"><text:s/></text:span><text:span text:style-name="T219_8">MVC</text:span><text:span text:style-name="T219_9"><text:s/></text:span><text:span text:style-name="T219_10">frameworks</text:span><text:span text:style-name="T219_11"><text:s/></text:span><text:span text:style-name="T219_12">such</text:span><text:span text:style-name="T219_13"><text:s/></text:span><text:span text:style-name="T219_14">as</text:span><text:span text:style-name="T219_15"><text:s/></text:span><text:span text:style-name="T219_16">Backbone</text:span><text:span text:style-name="T219_17">-</text:span><text:span text:style-name="T219_18">Marionette</text:span><text:span text:style-name="T219_19">,<text:s/></text:span><text:span text:style-name="T219_20">Ember</text:span><text:span text:style-name="T219_21">.</text:span><text:span text:style-name="T219_22">js</text:span><text:span text:style-name="T219_23">,<text:s/></text:span><text:span text:style-name="T219_24">AngularJS</text:span></text:p>
      <text:p text:style-name="P220"><text:span text:style-name="T220_1">-<text:s/></text:span><text:span text:style-name="T220_2">read</text:span><text:span text:style-name="T220_3"><text:s/></text:span><text:span text:style-name="T220_4">about</text:span><text:span text:style-name="T220_5"><text:s/></text:span><text:span text:style-name="T220_6">the</text:span><text:span text:style-name="T220_7"><text:s/></text:span><text:span text:style-name="T220_8">module</text:span><text:span text:style-name="T220_9"><text:s/></text:span><text:span text:style-name="T220_10">pattern</text:span><text:span text:style-name="T220_11"><text:s/></text:span><text:span text:style-name="T220_12">here</text:span><text:span text:style-name="T220_13">:</text:span><text:span text:style-name="T220_14"><text:a xlink:type="simple" xlink:href="http://www.adequatelygood.com/JavaScript-Module-Pattern-In-Depth.html"><text:span text:style-name="T220_15"><text:s/></text:span></text:a></text:span><text:span text:style-name="T220_16"><text:a xlink:type="simple" xlink:href="http://www.adequatelygood.com/JavaScript-Module-Pattern-In-Depth.html"><text:span text:style-name="T220_17">http</text:span></text:a></text:span><text:span text:style-name="T220_18"><text:a xlink:type="simple" xlink:href="http://www.adequatelygood.com/JavaScript-Module-Pattern-In-Depth.html"><text:span text:style-name="T220_19">://</text:span></text:a></text:span><text:span text:style-name="T220_20"><text:a xlink:type="simple" xlink:href="http://www.adequatelygood.com/JavaScript-Module-Pattern-In-Depth.html"><text:span text:style-name="T220_21">www</text:span></text:a></text:span><text:span text:style-name="T220_22"><text:a xlink:type="simple" xlink:href="http://www.adequatelygood.com/JavaScript-Module-Pattern-In-Depth.html"><text:span text:style-name="T220_23">.</text:span></text:a></text:span><text:span text:style-name="T220_24"><text:a xlink:type="simple" xlink:href="http://www.adequatelygood.com/JavaScript-Module-Pattern-In-Depth.html"><text:span text:style-name="T220_25">adequatelygood</text:span></text:a></text:span><text:span text:style-name="T220_26"><text:a xlink:type="simple" xlink:href="http://www.adequatelygood.com/JavaScript-Module-Pattern-In-Depth.html"><text:span text:style-name="T220_27">.</text:span></text:a></text:span><text:span text:style-name="T220_28"><text:a xlink:type="simple" xlink:href="http://www.adequatelygood.com/JavaScript-Module-Pattern-In-Depth.html"><text:span text:style-name="T220_29">com</text:span></text:a></text:span><text:span text:style-name="T220_30"><text:a xlink:type="simple" xlink:href="http://www.adequatelygood.com/JavaScript-Module-Pattern-In-Depth.html"><text:span text:style-name="T220_31">/</text:span></text:a></text:span><text:span text:style-name="T220_32"><text:a xlink:type="simple" xlink:href="http://www.adequatelygood.com/JavaScript-Module-Pattern-In-Depth.html"><text:span text:style-name="T220_33">JavaScript</text:span></text:a></text:span><text:span text:style-name="T220_34"><text:a xlink:type="simple" xlink:href="http://www.adequatelygood.com/JavaScript-Module-Pattern-In-Depth.html"><text:span text:style-name="T220_35">-</text:span></text:a></text:span><text:span text:style-name="T220_36"><text:a xlink:type="simple" xlink:href="http://www.adequatelygood.com/JavaScript-Module-Pattern-In-Depth.html"><text:span text:style-name="T220_37">Module</text:span></text:a></text:span><text:span text:style-name="T220_38"><text:a xlink:type="simple" xlink:href="http://www.adequatelygood.com/JavaScript-Module-Pattern-In-Depth.html"><text:span text:style-name="T220_39">-</text:span></text:a></text:span><text:span text:style-name="T220_40"><text:a xlink:type="simple" xlink:href="http://www.adequatelygood.com/JavaScript-Module-Pattern-In-Depth.html"><text:span text:style-name="T220_41">Pattern</text:span></text:a></text:span><text:span text:style-name="T220_42"><text:a xlink:type="simple" xlink:href="http://www.adequatelygood.com/JavaScript-Module-Pattern-In-Depth.html"><text:span text:style-name="T220_43">-</text:span></text:a></text:span><text:span text:style-name="T220_44"><text:a xlink:type="simple" xlink:href="http://www.adequatelygood.com/JavaScript-Module-Pattern-In-Depth.html"><text:span text:style-name="T220_45">In</text:span></text:a></text:span><text:span text:style-name="T220_46"><text:a xlink:type="simple" xlink:href="http://www.adequatelygood.com/JavaScript-Module-Pattern-In-Depth.html"><text:span text:style-name="T220_47">-</text:span></text:a></text:span><text:span text:style-name="T220_48"><text:a xlink:type="simple" xlink:href="http://www.adequatelygood.com/JavaScript-Module-Pattern-In-Depth.html"><text:span text:style-name="T220_49">Depth</text:span></text:a></text:span><text:span text:style-name="T220_50"><text:a xlink:type="simple" xlink:href="http://www.adequatelygood.com/JavaScript-Module-Pattern-In-Depth.html"><text:span text:style-name="T220_51">.</text:span></text:a></text:span><text:span text:style-name="T220_52"><text:a xlink:type="simple" xlink:href="http://www.adequatelygood.com/JavaScript-Module-Pattern-In-Depth.html"><text:span text:style-name="T220_53">html</text:span></text:a></text:span></text:p>
      <text:p text:style-name="P221"/>
      <text:p text:style-name="P222"><text:span text:style-name="T222_1">10.</text:span><text:span text:style-name="T222_2"><text:s/></text:span><text:span text:style-name="T222_3">Difference</text:span><text:span text:style-name="T222_4"><text:s/></text:span><text:span text:style-name="T222_5">between</text:span><text:span text:style-name="T222_6"><text:s/></text:span><text:span text:style-name="T222_7">host</text:span><text:span text:style-name="T222_8"><text:s/></text:span><text:span text:style-name="T222_9">objects</text:span><text:span text:style-name="T222_10"><text:s/></text:span><text:span text:style-name="T222_11">and</text:span><text:span text:style-name="T222_12"><text:s/></text:span><text:span text:style-name="T222_13">native</text:span><text:span text:style-name="T222_14"><text:s/></text:span><text:span text:style-name="T222_15">objects</text:span><text:span text:style-name="T222_16"><text:s/></text:span><text:span text:style-name="T222_17"><text:tab/></text:span></text:p>
      <text:p text:style-name="P223"><text:span text:style-name="T223_1">According</text:span><text:span text:style-name="T223_2"><text:s/></text:span><text:span text:style-name="T223_3">to</text:span><text:span text:style-name="T223_4"><text:s/></text:span><text:span text:style-name="T223_5">the</text:span><text:span text:style-name="T223_6"><text:s/></text:span><text:span text:style-name="T223_7">ECMAscript</text:span><text:span text:style-name="T223_8">:</text:span></text:p>
      <text:p text:style-name="P224"><text:span text:style-name="T224_1">Native</text:span><text:span text:style-name="T224_2"><text:s/></text:span><text:span text:style-name="T224_3">object</text:span><text:span text:style-name="T224_4">:</text:span><text:span text:style-name="T224_5"><text:s/></text:span><text:span text:style-name="T224_6">object</text:span><text:span text:style-name="T224_7"><text:s/></text:span><text:span text:style-name="T224_8">in</text:span><text:span text:style-name="T224_9"><text:s/></text:span><text:span text:style-name="T224_10">an</text:span><text:span text:style-name="T224_11"><text:s/></text:span><text:span text:style-name="T224_12">ECMAscript</text:span><text:span text:style-name="T224_13"><text:s/></text:span><text:span text:style-name="T224_14">implementation</text:span><text:span text:style-name="T224_15"><text:s/></text:span><text:span text:style-name="T224_16">whose</text:span><text:span text:style-name="T224_17"><text:s/></text:span><text:span text:style-name="T224_18">semantics</text:span><text:span text:style-name="T224_19"><text:s/></text:span><text:span text:style-name="T224_20">are</text:span><text:span text:style-name="T224_21"><text:s/></text:span><text:span text:style-name="T224_22">fully</text:span><text:span text:style-name="T224_23"><text:s/></text:span><text:span text:style-name="T224_24">defined</text:span><text:span text:style-name="T224_25"><text:s/></text:span><text:span text:style-name="T224_26">by</text:span><text:span text:style-name="T224_27"><text:s/></text:span><text:span text:style-name="T224_28">that</text:span><text:span text:style-name="T224_29"><text:s/></text:span><text:span text:style-name="T224_30">spec</text:span><text:span text:style-name="T224_31"><text:s/></text:span><text:span text:style-name="T224_32">rather</text:span><text:span text:style-name="T224_33"><text:s/></text:span><text:span text:style-name="T224_34">than</text:span><text:span text:style-name="T224_35"><text:s/></text:span><text:span text:style-name="T224_36">by</text:span><text:span text:style-name="T224_37"><text:s/></text:span><text:span text:style-name="T224_38">host</text:span><text:span text:style-name="T224_39"><text:s/></text:span><text:span text:style-name="T224_40">environment</text:span><text:span text:style-name="T224_41">.<text:s/></text:span><text:span text:style-name="T224_42">NOTE</text:span><text:span text:style-name="T224_43">:<text:s/></text:span><text:span text:style-name="T224_44">standard</text:span><text:span text:style-name="T224_45"><text:s/></text:span><text:span text:style-name="T224_46">native</text:span><text:span text:style-name="T224_47"><text:s/></text:span><text:span text:style-name="T224_48">objects</text:span><text:span text:style-name="T224_49"><text:s/></text:span><text:span text:style-name="T224_50">are</text:span><text:span text:style-name="T224_51"><text:s/></text:span><text:span text:style-name="T224_52">defined</text:span><text:span text:style-name="T224_53"><text:s/></text:span><text:span text:style-name="T224_54">in</text:span><text:span text:style-name="T224_55"><text:s/></text:span><text:span text:style-name="T224_56">ECMA</text:span><text:span text:style-name="T224_57"><text:s/></text:span><text:span text:style-name="T224_58">spec</text:span><text:span text:style-name="T224_59">.<text:s/></text:span><text:span text:style-name="T224_60">Some</text:span><text:span text:style-name="T224_61"><text:s/></text:span><text:span text:style-name="T224_62">native</text:span><text:span text:style-name="T224_63"><text:s/></text:span><text:span text:style-name="T224_64">objects</text:span><text:span text:style-name="T224_65"><text:s/></text:span><text:span text:style-name="T224_66">are</text:span><text:span text:style-name="T224_67"><text:s/></text:span><text:span text:style-name="T224_68">built</text:span><text:span text:style-name="T224_69">-</text:span><text:span text:style-name="T224_70">in</text:span><text:span text:style-name="T224_71">;<text:s/></text:span><text:span text:style-name="T224_72">others</text:span><text:span text:style-name="T224_73"><text:s/></text:span><text:span text:style-name="T224_74">may</text:span><text:span text:style-name="T224_75"><text:s/></text:span><text:span text:style-name="T224_76">be</text:span><text:span text:style-name="T224_77"><text:s/></text:span><text:span text:style-name="T224_78">constructed</text:span><text:span text:style-name="T224_79"><text:s/></text:span><text:span text:style-name="T224_80">during</text:span><text:span text:style-name="T224_81"><text:s/></text:span><text:span text:style-name="T224_82">the</text:span><text:span text:style-name="T224_83"><text:s/></text:span><text:span text:style-name="T224_84">course</text:span><text:span text:style-name="T224_85"><text:s/></text:span><text:span text:style-name="T224_86">of</text:span><text:span text:style-name="T224_87"><text:s/></text:span><text:span text:style-name="T224_88">execution</text:span><text:span text:style-name="T224_89"><text:s/></text:span><text:span text:style-name="T224_90">of</text:span><text:span text:style-name="T224_91"><text:s/></text:span><text:span text:style-name="T224_92">an</text:span><text:span text:style-name="T224_93"><text:s/></text:span><text:span text:style-name="T224_94">ECMAscript</text:span><text:span text:style-name="T224_95"><text:s/></text:span><text:span text:style-name="T224_96">program</text:span><text:span text:style-name="T224_97">.</text:span></text:p>
      <text:p text:style-name="P225"><text:span text:style-name="T225_1">For</text:span><text:span text:style-name="T225_2"><text:s/></text:span><text:span text:style-name="T225_3">example</text:span><text:span text:style-name="T225_4">,<text:s/></text:span><text:span text:style-name="T225_5">Number</text:span><text:span text:style-name="T225_6">,<text:s/></text:span><text:span text:style-name="T225_7">String</text:span><text:span text:style-name="T225_8">,<text:s/></text:span><text:span text:style-name="T225_9">Boolean</text:span><text:span text:style-name="T225_10">,<text:s/></text:span><text:span text:style-name="T225_11">Array</text:span><text:span text:style-name="T225_12">,<text:s/></text:span><text:span text:style-name="T225_13">Date</text:span><text:span text:style-name="T225_14"><text:s/>...</text:span><text:span text:style-name="T225_15">etc</text:span></text:p>
      <text:p text:style-name="P226"/>
      <text:p text:style-name="P227"><text:span text:style-name="T227_1">Host</text:span><text:span text:style-name="T227_2"><text:s/></text:span><text:span text:style-name="T227_3">object</text:span><text:span text:style-name="T227_4">:</text:span><text:span text:style-name="T227_5"><text:s/></text:span><text:span text:style-name="T227_6">object</text:span><text:span text:style-name="T227_7"><text:s/></text:span><text:span text:style-name="T227_8">supplied</text:span><text:span text:style-name="T227_9"><text:s/></text:span><text:span text:style-name="T227_10">by</text:span><text:span text:style-name="T227_11"><text:s/></text:span><text:span text:style-name="T227_12">the</text:span><text:span text:style-name="T227_13"><text:s/></text:span><text:span text:style-name="T227_14">host</text:span><text:span text:style-name="T227_15"><text:s/></text:span><text:span text:style-name="T227_16">environment</text:span><text:span text:style-name="T227_17"><text:s/></text:span><text:span text:style-name="T227_18">to</text:span><text:span text:style-name="T227_19"><text:s/></text:span><text:span text:style-name="T227_20">complete</text:span><text:span text:style-name="T227_21"><text:s/></text:span><text:span text:style-name="T227_22">the</text:span><text:span text:style-name="T227_23"><text:s/></text:span><text:span text:style-name="T227_24">execution</text:span><text:span text:style-name="T227_25"><text:s/></text:span><text:span text:style-name="T227_26">environment</text:span><text:span text:style-name="T227_27"><text:s/></text:span><text:span text:style-name="T227_28">of</text:span><text:span text:style-name="T227_29"><text:s/></text:span><text:span text:style-name="T227_30">ECMAscript</text:span><text:span text:style-name="T227_31">.<text:s/></text:span><text:span text:style-name="T227_32">NOTE</text:span><text:span text:style-name="T227_33">:<text:s/></text:span><text:span text:style-name="T227_34">any</text:span><text:span text:style-name="T227_35"><text:s/></text:span><text:span text:style-name="T227_36">object</text:span><text:span text:style-name="T227_37"><text:s/></text:span><text:span text:style-name="T227_38">that</text:span><text:span text:style-name="T227_39"><text:s/></text:span><text:span text:style-name="T227_40">is</text:span><text:span text:style-name="T227_41"><text:s/></text:span><text:span text:style-name="T227_42">not</text:span><text:span text:style-name="T227_43"><text:s/></text:span><text:span text:style-name="T227_44">native</text:span><text:span text:style-name="T227_45"><text:s/></text:span><text:span text:style-name="T227_46">is</text:span><text:span text:style-name="T227_47"><text:s/></text:span><text:span text:style-name="T227_48">a</text:span><text:span text:style-name="T227_49"><text:s/></text:span><text:span text:style-name="T227_50">host</text:span><text:span text:style-name="T227_51"><text:s/></text:span><text:span text:style-name="T227_52">object</text:span><text:span text:style-name="T227_53">.</text:span></text:p>
      <text:p text:style-name="P228"><text:span text:style-name="T228_1">For</text:span><text:span text:style-name="T228_2"><text:s/></text:span><text:span text:style-name="T228_3">example</text:span><text:span text:style-name="T228_4">,<text:s/></text:span><text:span text:style-name="T228_5">when</text:span><text:span text:style-name="T228_6"><text:s/></text:span><text:span text:style-name="T228_7">JS</text:span><text:span text:style-name="T228_8"><text:s/></text:span><text:span text:style-name="T228_9">code</text:span><text:span text:style-name="T228_10"><text:s/></text:span><text:span text:style-name="T228_11">is</text:span><text:span text:style-name="T228_12"><text:s/></text:span><text:span text:style-name="T228_13">ran</text:span><text:span text:style-name="T228_14"><text:s/></text:span><text:span text:style-name="T228_15">in</text:span><text:span text:style-name="T228_16"><text:s/></text:span><text:span text:style-name="T228_17">a</text:span><text:span text:style-name="T228_18"><text:s/></text:span><text:span text:style-name="T228_19">web</text:span><text:span text:style-name="T228_20"><text:s/></text:span><text:span text:style-name="T228_21">browser</text:span><text:span text:style-name="T228_22">,<text:s/></text:span><text:span text:style-name="T228_23">its</text:span><text:span text:style-name="T228_24"><text:s/></text:span><text:span text:style-name="T228_25">window</text:span><text:span text:style-name="T228_26"><text:s/></text:span><text:span text:style-name="T228_27">object</text:span><text:span text:style-name="T228_28"><text:s/></text:span><text:span text:style-name="T228_29">is</text:span><text:span text:style-name="T228_30"><text:s/></text:span><text:span text:style-name="T228_31">a</text:span><text:span text:style-name="T228_32"><text:s/></text:span><text:span text:style-name="T228_33">host</text:span><text:span text:style-name="T228_34"><text:s/></text:span><text:span text:style-name="T228_35">object</text:span><text:span text:style-name="T228_36"><text:s/></text:span><text:span text:style-name="T228_37">in</text:span><text:span text:style-name="T228_38"><text:s/></text:span><text:span text:style-name="T228_39">that</text:span><text:span text:style-name="T228_40"><text:s/></text:span><text:span text:style-name="T228_41">environment</text:span><text:span text:style-name="T228_42">.<text:s/></text:span></text:p>
      <text:p text:style-name="P229"/>
      <text:p text:style-name="P230"><text:span text:style-name="T230_1">Built</text:span><text:span text:style-name="T230_2">-</text:span><text:span text:style-name="T230_3">in</text:span><text:span text:style-name="T230_4"><text:s/></text:span><text:span text:style-name="T230_5">object</text:span><text:span text:style-name="T230_6">:<text:s/></text:span><text:span text:style-name="T230_7">object</text:span><text:span text:style-name="T230_8"><text:s/></text:span><text:span text:style-name="T230_9">supplied</text:span><text:span text:style-name="T230_10"><text:s/></text:span><text:span text:style-name="T230_11">by</text:span><text:span text:style-name="T230_12"><text:s/></text:span><text:span text:style-name="T230_13">ECMAScript</text:span><text:span text:style-name="T230_14"><text:s/></text:span><text:span text:style-name="T230_15">implementation</text:span><text:span text:style-name="T230_16"><text:s/></text:span><text:span text:style-name="T230_17">independent</text:span><text:span text:style-name="T230_18"><text:s/></text:span><text:span text:style-name="T230_19">of</text:span><text:span text:style-name="T230_20"><text:s/></text:span><text:span text:style-name="T230_21">host</text:span><text:span text:style-name="T230_22"><text:s/></text:span><text:span text:style-name="T230_23">environment</text:span><text:span text:style-name="T230_24">,<text:s/></text:span><text:span text:style-name="T230_25">that</text:span><text:span text:style-name="T230_26"><text:s/></text:span><text:span text:style-name="T230_27">is</text:span><text:span text:style-name="T230_28"><text:s/></text:span><text:span text:style-name="T230_29">present</text:span><text:span text:style-name="T230_30"><text:s/></text:span><text:span text:style-name="T230_31">at</text:span><text:span text:style-name="T230_32"><text:s/></text:span><text:span text:style-name="T230_33">the</text:span><text:span text:style-name="T230_34"><text:s/></text:span><text:span text:style-name="T230_35">start</text:span><text:span text:style-name="T230_36"><text:s/></text:span><text:span text:style-name="T230_37">of</text:span><text:span text:style-name="T230_38"><text:s/></text:span><text:span text:style-name="T230_39">the</text:span><text:span text:style-name="T230_40"><text:s/></text:span><text:span text:style-name="T230_41">execution</text:span><text:span text:style-name="T230_42"><text:s/></text:span><text:span text:style-name="T230_43">of</text:span><text:span text:style-name="T230_44"><text:s/></text:span><text:span text:style-name="T230_45">ES</text:span><text:span text:style-name="T230_46"><text:s/></text:span><text:span text:style-name="T230_47">program</text:span><text:span text:style-name="T230_48">.</text:span></text:p>
      <text:p text:style-name="P231"><text:span text:style-name="T231_1">NOTE</text:span><text:span text:style-name="T231_2">:<text:s/></text:span><text:span text:style-name="T231_3">standard</text:span><text:span text:style-name="T231_4"><text:s/></text:span><text:span text:style-name="T231_5">built</text:span><text:span text:style-name="T231_6">-</text:span><text:span text:style-name="T231_7">in</text:span><text:span text:style-name="T231_8"><text:s/></text:span><text:span text:style-name="T231_9">objects</text:span><text:span text:style-name="T231_10"><text:s/></text:span><text:span text:style-name="T231_11">are</text:span><text:span text:style-name="T231_12"><text:s/></text:span><text:span text:style-name="T231_13">defined</text:span><text:span text:style-name="T231_14"><text:s/></text:span><text:span text:style-name="T231_15">in</text:span><text:span text:style-name="T231_16"><text:s/></text:span><text:span text:style-name="T231_17">ECMAspec</text:span><text:span text:style-name="T231_18"><text:s/></text:span><text:span text:style-name="T231_19">and</text:span><text:span text:style-name="T231_20"><text:s/></text:span><text:span text:style-name="T231_21">ES</text:span><text:span text:style-name="T231_22"><text:s/></text:span><text:span text:style-name="T231_23">implementation</text:span><text:span text:style-name="T231_24"><text:s/></text:span><text:span text:style-name="T231_25">may</text:span><text:span text:style-name="T231_26"><text:s/></text:span><text:span text:style-name="T231_27">specify</text:span><text:span text:style-name="T231_28"><text:s/></text:span><text:span text:style-name="T231_29">and</text:span><text:span text:style-name="T231_30"><text:s/></text:span><text:span text:style-name="T231_31">define</text:span><text:span text:style-name="T231_32"><text:s/></text:span><text:span text:style-name="T231_33">others</text:span><text:span text:style-name="T231_34">.<text:s/></text:span><text:span text:style-name="T231_35">Every</text:span><text:span text:style-name="T231_36"><text:s/></text:span><text:span text:style-name="T231_37">built</text:span><text:span text:style-name="T231_38">-</text:span><text:span text:style-name="T231_39">in</text:span><text:span text:style-name="T231_40"><text:s/></text:span><text:span text:style-name="T231_41">object</text:span><text:span text:style-name="T231_42"><text:s/></text:span><text:span text:style-name="T231_43">is</text:span><text:span text:style-name="T231_44"><text:s/></text:span><text:span text:style-name="T231_45">a</text:span><text:span text:style-name="T231_46"><text:s/></text:span><text:span text:style-name="T231_47">native</text:span><text:span text:style-name="T231_48"><text:s/></text:span><text:span text:style-name="T231_49">object</text:span><text:span text:style-name="T231_50">.<text:s/></text:span><text:span text:style-name="T231_51">A</text:span><text:span text:style-name="T231_52"><text:s/></text:span><text:span text:style-name="T231_53">built</text:span><text:span text:style-name="T231_54">-</text:span><text:span text:style-name="T231_55">in</text:span><text:span text:style-name="T231_56"><text:s/></text:span><text:span text:style-name="T231_57">constructor</text:span><text:span text:style-name="T231_58"><text:s/></text:span><text:span text:style-name="T231_59">is</text:span><text:span text:style-name="T231_60"><text:s/></text:span><text:span text:style-name="T231_61">a</text:span><text:span text:style-name="T231_62"><text:s/></text:span><text:span text:style-name="T231_63">built</text:span><text:span text:style-name="T231_64">-</text:span><text:span text:style-name="T231_65">in</text:span><text:span text:style-name="T231_66"><text:s/></text:span><text:span text:style-name="T231_67">object</text:span><text:span text:style-name="T231_68"><text:s/></text:span><text:span text:style-name="T231_69">that</text:span><text:span text:style-name="T231_70"><text:s/></text:span><text:span text:style-name="T231_71">is</text:span><text:span text:style-name="T231_72"><text:s/></text:span><text:span text:style-name="T231_73">also</text:span><text:span text:style-name="T231_74"><text:s/></text:span><text:span text:style-name="T231_75">a</text:span><text:span text:style-name="T231_76"><text:s/></text:span><text:span text:style-name="T231_77">constructor</text:span><text:span text:style-name="T231_78">.<text:s/></text:span></text:p>
      <text:p text:style-name="P232"/>
      <text:p text:style-name="P233"><text:span text:style-name="T233_1"><text:a xlink:type="simple" xlink:href="http://lucybain.com/blog/2014/host-vs-native/"><text:span text:style-name="T233_2">http</text:span></text:a></text:span><text:span text:style-name="T233_3"><text:a xlink:type="simple" xlink:href="http://lucybain.com/blog/2014/host-vs-native/"><text:span text:style-name="T233_4">://</text:span></text:a></text:span><text:span text:style-name="T233_5"><text:a xlink:type="simple" xlink:href="http://lucybain.com/blog/2014/host-vs-native/"><text:span text:style-name="T233_6">lucybain</text:span></text:a></text:span><text:span text:style-name="T233_7"><text:a xlink:type="simple" xlink:href="http://lucybain.com/blog/2014/host-vs-native/"><text:span text:style-name="T233_8">.</text:span></text:a></text:span><text:span text:style-name="T233_9"><text:a xlink:type="simple" xlink:href="http://lucybain.com/blog/2014/host-vs-native/"><text:span text:style-name="T233_10">com</text:span></text:a></text:span><text:span text:style-name="T233_11"><text:a xlink:type="simple" xlink:href="http://lucybain.com/blog/2014/host-vs-native/"><text:span text:style-name="T233_12">/</text:span></text:a></text:span><text:span text:style-name="T233_13"><text:a xlink:type="simple" xlink:href="http://lucybain.com/blog/2014/host-vs-native/"><text:span text:style-name="T233_14">blog</text:span></text:a></text:span><text:span text:style-name="T233_15"><text:a xlink:type="simple" xlink:href="http://lucybain.com/blog/2014/host-vs-native/"><text:span text:style-name="T233_16">/2014/</text:span></text:a></text:span><text:span text:style-name="T233_17"><text:a xlink:type="simple" xlink:href="http://lucybain.com/blog/2014/host-vs-native/"><text:span text:style-name="T233_18">host</text:span></text:a></text:span><text:span text:style-name="T233_19"><text:a xlink:type="simple" xlink:href="http://lucybain.com/blog/2014/host-vs-native/"><text:span text:style-name="T233_20">-</text:span></text:a></text:span><text:span text:style-name="T233_21"><text:a xlink:type="simple" xlink:href="http://lucybain.com/blog/2014/host-vs-native/"><text:span text:style-name="T233_22">vs</text:span></text:a></text:span><text:span text:style-name="T233_23"><text:a xlink:type="simple" xlink:href="http://lucybain.com/blog/2014/host-vs-native/"><text:span text:style-name="T233_24">-</text:span></text:a></text:span><text:span text:style-name="T233_25"><text:a xlink:type="simple" xlink:href="http://lucybain.com/blog/2014/host-vs-native/"><text:span text:style-name="T233_26">native</text:span></text:a></text:span><text:span text:style-name="T233_27"><text:a xlink:type="simple" xlink:href="http://lucybain.com/blog/2014/host-vs-native/"><text:span text:style-name="T233_28">/</text:span></text:a></text:span></text:p>
      <text:p text:style-name="P234"><text:span text:style-name="T234_1"><text:a xlink:type="simple" xlink:href="https://programmerinnervoice.wordpress.com/2013/07/22/host-objects-vs-native-objects/"><text:span text:style-name="T234_2">https</text:span></text:a></text:span><text:span text:style-name="T234_3"><text:a xlink:type="simple" xlink:href="https://programmerinnervoice.wordpress.com/2013/07/22/host-objects-vs-native-objects/"><text:span text:style-name="T234_4">://</text:span></text:a></text:span><text:span text:style-name="T234_5"><text:a xlink:type="simple" xlink:href="https://programmerinnervoice.wordpress.com/2013/07/22/host-objects-vs-native-objects/"><text:span text:style-name="T234_6">programmerinnervoice</text:span></text:a></text:span><text:span text:style-name="T234_7"><text:a xlink:type="simple" xlink:href="https://programmerinnervoice.wordpress.com/2013/07/22/host-objects-vs-native-objects/"><text:span text:style-name="T234_8">.</text:span></text:a></text:span><text:span text:style-name="T234_9"><text:a xlink:type="simple" xlink:href="https://programmerinnervoice.wordpress.com/2013/07/22/host-objects-vs-native-objects/"><text:span text:style-name="T234_10">wordpress</text:span></text:a></text:span><text:span text:style-name="T234_11"><text:a xlink:type="simple" xlink:href="https://programmerinnervoice.wordpress.com/2013/07/22/host-objects-vs-native-objects/"><text:span text:style-name="T234_12">.</text:span></text:a></text:span><text:span text:style-name="T234_13"><text:a xlink:type="simple" xlink:href="https://programmerinnervoice.wordpress.com/2013/07/22/host-objects-vs-native-objects/"><text:span text:style-name="T234_14">com</text:span></text:a></text:span><text:span text:style-name="T234_15"><text:a xlink:type="simple" xlink:href="https://programmerinnervoice.wordpress.com/2013/07/22/host-objects-vs-native-objects/"><text:span text:style-name="T234_16">/2013/07/22/</text:span></text:a></text:span><text:span text:style-name="T234_17"><text:a xlink:type="simple" xlink:href="https://programmerinnervoice.wordpress.com/2013/07/22/host-objects-vs-native-objects/"><text:span text:style-name="T234_18">host</text:span></text:a></text:span><text:span text:style-name="T234_19"><text:a xlink:type="simple" xlink:href="https://programmerinnervoice.wordpress.com/2013/07/22/host-objects-vs-native-objects/"><text:span text:style-name="T234_20">-</text:span></text:a></text:span><text:span text:style-name="T234_21"><text:a xlink:type="simple" xlink:href="https://programmerinnervoice.wordpress.com/2013/07/22/host-objects-vs-native-objects/"><text:span text:style-name="T234_22">objects</text:span></text:a></text:span><text:span text:style-name="T234_23"><text:a xlink:type="simple" xlink:href="https://programmerinnervoice.wordpress.com/2013/07/22/host-objects-vs-native-objects/"><text:span text:style-name="T234_24">-</text:span></text:a></text:span><text:span text:style-name="T234_25"><text:a xlink:type="simple" xlink:href="https://programmerinnervoice.wordpress.com/2013/07/22/host-objects-vs-native-objects/"><text:span text:style-name="T234_26">vs</text:span></text:a></text:span><text:span text:style-name="T234_27"><text:a xlink:type="simple" xlink:href="https://programmerinnervoice.wordpress.com/2013/07/22/host-objects-vs-native-objects/"><text:span text:style-name="T234_28">-</text:span></text:a></text:span><text:span text:style-name="T234_29"><text:a xlink:type="simple" xlink:href="https://programmerinnervoice.wordpress.com/2013/07/22/host-objects-vs-native-objects/"><text:span text:style-name="T234_30">native</text:span></text:a></text:span><text:span text:style-name="T234_31"><text:a xlink:type="simple" xlink:href="https://programmerinnervoice.wordpress.com/2013/07/22/host-objects-vs-native-objects/"><text:span text:style-name="T234_32">-</text:span></text:a></text:span><text:span text:style-name="T234_33"><text:a xlink:type="simple" xlink:href="https://programmerinnervoice.wordpress.com/2013/07/22/host-objects-vs-native-objects/"><text:span text:style-name="T234_34">objects</text:span></text:a></text:span><text:span text:style-name="T234_35"><text:a xlink:type="simple" xlink:href="https://programmerinnervoice.wordpress.com/2013/07/22/host-objects-vs-native-objects/"><text:span text:style-name="T234_36">/</text:span></text:a></text:span></text:p>
      <text:p text:style-name="P235"/>
      <text:p text:style-name="P236"/>
      <text:p text:style-name="P237"><text:span text:style-name="T237_1">11.<text:s/></text:span><text:span text:style-name="T237_2">Difference</text:span><text:span text:style-name="T237_3"><text:s/></text:span><text:span text:style-name="T237_4">between</text:span><text:span text:style-name="T237_5">:<text:s/></text:span></text:p>
      <text:p text:style-name="P238"><text:span text:style-name="T238_1">function</text:span><text:span text:style-name="T238_2"><text:s/></text:span><text:span text:style-name="T238_3">Person</text:span><text:span text:style-name="T238_4">()<text:s/>{}</text:span></text:p>
      <text:p text:style-name="P239"><text:span text:style-name="T239_1"><text:tab/><text:tab/><text:tab/><text:tab/></text:span><text:span text:style-name="T239_2">var</text:span><text:span text:style-name="T239_3"><text:s/></text:span><text:span text:style-name="T239_4">person</text:span><text:span text:style-name="T239_5"><text:s/>=<text:s/></text:span><text:span text:style-name="T239_6">Person</text:span><text:span text:style-name="T239_7">();</text:span></text:p>
      <text:p text:style-name="P240"><text:span text:style-name="T240_1"><text:tab/><text:tab/><text:tab/><text:tab/></text:span><text:span text:style-name="T240_2">var</text:span><text:span text:style-name="T240_3"><text:s/></text:span><text:span text:style-name="T240_4">person</text:span><text:span text:style-name="T240_5"><text:s/>=<text:s/></text:span><text:span text:style-name="T240_6">new</text:span><text:span text:style-name="T240_7"><text:s/></text:span><text:span text:style-name="T240_8">Person</text:span><text:span text:style-name="T240_9">();</text:span></text:p>
      <text:p text:style-name="P241"/>
      <text:p text:style-name="P242"><text:span text:style-name="T242_1">-<text:s/></text:span><text:span text:style-name="T242_2">first</text:span><text:span text:style-name="T242_3"><text:s/></text:span><text:span text:style-name="T242_4">one</text:span><text:span text:style-name="T242_5"><text:s/></text:span><text:span text:style-name="T242_6">is</text:span><text:span text:style-name="T242_7"><text:s/></text:span><text:span text:style-name="T242_8">defining</text:span><text:span text:style-name="T242_9"><text:s/></text:span><text:span text:style-name="T242_10">a</text:span><text:span text:style-name="T242_11"><text:s/></text:span><text:span text:style-name="T242_12">function</text:span><text:span text:style-name="T242_13"><text:s/></text:span><text:span text:style-name="T242_14">Person</text:span><text:span text:style-name="T242_15"><text:s/></text:span><text:span text:style-name="T242_16">that</text:span><text:span text:style-name="T242_17"><text:s/></text:span><text:span text:style-name="T242_18">can</text:span><text:span text:style-name="T242_19"><text:s/></text:span><text:span text:style-name="T242_20">represent</text:span><text:span text:style-name="T242_21"><text:s/></text:span><text:span text:style-name="T242_22">a</text:span><text:span text:style-name="T242_23"><text:s/></text:span><text:span text:style-name="T242_24">constructor</text:span><text:span text:style-name="T242_25"><text:s/>(</text:span><text:span text:style-name="T242_26">function</text:span><text:span text:style-name="T242_27"><text:s/></text:span><text:span text:style-name="T242_28">declaration</text:span><text:span text:style-name="T242_29">)</text:span></text:p>
      <text:p text:style-name="P243"><text:span text:style-name="T243_1">-<text:s/></text:span><text:span text:style-name="T243_2">second</text:span><text:span text:style-name="T243_3"><text:s/></text:span><text:span text:style-name="T243_4">one</text:span><text:span text:style-name="T243_5"><text:s/></text:span><text:span text:style-name="T243_6">is</text:span><text:span text:style-name="T243_7"><text:s/></text:span><text:span text:style-name="T243_8">invoking</text:span><text:span text:style-name="T243_9"><text:s/></text:span><text:span text:style-name="T243_10">a</text:span><text:span text:style-name="T243_11"><text:s/></text:span><text:span text:style-name="T243_12">Person</text:span><text:span text:style-name="T243_13">()<text:s/></text:span><text:span text:style-name="T243_14">function</text:span><text:span text:style-name="T243_15"><text:s/></text:span><text:span text:style-name="T243_16">(</text:span><text:span text:style-name="T243_17">factory</text:span><text:span text:style-name="T243_18"><text:s/></text:span><text:span text:style-name="T243_19">constructor</text:span><text:span text:style-name="T243_20">)</text:span></text:p>
      <text:p text:style-name="P244"><text:span text:style-name="T244_1">-<text:s/></text:span><text:span text:style-name="T244_2">third</text:span><text:span text:style-name="T244_3"><text:s/></text:span><text:span text:style-name="T244_4">one</text:span><text:span text:style-name="T244_5"><text:s/></text:span><text:span text:style-name="T244_6">is</text:span><text:span text:style-name="T244_7"><text:s/></text:span><text:span text:style-name="T244_8">creating</text:span><text:span text:style-name="T244_9"><text:s/></text:span><text:span text:style-name="T244_10">a</text:span><text:span text:style-name="T244_11"><text:s/></text:span><text:span text:style-name="T244_12">new</text:span><text:span text:style-name="T244_13"><text:s/></text:span><text:span text:style-name="T244_14">Person</text:span><text:span text:style-name="T244_15"><text:s/></text:span><text:span text:style-name="T244_16">object</text:span></text:p>
      <text:p text:style-name="P245"/>
      <text:p text:style-name="P246"><text:span text:style-name="T246_1">WARNING</text:span><text:span text:style-name="T246_2">:</text:span></text:p>
      <text:p text:style-name="P247"><text:span text:style-name="T247_1">function</text:span><text:span text:style-name="T247_2"><text:s/></text:span><text:span text:style-name="T247_3">Point</text:span><text:span text:style-name="T247_4">(</text:span><text:span text:style-name="T247_5">x</text:span><text:span text:style-name="T247_6">,</text:span><text:span text:style-name="T247_7">y</text:span><text:span text:style-name="T247_8">)<text:s/>{<text:s/></text:span><text:span text:style-name="T247_9">this</text:span><text:span text:style-name="T247_10">.</text:span><text:span text:style-name="T247_11">x</text:span><text:span text:style-name="T247_12"><text:s/>=<text:s/></text:span><text:span text:style-name="T247_13">x</text:span><text:span text:style-name="T247_14">;<text:s/></text:span><text:span text:style-name="T247_15">this</text:span><text:span text:style-name="T247_16">.</text:span><text:span text:style-name="T247_17">y</text:span><text:span text:style-name="T247_18"><text:s/>=<text:s/></text:span><text:span text:style-name="T247_19">y</text:span><text:span text:style-name="T247_20">;}</text:span></text:p>
      <text:p text:style-name="P248"><text:span text:style-name="T248_1">var</text:span><text:span text:style-name="T248_2"><text:s/></text:span><text:span text:style-name="T248_3">pt</text:span><text:span text:style-name="T248_4">1<text:s/>=<text:s/></text:span><text:span text:style-name="T248_5">new</text:span><text:span text:style-name="T248_6"><text:s/></text:span><text:span text:style-name="T248_7">Point</text:span><text:span text:style-name="T248_8">(20,30);<text:s/>//<text:s/></text:span><text:span text:style-name="T248_9">this</text:span><text:span text:style-name="T248_10"><text:s/></text:span><text:span text:style-name="T248_11">is</text:span><text:span text:style-name="T248_12"><text:s/></text:span><text:span text:style-name="T248_13">ok</text:span></text:p>
      <text:p text:style-name="P249"><text:span text:style-name="T249_1">var</text:span><text:span text:style-name="T249_2"><text:s/></text:span><text:span text:style-name="T249_3">pt</text:span><text:span text:style-name="T249_4">2<text:s/>=<text:s/></text:span><text:span text:style-name="T249_5">Point</text:span><text:span text:style-name="T249_6">(20,30);</text:span><text:span text:style-name="T249_7"><text:s/>//<text:s/></text:span><text:span text:style-name="T249_8">pt</text:span><text:span text:style-name="T249_9">2<text:s/></text:span><text:span text:style-name="T249_10">undefined</text:span><text:span text:style-name="T249_11"><text:s/></text:span><text:span text:style-name="T249_12">after</text:span><text:span text:style-name="T249_13"><text:s/></text:span><text:span text:style-name="T249_14">the</text:span><text:span text:style-name="T249_15"><text:s/></text:span><text:span text:style-name="T249_16">call</text:span><text:span text:style-name="T249_17">.<text:s/></text:span><text:span text:style-name="T249_18">Two</text:span><text:span text:style-name="T249_19"><text:s/></text:span><text:span text:style-name="T249_20">variables</text:span><text:span text:style-name="T249_21"><text:s/>(</text:span><text:span text:style-name="T249_22">x</text:span><text:span text:style-name="T249_23">,</text:span><text:span text:style-name="T249_24">y</text:span><text:span text:style-name="T249_25">)<text:s/></text:span><text:span text:style-name="T249_26">added</text:span><text:span text:style-name="T249_27"><text:s/></text:span><text:span text:style-name="T249_28">to</text:span><text:span text:style-name="T249_29"><text:s/></text:span><text:span text:style-name="T249_30">global</text:span><text:span text:style-name="T249_31"><text:s/></text:span><text:span text:style-name="T249_32">scope</text:span><text:span text:style-name="T249_33"><text:s/>→<text:s/></text:span><text:span text:style-name="T249_34">because</text:span><text:span text:style-name="T249_35"><text:s/></text:span><text:span text:style-name="T249_36">if</text:span><text:span text:style-name="T249_37"><text:s/></text:span><text:span text:style-name="T249_38">you</text:span><text:span text:style-name="T249_39"><text:s/></text:span><text:span text:style-name="T249_40">call</text:span><text:span text:style-name="T249_41"><text:s/></text:span><text:span text:style-name="T249_42">a</text:span><text:span text:style-name="T249_43"><text:s/></text:span><text:span text:style-name="T249_44">function</text:span><text:span text:style-name="T249_45"><text:s/></text:span><text:span text:style-name="T249_46">without</text:span><text:span text:style-name="T249_47"><text:s/></text:span><text:span text:style-name="T249_48">specifying</text:span><text:span text:style-name="T249_49"><text:s/></text:span><text:span text:style-name="T249_50">the</text:span><text:span text:style-name="T249_51"><text:s/></text:span><text:span text:style-name="T249_52">context</text:span><text:span text:style-name="T249_53">,<text:s/></text:span><text:span text:style-name="T249_54">the</text:span><text:span text:style-name="T249_55"><text:s/></text:span><text:span text:style-name="T249_56">browser</text:span><text:span text:style-name="T249_57"><text:s/></text:span><text:span text:style-name="T249_58">passes</text:span><text:span text:style-name="T249_59"><text:s/></text:span><text:span text:style-name="T249_60">in</text:span><text:span text:style-name="T249_61"><text:s/></text:span><text:span text:style-name="T249_62">the</text:span><text:span text:style-name="T249_63"><text:s/></text:span><text:span text:style-name="T249_64">global</text:span><text:span text:style-name="T249_65"><text:s/></text:span><text:span text:style-name="T249_66">object</text:span><text:span text:style-name="T249_67">,<text:s/></text:span><text:span text:style-name="T249_68">which</text:span><text:span text:style-name="T249_69"><text:s/></text:span><text:span text:style-name="T249_70">is</text:span><text:span text:style-name="T249_71"><text:s/>“</text:span><text:span text:style-name="T249_72">window</text:span><text:span text:style-name="T249_73">”</text:span></text:p>
      <text:p text:style-name="P250"/>
      <text:p text:style-name="P251"><text:span text:style-name="T251_1">12.<text:s/></text:span><text:span text:style-name="T251_2">What</text:span><text:span text:style-name="T251_3"><text:s/></text:span><text:span text:style-name="T251_4">is</text:span><text:span text:style-name="T251_5"><text:s/></text:span><text:span text:style-name="T251_6">the</text:span><text:span text:style-name="T251_7"><text:s/></text:span><text:span text:style-name="T251_8">difference</text:span><text:span text:style-name="T251_9"><text:s/></text:span><text:span text:style-name="T251_10">between</text:span><text:span text:style-name="T251_11"><text:s/>.</text:span><text:span text:style-name="T251_12">call</text:span><text:span text:style-name="T251_13"><text:s/></text:span><text:span text:style-name="T251_14">and</text:span><text:span text:style-name="T251_15"><text:s/>.</text:span><text:span text:style-name="T251_16">apply</text:span><text:span text:style-name="T251_17">?</text:span></text:p>
      <text:p text:style-name="P252"><text:span text:style-name="T252_1">JS</text:span><text:span text:style-name="T252_2"><text:s/></text:span><text:span text:style-name="T252_3">allows</text:span><text:span text:style-name="T252_4"><text:s/></text:span><text:span text:style-name="T252_5">us</text:span><text:span text:style-name="T252_6"><text:s/></text:span><text:span text:style-name="T252_7">to</text:span><text:span text:style-name="T252_8"><text:s/></text:span><text:span text:style-name="T252_9">pass</text:span><text:span text:style-name="T252_10"><text:s/></text:span><text:span text:style-name="T252_11">functions</text:span><text:span text:style-name="T252_12"><text:s/></text:span><text:span text:style-name="T252_13">around</text:span><text:span text:style-name="T252_14">,<text:s/></text:span><text:span text:style-name="T252_15">then</text:span><text:span text:style-name="T252_16"><text:s/></text:span><text:span text:style-name="T252_17">execute</text:span><text:span text:style-name="T252_18"><text:s/></text:span><text:span text:style-name="T252_19">them</text:span><text:span text:style-name="T252_20"><text:s/></text:span><text:span text:style-name="T252_21">in</text:span><text:span text:style-name="T252_22"><text:s/></text:span><text:span text:style-name="T252_23">different</text:span><text:span text:style-name="T252_24"><text:s/></text:span><text:span text:style-name="T252_25">context</text:span><text:span text:style-name="T252_26"><text:s/></text:span><text:span text:style-name="T252_27">by</text:span><text:span text:style-name="T252_28"><text:s/></text:span><text:span text:style-name="T252_29">taking</text:span><text:span text:style-name="T252_30"><text:s/></text:span><text:span text:style-name="T252_31">advantage</text:span><text:span text:style-name="T252_32"><text:s/></text:span><text:span text:style-name="T252_33">of</text:span><text:span text:style-name="T252_34"><text:s/></text:span><text:span text:style-name="T252_35">call</text:span><text:span text:style-name="T252_36"><text:s/></text:span><text:span text:style-name="T252_37">and</text:span><text:span text:style-name="T252_38"><text:s/></text:span><text:span text:style-name="T252_39">apply</text:span><text:span text:style-name="T252_40">.</text:span></text:p>
      <text:p text:style-name="P253"><text:span text:style-name="T253_1">From</text:span><text:span text:style-name="T253_2"><text:s/></text:span><text:span text:style-name="T253_3">ECMAScript</text:span><text:span text:style-name="T253_4">:</text:span></text:p>
      <text:p text:style-name="P254"/>
      <text:p text:style-name="P255"><text:span text:style-name="T255_1">Function</text:span><text:span text:style-name="T255_2">.</text:span><text:span text:style-name="T255_3">prototype</text:span><text:span text:style-name="T255_4">.</text:span><text:span text:style-name="T255_5">apply</text:span><text:span text:style-name="T255_6">(</text:span><text:span text:style-name="T255_7">thisArg</text:span><text:span text:style-name="T255_8">,</text:span><text:span text:style-name="T255_9">argArray</text:span><text:span text:style-name="T255_10">)</text:span></text:p>
      <text:p text:style-name="P256"><text:span text:style-name="T256_1">→<text:s/></text:span><text:span text:style-name="T256_2">apply</text:span><text:span text:style-name="T256_3"><text:s/></text:span><text:span text:style-name="T256_4">called</text:span><text:span text:style-name="T256_5"><text:s/></text:span><text:span text:style-name="T256_6">on</text:span><text:span text:style-name="T256_7"><text:s/></text:span><text:span text:style-name="T256_8">an</text:span><text:span text:style-name="T256_9"><text:s/></text:span><text:span text:style-name="T256_10">object</text:span><text:span text:style-name="T256_11"><text:s/></text:span><text:span text:style-name="T256_12">function</text:span><text:span text:style-name="T256_13"><text:s/></text:span><text:span text:style-name="T256_14">with</text:span><text:span text:style-name="T256_15"><text:s/></text:span><text:span text:style-name="T256_16">arguments</text:span><text:span text:style-name="T256_17">:<text:s/></text:span><text:span text:style-name="T256_18">thisArg</text:span><text:span text:style-name="T256_19"><text:s/></text:span><text:span text:style-name="T256_20">is</text:span><text:span text:style-name="T256_21"><text:s/></text:span><text:span text:style-name="T256_22">this</text:span><text:span text:style-name="T256_23"><text:s/></text:span><text:span text:style-name="T256_24">value</text:span><text:span text:style-name="T256_25"><text:s/>(</text:span><text:span text:style-name="T256_26">refers</text:span><text:span text:style-name="T256_27"><text:s/></text:span><text:span text:style-name="T256_28">to</text:span><text:span text:style-name="T256_29"><text:s/></text:span><text:span text:style-name="T256_30">the</text:span><text:span text:style-name="T256_31"><text:s/></text:span><text:span text:style-name="T256_32">current</text:span><text:span text:style-name="T256_33"><text:s/></text:span><text:span text:style-name="T256_34">object</text:span><text:span text:style-name="T256_35">)<text:s/></text:span><text:span text:style-name="T256_36">and</text:span><text:span text:style-name="T256_37"><text:s/></text:span><text:span text:style-name="T256_38">argArray</text:span><text:span text:style-name="T256_39"><text:s/></text:span><text:span text:style-name="T256_40">is</text:span><text:span text:style-name="T256_41"><text:s/></text:span><text:span text:style-name="T256_42">an</text:span><text:span text:style-name="T256_43"><text:s/></text:span><text:span text:style-name="T256_44">array</text:span><text:span text:style-name="T256_45"><text:s/></text:span><text:span text:style-name="T256_46">like</text:span><text:span text:style-name="T256_47"><text:s/></text:span><text:span text:style-name="T256_48">an</text:span><text:span text:style-name="T256_49"><text:s/></text:span><text:span text:style-name="T256_50">object</text:span><text:span text:style-name="T256_51"><text:s/>(</text:span><text:span text:style-name="T256_52">which</text:span><text:span text:style-name="T256_53"><text:s/></text:span><text:span text:style-name="T256_54">makes</text:span><text:span text:style-name="T256_55"><text:s/></text:span><text:span text:style-name="T256_56">it</text:span><text:span text:style-name="T256_57"><text:s/></text:span><text:span text:style-name="T256_58">much</text:span><text:span text:style-name="T256_59"><text:s/></text:span><text:span text:style-name="T256_60">more</text:span><text:span text:style-name="T256_61"><text:s/></text:span><text:span text:style-name="T256_62">flexible</text:span><text:span text:style-name="T256_63">),<text:s/></text:span><text:span text:style-name="T256_64">specifying</text:span><text:span text:style-name="T256_65"><text:s/></text:span><text:span text:style-name="T256_66">the</text:span><text:span text:style-name="T256_67"><text:s/></text:span><text:span text:style-name="T256_68">arguments</text:span><text:span text:style-name="T256_69"><text:s/></text:span><text:span text:style-name="T256_70">with</text:span><text:span text:style-name="T256_71"><text:s/></text:span><text:span text:style-name="T256_72">which</text:span><text:span text:style-name="T256_73"><text:s/></text:span><text:span text:style-name="T256_74">function</text:span><text:span text:style-name="T256_75"><text:s/></text:span><text:span text:style-name="T256_76">should</text:span><text:span text:style-name="T256_77"><text:s/></text:span><text:span text:style-name="T256_78">be</text:span><text:span text:style-name="T256_79"><text:s/></text:span><text:span text:style-name="T256_80">called</text:span><text:span text:style-name="T256_81">.</text:span></text:p>
      <text:p text:style-name="P257"/>
      <text:p text:style-name="P258"><text:span text:style-name="T258_1">NOTE</text:span><text:span text:style-name="T258_2">:<text:s/></text:span><text:span text:style-name="T258_3">according</text:span><text:span text:style-name="T258_4"><text:s/></text:span><text:span text:style-name="T258_5">to</text:span><text:span text:style-name="T258_6"><text:s/></text:span><text:span text:style-name="T258_7">ECMAScript</text:span><text:span text:style-name="T258_8">5<text:s/></text:span><text:span text:style-name="T258_9">spec</text:span><text:span text:style-name="T258_10"><text:s/></text:span><text:span text:style-name="T258_11">the</text:span><text:span text:style-name="T258_12"><text:s/></text:span><text:span text:style-name="T258_13">arguments</text:span><text:span text:style-name="T258_14"><text:s/></text:span><text:span text:style-name="T258_15">can</text:span><text:span text:style-name="T258_16"><text:s/></text:span><text:span text:style-name="T258_17">be</text:span><text:span text:style-name="T258_18"><text:s/></text:span><text:span text:style-name="T258_19">a</text:span><text:span text:style-name="T258_20"><text:s/></text:span><text:span text:style-name="T258_21">generic</text:span><text:span text:style-name="T258_22"><text:s/></text:span><text:span text:style-name="T258_23">array</text:span><text:span text:style-name="T258_24">-</text:span><text:span text:style-name="T258_25">like</text:span><text:span text:style-name="T258_26"><text:s/></text:span><text:span text:style-name="T258_27">object</text:span><text:span text:style-name="T258_28"><text:s/></text:span><text:span text:style-name="T258_29">instead</text:span><text:span text:style-name="T258_30"><text:s/></text:span><text:span text:style-name="T258_31">of</text:span><text:span text:style-name="T258_32"><text:s/></text:span><text:span text:style-name="T258_33">an</text:span><text:span text:style-name="T258_34"><text:s/></text:span><text:span text:style-name="T258_35">array</text:span><text:span text:style-name="T258_36">.</text:span></text:p>
      <text:p text:style-name="P259"/>
      <text:p text:style-name="P260"><text:span text:style-name="T260_1">Function</text:span><text:span text:style-name="T260_2">.</text:span><text:span text:style-name="T260_3">prototype</text:span><text:span text:style-name="T260_4">.</text:span><text:span text:style-name="T260_5">call</text:span><text:span text:style-name="T260_6">(</text:span><text:span text:style-name="T260_7">this</text:span><text:span text:style-name="T260_8">.</text:span><text:span text:style-name="T260_9">Arg</text:span><text:span text:style-name="T260_10">[,</text:span><text:span text:style-name="T260_11">arg</text:span><text:span text:style-name="T260_12">1[</text:span><text:span text:style-name="T260_13">arg</text:span><text:span text:style-name="T260_14">2...]])</text:span></text:p>
      <text:p text:style-name="P261"><text:span text:style-name="T261_1">→<text:s/></text:span><text:span text:style-name="T261_2">called</text:span><text:span text:style-name="T261_3"><text:s/></text:span><text:span text:style-name="T261_4">on</text:span><text:span text:style-name="T261_5"><text:s/></text:span><text:span text:style-name="T261_6">an</text:span><text:span text:style-name="T261_7"><text:s/></text:span><text:span text:style-name="T261_8">object</text:span><text:span text:style-name="T261_9"><text:s/></text:span><text:span text:style-name="T261_10">function</text:span><text:span text:style-name="T261_11"><text:s/></text:span><text:span text:style-name="T261_12">with</text:span><text:span text:style-name="T261_13"><text:s/></text:span><text:span text:style-name="T261_14">arguments</text:span><text:span text:style-name="T261_15">:<text:s/></text:span><text:span text:style-name="T261_16">thisArg</text:span><text:span text:style-name="T261_17"><text:s/></text:span><text:span text:style-name="T261_18">is</text:span><text:span text:style-name="T261_19"><text:s/></text:span><text:span text:style-name="T261_20">this</text:span><text:span text:style-name="T261_21"><text:s/></text:span><text:span text:style-name="T261_22">value</text:span><text:span text:style-name="T261_23"><text:s/>(</text:span><text:span text:style-name="T261_24">refers</text:span><text:span text:style-name="T261_25"><text:s/></text:span><text:span text:style-name="T261_26">to</text:span><text:span text:style-name="T261_27"><text:s/></text:span><text:span text:style-name="T261_28">the</text:span><text:span text:style-name="T261_29"><text:s/></text:span><text:span text:style-name="T261_30">calling</text:span><text:span text:style-name="T261_31"><text:s/></text:span><text:span text:style-name="T261_32">object</text:span><text:span text:style-name="T261_33">)<text:s/></text:span><text:span text:style-name="T261_34">and</text:span><text:span text:style-name="T261_35"><text:s/></text:span><text:span text:style-name="T261_36">arg</text:span><text:span text:style-name="T261_37">1,</text:span><text:span text:style-name="T261_38">arg</text:span><text:span text:style-name="T261_39">2...<text:s/></text:span><text:span text:style-name="T261_40">is</text:span><text:span text:style-name="T261_41"><text:s/></text:span><text:span text:style-name="T261_42">the</text:span><text:span text:style-name="T261_43"><text:s/></text:span><text:span text:style-name="T261_44">argument</text:span><text:span text:style-name="T261_45"><text:s/></text:span><text:span text:style-name="T261_46">list</text:span><text:span text:style-name="T261_47">.</text:span></text:p>
      <text:p text:style-name="P262"/>
      <text:p text:style-name="P263"><text:span text:style-name="T263_1">Differences</text:span><text:span text:style-name="T263_2">:</text:span></text:p>
      <text:p text:style-name="P264"><text:span text:style-name="T264_1">-<text:s/></text:span><text:span text:style-name="T264_2">with</text:span><text:span text:style-name="T264_3"><text:s/></text:span><text:span text:style-name="T264_4">call</text:span><text:span text:style-name="T264_5">,<text:s/></text:span><text:span text:style-name="T264_6">you</text:span><text:span text:style-name="T264_7"><text:s/></text:span><text:span text:style-name="T264_8">can</text:span><text:span text:style-name="T264_9"><text:s/></text:span><text:span text:style-name="T264_10">write</text:span><text:span text:style-name="T264_11"><text:s/></text:span><text:span text:style-name="T264_12">a</text:span><text:span text:style-name="T264_13"><text:s/></text:span><text:span text:style-name="T264_14">method</text:span><text:span text:style-name="T264_15"><text:s/></text:span><text:span text:style-name="T264_16">once</text:span><text:span text:style-name="T264_17"><text:s/></text:span><text:span text:style-name="T264_18">and</text:span><text:span text:style-name="T264_19"><text:s/></text:span><text:span text:style-name="T264_20">then</text:span><text:span text:style-name="T264_21"><text:s/></text:span><text:span text:style-name="T264_22">inherit</text:span><text:span text:style-name="T264_23"><text:s/></text:span><text:span text:style-name="T264_24">it</text:span><text:span text:style-name="T264_25"><text:s/></text:span><text:span text:style-name="T264_26">in</text:span><text:span text:style-name="T264_27"><text:s/></text:span><text:span text:style-name="T264_28">another</text:span><text:span text:style-name="T264_29"><text:s/></text:span><text:span text:style-name="T264_30">object</text:span><text:span text:style-name="T264_31">,<text:s/></text:span><text:span text:style-name="T264_32">without</text:span><text:span text:style-name="T264_33"><text:s/></text:span><text:span text:style-name="T264_34">having</text:span><text:span text:style-name="T264_35"><text:s/></text:span><text:span text:style-name="T264_36">to</text:span><text:span text:style-name="T264_37"><text:s/></text:span><text:span text:style-name="T264_38">rewrite</text:span><text:span text:style-name="T264_39"><text:s/></text:span><text:span text:style-name="T264_40">the</text:span><text:span text:style-name="T264_41"><text:s/></text:span><text:span text:style-name="T264_42">method</text:span><text:span text:style-name="T264_43"><text:s/></text:span><text:span text:style-name="T264_44">for</text:span><text:span text:style-name="T264_45"><text:s/></text:span><text:span text:style-name="T264_46">the</text:span><text:span text:style-name="T264_47"><text:s/></text:span><text:span text:style-name="T264_48">new</text:span><text:span text:style-name="T264_49"><text:s/></text:span><text:span text:style-name="T264_50">object</text:span><text:span text:style-name="T264_51">.</text:span></text:p>
      <text:p text:style-name="P265"><text:span text:style-name="T265_1">-<text:s/></text:span><text:span text:style-name="T265_2">call</text:span><text:span text:style-name="T265_3">()<text:s/></text:span><text:span text:style-name="T265_4">accepts</text:span><text:span text:style-name="T265_5"><text:s/></text:span><text:span text:style-name="T265_6">an</text:span><text:span text:style-name="T265_7"><text:s/></text:span><text:span text:style-name="T265_8">argument</text:span><text:span text:style-name="T265_9"><text:s/></text:span><text:span text:style-name="T265_10">list</text:span><text:span text:style-name="T265_11">,<text:s/></text:span><text:span text:style-name="T265_12">while</text:span><text:span text:style-name="T265_13"><text:s/></text:span><text:span text:style-name="T265_14">apply</text:span><text:span text:style-name="T265_15">()<text:s/></text:span><text:span text:style-name="T265_16">accepts</text:span><text:span text:style-name="T265_17"><text:s/></text:span><text:span text:style-name="T265_18">a</text:span><text:span text:style-name="T265_19"><text:s/></text:span><text:span text:style-name="T265_20">single</text:span><text:span text:style-name="T265_21"><text:s/></text:span><text:span text:style-name="T265_22">array</text:span><text:span text:style-name="T265_23"><text:s/></text:span><text:span text:style-name="T265_24">of</text:span><text:span text:style-name="T265_25"><text:s/></text:span><text:span text:style-name="T265_26">args</text:span><text:span text:style-name="T265_27">.</text:span></text:p>
      <text:p text:style-name="P266"><text:span text:style-name="T266_1">Example</text:span><text:span text:style-name="T266_2">:</text:span></text:p>
      <text:p text:style-name="P267"><text:span text:style-name="T267_1">//<text:s/></text:span><text:span text:style-name="T267_2">Use</text:span><text:span text:style-name="T267_3"><text:s/></text:span><text:span text:style-name="T267_4">call</text:span><text:span text:style-name="T267_5"><text:s/></text:span><text:span text:style-name="T267_6">and</text:span><text:span text:style-name="T267_7"><text:s/></text:span><text:span text:style-name="T267_8">apply</text:span><text:span text:style-name="T267_9"><text:s/></text:span><text:span text:style-name="T267_10">methods</text:span><text:span text:style-name="T267_11"><text:s/></text:span><text:span text:style-name="T267_12">to</text:span><text:span text:style-name="T267_13"><text:s/></text:span><text:span text:style-name="T267_14">resolve</text:span><text:span text:style-name="T267_15"><text:s/>'</text:span><text:span text:style-name="T267_16">this</text:span><text:span text:style-name="T267_17">'<text:s/></text:span><text:span text:style-name="T267_18">to</text:span><text:span text:style-name="T267_19"><text:s/></text:span><text:span text:style-name="T267_20">its</text:span><text:span text:style-name="T267_21"><text:s/></text:span><text:span text:style-name="T267_22">intended</text:span><text:span text:style-name="T267_23"><text:s/></text:span><text:span text:style-name="T267_24">scope</text:span><text:span text:style-name="T267_25"><text:s text:c="2"/></text:span></text:p>
      <text:p text:style-name="P268"><text:span text:style-name="T268_1">//<text:s/></text:span><text:span text:style-name="T268_2">Syntax</text:span><text:span text:style-name="T268_3">:<text:s/></text:span><text:span text:style-name="T268_4">function</text:span><text:span text:style-name="T268_5">.</text:span><text:span text:style-name="T268_6">apply</text:span><text:span text:style-name="T268_7">(</text:span><text:span text:style-name="T268_8">context</text:span><text:span text:style-name="T268_9">,[</text:span><text:span text:style-name="T268_10">args</text:span><text:span text:style-name="T268_11">]);</text:span></text:p>
      <text:p text:style-name="P269"><text:span text:style-name="T269_1">//<text:s text:c="9"/></text:span><text:span text:style-name="T269_2">function</text:span><text:span text:style-name="T269_3">.</text:span><text:span text:style-name="T269_4">call</text:span><text:span text:style-name="T269_5">(</text:span><text:span text:style-name="T269_6">context</text:span><text:span text:style-name="T269_7">,</text:span><text:span text:style-name="T269_8">args</text:span><text:span text:style-name="T269_9">);</text:span></text:p>
      <text:p text:style-name="P270"/>
      <text:p text:style-name="P271"><text:span text:style-name="T271_1">function</text:span><text:span text:style-name="T271_2"><text:s/></text:span><text:span text:style-name="T271_3">Point</text:span><text:span text:style-name="T271_4">(</text:span><text:span text:style-name="T271_5">x</text:span><text:span text:style-name="T271_6">,</text:span><text:span text:style-name="T271_7">y</text:span><text:span text:style-name="T271_8">)<text:s/>{</text:span></text:p>
      <text:p text:style-name="P272"><text:span text:style-name="T272_1"><text:s text:c="2"/></text:span><text:span text:style-name="T272_2">this</text:span><text:span text:style-name="T272_3">.</text:span><text:span text:style-name="T272_4">x</text:span><text:span text:style-name="T272_5"><text:s/>=<text:s/></text:span><text:span text:style-name="T272_6">x</text:span><text:span text:style-name="T272_7">;</text:span></text:p>
      <text:p text:style-name="P273"><text:span text:style-name="T273_1"><text:s text:c="2"/></text:span><text:span text:style-name="T273_2">this</text:span><text:span text:style-name="T273_3">.</text:span><text:span text:style-name="T273_4">y</text:span><text:span text:style-name="T273_5"><text:s/>=<text:s/></text:span><text:span text:style-name="T273_6">y</text:span><text:span text:style-name="T273_7">;</text:span></text:p>
      <text:p text:style-name="P274"><text:span text:style-name="T274_1">}</text:span></text:p>
      <text:p text:style-name="P275"/>
      <text:p text:style-name="P276"><text:span text:style-name="T276_1">Point</text:span><text:span text:style-name="T276_2">.</text:span><text:span text:style-name="T276_3">prototype</text:span><text:span text:style-name="T276_4"><text:s/>=<text:s/>{</text:span></text:p>
      <text:p text:style-name="P277"><text:span text:style-name="T277_1"><text:s text:c="2"/></text:span><text:span text:style-name="T277_2">move</text:span><text:span text:style-name="T277_3">:<text:s/></text:span><text:span text:style-name="T277_4">function</text:span><text:span text:style-name="T277_5">(</text:span><text:span text:style-name="T277_6">x</text:span><text:span text:style-name="T277_7">,</text:span><text:span text:style-name="T277_8">y</text:span><text:span text:style-name="T277_9">)<text:s/>{</text:span></text:p>
      <text:p text:style-name="P278"><text:span text:style-name="T278_1"><text:s text:c="4"/></text:span><text:span text:style-name="T278_2">this</text:span><text:span text:style-name="T278_3">.</text:span><text:span text:style-name="T278_4">x</text:span><text:span text:style-name="T278_5"><text:s/>+=<text:s/></text:span><text:span text:style-name="T278_6">x</text:span><text:span text:style-name="T278_7">;</text:span></text:p>
      <text:p text:style-name="P279"><text:span text:style-name="T279_1"><text:s text:c="4"/></text:span><text:span text:style-name="T279_2">this</text:span><text:span text:style-name="T279_3">.</text:span><text:span text:style-name="T279_4">y</text:span><text:span text:style-name="T279_5"><text:s/>+=<text:s/></text:span><text:span text:style-name="T279_6">y</text:span><text:span text:style-name="T279_7">;</text:span></text:p>
      <text:p text:style-name="P280"/>
      <text:p text:style-name="P281"><text:span text:style-name="T281_1"><text:s text:c="4"/></text:span><text:span text:style-name="T281_2">function</text:span><text:span text:style-name="T281_3"><text:s/></text:span><text:span text:style-name="T281_4">checkBounds</text:span><text:span text:style-name="T281_5">()<text:s/>{</text:span></text:p>
      <text:p text:style-name="P282"><text:span text:style-name="T282_1"><text:s text:c="6"/></text:span><text:span text:style-name="T282_2">if</text:span><text:span text:style-name="T282_3"><text:s/>(</text:span><text:span text:style-name="T282_4">this</text:span><text:span text:style-name="T282_5">.</text:span><text:span text:style-name="T282_6">x</text:span><text:span text:style-name="T282_7">&gt;100)<text:s/>{</text:span></text:p>
      <text:p text:style-name="P283"><text:span text:style-name="T283_1"><text:s text:c="8"/></text:span><text:span text:style-name="T283_2">console</text:span><text:span text:style-name="T283_3">.</text:span><text:span text:style-name="T283_4">log</text:span><text:span text:style-name="T283_5">("</text:span><text:span text:style-name="T283_6">this</text:span><text:span text:style-name="T283_7"><text:s/></text:span><text:span text:style-name="T283_8">will</text:span><text:span text:style-name="T283_9"><text:s/></text:span><text:span text:style-name="T283_10">get</text:span><text:span text:style-name="T283_11"><text:s/></text:span><text:span text:style-name="T283_12">executed</text:span><text:span text:style-name="T283_13">");</text:span></text:p>
      <text:p text:style-name="P284"><text:span text:style-name="T284_1"><text:s text:c="6"/>}</text:span></text:p>
      <text:p text:style-name="P285"><text:span text:style-name="T285_1"><text:s text:c="4"/>}</text:span></text:p>
      <text:p text:style-name="P286"><text:span text:style-name="T286_1"><text:s text:c="4"/>//<text:s/></text:span><text:span text:style-name="T286_2">here</text:span><text:span text:style-name="T286_3"><text:s/></text:span><text:span text:style-name="T286_4">this</text:span><text:span text:style-name="T286_5"><text:s/></text:span><text:span text:style-name="T286_6">refers</text:span><text:span text:style-name="T286_7"><text:s/></text:span><text:span text:style-name="T286_8">to</text:span><text:span text:style-name="T286_9"><text:s/></text:span><text:span text:style-name="T286_10">an</text:span><text:span text:style-name="T286_11"><text:s/></text:span><text:span text:style-name="T286_12">instance</text:span><text:span text:style-name="T286_13"><text:s/></text:span><text:span text:style-name="T286_14">of</text:span><text:span text:style-name="T286_15"><text:s/></text:span><text:span text:style-name="T286_16">Point</text:span></text:p>
      <text:p text:style-name="P287"><text:span text:style-name="T287_1"><text:s text:c="4"/></text:span><text:span text:style-name="T287_2">checkBounds</text:span><text:span text:style-name="T287_3">.</text:span><text:span text:style-name="T287_4">call</text:span><text:span text:style-name="T287_5">(</text:span><text:span text:style-name="T287_6">this</text:span><text:span text:style-name="T287_7">);</text:span></text:p>
      <text:p text:style-name="P288"><text:span text:style-name="T288_1"><text:s text:c="4"/>//<text:s/></text:span><text:span text:style-name="T288_2">checkBounds</text:span><text:span text:style-name="T288_3">.</text:span><text:span text:style-name="T288_4">apply</text:span><text:span text:style-name="T288_5">(</text:span><text:span text:style-name="T288_6">this</text:span><text:span text:style-name="T288_7">);</text:span></text:p>
      <text:p text:style-name="P289"><text:span text:style-name="T289_1"><text:s text:c="2"/>}</text:span></text:p>
      <text:p text:style-name="P290"><text:span text:style-name="T290_1">};</text:span></text:p>
      <text:p text:style-name="P291"><text:span text:style-name="T291_1">var</text:span><text:span text:style-name="T291_2"><text:s/></text:span><text:span text:style-name="T291_3">pt</text:span><text:span text:style-name="T291_4"><text:s/>=<text:s/></text:span><text:span text:style-name="T291_5">new</text:span><text:span text:style-name="T291_6"><text:s/></text:span><text:span text:style-name="T291_7">Point</text:span><text:span text:style-name="T291_8">(1,2);</text:span></text:p>
      <text:p text:style-name="P292"><text:span text:style-name="T292_1">pt</text:span><text:span text:style-name="T292_2">.</text:span><text:span text:style-name="T292_3">move</text:span><text:span text:style-name="T292_4">(105,100);</text:span></text:p>
      <text:p text:style-name="P293"/>
      <text:p text:style-name="P294"><text:span text:style-name="T294_1">Point</text:span><text:span text:style-name="T294_2">.</text:span><text:span text:style-name="T294_3">prototype</text:span><text:span text:style-name="T294_4"><text:s/>=<text:s/>{</text:span></text:p>
      <text:p text:style-name="P295"><text:span text:style-name="T295_1"><text:s text:c="2"/></text:span><text:span text:style-name="T295_2">move</text:span><text:span text:style-name="T295_3">:<text:s/></text:span><text:span text:style-name="T295_4">function</text:span><text:span text:style-name="T295_5">(</text:span><text:span text:style-name="T295_6">x</text:span><text:span text:style-name="T295_7">,</text:span><text:span text:style-name="T295_8">y</text:span><text:span text:style-name="T295_9">)<text:s/>{</text:span></text:p>
      <text:p text:style-name="P296"><text:span text:style-name="T296_1"><text:s text:c="4"/></text:span><text:span text:style-name="T296_2">this</text:span><text:span text:style-name="T296_3">.</text:span><text:span text:style-name="T296_4">x</text:span><text:span text:style-name="T296_5"><text:s/>+=<text:s/></text:span><text:span text:style-name="T296_6">x</text:span><text:span text:style-name="T296_7">;</text:span></text:p>
      <text:p text:style-name="P297"><text:span text:style-name="T297_1"><text:s text:c="4"/></text:span><text:span text:style-name="T297_2">this</text:span><text:span text:style-name="T297_3">.</text:span><text:span text:style-name="T297_4">y</text:span><text:span text:style-name="T297_5"><text:s/>+=<text:s/></text:span><text:span text:style-name="T297_6">y</text:span><text:span text:style-name="T297_7">;</text:span></text:p>
      <text:p text:style-name="P298"/>
      <text:p text:style-name="P299"><text:span text:style-name="T299_1"><text:s text:c="4"/></text:span><text:span text:style-name="T299_2">function</text:span><text:span text:style-name="T299_3"><text:s/></text:span><text:span text:style-name="T299_4">checkBounds</text:span><text:span text:style-name="T299_5">(</text:span><text:span text:style-name="T299_6">min</text:span><text:span text:style-name="T299_7">,</text:span><text:span text:style-name="T299_8">max</text:span><text:span text:style-name="T299_9">)<text:s/>{</text:span></text:p>
      <text:p text:style-name="P300"><text:span text:style-name="T300_1"><text:s text:c="6"/></text:span><text:span text:style-name="T300_2">if</text:span><text:span text:style-name="T300_3"><text:s/>(</text:span><text:span text:style-name="T300_4">this</text:span><text:span text:style-name="T300_5">.</text:span><text:span text:style-name="T300_6">x</text:span><text:span text:style-name="T300_7">&gt;</text:span><text:span text:style-name="T300_8">min</text:span><text:span text:style-name="T300_9"><text:s/>||<text:s/></text:span><text:span text:style-name="T300_10">this</text:span><text:span text:style-name="T300_11">.</text:span><text:span text:style-name="T300_12">x</text:span><text:span text:style-name="T300_13">&lt;</text:span><text:span text:style-name="T300_14">max</text:span><text:span text:style-name="T300_15">)<text:s/>{</text:span></text:p>
      <text:p text:style-name="P301"><text:span text:style-name="T301_1"><text:s text:c="8"/></text:span><text:span text:style-name="T301_2">console</text:span><text:span text:style-name="T301_3">.</text:span><text:span text:style-name="T301_4">log</text:span><text:span text:style-name="T301_5">("</text:span><text:span text:style-name="T301_6">this</text:span><text:span text:style-name="T301_7"><text:s/></text:span><text:span text:style-name="T301_8">will</text:span><text:span text:style-name="T301_9"><text:s/></text:span><text:span text:style-name="T301_10">get</text:span><text:span text:style-name="T301_11"><text:s/></text:span><text:span text:style-name="T301_12">executed</text:span><text:span text:style-name="T301_13"><text:s/></text:span><text:span text:style-name="T301_14">again</text:span><text:span text:style-name="T301_15">");</text:span></text:p>
      <text:p text:style-name="P302"><text:span text:style-name="T302_1"><text:s text:c="6"/>}</text:span></text:p>
      <text:p text:style-name="P303"><text:span text:style-name="T303_1"><text:s text:c="4"/>}</text:span></text:p>
      <text:p text:style-name="P304"><text:span text:style-name="T304_1"><text:s text:c="4"/>//<text:s/></text:span><text:span text:style-name="T304_2">here</text:span><text:span text:style-name="T304_3"><text:s/></text:span><text:span text:style-name="T304_4">this</text:span><text:span text:style-name="T304_5"><text:s/></text:span><text:span text:style-name="T304_6">refers</text:span><text:span text:style-name="T304_7"><text:s/></text:span><text:span text:style-name="T304_8">to</text:span><text:span text:style-name="T304_9"><text:s/></text:span><text:span text:style-name="T304_10">an</text:span><text:span text:style-name="T304_11"><text:s/></text:span><text:span text:style-name="T304_12">instance</text:span><text:span text:style-name="T304_13"><text:s/></text:span><text:span text:style-name="T304_14">of</text:span><text:span text:style-name="T304_15"><text:s/></text:span><text:span text:style-name="T304_16">Point</text:span></text:p>
      <text:p text:style-name="P305"><text:span text:style-name="T305_1"><text:s text:c="4"/></text:span><text:span text:style-name="T305_2">checkBounds</text:span><text:span text:style-name="T305_3">.</text:span><text:span text:style-name="T305_4">call</text:span><text:span text:style-name="T305_5">(</text:span><text:span text:style-name="T305_6">this</text:span><text:span text:style-name="T305_7">,0,100);</text:span></text:p>
      <text:p text:style-name="P306"><text:span text:style-name="T306_1"><text:s text:c="4"/></text:span><text:span text:style-name="T306_2">checkBounds</text:span><text:span text:style-name="T306_3">.</text:span><text:span text:style-name="T306_4">apply</text:span><text:span text:style-name="T306_5">(</text:span><text:span text:style-name="T306_6">this</text:span><text:span text:style-name="T306_7">,[0,100]);</text:span></text:p>
      <text:p text:style-name="P307"><text:span text:style-name="T307_1"><text:s text:c="2"/>}</text:span></text:p>
      <text:p text:style-name="P308"><text:span text:style-name="T308_1">};</text:span></text:p>
      <text:p text:style-name="P309"><text:span text:style-name="T309_1">var</text:span><text:span text:style-name="T309_2"><text:s/></text:span><text:span text:style-name="T309_3">pt</text:span><text:span text:style-name="T309_4">1<text:s/>=<text:s/></text:span><text:span text:style-name="T309_5">new</text:span><text:span text:style-name="T309_6"><text:s/></text:span><text:span text:style-name="T309_7">Point</text:span><text:span text:style-name="T309_8">(2,3);</text:span></text:p>
      <text:p text:style-name="P310"><text:span text:style-name="T310_1">pt</text:span><text:span text:style-name="T310_2">1.</text:span><text:span text:style-name="T310_3">move</text:span><text:span text:style-name="T310_4">(50,60);</text:span></text:p>
      <text:p text:style-name="P311"/>
      <text:p text:style-name="P312"><text:span text:style-name="T312_1">13.</text:span><text:span text:style-name="T312_2"><text:s/></text:span><text:span text:style-name="T312_3">Explain</text:span><text:span text:style-name="T312_4"><text:s/></text:span><text:span text:style-name="T312_5">Function</text:span><text:span text:style-name="T312_6">.</text:span><text:span text:style-name="T312_7">prototype</text:span><text:span text:style-name="T312_8">.</text:span><text:span text:style-name="T312_9">bind</text:span></text:p>
      <text:p text:style-name="P313"><text:span text:style-name="T313_1">It</text:span><text:span text:style-name="T313_2">'</text:span><text:span text:style-name="T313_3">s</text:span><text:span text:style-name="T313_4"><text:s/></text:span><text:span text:style-name="T313_5">a</text:span><text:span text:style-name="T313_6"><text:s/></text:span><text:span text:style-name="T313_7">function</text:span><text:span text:style-name="T313_8"><text:s/></text:span><text:span text:style-name="T313_9">that</text:span><text:span text:style-name="T313_10"><text:s/></text:span><text:span text:style-name="T313_11">allows</text:span><text:span text:style-name="T313_12"><text:s/></text:span><text:span text:style-name="T313_13">you</text:span><text:span text:style-name="T313_14"><text:s/></text:span><text:span text:style-name="T313_15">to</text:span><text:span text:style-name="T313_16"><text:s/></text:span><text:span text:style-name="T313_17">change</text:span><text:span text:style-name="T313_18"><text:s/></text:span><text:span text:style-name="T313_19">the</text:span><text:span text:style-name="T313_20"><text:s/></text:span><text:span text:style-name="T313_21">context</text:span><text:span text:style-name="T313_22"><text:s/></text:span><text:span text:style-name="T313_23">of</text:span><text:span text:style-name="T313_24"><text:s/></text:span><text:span text:style-name="T313_25">another</text:span><text:span text:style-name="T313_26"><text:s/></text:span><text:span text:style-name="T313_27">function</text:span><text:span text:style-name="T313_28">.<text:s/></text:span><text:span text:style-name="T313_29">Whatever</text:span><text:span text:style-name="T313_30"><text:s/></text:span><text:span text:style-name="T313_31">it</text:span><text:span text:style-name="T313_32">’</text:span><text:span text:style-name="T313_33">s</text:span><text:span text:style-name="T313_34"><text:s/></text:span><text:span text:style-name="T313_35">defined</text:span><text:span text:style-name="T313_36"><text:s/></text:span><text:span text:style-name="T313_37">as</text:span><text:span text:style-name="T313_38"><text:s/></text:span><text:span text:style-name="T313_39">thisArg</text:span><text:span text:style-name="T313_40"><text:s/></text:span><text:span text:style-name="T313_41">will</text:span><text:span text:style-name="T313_42"><text:s/></text:span><text:span text:style-name="T313_43">be</text:span><text:span text:style-name="T313_44"><text:s/></text:span><text:span text:style-name="T313_45">used</text:span><text:span text:style-name="T313_46"><text:s/></text:span><text:span text:style-name="T313_47">as</text:span><text:span text:style-name="T313_48"><text:s/></text:span><text:span text:style-name="T313_49">a</text:span><text:span text:style-name="T313_50"><text:s/></text:span><text:span text:style-name="T313_51">new</text:span><text:span text:style-name="T313_52"><text:s/></text:span><text:span text:style-name="T313_53">context</text:span><text:span text:style-name="T313_54"><text:s/></text:span><text:span text:style-name="T313_55">to</text:span><text:span text:style-name="T313_56"><text:s/></text:span><text:span text:style-name="T313_57">call</text:span><text:span text:style-name="T313_58"><text:s/></text:span><text:span text:style-name="T313_59">a</text:span><text:span text:style-name="T313_60"><text:s/></text:span><text:span text:style-name="T313_61">function</text:span><text:span text:style-name="T313_62"><text:s/></text:span><text:span text:style-name="T313_63">upon</text:span><text:span text:style-name="T313_64"><text:s/></text:span><text:span text:style-name="T313_65">it</text:span><text:span text:style-name="T313_66">.<text:s/></text:span></text:p>
      <text:p text:style-name="P314"><text:span text:style-name="T314_1">Function</text:span><text:span text:style-name="T314_2">.</text:span><text:span text:style-name="T314_3">prototype</text:span><text:span text:style-name="T314_4">.</text:span><text:span text:style-name="T314_5">bind</text:span><text:span text:style-name="T314_6">(</text:span><text:span text:style-name="T314_7">thisArg</text:span><text:span text:style-name="T314_8"><text:s/>[,</text:span><text:span text:style-name="T314_9">arg</text:span><text:span text:style-name="T314_10">1[,</text:span><text:span text:style-name="T314_11">arg</text:span><text:span text:style-name="T314_12">2,...]])</text:span></text:p>
      <text:p text:style-name="P315"><text:span text:style-name="T315_1">→<text:s/></text:span><text:span text:style-name="T315_2">it</text:span><text:span text:style-name="T315_3"><text:s/></text:span><text:span text:style-name="T315_4">takes</text:span><text:span text:style-name="T315_5"><text:s/></text:span><text:span text:style-name="T315_6">one</text:span><text:span text:style-name="T315_7"><text:s/></text:span><text:span text:style-name="T315_8">or</text:span><text:span text:style-name="T315_9"><text:s/></text:span><text:span text:style-name="T315_10">more</text:span><text:span text:style-name="T315_11"><text:s/></text:span><text:span text:style-name="T315_12">args</text:span><text:span text:style-name="T315_13"><text:s/></text:span><text:span text:style-name="T315_14">and</text:span><text:span text:style-name="T315_15"><text:s/></text:span><text:span text:style-name="T315_16">returns</text:span><text:span text:style-name="T315_17"><text:s/></text:span><text:span text:style-name="T315_18">a</text:span><text:span text:style-name="T315_19"><text:s/></text:span><text:span text:style-name="T315_20">new</text:span><text:span text:style-name="T315_21"><text:s/></text:span><text:span text:style-name="T315_22">function</text:span><text:span text:style-name="T315_23"><text:s/></text:span><text:span text:style-name="T315_24">object</text:span></text:p>
      <text:p text:style-name="P316"><text:span text:style-name="T316_1">→<text:s/></text:span><text:span text:style-name="T316_2">it</text:span><text:span text:style-name="T316_3"><text:s/></text:span><text:span text:style-name="T316_4">creates</text:span><text:span text:style-name="T316_5"><text:s/></text:span><text:span text:style-name="T316_6">a</text:span><text:span text:style-name="T316_7"><text:s/></text:span><text:span text:style-name="T316_8">new</text:span><text:span text:style-name="T316_9"><text:s/></text:span><text:span text:style-name="T316_10">function</text:span><text:span text:style-name="T316_11"><text:s/>(</text:span><text:span text:style-name="T316_12">a</text:span><text:span text:style-name="T316_13"><text:s/></text:span><text:span text:style-name="T316_14">bound</text:span><text:span text:style-name="T316_15"><text:s/></text:span><text:span text:style-name="T316_16">function</text:span><text:span text:style-name="T316_17">)<text:s/></text:span><text:span text:style-name="T316_18">with</text:span><text:span text:style-name="T316_19"><text:s/></text:span><text:span text:style-name="T316_20">the</text:span><text:span text:style-name="T316_21"><text:s/></text:span><text:span text:style-name="T316_22">same</text:span><text:span text:style-name="T316_23"><text:s/></text:span><text:span text:style-name="T316_24">function</text:span><text:span text:style-name="T316_25"><text:s/></text:span><text:span text:style-name="T316_26">body</text:span><text:span text:style-name="T316_27"><text:s/></text:span><text:span text:style-name="T316_28">as</text:span><text:span text:style-name="T316_29"><text:s/></text:span><text:span text:style-name="T316_30">the</text:span><text:span text:style-name="T316_31"><text:s/></text:span><text:span text:style-name="T316_32">function</text:span><text:span text:style-name="T316_33"><text:s/></text:span><text:span text:style-name="T316_34">it</text:span><text:span text:style-name="T316_35"><text:s/></text:span><text:span text:style-name="T316_36">is</text:span><text:span text:style-name="T316_37"><text:s/></text:span><text:span text:style-name="T316_38">being</text:span><text:span text:style-name="T316_39"><text:s/></text:span><text:span text:style-name="T316_40">called</text:span><text:span text:style-name="T316_41"><text:s/></text:span><text:span text:style-name="T316_42">on</text:span><text:span text:style-name="T316_43"><text:s/>(</text:span><text:span text:style-name="T316_44">the</text:span><text:span text:style-name="T316_45"><text:s/></text:span><text:span text:style-name="T316_46">bound</text:span><text:span text:style-name="T316_47"><text:s/></text:span><text:span text:style-name="T316_48">function</text:span><text:span text:style-name="T316_49">'</text:span><text:span text:style-name="T316_50">s</text:span><text:span text:style-name="T316_51"><text:s/></text:span><text:span text:style-name="T316_52">target</text:span><text:span text:style-name="T316_53"><text:s/></text:span><text:span text:style-name="T316_54">function</text:span><text:span text:style-name="T316_55">)<text:s/></text:span><text:span text:style-name="T316_56">with</text:span><text:span text:style-name="T316_57"><text:s/></text:span><text:span text:style-name="T316_58">this</text:span><text:span text:style-name="T316_59"><text:s/></text:span><text:span text:style-name="T316_60">value</text:span><text:span text:style-name="T316_61"><text:s/></text:span><text:span text:style-name="T316_62">bound</text:span><text:span text:style-name="T316_63"><text:s/></text:span><text:span text:style-name="T316_64">to</text:span><text:span text:style-name="T316_65"><text:s/></text:span><text:span text:style-name="T316_66">the</text:span><text:span text:style-name="T316_67"><text:s/></text:span><text:span text:style-name="T316_68">first</text:span><text:span text:style-name="T316_69"><text:s/></text:span><text:span text:style-name="T316_70">argument</text:span><text:span text:style-name="T316_71"><text:s/></text:span><text:span text:style-name="T316_72">of</text:span><text:span text:style-name="T316_73"><text:s/></text:span><text:span text:style-name="T316_74">bind</text:span><text:span text:style-name="T316_75">,<text:s/></text:span><text:span text:style-name="T316_76">which</text:span><text:span text:style-name="T316_77"><text:s/></text:span><text:span text:style-name="T316_78">cannot</text:span><text:span text:style-name="T316_79"><text:s/></text:span><text:span text:style-name="T316_80">be</text:span><text:span text:style-name="T316_81"><text:s/></text:span><text:span text:style-name="T316_82">overridden</text:span><text:span text:style-name="T316_83">.</text:span></text:p>
      <text:p text:style-name="P317"><text:span text:style-name="T317_1">NOTE</text:span><text:span text:style-name="T317_2">:<text:s/></text:span><text:span text:style-name="T317_3">Function</text:span><text:span text:style-name="T317_4"><text:s/></text:span><text:span text:style-name="T317_5">objects</text:span><text:span text:style-name="T317_6"><text:s/></text:span><text:span text:style-name="T317_7">created</text:span><text:span text:style-name="T317_8"><text:s/></text:span><text:span text:style-name="T317_9">using</text:span><text:span text:style-name="T317_10"><text:s/></text:span><text:span text:style-name="T317_11">Function</text:span><text:span text:style-name="T317_12">.</text:span><text:span text:style-name="T317_13">prototype</text:span><text:span text:style-name="T317_14">.</text:span><text:span text:style-name="T317_15">bind</text:span><text:span text:style-name="T317_16"><text:s/></text:span><text:span text:style-name="T317_17">do</text:span><text:span text:style-name="T317_18"><text:s/></text:span><text:span text:style-name="T317_19">not</text:span><text:span text:style-name="T317_20"><text:s/></text:span><text:span text:style-name="T317_21">have</text:span><text:span text:style-name="T317_22"><text:s/></text:span><text:span text:style-name="T317_23">a</text:span><text:span text:style-name="T317_24"><text:s/></text:span><text:span text:style-name="T317_25">prototype</text:span><text:span text:style-name="T317_26"><text:s/></text:span><text:span text:style-name="T317_27">property</text:span><text:span text:style-name="T317_28">.</text:span></text:p>
      <text:p text:style-name="P318"><text:span text:style-name="T318_1">→<text:s/></text:span><text:span text:style-name="T318_2">bind</text:span><text:span text:style-name="T318_3"><text:s/></text:span><text:span text:style-name="T318_4">returns</text:span><text:span text:style-name="T318_5"><text:s/></text:span><text:span text:style-name="T318_6">a</text:span><text:span text:style-name="T318_7"><text:s/></text:span><text:span text:style-name="T318_8">function</text:span><text:span text:style-name="T318_9"><text:s/></text:span><text:span text:style-name="T318_10">that</text:span><text:span text:style-name="T318_11"><text:s/></text:span><text:span text:style-name="T318_12">when</text:span><text:span text:style-name="T318_13"><text:s/></text:span><text:span text:style-name="T318_14">later</text:span><text:span text:style-name="T318_15"><text:s/></text:span><text:span text:style-name="T318_16">executed</text:span><text:span text:style-name="T318_17"><text:s/></text:span><text:span text:style-name="T318_18">will</text:span><text:span text:style-name="T318_19"><text:s/></text:span><text:span text:style-name="T318_20">have</text:span><text:span text:style-name="T318_21"><text:s/></text:span><text:span text:style-name="T318_22">the</text:span><text:span text:style-name="T318_23"><text:s/></text:span><text:span text:style-name="T318_24">correct</text:span><text:span text:style-name="T318_25"><text:s/></text:span><text:span text:style-name="T318_26">context</text:span><text:span text:style-name="T318_27"><text:s/></text:span><text:span text:style-name="T318_28">set</text:span><text:span text:style-name="T318_29">,<text:s/></text:span><text:span text:style-name="T318_30">while</text:span><text:span text:style-name="T318_31"><text:s/></text:span><text:span text:style-name="T318_32">apply</text:span><text:span text:style-name="T318_33">/</text:span><text:span text:style-name="T318_34">call</text:span><text:span text:style-name="T318_35"><text:s/></text:span><text:span text:style-name="T318_36">will</text:span><text:span text:style-name="T318_37"><text:s/></text:span><text:span text:style-name="T318_38">call</text:span><text:span text:style-name="T318_39"><text:s/></text:span><text:span text:style-name="T318_40">a</text:span><text:span text:style-name="T318_41"><text:s/></text:span><text:span text:style-name="T318_42">function</text:span><text:span text:style-name="T318_43"><text:s/></text:span><text:span text:style-name="T318_44">immediately</text:span><text:span text:style-name="T318_45"><text:s text:c="2"/></text:span></text:p>
      <text:p text:style-name="P319"/>
      <text:p text:style-name="P320"><text:span text:style-name="T320_1">Example</text:span><text:span text:style-name="T320_2">:</text:span></text:p>
      <text:p text:style-name="P321"><text:span text:style-name="T321_1">Create</text:span><text:span text:style-name="T321_2"><text:s/></text:span><text:span text:style-name="T321_3">a</text:span><text:span text:style-name="T321_4"><text:s/></text:span><text:span text:style-name="T321_5">bound</text:span><text:span text:style-name="T321_6"><text:s/></text:span><text:span text:style-name="T321_7">function</text:span><text:span text:style-name="T321_8">:<text:s/></text:span><text:span text:style-name="T321_9">no</text:span><text:span text:style-name="T321_10"><text:s/></text:span><text:span text:style-name="T321_11">matter</text:span><text:span text:style-name="T321_12"><text:s/></text:span><text:span text:style-name="T321_13">how</text:span><text:span text:style-name="T321_14"><text:s/></text:span><text:span text:style-name="T321_15">it</text:span><text:span text:style-name="T321_16"><text:s/></text:span><text:span text:style-name="T321_17">is</text:span><text:span text:style-name="T321_18"><text:s/></text:span><text:span text:style-name="T321_19">called</text:span><text:span text:style-name="T321_20">,<text:s/></text:span><text:span text:style-name="T321_21">it</text:span><text:span text:style-name="T321_22"><text:s/></text:span><text:span text:style-name="T321_23">is</text:span><text:span text:style-name="T321_24"><text:s/></text:span><text:span text:style-name="T321_25">called</text:span><text:span text:style-name="T321_26"><text:s/></text:span><text:span text:style-name="T321_27">with</text:span><text:span text:style-name="T321_28"><text:s/></text:span><text:span text:style-name="T321_29">a</text:span><text:span text:style-name="T321_30"><text:s/></text:span><text:span text:style-name="T321_31">particular</text:span><text:span text:style-name="T321_32"><text:s/></text:span><text:span text:style-name="T321_33">this</text:span><text:span text:style-name="T321_34"><text:s/></text:span><text:span text:style-name="T321_35">value</text:span><text:span text:style-name="T321_36">.<text:s/></text:span><text:span text:style-name="T321_37">Extract</text:span><text:span text:style-name="T321_38"><text:s/></text:span><text:span text:style-name="T321_39">a</text:span><text:span text:style-name="T321_40"><text:s/></text:span><text:span text:style-name="T321_41">function</text:span><text:span text:style-name="T321_42"><text:s/></text:span><text:span text:style-name="T321_43">from</text:span><text:span text:style-name="T321_44"><text:s/></text:span><text:span text:style-name="T321_45">an</text:span><text:span text:style-name="T321_46"><text:s/></text:span><text:span text:style-name="T321_47">object</text:span><text:span text:style-name="T321_48">,<text:s/></text:span><text:span text:style-name="T321_49">then</text:span><text:span text:style-name="T321_50"><text:s/></text:span><text:span text:style-name="T321_51">bind</text:span><text:span text:style-name="T321_52"><text:s/></text:span><text:span text:style-name="T321_53">it</text:span><text:span text:style-name="T321_54">.</text:span></text:p>
      <text:p text:style-name="P322"/>
      <text:p text:style-name="P323"><text:span text:style-name="T323_1">var</text:span><text:span text:style-name="T323_2"><text:s/></text:span><text:span text:style-name="T323_3">x</text:span><text:span text:style-name="T323_4"><text:s/>=<text:s/>9;</text:span></text:p>
      <text:p text:style-name="P324"><text:span text:style-name="T324_1">var</text:span><text:span text:style-name="T324_2"><text:s/></text:span><text:span text:style-name="T324_3">module</text:span><text:span text:style-name="T324_4"><text:s/>=<text:s/>{</text:span></text:p>
      <text:p text:style-name="P325"><text:span text:style-name="T325_1"><text:s text:c="2"/></text:span><text:span text:style-name="T325_2">x</text:span><text:span text:style-name="T325_3">:<text:s/>81,</text:span></text:p>
      <text:p text:style-name="P326"><text:span text:style-name="T326_1"><text:s text:c="2"/></text:span><text:span text:style-name="T326_2">getX</text:span><text:span text:style-name="T326_3">:<text:s/></text:span><text:span text:style-name="T326_4">function</text:span><text:span text:style-name="T326_5">()<text:s/>{</text:span></text:p>
      <text:p text:style-name="P327"><text:span text:style-name="T327_1"><text:s text:c="4"/></text:span><text:span text:style-name="T327_2">return</text:span><text:span text:style-name="T327_3"><text:s/></text:span><text:span text:style-name="T327_4">this</text:span><text:span text:style-name="T327_5">.</text:span><text:span text:style-name="T327_6">x</text:span><text:span text:style-name="T327_7">;</text:span></text:p>
      <text:p text:style-name="P328"><text:span text:style-name="T328_1"><text:s text:c="2"/>}</text:span></text:p>
      <text:p text:style-name="P329"><text:span text:style-name="T329_1">}</text:span></text:p>
      <text:p text:style-name="P330"><text:span text:style-name="T330_1">console</text:span><text:span text:style-name="T330_2">.</text:span><text:span text:style-name="T330_3">log</text:span><text:span text:style-name="T330_4">(</text:span><text:span text:style-name="T330_5">module</text:span><text:span text:style-name="T330_6">.</text:span><text:span text:style-name="T330_7">getX</text:span><text:span text:style-name="T330_8">());<text:s/>//81</text:span></text:p>
      <text:p text:style-name="P331"><text:span text:style-name="T331_1">var</text:span><text:span text:style-name="T331_2"><text:s/></text:span><text:span text:style-name="T331_3">getX</text:span><text:span text:style-name="T331_4"><text:s/>=<text:s/></text:span><text:span text:style-name="T331_5">module</text:span><text:span text:style-name="T331_6">.</text:span><text:span text:style-name="T331_7">getX</text:span><text:span text:style-name="T331_8">;</text:span></text:p>
      <text:p text:style-name="P332"><text:span text:style-name="T332_1">console</text:span><text:span text:style-name="T332_2">.</text:span><text:span text:style-name="T332_3">log</text:span><text:span text:style-name="T332_4">(</text:span><text:span text:style-name="T332_5">getX</text:span><text:span text:style-name="T332_6">());<text:s/>//<text:s/></text:span><text:span text:style-name="T332_7">undefined</text:span><text:span text:style-name="T332_8">,<text:s/>'</text:span><text:span text:style-name="T332_9">this</text:span><text:span text:style-name="T332_10">'<text:s/></text:span><text:span text:style-name="T332_11">refers</text:span><text:span text:style-name="T332_12"><text:s/></text:span><text:span text:style-name="T332_13">to</text:span><text:span text:style-name="T332_14"><text:s/></text:span><text:span text:style-name="T332_15">the</text:span><text:span text:style-name="T332_16"><text:s/></text:span><text:span text:style-name="T332_17">global</text:span><text:span text:style-name="T332_18">(</text:span><text:span text:style-name="T332_19">window</text:span><text:span text:style-name="T332_20">)<text:s/></text:span><text:span text:style-name="T332_21">object</text:span></text:p>
      <text:p text:style-name="P333"/>
      <text:p text:style-name="P334"><text:span text:style-name="T334_1">var</text:span><text:span text:style-name="T334_2"><text:s/></text:span><text:span text:style-name="T334_3">boundgetX</text:span><text:span text:style-name="T334_4"><text:s/>=<text:s/></text:span><text:span text:style-name="T334_5">getX</text:span><text:span text:style-name="T334_6">.</text:span><text:span text:style-name="T334_7">bind</text:span><text:span text:style-name="T334_8">(</text:span><text:span text:style-name="T334_9">module</text:span><text:span text:style-name="T334_10">);</text:span></text:p>
      <text:p text:style-name="P335"><text:span text:style-name="T335_1">console</text:span><text:span text:style-name="T335_2">.</text:span><text:span text:style-name="T335_3">log</text:span><text:span text:style-name="T335_4">(</text:span><text:span text:style-name="T335_5">boundgetX</text:span><text:span text:style-name="T335_6">());<text:s/>//<text:s/>81</text:span></text:p>
      <text:p text:style-name="P336"/>
      <text:p text:style-name="P337"><text:span text:style-name="T337_1">14.</text:span><text:span text:style-name="T337_2"><text:s/></text:span><text:span text:style-name="T337_3">When</text:span><text:span text:style-name="T337_4"><text:s/></text:span><text:span text:style-name="T337_5">do</text:span><text:span text:style-name="T337_6"><text:s/></text:span><text:span text:style-name="T337_7">you</text:span><text:span text:style-name="T337_8"><text:s/></text:span><text:span text:style-name="T337_9">optimize</text:span><text:span text:style-name="T337_10"><text:s/></text:span><text:span text:style-name="T337_11">your</text:span><text:span text:style-name="T337_12"><text:s/></text:span><text:span text:style-name="T337_13">code</text:span><text:span text:style-name="T337_14">?</text:span></text:p>
      <text:p text:style-name="P338"><text:span text:style-name="T338_1">Code</text:span><text:span text:style-name="T338_2"><text:s/></text:span><text:span text:style-name="T338_3">optimization</text:span><text:span text:style-name="T338_4">:</text:span></text:p>
      <text:p text:style-name="P339"><text:span text:style-name="T339_1">→<text:s/></text:span><text:span text:style-name="T339_2">strings</text:span><text:span text:style-name="T339_3">:<text:s/></text:span><text:span text:style-name="T339_4">in</text:span><text:span text:style-name="T339_5"><text:s/></text:span><text:span text:style-name="T339_6">IE</text:span><text:span text:style-name="T339_7">6<text:s/>&amp;<text:s/>7<text:s/></text:span><text:span text:style-name="T339_8">concatenation</text:span><text:span text:style-name="T339_9"><text:s/></text:span><text:span text:style-name="T339_10">causes</text:span><text:span text:style-name="T339_11"><text:s/></text:span><text:span text:style-name="T339_12">major</text:span><text:span text:style-name="T339_13"><text:s/></text:span><text:span text:style-name="T339_14">problem</text:span><text:span text:style-name="T339_15"><text:s/></text:span><text:span text:style-name="T339_16">with</text:span><text:span text:style-name="T339_17"><text:s/></text:span><text:span text:style-name="T339_18">garbage</text:span><text:span text:style-name="T339_19"><text:s/></text:span><text:span text:style-name="T339_20">collection</text:span><text:span text:style-name="T339_21"><text:s/></text:span><text:span text:style-name="T339_22">performance</text:span><text:span text:style-name="T339_23">.<text:s/></text:span><text:span text:style-name="T339_24">In</text:span><text:span text:style-name="T339_25"><text:s/></text:span><text:span text:style-name="T339_26">IE</text:span><text:span text:style-name="T339_27">8<text:s/></text:span><text:span text:style-name="T339_28">and</text:span><text:span text:style-name="T339_29"><text:s/></text:span><text:span text:style-name="T339_30">Chrome</text:span><text:span text:style-name="T339_31"><text:s/></text:span><text:span text:style-name="T339_32">more</text:span><text:span text:style-name="T339_33"><text:s/></text:span><text:span text:style-name="T339_34">efficient</text:span><text:span text:style-name="T339_35">.</text:span></text:p>
      <text:p text:style-name="P340"><text:span text:style-name="T340_1">→<text:s/></text:span><text:span text:style-name="T340_2">build</text:span><text:span text:style-name="T340_3"><text:s/></text:span><text:span text:style-name="T340_4">up</text:span><text:span text:style-name="T340_5"><text:s/></text:span><text:span text:style-name="T340_6">long</text:span><text:span text:style-name="T340_7"><text:s/></text:span><text:span text:style-name="T340_8">strings</text:span><text:span text:style-name="T340_9"><text:s/></text:span><text:span text:style-name="T340_10">by</text:span><text:span text:style-name="T340_11"><text:s/></text:span><text:span text:style-name="T340_12">passing</text:span><text:span text:style-name="T340_13"><text:s/></text:span><text:span text:style-name="T340_14">string</text:span><text:span text:style-name="T340_15"><text:s/></text:span><text:span text:style-name="T340_16">builders</text:span></text:p>
      <text:p text:style-name="P341"><text:span text:style-name="T341_1">→<text:s/></text:span><text:span text:style-name="T341_2">defining</text:span><text:span text:style-name="T341_3"><text:s/></text:span><text:span text:style-name="T341_4">class</text:span><text:span text:style-name="T341_5"><text:s/></text:span><text:span text:style-name="T341_6">methods</text:span><text:span text:style-name="T341_7">:<text:s/></text:span><text:span text:style-name="T341_8">don</text:span><text:span text:style-name="T341_9">'</text:span><text:span text:style-name="T341_10">t</text:span><text:span text:style-name="T341_11"><text:s/></text:span><text:span text:style-name="T341_12">do</text:span><text:span text:style-name="T341_13"><text:s/></text:span><text:span text:style-name="T341_14">it</text:span><text:span text:style-name="T341_15"><text:s/></text:span><text:span text:style-name="T341_16">in</text:span><text:span text:style-name="T341_17"><text:s/></text:span><text:span text:style-name="T341_18">the</text:span><text:span text:style-name="T341_19"><text:s/></text:span><text:span text:style-name="T341_20">constructor</text:span><text:span text:style-name="T341_21"><text:s/></text:span><text:span text:style-name="T341_22">function</text:span><text:span text:style-name="T341_23">,<text:s/></text:span><text:span text:style-name="T341_24">do</text:span><text:span text:style-name="T341_25"><text:s/></text:span><text:span text:style-name="T341_26">it</text:span><text:span text:style-name="T341_27"><text:s/></text:span><text:span text:style-name="T341_28">this</text:span><text:span text:style-name="T341_29"><text:s/></text:span><text:span text:style-name="T341_30">way</text:span></text:p>
      <text:p text:style-name="P342"><text:span text:style-name="T342_1">baz</text:span><text:span text:style-name="T342_2">.</text:span><text:span text:style-name="T342_3">Bar</text:span><text:span text:style-name="T342_4"><text:s/>=<text:s/></text:span><text:span text:style-name="T342_5">function</text:span><text:span text:style-name="T342_6">()<text:s/>{</text:span></text:p>
      <text:p text:style-name="P343"><text:span text:style-name="T343_1"><text:tab/>//<text:s/></text:span><text:span text:style-name="T343_2">constructor</text:span><text:span text:style-name="T343_3"><text:s/></text:span><text:span text:style-name="T343_4">body</text:span></text:p>
      <text:p text:style-name="P344"><text:span text:style-name="T344_1">};</text:span></text:p>
      <text:p text:style-name="P345"><text:span text:style-name="T345_1">baz</text:span><text:span text:style-name="T345_2">.</text:span><text:span text:style-name="T345_3">Bar</text:span><text:span text:style-name="T345_4">.</text:span><text:span text:style-name="T345_5">prototype</text:span><text:span text:style-name="T345_6">.</text:span><text:span text:style-name="T345_7">foo</text:span><text:span text:style-name="T345_8"><text:s/>=<text:s/></text:span><text:span text:style-name="T345_9">function</text:span><text:span text:style-name="T345_10">()<text:s/>{</text:span></text:p>
      <text:p text:style-name="P346"><text:span text:style-name="T346_1">//<text:s/></text:span><text:span text:style-name="T346_2">method</text:span><text:span text:style-name="T346_3"><text:s/></text:span><text:span text:style-name="T346_4">body</text:span></text:p>
      <text:p text:style-name="P347"><text:span text:style-name="T347_1">};</text:span></text:p>
      <text:p text:style-name="P348"><text:span text:style-name="T348_1">NOTE</text:span><text:span text:style-name="T348_2">:<text:s/></text:span><text:span text:style-name="T348_3">now</text:span><text:span text:style-name="T348_4"><text:s/></text:span><text:span text:style-name="T348_5">when</text:span><text:span text:style-name="T348_6"><text:s/></text:span><text:span text:style-name="T348_7">you</text:span><text:span text:style-name="T348_8"><text:s/></text:span><text:span text:style-name="T348_9">create</text:span><text:span text:style-name="T348_10"><text:s/>10000<text:s/></text:span><text:span text:style-name="T348_11">instances</text:span><text:span text:style-name="T348_12"><text:s/></text:span><text:span text:style-name="T348_13">of</text:span><text:span text:style-name="T348_14"><text:s/></text:span><text:span text:style-name="T348_15">baz</text:span><text:span text:style-name="T348_16">.</text:span><text:span text:style-name="T348_17">Bar</text:span><text:span text:style-name="T348_18"><text:s/></text:span><text:span text:style-name="T348_19">objects</text:span><text:span text:style-name="T348_20"><text:s/></text:span><text:span text:style-name="T348_21">only</text:span><text:span text:style-name="T348_22"><text:s/></text:span><text:span text:style-name="T348_23">a</text:span><text:span text:style-name="T348_24"><text:s/></text:span><text:span text:style-name="T348_25">single</text:span><text:span text:style-name="T348_26"><text:s/></text:span><text:span text:style-name="T348_27">function</text:span><text:span text:style-name="T348_28"><text:s/></text:span><text:span text:style-name="T348_29">is</text:span><text:span text:style-name="T348_30"><text:s/></text:span><text:span text:style-name="T348_31">ever</text:span><text:span text:style-name="T348_32"><text:s/></text:span><text:span text:style-name="T348_33">created</text:span><text:span text:style-name="T348_34"><text:s/></text:span><text:span text:style-name="T348_35">for</text:span><text:span text:style-name="T348_36"><text:s/></text:span><text:span text:style-name="T348_37">foo</text:span><text:span text:style-name="T348_38"><text:s/>(</text:span><text:span text:style-name="T348_39">and</text:span><text:span text:style-name="T348_40"><text:s/></text:span><text:span text:style-name="T348_41">no</text:span><text:span text:style-name="T348_42"><text:s/></text:span><text:span text:style-name="T348_43">closures</text:span><text:span text:style-name="T348_44">).</text:span></text:p>
      <text:p text:style-name="P349"/>
      <text:p text:style-name="P350"><text:span text:style-name="T350_1">→<text:s/></text:span><text:span text:style-name="T350_2">place</text:span><text:span text:style-name="T350_3"><text:s/></text:span><text:span text:style-name="T350_4">instance</text:span><text:span text:style-name="T350_5"><text:s/></text:span><text:span text:style-name="T350_6">variable</text:span><text:span text:style-name="T350_7"><text:s/></text:span><text:span text:style-name="T350_8">declaration</text:span><text:span text:style-name="T350_9">/</text:span><text:span text:style-name="T350_10">initialization</text:span><text:span text:style-name="T350_11"><text:s/></text:span><text:span text:style-name="T350_12">on</text:span><text:span text:style-name="T350_13"><text:s/></text:span><text:span text:style-name="T350_14">the</text:span><text:span text:style-name="T350_15"><text:s/></text:span><text:span text:style-name="T350_16">PROTOTYPE</text:span><text:span text:style-name="T350_17"><text:s/></text:span><text:span text:style-name="T350_18">for</text:span><text:span text:style-name="T350_19"><text:s/></text:span><text:span text:style-name="T350_20">instance</text:span><text:span text:style-name="T350_21"><text:s/></text:span><text:span text:style-name="T350_22">variable</text:span><text:span text:style-name="T350_23"><text:s/></text:span><text:span text:style-name="T350_24">with</text:span><text:span text:style-name="T350_25"><text:s/></text:span><text:span text:style-name="T350_26">value</text:span><text:span text:style-name="T350_27"><text:s/></text:span><text:span text:style-name="T350_28">type</text:span><text:span text:style-name="T350_29"><text:s/></text:span><text:span text:style-name="T350_30">init</text:span><text:span text:style-name="T350_31"><text:s/></text:span><text:span text:style-name="T350_32">values</text:span></text:p>
      <text:p text:style-name="P351"><text:span text:style-name="T351_1">foo</text:span><text:span text:style-name="T351_2">.</text:span><text:span text:style-name="T351_3">Bar</text:span><text:span text:style-name="T351_4"><text:s/>=<text:s/></text:span><text:span text:style-name="T351_5">function</text:span><text:span text:style-name="T351_6">()<text:s/>{</text:span></text:p>
      <text:p text:style-name="P352"><text:span text:style-name="T352_1">this</text:span><text:span text:style-name="T352_2">.</text:span><text:span text:style-name="T352_3">prop</text:span><text:span text:style-name="T352_4">3<text:s/>=<text:s/>[];</text:span></text:p>
      <text:p text:style-name="P353"><text:span text:style-name="T353_1">}</text:span></text:p>
      <text:p text:style-name="P354"><text:span text:style-name="T354_1">foo</text:span><text:span text:style-name="T354_2">.</text:span><text:span text:style-name="T354_3">prototype</text:span><text:span text:style-name="T354_4">.</text:span><text:span text:style-name="T354_5">prop</text:span><text:span text:style-name="T354_6">1<text:s/>=<text:s/>4;</text:span></text:p>
      <text:p text:style-name="P355"><text:span text:style-name="T355_1">foo</text:span><text:span text:style-name="T355_2">.</text:span><text:span text:style-name="T355_3">prototype</text:span><text:span text:style-name="T355_4">.</text:span><text:span text:style-name="T355_5">prop</text:span><text:span text:style-name="T355_6">2<text:s/>=<text:s/></text:span><text:span text:style-name="T355_7">true</text:span><text:span text:style-name="T355_8">;</text:span></text:p>
      <text:p text:style-name="P356"><text:span text:style-name="T356_1">foo</text:span><text:span text:style-name="T356_2">.</text:span><text:span text:style-name="T356_3">prototype</text:span><text:span text:style-name="T356_4">.</text:span><text:span text:style-name="T356_5">prop</text:span><text:span text:style-name="T356_6">4<text:s/>=<text:s/>“</text:span><text:span text:style-name="T356_7">blah</text:span><text:span text:style-name="T356_8">”;</text:span></text:p>
      <text:p text:style-name="P357"/>
      <text:p text:style-name="P358"><text:span text:style-name="T358_1">→<text:s/></text:span><text:span text:style-name="T358_2">avoid</text:span><text:span text:style-name="T358_3"><text:s/></text:span><text:span text:style-name="T358_4">pitfalls</text:span><text:span text:style-name="T358_5"><text:s/></text:span><text:span text:style-name="T358_6">with</text:span><text:span text:style-name="T358_7"><text:s/></text:span><text:span text:style-name="T358_8">closures</text:span><text:span text:style-name="T358_9">:<text:s/></text:span><text:span text:style-name="T358_10">most</text:span><text:span text:style-name="T358_11"><text:s/></text:span><text:span text:style-name="T358_12">common</text:span><text:span text:style-name="T358_13"><text:s/></text:span><text:span text:style-name="T358_14">source</text:span><text:span text:style-name="T358_15"><text:s/></text:span><text:span text:style-name="T358_16">of</text:span><text:span text:style-name="T358_17"><text:s/></text:span><text:span text:style-name="T358_18">memory</text:span><text:span text:style-name="T358_19"><text:s/></text:span><text:span text:style-name="T358_20">leak</text:span><text:span text:style-name="T358_21"><text:s/></text:span><text:span text:style-name="T358_22">and</text:span><text:span text:style-name="T358_23"><text:s/></text:span><text:span text:style-name="T358_24">creating</text:span><text:span text:style-name="T358_25"><text:s/></text:span><text:span text:style-name="T358_26">closure</text:span><text:span text:style-name="T358_27"><text:s/></text:span><text:span text:style-name="T358_28">significantly</text:span><text:span text:style-name="T358_29"><text:s/></text:span><text:span text:style-name="T358_30">slower</text:span><text:span text:style-name="T358_31"><text:s/></text:span><text:span text:style-name="T358_32">than</text:span><text:span text:style-name="T358_33"><text:s/></text:span><text:span text:style-name="T358_34">creating</text:span><text:span text:style-name="T358_35"><text:s/></text:span><text:span text:style-name="T358_36">inner</text:span><text:span text:style-name="T358_37"><text:s/></text:span><text:span text:style-name="T358_38">function</text:span><text:span text:style-name="T358_39"><text:s/></text:span><text:span text:style-name="T358_40">without</text:span><text:span text:style-name="T358_41"><text:s/></text:span><text:span text:style-name="T358_42">a</text:span><text:span text:style-name="T358_43"><text:s/></text:span><text:span text:style-name="T358_44">closure</text:span><text:span text:style-name="T358_45">.</text:span></text:p>
      <text:p text:style-name="P359"/>
      <text:p text:style-name="P360"><text:span text:style-name="T360_1">15.</text:span><text:span text:style-name="T360_2"><text:s/></text:span><text:span text:style-name="T360_3">Can</text:span><text:span text:style-name="T360_4"><text:s/></text:span><text:span text:style-name="T360_5">you</text:span><text:span text:style-name="T360_6"><text:s/></text:span><text:span text:style-name="T360_7">explain</text:span><text:span text:style-name="T360_8"><text:s/></text:span><text:span text:style-name="T360_9">how</text:span><text:span text:style-name="T360_10"><text:s/></text:span><text:span text:style-name="T360_11">inheritance</text:span><text:span text:style-name="T360_12"><text:s/></text:span><text:span text:style-name="T360_13">works</text:span><text:span text:style-name="T360_14"><text:s/></text:span><text:span text:style-name="T360_15">in</text:span><text:span text:style-name="T360_16"><text:s/></text:span><text:span text:style-name="T360_17">JS</text:span><text:span text:style-name="T360_18">?<text:s/>(</text:span><text:span text:style-name="T360_19">prototypal</text:span><text:span text:style-name="T360_20"><text:s/></text:span><text:span text:style-name="T360_21">inheritance</text:span><text:span text:style-name="T360_22">)</text:span></text:p>
      <text:p text:style-name="P361"><text:span text:style-name="T361_1">O</text:span><text:span text:style-name="T361_2">bject</text:span><text:span text:style-name="T361_3"><text:s/></text:span><text:span text:style-name="T361_4">prototypes</text:span><text:span text:style-name="T361_5">:</text:span></text:p>
      <text:p text:style-name="P362"><text:span text:style-name="T362_1">→<text:s/></text:span><text:span text:style-name="T362_2">object</text:span><text:span text:style-name="T362_3"><text:s/></text:span><text:span text:style-name="T362_4">prototype</text:span><text:span text:style-name="T362_5"><text:s/></text:span><text:span text:style-name="T362_6">is</text:span><text:span text:style-name="T362_7"><text:s/></text:span><text:span text:style-name="T362_8">JS</text:span><text:span text:style-name="T362_9"><text:s/></text:span><text:span text:style-name="T362_10">way</text:span><text:span text:style-name="T362_11"><text:s/></text:span><text:span text:style-name="T362_12">of</text:span><text:span text:style-name="T362_13"><text:s/></text:span><text:span text:style-name="T362_14">sharing</text:span><text:span text:style-name="T362_15"><text:s/></text:span><text:span text:style-name="T362_16">implementation</text:span><text:span text:style-name="T362_17"><text:s/></text:span><text:span text:style-name="T362_18">across</text:span><text:span text:style-name="T362_19"><text:s/></text:span><text:span text:style-name="T362_20">similar</text:span><text:span text:style-name="T362_21"><text:s/></text:span><text:span text:style-name="T362_22">objects</text:span></text:p>
      <text:p text:style-name="P363"><text:span text:style-name="T363_1">→<text:s/></text:span><text:span text:style-name="T363_2">prototype</text:span><text:span text:style-name="T363_3"><text:s/></text:span><text:span text:style-name="T363_4">based</text:span><text:span text:style-name="T363_5"><text:s/></text:span><text:span text:style-name="T363_6">system</text:span><text:span text:style-name="T363_7"><text:s/>→<text:s/></text:span><text:span text:style-name="T363_8">no</text:span><text:span text:style-name="T363_9"><text:s/></text:span><text:span text:style-name="T363_10">classes</text:span><text:span text:style-name="T363_11">,<text:s/></text:span><text:span text:style-name="T363_12">all</text:span><text:span text:style-name="T363_13"><text:s/></text:span><text:span text:style-name="T363_14">objects</text:span><text:span text:style-name="T363_15"><text:s/></text:span><text:span text:style-name="T363_16">are</text:span><text:span text:style-name="T363_17"><text:s/></text:span><text:span text:style-name="T363_18">created</text:span><text:span text:style-name="T363_19"><text:s/></text:span><text:span text:style-name="T363_20">by</text:span><text:span text:style-name="T363_21"><text:s/></text:span><text:span text:style-name="T363_22">adding</text:span><text:span text:style-name="T363_23"><text:s/></text:span><text:span text:style-name="T363_24">properties</text:span><text:span text:style-name="T363_25"><text:s/></text:span><text:span text:style-name="T363_26">and</text:span><text:span text:style-name="T363_27"><text:s/></text:span><text:span text:style-name="T363_28">methods</text:span><text:span text:style-name="T363_29"><text:s/></text:span><text:span text:style-name="T363_30">to</text:span><text:span text:style-name="T363_31"><text:s/></text:span><text:span text:style-name="T363_32">an</text:span><text:span text:style-name="T363_33"><text:s/></text:span><text:span text:style-name="T363_34">empty</text:span><text:span text:style-name="T363_35"><text:s/></text:span><text:span text:style-name="T363_36">object</text:span><text:span text:style-name="T363_37"><text:s/></text:span><text:span text:style-name="T363_38">or</text:span><text:span text:style-name="T363_39"><text:s/></text:span><text:span text:style-name="T363_40">by</text:span><text:span text:style-name="T363_41"><text:s/></text:span><text:span text:style-name="T363_42">cloning</text:span><text:span text:style-name="T363_43"><text:s/></text:span><text:span text:style-name="T363_44">an</text:span><text:span text:style-name="T363_45"><text:s/></text:span><text:span text:style-name="T363_46">existing</text:span><text:span text:style-name="T363_47"><text:s/></text:span><text:span text:style-name="T363_48">one</text:span><text:span text:style-name="T363_49">.</text:span></text:p>
      <text:p text:style-name="P364"><text:span text:style-name="T364_1">→<text:s/></text:span><text:span text:style-name="T364_2">prototypes</text:span><text:span text:style-name="T364_3"><text:s/></text:span><text:span text:style-name="T364_4">are</text:span><text:span text:style-name="T364_5"><text:s/></text:span><text:span text:style-name="T364_6">implemented</text:span><text:span text:style-name="T364_7"><text:s/></text:span><text:span text:style-name="T364_8">using</text:span><text:span text:style-name="T364_9"><text:s/></text:span><text:span text:style-name="T364_10">the</text:span><text:span text:style-name="T364_11"><text:s/></text:span><text:span text:style-name="T364_12">prototype</text:span><text:span text:style-name="T364_13"><text:s/></text:span><text:span text:style-name="T364_14">property</text:span><text:span text:style-name="T364_15"><text:s/></text:span><text:span text:style-name="T364_16">of</text:span><text:span text:style-name="T364_17"><text:s/></text:span><text:span text:style-name="T364_18">construction</text:span><text:span text:style-name="T364_19"><text:s/></text:span><text:span text:style-name="T364_20">function</text:span><text:span text:style-name="T364_21"><text:s/>→<text:s/></text:span><text:span text:style-name="T364_22">any</text:span><text:span text:style-name="T364_23"><text:s/></text:span><text:span text:style-name="T364_24">property</text:span><text:span text:style-name="T364_25"><text:s/></text:span><text:span text:style-name="T364_26">or</text:span><text:span text:style-name="T364_27"><text:s/></text:span><text:span text:style-name="T364_28">method</text:span><text:span text:style-name="T364_29"><text:s/></text:span><text:span text:style-name="T364_30">that</text:span><text:span text:style-name="T364_31">'</text:span><text:span text:style-name="T364_32">s</text:span><text:span text:style-name="T364_33"><text:s/></text:span><text:span text:style-name="T364_34">added</text:span><text:span text:style-name="T364_35"><text:s/></text:span><text:span text:style-name="T364_36">to</text:span><text:span text:style-name="T364_37"><text:s/></text:span><text:span text:style-name="T364_38">constructor</text:span><text:span text:style-name="T364_39"><text:s/></text:span><text:span text:style-name="T364_40">prototype</text:span><text:span text:style-name="T364_41"><text:s/></text:span><text:span text:style-name="T364_42">becomes</text:span><text:span text:style-name="T364_43"><text:s/></text:span><text:span text:style-name="T364_44">a</text:span><text:span text:style-name="T364_45"><text:s/></text:span><text:span text:style-name="T364_46">part</text:span><text:span text:style-name="T364_47"><text:s/></text:span><text:span text:style-name="T364_48">of</text:span><text:span text:style-name="T364_49"><text:s/></text:span><text:span text:style-name="T364_50">every</text:span><text:span text:style-name="T364_51"><text:s/></text:span><text:span text:style-name="T364_52">object</text:span><text:span text:style-name="T364_53"><text:s/></text:span><text:span text:style-name="T364_54">created</text:span><text:span text:style-name="T364_55"><text:s/></text:span><text:span text:style-name="T364_56">by</text:span><text:span text:style-name="T364_57"><text:s/></text:span><text:span text:style-name="T364_58">that</text:span><text:span text:style-name="T364_59"><text:s/></text:span><text:span text:style-name="T364_60">function</text:span></text:p>
      <text:p text:style-name="P365"><text:span text:style-name="T365_1">→<text:s/></text:span><text:span text:style-name="T365_2">prototype</text:span><text:span text:style-name="T365_3"><text:s/></text:span><text:span text:style-name="T365_4">is</text:span><text:span text:style-name="T365_5"><text:s/></text:span><text:span text:style-name="T365_6">a</text:span><text:span text:style-name="T365_7"><text:s/></text:span><text:span text:style-name="T365_8">template</text:span><text:span text:style-name="T365_9"><text:s/></text:span><text:span text:style-name="T365_10">for</text:span><text:span text:style-name="T365_11"><text:s/></text:span><text:span text:style-name="T365_12">objects</text:span><text:span text:style-name="T365_13"><text:s/></text:span><text:span text:style-name="T365_14">created</text:span><text:span text:style-name="T365_15"><text:s/></text:span><text:span text:style-name="T365_16">by</text:span><text:span text:style-name="T365_17"><text:s/></text:span><text:span text:style-name="T365_18">constructor</text:span><text:span text:style-name="T365_19">.<text:s/></text:span><text:span text:style-name="T365_20">It</text:span><text:span text:style-name="T365_21"><text:s/></text:span><text:span text:style-name="T365_22">contains</text:span><text:span text:style-name="T365_23"><text:s/></text:span><text:span text:style-name="T365_24">things</text:span><text:span text:style-name="T365_25"><text:s/></text:span><text:span text:style-name="T365_26">that</text:span><text:span text:style-name="T365_27"><text:s/></text:span><text:span text:style-name="T365_28">should</text:span><text:span text:style-name="T365_29"><text:s/></text:span><text:span text:style-name="T365_30">be</text:span><text:span text:style-name="T365_31"><text:s/></text:span><text:span text:style-name="T365_32">the</text:span><text:span text:style-name="T365_33"><text:s/></text:span><text:span text:style-name="T365_34">same</text:span><text:span text:style-name="T365_35"><text:s/></text:span><text:span text:style-name="T365_36">among</text:span><text:span text:style-name="T365_37"><text:s/></text:span><text:span text:style-name="T365_38">all</text:span><text:span text:style-name="T365_39"><text:s/></text:span><text:span text:style-name="T365_40">objects</text:span><text:span text:style-name="T365_41"><text:s/></text:span><text:span text:style-name="T365_42">created</text:span><text:span text:style-name="T365_43"><text:s/></text:span><text:span text:style-name="T365_44">by</text:span><text:span text:style-name="T365_45"><text:s/></text:span><text:span text:style-name="T365_46">constructor</text:span></text:p>
      <text:p text:style-name="P366"/>
      <text:p text:style-name="P367"><text:span text:style-name="T367_1">→<text:s/></text:span><text:span text:style-name="T367_2">JS</text:span><text:span text:style-name="T367_3"><text:s/></text:span><text:span text:style-name="T367_4">objects</text:span><text:span text:style-name="T367_5"><text:s/></text:span><text:span text:style-name="T367_6">are</text:span><text:span text:style-name="T367_7"><text:s/></text:span><text:span text:style-name="T367_8">dynamic</text:span><text:span text:style-name="T367_9">,<text:s/></text:span><text:span text:style-name="T367_10">they</text:span><text:span text:style-name="T367_11"><text:s/></text:span><text:span text:style-name="T367_12">can</text:span><text:span text:style-name="T367_13"><text:s/></text:span><text:span text:style-name="T367_14">be</text:span><text:span text:style-name="T367_15"><text:s/></text:span><text:span text:style-name="T367_16">changed</text:span><text:span text:style-name="T367_17"><text:s/></text:span><text:span text:style-name="T367_18">after</text:span><text:span text:style-name="T367_19"><text:s/></text:span><text:span text:style-name="T367_20">created</text:span><text:span text:style-name="T367_21">.</text:span></text:p>
      <text:p text:style-name="P368"/>
      <text:p text:style-name="P369"><text:span text:style-name="T369_1">Example</text:span><text:span text:style-name="T369_2">:</text:span></text:p>
      <text:p text:style-name="P370"><text:span text:style-name="T370_1">function</text:span><text:span text:style-name="T370_2"><text:s/></text:span><text:span text:style-name="T370_3">Pet</text:span><text:span text:style-name="T370_4">(</text:span><text:span text:style-name="T370_5">name</text:span><text:span text:style-name="T370_6">,<text:s/></text:span><text:span text:style-name="T370_7">species</text:span><text:span text:style-name="T370_8">,<text:s/></text:span><text:span text:style-name="T370_9">hello</text:span><text:span text:style-name="T370_10">)<text:s/>{</text:span></text:p>
      <text:p text:style-name="P371"><text:span text:style-name="T371_1">this</text:span><text:span text:style-name="T371_2">.</text:span><text:span text:style-name="T371_3">name</text:span><text:span text:style-name="T371_4"><text:s/>=<text:s/></text:span><text:span text:style-name="T371_5">name</text:span><text:span text:style-name="T371_6">;</text:span></text:p>
      <text:p text:style-name="P372"><text:span text:style-name="T372_1">this</text:span><text:span text:style-name="T372_2">.</text:span><text:span text:style-name="T372_3">species</text:span><text:span text:style-name="T372_4"><text:s/>=<text:s/></text:span><text:span text:style-name="T372_5">species</text:span><text:span text:style-name="T372_6">;<text:tab/></text:span></text:p>
      <text:p text:style-name="P373"><text:span text:style-name="T373_1">this</text:span><text:span text:style-name="T373_2">.</text:span><text:span text:style-name="T373_3">hello</text:span><text:span text:style-name="T373_4"><text:s/>=<text:s/></text:span><text:span text:style-name="T373_5">hello</text:span><text:span text:style-name="T373_6">;</text:span></text:p>
      <text:p text:style-name="P374"><text:span text:style-name="T374_1">}</text:span></text:p>
      <text:p text:style-name="P375"><text:span text:style-name="T375_1">Pet</text:span><text:span text:style-name="T375_2">.</text:span><text:span text:style-name="T375_3">prototype</text:span><text:span text:style-name="T375_4">.</text:span><text:span text:style-name="T375_5">sayHello</text:span><text:span text:style-name="T375_6">()<text:s/>{</text:span></text:p>
      <text:p text:style-name="P376"><text:span text:style-name="T376_1">console</text:span><text:span text:style-name="T376_2">.</text:span><text:span text:style-name="T376_3">log</text:span><text:span text:style-name="T376_4">(</text:span><text:span text:style-name="T376_5">this</text:span><text:span text:style-name="T376_6">.</text:span><text:span text:style-name="T376_7">hello</text:span><text:span text:style-name="T376_8">);</text:span></text:p>
      <text:p text:style-name="P377"><text:span text:style-name="T377_1">}</text:span></text:p>
      <text:p text:style-name="P378"><text:span text:style-name="T378_1">//<text:s/></text:span><text:span text:style-name="T378_2">when</text:span><text:span text:style-name="T378_3"><text:s/></text:span><text:span text:style-name="T378_4">this</text:span><text:span text:style-name="T378_5"><text:s/></text:span><text:span text:style-name="T378_6">object</text:span><text:span text:style-name="T378_7"><text:s/></text:span><text:span text:style-name="T378_8">is</text:span><text:span text:style-name="T378_9"><text:s/></text:span><text:span text:style-name="T378_10">created</text:span><text:span text:style-name="T378_11">,<text:s/></text:span><text:span text:style-name="T378_12">it</text:span><text:span text:style-name="T378_13"><text:s/></text:span><text:span text:style-name="T378_14">maintains</text:span><text:span text:style-name="T378_15"><text:s/></text:span><text:span text:style-name="T378_16">an</text:span><text:span text:style-name="T378_17"><text:s/></text:span><text:span text:style-name="T378_18">invisible</text:span><text:span text:style-name="T378_19"><text:s/></text:span><text:span text:style-name="T378_20">link</text:span><text:span text:style-name="T378_21"><text:s/></text:span><text:span text:style-name="T378_22">back</text:span><text:span text:style-name="T378_23"><text:s/></text:span><text:span text:style-name="T378_24">to</text:span><text:span text:style-name="T378_25"><text:s/></text:span><text:span text:style-name="T378_26">Pet</text:span><text:span text:style-name="T378_27"><text:s/></text:span><text:span text:style-name="T378_28">function</text:span><text:span text:style-name="T378_29"><text:s/></text:span><text:span text:style-name="T378_30">that</text:span><text:span text:style-name="T378_31"><text:s/></text:span><text:span text:style-name="T378_32">created</text:span><text:span text:style-name="T378_33"><text:s/></text:span><text:span text:style-name="T378_34">it</text:span><text:span text:style-name="T378_35">.</text:span></text:p>
      <text:p text:style-name="P379"><text:span text:style-name="T379_1">var</text:span><text:span text:style-name="T379_2"><text:s/></text:span><text:span text:style-name="T379_3">ralf</text:span><text:span text:style-name="T379_4"><text:s/>=<text:s/></text:span><text:span text:style-name="T379_5">new</text:span><text:span text:style-name="T379_6"><text:s/></text:span><text:span text:style-name="T379_7">Pet</text:span><text:span text:style-name="T379_8">('</text:span><text:span text:style-name="T379_9">ralf</text:span><text:span text:style-name="T379_10">','</text:span><text:span text:style-name="T379_11">dog</text:span><text:span text:style-name="T379_12">','</text:span><text:span text:style-name="T379_13">bark</text:span><text:span text:style-name="T379_14">');</text:span><text:span text:style-name="T379_15"><text:s/></text:span></text:p>
      <text:p text:style-name="P380"><text:span text:style-name="T380_1">ralf</text:span><text:span text:style-name="T380_2">.</text:span><text:span text:style-name="T380_3">sayHello</text:span><text:span text:style-name="T380_4">();</text:span><text:span text:style-name="T380_5"><text:s/></text:span><text:span text:style-name="T380_6">//'</text:span><text:span text:style-name="T380_7">bark</text:span><text:span text:style-name="T380_8">'</text:span></text:p>
      <text:p text:style-name="P381"/>
      <text:p text:style-name="P382"><text:span text:style-name="T382_1">//<text:s/></text:span><text:span text:style-name="T382_2">the</text:span><text:span text:style-name="T382_3"><text:s/></text:span><text:span text:style-name="T382_4">property</text:span><text:span text:style-name="T382_5"><text:s/></text:span><text:span text:style-name="T382_6">resolution</text:span><text:span text:style-name="T382_7"><text:s/></text:span><text:span text:style-name="T382_8">of</text:span><text:span text:style-name="T382_9"><text:s/></text:span><text:span text:style-name="T382_10">prototype</text:span><text:span text:style-name="T382_11"><text:s/></text:span><text:span text:style-name="T382_12">happens</text:span><text:span text:style-name="T382_13"><text:s/></text:span><text:span text:style-name="T382_14">when</text:span><text:span text:style-name="T382_15"><text:s/></text:span><text:span text:style-name="T382_16">it</text:span><text:span text:style-name="T382_17"><text:s/></text:span><text:span text:style-name="T382_18">is</text:span><text:span text:style-name="T382_19"><text:s/></text:span><text:span text:style-name="T382_20">called</text:span><text:span text:style-name="T382_21">,<text:s/></text:span><text:span text:style-name="T382_22">any</text:span><text:span text:style-name="T382_23"><text:s/></text:span><text:span text:style-name="T382_24">changes</text:span><text:span text:style-name="T382_25"><text:s/></text:span><text:span text:style-name="T382_26">made</text:span><text:span text:style-name="T382_27"><text:s/></text:span><text:span text:style-name="T382_28">to</text:span><text:span text:style-name="T382_29"><text:s/></text:span><text:span text:style-name="T382_30">the</text:span><text:span text:style-name="T382_31"><text:s/></text:span><text:span text:style-name="T382_32">prototype</text:span><text:span text:style-name="T382_33"><text:s/></text:span><text:span text:style-name="T382_34">property</text:span><text:span text:style-name="T382_35"><text:s/></text:span><text:span text:style-name="T382_36">will</text:span><text:span text:style-name="T382_37"><text:s/></text:span><text:span text:style-name="T382_38">be</text:span><text:span text:style-name="T382_39"><text:s/></text:span><text:span text:style-name="T382_40">reflected</text:span><text:span text:style-name="T382_41"><text:s/></text:span><text:span text:style-name="T382_42">in</text:span><text:span text:style-name="T382_43"><text:s/></text:span><text:span text:style-name="T382_44">all</text:span><text:span text:style-name="T382_45"><text:s/></text:span><text:span text:style-name="T382_46">objects</text:span><text:span text:style-name="T382_47"><text:s/></text:span><text:span text:style-name="T382_48">already</text:span><text:span text:style-name="T382_49"><text:s/></text:span><text:span text:style-name="T382_50">created</text:span><text:span text:style-name="T382_51"><text:s/></text:span><text:span text:style-name="T382_52">by</text:span><text:span text:style-name="T382_53"><text:s/></text:span><text:span text:style-name="T382_54">constructor</text:span><text:span text:style-name="T382_55">.</text:span></text:p>
      <text:p text:style-name="P383"><text:span text:style-name="T383_1">//<text:s/></text:span><text:span text:style-name="T383_2">when</text:span><text:span text:style-name="T383_3"><text:s/></text:span><text:span text:style-name="T383_4">sayHello</text:span><text:span text:style-name="T383_5">()<text:s/></text:span><text:span text:style-name="T383_6">is</text:span><text:span text:style-name="T383_7"><text:s/></text:span><text:span text:style-name="T383_8">called</text:span><text:span text:style-name="T383_9">,<text:s/></text:span><text:span text:style-name="T383_10">JS</text:span><text:span text:style-name="T383_11"><text:s/></text:span><text:span text:style-name="T383_12">first</text:span><text:span text:style-name="T383_13"><text:s/></text:span><text:span text:style-name="T383_14">looks</text:span><text:span text:style-name="T383_15"><text:s/></text:span><text:span text:style-name="T383_16">in</text:span><text:span text:style-name="T383_17"><text:s/></text:span><text:span text:style-name="T383_18">the</text:span><text:span text:style-name="T383_19"><text:s/></text:span><text:span text:style-name="T383_20">constructor</text:span><text:span text:style-name="T383_21"><text:s/></text:span><text:span text:style-name="T383_22">for</text:span><text:span text:style-name="T383_23"><text:s/></text:span><text:span text:style-name="T383_24">this</text:span><text:span text:style-name="T383_25"><text:s/></text:span><text:span text:style-name="T383_26">method</text:span><text:span text:style-name="T383_27">,<text:s/></text:span><text:span text:style-name="T383_28">then</text:span><text:span text:style-name="T383_29"><text:s/></text:span><text:span text:style-name="T383_30">in</text:span><text:span text:style-name="T383_31"><text:s/></text:span><text:span text:style-name="T383_32">the</text:span><text:span text:style-name="T383_33"><text:s/></text:span><text:span text:style-name="T383_34">prototype</text:span><text:span text:style-name="T383_35">.</text:span></text:p>
      <text:p text:style-name="P384"/>
      <text:p text:style-name="P385"><text:span text:style-name="T385_1">NOTE</text:span><text:span text:style-name="T385_2">:<text:s/></text:span><text:span text:style-name="T385_3">when</text:span><text:span text:style-name="T385_4"><text:s/></text:span><text:span text:style-name="T385_5">Pet</text:span><text:span text:style-name="T385_6"><text:s/></text:span><text:span text:style-name="T385_7">function</text:span><text:span text:style-name="T385_8"><text:s/></text:span><text:span text:style-name="T385_9">is</text:span><text:span text:style-name="T385_10"><text:s/></text:span><text:span text:style-name="T385_11">created</text:span><text:span text:style-name="T385_12">,<text:s/></text:span><text:span text:style-name="T385_13">its</text:span><text:span text:style-name="T385_14"><text:s/></text:span><text:span text:style-name="T385_15">prototype</text:span><text:span text:style-name="T385_16"><text:s/></text:span><text:span text:style-name="T385_17">property</text:span><text:span text:style-name="T385_18"><text:s/></text:span><text:span text:style-name="T385_19">is</text:span><text:span text:style-name="T385_20"><text:s/></text:span><text:span text:style-name="T385_21">automatically</text:span><text:span text:style-name="T385_22"><text:s/></text:span><text:span text:style-name="T385_23">set</text:span><text:span text:style-name="T385_24"><text:s/></text:span><text:span text:style-name="T385_25">to</text:span><text:span text:style-name="T385_26"><text:s/></text:span><text:span text:style-name="T385_27">an</text:span><text:span text:style-name="T385_28"><text:s/></text:span><text:span text:style-name="T385_29">empty</text:span><text:span text:style-name="T385_30"><text:s/></text:span><text:span text:style-name="T385_31">object</text:span></text:p>
      <text:p text:style-name="P386"/>
      <text:p text:style-name="P387"><text:span text:style-name="T387_1">Prototype</text:span><text:span text:style-name="T387_2"><text:s/></text:span><text:span text:style-name="T387_3">chaining</text:span><text:span text:style-name="T387_4">:</text:span></text:p>
      <text:p text:style-name="P388"><text:span text:style-name="T388_1">→<text:s/></text:span><text:span text:style-name="T388_2">used</text:span><text:span text:style-name="T388_3"><text:s/></text:span><text:span text:style-name="T388_4">to</text:span><text:span text:style-name="T388_5"><text:s/></text:span><text:span text:style-name="T388_6">build</text:span><text:span text:style-name="T388_7"><text:s/></text:span><text:span text:style-name="T388_8">new</text:span><text:span text:style-name="T388_9"><text:s/></text:span><text:span text:style-name="T388_10">types</text:span><text:span text:style-name="T388_11"><text:s/></text:span><text:span text:style-name="T388_12">of</text:span><text:span text:style-name="T388_13"><text:s/></text:span><text:span text:style-name="T388_14">objects</text:span><text:span text:style-name="T388_15"><text:s/></text:span><text:span text:style-name="T388_16">based</text:span><text:span text:style-name="T388_17"><text:s/></text:span><text:span text:style-name="T388_18">on</text:span><text:span text:style-name="T388_19"><text:s/></text:span><text:span text:style-name="T388_20">existing</text:span><text:span text:style-name="T388_21"><text:s/></text:span><text:span text:style-name="T388_22">ones</text:span></text:p>
      <text:p text:style-name="P389"><text:span text:style-name="T389_1">→<text:s/></text:span><text:span text:style-name="T389_2">it</text:span><text:span text:style-name="T389_3">'</text:span><text:span text:style-name="T389_4">s</text:span><text:span text:style-name="T389_5"><text:s/></text:span><text:span text:style-name="T389_6">possible</text:span><text:span text:style-name="T389_7"><text:s/></text:span><text:span text:style-name="T389_8">to</text:span><text:span text:style-name="T389_9"><text:s/></text:span><text:span text:style-name="T389_10">create</text:span><text:span text:style-name="T389_11"><text:s/></text:span><text:span text:style-name="T389_12">a</text:span><text:span text:style-name="T389_13"><text:s/></text:span><text:span text:style-name="T389_14">function</text:span><text:span text:style-name="T389_15">'</text:span><text:span text:style-name="T389_16">s</text:span><text:span text:style-name="T389_17"><text:s/></text:span><text:span text:style-name="T389_18">prototype</text:span><text:span text:style-name="T389_19"><text:s/></text:span><text:span text:style-name="T389_20">using</text:span><text:span text:style-name="T389_21"><text:s/></text:span><text:span text:style-name="T389_22">another</text:span><text:span text:style-name="T389_23"><text:s/></text:span><text:span text:style-name="T389_24">constructor</text:span><text:span text:style-name="T389_25"><text:s/></text:span><text:span text:style-name="T389_26">function</text:span><text:span text:style-name="T389_27"><text:s/>–<text:s/></text:span><text:span text:style-name="T389_28">all</text:span><text:span text:style-name="T389_29"><text:s/></text:span><text:span text:style-name="T389_30">of</text:span><text:span text:style-name="T389_31"><text:s/></text:span><text:span text:style-name="T389_32">the</text:span><text:span text:style-name="T389_33"><text:s/></text:span><text:span text:style-name="T389_34">properties</text:span><text:span text:style-name="T389_35"><text:s/></text:span><text:span text:style-name="T389_36">and</text:span><text:span text:style-name="T389_37"><text:s/></text:span><text:span text:style-name="T389_38">methods</text:span><text:span text:style-name="T389_39"><text:s/></text:span><text:span text:style-name="T389_40">from</text:span><text:span text:style-name="T389_41"><text:s/></text:span><text:span text:style-name="T389_42">constructor</text:span><text:span text:style-name="T389_43"><text:s/></text:span><text:span text:style-name="T389_44">function</text:span><text:span text:style-name="T389_45">'</text:span><text:span text:style-name="T389_46">s</text:span><text:span text:style-name="T389_47"><text:s/></text:span><text:span text:style-name="T389_48">prototype</text:span><text:span text:style-name="T389_49"><text:s/></text:span><text:span text:style-name="T389_50">are</text:span><text:span text:style-name="T389_51"><text:s/></text:span><text:span text:style-name="T389_52">automatically</text:span><text:span text:style-name="T389_53"><text:s/></text:span><text:span text:style-name="T389_54">added</text:span><text:span text:style-name="T389_55"><text:s/></text:span><text:span text:style-name="T389_56">to</text:span><text:span text:style-name="T389_57"><text:s/></text:span><text:span text:style-name="T389_58">the</text:span><text:span text:style-name="T389_59"><text:s/></text:span><text:span text:style-name="T389_60">new</text:span><text:span text:style-name="T389_61"><text:s/></text:span><text:span text:style-name="T389_62">prototype</text:span><text:span text:style-name="T389_63"><text:s/></text:span><text:span text:style-name="T389_64">object</text:span><text:span text:style-name="T389_65"><text:s/>(</text:span><text:span text:style-name="T389_66">inheritance</text:span><text:span text:style-name="T389_67">).</text:span></text:p>
      <text:p text:style-name="P390"/>
      <text:p text:style-name="P391"><text:span text:style-name="T391_1">Pet</text:span><text:span text:style-name="T391_2">.</text:span><text:span text:style-name="T391_3">prototype</text:span><text:span text:style-name="T391_4"><text:s/>=<text:s/>{</text:span></text:p>
      <text:p text:style-name="P392"><text:span text:style-name="T392_1"><text:tab/></text:span><text:span text:style-name="T392_2">sayHello</text:span><text:span text:style-name="T392_3">:<text:s/></text:span><text:span text:style-name="T392_4">function</text:span><text:span text:style-name="T392_5">()<text:s/>{</text:span></text:p>
      <text:p text:style-name="P393"><text:span text:style-name="T393_1"><text:tab/><text:tab/></text:span><text:span text:style-name="T393_2">alert</text:span><text:span text:style-name="T393_3">(</text:span><text:span text:style-name="T393_4">this</text:span><text:span text:style-name="T393_5">.</text:span><text:span text:style-name="T393_6">hello</text:span><text:span text:style-name="T393_7">);</text:span></text:p>
      <text:p text:style-name="P394"><text:span text:style-name="T394_1"><text:tab/>}</text:span></text:p>
      <text:p text:style-name="P395"><text:span text:style-name="T395_1">}</text:span></text:p>
      <text:p text:style-name="P396"><text:span text:style-name="T396_1">//<text:s/></text:span><text:span text:style-name="T396_2">Cat</text:span><text:span text:style-name="T396_3"><text:s/></text:span><text:span text:style-name="T396_4">constructor</text:span></text:p>
      <text:p text:style-name="P397"><text:span text:style-name="T397_1">function</text:span><text:span text:style-name="T397_2"><text:s/></text:span><text:span text:style-name="T397_3">Cat</text:span><text:span text:style-name="T397_4">(</text:span><text:span text:style-name="T397_5">name</text:span><text:span text:style-name="T397_6">,</text:span><text:span text:style-name="T397_7">hello</text:span><text:span text:style-name="T397_8">,</text:span><text:span text:style-name="T397_9">breed</text:span><text:span text:style-name="T397_10">)<text:s/>{</text:span></text:p>
      <text:p text:style-name="P398"><text:span text:style-name="T398_1"><text:tab/></text:span><text:span text:style-name="T398_2">this</text:span><text:span text:style-name="T398_3">.</text:span><text:span text:style-name="T398_4">name</text:span><text:span text:style-name="T398_5"><text:s/>=<text:s/></text:span><text:span text:style-name="T398_6">name</text:span><text:span text:style-name="T398_7">;</text:span></text:p>
      <text:p text:style-name="P399"><text:span text:style-name="T399_1"><text:tab/></text:span><text:span text:style-name="T399_2">this</text:span><text:span text:style-name="T399_3">.</text:span><text:span text:style-name="T399_4">hello</text:span><text:span text:style-name="T399_5"><text:s/>=<text:s/></text:span><text:span text:style-name="T399_6">hello</text:span><text:span text:style-name="T399_7">;</text:span></text:p>
      <text:p text:style-name="P400"><text:span text:style-name="T400_1"><text:tab/></text:span><text:span text:style-name="T400_2">this</text:span><text:span text:style-name="T400_3">.</text:span><text:span text:style-name="T400_4">species</text:span><text:span text:style-name="T400_5"><text:s/>=<text:s/></text:span><text:span text:style-name="T400_6">species</text:span><text:span text:style-name="T400_7">;</text:span></text:p>
      <text:p text:style-name="P401"><text:span text:style-name="T401_1"><text:tab/></text:span><text:span text:style-name="T401_2">this</text:span><text:span text:style-name="T401_3">.</text:span><text:span text:style-name="T401_4">breed</text:span><text:span text:style-name="T401_5"><text:s/>=<text:s/></text:span><text:span text:style-name="T401_6">breed</text:span><text:span text:style-name="T401_7">;</text:span></text:p>
      <text:p text:style-name="P402"><text:span text:style-name="T402_1">}</text:span></text:p>
      <text:p text:style-name="P403"><text:span text:style-name="T403_1">//<text:s/></text:span><text:span text:style-name="T403_2">assign</text:span><text:span text:style-name="T403_3"><text:s/></text:span><text:span text:style-name="T403_4">Pet</text:span><text:span text:style-name="T403_5"><text:s/></text:span><text:span text:style-name="T403_6">object</text:span><text:span text:style-name="T403_7"><text:s/></text:span><text:span text:style-name="T403_8">to</text:span><text:span text:style-name="T403_9"><text:s/></text:span><text:span text:style-name="T403_10">the</text:span><text:span text:style-name="T403_11"><text:s/></text:span><text:span text:style-name="T403_12">cat</text:span><text:span text:style-name="T403_13">'</text:span><text:span text:style-name="T403_14">s</text:span><text:span text:style-name="T403_15"><text:s/></text:span><text:span text:style-name="T403_16">prototype</text:span><text:span text:style-name="T403_17"><text:s/>→<text:s/></text:span><text:span text:style-name="T403_18">chaining</text:span><text:span text:style-name="T403_19">,<text:s/></text:span><text:span text:style-name="T403_20">inheritance</text:span></text:p>
      <text:p text:style-name="P404"><text:span text:style-name="T404_1">Cat</text:span><text:span text:style-name="T404_2">.</text:span><text:span text:style-name="T404_3">prototype</text:span><text:span text:style-name="T404_4"><text:s/>=<text:s/></text:span><text:span text:style-name="T404_5">new</text:span><text:span text:style-name="T404_6"><text:s/></text:span><text:span text:style-name="T404_7">Pet</text:span><text:span text:style-name="T404_8">();</text:span></text:p>
      <text:p text:style-name="P405"><text:span text:style-name="T405_1">var</text:span><text:span text:style-name="T405_2"><text:s/></text:span><text:span text:style-name="T405_3">rufus</text:span><text:span text:style-name="T405_4"><text:s/>=<text:s/></text:span><text:span text:style-name="T405_5">new</text:span><text:span text:style-name="T405_6"><text:s/></text:span><text:span text:style-name="T405_7">Cat</text:span><text:span text:style-name="T405_8">('</text:span><text:span text:style-name="T405_9">rufus</text:span><text:span text:style-name="T405_10">','</text:span><text:span text:style-name="T405_11">miaow</text:span><text:span text:style-name="T405_12">','</text:span><text:span text:style-name="T405_13">maine</text:span><text:span text:style-name="T405_14"><text:s/></text:span><text:span text:style-name="T405_15">coin</text:span><text:span text:style-name="T405_16">');</text:span></text:p>
      <text:p text:style-name="P406"><text:span text:style-name="T406_1">rufus</text:span><text:span text:style-name="T406_2">.</text:span><text:span text:style-name="T406_3">sayHello</text:span><text:span text:style-name="T406_4">();<text:s/>//<text:s/></text:span><text:span text:style-name="T406_5">invoke</text:span><text:span text:style-name="T406_6"><text:s/></text:span><text:span text:style-name="T406_7">method</text:span><text:span text:style-name="T406_8"><text:s/></text:span><text:span text:style-name="T406_9">from</text:span><text:span text:style-name="T406_10"><text:s/></text:span><text:span text:style-name="T406_11">Pet</text:span><text:span text:style-name="T406_12"><text:s/></text:span><text:span text:style-name="T406_13">object</text:span></text:p>
      <text:p text:style-name="P407"/>
      <text:p text:style-name="P408"><text:span text:style-name="T408_1">//<text:s/></text:span><text:span text:style-name="T408_2">add</text:span><text:span text:style-name="T408_3"><text:s/></text:span><text:span text:style-name="T408_4">another</text:span><text:span text:style-name="T408_5"><text:s/></text:span><text:span text:style-name="T408_6">methods</text:span><text:span text:style-name="T408_7"><text:s/></text:span><text:span text:style-name="T408_8">to</text:span><text:span text:style-name="T408_9"><text:s/></text:span><text:span text:style-name="T408_10">the</text:span><text:span text:style-name="T408_11"><text:s/></text:span><text:span text:style-name="T408_12">prototype</text:span><text:span text:style-name="T408_13"><text:s/></text:span><text:span text:style-name="T408_14">property</text:span></text:p>
      <text:p text:style-name="P409"><text:span text:style-name="T409_1">Cat</text:span><text:span text:style-name="T409_2">.</text:span><text:span text:style-name="T409_3">prototype</text:span><text:span text:style-name="T409_4">.</text:span><text:span text:style-name="T409_5">sleep</text:span><text:span text:style-name="T409_6"><text:s/>=<text:s/></text:span><text:span text:style-name="T409_7">function</text:span><text:span text:style-name="T409_8">()<text:s/>{</text:span></text:p>
      <text:p text:style-name="P410"><text:span text:style-name="T410_1"><text:tab/></text:span><text:span text:style-name="T410_2">console</text:span><text:span text:style-name="T410_3">.</text:span><text:span text:style-name="T410_4">log</text:span><text:span text:style-name="T410_5">(“</text:span><text:span text:style-name="T410_6">zzzzzz</text:span><text:span text:style-name="T410_7">”);</text:span></text:p>
      <text:p text:style-name="P411"><text:span text:style-name="T411_1">}</text:span></text:p>
      <text:p text:style-name="P412"><text:span text:style-name="T412_1">//<text:s/></text:span><text:span text:style-name="T412_2">overwrite</text:span><text:span text:style-name="T412_3"><text:s/></text:span><text:span text:style-name="T412_4">sayHello</text:span><text:span text:style-name="T412_5"><text:s/></text:span><text:span text:style-name="T412_6">method</text:span><text:span text:style-name="T412_7"><text:s/></text:span><text:span text:style-name="T412_8">from</text:span><text:span text:style-name="T412_9"><text:s/></text:span><text:span text:style-name="T412_10">Pet</text:span></text:p>
      <text:p text:style-name="P413"><text:span text:style-name="T413_1">Cat</text:span><text:span text:style-name="T413_2">.</text:span><text:span text:style-name="T413_3">prototype</text:span><text:span text:style-name="T413_4">.</text:span><text:span text:style-name="T413_5">sayHello</text:span><text:span text:style-name="T413_6"><text:s/>=<text:s/></text:span><text:span text:style-name="T413_7">function</text:span><text:span text:style-name="T413_8">()<text:s/>{</text:span></text:p>
      <text:p text:style-name="P414"><text:span text:style-name="T414_1"><text:tab/></text:span><text:span text:style-name="T414_2">console</text:span><text:span text:style-name="T414_3">.</text:span><text:span text:style-name="T414_4">log</text:span><text:span text:style-name="T414_5">(</text:span><text:span text:style-name="T414_6">this</text:span><text:span text:style-name="T414_7">.</text:span><text:span text:style-name="T414_8">hello</text:span><text:span text:style-name="T414_9"><text:s/>+<text:s/>“</text:span><text:span text:style-name="T414_10">from</text:span><text:span text:style-name="T414_11"><text:s/></text:span><text:span text:style-name="T414_12">a</text:span><text:span text:style-name="T414_13"><text:s/></text:span><text:span text:style-name="T414_14">cat</text:span><text:span text:style-name="T414_15">”);</text:span></text:p>
      <text:p text:style-name="P415"><text:span text:style-name="T415_1">}</text:span></text:p>
      <text:p text:style-name="P416"/>
      <text:p text:style-name="P417"><text:span text:style-name="T417_1">Function</text:span><text:span text:style-name="T417_2"><text:s/></text:span><text:span text:style-name="T417_3">resolution</text:span><text:span text:style-name="T417_4">:</text:span></text:p>
      <text:p text:style-name="P418"><text:span text:style-name="T418_1">→<text:s/></text:span><text:span text:style-name="T418_2">first</text:span><text:span text:style-name="T418_3"><text:s/></text:span><text:span text:style-name="T418_4">check</text:span><text:span text:style-name="T418_5"><text:s/></text:span><text:span text:style-name="T418_6">an</text:span><text:span text:style-name="T418_7"><text:s/></text:span><text:span text:style-name="T418_8">object</text:span><text:span text:style-name="T418_9"><text:s/></text:span><text:span text:style-name="T418_10">itself</text:span></text:p>
      <text:p text:style-name="P419"><text:span text:style-name="T419_1">rufus</text:span><text:span text:style-name="T419_2">.</text:span><text:span text:style-name="T419_3">sleep</text:span><text:span text:style-name="T419_4">()<text:s/>{<text:s/></text:span><text:span text:style-name="T419_5">console</text:span><text:span text:style-name="T419_6">.</text:span><text:span text:style-name="T419_7">log</text:span><text:span text:style-name="T419_8">(“</text:span><text:span text:style-name="T419_9">zzzzz</text:span><text:span text:style-name="T419_10">”);}</text:span></text:p>
      <text:p text:style-name="P420"><text:span text:style-name="T420_1">→<text:s/></text:span><text:span text:style-name="T420_2">then</text:span><text:span text:style-name="T420_3"><text:s/></text:span><text:span text:style-name="T420_4">check</text:span><text:span text:style-name="T420_5"><text:s/></text:span><text:span text:style-name="T420_6">the</text:span><text:span text:style-name="T420_7"><text:s/></text:span><text:span text:style-name="T420_8">constructor</text:span><text:span text:style-name="T420_9"><text:s/></text:span><text:span text:style-name="T420_10">of</text:span><text:span text:style-name="T420_11"><text:s/></text:span><text:span text:style-name="T420_12">the</text:span><text:span text:style-name="T420_13"><text:s/></text:span><text:span text:style-name="T420_14">rufus</text:span><text:span text:style-name="T420_15">,<text:s/></text:span><text:span text:style-name="T420_16">which</text:span><text:span text:style-name="T420_17"><text:s/></text:span><text:span text:style-name="T420_18">is</text:span><text:span text:style-name="T420_19"><text:s/></text:span><text:span text:style-name="T420_20">Cat</text:span></text:p>
      <text:p text:style-name="P421"><text:span text:style-name="T421_1">Cat</text:span><text:span text:style-name="T421_2">.</text:span><text:span text:style-name="T421_3">prototype</text:span><text:span text:style-name="T421_4">.</text:span><text:span text:style-name="T421_5">sleep</text:span><text:span text:style-name="T421_6"><text:s/>=<text:s/></text:span><text:span text:style-name="T421_7">function</text:span><text:span text:style-name="T421_8">()<text:s/>{<text:s/></text:span><text:span text:style-name="T421_9">console</text:span><text:span text:style-name="T421_10">.</text:span><text:span text:style-name="T421_11">log</text:span><text:span text:style-name="T421_12">(“</text:span><text:span text:style-name="T421_13">zzzzz</text:span><text:span text:style-name="T421_14">”);<text:s/>}</text:span></text:p>
      <text:p text:style-name="P422"><text:span text:style-name="T422_1">→<text:s/></text:span><text:span text:style-name="T422_2">if</text:span><text:span text:style-name="T422_3"><text:s/></text:span><text:span text:style-name="T422_4">not</text:span><text:span text:style-name="T422_5"><text:s/></text:span><text:span text:style-name="T422_6">found</text:span><text:span text:style-name="T422_7">,<text:s/></text:span><text:span text:style-name="T422_8">walk</text:span><text:span text:style-name="T422_9"><text:s/></text:span><text:span text:style-name="T422_10">up</text:span><text:span text:style-name="T422_11"><text:s/></text:span><text:span text:style-name="T422_12">the</text:span><text:span text:style-name="T422_13"><text:s/></text:span><text:span text:style-name="T422_14">chain</text:span><text:span text:style-name="T422_15"><text:s/></text:span><text:span text:style-name="T422_16">to</text:span><text:span text:style-name="T422_17"><text:s/></text:span><text:span text:style-name="T422_18">the</text:span><text:span text:style-name="T422_19"><text:s/></text:span><text:span text:style-name="T422_20">Pet</text:span><text:span text:style-name="T422_21"><text:s/></text:span><text:span text:style-name="T422_22">constructor</text:span><text:span text:style-name="T422_23"><text:s/>(</text:span><text:span text:style-name="T422_24">constructor</text:span><text:span text:style-name="T422_25"><text:s/></text:span><text:span text:style-name="T422_26">function</text:span><text:span text:style-name="T422_27"><text:s/></text:span><text:span text:style-name="T422_28">used</text:span><text:span text:style-name="T422_29"><text:s/></text:span><text:span text:style-name="T422_30">to</text:span><text:span text:style-name="T422_31"><text:s/></text:span><text:span text:style-name="T422_32">create</text:span><text:span text:style-name="T422_33"><text:s/></text:span><text:span text:style-name="T422_34">prototype</text:span><text:span text:style-name="T422_35"><text:s/></text:span><text:span text:style-name="T422_36">property</text:span><text:span text:style-name="T422_37">)</text:span></text:p>
      <text:p text:style-name="P423"><text:span text:style-name="T423_1">Pet</text:span><text:span text:style-name="T423_2">.</text:span><text:span text:style-name="T423_3">prototype</text:span><text:span text:style-name="T423_4">.</text:span><text:span text:style-name="T423_5">sleep</text:span><text:span text:style-name="T423_6"><text:s/>=<text:s/></text:span><text:span text:style-name="T423_7">function</text:span><text:span text:style-name="T423_8">()<text:s/>{<text:s/></text:span><text:span text:style-name="T423_9">console</text:span><text:span text:style-name="T423_10">.</text:span><text:span text:style-name="T423_11">log</text:span><text:span text:style-name="T423_12">(“</text:span><text:span text:style-name="T423_13">zzzz</text:span><text:span text:style-name="T423_14">”);}</text:span></text:p>
      <text:p text:style-name="P424"/>
      <text:p text:style-name="P425"><text:span text:style-name="T425_1"><text:a xlink:type="simple" xlink:href="http://helephant.com/2009/01/18/javascript-object-prototype/"><text:span text:style-name="T425_2">http</text:span></text:a></text:span><text:span text:style-name="T425_3"><text:a xlink:type="simple" xlink:href="http://helephant.com/2009/01/18/javascript-object-prototype/"><text:span text:style-name="T425_4">://</text:span></text:a></text:span><text:span text:style-name="T425_5"><text:a xlink:type="simple" xlink:href="http://helephant.com/2009/01/18/javascript-object-prototype/"><text:span text:style-name="T425_6">helephant</text:span></text:a></text:span><text:span text:style-name="T425_7"><text:a xlink:type="simple" xlink:href="http://helephant.com/2009/01/18/javascript-object-prototype/"><text:span text:style-name="T425_8">.</text:span></text:a></text:span><text:span text:style-name="T425_9"><text:a xlink:type="simple" xlink:href="http://helephant.com/2009/01/18/javascript-object-prototype/"><text:span text:style-name="T425_10">com</text:span></text:a></text:span><text:span text:style-name="T425_11"><text:a xlink:type="simple" xlink:href="http://helephant.com/2009/01/18/javascript-object-prototype/"><text:span text:style-name="T425_12">/2009/01/18/</text:span></text:a></text:span><text:span text:style-name="T425_13"><text:a xlink:type="simple" xlink:href="http://helephant.com/2009/01/18/javascript-object-prototype/"><text:span text:style-name="T425_14">javascript</text:span></text:a></text:span><text:span text:style-name="T425_15"><text:a xlink:type="simple" xlink:href="http://helephant.com/2009/01/18/javascript-object-prototype/"><text:span text:style-name="T425_16">-</text:span></text:a></text:span><text:span text:style-name="T425_17"><text:a xlink:type="simple" xlink:href="http://helephant.com/2009/01/18/javascript-object-prototype/"><text:span text:style-name="T425_18">object</text:span></text:a></text:span><text:span text:style-name="T425_19"><text:a xlink:type="simple" xlink:href="http://helephant.com/2009/01/18/javascript-object-prototype/"><text:span text:style-name="T425_20">-</text:span></text:a></text:span><text:span text:style-name="T425_21"><text:a xlink:type="simple" xlink:href="http://helephant.com/2009/01/18/javascript-object-prototype/"><text:span text:style-name="T425_22">prototype</text:span></text:a></text:span><text:span text:style-name="T425_23"><text:a xlink:type="simple" xlink:href="http://helephant.com/2009/01/18/javascript-object-prototype/"><text:span text:style-name="T425_24">/</text:span></text:a></text:span></text:p>
      <text:p text:style-name="P426"><text:span text:style-name="T426_1"><text:a xlink:type="simple" xlink:href="http://helephant.com/2009/08/17/javascript-prototype-chaining/"><text:span text:style-name="T426_2">http</text:span></text:a></text:span><text:span text:style-name="T426_3"><text:a xlink:type="simple" xlink:href="http://helephant.com/2009/08/17/javascript-prototype-chaining/"><text:span text:style-name="T426_4">://</text:span></text:a></text:span><text:span text:style-name="T426_5"><text:a xlink:type="simple" xlink:href="http://helephant.com/2009/08/17/javascript-prototype-chaining/"><text:span text:style-name="T426_6">helephant</text:span></text:a></text:span><text:span text:style-name="T426_7"><text:a xlink:type="simple" xlink:href="http://helephant.com/2009/08/17/javascript-prototype-chaining/"><text:span text:style-name="T426_8">.</text:span></text:a></text:span><text:span text:style-name="T426_9"><text:a xlink:type="simple" xlink:href="http://helephant.com/2009/08/17/javascript-prototype-chaining/"><text:span text:style-name="T426_10">com</text:span></text:a></text:span><text:span text:style-name="T426_11"><text:a xlink:type="simple" xlink:href="http://helephant.com/2009/08/17/javascript-prototype-chaining/"><text:span text:style-name="T426_12">/2009/08/17/</text:span></text:a></text:span><text:span text:style-name="T426_13"><text:a xlink:type="simple" xlink:href="http://helephant.com/2009/08/17/javascript-prototype-chaining/"><text:span text:style-name="T426_14">javascript</text:span></text:a></text:span><text:span text:style-name="T426_15"><text:a xlink:type="simple" xlink:href="http://helephant.com/2009/08/17/javascript-prototype-chaining/"><text:span text:style-name="T426_16">-</text:span></text:a></text:span><text:span text:style-name="T426_17"><text:a xlink:type="simple" xlink:href="http://helephant.com/2009/08/17/javascript-prototype-chaining/"><text:span text:style-name="T426_18">prototype</text:span></text:a></text:span><text:span text:style-name="T426_19"><text:a xlink:type="simple" xlink:href="http://helephant.com/2009/08/17/javascript-prototype-chaining/"><text:span text:style-name="T426_20">-</text:span></text:a></text:span><text:span text:style-name="T426_21"><text:a xlink:type="simple" xlink:href="http://helephant.com/2009/08/17/javascript-prototype-chaining/"><text:span text:style-name="T426_22">chaining</text:span></text:a></text:span><text:span text:style-name="T426_23"><text:a xlink:type="simple" xlink:href="http://helephant.com/2009/08/17/javascript-prototype-chaining/"><text:span text:style-name="T426_24">/</text:span></text:a></text:span></text:p>
      <text:p text:style-name="P427"><text:span text:style-name="T427_1"><text:a xlink:type="simple" xlink:href="http://wildlyinaccurate.com/understanding-javascript-inheritance-and-the-prototype-chain/"><text:span text:style-name="T427_2">http</text:span></text:a></text:span><text:span text:style-name="T427_3"><text:a xlink:type="simple" xlink:href="http://wildlyinaccurate.com/understanding-javascript-inheritance-and-the-prototype-chain/"><text:span text:style-name="T427_4">://</text:span></text:a></text:span><text:span text:style-name="T427_5"><text:a xlink:type="simple" xlink:href="http://wildlyinaccurate.com/understanding-javascript-inheritance-and-the-prototype-chain/"><text:span text:style-name="T427_6">wildlyinaccurate</text:span></text:a></text:span><text:span text:style-name="T427_7"><text:a xlink:type="simple" xlink:href="http://wildlyinaccurate.com/understanding-javascript-inheritance-and-the-prototype-chain/"><text:span text:style-name="T427_8">.</text:span></text:a></text:span><text:span text:style-name="T427_9"><text:a xlink:type="simple" xlink:href="http://wildlyinaccurate.com/understanding-javascript-inheritance-and-the-prototype-chain/"><text:span text:style-name="T427_10">com</text:span></text:a></text:span><text:span text:style-name="T427_11"><text:a xlink:type="simple" xlink:href="http://wildlyinaccurate.com/understanding-javascript-inheritance-and-the-prototype-chain/"><text:span text:style-name="T427_12">/</text:span></text:a></text:span><text:span text:style-name="T427_13"><text:a xlink:type="simple" xlink:href="http://wildlyinaccurate.com/understanding-javascript-inheritance-and-the-prototype-chain/"><text:span text:style-name="T427_14">understanding</text:span></text:a></text:span><text:span text:style-name="T427_15"><text:a xlink:type="simple" xlink:href="http://wildlyinaccurate.com/understanding-javascript-inheritance-and-the-prototype-chain/"><text:span text:style-name="T427_16">-</text:span></text:a></text:span><text:span text:style-name="T427_17"><text:a xlink:type="simple" xlink:href="http://wildlyinaccurate.com/understanding-javascript-inheritance-and-the-prototype-chain/"><text:span text:style-name="T427_18">javascript</text:span></text:a></text:span><text:span text:style-name="T427_19"><text:a xlink:type="simple" xlink:href="http://wildlyinaccurate.com/understanding-javascript-inheritance-and-the-prototype-chain/"><text:span text:style-name="T427_20">-</text:span></text:a></text:span><text:span text:style-name="T427_21"><text:a xlink:type="simple" xlink:href="http://wildlyinaccurate.com/understanding-javascript-inheritance-and-the-prototype-chain/"><text:span text:style-name="T427_22">inheritance</text:span></text:a></text:span><text:span text:style-name="T427_23"><text:a xlink:type="simple" xlink:href="http://wildlyinaccurate.com/understanding-javascript-inheritance-and-the-prototype-chain/"><text:span text:style-name="T427_24">-</text:span></text:a></text:span><text:span text:style-name="T427_25"><text:a xlink:type="simple" xlink:href="http://wildlyinaccurate.com/understanding-javascript-inheritance-and-the-prototype-chain/"><text:span text:style-name="T427_26">and</text:span></text:a></text:span><text:span text:style-name="T427_27"><text:a xlink:type="simple" xlink:href="http://wildlyinaccurate.com/understanding-javascript-inheritance-and-the-prototype-chain/"><text:span text:style-name="T427_28">-</text:span></text:a></text:span><text:span text:style-name="T427_29"><text:a xlink:type="simple" xlink:href="http://wildlyinaccurate.com/understanding-javascript-inheritance-and-the-prototype-chain/"><text:span text:style-name="T427_30">the</text:span></text:a></text:span><text:span text:style-name="T427_31"><text:a xlink:type="simple" xlink:href="http://wildlyinaccurate.com/understanding-javascript-inheritance-and-the-prototype-chain/"><text:span text:style-name="T427_32">-</text:span></text:a></text:span><text:span text:style-name="T427_33"><text:a xlink:type="simple" xlink:href="http://wildlyinaccurate.com/understanding-javascript-inheritance-and-the-prototype-chain/"><text:span text:style-name="T427_34">prototype</text:span></text:a></text:span><text:span text:style-name="T427_35"><text:a xlink:type="simple" xlink:href="http://wildlyinaccurate.com/understanding-javascript-inheritance-and-the-prototype-chain/"><text:span text:style-name="T427_36">-</text:span></text:a></text:span><text:span text:style-name="T427_37"><text:a xlink:type="simple" xlink:href="http://wildlyinaccurate.com/understanding-javascript-inheritance-and-the-prototype-chain/"><text:span text:style-name="T427_38">chain</text:span></text:a></text:span><text:span text:style-name="T427_39"><text:a xlink:type="simple" xlink:href="http://wildlyinaccurate.com/understanding-javascript-inheritance-and-the-prototype-chain/"><text:span text:style-name="T427_40">/</text:span></text:a></text:span></text:p>
      <text:p text:style-name="P428"><text:span text:style-name="T428_1"><text:a xlink:type="simple" xlink:href="http://www.crockford.com/javascript/inheritance.html"><text:span text:style-name="T428_2">http</text:span></text:a></text:span><text:span text:style-name="T428_3"><text:a xlink:type="simple" xlink:href="http://www.crockford.com/javascript/inheritance.html"><text:span text:style-name="T428_4">://</text:span></text:a></text:span><text:span text:style-name="T428_5"><text:a xlink:type="simple" xlink:href="http://www.crockford.com/javascript/inheritance.html"><text:span text:style-name="T428_6">www</text:span></text:a></text:span><text:span text:style-name="T428_7"><text:a xlink:type="simple" xlink:href="http://www.crockford.com/javascript/inheritance.html"><text:span text:style-name="T428_8">.</text:span></text:a></text:span><text:span text:style-name="T428_9"><text:a xlink:type="simple" xlink:href="http://www.crockford.com/javascript/inheritance.html"><text:span text:style-name="T428_10">crockford</text:span></text:a></text:span><text:span text:style-name="T428_11"><text:a xlink:type="simple" xlink:href="http://www.crockford.com/javascript/inheritance.html"><text:span text:style-name="T428_12">.</text:span></text:a></text:span><text:span text:style-name="T428_13"><text:a xlink:type="simple" xlink:href="http://www.crockford.com/javascript/inheritance.html"><text:span text:style-name="T428_14">com</text:span></text:a></text:span><text:span text:style-name="T428_15"><text:a xlink:type="simple" xlink:href="http://www.crockford.com/javascript/inheritance.html"><text:span text:style-name="T428_16">/</text:span></text:a></text:span><text:span text:style-name="T428_17"><text:a xlink:type="simple" xlink:href="http://www.crockford.com/javascript/inheritance.html"><text:span text:style-name="T428_18">javascript</text:span></text:a></text:span><text:span text:style-name="T428_19"><text:a xlink:type="simple" xlink:href="http://www.crockford.com/javascript/inheritance.html"><text:span text:style-name="T428_20">/</text:span></text:a></text:span><text:span text:style-name="T428_21"><text:a xlink:type="simple" xlink:href="http://www.crockford.com/javascript/inheritance.html"><text:span text:style-name="T428_22">inheritance</text:span></text:a></text:span><text:span text:style-name="T428_23"><text:a xlink:type="simple" xlink:href="http://www.crockford.com/javascript/inheritance.html"><text:span text:style-name="T428_24">.</text:span></text:a></text:span><text:span text:style-name="T428_25"><text:a xlink:type="simple" xlink:href="http://www.crockford.com/javascript/inheritance.html"><text:span text:style-name="T428_26">html</text:span></text:a></text:span></text:p>
      <text:p text:style-name="P429"/>
      <text:p text:style-name="P430"><text:span text:style-name="T430_1">16.<text:s/></text:span><text:span text:style-name="T430_2">Explain</text:span><text:span text:style-name="T430_3"><text:s/></text:span><text:span text:style-name="T430_4">event</text:span><text:span text:style-name="T430_5"><text:s/></text:span><text:span text:style-name="T430_6">delegation</text:span><text:span text:style-name="T430_7">.<text:s/></text:span><text:span text:style-name="T430_8"><text:tab/></text:span></text:p>
      <text:p text:style-name="P431"><text:span text:style-name="T431_1">Event</text:span><text:span text:style-name="T431_2"><text:s/></text:span><text:span text:style-name="T431_3">delegation</text:span><text:span text:style-name="T431_4"><text:s/></text:span><text:span text:style-name="T431_5">allows</text:span><text:span text:style-name="T431_6"><text:s/></text:span><text:span text:style-name="T431_7">you</text:span><text:span text:style-name="T431_8"><text:s/></text:span><text:span text:style-name="T431_9">to</text:span><text:span text:style-name="T431_10"><text:s/></text:span><text:span text:style-name="T431_11">avoid</text:span><text:span text:style-name="T431_12"><text:s/></text:span><text:span text:style-name="T431_13">adding</text:span><text:span text:style-name="T431_14"><text:s/></text:span><text:span text:style-name="T431_15">event</text:span><text:span text:style-name="T431_16"><text:s/></text:span><text:span text:style-name="T431_17">listeners</text:span><text:span text:style-name="T431_18"><text:s/></text:span><text:span text:style-name="T431_19">to</text:span><text:span text:style-name="T431_20"><text:s/></text:span><text:span text:style-name="T431_21">specific</text:span><text:span text:style-name="T431_22"><text:s/></text:span><text:span text:style-name="T431_23">nodes</text:span><text:span text:style-name="T431_24"><text:s/>→<text:s/></text:span><text:span text:style-name="T431_25">event</text:span><text:span text:style-name="T431_26"><text:s/></text:span><text:span text:style-name="T431_27">listener</text:span><text:span text:style-name="T431_28"><text:s/></text:span><text:span text:style-name="T431_29">is</text:span><text:span text:style-name="T431_30"><text:s/></text:span><text:span text:style-name="T431_31">added</text:span><text:span text:style-name="T431_32"><text:s/></text:span><text:span text:style-name="T431_33">to</text:span><text:span text:style-name="T431_34"><text:s/></text:span><text:span text:style-name="T431_35">the</text:span><text:span text:style-name="T431_36"><text:s/></text:span><text:span text:style-name="T431_37">parent</text:span><text:span text:style-name="T431_38">.<text:s/></text:span><text:span text:style-name="T431_39">It</text:span><text:span text:style-name="T431_40"><text:s/></text:span><text:span text:style-name="T431_41">makes</text:span><text:span text:style-name="T431_42"><text:s/></text:span><text:span text:style-name="T431_43">use</text:span><text:span text:style-name="T431_44"><text:s/></text:span><text:span text:style-name="T431_45">of</text:span><text:span text:style-name="T431_46"><text:s/></text:span><text:span text:style-name="T431_47">two</text:span><text:span text:style-name="T431_48"><text:s/></text:span><text:span text:style-name="T431_49">JS</text:span><text:span text:style-name="T431_50"><text:s/></text:span><text:span text:style-name="T431_51">features</text:span><text:span text:style-name="T431_52">:</text:span></text:p>
      <text:p text:style-name="P432"><text:span text:style-name="T432_1">-<text:s/></text:span><text:span text:style-name="T432_2">event</text:span><text:span text:style-name="T432_3"><text:s/></text:span><text:span text:style-name="T432_4">bubbling</text:span></text:p>
      <text:p text:style-name="P433"><text:span text:style-name="T433_1">-<text:s/></text:span><text:span text:style-name="T433_2">target</text:span><text:span text:style-name="T433_3"><text:s/></text:span><text:span text:style-name="T433_4">element</text:span></text:p>
      <text:p text:style-name="P434"/>
      <text:p text:style-name="P435"><text:span text:style-name="T435_1">Bubbling</text:span><text:span text:style-name="T435_2"><text:s/></text:span><text:span text:style-name="T435_3">→<text:s/></text:span><text:span text:style-name="T435_4">when</text:span><text:span text:style-name="T435_5"><text:s/></text:span><text:span text:style-name="T435_6">event</text:span><text:span text:style-name="T435_7"><text:s/></text:span><text:span text:style-name="T435_8">is</text:span><text:span text:style-name="T435_9"><text:s/></text:span><text:span text:style-name="T435_10">triggered</text:span><text:span text:style-name="T435_11"><text:s/></text:span><text:span text:style-name="T435_12">on</text:span><text:span text:style-name="T435_13"><text:s/></text:span><text:span text:style-name="T435_14">an</text:span><text:span text:style-name="T435_15"><text:s/></text:span><text:span text:style-name="T435_16">element</text:span><text:span text:style-name="T435_17"><text:s/>(</text:span><text:span text:style-name="T435_18">mouseclick</text:span><text:span text:style-name="T435_19"><text:s/></text:span><text:span text:style-name="T435_20">on</text:span><text:span text:style-name="T435_21"><text:s/></text:span><text:span text:style-name="T435_22">button</text:span><text:span text:style-name="T435_23">),<text:s/></text:span><text:span text:style-name="T435_24">the</text:span><text:span text:style-name="T435_25"><text:s/></text:span><text:span text:style-name="T435_26">same</text:span><text:span text:style-name="T435_27"><text:s/></text:span><text:span text:style-name="T435_28">event</text:span><text:span text:style-name="T435_29"><text:s/></text:span><text:span text:style-name="T435_30">is</text:span><text:span text:style-name="T435_31"><text:s/></text:span><text:span text:style-name="T435_32">triggered</text:span><text:span text:style-name="T435_33"><text:s/></text:span><text:span text:style-name="T435_34">on</text:span><text:span text:style-name="T435_35"><text:s/></text:span><text:span text:style-name="T435_36">all</text:span><text:span text:style-name="T435_37"><text:s/></text:span><text:span text:style-name="T435_38">ancestors</text:span><text:span text:style-name="T435_39">,<text:s/></text:span><text:span text:style-name="T435_40">it</text:span><text:span text:style-name="T435_41"><text:s/></text:span><text:span text:style-name="T435_42">bubbles</text:span><text:span text:style-name="T435_43"><text:s/></text:span><text:span text:style-name="T435_44">up</text:span><text:span text:style-name="T435_45"><text:s/></text:span><text:span text:style-name="T435_46">from</text:span><text:span text:style-name="T435_47"><text:s/></text:span><text:span text:style-name="T435_48">originating</text:span><text:span text:style-name="T435_49"><text:s/></text:span><text:span text:style-name="T435_50">element</text:span><text:span text:style-name="T435_51"><text:s/></text:span><text:span text:style-name="T435_52">to</text:span><text:span text:style-name="T435_53"><text:s/></text:span><text:span text:style-name="T435_54">the</text:span><text:span text:style-name="T435_55"><text:s/></text:span><text:span text:style-name="T435_56">top</text:span><text:span text:style-name="T435_57"><text:s/></text:span><text:span text:style-name="T435_58">of</text:span><text:span text:style-name="T435_59"><text:s/></text:span><text:span text:style-name="T435_60">the</text:span><text:span text:style-name="T435_61"><text:s/></text:span><text:span text:style-name="T435_62">DOM</text:span><text:span text:style-name="T435_63"><text:s/></text:span><text:span text:style-name="T435_64">tree</text:span><text:span text:style-name="T435_65">.</text:span></text:p>
      <text:p text:style-name="P436"><text:span text:style-name="T436_1">Target</text:span><text:span text:style-name="T436_2"><text:s/></text:span><text:span text:style-name="T436_3">element</text:span><text:span text:style-name="T436_4"><text:s/>→<text:s/></text:span><text:span text:style-name="T436_5">the</text:span><text:span text:style-name="T436_6"><text:s/></text:span><text:span text:style-name="T436_7">originating</text:span><text:span text:style-name="T436_8"><text:s/></text:span><text:span text:style-name="T436_9">element</text:span><text:span text:style-name="T436_10">.</text:span></text:p>
      <text:p text:style-name="P437"><text:span text:style-name="T437_1">Example</text:span><text:span text:style-name="T437_2">:<text:s/></text:span><text:span text:style-name="T437_3">instead</text:span><text:span text:style-name="T437_4"><text:s/></text:span><text:span text:style-name="T437_5">of</text:span><text:span text:style-name="T437_6"><text:s/></text:span><text:span text:style-name="T437_7">adding</text:span><text:span text:style-name="T437_8"><text:s/></text:span><text:span text:style-name="T437_9">event</text:span><text:span text:style-name="T437_10"><text:s/></text:span><text:span text:style-name="T437_11">listener</text:span><text:span text:style-name="T437_12"><text:s/></text:span><text:span text:style-name="T437_13">to</text:span><text:span text:style-name="T437_14"><text:s/></text:span><text:span text:style-name="T437_15">each</text:span><text:span text:style-name="T437_16"><text:s/></text:span><text:span text:style-name="T437_17">child</text:span><text:span text:style-name="T437_18"><text:s/></text:span><text:span text:style-name="T437_19">element</text:span><text:span text:style-name="T437_20">,<text:s/></text:span><text:span text:style-name="T437_21">you</text:span><text:span text:style-name="T437_22"><text:s/></text:span><text:span text:style-name="T437_23">add</text:span><text:span text:style-name="T437_24"><text:s/></text:span><text:span text:style-name="T437_25">it</text:span><text:span text:style-name="T437_26"><text:s/></text:span><text:span text:style-name="T437_27">to</text:span><text:span text:style-name="T437_28"><text:s/>&lt;</text:span><text:span text:style-name="T437_29">ul</text:span><text:span text:style-name="T437_30">&gt;<text:s/></text:span><text:span text:style-name="T437_31">parent</text:span><text:span text:style-name="T437_32"><text:s/></text:span><text:span text:style-name="T437_33">element</text:span><text:span text:style-name="T437_34">.<text:s/></text:span><text:span text:style-name="T437_35">When</text:span><text:span text:style-name="T437_36"><text:s/></text:span><text:span text:style-name="T437_37">the</text:span><text:span text:style-name="T437_38"><text:s/></text:span><text:span text:style-name="T437_39">event</text:span><text:span text:style-name="T437_40"><text:s/></text:span><text:span text:style-name="T437_41">from</text:span><text:span text:style-name="T437_42"><text:s/></text:span><text:span text:style-name="T437_43">child</text:span><text:span text:style-name="T437_44"><text:s/></text:span><text:span text:style-name="T437_45">bubbles</text:span><text:span text:style-name="T437_46"><text:s/></text:span><text:span text:style-name="T437_47">to</text:span><text:span text:style-name="T437_48"><text:s/></text:span><text:span text:style-name="T437_49">UL</text:span><text:span text:style-name="T437_50">,<text:s/></text:span><text:span text:style-name="T437_51">you</text:span><text:span text:style-name="T437_52"><text:s/></text:span><text:span text:style-name="T437_53">check</text:span><text:span text:style-name="T437_54"><text:s/></text:span><text:span text:style-name="T437_55">the</text:span><text:span text:style-name="T437_56"><text:s/></text:span><text:span text:style-name="T437_57">event</text:span><text:span text:style-name="T437_58">'</text:span><text:span text:style-name="T437_59">s</text:span><text:span text:style-name="T437_60"><text:s/></text:span><text:span text:style-name="T437_61">object</text:span><text:span text:style-name="T437_62"><text:s/></text:span><text:span text:style-name="T437_63">target</text:span><text:span text:style-name="T437_64"><text:s/></text:span><text:span text:style-name="T437_65">property</text:span><text:span text:style-name="T437_66"><text:s/></text:span><text:span text:style-name="T437_67">to</text:span><text:span text:style-name="T437_68"><text:s/></text:span><text:span text:style-name="T437_69">gain</text:span><text:span text:style-name="T437_70"><text:s/></text:span><text:span text:style-name="T437_71">reference</text:span><text:span text:style-name="T437_72"><text:s/></text:span><text:span text:style-name="T437_73">to</text:span><text:span text:style-name="T437_74"><text:s/></text:span><text:span text:style-name="T437_75">actual</text:span><text:span text:style-name="T437_76"><text:s/></text:span><text:span text:style-name="T437_77">clicked</text:span><text:span text:style-name="T437_78"><text:s/></text:span><text:span text:style-name="T437_79">node</text:span><text:span text:style-name="T437_80">.</text:span></text:p>
      <text:p text:style-name="P438"><text:span text:style-name="T438_1">&lt;</text:span><text:span text:style-name="T438_2">ul</text:span><text:span text:style-name="T438_3">&gt;</text:span></text:p>
      <text:p text:style-name="P439"><text:span text:style-name="T439_1">&lt;</text:span><text:span text:style-name="T439_2">li</text:span><text:span text:style-name="T439_3">&gt;<text:s/>…<text:s/>&lt;/</text:span><text:span text:style-name="T439_4">li</text:span><text:span text:style-name="T439_5">&gt;</text:span></text:p>
      <text:p text:style-name="P440"><text:span text:style-name="T440_1">&lt;</text:span><text:span text:style-name="T440_2">li</text:span><text:span text:style-name="T440_3">&gt;<text:s/>…<text:s/>&lt;/</text:span><text:span text:style-name="T440_4">li</text:span><text:span text:style-name="T440_5">&gt;</text:span></text:p>
      <text:p text:style-name="P441"><text:span text:style-name="T441_1">…..</text:span></text:p>
      <text:p text:style-name="P442"><text:span text:style-name="T442_1">&lt;/</text:span><text:span text:style-name="T442_2">ul</text:span><text:span text:style-name="T442_3">&gt;</text:span></text:p>
      <text:p text:style-name="P443"/>
      <text:p text:style-name="P444"><text:span text:style-name="T444_1">document</text:span><text:span text:style-name="T444_2">.</text:span><text:span text:style-name="T444_3">getElementById</text:span><text:span text:style-name="T444_4">(“</text:span><text:span text:style-name="T444_5">parent</text:span><text:span text:style-name="T444_6">-</text:span><text:span text:style-name="T444_7">list</text:span><text:span text:style-name="T444_8">”).</text:span><text:span text:style-name="T444_9">addEventListener</text:span><text:span text:style-name="T444_10">(“</text:span><text:span text:style-name="T444_11">click</text:span><text:span text:style-name="T444_12">”,</text:span><text:span text:style-name="T444_13">function</text:span><text:span text:style-name="T444_14">()<text:s/>{</text:span></text:p>
      <text:p text:style-name="P445"><text:span text:style-name="T445_1">//<text:s/></text:span><text:span text:style-name="T445_2">e</text:span><text:span text:style-name="T445_3">.</text:span><text:span text:style-name="T445_4">target</text:span><text:span text:style-name="T445_5"><text:s/></text:span><text:span text:style-name="T445_6">is</text:span><text:span text:style-name="T445_7"><text:s/></text:span><text:span text:style-name="T445_8">clicked</text:span><text:span text:style-name="T445_9"><text:s/></text:span><text:span text:style-name="T445_10">element</text:span></text:p>
      <text:p text:style-name="P446"><text:span text:style-name="T446_1">if</text:span><text:span text:style-name="T446_2"><text:s/>(</text:span><text:span text:style-name="T446_3">e</text:span><text:span text:style-name="T446_4">.</text:span><text:span text:style-name="T446_5">target</text:span><text:span text:style-name="T446_6"><text:s/>&amp;&amp;<text:s/></text:span><text:span text:style-name="T446_7">e</text:span><text:span text:style-name="T446_8">.</text:span><text:span text:style-name="T446_9">target</text:span><text:span text:style-name="T446_10">.</text:span><text:span text:style-name="T446_11">nodeName</text:span><text:span text:style-name="T446_12"><text:s/>==<text:s/>“</text:span><text:span text:style-name="T446_13">LI</text:span><text:span text:style-name="T446_14">”)<text:s/>{</text:span></text:p>
      <text:p text:style-name="P447"><text:span text:style-name="T447_1"><text:tab/>//<text:s/></text:span><text:span text:style-name="T447_2">list</text:span><text:span text:style-name="T447_3"><text:s/></text:span><text:span text:style-name="T447_4">item</text:span><text:span text:style-name="T447_5"><text:s/></text:span><text:span text:style-name="T447_6">found</text:span></text:p>
      <text:p text:style-name="P448"><text:span text:style-name="T448_1"><text:tab/></text:span><text:span text:style-name="T448_2">console</text:span><text:span text:style-name="T448_3">.</text:span><text:span text:style-name="T448_4">log</text:span><text:span text:style-name="T448_5">(“</text:span><text:span text:style-name="T448_6">List</text:span><text:span text:style-name="T448_7"><text:s/></text:span><text:span text:style-name="T448_8">item</text:span><text:span text:style-name="T448_9">:<text:s/>“<text:s/>+<text:s/></text:span><text:span text:style-name="T448_10">e</text:span><text:span text:style-name="T448_11">.</text:span><text:span text:style-name="T448_12">target</text:span><text:span text:style-name="T448_13">.</text:span><text:span text:style-name="T448_14">ID</text:span><text:span text:style-name="T448_15"><text:s/>+<text:s/>“<text:s/></text:span><text:span text:style-name="T448_16">was</text:span><text:span text:style-name="T448_17"><text:s/></text:span><text:span text:style-name="T448_18">clicked</text:span><text:span text:style-name="T448_19">”);</text:span></text:p>
      <text:p text:style-name="P449"><text:span text:style-name="T449_1">}<text:s/>}</text:span></text:p>
      <text:p text:style-name="P450"><text:span text:style-name="T450_1"><text:a xlink:type="simple" xlink:href="http://davidwalsh.name/event-delegate"><text:span text:style-name="T450_2">http</text:span></text:a></text:span><text:span text:style-name="T450_3"><text:a xlink:type="simple" xlink:href="http://davidwalsh.name/event-delegate"><text:span text:style-name="T450_4">://</text:span></text:a></text:span><text:span text:style-name="T450_5"><text:a xlink:type="simple" xlink:href="http://davidwalsh.name/event-delegate"><text:span text:style-name="T450_6">davidwalsh</text:span></text:a></text:span><text:span text:style-name="T450_7"><text:a xlink:type="simple" xlink:href="http://davidwalsh.name/event-delegate"><text:span text:style-name="T450_8">.</text:span></text:a></text:span><text:span text:style-name="T450_9"><text:a xlink:type="simple" xlink:href="http://davidwalsh.name/event-delegate"><text:span text:style-name="T450_10">name</text:span></text:a></text:span><text:span text:style-name="T450_11"><text:a xlink:type="simple" xlink:href="http://davidwalsh.name/event-delegate"><text:span text:style-name="T450_12">/</text:span></text:a></text:span><text:span text:style-name="T450_13"><text:a xlink:type="simple" xlink:href="http://davidwalsh.name/event-delegate"><text:span text:style-name="T450_14">event</text:span></text:a></text:span><text:span text:style-name="T450_15"><text:a xlink:type="simple" xlink:href="http://davidwalsh.name/event-delegate"><text:span text:style-name="T450_16">-</text:span></text:a></text:span><text:span text:style-name="T450_17"><text:a xlink:type="simple" xlink:href="http://davidwalsh.name/event-delegate"><text:span text:style-name="T450_18">delegate</text:span></text:a></text:span></text:p>
      <text:p text:style-name="P451"><text:span text:style-name="T451_1"><text:a xlink:type="simple" xlink:href="http://stackoverflow.com/questions/1687296/what-is-dom-event-delegation"><text:span text:style-name="T451_2">http</text:span></text:a></text:span><text:span text:style-name="T451_3"><text:a xlink:type="simple" xlink:href="http://stackoverflow.com/questions/1687296/what-is-dom-event-delegation"><text:span text:style-name="T451_4">://</text:span></text:a></text:span><text:span text:style-name="T451_5"><text:a xlink:type="simple" xlink:href="http://stackoverflow.com/questions/1687296/what-is-dom-event-delegation"><text:span text:style-name="T451_6">stackoverflow</text:span></text:a></text:span><text:span text:style-name="T451_7"><text:a xlink:type="simple" xlink:href="http://stackoverflow.com/questions/1687296/what-is-dom-event-delegation"><text:span text:style-name="T451_8">.</text:span></text:a></text:span><text:span text:style-name="T451_9"><text:a xlink:type="simple" xlink:href="http://stackoverflow.com/questions/1687296/what-is-dom-event-delegation"><text:span text:style-name="T451_10">com</text:span></text:a></text:span><text:span text:style-name="T451_11"><text:a xlink:type="simple" xlink:href="http://stackoverflow.com/questions/1687296/what-is-dom-event-delegation"><text:span text:style-name="T451_12">/</text:span></text:a></text:span><text:span text:style-name="T451_13"><text:a xlink:type="simple" xlink:href="http://stackoverflow.com/questions/1687296/what-is-dom-event-delegation"><text:span text:style-name="T451_14">questions</text:span></text:a></text:span><text:span text:style-name="T451_15"><text:a xlink:type="simple" xlink:href="http://stackoverflow.com/questions/1687296/what-is-dom-event-delegation"><text:span text:style-name="T451_16">/1687296/</text:span></text:a></text:span><text:span text:style-name="T451_17"><text:a xlink:type="simple" xlink:href="http://stackoverflow.com/questions/1687296/what-is-dom-event-delegation"><text:span text:style-name="T451_18">what</text:span></text:a></text:span><text:span text:style-name="T451_19"><text:a xlink:type="simple" xlink:href="http://stackoverflow.com/questions/1687296/what-is-dom-event-delegation"><text:span text:style-name="T451_20">-</text:span></text:a></text:span><text:span text:style-name="T451_21"><text:a xlink:type="simple" xlink:href="http://stackoverflow.com/questions/1687296/what-is-dom-event-delegation"><text:span text:style-name="T451_22">is</text:span></text:a></text:span><text:span text:style-name="T451_23"><text:a xlink:type="simple" xlink:href="http://stackoverflow.com/questions/1687296/what-is-dom-event-delegation"><text:span text:style-name="T451_24">-</text:span></text:a></text:span><text:span text:style-name="T451_25"><text:a xlink:type="simple" xlink:href="http://stackoverflow.com/questions/1687296/what-is-dom-event-delegation"><text:span text:style-name="T451_26">dom</text:span></text:a></text:span><text:span text:style-name="T451_27"><text:a xlink:type="simple" xlink:href="http://stackoverflow.com/questions/1687296/what-is-dom-event-delegation"><text:span text:style-name="T451_28">-</text:span></text:a></text:span><text:span text:style-name="T451_29"><text:a xlink:type="simple" xlink:href="http://stackoverflow.com/questions/1687296/what-is-dom-event-delegation"><text:span text:style-name="T451_30">event</text:span></text:a></text:span><text:span text:style-name="T451_31"><text:a xlink:type="simple" xlink:href="http://stackoverflow.com/questions/1687296/what-is-dom-event-delegation"><text:span text:style-name="T451_32">-</text:span></text:a></text:span><text:span text:style-name="T451_33"><text:a xlink:type="simple" xlink:href="http://stackoverflow.com/questions/1687296/what-is-dom-event-delegation"><text:span text:style-name="T451_34">delegation</text:span></text:a></text:span></text:p>
      <text:p text:style-name="P452"/>
      <text:p text:style-name="P453"><text:span text:style-name="T453_1">17.<text:s/></text:span><text:span text:style-name="T453_2">How</text:span><text:span text:style-name="T453_3"><text:s/></text:span><text:span text:style-name="T453_4">do</text:span><text:span text:style-name="T453_5"><text:s/></text:span><text:span text:style-name="T453_6">you</text:span><text:span text:style-name="T453_7"><text:s/></text:span><text:span text:style-name="T453_8">go</text:span><text:span text:style-name="T453_9"><text:s/></text:span><text:span text:style-name="T453_10">about</text:span><text:span text:style-name="T453_11"><text:s/></text:span><text:span text:style-name="T453_12">testing</text:span><text:span text:style-name="T453_13"><text:s/></text:span><text:span text:style-name="T453_14">in</text:span><text:span text:style-name="T453_15"><text:s/></text:span><text:span text:style-name="T453_16">JS</text:span><text:span text:style-name="T453_17">?<text:s/></text:span></text:p>
      <text:p text:style-name="P454"><text:span text:style-name="T454_1">There</text:span><text:span text:style-name="T454_2"><text:s/></text:span><text:span text:style-name="T454_3">are</text:span><text:span text:style-name="T454_4"><text:s/></text:span><text:span text:style-name="T454_5">different</text:span><text:span text:style-name="T454_6"><text:s/></text:span><text:span text:style-name="T454_7">frameworks</text:span><text:span text:style-name="T454_8"><text:s/></text:span><text:span text:style-name="T454_9">for</text:span><text:span text:style-name="T454_10"><text:s/></text:span><text:span text:style-name="T454_11">testing</text:span><text:span text:style-name="T454_12"><text:s/></text:span><text:span text:style-name="T454_13">JS</text:span><text:span text:style-name="T454_14">;<text:s/></text:span><text:span text:style-name="T454_15">some</text:span><text:span text:style-name="T454_16"><text:s/></text:span><text:span text:style-name="T454_17">of</text:span><text:span text:style-name="T454_18"><text:s/></text:span><text:span text:style-name="T454_19">the</text:span><text:span text:style-name="T454_20"><text:s/></text:span><text:span text:style-name="T454_21">popular</text:span><text:span text:style-name="T454_22"><text:s/></text:span><text:span text:style-name="T454_23">ones</text:span><text:span text:style-name="T454_24"><text:s/></text:span><text:span text:style-name="T454_25">are</text:span><text:span text:style-name="T454_26"><text:s/></text:span><text:span text:style-name="T454_27">Jasmine</text:span><text:span text:style-name="T454_28">,<text:s/></text:span><text:span text:style-name="T454_29">Mocha</text:span><text:span text:style-name="T454_30">,<text:s/></text:span><text:span text:style-name="T454_31">QUnit</text:span><text:span text:style-name="T454_32">.<text:s/></text:span><text:span text:style-name="T454_33">The</text:span><text:span text:style-name="T454_34"><text:s/></text:span><text:span text:style-name="T454_35">basic</text:span><text:span text:style-name="T454_36"><text:s/></text:span><text:span text:style-name="T454_37">idea</text:span><text:span text:style-name="T454_38"><text:s/></text:span><text:span text:style-name="T454_39">is</text:span><text:span text:style-name="T454_40"><text:s/></text:span><text:span text:style-name="T454_41">to</text:span><text:span text:style-name="T454_42"><text:s/></text:span><text:span text:style-name="T454_43">make</text:span><text:span text:style-name="T454_44"><text:s/></text:span><text:span text:style-name="T454_45">your</text:span><text:span text:style-name="T454_46"><text:s/></text:span><text:span text:style-name="T454_47">code</text:span><text:span text:style-name="T454_48"><text:s/></text:span><text:span text:style-name="T454_49">testable</text:span><text:span text:style-name="T454_50"><text:s/></text:span><text:span text:style-name="T454_51">by</text:span><text:span text:style-name="T454_52"><text:s/></text:span><text:span text:style-name="T454_53">breaking</text:span><text:span text:style-name="T454_54"><text:s/></text:span><text:span text:style-name="T454_55">it</text:span><text:span text:style-name="T454_56"><text:s/></text:span><text:span text:style-name="T454_57">into</text:span><text:span text:style-name="T454_58"><text:s/></text:span><text:span text:style-name="T454_59">well</text:span><text:span text:style-name="T454_60"><text:s/></text:span><text:span text:style-name="T454_61">contained</text:span><text:span text:style-name="T454_62"><text:s/></text:span><text:span text:style-name="T454_63">modules</text:span><text:span text:style-name="T454_64"><text:s/></text:span><text:span text:style-name="T454_65">and</text:span><text:span text:style-name="T454_66"><text:s/></text:span><text:span text:style-name="T454_67">creating</text:span><text:span text:style-name="T454_68"><text:s/></text:span><text:span text:style-name="T454_69">methods</text:span><text:span text:style-name="T454_70"><text:s/></text:span><text:span text:style-name="T454_71">that</text:span><text:span text:style-name="T454_72"><text:s/></text:span><text:span text:style-name="T454_73">can</text:span><text:span text:style-name="T454_74"><text:s/></text:span><text:span text:style-name="T454_75">be</text:span><text:span text:style-name="T454_76"><text:s/></text:span><text:span text:style-name="T454_77">easily</text:span><text:span text:style-name="T454_78"><text:s/></text:span><text:span text:style-name="T454_79">unit</text:span><text:span text:style-name="T454_80">-</text:span><text:span text:style-name="T454_81">tested</text:span><text:span text:style-name="T454_82">.<text:s/></text:span><text:span text:style-name="T454_83">For</text:span><text:span text:style-name="T454_84"><text:s/></text:span><text:span text:style-name="T454_85">example</text:span><text:span text:style-name="T454_86">,<text:s/></text:span><text:span text:style-name="T454_87">model</text:span><text:span text:style-name="T454_88">’</text:span><text:span text:style-name="T454_89">s</text:span><text:span text:style-name="T454_90"><text:s/></text:span><text:span text:style-name="T454_91">methods</text:span><text:span text:style-name="T454_92"><text:s/></text:span><text:span text:style-name="T454_93">are</text:span><text:span text:style-name="T454_94"><text:s/></text:span><text:span text:style-name="T454_95">usually</text:span><text:span text:style-name="T454_96"><text:s/></text:span><text:span text:style-name="T454_97">tested</text:span><text:span text:style-name="T454_98"><text:s/></text:span><text:span text:style-name="T454_99">by</text:span><text:span text:style-name="T454_100"><text:s/></text:span><text:span text:style-name="T454_101">calling</text:span><text:span text:style-name="T454_102"><text:s/></text:span><text:span text:style-name="T454_103">them</text:span><text:span text:style-name="T454_104"><text:s/></text:span><text:span text:style-name="T454_105">with</text:span><text:span text:style-name="T454_106"><text:s/></text:span><text:span text:style-name="T454_107">different</text:span><text:span text:style-name="T454_108"><text:s/></text:span><text:span text:style-name="T454_109">input</text:span><text:span text:style-name="T454_110"><text:s/></text:span><text:span text:style-name="T454_111">arguments</text:span><text:span text:style-name="T454_112"><text:s/></text:span><text:span text:style-name="T454_113">and</text:span><text:span text:style-name="T454_114"><text:s/></text:span><text:span text:style-name="T454_115">asserting</text:span><text:span text:style-name="T454_116"><text:s/></text:span><text:span text:style-name="T454_117">the</text:span><text:span text:style-name="T454_118"><text:s/></text:span><text:span text:style-name="T454_119">expected</text:span><text:span text:style-name="T454_120"><text:s/></text:span><text:span text:style-name="T454_121">output</text:span><text:span text:style-name="T454_122">.<text:s/></text:span><text:span text:style-name="T454_123">For</text:span><text:span text:style-name="T454_124"><text:s/></text:span><text:span text:style-name="T454_125">testing</text:span><text:span text:style-name="T454_126"><text:s/></text:span><text:span text:style-name="T454_127">the</text:span><text:span text:style-name="T454_128"><text:s/></text:span><text:span text:style-name="T454_129">UI</text:span><text:span text:style-name="T454_130"><text:s/></text:span><text:span text:style-name="T454_131">elements</text:span><text:span text:style-name="T454_132">,<text:s/></text:span><text:span text:style-name="T454_133">there</text:span><text:span text:style-name="T454_134"><text:s/></text:span><text:span text:style-name="T454_135">are</text:span><text:span text:style-name="T454_136"><text:s/></text:span><text:span text:style-name="T454_137">different</text:span><text:span text:style-name="T454_138"><text:s/></text:span><text:span text:style-name="T454_139">plugins</text:span><text:span text:style-name="T454_140"><text:s/></text:span><text:span text:style-name="T454_141">such</text:span><text:span text:style-name="T454_142"><text:s/></text:span><text:span text:style-name="T454_143">as</text:span><text:span text:style-name="T454_144"><text:s/></text:span><text:span text:style-name="T454_145">jasmine</text:span><text:span text:style-name="T454_146">-</text:span><text:span text:style-name="T454_147">jquery</text:span><text:span text:style-name="T454_148"><text:s/></text:span><text:span text:style-name="T454_149">that</text:span><text:span text:style-name="T454_150"><text:s/></text:span><text:span text:style-name="T454_151">include</text:span><text:span text:style-name="T454_152"><text:s/></text:span><text:span text:style-name="T454_153">HTML</text:span><text:span text:style-name="T454_154"><text:s/></text:span><text:span text:style-name="T454_155">fixtures</text:span><text:span text:style-name="T454_156"><text:s/></text:span><text:span text:style-name="T454_157">that</text:span><text:span text:style-name="T454_158"><text:s/></text:span><text:span text:style-name="T454_159">allow</text:span><text:span text:style-name="T454_160"><text:s/></text:span><text:span text:style-name="T454_161">you</text:span><text:span text:style-name="T454_162"><text:s/></text:span><text:span text:style-name="T454_163">to</text:span><text:span text:style-name="T454_164"><text:s/></text:span><text:span text:style-name="T454_165">load</text:span><text:span text:style-name="T454_166"><text:s/></text:span><text:span text:style-name="T454_167">HTML</text:span><text:span text:style-name="T454_168"><text:s/></text:span><text:span text:style-name="T454_169">content</text:span><text:span text:style-name="T454_170"><text:s/></text:span><text:span text:style-name="T454_171">to</text:span><text:span text:style-name="T454_172"><text:s/></text:span><text:span text:style-name="T454_173">be</text:span><text:span text:style-name="T454_174"><text:s/></text:span><text:span text:style-name="T454_175">used</text:span><text:span text:style-name="T454_176"><text:s/></text:span><text:span text:style-name="T454_177">in</text:span><text:span text:style-name="T454_178"><text:s/></text:span><text:span text:style-name="T454_179">tests</text:span><text:span text:style-name="T454_180">.<text:s/></text:span></text:p>
      <text:p text:style-name="P455"><text:span text:style-name="T455_1">Also</text:span><text:span text:style-name="T455_2"><text:s/></text:span><text:span text:style-name="T455_3">frameworks</text:span><text:span text:style-name="T455_4"><text:s/></text:span><text:span text:style-name="T455_5">such</text:span><text:span text:style-name="T455_6"><text:s/></text:span><text:span text:style-name="T455_7">as</text:span><text:span text:style-name="T455_8"><text:s/></text:span><text:span text:style-name="T455_9">JSdom</text:span><text:span text:style-name="T455_10"><text:s/></text:span><text:span text:style-name="T455_11">or</text:span><text:span text:style-name="T455_12"><text:s/></text:span><text:span text:style-name="T455_13">PhantomJS</text:span><text:span text:style-name="T455_14"><text:s/></text:span><text:span text:style-name="T455_15">are</text:span><text:span text:style-name="T455_16"><text:s/></text:span><text:span text:style-name="T455_17">used</text:span><text:span text:style-name="T455_18"><text:s/></text:span><text:span text:style-name="T455_19">to</text:span><text:span text:style-name="T455_20"><text:s/></text:span><text:span text:style-name="T455_21">mock</text:span><text:span text:style-name="T455_22"><text:s/></text:span><text:span text:style-name="T455_23">the</text:span><text:span text:style-name="T455_24"><text:s/></text:span><text:span text:style-name="T455_25">browser</text:span><text:span text:style-name="T455_26">/</text:span><text:span text:style-name="T455_27">DOM</text:span><text:span text:style-name="T455_28">.<text:s/></text:span><text:span text:style-name="T455_29">You</text:span><text:span text:style-name="T455_30"><text:s/></text:span><text:span text:style-name="T455_31">can</text:span><text:span text:style-name="T455_32"><text:s/></text:span><text:span text:style-name="T455_33">then</text:span><text:span text:style-name="T455_34"><text:s/></text:span><text:span text:style-name="T455_35">perform</text:span><text:span text:style-name="T455_36"><text:s/></text:span><text:span text:style-name="T455_37">input</text:span><text:span text:style-name="T455_38"><text:s/></text:span><text:span text:style-name="T455_39">actions</text:span><text:span text:style-name="T455_40"><text:s/></text:span><text:span text:style-name="T455_41">such</text:span><text:span text:style-name="T455_42"><text:s/></text:span><text:span text:style-name="T455_43">as</text:span><text:span text:style-name="T455_44"><text:s/></text:span><text:span text:style-name="T455_45">clicking</text:span><text:span text:style-name="T455_46"><text:s/></text:span><text:span text:style-name="T455_47">on</text:span><text:span text:style-name="T455_48"><text:s/></text:span><text:span text:style-name="T455_49">stuff</text:span><text:span text:style-name="T455_50">,<text:s/></text:span><text:span text:style-name="T455_51">and</text:span><text:span text:style-name="T455_52"><text:s/></text:span><text:span text:style-name="T455_53">setting</text:span><text:span text:style-name="T455_54"><text:s/></text:span><text:span text:style-name="T455_55">the</text:span><text:span text:style-name="T455_56"><text:s/></text:span><text:span text:style-name="T455_57">value</text:span><text:span text:style-name="T455_58"><text:s/></text:span><text:span text:style-name="T455_59">of</text:span><text:span text:style-name="T455_60"><text:s/></text:span><text:span text:style-name="T455_61">input</text:span><text:span text:style-name="T455_62"><text:s/></text:span><text:span text:style-name="T455_63">elements</text:span><text:span text:style-name="T455_64"><text:s/></text:span><text:span text:style-name="T455_65">and</text:span><text:span text:style-name="T455_66"><text:s/></text:span><text:span text:style-name="T455_67">then</text:span><text:span text:style-name="T455_68"><text:s/></text:span><text:span text:style-name="T455_69">query</text:span><text:span text:style-name="T455_70"><text:s/></text:span><text:span text:style-name="T455_71">the</text:span><text:span text:style-name="T455_72"><text:s/></text:span><text:span text:style-name="T455_73">DOM</text:span><text:span text:style-name="T455_74"><text:s/></text:span><text:span text:style-name="T455_75">and</text:span><text:span text:style-name="T455_76"><text:s/></text:span><text:span text:style-name="T455_77">assert</text:span><text:span text:style-name="T455_78"><text:s/></text:span><text:span text:style-name="T455_79">your</text:span><text:span text:style-name="T455_80"><text:s/></text:span><text:span text:style-name="T455_81">expectation</text:span><text:span text:style-name="T455_82">.<text:s/></text:span></text:p>
      <text:p text:style-name="P456"/>
      <text:p text:style-name="P457"><text:span text:style-name="T457_1">18.</text:span><text:span text:style-name="T457_2"><text:s/></text:span><text:span text:style-name="T457_3">When</text:span><text:span text:style-name="T457_4"><text:s/></text:span><text:span text:style-name="T457_5">would</text:span><text:span text:style-name="T457_6"><text:s/></text:span><text:span text:style-name="T457_7">you</text:span><text:span text:style-name="T457_8"><text:s/></text:span><text:span text:style-name="T457_9">use</text:span><text:span text:style-name="T457_10"><text:s/></text:span><text:span text:style-name="T457_11">document</text:span><text:span text:style-name="T457_12">.</text:span><text:span text:style-name="T457_13">write</text:span><text:span text:style-name="T457_14">()?</text:span></text:p>
      <text:p text:style-name="P458"><text:span text:style-name="T458_1">Document</text:span><text:span text:style-name="T458_2">.</text:span><text:span text:style-name="T458_3">write</text:span><text:span text:style-name="T458_4"><text:s/></text:span><text:span text:style-name="T458_5">after</text:span><text:span text:style-name="T458_6"><text:s/></text:span><text:span text:style-name="T458_7">DOM</text:span><text:span text:style-name="T458_8"><text:s/></text:span><text:span text:style-name="T458_9">ready</text:span><text:span text:style-name="T458_10"><text:s/></text:span><text:span text:style-name="T458_11">causes</text:span><text:span text:style-name="T458_12"><text:s/></text:span><text:span text:style-name="T458_13">it</text:span><text:span text:style-name="T458_14"><text:s/></text:span><text:span text:style-name="T458_15">to</text:span><text:span text:style-name="T458_16"><text:s/></text:span><text:span text:style-name="T458_17">overwrite</text:span><text:span text:style-name="T458_18"><text:s/></text:span><text:span text:style-name="T458_19">the</text:span><text:span text:style-name="T458_20"><text:s/></text:span><text:span text:style-name="T458_21">existing</text:span><text:span text:style-name="T458_22"><text:s/></text:span><text:span text:style-name="T458_23">DOM</text:span><text:span text:style-name="T458_24">.<text:s/></text:span><text:span text:style-name="T458_25">It</text:span><text:span text:style-name="T458_26"><text:s/></text:span><text:span text:style-name="T458_27">outputs</text:span><text:span text:style-name="T458_28"><text:s/></text:span><text:span text:style-name="T458_29">a</text:span><text:span text:style-name="T458_30"><text:s/></text:span><text:span text:style-name="T458_31">string</text:span><text:span text:style-name="T458_32"><text:s/></text:span><text:span text:style-name="T458_33">directly</text:span><text:span text:style-name="T458_34"><text:s/></text:span><text:span text:style-name="T458_35">into</text:span><text:span text:style-name="T458_36"><text:s/></text:span><text:span text:style-name="T458_37">the</text:span><text:span text:style-name="T458_38"><text:s/></text:span><text:span text:style-name="T458_39">page</text:span><text:span text:style-name="T458_40">.<text:s/></text:span><text:span text:style-name="T458_41">It</text:span><text:span text:style-name="T458_42"><text:s/></text:span><text:span text:style-name="T458_43">can</text:span><text:span text:style-name="T458_44"><text:s/></text:span><text:span text:style-name="T458_45">only</text:span><text:span text:style-name="T458_46"><text:s/></text:span><text:span text:style-name="T458_47">output</text:span><text:span text:style-name="T458_48"><text:s/></text:span><text:span text:style-name="T458_49">to</text:span><text:span text:style-name="T458_50"><text:s/></text:span><text:span text:style-name="T458_51">an</text:span><text:span text:style-name="T458_52"><text:s/></text:span><text:span text:style-name="T458_53">open</text:span><text:span text:style-name="T458_54"><text:s/></text:span><text:span text:style-name="T458_55">document</text:span><text:span text:style-name="T458_56">.<text:s/></text:span><text:span text:style-name="T458_57">If</text:span><text:span text:style-name="T458_58"><text:s/></text:span><text:span text:style-name="T458_59">document</text:span><text:span text:style-name="T458_60"><text:s/></text:span><text:span text:style-name="T458_61">is</text:span><text:span text:style-name="T458_62"><text:s/></text:span><text:span text:style-name="T458_63">closed</text:span><text:span text:style-name="T458_64"><text:s/>(</text:span><text:span text:style-name="T458_65">page</text:span><text:span text:style-name="T458_66"><text:s/></text:span><text:span text:style-name="T458_67">finished</text:span><text:span text:style-name="T458_68"><text:s/></text:span><text:span text:style-name="T458_69">loading</text:span><text:span text:style-name="T458_70">),<text:s/></text:span><text:span text:style-name="T458_71">it</text:span><text:span text:style-name="T458_72"><text:s/></text:span><text:span text:style-name="T458_73">implicitly</text:span><text:span text:style-name="T458_74"><text:s/></text:span><text:span text:style-name="T458_75">calls</text:span><text:span text:style-name="T458_76"><text:s/></text:span><text:span text:style-name="T458_77">document</text:span><text:span text:style-name="T458_78">.</text:span><text:span text:style-name="T458_79">open</text:span><text:span text:style-name="T458_80">()<text:s/></text:span><text:span text:style-name="T458_81">which</text:span><text:span text:style-name="T458_82"><text:s/></text:span><text:span text:style-name="T458_83">wipes</text:span><text:span text:style-name="T458_84"><text:s/></text:span><text:span text:style-name="T458_85">the</text:span><text:span text:style-name="T458_86"><text:s/></text:span><text:span text:style-name="T458_87">entire</text:span><text:span text:style-name="T458_88"><text:s/></text:span><text:span text:style-name="T458_89">document</text:span><text:span text:style-name="T458_90">.</text:span></text:p>
      <text:p text:style-name="P459"><text:span text:style-name="T459_1">This</text:span><text:span text:style-name="T459_2"><text:s/></text:span><text:span text:style-name="T459_3">method</text:span><text:span text:style-name="T459_4"><text:s/></text:span><text:span text:style-name="T459_5">is</text:span><text:span text:style-name="T459_6"><text:s/></text:span><text:span text:style-name="T459_7">a</text:span><text:span text:style-name="T459_8"><text:s/></text:span><text:span text:style-name="T459_9">part</text:span><text:span text:style-name="T459_10"><text:s/></text:span><text:span text:style-name="T459_11">of</text:span><text:span text:style-name="T459_12"><text:s/></text:span><text:span text:style-name="T459_13">legacy</text:span><text:span text:style-name="T459_14"><text:s/></text:span><text:span text:style-name="T459_15">DOM</text:span><text:span text:style-name="T459_16">.</text:span></text:p>
      <text:p text:style-name="P460"><text:span text:style-name="T460_1">Resources</text:span><text:span text:style-name="T460_2">:</text:span></text:p>
      <text:p text:style-name="P461"><text:span text:style-name="T461_1"><text:a xlink:type="simple" xlink:href="http://javascript.info/tutorial/document-write#open-document-only"><text:span text:style-name="T461_2">http</text:span></text:a></text:span><text:span text:style-name="T461_3"><text:a xlink:type="simple" xlink:href="http://javascript.info/tutorial/document-write#open-document-only"><text:span text:style-name="T461_4">://</text:span></text:a></text:span><text:span text:style-name="T461_5"><text:a xlink:type="simple" xlink:href="http://javascript.info/tutorial/document-write#open-document-only"><text:span text:style-name="T461_6">javascript</text:span></text:a></text:span><text:span text:style-name="T461_7"><text:a xlink:type="simple" xlink:href="http://javascript.info/tutorial/document-write#open-document-only"><text:span text:style-name="T461_8">.</text:span></text:a></text:span><text:span text:style-name="T461_9"><text:a xlink:type="simple" xlink:href="http://javascript.info/tutorial/document-write#open-document-only"><text:span text:style-name="T461_10">info</text:span></text:a></text:span><text:span text:style-name="T461_11"><text:a xlink:type="simple" xlink:href="http://javascript.info/tutorial/document-write#open-document-only"><text:span text:style-name="T461_12">/</text:span></text:a></text:span><text:span text:style-name="T461_13"><text:a xlink:type="simple" xlink:href="http://javascript.info/tutorial/document-write#open-document-only"><text:span text:style-name="T461_14">tutorial</text:span></text:a></text:span><text:span text:style-name="T461_15"><text:a xlink:type="simple" xlink:href="http://javascript.info/tutorial/document-write#open-document-only"><text:span text:style-name="T461_16">/</text:span></text:a></text:span><text:span text:style-name="T461_17"><text:a xlink:type="simple" xlink:href="http://javascript.info/tutorial/document-write#open-document-only"><text:span text:style-name="T461_18">document</text:span></text:a></text:span><text:span text:style-name="T461_19"><text:a xlink:type="simple" xlink:href="http://javascript.info/tutorial/document-write#open-document-only"><text:span text:style-name="T461_20">-</text:span></text:a></text:span><text:span text:style-name="T461_21"><text:a xlink:type="simple" xlink:href="http://javascript.info/tutorial/document-write#open-document-only"><text:span text:style-name="T461_22">write</text:span></text:a></text:span><text:span text:style-name="T461_23"><text:a xlink:type="simple" xlink:href="http://javascript.info/tutorial/document-write#open-document-only"><text:span text:style-name="T461_24">#</text:span></text:a></text:span><text:span text:style-name="T461_25"><text:a xlink:type="simple" xlink:href="http://javascript.info/tutorial/document-write#open-document-only"><text:span text:style-name="T461_26">open</text:span></text:a></text:span><text:span text:style-name="T461_27"><text:a xlink:type="simple" xlink:href="http://javascript.info/tutorial/document-write#open-document-only"><text:span text:style-name="T461_28">-</text:span></text:a></text:span><text:span text:style-name="T461_29"><text:a xlink:type="simple" xlink:href="http://javascript.info/tutorial/document-write#open-document-only"><text:span text:style-name="T461_30">document</text:span></text:a></text:span><text:span text:style-name="T461_31"><text:a xlink:type="simple" xlink:href="http://javascript.info/tutorial/document-write#open-document-only"><text:span text:style-name="T461_32">-</text:span></text:a></text:span><text:span text:style-name="T461_33"><text:a xlink:type="simple" xlink:href="http://javascript.info/tutorial/document-write#open-document-only"><text:span text:style-name="T461_34">only</text:span></text:a></text:span></text:p>
      <text:p text:style-name="P462"><text:span text:style-name="T462_1"><text:a xlink:type="simple" xlink:href="http://stackoverflow.com/questions/12376100/document-write-method-questions"><text:span text:style-name="T462_2">http</text:span></text:a></text:span><text:span text:style-name="T462_3"><text:a xlink:type="simple" xlink:href="http://stackoverflow.com/questions/12376100/document-write-method-questions"><text:span text:style-name="T462_4">://</text:span></text:a></text:span><text:span text:style-name="T462_5"><text:a xlink:type="simple" xlink:href="http://stackoverflow.com/questions/12376100/document-write-method-questions"><text:span text:style-name="T462_6">stackoverflow</text:span></text:a></text:span><text:span text:style-name="T462_7"><text:a xlink:type="simple" xlink:href="http://stackoverflow.com/questions/12376100/document-write-method-questions"><text:span text:style-name="T462_8">.</text:span></text:a></text:span><text:span text:style-name="T462_9"><text:a xlink:type="simple" xlink:href="http://stackoverflow.com/questions/12376100/document-write-method-questions"><text:span text:style-name="T462_10">com</text:span></text:a></text:span><text:span text:style-name="T462_11"><text:a xlink:type="simple" xlink:href="http://stackoverflow.com/questions/12376100/document-write-method-questions"><text:span text:style-name="T462_12">/</text:span></text:a></text:span><text:span text:style-name="T462_13"><text:a xlink:type="simple" xlink:href="http://stackoverflow.com/questions/12376100/document-write-method-questions"><text:span text:style-name="T462_14">questions</text:span></text:a></text:span><text:span text:style-name="T462_15"><text:a xlink:type="simple" xlink:href="http://stackoverflow.com/questions/12376100/document-write-method-questions"><text:span text:style-name="T462_16">/12376100/</text:span></text:a></text:span><text:span text:style-name="T462_17"><text:a xlink:type="simple" xlink:href="http://stackoverflow.com/questions/12376100/document-write-method-questions"><text:span text:style-name="T462_18">document</text:span></text:a></text:span><text:span text:style-name="T462_19"><text:a xlink:type="simple" xlink:href="http://stackoverflow.com/questions/12376100/document-write-method-questions"><text:span text:style-name="T462_20">-</text:span></text:a></text:span><text:span text:style-name="T462_21"><text:a xlink:type="simple" xlink:href="http://stackoverflow.com/questions/12376100/document-write-method-questions"><text:span text:style-name="T462_22">write</text:span></text:a></text:span><text:span text:style-name="T462_23"><text:a xlink:type="simple" xlink:href="http://stackoverflow.com/questions/12376100/document-write-method-questions"><text:span text:style-name="T462_24">-</text:span></text:a></text:span><text:span text:style-name="T462_25"><text:a xlink:type="simple" xlink:href="http://stackoverflow.com/questions/12376100/document-write-method-questions"><text:span text:style-name="T462_26">method</text:span></text:a></text:span><text:span text:style-name="T462_27"><text:a xlink:type="simple" xlink:href="http://stackoverflow.com/questions/12376100/document-write-method-questions"><text:span text:style-name="T462_28">-</text:span></text:a></text:span><text:span text:style-name="T462_29"><text:a xlink:type="simple" xlink:href="http://stackoverflow.com/questions/12376100/document-write-method-questions"><text:span text:style-name="T462_30">questions</text:span></text:a></text:span></text:p>
      <text:p text:style-name="P463"><text:span text:style-name="T463_1">You</text:span><text:span text:style-name="T463_2"><text:s/></text:span><text:span text:style-name="T463_3">might</text:span><text:span text:style-name="T463_4"><text:s/></text:span><text:span text:style-name="T463_5">create</text:span><text:span text:style-name="T463_6"><text:s/></text:span><text:span text:style-name="T463_7">a</text:span><text:span text:style-name="T463_8"><text:s/></text:span><text:span text:style-name="T463_9">pop</text:span><text:span text:style-name="T463_10">-</text:span><text:span text:style-name="T463_11">up</text:span><text:span text:style-name="T463_12"><text:s/></text:span><text:span text:style-name="T463_13">window</text:span><text:span text:style-name="T463_14"><text:s/></text:span><text:span text:style-name="T463_15">and</text:span><text:span text:style-name="T463_16"><text:s/></text:span><text:span text:style-name="T463_17">write</text:span><text:span text:style-name="T463_18"><text:s/></text:span><text:span text:style-name="T463_19">some</text:span><text:span text:style-name="T463_20"><text:s/></text:span><text:span text:style-name="T463_21">HTML</text:span><text:span text:style-name="T463_22"><text:s/></text:span><text:span text:style-name="T463_23">to</text:span><text:span text:style-name="T463_24"><text:s/></text:span><text:span text:style-name="T463_25">it</text:span><text:span text:style-name="T463_26"><text:s/></text:span><text:span text:style-name="T463_27">with</text:span><text:span text:style-name="T463_28"><text:s/></text:span><text:span text:style-name="T463_29">code</text:span><text:span text:style-name="T463_30"><text:s/></text:span><text:span text:style-name="T463_31">like</text:span><text:span text:style-name="T463_32"><text:s/></text:span><text:span text:style-name="T463_33">this</text:span><text:span text:style-name="T463_34">:</text:span></text:p>
      <text:p text:style-name="P464"><text:span text:style-name="T464_1">function</text:span><text:span text:style-name="T464_2"><text:s/></text:span><text:span text:style-name="T464_3">hello</text:span><text:span text:style-name="T464_4">()<text:s/>{</text:span></text:p>
      <text:p text:style-name="P465"><text:span text:style-name="T465_1"><text:tab/></text:span><text:span text:style-name="T465_2">var</text:span><text:span text:style-name="T465_3"><text:s/></text:span><text:span text:style-name="T465_4">w</text:span><text:span text:style-name="T465_5"><text:s/>=<text:s/></text:span><text:span text:style-name="T465_6">window</text:span><text:span text:style-name="T465_7">.</text:span><text:span text:style-name="T465_8">open</text:span><text:span text:style-name="T465_9">();</text:span></text:p>
      <text:p text:style-name="P466"><text:span text:style-name="T466_1"><text:tab/></text:span><text:span text:style-name="T466_2">var</text:span><text:span text:style-name="T466_3"><text:s/></text:span><text:span text:style-name="T466_4">d</text:span><text:span text:style-name="T466_5"><text:s/>=<text:s/></text:span><text:span text:style-name="T466_6">w</text:span><text:span text:style-name="T466_7">.</text:span><text:span text:style-name="T466_8">document</text:span><text:span text:style-name="T466_9">;</text:span></text:p>
      <text:p text:style-name="P467"><text:span text:style-name="T467_1"><text:tab/></text:span><text:span text:style-name="T467_2">d</text:span><text:span text:style-name="T467_3">.</text:span><text:span text:style-name="T467_4">open</text:span><text:span text:style-name="T467_5">();<text:s/><text:tab/>//</text:span><text:span text:style-name="T467_6">open</text:span><text:span text:style-name="T467_7"><text:s/></text:span><text:span text:style-name="T467_8">a</text:span><text:span text:style-name="T467_9"><text:s/></text:span><text:span text:style-name="T467_10">new</text:span><text:span text:style-name="T467_11"><text:s/></text:span><text:span text:style-name="T467_12">document</text:span><text:span text:style-name="T467_13"><text:s/>–<text:s/></text:span><text:span text:style-name="T467_14">optional</text:span></text:p>
      <text:p text:style-name="P468"><text:span text:style-name="T468_1"><text:tab/></text:span><text:span text:style-name="T468_2">d</text:span><text:span text:style-name="T468_3">.</text:span><text:span text:style-name="T468_4">write</text:span><text:span text:style-name="T468_5">("&lt;</text:span><text:span text:style-name="T468_6">h</text:span><text:span text:style-name="T468_7">1&gt;</text:span><text:span text:style-name="T468_8">Hello</text:span><text:span text:style-name="T468_9"><text:s/></text:span><text:span text:style-name="T468_10">world</text:span><text:span text:style-name="T468_11">!&lt;/</text:span><text:span text:style-name="T468_12">h</text:span><text:span text:style-name="T468_13">1&gt;");</text:span></text:p>
      <text:p text:style-name="P469"><text:span text:style-name="T469_1"><text:tab/></text:span><text:span text:style-name="T469_2">d</text:span><text:span text:style-name="T469_3">.</text:span><text:span text:style-name="T469_4">close</text:span><text:span text:style-name="T469_5">();</text:span></text:p>
      <text:p text:style-name="P470"><text:span text:style-name="T470_1">}</text:span></text:p>
      <text:p text:style-name="P471"><text:span text:style-name="T471_1">If</text:span><text:span text:style-name="T471_2"><text:s/></text:span><text:span text:style-name="T471_3">you</text:span><text:span text:style-name="T471_4"><text:s/></text:span><text:span text:style-name="T471_5">call</text:span><text:span text:style-name="T471_6"><text:s/></text:span><text:span text:style-name="T471_7">the</text:span><text:span text:style-name="T471_8"><text:s/></text:span><text:span text:style-name="T471_9">write</text:span><text:span text:style-name="T471_10">()<text:s/></text:span><text:span text:style-name="T471_11">method</text:span><text:span text:style-name="T471_12"><text:s/></text:span><text:span text:style-name="T471_13">on</text:span><text:span text:style-name="T471_14"><text:s/></text:span><text:span text:style-name="T471_15">a</text:span><text:span text:style-name="T471_16"><text:s/></text:span><text:span text:style-name="T471_17">document</text:span><text:span text:style-name="T471_18"><text:s/></text:span><text:span text:style-name="T471_19">that</text:span><text:span text:style-name="T471_20"><text:s/></text:span><text:span text:style-name="T471_21">has</text:span><text:span text:style-name="T471_22"><text:s/></text:span><text:span text:style-name="T471_23">already</text:span><text:span text:style-name="T471_24"><text:s/></text:span><text:span text:style-name="T471_25">been</text:span><text:span text:style-name="T471_26"><text:s/></text:span><text:span text:style-name="T471_27">closed</text:span><text:span text:style-name="T471_28">,<text:s/></text:span><text:span text:style-name="T471_29">JavaScript</text:span><text:span text:style-name="T471_30"><text:s/></text:span><text:span text:style-name="T471_31">implicitly</text:span><text:span text:style-name="T471_32"><text:s/></text:span><text:span text:style-name="T471_33">opens</text:span><text:span text:style-name="T471_34"><text:s/></text:span><text:span text:style-name="T471_35">a</text:span><text:span text:style-name="T471_36"><text:s/></text:span><text:span text:style-name="T471_37">new</text:span><text:span text:style-name="T471_38"><text:s/></text:span><text:span text:style-name="T471_39">HTML</text:span><text:span text:style-name="T471_40"><text:s/></text:span><text:span text:style-name="T471_41">document</text:span><text:span text:style-name="T471_42">.</text:span></text:p>
      <text:p text:style-name="P472"/>
      <text:p text:style-name="P473"><text:span text:style-name="T473_1">19.<text:s/></text:span><text:span text:style-name="T473_2">What</text:span><text:span text:style-name="T473_3">'</text:span><text:span text:style-name="T473_4">s</text:span><text:span text:style-name="T473_5"><text:s/></text:span><text:span text:style-name="T473_6">the</text:span><text:span text:style-name="T473_7"><text:s/></text:span><text:span text:style-name="T473_8">difference</text:span><text:span text:style-name="T473_9"><text:s/></text:span><text:span text:style-name="T473_10">between</text:span><text:span text:style-name="T473_11"><text:s/></text:span><text:span text:style-name="T473_12">feature</text:span><text:span text:style-name="T473_13"><text:s/></text:span><text:span text:style-name="T473_14">detection</text:span><text:span text:style-name="T473_15">,<text:s/></text:span><text:span text:style-name="T473_16">feature</text:span><text:span text:style-name="T473_17"><text:s/></text:span><text:span text:style-name="T473_18">inference</text:span><text:span text:style-name="T473_19"><text:s/></text:span><text:span text:style-name="T473_20">and</text:span><text:span text:style-name="T473_21"><text:s/></text:span><text:span text:style-name="T473_22">using</text:span><text:span text:style-name="T473_23"><text:s/></text:span><text:span text:style-name="T473_24">the</text:span><text:span text:style-name="T473_25"><text:s/></text:span><text:span text:style-name="T473_26">UA</text:span><text:span text:style-name="T473_27"><text:s/></text:span><text:span text:style-name="T473_28">string</text:span><text:span text:style-name="T473_29">?</text:span><text:span text:style-name="T473_30"><text:s/></text:span><text:span text:style-name="T473_31"><text:tab/></text:span></text:p>
      <text:p text:style-name="P474"><text:span text:style-name="T474_1">Feature</text:span><text:span text:style-name="T474_2"><text:s/></text:span><text:span text:style-name="T474_3">detection</text:span><text:span text:style-name="T474_4"><text:s/></text:span><text:span text:style-name="T474_5">is</text:span><text:span text:style-name="T474_6"><text:s/></text:span><text:span text:style-name="T474_7">used</text:span><text:span text:style-name="T474_8"><text:s/></text:span><text:span text:style-name="T474_9">to</text:span><text:span text:style-name="T474_10"><text:s/></text:span><text:span text:style-name="T474_11">check</text:span><text:span text:style-name="T474_12"><text:s/></text:span><text:span text:style-name="T474_13">if</text:span><text:span text:style-name="T474_14"><text:s/></text:span><text:span text:style-name="T474_15">the</text:span><text:span text:style-name="T474_16"><text:s/></text:span><text:span text:style-name="T474_17">browser</text:span><text:span text:style-name="T474_18"><text:s/></text:span><text:span text:style-name="T474_19">supports</text:span><text:span text:style-name="T474_20"><text:s/></text:span><text:span text:style-name="T474_21">a</text:span><text:span text:style-name="T474_22"><text:s/></text:span><text:span text:style-name="T474_23">particular</text:span><text:span text:style-name="T474_24"><text:s/></text:span><text:span text:style-name="T474_25">feature</text:span><text:span text:style-name="T474_26">.<text:s/></text:span></text:p>
      <text:p text:style-name="P475"><text:span text:style-name="T475_1">For</text:span><text:span text:style-name="T475_2"><text:s/></text:span><text:span text:style-name="T475_3">example</text:span><text:span text:style-name="T475_4">,<text:s/></text:span><text:span text:style-name="T475_5">check</text:span><text:span text:style-name="T475_6"><text:s/></text:span><text:span text:style-name="T475_7">if</text:span><text:span text:style-name="T475_8"><text:s/></text:span><text:span text:style-name="T475_9">the</text:span><text:span text:style-name="T475_10"><text:s/></text:span><text:span text:style-name="T475_11">browser</text:span><text:span text:style-name="T475_12"><text:s/></text:span><text:span text:style-name="T475_13">supports</text:span><text:span text:style-name="T475_14"><text:s/></text:span><text:span text:style-name="T475_15">HTML</text:span><text:span text:style-name="T475_16">5<text:s/></text:span><text:span text:style-name="T475_17">canvas</text:span><text:span text:style-name="T475_18"><text:s/></text:span><text:span text:style-name="T475_19">feature</text:span><text:span text:style-name="T475_20">:</text:span></text:p>
      <text:p text:style-name="P476"><text:span text:style-name="T476_1">var</text:span><text:span text:style-name="T476_2"><text:s/></text:span><text:span text:style-name="T476_3">canvas</text:span><text:span text:style-name="T476_4"><text:s/>=<text:s/></text:span><text:span text:style-name="T476_5">document</text:span><text:span text:style-name="T476_6">.</text:span><text:span text:style-name="T476_7">createElement</text:span><text:span text:style-name="T476_8">(“</text:span><text:span text:style-name="T476_9">canvas</text:span><text:span text:style-name="T476_10">”);</text:span></text:p>
      <text:p text:style-name="P477"><text:span text:style-name="T477_1">if</text:span><text:span text:style-name="T477_2"><text:s/>(</text:span><text:span text:style-name="T477_3">canvas</text:span><text:span text:style-name="T477_4">.</text:span><text:span text:style-name="T477_5">getContext</text:span><text:span text:style-name="T477_6">)<text:s/>{</text:span></text:p>
      <text:p text:style-name="P478"><text:span text:style-name="T478_1"><text:tab/>//<text:s/></text:span><text:span text:style-name="T478_2">do</text:span><text:span text:style-name="T478_3"><text:s/></text:span><text:span text:style-name="T478_4">something</text:span></text:p>
      <text:p text:style-name="P479"><text:span text:style-name="T479_1">}</text:span></text:p>
      <text:p text:style-name="P480"><text:span text:style-name="T480_1">Popular</text:span><text:span text:style-name="T480_2"><text:s/></text:span><text:span text:style-name="T480_3">library</text:span><text:span text:style-name="T480_4"><text:s/></text:span><text:span text:style-name="T480_5">for</text:span><text:span text:style-name="T480_6"><text:s/></text:span><text:span text:style-name="T480_7">feature</text:span><text:span text:style-name="T480_8"><text:s/></text:span><text:span text:style-name="T480_9">detection</text:span><text:span text:style-name="T480_10"><text:s/></text:span><text:span text:style-name="T480_11">is</text:span><text:span text:style-name="T480_12"><text:s/></text:span><text:span text:style-name="T480_13">Modernizr</text:span><text:span text:style-name="T480_14"><text:s/></text:span><text:span text:style-name="T480_15"><text:a xlink:type="simple" xlink:href="http://modernizr.com/"><text:span text:style-name="T480_16">http</text:span></text:a></text:span><text:span text:style-name="T480_17"><text:a xlink:type="simple" xlink:href="http://modernizr.com/"><text:span text:style-name="T480_18">://</text:span></text:a></text:span><text:span text:style-name="T480_19"><text:a xlink:type="simple" xlink:href="http://modernizr.com/"><text:span text:style-name="T480_20">modernizr</text:span></text:a></text:span><text:span text:style-name="T480_21"><text:a xlink:type="simple" xlink:href="http://modernizr.com/"><text:span text:style-name="T480_22">.</text:span></text:a></text:span><text:span text:style-name="T480_23"><text:a xlink:type="simple" xlink:href="http://modernizr.com/"><text:span text:style-name="T480_24">com</text:span></text:a></text:span><text:span text:style-name="T480_25"><text:a xlink:type="simple" xlink:href="http://modernizr.com/"><text:span text:style-name="T480_26">/</text:span></text:a></text:span></text:p>
      <text:p text:style-name="P481"/>
      <text:p text:style-name="P482"><text:span text:style-name="T482_1">Feature</text:span><text:span text:style-name="T482_2"><text:s/></text:span><text:span text:style-name="T482_3">inference</text:span><text:span text:style-name="T482_4"><text:s/></text:span><text:span text:style-name="T482_5">checks</text:span><text:span text:style-name="T482_6"><text:s/></text:span><text:span text:style-name="T482_7">for</text:span><text:span text:style-name="T482_8"><text:s/></text:span><text:span text:style-name="T482_9">a</text:span><text:span text:style-name="T482_10"><text:s/></text:span><text:span text:style-name="T482_11">feature</text:span><text:span text:style-name="T482_12"><text:s/></text:span><text:span text:style-name="T482_13">just</text:span><text:span text:style-name="T482_14"><text:s/></text:span><text:span text:style-name="T482_15">like</text:span><text:span text:style-name="T482_16"><text:s/></text:span><text:span text:style-name="T482_17">feature</text:span><text:span text:style-name="T482_18"><text:s/></text:span><text:span text:style-name="T482_19">detection</text:span><text:span text:style-name="T482_20">,<text:s/></text:span><text:span text:style-name="T482_21">but</text:span><text:span text:style-name="T482_22"><text:s/></text:span><text:span text:style-name="T482_23">uses</text:span><text:span text:style-name="T482_24"><text:s/></text:span><text:span text:style-name="T482_25">another</text:span><text:span text:style-name="T482_26"><text:s/></text:span><text:span text:style-name="T482_27">function</text:span><text:span text:style-name="T482_28">/</text:span><text:span text:style-name="T482_29">property</text:span><text:span text:style-name="T482_30"><text:s/></text:span><text:span text:style-name="T482_31">and</text:span><text:span text:style-name="T482_32"><text:s/></text:span><text:span text:style-name="T482_33">it</text:span><text:span text:style-name="T482_34"><text:s/></text:span><text:span text:style-name="T482_35">assumes</text:span><text:span text:style-name="T482_36"><text:s/></text:span><text:span text:style-name="T482_37">it</text:span><text:span text:style-name="T482_38"><text:s/></text:span><text:span text:style-name="T482_39">will</text:span><text:span text:style-name="T482_40"><text:s/></text:span><text:span text:style-name="T482_41">also</text:span><text:span text:style-name="T482_42"><text:s/></text:span><text:span text:style-name="T482_43">exist</text:span></text:p>
      <text:p text:style-name="P483"><text:span text:style-name="T483_1">Example</text:span><text:span text:style-name="T483_2">:</text:span></text:p>
      <text:p text:style-name="P484"><text:span text:style-name="T484_1">if</text:span><text:span text:style-name="T484_2"><text:s/>(</text:span><text:span text:style-name="T484_3">document</text:span><text:span text:style-name="T484_4">.</text:span><text:span text:style-name="T484_5">getElementsByTagName</text:span><text:span text:style-name="T484_6">)<text:s/>{</text:span></text:p>
      <text:p text:style-name="P485"><text:span text:style-name="T485_1"><text:tab/></text:span><text:span text:style-name="T485_2">element</text:span><text:span text:style-name="T485_3"><text:s/>=<text:s/></text:span><text:span text:style-name="T485_4">document</text:span><text:span text:style-name="T485_5">.</text:span><text:span text:style-name="T485_6">getElementById</text:span><text:span text:style-name="T485_7">(“</text:span><text:span text:style-name="T485_8">test</text:span><text:span text:style-name="T485_9">”);<text:s/></text:span></text:p>
      <text:p text:style-name="P486"><text:span text:style-name="T486_1">}</text:span></text:p>
      <text:p text:style-name="P487"><text:span text:style-name="T487_1">User</text:span><text:span text:style-name="T487_2"><text:s/></text:span><text:span text:style-name="T487_3">agent</text:span><text:span text:style-name="T487_4"><text:s/></text:span><text:span text:style-name="T487_5">string</text:span><text:span text:style-name="T487_6"><text:s/></text:span><text:span text:style-name="T487_7">is</text:span><text:span text:style-name="T487_8"><text:s/></text:span><text:span text:style-name="T487_9">an</text:span><text:span text:style-name="T487_10"><text:s/></text:span><text:span text:style-name="T487_11">old</text:span><text:span text:style-name="T487_12"><text:s/></text:span><text:span text:style-name="T487_13">technique</text:span><text:span text:style-name="T487_14"><text:s/></text:span><text:span text:style-name="T487_15">and</text:span><text:span text:style-name="T487_16"><text:s/></text:span><text:span text:style-name="T487_17">shouldn</text:span><text:span text:style-name="T487_18">’</text:span><text:span text:style-name="T487_19">t</text:span><text:span text:style-name="T487_20"><text:s/></text:span><text:span text:style-name="T487_21">be</text:span><text:span text:style-name="T487_22"><text:s/></text:span><text:span text:style-name="T487_23">used</text:span><text:span text:style-name="T487_24"><text:s/></text:span><text:span text:style-name="T487_25">anymore</text:span><text:span text:style-name="T487_26">.<text:s/></text:span><text:span text:style-name="T487_27">It</text:span><text:span text:style-name="T487_28"><text:s/></text:span><text:span text:style-name="T487_29">goes</text:span><text:span text:style-name="T487_30"><text:s/></text:span><text:span text:style-name="T487_31">something</text:span><text:span text:style-name="T487_32"><text:s/></text:span><text:span text:style-name="T487_33">like</text:span><text:span text:style-name="T487_34">:</text:span><text:span text:style-name="T487_35"><text:s/></text:span><text:span text:style-name="T487_36">if</text:span><text:span text:style-name="T487_37"><text:s/>(</text:span><text:span text:style-name="T487_38">navigator</text:span><text:span text:style-name="T487_39">.</text:span><text:span text:style-name="T487_40">userAgent</text:span><text:span text:style-name="T487_41">.</text:span><text:span text:style-name="T487_42">indexOf</text:span><text:span text:style-name="T487_43">(‘</text:span><text:span text:style-name="T487_44">asd</text:span><text:span text:style-name="T487_45">’))<text:s/>{}</text:span></text:p>
      <text:p text:style-name="P488"/>
      <text:p text:style-name="P489"><text:span text:style-name="T489_1"><text:a xlink:type="simple" xlink:href="http://www.html5rocks.com/en/tutorials/detection/"><text:span text:style-name="T489_2">http</text:span></text:a></text:span><text:span text:style-name="T489_3"><text:a xlink:type="simple" xlink:href="http://www.html5rocks.com/en/tutorials/detection/"><text:span text:style-name="T489_4">://</text:span></text:a></text:span><text:span text:style-name="T489_5"><text:a xlink:type="simple" xlink:href="http://www.html5rocks.com/en/tutorials/detection/"><text:span text:style-name="T489_6">www</text:span></text:a></text:span><text:span text:style-name="T489_7"><text:a xlink:type="simple" xlink:href="http://www.html5rocks.com/en/tutorials/detection/"><text:span text:style-name="T489_8">.</text:span></text:a></text:span><text:span text:style-name="T489_9"><text:a xlink:type="simple" xlink:href="http://www.html5rocks.com/en/tutorials/detection/"><text:span text:style-name="T489_10">html</text:span></text:a></text:span><text:span text:style-name="T489_11"><text:a xlink:type="simple" xlink:href="http://www.html5rocks.com/en/tutorials/detection/"><text:span text:style-name="T489_12">5</text:span></text:a></text:span><text:span text:style-name="T489_13"><text:a xlink:type="simple" xlink:href="http://www.html5rocks.com/en/tutorials/detection/"><text:span text:style-name="T489_14">rocks</text:span></text:a></text:span><text:span text:style-name="T489_15"><text:a xlink:type="simple" xlink:href="http://www.html5rocks.com/en/tutorials/detection/"><text:span text:style-name="T489_16">.</text:span></text:a></text:span><text:span text:style-name="T489_17"><text:a xlink:type="simple" xlink:href="http://www.html5rocks.com/en/tutorials/detection/"><text:span text:style-name="T489_18">com</text:span></text:a></text:span><text:span text:style-name="T489_19"><text:a xlink:type="simple" xlink:href="http://www.html5rocks.com/en/tutorials/detection/"><text:span text:style-name="T489_20">/</text:span></text:a></text:span><text:span text:style-name="T489_21"><text:a xlink:type="simple" xlink:href="http://www.html5rocks.com/en/tutorials/detection/"><text:span text:style-name="T489_22">en</text:span></text:a></text:span><text:span text:style-name="T489_23"><text:a xlink:type="simple" xlink:href="http://www.html5rocks.com/en/tutorials/detection/"><text:span text:style-name="T489_24">/</text:span></text:a></text:span><text:span text:style-name="T489_25"><text:a xlink:type="simple" xlink:href="http://www.html5rocks.com/en/tutorials/detection/"><text:span text:style-name="T489_26">tutorials</text:span></text:a></text:span><text:span text:style-name="T489_27"><text:a xlink:type="simple" xlink:href="http://www.html5rocks.com/en/tutorials/detection/"><text:span text:style-name="T489_28">/</text:span></text:a></text:span><text:span text:style-name="T489_29"><text:a xlink:type="simple" xlink:href="http://www.html5rocks.com/en/tutorials/detection/"><text:span text:style-name="T489_30">detection</text:span></text:a></text:span><text:span text:style-name="T489_31"><text:a xlink:type="simple" xlink:href="http://www.html5rocks.com/en/tutorials/detection/"><text:span text:style-name="T489_32">/</text:span></text:a></text:span></text:p>
      <text:p text:style-name="P490"><text:span text:style-name="T490_1"><text:a xlink:type="simple" xlink:href="http://learn.jquery.com/code-organization/feature-browser-detection/"><text:span text:style-name="T490_2">http</text:span></text:a></text:span><text:span text:style-name="T490_3"><text:a xlink:type="simple" xlink:href="http://learn.jquery.com/code-organization/feature-browser-detection/"><text:span text:style-name="T490_4">://</text:span></text:a></text:span><text:span text:style-name="T490_5"><text:a xlink:type="simple" xlink:href="http://learn.jquery.com/code-organization/feature-browser-detection/"><text:span text:style-name="T490_6">learn</text:span></text:a></text:span><text:span text:style-name="T490_7"><text:a xlink:type="simple" xlink:href="http://learn.jquery.com/code-organization/feature-browser-detection/"><text:span text:style-name="T490_8">.</text:span></text:a></text:span><text:span text:style-name="T490_9"><text:a xlink:type="simple" xlink:href="http://learn.jquery.com/code-organization/feature-browser-detection/"><text:span text:style-name="T490_10">jquery</text:span></text:a></text:span><text:span text:style-name="T490_11"><text:a xlink:type="simple" xlink:href="http://learn.jquery.com/code-organization/feature-browser-detection/"><text:span text:style-name="T490_12">.</text:span></text:a></text:span><text:span text:style-name="T490_13"><text:a xlink:type="simple" xlink:href="http://learn.jquery.com/code-organization/feature-browser-detection/"><text:span text:style-name="T490_14">com</text:span></text:a></text:span><text:span text:style-name="T490_15"><text:a xlink:type="simple" xlink:href="http://learn.jquery.com/code-organization/feature-browser-detection/"><text:span text:style-name="T490_16">/</text:span></text:a></text:span><text:span text:style-name="T490_17"><text:a xlink:type="simple" xlink:href="http://learn.jquery.com/code-organization/feature-browser-detection/"><text:span text:style-name="T490_18">code</text:span></text:a></text:span><text:span text:style-name="T490_19"><text:a xlink:type="simple" xlink:href="http://learn.jquery.com/code-organization/feature-browser-detection/"><text:span text:style-name="T490_20">-</text:span></text:a></text:span><text:span text:style-name="T490_21"><text:a xlink:type="simple" xlink:href="http://learn.jquery.com/code-organization/feature-browser-detection/"><text:span text:style-name="T490_22">organization</text:span></text:a></text:span><text:span text:style-name="T490_23"><text:a xlink:type="simple" xlink:href="http://learn.jquery.com/code-organization/feature-browser-detection/"><text:span text:style-name="T490_24">/</text:span></text:a></text:span><text:span text:style-name="T490_25"><text:a xlink:type="simple" xlink:href="http://learn.jquery.com/code-organization/feature-browser-detection/"><text:span text:style-name="T490_26">feature</text:span></text:a></text:span><text:span text:style-name="T490_27"><text:a xlink:type="simple" xlink:href="http://learn.jquery.com/code-organization/feature-browser-detection/"><text:span text:style-name="T490_28">-</text:span></text:a></text:span><text:span text:style-name="T490_29"><text:a xlink:type="simple" xlink:href="http://learn.jquery.com/code-organization/feature-browser-detection/"><text:span text:style-name="T490_30">browser</text:span></text:a></text:span><text:span text:style-name="T490_31"><text:a xlink:type="simple" xlink:href="http://learn.jquery.com/code-organization/feature-browser-detection/"><text:span text:style-name="T490_32">-</text:span></text:a></text:span><text:span text:style-name="T490_33"><text:a xlink:type="simple" xlink:href="http://learn.jquery.com/code-organization/feature-browser-detection/"><text:span text:style-name="T490_34">detection</text:span></text:a></text:span><text:span text:style-name="T490_35"><text:a xlink:type="simple" xlink:href="http://learn.jquery.com/code-organization/feature-browser-detection/"><text:span text:style-name="T490_36">/</text:span></text:a></text:span></text:p>
      <text:p text:style-name="P491"><text:span text:style-name="T491_1"><text:a xlink:type="simple" xlink:href="http://stackoverflow.com/questions/20104930/whats-the-difference-between-feature-detection-feature-inference-and-using-th"><text:span text:style-name="T491_2">http</text:span></text:a></text:span><text:span text:style-name="T491_3"><text:a xlink:type="simple" xlink:href="http://stackoverflow.com/questions/20104930/whats-the-difference-between-feature-detection-feature-inference-and-using-th"><text:span text:style-name="T491_4">://</text:span></text:a></text:span><text:span text:style-name="T491_5"><text:a xlink:type="simple" xlink:href="http://stackoverflow.com/questions/20104930/whats-the-difference-between-feature-detection-feature-inference-and-using-th"><text:span text:style-name="T491_6">stackoverflow</text:span></text:a></text:span><text:span text:style-name="T491_7"><text:a xlink:type="simple" xlink:href="http://stackoverflow.com/questions/20104930/whats-the-difference-between-feature-detection-feature-inference-and-using-th"><text:span text:style-name="T491_8">.</text:span></text:a></text:span><text:span text:style-name="T491_9"><text:a xlink:type="simple" xlink:href="http://stackoverflow.com/questions/20104930/whats-the-difference-between-feature-detection-feature-inference-and-using-th"><text:span text:style-name="T491_10">com</text:span></text:a></text:span><text:span text:style-name="T491_11"><text:a xlink:type="simple" xlink:href="http://stackoverflow.com/questions/20104930/whats-the-difference-between-feature-detection-feature-inference-and-using-th"><text:span text:style-name="T491_12">/</text:span></text:a></text:span><text:span text:style-name="T491_13"><text:a xlink:type="simple" xlink:href="http://stackoverflow.com/questions/20104930/whats-the-difference-between-feature-detection-feature-inference-and-using-th"><text:span text:style-name="T491_14">questions</text:span></text:a></text:span><text:span text:style-name="T491_15"><text:a xlink:type="simple" xlink:href="http://stackoverflow.com/questions/20104930/whats-the-difference-between-feature-detection-feature-inference-and-using-th"><text:span text:style-name="T491_16">/20104930/</text:span></text:a></text:span><text:span text:style-name="T491_17"><text:a xlink:type="simple" xlink:href="http://stackoverflow.com/questions/20104930/whats-the-difference-between-feature-detection-feature-inference-and-using-th"><text:span text:style-name="T491_18">whats</text:span></text:a></text:span><text:span text:style-name="T491_19"><text:a xlink:type="simple" xlink:href="http://stackoverflow.com/questions/20104930/whats-the-difference-between-feature-detection-feature-inference-and-using-th"><text:span text:style-name="T491_20">-</text:span></text:a></text:span><text:span text:style-name="T491_21"><text:a xlink:type="simple" xlink:href="http://stackoverflow.com/questions/20104930/whats-the-difference-between-feature-detection-feature-inference-and-using-th"><text:span text:style-name="T491_22">the</text:span></text:a></text:span><text:span text:style-name="T491_23"><text:a xlink:type="simple" xlink:href="http://stackoverflow.com/questions/20104930/whats-the-difference-between-feature-detection-feature-inference-and-using-th"><text:span text:style-name="T491_24">-</text:span></text:a></text:span><text:span text:style-name="T491_25"><text:a xlink:type="simple" xlink:href="http://stackoverflow.com/questions/20104930/whats-the-difference-between-feature-detection-feature-inference-and-using-th"><text:span text:style-name="T491_26">difference</text:span></text:a></text:span><text:span text:style-name="T491_27"><text:a xlink:type="simple" xlink:href="http://stackoverflow.com/questions/20104930/whats-the-difference-between-feature-detection-feature-inference-and-using-th"><text:span text:style-name="T491_28">-</text:span></text:a></text:span><text:span text:style-name="T491_29"><text:a xlink:type="simple" xlink:href="http://stackoverflow.com/questions/20104930/whats-the-difference-between-feature-detection-feature-inference-and-using-th"><text:span text:style-name="T491_30">between</text:span></text:a></text:span><text:span text:style-name="T491_31"><text:a xlink:type="simple" xlink:href="http://stackoverflow.com/questions/20104930/whats-the-difference-between-feature-detection-feature-inference-and-using-th"><text:span text:style-name="T491_32">-</text:span></text:a></text:span><text:span text:style-name="T491_33"><text:a xlink:type="simple" xlink:href="http://stackoverflow.com/questions/20104930/whats-the-difference-between-feature-detection-feature-inference-and-using-th"><text:span text:style-name="T491_34">feature</text:span></text:a></text:span><text:span text:style-name="T491_35"><text:a xlink:type="simple" xlink:href="http://stackoverflow.com/questions/20104930/whats-the-difference-between-feature-detection-feature-inference-and-using-th"><text:span text:style-name="T491_36">-</text:span></text:a></text:span><text:span text:style-name="T491_37"><text:a xlink:type="simple" xlink:href="http://stackoverflow.com/questions/20104930/whats-the-difference-between-feature-detection-feature-inference-and-using-th"><text:span text:style-name="T491_38">detection</text:span></text:a></text:span><text:span text:style-name="T491_39"><text:a xlink:type="simple" xlink:href="http://stackoverflow.com/questions/20104930/whats-the-difference-between-feature-detection-feature-inference-and-using-th"><text:span text:style-name="T491_40">-</text:span></text:a></text:span><text:span text:style-name="T491_41"><text:a xlink:type="simple" xlink:href="http://stackoverflow.com/questions/20104930/whats-the-difference-between-feature-detection-feature-inference-and-using-th"><text:span text:style-name="T491_42">feature</text:span></text:a></text:span><text:span text:style-name="T491_43"><text:a xlink:type="simple" xlink:href="http://stackoverflow.com/questions/20104930/whats-the-difference-between-feature-detection-feature-inference-and-using-th"><text:span text:style-name="T491_44">-</text:span></text:a></text:span><text:span text:style-name="T491_45"><text:a xlink:type="simple" xlink:href="http://stackoverflow.com/questions/20104930/whats-the-difference-between-feature-detection-feature-inference-and-using-th"><text:span text:style-name="T491_46">inference</text:span></text:a></text:span><text:span text:style-name="T491_47"><text:a xlink:type="simple" xlink:href="http://stackoverflow.com/questions/20104930/whats-the-difference-between-feature-detection-feature-inference-and-using-th"><text:span text:style-name="T491_48">-</text:span></text:a></text:span><text:span text:style-name="T491_49"><text:a xlink:type="simple" xlink:href="http://stackoverflow.com/questions/20104930/whats-the-difference-between-feature-detection-feature-inference-and-using-th"><text:span text:style-name="T491_50">and</text:span></text:a></text:span><text:span text:style-name="T491_51"><text:a xlink:type="simple" xlink:href="http://stackoverflow.com/questions/20104930/whats-the-difference-between-feature-detection-feature-inference-and-using-th"><text:span text:style-name="T491_52">-</text:span></text:a></text:span><text:span text:style-name="T491_53"><text:a xlink:type="simple" xlink:href="http://stackoverflow.com/questions/20104930/whats-the-difference-between-feature-detection-feature-inference-and-using-th"><text:span text:style-name="T491_54">using</text:span></text:a></text:span><text:span text:style-name="T491_55"><text:a xlink:type="simple" xlink:href="http://stackoverflow.com/questions/20104930/whats-the-difference-between-feature-detection-feature-inference-and-using-th"><text:span text:style-name="T491_56">-</text:span></text:a></text:span><text:span text:style-name="T491_57"><text:a xlink:type="simple" xlink:href="http://stackoverflow.com/questions/20104930/whats-the-difference-between-feature-detection-feature-inference-and-using-th"><text:span text:style-name="T491_58">th</text:span></text:a></text:span></text:p>
      <text:p text:style-name="P492"/>
      <text:p text:style-name="P493"><text:span text:style-name="T493_1">20.<text:s/></text:span><text:span text:style-name="T493_2">Explain</text:span><text:span text:style-name="T493_3"><text:s/></text:span><text:span text:style-name="T493_4">the</text:span><text:span text:style-name="T493_5"><text:s/></text:span><text:span text:style-name="T493_6">cross</text:span><text:span text:style-name="T493_7">-</text:span><text:span text:style-name="T493_8">site</text:span><text:span text:style-name="T493_9"><text:s/></text:span><text:span text:style-name="T493_10">HTTP</text:span><text:span text:style-name="T493_11"><text:s/></text:span><text:span text:style-name="T493_12">request</text:span><text:span text:style-name="T493_13"><text:s/></text:span><text:span text:style-name="T493_14">and</text:span><text:span text:style-name="T493_15"><text:s/></text:span><text:span text:style-name="T493_16">the</text:span><text:span text:style-name="T493_17"><text:s/></text:span><text:span text:style-name="T493_18">same</text:span><text:span text:style-name="T493_19">-</text:span><text:span text:style-name="T493_20">origin</text:span><text:span text:style-name="T493_21"><text:s/></text:span><text:span text:style-name="T493_22">policy</text:span></text:p>
      <text:p text:style-name="P494"><text:span text:style-name="T494_1">Cross</text:span><text:span text:style-name="T494_2">-</text:span><text:span text:style-name="T494_3">site</text:span><text:span text:style-name="T494_4"><text:s/></text:span><text:span text:style-name="T494_5">HTTP</text:span><text:span text:style-name="T494_6"><text:s/></text:span><text:span text:style-name="T494_7">requests</text:span><text:span text:style-name="T494_8"><text:s/></text:span><text:span text:style-name="T494_9">are</text:span><text:span text:style-name="T494_10"><text:s/></text:span><text:span text:style-name="T494_11">HTTP</text:span><text:span text:style-name="T494_12"><text:s/></text:span><text:span text:style-name="T494_13">requests</text:span><text:span text:style-name="T494_14"><text:s/></text:span><text:span text:style-name="T494_15">that</text:span><text:span text:style-name="T494_16"><text:s/></text:span><text:span text:style-name="T494_17">make</text:span><text:span text:style-name="T494_18"><text:s/></text:span><text:span text:style-name="T494_19">a</text:span><text:span text:style-name="T494_20"><text:s/></text:span><text:span text:style-name="T494_21">request</text:span><text:span text:style-name="T494_22"><text:s/></text:span><text:span text:style-name="T494_23">for</text:span><text:span text:style-name="T494_24"><text:s/></text:span><text:span text:style-name="T494_25">a</text:span><text:span text:style-name="T494_26"><text:s/></text:span><text:span text:style-name="T494_27">resource</text:span><text:span text:style-name="T494_28"><text:s/></text:span><text:span text:style-name="T494_29">to</text:span><text:span text:style-name="T494_30"><text:s/></text:span><text:span text:style-name="T494_31">a</text:span><text:span text:style-name="T494_32"><text:s/></text:span><text:span text:style-name="T494_33">domain</text:span><text:span text:style-name="T494_34"><text:s/></text:span><text:span text:style-name="T494_35">different</text:span><text:span text:style-name="T494_36"><text:s/></text:span><text:span text:style-name="T494_37">than</text:span><text:span text:style-name="T494_38"><text:s/></text:span><text:span text:style-name="T494_39">the</text:span><text:span text:style-name="T494_40"><text:s/></text:span><text:span text:style-name="T494_41">domain</text:span><text:span text:style-name="T494_42"><text:s/></text:span><text:span text:style-name="T494_43">of</text:span><text:span text:style-name="T494_44"><text:s/></text:span><text:span text:style-name="T494_45">the</text:span><text:span text:style-name="T494_46"><text:s/></text:span><text:span text:style-name="T494_47">resource</text:span><text:span text:style-name="T494_48">.<text:s/></text:span><text:span text:style-name="T494_49">They</text:span><text:span text:style-name="T494_50"><text:s/></text:span><text:span text:style-name="T494_51">are</text:span><text:span text:style-name="T494_52"><text:s/></text:span><text:span text:style-name="T494_53">subject</text:span><text:span text:style-name="T494_54"><text:s/></text:span><text:span text:style-name="T494_55">to</text:span><text:span text:style-name="T494_56"><text:s/></text:span><text:span text:style-name="T494_57">restrictions</text:span><text:span text:style-name="T494_58"><text:s/></text:span><text:span text:style-name="T494_59">due</text:span><text:span text:style-name="T494_60"><text:s/></text:span><text:span text:style-name="T494_61">to</text:span><text:span text:style-name="T494_62"><text:s/></text:span><text:span text:style-name="T494_63">security</text:span><text:span text:style-name="T494_64"><text:s/></text:span><text:span text:style-name="T494_65">reasons</text:span><text:span text:style-name="T494_66"><text:s/></text:span><text:span text:style-name="T494_67">and</text:span><text:span text:style-name="T494_68"><text:s/></text:span><text:span text:style-name="T494_69">to</text:span><text:span text:style-name="T494_70"><text:s/></text:span><text:span text:style-name="T494_71">the</text:span><text:span text:style-name="T494_72"><text:s/></text:span><text:span text:style-name="T494_73">same</text:span><text:span text:style-name="T494_74">-</text:span><text:span text:style-name="T494_75">origin</text:span><text:span text:style-name="T494_76"><text:s/></text:span><text:span text:style-name="T494_77">policy</text:span><text:span text:style-name="T494_78">.<text:s/></text:span><text:span text:style-name="T494_79">As</text:span><text:span text:style-name="T494_80"><text:s/></text:span><text:span text:style-name="T494_81">an</text:span><text:span text:style-name="T494_82"><text:s/></text:span><text:span text:style-name="T494_83">example</text:span><text:span text:style-name="T494_84">,<text:s/></text:span><text:span text:style-name="T494_85">an</text:span><text:span text:style-name="T494_86"><text:s/></text:span><text:span text:style-name="T494_87">application</text:span><text:span text:style-name="T494_88"><text:s/></text:span><text:span text:style-name="T494_89">using</text:span><text:span text:style-name="T494_90"><text:s/></text:span><text:span text:style-name="T494_91">XMLHttpRequest</text:span><text:span text:style-name="T494_92"><text:s/></text:span><text:span text:style-name="T494_93">could</text:span><text:span text:style-name="T494_94"><text:s/></text:span><text:span text:style-name="T494_95">only</text:span><text:span text:style-name="T494_96"><text:s/></text:span><text:span text:style-name="T494_97">make</text:span><text:span text:style-name="T494_98"><text:s/></text:span><text:span text:style-name="T494_99">HTTP</text:span><text:span text:style-name="T494_100"><text:s/></text:span><text:span text:style-name="T494_101">requests</text:span><text:span text:style-name="T494_102"><text:s/></text:span><text:span text:style-name="T494_103">to</text:span><text:span text:style-name="T494_104"><text:s/></text:span><text:span text:style-name="T494_105">the</text:span><text:span text:style-name="T494_106"><text:s/></text:span><text:span text:style-name="T494_107">domain</text:span><text:span text:style-name="T494_108"><text:s/></text:span><text:span text:style-name="T494_109">it</text:span><text:span text:style-name="T494_110"><text:s/></text:span><text:span text:style-name="T494_111">was</text:span><text:span text:style-name="T494_112"><text:s/></text:span><text:span text:style-name="T494_113">loaded</text:span><text:span text:style-name="T494_114"><text:s/></text:span><text:span text:style-name="T494_115">from</text:span><text:span text:style-name="T494_116">,<text:s/></text:span><text:span text:style-name="T494_117">and</text:span><text:span text:style-name="T494_118"><text:s/></text:span><text:span text:style-name="T494_119">not</text:span><text:span text:style-name="T494_120"><text:s/></text:span><text:span text:style-name="T494_121">to</text:span><text:span text:style-name="T494_122"><text:s/></text:span><text:span text:style-name="T494_123">other</text:span><text:span text:style-name="T494_124"><text:s/></text:span><text:span text:style-name="T494_125">domains</text:span><text:span text:style-name="T494_126">.<text:s/></text:span><text:span text:style-name="T494_127">Same</text:span><text:span text:style-name="T494_128">-</text:span><text:span text:style-name="T494_129">origin</text:span><text:span text:style-name="T494_130"><text:s/></text:span><text:span text:style-name="T494_131">policy</text:span><text:span text:style-name="T494_132"><text:s/></text:span><text:span text:style-name="T494_133">is</text:span><text:span text:style-name="T494_134"><text:s/></text:span><text:span text:style-name="T494_135">used</text:span><text:span text:style-name="T494_136"><text:s/></text:span><text:span text:style-name="T494_137">as</text:span><text:span text:style-name="T494_138"><text:s/></text:span><text:span text:style-name="T494_139">a</text:span><text:span text:style-name="T494_140"><text:s/></text:span><text:span text:style-name="T494_141">means</text:span><text:span text:style-name="T494_142"><text:s/></text:span><text:span text:style-name="T494_143">to</text:span><text:span text:style-name="T494_144"><text:s/></text:span><text:span text:style-name="T494_145">prevent</text:span><text:span text:style-name="T494_146"><text:s/></text:span><text:span text:style-name="T494_147">some</text:span><text:span text:style-name="T494_148"><text:s/></text:span><text:span text:style-name="T494_149">of</text:span><text:span text:style-name="T494_150"><text:s/></text:span><text:span text:style-name="T494_151">the</text:span><text:span text:style-name="T494_152"><text:s/></text:span><text:span text:style-name="T494_153">cross</text:span><text:span text:style-name="T494_154">-</text:span><text:span text:style-name="T494_155">site</text:span><text:span text:style-name="T494_156"><text:s/></text:span><text:span text:style-name="T494_157">request</text:span><text:span text:style-name="T494_158"><text:s/></text:span><text:span text:style-name="T494_159">forgery</text:span><text:span text:style-name="T494_160"><text:s/></text:span><text:span text:style-name="T494_161">attacks</text:span><text:span text:style-name="T494_162">.<text:s/></text:span><text:span text:style-name="T494_163">Two</text:span><text:span text:style-name="T494_164"><text:s/></text:span><text:span text:style-name="T494_165">pages</text:span><text:span text:style-name="T494_166"><text:s/></text:span><text:span text:style-name="T494_167">have</text:span><text:span text:style-name="T494_168"><text:s/></text:span><text:span text:style-name="T494_169">the</text:span><text:span text:style-name="T494_170"><text:s/></text:span><text:span text:style-name="T494_171">same</text:span><text:span text:style-name="T494_172"><text:s/></text:span><text:span text:style-name="T494_173">origin</text:span><text:span text:style-name="T494_174"><text:s/></text:span><text:span text:style-name="T494_175">if</text:span><text:span text:style-name="T494_176"><text:s/></text:span><text:span text:style-name="T494_177">the</text:span><text:span text:style-name="T494_178"><text:s/></text:span><text:span text:style-name="T494_179">protocol</text:span><text:span text:style-name="T494_180">,<text:s/></text:span><text:span text:style-name="T494_181">host</text:span><text:span text:style-name="T494_182"><text:s/></text:span><text:span text:style-name="T494_183">and</text:span><text:span text:style-name="T494_184"><text:s/></text:span><text:span text:style-name="T494_185">port</text:span><text:span text:style-name="T494_186"><text:s/>(</text:span><text:span text:style-name="T494_187">if</text:span><text:span text:style-name="T494_188"><text:s/></text:span><text:span text:style-name="T494_189">specified</text:span><text:span text:style-name="T494_190">)<text:s/></text:span><text:span text:style-name="T494_191">are</text:span><text:span text:style-name="T494_192"><text:s/></text:span><text:span text:style-name="T494_193">the</text:span><text:span text:style-name="T494_194"><text:s/></text:span><text:span text:style-name="T494_195">same</text:span><text:span text:style-name="T494_196">.<text:s/></text:span></text:p>
      <text:p text:style-name="P495"><text:span text:style-name="T495_1">This</text:span><text:span text:style-name="T495_2"><text:s/></text:span><text:span text:style-name="T495_3">issue</text:span><text:span text:style-name="T495_4"><text:s/></text:span><text:span text:style-name="T495_5">is</text:span><text:span text:style-name="T495_6"><text:s/></text:span><text:span text:style-name="T495_7">commonly</text:span><text:span text:style-name="T495_8"><text:s/></text:span><text:span text:style-name="T495_9">solved</text:span><text:span text:style-name="T495_10"><text:s/></text:span><text:span text:style-name="T495_11">by</text:span><text:span text:style-name="T495_12"><text:s/></text:span><text:span text:style-name="T495_13">sharing</text:span><text:span text:style-name="T495_14"><text:s/></text:span><text:span text:style-name="T495_15">data</text:span><text:span text:style-name="T495_16"><text:s/></text:span><text:span text:style-name="T495_17">through</text:span><text:span text:style-name="T495_18"><text:s/></text:span><text:span text:style-name="T495_19">an</text:span><text:span text:style-name="T495_20"><text:s/></text:span><text:span text:style-name="T495_21">API</text:span><text:span text:style-name="T495_22">,<text:s/></text:span><text:span text:style-name="T495_23">REST</text:span><text:span text:style-name="T495_24"><text:s/></text:span><text:span text:style-name="T495_25">interface</text:span><text:span text:style-name="T495_26">.<text:s/></text:span></text:p>
      <text:p text:style-name="P496"><text:span text:style-name="T496_1">The</text:span><text:span text:style-name="T496_2"><text:s/></text:span><text:span text:style-name="T496_3">way</text:span><text:span text:style-name="T496_4"><text:s/></text:span><text:span text:style-name="T496_5">to</text:span><text:span text:style-name="T496_6"><text:s/></text:span><text:span text:style-name="T496_7">support</text:span><text:span text:style-name="T496_8"><text:s/></text:span><text:span text:style-name="T496_9">the</text:span><text:span text:style-name="T496_10"><text:s/></text:span><text:span text:style-name="T496_11">cross</text:span><text:span text:style-name="T496_12">-</text:span><text:span text:style-name="T496_13">site</text:span><text:span text:style-name="T496_14"><text:s/></text:span><text:span text:style-name="T496_15">access</text:span><text:span text:style-name="T496_16"><text:s/></text:span><text:span text:style-name="T496_17">control</text:span><text:span text:style-name="T496_18"><text:s/></text:span><text:span text:style-name="T496_19">recommended</text:span><text:span text:style-name="T496_20"><text:s/></text:span><text:span text:style-name="T496_21">by</text:span><text:span text:style-name="T496_22"><text:s/></text:span><text:span text:style-name="T496_23">the</text:span><text:span text:style-name="T496_24"><text:s/></text:span><text:span text:style-name="T496_25">W</text:span><text:span text:style-name="T496_26">3</text:span><text:span text:style-name="T496_27">C</text:span><text:span text:style-name="T496_28"><text:s/></text:span><text:span text:style-name="T496_29">is</text:span><text:span text:style-name="T496_30"><text:s/></text:span><text:span text:style-name="T496_31">to</text:span><text:span text:style-name="T496_32"><text:s/></text:span><text:span text:style-name="T496_33">use</text:span><text:span text:style-name="T496_34"><text:s/></text:span><text:span text:style-name="T496_35">Cross</text:span><text:span text:style-name="T496_36">-</text:span><text:span text:style-name="T496_37">Origin</text:span><text:span text:style-name="T496_38"><text:s/></text:span><text:span text:style-name="T496_39">Resource</text:span><text:span text:style-name="T496_40"><text:s/></text:span><text:span text:style-name="T496_41">Sharing</text:span><text:span text:style-name="T496_42"><text:s/></text:span><text:span text:style-name="T496_43">mechanism</text:span><text:span text:style-name="T496_44"><text:s/>(</text:span><text:span text:style-name="T496_45">CORS</text:span><text:span text:style-name="T496_46">).<text:s/></text:span><text:span text:style-name="T496_47">It</text:span><text:span text:style-name="T496_48"><text:s/></text:span><text:span text:style-name="T496_49">works</text:span><text:span text:style-name="T496_50"><text:s/></text:span><text:span text:style-name="T496_51">by</text:span><text:span text:style-name="T496_52"><text:s/></text:span><text:span text:style-name="T496_53">adding</text:span><text:span text:style-name="T496_54"><text:s/></text:span><text:span text:style-name="T496_55">new</text:span><text:span text:style-name="T496_56"><text:s/></text:span><text:span text:style-name="T496_57">HTTP</text:span><text:span text:style-name="T496_58"><text:s/></text:span><text:span text:style-name="T496_59">headers</text:span><text:span text:style-name="T496_60"><text:s/></text:span><text:span text:style-name="T496_61">that</text:span><text:span text:style-name="T496_62"><text:s/></text:span><text:span text:style-name="T496_63">allow</text:span><text:span text:style-name="T496_64"><text:s/></text:span><text:span text:style-name="T496_65">servers</text:span><text:span text:style-name="T496_66"><text:s/></text:span><text:span text:style-name="T496_67">to</text:span><text:span text:style-name="T496_68"><text:s/></text:span><text:span text:style-name="T496_69">describe</text:span><text:span text:style-name="T496_70"><text:s/></text:span><text:span text:style-name="T496_71">the</text:span><text:span text:style-name="T496_72"><text:s/></text:span><text:span text:style-name="T496_73">set</text:span><text:span text:style-name="T496_74"><text:s/></text:span><text:span text:style-name="T496_75">of</text:span><text:span text:style-name="T496_76"><text:s/></text:span><text:span text:style-name="T496_77">origins</text:span><text:span text:style-name="T496_78"><text:s/></text:span><text:span text:style-name="T496_79">that</text:span><text:span text:style-name="T496_80"><text:s/></text:span><text:span text:style-name="T496_81">are</text:span><text:span text:style-name="T496_82"><text:s/></text:span><text:span text:style-name="T496_83">permitted</text:span><text:span text:style-name="T496_84"><text:s/></text:span><text:span text:style-name="T496_85">to</text:span><text:span text:style-name="T496_86"><text:s/></text:span><text:span text:style-name="T496_87">read</text:span><text:span text:style-name="T496_88"><text:s/></text:span><text:span text:style-name="T496_89">that</text:span><text:span text:style-name="T496_90"><text:s/></text:span><text:span text:style-name="T496_91">information</text:span><text:span text:style-name="T496_92"><text:s/></text:span><text:span text:style-name="T496_93">using</text:span><text:span text:style-name="T496_94"><text:s/></text:span><text:span text:style-name="T496_95">a</text:span><text:span text:style-name="T496_96"><text:s/></text:span><text:span text:style-name="T496_97">web</text:span><text:span text:style-name="T496_98"><text:s/></text:span><text:span text:style-name="T496_99">browser</text:span><text:span text:style-name="T496_100">.<text:s/></text:span></text:p>
      <text:p text:style-name="P497"/>
      <text:p text:style-name="P498"><text:span text:style-name="T498_1"><text:a xlink:type="simple" xlink:href="https://developer.mozilla.org/en-US/docs/Web/HTTP/Access_control_CORS"><text:span text:style-name="T498_2">https</text:span></text:a></text:span><text:span text:style-name="T498_3"><text:a xlink:type="simple" xlink:href="https://developer.mozilla.org/en-US/docs/Web/HTTP/Access_control_CORS"><text:span text:style-name="T498_4">://</text:span></text:a></text:span><text:span text:style-name="T498_5"><text:a xlink:type="simple" xlink:href="https://developer.mozilla.org/en-US/docs/Web/HTTP/Access_control_CORS"><text:span text:style-name="T498_6">developer</text:span></text:a></text:span><text:span text:style-name="T498_7"><text:a xlink:type="simple" xlink:href="https://developer.mozilla.org/en-US/docs/Web/HTTP/Access_control_CORS"><text:span text:style-name="T498_8">.</text:span></text:a></text:span><text:span text:style-name="T498_9"><text:a xlink:type="simple" xlink:href="https://developer.mozilla.org/en-US/docs/Web/HTTP/Access_control_CORS"><text:span text:style-name="T498_10">mozilla</text:span></text:a></text:span><text:span text:style-name="T498_11"><text:a xlink:type="simple" xlink:href="https://developer.mozilla.org/en-US/docs/Web/HTTP/Access_control_CORS"><text:span text:style-name="T498_12">.</text:span></text:a></text:span><text:span text:style-name="T498_13"><text:a xlink:type="simple" xlink:href="https://developer.mozilla.org/en-US/docs/Web/HTTP/Access_control_CORS"><text:span text:style-name="T498_14">org</text:span></text:a></text:span><text:span text:style-name="T498_15"><text:a xlink:type="simple" xlink:href="https://developer.mozilla.org/en-US/docs/Web/HTTP/Access_control_CORS"><text:span text:style-name="T498_16">/</text:span></text:a></text:span><text:span text:style-name="T498_17"><text:a xlink:type="simple" xlink:href="https://developer.mozilla.org/en-US/docs/Web/HTTP/Access_control_CORS"><text:span text:style-name="T498_18">en</text:span></text:a></text:span><text:span text:style-name="T498_19"><text:a xlink:type="simple" xlink:href="https://developer.mozilla.org/en-US/docs/Web/HTTP/Access_control_CORS"><text:span text:style-name="T498_20">-</text:span></text:a></text:span><text:span text:style-name="T498_21"><text:a xlink:type="simple" xlink:href="https://developer.mozilla.org/en-US/docs/Web/HTTP/Access_control_CORS"><text:span text:style-name="T498_22">US</text:span></text:a></text:span><text:span text:style-name="T498_23"><text:a xlink:type="simple" xlink:href="https://developer.mozilla.org/en-US/docs/Web/HTTP/Access_control_CORS"><text:span text:style-name="T498_24">/</text:span></text:a></text:span><text:span text:style-name="T498_25"><text:a xlink:type="simple" xlink:href="https://developer.mozilla.org/en-US/docs/Web/HTTP/Access_control_CORS"><text:span text:style-name="T498_26">docs</text:span></text:a></text:span><text:span text:style-name="T498_27"><text:a xlink:type="simple" xlink:href="https://developer.mozilla.org/en-US/docs/Web/HTTP/Access_control_CORS"><text:span text:style-name="T498_28">/</text:span></text:a></text:span><text:span text:style-name="T498_29"><text:a xlink:type="simple" xlink:href="https://developer.mozilla.org/en-US/docs/Web/HTTP/Access_control_CORS"><text:span text:style-name="T498_30">Web</text:span></text:a></text:span><text:span text:style-name="T498_31"><text:a xlink:type="simple" xlink:href="https://developer.mozilla.org/en-US/docs/Web/HTTP/Access_control_CORS"><text:span text:style-name="T498_32">/</text:span></text:a></text:span><text:span text:style-name="T498_33"><text:a xlink:type="simple" xlink:href="https://developer.mozilla.org/en-US/docs/Web/HTTP/Access_control_CORS"><text:span text:style-name="T498_34">HTTP</text:span></text:a></text:span><text:span text:style-name="T498_35"><text:a xlink:type="simple" xlink:href="https://developer.mozilla.org/en-US/docs/Web/HTTP/Access_control_CORS"><text:span text:style-name="T498_36">/</text:span></text:a></text:span><text:span text:style-name="T498_37"><text:a xlink:type="simple" xlink:href="https://developer.mozilla.org/en-US/docs/Web/HTTP/Access_control_CORS"><text:span text:style-name="T498_38">Access</text:span></text:a></text:span><text:span text:style-name="T498_39"><text:a xlink:type="simple" xlink:href="https://developer.mozilla.org/en-US/docs/Web/HTTP/Access_control_CORS"><text:span text:style-name="T498_40">_</text:span></text:a></text:span><text:span text:style-name="T498_41"><text:a xlink:type="simple" xlink:href="https://developer.mozilla.org/en-US/docs/Web/HTTP/Access_control_CORS"><text:span text:style-name="T498_42">control</text:span></text:a></text:span><text:span text:style-name="T498_43"><text:a xlink:type="simple" xlink:href="https://developer.mozilla.org/en-US/docs/Web/HTTP/Access_control_CORS"><text:span text:style-name="T498_44">_</text:span></text:a></text:span><text:span text:style-name="T498_45"><text:a xlink:type="simple" xlink:href="https://developer.mozilla.org/en-US/docs/Web/HTTP/Access_control_CORS"><text:span text:style-name="T498_46">CORS</text:span></text:a></text:span></text:p>
      <text:p text:style-name="P499"><text:span text:style-name="T499_1"><text:a xlink:type="simple" xlink:href="https://developer.mozilla.org/en-US/docs/Web/Security/Same-origin_policy"><text:span text:style-name="T499_2">https</text:span></text:a></text:span><text:span text:style-name="T499_3"><text:a xlink:type="simple" xlink:href="https://developer.mozilla.org/en-US/docs/Web/Security/Same-origin_policy"><text:span text:style-name="T499_4">://</text:span></text:a></text:span><text:span text:style-name="T499_5"><text:a xlink:type="simple" xlink:href="https://developer.mozilla.org/en-US/docs/Web/Security/Same-origin_policy"><text:span text:style-name="T499_6">developer</text:span></text:a></text:span><text:span text:style-name="T499_7"><text:a xlink:type="simple" xlink:href="https://developer.mozilla.org/en-US/docs/Web/Security/Same-origin_policy"><text:span text:style-name="T499_8">.</text:span></text:a></text:span><text:span text:style-name="T499_9"><text:a xlink:type="simple" xlink:href="https://developer.mozilla.org/en-US/docs/Web/Security/Same-origin_policy"><text:span text:style-name="T499_10">mozilla</text:span></text:a></text:span><text:span text:style-name="T499_11"><text:a xlink:type="simple" xlink:href="https://developer.mozilla.org/en-US/docs/Web/Security/Same-origin_policy"><text:span text:style-name="T499_12">.</text:span></text:a></text:span><text:span text:style-name="T499_13"><text:a xlink:type="simple" xlink:href="https://developer.mozilla.org/en-US/docs/Web/Security/Same-origin_policy"><text:span text:style-name="T499_14">org</text:span></text:a></text:span><text:span text:style-name="T499_15"><text:a xlink:type="simple" xlink:href="https://developer.mozilla.org/en-US/docs/Web/Security/Same-origin_policy"><text:span text:style-name="T499_16">/</text:span></text:a></text:span><text:span text:style-name="T499_17"><text:a xlink:type="simple" xlink:href="https://developer.mozilla.org/en-US/docs/Web/Security/Same-origin_policy"><text:span text:style-name="T499_18">en</text:span></text:a></text:span><text:span text:style-name="T499_19"><text:a xlink:type="simple" xlink:href="https://developer.mozilla.org/en-US/docs/Web/Security/Same-origin_policy"><text:span text:style-name="T499_20">-</text:span></text:a></text:span><text:span text:style-name="T499_21"><text:a xlink:type="simple" xlink:href="https://developer.mozilla.org/en-US/docs/Web/Security/Same-origin_policy"><text:span text:style-name="T499_22">US</text:span></text:a></text:span><text:span text:style-name="T499_23"><text:a xlink:type="simple" xlink:href="https://developer.mozilla.org/en-US/docs/Web/Security/Same-origin_policy"><text:span text:style-name="T499_24">/</text:span></text:a></text:span><text:span text:style-name="T499_25"><text:a xlink:type="simple" xlink:href="https://developer.mozilla.org/en-US/docs/Web/Security/Same-origin_policy"><text:span text:style-name="T499_26">docs</text:span></text:a></text:span><text:span text:style-name="T499_27"><text:a xlink:type="simple" xlink:href="https://developer.mozilla.org/en-US/docs/Web/Security/Same-origin_policy"><text:span text:style-name="T499_28">/</text:span></text:a></text:span><text:span text:style-name="T499_29"><text:a xlink:type="simple" xlink:href="https://developer.mozilla.org/en-US/docs/Web/Security/Same-origin_policy"><text:span text:style-name="T499_30">Web</text:span></text:a></text:span><text:span text:style-name="T499_31"><text:a xlink:type="simple" xlink:href="https://developer.mozilla.org/en-US/docs/Web/Security/Same-origin_policy"><text:span text:style-name="T499_32">/</text:span></text:a></text:span><text:span text:style-name="T499_33"><text:a xlink:type="simple" xlink:href="https://developer.mozilla.org/en-US/docs/Web/Security/Same-origin_policy"><text:span text:style-name="T499_34">Security</text:span></text:a></text:span><text:span text:style-name="T499_35"><text:a xlink:type="simple" xlink:href="https://developer.mozilla.org/en-US/docs/Web/Security/Same-origin_policy"><text:span text:style-name="T499_36">/</text:span></text:a></text:span><text:span text:style-name="T499_37"><text:a xlink:type="simple" xlink:href="https://developer.mozilla.org/en-US/docs/Web/Security/Same-origin_policy"><text:span text:style-name="T499_38">Same</text:span></text:a></text:span><text:span text:style-name="T499_39"><text:a xlink:type="simple" xlink:href="https://developer.mozilla.org/en-US/docs/Web/Security/Same-origin_policy"><text:span text:style-name="T499_40">-</text:span></text:a></text:span><text:span text:style-name="T499_41"><text:a xlink:type="simple" xlink:href="https://developer.mozilla.org/en-US/docs/Web/Security/Same-origin_policy"><text:span text:style-name="T499_42">origin</text:span></text:a></text:span><text:span text:style-name="T499_43"><text:a xlink:type="simple" xlink:href="https://developer.mozilla.org/en-US/docs/Web/Security/Same-origin_policy"><text:span text:style-name="T499_44">_</text:span></text:a></text:span><text:span text:style-name="T499_45"><text:a xlink:type="simple" xlink:href="https://developer.mozilla.org/en-US/docs/Web/Security/Same-origin_policy"><text:span text:style-name="T499_46">policy</text:span></text:a></text:span></text:p>
      <text:p text:style-name="P500"><text:span text:style-name="T500_1"><text:a xlink:type="simple" xlink:href="http://en.wikipedia.org/wiki/Same-origin_policy"><text:span text:style-name="T500_2">http</text:span></text:a></text:span><text:span text:style-name="T500_3"><text:a xlink:type="simple" xlink:href="http://en.wikipedia.org/wiki/Same-origin_policy"><text:span text:style-name="T500_4">://</text:span></text:a></text:span><text:span text:style-name="T500_5"><text:a xlink:type="simple" xlink:href="http://en.wikipedia.org/wiki/Same-origin_policy"><text:span text:style-name="T500_6">en</text:span></text:a></text:span><text:span text:style-name="T500_7"><text:a xlink:type="simple" xlink:href="http://en.wikipedia.org/wiki/Same-origin_policy"><text:span text:style-name="T500_8">.</text:span></text:a></text:span><text:span text:style-name="T500_9"><text:a xlink:type="simple" xlink:href="http://en.wikipedia.org/wiki/Same-origin_policy"><text:span text:style-name="T500_10">wikipedia</text:span></text:a></text:span><text:span text:style-name="T500_11"><text:a xlink:type="simple" xlink:href="http://en.wikipedia.org/wiki/Same-origin_policy"><text:span text:style-name="T500_12">.</text:span></text:a></text:span><text:span text:style-name="T500_13"><text:a xlink:type="simple" xlink:href="http://en.wikipedia.org/wiki/Same-origin_policy"><text:span text:style-name="T500_14">org</text:span></text:a></text:span><text:span text:style-name="T500_15"><text:a xlink:type="simple" xlink:href="http://en.wikipedia.org/wiki/Same-origin_policy"><text:span text:style-name="T500_16">/</text:span></text:a></text:span><text:span text:style-name="T500_17"><text:a xlink:type="simple" xlink:href="http://en.wikipedia.org/wiki/Same-origin_policy"><text:span text:style-name="T500_18">wiki</text:span></text:a></text:span><text:span text:style-name="T500_19"><text:a xlink:type="simple" xlink:href="http://en.wikipedia.org/wiki/Same-origin_policy"><text:span text:style-name="T500_20">/</text:span></text:a></text:span><text:span text:style-name="T500_21"><text:a xlink:type="simple" xlink:href="http://en.wikipedia.org/wiki/Same-origin_policy"><text:span text:style-name="T500_22">Same</text:span></text:a></text:span><text:span text:style-name="T500_23"><text:a xlink:type="simple" xlink:href="http://en.wikipedia.org/wiki/Same-origin_policy"><text:span text:style-name="T500_24">-</text:span></text:a></text:span><text:span text:style-name="T500_25"><text:a xlink:type="simple" xlink:href="http://en.wikipedia.org/wiki/Same-origin_policy"><text:span text:style-name="T500_26">origin</text:span></text:a></text:span><text:span text:style-name="T500_27"><text:a xlink:type="simple" xlink:href="http://en.wikipedia.org/wiki/Same-origin_policy"><text:span text:style-name="T500_28">_</text:span></text:a></text:span><text:span text:style-name="T500_29"><text:a xlink:type="simple" xlink:href="http://en.wikipedia.org/wiki/Same-origin_policy"><text:span text:style-name="T500_30">policy</text:span></text:a></text:span></text:p>
      <text:p text:style-name="P501"/>
      <text:p text:style-name="P502"><text:span text:style-name="T502_1">21.<text:s/></text:span><text:span text:style-name="T502_2">Explain</text:span><text:span text:style-name="T502_3"><text:s/></text:span><text:span text:style-name="T502_4">AJAX</text:span><text:span text:style-name="T502_5"><text:s/></text:span><text:span text:style-name="T502_6">as</text:span><text:span text:style-name="T502_7"><text:s/></text:span><text:span text:style-name="T502_8">much</text:span><text:span text:style-name="T502_9"><text:s/></text:span><text:span text:style-name="T502_10">detail</text:span><text:span text:style-name="T502_11"><text:s/></text:span><text:span text:style-name="T502_12">as</text:span><text:span text:style-name="T502_13"><text:s/></text:span><text:span text:style-name="T502_14">possible</text:span><text:span text:style-name="T502_15">.</text:span></text:p>
      <text:p text:style-name="P503"><text:span text:style-name="T503_1">Ajax</text:span><text:span text:style-name="T503_2"><text:s/></text:span><text:span text:style-name="T503_3">stand</text:span><text:span text:style-name="T503_4"><text:s/></text:span><text:span text:style-name="T503_5">for</text:span><text:span text:style-name="T503_6"><text:s/></text:span><text:span text:style-name="T503_7">Asynchronous</text:span><text:span text:style-name="T503_8"><text:s/></text:span><text:span text:style-name="T503_9">Javascript</text:span><text:span text:style-name="T503_10"><text:s/></text:span><text:span text:style-name="T503_11">and</text:span><text:span text:style-name="T503_12"><text:s/></text:span><text:span text:style-name="T503_13">XML</text:span><text:span text:style-name="T503_14">.<text:s/></text:span><text:span text:style-name="T503_15">It</text:span><text:span text:style-name="T503_16">’</text:span><text:span text:style-name="T503_17">s</text:span><text:span text:style-name="T503_18"><text:s/></text:span><text:span text:style-name="T503_19">a</text:span><text:span text:style-name="T503_20"><text:s/></text:span><text:span text:style-name="T503_21">technique</text:span><text:span text:style-name="T503_22"><text:s/></text:span><text:span text:style-name="T503_23">used</text:span><text:span text:style-name="T503_24"><text:s/></text:span><text:span text:style-name="T503_25">on</text:span><text:span text:style-name="T503_26"><text:s/></text:span><text:span text:style-name="T503_27">the</text:span><text:span text:style-name="T503_28"><text:s/></text:span><text:span text:style-name="T503_29">client</text:span><text:span text:style-name="T503_30"><text:s/></text:span><text:span text:style-name="T503_31">side</text:span><text:span text:style-name="T503_32"><text:s/></text:span><text:span text:style-name="T503_33">to</text:span><text:span text:style-name="T503_34"><text:s/></text:span><text:span text:style-name="T503_35">make</text:span><text:span text:style-name="T503_36"><text:s/></text:span><text:span text:style-name="T503_37">asynchronous</text:span><text:span text:style-name="T503_38"><text:s/></text:span><text:span text:style-name="T503_39">request</text:span><text:span text:style-name="T503_40"><text:s/></text:span><text:span text:style-name="T503_41">to</text:span><text:span text:style-name="T503_42"><text:s/></text:span><text:span text:style-name="T503_43">the</text:span><text:span text:style-name="T503_44"><text:s/></text:span><text:span text:style-name="T503_45">server</text:span><text:span text:style-name="T503_46"><text:s/></text:span><text:span text:style-name="T503_47">without</text:span><text:span text:style-name="T503_48"><text:s/></text:span><text:span text:style-name="T503_49">doing</text:span><text:span text:style-name="T503_50"><text:s/></text:span><text:span text:style-name="T503_51">a</text:span><text:span text:style-name="T503_52"><text:s/></text:span><text:span text:style-name="T503_53">full</text:span><text:span text:style-name="T503_54"><text:s/></text:span><text:span text:style-name="T503_55">page</text:span><text:span text:style-name="T503_56"><text:s/></text:span><text:span text:style-name="T503_57">reload</text:span><text:span text:style-name="T503_58">.<text:s/></text:span><text:span text:style-name="T503_59">The</text:span><text:span text:style-name="T503_60"><text:s/></text:span><text:span text:style-name="T503_61">way</text:span><text:span text:style-name="T503_62"><text:s/></text:span><text:span text:style-name="T503_63">it</text:span><text:span text:style-name="T503_64">’</text:span><text:span text:style-name="T503_65">s</text:span><text:span text:style-name="T503_66"><text:s/></text:span><text:span text:style-name="T503_67">usually</text:span><text:span text:style-name="T503_68"><text:s/></text:span><text:span text:style-name="T503_69">implemented</text:span><text:span text:style-name="T503_70"><text:s/></text:span><text:span text:style-name="T503_71">is</text:span><text:span text:style-name="T503_72"><text:s/></text:span><text:span text:style-name="T503_73">using</text:span><text:span text:style-name="T503_74"><text:s/></text:span><text:span text:style-name="T503_75">success</text:span><text:span text:style-name="T503_76"><text:s/></text:span><text:span text:style-name="T503_77">and</text:span><text:span text:style-name="T503_78"><text:s/></text:span><text:span text:style-name="T503_79">error</text:span><text:span text:style-name="T503_80"><text:s/></text:span><text:span text:style-name="T503_81">callbacks</text:span><text:span text:style-name="T503_82"><text:s/></text:span><text:span text:style-name="T503_83">that</text:span><text:span text:style-name="T503_84"><text:s/></text:span><text:span text:style-name="T503_85">get</text:span><text:span text:style-name="T503_86"><text:s/></text:span><text:span text:style-name="T503_87">invoked</text:span><text:span text:style-name="T503_88"><text:s/></text:span><text:span text:style-name="T503_89">once</text:span><text:span text:style-name="T503_90"><text:s/></text:span><text:span text:style-name="T503_91">when</text:span><text:span text:style-name="T503_92"><text:s/></text:span><text:span text:style-name="T503_93">the</text:span><text:span text:style-name="T503_94"><text:s/></text:span><text:span text:style-name="T503_95">response</text:span><text:span text:style-name="T503_96"><text:s/></text:span><text:span text:style-name="T503_97">from</text:span><text:span text:style-name="T503_98"><text:s/></text:span><text:span text:style-name="T503_99">server</text:span><text:span text:style-name="T503_100"><text:s/></text:span><text:span text:style-name="T503_101">is</text:span><text:span text:style-name="T503_102"><text:s/></text:span><text:span text:style-name="T503_103">there</text:span><text:span text:style-name="T503_104">.<text:s/></text:span></text:p>
      <text:p text:style-name="P504"><text:span text:style-name="T504_1">There</text:span><text:span text:style-name="T504_2"><text:s/></text:span><text:span text:style-name="T504_3">are</text:span><text:span text:style-name="T504_4"><text:s/>4<text:s/></text:span><text:span text:style-name="T504_5">basic</text:span><text:span text:style-name="T504_6"><text:s/></text:span><text:span text:style-name="T504_7">HTTP</text:span><text:span text:style-name="T504_8"><text:s/></text:span><text:span text:style-name="T504_9">requests</text:span><text:span text:style-name="T504_10">:<text:s/></text:span><text:span text:style-name="T504_11">GET</text:span><text:span text:style-name="T504_12">,<text:s/></text:span><text:span text:style-name="T504_13">POST</text:span><text:span text:style-name="T504_14">,<text:s/></text:span><text:span text:style-name="T504_15">PUT</text:span><text:span text:style-name="T504_16">,<text:s/></text:span><text:span text:style-name="T504_17">DELETE</text:span><text:span text:style-name="T504_18"><text:s/></text:span><text:span text:style-name="T504_19">you</text:span><text:span text:style-name="T504_20"><text:s/></text:span><text:span text:style-name="T504_21">can</text:span><text:span text:style-name="T504_22"><text:s/></text:span><text:span text:style-name="T504_23">make</text:span><text:span text:style-name="T504_24"><text:s/></text:span><text:span text:style-name="T504_25">using</text:span><text:span text:style-name="T504_26"><text:s/></text:span><text:span text:style-name="T504_27">AJAX</text:span><text:span text:style-name="T504_28">.<text:s/></text:span></text:p>
      <text:p text:style-name="P505"><text:span text:style-name="T505_1">Data</text:span><text:span text:style-name="T505_2"><text:s/></text:span><text:span text:style-name="T505_3">can</text:span><text:span text:style-name="T505_4"><text:s/></text:span><text:span text:style-name="T505_5">be</text:span><text:span text:style-name="T505_6"><text:s/></text:span><text:span text:style-name="T505_7">retrieved</text:span><text:span text:style-name="T505_8"><text:s/></text:span><text:span text:style-name="T505_9">from</text:span><text:span text:style-name="T505_10"><text:s/></text:span><text:span text:style-name="T505_11">the</text:span><text:span text:style-name="T505_12"><text:s/></text:span><text:span text:style-name="T505_13">server</text:span><text:span text:style-name="T505_14"><text:s/></text:span><text:span text:style-name="T505_15">using</text:span><text:span text:style-name="T505_16"><text:s/></text:span><text:span text:style-name="T505_17">XMLHttpRequest</text:span><text:span text:style-name="T505_18"><text:s/></text:span><text:span text:style-name="T505_19">object</text:span><text:span text:style-name="T505_20">.<text:s/></text:span><text:span text:style-name="T505_21">XML</text:span><text:span text:style-name="T505_22"><text:s/></text:span><text:span text:style-name="T505_23">is</text:span><text:span text:style-name="T505_24"><text:s/></text:span><text:span text:style-name="T505_25">not</text:span><text:span text:style-name="T505_26"><text:s/></text:span><text:span text:style-name="T505_27">required</text:span><text:span text:style-name="T505_28"><text:s/></text:span><text:span text:style-name="T505_29">and</text:span><text:span text:style-name="T505_30"><text:s/></text:span><text:span text:style-name="T505_31">the</text:span><text:span text:style-name="T505_32"><text:s/></text:span><text:span text:style-name="T505_33">most</text:span><text:span text:style-name="T505_34"><text:s/></text:span><text:span text:style-name="T505_35">common</text:span><text:span text:style-name="T505_36"><text:s/></text:span><text:span text:style-name="T505_37">data</text:span><text:span text:style-name="T505_38"><text:s/></text:span><text:span text:style-name="T505_39">format</text:span><text:span text:style-name="T505_40"><text:s/></text:span><text:span text:style-name="T505_41">is</text:span><text:span text:style-name="T505_42"><text:s/></text:span><text:span text:style-name="T505_43">JSON</text:span><text:span text:style-name="T505_44">.<text:s/></text:span><text:span text:style-name="T505_45">Request</text:span><text:span text:style-name="T505_46"><text:s/></text:span><text:span text:style-name="T505_47">also</text:span><text:span text:style-name="T505_48"><text:s/></text:span><text:span text:style-name="T505_49">doesn</text:span><text:span text:style-name="T505_50">’</text:span><text:span text:style-name="T505_51">t</text:span><text:span text:style-name="T505_52"><text:s/></text:span><text:span text:style-name="T505_53">need</text:span><text:span text:style-name="T505_54"><text:s/></text:span><text:span text:style-name="T505_55">to</text:span><text:span text:style-name="T505_56"><text:s/></text:span><text:span text:style-name="T505_57">be</text:span><text:span text:style-name="T505_58"><text:s/></text:span><text:span text:style-name="T505_59">asynchronous</text:span><text:span text:style-name="T505_60">,<text:s/></text:span><text:span text:style-name="T505_61">despite</text:span><text:span text:style-name="T505_62"><text:s/></text:span><text:span text:style-name="T505_63">its</text:span><text:span text:style-name="T505_64"><text:s/></text:span><text:span text:style-name="T505_65">name</text:span><text:span text:style-name="T505_66">.<text:s/></text:span></text:p>
      <text:p text:style-name="P506"><text:span text:style-name="T506_1">There</text:span><text:span text:style-name="T506_2"><text:s/></text:span><text:span text:style-name="T506_3">are</text:span><text:span text:style-name="T506_4"><text:s/></text:span><text:span text:style-name="T506_5">a</text:span><text:span text:style-name="T506_6"><text:s/></text:span><text:span text:style-name="T506_7">couple</text:span><text:span text:style-name="T506_8"><text:s/></text:span><text:span text:style-name="T506_9">of</text:span><text:span text:style-name="T506_10"><text:s/></text:span><text:span text:style-name="T506_11">steps</text:span><text:span text:style-name="T506_12"><text:s/></text:span><text:span text:style-name="T506_13">when</text:span><text:span text:style-name="T506_14"><text:s/></text:span><text:span text:style-name="T506_15">implementing</text:span><text:span text:style-name="T506_16"><text:s/></text:span><text:span text:style-name="T506_17">AJAX</text:span><text:span text:style-name="T506_18"><text:s/></text:span><text:span text:style-name="T506_19">in</text:span><text:span text:style-name="T506_20"><text:s/></text:span><text:span text:style-name="T506_21">pure</text:span><text:span text:style-name="T506_22"><text:s/></text:span><text:span text:style-name="T506_23">Javascript</text:span><text:span text:style-name="T506_24"><text:s/>(</text:span><text:span text:style-name="T506_25">though</text:span><text:span text:style-name="T506_26"><text:s/></text:span><text:span text:style-name="T506_27">jQuery</text:span><text:span text:style-name="T506_28"><text:s/></text:span><text:span text:style-name="T506_29">ajax</text:span><text:span text:style-name="T506_30">()<text:s/></text:span><text:span text:style-name="T506_31">is</text:span><text:span text:style-name="T506_32"><text:s/></text:span><text:span text:style-name="T506_33">mostly</text:span><text:span text:style-name="T506_34"><text:s/></text:span><text:span text:style-name="T506_35">used</text:span><text:span text:style-name="T506_36"><text:s/></text:span><text:span text:style-name="T506_37">for</text:span><text:span text:style-name="T506_38"><text:s/></text:span><text:span text:style-name="T506_39">that</text:span><text:span text:style-name="T506_40"><text:s/></text:span><text:span text:style-name="T506_41">nowadays</text:span><text:span text:style-name="T506_42">).</text:span></text:p>
      <text:p text:style-name="P507"/>
      <text:p text:style-name="P508"><text:span text:style-name="T508_1">Example</text:span><text:span text:style-name="T508_2">:</text:span></text:p>
      <text:list text:style-name="LS2" xml:id="list2">
        <text:list-item>
          <text:p text:style-name="P509"><text:span text:style-name="T509_1">Create</text:span><text:span text:style-name="T509_2"><text:s/></text:span><text:span text:style-name="T509_3">an</text:span><text:span text:style-name="T509_4"><text:s/></text:span><text:span text:style-name="T509_5">instance</text:span><text:span text:style-name="T509_6"><text:s/></text:span><text:span text:style-name="T509_7">of</text:span><text:span text:style-name="T509_8"><text:s/></text:span><text:span text:style-name="T509_9">the</text:span><text:span text:style-name="T509_10"><text:s/></text:span><text:span text:style-name="T509_11">XMLHttpRequest</text:span><text:span text:style-name="T509_12"><text:s/></text:span><text:span text:style-name="T509_13">class</text:span><text:span text:style-name="T509_14"><text:s/>(</text:span><text:span text:style-name="T509_15">originally</text:span><text:span text:style-name="T509_16"><text:s/></text:span><text:span text:style-name="T509_17">introduced</text:span><text:span text:style-name="T509_18"><text:s/></text:span><text:span text:style-name="T509_19">by</text:span><text:span text:style-name="T509_20"><text:s/></text:span><text:span text:style-name="T509_21">IE</text:span><text:span text:style-name="T509_22"><text:s/></text:span><text:span text:style-name="T509_23">as</text:span><text:span text:style-name="T509_24"><text:s/></text:span><text:span text:style-name="T509_25">ActiveXObject</text:span><text:span text:style-name="T509_26">)</text:span></text:p>
        </text:list-item>
      </text:list>
      <text:p text:style-name="P510"><text:span text:style-name="T510_1"><text:s text:c="8"/></text:span><text:span text:style-name="T510_2">var</text:span><text:span text:style-name="T510_3"><text:s/></text:span><text:span text:style-name="T510_4">httpRequest</text:span><text:span text:style-name="T510_5">;</text:span></text:p>
      <text:p text:style-name="P511"><text:span text:style-name="T511_1"><text:s text:c="5"/></text:span><text:span text:style-name="T511_2">if</text:span><text:span text:style-name="T511_3"><text:s/>(</text:span><text:span text:style-name="T511_4">window</text:span><text:span text:style-name="T511_5">.</text:span><text:span text:style-name="T511_6">XMLHttpRequest</text:span><text:span text:style-name="T511_7">)<text:s/>{</text:span></text:p>
      <text:p text:style-name="P512"><text:span text:style-name="T512_1"><text:s text:c="8"/></text:span><text:span text:style-name="T512_2">httpRequest</text:span><text:span text:style-name="T512_3"><text:s/>=<text:s/></text:span><text:span text:style-name="T512_4">new</text:span><text:span text:style-name="T512_5"><text:s/></text:span><text:span text:style-name="T512_6">XMLHttpRequest</text:span><text:span text:style-name="T512_7">();</text:span></text:p>
      <text:p text:style-name="P513"><text:span text:style-name="T513_1"><text:s text:c="5"/>}<text:s/></text:span><text:span text:style-name="T513_2">else</text:span><text:span text:style-name="T513_3"><text:s/></text:span><text:span text:style-name="T513_4">if</text:span><text:span text:style-name="T513_5"><text:s/>(</text:span><text:span text:style-name="T513_6">window</text:span><text:span text:style-name="T513_7">.</text:span><text:span text:style-name="T513_8">ActiveXObject</text:span><text:span text:style-name="T513_9">)<text:s/>{</text:span></text:p>
      <text:p text:style-name="P514"><text:span text:style-name="T514_1"><text:tab/><text:s text:c="2"/></text:span><text:span text:style-name="T514_2">httpRequest</text:span><text:span text:style-name="T514_3"><text:s/>=<text:s/></text:span><text:span text:style-name="T514_4">new</text:span><text:span text:style-name="T514_5"><text:s/></text:span><text:span text:style-name="T514_6">ActiveXObject</text:span><text:span text:style-name="T514_7">(“</text:span><text:span text:style-name="T514_8">Microsoft</text:span><text:span text:style-name="T514_9">.</text:span><text:span text:style-name="T514_10">XMLHTTP</text:span><text:span text:style-name="T514_11">”);</text:span></text:p>
      <text:p text:style-name="P515"><text:span text:style-name="T515_1"><text:s text:c="5"/>}</text:span></text:p>
      <text:list text:style-name="LS2" xml:id="list3" text:continue-list="list2">
        <text:list-item>
          <text:p text:style-name="P516"><text:span text:style-name="T516_1">You</text:span><text:span text:style-name="T516_2"><text:s/></text:span><text:span text:style-name="T516_3">need</text:span><text:span text:style-name="T516_4"><text:s/></text:span><text:span text:style-name="T516_5">to</text:span><text:span text:style-name="T516_6"><text:s/></text:span><text:span text:style-name="T516_7">setup</text:span><text:span text:style-name="T516_8"><text:s/></text:span><text:span text:style-name="T516_9">a</text:span><text:span text:style-name="T516_10"><text:s/></text:span><text:span text:style-name="T516_11">callback</text:span><text:span text:style-name="T516_12"><text:s/></text:span><text:span text:style-name="T516_13">handler</text:span><text:span text:style-name="T516_14"><text:s/></text:span><text:span text:style-name="T516_15">that</text:span><text:span text:style-name="T516_16"><text:s/></text:span><text:span text:style-name="T516_17">it</text:span><text:span text:style-name="T516_18">’</text:span><text:span text:style-name="T516_19">s</text:span><text:span text:style-name="T516_20"><text:s/></text:span><text:span text:style-name="T516_21">going</text:span><text:span text:style-name="T516_22"><text:s/></text:span><text:span text:style-name="T516_23">to</text:span><text:span text:style-name="T516_24"><text:s/></text:span><text:span text:style-name="T516_25">be</text:span><text:span text:style-name="T516_26"><text:s/></text:span><text:span text:style-name="T516_27">executed</text:span><text:span text:style-name="T516_28"><text:s/></text:span><text:span text:style-name="T516_29">once</text:span><text:span text:style-name="T516_30"><text:s/></text:span><text:span text:style-name="T516_31">you</text:span><text:span text:style-name="T516_32"><text:s/></text:span><text:span text:style-name="T516_33">receive</text:span><text:span text:style-name="T516_34"><text:s/></text:span><text:span text:style-name="T516_35">a</text:span><text:span text:style-name="T516_36"><text:s/></text:span><text:span text:style-name="T516_37">response</text:span><text:span text:style-name="T516_38"><text:s/></text:span><text:span text:style-name="T516_39">from</text:span><text:span text:style-name="T516_40"><text:s/></text:span><text:span text:style-name="T516_41">your</text:span><text:span text:style-name="T516_42"><text:s/></text:span><text:span text:style-name="T516_43">call</text:span><text:span text:style-name="T516_44">.<text:s/></text:span></text:p>
        </text:list-item>
      </text:list>
      <text:p text:style-name="P517"><text:span text:style-name="T517_1"><text:s text:c="5"/></text:span><text:span text:style-name="T517_2">httpRequest</text:span><text:span text:style-name="T517_3">.</text:span><text:span text:style-name="T517_4">onreadystatechange</text:span><text:span text:style-name="T517_5"><text:s/>=<text:s/></text:span><text:span text:style-name="T517_6">function</text:span><text:span text:style-name="T517_7">()<text:s/>{</text:span></text:p>
      <text:p text:style-name="P518"><text:span text:style-name="T518_1"><text:tab/>//<text:s/></text:span><text:span text:style-name="T518_2">process</text:span><text:span text:style-name="T518_3"><text:s/></text:span><text:span text:style-name="T518_4">the</text:span><text:span text:style-name="T518_5"><text:s/></text:span><text:span text:style-name="T518_6">server</text:span><text:span text:style-name="T518_7"><text:s/></text:span><text:span text:style-name="T518_8">response</text:span></text:p>
      <text:p text:style-name="P519"><text:span text:style-name="T519_1"><text:tab/></text:span><text:span text:style-name="T519_2">if</text:span><text:span text:style-name="T519_3"><text:s/>(</text:span><text:span text:style-name="T519_4">httpRequest</text:span><text:span text:style-name="T519_5">.</text:span><text:span text:style-name="T519_6">readyState</text:span><text:span text:style-name="T519_7"><text:s/>==<text:s/>4)<text:s/>{</text:span></text:p>
      <text:p text:style-name="P520"><text:span text:style-name="T520_1"><text:s text:c="6"/>//<text:s/></text:span><text:span text:style-name="T520_2">response</text:span><text:span text:style-name="T520_3"><text:s/></text:span><text:span text:style-name="T520_4">received</text:span><text:span text:style-name="T520_5"><text:s/></text:span></text:p>
      <text:p text:style-name="P521"><text:span text:style-name="T521_1"><text:s text:c="6"/>}<text:s/></text:span><text:span text:style-name="T521_2">else</text:span><text:span text:style-name="T521_3"><text:s/>{</text:span></text:p>
      <text:p text:style-name="P522"><text:span text:style-name="T522_1"><text:tab/>//<text:s/></text:span><text:span text:style-name="T522_2">response</text:span><text:span text:style-name="T522_3"><text:s/></text:span><text:span text:style-name="T522_4">not</text:span><text:span text:style-name="T522_5"><text:s/></text:span><text:span text:style-name="T522_6">ready</text:span><text:span text:style-name="T522_7"><text:s/></text:span><text:span text:style-name="T522_8">yet</text:span></text:p>
      <text:p text:style-name="P523"><text:span text:style-name="T523_1"><text:s text:c="6"/>}</text:span></text:p>
      <text:p text:style-name="P524"><text:span text:style-name="T524_1"><text:s text:c="3"/>}</text:span></text:p>
      <text:p text:style-name="P525"><text:span text:style-name="T525_1"><text:s text:c="3"/></text:span><text:span text:style-name="T525_2">OR</text:span></text:p>
      <text:p text:style-name="P526"><text:span text:style-name="T526_1"><text:s text:c="3"/></text:span><text:span text:style-name="T526_2">httpRequest</text:span><text:span text:style-name="T526_3">.</text:span><text:span text:style-name="T526_4">onreadystatechange</text:span><text:span text:style-name="T526_5"><text:s/>=<text:s/></text:span><text:span text:style-name="T526_6">handleResponse</text:span><text:span text:style-name="T526_7">;</text:span></text:p>
      <text:list text:style-name="LS2" xml:id="list4" text:continue-list="list2">
        <text:list-item>
          <text:p text:style-name="P527"><text:span text:style-name="T527_1">You</text:span><text:span text:style-name="T527_2"><text:s/></text:span><text:span text:style-name="T527_3">need</text:span><text:span text:style-name="T527_4"><text:s/></text:span><text:span text:style-name="T527_5">to</text:span><text:span text:style-name="T527_6"><text:s/></text:span><text:span text:style-name="T527_7">make</text:span><text:span text:style-name="T527_8"><text:s/></text:span><text:span text:style-name="T527_9">an</text:span><text:span text:style-name="T527_10"><text:s/></text:span><text:span text:style-name="T527_11">actual</text:span><text:span text:style-name="T527_12"><text:s/></text:span><text:span text:style-name="T527_13">request</text:span><text:span text:style-name="T527_14"><text:s/></text:span><text:span text:style-name="T527_15">by</text:span><text:span text:style-name="T527_16"><text:s/></text:span><text:span text:style-name="T527_17">calling</text:span><text:span text:style-name="T527_18"><text:s/></text:span><text:span text:style-name="T527_19">open</text:span><text:span text:style-name="T527_20">()<text:s/></text:span><text:span text:style-name="T527_21">and</text:span><text:span text:style-name="T527_22"><text:s/></text:span><text:span text:style-name="T527_23">send</text:span><text:span text:style-name="T527_24">()<text:s/></text:span><text:span text:style-name="T527_25">methods</text:span><text:span text:style-name="T527_26"><text:s/></text:span><text:span text:style-name="T527_27">of</text:span><text:span text:style-name="T527_28"><text:s/></text:span><text:span text:style-name="T527_29">the</text:span><text:span text:style-name="T527_30"><text:s/></text:span><text:span text:style-name="T527_31">HTTP</text:span><text:span text:style-name="T527_32"><text:s/></text:span><text:span text:style-name="T527_33">request</text:span><text:span text:style-name="T527_34"><text:s/></text:span><text:span text:style-name="T527_35">object</text:span></text:p>
        </text:list-item>
      </text:list>
      <text:p text:style-name="P528"><text:span text:style-name="T528_1"><text:s text:c="5"/></text:span><text:span text:style-name="T528_2">httpRequest</text:span><text:span text:style-name="T528_3">.</text:span><text:span text:style-name="T528_4">open</text:span><text:span text:style-name="T528_5">(‘</text:span><text:span text:style-name="T528_6">GET</text:span><text:span text:style-name="T528_7">’,<text:s/>‘</text:span><text:span text:style-name="T528_8"><text:a xlink:type="simple" xlink:href="http://www.example.com"><text:span text:style-name="T528_9">http</text:span></text:a></text:span><text:span text:style-name="T528_10"><text:a xlink:type="simple" xlink:href="http://www.example.com"><text:span text:style-name="T528_11">://</text:span></text:a></text:span><text:span text:style-name="T528_12"><text:a xlink:type="simple" xlink:href="http://www.example.com"><text:span text:style-name="T528_13">www</text:span></text:a></text:span><text:span text:style-name="T528_14"><text:a xlink:type="simple" xlink:href="http://www.example.com"><text:span text:style-name="T528_15">.</text:span></text:a></text:span><text:span text:style-name="T528_16"><text:a xlink:type="simple" xlink:href="http://www.example.com"><text:span text:style-name="T528_17">example</text:span></text:a></text:span><text:span text:style-name="T528_18"><text:a xlink:type="simple" xlink:href="http://www.example.com"><text:span text:style-name="T528_19">.</text:span></text:a></text:span><text:span text:style-name="T528_20"><text:a xlink:type="simple" xlink:href="http://www.example.com"><text:span text:style-name="T528_21">com</text:span></text:a></text:span><text:span text:style-name="T528_22">’,<text:s/></text:span><text:span text:style-name="T528_23">true</text:span><text:span text:style-name="T528_24">);</text:span></text:p>
      <text:p text:style-name="P529"><text:span text:style-name="T529_1"><text:s text:c="3"/></text:span><text:span text:style-name="T529_2">httpRequest</text:span><text:span text:style-name="T529_3">.</text:span><text:span text:style-name="T529_4">send</text:span><text:span text:style-name="T529_5">(</text:span><text:span text:style-name="T529_6">null</text:span><text:span text:style-name="T529_7">);</text:span></text:p>
      <text:p text:style-name="P530"/>
      <text:p text:style-name="P531"><text:span text:style-name="T531_1">As</text:span><text:span text:style-name="T531_2"><text:s/></text:span><text:span text:style-name="T531_3">a</text:span><text:span text:style-name="T531_4"><text:s/></text:span><text:span text:style-name="T531_5">security</text:span><text:span text:style-name="T531_6"><text:s/></text:span><text:span text:style-name="T531_7">feature</text:span><text:span text:style-name="T531_8">,<text:s/></text:span><text:span text:style-name="T531_9">you</text:span><text:span text:style-name="T531_10"><text:s/></text:span><text:span text:style-name="T531_11">can</text:span><text:span text:style-name="T531_12">’</text:span><text:span text:style-name="T531_13">t</text:span><text:span text:style-name="T531_14"><text:s/></text:span><text:span text:style-name="T531_15">call</text:span><text:span text:style-name="T531_16"><text:s/></text:span><text:span text:style-name="T531_17">pages</text:span><text:span text:style-name="T531_18"><text:s/></text:span><text:span text:style-name="T531_19">on</text:span><text:span text:style-name="T531_20"><text:s/>3</text:span><text:span text:style-name="T531_21">rd</text:span><text:span text:style-name="T531_22"><text:s/></text:span><text:span text:style-name="T531_23">party</text:span><text:span text:style-name="T531_24"><text:s/></text:span><text:span text:style-name="T531_25">domains</text:span><text:span text:style-name="T531_26"><text:s/>(</text:span><text:span text:style-name="T531_27">same</text:span><text:span text:style-name="T531_28">-</text:span><text:span text:style-name="T531_29">origin</text:span><text:span text:style-name="T531_30"><text:s/></text:span><text:span text:style-name="T531_31">policy</text:span><text:span text:style-name="T531_32">).<text:s/></text:span></text:p>
      <text:p text:style-name="P532"/>
      <text:p text:style-name="P533"><text:span text:style-name="T533_1"><text:a xlink:type="simple" xlink:href="http://en.wikipedia.org/wiki/Ajax_%28programming%29"><text:span text:style-name="T533_2">http</text:span></text:a></text:span><text:span text:style-name="T533_3"><text:a xlink:type="simple" xlink:href="http://en.wikipedia.org/wiki/Ajax_%28programming%29"><text:span text:style-name="T533_4">://</text:span></text:a></text:span><text:span text:style-name="T533_5"><text:a xlink:type="simple" xlink:href="http://en.wikipedia.org/wiki/Ajax_%28programming%29"><text:span text:style-name="T533_6">en</text:span></text:a></text:span><text:span text:style-name="T533_7"><text:a xlink:type="simple" xlink:href="http://en.wikipedia.org/wiki/Ajax_%28programming%29"><text:span text:style-name="T533_8">.</text:span></text:a></text:span><text:span text:style-name="T533_9"><text:a xlink:type="simple" xlink:href="http://en.wikipedia.org/wiki/Ajax_%28programming%29"><text:span text:style-name="T533_10">wikipedia</text:span></text:a></text:span><text:span text:style-name="T533_11"><text:a xlink:type="simple" xlink:href="http://en.wikipedia.org/wiki/Ajax_%28programming%29"><text:span text:style-name="T533_12">.</text:span></text:a></text:span><text:span text:style-name="T533_13"><text:a xlink:type="simple" xlink:href="http://en.wikipedia.org/wiki/Ajax_%28programming%29"><text:span text:style-name="T533_14">org</text:span></text:a></text:span><text:span text:style-name="T533_15"><text:a xlink:type="simple" xlink:href="http://en.wikipedia.org/wiki/Ajax_%28programming%29"><text:span text:style-name="T533_16">/</text:span></text:a></text:span><text:span text:style-name="T533_17"><text:a xlink:type="simple" xlink:href="http://en.wikipedia.org/wiki/Ajax_%28programming%29"><text:span text:style-name="T533_18">wiki</text:span></text:a></text:span><text:span text:style-name="T533_19"><text:a xlink:type="simple" xlink:href="http://en.wikipedia.org/wiki/Ajax_%28programming%29"><text:span text:style-name="T533_20">/</text:span></text:a></text:span><text:span text:style-name="T533_21"><text:a xlink:type="simple" xlink:href="http://en.wikipedia.org/wiki/Ajax_%28programming%29"><text:span text:style-name="T533_22">Ajax</text:span></text:a></text:span><text:span text:style-name="T533_23"><text:a xlink:type="simple" xlink:href="http://en.wikipedia.org/wiki/Ajax_%28programming%29"><text:span text:style-name="T533_24">_%28</text:span></text:a></text:span><text:span text:style-name="T533_25"><text:a xlink:type="simple" xlink:href="http://en.wikipedia.org/wiki/Ajax_%28programming%29"><text:span text:style-name="T533_26">programming</text:span></text:a></text:span><text:span text:style-name="T533_27"><text:a xlink:type="simple" xlink:href="http://en.wikipedia.org/wiki/Ajax_%28programming%29"><text:span text:style-name="T533_28">%29</text:span></text:a></text:span></text:p>
      <text:p text:style-name="P534"><text:span text:style-name="T534_1"><text:a xlink:type="simple" xlink:href="https://developer.mozilla.org/en-US/docs/AJAX/Getting_Started"><text:span text:style-name="T534_2">https</text:span></text:a></text:span><text:span text:style-name="T534_3"><text:a xlink:type="simple" xlink:href="https://developer.mozilla.org/en-US/docs/AJAX/Getting_Started"><text:span text:style-name="T534_4">://</text:span></text:a></text:span><text:span text:style-name="T534_5"><text:a xlink:type="simple" xlink:href="https://developer.mozilla.org/en-US/docs/AJAX/Getting_Started"><text:span text:style-name="T534_6">developer</text:span></text:a></text:span><text:span text:style-name="T534_7"><text:a xlink:type="simple" xlink:href="https://developer.mozilla.org/en-US/docs/AJAX/Getting_Started"><text:span text:style-name="T534_8">.</text:span></text:a></text:span><text:span text:style-name="T534_9"><text:a xlink:type="simple" xlink:href="https://developer.mozilla.org/en-US/docs/AJAX/Getting_Started"><text:span text:style-name="T534_10">mozilla</text:span></text:a></text:span><text:span text:style-name="T534_11"><text:a xlink:type="simple" xlink:href="https://developer.mozilla.org/en-US/docs/AJAX/Getting_Started"><text:span text:style-name="T534_12">.</text:span></text:a></text:span><text:span text:style-name="T534_13"><text:a xlink:type="simple" xlink:href="https://developer.mozilla.org/en-US/docs/AJAX/Getting_Started"><text:span text:style-name="T534_14">org</text:span></text:a></text:span><text:span text:style-name="T534_15"><text:a xlink:type="simple" xlink:href="https://developer.mozilla.org/en-US/docs/AJAX/Getting_Started"><text:span text:style-name="T534_16">/</text:span></text:a></text:span><text:span text:style-name="T534_17"><text:a xlink:type="simple" xlink:href="https://developer.mozilla.org/en-US/docs/AJAX/Getting_Started"><text:span text:style-name="T534_18">en</text:span></text:a></text:span><text:span text:style-name="T534_19"><text:a xlink:type="simple" xlink:href="https://developer.mozilla.org/en-US/docs/AJAX/Getting_Started"><text:span text:style-name="T534_20">-</text:span></text:a></text:span><text:span text:style-name="T534_21"><text:a xlink:type="simple" xlink:href="https://developer.mozilla.org/en-US/docs/AJAX/Getting_Started"><text:span text:style-name="T534_22">US</text:span></text:a></text:span><text:span text:style-name="T534_23"><text:a xlink:type="simple" xlink:href="https://developer.mozilla.org/en-US/docs/AJAX/Getting_Started"><text:span text:style-name="T534_24">/</text:span></text:a></text:span><text:span text:style-name="T534_25"><text:a xlink:type="simple" xlink:href="https://developer.mozilla.org/en-US/docs/AJAX/Getting_Started"><text:span text:style-name="T534_26">docs</text:span></text:a></text:span><text:span text:style-name="T534_27"><text:a xlink:type="simple" xlink:href="https://developer.mozilla.org/en-US/docs/AJAX/Getting_Started"><text:span text:style-name="T534_28">/</text:span></text:a></text:span><text:span text:style-name="T534_29"><text:a xlink:type="simple" xlink:href="https://developer.mozilla.org/en-US/docs/AJAX/Getting_Started"><text:span text:style-name="T534_30">AJAX</text:span></text:a></text:span><text:span text:style-name="T534_31"><text:a xlink:type="simple" xlink:href="https://developer.mozilla.org/en-US/docs/AJAX/Getting_Started"><text:span text:style-name="T534_32">/</text:span></text:a></text:span><text:span text:style-name="T534_33"><text:a xlink:type="simple" xlink:href="https://developer.mozilla.org/en-US/docs/AJAX/Getting_Started"><text:span text:style-name="T534_34">Getting</text:span></text:a></text:span><text:span text:style-name="T534_35"><text:a xlink:type="simple" xlink:href="https://developer.mozilla.org/en-US/docs/AJAX/Getting_Started"><text:span text:style-name="T534_36">_</text:span></text:a></text:span><text:span text:style-name="T534_37"><text:a xlink:type="simple" xlink:href="https://developer.mozilla.org/en-US/docs/AJAX/Getting_Started"><text:span text:style-name="T534_38">Started</text:span></text:a></text:span></text:p>
      <text:p text:style-name="P535"/>
      <text:p text:style-name="P536"><text:span text:style-name="T536_1">22.<text:s/></text:span><text:span text:style-name="T536_2">Explain</text:span><text:span text:style-name="T536_3"><text:s/></text:span><text:span text:style-name="T536_4">JSONP</text:span><text:span text:style-name="T536_5"><text:s/></text:span><text:span text:style-name="T536_6">and</text:span><text:span text:style-name="T536_7"><text:s/></text:span><text:span text:style-name="T536_8">why</text:span><text:span text:style-name="T536_9"><text:s/></text:span><text:span text:style-name="T536_10">is</text:span><text:span text:style-name="T536_11"><text:s/></text:span><text:span text:style-name="T536_12">it</text:span><text:span text:style-name="T536_13"><text:s/></text:span><text:span text:style-name="T536_14">used</text:span><text:span text:style-name="T536_15">.<text:s/></text:span></text:p>
      <text:p text:style-name="P537"><text:span text:style-name="T537_1">JSONP</text:span><text:span text:style-name="T537_2"><text:s/></text:span><text:span text:style-name="T537_3">is</text:span><text:span text:style-name="T537_4"><text:s/></text:span><text:span text:style-name="T537_5">used</text:span><text:span text:style-name="T537_6"><text:s/></text:span><text:span text:style-name="T537_7">for</text:span><text:span text:style-name="T537_8"><text:s/></text:span><text:span text:style-name="T537_9">loading</text:span><text:span text:style-name="T537_10"><text:s/></text:span><text:span text:style-name="T537_11">JS</text:span><text:span text:style-name="T537_12"><text:s/></text:span><text:span text:style-name="T537_13">scripts</text:span><text:span text:style-name="T537_14"><text:s/>(</text:span><text:span text:style-name="T537_15">data</text:span><text:span text:style-name="T537_16"><text:s/></text:span><text:span text:style-name="T537_17">files</text:span><text:span text:style-name="T537_18">)<text:s/></text:span><text:span text:style-name="T537_19">from</text:span><text:span text:style-name="T537_20"><text:s/></text:span><text:span text:style-name="T537_21">a</text:span><text:span text:style-name="T537_22"><text:s/></text:span><text:span text:style-name="T537_23">server</text:span><text:span text:style-name="T537_24"><text:s/></text:span><text:span text:style-name="T537_25">from</text:span><text:span text:style-name="T537_26"><text:s/></text:span><text:span text:style-name="T537_27">a</text:span><text:span text:style-name="T537_28"><text:s/></text:span><text:span text:style-name="T537_29">different</text:span><text:span text:style-name="T537_30"><text:s/></text:span><text:span text:style-name="T537_31">domain</text:span><text:span text:style-name="T537_32">.<text:s/></text:span><text:span text:style-name="T537_33">It</text:span><text:span text:style-name="T537_34"><text:s/></text:span><text:span text:style-name="T537_35">takes</text:span><text:span text:style-name="T537_36"><text:s/></text:span><text:span text:style-name="T537_37">advantage</text:span><text:span text:style-name="T537_38"><text:s/></text:span><text:span text:style-name="T537_39">of</text:span><text:span text:style-name="T537_40"><text:s/></text:span><text:span text:style-name="T537_41">the</text:span><text:span text:style-name="T537_42"><text:s/></text:span><text:span text:style-name="T537_43">fact</text:span><text:span text:style-name="T537_44"><text:s/></text:span><text:span text:style-name="T537_45">that</text:span><text:span text:style-name="T537_46"><text:s/></text:span><text:span text:style-name="T537_47">browsers</text:span><text:span text:style-name="T537_48"><text:s/></text:span><text:span text:style-name="T537_49">don</text:span><text:span text:style-name="T537_50">’</text:span><text:span text:style-name="T537_51">t</text:span><text:span text:style-name="T537_52"><text:s/></text:span><text:span text:style-name="T537_53">enforce</text:span><text:span text:style-name="T537_54"><text:s/></text:span><text:span text:style-name="T537_55">the</text:span><text:span text:style-name="T537_56"><text:s/></text:span><text:span text:style-name="T537_57">same</text:span><text:span text:style-name="T537_58">-</text:span><text:span text:style-name="T537_59">origin</text:span><text:span text:style-name="T537_60"><text:s/></text:span><text:span text:style-name="T537_61">policy</text:span><text:span text:style-name="T537_62"><text:s/></text:span><text:span text:style-name="T537_63">on</text:span><text:span text:style-name="T537_64"><text:s/></text:span><text:span text:style-name="T537_65">the</text:span><text:span text:style-name="T537_66"><text:s/></text:span><text:span text:style-name="T537_67">&lt;</text:span><text:span text:style-name="T537_68">script</text:span><text:span text:style-name="T537_69">&gt;</text:span><text:span text:style-name="T537_70"><text:s/></text:span><text:span text:style-name="T537_71">tags</text:span><text:span text:style-name="T537_72">.<text:s/></text:span><text:span text:style-name="T537_73">JSONP</text:span><text:span text:style-name="T537_74"><text:s/></text:span><text:span text:style-name="T537_75">requests</text:span><text:span text:style-name="T537_76"><text:s/></text:span><text:span text:style-name="T537_77">are</text:span><text:span text:style-name="T537_78"><text:s/></text:span><text:span text:style-name="T537_79">not</text:span><text:span text:style-name="T537_80"><text:s/></text:span><text:span text:style-name="T537_81">dispatched</text:span><text:span text:style-name="T537_82"><text:s/></text:span><text:span text:style-name="T537_83">using</text:span><text:span text:style-name="T537_84"><text:s/></text:span><text:span text:style-name="T537_85">XMLHttpRequest</text:span><text:span text:style-name="T537_86">,<text:s/></text:span><text:span text:style-name="T537_87">instead</text:span><text:span text:style-name="T537_88"><text:s/></text:span><text:span text:style-name="T537_89">a</text:span><text:span text:style-name="T537_90"><text:s/>&lt;</text:span><text:span text:style-name="T537_91">script</text:span><text:span text:style-name="T537_92">&gt;<text:s/></text:span><text:span text:style-name="T537_93">tag</text:span><text:span text:style-name="T537_94"><text:s/></text:span><text:span text:style-name="T537_95">is</text:span><text:span text:style-name="T537_96"><text:s/></text:span><text:span text:style-name="T537_97">created</text:span><text:span text:style-name="T537_98"><text:s/></text:span><text:span text:style-name="T537_99">whose</text:span><text:span text:style-name="T537_100"><text:s/></text:span><text:span text:style-name="T537_101">source</text:span><text:span text:style-name="T537_102"><text:s/></text:span><text:span text:style-name="T537_103">is</text:span><text:span text:style-name="T537_104"><text:s/></text:span><text:span text:style-name="T537_105">set</text:span><text:span text:style-name="T537_106"><text:s/></text:span><text:span text:style-name="T537_107">to</text:span><text:span text:style-name="T537_108"><text:s/></text:span><text:span text:style-name="T537_109">the</text:span><text:span text:style-name="T537_110"><text:s/></text:span><text:span text:style-name="T537_111">target</text:span><text:span text:style-name="T537_112"><text:s/></text:span><text:span text:style-name="T537_113">URL</text:span><text:span text:style-name="T537_114">.<text:s/></text:span><text:span text:style-name="T537_115">This</text:span><text:span text:style-name="T537_116"><text:s/></text:span><text:span text:style-name="T537_117">script</text:span><text:span text:style-name="T537_118"><text:s/></text:span><text:span text:style-name="T537_119">tag</text:span><text:span text:style-name="T537_120"><text:s/></text:span><text:span text:style-name="T537_121">is</text:span><text:span text:style-name="T537_122"><text:s/></text:span><text:span text:style-name="T537_123">then</text:span><text:span text:style-name="T537_124"><text:s/></text:span><text:span text:style-name="T537_125">added</text:span><text:span text:style-name="T537_126"><text:s/></text:span><text:span text:style-name="T537_127">to</text:span><text:span text:style-name="T537_128"><text:s/></text:span><text:span text:style-name="T537_129">the</text:span><text:span text:style-name="T537_130"><text:s/></text:span><text:span text:style-name="T537_131">DOM</text:span><text:span text:style-name="T537_132"><text:s/>(</text:span><text:span text:style-name="T537_133">usually</text:span><text:span text:style-name="T537_134"><text:s/></text:span><text:span text:style-name="T537_135">in</text:span><text:span text:style-name="T537_136"><text:s/></text:span><text:span text:style-name="T537_137">the</text:span><text:span text:style-name="T537_138"><text:s/>&lt;</text:span><text:span text:style-name="T537_139">head</text:span><text:span text:style-name="T537_140">&gt;)<text:s/></text:span></text:p>
      <text:p text:style-name="P538"/>
      <text:p text:style-name="P539"><text:span text:style-name="T539_1">Example</text:span><text:span text:style-name="T539_2">:</text:span></text:p>
      <text:p text:style-name="P540"><text:span text:style-name="T540_1">var</text:span><text:span text:style-name="T540_2"><text:s/></text:span><text:span text:style-name="T540_3">tag</text:span><text:span text:style-name="T540_4"><text:s/>=<text:s/></text:span><text:span text:style-name="T540_5">document</text:span><text:span text:style-name="T540_6">.</text:span><text:span text:style-name="T540_7">createElement</text:span><text:span text:style-name="T540_8">(“</text:span><text:span text:style-name="T540_9">script</text:span><text:span text:style-name="T540_10">”);</text:span></text:p>
      <text:p text:style-name="P541"><text:span text:style-name="T541_1">tag</text:span><text:span text:style-name="T541_2">.</text:span><text:span text:style-name="T541_3">src</text:span><text:span text:style-name="T541_4"><text:s/>=<text:s/>“</text:span><text:span text:style-name="T541_5"><text:a xlink:type="simple" xlink:href="http://www.otherdomain.com?callback=bar"><text:span text:style-name="T541_6">www</text:span></text:a></text:span><text:span text:style-name="T541_7"><text:a xlink:type="simple" xlink:href="http://www.otherdomain.com?callback=bar"><text:span text:style-name="T541_8">.</text:span></text:a></text:span><text:span text:style-name="T541_9"><text:a xlink:type="simple" xlink:href="http://www.otherdomain.com?callback=bar"><text:span text:style-name="T541_10">otherdomain</text:span></text:a></text:span><text:span text:style-name="T541_11"><text:a xlink:type="simple" xlink:href="http://www.otherdomain.com?callback=bar"><text:span text:style-name="T541_12">.</text:span></text:a></text:span><text:span text:style-name="T541_13"><text:a xlink:type="simple" xlink:href="http://www.otherdomain.com?callback=bar"><text:span text:style-name="T541_14">com</text:span></text:a></text:span><text:span text:style-name="T541_15"><text:a xlink:type="simple" xlink:href="http://www.otherdomain.com?callback=bar"><text:span text:style-name="T541_16">?</text:span></text:a></text:span><text:span text:style-name="T541_17"><text:a xlink:type="simple" xlink:href="http://www.otherdomain.com?callback=bar"><text:span text:style-name="T541_18">callback</text:span></text:a></text:span><text:span text:style-name="T541_19"><text:a xlink:type="simple" xlink:href="http://www.otherdomain.com?callback=bar"><text:span text:style-name="T541_20">=</text:span></text:a></text:span><text:span text:style-name="T541_21"><text:a xlink:type="simple" xlink:href="http://www.otherdomain.com?callback=bar"><text:span text:style-name="T541_22">bar</text:span></text:a></text:span><text:span text:style-name="T541_23">”;</text:span></text:p>
      <text:p text:style-name="P542"><text:span text:style-name="T542_1">document</text:span><text:span text:style-name="T542_2">.</text:span><text:span text:style-name="T542_3">getElementsByTagName</text:span><text:span text:style-name="T542_4">(“</text:span><text:span text:style-name="T542_5">head</text:span><text:span text:style-name="T542_6">”)[0].</text:span><text:span text:style-name="T542_7">appendChild</text:span><text:span text:style-name="T542_8">(</text:span><text:span text:style-name="T542_9">tag</text:span><text:span text:style-name="T542_10">);</text:span></text:p>
      <text:p text:style-name="P543"/>
      <text:p text:style-name="P544"><text:span text:style-name="T544_1">Response</text:span><text:span text:style-name="T544_2">:</text:span></text:p>
      <text:p text:style-name="P545"><text:span text:style-name="T545_1">bar</text:span><text:span text:style-name="T545_2">({</text:span></text:p>
      <text:p text:style-name="P546"><text:span text:style-name="T546_1"><text:s text:c="2"/>“</text:span><text:span text:style-name="T546_2">foo</text:span><text:span text:style-name="T546_3">”:”</text:span><text:span text:style-name="T546_4">bar</text:span><text:span text:style-name="T546_5">”;</text:span></text:p>
      <text:p text:style-name="P547"><text:span text:style-name="T547_1">})</text:span></text:p>
      <text:p text:style-name="P548"/>
      <text:p text:style-name="P549"><text:span text:style-name="T549_1">This</text:span><text:span text:style-name="T549_2"><text:s/></text:span><text:span text:style-name="T549_3">function</text:span><text:span text:style-name="T549_4"><text:s/></text:span><text:span text:style-name="T549_5">must</text:span><text:span text:style-name="T549_6"><text:s/></text:span><text:span text:style-name="T549_7">exist</text:span><text:span text:style-name="T549_8"><text:s/></text:span><text:span text:style-name="T549_9">in</text:span><text:span text:style-name="T549_10"><text:s/></text:span><text:span text:style-name="T549_11">the</text:span><text:span text:style-name="T549_12"><text:s/></text:span><text:span text:style-name="T549_13">global</text:span><text:span text:style-name="T549_14"><text:s/></text:span><text:span text:style-name="T549_15">scope</text:span><text:span text:style-name="T549_16"><text:s/></text:span><text:span text:style-name="T549_17">at</text:span><text:span text:style-name="T549_18"><text:s/></text:span><text:span text:style-name="T549_19">the</text:span><text:span text:style-name="T549_20"><text:s/></text:span><text:span text:style-name="T549_21">time</text:span><text:span text:style-name="T549_22"><text:s/></text:span><text:span text:style-name="T549_23">the</text:span><text:span text:style-name="T549_24"><text:s/>&lt;</text:span><text:span text:style-name="T549_25">script</text:span><text:span text:style-name="T549_26">&gt;<text:s/></text:span><text:span text:style-name="T549_27">tag</text:span><text:span text:style-name="T549_28"><text:s/></text:span><text:span text:style-name="T549_29">is</text:span><text:span text:style-name="T549_30"><text:s/></text:span><text:span text:style-name="T549_31">evaluated</text:span><text:span text:style-name="T549_32"><text:s/></text:span><text:span text:style-name="T549_33">in</text:span><text:span text:style-name="T549_34"><text:s/></text:span><text:span text:style-name="T549_35">the</text:span><text:span text:style-name="T549_36"><text:s/></text:span><text:span text:style-name="T549_37">browser</text:span><text:span text:style-name="T549_38"><text:s/>(</text:span><text:span text:style-name="T549_39">once</text:span><text:span text:style-name="T549_40"><text:s/></text:span><text:span text:style-name="T549_41">the</text:span><text:span text:style-name="T549_42"><text:s/></text:span><text:span text:style-name="T549_43">request</text:span><text:span text:style-name="T549_44"><text:s/></text:span><text:span text:style-name="T549_45">has</text:span><text:span text:style-name="T549_46"><text:s/></text:span><text:span text:style-name="T549_47">completed</text:span><text:span text:style-name="T549_48">).</text:span></text:p>
      <text:p text:style-name="P550"/>
      <text:p text:style-name="P551"><text:span text:style-name="T551_1"><text:a xlink:type="simple" xlink:href="http://en.wikipedia.org/wiki/JSONP"><text:span text:style-name="T551_2">http</text:span></text:a></text:span><text:span text:style-name="T551_3"><text:a xlink:type="simple" xlink:href="http://en.wikipedia.org/wiki/JSONP"><text:span text:style-name="T551_4">://</text:span></text:a></text:span><text:span text:style-name="T551_5"><text:a xlink:type="simple" xlink:href="http://en.wikipedia.org/wiki/JSONP"><text:span text:style-name="T551_6">en</text:span></text:a></text:span><text:span text:style-name="T551_7"><text:a xlink:type="simple" xlink:href="http://en.wikipedia.org/wiki/JSONP"><text:span text:style-name="T551_8">.</text:span></text:a></text:span><text:span text:style-name="T551_9"><text:a xlink:type="simple" xlink:href="http://en.wikipedia.org/wiki/JSONP"><text:span text:style-name="T551_10">wikipedia</text:span></text:a></text:span><text:span text:style-name="T551_11"><text:a xlink:type="simple" xlink:href="http://en.wikipedia.org/wiki/JSONP"><text:span text:style-name="T551_12">.</text:span></text:a></text:span><text:span text:style-name="T551_13"><text:a xlink:type="simple" xlink:href="http://en.wikipedia.org/wiki/JSONP"><text:span text:style-name="T551_14">org</text:span></text:a></text:span><text:span text:style-name="T551_15"><text:a xlink:type="simple" xlink:href="http://en.wikipedia.org/wiki/JSONP"><text:span text:style-name="T551_16">/</text:span></text:a></text:span><text:span text:style-name="T551_17"><text:a xlink:type="simple" xlink:href="http://en.wikipedia.org/wiki/JSONP"><text:span text:style-name="T551_18">wiki</text:span></text:a></text:span><text:span text:style-name="T551_19"><text:a xlink:type="simple" xlink:href="http://en.wikipedia.org/wiki/JSONP"><text:span text:style-name="T551_20">/</text:span></text:a></text:span><text:span text:style-name="T551_21"><text:a xlink:type="simple" xlink:href="http://en.wikipedia.org/wiki/JSONP"><text:span text:style-name="T551_22">JSONP</text:span></text:a></text:span></text:p>
      <text:p text:style-name="P552"><text:span text:style-name="T552_1"><text:a xlink:type="simple" xlink:href="http://www.sitepoint.com/jsonp-examples/"><text:span text:style-name="T552_2">http</text:span></text:a></text:span><text:span text:style-name="T552_3"><text:a xlink:type="simple" xlink:href="http://www.sitepoint.com/jsonp-examples/"><text:span text:style-name="T552_4">://</text:span></text:a></text:span><text:span text:style-name="T552_5"><text:a xlink:type="simple" xlink:href="http://www.sitepoint.com/jsonp-examples/"><text:span text:style-name="T552_6">www</text:span></text:a></text:span><text:span text:style-name="T552_7"><text:a xlink:type="simple" xlink:href="http://www.sitepoint.com/jsonp-examples/"><text:span text:style-name="T552_8">.</text:span></text:a></text:span><text:span text:style-name="T552_9"><text:a xlink:type="simple" xlink:href="http://www.sitepoint.com/jsonp-examples/"><text:span text:style-name="T552_10">sitepoint</text:span></text:a></text:span><text:span text:style-name="T552_11"><text:a xlink:type="simple" xlink:href="http://www.sitepoint.com/jsonp-examples/"><text:span text:style-name="T552_12">.</text:span></text:a></text:span><text:span text:style-name="T552_13"><text:a xlink:type="simple" xlink:href="http://www.sitepoint.com/jsonp-examples/"><text:span text:style-name="T552_14">com</text:span></text:a></text:span><text:span text:style-name="T552_15"><text:a xlink:type="simple" xlink:href="http://www.sitepoint.com/jsonp-examples/"><text:span text:style-name="T552_16">/</text:span></text:a></text:span><text:span text:style-name="T552_17"><text:a xlink:type="simple" xlink:href="http://www.sitepoint.com/jsonp-examples/"><text:span text:style-name="T552_18">jsonp</text:span></text:a></text:span><text:span text:style-name="T552_19"><text:a xlink:type="simple" xlink:href="http://www.sitepoint.com/jsonp-examples/"><text:span text:style-name="T552_20">-</text:span></text:a></text:span><text:span text:style-name="T552_21"><text:a xlink:type="simple" xlink:href="http://www.sitepoint.com/jsonp-examples/"><text:span text:style-name="T552_22">examples</text:span></text:a></text:span><text:span text:style-name="T552_23"><text:a xlink:type="simple" xlink:href="http://www.sitepoint.com/jsonp-examples/"><text:span text:style-name="T552_24">/</text:span></text:a></text:span></text:p>
      <text:p text:style-name="P553"><text:span text:style-name="T553_1"><text:a xlink:type="simple" xlink:href="http://json-p.org/"><text:span text:style-name="T553_2">http</text:span></text:a></text:span><text:span text:style-name="T553_3"><text:a xlink:type="simple" xlink:href="http://json-p.org/"><text:span text:style-name="T553_4">://</text:span></text:a></text:span><text:span text:style-name="T553_5"><text:a xlink:type="simple" xlink:href="http://json-p.org/"><text:span text:style-name="T553_6">json</text:span></text:a></text:span><text:span text:style-name="T553_7"><text:a xlink:type="simple" xlink:href="http://json-p.org/"><text:span text:style-name="T553_8">-</text:span></text:a></text:span><text:span text:style-name="T553_9"><text:a xlink:type="simple" xlink:href="http://json-p.org/"><text:span text:style-name="T553_10">p</text:span></text:a></text:span><text:span text:style-name="T553_11"><text:a xlink:type="simple" xlink:href="http://json-p.org/"><text:span text:style-name="T553_12">.</text:span></text:a></text:span><text:span text:style-name="T553_13"><text:a xlink:type="simple" xlink:href="http://json-p.org/"><text:span text:style-name="T553_14">org</text:span></text:a></text:span><text:span text:style-name="T553_15"><text:a xlink:type="simple" xlink:href="http://json-p.org/"><text:span text:style-name="T553_16">/</text:span></text:a></text:span></text:p>
      <text:p text:style-name="P554"><text:span text:style-name="T554_1"><text:a xlink:type="simple" xlink:href="http://www.jquery4u.com/function-demos/index.php?function=jsonp"><text:span text:style-name="T554_2">http</text:span></text:a></text:span><text:span text:style-name="T554_3"><text:a xlink:type="simple" xlink:href="http://www.jquery4u.com/function-demos/index.php?function=jsonp"><text:span text:style-name="T554_4">://</text:span></text:a></text:span><text:span text:style-name="T554_5"><text:a xlink:type="simple" xlink:href="http://www.jquery4u.com/function-demos/index.php?function=jsonp"><text:span text:style-name="T554_6">www</text:span></text:a></text:span><text:span text:style-name="T554_7"><text:a xlink:type="simple" xlink:href="http://www.jquery4u.com/function-demos/index.php?function=jsonp"><text:span text:style-name="T554_8">.</text:span></text:a></text:span><text:span text:style-name="T554_9"><text:a xlink:type="simple" xlink:href="http://www.jquery4u.com/function-demos/index.php?function=jsonp"><text:span text:style-name="T554_10">jquery</text:span></text:a></text:span><text:span text:style-name="T554_11"><text:a xlink:type="simple" xlink:href="http://www.jquery4u.com/function-demos/index.php?function=jsonp"><text:span text:style-name="T554_12">4</text:span></text:a></text:span><text:span text:style-name="T554_13"><text:a xlink:type="simple" xlink:href="http://www.jquery4u.com/function-demos/index.php?function=jsonp"><text:span text:style-name="T554_14">u</text:span></text:a></text:span><text:span text:style-name="T554_15"><text:a xlink:type="simple" xlink:href="http://www.jquery4u.com/function-demos/index.php?function=jsonp"><text:span text:style-name="T554_16">.</text:span></text:a></text:span><text:span text:style-name="T554_17"><text:a xlink:type="simple" xlink:href="http://www.jquery4u.com/function-demos/index.php?function=jsonp"><text:span text:style-name="T554_18">com</text:span></text:a></text:span><text:span text:style-name="T554_19"><text:a xlink:type="simple" xlink:href="http://www.jquery4u.com/function-demos/index.php?function=jsonp"><text:span text:style-name="T554_20">/</text:span></text:a></text:span><text:span text:style-name="T554_21"><text:a xlink:type="simple" xlink:href="http://www.jquery4u.com/function-demos/index.php?function=jsonp"><text:span text:style-name="T554_22">function</text:span></text:a></text:span><text:span text:style-name="T554_23"><text:a xlink:type="simple" xlink:href="http://www.jquery4u.com/function-demos/index.php?function=jsonp"><text:span text:style-name="T554_24">-</text:span></text:a></text:span><text:span text:style-name="T554_25"><text:a xlink:type="simple" xlink:href="http://www.jquery4u.com/function-demos/index.php?function=jsonp"><text:span text:style-name="T554_26">demos</text:span></text:a></text:span><text:span text:style-name="T554_27"><text:a xlink:type="simple" xlink:href="http://www.jquery4u.com/function-demos/index.php?function=jsonp"><text:span text:style-name="T554_28">/</text:span></text:a></text:span><text:span text:style-name="T554_29"><text:a xlink:type="simple" xlink:href="http://www.jquery4u.com/function-demos/index.php?function=jsonp"><text:span text:style-name="T554_30">index</text:span></text:a></text:span><text:span text:style-name="T554_31"><text:a xlink:type="simple" xlink:href="http://www.jquery4u.com/function-demos/index.php?function=jsonp"><text:span text:style-name="T554_32">.</text:span></text:a></text:span><text:span text:style-name="T554_33"><text:a xlink:type="simple" xlink:href="http://www.jquery4u.com/function-demos/index.php?function=jsonp"><text:span text:style-name="T554_34">php</text:span></text:a></text:span><text:span text:style-name="T554_35"><text:a xlink:type="simple" xlink:href="http://www.jquery4u.com/function-demos/index.php?function=jsonp"><text:span text:style-name="T554_36">?</text:span></text:a></text:span><text:span text:style-name="T554_37"><text:a xlink:type="simple" xlink:href="http://www.jquery4u.com/function-demos/index.php?function=jsonp"><text:span text:style-name="T554_38">function</text:span></text:a></text:span><text:span text:style-name="T554_39"><text:a xlink:type="simple" xlink:href="http://www.jquery4u.com/function-demos/index.php?function=jsonp"><text:span text:style-name="T554_40">=</text:span></text:a></text:span><text:span text:style-name="T554_41"><text:a xlink:type="simple" xlink:href="http://www.jquery4u.com/function-demos/index.php?function=jsonp"><text:span text:style-name="T554_42">jsonp</text:span></text:a></text:span></text:p>
      <text:p text:style-name="P555"><text:span text:style-name="T555_1"><text:a xlink:type="simple" xlink:href="http://stackoverflow.com/questions/3839966/can-anyone-explain-what-jsonp-is-in-layman-terms"><text:span text:style-name="T555_2">http</text:span></text:a></text:span><text:span text:style-name="T555_3"><text:a xlink:type="simple" xlink:href="http://stackoverflow.com/questions/3839966/can-anyone-explain-what-jsonp-is-in-layman-terms"><text:span text:style-name="T555_4">://</text:span></text:a></text:span><text:span text:style-name="T555_5"><text:a xlink:type="simple" xlink:href="http://stackoverflow.com/questions/3839966/can-anyone-explain-what-jsonp-is-in-layman-terms"><text:span text:style-name="T555_6">stackoverflow</text:span></text:a></text:span><text:span text:style-name="T555_7"><text:a xlink:type="simple" xlink:href="http://stackoverflow.com/questions/3839966/can-anyone-explain-what-jsonp-is-in-layman-terms"><text:span text:style-name="T555_8">.</text:span></text:a></text:span><text:span text:style-name="T555_9"><text:a xlink:type="simple" xlink:href="http://stackoverflow.com/questions/3839966/can-anyone-explain-what-jsonp-is-in-layman-terms"><text:span text:style-name="T555_10">com</text:span></text:a></text:span><text:span text:style-name="T555_11"><text:a xlink:type="simple" xlink:href="http://stackoverflow.com/questions/3839966/can-anyone-explain-what-jsonp-is-in-layman-terms"><text:span text:style-name="T555_12">/</text:span></text:a></text:span><text:span text:style-name="T555_13"><text:a xlink:type="simple" xlink:href="http://stackoverflow.com/questions/3839966/can-anyone-explain-what-jsonp-is-in-layman-terms"><text:span text:style-name="T555_14">questions</text:span></text:a></text:span><text:span text:style-name="T555_15"><text:a xlink:type="simple" xlink:href="http://stackoverflow.com/questions/3839966/can-anyone-explain-what-jsonp-is-in-layman-terms"><text:span text:style-name="T555_16">/3839966/</text:span></text:a></text:span><text:span text:style-name="T555_17"><text:a xlink:type="simple" xlink:href="http://stackoverflow.com/questions/3839966/can-anyone-explain-what-jsonp-is-in-layman-terms"><text:span text:style-name="T555_18">can</text:span></text:a></text:span><text:span text:style-name="T555_19"><text:a xlink:type="simple" xlink:href="http://stackoverflow.com/questions/3839966/can-anyone-explain-what-jsonp-is-in-layman-terms"><text:span text:style-name="T555_20">-</text:span></text:a></text:span><text:span text:style-name="T555_21"><text:a xlink:type="simple" xlink:href="http://stackoverflow.com/questions/3839966/can-anyone-explain-what-jsonp-is-in-layman-terms"><text:span text:style-name="T555_22">anyone</text:span></text:a></text:span><text:span text:style-name="T555_23"><text:a xlink:type="simple" xlink:href="http://stackoverflow.com/questions/3839966/can-anyone-explain-what-jsonp-is-in-layman-terms"><text:span text:style-name="T555_24">-</text:span></text:a></text:span><text:span text:style-name="T555_25"><text:a xlink:type="simple" xlink:href="http://stackoverflow.com/questions/3839966/can-anyone-explain-what-jsonp-is-in-layman-terms"><text:span text:style-name="T555_26">explain</text:span></text:a></text:span><text:span text:style-name="T555_27"><text:a xlink:type="simple" xlink:href="http://stackoverflow.com/questions/3839966/can-anyone-explain-what-jsonp-is-in-layman-terms"><text:span text:style-name="T555_28">-</text:span></text:a></text:span><text:span text:style-name="T555_29"><text:a xlink:type="simple" xlink:href="http://stackoverflow.com/questions/3839966/can-anyone-explain-what-jsonp-is-in-layman-terms"><text:span text:style-name="T555_30">what</text:span></text:a></text:span><text:span text:style-name="T555_31"><text:a xlink:type="simple" xlink:href="http://stackoverflow.com/questions/3839966/can-anyone-explain-what-jsonp-is-in-layman-terms"><text:span text:style-name="T555_32">-</text:span></text:a></text:span><text:span text:style-name="T555_33"><text:a xlink:type="simple" xlink:href="http://stackoverflow.com/questions/3839966/can-anyone-explain-what-jsonp-is-in-layman-terms"><text:span text:style-name="T555_34">jsonp</text:span></text:a></text:span><text:span text:style-name="T555_35"><text:a xlink:type="simple" xlink:href="http://stackoverflow.com/questions/3839966/can-anyone-explain-what-jsonp-is-in-layman-terms"><text:span text:style-name="T555_36">-</text:span></text:a></text:span><text:span text:style-name="T555_37"><text:a xlink:type="simple" xlink:href="http://stackoverflow.com/questions/3839966/can-anyone-explain-what-jsonp-is-in-layman-terms"><text:span text:style-name="T555_38">is</text:span></text:a></text:span><text:span text:style-name="T555_39"><text:a xlink:type="simple" xlink:href="http://stackoverflow.com/questions/3839966/can-anyone-explain-what-jsonp-is-in-layman-terms"><text:span text:style-name="T555_40">-</text:span></text:a></text:span><text:span text:style-name="T555_41"><text:a xlink:type="simple" xlink:href="http://stackoverflow.com/questions/3839966/can-anyone-explain-what-jsonp-is-in-layman-terms"><text:span text:style-name="T555_42">in</text:span></text:a></text:span><text:span text:style-name="T555_43"><text:a xlink:type="simple" xlink:href="http://stackoverflow.com/questions/3839966/can-anyone-explain-what-jsonp-is-in-layman-terms"><text:span text:style-name="T555_44">-</text:span></text:a></text:span><text:span text:style-name="T555_45"><text:a xlink:type="simple" xlink:href="http://stackoverflow.com/questions/3839966/can-anyone-explain-what-jsonp-is-in-layman-terms"><text:span text:style-name="T555_46">layman</text:span></text:a></text:span><text:span text:style-name="T555_47"><text:a xlink:type="simple" xlink:href="http://stackoverflow.com/questions/3839966/can-anyone-explain-what-jsonp-is-in-layman-terms"><text:span text:style-name="T555_48">-</text:span></text:a></text:span><text:span text:style-name="T555_49"><text:a xlink:type="simple" xlink:href="http://stackoverflow.com/questions/3839966/can-anyone-explain-what-jsonp-is-in-layman-terms"><text:span text:style-name="T555_50">terms</text:span></text:a></text:span></text:p>
      <text:p text:style-name="P556"/>
      <text:p text:style-name="P557"><text:span text:style-name="T557_1">23.<text:s/></text:span><text:span text:style-name="T557_2">Explain</text:span><text:span text:style-name="T557_3"><text:s/></text:span><text:span text:style-name="T557_4">REST</text:span><text:span text:style-name="T557_5"><text:s/></text:span><text:span text:style-name="T557_6">concept</text:span></text:p>
      <text:p text:style-name="P558"><text:span text:style-name="T558_1">REST</text:span><text:span text:style-name="T558_2"><text:s/></text:span><text:span text:style-name="T558_3">stands</text:span><text:span text:style-name="T558_4"><text:s/></text:span><text:span text:style-name="T558_5">for</text:span><text:span text:style-name="T558_6"><text:s/></text:span><text:span text:style-name="T558_7">Representational</text:span><text:span text:style-name="T558_8"><text:s/></text:span><text:span text:style-name="T558_9">State</text:span><text:span text:style-name="T558_10"><text:s/></text:span><text:span text:style-name="T558_11">Transfer</text:span><text:span text:style-name="T558_12"><text:s/></text:span><text:span text:style-name="T558_13">and</text:span><text:span text:style-name="T558_14"><text:s/></text:span><text:span text:style-name="T558_15">in</text:span><text:span text:style-name="T558_16"><text:s/></text:span><text:span text:style-name="T558_17">simple</text:span><text:span text:style-name="T558_18"><text:s/></text:span><text:span text:style-name="T558_19">words</text:span><text:span text:style-name="T558_20"><text:s/></text:span><text:span text:style-name="T558_21">it</text:span><text:span text:style-name="T558_22"><text:s/></text:span><text:span text:style-name="T558_23">means</text:span><text:span text:style-name="T558_24"><text:s/></text:span><text:span text:style-name="T558_25">invoking</text:span><text:span text:style-name="T558_26"><text:s/></text:span><text:span text:style-name="T558_27">a</text:span><text:span text:style-name="T558_28"><text:s/></text:span><text:span text:style-name="T558_29">procedure</text:span><text:span text:style-name="T558_30"><text:s/></text:span><text:span text:style-name="T558_31">from</text:span><text:span text:style-name="T558_32"><text:s/></text:span><text:span text:style-name="T558_33">one</text:span><text:span text:style-name="T558_34"><text:s/></text:span><text:span text:style-name="T558_35">machine</text:span><text:span text:style-name="T558_36"><text:s/>(</text:span><text:span text:style-name="T558_37">server</text:span><text:span text:style-name="T558_38">)<text:s/></text:span><text:span text:style-name="T558_39">to</text:span><text:span text:style-name="T558_40"><text:s/></text:span><text:span text:style-name="T558_41">another</text:span><text:span text:style-name="T558_42">,<text:s/></text:span><text:span text:style-name="T558_43">remote</text:span><text:span text:style-name="T558_44"><text:s/></text:span><text:span text:style-name="T558_45">location</text:span><text:span text:style-name="T558_46">.<text:s/></text:span><text:span text:style-name="T558_47">Historically</text:span><text:span text:style-name="T558_48">:</text:span></text:p>
      <text:list text:style-name="LS3" xml:id="list5">
        <text:list-item>
          <text:p text:style-name="P559"><text:span text:style-name="T559_1">CORBA</text:span><text:span text:style-name="T559_2"><text:s/></text:span><text:span text:style-name="T559_3">was</text:span><text:span text:style-name="T559_4"><text:s/></text:span><text:span text:style-name="T559_5">a</text:span><text:span text:style-name="T559_6"><text:s/></text:span><text:span text:style-name="T559_7">standard</text:span><text:span text:style-name="T559_8"><text:s/></text:span><text:span text:style-name="T559_9">for</text:span><text:span text:style-name="T559_10"><text:s/></text:span><text:span text:style-name="T559_11">doing</text:span><text:span text:style-name="T559_12"><text:s/></text:span><text:span text:style-name="T559_13">remote</text:span><text:span text:style-name="T559_14"><text:s/></text:span><text:span text:style-name="T559_15">procedure</text:span><text:span text:style-name="T559_16"><text:s/></text:span><text:span text:style-name="T559_17">calls</text:span><text:span text:style-name="T559_18"><text:s/></text:span></text:p>
        </text:list-item>
        <text:list-item>
          <text:p text:style-name="P560"><text:span text:style-name="T560_1">then</text:span><text:span text:style-name="T560_2"><text:s/></text:span><text:span text:style-name="T560_3">EJB</text:span><text:span text:style-name="T560_4"><text:s/></text:span><text:span text:style-name="T560_5">replaced</text:span><text:span text:style-name="T560_6"><text:s/></text:span><text:span text:style-name="T560_7">it</text:span><text:span text:style-name="T560_8"><text:s/></text:span><text:span text:style-name="T560_9">as</text:span><text:span text:style-name="T560_10"><text:s/></text:span><text:span text:style-name="T560_11">a</text:span><text:span text:style-name="T560_12"><text:s/></text:span><text:span text:style-name="T560_13">newer</text:span><text:span text:style-name="T560_14"><text:s/></text:span><text:span text:style-name="T560_15">standard</text:span></text:p>
        </text:list-item>
        <text:list-item>
          <text:p text:style-name="P561"><text:span text:style-name="T561_1">SOAP</text:span><text:span text:style-name="T561_2"><text:s/></text:span><text:span text:style-name="T561_3">became</text:span><text:span text:style-name="T561_4"><text:s/></text:span><text:span text:style-name="T561_5">popular</text:span><text:span text:style-name="T561_6"><text:s/></text:span><text:span text:style-name="T561_7">as</text:span><text:span text:style-name="T561_8"><text:s/></text:span><text:span text:style-name="T561_9">XML</text:span><text:span text:style-name="T561_10"><text:s/></text:span><text:span text:style-name="T561_11">became</text:span><text:span text:style-name="T561_12"><text:s/></text:span><text:span text:style-name="T561_13">a</text:span><text:span text:style-name="T561_14"><text:s/></text:span><text:span text:style-name="T561_15">big</text:span><text:span text:style-name="T561_16"><text:s/></text:span><text:span text:style-name="T561_17">thing</text:span></text:p>
        </text:list-item>
      </text:list>
      <text:p text:style-name="P562"><text:span text:style-name="T562_1">Rather</text:span><text:span text:style-name="T562_2"><text:s/></text:span><text:span text:style-name="T562_3">than</text:span><text:span text:style-name="T562_4"><text:s/></text:span><text:span text:style-name="T562_5">using</text:span><text:span text:style-name="T562_6"><text:s/></text:span><text:span text:style-name="T562_7">those</text:span><text:span text:style-name="T562_8"><text:s/></text:span><text:span text:style-name="T562_9">complex</text:span><text:span text:style-name="T562_10"><text:s/></text:span><text:span text:style-name="T562_11">mechanisms</text:span><text:span text:style-name="T562_12">,<text:s/></text:span><text:span text:style-name="T562_13">simple</text:span><text:span text:style-name="T562_14"><text:s/></text:span><text:span text:style-name="T562_15">HTTP</text:span><text:span text:style-name="T562_16"><text:s/></text:span><text:span text:style-name="T562_17">is</text:span><text:span text:style-name="T562_18"><text:s/></text:span><text:span text:style-name="T562_19">used</text:span><text:span text:style-name="T562_20"><text:s/></text:span><text:span text:style-name="T562_21">to</text:span><text:span text:style-name="T562_22"><text:s/></text:span><text:span text:style-name="T562_23">make</text:span><text:span text:style-name="T562_24"><text:s/></text:span><text:span text:style-name="T562_25">calls</text:span><text:span text:style-name="T562_26"><text:s/></text:span><text:span text:style-name="T562_27">between</text:span><text:span text:style-name="T562_28"><text:s/></text:span><text:span text:style-name="T562_29">machines</text:span><text:span text:style-name="T562_30">.<text:s/></text:span><text:span text:style-name="T562_31">REST</text:span><text:span text:style-name="T562_32"><text:s/></text:span><text:span text:style-name="T562_33">is</text:span><text:span text:style-name="T562_34"><text:s/></text:span><text:span text:style-name="T562_35">an</text:span><text:span text:style-name="T562_36"><text:s/></text:span><text:span text:style-name="T562_37">architecture</text:span><text:span text:style-name="T562_38"><text:s/></text:span><text:span text:style-name="T562_39">style</text:span><text:span text:style-name="T562_40"><text:s/></text:span><text:span text:style-name="T562_41">for</text:span><text:span text:style-name="T562_42"><text:s/></text:span><text:span text:style-name="T562_43">designing</text:span><text:span text:style-name="T562_44"><text:s/></text:span><text:span text:style-name="T562_45">networked</text:span><text:span text:style-name="T562_46"><text:s/></text:span><text:span text:style-name="T562_47">applications</text:span><text:span text:style-name="T562_48">.<text:s/></text:span><text:span text:style-name="T562_49">It</text:span><text:span text:style-name="T562_50"><text:s/></text:span><text:span text:style-name="T562_51">relies</text:span><text:span text:style-name="T562_52"><text:s/></text:span><text:span text:style-name="T562_53">on</text:span><text:span text:style-name="T562_54"><text:s/></text:span><text:span text:style-name="T562_55">stateless</text:span><text:span text:style-name="T562_56">,<text:s/></text:span><text:span text:style-name="T562_57">client</text:span><text:span text:style-name="T562_58">-</text:span><text:span text:style-name="T562_59">server</text:span><text:span text:style-name="T562_60">,<text:s/></text:span><text:span text:style-name="T562_61">cacheable</text:span><text:span text:style-name="T562_62"><text:s/></text:span><text:span text:style-name="T562_63">communication</text:span><text:span text:style-name="T562_64"><text:s/></text:span><text:span text:style-name="T562_65">protocol</text:span><text:span text:style-name="T562_66">.<text:s/></text:span></text:p>
      <text:p text:style-name="P563"><text:span text:style-name="T563_1">RESTful</text:span><text:span text:style-name="T563_2"><text:s/></text:span><text:span text:style-name="T563_3">apps</text:span><text:span text:style-name="T563_4"><text:s/></text:span><text:span text:style-name="T563_5">use</text:span><text:span text:style-name="T563_6"><text:s/></text:span><text:span text:style-name="T563_7">HTTP</text:span><text:span text:style-name="T563_8"><text:s/></text:span><text:span text:style-name="T563_9">requests</text:span><text:span text:style-name="T563_10"><text:s/></text:span><text:span text:style-name="T563_11">to</text:span><text:span text:style-name="T563_12"><text:s/></text:span><text:span text:style-name="T563_13">post</text:span><text:span text:style-name="T563_14"><text:s/></text:span><text:span text:style-name="T563_15">data</text:span><text:span text:style-name="T563_16"><text:s/>(</text:span><text:span text:style-name="T563_17">create</text:span><text:span text:style-name="T563_18">,<text:s/></text:span><text:span text:style-name="T563_19">update</text:span><text:span text:style-name="T563_20">),<text:s/></text:span><text:span text:style-name="T563_21">read</text:span><text:span text:style-name="T563_22"><text:s/></text:span><text:span text:style-name="T563_23">data</text:span><text:span text:style-name="T563_24"><text:s/>(</text:span><text:span text:style-name="T563_25">make</text:span><text:span text:style-name="T563_26"><text:s/></text:span><text:span text:style-name="T563_27">queries</text:span><text:span text:style-name="T563_28">)<text:s/></text:span><text:span text:style-name="T563_29">and</text:span><text:span text:style-name="T563_30"><text:s/></text:span><text:span text:style-name="T563_31">delete</text:span><text:span text:style-name="T563_32"><text:s/></text:span><text:span text:style-name="T563_33">data</text:span><text:span text:style-name="T563_34">.<text:s/></text:span><text:span text:style-name="T563_35">REST</text:span><text:span text:style-name="T563_36"><text:s/></text:span><text:span text:style-name="T563_37">uses</text:span><text:span text:style-name="T563_38"><text:s/></text:span><text:span text:style-name="T563_39">HTTP</text:span><text:span text:style-name="T563_40"><text:s/></text:span><text:span text:style-name="T563_41">for</text:span><text:span text:style-name="T563_42"><text:s/></text:span><text:span text:style-name="T563_43">all</text:span><text:span text:style-name="T563_44"><text:s/></text:span><text:span text:style-name="T563_45">four</text:span><text:span text:style-name="T563_46"><text:s/></text:span><text:span text:style-name="T563_47">CRUD</text:span><text:span text:style-name="T563_48"><text:s/></text:span><text:span text:style-name="T563_49">operations</text:span><text:span text:style-name="T563_50">.<text:s/></text:span><text:span text:style-name="T563_51">REST</text:span><text:span text:style-name="T563_52"><text:s/></text:span><text:span text:style-name="T563_53">service</text:span><text:span text:style-name="T563_54"><text:s/></text:span><text:span text:style-name="T563_55">is</text:span><text:span text:style-name="T563_56"><text:s/></text:span><text:span text:style-name="T563_57">platform</text:span><text:span text:style-name="T563_58">-</text:span><text:span text:style-name="T563_59">independent</text:span><text:span text:style-name="T563_60">,<text:s/></text:span><text:span text:style-name="T563_61">language</text:span><text:span text:style-name="T563_62">-</text:span><text:span text:style-name="T563_63">independent</text:span><text:span text:style-name="T563_64">,<text:s/></text:span><text:span text:style-name="T563_65">standards</text:span><text:span text:style-name="T563_66">-</text:span><text:span text:style-name="T563_67">based</text:span><text:span text:style-name="T563_68">.<text:s/></text:span><text:span text:style-name="T563_69">They</text:span><text:span text:style-name="T563_70"><text:s/></text:span><text:span text:style-name="T563_71">offer</text:span><text:span text:style-name="T563_72"><text:s/></text:span><text:span text:style-name="T563_73">no</text:span><text:span text:style-name="T563_74"><text:s/></text:span><text:span text:style-name="T563_75">security</text:span><text:span text:style-name="T563_76"><text:s/></text:span><text:span text:style-name="T563_77">features</text:span><text:span text:style-name="T563_78">,<text:s/></text:span><text:span text:style-name="T563_79">encryption</text:span><text:span text:style-name="T563_80">,<text:s/></text:span><text:span text:style-name="T563_81">session</text:span><text:span text:style-name="T563_82"><text:s/></text:span><text:span text:style-name="T563_83">management</text:span><text:span text:style-name="T563_84">..</text:span><text:span text:style-name="T563_85">etc</text:span><text:span text:style-name="T563_86">,<text:s/></text:span><text:span text:style-name="T563_87">those</text:span><text:span text:style-name="T563_88"><text:s/></text:span><text:span text:style-name="T563_89">can</text:span><text:span text:style-name="T563_90"><text:s/></text:span><text:span text:style-name="T563_91">be</text:span><text:span text:style-name="T563_92"><text:s/></text:span><text:span text:style-name="T563_93">added</text:span><text:span text:style-name="T563_94"><text:s/></text:span><text:span text:style-name="T563_95">by</text:span><text:span text:style-name="T563_96"><text:s/></text:span><text:span text:style-name="T563_97">building</text:span><text:span text:style-name="T563_98"><text:s/></text:span><text:span text:style-name="T563_99">on</text:span><text:span text:style-name="T563_100"><text:s/></text:span><text:span text:style-name="T563_101">top</text:span><text:span text:style-name="T563_102"><text:s/></text:span><text:span text:style-name="T563_103">of</text:span><text:span text:style-name="T563_104"><text:s/></text:span><text:span text:style-name="T563_105">HTTP</text:span><text:span text:style-name="T563_106">.<text:s/></text:span></text:p>
      <text:p text:style-name="P564"/>
      <text:p text:style-name="P565"><text:span text:style-name="T565_1"><text:a xlink:type="simple" xlink:href="http://rest.elkstein.org/"><text:span text:style-name="T565_2">http</text:span></text:a></text:span><text:span text:style-name="T565_3"><text:a xlink:type="simple" xlink:href="http://rest.elkstein.org/"><text:span text:style-name="T565_4">://</text:span></text:a></text:span><text:span text:style-name="T565_5"><text:a xlink:type="simple" xlink:href="http://rest.elkstein.org/"><text:span text:style-name="T565_6">rest</text:span></text:a></text:span><text:span text:style-name="T565_7"><text:a xlink:type="simple" xlink:href="http://rest.elkstein.org/"><text:span text:style-name="T565_8">.</text:span></text:a></text:span><text:span text:style-name="T565_9"><text:a xlink:type="simple" xlink:href="http://rest.elkstein.org/"><text:span text:style-name="T565_10">elkstein</text:span></text:a></text:span><text:span text:style-name="T565_11"><text:a xlink:type="simple" xlink:href="http://rest.elkstein.org/"><text:span text:style-name="T565_12">.</text:span></text:a></text:span><text:span text:style-name="T565_13"><text:a xlink:type="simple" xlink:href="http://rest.elkstein.org/"><text:span text:style-name="T565_14">org</text:span></text:a></text:span><text:span text:style-name="T565_15"><text:a xlink:type="simple" xlink:href="http://rest.elkstein.org/"><text:span text:style-name="T565_16">/</text:span></text:a></text:span></text:p>
      <text:p text:style-name="P566"><text:span text:style-name="T566_1"><text:a xlink:type="simple" xlink:href="http://en.wikipedia.org/wiki/Representational_state_transfer"><text:span text:style-name="T566_2">http</text:span></text:a></text:span><text:span text:style-name="T566_3"><text:a xlink:type="simple" xlink:href="http://en.wikipedia.org/wiki/Representational_state_transfer"><text:span text:style-name="T566_4">://</text:span></text:a></text:span><text:span text:style-name="T566_5"><text:a xlink:type="simple" xlink:href="http://en.wikipedia.org/wiki/Representational_state_transfer"><text:span text:style-name="T566_6">en</text:span></text:a></text:span><text:span text:style-name="T566_7"><text:a xlink:type="simple" xlink:href="http://en.wikipedia.org/wiki/Representational_state_transfer"><text:span text:style-name="T566_8">.</text:span></text:a></text:span><text:span text:style-name="T566_9"><text:a xlink:type="simple" xlink:href="http://en.wikipedia.org/wiki/Representational_state_transfer"><text:span text:style-name="T566_10">wikipedia</text:span></text:a></text:span><text:span text:style-name="T566_11"><text:a xlink:type="simple" xlink:href="http://en.wikipedia.org/wiki/Representational_state_transfer"><text:span text:style-name="T566_12">.</text:span></text:a></text:span><text:span text:style-name="T566_13"><text:a xlink:type="simple" xlink:href="http://en.wikipedia.org/wiki/Representational_state_transfer"><text:span text:style-name="T566_14">org</text:span></text:a></text:span><text:span text:style-name="T566_15"><text:a xlink:type="simple" xlink:href="http://en.wikipedia.org/wiki/Representational_state_transfer"><text:span text:style-name="T566_16">/</text:span></text:a></text:span><text:span text:style-name="T566_17"><text:a xlink:type="simple" xlink:href="http://en.wikipedia.org/wiki/Representational_state_transfer"><text:span text:style-name="T566_18">wiki</text:span></text:a></text:span><text:span text:style-name="T566_19"><text:a xlink:type="simple" xlink:href="http://en.wikipedia.org/wiki/Representational_state_transfer"><text:span text:style-name="T566_20">/</text:span></text:a></text:span><text:span text:style-name="T566_21"><text:a xlink:type="simple" xlink:href="http://en.wikipedia.org/wiki/Representational_state_transfer"><text:span text:style-name="T566_22">Representational</text:span></text:a></text:span><text:span text:style-name="T566_23"><text:a xlink:type="simple" xlink:href="http://en.wikipedia.org/wiki/Representational_state_transfer"><text:span text:style-name="T566_24">_</text:span></text:a></text:span><text:span text:style-name="T566_25"><text:a xlink:type="simple" xlink:href="http://en.wikipedia.org/wiki/Representational_state_transfer"><text:span text:style-name="T566_26">state</text:span></text:a></text:span><text:span text:style-name="T566_27"><text:a xlink:type="simple" xlink:href="http://en.wikipedia.org/wiki/Representational_state_transfer"><text:span text:style-name="T566_28">_</text:span></text:a></text:span><text:span text:style-name="T566_29"><text:a xlink:type="simple" xlink:href="http://en.wikipedia.org/wiki/Representational_state_transfer"><text:span text:style-name="T566_30">transfer</text:span></text:a></text:span></text:p>
      <text:p text:style-name="P567"><text:span text:style-name="T567_1"><text:tab/></text:span></text:p>
      <text:p text:style-name="P568"/>
      <text:p text:style-name="P569"><text:span text:style-name="T569_1">24.<text:s/></text:span><text:span text:style-name="T569_2">Explain</text:span><text:span text:style-name="T569_3"><text:s/>“</text:span><text:span text:style-name="T569_4">hoisting</text:span><text:span text:style-name="T569_5">”<text:s/></text:span><text:span text:style-name="T569_6">and</text:span><text:span text:style-name="T569_7"><text:s/></text:span><text:span text:style-name="T569_8">scoping</text:span><text:span text:style-name="T569_9">.</text:span></text:p>
      <text:p text:style-name="P570"><text:span text:style-name="T570_1">In</text:span><text:span text:style-name="T570_2"><text:s/></text:span><text:span text:style-name="T570_3">JS</text:span><text:span text:style-name="T570_4"><text:s/></text:span><text:span text:style-name="T570_5">variables</text:span><text:span text:style-name="T570_6"><text:s/></text:span><text:span text:style-name="T570_7">are</text:span><text:span text:style-name="T570_8"><text:s/></text:span><text:span text:style-name="T570_9">hoisted</text:span><text:span text:style-name="T570_10"><text:s/></text:span><text:span text:style-name="T570_11">to</text:span><text:span text:style-name="T570_12"><text:s/></text:span><text:span text:style-name="T570_13">the</text:span><text:span text:style-name="T570_14"><text:s/></text:span><text:span text:style-name="T570_15">top</text:span><text:span text:style-name="T570_16">,<text:s/></text:span><text:span text:style-name="T570_17">regardless</text:span><text:span text:style-name="T570_18"><text:s/></text:span><text:span text:style-name="T570_19">of</text:span><text:span text:style-name="T570_20"><text:s/></text:span><text:span text:style-name="T570_21">where</text:span><text:span text:style-name="T570_22"><text:s/></text:span><text:span text:style-name="T570_23">are</text:span><text:span text:style-name="T570_24"><text:s/></text:span><text:span text:style-name="T570_25">they</text:span><text:span text:style-name="T570_26"><text:s/></text:span><text:span text:style-name="T570_27">declared</text:span><text:span text:style-name="T570_28">.<text:s/></text:span><text:span text:style-name="T570_29">Only</text:span><text:span text:style-name="T570_30"><text:s/></text:span><text:span text:style-name="T570_31">the</text:span><text:span text:style-name="T570_32"><text:s/></text:span><text:span text:style-name="T570_33">declaration</text:span><text:span text:style-name="T570_34"><text:s/></text:span><text:span text:style-name="T570_35">will</text:span><text:span text:style-name="T570_36"><text:s/></text:span><text:span text:style-name="T570_37">be</text:span><text:span text:style-name="T570_38"><text:s/></text:span><text:span text:style-name="T570_39">hoisted</text:span><text:span text:style-name="T570_40">,<text:s/></text:span><text:span text:style-name="T570_41">not</text:span><text:span text:style-name="T570_42"><text:s/></text:span><text:span text:style-name="T570_43">initialization</text:span><text:span text:style-name="T570_44">.<text:s/></text:span><text:span text:style-name="T570_45">If</text:span><text:span text:style-name="T570_46"><text:s/></text:span><text:span text:style-name="T570_47">it</text:span><text:span text:style-name="T570_48">’</text:span><text:span text:style-name="T570_49">s</text:span><text:span text:style-name="T570_50"><text:s/></text:span><text:span text:style-name="T570_51">initialized</text:span><text:span text:style-name="T570_52">,<text:s/></text:span><text:span text:style-name="T570_53">the</text:span><text:span text:style-name="T570_54"><text:s/></text:span><text:span text:style-name="T570_55">current</text:span><text:span text:style-name="T570_56"><text:s/></text:span><text:span text:style-name="T570_57">value</text:span><text:span text:style-name="T570_58"><text:s/></text:span><text:span text:style-name="T570_59">at</text:span><text:span text:style-name="T570_60"><text:s/></text:span><text:span text:style-name="T570_61">the</text:span><text:span text:style-name="T570_62"><text:s/></text:span><text:span text:style-name="T570_63">top</text:span><text:span text:style-name="T570_64"><text:s/></text:span><text:span text:style-name="T570_65">of</text:span><text:span text:style-name="T570_66"><text:s/></text:span><text:span text:style-name="T570_67">the</text:span><text:span text:style-name="T570_68"><text:s/></text:span><text:span text:style-name="T570_69">scope</text:span><text:span text:style-name="T570_70"><text:s/></text:span><text:span text:style-name="T570_71">will</text:span><text:span text:style-name="T570_72"><text:s/></text:span><text:span text:style-name="T570_73">be</text:span><text:span text:style-name="T570_74"><text:s/></text:span><text:span text:style-name="T570_75">initially</text:span><text:span text:style-name="T570_76"><text:s/></text:span><text:span text:style-name="T570_77">set</text:span><text:span text:style-name="T570_78"><text:s/></text:span><text:span text:style-name="T570_79">to</text:span><text:span text:style-name="T570_80"><text:s/></text:span><text:span text:style-name="T570_81">undefined</text:span><text:span text:style-name="T570_82">.<text:s text:c="2"/></text:span></text:p>
      <text:p text:style-name="P571"><text:span text:style-name="T571_1">One</text:span><text:span text:style-name="T571_2"><text:s/></text:span><text:span text:style-name="T571_3">thing</text:span><text:span text:style-name="T571_4"><text:s/></text:span><text:span text:style-name="T571_5">to</text:span><text:span text:style-name="T571_6"><text:s/></text:span><text:span text:style-name="T571_7">be</text:span><text:span text:style-name="T571_8"><text:s/></text:span><text:span text:style-name="T571_9">aware</text:span><text:span text:style-name="T571_10"><text:s/></text:span><text:span text:style-name="T571_11">of</text:span><text:span text:style-name="T571_12"><text:s/></text:span><text:span text:style-name="T571_13">is</text:span><text:span text:style-name="T571_14"><text:s/></text:span><text:span text:style-name="T571_15">that</text:span><text:span text:style-name="T571_16"><text:s/></text:span><text:span text:style-name="T571_17">there</text:span><text:span text:style-name="T571_18"><text:s/></text:span><text:span text:style-name="T571_19">is</text:span><text:span text:style-name="T571_20"><text:s/></text:span><text:span text:style-name="T571_21">a</text:span><text:span text:style-name="T571_22"><text:s/></text:span><text:span text:style-name="T571_23">difference</text:span><text:span text:style-name="T571_24"><text:s/></text:span><text:span text:style-name="T571_25">in</text:span><text:span text:style-name="T571_26"><text:s/></text:span><text:span text:style-name="T571_27">defining</text:span><text:span text:style-name="T571_28"><text:s/></text:span><text:span text:style-name="T571_29">a</text:span><text:span text:style-name="T571_30"><text:s/></text:span><text:span text:style-name="T571_31">function</text:span><text:span text:style-name="T571_32"><text:s/></text:span><text:span text:style-name="T571_33">using</text:span><text:span text:style-name="T571_34"><text:s/></text:span><text:span text:style-name="T571_35">function</text:span><text:span text:style-name="T571_36"><text:s/></text:span><text:span text:style-name="T571_37">declaration</text:span><text:span text:style-name="T571_38"><text:s/></text:span><text:span text:style-name="T571_39">and</text:span><text:span text:style-name="T571_40"><text:s/></text:span><text:span text:style-name="T571_41">using</text:span><text:span text:style-name="T571_42"><text:s/></text:span><text:span text:style-name="T571_43">function</text:span><text:span text:style-name="T571_44"><text:s/></text:span><text:span text:style-name="T571_45">expression</text:span><text:span text:style-name="T571_46">.<text:s/></text:span><text:span text:style-name="T571_47">If</text:span><text:span text:style-name="T571_48"><text:s/></text:span><text:span text:style-name="T571_49">you</text:span><text:span text:style-name="T571_50"><text:s/></text:span><text:span text:style-name="T571_51">try</text:span><text:span text:style-name="T571_52"><text:s/></text:span><text:span text:style-name="T571_53">to</text:span><text:span text:style-name="T571_54"><text:s/></text:span><text:span text:style-name="T571_55">call</text:span><text:span text:style-name="T571_56"><text:s/></text:span><text:span text:style-name="T571_57">a</text:span><text:span text:style-name="T571_58"><text:s/></text:span><text:span text:style-name="T571_59">function</text:span><text:span text:style-name="T571_60"><text:s/></text:span><text:span text:style-name="T571_61">defined</text:span><text:span text:style-name="T571_62"><text:s/></text:span><text:span text:style-name="T571_63">using</text:span><text:span text:style-name="T571_64"><text:s/></text:span><text:span text:style-name="T571_65">function</text:span><text:span text:style-name="T571_66"><text:s/></text:span><text:span text:style-name="T571_67">expression</text:span><text:span text:style-name="T571_68">,<text:s/></text:span><text:span text:style-name="T571_69">it</text:span><text:span text:style-name="T571_70"><text:s/></text:span><text:span text:style-name="T571_71">will</text:span><text:span text:style-name="T571_72"><text:s/></text:span><text:span text:style-name="T571_73">result</text:span><text:span text:style-name="T571_74"><text:s/></text:span><text:span text:style-name="T571_75">in</text:span><text:span text:style-name="T571_76"><text:s/></text:span><text:span text:style-name="T571_77">an</text:span><text:span text:style-name="T571_78"><text:s/></text:span><text:span text:style-name="T571_79">error</text:span><text:span text:style-name="T571_80"><text:s/>(</text:span><text:span text:style-name="T571_81">there</text:span><text:span text:style-name="T571_82"><text:s/></text:span><text:span text:style-name="T571_83">is</text:span><text:span text:style-name="T571_84"><text:s/></text:span><text:span text:style-name="T571_85">no</text:span><text:span text:style-name="T571_86"><text:s/></text:span><text:span text:style-name="T571_87">function</text:span><text:span text:style-name="T571_88"><text:s/></text:span><text:span text:style-name="T571_89">with</text:span><text:span text:style-name="T571_90"><text:s/></text:span><text:span text:style-name="T571_91">that</text:span><text:span text:style-name="T571_92"><text:s/></text:span><text:span text:style-name="T571_93">name</text:span><text:span text:style-name="T571_94">)<text:s/>-<text:s/></text:span><text:span text:style-name="T571_95">because</text:span><text:span text:style-name="T571_96"><text:s/></text:span><text:span text:style-name="T571_97">the</text:span><text:span text:style-name="T571_98"><text:s/></text:span><text:span text:style-name="T571_99">variable</text:span><text:span text:style-name="T571_100"><text:s/></text:span><text:span text:style-name="T571_101">gets</text:span><text:span text:style-name="T571_102"><text:s/></text:span><text:span text:style-name="T571_103">hoisted</text:span><text:span text:style-name="T571_104"><text:s/></text:span><text:span text:style-name="T571_105">and</text:span><text:span text:style-name="T571_106"><text:s/></text:span><text:span text:style-name="T571_107">set</text:span><text:span text:style-name="T571_108"><text:s/></text:span><text:span text:style-name="T571_109">to</text:span><text:span text:style-name="T571_110"><text:s/></text:span><text:span text:style-name="T571_111">undefined</text:span><text:span text:style-name="T571_112">.<text:s/></text:span><text:span text:style-name="T571_113">In</text:span><text:span text:style-name="T571_114"><text:s/></text:span><text:span text:style-name="T571_115">case</text:span><text:span text:style-name="T571_116"><text:s/></text:span><text:span text:style-name="T571_117">of</text:span><text:span text:style-name="T571_118"><text:s/></text:span><text:span text:style-name="T571_119">the</text:span><text:span text:style-name="T571_120"><text:s/></text:span><text:span text:style-name="T571_121">function</text:span><text:span text:style-name="T571_122"><text:s/></text:span><text:span text:style-name="T571_123">declaration</text:span><text:span text:style-name="T571_124"><text:s/>-<text:s/></text:span><text:span text:style-name="T571_125">the</text:span><text:span text:style-name="T571_126"><text:s/></text:span><text:span text:style-name="T571_127">entire</text:span><text:span text:style-name="T571_128"><text:s/></text:span><text:span text:style-name="T571_129">function</text:span><text:span text:style-name="T571_130"><text:s/></text:span><text:span text:style-name="T571_131">gets</text:span><text:span text:style-name="T571_132"><text:s/></text:span><text:span text:style-name="T571_133">hoisted</text:span><text:span text:style-name="T571_134"><text:s/></text:span><text:span text:style-name="T571_135">to</text:span><text:span text:style-name="T571_136"><text:s/></text:span><text:span text:style-name="T571_137">the</text:span><text:span text:style-name="T571_138"><text:s/></text:span><text:span text:style-name="T571_139">top</text:span><text:span text:style-name="T571_140"><text:s/></text:span><text:span text:style-name="T571_141">of</text:span><text:span text:style-name="T571_142"><text:s/></text:span><text:span text:style-name="T571_143">the</text:span><text:span text:style-name="T571_144"><text:s/></text:span><text:span text:style-name="T571_145">scope</text:span><text:span text:style-name="T571_146">.<text:s/></text:span><text:span text:style-name="T571_147">That</text:span><text:span text:style-name="T571_148">’</text:span><text:span text:style-name="T571_149">s</text:span><text:span text:style-name="T571_150"><text:s/></text:span><text:span text:style-name="T571_151">why</text:span><text:span text:style-name="T571_152"><text:s/></text:span><text:span text:style-name="T571_153">you</text:span><text:span text:style-name="T571_154"><text:s/></text:span><text:span text:style-name="T571_155">can</text:span><text:span text:style-name="T571_156"><text:s/></text:span><text:span text:style-name="T571_157">call</text:span><text:span text:style-name="T571_158"><text:s/></text:span><text:span text:style-name="T571_159">it</text:span><text:span text:style-name="T571_160"><text:s/></text:span><text:span text:style-name="T571_161">before</text:span><text:span text:style-name="T571_162"><text:s/></text:span><text:span text:style-name="T571_163">it</text:span><text:span text:style-name="T571_164">’</text:span><text:span text:style-name="T571_165">s</text:span><text:span text:style-name="T571_166"><text:s/></text:span><text:span text:style-name="T571_167">definition</text:span><text:span text:style-name="T571_168">.<text:s/></text:span></text:p>
      <text:p text:style-name="P572"/>
      <text:p text:style-name="P573"><text:span text:style-name="T573_1">Examples</text:span><text:span text:style-name="T573_2">:</text:span></text:p>
      <text:p text:style-name="P574"><text:span text:style-name="T574_1">foo</text:span><text:span text:style-name="T574_2">();<text:tab/><text:tab/><text:tab/><text:tab/>//<text:s/></text:span><text:span text:style-name="T574_3">this</text:span><text:span text:style-name="T574_4"><text:s/></text:span><text:span text:style-name="T574_5">will</text:span><text:span text:style-name="T574_6"><text:s/></text:span><text:span text:style-name="T574_7">work</text:span></text:p>
      <text:p text:style-name="P575"><text:span text:style-name="T575_1">bar</text:span><text:span text:style-name="T575_2">();<text:tab/><text:tab/><text:tab/><text:tab/>//<text:s/></text:span><text:span text:style-name="T575_3">this</text:span><text:span text:style-name="T575_4"><text:s/></text:span><text:span text:style-name="T575_5">won</text:span><text:span text:style-name="T575_6">’</text:span><text:span text:style-name="T575_7">t</text:span><text:span text:style-name="T575_8"><text:s/></text:span><text:span text:style-name="T575_9">work</text:span><text:span text:style-name="T575_10"><text:s/>(</text:span><text:span text:style-name="T575_11">var</text:span><text:span text:style-name="T575_12"><text:s/></text:span><text:span text:style-name="T575_13">a</text:span><text:span text:style-name="T575_14"><text:s/>=<text:s/></text:span><text:span text:style-name="T575_15">undefined</text:span><text:span text:style-name="T575_16">;)</text:span></text:p>
      <text:p text:style-name="P576"><text:span text:style-name="T576_1">function</text:span><text:span text:style-name="T576_2"><text:s/></text:span><text:span text:style-name="T576_3">foo</text:span><text:span text:style-name="T576_4">()<text:s/>{};<text:tab/><text:s/><text:tab/>//<text:s/></text:span><text:span text:style-name="T576_5">function</text:span><text:span text:style-name="T576_6"><text:s/></text:span><text:span text:style-name="T576_7">declaration</text:span></text:p>
      <text:p text:style-name="P577"><text:span text:style-name="T577_1">var</text:span><text:span text:style-name="T577_2"><text:s/></text:span><text:span text:style-name="T577_3">a</text:span><text:span text:style-name="T577_4"><text:s/>=<text:s/></text:span><text:span text:style-name="T577_5">function</text:span><text:span text:style-name="T577_6"><text:s/></text:span><text:span text:style-name="T577_7">bar</text:span><text:span text:style-name="T577_8">()<text:s/>{};<text:s text:c="3"/>//<text:s/></text:span><text:span text:style-name="T577_9">function</text:span><text:span text:style-name="T577_10"><text:s/></text:span><text:span text:style-name="T577_11">expression</text:span></text:p>
      <text:p text:style-name="P578"/>
      <text:p text:style-name="P579"><text:span text:style-name="T579_1"><text:a xlink:type="simple" xlink:href="http://code.tutsplus.com/tutorials/javascript-hoisting-explained--net-15092"><text:span text:style-name="T579_2">http</text:span></text:a></text:span><text:span text:style-name="T579_3"><text:a xlink:type="simple" xlink:href="http://code.tutsplus.com/tutorials/javascript-hoisting-explained--net-15092"><text:span text:style-name="T579_4">://</text:span></text:a></text:span><text:span text:style-name="T579_5"><text:a xlink:type="simple" xlink:href="http://code.tutsplus.com/tutorials/javascript-hoisting-explained--net-15092"><text:span text:style-name="T579_6">code</text:span></text:a></text:span><text:span text:style-name="T579_7"><text:a xlink:type="simple" xlink:href="http://code.tutsplus.com/tutorials/javascript-hoisting-explained--net-15092"><text:span text:style-name="T579_8">.</text:span></text:a></text:span><text:span text:style-name="T579_9"><text:a xlink:type="simple" xlink:href="http://code.tutsplus.com/tutorials/javascript-hoisting-explained--net-15092"><text:span text:style-name="T579_10">tutsplus</text:span></text:a></text:span><text:span text:style-name="T579_11"><text:a xlink:type="simple" xlink:href="http://code.tutsplus.com/tutorials/javascript-hoisting-explained--net-15092"><text:span text:style-name="T579_12">.</text:span></text:a></text:span><text:span text:style-name="T579_13"><text:a xlink:type="simple" xlink:href="http://code.tutsplus.com/tutorials/javascript-hoisting-explained--net-15092"><text:span text:style-name="T579_14">com</text:span></text:a></text:span><text:span text:style-name="T579_15"><text:a xlink:type="simple" xlink:href="http://code.tutsplus.com/tutorials/javascript-hoisting-explained--net-15092"><text:span text:style-name="T579_16">/</text:span></text:a></text:span><text:span text:style-name="T579_17"><text:a xlink:type="simple" xlink:href="http://code.tutsplus.com/tutorials/javascript-hoisting-explained--net-15092"><text:span text:style-name="T579_18">tutorials</text:span></text:a></text:span><text:span text:style-name="T579_19"><text:a xlink:type="simple" xlink:href="http://code.tutsplus.com/tutorials/javascript-hoisting-explained--net-15092"><text:span text:style-name="T579_20">/</text:span></text:a></text:span><text:span text:style-name="T579_21"><text:a xlink:type="simple" xlink:href="http://code.tutsplus.com/tutorials/javascript-hoisting-explained--net-15092"><text:span text:style-name="T579_22">javascript</text:span></text:a></text:span><text:span text:style-name="T579_23"><text:a xlink:type="simple" xlink:href="http://code.tutsplus.com/tutorials/javascript-hoisting-explained--net-15092"><text:span text:style-name="T579_24">-</text:span></text:a></text:span><text:span text:style-name="T579_25"><text:a xlink:type="simple" xlink:href="http://code.tutsplus.com/tutorials/javascript-hoisting-explained--net-15092"><text:span text:style-name="T579_26">hoisting</text:span></text:a></text:span><text:span text:style-name="T579_27"><text:a xlink:type="simple" xlink:href="http://code.tutsplus.com/tutorials/javascript-hoisting-explained--net-15092"><text:span text:style-name="T579_28">-</text:span></text:a></text:span><text:span text:style-name="T579_29"><text:a xlink:type="simple" xlink:href="http://code.tutsplus.com/tutorials/javascript-hoisting-explained--net-15092"><text:span text:style-name="T579_30">explained</text:span></text:a></text:span><text:span text:style-name="T579_31"><text:a xlink:type="simple" xlink:href="http://code.tutsplus.com/tutorials/javascript-hoisting-explained--net-15092"><text:span text:style-name="T579_32">--</text:span></text:a></text:span><text:span text:style-name="T579_33"><text:a xlink:type="simple" xlink:href="http://code.tutsplus.com/tutorials/javascript-hoisting-explained--net-15092"><text:span text:style-name="T579_34">net</text:span></text:a></text:span><text:span text:style-name="T579_35"><text:a xlink:type="simple" xlink:href="http://code.tutsplus.com/tutorials/javascript-hoisting-explained--net-15092"><text:span text:style-name="T579_36">-15092</text:span></text:a></text:span></text:p>
      <text:p text:style-name="P580"><text:span text:style-name="T580_1"><text:a xlink:type="simple" xlink:href="http://www.adequatelygood.com/JavaScript-Scoping-and-Hoisting.html"><text:span text:style-name="T580_2">http</text:span></text:a></text:span><text:span text:style-name="T580_3"><text:a xlink:type="simple" xlink:href="http://www.adequatelygood.com/JavaScript-Scoping-and-Hoisting.html"><text:span text:style-name="T580_4">://</text:span></text:a></text:span><text:span text:style-name="T580_5"><text:a xlink:type="simple" xlink:href="http://www.adequatelygood.com/JavaScript-Scoping-and-Hoisting.html"><text:span text:style-name="T580_6">www</text:span></text:a></text:span><text:span text:style-name="T580_7"><text:a xlink:type="simple" xlink:href="http://www.adequatelygood.com/JavaScript-Scoping-and-Hoisting.html"><text:span text:style-name="T580_8">.</text:span></text:a></text:span><text:span text:style-name="T580_9"><text:a xlink:type="simple" xlink:href="http://www.adequatelygood.com/JavaScript-Scoping-and-Hoisting.html"><text:span text:style-name="T580_10">adequatelygood</text:span></text:a></text:span><text:span text:style-name="T580_11"><text:a xlink:type="simple" xlink:href="http://www.adequatelygood.com/JavaScript-Scoping-and-Hoisting.html"><text:span text:style-name="T580_12">.</text:span></text:a></text:span><text:span text:style-name="T580_13"><text:a xlink:type="simple" xlink:href="http://www.adequatelygood.com/JavaScript-Scoping-and-Hoisting.html"><text:span text:style-name="T580_14">com</text:span></text:a></text:span><text:span text:style-name="T580_15"><text:a xlink:type="simple" xlink:href="http://www.adequatelygood.com/JavaScript-Scoping-and-Hoisting.html"><text:span text:style-name="T580_16">/</text:span></text:a></text:span><text:span text:style-name="T580_17"><text:a xlink:type="simple" xlink:href="http://www.adequatelygood.com/JavaScript-Scoping-and-Hoisting.html"><text:span text:style-name="T580_18">JavaScript</text:span></text:a></text:span><text:span text:style-name="T580_19"><text:a xlink:type="simple" xlink:href="http://www.adequatelygood.com/JavaScript-Scoping-and-Hoisting.html"><text:span text:style-name="T580_20">-</text:span></text:a></text:span><text:span text:style-name="T580_21"><text:a xlink:type="simple" xlink:href="http://www.adequatelygood.com/JavaScript-Scoping-and-Hoisting.html"><text:span text:style-name="T580_22">Scoping</text:span></text:a></text:span><text:span text:style-name="T580_23"><text:a xlink:type="simple" xlink:href="http://www.adequatelygood.com/JavaScript-Scoping-and-Hoisting.html"><text:span text:style-name="T580_24">-</text:span></text:a></text:span><text:span text:style-name="T580_25"><text:a xlink:type="simple" xlink:href="http://www.adequatelygood.com/JavaScript-Scoping-and-Hoisting.html"><text:span text:style-name="T580_26">and</text:span></text:a></text:span><text:span text:style-name="T580_27"><text:a xlink:type="simple" xlink:href="http://www.adequatelygood.com/JavaScript-Scoping-and-Hoisting.html"><text:span text:style-name="T580_28">-</text:span></text:a></text:span><text:span text:style-name="T580_29"><text:a xlink:type="simple" xlink:href="http://www.adequatelygood.com/JavaScript-Scoping-and-Hoisting.html"><text:span text:style-name="T580_30">Hoisting</text:span></text:a></text:span><text:span text:style-name="T580_31"><text:a xlink:type="simple" xlink:href="http://www.adequatelygood.com/JavaScript-Scoping-and-Hoisting.html"><text:span text:style-name="T580_32">.</text:span></text:a></text:span><text:span text:style-name="T580_33"><text:a xlink:type="simple" xlink:href="http://www.adequatelygood.com/JavaScript-Scoping-and-Hoisting.html"><text:span text:style-name="T580_34">html</text:span></text:a></text:span></text:p>
      <text:p text:style-name="P581"><text:span text:style-name="T581_1"><text:a xlink:type="simple" xlink:href="http://davidbcalhoun.com/2011/different-ways-of-defining-functions-in-javascript-this-is-madness/"><text:span text:style-name="T581_2">http</text:span></text:a></text:span><text:span text:style-name="T581_3"><text:a xlink:type="simple" xlink:href="http://davidbcalhoun.com/2011/different-ways-of-defining-functions-in-javascript-this-is-madness/"><text:span text:style-name="T581_4">://</text:span></text:a></text:span><text:span text:style-name="T581_5"><text:a xlink:type="simple" xlink:href="http://davidbcalhoun.com/2011/different-ways-of-defining-functions-in-javascript-this-is-madness/"><text:span text:style-name="T581_6">davidbcalhoun</text:span></text:a></text:span><text:span text:style-name="T581_7"><text:a xlink:type="simple" xlink:href="http://davidbcalhoun.com/2011/different-ways-of-defining-functions-in-javascript-this-is-madness/"><text:span text:style-name="T581_8">.</text:span></text:a></text:span><text:span text:style-name="T581_9"><text:a xlink:type="simple" xlink:href="http://davidbcalhoun.com/2011/different-ways-of-defining-functions-in-javascript-this-is-madness/"><text:span text:style-name="T581_10">com</text:span></text:a></text:span><text:span text:style-name="T581_11"><text:a xlink:type="simple" xlink:href="http://davidbcalhoun.com/2011/different-ways-of-defining-functions-in-javascript-this-is-madness/"><text:span text:style-name="T581_12">/2011/</text:span></text:a></text:span><text:span text:style-name="T581_13"><text:a xlink:type="simple" xlink:href="http://davidbcalhoun.com/2011/different-ways-of-defining-functions-in-javascript-this-is-madness/"><text:span text:style-name="T581_14">different</text:span></text:a></text:span><text:span text:style-name="T581_15"><text:a xlink:type="simple" xlink:href="http://davidbcalhoun.com/2011/different-ways-of-defining-functions-in-javascript-this-is-madness/"><text:span text:style-name="T581_16">-</text:span></text:a></text:span><text:span text:style-name="T581_17"><text:a xlink:type="simple" xlink:href="http://davidbcalhoun.com/2011/different-ways-of-defining-functions-in-javascript-this-is-madness/"><text:span text:style-name="T581_18">ways</text:span></text:a></text:span><text:span text:style-name="T581_19"><text:a xlink:type="simple" xlink:href="http://davidbcalhoun.com/2011/different-ways-of-defining-functions-in-javascript-this-is-madness/"><text:span text:style-name="T581_20">-</text:span></text:a></text:span><text:span text:style-name="T581_21"><text:a xlink:type="simple" xlink:href="http://davidbcalhoun.com/2011/different-ways-of-defining-functions-in-javascript-this-is-madness/"><text:span text:style-name="T581_22">of</text:span></text:a></text:span><text:span text:style-name="T581_23"><text:a xlink:type="simple" xlink:href="http://davidbcalhoun.com/2011/different-ways-of-defining-functions-in-javascript-this-is-madness/"><text:span text:style-name="T581_24">-</text:span></text:a></text:span><text:span text:style-name="T581_25"><text:a xlink:type="simple" xlink:href="http://davidbcalhoun.com/2011/different-ways-of-defining-functions-in-javascript-this-is-madness/"><text:span text:style-name="T581_26">defining</text:span></text:a></text:span><text:span text:style-name="T581_27"><text:a xlink:type="simple" xlink:href="http://davidbcalhoun.com/2011/different-ways-of-defining-functions-in-javascript-this-is-madness/"><text:span text:style-name="T581_28">-</text:span></text:a></text:span><text:span text:style-name="T581_29"><text:a xlink:type="simple" xlink:href="http://davidbcalhoun.com/2011/different-ways-of-defining-functions-in-javascript-this-is-madness/"><text:span text:style-name="T581_30">functions</text:span></text:a></text:span><text:span text:style-name="T581_31"><text:a xlink:type="simple" xlink:href="http://davidbcalhoun.com/2011/different-ways-of-defining-functions-in-javascript-this-is-madness/"><text:span text:style-name="T581_32">-</text:span></text:a></text:span><text:span text:style-name="T581_33"><text:a xlink:type="simple" xlink:href="http://davidbcalhoun.com/2011/different-ways-of-defining-functions-in-javascript-this-is-madness/"><text:span text:style-name="T581_34">in</text:span></text:a></text:span><text:span text:style-name="T581_35"><text:a xlink:type="simple" xlink:href="http://davidbcalhoun.com/2011/different-ways-of-defining-functions-in-javascript-this-is-madness/"><text:span text:style-name="T581_36">-</text:span></text:a></text:span><text:span text:style-name="T581_37"><text:a xlink:type="simple" xlink:href="http://davidbcalhoun.com/2011/different-ways-of-defining-functions-in-javascript-this-is-madness/"><text:span text:style-name="T581_38">javascript</text:span></text:a></text:span><text:span text:style-name="T581_39"><text:a xlink:type="simple" xlink:href="http://davidbcalhoun.com/2011/different-ways-of-defining-functions-in-javascript-this-is-madness/"><text:span text:style-name="T581_40">-</text:span></text:a></text:span><text:span text:style-name="T581_41"><text:a xlink:type="simple" xlink:href="http://davidbcalhoun.com/2011/different-ways-of-defining-functions-in-javascript-this-is-madness/"><text:span text:style-name="T581_42">this</text:span></text:a></text:span><text:span text:style-name="T581_43"><text:a xlink:type="simple" xlink:href="http://davidbcalhoun.com/2011/different-ways-of-defining-functions-in-javascript-this-is-madness/"><text:span text:style-name="T581_44">-</text:span></text:a></text:span><text:span text:style-name="T581_45"><text:a xlink:type="simple" xlink:href="http://davidbcalhoun.com/2011/different-ways-of-defining-functions-in-javascript-this-is-madness/"><text:span text:style-name="T581_46">is</text:span></text:a></text:span><text:span text:style-name="T581_47"><text:a xlink:type="simple" xlink:href="http://davidbcalhoun.com/2011/different-ways-of-defining-functions-in-javascript-this-is-madness/"><text:span text:style-name="T581_48">-</text:span></text:a></text:span><text:span text:style-name="T581_49"><text:a xlink:type="simple" xlink:href="http://davidbcalhoun.com/2011/different-ways-of-defining-functions-in-javascript-this-is-madness/"><text:span text:style-name="T581_50">madness</text:span></text:a></text:span><text:span text:style-name="T581_51"><text:a xlink:type="simple" xlink:href="http://davidbcalhoun.com/2011/different-ways-of-defining-functions-in-javascript-this-is-madness/"><text:span text:style-name="T581_52">/</text:span></text:a></text:span></text:p>
      <text:p text:style-name="P582"/>
      <text:p text:style-name="P583"><text:span text:style-name="T583_1">Regarding</text:span><text:span text:style-name="T583_2"><text:s/></text:span><text:span text:style-name="T583_3">scoping</text:span><text:span text:style-name="T583_4">,<text:s/></text:span><text:span text:style-name="T583_5">JS</text:span><text:span text:style-name="T583_6"><text:s/></text:span><text:span text:style-name="T583_7">has</text:span><text:span text:style-name="T583_8"><text:s/></text:span><text:span text:style-name="T583_9">only</text:span><text:span text:style-name="T583_10"><text:s/></text:span><text:span text:style-name="T583_11">a</text:span><text:span text:style-name="T583_12"><text:s/></text:span><text:span text:style-name="T583_13">function</text:span><text:span text:style-name="T583_14"><text:s/></text:span><text:span text:style-name="T583_15">level</text:span><text:span text:style-name="T583_16"><text:s/></text:span><text:span text:style-name="T583_17">scope</text:span><text:span text:style-name="T583_18">.<text:s/></text:span><text:span text:style-name="T583_19">Blocks</text:span><text:span text:style-name="T583_20">,<text:s/></text:span><text:span text:style-name="T583_21">such</text:span><text:span text:style-name="T583_22"><text:s/></text:span><text:span text:style-name="T583_23">as</text:span><text:span text:style-name="T583_24"><text:s/></text:span><text:span text:style-name="T583_25">if</text:span><text:span text:style-name="T583_26"><text:s/></text:span><text:span text:style-name="T583_27">statements</text:span><text:span text:style-name="T583_28"><text:s/></text:span><text:span text:style-name="T583_29">do</text:span><text:span text:style-name="T583_30"><text:s/></text:span><text:span text:style-name="T583_31">not</text:span><text:span text:style-name="T583_32"><text:s/></text:span><text:span text:style-name="T583_33">create</text:span><text:span text:style-name="T583_34"><text:s/></text:span><text:span text:style-name="T583_35">a</text:span><text:span text:style-name="T583_36"><text:s/></text:span><text:span text:style-name="T583_37">new</text:span><text:span text:style-name="T583_38"><text:s/></text:span><text:span text:style-name="T583_39">scope</text:span><text:span text:style-name="T583_40">.<text:s/></text:span><text:span text:style-name="T583_41">Scope</text:span><text:span text:style-name="T583_42"><text:s/></text:span><text:span text:style-name="T583_43">refers</text:span><text:span text:style-name="T583_44"><text:s/></text:span><text:span text:style-name="T583_45">to</text:span><text:span text:style-name="T583_46"><text:s/></text:span><text:span text:style-name="T583_47">the</text:span><text:span text:style-name="T583_48"><text:s/></text:span><text:span text:style-name="T583_49">current</text:span><text:span text:style-name="T583_50"><text:s/></text:span><text:span text:style-name="T583_51">context</text:span><text:span text:style-name="T583_52"><text:s/></text:span><text:span text:style-name="T583_53">of</text:span><text:span text:style-name="T583_54"><text:s/></text:span><text:span text:style-name="T583_55">your</text:span><text:span text:style-name="T583_56"><text:s/></text:span><text:span text:style-name="T583_57">code</text:span><text:span text:style-name="T583_58">,<text:s/></text:span><text:span text:style-name="T583_59">and</text:span><text:span text:style-name="T583_60"><text:s/></text:span><text:span text:style-name="T583_61">it</text:span><text:span text:style-name="T583_62"><text:s/></text:span><text:span text:style-name="T583_63">can</text:span><text:span text:style-name="T583_64"><text:s/></text:span><text:span text:style-name="T583_65">be</text:span><text:span text:style-name="T583_66"><text:s/></text:span><text:span text:style-name="T583_67">globally</text:span><text:span text:style-name="T583_68"><text:s/></text:span><text:span text:style-name="T583_69">and</text:span><text:span text:style-name="T583_70"><text:s/></text:span><text:span text:style-name="T583_71">locally</text:span><text:span text:style-name="T583_72"><text:s/></text:span><text:span text:style-name="T583_73">defined</text:span><text:span text:style-name="T583_74">.<text:s/></text:span><text:span text:style-name="T583_75">As</text:span><text:span text:style-name="T583_76"><text:s/></text:span><text:span text:style-name="T583_77">soon</text:span><text:span text:style-name="T583_78"><text:s/></text:span><text:span text:style-name="T583_79">as</text:span><text:span text:style-name="T583_80"><text:s/></text:span><text:span text:style-name="T583_81">you</text:span><text:span text:style-name="T583_82"><text:s/></text:span><text:span text:style-name="T583_83">define</text:span><text:span text:style-name="T583_84"><text:s/></text:span><text:span text:style-name="T583_85">a</text:span><text:span text:style-name="T583_86"><text:s/></text:span><text:span text:style-name="T583_87">variable</text:span><text:span text:style-name="T583_88">,<text:s/></text:span><text:span text:style-name="T583_89">it</text:span><text:span text:style-name="T583_90"><text:s/></text:span><text:span text:style-name="T583_91">ends</text:span><text:span text:style-name="T583_92"><text:s/></text:span><text:span text:style-name="T583_93">up</text:span><text:span text:style-name="T583_94"><text:s/></text:span><text:span text:style-name="T583_95">in</text:span><text:span text:style-name="T583_96"><text:s/></text:span><text:span text:style-name="T583_97">the</text:span><text:span text:style-name="T583_98"><text:s/></text:span><text:span text:style-name="T583_99">global</text:span><text:span text:style-name="T583_100"><text:s/></text:span><text:span text:style-name="T583_101">scope</text:span><text:span text:style-name="T583_102">.<text:s/></text:span><text:span text:style-name="T583_103">Global</text:span><text:span text:style-name="T583_104"><text:s/></text:span><text:span text:style-name="T583_105">scope</text:span><text:span text:style-name="T583_106"><text:s/></text:span><text:span text:style-name="T583_107">is</text:span><text:span text:style-name="T583_108"><text:s/></text:span><text:span text:style-name="T583_109">needed</text:span><text:span text:style-name="T583_110"><text:s/></text:span><text:span text:style-name="T583_111">to</text:span><text:span text:style-name="T583_112"><text:s/></text:span><text:span text:style-name="T583_113">create</text:span><text:span text:style-name="T583_114"><text:s/></text:span><text:span text:style-name="T583_115">modules</text:span><text:span text:style-name="T583_116">/</text:span><text:span text:style-name="T583_117">APIs</text:span><text:span text:style-name="T583_118"><text:s/></text:span><text:span text:style-name="T583_119">that</text:span><text:span text:style-name="T583_120"><text:s/></text:span><text:span text:style-name="T583_121">are</text:span><text:span text:style-name="T583_122"><text:s/></text:span><text:span text:style-name="T583_123">accessible</text:span><text:span text:style-name="T583_124"><text:s/></text:span><text:span text:style-name="T583_125">across</text:span><text:span text:style-name="T583_126"><text:s/></text:span><text:span text:style-name="T583_127">scopes</text:span><text:span text:style-name="T583_128">.<text:s/></text:span><text:span text:style-name="T583_129">But</text:span><text:span text:style-name="T583_130"><text:s/></text:span><text:span text:style-name="T583_131">it</text:span><text:span text:style-name="T583_132">’</text:span><text:span text:style-name="T583_133">s</text:span><text:span text:style-name="T583_134"><text:s/></text:span><text:span text:style-name="T583_135">also</text:span><text:span text:style-name="T583_136"><text:s/></text:span><text:span text:style-name="T583_137">bad</text:span><text:span text:style-name="T583_138"><text:s/></text:span><text:span text:style-name="T583_139">because</text:span><text:span text:style-name="T583_140"><text:s/></text:span><text:span text:style-name="T583_141">you</text:span><text:span text:style-name="T583_142"><text:s/></text:span><text:span text:style-name="T583_143">can</text:span><text:span text:style-name="T583_144"><text:s/></text:span><text:span text:style-name="T583_145">have</text:span><text:span text:style-name="T583_146"><text:s/></text:span><text:span text:style-name="T583_147">namespace</text:span><text:span text:style-name="T583_148"><text:s/></text:span><text:span text:style-name="T583_149">clashes</text:span><text:span text:style-name="T583_150"><text:s/></text:span><text:span text:style-name="T583_151">with</text:span><text:span text:style-name="T583_152"><text:s/></text:span><text:span text:style-name="T583_153">global</text:span><text:span text:style-name="T583_154"><text:s/></text:span><text:span text:style-name="T583_155">scope</text:span><text:span text:style-name="T583_156">.<text:s/></text:span></text:p>
      <text:p text:style-name="P584"><text:span text:style-name="T584_1">You</text:span><text:span text:style-name="T584_2"><text:s/></text:span><text:span text:style-name="T584_3">create</text:span><text:span text:style-name="T584_4"><text:s/></text:span><text:span text:style-name="T584_5">a</text:span><text:span text:style-name="T584_6"><text:s/></text:span><text:span text:style-name="T584_7">local</text:span><text:span text:style-name="T584_8"><text:s/></text:span><text:span text:style-name="T584_9">scope</text:span><text:span text:style-name="T584_10"><text:s/></text:span><text:span text:style-name="T584_11">using</text:span><text:span text:style-name="T584_12"><text:s/></text:span><text:span text:style-name="T584_13">functions</text:span><text:span text:style-name="T584_14">.<text:s/></text:span><text:span text:style-name="T584_15">Variable</text:span><text:span text:style-name="T584_16"><text:s/></text:span><text:span text:style-name="T584_17">declared</text:span><text:span text:style-name="T584_18"><text:s/></text:span><text:span text:style-name="T584_19">inside</text:span><text:span text:style-name="T584_20"><text:s/></text:span><text:span text:style-name="T584_21">of</text:span><text:span text:style-name="T584_22"><text:s/></text:span><text:span text:style-name="T584_23">functions</text:span><text:span text:style-name="T584_24"><text:s/></text:span><text:span text:style-name="T584_25">are</text:span><text:span text:style-name="T584_26"><text:s/></text:span><text:span text:style-name="T584_27">not</text:span><text:span text:style-name="T584_28"><text:s/></text:span><text:span text:style-name="T584_29">visible</text:span><text:span text:style-name="T584_30"><text:s/></text:span><text:span text:style-name="T584_31">in</text:span><text:span text:style-name="T584_32"><text:s/></text:span><text:span text:style-name="T584_33">the</text:span><text:span text:style-name="T584_34"><text:s/></text:span><text:span text:style-name="T584_35">global</text:span><text:span text:style-name="T584_36"><text:s/></text:span><text:span text:style-name="T584_37">scope</text:span><text:span text:style-name="T584_38">,<text:s/></text:span><text:span text:style-name="T584_39">unless</text:span><text:span text:style-name="T584_40"><text:s/></text:span><text:span text:style-name="T584_41">you</text:span><text:span text:style-name="T584_42"><text:s/></text:span><text:span text:style-name="T584_43">expose</text:span><text:span text:style-name="T584_44"><text:s/></text:span><text:span text:style-name="T584_45">it</text:span><text:span text:style-name="T584_46">.<text:s/></text:span></text:p>
      <text:p text:style-name="P585"><text:span text:style-name="T585_1">Whenever</text:span><text:span text:style-name="T585_2"><text:s/></text:span><text:span text:style-name="T585_3">you</text:span><text:span text:style-name="T585_4"><text:s/></text:span><text:span text:style-name="T585_5">create</text:span><text:span text:style-name="T585_6"><text:s/></text:span><text:span text:style-name="T585_7">a</text:span><text:span text:style-name="T585_8"><text:s/></text:span><text:span text:style-name="T585_9">function</text:span><text:span text:style-name="T585_10"><text:s/></text:span><text:span text:style-name="T585_11">inside</text:span><text:span text:style-name="T585_12"><text:s/></text:span><text:span text:style-name="T585_13">of</text:span><text:span text:style-name="T585_14"><text:s/></text:span><text:span text:style-name="T585_15">another</text:span><text:span text:style-name="T585_16"><text:s/></text:span><text:span text:style-name="T585_17">function</text:span><text:span text:style-name="T585_18">,<text:s/></text:span><text:span text:style-name="T585_19">this</text:span><text:span text:style-name="T585_20"><text:s/></text:span><text:span text:style-name="T585_21">inner</text:span><text:span text:style-name="T585_22"><text:s/></text:span><text:span text:style-name="T585_23">function</text:span><text:span text:style-name="T585_24"><text:s/></text:span><text:span text:style-name="T585_25">has</text:span><text:span text:style-name="T585_26"><text:s/></text:span><text:span text:style-name="T585_27">an</text:span><text:span text:style-name="T585_28"><text:s/></text:span><text:span text:style-name="T585_29">access</text:span><text:span text:style-name="T585_30"><text:s/></text:span><text:span text:style-name="T585_31">to</text:span><text:span text:style-name="T585_32"><text:s/></text:span><text:span text:style-name="T585_33">it</text:span><text:span text:style-name="T585_34">’</text:span><text:span text:style-name="T585_35">s</text:span><text:span text:style-name="T585_36"><text:s/></text:span><text:span text:style-name="T585_37">outer</text:span><text:span text:style-name="T585_38"><text:s/></text:span><text:span text:style-name="T585_39">context</text:span><text:span text:style-name="T585_40">,<text:s/></text:span><text:span text:style-name="T585_41">to</text:span><text:span text:style-name="T585_42"><text:s/></text:span><text:span text:style-name="T585_43">the</text:span><text:span text:style-name="T585_44"><text:s/></text:span><text:span text:style-name="T585_45">scope</text:span><text:span text:style-name="T585_46"><text:s/></text:span><text:span text:style-name="T585_47">of</text:span><text:span text:style-name="T585_48"><text:s/></text:span><text:span text:style-name="T585_49">the</text:span><text:span text:style-name="T585_50"><text:s/></text:span><text:span text:style-name="T585_51">outer</text:span><text:span text:style-name="T585_52"><text:s/></text:span><text:span text:style-name="T585_53">function</text:span><text:span text:style-name="T585_54">.<text:s/></text:span><text:span text:style-name="T585_55">This</text:span><text:span text:style-name="T585_56"><text:s/></text:span><text:span text:style-name="T585_57">is</text:span><text:span text:style-name="T585_58"><text:s/></text:span><text:span text:style-name="T585_59">called</text:span><text:span text:style-name="T585_60"><text:s/></text:span><text:span text:style-name="T585_61">lexical</text:span><text:span text:style-name="T585_62"><text:s/></text:span><text:span text:style-name="T585_63">scope</text:span><text:span text:style-name="T585_64"><text:s/></text:span><text:span text:style-name="T585_65">or</text:span><text:span text:style-name="T585_66"><text:s/></text:span><text:span text:style-name="T585_67">closure</text:span><text:span text:style-name="T585_68">.<text:s/></text:span></text:p>
      <text:p text:style-name="P586"/>
      <text:p text:style-name="P587"><text:span text:style-name="T587_1"><text:a xlink:type="simple" xlink:href="http://toddmotto.com/everything-you-wanted-to-know-about-javascript-scope/"><text:span text:style-name="T587_2">http</text:span></text:a></text:span><text:span text:style-name="T587_3"><text:a xlink:type="simple" xlink:href="http://toddmotto.com/everything-you-wanted-to-know-about-javascript-scope/"><text:span text:style-name="T587_4">://</text:span></text:a></text:span><text:span text:style-name="T587_5"><text:a xlink:type="simple" xlink:href="http://toddmotto.com/everything-you-wanted-to-know-about-javascript-scope/"><text:span text:style-name="T587_6">toddmotto</text:span></text:a></text:span><text:span text:style-name="T587_7"><text:a xlink:type="simple" xlink:href="http://toddmotto.com/everything-you-wanted-to-know-about-javascript-scope/"><text:span text:style-name="T587_8">.</text:span></text:a></text:span><text:span text:style-name="T587_9"><text:a xlink:type="simple" xlink:href="http://toddmotto.com/everything-you-wanted-to-know-about-javascript-scope/"><text:span text:style-name="T587_10">com</text:span></text:a></text:span><text:span text:style-name="T587_11"><text:a xlink:type="simple" xlink:href="http://toddmotto.com/everything-you-wanted-to-know-about-javascript-scope/"><text:span text:style-name="T587_12">/</text:span></text:a></text:span><text:span text:style-name="T587_13"><text:a xlink:type="simple" xlink:href="http://toddmotto.com/everything-you-wanted-to-know-about-javascript-scope/"><text:span text:style-name="T587_14">everything</text:span></text:a></text:span><text:span text:style-name="T587_15"><text:a xlink:type="simple" xlink:href="http://toddmotto.com/everything-you-wanted-to-know-about-javascript-scope/"><text:span text:style-name="T587_16">-</text:span></text:a></text:span><text:span text:style-name="T587_17"><text:a xlink:type="simple" xlink:href="http://toddmotto.com/everything-you-wanted-to-know-about-javascript-scope/"><text:span text:style-name="T587_18">you</text:span></text:a></text:span><text:span text:style-name="T587_19"><text:a xlink:type="simple" xlink:href="http://toddmotto.com/everything-you-wanted-to-know-about-javascript-scope/"><text:span text:style-name="T587_20">-</text:span></text:a></text:span><text:span text:style-name="T587_21"><text:a xlink:type="simple" xlink:href="http://toddmotto.com/everything-you-wanted-to-know-about-javascript-scope/"><text:span text:style-name="T587_22">wanted</text:span></text:a></text:span><text:span text:style-name="T587_23"><text:a xlink:type="simple" xlink:href="http://toddmotto.com/everything-you-wanted-to-know-about-javascript-scope/"><text:span text:style-name="T587_24">-</text:span></text:a></text:span><text:span text:style-name="T587_25"><text:a xlink:type="simple" xlink:href="http://toddmotto.com/everything-you-wanted-to-know-about-javascript-scope/"><text:span text:style-name="T587_26">to</text:span></text:a></text:span><text:span text:style-name="T587_27"><text:a xlink:type="simple" xlink:href="http://toddmotto.com/everything-you-wanted-to-know-about-javascript-scope/"><text:span text:style-name="T587_28">-</text:span></text:a></text:span><text:span text:style-name="T587_29"><text:a xlink:type="simple" xlink:href="http://toddmotto.com/everything-you-wanted-to-know-about-javascript-scope/"><text:span text:style-name="T587_30">know</text:span></text:a></text:span><text:span text:style-name="T587_31"><text:a xlink:type="simple" xlink:href="http://toddmotto.com/everything-you-wanted-to-know-about-javascript-scope/"><text:span text:style-name="T587_32">-</text:span></text:a></text:span><text:span text:style-name="T587_33"><text:a xlink:type="simple" xlink:href="http://toddmotto.com/everything-you-wanted-to-know-about-javascript-scope/"><text:span text:style-name="T587_34">about</text:span></text:a></text:span><text:span text:style-name="T587_35"><text:a xlink:type="simple" xlink:href="http://toddmotto.com/everything-you-wanted-to-know-about-javascript-scope/"><text:span text:style-name="T587_36">-</text:span></text:a></text:span><text:span text:style-name="T587_37"><text:a xlink:type="simple" xlink:href="http://toddmotto.com/everything-you-wanted-to-know-about-javascript-scope/"><text:span text:style-name="T587_38">javascript</text:span></text:a></text:span><text:span text:style-name="T587_39"><text:a xlink:type="simple" xlink:href="http://toddmotto.com/everything-you-wanted-to-know-about-javascript-scope/"><text:span text:style-name="T587_40">-</text:span></text:a></text:span><text:span text:style-name="T587_41"><text:a xlink:type="simple" xlink:href="http://toddmotto.com/everything-you-wanted-to-know-about-javascript-scope/"><text:span text:style-name="T587_42">scope</text:span></text:a></text:span><text:span text:style-name="T587_43"><text:a xlink:type="simple" xlink:href="http://toddmotto.com/everything-you-wanted-to-know-about-javascript-scope/"><text:span text:style-name="T587_44">/</text:span></text:a></text:span></text:p>
      <text:p text:style-name="P588"><text:span text:style-name="T588_1"><text:tab/></text:span></text:p>
      <text:p text:style-name="P589"><text:span text:style-name="T589_1">25.<text:s/></text:span><text:span text:style-name="T589_2">What</text:span><text:span text:style-name="T589_3">'</text:span><text:span text:style-name="T589_4">s</text:span><text:span text:style-name="T589_5"><text:s/></text:span><text:span text:style-name="T589_6">the</text:span><text:span text:style-name="T589_7"><text:s/></text:span><text:span text:style-name="T589_8">difference</text:span><text:span text:style-name="T589_9"><text:s/></text:span><text:span text:style-name="T589_10">between</text:span><text:span text:style-name="T589_11"><text:s/></text:span><text:span text:style-name="T589_12">an</text:span><text:span text:style-name="T589_13"><text:s/></text:span><text:span text:style-name="T589_14">attribute</text:span><text:span text:style-name="T589_15"><text:s/></text:span><text:span text:style-name="T589_16">and</text:span><text:span text:style-name="T589_17"><text:s/></text:span><text:span text:style-name="T589_18">a</text:span><text:span text:style-name="T589_19"><text:s/></text:span><text:span text:style-name="T589_20">property</text:span><text:span text:style-name="T589_21">.<text:s/></text:span></text:p>
      <text:p text:style-name="P590"><text:span text:style-name="T590_1">Attributes</text:span><text:span text:style-name="T590_2"><text:s/></text:span><text:span text:style-name="T590_3">are</text:span><text:span text:style-name="T590_4"><text:s/></text:span><text:span text:style-name="T590_5">defined</text:span><text:span text:style-name="T590_6"><text:s/></text:span><text:span text:style-name="T590_7">by</text:span><text:span text:style-name="T590_8"><text:s/></text:span><text:span text:style-name="T590_9">HTML</text:span><text:span text:style-name="T590_10">,<text:s/></text:span><text:span text:style-name="T590_11">and</text:span><text:span text:style-name="T590_12"><text:s/></text:span><text:span text:style-name="T590_13">properties</text:span><text:span text:style-name="T590_14"><text:s/></text:span><text:span text:style-name="T590_15">by</text:span><text:span text:style-name="T590_16"><text:s/></text:span><text:span text:style-name="T590_17">the</text:span><text:span text:style-name="T590_18"><text:s/></text:span><text:span text:style-name="T590_19">DOM</text:span><text:span text:style-name="T590_20">.<text:s/></text:span><text:span text:style-name="T590_21">JS</text:span><text:span text:style-name="T590_22"><text:s/></text:span><text:span text:style-name="T590_23">DOM</text:span><text:span text:style-name="T590_24"><text:s/></text:span><text:span text:style-name="T590_25">objects</text:span><text:span text:style-name="T590_26"><text:s/></text:span><text:span text:style-name="T590_27">have</text:span><text:span text:style-name="T590_28"><text:s/></text:span><text:span text:style-name="T590_29">properties</text:span><text:span text:style-name="T590_30">.<text:s/></text:span><text:span text:style-name="T590_31">These</text:span><text:span text:style-name="T590_32"><text:s/></text:span><text:span text:style-name="T590_33">properties</text:span><text:span text:style-name="T590_34"><text:s/></text:span><text:span text:style-name="T590_35">are</text:span><text:span text:style-name="T590_36"><text:s/></text:span><text:span text:style-name="T590_37">kind</text:span><text:span text:style-name="T590_38"><text:s/></text:span><text:span text:style-name="T590_39">of</text:span><text:span text:style-name="T590_40"><text:s/></text:span><text:span text:style-name="T590_41">like</text:span><text:span text:style-name="T590_42"><text:s/></text:span><text:span text:style-name="T590_43">instance</text:span><text:span text:style-name="T590_44"><text:s/></text:span><text:span text:style-name="T590_45">variables</text:span><text:span text:style-name="T590_46"><text:s/></text:span><text:span text:style-name="T590_47">for</text:span><text:span text:style-name="T590_48"><text:s/></text:span><text:span text:style-name="T590_49">the</text:span><text:span text:style-name="T590_50"><text:s/></text:span><text:span text:style-name="T590_51">particular</text:span><text:span text:style-name="T590_52"><text:s/></text:span><text:span text:style-name="T590_53">element</text:span><text:span text:style-name="T590_54">.<text:s/></text:span><text:span text:style-name="T590_55">A</text:span><text:span text:style-name="T590_56"><text:s/></text:span><text:span text:style-name="T590_57">property</text:span><text:span text:style-name="T590_58"><text:s/></text:span><text:span text:style-name="T590_59">can</text:span><text:span text:style-name="T590_60"><text:s/></text:span><text:span text:style-name="T590_61">be</text:span><text:span text:style-name="T590_62"><text:s/></text:span><text:span text:style-name="T590_63">different</text:span><text:span text:style-name="T590_64"><text:s/></text:span><text:span text:style-name="T590_65">types</text:span><text:span text:style-name="T590_66"><text:s/>(</text:span><text:span text:style-name="T590_67">boolean</text:span><text:span text:style-name="T590_68">,<text:s/></text:span><text:span text:style-name="T590_69">string</text:span><text:span text:style-name="T590_70">..).<text:s/></text:span><text:span text:style-name="T590_71">They</text:span><text:span text:style-name="T590_72"><text:s/></text:span><text:span text:style-name="T590_73">can</text:span><text:span text:style-name="T590_74"><text:s/></text:span><text:span text:style-name="T590_75">be</text:span><text:span text:style-name="T590_76"><text:s/></text:span><text:span text:style-name="T590_77">accessed</text:span><text:span text:style-name="T590_78"><text:s/></text:span><text:span text:style-name="T590_79">using</text:span><text:span text:style-name="T590_80"><text:s/></text:span><text:span text:style-name="T590_81">jQuery</text:span><text:span text:style-name="T590_82">’</text:span><text:span text:style-name="T590_83">s</text:span><text:span text:style-name="T590_84"><text:s/></text:span><text:span text:style-name="T590_85">prop</text:span><text:span text:style-name="T590_86"><text:s/></text:span><text:span text:style-name="T590_87">method</text:span><text:span text:style-name="T590_88">.</text:span></text:p>
      <text:p text:style-name="P591"/>
      <text:p text:style-name="P592"><text:span text:style-name="T592_1">Attributes</text:span><text:span text:style-name="T592_2"><text:s/></text:span><text:span text:style-name="T592_3">are</text:span><text:span text:style-name="T592_4"><text:s/></text:span><text:span text:style-name="T592_5">only</text:span><text:span text:style-name="T592_6"><text:s/></text:span><text:span text:style-name="T592_7">strings</text:span><text:span text:style-name="T592_8">,<text:s/></text:span><text:span text:style-name="T592_9">no</text:span><text:span text:style-name="T592_10"><text:s/></text:span><text:span text:style-name="T592_11">other</text:span><text:span text:style-name="T592_12"><text:s/></text:span><text:span text:style-name="T592_13">type</text:span><text:span text:style-name="T592_14">.<text:s/></text:span><text:span text:style-name="T592_15">If</text:span><text:span text:style-name="T592_16"><text:s/></text:span><text:span text:style-name="T592_17">an</text:span><text:span text:style-name="T592_18"><text:s/></text:span><text:span text:style-name="T592_19">element</text:span><text:span text:style-name="T592_20"><text:s/></text:span><text:span text:style-name="T592_21">has</text:span><text:span text:style-name="T592_22"><text:s/></text:span><text:span text:style-name="T592_23">a</text:span><text:span text:style-name="T592_24"><text:s/></text:span><text:span text:style-name="T592_25">default</text:span><text:span text:style-name="T592_26"><text:s/></text:span><text:span text:style-name="T592_27">value</text:span><text:span text:style-name="T592_28">,<text:s/></text:span><text:span text:style-name="T592_29">the</text:span><text:span text:style-name="T592_30"><text:s/></text:span><text:span text:style-name="T592_31">attributes</text:span><text:span text:style-name="T592_32"><text:s/></text:span><text:span text:style-name="T592_33">show</text:span><text:span text:style-name="T592_34"><text:s/></text:span><text:span text:style-name="T592_35">the</text:span><text:span text:style-name="T592_36"><text:s/></text:span><text:span text:style-name="T592_37">default</text:span><text:span text:style-name="T592_38"><text:s/></text:span><text:span text:style-name="T592_39">value</text:span><text:span text:style-name="T592_40"><text:s/></text:span><text:span text:style-name="T592_41">even</text:span><text:span text:style-name="T592_42"><text:s/></text:span><text:span text:style-name="T592_43">if</text:span><text:span text:style-name="T592_44"><text:s/></text:span><text:span text:style-name="T592_45">the</text:span><text:span text:style-name="T592_46"><text:s/></text:span><text:span text:style-name="T592_47">value</text:span><text:span text:style-name="T592_48"><text:s/></text:span><text:span text:style-name="T592_49">has</text:span><text:span text:style-name="T592_50"><text:s/></text:span><text:span text:style-name="T592_51">changed</text:span><text:span text:style-name="T592_52">.<text:s/></text:span><text:span text:style-name="T592_53">Attributes</text:span><text:span text:style-name="T592_54"><text:s/></text:span><text:span text:style-name="T592_55">are</text:span><text:span text:style-name="T592_56"><text:s/></text:span><text:span text:style-name="T592_57">useful</text:span><text:span text:style-name="T592_58"><text:s/></text:span><text:span text:style-name="T592_59">when</text:span><text:span text:style-name="T592_60"><text:s/></text:span><text:span text:style-name="T592_61">you</text:span><text:span text:style-name="T592_62"><text:s/></text:span><text:span text:style-name="T592_63">want</text:span><text:span text:style-name="T592_64"><text:s/></text:span><text:span text:style-name="T592_65">to</text:span><text:span text:style-name="T592_66"><text:s/></text:span><text:span text:style-name="T592_67">set</text:span><text:span text:style-name="T592_68"><text:s/></text:span><text:span text:style-name="T592_69">a</text:span><text:span text:style-name="T592_70"><text:s/></text:span><text:span text:style-name="T592_71">custom</text:span><text:span text:style-name="T592_72"><text:s/></text:span><text:span text:style-name="T592_73">attribute</text:span><text:span text:style-name="T592_74">,<text:s/></text:span><text:span text:style-name="T592_75">when</text:span><text:span text:style-name="T592_76"><text:s/></text:span><text:span text:style-name="T592_77">there</text:span><text:span text:style-name="T592_78"><text:s/></text:span><text:span text:style-name="T592_79">is</text:span><text:span text:style-name="T592_80"><text:s/></text:span><text:span text:style-name="T592_81">no</text:span><text:span text:style-name="T592_82"><text:s/></text:span><text:span text:style-name="T592_83">property</text:span><text:span text:style-name="T592_84"><text:s/></text:span><text:span text:style-name="T592_85">associated</text:span><text:span text:style-name="T592_86">.<text:s text:c="2"/></text:span></text:p>
      <text:p text:style-name="P593"/>
      <text:p text:style-name="P594"><text:span text:style-name="T594_1"><text:a xlink:type="simple" xlink:href="http://lucybain.com/blog/2014/attribute-vs-property/"><text:span text:style-name="T594_2">http</text:span></text:a></text:span><text:span text:style-name="T594_3"><text:a xlink:type="simple" xlink:href="http://lucybain.com/blog/2014/attribute-vs-property/"><text:span text:style-name="T594_4">://</text:span></text:a></text:span><text:span text:style-name="T594_5"><text:a xlink:type="simple" xlink:href="http://lucybain.com/blog/2014/attribute-vs-property/"><text:span text:style-name="T594_6">lucybain</text:span></text:a></text:span><text:span text:style-name="T594_7"><text:a xlink:type="simple" xlink:href="http://lucybain.com/blog/2014/attribute-vs-property/"><text:span text:style-name="T594_8">.</text:span></text:a></text:span><text:span text:style-name="T594_9"><text:a xlink:type="simple" xlink:href="http://lucybain.com/blog/2014/attribute-vs-property/"><text:span text:style-name="T594_10">com</text:span></text:a></text:span><text:span text:style-name="T594_11"><text:a xlink:type="simple" xlink:href="http://lucybain.com/blog/2014/attribute-vs-property/"><text:span text:style-name="T594_12">/</text:span></text:a></text:span><text:span text:style-name="T594_13"><text:a xlink:type="simple" xlink:href="http://lucybain.com/blog/2014/attribute-vs-property/"><text:span text:style-name="T594_14">blog</text:span></text:a></text:span><text:span text:style-name="T594_15"><text:a xlink:type="simple" xlink:href="http://lucybain.com/blog/2014/attribute-vs-property/"><text:span text:style-name="T594_16">/2014/</text:span></text:a></text:span><text:span text:style-name="T594_17"><text:a xlink:type="simple" xlink:href="http://lucybain.com/blog/2014/attribute-vs-property/"><text:span text:style-name="T594_18">attribute</text:span></text:a></text:span><text:span text:style-name="T594_19"><text:a xlink:type="simple" xlink:href="http://lucybain.com/blog/2014/attribute-vs-property/"><text:span text:style-name="T594_20">-</text:span></text:a></text:span><text:span text:style-name="T594_21"><text:a xlink:type="simple" xlink:href="http://lucybain.com/blog/2014/attribute-vs-property/"><text:span text:style-name="T594_22">vs</text:span></text:a></text:span><text:span text:style-name="T594_23"><text:a xlink:type="simple" xlink:href="http://lucybain.com/blog/2014/attribute-vs-property/"><text:span text:style-name="T594_24">-</text:span></text:a></text:span><text:span text:style-name="T594_25"><text:a xlink:type="simple" xlink:href="http://lucybain.com/blog/2014/attribute-vs-property/"><text:span text:style-name="T594_26">property</text:span></text:a></text:span><text:span text:style-name="T594_27"><text:a xlink:type="simple" xlink:href="http://lucybain.com/blog/2014/attribute-vs-property/"><text:span text:style-name="T594_28">/</text:span></text:a></text:span></text:p>
      <text:p text:style-name="P595"><text:span text:style-name="T595_1"><text:a xlink:type="simple" xlink:href="http://zanecorp.com/wiki/index.php/Javascript_Attributes_vs_Properties"><text:span text:style-name="T595_2">http</text:span></text:a></text:span><text:span text:style-name="T595_3"><text:a xlink:type="simple" xlink:href="http://zanecorp.com/wiki/index.php/Javascript_Attributes_vs_Properties"><text:span text:style-name="T595_4">://</text:span></text:a></text:span><text:span text:style-name="T595_5"><text:a xlink:type="simple" xlink:href="http://zanecorp.com/wiki/index.php/Javascript_Attributes_vs_Properties"><text:span text:style-name="T595_6">zanecorp</text:span></text:a></text:span><text:span text:style-name="T595_7"><text:a xlink:type="simple" xlink:href="http://zanecorp.com/wiki/index.php/Javascript_Attributes_vs_Properties"><text:span text:style-name="T595_8">.</text:span></text:a></text:span><text:span text:style-name="T595_9"><text:a xlink:type="simple" xlink:href="http://zanecorp.com/wiki/index.php/Javascript_Attributes_vs_Properties"><text:span text:style-name="T595_10">com</text:span></text:a></text:span><text:span text:style-name="T595_11"><text:a xlink:type="simple" xlink:href="http://zanecorp.com/wiki/index.php/Javascript_Attributes_vs_Properties"><text:span text:style-name="T595_12">/</text:span></text:a></text:span><text:span text:style-name="T595_13"><text:a xlink:type="simple" xlink:href="http://zanecorp.com/wiki/index.php/Javascript_Attributes_vs_Properties"><text:span text:style-name="T595_14">wiki</text:span></text:a></text:span><text:span text:style-name="T595_15"><text:a xlink:type="simple" xlink:href="http://zanecorp.com/wiki/index.php/Javascript_Attributes_vs_Properties"><text:span text:style-name="T595_16">/</text:span></text:a></text:span><text:span text:style-name="T595_17"><text:a xlink:type="simple" xlink:href="http://zanecorp.com/wiki/index.php/Javascript_Attributes_vs_Properties"><text:span text:style-name="T595_18">index</text:span></text:a></text:span><text:span text:style-name="T595_19"><text:a xlink:type="simple" xlink:href="http://zanecorp.com/wiki/index.php/Javascript_Attributes_vs_Properties"><text:span text:style-name="T595_20">.</text:span></text:a></text:span><text:span text:style-name="T595_21"><text:a xlink:type="simple" xlink:href="http://zanecorp.com/wiki/index.php/Javascript_Attributes_vs_Properties"><text:span text:style-name="T595_22">php</text:span></text:a></text:span><text:span text:style-name="T595_23"><text:a xlink:type="simple" xlink:href="http://zanecorp.com/wiki/index.php/Javascript_Attributes_vs_Properties"><text:span text:style-name="T595_24">/</text:span></text:a></text:span><text:span text:style-name="T595_25"><text:a xlink:type="simple" xlink:href="http://zanecorp.com/wiki/index.php/Javascript_Attributes_vs_Properties"><text:span text:style-name="T595_26">Javascript</text:span></text:a></text:span><text:span text:style-name="T595_27"><text:a xlink:type="simple" xlink:href="http://zanecorp.com/wiki/index.php/Javascript_Attributes_vs_Properties"><text:span text:style-name="T595_28">_</text:span></text:a></text:span><text:span text:style-name="T595_29"><text:a xlink:type="simple" xlink:href="http://zanecorp.com/wiki/index.php/Javascript_Attributes_vs_Properties"><text:span text:style-name="T595_30">Attributes</text:span></text:a></text:span><text:span text:style-name="T595_31"><text:a xlink:type="simple" xlink:href="http://zanecorp.com/wiki/index.php/Javascript_Attributes_vs_Properties"><text:span text:style-name="T595_32">_</text:span></text:a></text:span><text:span text:style-name="T595_33"><text:a xlink:type="simple" xlink:href="http://zanecorp.com/wiki/index.php/Javascript_Attributes_vs_Properties"><text:span text:style-name="T595_34">vs</text:span></text:a></text:span><text:span text:style-name="T595_35"><text:a xlink:type="simple" xlink:href="http://zanecorp.com/wiki/index.php/Javascript_Attributes_vs_Properties"><text:span text:style-name="T595_36">_</text:span></text:a></text:span><text:span text:style-name="T595_37"><text:a xlink:type="simple" xlink:href="http://zanecorp.com/wiki/index.php/Javascript_Attributes_vs_Properties"><text:span text:style-name="T595_38">Properties</text:span></text:a></text:span></text:p>
      <text:p text:style-name="P596"><text:span text:style-name="T596_1"><text:a xlink:type="simple" xlink:href="http://stackoverflow.com/questions/19246714/html-attributes-vs-properties"><text:span text:style-name="T596_2">http</text:span></text:a></text:span><text:span text:style-name="T596_3"><text:a xlink:type="simple" xlink:href="http://stackoverflow.com/questions/19246714/html-attributes-vs-properties"><text:span text:style-name="T596_4">://</text:span></text:a></text:span><text:span text:style-name="T596_5"><text:a xlink:type="simple" xlink:href="http://stackoverflow.com/questions/19246714/html-attributes-vs-properties"><text:span text:style-name="T596_6">stackoverflow</text:span></text:a></text:span><text:span text:style-name="T596_7"><text:a xlink:type="simple" xlink:href="http://stackoverflow.com/questions/19246714/html-attributes-vs-properties"><text:span text:style-name="T596_8">.</text:span></text:a></text:span><text:span text:style-name="T596_9"><text:a xlink:type="simple" xlink:href="http://stackoverflow.com/questions/19246714/html-attributes-vs-properties"><text:span text:style-name="T596_10">com</text:span></text:a></text:span><text:span text:style-name="T596_11"><text:a xlink:type="simple" xlink:href="http://stackoverflow.com/questions/19246714/html-attributes-vs-properties"><text:span text:style-name="T596_12">/</text:span></text:a></text:span><text:span text:style-name="T596_13"><text:a xlink:type="simple" xlink:href="http://stackoverflow.com/questions/19246714/html-attributes-vs-properties"><text:span text:style-name="T596_14">questions</text:span></text:a></text:span><text:span text:style-name="T596_15"><text:a xlink:type="simple" xlink:href="http://stackoverflow.com/questions/19246714/html-attributes-vs-properties"><text:span text:style-name="T596_16">/19246714/</text:span></text:a></text:span><text:span text:style-name="T596_17"><text:a xlink:type="simple" xlink:href="http://stackoverflow.com/questions/19246714/html-attributes-vs-properties"><text:span text:style-name="T596_18">html</text:span></text:a></text:span><text:span text:style-name="T596_19"><text:a xlink:type="simple" xlink:href="http://stackoverflow.com/questions/19246714/html-attributes-vs-properties"><text:span text:style-name="T596_20">-</text:span></text:a></text:span><text:span text:style-name="T596_21"><text:a xlink:type="simple" xlink:href="http://stackoverflow.com/questions/19246714/html-attributes-vs-properties"><text:span text:style-name="T596_22">attributes</text:span></text:a></text:span><text:span text:style-name="T596_23"><text:a xlink:type="simple" xlink:href="http://stackoverflow.com/questions/19246714/html-attributes-vs-properties"><text:span text:style-name="T596_24">-</text:span></text:a></text:span><text:span text:style-name="T596_25"><text:a xlink:type="simple" xlink:href="http://stackoverflow.com/questions/19246714/html-attributes-vs-properties"><text:span text:style-name="T596_26">vs</text:span></text:a></text:span><text:span text:style-name="T596_27"><text:a xlink:type="simple" xlink:href="http://stackoverflow.com/questions/19246714/html-attributes-vs-properties"><text:span text:style-name="T596_28">-</text:span></text:a></text:span><text:span text:style-name="T596_29"><text:a xlink:type="simple" xlink:href="http://stackoverflow.com/questions/19246714/html-attributes-vs-properties"><text:span text:style-name="T596_30">properties</text:span></text:a></text:span></text:p>
      <text:p text:style-name="P597"/>
      <text:p text:style-name="P598"><text:span text:style-name="T598_1">26.</text:span><text:span text:style-name="T598_2"><text:s/></text:span><text:span text:style-name="T598_3">Why</text:span><text:span text:style-name="T598_4"><text:s/></text:span><text:span text:style-name="T598_5">is</text:span><text:span text:style-name="T598_6"><text:s/></text:span><text:span text:style-name="T598_7">extending</text:span><text:span text:style-name="T598_8"><text:s/></text:span><text:span text:style-name="T598_9">built</text:span><text:span text:style-name="T598_10">-</text:span><text:span text:style-name="T598_11">in</text:span><text:span text:style-name="T598_12"><text:s/></text:span><text:span text:style-name="T598_13">objects</text:span><text:span text:style-name="T598_14"><text:s/></text:span><text:span text:style-name="T598_15">prototypes</text:span><text:span text:style-name="T598_16"><text:s/></text:span><text:span text:style-name="T598_17">not</text:span><text:span text:style-name="T598_18"><text:s/></text:span><text:span text:style-name="T598_19">a</text:span><text:span text:style-name="T598_20"><text:s/></text:span><text:span text:style-name="T598_21">good</text:span><text:span text:style-name="T598_22"><text:s/></text:span><text:span text:style-name="T598_23">idea</text:span><text:span text:style-name="T598_24">?<text:s/></text:span></text:p>
      <text:p text:style-name="P599"><text:span text:style-name="T599_1">The</text:span><text:span text:style-name="T599_2"><text:s/></text:span><text:span text:style-name="T599_3">risk</text:span><text:span text:style-name="T599_4"><text:s/></text:span><text:span text:style-name="T599_5">of</text:span><text:span text:style-name="T599_6"><text:s/></text:span><text:span text:style-name="T599_7">breaking</text:span><text:span text:style-name="T599_8"><text:s/></text:span><text:span text:style-name="T599_9">things</text:span><text:span text:style-name="T599_10"><text:s/></text:span><text:span text:style-name="T599_11">is</text:span><text:span text:style-name="T599_12"><text:s/></text:span><text:span text:style-name="T599_13">very</text:span><text:span text:style-name="T599_14"><text:s/></text:span><text:span text:style-name="T599_15">high</text:span><text:span text:style-name="T599_16">,<text:s/></text:span><text:span text:style-name="T599_17">since</text:span><text:span text:style-name="T599_18"><text:s/></text:span><text:span text:style-name="T599_19">it</text:span><text:span text:style-name="T599_20"><text:s/></text:span><text:span text:style-name="T599_21">changes</text:span><text:span text:style-name="T599_22"><text:s/></text:span><text:span text:style-name="T599_23">the</text:span><text:span text:style-name="T599_24"><text:s/></text:span><text:span text:style-name="T599_25">behaviour</text:span><text:span text:style-name="T599_26"><text:s/></text:span><text:span text:style-name="T599_27">of</text:span><text:span text:style-name="T599_28"><text:s/></text:span><text:span text:style-name="T599_29">an</text:span><text:span text:style-name="T599_30"><text:s/></text:span><text:span text:style-name="T599_31">object</text:span><text:span text:style-name="T599_32"><text:s/></text:span><text:span text:style-name="T599_33">used</text:span><text:span text:style-name="T599_34"><text:s/></text:span><text:span text:style-name="T599_35">by</text:span><text:span text:style-name="T599_36"><text:s/></text:span><text:span text:style-name="T599_37">other</text:span><text:span text:style-name="T599_38"><text:s/></text:span><text:span text:style-name="T599_39">code</text:span><text:span text:style-name="T599_40">.<text:s/></text:span><text:span text:style-name="T599_41">It</text:span><text:span text:style-name="T599_42"><text:s/></text:span><text:span text:style-name="T599_43">can</text:span><text:span text:style-name="T599_44"><text:s/></text:span><text:span text:style-name="T599_45">overwrite</text:span><text:span text:style-name="T599_46"><text:s/></text:span><text:span text:style-name="T599_47">some</text:span><text:span text:style-name="T599_48"><text:s/></text:span><text:span text:style-name="T599_49">methods</text:span><text:span text:style-name="T599_50"><text:s/></text:span><text:span text:style-name="T599_51">defined</text:span><text:span text:style-name="T599_52"><text:s/></text:span><text:span text:style-name="T599_53">in</text:span><text:span text:style-name="T599_54"><text:s/></text:span><text:span text:style-name="T599_55">other</text:span><text:span text:style-name="T599_56"><text:s/></text:span><text:span text:style-name="T599_57">places</text:span><text:span text:style-name="T599_58">.<text:s/></text:span></text:p>
      <text:p text:style-name="P600"/>
      <text:p text:style-name="P601"><text:span text:style-name="T601_1"><text:a xlink:type="simple" xlink:href="http://stackoverflow.com/questions/14034180/why-is-extending-native-objects-a-bad-practice"><text:span text:style-name="T601_2">http</text:span></text:a></text:span><text:span text:style-name="T601_3"><text:a xlink:type="simple" xlink:href="http://stackoverflow.com/questions/14034180/why-is-extending-native-objects-a-bad-practice"><text:span text:style-name="T601_4">://</text:span></text:a></text:span><text:span text:style-name="T601_5"><text:a xlink:type="simple" xlink:href="http://stackoverflow.com/questions/14034180/why-is-extending-native-objects-a-bad-practice"><text:span text:style-name="T601_6">stackoverflow</text:span></text:a></text:span><text:span text:style-name="T601_7"><text:a xlink:type="simple" xlink:href="http://stackoverflow.com/questions/14034180/why-is-extending-native-objects-a-bad-practice"><text:span text:style-name="T601_8">.</text:span></text:a></text:span><text:span text:style-name="T601_9"><text:a xlink:type="simple" xlink:href="http://stackoverflow.com/questions/14034180/why-is-extending-native-objects-a-bad-practice"><text:span text:style-name="T601_10">com</text:span></text:a></text:span><text:span text:style-name="T601_11"><text:a xlink:type="simple" xlink:href="http://stackoverflow.com/questions/14034180/why-is-extending-native-objects-a-bad-practice"><text:span text:style-name="T601_12">/</text:span></text:a></text:span><text:span text:style-name="T601_13"><text:a xlink:type="simple" xlink:href="http://stackoverflow.com/questions/14034180/why-is-extending-native-objects-a-bad-practice"><text:span text:style-name="T601_14">questions</text:span></text:a></text:span><text:span text:style-name="T601_15"><text:a xlink:type="simple" xlink:href="http://stackoverflow.com/questions/14034180/why-is-extending-native-objects-a-bad-practice"><text:span text:style-name="T601_16">/14034180/</text:span></text:a></text:span><text:span text:style-name="T601_17"><text:a xlink:type="simple" xlink:href="http://stackoverflow.com/questions/14034180/why-is-extending-native-objects-a-bad-practice"><text:span text:style-name="T601_18">why</text:span></text:a></text:span><text:span text:style-name="T601_19"><text:a xlink:type="simple" xlink:href="http://stackoverflow.com/questions/14034180/why-is-extending-native-objects-a-bad-practice"><text:span text:style-name="T601_20">-</text:span></text:a></text:span><text:span text:style-name="T601_21"><text:a xlink:type="simple" xlink:href="http://stackoverflow.com/questions/14034180/why-is-extending-native-objects-a-bad-practice"><text:span text:style-name="T601_22">is</text:span></text:a></text:span><text:span text:style-name="T601_23"><text:a xlink:type="simple" xlink:href="http://stackoverflow.com/questions/14034180/why-is-extending-native-objects-a-bad-practice"><text:span text:style-name="T601_24">-</text:span></text:a></text:span><text:span text:style-name="T601_25"><text:a xlink:type="simple" xlink:href="http://stackoverflow.com/questions/14034180/why-is-extending-native-objects-a-bad-practice"><text:span text:style-name="T601_26">extending</text:span></text:a></text:span><text:span text:style-name="T601_27"><text:a xlink:type="simple" xlink:href="http://stackoverflow.com/questions/14034180/why-is-extending-native-objects-a-bad-practice"><text:span text:style-name="T601_28">-</text:span></text:a></text:span><text:span text:style-name="T601_29"><text:a xlink:type="simple" xlink:href="http://stackoverflow.com/questions/14034180/why-is-extending-native-objects-a-bad-practice"><text:span text:style-name="T601_30">native</text:span></text:a></text:span><text:span text:style-name="T601_31"><text:a xlink:type="simple" xlink:href="http://stackoverflow.com/questions/14034180/why-is-extending-native-objects-a-bad-practice"><text:span text:style-name="T601_32">-</text:span></text:a></text:span><text:span text:style-name="T601_33"><text:a xlink:type="simple" xlink:href="http://stackoverflow.com/questions/14034180/why-is-extending-native-objects-a-bad-practice"><text:span text:style-name="T601_34">objects</text:span></text:a></text:span><text:span text:style-name="T601_35"><text:a xlink:type="simple" xlink:href="http://stackoverflow.com/questions/14034180/why-is-extending-native-objects-a-bad-practice"><text:span text:style-name="T601_36">-</text:span></text:a></text:span><text:span text:style-name="T601_37"><text:a xlink:type="simple" xlink:href="http://stackoverflow.com/questions/14034180/why-is-extending-native-objects-a-bad-practice"><text:span text:style-name="T601_38">a</text:span></text:a></text:span><text:span text:style-name="T601_39"><text:a xlink:type="simple" xlink:href="http://stackoverflow.com/questions/14034180/why-is-extending-native-objects-a-bad-practice"><text:span text:style-name="T601_40">-</text:span></text:a></text:span><text:span text:style-name="T601_41"><text:a xlink:type="simple" xlink:href="http://stackoverflow.com/questions/14034180/why-is-extending-native-objects-a-bad-practice"><text:span text:style-name="T601_42">bad</text:span></text:a></text:span><text:span text:style-name="T601_43"><text:a xlink:type="simple" xlink:href="http://stackoverflow.com/questions/14034180/why-is-extending-native-objects-a-bad-practice"><text:span text:style-name="T601_44">-</text:span></text:a></text:span><text:span text:style-name="T601_45"><text:a xlink:type="simple" xlink:href="http://stackoverflow.com/questions/14034180/why-is-extending-native-objects-a-bad-practice"><text:span text:style-name="T601_46">practice</text:span></text:a></text:span></text:p>
      <text:p text:style-name="P602"><text:span text:style-name="T602_1"><text:a xlink:type="simple" xlink:href="http://perfectionkills.com/extending-native-builtins/"><text:span text:style-name="T602_2">http</text:span></text:a></text:span><text:span text:style-name="T602_3"><text:a xlink:type="simple" xlink:href="http://perfectionkills.com/extending-native-builtins/"><text:span text:style-name="T602_4">://</text:span></text:a></text:span><text:span text:style-name="T602_5"><text:a xlink:type="simple" xlink:href="http://perfectionkills.com/extending-native-builtins/"><text:span text:style-name="T602_6">perfectionkills</text:span></text:a></text:span><text:span text:style-name="T602_7"><text:a xlink:type="simple" xlink:href="http://perfectionkills.com/extending-native-builtins/"><text:span text:style-name="T602_8">.</text:span></text:a></text:span><text:span text:style-name="T602_9"><text:a xlink:type="simple" xlink:href="http://perfectionkills.com/extending-native-builtins/"><text:span text:style-name="T602_10">com</text:span></text:a></text:span><text:span text:style-name="T602_11"><text:a xlink:type="simple" xlink:href="http://perfectionkills.com/extending-native-builtins/"><text:span text:style-name="T602_12">/</text:span></text:a></text:span><text:span text:style-name="T602_13"><text:a xlink:type="simple" xlink:href="http://perfectionkills.com/extending-native-builtins/"><text:span text:style-name="T602_14">extending</text:span></text:a></text:span><text:span text:style-name="T602_15"><text:a xlink:type="simple" xlink:href="http://perfectionkills.com/extending-native-builtins/"><text:span text:style-name="T602_16">-</text:span></text:a></text:span><text:span text:style-name="T602_17"><text:a xlink:type="simple" xlink:href="http://perfectionkills.com/extending-native-builtins/"><text:span text:style-name="T602_18">native</text:span></text:a></text:span><text:span text:style-name="T602_19"><text:a xlink:type="simple" xlink:href="http://perfectionkills.com/extending-native-builtins/"><text:span text:style-name="T602_20">-</text:span></text:a></text:span><text:span text:style-name="T602_21"><text:a xlink:type="simple" xlink:href="http://perfectionkills.com/extending-native-builtins/"><text:span text:style-name="T602_22">builtins</text:span></text:a></text:span><text:span text:style-name="T602_23"><text:a xlink:type="simple" xlink:href="http://perfectionkills.com/extending-native-builtins/"><text:span text:style-name="T602_24">/</text:span></text:a></text:span></text:p>
      <text:p text:style-name="P603"><text:span text:style-name="T603_1"><text:a xlink:type="simple" xlink:href="http://programmers.stackexchange.com/questions/104320/why-is-extending-the-dom-built-in-object-prototypes-a-bad-idea"><text:span text:style-name="T603_2">http</text:span></text:a></text:span><text:span text:style-name="T603_3"><text:a xlink:type="simple" xlink:href="http://programmers.stackexchange.com/questions/104320/why-is-extending-the-dom-built-in-object-prototypes-a-bad-idea"><text:span text:style-name="T603_4">://</text:span></text:a></text:span><text:span text:style-name="T603_5"><text:a xlink:type="simple" xlink:href="http://programmers.stackexchange.com/questions/104320/why-is-extending-the-dom-built-in-object-prototypes-a-bad-idea"><text:span text:style-name="T603_6">programmers</text:span></text:a></text:span><text:span text:style-name="T603_7"><text:a xlink:type="simple" xlink:href="http://programmers.stackexchange.com/questions/104320/why-is-extending-the-dom-built-in-object-prototypes-a-bad-idea"><text:span text:style-name="T603_8">.</text:span></text:a></text:span><text:span text:style-name="T603_9"><text:a xlink:type="simple" xlink:href="http://programmers.stackexchange.com/questions/104320/why-is-extending-the-dom-built-in-object-prototypes-a-bad-idea"><text:span text:style-name="T603_10">stackexchange</text:span></text:a></text:span><text:span text:style-name="T603_11"><text:a xlink:type="simple" xlink:href="http://programmers.stackexchange.com/questions/104320/why-is-extending-the-dom-built-in-object-prototypes-a-bad-idea"><text:span text:style-name="T603_12">.</text:span></text:a></text:span><text:span text:style-name="T603_13"><text:a xlink:type="simple" xlink:href="http://programmers.stackexchange.com/questions/104320/why-is-extending-the-dom-built-in-object-prototypes-a-bad-idea"><text:span text:style-name="T603_14">com</text:span></text:a></text:span><text:span text:style-name="T603_15"><text:a xlink:type="simple" xlink:href="http://programmers.stackexchange.com/questions/104320/why-is-extending-the-dom-built-in-object-prototypes-a-bad-idea"><text:span text:style-name="T603_16">/</text:span></text:a></text:span><text:span text:style-name="T603_17"><text:a xlink:type="simple" xlink:href="http://programmers.stackexchange.com/questions/104320/why-is-extending-the-dom-built-in-object-prototypes-a-bad-idea"><text:span text:style-name="T603_18">questions</text:span></text:a></text:span><text:span text:style-name="T603_19"><text:a xlink:type="simple" xlink:href="http://programmers.stackexchange.com/questions/104320/why-is-extending-the-dom-built-in-object-prototypes-a-bad-idea"><text:span text:style-name="T603_20">/104320/</text:span></text:a></text:span><text:span text:style-name="T603_21"><text:a xlink:type="simple" xlink:href="http://programmers.stackexchange.com/questions/104320/why-is-extending-the-dom-built-in-object-prototypes-a-bad-idea"><text:span text:style-name="T603_22">why</text:span></text:a></text:span><text:span text:style-name="T603_23"><text:a xlink:type="simple" xlink:href="http://programmers.stackexchange.com/questions/104320/why-is-extending-the-dom-built-in-object-prototypes-a-bad-idea"><text:span text:style-name="T603_24">-</text:span></text:a></text:span><text:span text:style-name="T603_25"><text:a xlink:type="simple" xlink:href="http://programmers.stackexchange.com/questions/104320/why-is-extending-the-dom-built-in-object-prototypes-a-bad-idea"><text:span text:style-name="T603_26">is</text:span></text:a></text:span><text:span text:style-name="T603_27"><text:a xlink:type="simple" xlink:href="http://programmers.stackexchange.com/questions/104320/why-is-extending-the-dom-built-in-object-prototypes-a-bad-idea"><text:span text:style-name="T603_28">-</text:span></text:a></text:span><text:span text:style-name="T603_29"><text:a xlink:type="simple" xlink:href="http://programmers.stackexchange.com/questions/104320/why-is-extending-the-dom-built-in-object-prototypes-a-bad-idea"><text:span text:style-name="T603_30">extending</text:span></text:a></text:span><text:span text:style-name="T603_31"><text:a xlink:type="simple" xlink:href="http://programmers.stackexchange.com/questions/104320/why-is-extending-the-dom-built-in-object-prototypes-a-bad-idea"><text:span text:style-name="T603_32">-</text:span></text:a></text:span><text:span text:style-name="T603_33"><text:a xlink:type="simple" xlink:href="http://programmers.stackexchange.com/questions/104320/why-is-extending-the-dom-built-in-object-prototypes-a-bad-idea"><text:span text:style-name="T603_34">the</text:span></text:a></text:span><text:span text:style-name="T603_35"><text:a xlink:type="simple" xlink:href="http://programmers.stackexchange.com/questions/104320/why-is-extending-the-dom-built-in-object-prototypes-a-bad-idea"><text:span text:style-name="T603_36">-</text:span></text:a></text:span><text:span text:style-name="T603_37"><text:a xlink:type="simple" xlink:href="http://programmers.stackexchange.com/questions/104320/why-is-extending-the-dom-built-in-object-prototypes-a-bad-idea"><text:span text:style-name="T603_38">dom</text:span></text:a></text:span><text:span text:style-name="T603_39"><text:a xlink:type="simple" xlink:href="http://programmers.stackexchange.com/questions/104320/why-is-extending-the-dom-built-in-object-prototypes-a-bad-idea"><text:span text:style-name="T603_40">-</text:span></text:a></text:span><text:span text:style-name="T603_41"><text:a xlink:type="simple" xlink:href="http://programmers.stackexchange.com/questions/104320/why-is-extending-the-dom-built-in-object-prototypes-a-bad-idea"><text:span text:style-name="T603_42">built</text:span></text:a></text:span><text:span text:style-name="T603_43"><text:a xlink:type="simple" xlink:href="http://programmers.stackexchange.com/questions/104320/why-is-extending-the-dom-built-in-object-prototypes-a-bad-idea"><text:span text:style-name="T603_44">-</text:span></text:a></text:span><text:span text:style-name="T603_45"><text:a xlink:type="simple" xlink:href="http://programmers.stackexchange.com/questions/104320/why-is-extending-the-dom-built-in-object-prototypes-a-bad-idea"><text:span text:style-name="T603_46">in</text:span></text:a></text:span><text:span text:style-name="T603_47"><text:a xlink:type="simple" xlink:href="http://programmers.stackexchange.com/questions/104320/why-is-extending-the-dom-built-in-object-prototypes-a-bad-idea"><text:span text:style-name="T603_48">-</text:span></text:a></text:span><text:span text:style-name="T603_49"><text:a xlink:type="simple" xlink:href="http://programmers.stackexchange.com/questions/104320/why-is-extending-the-dom-built-in-object-prototypes-a-bad-idea"><text:span text:style-name="T603_50">object</text:span></text:a></text:span><text:span text:style-name="T603_51"><text:a xlink:type="simple" xlink:href="http://programmers.stackexchange.com/questions/104320/why-is-extending-the-dom-built-in-object-prototypes-a-bad-idea"><text:span text:style-name="T603_52">-</text:span></text:a></text:span><text:span text:style-name="T603_53"><text:a xlink:type="simple" xlink:href="http://programmers.stackexchange.com/questions/104320/why-is-extending-the-dom-built-in-object-prototypes-a-bad-idea"><text:span text:style-name="T603_54">prototypes</text:span></text:a></text:span><text:span text:style-name="T603_55"><text:a xlink:type="simple" xlink:href="http://programmers.stackexchange.com/questions/104320/why-is-extending-the-dom-built-in-object-prototypes-a-bad-idea"><text:span text:style-name="T603_56">-</text:span></text:a></text:span><text:span text:style-name="T603_57"><text:a xlink:type="simple" xlink:href="http://programmers.stackexchange.com/questions/104320/why-is-extending-the-dom-built-in-object-prototypes-a-bad-idea"><text:span text:style-name="T603_58">a</text:span></text:a></text:span><text:span text:style-name="T603_59"><text:a xlink:type="simple" xlink:href="http://programmers.stackexchange.com/questions/104320/why-is-extending-the-dom-built-in-object-prototypes-a-bad-idea"><text:span text:style-name="T603_60">-</text:span></text:a></text:span><text:span text:style-name="T603_61"><text:a xlink:type="simple" xlink:href="http://programmers.stackexchange.com/questions/104320/why-is-extending-the-dom-built-in-object-prototypes-a-bad-idea"><text:span text:style-name="T603_62">bad</text:span></text:a></text:span><text:span text:style-name="T603_63"><text:a xlink:type="simple" xlink:href="http://programmers.stackexchange.com/questions/104320/why-is-extending-the-dom-built-in-object-prototypes-a-bad-idea"><text:span text:style-name="T603_64">-</text:span></text:a></text:span><text:span text:style-name="T603_65"><text:a xlink:type="simple" xlink:href="http://programmers.stackexchange.com/questions/104320/why-is-extending-the-dom-built-in-object-prototypes-a-bad-idea"><text:span text:style-name="T603_66">idea</text:span></text:a></text:span></text:p>
      <text:p text:style-name="P604"><text:span text:style-name="T604_1"><text:tab/><text:tab/></text:span></text:p>
      <text:p text:style-name="P605"><text:span text:style-name="T605_1">27.<text:s/></text:span><text:span text:style-name="T605_2">Explain</text:span><text:span text:style-name="T605_3"><text:s/></text:span><text:span text:style-name="T605_4">how</text:span><text:span text:style-name="T605_5"><text:s/></text:span><text:span text:style-name="T605_6">would</text:span><text:span text:style-name="T605_7"><text:s/></text:span><text:span text:style-name="T605_8">you</text:span><text:span text:style-name="T605_9"><text:s/></text:span><text:span text:style-name="T605_10">get</text:span><text:span text:style-name="T605_11"><text:s/></text:span><text:span text:style-name="T605_12">a</text:span><text:span text:style-name="T605_13"><text:s/></text:span><text:span text:style-name="T605_14">query</text:span><text:span text:style-name="T605_15"><text:s/></text:span><text:span text:style-name="T605_16">string</text:span><text:span text:style-name="T605_17"><text:s/></text:span><text:span text:style-name="T605_18">parameter</text:span><text:span text:style-name="T605_19"><text:s/></text:span><text:span text:style-name="T605_20">from</text:span><text:span text:style-name="T605_21"><text:s/></text:span><text:span text:style-name="T605_22">the</text:span><text:span text:style-name="T605_23"><text:s/></text:span><text:span text:style-name="T605_24">browser</text:span><text:span text:style-name="T605_25"><text:s/></text:span><text:span text:style-name="T605_26">window</text:span><text:span text:style-name="T605_27">'</text:span><text:span text:style-name="T605_28">s</text:span><text:span text:style-name="T605_29"><text:s/></text:span><text:span text:style-name="T605_30">URL</text:span><text:span text:style-name="T605_31">.<text:s/></text:span><text:span text:style-name="T605_32"><text:tab/></text:span></text:p>
      <text:p text:style-name="P606"><text:span text:style-name="T606_1">Use</text:span><text:span text:style-name="T606_2"><text:s/></text:span><text:span text:style-name="T606_3">the</text:span><text:span text:style-name="T606_4"><text:s/></text:span><text:span text:style-name="T606_5">window</text:span><text:span text:style-name="T606_6">.</text:span><text:span text:style-name="T606_7">location</text:span><text:span text:style-name="T606_8"><text:s/></text:span><text:span text:style-name="T606_9">object</text:span><text:span text:style-name="T606_10"><text:s/></text:span><text:span text:style-name="T606_11">and</text:span><text:span text:style-name="T606_12"><text:s/></text:span><text:span text:style-name="T606_13">it</text:span><text:span text:style-name="T606_14">’</text:span><text:span text:style-name="T606_15">s</text:span><text:span text:style-name="T606_16"><text:s/></text:span><text:span text:style-name="T606_17">property</text:span><text:span text:style-name="T606_18"><text:s/>‘</text:span><text:span text:style-name="T606_19">search</text:span><text:span text:style-name="T606_20">’:<text:s/></text:span><text:span text:style-name="T606_21">location</text:span><text:span text:style-name="T606_22">.</text:span><text:span text:style-name="T606_23">search</text:span><text:span text:style-name="T606_24">.<text:s/></text:span><text:span text:style-name="T606_25">It</text:span><text:span text:style-name="T606_26"><text:s/></text:span><text:span text:style-name="T606_27">returns</text:span><text:span text:style-name="T606_28"><text:s/></text:span><text:span text:style-name="T606_29">a</text:span><text:span text:style-name="T606_30"><text:s/></text:span><text:span text:style-name="T606_31">string</text:span><text:span text:style-name="T606_32">.<text:s/></text:span></text:p>
      <text:p text:style-name="P607"><text:span text:style-name="T607_1"><text:tab/></text:span></text:p>
      <text:p text:style-name="P608"><text:span text:style-name="T608_1">28.</text:span><text:span text:style-name="T608_2"><text:s/></text:span><text:span text:style-name="T608_3">Make</text:span><text:span text:style-name="T608_4"><text:s/></text:span><text:span text:style-name="T608_5">this</text:span><text:span text:style-name="T608_6"><text:s/></text:span><text:span text:style-name="T608_7">work</text:span><text:span text:style-name="T608_8">:<text:s/>[1,2,3,4,5].</text:span><text:span text:style-name="T608_9">duplicate</text:span><text:span text:style-name="T608_10">();<text:s/>//[1,2,3,4,5,1,2,3,4,5]</text:span></text:p>
      <text:p text:style-name="P609"><text:span text:style-name="T609_1">You</text:span><text:span text:style-name="T609_2"><text:s/></text:span><text:span text:style-name="T609_3">can</text:span><text:span text:style-name="T609_4"><text:s/></text:span><text:span text:style-name="T609_5">extend</text:span><text:span text:style-name="T609_6"><text:s/></text:span><text:span text:style-name="T609_7">Array</text:span><text:span text:style-name="T609_8">.</text:span><text:span text:style-name="T609_9">prototype</text:span><text:span text:style-name="T609_10"><text:s/></text:span><text:span text:style-name="T609_11">to</text:span><text:span text:style-name="T609_12"><text:s/></text:span><text:span text:style-name="T609_13">implement</text:span><text:span text:style-name="T609_14"><text:s/></text:span><text:span text:style-name="T609_15">this</text:span><text:span text:style-name="T609_16"><text:s/></text:span><text:span text:style-name="T609_17">method</text:span><text:span text:style-name="T609_18">.<text:s/></text:span><text:span text:style-name="T609_19">One</text:span><text:span text:style-name="T609_20"><text:s/></text:span><text:span text:style-name="T609_21">possible</text:span><text:span text:style-name="T609_22"><text:s/></text:span><text:span text:style-name="T609_23">solution</text:span><text:span text:style-name="T609_24"><text:s/></text:span><text:span text:style-name="T609_25">would</text:span><text:span text:style-name="T609_26"><text:s/></text:span><text:span text:style-name="T609_27">be</text:span><text:span text:style-name="T609_28">:</text:span></text:p>
      <text:p text:style-name="P610"><text:span text:style-name="T610_1">Array</text:span><text:span text:style-name="T610_2">.</text:span><text:span text:style-name="T610_3">prototype</text:span><text:span text:style-name="T610_4">.</text:span><text:span text:style-name="T610_5">duplicate</text:span><text:span text:style-name="T610_6"><text:s/>=<text:s/></text:span><text:span text:style-name="T610_7">function</text:span><text:span text:style-name="T610_8">()<text:s/>{</text:span></text:p>
      <text:p text:style-name="P611"><text:span text:style-name="T611_1"><text:tab/></text:span><text:span text:style-name="T611_2">return</text:span><text:span text:style-name="T611_3"><text:s/></text:span><text:span text:style-name="T611_4">this</text:span><text:span text:style-name="T611_5">.</text:span><text:span text:style-name="T611_6">concat</text:span><text:span text:style-name="T611_7">(</text:span><text:span text:style-name="T611_8">this</text:span><text:span text:style-name="T611_9">);</text:span></text:p>
      <text:p text:style-name="P612"><text:span text:style-name="T612_1">}</text:span></text:p>
      <text:p text:style-name="P613"/>
      <text:p text:style-name="P614"><text:span text:style-name="T614_1">Another</text:span><text:span text:style-name="T614_2"><text:s/></text:span><text:span text:style-name="T614_3">solution</text:span><text:span text:style-name="T614_4"><text:s/>-<text:s/></text:span><text:span text:style-name="T614_5">using</text:span><text:span text:style-name="T614_6"><text:s/></text:span><text:span text:style-name="T614_7">push</text:span><text:span text:style-name="T614_8">:</text:span></text:p>
      <text:p text:style-name="P615"><text:span text:style-name="T615_1">Array</text:span><text:span text:style-name="T615_2">.</text:span><text:span text:style-name="T615_3">prototype</text:span><text:span text:style-name="T615_4">.</text:span><text:span text:style-name="T615_5">duplicate</text:span><text:span text:style-name="T615_6"><text:s/>=<text:s/></text:span><text:span text:style-name="T615_7">function</text:span><text:span text:style-name="T615_8">()<text:s/>{</text:span></text:p>
      <text:p text:style-name="P616"><text:span text:style-name="T616_1"><text:tab/></text:span><text:span text:style-name="T616_2">for</text:span><text:span text:style-name="T616_3"><text:s/>(</text:span><text:span text:style-name="T616_4">var</text:span><text:span text:style-name="T616_5"><text:s/></text:span><text:span text:style-name="T616_6">i</text:span><text:span text:style-name="T616_7">=0;<text:s/></text:span><text:span text:style-name="T616_8">i</text:span><text:span text:style-name="T616_9">&lt;</text:span><text:span text:style-name="T616_10">this</text:span><text:span text:style-name="T616_11">.</text:span><text:span text:style-name="T616_12">length</text:span><text:span text:style-name="T616_13">;<text:s/></text:span><text:span text:style-name="T616_14">i</text:span><text:span text:style-name="T616_15">++)<text:s/>{</text:span></text:p>
      <text:p text:style-name="P617"><text:span text:style-name="T617_1"><text:tab/><text:tab/></text:span><text:span text:style-name="T617_2">this</text:span><text:span text:style-name="T617_3">.</text:span><text:span text:style-name="T617_4">push</text:span><text:span text:style-name="T617_5">(</text:span><text:span text:style-name="T617_6">this</text:span><text:span text:style-name="T617_7">[</text:span><text:span text:style-name="T617_8">i</text:span><text:span text:style-name="T617_9">]);</text:span></text:p>
      <text:p text:style-name="P618"><text:span text:style-name="T618_1">}</text:span></text:p>
      <text:p text:style-name="P619"><text:span text:style-name="T619_1">}</text:span></text:p>
      <text:p text:style-name="P620"/>
      <text:p text:style-name="P621"><text:span text:style-name="T621_1">29.</text:span><text:span text:style-name="T621_2"><text:s/></text:span><text:span text:style-name="T621_3">Describe</text:span><text:span text:style-name="T621_4"><text:s/></text:span><text:span text:style-name="T621_5">a</text:span><text:span text:style-name="T621_6"><text:s/></text:span><text:span text:style-name="T621_7">strategy</text:span><text:span text:style-name="T621_8"><text:s/></text:span><text:span text:style-name="T621_9">for</text:span><text:span text:style-name="T621_10"><text:s/></text:span><text:span text:style-name="T621_11">memoization</text:span><text:span text:style-name="T621_12"><text:s/>(</text:span><text:span text:style-name="T621_13">avoiding</text:span><text:span text:style-name="T621_14"><text:s/></text:span><text:span text:style-name="T621_15">calculation</text:span><text:span text:style-name="T621_16"><text:s/></text:span><text:span text:style-name="T621_17">repetition</text:span><text:span text:style-name="T621_18">)<text:s/></text:span><text:span text:style-name="T621_19">in</text:span><text:span text:style-name="T621_20"><text:s/></text:span><text:span text:style-name="T621_21">JS</text:span><text:span text:style-name="T621_22">.</text:span></text:p>
      <text:p text:style-name="P622"><text:span text:style-name="T622_1">It</text:span><text:span text:style-name="T622_2">’</text:span><text:span text:style-name="T622_3">s</text:span><text:span text:style-name="T622_4"><text:s/></text:span><text:span text:style-name="T622_5">like</text:span><text:span text:style-name="T622_6"><text:s/></text:span><text:span text:style-name="T622_7">caching</text:span><text:span text:style-name="T622_8"><text:s/></text:span><text:span text:style-name="T622_9">in</text:span><text:span text:style-name="T622_10"><text:s/></text:span><text:span text:style-name="T622_11">a</text:span><text:span text:style-name="T622_12"><text:s/></text:span><text:span text:style-name="T622_13">local</text:span><text:span text:style-name="T622_14"><text:s/></text:span><text:span text:style-name="T622_15">variable</text:span><text:span text:style-name="T622_16">.<text:s/></text:span><text:span text:style-name="T622_17">First</text:span><text:span text:style-name="T622_18"><text:s/></text:span><text:span text:style-name="T622_19">time</text:span><text:span text:style-name="T622_20"><text:s/></text:span><text:span text:style-name="T622_21">it</text:span><text:span text:style-name="T622_22"><text:s/></text:span><text:span text:style-name="T622_23">gets</text:span><text:span text:style-name="T622_24"><text:s/></text:span><text:span text:style-name="T622_25">set</text:span><text:span text:style-name="T622_26"><text:s/></text:span><text:span text:style-name="T622_27">and</text:span><text:span text:style-name="T622_28"><text:s/></text:span><text:span text:style-name="T622_29">next</text:span><text:span text:style-name="T622_30"><text:s/></text:span><text:span text:style-name="T622_31">times</text:span><text:span text:style-name="T622_32"><text:s/></text:span><text:span text:style-name="T622_33">it</text:span><text:span text:style-name="T622_34"><text:s/></text:span><text:span text:style-name="T622_35">uses</text:span><text:span text:style-name="T622_36"><text:s/></text:span><text:span text:style-name="T622_37">that</text:span><text:span text:style-name="T622_38"><text:s/></text:span><text:span text:style-name="T622_39">set</text:span><text:span text:style-name="T622_40"><text:s/></text:span><text:span text:style-name="T622_41">value</text:span><text:span text:style-name="T622_42">.<text:s/></text:span></text:p>
      <text:p text:style-name="P623"><text:span text:style-name="T623_1">Example</text:span><text:span text:style-name="T623_2"><text:s/>(</text:span><text:span text:style-name="T623_3">Coffeescript</text:span><text:span text:style-name="T623_4">):</text:span></text:p>
      <text:p text:style-name="P624"><text:span text:style-name="T624_1">test</text:span><text:span text:style-name="T624_2"><text:s/>=<text:s/>||=<text:s/>2;</text:span></text:p>
      <text:p text:style-name="P625"/>
      <text:p text:style-name="P626"><text:span text:style-name="T626_1"><text:a xlink:type="simple" xlink:href="https://www.safaribooksonline.com/library/view/javascript-the-good/9780596517748/ch04s15.html"><text:span text:style-name="T626_2">https</text:span></text:a></text:span><text:span text:style-name="T626_3"><text:a xlink:type="simple" xlink:href="https://www.safaribooksonline.com/library/view/javascript-the-good/9780596517748/ch04s15.html"><text:span text:style-name="T626_4">://</text:span></text:a></text:span><text:span text:style-name="T626_5"><text:a xlink:type="simple" xlink:href="https://www.safaribooksonline.com/library/view/javascript-the-good/9780596517748/ch04s15.html"><text:span text:style-name="T626_6">www</text:span></text:a></text:span><text:span text:style-name="T626_7"><text:a xlink:type="simple" xlink:href="https://www.safaribooksonline.com/library/view/javascript-the-good/9780596517748/ch04s15.html"><text:span text:style-name="T626_8">.</text:span></text:a></text:span><text:span text:style-name="T626_9"><text:a xlink:type="simple" xlink:href="https://www.safaribooksonline.com/library/view/javascript-the-good/9780596517748/ch04s15.html"><text:span text:style-name="T626_10">safaribooksonline</text:span></text:a></text:span><text:span text:style-name="T626_11"><text:a xlink:type="simple" xlink:href="https://www.safaribooksonline.com/library/view/javascript-the-good/9780596517748/ch04s15.html"><text:span text:style-name="T626_12">.</text:span></text:a></text:span><text:span text:style-name="T626_13"><text:a xlink:type="simple" xlink:href="https://www.safaribooksonline.com/library/view/javascript-the-good/9780596517748/ch04s15.html"><text:span text:style-name="T626_14">com</text:span></text:a></text:span><text:span text:style-name="T626_15"><text:a xlink:type="simple" xlink:href="https://www.safaribooksonline.com/library/view/javascript-the-good/9780596517748/ch04s15.html"><text:span text:style-name="T626_16">/</text:span></text:a></text:span><text:span text:style-name="T626_17"><text:a xlink:type="simple" xlink:href="https://www.safaribooksonline.com/library/view/javascript-the-good/9780596517748/ch04s15.html"><text:span text:style-name="T626_18">library</text:span></text:a></text:span><text:span text:style-name="T626_19"><text:a xlink:type="simple" xlink:href="https://www.safaribooksonline.com/library/view/javascript-the-good/9780596517748/ch04s15.html"><text:span text:style-name="T626_20">/</text:span></text:a></text:span><text:span text:style-name="T626_21"><text:a xlink:type="simple" xlink:href="https://www.safaribooksonline.com/library/view/javascript-the-good/9780596517748/ch04s15.html"><text:span text:style-name="T626_22">view</text:span></text:a></text:span><text:span text:style-name="T626_23"><text:a xlink:type="simple" xlink:href="https://www.safaribooksonline.com/library/view/javascript-the-good/9780596517748/ch04s15.html"><text:span text:style-name="T626_24">/</text:span></text:a></text:span><text:span text:style-name="T626_25"><text:a xlink:type="simple" xlink:href="https://www.safaribooksonline.com/library/view/javascript-the-good/9780596517748/ch04s15.html"><text:span text:style-name="T626_26">javascript</text:span></text:a></text:span><text:span text:style-name="T626_27"><text:a xlink:type="simple" xlink:href="https://www.safaribooksonline.com/library/view/javascript-the-good/9780596517748/ch04s15.html"><text:span text:style-name="T626_28">-</text:span></text:a></text:span><text:span text:style-name="T626_29"><text:a xlink:type="simple" xlink:href="https://www.safaribooksonline.com/library/view/javascript-the-good/9780596517748/ch04s15.html"><text:span text:style-name="T626_30">the</text:span></text:a></text:span><text:span text:style-name="T626_31"><text:a xlink:type="simple" xlink:href="https://www.safaribooksonline.com/library/view/javascript-the-good/9780596517748/ch04s15.html"><text:span text:style-name="T626_32">-</text:span></text:a></text:span><text:span text:style-name="T626_33"><text:a xlink:type="simple" xlink:href="https://www.safaribooksonline.com/library/view/javascript-the-good/9780596517748/ch04s15.html"><text:span text:style-name="T626_34">good</text:span></text:a></text:span><text:span text:style-name="T626_35"><text:a xlink:type="simple" xlink:href="https://www.safaribooksonline.com/library/view/javascript-the-good/9780596517748/ch04s15.html"><text:span text:style-name="T626_36">/9780596517748/</text:span></text:a></text:span><text:span text:style-name="T626_37"><text:a xlink:type="simple" xlink:href="https://www.safaribooksonline.com/library/view/javascript-the-good/9780596517748/ch04s15.html"><text:span text:style-name="T626_38">ch</text:span></text:a></text:span><text:span text:style-name="T626_39"><text:a xlink:type="simple" xlink:href="https://www.safaribooksonline.com/library/view/javascript-the-good/9780596517748/ch04s15.html"><text:span text:style-name="T626_40">04</text:span></text:a></text:span><text:span text:style-name="T626_41"><text:a xlink:type="simple" xlink:href="https://www.safaribooksonline.com/library/view/javascript-the-good/9780596517748/ch04s15.html"><text:span text:style-name="T626_42">s</text:span></text:a></text:span><text:span text:style-name="T626_43"><text:a xlink:type="simple" xlink:href="https://www.safaribooksonline.com/library/view/javascript-the-good/9780596517748/ch04s15.html"><text:span text:style-name="T626_44">15.</text:span></text:a></text:span><text:span text:style-name="T626_45"><text:a xlink:type="simple" xlink:href="https://www.safaribooksonline.com/library/view/javascript-the-good/9780596517748/ch04s15.html"><text:span text:style-name="T626_46">html</text:span></text:a></text:span></text:p>
      <text:p text:style-name="P627"><text:span text:style-name="T627_1"><text:a xlink:type="simple" xlink:href="http://addyosmani.com/blog/faster-javascript-memoization/"><text:span text:style-name="T627_2">http</text:span></text:a></text:span><text:span text:style-name="T627_3"><text:a xlink:type="simple" xlink:href="http://addyosmani.com/blog/faster-javascript-memoization/"><text:span text:style-name="T627_4">://</text:span></text:a></text:span><text:span text:style-name="T627_5"><text:a xlink:type="simple" xlink:href="http://addyosmani.com/blog/faster-javascript-memoization/"><text:span text:style-name="T627_6">addyosmani</text:span></text:a></text:span><text:span text:style-name="T627_7"><text:a xlink:type="simple" xlink:href="http://addyosmani.com/blog/faster-javascript-memoization/"><text:span text:style-name="T627_8">.</text:span></text:a></text:span><text:span text:style-name="T627_9"><text:a xlink:type="simple" xlink:href="http://addyosmani.com/blog/faster-javascript-memoization/"><text:span text:style-name="T627_10">com</text:span></text:a></text:span><text:span text:style-name="T627_11"><text:a xlink:type="simple" xlink:href="http://addyosmani.com/blog/faster-javascript-memoization/"><text:span text:style-name="T627_12">/</text:span></text:a></text:span><text:span text:style-name="T627_13"><text:a xlink:type="simple" xlink:href="http://addyosmani.com/blog/faster-javascript-memoization/"><text:span text:style-name="T627_14">blog</text:span></text:a></text:span><text:span text:style-name="T627_15"><text:a xlink:type="simple" xlink:href="http://addyosmani.com/blog/faster-javascript-memoization/"><text:span text:style-name="T627_16">/</text:span></text:a></text:span><text:span text:style-name="T627_17"><text:a xlink:type="simple" xlink:href="http://addyosmani.com/blog/faster-javascript-memoization/"><text:span text:style-name="T627_18">faster</text:span></text:a></text:span><text:span text:style-name="T627_19"><text:a xlink:type="simple" xlink:href="http://addyosmani.com/blog/faster-javascript-memoization/"><text:span text:style-name="T627_20">-</text:span></text:a></text:span><text:span text:style-name="T627_21"><text:a xlink:type="simple" xlink:href="http://addyosmani.com/blog/faster-javascript-memoization/"><text:span text:style-name="T627_22">javascript</text:span></text:a></text:span><text:span text:style-name="T627_23"><text:a xlink:type="simple" xlink:href="http://addyosmani.com/blog/faster-javascript-memoization/"><text:span text:style-name="T627_24">-</text:span></text:a></text:span><text:span text:style-name="T627_25"><text:a xlink:type="simple" xlink:href="http://addyosmani.com/blog/faster-javascript-memoization/"><text:span text:style-name="T627_26">memoization</text:span></text:a></text:span><text:span text:style-name="T627_27"><text:a xlink:type="simple" xlink:href="http://addyosmani.com/blog/faster-javascript-memoization/"><text:span text:style-name="T627_28">/</text:span></text:a></text:span></text:p>
      <text:p text:style-name="P628"/>
      <text:p text:style-name="P629"><text:span text:style-name="T629_1">30.<text:s/></text:span><text:span text:style-name="T629_2">Why</text:span><text:span text:style-name="T629_3"><text:s/></text:span><text:span text:style-name="T629_4">is</text:span><text:span text:style-name="T629_5"><text:s/></text:span><text:span text:style-name="T629_6">it</text:span><text:span text:style-name="T629_7"><text:s/></text:span><text:span text:style-name="T629_8">called</text:span><text:span text:style-name="T629_9"><text:s/></text:span><text:span text:style-name="T629_10">ternary</text:span><text:span text:style-name="T629_11"><text:s/></text:span><text:span text:style-name="T629_12">operator</text:span><text:span text:style-name="T629_13">,<text:s/></text:span><text:span text:style-name="T629_14">what</text:span><text:span text:style-name="T629_15"><text:s/></text:span><text:span text:style-name="T629_16">does</text:span><text:span text:style-name="T629_17"><text:s/></text:span><text:span text:style-name="T629_18">the</text:span><text:span text:style-name="T629_19"><text:s/></text:span><text:span text:style-name="T629_20">word</text:span><text:span text:style-name="T629_21"><text:s/></text:span><text:span text:style-name="T629_22">ternary</text:span><text:span text:style-name="T629_23"><text:s/><text:tab/></text:span><text:span text:style-name="T629_24">indicate</text:span><text:span text:style-name="T629_25">?<text:s/></text:span><text:span text:style-name="T629_26"><text:tab/></text:span></text:p>
      <text:p text:style-name="P630"><text:span text:style-name="T630_1">It</text:span><text:span text:style-name="T630_2">’</text:span><text:span text:style-name="T630_3">s</text:span><text:span text:style-name="T630_4"><text:s/></text:span><text:span text:style-name="T630_5">an</text:span><text:span text:style-name="T630_6"><text:s/></text:span><text:span text:style-name="T630_7">operator</text:span><text:span text:style-name="T630_8"><text:s/></text:span><text:span text:style-name="T630_9">that</text:span><text:span text:style-name="T630_10"><text:s/></text:span><text:span text:style-name="T630_11">takes</text:span><text:span text:style-name="T630_12"><text:s/>3<text:s/></text:span><text:span text:style-name="T630_13">arguments</text:span><text:span text:style-name="T630_14">.<text:s/></text:span><text:span text:style-name="T630_15">condition</text:span><text:span text:style-name="T630_16"><text:s/>?<text:s/></text:span><text:span text:style-name="T630_17">value</text:span><text:span text:style-name="T630_18">_</text:span><text:span text:style-name="T630_19">if</text:span><text:span text:style-name="T630_20">_</text:span><text:span text:style-name="T630_21">true</text:span><text:span text:style-name="T630_22"><text:s/>:<text:s/></text:span><text:span text:style-name="T630_23">value</text:span><text:span text:style-name="T630_24">_</text:span><text:span text:style-name="T630_25">if</text:span><text:span text:style-name="T630_26">_</text:span><text:span text:style-name="T630_27">false</text:span></text:p>
      <text:p text:style-name="P631"><text:span text:style-name="T631_1">Example</text:span><text:span text:style-name="T631_2">:</text:span></text:p>
      <text:p text:style-name="P632"><text:span text:style-name="T632_1">(3&gt;2)<text:s/>?<text:s/></text:span><text:span text:style-name="T632_2">true</text:span><text:span text:style-name="T632_3"><text:s/>:<text:s/></text:span><text:span text:style-name="T632_4">false</text:span></text:p>
      <text:p text:style-name="P633"/>
      <text:p text:style-name="P634"><text:span text:style-name="T634_1"><text:a xlink:type="simple" xlink:href="https://developer.mozilla.org/en-US/docs/Web/JavaScript/Reference/Operators/Conditional_Operator"><text:span text:style-name="T634_2">https</text:span></text:a></text:span><text:span text:style-name="T634_3"><text:a xlink:type="simple" xlink:href="https://developer.mozilla.org/en-US/docs/Web/JavaScript/Reference/Operators/Conditional_Operator"><text:span text:style-name="T634_4">://</text:span></text:a></text:span><text:span text:style-name="T634_5"><text:a xlink:type="simple" xlink:href="https://developer.mozilla.org/en-US/docs/Web/JavaScript/Reference/Operators/Conditional_Operator"><text:span text:style-name="T634_6">developer</text:span></text:a></text:span><text:span text:style-name="T634_7"><text:a xlink:type="simple" xlink:href="https://developer.mozilla.org/en-US/docs/Web/JavaScript/Reference/Operators/Conditional_Operator"><text:span text:style-name="T634_8">.</text:span></text:a></text:span><text:span text:style-name="T634_9"><text:a xlink:type="simple" xlink:href="https://developer.mozilla.org/en-US/docs/Web/JavaScript/Reference/Operators/Conditional_Operator"><text:span text:style-name="T634_10">mozilla</text:span></text:a></text:span><text:span text:style-name="T634_11"><text:a xlink:type="simple" xlink:href="https://developer.mozilla.org/en-US/docs/Web/JavaScript/Reference/Operators/Conditional_Operator"><text:span text:style-name="T634_12">.</text:span></text:a></text:span><text:span text:style-name="T634_13"><text:a xlink:type="simple" xlink:href="https://developer.mozilla.org/en-US/docs/Web/JavaScript/Reference/Operators/Conditional_Operator"><text:span text:style-name="T634_14">org</text:span></text:a></text:span><text:span text:style-name="T634_15"><text:a xlink:type="simple" xlink:href="https://developer.mozilla.org/en-US/docs/Web/JavaScript/Reference/Operators/Conditional_Operator"><text:span text:style-name="T634_16">/</text:span></text:a></text:span><text:span text:style-name="T634_17"><text:a xlink:type="simple" xlink:href="https://developer.mozilla.org/en-US/docs/Web/JavaScript/Reference/Operators/Conditional_Operator"><text:span text:style-name="T634_18">en</text:span></text:a></text:span><text:span text:style-name="T634_19"><text:a xlink:type="simple" xlink:href="https://developer.mozilla.org/en-US/docs/Web/JavaScript/Reference/Operators/Conditional_Operator"><text:span text:style-name="T634_20">-</text:span></text:a></text:span><text:span text:style-name="T634_21"><text:a xlink:type="simple" xlink:href="https://developer.mozilla.org/en-US/docs/Web/JavaScript/Reference/Operators/Conditional_Operator"><text:span text:style-name="T634_22">US</text:span></text:a></text:span><text:span text:style-name="T634_23"><text:a xlink:type="simple" xlink:href="https://developer.mozilla.org/en-US/docs/Web/JavaScript/Reference/Operators/Conditional_Operator"><text:span text:style-name="T634_24">/</text:span></text:a></text:span><text:span text:style-name="T634_25"><text:a xlink:type="simple" xlink:href="https://developer.mozilla.org/en-US/docs/Web/JavaScript/Reference/Operators/Conditional_Operator"><text:span text:style-name="T634_26">docs</text:span></text:a></text:span><text:span text:style-name="T634_27"><text:a xlink:type="simple" xlink:href="https://developer.mozilla.org/en-US/docs/Web/JavaScript/Reference/Operators/Conditional_Operator"><text:span text:style-name="T634_28">/</text:span></text:a></text:span><text:span text:style-name="T634_29"><text:a xlink:type="simple" xlink:href="https://developer.mozilla.org/en-US/docs/Web/JavaScript/Reference/Operators/Conditional_Operator"><text:span text:style-name="T634_30">Web</text:span></text:a></text:span><text:span text:style-name="T634_31"><text:a xlink:type="simple" xlink:href="https://developer.mozilla.org/en-US/docs/Web/JavaScript/Reference/Operators/Conditional_Operator"><text:span text:style-name="T634_32">/</text:span></text:a></text:span><text:span text:style-name="T634_33"><text:a xlink:type="simple" xlink:href="https://developer.mozilla.org/en-US/docs/Web/JavaScript/Reference/Operators/Conditional_Operator"><text:span text:style-name="T634_34">JavaScript</text:span></text:a></text:span><text:span text:style-name="T634_35"><text:a xlink:type="simple" xlink:href="https://developer.mozilla.org/en-US/docs/Web/JavaScript/Reference/Operators/Conditional_Operator"><text:span text:style-name="T634_36">/</text:span></text:a></text:span><text:span text:style-name="T634_37"><text:a xlink:type="simple" xlink:href="https://developer.mozilla.org/en-US/docs/Web/JavaScript/Reference/Operators/Conditional_Operator"><text:span text:style-name="T634_38">Reference</text:span></text:a></text:span><text:span text:style-name="T634_39"><text:a xlink:type="simple" xlink:href="https://developer.mozilla.org/en-US/docs/Web/JavaScript/Reference/Operators/Conditional_Operator"><text:span text:style-name="T634_40">/</text:span></text:a></text:span><text:span text:style-name="T634_41"><text:a xlink:type="simple" xlink:href="https://developer.mozilla.org/en-US/docs/Web/JavaScript/Reference/Operators/Conditional_Operator"><text:span text:style-name="T634_42">Operators</text:span></text:a></text:span><text:span text:style-name="T634_43"><text:a xlink:type="simple" xlink:href="https://developer.mozilla.org/en-US/docs/Web/JavaScript/Reference/Operators/Conditional_Operator"><text:span text:style-name="T634_44">/</text:span></text:a></text:span><text:span text:style-name="T634_45"><text:a xlink:type="simple" xlink:href="https://developer.mozilla.org/en-US/docs/Web/JavaScript/Reference/Operators/Conditional_Operator"><text:span text:style-name="T634_46">Conditional</text:span></text:a></text:span><text:span text:style-name="T634_47"><text:a xlink:type="simple" xlink:href="https://developer.mozilla.org/en-US/docs/Web/JavaScript/Reference/Operators/Conditional_Operator"><text:span text:style-name="T634_48">_</text:span></text:a></text:span><text:span text:style-name="T634_49"><text:a xlink:type="simple" xlink:href="https://developer.mozilla.org/en-US/docs/Web/JavaScript/Reference/Operators/Conditional_Operator"><text:span text:style-name="T634_50">Operator</text:span></text:a></text:span></text:p>
      <text:p text:style-name="P635"/>
      <text:p text:style-name="P636"><text:span text:style-name="T636_1">31.</text:span><text:span text:style-name="T636_2"><text:s/></text:span><text:span text:style-name="T636_3">What</text:span><text:span text:style-name="T636_4"><text:s/></text:span><text:span text:style-name="T636_5">is</text:span><text:span text:style-name="T636_6"><text:s/>“</text:span><text:span text:style-name="T636_7">use</text:span><text:span text:style-name="T636_8"><text:s/></text:span><text:span text:style-name="T636_9">strict</text:span><text:span text:style-name="T636_10">”?<text:s/></text:span><text:span text:style-name="T636_11">Advantages</text:span><text:span text:style-name="T636_12"><text:s/></text:span><text:span text:style-name="T636_13">vs</text:span><text:span text:style-name="T636_14"><text:s/></text:span><text:span text:style-name="T636_15">disadvantages</text:span><text:span text:style-name="T636_16"><text:s/></text:span><text:span text:style-name="T636_17"><text:tab/></text:span></text:p>
      <text:p text:style-name="P637"><text:span text:style-name="T637_1">ECMAScript</text:span><text:span text:style-name="T637_2">5<text:s/></text:span><text:span text:style-name="T637_3">strict</text:span><text:span text:style-name="T637_4"><text:s/></text:span><text:span text:style-name="T637_5">mode</text:span><text:span text:style-name="T637_6"><text:s/></text:span><text:span text:style-name="T637_7">is</text:span><text:span text:style-name="T637_8"><text:s/></text:span><text:span text:style-name="T637_9">a</text:span><text:span text:style-name="T637_10"><text:s/></text:span><text:span text:style-name="T637_11">way</text:span><text:span text:style-name="T637_12"><text:s/></text:span><text:span text:style-name="T637_13">to</text:span><text:span text:style-name="T637_14"><text:s/></text:span><text:span text:style-name="T637_15">use</text:span><text:span text:style-name="T637_16"><text:s/></text:span><text:span text:style-name="T637_17">more</text:span><text:span text:style-name="T637_18"><text:s/></text:span><text:span text:style-name="T637_19">restricted</text:span><text:span text:style-name="T637_20"><text:s/></text:span><text:span text:style-name="T637_21">variant</text:span><text:span text:style-name="T637_22"><text:s/></text:span><text:span text:style-name="T637_23">of</text:span><text:span text:style-name="T637_24"><text:s/></text:span><text:span text:style-name="T637_25">JS</text:span><text:span text:style-name="T637_26">.<text:s/></text:span><text:span text:style-name="T637_27">It</text:span><text:span text:style-name="T637_28"><text:s/></text:span><text:span text:style-name="T637_29">has</text:span><text:span text:style-name="T637_30"><text:s/></text:span><text:span text:style-name="T637_31">a</text:span><text:span text:style-name="T637_32"><text:s/></text:span><text:span text:style-name="T637_33">different</text:span><text:span text:style-name="T637_34"><text:s/></text:span><text:span text:style-name="T637_35">semantics</text:span><text:span text:style-name="T637_36"><text:s/></text:span><text:span text:style-name="T637_37">from</text:span><text:span text:style-name="T637_38"><text:s/></text:span><text:span text:style-name="T637_39">normal</text:span><text:span text:style-name="T637_40"><text:s/></text:span><text:span text:style-name="T637_41">code</text:span><text:span text:style-name="T637_42">;<text:s/></text:span><text:span text:style-name="T637_43">it</text:span><text:span text:style-name="T637_44"><text:s/></text:span><text:span text:style-name="T637_45">makes</text:span><text:span text:style-name="T637_46"><text:s/></text:span><text:span text:style-name="T637_47">several</text:span><text:span text:style-name="T637_48"><text:s/></text:span><text:span text:style-name="T637_49">changes</text:span><text:span text:style-name="T637_50">,<text:s/></text:span><text:span text:style-name="T637_51">such</text:span><text:span text:style-name="T637_52"><text:s/></text:span><text:span text:style-name="T637_53">as</text:span><text:span text:style-name="T637_54">:</text:span></text:p>
      <text:list text:style-name="LS4" xml:id="list8">
        <text:list-item>
          <text:p text:style-name="P638"><text:span text:style-name="T638_1">eliminating</text:span><text:span text:style-name="T638_2"><text:s/></text:span><text:span text:style-name="T638_3">some</text:span><text:span text:style-name="T638_4"><text:s/></text:span><text:span text:style-name="T638_5">JS</text:span><text:span text:style-name="T638_6"><text:s/></text:span><text:span text:style-name="T638_7">silent</text:span><text:span text:style-name="T638_8"><text:s/></text:span><text:span text:style-name="T638_9">errors</text:span><text:span text:style-name="T638_10"><text:s/></text:span><text:span text:style-name="T638_11">by</text:span><text:span text:style-name="T638_12"><text:s/></text:span><text:span text:style-name="T638_13">changing</text:span><text:span text:style-name="T638_14"><text:s/></text:span><text:span text:style-name="T638_15">them</text:span><text:span text:style-name="T638_16"><text:s/></text:span><text:span text:style-name="T638_17">to</text:span><text:span text:style-name="T638_18"><text:s/></text:span><text:span text:style-name="T638_19">throw</text:span><text:span text:style-name="T638_20"><text:s/></text:span><text:span text:style-name="T638_21">errors</text:span><text:span text:style-name="T638_22"><text:s/>(</text:span><text:span text:style-name="T638_23">such</text:span><text:span text:style-name="T638_24"><text:s/></text:span><text:span text:style-name="T638_25">as</text:span><text:span text:style-name="T638_26"><text:s/>“</text:span><text:span text:style-name="T638_27">bad</text:span><text:span text:style-name="T638_28"><text:s/></text:span><text:span text:style-name="T638_29">syntax</text:span><text:span text:style-name="T638_30">”<text:s/></text:span><text:span text:style-name="T638_31">that</text:span><text:span text:style-name="T638_32"><text:s/></text:span><text:span text:style-name="T638_33">has</text:span><text:span text:style-name="T638_34"><text:s/></text:span><text:span text:style-name="T638_35">been</text:span><text:span text:style-name="T638_36"><text:s/></text:span><text:span text:style-name="T638_37">previously</text:span><text:span text:style-name="T638_38"><text:s/></text:span><text:span text:style-name="T638_39">accepted</text:span><text:span text:style-name="T638_40">)</text:span></text:p>
        </text:list-item>
        <text:list-item>
          <text:p text:style-name="P639"><text:span text:style-name="T639_1">fixes</text:span><text:span text:style-name="T639_2"><text:s/></text:span><text:span text:style-name="T639_3">mistakes</text:span><text:span text:style-name="T639_4"><text:s/></text:span><text:span text:style-name="T639_5">that</text:span><text:span text:style-name="T639_6"><text:s/></text:span><text:span text:style-name="T639_7">makes</text:span><text:span text:style-name="T639_8"><text:s/></text:span><text:span text:style-name="T639_9">it</text:span><text:span text:style-name="T639_10"><text:s/></text:span><text:span text:style-name="T639_11">difficult</text:span><text:span text:style-name="T639_12"><text:s/></text:span><text:span text:style-name="T639_13">for</text:span><text:span text:style-name="T639_14"><text:s/></text:span><text:span text:style-name="T639_15">JS</text:span><text:span text:style-name="T639_16"><text:s/></text:span><text:span text:style-name="T639_17">engines</text:span><text:span text:style-name="T639_18"><text:s/></text:span><text:span text:style-name="T639_19">to</text:span><text:span text:style-name="T639_20"><text:s/></text:span><text:span text:style-name="T639_21">perform</text:span><text:span text:style-name="T639_22"><text:s/></text:span><text:span text:style-name="T639_23">optimizations</text:span><text:span text:style-name="T639_24"><text:s/>(</text:span><text:span text:style-name="T639_25">hence</text:span><text:span text:style-name="T639_26"><text:s/></text:span><text:span text:style-name="T639_27">can</text:span><text:span text:style-name="T639_28"><text:s/></text:span><text:span text:style-name="T639_29">make</text:span><text:span text:style-name="T639_30"><text:s/></text:span><text:span text:style-name="T639_31">code</text:span><text:span text:style-name="T639_32"><text:s/></text:span><text:span text:style-name="T639_33">run</text:span><text:span text:style-name="T639_34"><text:s/></text:span><text:span text:style-name="T639_35">faster</text:span><text:span text:style-name="T639_36">)</text:span></text:p>
        </text:list-item>
        <text:list-item>
          <text:p text:style-name="P640"><text:span text:style-name="T640_1">it</text:span><text:span text:style-name="T640_2"><text:s/></text:span><text:span text:style-name="T640_3">makes</text:span><text:span text:style-name="T640_4"><text:s/></text:span><text:span text:style-name="T640_5">it</text:span><text:span text:style-name="T640_6"><text:s/></text:span><text:span text:style-name="T640_7">easier</text:span><text:span text:style-name="T640_8"><text:s/></text:span><text:span text:style-name="T640_9">to</text:span><text:span text:style-name="T640_10"><text:s/></text:span><text:span text:style-name="T640_11">write</text:span><text:span text:style-name="T640_12"><text:s/>“</text:span><text:span text:style-name="T640_13">secure</text:span><text:span text:style-name="T640_14">”<text:s/></text:span><text:span text:style-name="T640_15">JS</text:span></text:p>
        </text:list-item>
      </text:list>
      <text:p text:style-name="P641"><text:span text:style-name="T641_1">To</text:span><text:span text:style-name="T641_2"><text:s/></text:span><text:span text:style-name="T641_3">invoke</text:span><text:span text:style-name="T641_4"><text:s/></text:span><text:span text:style-name="T641_5">the</text:span><text:span text:style-name="T641_6"><text:s/>“</text:span><text:span text:style-name="T641_7">strict</text:span><text:span text:style-name="T641_8"><text:s/></text:span><text:span text:style-name="T641_9">mode</text:span><text:span text:style-name="T641_10">”<text:s/></text:span><text:span text:style-name="T641_11">for</text:span><text:span text:style-name="T641_12"><text:s/></text:span><text:span text:style-name="T641_13">an</text:span><text:span text:style-name="T641_14"><text:s/></text:span><text:span text:style-name="T641_15">entire</text:span><text:span text:style-name="T641_16"><text:s/></text:span><text:span text:style-name="T641_17">script</text:span><text:span text:style-name="T641_18">,<text:s/></text:span><text:span text:style-name="T641_19">put</text:span><text:span text:style-name="T641_20"><text:s/></text:span><text:span text:style-name="T641_21">the</text:span><text:span text:style-name="T641_22"><text:s/></text:span><text:span text:style-name="T641_23">statement</text:span><text:span text:style-name="T641_24"><text:s/>“</text:span><text:span text:style-name="T641_25">use</text:span><text:span text:style-name="T641_26"><text:s/></text:span><text:span text:style-name="T641_27">strict</text:span><text:span text:style-name="T641_28">”<text:s/></text:span><text:span text:style-name="T641_29">before</text:span><text:span text:style-name="T641_30"><text:s/></text:span><text:span text:style-name="T641_31">any</text:span><text:span text:style-name="T641_32"><text:s/></text:span><text:span text:style-name="T641_33">other</text:span><text:span text:style-name="T641_34"><text:s/></text:span><text:span text:style-name="T641_35">statements</text:span><text:span text:style-name="T641_36">.<text:s/></text:span><text:span text:style-name="T641_37">To</text:span><text:span text:style-name="T641_38"><text:s/></text:span><text:span text:style-name="T641_39">invoke</text:span><text:span text:style-name="T641_40"><text:s/></text:span><text:span text:style-name="T641_41">it</text:span><text:span text:style-name="T641_42"><text:s/></text:span><text:span text:style-name="T641_43">for</text:span><text:span text:style-name="T641_44"><text:s/></text:span><text:span text:style-name="T641_45">a</text:span><text:span text:style-name="T641_46"><text:s/></text:span><text:span text:style-name="T641_47">function</text:span><text:span text:style-name="T641_48">,<text:s/></text:span><text:span text:style-name="T641_49">put</text:span><text:span text:style-name="T641_50"><text:s/></text:span><text:span text:style-name="T641_51">that</text:span><text:span text:style-name="T641_52"><text:s/></text:span><text:span text:style-name="T641_53">statement</text:span><text:span text:style-name="T641_54"><text:s/></text:span><text:span text:style-name="T641_55">in</text:span><text:span text:style-name="T641_56"><text:s/></text:span><text:span text:style-name="T641_57">the</text:span><text:span text:style-name="T641_58"><text:s/></text:span><text:span text:style-name="T641_59">function</text:span><text:span text:style-name="T641_60">’</text:span><text:span text:style-name="T641_61">s</text:span><text:span text:style-name="T641_62"><text:s/></text:span><text:span text:style-name="T641_63">body</text:span><text:span text:style-name="T641_64"><text:s/></text:span><text:span text:style-name="T641_65">before</text:span><text:span text:style-name="T641_66"><text:s/></text:span><text:span text:style-name="T641_67">any</text:span><text:span text:style-name="T641_68"><text:s/></text:span><text:span text:style-name="T641_69">other</text:span><text:span text:style-name="T641_70"><text:s/></text:span><text:span text:style-name="T641_71">statements</text:span><text:span text:style-name="T641_72">.<text:s/></text:span></text:p>
      <text:p text:style-name="P642"/>
      <text:p text:style-name="P643"><text:span text:style-name="T643_1">Example</text:span><text:span text:style-name="T643_2">:</text:span></text:p>
      <text:p text:style-name="P644"><text:span text:style-name="T644_1">“</text:span><text:span text:style-name="T644_2">use</text:span><text:span text:style-name="T644_3"><text:s/></text:span><text:span text:style-name="T644_4">strict</text:span><text:span text:style-name="T644_5">”</text:span></text:p>
      <text:p text:style-name="P645"><text:span text:style-name="T645_1">x</text:span><text:span text:style-name="T645_2"><text:s/>=<text:s/>5;<text:tab/>//<text:s/></text:span><text:span text:style-name="T645_3">will</text:span><text:span text:style-name="T645_4"><text:s/></text:span><text:span text:style-name="T645_5">cause</text:span><text:span text:style-name="T645_6"><text:s/></text:span><text:span text:style-name="T645_7">an</text:span><text:span text:style-name="T645_8"><text:s/></text:span><text:span text:style-name="T645_9">error</text:span><text:span text:style-name="T645_10"><text:s/></text:span><text:span text:style-name="T645_11">if</text:span><text:span text:style-name="T645_12"><text:s/></text:span><text:span text:style-name="T645_13">x</text:span><text:span text:style-name="T645_14"><text:s/></text:span><text:span text:style-name="T645_15">is</text:span><text:span text:style-name="T645_16"><text:s/></text:span><text:span text:style-name="T645_17">not</text:span><text:span text:style-name="T645_18"><text:s/></text:span><text:span text:style-name="T645_19">previously</text:span><text:span text:style-name="T645_20"><text:s/></text:span><text:span text:style-name="T645_21">declared</text:span></text:p>
      <text:p text:style-name="P646"/>
      <text:p text:style-name="P647"><text:span text:style-name="T647_1"><text:a xlink:type="simple" xlink:href="https://developer.mozilla.org/en-US/docs/Web/JavaScript/Reference/Strict_mode"><text:span text:style-name="T647_2">https</text:span></text:a></text:span><text:span text:style-name="T647_3"><text:a xlink:type="simple" xlink:href="https://developer.mozilla.org/en-US/docs/Web/JavaScript/Reference/Strict_mode"><text:span text:style-name="T647_4">://</text:span></text:a></text:span><text:span text:style-name="T647_5"><text:a xlink:type="simple" xlink:href="https://developer.mozilla.org/en-US/docs/Web/JavaScript/Reference/Strict_mode"><text:span text:style-name="T647_6">developer</text:span></text:a></text:span><text:span text:style-name="T647_7"><text:a xlink:type="simple" xlink:href="https://developer.mozilla.org/en-US/docs/Web/JavaScript/Reference/Strict_mode"><text:span text:style-name="T647_8">.</text:span></text:a></text:span><text:span text:style-name="T647_9"><text:a xlink:type="simple" xlink:href="https://developer.mozilla.org/en-US/docs/Web/JavaScript/Reference/Strict_mode"><text:span text:style-name="T647_10">mozilla</text:span></text:a></text:span><text:span text:style-name="T647_11"><text:a xlink:type="simple" xlink:href="https://developer.mozilla.org/en-US/docs/Web/JavaScript/Reference/Strict_mode"><text:span text:style-name="T647_12">.</text:span></text:a></text:span><text:span text:style-name="T647_13"><text:a xlink:type="simple" xlink:href="https://developer.mozilla.org/en-US/docs/Web/JavaScript/Reference/Strict_mode"><text:span text:style-name="T647_14">org</text:span></text:a></text:span><text:span text:style-name="T647_15"><text:a xlink:type="simple" xlink:href="https://developer.mozilla.org/en-US/docs/Web/JavaScript/Reference/Strict_mode"><text:span text:style-name="T647_16">/</text:span></text:a></text:span><text:span text:style-name="T647_17"><text:a xlink:type="simple" xlink:href="https://developer.mozilla.org/en-US/docs/Web/JavaScript/Reference/Strict_mode"><text:span text:style-name="T647_18">en</text:span></text:a></text:span><text:span text:style-name="T647_19"><text:a xlink:type="simple" xlink:href="https://developer.mozilla.org/en-US/docs/Web/JavaScript/Reference/Strict_mode"><text:span text:style-name="T647_20">-</text:span></text:a></text:span><text:span text:style-name="T647_21"><text:a xlink:type="simple" xlink:href="https://developer.mozilla.org/en-US/docs/Web/JavaScript/Reference/Strict_mode"><text:span text:style-name="T647_22">US</text:span></text:a></text:span><text:span text:style-name="T647_23"><text:a xlink:type="simple" xlink:href="https://developer.mozilla.org/en-US/docs/Web/JavaScript/Reference/Strict_mode"><text:span text:style-name="T647_24">/</text:span></text:a></text:span><text:span text:style-name="T647_25"><text:a xlink:type="simple" xlink:href="https://developer.mozilla.org/en-US/docs/Web/JavaScript/Reference/Strict_mode"><text:span text:style-name="T647_26">docs</text:span></text:a></text:span><text:span text:style-name="T647_27"><text:a xlink:type="simple" xlink:href="https://developer.mozilla.org/en-US/docs/Web/JavaScript/Reference/Strict_mode"><text:span text:style-name="T647_28">/</text:span></text:a></text:span><text:span text:style-name="T647_29"><text:a xlink:type="simple" xlink:href="https://developer.mozilla.org/en-US/docs/Web/JavaScript/Reference/Strict_mode"><text:span text:style-name="T647_30">Web</text:span></text:a></text:span><text:span text:style-name="T647_31"><text:a xlink:type="simple" xlink:href="https://developer.mozilla.org/en-US/docs/Web/JavaScript/Reference/Strict_mode"><text:span text:style-name="T647_32">/</text:span></text:a></text:span><text:span text:style-name="T647_33"><text:a xlink:type="simple" xlink:href="https://developer.mozilla.org/en-US/docs/Web/JavaScript/Reference/Strict_mode"><text:span text:style-name="T647_34">JavaScript</text:span></text:a></text:span><text:span text:style-name="T647_35"><text:a xlink:type="simple" xlink:href="https://developer.mozilla.org/en-US/docs/Web/JavaScript/Reference/Strict_mode"><text:span text:style-name="T647_36">/</text:span></text:a></text:span><text:span text:style-name="T647_37"><text:a xlink:type="simple" xlink:href="https://developer.mozilla.org/en-US/docs/Web/JavaScript/Reference/Strict_mode"><text:span text:style-name="T647_38">Reference</text:span></text:a></text:span><text:span text:style-name="T647_39"><text:a xlink:type="simple" xlink:href="https://developer.mozilla.org/en-US/docs/Web/JavaScript/Reference/Strict_mode"><text:span text:style-name="T647_40">/</text:span></text:a></text:span><text:span text:style-name="T647_41"><text:a xlink:type="simple" xlink:href="https://developer.mozilla.org/en-US/docs/Web/JavaScript/Reference/Strict_mode"><text:span text:style-name="T647_42">Strict</text:span></text:a></text:span><text:span text:style-name="T647_43"><text:a xlink:type="simple" xlink:href="https://developer.mozilla.org/en-US/docs/Web/JavaScript/Reference/Strict_mode"><text:span text:style-name="T647_44">_</text:span></text:a></text:span><text:span text:style-name="T647_45"><text:a xlink:type="simple" xlink:href="https://developer.mozilla.org/en-US/docs/Web/JavaScript/Reference/Strict_mode"><text:span text:style-name="T647_46">mode</text:span></text:a></text:span></text:p>
      <text:p text:style-name="P648"><text:span text:style-name="T648_1"><text:a xlink:type="simple" xlink:href="http://www.w3schools.com/js/js_strict.asp"><text:span text:style-name="T648_2">http</text:span></text:a></text:span><text:span text:style-name="T648_3"><text:a xlink:type="simple" xlink:href="http://www.w3schools.com/js/js_strict.asp"><text:span text:style-name="T648_4">://</text:span></text:a></text:span><text:span text:style-name="T648_5"><text:a xlink:type="simple" xlink:href="http://www.w3schools.com/js/js_strict.asp"><text:span text:style-name="T648_6">www</text:span></text:a></text:span><text:span text:style-name="T648_7"><text:a xlink:type="simple" xlink:href="http://www.w3schools.com/js/js_strict.asp"><text:span text:style-name="T648_8">.</text:span></text:a></text:span><text:span text:style-name="T648_9"><text:a xlink:type="simple" xlink:href="http://www.w3schools.com/js/js_strict.asp"><text:span text:style-name="T648_10">w</text:span></text:a></text:span><text:span text:style-name="T648_11"><text:a xlink:type="simple" xlink:href="http://www.w3schools.com/js/js_strict.asp"><text:span text:style-name="T648_12">3</text:span></text:a></text:span><text:span text:style-name="T648_13"><text:a xlink:type="simple" xlink:href="http://www.w3schools.com/js/js_strict.asp"><text:span text:style-name="T648_14">schools</text:span></text:a></text:span><text:span text:style-name="T648_15"><text:a xlink:type="simple" xlink:href="http://www.w3schools.com/js/js_strict.asp"><text:span text:style-name="T648_16">.</text:span></text:a></text:span><text:span text:style-name="T648_17"><text:a xlink:type="simple" xlink:href="http://www.w3schools.com/js/js_strict.asp"><text:span text:style-name="T648_18">com</text:span></text:a></text:span><text:span text:style-name="T648_19"><text:a xlink:type="simple" xlink:href="http://www.w3schools.com/js/js_strict.asp"><text:span text:style-name="T648_20">/</text:span></text:a></text:span><text:span text:style-name="T648_21"><text:a xlink:type="simple" xlink:href="http://www.w3schools.com/js/js_strict.asp"><text:span text:style-name="T648_22">js</text:span></text:a></text:span><text:span text:style-name="T648_23"><text:a xlink:type="simple" xlink:href="http://www.w3schools.com/js/js_strict.asp"><text:span text:style-name="T648_24">/</text:span></text:a></text:span><text:span text:style-name="T648_25"><text:a xlink:type="simple" xlink:href="http://www.w3schools.com/js/js_strict.asp"><text:span text:style-name="T648_26">js</text:span></text:a></text:span><text:span text:style-name="T648_27"><text:a xlink:type="simple" xlink:href="http://www.w3schools.com/js/js_strict.asp"><text:span text:style-name="T648_28">_</text:span></text:a></text:span><text:span text:style-name="T648_29"><text:a xlink:type="simple" xlink:href="http://www.w3schools.com/js/js_strict.asp"><text:span text:style-name="T648_30">strict</text:span></text:a></text:span><text:span text:style-name="T648_31"><text:a xlink:type="simple" xlink:href="http://www.w3schools.com/js/js_strict.asp"><text:span text:style-name="T648_32">.</text:span></text:a></text:span><text:span text:style-name="T648_33"><text:a xlink:type="simple" xlink:href="http://www.w3schools.com/js/js_strict.asp"><text:span text:style-name="T648_34">asp</text:span></text:a></text:span></text:p>
      <text:p text:style-name="P649"><text:span text:style-name="T649_1"><text:tab/></text:span></text:p>
      <text:p text:style-name="P650"><text:span text:style-name="T650_1">32.</text:span><text:span text:style-name="T650_2"><text:s/></text:span><text:span text:style-name="T650_3">Explain</text:span><text:span text:style-name="T650_4"><text:s/></text:span><text:span text:style-name="T650_5">Web</text:span><text:span text:style-name="T650_6"><text:s/></text:span><text:span text:style-name="T650_7">cache</text:span><text:span text:style-name="T650_8"><text:s/></text:span><text:span text:style-name="T650_9">and</text:span><text:span text:style-name="T650_10"><text:s/></text:span><text:span text:style-name="T650_11">what</text:span><text:span text:style-name="T650_12"><text:s/></text:span><text:span text:style-name="T650_13">is</text:span><text:span text:style-name="T650_14"><text:s/></text:span><text:span text:style-name="T650_15">it</text:span><text:span text:style-name="T650_16"><text:s/></text:span><text:span text:style-name="T650_17">used</text:span><text:span text:style-name="T650_18"><text:s/></text:span><text:span text:style-name="T650_19">for</text:span><text:span text:style-name="T650_20">?</text:span></text:p>
      <text:p text:style-name="P651"><text:span text:style-name="T651_1">Web</text:span><text:span text:style-name="T651_2"><text:s/></text:span><text:span text:style-name="T651_3">cache</text:span><text:span text:style-name="T651_4"><text:s/></text:span><text:span text:style-name="T651_5">saves</text:span><text:span text:style-name="T651_6"><text:s/></text:span><text:span text:style-name="T651_7">copies</text:span><text:span text:style-name="T651_8"><text:s/></text:span><text:span text:style-name="T651_9">of</text:span><text:span text:style-name="T651_10"><text:s/></text:span><text:span text:style-name="T651_11">responses</text:span><text:span text:style-name="T651_12"><text:s/></text:span><text:span text:style-name="T651_13">like</text:span><text:span text:style-name="T651_14"><text:s/></text:span><text:span text:style-name="T651_15">HTML</text:span><text:span text:style-name="T651_16"><text:s/></text:span><text:span text:style-name="T651_17">pages</text:span><text:span text:style-name="T651_18">,<text:s/></text:span><text:span text:style-name="T651_19">images</text:span><text:span text:style-name="T651_20"><text:s/></text:span><text:span text:style-name="T651_21">and</text:span><text:span text:style-name="T651_22"><text:s/></text:span><text:span text:style-name="T651_23">files</text:span><text:span text:style-name="T651_24"><text:s/></text:span><text:span text:style-name="T651_25">between</text:span><text:span text:style-name="T651_26"><text:s/></text:span><text:span text:style-name="T651_27">two</text:span><text:span text:style-name="T651_28"><text:s/></text:span><text:span text:style-name="T651_29">web</text:span><text:span text:style-name="T651_30"><text:s/></text:span><text:span text:style-name="T651_31">servers</text:span><text:span text:style-name="T651_32">/</text:span><text:span text:style-name="T651_33">clients</text:span><text:span text:style-name="T651_34">.<text:s/></text:span><text:span text:style-name="T651_35">If</text:span><text:span text:style-name="T651_36"><text:s/></text:span><text:span text:style-name="T651_37">there</text:span><text:span text:style-name="T651_38"><text:s/></text:span><text:span text:style-name="T651_39">is</text:span><text:span text:style-name="T651_40"><text:s/></text:span><text:span text:style-name="T651_41">another</text:span><text:span text:style-name="T651_42"><text:s/></text:span><text:span text:style-name="T651_43">request</text:span><text:span text:style-name="T651_44"><text:s/></text:span><text:span text:style-name="T651_45">for</text:span><text:span text:style-name="T651_46"><text:s/></text:span><text:span text:style-name="T651_47">the</text:span><text:span text:style-name="T651_48"><text:s/></text:span><text:span text:style-name="T651_49">same</text:span><text:span text:style-name="T651_50"><text:s/></text:span><text:span text:style-name="T651_51">thing</text:span><text:span text:style-name="T651_52">,<text:s/></text:span><text:span text:style-name="T651_53">it</text:span><text:span text:style-name="T651_54"><text:s/></text:span><text:span text:style-name="T651_55">can</text:span><text:span text:style-name="T651_56"><text:s/></text:span><text:span text:style-name="T651_57">use</text:span><text:span text:style-name="T651_58"><text:s/></text:span><text:span text:style-name="T651_59">the</text:span><text:span text:style-name="T651_60"><text:s/></text:span><text:span text:style-name="T651_61">cached</text:span><text:span text:style-name="T651_62"><text:s/></text:span><text:span text:style-name="T651_63">content</text:span><text:span text:style-name="T651_64"><text:s/></text:span><text:span text:style-name="T651_65">instead</text:span><text:span text:style-name="T651_66"><text:s/></text:span><text:span text:style-name="T651_67">of</text:span><text:span text:style-name="T651_68"><text:s/></text:span><text:span text:style-name="T651_69">asking</text:span><text:span text:style-name="T651_70"><text:s/></text:span><text:span text:style-name="T651_71">the</text:span><text:span text:style-name="T651_72"><text:s/></text:span><text:span text:style-name="T651_73">origin</text:span><text:span text:style-name="T651_74"><text:s/></text:span><text:span text:style-name="T651_75">server</text:span><text:span text:style-name="T651_76"><text:s/></text:span><text:span text:style-name="T651_77">for</text:span><text:span text:style-name="T651_78"><text:s/></text:span><text:span text:style-name="T651_79">it</text:span><text:span text:style-name="T651_80"><text:s/></text:span><text:span text:style-name="T651_81">again</text:span><text:span text:style-name="T651_82">.<text:s/></text:span><text:span text:style-name="T651_83">The</text:span><text:span text:style-name="T651_84"><text:s/></text:span><text:span text:style-name="T651_85">reasons</text:span><text:span text:style-name="T651_86"><text:s/></text:span><text:span text:style-name="T651_87">for</text:span><text:span text:style-name="T651_88"><text:s/></text:span><text:span text:style-name="T651_89">that</text:span><text:span text:style-name="T651_90"><text:s/></text:span><text:span text:style-name="T651_91">are</text:span><text:span text:style-name="T651_92">:</text:span></text:p>
      <text:list text:style-name="LS5" xml:id="list11">
        <text:list-item>
          <text:p text:style-name="P652"><text:span text:style-name="T652_1">to</text:span><text:span text:style-name="T652_2"><text:s/></text:span><text:span text:style-name="T652_3">reduce</text:span><text:span text:style-name="T652_4"><text:s/></text:span><text:span text:style-name="T652_5">latency</text:span><text:span text:style-name="T652_6">:<text:s/></text:span><text:span text:style-name="T652_7">because</text:span><text:span text:style-name="T652_8"><text:s/></text:span><text:span text:style-name="T652_9">the</text:span><text:span text:style-name="T652_10"><text:s/></text:span><text:span text:style-name="T652_11">response</text:span><text:span text:style-name="T652_12"><text:s/></text:span><text:span text:style-name="T652_13">is</text:span><text:span text:style-name="T652_14"><text:s/></text:span><text:span text:style-name="T652_15">retrieved</text:span><text:span text:style-name="T652_16"><text:s/></text:span><text:span text:style-name="T652_17">from</text:span><text:span text:style-name="T652_18"><text:s/></text:span><text:span text:style-name="T652_19">the</text:span><text:span text:style-name="T652_20"><text:s/></text:span><text:span text:style-name="T652_21">cache</text:span><text:span text:style-name="T652_22">,<text:s/></text:span><text:span text:style-name="T652_23">instead</text:span><text:span text:style-name="T652_24"><text:s/></text:span><text:span text:style-name="T652_25">of</text:span><text:span text:style-name="T652_26"><text:s/></text:span><text:span text:style-name="T652_27">making</text:span><text:span text:style-name="T652_28"><text:s/></text:span><text:span text:style-name="T652_29">another</text:span><text:span text:style-name="T652_30"><text:s/></text:span><text:span text:style-name="T652_31">server</text:span><text:span text:style-name="T652_32"><text:s/></text:span><text:span text:style-name="T652_33">request</text:span><text:span text:style-name="T652_34"><text:s/></text:span><text:span text:style-name="T652_35">and</text:span><text:span text:style-name="T652_36"><text:s/></text:span><text:span text:style-name="T652_37">waiting</text:span></text:p>
        </text:list-item>
        <text:list-item>
          <text:p text:style-name="P653"><text:span text:style-name="T653_1">to</text:span><text:span text:style-name="T653_2"><text:s/></text:span><text:span text:style-name="T653_3">reduce</text:span><text:span text:style-name="T653_4"><text:s/></text:span><text:span text:style-name="T653_5">network</text:span><text:span text:style-name="T653_6"><text:s/></text:span><text:span text:style-name="T653_7">traffic</text:span><text:span text:style-name="T653_8">:<text:s/></text:span><text:span text:style-name="T653_9">it</text:span><text:span text:style-name="T653_10"><text:s/></text:span><text:span text:style-name="T653_11">reduces</text:span><text:span text:style-name="T653_12"><text:s/></text:span><text:span text:style-name="T653_13">the</text:span><text:span text:style-name="T653_14"><text:s/></text:span><text:span text:style-name="T653_15">amount</text:span><text:span text:style-name="T653_16"><text:s/></text:span><text:span text:style-name="T653_17">of</text:span><text:span text:style-name="T653_18"><text:s/></text:span><text:span text:style-name="T653_19">bandwidth</text:span><text:span text:style-name="T653_20"><text:s/></text:span><text:span text:style-name="T653_21">used</text:span><text:span text:style-name="T653_22"><text:s/></text:span></text:p>
        </text:list-item>
      </text:list>
      <text:p text:style-name="P654"/>
      <text:p text:style-name="P655"><text:span text:style-name="T655_1">There</text:span><text:span text:style-name="T655_2"><text:s/></text:span><text:span text:style-name="T655_3">are</text:span><text:span text:style-name="T655_4"><text:s/></text:span><text:span text:style-name="T655_5">a</text:span><text:span text:style-name="T655_6"><text:s/></text:span><text:span text:style-name="T655_7">couple</text:span><text:span text:style-name="T655_8"><text:s/></text:span><text:span text:style-name="T655_9">of</text:span><text:span text:style-name="T655_10"><text:s/></text:span><text:span text:style-name="T655_11">kinds</text:span><text:span text:style-name="T655_12"><text:s/></text:span><text:span text:style-name="T655_13">of</text:span><text:span text:style-name="T655_14"><text:s/></text:span><text:span text:style-name="T655_15">web</text:span><text:span text:style-name="T655_16"><text:s/></text:span><text:span text:style-name="T655_17">caches</text:span><text:span text:style-name="T655_18">:</text:span></text:p>
      <text:list text:style-name="LS6" xml:id="list13">
        <text:list-item>
          <text:p text:style-name="P656"><text:span text:style-name="T656_1">browser</text:span><text:span text:style-name="T656_2"><text:s/></text:span><text:span text:style-name="T656_3">caches</text:span><text:span text:style-name="T656_4">:<text:s/></text:span><text:span text:style-name="T656_5">web</text:span><text:span text:style-name="T656_6"><text:s/></text:span><text:span text:style-name="T656_7">browsers</text:span><text:span text:style-name="T656_8"><text:s/></text:span><text:span text:style-name="T656_9">have</text:span><text:span text:style-name="T656_10"><text:s/></text:span><text:span text:style-name="T656_11">a</text:span><text:span text:style-name="T656_12"><text:s/></text:span><text:span text:style-name="T656_13">cache</text:span><text:span text:style-name="T656_14"><text:s/></text:span><text:span text:style-name="T656_15">setting</text:span><text:span text:style-name="T656_16">.<text:s/></text:span><text:span text:style-name="T656_17">This</text:span><text:span text:style-name="T656_18"><text:s/></text:span><text:span text:style-name="T656_19">sets</text:span><text:span text:style-name="T656_20"><text:s/></text:span><text:span text:style-name="T656_21">aside</text:span><text:span text:style-name="T656_22"><text:s/></text:span><text:span text:style-name="T656_23">a</text:span><text:span text:style-name="T656_24"><text:s/></text:span><text:span text:style-name="T656_25">section</text:span><text:span text:style-name="T656_26"><text:s/></text:span><text:span text:style-name="T656_27">of</text:span><text:span text:style-name="T656_28"><text:s/></text:span><text:span text:style-name="T656_29">your</text:span><text:span text:style-name="T656_30"><text:s/></text:span><text:span text:style-name="T656_31">hard</text:span><text:span text:style-name="T656_32"><text:s/></text:span><text:span text:style-name="T656_33">disk</text:span><text:span text:style-name="T656_34"><text:s/></text:span><text:span text:style-name="T656_35">to</text:span><text:span text:style-name="T656_36"><text:s/></text:span><text:span text:style-name="T656_37">store</text:span><text:span text:style-name="T656_38"><text:s/></text:span><text:span text:style-name="T656_39">representations</text:span><text:span text:style-name="T656_40"><text:s/></text:span><text:span text:style-name="T656_41">that</text:span><text:span text:style-name="T656_42"><text:s/></text:span><text:span text:style-name="T656_43">you</text:span><text:span text:style-name="T656_44">’</text:span><text:span text:style-name="T656_45">ve</text:span><text:span text:style-name="T656_46"><text:s/></text:span><text:span text:style-name="T656_47">seen</text:span><text:span text:style-name="T656_48">.<text:s/></text:span><text:span text:style-name="T656_49">It</text:span><text:span text:style-name="T656_50"><text:s/></text:span><text:span text:style-name="T656_51">will</text:span><text:span text:style-name="T656_52"><text:s/></text:span><text:span text:style-name="T656_53">check</text:span><text:span text:style-name="T656_54"><text:s/></text:span><text:span text:style-name="T656_55">that</text:span><text:span text:style-name="T656_56"><text:s/></text:span><text:span text:style-name="T656_57">the</text:span><text:span text:style-name="T656_58"><text:s/></text:span><text:span text:style-name="T656_59">representations</text:span><text:span text:style-name="T656_60"><text:s/></text:span><text:span text:style-name="T656_61">are</text:span><text:span text:style-name="T656_62"><text:s/></text:span><text:span text:style-name="T656_63">fresh</text:span><text:span text:style-name="T656_64">,<text:s/></text:span><text:span text:style-name="T656_65">usually</text:span><text:span text:style-name="T656_66"><text:s/></text:span><text:span text:style-name="T656_67">once</text:span><text:span text:style-name="T656_68"><text:s/></text:span><text:span text:style-name="T656_69">a</text:span><text:span text:style-name="T656_70"><text:s/></text:span><text:span text:style-name="T656_71">session</text:span><text:span text:style-name="T656_72"><text:s/>(</text:span><text:span text:style-name="T656_73">current</text:span><text:span text:style-name="T656_74"><text:s/></text:span><text:span text:style-name="T656_75">browser</text:span><text:span text:style-name="T656_76"><text:s/></text:span><text:span text:style-name="T656_77">invocation</text:span><text:span text:style-name="T656_78">).<text:s/></text:span><text:span text:style-name="T656_79">This</text:span><text:span text:style-name="T656_80"><text:s/></text:span><text:span text:style-name="T656_81">is</text:span><text:span text:style-name="T656_82"><text:s/></text:span><text:span text:style-name="T656_83">particularly</text:span><text:span text:style-name="T656_84"><text:s/></text:span><text:span text:style-name="T656_85">useful</text:span><text:span text:style-name="T656_86"><text:s/></text:span><text:span text:style-name="T656_87">when</text:span><text:span text:style-name="T656_88"><text:s/></text:span><text:span text:style-name="T656_89">the</text:span><text:span text:style-name="T656_90"><text:s/></text:span><text:span text:style-name="T656_91">user</text:span><text:span text:style-name="T656_92"><text:s/></text:span><text:span text:style-name="T656_93">hits</text:span><text:span text:style-name="T656_94"><text:s/></text:span><text:span text:style-name="T656_95">a</text:span><text:span text:style-name="T656_96"><text:s/>‘</text:span><text:span text:style-name="T656_97">back</text:span><text:span text:style-name="T656_98">’<text:s/></text:span><text:span text:style-name="T656_99">button</text:span><text:span text:style-name="T656_100">.<text:s/></text:span></text:p>
        </text:list-item>
        <text:list-item>
          <text:p text:style-name="P657"><text:span text:style-name="T657_1">proxy</text:span><text:span text:style-name="T657_2"><text:s/></text:span><text:span text:style-name="T657_3">caches</text:span><text:span text:style-name="T657_4">:<text:s/></text:span><text:span text:style-name="T657_5">they</text:span><text:span text:style-name="T657_6"><text:s/></text:span><text:span text:style-name="T657_7">work</text:span><text:span text:style-name="T657_8"><text:s/></text:span><text:span text:style-name="T657_9">on</text:span><text:span text:style-name="T657_10"><text:s/></text:span><text:span text:style-name="T657_11">the</text:span><text:span text:style-name="T657_12"><text:s/></text:span><text:span text:style-name="T657_13">same</text:span><text:span text:style-name="T657_14"><text:s/></text:span><text:span text:style-name="T657_15">principle</text:span><text:span text:style-name="T657_16">,<text:s/></text:span><text:span text:style-name="T657_17">but</text:span><text:span text:style-name="T657_18"><text:s/></text:span><text:span text:style-name="T657_19">on</text:span><text:span text:style-name="T657_20"><text:s/></text:span><text:span text:style-name="T657_21">a</text:span><text:span text:style-name="T657_22"><text:s/></text:span><text:span text:style-name="T657_23">much</text:span><text:span text:style-name="T657_24"><text:s/></text:span><text:span text:style-name="T657_25">larger</text:span><text:span text:style-name="T657_26"><text:s/></text:span><text:span text:style-name="T657_27">scale</text:span><text:span text:style-name="T657_28">.<text:s/></text:span><text:span text:style-name="T657_29">They</text:span><text:span text:style-name="T657_30"><text:s/></text:span><text:span text:style-name="T657_31">are</text:span><text:span text:style-name="T657_32"><text:s/></text:span><text:span text:style-name="T657_33">usually</text:span><text:span text:style-name="T657_34"><text:s/></text:span><text:span text:style-name="T657_35">deployed</text:span><text:span text:style-name="T657_36"><text:s/></text:span><text:span text:style-name="T657_37">by</text:span><text:span text:style-name="T657_38"><text:s/></text:span><text:span text:style-name="T657_39">network</text:span><text:span text:style-name="T657_40"><text:s/></text:span><text:span text:style-name="T657_41">administrators</text:span><text:span text:style-name="T657_42"><text:s/></text:span><text:span text:style-name="T657_43">to</text:span><text:span text:style-name="T657_44"><text:s/></text:span><text:span text:style-name="T657_45">save</text:span><text:span text:style-name="T657_46"><text:s/></text:span><text:span text:style-name="T657_47">bandwidth</text:span><text:span text:style-name="T657_48">.<text:s/></text:span><text:span text:style-name="T657_49">They</text:span><text:span text:style-name="T657_50"><text:s/></text:span><text:span text:style-name="T657_51">serve</text:span><text:span text:style-name="T657_52"><text:s/></text:span><text:span text:style-name="T657_53">hundreds</text:span><text:span text:style-name="T657_54"><text:s/></text:span><text:span text:style-name="T657_55">or</text:span><text:span text:style-name="T657_56"><text:s/></text:span><text:span text:style-name="T657_57">thousands</text:span><text:span text:style-name="T657_58"><text:s/></text:span><text:span text:style-name="T657_59">of</text:span><text:span text:style-name="T657_60"><text:s/></text:span><text:span text:style-name="T657_61">users</text:span><text:span text:style-name="T657_62">.<text:s/></text:span><text:span text:style-name="T657_63">Since</text:span><text:span text:style-name="T657_64"><text:s/></text:span><text:span text:style-name="T657_65">they</text:span><text:span text:style-name="T657_66"><text:s/></text:span><text:span text:style-name="T657_67">are</text:span><text:span text:style-name="T657_68"><text:s/></text:span><text:span text:style-name="T657_69">out</text:span><text:span text:style-name="T657_70"><text:s/></text:span><text:span text:style-name="T657_71">of</text:span><text:span text:style-name="T657_72"><text:s/></text:span><text:span text:style-name="T657_73">network</text:span><text:span text:style-name="T657_74"><text:s/>(</text:span><text:span text:style-name="T657_75">not</text:span><text:span text:style-name="T657_76"><text:s/></text:span><text:span text:style-name="T657_77">part</text:span><text:span text:style-name="T657_78"><text:s/></text:span><text:span text:style-name="T657_79">of</text:span><text:span text:style-name="T657_80"><text:s/></text:span><text:span text:style-name="T657_81">the</text:span><text:span text:style-name="T657_82"><text:s/></text:span><text:span text:style-name="T657_83">client</text:span><text:span text:style-name="T657_84"><text:s/></text:span><text:span text:style-name="T657_85">or</text:span><text:span text:style-name="T657_86"><text:s/></text:span><text:span text:style-name="T657_87">the</text:span><text:span text:style-name="T657_88"><text:s/></text:span><text:span text:style-name="T657_89">origin</text:span><text:span text:style-name="T657_90"><text:s/></text:span><text:span text:style-name="T657_91">server</text:span><text:span text:style-name="T657_92">),<text:s/></text:span><text:span text:style-name="T657_93">requests</text:span><text:span text:style-name="T657_94"><text:s/></text:span><text:span text:style-name="T657_95">have</text:span><text:span text:style-name="T657_96"><text:s/></text:span><text:span text:style-name="T657_97">to</text:span><text:span text:style-name="T657_98"><text:s/></text:span><text:span text:style-name="T657_99">be</text:span><text:span text:style-name="T657_100"><text:s/></text:span><text:span text:style-name="T657_101">routed</text:span><text:span text:style-name="T657_102">.<text:s/></text:span><text:span text:style-name="T657_103">This</text:span><text:span text:style-name="T657_104"><text:s/></text:span><text:span text:style-name="T657_105">is</text:span><text:span text:style-name="T657_106"><text:s/></text:span><text:span text:style-name="T657_107">usually</text:span><text:span text:style-name="T657_108"><text:s/></text:span><text:span text:style-name="T657_109">done</text:span><text:span text:style-name="T657_110"><text:s/></text:span><text:span text:style-name="T657_111">with</text:span><text:span text:style-name="T657_112"><text:s/></text:span><text:span text:style-name="T657_113">interception</text:span><text:span text:style-name="T657_114"><text:s/></text:span><text:span text:style-name="T657_115">or</text:span><text:span text:style-name="T657_116"><text:s/></text:span><text:span text:style-name="T657_117">using</text:span><text:span text:style-name="T657_118"><text:s/></text:span><text:span text:style-name="T657_119">the</text:span><text:span text:style-name="T657_120"><text:s/></text:span><text:span text:style-name="T657_121">browser</text:span><text:span text:style-name="T657_122">’</text:span><text:span text:style-name="T657_123">s</text:span><text:span text:style-name="T657_124"><text:s/></text:span><text:span text:style-name="T657_125">proxy</text:span><text:span text:style-name="T657_126"><text:s/></text:span><text:span text:style-name="T657_127">setting</text:span><text:span text:style-name="T657_128"><text:s/></text:span><text:span text:style-name="T657_129">to</text:span><text:span text:style-name="T657_130"><text:s/></text:span><text:span text:style-name="T657_131">manually</text:span><text:span text:style-name="T657_132"><text:s/></text:span><text:span text:style-name="T657_133">tell</text:span><text:span text:style-name="T657_134"><text:s/></text:span><text:span text:style-name="T657_135">it</text:span><text:span text:style-name="T657_136"><text:s/></text:span><text:span text:style-name="T657_137">what</text:span><text:span text:style-name="T657_138"><text:s/></text:span><text:span text:style-name="T657_139">proxy</text:span><text:span text:style-name="T657_140"><text:s/></text:span><text:span text:style-name="T657_141">to</text:span><text:span text:style-name="T657_142"><text:s/></text:span><text:span text:style-name="T657_143">use</text:span><text:span text:style-name="T657_144">.<text:s/></text:span></text:p>
        </text:list-item>
        <text:list-item>
          <text:p text:style-name="P658"><text:span text:style-name="T658_1">gateway</text:span><text:span text:style-name="T658_2"><text:s/></text:span><text:span text:style-name="T658_3">caches</text:span><text:span text:style-name="T658_4">:<text:s/></text:span><text:span text:style-name="T658_5">they</text:span><text:span text:style-name="T658_6"><text:s/></text:span><text:span text:style-name="T658_7">are</text:span><text:span text:style-name="T658_8"><text:s/></text:span><text:span text:style-name="T658_9">typically</text:span><text:span text:style-name="T658_10"><text:s/></text:span><text:span text:style-name="T658_11">deployed</text:span><text:span text:style-name="T658_12"><text:s/></text:span><text:span text:style-name="T658_13">by</text:span><text:span text:style-name="T658_14"><text:s/></text:span><text:span text:style-name="T658_15">webmasters</text:span><text:span text:style-name="T658_16"><text:s/></text:span><text:span text:style-name="T658_17">themselves</text:span><text:span text:style-name="T658_18"><text:s/></text:span><text:span text:style-name="T658_19">to</text:span><text:span text:style-name="T658_20"><text:s/></text:span><text:span text:style-name="T658_21">make</text:span><text:span text:style-name="T658_22"><text:s/></text:span><text:span text:style-name="T658_23">their</text:span><text:span text:style-name="T658_24"><text:s/></text:span><text:span text:style-name="T658_25">sites</text:span><text:span text:style-name="T658_26"><text:s/></text:span><text:span text:style-name="T658_27">more</text:span><text:span text:style-name="T658_28"><text:s/></text:span><text:span text:style-name="T658_29">scalable</text:span><text:span text:style-name="T658_30">,<text:s/></text:span><text:span text:style-name="T658_31">reliable</text:span><text:span text:style-name="T658_32"><text:s/></text:span><text:span text:style-name="T658_33">and</text:span><text:span text:style-name="T658_34"><text:s/></text:span><text:span text:style-name="T658_35">better</text:span><text:span text:style-name="T658_36"><text:s/></text:span><text:span text:style-name="T658_37">performing</text:span><text:span text:style-name="T658_38">.<text:s/></text:span><text:span text:style-name="T658_39">CDNs</text:span><text:span text:style-name="T658_40"><text:s/></text:span><text:span text:style-name="T658_41">distribute</text:span><text:span text:style-name="T658_42"><text:s/></text:span><text:span text:style-name="T658_43">gateway</text:span><text:span text:style-name="T658_44"><text:s/></text:span><text:span text:style-name="T658_45">caches</text:span><text:span text:style-name="T658_46"><text:s/></text:span><text:span text:style-name="T658_47">throughout</text:span><text:span text:style-name="T658_48"><text:s/></text:span><text:span text:style-name="T658_49">the</text:span><text:span text:style-name="T658_50"><text:s/></text:span><text:span text:style-name="T658_51">Internet</text:span><text:span text:style-name="T658_52"><text:s/></text:span><text:span text:style-name="T658_53">and</text:span><text:span text:style-name="T658_54"><text:s/></text:span><text:span text:style-name="T658_55">sell</text:span><text:span text:style-name="T658_56"><text:s/></text:span><text:span text:style-name="T658_57">caching</text:span><text:span text:style-name="T658_58"><text:s/></text:span><text:span text:style-name="T658_59">to</text:span><text:span text:style-name="T658_60"><text:s/></text:span><text:span text:style-name="T658_61">interested</text:span><text:span text:style-name="T658_62"><text:s/></text:span><text:span text:style-name="T658_63">websites</text:span><text:span text:style-name="T658_64"><text:s/>(</text:span><text:span text:style-name="T658_65">like</text:span><text:span text:style-name="T658_66"><text:s/></text:span><text:span text:style-name="T658_67">Akamai</text:span><text:span text:style-name="T658_68">)</text:span></text:p>
        </text:list-item>
      </text:list>
      <text:p text:style-name="P659"/>
      <text:p text:style-name="P660"><text:span text:style-name="T660_1">How</text:span><text:span text:style-name="T660_2"><text:s/></text:span><text:span text:style-name="T660_3">it</text:span><text:span text:style-name="T660_4"><text:s/></text:span><text:span text:style-name="T660_5">works</text:span><text:span text:style-name="T660_6">:</text:span></text:p>
      <text:p text:style-name="P661"><text:span text:style-name="T661_1">All</text:span><text:span text:style-name="T661_2"><text:s/></text:span><text:span text:style-name="T661_3">caches</text:span><text:span text:style-name="T661_4"><text:s/></text:span><text:span text:style-name="T661_5">have</text:span><text:span text:style-name="T661_6"><text:s/></text:span><text:span text:style-name="T661_7">a</text:span><text:span text:style-name="T661_8"><text:s/></text:span><text:span text:style-name="T661_9">set</text:span><text:span text:style-name="T661_10"><text:s/></text:span><text:span text:style-name="T661_11">of</text:span><text:span text:style-name="T661_12"><text:s/></text:span><text:span text:style-name="T661_13">rules</text:span><text:span text:style-name="T661_14"><text:s/></text:span><text:span text:style-name="T661_15">that</text:span><text:span text:style-name="T661_16"><text:s/></text:span><text:span text:style-name="T661_17">they</text:span><text:span text:style-name="T661_18"><text:s/></text:span><text:span text:style-name="T661_19">use</text:span><text:span text:style-name="T661_20"><text:s/></text:span><text:span text:style-name="T661_21">to</text:span><text:span text:style-name="T661_22"><text:s/></text:span><text:span text:style-name="T661_23">determine</text:span><text:span text:style-name="T661_24"><text:s/></text:span><text:span text:style-name="T661_25">when</text:span><text:span text:style-name="T661_26"><text:s/></text:span><text:span text:style-name="T661_27">to</text:span><text:span text:style-name="T661_28"><text:s/></text:span><text:span text:style-name="T661_29">server</text:span><text:span text:style-name="T661_30"><text:s/></text:span><text:span text:style-name="T661_31">a</text:span><text:span text:style-name="T661_32"><text:s/></text:span><text:span text:style-name="T661_33">representation</text:span><text:span text:style-name="T661_34"><text:s/></text:span><text:span text:style-name="T661_35">from</text:span><text:span text:style-name="T661_36"><text:s/></text:span><text:span text:style-name="T661_37">the</text:span><text:span text:style-name="T661_38"><text:s/></text:span><text:span text:style-name="T661_39">cache</text:span><text:span text:style-name="T661_40"><text:s/>(</text:span><text:span text:style-name="T661_41">if</text:span><text:span text:style-name="T661_42"><text:s/></text:span><text:span text:style-name="T661_43">available</text:span><text:span text:style-name="T661_44">).<text:s/></text:span><text:span text:style-name="T661_45">Some</text:span><text:span text:style-name="T661_46"><text:s/></text:span><text:span text:style-name="T661_47">of</text:span><text:span text:style-name="T661_48"><text:s/></text:span><text:span text:style-name="T661_49">these</text:span><text:span text:style-name="T661_50"><text:s/></text:span><text:span text:style-name="T661_51">rules</text:span><text:span text:style-name="T661_52"><text:s/></text:span><text:span text:style-name="T661_53">are</text:span><text:span text:style-name="T661_54"><text:s/></text:span><text:span text:style-name="T661_55">set</text:span><text:span text:style-name="T661_56"><text:s/></text:span><text:span text:style-name="T661_57">in</text:span><text:span text:style-name="T661_58"><text:s/></text:span><text:span text:style-name="T661_59">HTTP</text:span><text:span text:style-name="T661_60"><text:s/></text:span><text:span text:style-name="T661_61">request</text:span><text:span text:style-name="T661_62"><text:s/></text:span><text:span text:style-name="T661_63">protocols</text:span><text:span text:style-name="T661_64">,<text:s/></text:span><text:span text:style-name="T661_65">and</text:span><text:span text:style-name="T661_66"><text:s/></text:span><text:span text:style-name="T661_67">some</text:span><text:span text:style-name="T661_68"><text:s/></text:span><text:span text:style-name="T661_69">are</text:span><text:span text:style-name="T661_70"><text:s/></text:span><text:span text:style-name="T661_71">set</text:span><text:span text:style-name="T661_72"><text:s/></text:span><text:span text:style-name="T661_73">by</text:span><text:span text:style-name="T661_74"><text:s/></text:span><text:span text:style-name="T661_75">the</text:span><text:span text:style-name="T661_76"><text:s/></text:span><text:span text:style-name="T661_77">administrator</text:span><text:span text:style-name="T661_78"><text:s/></text:span><text:span text:style-name="T661_79">of</text:span><text:span text:style-name="T661_80"><text:s/></text:span><text:span text:style-name="T661_81">the</text:span><text:span text:style-name="T661_82"><text:s/></text:span><text:span text:style-name="T661_83">cache</text:span><text:span text:style-name="T661_84">.<text:s/></text:span></text:p>
      <text:list text:style-name="LS7" xml:id="list16">
        <text:list-item>
          <text:p text:style-name="P662"><text:span text:style-name="T662_1">If</text:span><text:span text:style-name="T662_2"><text:s/></text:span><text:span text:style-name="T662_3">the</text:span><text:span text:style-name="T662_4"><text:s/></text:span><text:span text:style-name="T662_5">response</text:span><text:span text:style-name="T662_6"><text:s/></text:span><text:span text:style-name="T662_7">headers</text:span><text:span text:style-name="T662_8"><text:s/></text:span><text:span text:style-name="T662_9">tell</text:span><text:span text:style-name="T662_10"><text:s/></text:span><text:span text:style-name="T662_11">the</text:span><text:span text:style-name="T662_12"><text:s/></text:span><text:span text:style-name="T662_13">cache</text:span><text:span text:style-name="T662_14"><text:s/></text:span><text:span text:style-name="T662_15">not</text:span><text:span text:style-name="T662_16"><text:s/></text:span><text:span text:style-name="T662_17">to</text:span><text:span text:style-name="T662_18"><text:s/></text:span><text:span text:style-name="T662_19">keep</text:span><text:span text:style-name="T662_20"><text:s/></text:span><text:span text:style-name="T662_21">it</text:span><text:span text:style-name="T662_22">,<text:s/></text:span><text:span text:style-name="T662_23">it</text:span><text:span text:style-name="T662_24"><text:s/></text:span><text:span text:style-name="T662_25">won</text:span><text:span text:style-name="T662_26">’</text:span><text:span text:style-name="T662_27">t</text:span><text:span text:style-name="T662_28"><text:s/></text:span><text:span text:style-name="T662_29">be</text:span><text:span text:style-name="T662_30"><text:s/></text:span><text:span text:style-name="T662_31">cached</text:span><text:span text:style-name="T662_32">.<text:s/></text:span><text:span text:style-name="T662_33">Example</text:span><text:span text:style-name="T662_34">:</text:span><text:span text:style-name="T662_35"><text:s/></text:span><text:span text:style-name="T662_36">cache</text:span><text:span text:style-name="T662_37">-</text:span><text:span text:style-name="T662_38">control</text:span><text:span text:style-name="T662_39">:<text:s/></text:span><text:span text:style-name="T662_40">no</text:span><text:span text:style-name="T662_41">-</text:span><text:span text:style-name="T662_42">cache</text:span><text:span text:style-name="T662_43">,<text:s/></text:span><text:span text:style-name="T662_44">no</text:span><text:span text:style-name="T662_45">-</text:span><text:span text:style-name="T662_46">store</text:span><text:span text:style-name="T662_47">,<text:s/></text:span><text:span text:style-name="T662_48">max</text:span><text:span text:style-name="T662_49">-</text:span><text:span text:style-name="T662_50">age</text:span><text:span text:style-name="T662_51">=0,<text:s/></text:span><text:span text:style-name="T662_52">must</text:span><text:span text:style-name="T662_53">-</text:span><text:span text:style-name="T662_54">revalidate</text:span></text:p>
        </text:list-item>
        <text:list-item>
          <text:p text:style-name="P663"><text:span text:style-name="T663_1">If</text:span><text:span text:style-name="T663_2"><text:s/></text:span><text:span text:style-name="T663_3">the</text:span><text:span text:style-name="T663_4"><text:s/></text:span><text:span text:style-name="T663_5">request</text:span><text:span text:style-name="T663_6"><text:s/></text:span><text:span text:style-name="T663_7">is</text:span><text:span text:style-name="T663_8"><text:s/></text:span><text:span text:style-name="T663_9">authenticated</text:span><text:span text:style-name="T663_10"><text:s/></text:span><text:span text:style-name="T663_11">or</text:span><text:span text:style-name="T663_12"><text:s/></text:span><text:span text:style-name="T663_13">secure</text:span><text:span text:style-name="T663_14"><text:s/></text:span><text:span text:style-name="T663_15">like</text:span><text:span text:style-name="T663_16"><text:s/></text:span><text:span text:style-name="T663_17">HTTPS</text:span><text:span text:style-name="T663_18">,<text:s/></text:span><text:span text:style-name="T663_19">it</text:span><text:span text:style-name="T663_20"><text:s/></text:span><text:span text:style-name="T663_21">won</text:span><text:span text:style-name="T663_22">’</text:span><text:span text:style-name="T663_23">t</text:span><text:span text:style-name="T663_24"><text:s/></text:span><text:span text:style-name="T663_25">be</text:span><text:span text:style-name="T663_26"><text:s/></text:span><text:span text:style-name="T663_27">cached</text:span><text:span text:style-name="T663_28">.<text:s/></text:span></text:p>
        </text:list-item>
        <text:list-item>
          <text:p text:style-name="P664"><text:span text:style-name="T664_1">Cached</text:span><text:span text:style-name="T664_2"><text:s/></text:span><text:span text:style-name="T664_3">representation</text:span><text:span text:style-name="T664_4"><text:s/></text:span><text:span text:style-name="T664_5">is</text:span><text:span text:style-name="T664_6"><text:s/></text:span><text:span text:style-name="T664_7">considered</text:span><text:span text:style-name="T664_8"><text:s/></text:span><text:span text:style-name="T664_9">fresh</text:span><text:span text:style-name="T664_10"><text:s/></text:span><text:span text:style-name="T664_11">if</text:span><text:span text:style-name="T664_12"><text:s/></text:span><text:span text:style-name="T664_13">it</text:span><text:span text:style-name="T664_14"><text:s/></text:span><text:span text:style-name="T664_15">has</text:span><text:span text:style-name="T664_16"><text:s/></text:span><text:span text:style-name="T664_17">an</text:span><text:span text:style-name="T664_18"><text:s/></text:span><text:span text:style-name="T664_19">expiry</text:span><text:span text:style-name="T664_20"><text:s/></text:span><text:span text:style-name="T664_21">time</text:span><text:span text:style-name="T664_22"><text:s/></text:span><text:span text:style-name="T664_23">header</text:span><text:span text:style-name="T664_24"><text:s/></text:span><text:span text:style-name="T664_25">and</text:span><text:span text:style-name="T664_26"><text:s/></text:span><text:span text:style-name="T664_27">is</text:span><text:span text:style-name="T664_28"><text:s/></text:span><text:span text:style-name="T664_29">still</text:span><text:span text:style-name="T664_30"><text:s/></text:span><text:span text:style-name="T664_31">within</text:span><text:span text:style-name="T664_32"><text:s/></text:span><text:span text:style-name="T664_33">the</text:span><text:span text:style-name="T664_34"><text:s/></text:span><text:span text:style-name="T664_35">fresh</text:span><text:span text:style-name="T664_36"><text:s/></text:span><text:span text:style-name="T664_37">period</text:span><text:span text:style-name="T664_38">,<text:s/></text:span><text:span text:style-name="T664_39">or</text:span><text:span text:style-name="T664_40"><text:s/></text:span><text:span text:style-name="T664_41">it</text:span><text:span text:style-name="T664_42"><text:s/></text:span><text:span text:style-name="T664_43">has</text:span><text:span text:style-name="T664_44"><text:s/></text:span><text:span text:style-name="T664_45">been</text:span><text:span text:style-name="T664_46"><text:s/></text:span><text:span text:style-name="T664_47">cached</text:span><text:span text:style-name="T664_48"><text:s/></text:span><text:span text:style-name="T664_49">recently</text:span><text:span text:style-name="T664_50"><text:s/></text:span><text:span text:style-name="T664_51">and</text:span><text:span text:style-name="T664_52"><text:s/></text:span><text:span text:style-name="T664_53">modified</text:span><text:span text:style-name="T664_54"><text:s/></text:span><text:span text:style-name="T664_55">relatively</text:span><text:span text:style-name="T664_56"><text:s/></text:span><text:span text:style-name="T664_57">long</text:span><text:span text:style-name="T664_58"><text:s/></text:span><text:span text:style-name="T664_59">ago</text:span><text:span text:style-name="T664_60">.<text:s/></text:span></text:p>
        </text:list-item>
        <text:list-item>
          <text:p text:style-name="P665"><text:span text:style-name="T665_1">If</text:span><text:span text:style-name="T665_2"><text:s/></text:span><text:span text:style-name="T665_3">representation</text:span><text:span text:style-name="T665_4"><text:s/></text:span><text:span text:style-name="T665_5">is</text:span><text:span text:style-name="T665_6"><text:s/></text:span><text:span text:style-name="T665_7">stale</text:span><text:span text:style-name="T665_8">,<text:s/></text:span><text:span text:style-name="T665_9">the</text:span><text:span text:style-name="T665_10"><text:s/></text:span><text:span text:style-name="T665_11">origin</text:span><text:span text:style-name="T665_12"><text:s/></text:span><text:span text:style-name="T665_13">server</text:span><text:span text:style-name="T665_14"><text:s/></text:span><text:span text:style-name="T665_15">would</text:span><text:span text:style-name="T665_16"><text:s/></text:span><text:span text:style-name="T665_17">be</text:span><text:span text:style-name="T665_18"><text:s/></text:span><text:span text:style-name="T665_19">asked</text:span><text:span text:style-name="T665_20"><text:s/></text:span><text:span text:style-name="T665_21">to</text:span><text:span text:style-name="T665_22"><text:s/></text:span><text:span text:style-name="T665_23">validate</text:span><text:span text:style-name="T665_24"><text:s/></text:span><text:span text:style-name="T665_25">it</text:span><text:span text:style-name="T665_26"><text:s/></text:span><text:span text:style-name="T665_27">or</text:span><text:span text:style-name="T665_28"><text:s/></text:span><text:span text:style-name="T665_29">tell</text:span><text:span text:style-name="T665_30"><text:s/></text:span><text:span text:style-name="T665_31">the</text:span><text:span text:style-name="T665_32"><text:s/></text:span><text:span text:style-name="T665_33">cache</text:span><text:span text:style-name="T665_34"><text:s/></text:span><text:span text:style-name="T665_35">that</text:span><text:span text:style-name="T665_36"><text:s/></text:span><text:span text:style-name="T665_37">the</text:span><text:span text:style-name="T665_38"><text:s/></text:span><text:span text:style-name="T665_39">cached</text:span><text:span text:style-name="T665_40"><text:s/></text:span><text:span text:style-name="T665_41">copy</text:span><text:span text:style-name="T665_42"><text:s/></text:span><text:span text:style-name="T665_43">is</text:span><text:span text:style-name="T665_44"><text:s/></text:span><text:span text:style-name="T665_45">still</text:span><text:span text:style-name="T665_46"><text:s/></text:span><text:span text:style-name="T665_47">good</text:span><text:span text:style-name="T665_48">.<text:s/></text:span></text:p>
        </text:list-item>
        <text:list-item>
          <text:p text:style-name="P666"><text:span text:style-name="T666_1">A</text:span><text:span text:style-name="T666_2"><text:s/></text:span><text:span text:style-name="T666_3">cache</text:span><text:span text:style-name="T666_4"><text:s/></text:span><text:span text:style-name="T666_5">can</text:span><text:span text:style-name="T666_6"><text:s/></text:span><text:span text:style-name="T666_7">serve</text:span><text:span text:style-name="T666_8"><text:s/></text:span><text:span text:style-name="T666_9">style</text:span><text:span text:style-name="T666_10"><text:s/></text:span><text:span text:style-name="T666_11">response</text:span><text:span text:style-name="T666_12"><text:s/></text:span><text:span text:style-name="T666_13">in</text:span><text:span text:style-name="T666_14"><text:s/></text:span><text:span text:style-name="T666_15">some</text:span><text:span text:style-name="T666_16"><text:s/></text:span><text:span text:style-name="T666_17">cases</text:span><text:span text:style-name="T666_18"><text:s/>(</text:span><text:span text:style-name="T666_19">e</text:span><text:span text:style-name="T666_20">.</text:span><text:span text:style-name="T666_21">g</text:span><text:span text:style-name="T666_22">.<text:s/></text:span><text:span text:style-name="T666_23">disconnected</text:span><text:span text:style-name="T666_24"><text:s/></text:span><text:span text:style-name="T666_25">from</text:span><text:span text:style-name="T666_26"><text:s/></text:span><text:span text:style-name="T666_27">the</text:span><text:span text:style-name="T666_28"><text:s/></text:span><text:span text:style-name="T666_29">network</text:span><text:span text:style-name="T666_30">).<text:s text:c="2"/></text:span></text:p>
        </text:list-item>
      </text:list>
      <text:p text:style-name="P667"/>
      <text:p text:style-name="P668"><text:span text:style-name="T668_1"><text:a xlink:type="simple" xlink:href="https://www.mnot.net/cache_docs/"><text:span text:style-name="T668_2">https</text:span></text:a></text:span><text:span text:style-name="T668_3"><text:a xlink:type="simple" xlink:href="https://www.mnot.net/cache_docs/"><text:span text:style-name="T668_4">://</text:span></text:a></text:span><text:span text:style-name="T668_5"><text:a xlink:type="simple" xlink:href="https://www.mnot.net/cache_docs/"><text:span text:style-name="T668_6">www</text:span></text:a></text:span><text:span text:style-name="T668_7"><text:a xlink:type="simple" xlink:href="https://www.mnot.net/cache_docs/"><text:span text:style-name="T668_8">.</text:span></text:a></text:span><text:span text:style-name="T668_9"><text:a xlink:type="simple" xlink:href="https://www.mnot.net/cache_docs/"><text:span text:style-name="T668_10">mnot</text:span></text:a></text:span><text:span text:style-name="T668_11"><text:a xlink:type="simple" xlink:href="https://www.mnot.net/cache_docs/"><text:span text:style-name="T668_12">.</text:span></text:a></text:span><text:span text:style-name="T668_13"><text:a xlink:type="simple" xlink:href="https://www.mnot.net/cache_docs/"><text:span text:style-name="T668_14">net</text:span></text:a></text:span><text:span text:style-name="T668_15"><text:a xlink:type="simple" xlink:href="https://www.mnot.net/cache_docs/"><text:span text:style-name="T668_16">/</text:span></text:a></text:span><text:span text:style-name="T668_17"><text:a xlink:type="simple" xlink:href="https://www.mnot.net/cache_docs/"><text:span text:style-name="T668_18">cache</text:span></text:a></text:span><text:span text:style-name="T668_19"><text:a xlink:type="simple" xlink:href="https://www.mnot.net/cache_docs/"><text:span text:style-name="T668_20">_</text:span></text:a></text:span><text:span text:style-name="T668_21"><text:a xlink:type="simple" xlink:href="https://www.mnot.net/cache_docs/"><text:span text:style-name="T668_22">docs</text:span></text:a></text:span><text:span text:style-name="T668_23"><text:a xlink:type="simple" xlink:href="https://www.mnot.net/cache_docs/"><text:span text:style-name="T668_24">/</text:span></text:a></text:span></text:p>
      <text:p text:style-name="P669"/>
      <text:p text:style-name="P670"><text:span text:style-name="T670_1">33.<text:s/></text:span><text:span text:style-name="T670_2">Explain</text:span><text:span text:style-name="T670_3"><text:s/></text:span><text:span text:style-name="T670_4">dependency</text:span><text:span text:style-name="T670_5"><text:s/></text:span><text:span text:style-name="T670_6">injection</text:span><text:span text:style-name="T670_7"><text:s/>(</text:span><text:span text:style-name="T670_8">DI</text:span><text:span text:style-name="T670_9">)<text:s/></text:span><text:span text:style-name="T670_10">pattern</text:span><text:span text:style-name="T670_11"><text:s/></text:span><text:span text:style-name="T670_12">in</text:span><text:span text:style-name="T670_13"><text:s/></text:span><text:span text:style-name="T670_14">JS</text:span></text:p>
      <text:p text:style-name="P671"><text:span text:style-name="T671_1">Even</text:span><text:span text:style-name="T671_2"><text:s/></text:span><text:span text:style-name="T671_3">if</text:span><text:span text:style-name="T671_4"><text:s/></text:span><text:span text:style-name="T671_5">you</text:span><text:span text:style-name="T671_6"><text:s/></text:span><text:span text:style-name="T671_7">write</text:span><text:span text:style-name="T671_8"><text:s/></text:span><text:span text:style-name="T671_9">your</text:span><text:span text:style-name="T671_10"><text:s/></text:span><text:span text:style-name="T671_11">code</text:span><text:span text:style-name="T671_12"><text:s/></text:span><text:span text:style-name="T671_13">and</text:span><text:span text:style-name="T671_14"><text:s/></text:span><text:span text:style-name="T671_15">aim</text:span><text:span text:style-name="T671_16"><text:s/></text:span><text:span text:style-name="T671_17">to</text:span><text:span text:style-name="T671_18"><text:s/></text:span><text:span text:style-name="T671_19">have</text:span><text:span text:style-name="T671_20"><text:s/></text:span><text:span text:style-name="T671_21">dependency</text:span><text:span text:style-name="T671_22">-</text:span><text:span text:style-name="T671_23">free</text:span><text:span text:style-name="T671_24"><text:s/></text:span><text:span text:style-name="T671_25">modules</text:span><text:span text:style-name="T671_26">,<text:s/></text:span><text:span text:style-name="T671_27">there</text:span><text:span text:style-name="T671_28"><text:s/></text:span><text:span text:style-name="T671_29">will</text:span><text:span text:style-name="T671_30"><text:s/></text:span><text:span text:style-name="T671_31">still</text:span><text:span text:style-name="T671_32"><text:s/></text:span><text:span text:style-name="T671_33">be</text:span><text:span text:style-name="T671_34"><text:s/></text:span><text:span text:style-name="T671_35">a</text:span><text:span text:style-name="T671_36"><text:s/></text:span><text:span text:style-name="T671_37">part</text:span><text:span text:style-name="T671_38"><text:s/></text:span><text:span text:style-name="T671_39">that</text:span><text:span text:style-name="T671_40"><text:s/></text:span><text:span text:style-name="T671_41">combines</text:span><text:span text:style-name="T671_42"><text:s/></text:span><text:span text:style-name="T671_43">everything</text:span><text:span text:style-name="T671_44"><text:s/></text:span><text:span text:style-name="T671_45">together</text:span><text:span text:style-name="T671_46">.<text:s/></text:span><text:span text:style-name="T671_47">When</text:span><text:span text:style-name="T671_48"><text:s/></text:span><text:span text:style-name="T671_49">DI</text:span><text:span text:style-name="T671_50"><text:s/></text:span><text:span text:style-name="T671_51">is</text:span><text:span text:style-name="T671_52"><text:s/></text:span><text:span text:style-name="T671_53">used</text:span><text:span text:style-name="T671_54"><text:s/></text:span><text:span text:style-name="T671_55">properly</text:span><text:span text:style-name="T671_56">,<text:s/></text:span><text:span text:style-name="T671_57">your</text:span><text:span text:style-name="T671_58"><text:s/></text:span><text:span text:style-name="T671_59">dependencies</text:span><text:span text:style-name="T671_60"><text:s/></text:span><text:span text:style-name="T671_61">are</text:span><text:span text:style-name="T671_62"><text:s/></text:span><text:span text:style-name="T671_63">given</text:span><text:span text:style-name="T671_64"><text:s/></text:span><text:span text:style-name="T671_65">to</text:span><text:span text:style-name="T671_66"><text:s/></text:span><text:span text:style-name="T671_67">your</text:span><text:span text:style-name="T671_68"><text:s/></text:span><text:span text:style-name="T671_69">object</text:span><text:span text:style-name="T671_70">,<text:s/></text:span><text:span text:style-name="T671_71">instead</text:span><text:span text:style-name="T671_72"><text:s/></text:span><text:span text:style-name="T671_73">your</text:span><text:span text:style-name="T671_74"><text:s/></text:span><text:span text:style-name="T671_75">object</text:span><text:span text:style-name="T671_76"><text:s/></text:span><text:span text:style-name="T671_77">creating</text:span><text:span text:style-name="T671_78"><text:s/></text:span><text:span text:style-name="T671_79">or</text:span><text:span text:style-name="T671_80"><text:s/></text:span><text:span text:style-name="T671_81">explicitly</text:span><text:span text:style-name="T671_82"><text:s/></text:span><text:span text:style-name="T671_83">referencing</text:span><text:span text:style-name="T671_84"><text:s/></text:span><text:span text:style-name="T671_85">them</text:span><text:span text:style-name="T671_86">.<text:s/></text:span><text:span text:style-name="T671_87">DI</text:span><text:span text:style-name="T671_88"><text:s/></text:span><text:span text:style-name="T671_89">allows</text:span><text:span text:style-name="T671_90"><text:s/></text:span><text:span text:style-name="T671_91">us</text:span><text:span text:style-name="T671_92"><text:s/></text:span><text:span text:style-name="T671_93">to</text:span><text:span text:style-name="T671_94"><text:s/></text:span><text:span text:style-name="T671_95">perform</text:span><text:span text:style-name="T671_96"><text:s/></text:span><text:span text:style-name="T671_97">better</text:span><text:span text:style-name="T671_98"><text:s/></text:span><text:span text:style-name="T671_99">testing</text:span><text:span text:style-name="T671_100"><text:s/></text:span><text:span text:style-name="T671_101">because</text:span><text:span text:style-name="T671_102"><text:s/></text:span><text:span text:style-name="T671_103">we</text:span><text:span text:style-name="T671_104"><text:s/></text:span><text:span text:style-name="T671_105">can</text:span><text:span text:style-name="T671_106"><text:s/></text:span><text:span text:style-name="T671_107">mock</text:span><text:span text:style-name="T671_108"><text:s/></text:span><text:span text:style-name="T671_109">dependencies</text:span><text:span text:style-name="T671_110"><text:s/></text:span><text:span text:style-name="T671_111">and</text:span><text:span text:style-name="T671_112"><text:s/></text:span><text:span text:style-name="T671_113">test</text:span><text:span text:style-name="T671_114"><text:s/></text:span><text:span text:style-name="T671_115">one</text:span><text:span text:style-name="T671_116"><text:s/></text:span><text:span text:style-name="T671_117">thing</text:span><text:span text:style-name="T671_118"><text:s/></text:span><text:span text:style-name="T671_119">at</text:span><text:span text:style-name="T671_120"><text:s/></text:span><text:span text:style-name="T671_121">a</text:span><text:span text:style-name="T671_122"><text:s/></text:span><text:span text:style-name="T671_123">time</text:span><text:span text:style-name="T671_124">.<text:s/></text:span></text:p>
      <text:p text:style-name="P672"/>
      <text:p text:style-name="P673"><text:span text:style-name="T673_1"><text:a xlink:type="simple" xlink:href="https://docs.angularjs.org/guide/di"><text:span text:style-name="T673_2">https</text:span></text:a></text:span><text:span text:style-name="T673_3"><text:a xlink:type="simple" xlink:href="https://docs.angularjs.org/guide/di"><text:span text:style-name="T673_4">://</text:span></text:a></text:span><text:span text:style-name="T673_5"><text:a xlink:type="simple" xlink:href="https://docs.angularjs.org/guide/di"><text:span text:style-name="T673_6">docs</text:span></text:a></text:span><text:span text:style-name="T673_7"><text:a xlink:type="simple" xlink:href="https://docs.angularjs.org/guide/di"><text:span text:style-name="T673_8">.</text:span></text:a></text:span><text:span text:style-name="T673_9"><text:a xlink:type="simple" xlink:href="https://docs.angularjs.org/guide/di"><text:span text:style-name="T673_10">angularjs</text:span></text:a></text:span><text:span text:style-name="T673_11"><text:a xlink:type="simple" xlink:href="https://docs.angularjs.org/guide/di"><text:span text:style-name="T673_12">.</text:span></text:a></text:span><text:span text:style-name="T673_13"><text:a xlink:type="simple" xlink:href="https://docs.angularjs.org/guide/di"><text:span text:style-name="T673_14">org</text:span></text:a></text:span><text:span text:style-name="T673_15"><text:a xlink:type="simple" xlink:href="https://docs.angularjs.org/guide/di"><text:span text:style-name="T673_16">/</text:span></text:a></text:span><text:span text:style-name="T673_17"><text:a xlink:type="simple" xlink:href="https://docs.angularjs.org/guide/di"><text:span text:style-name="T673_18">guide</text:span></text:a></text:span><text:span text:style-name="T673_19"><text:a xlink:type="simple" xlink:href="https://docs.angularjs.org/guide/di"><text:span text:style-name="T673_20">/</text:span></text:a></text:span><text:span text:style-name="T673_21"><text:a xlink:type="simple" xlink:href="https://docs.angularjs.org/guide/di"><text:span text:style-name="T673_22">di</text:span></text:a></text:span></text:p>
      <text:p text:style-name="P674"><text:span text:style-name="T674_1"><text:a xlink:type="simple" xlink:href="http://merrickchristensen.com/articles/javascript-dependency-injection.html"><text:span text:style-name="T674_2">http</text:span></text:a></text:span><text:span text:style-name="T674_3"><text:a xlink:type="simple" xlink:href="http://merrickchristensen.com/articles/javascript-dependency-injection.html"><text:span text:style-name="T674_4">://</text:span></text:a></text:span><text:span text:style-name="T674_5"><text:a xlink:type="simple" xlink:href="http://merrickchristensen.com/articles/javascript-dependency-injection.html"><text:span text:style-name="T674_6">merrickchristensen</text:span></text:a></text:span><text:span text:style-name="T674_7"><text:a xlink:type="simple" xlink:href="http://merrickchristensen.com/articles/javascript-dependency-injection.html"><text:span text:style-name="T674_8">.</text:span></text:a></text:span><text:span text:style-name="T674_9"><text:a xlink:type="simple" xlink:href="http://merrickchristensen.com/articles/javascript-dependency-injection.html"><text:span text:style-name="T674_10">com</text:span></text:a></text:span><text:span text:style-name="T674_11"><text:a xlink:type="simple" xlink:href="http://merrickchristensen.com/articles/javascript-dependency-injection.html"><text:span text:style-name="T674_12">/</text:span></text:a></text:span><text:span text:style-name="T674_13"><text:a xlink:type="simple" xlink:href="http://merrickchristensen.com/articles/javascript-dependency-injection.html"><text:span text:style-name="T674_14">articles</text:span></text:a></text:span><text:span text:style-name="T674_15"><text:a xlink:type="simple" xlink:href="http://merrickchristensen.com/articles/javascript-dependency-injection.html"><text:span text:style-name="T674_16">/</text:span></text:a></text:span><text:span text:style-name="T674_17"><text:a xlink:type="simple" xlink:href="http://merrickchristensen.com/articles/javascript-dependency-injection.html"><text:span text:style-name="T674_18">javascript</text:span></text:a></text:span><text:span text:style-name="T674_19"><text:a xlink:type="simple" xlink:href="http://merrickchristensen.com/articles/javascript-dependency-injection.html"><text:span text:style-name="T674_20">-</text:span></text:a></text:span><text:span text:style-name="T674_21"><text:a xlink:type="simple" xlink:href="http://merrickchristensen.com/articles/javascript-dependency-injection.html"><text:span text:style-name="T674_22">dependency</text:span></text:a></text:span><text:span text:style-name="T674_23"><text:a xlink:type="simple" xlink:href="http://merrickchristensen.com/articles/javascript-dependency-injection.html"><text:span text:style-name="T674_24">-</text:span></text:a></text:span><text:span text:style-name="T674_25"><text:a xlink:type="simple" xlink:href="http://merrickchristensen.com/articles/javascript-dependency-injection.html"><text:span text:style-name="T674_26">injection</text:span></text:a></text:span><text:span text:style-name="T674_27"><text:a xlink:type="simple" xlink:href="http://merrickchristensen.com/articles/javascript-dependency-injection.html"><text:span text:style-name="T674_28">.</text:span></text:a></text:span><text:span text:style-name="T674_29"><text:a xlink:type="simple" xlink:href="http://merrickchristensen.com/articles/javascript-dependency-injection.html"><text:span text:style-name="T674_30">html</text:span></text:a></text:span></text:p>
      <text:p text:style-name="P675"><text:span text:style-name="T675_1"><text:a xlink:type="simple" xlink:href="http://krasimirtsonev.com/blog/article/Dependency-injection-in-JavaScript"><text:span text:style-name="T675_2">http</text:span></text:a></text:span><text:span text:style-name="T675_3"><text:a xlink:type="simple" xlink:href="http://krasimirtsonev.com/blog/article/Dependency-injection-in-JavaScript"><text:span text:style-name="T675_4">://</text:span></text:a></text:span><text:span text:style-name="T675_5"><text:a xlink:type="simple" xlink:href="http://krasimirtsonev.com/blog/article/Dependency-injection-in-JavaScript"><text:span text:style-name="T675_6">krasimirtsonev</text:span></text:a></text:span><text:span text:style-name="T675_7"><text:a xlink:type="simple" xlink:href="http://krasimirtsonev.com/blog/article/Dependency-injection-in-JavaScript"><text:span text:style-name="T675_8">.</text:span></text:a></text:span><text:span text:style-name="T675_9"><text:a xlink:type="simple" xlink:href="http://krasimirtsonev.com/blog/article/Dependency-injection-in-JavaScript"><text:span text:style-name="T675_10">com</text:span></text:a></text:span><text:span text:style-name="T675_11"><text:a xlink:type="simple" xlink:href="http://krasimirtsonev.com/blog/article/Dependency-injection-in-JavaScript"><text:span text:style-name="T675_12">/</text:span></text:a></text:span><text:span text:style-name="T675_13"><text:a xlink:type="simple" xlink:href="http://krasimirtsonev.com/blog/article/Dependency-injection-in-JavaScript"><text:span text:style-name="T675_14">blog</text:span></text:a></text:span><text:span text:style-name="T675_15"><text:a xlink:type="simple" xlink:href="http://krasimirtsonev.com/blog/article/Dependency-injection-in-JavaScript"><text:span text:style-name="T675_16">/</text:span></text:a></text:span><text:span text:style-name="T675_17"><text:a xlink:type="simple" xlink:href="http://krasimirtsonev.com/blog/article/Dependency-injection-in-JavaScript"><text:span text:style-name="T675_18">article</text:span></text:a></text:span><text:span text:style-name="T675_19"><text:a xlink:type="simple" xlink:href="http://krasimirtsonev.com/blog/article/Dependency-injection-in-JavaScript"><text:span text:style-name="T675_20">/</text:span></text:a></text:span><text:span text:style-name="T675_21"><text:a xlink:type="simple" xlink:href="http://krasimirtsonev.com/blog/article/Dependency-injection-in-JavaScript"><text:span text:style-name="T675_22">Dependency</text:span></text:a></text:span><text:span text:style-name="T675_23"><text:a xlink:type="simple" xlink:href="http://krasimirtsonev.com/blog/article/Dependency-injection-in-JavaScript"><text:span text:style-name="T675_24">-</text:span></text:a></text:span><text:span text:style-name="T675_25"><text:a xlink:type="simple" xlink:href="http://krasimirtsonev.com/blog/article/Dependency-injection-in-JavaScript"><text:span text:style-name="T675_26">injection</text:span></text:a></text:span><text:span text:style-name="T675_27"><text:a xlink:type="simple" xlink:href="http://krasimirtsonev.com/blog/article/Dependency-injection-in-JavaScript"><text:span text:style-name="T675_28">-</text:span></text:a></text:span><text:span text:style-name="T675_29"><text:a xlink:type="simple" xlink:href="http://krasimirtsonev.com/blog/article/Dependency-injection-in-JavaScript"><text:span text:style-name="T675_30">in</text:span></text:a></text:span><text:span text:style-name="T675_31"><text:a xlink:type="simple" xlink:href="http://krasimirtsonev.com/blog/article/Dependency-injection-in-JavaScript"><text:span text:style-name="T675_32">-</text:span></text:a></text:span><text:span text:style-name="T675_33"><text:a xlink:type="simple" xlink:href="http://krasimirtsonev.com/blog/article/Dependency-injection-in-JavaScript"><text:span text:style-name="T675_34">JavaScript</text:span></text:a></text:span></text:p>
      <text:p text:style-name="P676"/>
      <text:p text:style-name="P677"><text:span text:style-name="T677_1">34.</text:span><text:span text:style-name="T677_2"><text:s/></text:span><text:span text:style-name="T677_3">What</text:span><text:span text:style-name="T677_4"><text:s/></text:span><text:span text:style-name="T677_5">is</text:span><text:span text:style-name="T677_6"><text:s/></text:span><text:span text:style-name="T677_7">FOUC</text:span><text:span text:style-name="T677_8">,<text:s/></text:span><text:span text:style-name="T677_9">how</text:span><text:span text:style-name="T677_10"><text:s/></text:span><text:span text:style-name="T677_11">to</text:span><text:span text:style-name="T677_12"><text:s/></text:span><text:span text:style-name="T677_13">avoid</text:span><text:span text:style-name="T677_14"><text:s/></text:span><text:span text:style-name="T677_15">FOUC</text:span><text:span text:style-name="T677_16">.</text:span></text:p>
      <text:p text:style-name="P678"><text:span text:style-name="T678_1">FOUC</text:span><text:span text:style-name="T678_2"><text:s/></text:span><text:span text:style-name="T678_3">stands</text:span><text:span text:style-name="T678_4"><text:s/></text:span><text:span text:style-name="T678_5">for</text:span><text:span text:style-name="T678_6"><text:s/></text:span><text:span text:style-name="T678_7">the</text:span><text:span text:style-name="T678_8"><text:s/></text:span><text:span text:style-name="T678_9">Flash</text:span><text:span text:style-name="T678_10"><text:s/></text:span><text:span text:style-name="T678_11">of</text:span><text:span text:style-name="T678_12"><text:s/></text:span><text:span text:style-name="T678_13">Unstyled</text:span><text:span text:style-name="T678_14"><text:s/></text:span><text:span text:style-name="T678_15">Content</text:span><text:span text:style-name="T678_16">.<text:s/></text:span><text:span text:style-name="T678_17">It</text:span><text:span text:style-name="T678_18"><text:s/></text:span><text:span text:style-name="T678_19">can</text:span><text:span text:style-name="T678_20"><text:s/></text:span><text:span text:style-name="T678_21">occur</text:span><text:span text:style-name="T678_22"><text:s/></text:span><text:span text:style-name="T678_23">when</text:span><text:span text:style-name="T678_24"><text:s/></text:span><text:span text:style-name="T678_25">page</text:span><text:span text:style-name="T678_26"><text:s/></text:span><text:span text:style-name="T678_27">content</text:span><text:span text:style-name="T678_28"><text:s/></text:span><text:span text:style-name="T678_29">has</text:span><text:span text:style-name="T678_30"><text:s/></text:span><text:span text:style-name="T678_31">been</text:span><text:span text:style-name="T678_32"><text:s/></text:span><text:span text:style-name="T678_33">displayed</text:span><text:span text:style-name="T678_34"><text:s/></text:span><text:span text:style-name="T678_35">to</text:span><text:span text:style-name="T678_36"><text:s/></text:span><text:span text:style-name="T678_37">the</text:span><text:span text:style-name="T678_38"><text:s/></text:span><text:span text:style-name="T678_39">user</text:span><text:span text:style-name="T678_40"><text:s/></text:span><text:span text:style-name="T678_41">before</text:span><text:span text:style-name="T678_42"><text:s/></text:span><text:span text:style-name="T678_43">all</text:span><text:span text:style-name="T678_44"><text:s/></text:span><text:span text:style-name="T678_45">the</text:span><text:span text:style-name="T678_46"><text:s/></text:span><text:span text:style-name="T678_47">styles</text:span><text:span text:style-name="T678_48"><text:s/></text:span><text:span text:style-name="T678_49">have</text:span><text:span text:style-name="T678_50"><text:s/></text:span><text:span text:style-name="T678_51">been</text:span><text:span text:style-name="T678_52"><text:s/></text:span><text:span text:style-name="T678_53">applied</text:span><text:span text:style-name="T678_54"><text:s/></text:span><text:span text:style-name="T678_55">to</text:span><text:span text:style-name="T678_56"><text:s/></text:span><text:span text:style-name="T678_57">it</text:span><text:span text:style-name="T678_58">.<text:s/></text:span><text:span text:style-name="T678_59">It</text:span><text:span text:style-name="T678_60"><text:s/></text:span><text:span text:style-name="T678_61">can</text:span><text:span text:style-name="T678_62"><text:s/></text:span><text:span text:style-name="T678_63">also</text:span><text:span text:style-name="T678_64"><text:s/></text:span><text:span text:style-name="T678_65">occur</text:span><text:span text:style-name="T678_66"><text:s/></text:span><text:span text:style-name="T678_67">if</text:span><text:span text:style-name="T678_68"><text:s/></text:span><text:span text:style-name="T678_69">Javascript</text:span><text:span text:style-name="T678_70"><text:s/></text:span><text:span text:style-name="T678_71">functions</text:span><text:span text:style-name="T678_72"><text:s/></text:span><text:span text:style-name="T678_73">alter</text:span><text:span text:style-name="T678_74"><text:s/></text:span><text:span text:style-name="T678_75">the</text:span><text:span text:style-name="T678_76"><text:s/></text:span><text:span text:style-name="T678_77">page</text:span><text:span text:style-name="T678_78">’</text:span><text:span text:style-name="T678_79">s</text:span><text:span text:style-name="T678_80"><text:s/></text:span><text:span text:style-name="T678_81">content</text:span><text:span text:style-name="T678_82">/</text:span><text:span text:style-name="T678_83">style</text:span><text:span text:style-name="T678_84"><text:s/></text:span><text:span text:style-name="T678_85">after</text:span><text:span text:style-name="T678_86"><text:s/></text:span><text:span text:style-name="T678_87">loading</text:span><text:span text:style-name="T678_88">.<text:s/></text:span></text:p>
      <text:p text:style-name="P679"><text:span text:style-name="T679_1">To</text:span><text:span text:style-name="T679_2"><text:s/></text:span><text:span text:style-name="T679_3">counteract</text:span><text:span text:style-name="T679_4"><text:s/></text:span><text:span text:style-name="T679_5">this</text:span><text:span text:style-name="T679_6">,<text:s/></text:span><text:span text:style-name="T679_7">you</text:span><text:span text:style-name="T679_8"><text:s/></text:span><text:span text:style-name="T679_9">can</text:span><text:span text:style-name="T679_10"><text:s/></text:span><text:span text:style-name="T679_11">set</text:span><text:span text:style-name="T679_12"><text:s/></text:span><text:span text:style-name="T679_13">a</text:span><text:span text:style-name="T679_14"><text:s/></text:span><text:span text:style-name="T679_15">class</text:span><text:span text:style-name="T679_16"><text:s/>(</text:span><text:span text:style-name="T679_17">or</text:span><text:span text:style-name="T679_18"><text:s/></text:span><text:span text:style-name="T679_19">an</text:span><text:span text:style-name="T679_20"><text:s/></text:span><text:span text:style-name="T679_21">id</text:span><text:span text:style-name="T679_22">)<text:s/></text:span><text:span text:style-name="T679_23">elements</text:span><text:span text:style-name="T679_24"><text:s/></text:span><text:span text:style-name="T679_25">that</text:span><text:span text:style-name="T679_26"><text:s/></text:span><text:span text:style-name="T679_27">are</text:span><text:span text:style-name="T679_28"><text:s/></text:span><text:span text:style-name="T679_29">going</text:span><text:span text:style-name="T679_30"><text:s/></text:span><text:span text:style-name="T679_31">to</text:span><text:span text:style-name="T679_32"><text:s/></text:span><text:span text:style-name="T679_33">be</text:span><text:span text:style-name="T679_34"><text:s/></text:span><text:span text:style-name="T679_35">modified</text:span><text:span text:style-name="T679_36"><text:s/></text:span><text:span text:style-name="T679_37">later</text:span><text:span text:style-name="T679_38"><text:s/></text:span><text:span text:style-name="T679_39">and</text:span><text:span text:style-name="T679_40"><text:s/></text:span><text:span text:style-name="T679_41">attach</text:span><text:span text:style-name="T679_42"><text:s/></text:span><text:span text:style-name="T679_43">some</text:span><text:span text:style-name="T679_44"><text:s/></text:span><text:span text:style-name="T679_45">CSS</text:span><text:span text:style-name="T679_46"><text:s/>(</text:span><text:span text:style-name="T679_47">or</text:span><text:span text:style-name="T679_48"><text:s/></text:span><text:span text:style-name="T679_49">hide</text:span><text:span text:style-name="T679_50"><text:s/></text:span><text:span text:style-name="T679_51">them</text:span><text:span text:style-name="T679_52">)<text:s/></text:span><text:span text:style-name="T679_53">until</text:span><text:span text:style-name="T679_54"><text:s/></text:span><text:span text:style-name="T679_55">the</text:span><text:span text:style-name="T679_56"><text:s/></text:span><text:span text:style-name="T679_57">JS</text:span><text:span text:style-name="T679_58"><text:s/></text:span><text:span text:style-name="T679_59">has</text:span><text:span text:style-name="T679_60"><text:s/></text:span><text:span text:style-name="T679_61">been</text:span><text:span text:style-name="T679_62"><text:s/></text:span><text:span text:style-name="T679_63">loaded</text:span><text:span text:style-name="T679_64">,<text:s/></text:span><text:span text:style-name="T679_65">then</text:span><text:span text:style-name="T679_66"><text:s/></text:span><text:span text:style-name="T679_67">it</text:span><text:span text:style-name="T679_68"><text:s/></text:span><text:span text:style-name="T679_69">should</text:span><text:span text:style-name="T679_70"><text:s/></text:span><text:span text:style-name="T679_71">set</text:span><text:span text:style-name="T679_72"><text:s/></text:span><text:span text:style-name="T679_73">the</text:span><text:span text:style-name="T679_74"><text:s/></text:span><text:span text:style-name="T679_75">display</text:span><text:span text:style-name="T679_76"><text:s/></text:span><text:span text:style-name="T679_77">to</text:span><text:span text:style-name="T679_78"><text:s/></text:span><text:span text:style-name="T679_79">block</text:span><text:span text:style-name="T679_80">/</text:span><text:span text:style-name="T679_81">inline</text:span><text:span text:style-name="T679_82">.<text:s/></text:span></text:p>
      <text:p text:style-name="P680"/>
      <text:p text:style-name="P681"><text:span text:style-name="T681_1"><text:a xlink:type="simple" xlink:href="http://www.paulirish.com/2009/avoiding-the-fouc-v3/"><text:span text:style-name="T681_2">http</text:span></text:a></text:span><text:span text:style-name="T681_3"><text:a xlink:type="simple" xlink:href="http://www.paulirish.com/2009/avoiding-the-fouc-v3/"><text:span text:style-name="T681_4">://</text:span></text:a></text:span><text:span text:style-name="T681_5"><text:a xlink:type="simple" xlink:href="http://www.paulirish.com/2009/avoiding-the-fouc-v3/"><text:span text:style-name="T681_6">www</text:span></text:a></text:span><text:span text:style-name="T681_7"><text:a xlink:type="simple" xlink:href="http://www.paulirish.com/2009/avoiding-the-fouc-v3/"><text:span text:style-name="T681_8">.</text:span></text:a></text:span><text:span text:style-name="T681_9"><text:a xlink:type="simple" xlink:href="http://www.paulirish.com/2009/avoiding-the-fouc-v3/"><text:span text:style-name="T681_10">paulirish</text:span></text:a></text:span><text:span text:style-name="T681_11"><text:a xlink:type="simple" xlink:href="http://www.paulirish.com/2009/avoiding-the-fouc-v3/"><text:span text:style-name="T681_12">.</text:span></text:a></text:span><text:span text:style-name="T681_13"><text:a xlink:type="simple" xlink:href="http://www.paulirish.com/2009/avoiding-the-fouc-v3/"><text:span text:style-name="T681_14">com</text:span></text:a></text:span><text:span text:style-name="T681_15"><text:a xlink:type="simple" xlink:href="http://www.paulirish.com/2009/avoiding-the-fouc-v3/"><text:span text:style-name="T681_16">/2009/</text:span></text:a></text:span><text:span text:style-name="T681_17"><text:a xlink:type="simple" xlink:href="http://www.paulirish.com/2009/avoiding-the-fouc-v3/"><text:span text:style-name="T681_18">avoiding</text:span></text:a></text:span><text:span text:style-name="T681_19"><text:a xlink:type="simple" xlink:href="http://www.paulirish.com/2009/avoiding-the-fouc-v3/"><text:span text:style-name="T681_20">-</text:span></text:a></text:span><text:span text:style-name="T681_21"><text:a xlink:type="simple" xlink:href="http://www.paulirish.com/2009/avoiding-the-fouc-v3/"><text:span text:style-name="T681_22">the</text:span></text:a></text:span><text:span text:style-name="T681_23"><text:a xlink:type="simple" xlink:href="http://www.paulirish.com/2009/avoiding-the-fouc-v3/"><text:span text:style-name="T681_24">-</text:span></text:a></text:span><text:span text:style-name="T681_25"><text:a xlink:type="simple" xlink:href="http://www.paulirish.com/2009/avoiding-the-fouc-v3/"><text:span text:style-name="T681_26">fouc</text:span></text:a></text:span><text:span text:style-name="T681_27"><text:a xlink:type="simple" xlink:href="http://www.paulirish.com/2009/avoiding-the-fouc-v3/"><text:span text:style-name="T681_28">-</text:span></text:a></text:span><text:span text:style-name="T681_29"><text:a xlink:type="simple" xlink:href="http://www.paulirish.com/2009/avoiding-the-fouc-v3/"><text:span text:style-name="T681_30">v</text:span></text:a></text:span><text:span text:style-name="T681_31"><text:a xlink:type="simple" xlink:href="http://www.paulirish.com/2009/avoiding-the-fouc-v3/"><text:span text:style-name="T681_32">3/</text:span></text:a></text:span></text:p>
      <text:p text:style-name="P682"><text:span text:style-name="T682_1"><text:a xlink:type="simple" xlink:href="https://docs.google.com/presentation/d/1jt_VQC5LDF-e9j8Wtxu4KZPa8ItlmYmntGy5tdcbGOY/present?slide=id.g16b58378_0_17"><text:span text:style-name="T682_2">https</text:span></text:a></text:span><text:span text:style-name="T682_3"><text:a xlink:type="simple" xlink:href="https://docs.google.com/presentation/d/1jt_VQC5LDF-e9j8Wtxu4KZPa8ItlmYmntGy5tdcbGOY/present?slide=id.g16b58378_0_17"><text:span text:style-name="T682_4">://</text:span></text:a></text:span><text:span text:style-name="T682_5"><text:a xlink:type="simple" xlink:href="https://docs.google.com/presentation/d/1jt_VQC5LDF-e9j8Wtxu4KZPa8ItlmYmntGy5tdcbGOY/present?slide=id.g16b58378_0_17"><text:span text:style-name="T682_6">docs</text:span></text:a></text:span><text:span text:style-name="T682_7"><text:a xlink:type="simple" xlink:href="https://docs.google.com/presentation/d/1jt_VQC5LDF-e9j8Wtxu4KZPa8ItlmYmntGy5tdcbGOY/present?slide=id.g16b58378_0_17"><text:span text:style-name="T682_8">.</text:span></text:a></text:span><text:span text:style-name="T682_9"><text:a xlink:type="simple" xlink:href="https://docs.google.com/presentation/d/1jt_VQC5LDF-e9j8Wtxu4KZPa8ItlmYmntGy5tdcbGOY/present?slide=id.g16b58378_0_17"><text:span text:style-name="T682_10">google</text:span></text:a></text:span><text:span text:style-name="T682_11"><text:a xlink:type="simple" xlink:href="https://docs.google.com/presentation/d/1jt_VQC5LDF-e9j8Wtxu4KZPa8ItlmYmntGy5tdcbGOY/present?slide=id.g16b58378_0_17"><text:span text:style-name="T682_12">.</text:span></text:a></text:span><text:span text:style-name="T682_13"><text:a xlink:type="simple" xlink:href="https://docs.google.com/presentation/d/1jt_VQC5LDF-e9j8Wtxu4KZPa8ItlmYmntGy5tdcbGOY/present?slide=id.g16b58378_0_17"><text:span text:style-name="T682_14">com</text:span></text:a></text:span><text:span text:style-name="T682_15"><text:a xlink:type="simple" xlink:href="https://docs.google.com/presentation/d/1jt_VQC5LDF-e9j8Wtxu4KZPa8ItlmYmntGy5tdcbGOY/present?slide=id.g16b58378_0_17"><text:span text:style-name="T682_16">/</text:span></text:a></text:span><text:span text:style-name="T682_17"><text:a xlink:type="simple" xlink:href="https://docs.google.com/presentation/d/1jt_VQC5LDF-e9j8Wtxu4KZPa8ItlmYmntGy5tdcbGOY/present?slide=id.g16b58378_0_17"><text:span text:style-name="T682_18">presentation</text:span></text:a></text:span><text:span text:style-name="T682_19"><text:a xlink:type="simple" xlink:href="https://docs.google.com/presentation/d/1jt_VQC5LDF-e9j8Wtxu4KZPa8ItlmYmntGy5tdcbGOY/present?slide=id.g16b58378_0_17"><text:span text:style-name="T682_20">/</text:span></text:a></text:span><text:span text:style-name="T682_21"><text:a xlink:type="simple" xlink:href="https://docs.google.com/presentation/d/1jt_VQC5LDF-e9j8Wtxu4KZPa8ItlmYmntGy5tdcbGOY/present?slide=id.g16b58378_0_17"><text:span text:style-name="T682_22">d</text:span></text:a></text:span><text:span text:style-name="T682_23"><text:a xlink:type="simple" xlink:href="https://docs.google.com/presentation/d/1jt_VQC5LDF-e9j8Wtxu4KZPa8ItlmYmntGy5tdcbGOY/present?slide=id.g16b58378_0_17"><text:span text:style-name="T682_24">/1</text:span></text:a></text:span><text:span text:style-name="T682_25"><text:a xlink:type="simple" xlink:href="https://docs.google.com/presentation/d/1jt_VQC5LDF-e9j8Wtxu4KZPa8ItlmYmntGy5tdcbGOY/present?slide=id.g16b58378_0_17"><text:span text:style-name="T682_26">jt</text:span></text:a></text:span><text:span text:style-name="T682_27"><text:a xlink:type="simple" xlink:href="https://docs.google.com/presentation/d/1jt_VQC5LDF-e9j8Wtxu4KZPa8ItlmYmntGy5tdcbGOY/present?slide=id.g16b58378_0_17"><text:span text:style-name="T682_28">_</text:span></text:a></text:span><text:span text:style-name="T682_29"><text:a xlink:type="simple" xlink:href="https://docs.google.com/presentation/d/1jt_VQC5LDF-e9j8Wtxu4KZPa8ItlmYmntGy5tdcbGOY/present?slide=id.g16b58378_0_17"><text:span text:style-name="T682_30">VQC</text:span></text:a></text:span><text:span text:style-name="T682_31"><text:a xlink:type="simple" xlink:href="https://docs.google.com/presentation/d/1jt_VQC5LDF-e9j8Wtxu4KZPa8ItlmYmntGy5tdcbGOY/present?slide=id.g16b58378_0_17"><text:span text:style-name="T682_32">5</text:span></text:a></text:span><text:span text:style-name="T682_33"><text:a xlink:type="simple" xlink:href="https://docs.google.com/presentation/d/1jt_VQC5LDF-e9j8Wtxu4KZPa8ItlmYmntGy5tdcbGOY/present?slide=id.g16b58378_0_17"><text:span text:style-name="T682_34">LDF</text:span></text:a></text:span><text:span text:style-name="T682_35"><text:a xlink:type="simple" xlink:href="https://docs.google.com/presentation/d/1jt_VQC5LDF-e9j8Wtxu4KZPa8ItlmYmntGy5tdcbGOY/present?slide=id.g16b58378_0_17"><text:span text:style-name="T682_36">-</text:span></text:a></text:span><text:span text:style-name="T682_37"><text:a xlink:type="simple" xlink:href="https://docs.google.com/presentation/d/1jt_VQC5LDF-e9j8Wtxu4KZPa8ItlmYmntGy5tdcbGOY/present?slide=id.g16b58378_0_17"><text:span text:style-name="T682_38">e</text:span></text:a></text:span><text:span text:style-name="T682_39"><text:a xlink:type="simple" xlink:href="https://docs.google.com/presentation/d/1jt_VQC5LDF-e9j8Wtxu4KZPa8ItlmYmntGy5tdcbGOY/present?slide=id.g16b58378_0_17"><text:span text:style-name="T682_40">9</text:span></text:a></text:span><text:span text:style-name="T682_41"><text:a xlink:type="simple" xlink:href="https://docs.google.com/presentation/d/1jt_VQC5LDF-e9j8Wtxu4KZPa8ItlmYmntGy5tdcbGOY/present?slide=id.g16b58378_0_17"><text:span text:style-name="T682_42">j</text:span></text:a></text:span><text:span text:style-name="T682_43"><text:a xlink:type="simple" xlink:href="https://docs.google.com/presentation/d/1jt_VQC5LDF-e9j8Wtxu4KZPa8ItlmYmntGy5tdcbGOY/present?slide=id.g16b58378_0_17"><text:span text:style-name="T682_44">8</text:span></text:a></text:span><text:span text:style-name="T682_45"><text:a xlink:type="simple" xlink:href="https://docs.google.com/presentation/d/1jt_VQC5LDF-e9j8Wtxu4KZPa8ItlmYmntGy5tdcbGOY/present?slide=id.g16b58378_0_17"><text:span text:style-name="T682_46">Wtxu</text:span></text:a></text:span><text:span text:style-name="T682_47"><text:a xlink:type="simple" xlink:href="https://docs.google.com/presentation/d/1jt_VQC5LDF-e9j8Wtxu4KZPa8ItlmYmntGy5tdcbGOY/present?slide=id.g16b58378_0_17"><text:span text:style-name="T682_48">4</text:span></text:a></text:span><text:span text:style-name="T682_49"><text:a xlink:type="simple" xlink:href="https://docs.google.com/presentation/d/1jt_VQC5LDF-e9j8Wtxu4KZPa8ItlmYmntGy5tdcbGOY/present?slide=id.g16b58378_0_17"><text:span text:style-name="T682_50">KZPa</text:span></text:a></text:span><text:span text:style-name="T682_51"><text:a xlink:type="simple" xlink:href="https://docs.google.com/presentation/d/1jt_VQC5LDF-e9j8Wtxu4KZPa8ItlmYmntGy5tdcbGOY/present?slide=id.g16b58378_0_17"><text:span text:style-name="T682_52">8</text:span></text:a></text:span><text:span text:style-name="T682_53"><text:a xlink:type="simple" xlink:href="https://docs.google.com/presentation/d/1jt_VQC5LDF-e9j8Wtxu4KZPa8ItlmYmntGy5tdcbGOY/present?slide=id.g16b58378_0_17"><text:span text:style-name="T682_54">ItlmYmntGy</text:span></text:a></text:span><text:span text:style-name="T682_55"><text:a xlink:type="simple" xlink:href="https://docs.google.com/presentation/d/1jt_VQC5LDF-e9j8Wtxu4KZPa8ItlmYmntGy5tdcbGOY/present?slide=id.g16b58378_0_17"><text:span text:style-name="T682_56">5</text:span></text:a></text:span><text:span text:style-name="T682_57"><text:a xlink:type="simple" xlink:href="https://docs.google.com/presentation/d/1jt_VQC5LDF-e9j8Wtxu4KZPa8ItlmYmntGy5tdcbGOY/present?slide=id.g16b58378_0_17"><text:span text:style-name="T682_58">tdcbGOY</text:span></text:a></text:span><text:span text:style-name="T682_59"><text:a xlink:type="simple" xlink:href="https://docs.google.com/presentation/d/1jt_VQC5LDF-e9j8Wtxu4KZPa8ItlmYmntGy5tdcbGOY/present?slide=id.g16b58378_0_17"><text:span text:style-name="T682_60">/</text:span></text:a></text:span><text:span text:style-name="T682_61"><text:a xlink:type="simple" xlink:href="https://docs.google.com/presentation/d/1jt_VQC5LDF-e9j8Wtxu4KZPa8ItlmYmntGy5tdcbGOY/present?slide=id.g16b58378_0_17"><text:span text:style-name="T682_62">present</text:span></text:a></text:span><text:span text:style-name="T682_63"><text:a xlink:type="simple" xlink:href="https://docs.google.com/presentation/d/1jt_VQC5LDF-e9j8Wtxu4KZPa8ItlmYmntGy5tdcbGOY/present?slide=id.g16b58378_0_17"><text:span text:style-name="T682_64">?</text:span></text:a></text:span><text:span text:style-name="T682_65"><text:a xlink:type="simple" xlink:href="https://docs.google.com/presentation/d/1jt_VQC5LDF-e9j8Wtxu4KZPa8ItlmYmntGy5tdcbGOY/present?slide=id.g16b58378_0_17"><text:span text:style-name="T682_66">slide</text:span></text:a></text:span><text:span text:style-name="T682_67"><text:a xlink:type="simple" xlink:href="https://docs.google.com/presentation/d/1jt_VQC5LDF-e9j8Wtxu4KZPa8ItlmYmntGy5tdcbGOY/present?slide=id.g16b58378_0_17"><text:span text:style-name="T682_68">=</text:span></text:a></text:span><text:span text:style-name="T682_69"><text:a xlink:type="simple" xlink:href="https://docs.google.com/presentation/d/1jt_VQC5LDF-e9j8Wtxu4KZPa8ItlmYmntGy5tdcbGOY/present?slide=id.g16b58378_0_17"><text:span text:style-name="T682_70">id</text:span></text:a></text:span><text:span text:style-name="T682_71"><text:a xlink:type="simple" xlink:href="https://docs.google.com/presentation/d/1jt_VQC5LDF-e9j8Wtxu4KZPa8ItlmYmntGy5tdcbGOY/present?slide=id.g16b58378_0_17"><text:span text:style-name="T682_72">.</text:span></text:a></text:span><text:span text:style-name="T682_73"><text:a xlink:type="simple" xlink:href="https://docs.google.com/presentation/d/1jt_VQC5LDF-e9j8Wtxu4KZPa8ItlmYmntGy5tdcbGOY/present?slide=id.g16b58378_0_17"><text:span text:style-name="T682_74">g</text:span></text:a></text:span><text:span text:style-name="T682_75"><text:a xlink:type="simple" xlink:href="https://docs.google.com/presentation/d/1jt_VQC5LDF-e9j8Wtxu4KZPa8ItlmYmntGy5tdcbGOY/present?slide=id.g16b58378_0_17"><text:span text:style-name="T682_76">16</text:span></text:a></text:span><text:span text:style-name="T682_77"><text:a xlink:type="simple" xlink:href="https://docs.google.com/presentation/d/1jt_VQC5LDF-e9j8Wtxu4KZPa8ItlmYmntGy5tdcbGOY/present?slide=id.g16b58378_0_17"><text:span text:style-name="T682_78">b</text:span></text:a></text:span><text:span text:style-name="T682_79"><text:a xlink:type="simple" xlink:href="https://docs.google.com/presentation/d/1jt_VQC5LDF-e9j8Wtxu4KZPa8ItlmYmntGy5tdcbGOY/present?slide=id.g16b58378_0_17"><text:span text:style-name="T682_80">58378_0_17</text:span></text:a></text:span></text:p>
      <text:p text:style-name="P683"/>
      <text:p text:style-name="P684"><text:span text:style-name="T684_1">35.<text:s/></text:span><text:span text:style-name="T684_2">Explain</text:span><text:span text:style-name="T684_3"><text:s/></text:span><text:span text:style-name="T684_4">Single</text:span><text:span text:style-name="T684_5"><text:s/></text:span><text:span text:style-name="T684_6">Page</text:span><text:span text:style-name="T684_7"><text:s/></text:span><text:span text:style-name="T684_8">Apps</text:span><text:span text:style-name="T684_9"><text:s/>(</text:span><text:span text:style-name="T684_10">SPA</text:span><text:span text:style-name="T684_11">)</text:span></text:p>
      <text:p text:style-name="P685"><text:span text:style-name="T685_1"><text:a xlink:type="simple" xlink:href="http://en.wikipedia.org/wiki/Single-page_application"><text:span text:style-name="T685_2">http</text:span></text:a></text:span><text:span text:style-name="T685_3"><text:a xlink:type="simple" xlink:href="http://en.wikipedia.org/wiki/Single-page_application"><text:span text:style-name="T685_4">://</text:span></text:a></text:span><text:span text:style-name="T685_5"><text:a xlink:type="simple" xlink:href="http://en.wikipedia.org/wiki/Single-page_application"><text:span text:style-name="T685_6">en</text:span></text:a></text:span><text:span text:style-name="T685_7"><text:a xlink:type="simple" xlink:href="http://en.wikipedia.org/wiki/Single-page_application"><text:span text:style-name="T685_8">.</text:span></text:a></text:span><text:span text:style-name="T685_9"><text:a xlink:type="simple" xlink:href="http://en.wikipedia.org/wiki/Single-page_application"><text:span text:style-name="T685_10">wikipedia</text:span></text:a></text:span><text:span text:style-name="T685_11"><text:a xlink:type="simple" xlink:href="http://en.wikipedia.org/wiki/Single-page_application"><text:span text:style-name="T685_12">.</text:span></text:a></text:span><text:span text:style-name="T685_13"><text:a xlink:type="simple" xlink:href="http://en.wikipedia.org/wiki/Single-page_application"><text:span text:style-name="T685_14">org</text:span></text:a></text:span><text:span text:style-name="T685_15"><text:a xlink:type="simple" xlink:href="http://en.wikipedia.org/wiki/Single-page_application"><text:span text:style-name="T685_16">/</text:span></text:a></text:span><text:span text:style-name="T685_17"><text:a xlink:type="simple" xlink:href="http://en.wikipedia.org/wiki/Single-page_application"><text:span text:style-name="T685_18">wiki</text:span></text:a></text:span><text:span text:style-name="T685_19"><text:a xlink:type="simple" xlink:href="http://en.wikipedia.org/wiki/Single-page_application"><text:span text:style-name="T685_20">/</text:span></text:a></text:span><text:span text:style-name="T685_21"><text:a xlink:type="simple" xlink:href="http://en.wikipedia.org/wiki/Single-page_application"><text:span text:style-name="T685_22">Single</text:span></text:a></text:span><text:span text:style-name="T685_23"><text:a xlink:type="simple" xlink:href="http://en.wikipedia.org/wiki/Single-page_application"><text:span text:style-name="T685_24">-</text:span></text:a></text:span><text:span text:style-name="T685_25"><text:a xlink:type="simple" xlink:href="http://en.wikipedia.org/wiki/Single-page_application"><text:span text:style-name="T685_26">page</text:span></text:a></text:span><text:span text:style-name="T685_27"><text:a xlink:type="simple" xlink:href="http://en.wikipedia.org/wiki/Single-page_application"><text:span text:style-name="T685_28">_</text:span></text:a></text:span><text:span text:style-name="T685_29"><text:a xlink:type="simple" xlink:href="http://en.wikipedia.org/wiki/Single-page_application"><text:span text:style-name="T685_30">application</text:span></text:a></text:span></text:p>
      <text:p text:style-name="P686"><text:span text:style-name="T686_1"><text:a xlink:type="simple" xlink:href="http://singlepageappbook.com/"><text:span text:style-name="T686_2">http</text:span></text:a></text:span><text:span text:style-name="T686_3"><text:a xlink:type="simple" xlink:href="http://singlepageappbook.com/"><text:span text:style-name="T686_4">://</text:span></text:a></text:span><text:span text:style-name="T686_5"><text:a xlink:type="simple" xlink:href="http://singlepageappbook.com/"><text:span text:style-name="T686_6">singlepageappbook</text:span></text:a></text:span><text:span text:style-name="T686_7"><text:a xlink:type="simple" xlink:href="http://singlepageappbook.com/"><text:span text:style-name="T686_8">.</text:span></text:a></text:span><text:span text:style-name="T686_9"><text:a xlink:type="simple" xlink:href="http://singlepageappbook.com/"><text:span text:style-name="T686_10">com</text:span></text:a></text:span><text:span text:style-name="T686_11"><text:a xlink:type="simple" xlink:href="http://singlepageappbook.com/"><text:span text:style-name="T686_12">/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